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margin-left="0cm" fo:margin-right="0cm" fo:orphans="0" fo:widows="0" fo:text-indent="0.635cm" style:auto-text-indent="false"/>
    </style:style>
    <style:style style:name="P4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 fo:break-before="page"/>
    </style:style>
    <style:style style:name="P7" style:family="paragraph" style:parent-style-name="Standard">
      <style:paragraph-properties fo:orphans="0" fo:widows="0" fo:break-before="page">
        <style:tab-stops>
          <style:tab-stop style:position="4.942cm"/>
        </style:tab-stops>
      </style:paragraph-properties>
    </style:style>
    <style:style style:name="P8" style:family="paragraph" style:parent-style-name="Standard">
      <style:paragraph-properties fo:orphans="0" fo:widows="0" fo:break-before="page">
        <style:tab-stops>
          <style:tab-stop style:position="3.251cm"/>
        </style:tab-stops>
      </style:paragraph-properties>
    </style:style>
    <style:style style:name="P9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06cm"/>
          <style:tab-stop style:position="7.985cm"/>
        </style:tab-stops>
      </style:paragraph-properties>
    </style:style>
    <style:style style:name="P11" style:family="paragraph" style:parent-style-name="Standard">
      <style:paragraph-properties fo:orphans="0" fo:widows="0" fo:break-before="page">
        <style:tab-stops>
          <style:tab-stop style:position="4.493cm"/>
        </style:tab-stops>
      </style:paragraph-properties>
    </style:style>
    <style:style style:name="P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14cm"/>
        </style:tab-stops>
      </style:paragraph-properties>
    </style:style>
    <style:style style:name="P1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241cm"/>
        </style:tab-stops>
      </style:paragraph-properties>
    </style:style>
    <style:style style:name="P14" style:family="paragraph" style:parent-style-name="Standard">
      <style:paragraph-properties fo:orphans="0" fo:widows="0" fo:break-before="page">
        <style:tab-stops>
          <style:tab-stop style:position="6.443cm"/>
        </style:tab-stops>
      </style:paragraph-properties>
    </style:style>
    <style:style style:name="P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62cm"/>
        </style:tab-stops>
      </style:paragraph-properties>
      <style:text-properties officeooo:paragraph-rsid="000f08a3"/>
    </style:style>
    <style:style style:name="P16" style:family="paragraph" style:parent-style-name="Standard">
      <style:paragraph-properties fo:orphans="0" fo:widows="0" fo:break-before="page">
        <style:tab-stops>
          <style:tab-stop style:position="2.351cm"/>
          <style:tab-stop style:position="2.685cm"/>
          <style:tab-stop style:position="3.265cm"/>
          <style:tab-stop style:position="3.985cm"/>
          <style:tab-stop style:position="4.5cm"/>
          <style:tab-stop style:position="4.674cm"/>
        </style:tab-stops>
      </style:paragraph-properties>
    </style:style>
    <style:style style:name="P17" style:family="paragraph" style:parent-style-name="Standard">
      <style:paragraph-properties fo:orphans="0" fo:widows="0">
        <style:tab-stops>
          <style:tab-stop style:position="5.537cm"/>
        </style:tab-stops>
      </style:paragraph-properties>
    </style:style>
    <style:style style:name="P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37cm"/>
        </style:tab-stops>
      </style:paragraph-properties>
    </style:style>
    <style:style style:name="P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89cm"/>
        </style:tab-stops>
      </style:paragraph-properties>
    </style:style>
    <style:style style:name="P20" style:family="paragraph" style:parent-style-name="Standard">
      <style:paragraph-properties fo:orphans="0" fo:widows="0" fo:break-before="page">
        <style:tab-stops>
          <style:tab-stop style:position="4.884cm"/>
        </style:tab-stops>
      </style:paragraph-properties>
    </style:style>
    <style:style style:name="P21" style:family="paragraph" style:parent-style-name="Standard">
      <style:paragraph-properties fo:orphans="0" fo:widows="0">
        <style:tab-stops>
          <style:tab-stop style:position="0.42cm"/>
          <style:tab-stop style:position="4.39cm"/>
          <style:tab-stop style:position="6.697cm"/>
        </style:tab-stops>
      </style:paragraph-properties>
    </style:style>
    <style:style style:name="P22" style:family="paragraph" style:parent-style-name="Standard">
      <style:paragraph-properties fo:orphans="0" fo:widows="0">
        <style:tab-stops>
          <style:tab-stop style:position="0.429cm"/>
          <style:tab-stop style:position="0.464cm"/>
          <style:tab-stop style:position="2.829cm" style:type="right"/>
          <style:tab-stop style:position="4.39cm"/>
        </style:tab-stops>
      </style:paragraph-properties>
    </style:style>
    <style:style style:name="P23" style:family="paragraph" style:parent-style-name="Standard">
      <style:paragraph-properties fo:orphans="0" fo:widows="0">
        <style:tab-stops>
          <style:tab-stop style:position="0.415cm"/>
          <style:tab-stop style:position="0.443cm"/>
          <style:tab-stop style:position="2.829cm" style:type="right"/>
          <style:tab-stop style:position="4.39cm"/>
        </style:tab-stops>
      </style:paragraph-properties>
    </style:style>
    <style:style style:name="P24" style:family="paragraph" style:parent-style-name="Standard">
      <style:paragraph-properties fo:orphans="0" fo:widows="0">
        <style:tab-stops>
          <style:tab-stop style:position="0.464cm"/>
          <style:tab-stop style:position="2.083cm"/>
          <style:tab-stop style:position="4.39cm"/>
        </style:tab-stops>
      </style:paragraph-properties>
    </style:style>
    <style:style style:name="P25" style:family="paragraph" style:parent-style-name="Standard">
      <style:paragraph-properties fo:orphans="0" fo:widows="0">
        <style:tab-stops>
          <style:tab-stop style:position="0.457cm"/>
          <style:tab-stop style:position="2.083cm"/>
          <style:tab-stop style:position="4.39cm"/>
          <style:tab-stop style:position="7.685cm" style:type="right"/>
        </style:tab-stops>
      </style:paragraph-properties>
    </style:style>
    <style:style style:name="P26" style:family="paragraph" style:parent-style-name="Standard">
      <style:paragraph-properties fo:orphans="0" fo:widows="0">
        <style:tab-stops>
          <style:tab-stop style:position="0.443cm"/>
          <style:tab-stop style:position="2.083cm"/>
          <style:tab-stop style:position="4.39cm"/>
        </style:tab-stops>
      </style:paragraph-properties>
    </style:style>
    <style:style style:name="P27" style:family="paragraph" style:parent-style-name="Standard">
      <style:paragraph-properties fo:orphans="0" fo:widows="0">
        <style:tab-stops>
          <style:tab-stop style:position="0.45cm"/>
          <style:tab-stop style:position="2.083cm"/>
          <style:tab-stop style:position="4.39cm"/>
          <style:tab-stop style:position="7.685cm" style:type="right"/>
        </style:tab-stops>
      </style:paragraph-properties>
    </style:style>
    <style:style style:name="P28" style:family="paragraph" style:parent-style-name="Standard">
      <style:paragraph-properties fo:orphans="0" fo:widows="0">
        <style:tab-stops>
          <style:tab-stop style:position="2.083cm"/>
          <style:tab-stop style:position="4.39cm"/>
          <style:tab-stop style:position="7.685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29cm" style:type="right"/>
        </style:tab-stops>
      </style:paragraph-properties>
    </style:style>
    <style:style style:name="P30" style:family="paragraph" style:parent-style-name="Standard">
      <style:paragraph-properties fo:orphans="0" fo:widows="0" fo:break-before="page">
        <style:tab-stops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31" style:family="paragraph" style:parent-style-name="Standard">
      <style:paragraph-properties fo:orphans="0" fo:widows="0">
        <style:tab-stops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32" style:family="paragraph" style:parent-style-name="Standard">
      <style:paragraph-properties fo:orphans="0" fo:widows="0">
        <style:tab-stops>
          <style:tab-stop style:position="0.607cm"/>
          <style:tab-stop style:position="2.32cm"/>
          <style:tab-stop style:position="4.344cm"/>
        </style:tab-stops>
      </style:paragraph-properties>
    </style:style>
    <style:style style:name="P33" style:family="paragraph" style:parent-style-name="Standard">
      <style:paragraph-properties fo:orphans="0" fo:widows="0">
        <style:tab-stops>
          <style:tab-stop style:position="0.628cm"/>
          <style:tab-stop style:position="2.32cm"/>
          <style:tab-stop style:position="4.344cm"/>
        </style:tab-stops>
      </style:paragraph-properties>
    </style:style>
    <style:style style:name="P34" style:family="paragraph" style:parent-style-name="Standard">
      <style:paragraph-properties fo:orphans="0" fo:widows="0">
        <style:tab-stops>
          <style:tab-stop style:position="0.621cm"/>
          <style:tab-stop style:position="2.32cm"/>
          <style:tab-stop style:position="4.344cm"/>
        </style:tab-stops>
      </style:paragraph-properties>
    </style:style>
    <style:style style:name="P35" style:family="paragraph" style:parent-style-name="Standard">
      <style:paragraph-properties fo:orphans="0" fo:widows="0">
        <style:tab-stops>
          <style:tab-stop style:position="0.6cm"/>
          <style:tab-stop style:position="2.32cm"/>
          <style:tab-stop style:position="4.344cm"/>
        </style:tab-stops>
      </style:paragraph-properties>
    </style:style>
    <style:style style:name="P36" style:family="paragraph" style:parent-style-name="Standard">
      <style:paragraph-properties fo:orphans="0" fo:widows="0">
        <style:tab-stops>
          <style:tab-stop style:position="0.607cm"/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37" style:family="paragraph" style:parent-style-name="Standard">
      <style:paragraph-properties fo:orphans="0" fo:widows="0">
        <style:tab-stops>
          <style:tab-stop style:position="0.614cm"/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38" style:family="paragraph" style:parent-style-name="Standard">
      <style:paragraph-properties fo:orphans="0" fo:widows="0">
        <style:tab-stops>
          <style:tab-stop style:position="0.635cm"/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39" style:family="paragraph" style:parent-style-name="Standard">
      <style:paragraph-properties fo:orphans="0" fo:widows="0">
        <style:tab-stops>
          <style:tab-stop style:position="0.635cm"/>
          <style:tab-stop style:position="2.32cm"/>
          <style:tab-stop style:position="4.344cm"/>
        </style:tab-stops>
      </style:paragraph-properties>
    </style:style>
    <style:style style:name="P40" style:family="paragraph" style:parent-style-name="Standard">
      <style:paragraph-properties fo:orphans="0" fo:widows="0">
        <style:tab-stops>
          <style:tab-stop style:position="0.644cm"/>
          <style:tab-stop style:position="2.32cm"/>
          <style:tab-stop style:position="4.344cm"/>
        </style:tab-stops>
      </style:paragraph-properties>
    </style:style>
    <style:style style:name="P41" style:family="paragraph" style:parent-style-name="Standard">
      <style:paragraph-properties fo:orphans="0" fo:widows="0" fo:break-before="page">
        <style:tab-stops>
          <style:tab-stop style:position="0.545cm"/>
          <style:tab-stop style:position="3.524cm" style:type="right"/>
          <style:tab-stop style:position="4.424cm"/>
        </style:tab-stops>
      </style:paragraph-properties>
    </style:style>
    <style:style style:name="P42" style:family="paragraph" style:parent-style-name="Standard">
      <style:paragraph-properties fo:orphans="0" fo:widows="0">
        <style:tab-stops>
          <style:tab-stop style:position="0.552cm"/>
          <style:tab-stop style:position="3.524cm" style:type="right"/>
          <style:tab-stop style:position="4.424cm"/>
        </style:tab-stops>
      </style:paragraph-properties>
    </style:style>
    <style:style style:name="P43" style:family="paragraph" style:parent-style-name="Standard">
      <style:paragraph-properties fo:orphans="0" fo:widows="0">
        <style:tab-stops>
          <style:tab-stop style:position="0.545cm"/>
          <style:tab-stop style:position="3.524cm" style:type="right"/>
          <style:tab-stop style:position="4.424cm"/>
          <style:tab-stop style:position="7.671cm" style:type="right"/>
        </style:tab-stops>
      </style:paragraph-properties>
    </style:style>
    <style:style style:name="P44" style:family="paragraph" style:parent-style-name="Standard">
      <style:paragraph-properties fo:orphans="0" fo:widows="0" fo:break-before="page">
        <style:tab-stops>
          <style:tab-stop style:position="6.749cm"/>
        </style:tab-stops>
      </style:paragraph-properties>
    </style:style>
    <style:style style:name="P45" style:family="paragraph" style:parent-style-name="Standard">
      <style:paragraph-properties fo:orphans="0" fo:widows="0">
        <style:tab-stops>
          <style:tab-stop style:position="2.454cm"/>
        </style:tab-stops>
      </style:paragraph-properties>
    </style:style>
    <style:style style:name="P46" style:family="paragraph" style:parent-style-name="Standard">
      <style:paragraph-properties fo:orphans="0" fo:widows="0" fo:break-before="page">
        <style:tab-stops>
          <style:tab-stop style:position="1.669cm"/>
        </style:tab-stops>
      </style:paragraph-properties>
    </style:style>
    <style:style style:name="P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82cm"/>
          <style:tab-stop style:position="5.106cm"/>
        </style:tab-stops>
      </style:paragraph-properties>
    </style:style>
    <style:style style:name="P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4cm"/>
          <style:tab-stop style:position="5.106cm"/>
        </style:tab-stops>
      </style:paragraph-properties>
    </style:style>
    <style:style style:name="P49" style:family="paragraph" style:parent-style-name="Standard">
      <style:paragraph-properties fo:orphans="0" fo:widows="0">
        <style:tab-stops>
          <style:tab-stop style:position="3.766cm"/>
        </style:tab-stops>
      </style:paragraph-properties>
    </style:style>
    <style:style style:name="P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06cm"/>
        </style:tab-stops>
      </style:paragraph-properties>
    </style:style>
    <style:style style:name="P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19cm"/>
          <style:tab-stop style:position="5.106cm"/>
        </style:tab-stops>
      </style:paragraph-properties>
    </style:style>
    <style:style style:name="P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03cm"/>
          <style:tab-stop style:position="5.106cm"/>
        </style:tab-stops>
      </style:paragraph-properties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833cm"/>
          <style:tab-stop style:position="5.106cm"/>
        </style:tab-stops>
      </style:paragraph-properties>
    </style:style>
    <style:style style:name="P54" style:family="paragraph" style:parent-style-name="Standard">
      <style:paragraph-properties fo:orphans="0" fo:widows="0" fo:break-before="page">
        <style:tab-stops>
          <style:tab-stop style:position="5.881cm"/>
        </style:tab-stops>
      </style:paragraph-properties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96cm"/>
          <style:tab-stop style:position="5.881cm"/>
        </style:tab-stops>
      </style:paragraph-properties>
    </style:style>
    <style:style style:name="P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18cm"/>
          <style:tab-stop style:position="3.096cm"/>
          <style:tab-stop style:position="5.881cm"/>
        </style:tab-stops>
      </style:paragraph-properties>
    </style:style>
    <style:style style:name="P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32cm"/>
          <style:tab-stop style:position="3.096cm"/>
          <style:tab-stop style:position="5.881cm"/>
        </style:tab-stops>
      </style:paragraph-properties>
    </style:style>
    <style:style style:name="P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04cm"/>
          <style:tab-stop style:position="3.096cm"/>
          <style:tab-stop style:position="5.881cm"/>
        </style:tab-stops>
      </style:paragraph-properties>
    </style:style>
    <style:style style:name="P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25cm"/>
          <style:tab-stop style:position="3.096cm"/>
          <style:tab-stop style:position="5.881cm"/>
        </style:tab-stops>
      </style:paragraph-properties>
    </style:style>
    <style:style style:name="P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97cm"/>
          <style:tab-stop style:position="3.096cm"/>
          <style:tab-stop style:position="5.881cm"/>
        </style:tab-stops>
      </style:paragraph-properties>
    </style:style>
    <style:style style:name="P6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11cm"/>
          <style:tab-stop style:position="3.096cm"/>
          <style:tab-stop style:position="5.881cm"/>
        </style:tab-stops>
      </style:paragraph-properties>
    </style:style>
    <style:style style:name="P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15cm"/>
          <style:tab-stop style:position="3.096cm"/>
          <style:tab-stop style:position="5.881cm"/>
        </style:tab-stops>
      </style:paragraph-properties>
    </style:style>
    <style:style style:name="P6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817cm"/>
        </style:tab-stops>
      </style:paragraph-properties>
    </style:style>
    <style:style style:name="P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17cm"/>
        </style:tab-stops>
      </style:paragraph-properties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02cm"/>
          <style:tab-stop style:position="5.817cm"/>
        </style:tab-stops>
      </style:paragraph-properties>
    </style:style>
    <style:style style:name="P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23cm"/>
          <style:tab-stop style:position="3.302cm"/>
          <style:tab-stop style:position="5.817cm"/>
        </style:tab-stops>
      </style:paragraph-properties>
    </style:style>
    <style:style style:name="P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09cm"/>
          <style:tab-stop style:position="3.302cm"/>
          <style:tab-stop style:position="5.817cm"/>
        </style:tab-stops>
      </style:paragraph-properties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16cm"/>
          <style:tab-stop style:position="3.302cm"/>
          <style:tab-stop style:position="5.817cm"/>
        </style:tab-stops>
      </style:paragraph-properties>
    </style:style>
    <style:style style:name="P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53cm"/>
          <style:tab-stop style:position="3.302cm"/>
          <style:tab-stop style:position="5.817cm"/>
        </style:tab-stops>
      </style:paragraph-properties>
    </style:style>
    <style:style style:name="P70" style:family="paragraph" style:parent-style-name="Standard">
      <style:paragraph-properties fo:orphans="0" fo:widows="0" fo:break-before="page">
        <style:tab-stops>
          <style:tab-stop style:position="6.996cm"/>
        </style:tab-stops>
      </style:paragraph-properties>
    </style:style>
    <style:style style:name="P71" style:family="paragraph" style:parent-style-name="Standard">
      <style:paragraph-properties fo:orphans="0" fo:widows="0" fo:break-before="page">
        <style:tab-stops>
          <style:tab-stop style:position="5.697cm"/>
          <style:tab-stop style:position="7.366cm"/>
        </style:tab-stops>
      </style:paragraph-properties>
    </style:style>
    <style:style style:name="P72" style:family="paragraph" style:parent-style-name="Standard">
      <style:paragraph-properties fo:orphans="0" fo:widows="0" fo:break-before="page">
        <style:tab-stops>
          <style:tab-stop style:position="2.815cm"/>
          <style:tab-stop style:position="5.225cm"/>
          <style:tab-stop style:position="5.872cm"/>
        </style:tab-stops>
      </style:paragraph-properties>
    </style:style>
    <style:style style:name="P7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002cm"/>
          <style:tab-stop style:position="1.771cm"/>
          <style:tab-stop style:position="4.057cm"/>
          <style:tab-stop style:position="5.872cm"/>
          <style:tab-stop style:position="7.592cm"/>
        </style:tab-stops>
      </style:paragraph-properties>
    </style:style>
    <style:style style:name="P74" style:family="paragraph" style:parent-style-name="Standard">
      <style:paragraph-properties fo:orphans="0" fo:widows="0" fo:break-before="page">
        <style:tab-stops>
          <style:tab-stop style:position="3.353cm"/>
          <style:tab-stop style:position="5.928cm"/>
        </style:tab-stops>
      </style:paragraph-properties>
    </style:style>
    <style:style style:name="P75" style:family="paragraph" style:parent-style-name="Standard">
      <style:paragraph-properties fo:orphans="0" fo:widows="0" fo:break-before="page">
        <style:tab-stops>
          <style:tab-stop style:position="3.642cm"/>
          <style:tab-stop style:position="6.886cm"/>
        </style:tab-stops>
      </style:paragraph-properties>
    </style:style>
    <style:style style:name="P76" style:family="paragraph" style:parent-style-name="Standard">
      <style:paragraph-properties fo:orphans="0" fo:widows="0" fo:break-before="page">
        <style:tab-stops>
          <style:tab-stop style:position="3.889cm"/>
          <style:tab-stop style:position="4.332cm"/>
          <style:tab-stop style:position="5.436cm"/>
          <style:tab-stop style:position="7.394cm"/>
        </style:tab-stops>
      </style:paragraph-properties>
    </style:style>
    <style:style style:name="P77" style:family="paragraph" style:parent-style-name="Standard">
      <style:paragraph-properties fo:orphans="0" fo:widows="0" fo:break-before="page">
        <style:tab-stops>
          <style:tab-stop style:position="3.15cm"/>
        </style:tab-stops>
      </style:paragraph-properties>
    </style:style>
    <style:style style:name="P7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02cm"/>
          <style:tab-stop style:position="5.256cm"/>
        </style:tab-stops>
      </style:paragraph-properties>
    </style:style>
    <style:style style:name="P7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51cm"/>
          <style:tab-stop style:position="5.256cm"/>
        </style:tab-stops>
      </style:paragraph-properties>
    </style:style>
    <style:style style:name="P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637cm"/>
          <style:tab-stop style:position="5.256cm"/>
        </style:tab-stops>
      </style:paragraph-properties>
    </style:style>
    <style:style style:name="P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663cm"/>
          <style:tab-stop style:position="4.71cm"/>
        </style:tab-stops>
      </style:paragraph-properties>
    </style:style>
    <style:style style:name="P8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56cm"/>
        </style:tab-stops>
      </style:paragraph-properties>
    </style:style>
    <style:style style:name="P83" style:family="paragraph" style:parent-style-name="Standard">
      <style:paragraph-properties fo:orphans="0" fo:widows="0">
        <style:tab-stops>
          <style:tab-stop style:position="2.228cm"/>
          <style:tab-stop style:position="4.064cm"/>
          <style:tab-stop style:position="5.495cm"/>
        </style:tab-stops>
      </style:paragraph-properties>
    </style:style>
    <style:style style:name="P84" style:family="paragraph" style:parent-style-name="Standard">
      <style:paragraph-properties fo:orphans="0" fo:widows="0" fo:break-before="page">
        <style:tab-stops>
          <style:tab-stop style:position="3.034cm"/>
          <style:tab-stop style:position="4.63cm"/>
          <style:tab-stop style:position="5.371cm"/>
        </style:tab-stops>
      </style:paragraph-properties>
    </style:style>
    <style:style style:name="P8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337cm" style:leader-style="solid" style:leader-text="-"/>
        </style:tab-stops>
      </style:paragraph-properties>
    </style:style>
    <style:style style:name="P86" style:family="paragraph" style:parent-style-name="Standard">
      <style:paragraph-properties fo:orphans="0" fo:widows="0" fo:break-before="page">
        <style:tab-stops>
          <style:tab-stop style:position="3.759cm"/>
        </style:tab-stops>
      </style:paragraph-properties>
    </style:style>
    <style:style style:name="P87" style:family="paragraph" style:parent-style-name="Standard">
      <style:paragraph-properties fo:orphans="0" fo:widows="0" fo:break-before="page">
        <style:tab-stops>
          <style:tab-stop style:position="7.613cm"/>
        </style:tab-stops>
      </style:paragraph-properties>
    </style:style>
    <style:style style:name="P88" style:family="paragraph" style:parent-style-name="Standard">
      <style:paragraph-properties fo:orphans="0" fo:widows="0" fo:break-before="page">
        <style:tab-stops>
          <style:tab-stop style:position="0.944cm"/>
        </style:tab-stops>
      </style:paragraph-properties>
    </style:style>
    <style:style style:name="P8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45cm"/>
        </style:tab-stops>
      </style:paragraph-properties>
    </style:style>
    <style:style style:name="P90" style:family="paragraph" style:parent-style-name="Standard">
      <style:paragraph-properties fo:orphans="0" fo:widows="0">
        <style:tab-stops>
          <style:tab-stop style:position="1.284cm"/>
          <style:tab-stop style:position="2.193cm"/>
        </style:tab-stops>
      </style:paragraph-properties>
    </style:style>
    <style:style style:name="P91" style:family="paragraph" style:parent-style-name="Standard">
      <style:paragraph-properties fo:orphans="0" fo:widows="0" fo:break-before="page">
        <style:tab-stops>
          <style:tab-stop style:position="7.28cm"/>
        </style:tab-stops>
      </style:paragraph-properties>
    </style:style>
    <style:style style:name="P9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44cm"/>
          <style:tab-stop style:position="5.752cm"/>
          <style:tab-stop style:position="7.412cm"/>
        </style:tab-stops>
      </style:paragraph-properties>
    </style:style>
    <style:style style:name="P9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44cm"/>
          <style:tab-stop style:position="5.752cm"/>
        </style:tab-stops>
      </style:paragraph-properties>
    </style:style>
    <style:style style:name="P9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52cm"/>
        </style:tab-stops>
      </style:paragraph-properties>
    </style:style>
    <style:style style:name="P95" style:family="paragraph" style:parent-style-name="Standard">
      <style:paragraph-properties fo:orphans="0" fo:widows="0">
        <style:tab-stops>
          <style:tab-stop style:position="2.932cm"/>
          <style:tab-stop style:position="5.752cm"/>
        </style:tab-stops>
      </style:paragraph-properties>
    </style:style>
    <style:style style:name="P9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43cm"/>
          <style:tab-stop style:position="5.503cm"/>
        </style:tab-stops>
      </style:paragraph-properties>
    </style:style>
    <style:style style:name="P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9cm"/>
        </style:tab-stops>
      </style:paragraph-properties>
    </style:style>
    <style:style style:name="P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31cm"/>
        </style:tab-stops>
      </style:paragraph-properties>
    </style:style>
    <style:style style:name="P99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f08a3"/>
    </style:style>
    <style:style style:name="P100" style:family="paragraph" style:parent-style-name="Standard">
      <style:paragraph-properties fo:orphans="0" fo:widows="0"/>
      <style:text-properties officeooo:paragraph-rsid="000f08a3"/>
    </style:style>
    <style:style style:name="T1" style:family="text">
      <style:text-properties fo:font-variant="normal" fo:text-transform="none" fo:color="#1b1b1b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1b1b1b" loext:opacity="100%" fo:font-style="normal" style:text-underline-style="none" fo:font-weight="bold" officeooo:rsid="000f08a3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1b1b1b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1b1b1b" loext:opacity="100%" fo:font-style="normal" style:text-underline-style="none" fo:font-weight="normal" officeooo:rsid="000f08a3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b1b1b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b1b1b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1b1b1b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8" style:family="text">
      <style:text-properties fo:font-variant="normal" fo:text-transform="none" fo:color="#1b1b1b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9" style:family="text">
      <style:text-properties fo:font-variant="normal" fo:text-transform="none" fo:color="#1b1b1b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1b1b1b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1b1b1b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1b1b1b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1b1b1b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4" style:family="text">
      <style:text-properties fo:font-variant="normal" fo:text-transform="none" fo:color="#1b1b1b" loext:opacity="100%" style:font-name="Microsoft Sans Serif" fo:font-size="12pt" fo:letter-spacing="normal" style:rfc-language-tag="la-001" fo:language="la" fo:font-style="normal" style:text-underline-style="none" fo:font-weight="bold" officeooo:rsid="000f08a3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15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282828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82828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82828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82828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282828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82828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282828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282828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5" style:family="text">
      <style:text-properties fo:font-variant="normal" fo:text-transform="none" fo:color="#282828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6" style:family="text">
      <style:text-properties fo:font-variant="normal" fo:text-transform="none" fo:color="#282828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27" style:family="text">
      <style:text-properties fo:font-variant="normal" fo:text-transform="none" fo:color="#5b5b5b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5b5b5b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5b5b5b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5b5b5b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fo:color="#5b5b5b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5b5b5b" loext:opacity="100%" fo:language="el" fo:country="GR" fo:font-style="italic" style:text-underline-style="none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3" style:family="text">
      <style:text-properties fo:font-variant="normal" fo:text-transform="none" fo:color="#5b5b5b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4" style:family="text">
      <style:text-properties fo:font-variant="normal" fo:text-transform="none" fo:color="#5b5b5b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5" style:family="text">
      <style:text-properties fo:font-variant="normal" fo:text-transform="none" fo:color="#5b5b5b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40404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40404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40404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404040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40404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404040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2" style:family="text">
      <style:text-properties fo:font-variant="normal" fo:text-transform="none" fo:color="#404040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43" style:family="text">
      <style:text-properties fo:font-variant="normal" fo:text-transform="none" fo:color="#404040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80808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80808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808080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808080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808080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9" style:family="text">
      <style:text-properties fo:font-variant="normal" fo:text-transform="none" fo:color="#80808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fo:font-style="italic" style:text-underline-style="none" fo:font-weight="normal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4" style:family="text">
      <style:text-properties fo:font-variant="normal" fo:text-transform="none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5" style:family="text">
      <style:text-properties fo:font-variant="small-caps" fo:color="#282828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small-caps" fo:color="#282828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fo:font-variant="small-caps" fo:color="#1b1b1b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font-variant="small-caps" fo:color="#808080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9" style:family="text">
      <style:text-properties officeooo:rsid="000f08a3"/>
    </style:style>
    <style:style style:name="T60" style:family="text">
      <style:text-properties fo:color="#000000" loext:opacity="100%" style:font-name="Liberation Sans" fo:font-size="16.1000003814697pt" fo:letter-spacing="normal" style:rfc-language-tag="la-001" fo:language="la" fo:font-weight="bold" officeooo:rsid="000f08a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61" style:family="text">
      <style:text-properties officeooo:rsid="000f09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bookmark0"/>GALENI DE LOCIS AFFECTIS<text:line-break/>LIBER I.<text:bookmark-end text:name="bookmark0"/></text:h>
      <text:h text:style-name="Heading_20_2" text:outline-level="2">Cap. I.</text:h>
      <text:p text:style-name="P99"><text:span text:style-name="T3">Locos nominant partes corporis non re-<text:line-break/>centiores solum, sed et veterum medicorum non pauci, ac<text:line-break/>affectus ipsorum dignoscere student, propterea quod pro ip-<text:line-break/>sorum differentiis curationem quoque immutari contingit.<text:line-break/>At quam utilis ad curationem fit hujusmodi notitia, in opere<text:line-break/>methodi medendi declaratur. Nunc vero, quomodo affectae<text:line-break/>partes a quovis possint dignosci, speculari dunlaxat propo-<text:line-break/>situm esu Igitur partes in superficie constitutae una cum</text:span></text:p>
      <text:p text:style-name="P6"><text:span text:style-name="T3">affectuum ideis facile sub sensus cadunt. Quae vero in imo<text:line-break/>corpore delitescunt, exercitatae rationis virum desiderant<text:line-break/>cum in partium et actionibus et usu, tum vel maxime in eas<text:line-break/>praecedente anatome</text:span><text:span text:style-name="T15">, </text:span><text:span text:style-name="T3">quae </text:span><text:span text:style-name="T15">nos </text:span><text:span text:style-name="T3">docuit cum alia permulta<text:line-break/>tnin cu;usque partis essentiae proprietatem. Corpus igitur<text:line-break/>quoddam cartilagineum est secundum asperas pulmonis arte-<text:line-break/>rias; quod bronchion apjpellant; cujus proprietatem, solis<text:line-break/>ipsum intuitis cognoscere conceditur. Id </text:span><text:span text:style-name="T15">si </text:span><text:span text:style-name="T3">aliquando per<text:line-break/>tussim ejectum fit, maximum </text:span><text:span text:style-name="T15">ulcus </text:span><text:span text:style-name="T3">ab erosione, vel putredi-<text:line-break/>ne, ni </text:span><text:span text:style-name="T17">.</text:span><text:span text:style-name="T3">pulmone esse:existimamus. Est enim et per tutum<text:line-break/>quidem collum ,;.luter guttur et pulmonem media, talis icor-<text:line-break/>poris natura; tam grandis tamen </text:span><text:span text:style-name="T6">ulceratio,in</text:span><text:span text:style-name="T3"> ipso haudqua-.<text:line-break/>quum fieri potest, </text:span><text:span text:style-name="T6">r</text:span><text:span text:style-name="T3"> prius enim mors, animal occupabit. In<text:line-break/>pulmone vero fieri potest, quum hoc viscus et ob humidita-<text:line-break/>tein facile putrescat', eta vitiofis humoribus prompte.eroda-<text:line-break/>tur,,et bronchis ipsius exigua sint;, nequaquam enim, ulla<text:line-break/></text:span><text:span text:style-name="T17">perq </text:span><text:span text:style-name="T3">spscrinniexpritiescere potest,: sed totum bronchium </text:span><text:span text:style-name="T17">re-</text:span></text:p>
      <text:p text:style-name="P6"><text:span text:style-name="T17">jici necesse est, membranosis vinculis,’ quae ipsum cum con-<text:line-break/>tinuis partibus conjungunt, exolutis, quae sane ipsis bron-<text:line-break/>chiis multo .prius afficiuntur; haec enim et cartilaginea et<text:line-break/>crassa et dura sunt;- membranae vero, quae ipsa cossigant,<text:line-break/>tenues et infirmae. Quinetiam portionem quandam vafis<text:line-break/>haud parvam tussiendo rejectam vidimus, et ipsam dissectio-<text:line-break/>nis, peritis plane demonstrantem se ex pulmone fuisse edu-<text:line-break/>ctam. Nam quae ad asperam in collo arteriam </text:span><text:span text:style-name="T20">perveniunt<text:line-break/>vafa,</text:span><text:span text:style-name="T17"> omnia capillacea sunt. Proinde non solum essentiae<text:line-break/>proprietas, sed magnitudo quoque, saepenumero haud ob-<text:line-break/>scure indicat, qui® sit affectus locus. Sic igitur qui intestini<text:line-break/>tunicam per dyscnteriam alvo dejectam conspexerit, tum<text:line-break/>.latitudlue tum crassitudine tenuiorum intestinorum </text:span><text:span text:style-name="T20">tunicis<text:line-break/></text:span><text:span text:style-name="T17">majorem, non abs re conjiciet ulcerationem lu crassis intesti-<text:line-break/>nis consistere. Ac sane et in adolescentulo, qni tussiendo<text:line-break/>tunicam crassam viscosamque expnerat, conjecimus inter-<text:line-break/>nurn esse gutturis corpus, quod epiglottida' cousiituiti Itaque<text:line-break/>sanatus est adulescentulus, non,admodum sperantibus nobis;</text:span></text:p>
      <text:p text:style-name="P6"><text:span text:style-name="T3">mansit tamen vox vitiata. Praeterea substantiae proprietas<text:line-break/>a vesicae ulceribus ea quae in renibus consistunt, distinguit,<text:line-break/>qua ratione in aphorisrnis scripfit Ilippocrates: Quae 'cum<text:line-break/>urinis excernuntur , </text:span><text:span text:style-name="T6">laminarum speciem referentia, vesicae<text:line-break/>ulcus significant quae vero carunculis similia sunt, re-<text:line-break/>num.</text:span><text:span text:style-name="T3"> lmo et a rebus in partibus quibusdam contentis non<text:line-break/>raro locus affectus deprehenditur. Itaque Mitylenis ado-<text:line-break/>lescens quidam secundum sedem vulneratus est gladio, vul-<text:line-break/>nere satis, profundo; ac tribus primis diebus quum fine ci-<text:line-break/>bo et potu permanfisset, quarto post curationem cibum sum-<text:line-break/>psit ac bibit, deinde occidente sole iterum • adhibita cura-<text:line-break/>tione heminas minae circiter quatuor per vulnus excrevit,<text:line-break/>'quum prius ex quo </text:span><text:span text:style-name="T6">tempore</text:span><text:span text:style-name="T3"> vulneratus erat, haud prorsus<text:line-break/>minxisset; -tum vero ab onere, quo in ea regione quae circa<text:line-break/>pubem vocatam est, gravabatur prius, sc persecte liberatum<text:line-break/>esse dixit. Itaque in isto constabat vesicam fuisse vulnera-<text:line-break/>tam. • Constat autem et in eo qui stercus por vulnus excre-<text:line-break/>ivit, iutestiuorunr alicui vulnus esse illatum. Quemadmodum</text:span></text:p>
      <text:p text:style-name="P6"><text:span text:style-name="T17">si quibusdam cibus egrediatur, ventriculum vulneratum esse<text:line-break/>declarabit. Jam.' ortum supra inguina cuidam tuberculum,-</text:span><text:span text:style-name="T27">,<text:line-break/></text:span><text:span text:style-name="T17">ul pus excluderet, quum medicus incidisset, stercus' subsc-<text:line-break/>qnuturn est, et in colo factus abscessus manifesto apparuit..<text:line-break/>Ejusdem cum istis generis est et qui vulnerato thorace spiri-'<text:line-break/>tus efflatur, et sanguis qui ab arteria effunditur.. Quum<text:line-break/>igitur saepe vulneratum corpus sensui abditum fit, accurata,<text:line-break/>ex his dignotio percipitur. Nam ex thorace spiritus </text:span><text:span text:style-name="T27">inter<text:line-break/></text:span><text:span text:style-name="T17">respirandum efflatus -membranam costas succingentem ;Vul-<text:line-break/>neratam esse significat; sanguis saliendo ejaculatus arte- .<text:line-break/>riam; sed hic protinus eo, qui ex venis erumpit, et,calidior;,<text:line-break/>et tenuior ct flavus magis est. At.ut haec dilucidam habent<text:line-break/>dignotionem, ad eundem modum si.aliquando omentum,, aut-<text:line-break/>lutestinoruin.aliquod.procidere per vulnus videatur,.perito-, ,<text:line-break/>naeum divisum esse necesse est. • Si vero pulmonis aliquod<text:line-break/>fibrae extremum in externum vulnus prolapsum, videatur,</text:span><text:span text:style-name="T27">.<text:line-break/></text:span><text:span text:style-name="T17">thoracem confossum osse ostendit; atque;nihil reseri, estye</text:span></text:p>
      <text:p text:style-name="P6"><text:span text:style-name="T3">fueringentem membranam vulneratam esse, sive thoracem<text:line-break/>confossum dicere. Jam vero ex iis etiam rebus, quae adnas-<text:line-break/>cuntur, affectus locus quandoque' dignoscitur; proprietas’<text:line-break/>enim essentiae est eorum quae- adnascuntur, quemadmodum<text:line-break/>sungorum in fracturis capitis, • quum rneninx suerit allecta.<text:line-break/>Atque rursus alia proprietas conspicitur', quum os partis cu-<text:line-break/>jnspiam affectum sit. Hujus generis esu ramentum ulceris<text:line-break/>appellatum, declarat enim ulceratam esse'partem, a qua ex-<text:line-break/>cretum cernatur; cum urina quidem filaruperit, minae or-<text:line-break/>gatiorum aliquod; at cum tussi eductum, spirabilium; si au-,<text:line-break/>tum vomitu exclusum fit, gulae, ac ventriculi; quemadmo-<text:line-break/>durn,- fi cum alui excrementis exierit, intestinorum aliquod<text:line-break/>ulceratum esse indicat. Est praeterea ex signis quibusdam.,<text:line-break/>alius dignotionis modus, quum videlicet in alieno spatio ali-<text:line-break/>quid praeter naturam continetur, ut in renibus aut vesica la-<text:line-break/>pis, aut pus in thorace; ex eo autem genere censetur et gru-<text:line-break/>nrus sanguinis, ubicunque contineatur, aut alius quidaui<text:line-break/>humor molestus in-annualis corpore genitus, vel. extrlusccns</text:span></text:p>
      <text:p text:style-name="P6"><text:span text:style-name="T17">appulsus. Unde et juniorum medicorum compluribus orta,<text:line-break/>quaestio est, ad medicae quidem artis opera nihil conserens,<text:line-break/>sed logicam magishabens contemplationem quandam, utrum<text:line-break/>hujusmodi res in nobis praeter naturam genitae ex affectis<text:line-break/>sint locis, an loco nullo affecto, animal a causa practcr natu-<text:line-break/>ram male afficiatur. Sed quod inutilis, ut’dixi, sit hujus-</text:span><text:span text:style-name="T27">•&gt;<text:line-break/></text:span><text:span text:style-name="T17">modi quaestio, cognitu facile tibi est, si consideraveris, quan-<text:line-break/>tum digno tiones ad artem conferant. Subjiciamus ergo ali-<text:line-break/>quem tribus tliebus nihil urinae prorsus excrevisse; nonne<text:line-break/>protinus, in qua corporis parte sit hujusmodi symptomatis<text:line-break/>causa, investigabimus? an lu renibus, aut ureteribus, aut ve-.-<text:line-break/>fica, aut urethra? neque enim in hepate, pulmone, liene,<text:line-break/>ventriculo, corde, aut alia quavis parte ipsam quaeremus,<text:line-break/>quod nulla ipsarum fit mejendi iustrimrentum. At si igno-<text:line-break/>raremus, urhiae secretionem in renibus primum fieri, dein-<text:line-break/>de eam per uretcras ad vcsicam pervenire, ac demum inde'<text:line-break/>excerni, quemadmodum antea lu disputationibus naturalium''</text:span></text:p>
      <text:p text:style-name="P6"><text:span text:style-name="T3">actionum didicimus, nihil hujusmodi invenire potnissenius.<text:line-break/>Verum nec eousque processisse sufficiet; quin perpendere ,<text:line-break/>praestat, quaenain sit dictorum causa, ob quum urina suppri-<text:line-break/>mitur. Est autem via contemplationis haec. Intueri opor-<text:line-break/>tet omnia tum praeterita, tum praesentia symptomata;. praes-<text:line-break/>entia quidem ipsum inspicientem; quaecunque vero ante-<text:line-break/>cesserunt, non solum a laborante, sed etiam ab ipsius famili-<text:line-break/>aribus; interrogantem. Sit igitur, exempli gratia, tumor<text:line-break/>aliquis in pube quam vocant, evidenter quidem in circum-<text:line-break/>scriptione vesicam impletam esse ostendens, nihil autem ex-<text:line-break/>cernatur; nonne plane constat, aut expellentem urinae<text:line-break/>actionem necessario resolutam, aut urethrae meatum esse<text:line-break/>constipatum? In primis igitur considerare oportet, num re-<text:line-break/>soluta esse potuerit </text:span><text:span text:style-name="T6">facultas,</text:span><text:span text:style-name="T3"> memores, quomodo bene va-<text:line-break/>lentibus urinae fiat excretio, quum ipsi volunt; ubi muscu-<text:line-break/>lus quidem cervicem vesicae circumdans ab actione quieve-<text:line-break/>rit, ipsa autem vesica suo munere fungatur. Musculi autem<text:line-break/>actio ad arbitrium nostrum perficitur, at vesicae actio et in-</text:span></text:p>
      <text:p text:style-name="P6"><text:span text:style-name="T17">voluntaria est et naturalis. Nam in commentariis dc natu-<text:line-break/>ralibus facultatibus declaratum est, in omnibus propenrodum<text:line-break/>corporis partibus esse facultatem excrementorum expultri-<text:line-break/>cem, quam habent omnes perpetuo, scd ea utuntur, quum<text:line-break/>ab excrementis vexantur. Ea ergo facultate excretrice la-<text:line-break/>borante, contingit aliquando urinae suppressionem fieri; sed<text:line-break/>si hominem ita figuraveris, ut declivis sit cervix veficae, ac .<text:line-break/>manibus tumorem praeter naturam compresseris, excernetur<text:line-break/>urina; quum autem haec feceris, si tibi nihil magis oboria-<text:line-break/>tur, a causa paralyscos credita desistere , atque urethram<text:line-break/>constipatam esse suspicari oportet; nam musculus' ei circum-<text:line-break/>datus si resolvatur, non suppressae, sed praeter voluntatem<text:line-break/>emissae urinae causa esu Itaque quot modis contingat, cer-<text:line-break/>vicis veficae meatum, quem urethram vocant, stipari, dein-<text:line-break/>ceps considerandum esu Equidem tres in universum esse<text:line-break/>censeo; aut quum corpus ipsius in tantum tumorem praeter<text:line-break/>naturam attollitur, ut meatus ab ipso occupetur; aut quum</text:span></text:p>
      <text:p text:style-name="P6"><text:span text:style-name="T3">ni quaedam moles praeter naturum, vel carnosi, vel callosa,<text:line-break/>innascitur, aut a re quapiam obstruitur meatus. Corpus'<text:line-break/>quidem ipsum ad insignem tumorem attollitur, -si vel iusiam-<text:line-break/>matioue, vel scirrho, vel abscessu, vel alio quovis tumore<text:line-break/>suerit affectum; in meatu autem caro quidem orietur, si<text:line-break/>praecesserit ulcus; alia vero substantia longo temporis spa-<text:line-break/>tio ex crasso leutoque humore paulatim nasci potest. ’At<text:line-break/>obstruetur </text:span><text:span text:style-name="T6">meatus</text:span><text:span text:style-name="T3"> vel lapide, vel grumo, vel pure, vel<text:line-break/>crasso lentoque humore. Igitur haec omnia distinguere opor-<text:line-break/>tet, non solum ex praesentibus symptomatis, sed etiam ex<text:line-break/>iis, quae praeterierunt. Age enim, subjiciatur puer aegro-<text:line-break/>tus; apparuerint vero antea calcusi sigua, urina aquae simi-<text:line-break/>lis, lenimenta in ea sabulosa quaedam; ipse insuper assidue -<text:line-break/>pudendum scalpat, idque vel laxum vel intentum praeter<text:line-break/>rationem; postea urina derepente supprimatur</text:span><text:span text:style-name="T15">; </text:span><text:span text:style-name="T3">non sine ra-<text:line-break/>tione conjecerit quiris huic calculum lu veficae cervicem iii- ’<text:line-break/>cici isse. Ileque supino figurato puero, oruribusque reliquo<text:line-break/>corpore multo sublimioribus redditis, multifariam ipsum</text:span></text:p>
      <text:p text:style-name="P6"><text:span text:style-name="T17">concuties, satagens, ut lapis ex meatu excidat. Qui-<text:line-break/>bus peractis, jube ut puer urinam reddere tentet; quod si<text:line-break/>res successerit, prostuxeritque urina, simul accuratam cau-<text:line-break/>sae dignotionem te habere et curationem tibi suppetere<text:line-break/>certo credideris; perseverante nihilominus urinae suppres-,<text:line-break/>fione, rursus concuties vehementius; si - vero concussione<text:line-break/>facta adhuc sic permanserit, tum demisso cathetere vocato<text:line-break/>simul et calculum, a vesicae cervice repelles et urinae iter<text:line-break/>praebebis. At nullis calculi signis retentam urinam prae-<text:line-break/>cessisse apparentibus, sed aliqua sanguinis excretione, par<text:line-break/>est, grunium urethram obstruere; at datur etiam, ubi ulce-<text:line-break/>rala est vesica, paulatim </text:span><text:span text:style-name="T20">in ipsa</text:span><text:span text:style-name="T17"> grumum concrescere, non<text:line-break/>praecedente sanguinis fluore; accidit etiam, ut sanguis ex<text:line-break/>renibus per ureteras in vesicam defluens, grumum efficiat-<text:line-break/>Atque in hujusmodi conjecturis catheter utilis est, qucmad-<text:line-break/>rnodum et qumn vel pus, vel crassum lentumque huniorem<text:line-break/>meatum intercepisse suspicamur. In hujusmodi vero con—</text:span></text:p>
      <text:p text:style-name="P6"><text:span text:style-name="T3">jecturam. ex praecedentium notitia hoc pacto'induremur.<text:line-break/>Etenim sive vesica, sive, renes antea affectu aliquo labora-<text:line-break/>velint, per quem tale tantumque pus colligi potuerit, ut<text:line-break/>par sit ab ipso meatum suisse obstructum, probabiliter con-<text:line-break/>jicies , hanc oh causam urinam supprimi; aut fi etiam in<text:line-break/>parte aliqua renibus superiore fuerit abscessus, quo rupto,<text:line-break/>haud absurde pus in renes transsurnptum esse putaveris....<text:line-break/>Quod fi nihil hujusmodi praecesserit, nictus, rationem in-<text:line-break/>quiremus, an in otio </text:span><text:span text:style-name="T6">educatus, vel</text:span><text:span text:style-name="T3"> multis cibis crassos<text:line-break/>viscoscsque humores. generantibus </text:span><text:span text:style-name="T6">suerit usus.</text:span><text:span text:style-name="T3"> Sic etiam,<text:line-break/>ubi ob carunculam aliquam ab ulcere innatam veficae cer-<text:line-break/>vicem obstructam esse putamus, et ex praecedentibus ulce-<text:line-break/>ris signis, et ex eo,- quod demisso cathetere urina vacuetur,<text:line-break/>iutessigemus." Nam et hunc affectum aliquando vidimus;<text:line-break/>quippe demissus catheter dolorem movit in ea meatus, .parte,<text:line-break/>ubi et antea ulcus esse conjiciebamus; fractaque sub cathe-<text:line-break/>tere carne,; sequnta sunt urinae excretionern et. eruor aliquis</text:span></text:p>
      <text:p text:style-name="P6"><text:span text:style-name="T17">et carnis fragmenta. Atque haec diximus, ut quae </text:span><text:span text:style-name="T15">ad </text:span><text:span text:style-name="T17">insti «<text:line-break/>tutum opus proprie pertineant; constatque jam quod paulo<text:line-break/>ante citata a nobis quaestio logica duntaxat sit, quodque<text:line-break/>nihil ad artis opera conducat. Ad haec enim utile fuerit<text:line-break/>cognoscere meatum esse obstructum a quodam grumo, si ita<text:line-break/>contigerit, aut lapide; at quaerere, utrum morbum esse me-<text:line-break/>atus factum, an causam suppressionis urinae in meatu conti-<text:line-break/>neri dicendum sit, ad artem inutile. Archigenes autem quo-<text:line-break/>modo in hujusmodi quaestionibus irnmoretur me fugit, post-<text:line-break/>quam de iisdem adeo obscure scripserit, ut intelligatur a ne-<text:line-break/>mine. Igitur rursus oratione resumpta, ad consequentia<text:line-break/>progrediamur, quomodo tum ex. praecedentibus tum ex<text:line-break/>praesentibus symptomatis suppressionis urinae causa depre-<text:line-break/>hendatur. Percussus enim vehementer quidam in perinaei<text:line-break/>vocati regione, suborta inflammatione percussioni, urinam<text:line-break/>reddere non' potuit; ac - vesica ipsi repleta manifeste secun-<text:line-break/>dum circumscriptionem intenta erat. Huic postea, ne ini-.<text:line-break/>faretur luiiammatio, catheterem adhibere noluimus, sed aqua</text:span></text:p>
      <text:p text:style-name="P6"><text:span text:style-name="T3">calida afsusa, oleo perungere satius esse putavimus; quum,-<text:line-break/>que sere tribus horis id fecissemus, quum tensionem abunde<text:line-break/>laxatam ac dolorem, ut ipscmet fatebatur, leviorem factum<text:line-break/>esse conspiceremus, imperavimus, ut urinam reddere tenta-<text:line-break/>ret:. quod,quum fecisset, nos vesicae tumorem ad inseriores<text:line-break/>partes impellendo sensim pressimus, hisque factis juvenis uri-<text:line-break/>nam reddidit. Atque lu his a nobis, causa ischuriae mani-<text:line-break/>feste deprehenditur; at in aliis quibusdam non manifeste,<text:line-break/>fed.quae pro consuetudine artificiosa conjectura ab omnibus<text:line-break/>jam'vocatur, nobis utilis est, quae luter accuratam notitiam<text:line-break/>et universam ignorantiam media quodammodo existiti Pro-<text:line-break/>inde fieri non potest, ut in omnibus morbis dentur, quae<text:line-break/>pathognomonicae fyndromae ab Empiricis nominantur;, sed<text:line-break/>verissimum est id, quod Erasistratus dicere, solebat</text:span><text:span text:style-name="T6">: Oportet<text:line-break/>hominem exercitatum ratidne esae, • quicunque voluerit non<text:line-break/>salum alscctua ipsius qualitatem, . scd affectum quoque lo-<text:line-break/>curn probe dignoscerer</text:span><text:span text:style-name="T3"> Verum exercitatio decenter fiet,</text:span></text:p>
      <text:p text:style-name="P6"><text:span text:style-name="T17">uon si quaeramus an dicere oporteat, vesicae cervicem ob<text:line-break/>lapidem vel grumum obstiuctam affectam esse ; an ipsa non<text:line-break/>affecta, actionem laesam esse. Haec igitur ad artem super-<text:line-break/>vacanea Archigenes quaerit; alii vero ultra haec proceden-<text:line-break/>tes, ne laesum quidem esse actionem dicunt; fieri enim ip-<text:line-break/>sam , musculo veficae cervicem cousiringente laxato , vefica<text:line-break/>autem spsa circa urinam in se contentam contracta, rnuscu-<text:line-break/>lis vero abdominis simul exprimentibus. Quum itaque et<text:line-break/>vesica illaesam suam functionem habeat et musculos volun-<text:line-break/>tas prout iinperat moveat, superiores quidem intendens,<text:line-break/>eum vero, qui cervicem ciccumdat, laxans, quomodo, in-<text:line-break/>qninnt, recte poterit aliquis suspicari laesam esse actionem?<text:line-break/>Quapropter isti dicere coguntur, ilclruriae affectum fieri non<text:line-break/>laesa, sed impedita mejendi actione; tanquam arti medi-<text:line-break/>cae opem ferant, si vocabulum </text:span><text:span text:style-name="T20">laedi</text:span><text:span text:style-name="T17"> transmutantes </text:span><text:span text:style-name="T20">impe-<text:line-break/>diri</text:span><text:span text:style-name="T17"> dixerint. Sed hujusmodi quaestiones., ut diximus, lo-<text:line-break/>gicae quaedam sunt ac rationem exercent, neque-ad asse-</text:span></text:p>
      <text:p text:style-name="P6"><text:span text:style-name="T3">ctuum dignotionem, neque ad locorum affectorum inventio-<text:line-break/>nem conferunt. Verum quae nuper a nobis prolata est,<text:line-break/>propositi operis propria est. sntelligitur autem ex ipsa jam<text:line-break/>tantum, cognoscere oportere primum quidem per anatomen<text:line-break/>accurate cujusque partis substantium, quae et qualis sit; de-<text:line-break/>inde vero et actionem et societatem, qiiam cuni proximis<text:line-break/>habet partibus, quae situs vocabulo comprehenditur. Quin-<text:line-break/>etiam et partium usus ad affectorum locorum inventionem<text:line-break/>magnopere conducit; actiones enim motus sunt partium acti-<text:line-break/>ni; usus vero omnibus insunt, etiam </text:span><text:span text:style-name="T5">nihi!</text:span><text:span text:style-name="T3"> agentibus. Ergo<text:line-break/>quod ad urinae redditionem pertinet, excretionis actio fit U<text:line-break/>vesicae contractione, concurrente interdum musculorum ab-<text:line-break/>dominis auxilio, quum vel admodum pauca continetur uri-<text:line-break/>na , aut vesica ipsa infirma est; reliquae vero partes omnes<text:line-break/>utiles sunt ad actionem. Nisi enim vesica ipsa toto spatio<text:line-break/>sic figurata fuisset, ac cervix ipsius tota suisset perforata, et<text:line-break/>ureteres oblique inserti in ipsam fuissent, frusira habuisset</text:span></text:p>
      <text:p text:style-name="P6"><text:span text:style-name="T3">contrahendi motum. Ex horum itaque notitia et allectae<text:line-break/>partes et affectus ipsarum dignoscuntur, non ex ea quae-<text:line-break/>sitione, qua investigatur, utrum dicere oporteat, obstructum<text:line-break/>instrumentum esse affectum, an affectione carere. Consimi-<text:line-break/>lis huic est quaestio et de iis quae adhuc alliciuntur partibus,<text:line-break/>sed in se nondum proprium affectum habent,- vocant autem<text:line-break/>proprium affectum, quando superata causa ipsum efficiente,<text:line-break/>permanet; hac igitur confideratioue rursus dicunt nonnulli<text:line-break/>nequaquam affectum esse eaput per eos capitis dolores, qui a<text:line-break/>bilioso humore in ventriculo contento proveniunt; eo nam-<text:line-break/>que per vomitum ejecto, capitis dolorem protinus quiescere;<text:line-break/>ut fi post vomitum nihilominus permanserit, tum dicant affe-<text:line-break/>ctum esse caput; idqne multo magis, quum similia suffusioni<text:line-break/>symptomata oculis oboriuntur, cumulatis in orificio ventri-<text:line-break/>culi excrementis; haec enim veluti umbras quasdam esse af-<text:line-break/>fectuum. In omnibus his quaestionibus plurimum occupati<text:line-break/>maiores nostii pauca de affectorum locorum dignotione scri-</text:span></text:p>
      <text:p text:style-name="P6"><text:span text:style-name="T3">pserunt. Nos vero contraria incedemus via, exercentes et<text:line-break/>ut dixerit quispiam, instruentes studiosos, ut dignotiorns<text:line-break/>partium affectarum peritissimi evadant. Igitur quemadmo-<text:line-break/>dum paulo ante propofitinn erat, quod distenta vesica horno<text:line-break/>urinam reddere non posset, ita nunc subjiciatur, citra vesi-<text:line-break/>cae tumorem urinae suppressionem saetam esse. Ergo ne-<text:line-break/>cesse est per ejusmodi ischuriam vel ureteras vel renes esse<text:line-break/>obstructos. Quapropter rursus hic intueri oportet, nuni<text:line-break/>antequam supprimeretur urina, aut lapidis, aut inflammatio-<text:line-break/>nis, aut alterius cujuspianr mali praecesserint symptomata.<text:line-break/>Consideranda quoque est universi corporis dispositio, ut post-<text:line-break/>simus, quoad artificiosa conjectura permiserit, distinguere,<text:line-break/>utrum in ipsis renibus a lapide, vel crassis humoribus suerit<text:line-break/>obstructio, an in vocatis ureteribus, qui meatus sunt a reni-<text:line-break/>bus ad veficam exporrecti. Quaedam namque ad exquisi-<text:line-break/>tam veniunt dignotionem, ut paulo ante dicebamus de iis<text:line-break/>quae affectae substantiae proprietatem declarant; quaedam</text:span></text:p>
      <text:p text:style-name="P6"><text:span text:style-name="T17">vero artificiosae conjecturae subjacent, proptereaque prolixa<text:line-break/>evadit oratio, etiam si quis ableget sophistas, quemadmodum<text:line-break/>et nunc sane Asclepiadem negligimus, qui de urinae in vesi-<text:line-break/>ca collectione, ut alibi coarguimus, scripsit abiurda. Porro<text:line-break/>ea etiam quae de prinripe animae facultate scripta sunt ab<text:line-break/>iis, qui eam in corde consistere existimant, omnes anatomici<text:line-break/>jam damnarunt, atque Archigenis sectatores, quum ab hac<text:line-break/>opinione aperte discedere non sustineant, eamque convinci<text:line-break/>videant cum per alia multa, tum maxime in phreniticorum<text:line-break/>lethargicorumque curationibus, sursum ac deorsum termones<text:line-break/>suos volutant, alias alia dicentes, quamvis nihil omnino de-<text:line-break/>clarent, cujus generis est </text:span><text:span text:style-name="T15">et </text:span><text:span text:style-name="T17">tertius Archigenis liber de locis<text:line-break/>affectis. A nobis vero de principe animae facultate in li-<text:line-break/>bris de Hippocratis Platonisque placitis copiosissime dictum<text:line-break/>est; nunc vero, velut hac demonstrata, affectarum par-<text:line-break/>tium contemplationem perficiemus. Quod autem omnibus<text:line-break/>affectis partibus locisque commune est, id non lu logi-.</text:span></text:p>
      <text:p text:style-name="P6"><text:span text:style-name="T17">eam, sed necessariam quaestionem porrectum, </text:span><text:span text:style-name="T20">jam</text:span><text:span text:style-name="T17"> enarrare<text:line-break/>aggrediar.</text:span></text:p>
      <text:h text:style-name="Heading_20_2" text:outline-level="2">Cap. II.</text:h>
      <text:p text:style-name="P99"><text:span text:style-name="T17">Omnium corporis animantis functionum<text:line-break/>unicuique pars quaedam propria est, per quam editur; ac<text:line-break/>proinde functionem laedi necesse est, parte ipsam efficiente<text:line-break/>aliquo modo affecta. Interdum vero accidit adeo facile mor-<text:line-break/>bum solvi, ut siciul atque efficiens causa suerit separata,<text:line-break/>quamprimum ipse cesset; interdum ita est solutu difficilis,<text:line-break/>ut diutius permaneat, </text:span><text:span text:style-name="T20">causa etiam ablata.</text:span><text:span text:style-name="T17"> Accidit etiam<text:line-break/>nonnunquam, ut efficiens causa pertranfiens, non firmatum<text:line-break/>in parte faciat morbum, huncque Archigenes cum umbra af-<text:line-break/>fectus comparat, veluti quum suffusis similia quaedam oculi<text:line-break/>imaginantur, collecto lu ore ventriculi tenui excremento;<text:line-break/>nam inde vaporibus quibusdam in oculos sublatis, lu eos vi-<text:line-break/>dendi facultas incidens, iisdem imaginibus, quibus per suffu-<text:line-break/>liones, afficitur; idque maxime evenire solet lu iis, quibus<text:line-break/>eculormn humor exquisite purus est, et optica facultas quam</text:span></text:p>
      <text:p text:style-name="P6"><text:span text:style-name="T17">facillime </text:span><text:span text:style-name="T3">sentit. Eandem ob causam, ubi sanguinis eruptio,<text:line-break/></text:span><text:span text:style-name="T17">aut vomitus </text:span><text:span text:style-name="T3">per morbos expectatur, hujusmodi symptomata<text:line-break/></text:span><text:span text:style-name="T17">interdum </text:span><text:span text:style-name="T3">apparent, de quibus Hippocrates in prognostico<text:line-break/></text:span><text:span text:style-name="T17">hunc </text:span><text:span text:style-name="T3">in modum scripsit: Quicunque </text:span><text:span text:style-name="T6">vero in non lethali fe-<text:line-break/></text:span><text:span text:style-name="T20">bre dixerit </text:span><text:span text:style-name="T6">caput dolere , aut ante oculos tenebrosum quid-<text:line-break/></text:span><text:span text:style-name="T20">dam </text:span><text:span text:style-name="T6">obversari, si cardiogrnos accescerit, is bilem evomet. -<text:line-break/></text:span><text:span text:style-name="T20">Ac</text:span><text:span text:style-name="T17"> </text:span><text:span text:style-name="T3">paulo post: </text:span><text:span text:style-name="T6">Quibus vero in hujusmodi febre caput do-<text:line-break/></text:span><text:span text:style-name="T20">lentibus pro </text:span><text:span text:style-name="T6">.tenebris ante oculos apparentibus vijus</text:span><text:span text:style-name="T3"> hebe-<text:line-break/></text:span><text:span text:style-name="T20">Utdo </text:span><text:span text:style-name="T6">contingit, aut vibrantes siplendores ipsis</text:span><text:span text:style-name="T3"> objiciuntur,<text:line-break/></text:span><text:span text:style-name="T20">ac pro </text:span><text:span text:style-name="T6">cardiogrno in hypochondria dextra aut sinistra ali-<text:line-break/></text:span><text:span text:style-name="T20">quid </text:span><text:span text:style-name="T6">contenditur,. neque cum dolore , neque cum inflamma-<text:line-break/></text:span><text:span text:style-name="T20">tione , </text:span><text:span text:style-name="T6">his pro vomitu sanguis e naribus siuxurus expeotan-<text:line-break/></text:span><text:span text:style-name="T20">sius </text:span><text:span text:style-name="T6">esu</text:span><text:span text:style-name="T3"> Haec est verborum Hippocratis series, quibus do-<text:line-break/></text:span><text:span text:style-name="T17">cuit </text:span><text:span text:style-name="T3">saepenumero contingere,. ut ab humoribus lu ventriculo<text:line-break/></text:span><text:span text:style-name="T17">collectis </text:span><text:span text:style-name="T3">imagines quaedam oculis objiciantur. Quod </text:span><text:span text:style-name="T17">si </text:span><text:span text:style-name="T3">ni-<text:line-break/></text:span><text:span text:style-name="T17">hll </text:span><text:span text:style-name="T3">omnino ab humoribus ascenderet </text:span><text:span text:style-name="T15">ad </text:span><text:span text:style-name="T3">oculos, nullum hn-<text:line-break/>jusrnodi symptomatum eveniret; quemadmodum neque fi vcl</text:span></text:p>
      <text:p text:style-name="P6"><text:span text:style-name="T17">ad aurium, vel ad narium meatus, vel etiam ad linguae cor-<text:line-break/>pus, quicquarn transferatur. Unde manifestum est, quod<text:line-break/>oportet oculos participes fieri affectionis ventriculum infe-<text:line-break/>stantis , si videndo debeat animal errare. Ita etiam quum<text:line-break/>rursus dicit Hippocrates: </text:span><text:span text:style-name="T20">Quibus dejectiones biliosae Junt,<text:line-break/>siurditate superveniente finiuntur • et</text:span><text:span text:style-name="T17"> quibus </text:span><text:span text:style-name="T20">surditas adesi,<text:line-break/>desinit quum dejectiones sequuntur biliosae•</text:span><text:span text:style-name="T17"> quis est adeo<text:line-break/>demens interpres, ut omittat in hujus sermonis enarratione<text:line-break/>aurium affectum, ac tum dicat nasci surditatem, quum bilis,<text:line-break/>quac ante per alvum vacuabatur, ad oculos effertur? Igi-<text:line-break/>tur semper incipere necessarium est a laesae actionis instru-<text:line-break/>mento ; deinde quaerere, quis sit ipsi laesionis motus; utrum<text:line-break/>affectus jam stabilis ac firmus, an qui adhuc quidem fiat,<text:line-break/>stabilitatem autem nondum ht adeptus</text:span><text:span text:style-name="T15">; </text:span><text:span text:style-name="T17">quod si fiat,</text:span><text:span text:style-name="T21">A</text:span><text:span text:style-name="T17">utfum<text:line-break/>causa, quae inorbum efficit, in ipsa parte contineatur, an per<text:line-break/>ipsam transeat. Etenim arefacto immodice humore crystal-<text:line-break/>loide, perseverabit in parte laesio et substantiae ipsius pro-<text:line-break/>prius affectus; si vero crassus humor lu pupilla constiterit,</text:span></text:p>
      <text:p text:style-name="P6"><text:span text:style-name="T3">substantia quidem nondum laesa est. Verum symptomatis<text:line-break/>causa lu oculo ipso continetur; sed tum per ipsum transit,<text:line-break/>quum evaporans humor consistit lu ventriculo, ' Tunc au-<text:line-break/>tem sclum arbitrari affectam esse partem, quum iubstaiitiae<text:line-break/>ipsius affectus permanens suerit, legislatorum est, qui Grae-<text:line-break/>cis nominibus propria significata instituunt. Enirnvero ubi<text:line-break/>vehemens dolor intestinum cruciat, firmato in una quadam<text:line-break/>parte dolore, ac tanquam pertundente, quo pacto vel nequa-<text:line-break/>quanr affectum esse intestinum</text:span><text:span text:style-name="T15">, </text:span><text:span text:style-name="T3">aut affectum in ipso non esse<text:line-break/>quis dixerit </text:span><text:span text:style-name="T7">Ϊ </text:span><text:span text:style-name="T3">quanquarn interdum hujusmodi dolores, ex-<text:line-break/>creto nitreo quodam humore, vel unico temporis momento<text:line-break/>finiuntur; non tamen alitrd esse quidpiam doloris causam<text:line-break/>conjectare licet, praeter humoiem excretum. Quo enim<text:line-break/>excreto illico dolorem sedari fequitur, id omnes homines do-<text:line-break/>loris cansarn esse crediint, naturali quodam axiomate, quod<text:line-break/>ex feipsu ad hujusmodi causarum diguotionem fidem habere<text:line-break/>ridetur, ldreniiu, quo nos tangente liic aliquis affectus sit,</text:span></text:p>
      <text:p text:style-name="P6"><text:span text:style-name="T3">et quo separato statim cessat, causam esse omnes homines<text:line-break/>crediderunt. Sic enim et ignem ustionis et gladium sectio-<text:line-break/>nis causam esse credimus, atque unumquodque aliorum eo-<text:line-break/>dem modo. Ergo et vacuatum humorem ejus affectus cau-<text:line-break/></text:span><text:span text:style-name="T17">fam </text:span><text:span text:style-name="T3">fuisse, qui </text:span><text:span text:style-name="T17">quo </text:span><text:span text:style-name="T3">tempore in parte continebatur, fiebat,<text:line-break/></text:span><text:span text:style-name="T17">putandum </text:span><text:span text:style-name="T3">est; sed an ob id quod vehementer refrigeraret,<text:line-break/>aut calefaceret, aut </text:span><text:span text:style-name="T17">in </text:span><text:span text:style-name="T3">totum per intemperiem locum infe-<text:line-break/></text:span><text:span text:style-name="T17">staret; an </text:span><text:span text:style-name="T3">quia per continua corpora transiret, ea ad 'excre-<text:line-break/></text:span><text:span text:style-name="T17">tioiiem ni </text:span><text:span text:style-name="T3">quadam excitans; aut ob flatulentum spiritum ab<text:line-break/></text:span><text:span text:style-name="T17">eo exortum, </text:span><text:span text:style-name="T3">qui continentum partem extenderet; aut ob vi-<text:line-break/></text:span><text:span text:style-name="T17">olentam </text:span><text:span text:style-name="T3">impactionem</text:span><text:span text:style-name="T17">; an </text:span><text:span text:style-name="T3">quia eroderet et morderet; non-<text:line-break/></text:span><text:span text:style-name="T17">dum ex </text:span><text:span text:style-name="T3">utilitate post evacuationem manifestum est; sed so- </text:span><text:span text:style-name="T17">•<text:line-break/>lum quod, quum </text:span><text:span text:style-name="T3">continebatur, moleste laederet. Igitur<text:line-break/></text:span><text:span text:style-name="T17">non solum </text:span><text:span text:style-name="T3">putare oportet hujusmodi humorem esse causam<text:line-break/></text:span><text:span text:style-name="T17">doloris, verum </text:span><text:span text:style-name="T3">partem quoque, in qua continebatur, illo<text:line-break/></text:span><text:span text:style-name="T17">tempore affici, </text:span><text:span text:style-name="T3">quo ob humoris praesentiam dolore crucia-<text:line-break/></text:span><text:span text:style-name="T17">tur. . </text:span><text:span text:style-name="T3">Sic etiam affici </text:span><text:span text:style-name="T6">aliquem</text:span><text:span text:style-name="T3"> dicimus, quum aliquid extrin-<text:line-break/></text:span><text:span text:style-name="T17">secus </text:span><text:span text:style-name="T3">induit, vel calefaciens, ut ignis, vel refrigerans, ut<text:line-break/>nix, vel contundens;- </text:span><text:span text:style-name="T15">nt </text:span><text:span text:style-name="T3">lapis, quo separato protinus finitus</text:span></text:p>
      <text:p text:style-name="P6"><text:span text:style-name="T3">fuerit affectus; nemine propter hoc dicente, partem non fu-<text:line-break/>isse affectam, quod in ipsa nulla affectio reliqua sit. Igitur<text:line-break/>tanquanr nobis et nomine affectus et verbo affici ad hunc<text:line-break/>modum usuris, ita dicendis animum a</text:span><text:span text:style-name="T5">dbi</text:span><text:span text:style-name="T3">be, in ipsis inspici—<text:line-break/>ens utilitatem, tum ad praenotiones tum curationes. Fit<text:line-break/>enim nonnunquam a cansa quadam affectus, non tamen, si<text:line-break/>qua ratione fit separata causa, is jam permanentem habet<text:line-break/>dispofitionem; interdum autem partim jam factus est, par-<text:line-break/>tim etiamdum fit; saepenuinero fieri desiit, abeunte causa,<text:line-break/>jam vero perseverans manet dispositio. Velnti in dysente-<text:line-break/>ria mordax humor causa est affectus, ut qui ab initio et ab- .<text:line-break/>sterget et abradit, dein temporis tractu ulcerat intestinum </text:span><text:span text:style-name="T15">;.<text:line-break/></text:span><text:span text:style-name="T3">quod si antequam'ulcus induxerit, effluere desinat, affectus<text:line-break/>ipse nondum dysenteria dicetur; fi vero ulcus praeoccupet<text:line-break/>intestinum, non amplius factus simul cum humore finitur </text:span><text:span text:style-name="T6">af-<text:line-break/>fectus.</text:span><text:span text:style-name="T3"> Nec officit quicquam nobis in praesentia paulatim<text:line-break/>progrediens oratio, quam acervalem vocant; communis<text:line-break/>enim est ex ipsa difficultas ad mulla visae utilia, de quibus</text:span></text:p>
      <text:p text:style-name="P6"><text:span text:style-name="T3">nobis priores tum medici tum philosophi loquuti sunt ac<text:line-break/>demonstrationes fecerunt; proinde milii supervacaneum ei-<text:line-break/>set ea nunc recensere , praesertim quum habeam in ipsa hac<text:line-break/>parte artis, unde dllfictlltatem ostendam. Quod enim in<text:line-break/>quodam tempore generentur affectus, omnes concedunt, an<text:line-break/>vero quemadmodum , quum domus fit, nondum est domus,<text:line-break/>sed totum hoc simul, quae fit domus, eodem etiam pacto<text:line-break/>unusquisque morbus quo tempore sit, eft quidem in fieri,<text:line-break/>nondum tamen 'existit, id quaestione dignum esu Neque<text:line-break/>enim omnium quae fiunt eadem natura est; sed quae et si-<text:line-break/>milaria sunt et nullam figuram congenitam habent, eorum<text:line-break/>substantia protinus ab initio eadem est; dissimilaria vero, et<text:line-break/>quibus varia est forma, essentiam generatione posteriorem<text:line-break/>habere possunt. Non enim domus simul fiunt fundamenta,<text:line-break/>parietes, fastigium, tegulae, januae, fenestiae, ex quibus<text:line-break/>omnibus eo modo compofilis atque iu unam formam reda-<text:line-break/>ctis, domus ipsius substantia composita est; 'morbus vero et<text:line-break/>calidus et frigidus et humidus et ficcus, quum primum ab</text:span></text:p>
      <text:p text:style-name="P6"><text:span text:style-name="T3">initio corpus sanos temperamenti limites excesserit, eandem<text:line-break/>sibi ipsi naturum habet. Etenim si is ob parvitatem plerum-<text:line-break/>que et nostram dignotionem et aegrotantium sensum effugiat,<text:line-break/>propriam tamen habet speriem. ita vero inflammatio quo-<text:line-break/>que, in quacunque animalis parte constiterit, maxima vel<text:line-break/>miniuia, unus atque idem est affectus, non specie, sed ma-<text:line-break/>gnitudinis disserentia varius. At quod possint aliquae afie-<text:line-break/>ctiones in corporibus consistere, quae ob exiguitatem non-<text:line-break/>dnrn appareant, argumento est gutta longo temporis tractu<text:line-break/>saxum excavans, de qua recte carmen hoc proditum esse<text:line-break/>creditur.</text:span></text:p>
      <text:p text:style-name="P3"><text:span text:style-name="T6">Gutta cavat lapidem,-saepe cadentis apuae.</text:span></text:p>
      <text:p text:style-name="P5"><text:span text:style-name="T3">Neque tamen uno vel duobus vel tribus vel quatuor<text:line-break/>aquae ictibus in saxum incidentibus, quando ne centesi-<text:line-break/>mo quidem, Ienfibilis risa est caritas; neque etiam fieri pot-<text:line-break/>est, ut primo nihil efficiente, alter aliquid faciat; quippe qui<text:line-break/>habet eandem, quam primus habuit, ad saxum rationem»<text:line-break/>Ergo si secunda gutta in saxum quippiam effecerit, ipsum a</text:span></text:p>
      <text:p text:style-name="P6"><text:span text:style-name="T3">prima non nihil mutatum fuisse necesse est, nt non omnino<text:line-break/>fidem, quale ab initio fuerat, permanserit. Etenim si ipsum<text:line-break/>omnino idem permaneat, atque ageiis quoque in ipsum cau- .<text:line-break/>sa aquae gutta, necesse est, quemadmodum a primo ictu,<text:line-break/>non affectum cst, ita neque </text:span><text:span text:style-name="T6">a</text:span><text:span text:style-name="T3"> secundo; quod si fateare, ne-<text:line-break/>que a tertio, nam eadem ratio est; ita vero et de quarto et<text:line-break/>quinto et reliquis deinceps omnibus; etenim quoad eodem<text:line-break/>modo se habente saxo eadem quoque causa accesserit, nihil<text:line-break/>amplius essirietur. Quod si a millesimo ictu sensibilis vide-<text:line-break/>atur fari cavitas, necesse est unumquemque ictum dicere<text:line-break/>millefimam partem effecisse apparentis primum sensilis in sa-<text:line-break/>xo affectus. Quum itaque causae agunt in corpus, species<text:line-break/>affectus ab initio est eadem, tamen ob exiguitatem non appa-<text:line-break/>ret. At vero ita exigui affectus, separatis causis efficienti-<text:line-break/>bus, illico finiuntur, natura ipsos sanante; nam illi soli ex-<text:line-break/>terno egent auxilio, quos ob magnitudinem natura vincere<text:line-break/>non potest. Igitur hac ratione, quum primum mordax hu-</text:span></text:p>
      <text:p text:style-name="P6"><text:span text:style-name="T17">mor </text:span><text:span text:style-name="T3">aliquod intestinorum deluserit, quamvis id, quod fa-<text:line-break/></text:span><text:span text:style-name="T17">ctum est, </text:span><text:span text:style-name="T3">nondum videatur, nihilominus affectio ipsii sub dys-<text:line-break/></text:span><text:span text:style-name="T17">enteriae </text:span><text:span text:style-name="T3">specie comprehenditur; Quemadmodum igitur na-<text:line-break/></text:span><text:span text:style-name="T17">tura </text:span><text:span text:style-name="T3">.parva quaedam ulcera, quae nonnunquam eveniunt,<text:line-break/></text:span><text:span text:style-name="T17">citra </text:span><text:span text:style-name="T3">quodcunque medicamentum sanavit, ita et intestinorum<text:line-break/></text:span><text:span text:style-name="T17">abrestoiies. </text:span><text:span text:style-name="T3">Hac ergo ratione neque verunr </text:span><text:span text:style-name="T17">est </text:span><text:span text:style-name="T3">omnino,<text:line-break/></text:span><text:span text:style-name="T17">quod a </text:span><text:span text:style-name="T3">quibusdam dicitur, nullum per hujusmodi syrnpto-<text:line-break/></text:span><text:span text:style-name="T17">rnata </text:span><text:span text:style-name="T3">relinqui coiporum affectum. Quod fi verum esset,<text:line-break/></text:span><text:span text:style-name="T17">tamen </text:span><text:span text:style-name="T3">intestina tum eraut affecta, quum ab acrimonia </text:span><text:span text:style-name="T6">deje -<text:line-break/></text:span><text:span text:style-name="T17">ctionum </text:span><text:span text:style-name="T3">corrosis intestinis dolor notatu dignus percipieba-<text:line-break/></text:span><text:span text:style-name="T17">tur. </text:span><text:span text:style-name="T3">Hoc autem </text:span><text:span text:style-name="T17">in </text:span><text:span text:style-name="T3">omni subsequenti oratione </text:span><text:span text:style-name="T17">tanquam </text:span><text:span text:style-name="T3">ele-<text:line-break/></text:span><text:span text:style-name="T17">mentum </text:span><text:span text:style-name="T3">quoddain a nobis observetur, sitque hoc initium<text:line-break/></text:span><text:span text:style-name="T17">methodi, </text:span><text:span text:style-name="T3">qua inveniri debent sedes asseclae, uullani actionem<text:line-break/></text:span><text:span text:style-name="T17">unquam </text:span><text:span text:style-name="T3">laedi, nisi pars quae ipsam sacit, affecta fit; fi enim<text:line-break/></text:span><text:span text:style-name="T17">vel </text:span><text:span text:style-name="T3">dolor, vel tumor praeter naturam aliquis lu ea sit, om-<text:line-break/></text:span><text:span text:style-name="T17">nino </text:span><text:span text:style-name="T3">aliqua re affecta est: et magis praeterea, quum actio lae-<text:line-break/></text:span><text:span text:style-name="T17">ditur. </text:span><text:span text:style-name="T3">At antea etiam dictum est, qnod ab excretorum na-<text:line-break/></text:span><text:span text:style-name="T17">tura </text:span><text:span text:style-name="T3">affectae senis conjectura sacieuda sit. Id vero bifariam</text:span></text:p>
      <text:p text:style-name="P6"><text:span text:style-name="T3">oportere fieri constat, vel </text:span><text:span text:style-name="T15">ab </text:span><text:span text:style-name="T3">excretae substantiae proprie-<text:line-break/>tate, vel ab iis quae in ipsa continentur. Similiter dixi-<text:line-break/>mus ab adnatis interdum rebus de locis affectis conjecturam<text:line-break/>sumi posse; sunt autem de symptomatum genere et haec,<text:line-break/>permultasque habent luter se differentias</text:span><text:span text:style-name="T15">, </text:span><text:span text:style-name="T3">de quibus rursum<text:line-break/>disseretur.</text:span></text:p>
      <text:h text:style-name="Heading_20_2" text:outline-level="2">Cap. III.</text:h>
      <text:p text:style-name="P99"><text:span text:style-name="T3">Nunc vero rursus ad principium sermo-<text:line-break/>nem reducamus, in singulis partibus studentes invenire signa<text:line-break/>indicantia tum eos, qui in ipsarum propria substantia con-<text:line-break/>sistunt, affectus, tum illos, qui ipsis ut organis insident<text:line-break/>Rursus lu utrisque separemus et discernamus </text:span><text:span text:style-name="T6">a</text:span><text:span text:style-name="T3"> factis jam<text:line-break/>affectibus eos, qui etiamdum fiunt, sed permanentem non-<text:line-break/>dum habeirt dispositionem; item a causis quae lu affecta<text:line-break/>parte continentur, eas, quae ea tanquam transitu duntaxat<text:line-break/>utuntur. Quod vero ex dictis quidam componantur modi,<text:line-break/>fatis conflati Praeterea distinguamus affectus, qui per con-<text:line-break/>sensum alterius partis accidunt, </text:span><text:span text:style-name="T6">a</text:span><text:span text:style-name="T3"> propriis affectibus; • nam<text:line-break/>magis proprium fuerit proprium affectum, quam, ut medici</text:span></text:p>
      <text:p text:style-name="P6"><text:span text:style-name="T3">solent, primarium affectum, nominare, Opposito in divisione<text:line-break/>affectu per consensum, proprio. Ergo , quum proprie vo-<text:line-break/>cabulis uti voluerimus, primario quidem affectui sccundari-,<text:line-break/>um, aut posteriorem opponemus; ei vero qui per consensum<text:line-break/>est, propriunr. Equidem in idenr evenire saepenumero<text:line-break/>potest, et per consensum et propria affectione jam aegrota-<text:line-break/>re, quum in affecta per </text:span><text:span text:style-name="T6">consensum</text:span><text:span text:style-name="T3"> parte permanens facta est<text:line-break/>dispositio; neque enim primario, sed secundario et proprie<text:line-break/>ipsam tum affici dicemus. Id vero dilucide et in externis<text:line-break/>rideri potest; ut quum in corpore plethorico, oborto ingenti<text:line-break/>bubone ab ulcere, ulcus inductum fuerit cicatrice, perma-<text:line-break/>neat autem etiamdurn bubo, vel in suppuratam iusiammatio-<text:line-break/>nem tranfiens, vel in scirrholiun affectum, quem strumam<text:line-break/>appellanti Nemo igitur primarios dixerit hujusmodi mor-<text:line-break/>bos, qui ob alium praecedentem evenerunt; at per conscn-<text:line-break/>surn factos ad hujusmodi transire idiopathiarn, perinde ac fi<text:line-break/>protinus ab initio protopathia ipsis accidisset- At in praes-,<text:line-break/>entia utiliter meminerimus eorum, quae in libro de medicis</text:span></text:p>
      <text:p text:style-name="P6"><text:span text:style-name="T3">nominibus diximus, ubi de significatis est sermo, quae pessi-<text:line-break/>me a recentioribus tum medicis tuni philosophis coufun-<text:line-break/>duntnu Maxime enim proprius vocabuli </text:span><text:span text:style-name="T6">ajsiectus</text:span><text:span text:style-name="T3"> usus est<text:line-break/>contrarius voci actionis; agere nempe id dicitur, quod ex se<text:line-break/>ipso motum obtinet; allici vero, quod motum habet ab alio.<text:line-break/>Quum itaque duo sint genere motus, alteratio et latio; ubi<text:line-break/>ad permanentem affectum alteratio pervenerit, appellatur<text:line-break/>morbus, si videlicet fit assectus praeter naturam; sed abu-<text:line-break/>tuntur interdum, et hunc etiam affectum pathos nominant.<text:line-break/>Quare si quis Graecorunr (fictionem sequatur, partes potius<text:line-break/>affini dicet, quibus motus insunt praeter naturam; ut eas,<text:line-break/>quae affectus jam habent praeter naturam, si proprie lo-<text:line-break/>quatur, aegrotare potius quam affici dicet; quod si ah<text:line-break/>usu recesserit, non solum aegrotare, sed et affici. Quod<text:line-break/>autem semper dicere consuevi, nunc quoque dicam; in<text:line-break/>eis doctrinis, in quibus scientia acquiritur, sutis est, si<text:line-break/>quis vocabulum atque significatum ejus pro docloris volun-<text:line-break/>tale proferens procedat deinceps ad rerum enarrationem.</text:span></text:p>
      <text:p text:style-name="P6"><text:span text:style-name="T17">Ego </text:span><text:span text:style-name="T3">vero propterea nunc memini significatorum</text:span><text:span text:style-name="T15">, </text:span><text:span text:style-name="T3">quia<text:line-break/></text:span><text:span text:style-name="T17">nonnulli </text:span><text:span text:style-name="T3">non solum Graecorum vocabuloram significata<text:line-break/></text:span><text:span text:style-name="T17">pervertunt, </text:span><text:span text:style-name="T3">sed et eos, qui recte utuntur, calumniantur.<text:line-break/></text:span><text:span text:style-name="T17">Tales autem sunt </text:span><text:span text:style-name="T3">ii, qni dicunt, lu laesis actionibus,<text:line-break/></text:span><text:span text:style-name="T17">partes </text:span><text:span text:style-name="T3">interdum non affici, eo quod nondum permanen-<text:line-break/></text:span><text:span text:style-name="T17">tem </text:span><text:span text:style-name="T3">'habent affectionem, ut in capitis dolore propter<text:line-break/></text:span><text:span text:style-name="T17">hmnores </text:span><text:span text:style-name="T3">lu ventriculc' contentos oborto. Nam mutata<text:line-break/></text:span><text:span text:style-name="T17">ratione, </text:span><text:span text:style-name="T3">si quis de nominibus certare velit, magis pro-<text:line-break/></text:span><text:span text:style-name="T17">prie </text:span><text:span text:style-name="T3">iuterpretando dicet, affici quidem caput, quum ven-<text:line-break/></text:span><text:span text:style-name="T17">triculi consensu </text:span><text:span text:style-name="T3">afficitur; </text:span><text:span text:style-name="T17">aegrotare </text:span><text:span text:style-name="T3">vero, quum proprio<text:line-break/></text:span><text:span text:style-name="T17">affectu laborat; </text:span><text:span text:style-name="T3">et ipsum quoque ventriculum </text:span><text:span text:style-name="T17">affici </text:span><text:span text:style-name="T3">qui-<text:line-break/></text:span><text:span text:style-name="T36">dem', </text:span><text:span text:style-name="T17">quum </text:span><text:span text:style-name="T3">a pravis vexatur humoribus; aegrotare vero,<text:line-break/></text:span><text:span text:style-name="T36">quali </text:span><text:span text:style-name="T17">aut </text:span><text:span text:style-name="T3">propria intemperie, aut ob inflammationem, veI<text:line-break/></text:span><text:span text:style-name="T36">ulcus</text:span><text:span text:style-name="T17">, vel </text:span><text:span text:style-name="T3">abscessum, praeter naturam • afficitur. </text:span><text:span text:style-name="T17">' Quod </text:span><text:span text:style-name="T3">si<text:line-break/></text:span><text:span text:style-name="T36">quis </text:span><text:span text:style-name="T17">omnino voluerit </text:span><text:span text:style-name="T3">accuratiori quaestione </text:span><text:span text:style-name="T6">ista</text:span><text:span text:style-name="T3"> disputare<text:line-break/></text:span><text:span text:style-name="T36">more </text:span><text:span text:style-name="T17">dialectico, interdum simul atque </text:span><text:span text:style-name="T3">alimenta fuerint cor-<text:line-break/></text:span><text:span text:style-name="T36">rupta, </text:span><text:span text:style-name="T17">coctionis </text:span><text:span text:style-name="T3">quoque actionem laesam esse dicet ; luter-<text:line-break/></text:span><text:span text:style-name="T36">dmu </text:span><text:span text:style-name="T17">hanc quidem </text:span><text:span text:style-name="T3">illaesam esse, </text:span><text:span text:style-name="T17">illa </text:span><text:span text:style-name="T3">vero esse corrupta.<text:line-break/></text:span><text:span text:style-name="T36">Nam </text:span><text:span text:style-name="T17">corruptionis </text:span><text:span text:style-name="T3">ciborunr tres' primae ac veluti generalissi-</text:span></text:p>
      <text:p text:style-name="P7"><text:span text:style-name="T17">mae. </text:span><text:span text:style-name="T36">sunt </text:span><text:span text:style-name="T17">differentiae, una quidem per.proprios ventriculi<text:line-break/></text:span><text:span text:style-name="T36">morbos, altera </text:span><text:span text:style-name="T17">a pravis humoiibusin ipso accumulatis, ter-<text:line-break/></text:span><text:span text:style-name="T36">tia ab alimentorum'</text:span><text:span text:style-name="T17">qualitate. Quae, igitur sua natura aut<text:line-break/></text:span><text:span text:style-name="T36">Jiidorulentam, aut </text:span><text:span text:style-name="T17">acidam, aut virulentam, aut putridam,<text:line-break/></text:span><text:span text:style-name="T36">•aut omnino </text:span><text:span text:style-name="T17">corruptioni olmoxiain habent, quaeque ex prae-<text:line-break/></text:span><text:span text:style-name="T36">•paraticnis </text:span><text:span text:style-name="T17">modo ad hujusmodi affectionem aliquam deducta<text:line-break/></text:span><text:span text:style-name="T36">sunt, alarum est </text:span><text:span text:style-name="T17">ea in ventriculo corrumpi; atque hoc ino-<text:line-break/></text:span><text:span text:style-name="T36">do ineoncecta esse.scrtasse </text:span><text:span text:style-name="T17">dicentur.,. Se.d oritur controversia<text:line-break/></text:span><text:span text:style-name="T36">de affecta, tunc ob haec </text:span><text:span text:style-name="T17">concoquendi functione, nonnullis<text:line-break/></text:span><text:span text:style-name="T36">quidem per hujusmodi </text:span><text:span text:style-name="T17">cruditates eam haudquaquam assici<text:line-break/></text:span><text:span text:style-name="T36">contendentibus, aliis vero </text:span><text:span text:style-name="T17">assici. Atque invenitur tertia<text:line-break/></text:span><text:span text:style-name="T36">quaedam opinio eorum</text:span><text:span text:style-name="T17">qui hujusmodi alimenta ne dicunt<text:line-break/></text:span><text:span text:style-name="T36">quidem incocta esse, </text:span><text:span text:style-name="T17">sed </text:span><text:span text:style-name="T36">solum non </text:span><text:span text:style-name="T17">concocta esse; tanquarn<text:line-break/></text:span><text:span text:style-name="T36">non sit idem per negationem </text:span><text:span text:style-name="T17">aliquid </text:span><text:span text:style-name="T36">enunciare, </text:span><text:span text:style-name="T17">aut per pri-<text:line-break/></text:span><text:span text:style-name="T36">vantem vocatam</text:span><text:span text:style-name="T39">:</text:span><text:span text:style-name="T36"> .a dialecticis dictionem. </text:span><text:span text:style-name="T17">Idem </text:span><text:span text:style-name="T36">intellexisse<text:line-break/>Erasiitratunr puto,.. quum </text:span><text:span text:style-name="T17">acinos et </text:span><text:span text:style-name="T36">sesama, </text:span><text:span text:style-name="T17">et reliqua om-.<text:line-break/></text:span><text:span text:style-name="T36">nia, quae omnino iinputria </text:span><text:span text:style-name="T17">at </text:span><text:span text:style-name="T36">immutata dejiciuntur, </text:span><text:span text:style-name="T17">nullam<text:line-break/></text:span><text:span text:style-name="T36">dixit, indi care in aijluralifactanr </text:span><text:span text:style-name="T17">esse </text:span><text:span text:style-name="T36">.apepsiam, </text:span><text:span text:style-name="T40">fed </text:span><text:span text:style-name="T20">hoc </text:span><text:span text:style-name="T40">ipsum<text:line-break/></text:span><text:span text:style-name="T17">duntaxat, non esse </text:span><text:span text:style-name="T20">concocta.</text:span><text:span text:style-name="T17"><text:tab/></text:span><text:span text:style-name="T27">J.r</text:span></text:p>
      <text:h text:style-name="P2" text:outline-level="2">Cap. IV.</text:h>
      <text:p text:style-name="P99"><text:span text:style-name="T3">Verum neque lu his negligentius versari<text:line-break/>decet, sed mentem accurate adhibentes,' quae ad logicam<text:line-break/>quaestionem.reducuntur, privatim praetermittere, quae vero<text:line-break/>ad affectae</text:span><text:span text:style-name="T6">scdis</text:span><text:span text:style-name="T3"> diguotionem </text:span><text:span text:style-name="T6">conferant ,</text:span><text:span text:style-name="T3"> accurate inspicere;<text:line-break/>hinc enim et id quod iuturum est,,'' praenoscere,- et affectum<text:line-break/>jam sactum decenter curare possumus, ‘ Itaque sine conten-<text:line-break/>tiosis nominibus ex rebus ipsis utilitatem consequi licet<text:line-break/>hoc modo. Esto- suppositum, aliquem-mane exurgentem di-<text:line-break/>cere nidorulentum se ructum emittere, 'aut quid aliud oris<text:line-break/>frictis simile, aut:etiam scetidius ac putre fuholens; illum<text:line-break/>itaque qui nidorulentum ructum percepit,- fateri se a coena<text:line-break/>placentam nidorulentam comedisse, -quales fiunt quae ex<text:line-break/>oleo et itriis praeparantur. Alter vero confiteatur fricta<text:line-break/>ova se ingessisse; atque nunc illorum-nidorem eructure. De-<text:line-break/>inde alius complures radiculas comederit, ut foetens ac putre<text:line-break/>aliquid eructet. Igitur cibos iin-iis-non bene fuisse conco-<text:line-break/>ctos • omnes- concedent-,&lt; quamvis; ex hac re ipfe ventriculus<text:line-break/>handquaqnanr suerit affectus; neque etiam, quod’ad ipsius</text:span></text:p>
      <text:p text:style-name="P6"><text:span text:style-name="T17">.rationem pertinet, circa actionem, erraverit, ut ricque ubi<text:line-break/>.quis iulegros acinos per alvum dejecerit. . Si cnhn humano<text:line-break/>rentriculo innaluni esset acinos transmutare, accusaremus<text:line-break/>tum ventriculi corpus,, ipsumque vitiatum esse putaremus;<text:line-break/>quum vcro id suae actionis non fit, sed acinorum substantiae<text:line-break/>symptomata ,non concoqui, haud abs re dicetur, hos non '<text:line-break/>-esse concoctos, ventriculi vero corpus sccunduni naturam sc<text:line-break/>habere, quod fane et nolle </text:span><text:span text:style-name="T15">et </text:span><text:span text:style-name="T17">definire medicis utile est</text:span><text:span text:style-name="T15">; </text:span><text:span text:style-name="T17">sed<text:line-break/>quaerere, an dicendum fit actionem ipsius per hujuscemodi<text:line-break/>dejcctiones suifle laesum, an contra, ad melicae artis opcra<text:line-break/>supervacaneiun esu Age rursus, nunc quispiam nidorulen-<text:line-break/>tum ructum emittat, nihilque nidorulentum comederit, huic<text:line-break/>.igneum qucndam calorem in ventriculo esse dicemus, ac dc-<text:line-break/>iinic rursus distinguemus, utrum ab intemperie corporis ip-<text:line-break/>sius. ventriculi hoo obortum fit, aut a flava bile, quae lu ipso<text:line-break/>continetur, aut lu interiore spatio, aut lu cjus tunicas, ut<text:line-break/>difficilis, cxpurgationis fit, imbibita,. Ac tie.lric quidem </text:span><text:span text:style-name="T20">coii- .</text:span></text:p>
      <text:p text:style-name="P6"><text:span text:style-name="T20">sistemus,</text:span><text:span text:style-name="T17"> </text:span><text:span text:style-name="T3">sed quaeremus deinceps, an. jecore male suam sun-<text:line-break/></text:span><text:span text:style-name="T17">ctionem </text:span><text:span text:style-name="T3">obeuute hujusmodi humor accumuletur; an is </text:span><text:span text:style-name="T17">cx-<text:line-break/>universo </text:span><text:span text:style-name="T3">defluat corpore; an etiam lu ipsomet generetur<text:line-break/></text:span><text:span text:style-name="T17">ventriculo. </text:span><text:span text:style-name="T3">Haec enim sunt cognitu perquam necessaria,<text:line-break/></text:span><text:span text:style-name="T17">sed viro </text:span><text:span text:style-name="T3">indigent exercitatae rationis, qui res ipsas potius<text:line-break/></text:span><text:span text:style-name="T17">quam </text:span><text:span text:style-name="T3">nomina,'quibus explicantur, scirc studuerit. Non<text:line-break/></text:span><text:span text:style-name="T17">enim quemadmodum </text:span><text:span text:style-name="T3">corruptionis idea essicicntem causam<text:line-break/></text:span><text:span text:style-name="T17">aperte </text:span><text:span text:style-name="T3">ostendit, fic etiam licet invenire definitam indicatio-<text:line-break/></text:span><text:span text:style-name="T17">nem, ejus generationis.. </text:span><text:span text:style-name="T3">Igitur si </text:span><text:span text:style-name="T17">in </text:span><text:span text:style-name="T3">ventriculo cibi in </text:span><text:span text:style-name="T17">ni-<text:line-break/>dorcnr </text:span><text:span text:style-name="T3">transeunt, non fuapte natura, essicieutenr causam ca-<text:line-break/></text:span><text:span text:style-name="T17">lidam; </text:span><text:span text:style-name="T3">si vero acescunt, eam frigidam esse </text:span><text:span text:style-name="T17">necesse est; non-<text:line-break/>dum </text:span><text:span text:style-name="T3">tamen jam constat, utrum internperics aliqua, an vitio-<text:line-break/></text:span><text:span text:style-name="T17">sus quispiam humor vcntricusi </text:span><text:span text:style-name="T3">corpus </text:span><text:span text:style-name="T17">obsideat</text:span><text:span text:style-name="T3">; </text:span><text:span text:style-name="T17">sed distin-<text:line-break/>guere </text:span><text:span text:style-name="T3">oportet </text:span><text:span text:style-name="T17">datis </text:span><text:span text:style-name="T3">cibis </text:span><text:span text:style-name="T17">natufac </text:span><text:span text:style-name="T3">maxime contrariae modo<text:line-break/></text:span><text:span text:style-name="T17">corruptionis, </text:span><text:span text:style-name="T3">ut </text:span><text:span text:style-name="T17">paiie qnidcni exempli </text:span><text:span text:style-name="T3">gratia </text:span><text:span text:style-name="T17">et </text:span><text:span text:style-name="T3">alica .illis<text:line-break/></text:span><text:span text:style-name="T17">quibus in </text:span><text:span text:style-name="T3">nidorem transmutari cibi consueverunt; nicllc au-<text:line-break/></text:span><text:span text:style-name="T17">tem iis, quibus </text:span><text:span text:style-name="T3">acescunt; dcinde </text:span><text:span text:style-name="T17">confide </text:span><text:span text:style-name="T3">rare </text:span><text:span text:style-name="T17">tum quae vo-<text:line-break/>muntur, </text:span><text:span text:style-name="T3">tum quac pcr alvum dejiciuntur, nmn humor ali.</text:span></text:p>
      <text:p text:style-name="P6"><text:span text:style-name="T17">quis, cum illis quidem biliosus et calidus, cum his vero pi-<text:line-break/>tuitosus ac frigidus, simul excernatur-; au nullo vacuato lru-.<text:line-break/>more, ipsa exiguam quandanr mutationem habuerint. Enim-.<text:line-break/>vero- ubi • igneo calore ventriculus sine humore intemperatus<text:line-break/>.evasit, panem et alicam dejici videbis, perquam exigua in<text:line-break/>ipsis facta transmutatione; si vero humor quidam pravus fit,<text:line-break/>qui cibum corrumpat, videntur cibi lu hujusmodi humore<text:line-break/>submersi et. ab ipsius </text:span><text:span text:style-name="T36">actione </text:span><text:span text:style-name="T17">manifestius alterati; at haec<text:line-break/>multo magis </text:span><text:span text:style-name="T36">vomitionibus </text:span><text:span text:style-name="T17">discernuntur, si laborans fuapte<text:line-break/>natura facile </text:span><text:span text:style-name="T36">vomere possit; </text:span><text:span text:style-name="T17">nam cogere eum, qui vomere<text:line-break/>non potest, absurdum </text:span><text:span text:style-name="T36">est. A </text:span><text:span text:style-name="T17">tque haec ita deprehenduntur,<text:line-break/>quum iu spatio </text:span><text:span text:style-name="T36">ventriculi noxius </text:span><text:span text:style-name="T17">hmnor innatat; si vero </text:span><text:span text:style-name="T36">iu<text:line-break/></text:span><text:span text:style-name="T17">tunicas ipsius </text:span><text:span text:style-name="T36">imbibitus sit, nauseae </text:span><text:span text:style-name="T17">quidem omnino conse-<text:line-break/>quuntur-, sitis vero </text:span><text:span text:style-name="T36">magis </text:span><text:span text:style-name="T17">in calidioribus, quemadmodum<text:line-break/>ciborum appetentia, in </text:span><text:span text:style-name="T36">frigidioribus subsequi </text:span><text:span text:style-name="T17">solet. Verum<text:line-break/>considerare oportet, </text:span><text:span text:style-name="T36">utrum haud affectum, sit hepar, </text:span><text:span text:style-name="T17">an </text:span><text:span text:style-name="T36">affe-<text:line-break/></text:span><text:span text:style-name="T17">ctu quodam laboret; </text:span><text:span text:style-name="T36">et qualis sit </text:span><text:span text:style-name="T17">ipsius </text:span><text:span text:style-name="T36">affectus, </text:span><text:span text:style-name="T17">utrum ca-<text:line-break/>lidus , an frigidus. </text:span><text:span text:style-name="T36">- Eodem </text:span><text:span text:style-name="T17">mode et de splene. Nam ex</text:span></text:p>
      <text:p text:style-name="P6"><text:span text:style-name="T3">horum omnium consideratione , </text:span><text:span text:style-name="T15">simul </text:span><text:span text:style-name="T3">cum quotidiana eduli-;<text:line-break/></text:span><text:span text:style-name="T17">orum </text:span><text:span text:style-name="T3">potionumque experientia, exquisite poterit </text:span><text:span text:style-name="T17">quis inve-st<text:line-break/>nire </text:span><text:span text:style-name="T3">non solum-locum </text:span><text:span text:style-name="T15">affectum</text:span><text:span text:style-name="T3">, sed etiam ipsius</text:span><text:span text:style-name="T17">' aflectiunn<text:line-break/>Hujus </text:span><text:span text:style-name="T3">eniur notitia est utilior, quatenus </text:span><text:span text:style-name="T17">curationis species<text:line-break/>per </text:span><text:span text:style-name="T3">ipsam figuratur ;.nam calidus affectus </text:span><text:span text:style-name="T17">scrnper refrigeran-<text:line-break/>dus </text:span><text:span text:style-name="T3">est, quacunque in regione fuerit; </text:span><text:span text:style-name="T17">sed </text:span><text:span text:style-name="T3">quousque, aut:<text:line-break/>quomodo, aut qua materia, refrigerandum, locus </text:span><text:span text:style-name="T17">affectus<text:line-break/></text:span><text:span text:style-name="T3">commonstrati lgitur si id ipsum </text:span><text:span text:style-name="T17">duntaxat fuerit, in ipso<text:line-break/>ventriculi </text:span><text:span text:style-name="T3">corpore intemperies quaedam, </text:span><text:span text:style-name="T17">calidam refrigeran-<text:line-break/>do, et </text:span><text:span text:style-name="T3">frigidam calefaciendo, illico juveris </text:span><text:span text:style-name="T17">hominem; neque<text:line-break/>nudam </text:span><text:span text:style-name="T3">duntaxat opinionem,-' veram </text:span><text:span text:style-name="T17">etiam scientiam Jnanisc-<text:line-break/>stam </text:span><text:span text:style-name="T3">susceptae habebis conjecturae, ac </text:span><text:span text:style-name="T17">magis, si utrinque<text:line-break/>ipsam </text:span><text:span text:style-name="T3">examinaveris, </text:span><text:span text:style-name="T17">refrigerantibus quidem- tum medica-n<text:line-break/>mentis, tum victus </text:span><text:span text:style-name="T3">ratione, </text:span><text:span text:style-name="T17">videndo hominem juvari , cale-<text:line-break/>facientibus </text:span><text:span text:style-name="T3">vero laedi; </text:span><text:span text:style-name="T17">vel contra a calefacientibus quidem'<text:line-break/>juvari, a refrigerantibus </text:span><text:span text:style-name="T3">autem </text:span><text:span text:style-name="T17">laedi. Quod si humer quis-<text:line-break/>piam in ipsis ventriculi </text:span><text:span text:style-name="T3">tunicis </text:span><text:span text:style-name="T17">contineatur, • nauseae quidem,<text:line-break/>vexabunt irritae sure vomitu, quae convellant duntaxat.</text:span></text:p>
      <text:p text:style-name="P6"><text:span text:style-name="T17">nullum humorem evacuantes, quemadmodum fieri solet, ubi<text:line-break/>secundum internam spatii latitudinem in ventriculo humor<text:line-break/>continetur; ructus autem aliis acidi, aliis nidorulenti erunt..<text:line-break/>Auxiliabuntur autem illis quidem medicamentum ex tribus<text:line-break/>piperibus, aut aliquod hujusmodi, ex aqua, vel vino potum;<text:line-break/>his vero tum absinthium, tum hiera ex aloe, quam nonnulli,<text:line-break/>picrarn quoque appellant. Igitur si per primam protinus<text:line-break/>experientiam a familiaribus medicamentis in utroque humo-<text:line-break/>re manifestum rideatur auxilium, jam habebis, et dignotio-<text:line-break/>nem scientifieam, et curationis methodum, ita ut si in his<text:line-break/>perseveraveris, hominem sanes.. At si a solitis auxiliari<text:line-break/>medicamentis utrumque affectum interdum laesio sequatur,<text:line-break/>deceptum te ipsum circa dignotionenr invenies; nam certissi-<text:line-break/>ma omnium hujusmodi affectuum notitia ab iis deprehendi-<text:line-break/>tur; qui exacte intelliguut, quibus quisque praesidiis ad na-<text:line-break/>turalem statum reduci possit- Sic equidem quosdam colicos<text:line-break/>vocatus sanavi dato in potu medicamento ex aloe; sane<text:line-break/>conjiciens mordacem humorem lu affecti intestini tunicas im-</text:span></text:p>
      <text:p text:style-name="P6"><text:span text:style-name="T3">bibitum, datoque </text:span><text:span text:style-name="T15">medicamento, </text:span><text:span text:style-name="T3">quia sciebam omnino hujus-<text:line-break/></text:span><text:span text:style-name="T17">inodi </text:span><text:span text:style-name="T3">affectum ejus ope adjutum iri; quod auxilium ubi con-<text:line-break/></text:span><text:span text:style-name="T17">tigit, </text:span><text:span text:style-name="T3">intelligens recta me ductum conjectura, plus ipsius ex-<text:line-break/></text:span><text:span text:style-name="T17">hibui. </text:span><text:span text:style-name="T3">Sed unde hanc spem habuerim, praestiterit enarrare.<text:line-break/></text:span><text:span text:style-name="T17">Vidi </text:span><text:span text:style-name="T3">hominem a calidis tum cibis tum medicamentis atque<text:line-break/></text:span><text:span text:style-name="T17">omnino </text:span><text:span text:style-name="T3">victus ratione irritari; rursus juvari ah alimentis<text:line-break/></text:span><text:span text:style-name="T17">boni </text:span><text:span text:style-name="T3">succi et contemperantibus nominatis; vidi praeterea ab<text:line-break/></text:span><text:span text:style-name="T17">inedia </text:span><text:span text:style-name="T3">ipsum laedi; ubi vero doloris speciem percontanti mi-<text:line-break/></text:span><text:span text:style-name="T17">hi mordacem </text:span><text:span text:style-name="T3">esse respondit; magis ad spem etiam verae di-<text:line-break/></text:span><text:span text:style-name="T17">gnationis </text:span><text:span text:style-name="T3">appulsus, </text:span><text:span text:style-name="T17">ausus </text:span><text:span text:style-name="T3">sum amarum ei medicamentum ex-<text:line-break/></text:span><text:span text:style-name="T17">subere. </text:span><text:span text:style-name="T3">Postremo, conspiciens hominem aperte adjutum,<text:line-break/></text:span><text:span text:style-name="T17">quis </text:span><text:span text:style-name="T3">suerit affectus certo me deprehendisse </text:span><text:span text:style-name="T17">putari. </text:span><text:span text:style-name="T3">Alterum,<text:line-break/></text:span><text:span text:style-name="T17">quem </text:span><text:span text:style-name="T3">cibi concoctu faciles irritabant, de praecedentibus in-<text:line-break/>terrogari ; respondit is se lu hanc deductum affectionem<text:line-break/></text:span><text:span text:style-name="T17">sumpto </text:span><text:span text:style-name="T3">purgante medicamento. Rursus quoque interrogans,<text:line-break/></text:span><text:span text:style-name="T17">quam </text:span><text:span text:style-name="T3">ob causam ad medicamenti usum venisset, intellexi ob<text:line-break/></text:span><text:span text:style-name="T17">mordaces </text:span><text:span text:style-name="T3">erodentesque dolores multo tempore, lu locis ad</text:span></text:p>
      <text:p text:style-name="P6"><text:span text:style-name="T17">ventriculum spectantibus perseverantes; hinc, vitiatum suisse<text:line-break/>a purgante medicamento intestinum conjiciens, ac in rheu-<text:line-break/>maticam devenisse affectionem, </text:span><text:span text:style-name="T36">et </text:span><text:span text:style-name="T17">facile in </text:span><text:span text:style-name="T36">se </text:span><text:span text:style-name="T17">ipsmu jecoris<text:line-break/>excrementa recipere, eaque postea corrumpere, cibunr ex-<text:line-break/>hibui haud facile </text:span><text:span text:style-name="T22">t</text:span><text:span text:style-name="T17"> corruptibilem et </text:span><text:span text:style-name="T36">anstringentem</text:span><text:span text:style-name="T17">; unde et<text:line-break/>mordaces dolores mitigati sunt et </text:span><text:span text:style-name="T36">nihil </text:span><text:span text:style-name="T17">postea dejecit, quum<text:line-break/>antea semper post mordacitatis </text:span><text:span text:style-name="T36">scnfiuu </text:span><text:span text:style-name="T17">corrupta quaedam<text:line-break/>et liquida et foetentia excerneret; quum vero multo post<text:line-break/>mordicationem tempore eorum dejectionem fieri audiissem,<text:line-break/>superiorunr intestinorunr affectum </text:span><text:span text:style-name="T36">esse </text:span><text:span text:style-name="T17">conjeci; ut in alio<text:line-break/>quoque, ubi celeriter a mordicatione </text:span><text:span text:style-name="T36">fieret excretio, </text:span><text:span text:style-name="T17">judica-,<text:line-break/>vi inferiorum intestinorum affectum </text:span><text:span text:style-name="T36">esse. </text:span><text:span text:style-name="T17">Hunc-igitur lu—<text:line-break/>jecto medicamento, illunr vero dictis </text:span><text:span text:style-name="T36">jam </text:span><text:span text:style-name="T17">cibis exhibitis ; sa-<text:line-break/>navi; quippe certo sciebam, quod </text:span><text:span text:style-name="T36">proximae </text:span><text:span text:style-name="T17">ventriculo par-<text:line-break/>tes exhibitis superire tum cibis tum </text:span><text:span text:style-name="T36">potibus</text:span><text:span text:style-name="T17">, quae vero non<text:line-break/>procul a sede distant, inferne </text:span><text:span text:style-name="T20">insectis medicamentis</text:span><text:span text:style-name="T17"> pronr-<text:line-break/></text:span><text:span text:style-name="T36">ptius </text:span><text:span text:style-name="T17">adjuvarentur. Non simpliciter </text:span><text:span text:style-name="T36">itaque hoc </text:span><text:span text:style-name="T17">solum con-<text:line-break/>liderare convenit, venterae affectus </text:span><text:span text:style-name="T36">sit, </text:span><text:span text:style-name="T17">aut aliquod in testi-</text:span></text:p>
      <text:p text:style-name="P6"><text:span text:style-name="T3">norum, sed et qnisnam sit affectus, tuin quae signa propria<text:line-break/>sint affectuum, quae partium affectarum, distinguere; ut<text:line-break/>apepsiain ventriculi .esse symptoma; at ciborum ad nidoru-<text:line-break/>leutum vel acidum ructum conversionem </text:span><text:span text:style-name="T15">ad </text:span><text:span text:style-name="T3">causas et af-<text:line-break/>fectus ipsius referendam. Sic autem de intestinis et tempus<text:line-break/>exitus et excretorum species atque symptomatum disseren-<text:line-break/>tia cum .iis, quae praecesserunt et nunc lu experientiam<text:line-break/>ducuntur, simul utrumque, affectum ipsum et partem lu<text:line-break/>qua consistit, ostendent. ' Pone enim per ventrem cuidam<text:line-break/>dejici aliquando quidem ramenta, aut veluli membranarum<text:line-break/>rasuram, aut veluti cruentum quid, ac aliquando simul haec<text:line-break/>omnia; intestinum ulcere affectum nemo dubitaverit; at vero<text:line-break/>utrum in exilibus intestinis, an crassis, ulcus consistat, rron-<text:line-break/>dum manifestum est; sed, ut nuper dicebamus, et ex ramen-<text:line-break/>torum specie 'et exitus tempore et tertio ex mixtione cum<text:line-break/>stercore, modo maiore; modo niiuore, aut etiam nulla, di-<text:line-break/>stinguetur. Nam infirmamur partium ulcera nullo modo ul-</text:span></text:p>
      <text:p text:style-name="P8"><text:span text:style-name="T17">cerum habent notas alvi excrementis admixtas; partium ve-<text:line-break/>ro paulo superiorum ulcera mixtas quidem cum stercore ha-<text:line-break/>bent notas, scd leviter duntaxat; quemadmodum, si multo<text:line-break/>sint superiores, vehementior erit mixtura; praecipue vero<text:line-break/>in supremis intestinis ulceris propria vehementer stercori<text:line-break/>sunt admixta.<text:tab/>'</text:span></text:p>
      <text:h text:style-name="Heading_20_2" text:outline-level="2">Cap. V.</text:h>
      <text:p text:style-name="P99"><text:span text:style-name="T17">Atque saepenunrero ex uno signo simul et<text:line-break/>loci et affectus proditio est, aut alci una et causae; veluti<text:line-break/>locorunr indicatio et ab actione laesa et excretis et situ et<text:line-break/>doloris proprietate et propriis symptomatis sumitur; affe-<text:line-break/>ctuum vero et ab excretorum specie et loci natura et-do-<text:line-break/>loris proprietate et propriis symptomatis. Sane ab actione<text:line-break/>laesa affectae partis significatio datur hocce modo. Si ali-<text:line-break/>cui symptoma quoddam videndi Gt actionis, illi oculus ne-<text:line-break/>cessario afficitur; verum an proprio affectu, an per consen-<text:line-break/>lum, arr utroque modo, alia considerationc inquirendum est.<text:line-break/>Excretorum specie affecta pars dignoscitur, veluti jam antea</text:span></text:p>
      <text:p text:style-name="P6"><text:span text:style-name="T3">dictum est</text:span><text:span text:style-name="T17">,. </text:span><text:span text:style-name="T3">et per partes ipsius substantiae et per contenta<text:line-break/></text:span><text:span text:style-name="T17">in ipsa. </text:span><text:span text:style-name="T3">Ac situs </text:span><text:span text:style-name="T17">quoque </text:span><text:span text:style-name="T3">ad affectam partem commonstrun-<text:line-break/></text:span><text:span text:style-name="T17">dam </text:span><text:span text:style-name="T3">fiitis est </text:span><text:span text:style-name="T17">idoneus; </text:span><text:span text:style-name="T3">itaque durus et circumscriptus lu dex-<text:line-break/></text:span><text:span text:style-name="T17">tri </text:span><text:span text:style-name="T3">hypochondrii regione tumor non lienis, sed jeciuoris<text:line-break/>astecti nota </text:span><text:span text:style-name="T6">est</text:span><text:span text:style-name="T3">; quemadmodum et sinistri non hepatis, fed<text:line-break/>splenis. Ac ubi similiter fe habent excreta, situs interdum<text:line-break/>affectam pariem commonstrat. Si enim membranosae tuni-<text:line-break/></text:span><text:span text:style-name="T17">cae' </text:span><text:span text:style-name="T3">portiunculae excernatur, id ulcus esse alicubi ostendit;<text:line-break/>verum in qua fit parte, ex sitit discere poteris. . Nam si<text:line-break/></text:span><text:span text:style-name="T17">vomendo </text:span><text:span text:style-name="T3">fuerit </text:span><text:span text:style-name="T17">rejecta, </text:span><text:span text:style-name="T3">aut ventricusi, </text:span><text:span text:style-name="T17">aut </text:span><text:span text:style-name="T3">stomachi; si tussi-<text:line-break/></text:span><text:span text:style-name="T17">endo, gutturis, aut asperae </text:span><text:span text:style-name="T3">arteriae; </text:span><text:span text:style-name="T17">si screando, faucium;<text:line-break/>.sicum urina, urethrae </text:span><text:span text:style-name="T3">ipsius; si a sede, </text:span><text:span text:style-name="T17">alicujus lutestinp-<text:line-break/>•rum;- si per mulieris </text:span><text:span text:style-name="T3">pudenda, uteri, </text:span><text:span text:style-name="T17">affectum </text:span><text:span text:style-name="T3">esse significat-<text:line-break/></text:span><text:span text:style-name="T17">Ita vero etiam constat, </text:span><text:span text:style-name="T3">quod singuli dolores pro silus va-<text:line-break/></text:span><text:span text:style-name="T17">rietate affectum locutu </text:span><text:span text:style-name="T3">ostendunt </text:span><text:span text:style-name="T17">(hoc etiam </text:span><text:span text:style-name="T3">pacto ea, quae<text:line-break/></text:span><text:span text:style-name="T17">fitpra propofuimus, </text:span><text:span text:style-name="T3">distinguere </text:span><text:span text:style-name="T17">oportet 5). nam, </text:span><text:span text:style-name="T3">apparentibus<text:line-break/></text:span><text:span text:style-name="T17">ner vomitum ulceris simus, animadvertendum </text:span><text:span text:style-name="T3">est, </text:span><text:span text:style-name="T17">utrum </text:span><text:span text:style-name="T3">in</text:span></text:p>
      <text:p text:style-name="P6"><text:span text:style-name="T15">anterioribus </text:span><text:span text:style-name="T17">hypochondrii partibus, an posterioribue circa<text:line-break/>metaphrenum, dolor </text:span><text:span text:style-name="T20">fit aliquis;</text:span><text:span text:style-name="T17"> dignoscetur autem, quod<text:line-break/>qui dolor in anterioribus percipitur, ventriculum; qui vero<text:line-break/>lu posterioribus, stomachunr occupet. Sed et os ventriculi<text:line-break/>a spatio, ipsius pariter distinguetur, fi devoratis quibusdam<text:line-break/>acribus, hoc quidem in ore ventriculi aut parte inferiore<text:line-break/>mordicationem excitet</text:span><text:span text:style-name="T15">, </text:span><text:span text:style-name="T17">illud vero in transitu thoracis ; om-<text:line-break/>nia enim haec situ distinguuntur, quemadmodum alia ex do-<text:line-break/>loris specie. Verum de doloribus latius in secundo libro<text:line-break/>dicemus- Sed nunc jam tempus est producendi exemplum<text:line-break/>quoddam indicationis loci affecti ex propriis symptomatis.<text:line-break/>Itaque supra diximus singula, quae ulceribus adnascantm,<text:line-break/>propriam indicationem habere;’ haec vero nunc addantur.<text:line-break/>Orificio quidem ventriculi aflecto, fastidia suboriuntur; per<text:line-break/>hepatis vero imbecillitatem loturis carnium similia per in-<text:line-break/>feriora vacuantur; maxillae vero rubrae succedunt peri-<text:line-break/>pneumonicis. At etiam propria affectuum ipsorum figua in<text:line-break/>excretis deprehenduntur, ut ramentum ulceris; arenosa</text:span></text:p>
      <text:p text:style-name="P6"><text:span text:style-name="T17">sedimenta lapidis; cucurbitae vero seminibus similia excre-<text:line-break/></text:span><text:span text:style-name="T36">menta latorum </text:span><text:span text:style-name="T17">vermium.. Atque.a locis ipsis morborum<text:line-break/></text:span><text:span text:style-name="T36">indicia </text:span><text:span text:style-name="T17">sumuntur, </text:span><text:span text:style-name="T20">eo</text:span><text:span text:style-name="T17"> quod quibusdam solis morbus hic acci-<text:line-break/>dat, quibusdam vero solis rien eveniat. Nam soli oculi<text:line-break/></text:span><text:span text:style-name="T36">suffusione </text:span><text:span text:style-name="T17">laborant; lapis in renibus etvefica nascitur, atque,<text:line-break/></text:span><text:span text:style-name="T36">ut </text:span><text:span text:style-name="T17">nonnulli narrant,, etiam in colo; lumbrici in intestinis<text:line-break/></text:span><text:span text:style-name="T36">gignuntur: rursus </text:span><text:span text:style-name="T17">impossibile est abscessum cor pati, quem-<text:line-break/></text:span><text:span text:style-name="T36">admcdiun </text:span><text:span text:style-name="T17">puhnonem et ligamenta dolorem. A fyrnptoma-<text:line-break/>tum, quoque proprietate affectuum in his indicia oriuntur.'<text:line-break/>Per tabificos morbos ungues adunci evadunt. Sine, ratione<text:line-break/>invadens rigor nua cum febre inflammationis ad suppuratio-<text:line-break/></text:span><text:span text:style-name="T36">nem transeuntis </text:span><text:span text:style-name="T17">indicium esu , Lingua nigricans ardentis<text:line-break/></text:span><text:span text:style-name="T36">febris fignum est, </text:span><text:span text:style-name="T17">quemadmodum </text:span><text:span text:style-name="T36">etiam </text:span><text:span text:style-name="T17">coloris in universo<text:line-break/></text:span><text:span text:style-name="T36">corpore proprietas, </text:span><text:span text:style-name="T17">alia quidem </text:span><text:span text:style-name="T36">per hepatis, </text:span><text:span text:style-name="T17">alia </text:span><text:span text:style-name="T36">vero </text:span><text:span text:style-name="T17">per<text:line-break/></text:span><text:span text:style-name="T36">splenis affectus apparet, </text:span><text:span text:style-name="T17">itant </text:span><text:span text:style-name="T36">doctum </text:span><text:span text:style-name="T40">medicum</text:span><text:span text:style-name="T36"> haudqua<text:line-break/>quam possit sallere, </text:span><text:span text:style-name="T17">sicut nec </text:span><text:span text:style-name="T36">quem haemorrhoides </text:span><text:span text:style-name="T17">ludnxe-<text:line-break/></text:span><text:span text:style-name="T36">ruut. At pauca </text:span><text:span text:style-name="T17">sunt admodum </text:span><text:span text:style-name="T36">ipsorum </text:span><text:span text:style-name="T17">affectuum propria<text:line-break/></text:span><text:span text:style-name="T36">signa, quae simullocum </text:span><text:span text:style-name="T17">affectum </text:span><text:span text:style-name="T36">non ostendant; etenim </text:span><text:span text:style-name="T17">acti-</text:span></text:p>
      <text:p text:style-name="P6"><text:span text:style-name="T17">onis laesiones affectam duntaxat partem; earum vero diffe-<text:line-break/>rentiae </text:span><text:span text:style-name="T36">ipfius affectum </text:span><text:span text:style-name="T17">declarant. Ea ergo sola sunt asse-<text:line-break/>ctuum propria signa, quae per aliquod accidens ipsos se-<text:line-break/>quuntur. (</text:span><text:span text:style-name="T36">Quod nullo </text:span><text:span text:style-name="T17">interdum affectu in propriis ipsius<text:line-break/>vocis partibus oborto, vocem materiae, ex qua fit, penuria<text:line-break/>oblaedi contingat). . ld vero tibi clarius lu universo hujus<text:line-break/>operis decursu patebit; nec non videbuntur communes quo-<text:line-break/>que notae, quae .simul et affectum et, sedem affectam, aut<text:line-break/>duos affectus, aut duas partes affectas, indicere possint.</text:span></text:p>
      <text:h text:style-name="Heading_20_2" text:outline-level="2">Cap. VI.</text:h>
      <text:p text:style-name="P99"><text:span text:style-name="T36">Huic </text:span><text:span text:style-name="T17">autem libro in praesentia finem im-<text:line-break/>ponere statui, </text:span><text:span text:style-name="T36">si de </text:span><text:span text:style-name="T17">propriis affectibus et iis qui per con-<text:line-break/>scnsum </text:span><text:span text:style-name="T20">eveniunt,</text:span><text:span text:style-name="T17"> aliquid addidero, admonens in primis,<text:line-break/>quod affectus, qui a reliquis medicis primarii vocantur,<text:line-break/>commodius proprios affectus appellaverim; quanquani nihil<text:line-break/></text:span><text:span text:style-name="T36">refert, siquis eos primarios nominare voluerit; </text:span><text:span text:style-name="T17">nani satius<text:line-break/>est rerum </text:span><text:span text:style-name="T36">differentias iulelligere, quam </text:span><text:span text:style-name="T17">contendere de nomi- .<text:line-break/></text:span><text:span text:style-name="T36">nibus. Enimvero quum </text:span><text:span text:style-name="T17">vel </text:span><text:span text:style-name="T36">vaporibus </text:span><text:span text:style-name="T17">vitiosis, vel ipsis<text:line-break/></text:span><text:span text:style-name="T36">quoque humoribus a ventriculo </text:span><text:span text:style-name="T17">ad cerebrum ascendentibus</text:span></text:p>
      <text:p text:style-name="P6"><text:span text:style-name="T3">mens laeditur, </text:span><text:span text:style-name="T15">primigenio quidem </text:span><text:span text:style-name="T3">affectu cerebrum tum la-<text:line-break/>borare dicet nemo; non tamen affectus expers omnino esse,<text:line-break/>verum verbo per consensum assici, quod ab illis ipfis con-<text:line-break/>ceditur, id verissimum est; nam ex voce, per consensum </text:span><text:span text:style-name="T6">af-<text:line-break/>fla,</text:span><text:span text:style-name="T3"> nequaquam partem non penitus assici, sed ipsam cum<text:line-break/>alia assici, declaratur. At quinis melius clariusqne enarra-<text:line-break/>verit, fi eam partem quae per consensum afficitur, ob alteram<text:line-break/>assici dixerit. Igitur, quod multi medicorum veluti somni-<text:line-break/>antes obscure intellexerunt, atque ipsum, utpote non intel-<text:line-break/>ligentes, haudquaquain clare enuntiaverunt, id equidem vel-<text:line-break/>uti instituto operi perquam necessarium docere aggredior,<text:line-break/>hinc sumpto initio. Nonnullae actiones ex idonea materia<text:line-break/>genitae ipsam ab aliis partibus praeparatam accipiunt; pro-<text:line-break/>indeque decenter interdum, nullo existente in actionis pro-<text:line-break/>priis instrumentis affectu proprio, actionem ipsam deperdi<text:line-break/>contigit, desectu materiae ex qua fieri consuevit, ut in vo=<text:line-break/>ce res scse habet. Nam in libro, quem de ipsa conscripfi-<text:line-break/>mus, ostensum est, quod essiatio materia quidem vocis est.</text:span></text:p>
      <text:p text:style-name="P6"><text:span text:style-name="T17">et efficiunt eain contracto thorace intercostales musculi; igi-<text:line-break/>tur his nihil agentibus, animal vocis fit orbum, et quidem<text:line-break/>nullo inserdum in propriis vocis partibus genito aflectu.<text:line-break/>Sunt vero eae fummatim quidem loquendo totus larynx;<text:line-break/>si iero particulatinr explicare volueris, tres ipsius cartilagi-<text:line-break/>nes, et qui eas movent muscusi tres, cum nervis a cerebro;<text:line-break/>ac praeterea laryngis ligula, quae maxime proprium vocis<text:line-break/>instrumentum est. Etenim quum haec a musculis moderate<text:line-break/>et aperitur et committitur, voces efficit; quanquani eas red-<text:line-break/>di impossibile est, nih vehementer loras spiritus feratur; id<text:line-break/>vero intercostales musculi perficiunt. Ac lapsus quidam ah<text:line-break/>alto, ut lu terram dorfi initium assiigeretur, tertio die exi-<text:line-break/>guam admodum vocem emifit; quarto deinde omnino obmu-<text:line-break/>tuit, refolutaque simul fuerunt crura, manibus omnino il-<text:line-break/>laesis; sed neque spirationem amittebat neque difficulter<text:line-break/>spirabat. Quum enim tota sub cervice spinalis medulla es-<text:line-break/>set resoluta, accidit thoraci ut per scptuiu transversuiu et</text:span></text:p>
      <text:p text:style-name="P6"><text:span text:style-name="T3">musculos supernos fex moveretur, quum his nervi ex spi-<text:line-break/></text:span><text:span text:style-name="T17">nali </text:span><text:span text:style-name="T3">medulla cervicis prodeunti at intercostalium musculo-<text:line-break/></text:span><text:span text:style-name="T17">rum </text:span><text:span text:style-name="T3">nervi, per quos efflationem fieri diximus, omnes affe-<text:line-break/></text:span><text:span text:style-name="T17">cti erunt. - </text:span><text:span text:style-name="T3">Quum itaque frustra medici negotium fiacere vel-<text:line-break/></text:span><text:span text:style-name="T17">lent, </text:span><text:span text:style-name="T3">cruribus quidem, utpote resolutis, gutturi vero, pro-<text:line-break/></text:span><text:span text:style-name="T17">pter </text:span><text:span text:style-name="T3">vocis affectum, prohibui, atque astecto duntaxat loco<text:line-break/></text:span><text:span text:style-name="T17">curationem </text:span><text:span text:style-name="T3">adhibui; proinde fluita tandem spinalis medullae<text:line-break/>iusiammatione a’ septimo die vox restituta est juveni et crn-<text:line-break/></text:span><text:span text:style-name="T17">rum motus. </text:span><text:span text:style-name="T3">Hujusmodi ergo laesionis speciem magisspro-<text:line-break/>prie quis per consensum evenire' dixerit, quam ubi ab hu-<text:line-break/></text:span><text:span text:style-name="T17">moribus </text:span><text:span text:style-name="T3">quibusdam in ventriculo contentis capiti dolor ac-<text:line-break/></text:span><text:span text:style-name="T17">cidit </text:span><text:span text:style-name="T3">Nam per hujusmodi affectiones elevatur ad ipsum<text:line-break/>aliquid; sed in dictis nuper affectibus nihil noxium ad crura<text:line-break/></text:span><text:span text:style-name="T17">defertur, </text:span><text:span text:style-name="T3">sed contra privantur ea facultate, quam antea spi-<text:line-break/></text:span><text:span text:style-name="T17">nalis </text:span><text:span text:style-name="T3">medulla </text:span><text:span text:style-name="T17">ipsis </text:span><text:span text:style-name="T3">suppeditabat. Guttur vero, quum vox<text:line-break/></text:span><text:span text:style-name="T17">ablata est, </text:span><text:span text:style-name="T3">non omnino privatur spiritu, nam animal per<text:line-break/></text:span><text:span text:style-name="T17">ipsum etlamnuin </text:span><text:span text:style-name="T3">expirat; at efflatione privatur, quae est</text:span></text:p>
      <text:p text:style-name="P6"><text:span text:style-name="T3">multi spiritus extra animal per guttur affatim sacta emissio.<text:line-break/>Sed de nominibus contendere caeleris permittamus; nobis<text:line-break/>enim res, quas illi penitus ignorant, pertractare satis fuerit.<text:line-break/>Equidem aliter dolet caput, ubi contenti in ventriculo hu-<text:line-break/>mores elevantur, qui simul et calefacere et distendere ea quae<text:line-break/>sunt in capite possunt; atque aliter suffusorum apparent nisa,<text:line-break/>neque calefactis, neque distentis oculis, sed solo vapore per<text:line-break/>ipsos transeunte. Praeterea aliter cui meatus a cerebro de-<text:line-break/>scendens obstructus est non videt, aliter ille, quamvis hu-<text:line-break/>ic quodammodo fit fimilis, cui propter spinalis medullae in-<text:line-break/>flammationem resoluta sunt crura, atque aliter is, cui vox »<text:line-break/>aut periit, aut vitiata est.. Etenim ad crura facultas quae-<text:line-break/>dam citra substantiam descendere prohibita est; ad oculos<text:line-break/>vero cum substantia; verum ad guttur materiae perveuien-<text:line-break/>tis multitudo prohibita est; qui vero oh intercostalium mu-<text:line-break/>sculorunr perforationem obmutuit, is totam vocis materiam<text:line-break/>amisit.. Sed quemadmodum crura per dictas spinalis medus-</text:span></text:p>
      <text:p text:style-name="P6"><text:span text:style-name="T3">lae affectiones resolvuntur, ita etiam guttur, vocalibus ner-<text:line-break/>vis vel lucisis vel laqueo interceptis; vocare autem vocales<text:line-break/>nervos consueri eos, quos ipse inveni; nam praeceptores<text:line-break/>mei eos duntaxat, qui apud arterias sunt, cognoscebant.<text:line-break/>Igitur ob horum quoque vitia vox perire solet; quod pro-<text:line-break/>prii gutturis nervi, quos recurrentes nominavi, ipsorum<text:line-break/>substantiae pars sint; sed quum hi ad multas alias partes dis-<text:line-break/>tribuantur, nullam habent rnagis propriam appellationem<text:line-break/>ea, qua vocales appellantur, qui ad instrumenta vocem </text:span><text:span text:style-name="T6">con-<text:line-break/>cinnantia</text:span><text:span text:style-name="T3"> proprie pertinent. At idem est modus laesionis<text:line-break/>gutturis musculis, sive recurrentes nervi, sive ii,' qui secun-<text:line-break/>dum arterias sunt, vitientur; utrinqueonim animalis facul-<text:line-break/>tas desideratur, lirie qua voluntatis imperio moveri illis non<text:line-break/>contingit. Et 'quidem musculorum ligulam moventium incisio<text:line-break/>animal peuitns nrutum efficit, scd neque simili omnino mo-<text:line-break/>do, neque etiam in totum diverso, quam fi nervos laeserit;<text:line-break/>nam habent htrique hanc communem laesionem,, quod ligula</text:span></text:p>
      <text:p text:style-name="P6"><text:span text:style-name="T3">continuitate, quam ad movens principium habet, privetur;<text:line-break/>idque fieri solet, sive nervus, sive musculus incidatur, aut<text:line-break/>laqueo intercipiatur, - ant contundatur, aut quomodolibet ali-<text:line-break/>ter vitietur. Equidem vocem vitiatam fuisse-memini adeo,<text:line-break/></text:span><text:span text:style-name="T15">ut </text:span><text:span text:style-name="T3">pene perderetur, refrigeratis vehementer nervis recurren-<text:line-break/>tibus, quum per hiemem </text:span><text:span text:style-name="T36">in </text:span><text:span text:style-name="T3">collo adhibita fuisset quaedam<text:line-break/>chirurgia; quod quum intelligerem, calefarientibus remediis<text:line-break/>naturale temperamentum nervis restituens, .vocem revocavi.<text:line-break/>Caeterumut ob materiae privationem perforato thorace, ita<text:line-break/>etiam aspera arteria </text:span><text:span text:style-name="T6">iota</text:span><text:span text:style-name="T3"> incisa, </text:span><text:span text:style-name="T6">vox</text:span><text:span text:style-name="T3"> perit; non enim etiarn-<text:line-break/>num • ad proprium vocis organum spiritus accedit. Idem<text:line-break/>efficit alio modo laqueus toti collo circumdatus; verum hic<text:line-break/>non solum mutum reddit animal, sed etiam suffocat, tollendo<text:line-break/>respirationem. Arteria autem dissecta vocem quidem lae-<text:line-break/>dit, fied animal respiratione non privat. Angina vero </text:span><text:span text:style-name="T6">vo-<text:line-break/>cata ,</text:span><text:span text:style-name="T3"> quum sit internarum gutturis partium inflammatio,<text:line-break/>strangulationi similiter respirationem tollit, ipsius meatum</text:span></text:p>
      <text:p text:style-name="P6"><text:span text:style-name="T3">obstruendo ; iccirco vocalis instrumenti, maxime propriur<text:line-break/>affectus est, ac deinceps externorum ipsius musculorum </text:span><text:span text:style-name="T17">nur:<text:line-break/>xa; </text:span><text:span text:style-name="T3">caeterarum </text:span><text:span text:style-name="T6">verc</text:span><text:span text:style-name="T3"> partium omnium, quarum </text:span><text:span text:style-name="T17">rnenlinimurj<text:line-break/>non </text:span><text:span text:style-name="T3">proprius, sed per consensum potius affectus </text:span><text:span text:style-name="T17">est. . Quum<text:line-break/>ergo </text:span><text:span text:style-name="T3">ex cervice quidam strumas iu profundo sitas excideret,<text:line-break/></text:span><text:span text:style-name="T17">ac </text:span><text:span text:style-name="T3">deinceps ne secaret aliquod vas, membranas non specillo<text:line-break/></text:span><text:span text:style-name="T17">caederet, </text:span><text:span text:style-name="T3">sed unguibus evelleret, imprudens oh ignorantiam<text:line-break/></text:span><text:span text:style-name="T17">-simul </text:span><text:span text:style-name="T3">recurrentes nervos distraxit; atque hoc pacto pueru-<text:line-break/></text:span><text:span text:style-name="T17">lum </text:span><text:span text:style-name="T3">liberavit a strumis, scd mutum reddidit. Quidam alius<text:line-break/></text:span><text:span text:style-name="T17">in alio </text:span><text:span text:style-name="T3">puero sectionem laciens, ipsum similiter scmimutum<text:line-break/></text:span><text:span text:style-name="T17">reddidit, </text:span><text:span text:style-name="T3">laeso videlicet altero duntaxat nervo. Mirabantur<text:line-break/></text:span><text:span text:style-name="T17">vero </text:span><text:span text:style-name="T3">omnes, quod neque aspera arteria </text:span><text:span text:style-name="T17">neque </text:span><text:span text:style-name="T3">gntturje quic-<text:line-break/></text:span><text:span text:style-name="T17">quam </text:span><text:span text:style-name="T3">affecto, vocem laedi contingeret; at quum vocales ner -<text:line-break/></text:span><text:span text:style-name="T55">vos</text:span><text:span text:style-name="T17"> illis </text:span><text:span text:style-name="T3">demonstrassem, admirari desierunt. Quibus igitur<text:line-break/>partibus vel materiae yel facultatis suppeditatio corrumpi-<text:line-break/></text:span><text:span text:style-name="T17">tnr, </text:span><text:span text:style-name="T3">actionem laedi probabiliter aliquis dixerit, parte ipsam<text:line-break/></text:span><text:span text:style-name="T17">faciente </text:span><text:span text:style-name="T3">nequaquam laesa: at varo'si vel a vaporibus, yej<text:line-break/>liumoribus aliunde ad ipsam venientibus laedatur, eam uori</text:span></text:p>
      <text:p text:style-name="P6"><text:span text:style-name="T17">recte dixeris affectam non esse. • Neque minus etiam proba-<text:line-break/>biliter quis dixerit, partem vel materia vel facultate priva-<text:line-break/>tam laesam esse, si his reripiendis, dispensationem secundum<text:line-break/>naturam habebat. Proinde ex hujusmodi in utramque par-<text:line-break/>tem argumentatione logicorum problematum consideratio<text:line-break/>inutilis apparet, neque ad effectuum dignotionem, neque ad<text:line-break/>curationem, neque etiam ad suturorum eventuum praesagia,<text:line-break/>quicquam conserens. Animadverte ergo, quomodo cura-<text:line-break/>tionem ex affecti lori notitia inventam, hac consideratione<text:line-break/>neglecta, narrabo. Quidam habens medicamentum tribus<text:line-break/>manus digitis adhibitum dixit triginta jam diebus ipsorum<text:line-break/>sensum se deperdidisse, illacsa servata motione, nihilque<text:line-break/>praesidii ab impositis medicamentis percipere. Ego vero id,<text:line-break/>quod in hujusmodi casibus saccre consueri, ne tunc quidem<text:line-break/>oblivioni tradidi; sed vocatum medicum, qui digitorum ejus<text:line-break/>curationem susceperat, interrogari, cujusmodi remedia ad-<text:line-break/>hibursset; quae quum intelligerem ad hancrem esse idonea,<text:line-break/>causam investigare coepi-, cur nullum ab ipsis homo praesi-</text:span></text:p>
      <text:p text:style-name="P6"><text:span text:style-name="T3">dium conseqnutus fuisset, inquirens quae praecesserant sym-<text:line-break/>ptomata. Ipfo autem dicente, neque inflammationem, ne-<text:line-break/></text:span><text:span text:style-name="T36">que </text:span><text:span text:style-name="T3">refrigerationem , neque ictum praecessisse, sed paulatim<text:line-break/></text:span><text:span text:style-name="T36">sensum </text:span><text:span text:style-name="T3">perlisse, captus admiratione, rursus interrogari, num<text:line-break/>superiorum partium aliqua icta suisset, ille respondit, ma-<text:line-break/></text:span><text:span text:style-name="T36">num </text:span><text:span text:style-name="T3">quidem non fuisse ictam, sed dorsi initium fuisse. De-<text:line-break/></text:span><text:span text:style-name="T36">inde </text:span><text:span text:style-name="T3">quomodo et quando id' accidisset quum interrogarem’,<text:line-break/>respondit, se, quum Romam proficisceretur, a vehiculo de-<text:line-break/>cidisse, ac non multo post digitorum incepisse affectum.<text:line-break/>Quocirca conjecturam feci,; iu primo delapsu nervi post se-<text:line-break/>ptimam vertebram prodeuntis partem quampiam ob ictum<text:line-break/>inflammatam scirrhosum induisse afiectum. Id vero intel-<text:line-break/>lexi, doctus ex anatoine, quod nervi per propriam ciccum-<text:line-break/>scriptionem, veluti venae, exoriri videantur, adeo ut unum-<text:line-break/>quemque eorum exquisite-unum esse putes, quemadmodum<text:line-break/></text:span><text:span text:style-name="T36">et </text:span><text:span text:style-name="T3">venam; verum protinus ab origine multi sunt, simul con-<text:line-break/>creti et communibus iuvolucris contenti, quae a-cerebri me-<text:line-break/>ningibus exoriuntur. Ergo nervorum, qni a cervice prossi-</text:span></text:p>
      <text:p text:style-name="P6"><text:span text:style-name="T3">eunt ultimi, humilior pars ad minores pervenit digitos, per<text:line-break/>cutcm dispersa ipsos continentem, ac praeterea per medii<text:line-break/>stigiti medietatem; quod etiam caeteros medicos in maximam<text:line-break/>duxit admirationem, quod dimidia duntaxat pars videretur<text:line-break/>affecta;, id vero mini persuafit potissimum, eam tantum ner-<text:line-break/>yi partem, quae iu cubito ab ipso egredicns jam propofitis<text:line-break/>digitis finitur, </text:span><text:span text:style-name="T15">esse </text:span><text:span text:style-name="T3">affectam. Igitur adhibitum eis medica-<text:line-break/>mentum abjicere jubens, ilii praecipue spinae parti, quae<text:line-break/>afleetae partis initium obtinebat, ipsum adaptari; sccutaque<text:line-break/>est res, ut aspicientibus ridebatur, </text:span><text:span text:style-name="T6">et</text:span><text:span text:style-name="T3"> adiuirabllis et inopi-<text:line-break/>nata, quod digiti manus, adhibitis spinae medicamentis, es-<text:line-break/>scnt curati. Verum affectu omnino suinmotc, orta est luter<text:line-break/>medicos qnaestio, quisnam fit ille nervorum affectus, per<text:line-break/>.quem servato eornm motu</text:span><text:span text:style-name="T6">, sensus</text:span><text:span text:style-name="T3"> pereat. Atque ego id<text:line-break/>ipsum dicebam, quod priores jam medici dixerant quidam,<text:line-break/>quod scilicet sensus patiendo , motus vero faciendo aliquid<text:line-break/>fit-; quapropter, ut quis moveatur, opus est robore; scd ut</text:span></text:p>
      <text:p text:style-name="P6"><text:span text:style-name="T3">sentiat, vel miniina facultas sufficit. . Quurnque recte me<text:line-break/>hunc dixisse fermonem putarent, quid igitur, inquam, nun-<text:line-break/>quid vidistis aliquando contra evenire, ut servato sensu<text:line-break/>motus periret? Tum caeleris omnibus se nunquam con-<text:line-break/>spexisse dicentibus, unus id confitebatur, ac nomine labo-<text:line-break/>rantis citato, testes quoque sc adhibiturum pollicebatur;<text:line-break/>quod quum pugnare rideretur cum enarratis de partibus,<text:line-break/>quae moventur quidem, non vero sentiunt; elenim quod<text:line-break/>ad hanc rationem pertinet fieri haudquaquam potest ut, per-<text:line-break/></text:span><text:span text:style-name="T36">dito </text:span><text:span text:style-name="T3">sensu, motus a voluntatis imperio prodiens servetur;<text:line-break/>rursus orabant, ut causam explicarem, quamobrenr utraque<text:line-break/>appareant. Ea vero plana est iis, qui nervorum dissectio-<text:line-break/>nem didicerunt, talisque est. Omnis voluntarius motus </text:span><text:span text:style-name="T6">a<text:line-break/></text:span><text:span text:style-name="T3">musculis perficitur; nullus enim nervus per sc sine musculo<text:line-break/>ullam hujusmodi in animantis portibus actionem efficit, sed<text:line-break/></text:span><text:span text:style-name="T36">per </text:span><text:span text:style-name="T3">medios musculos omnes a voluntate prodeuntes motus<text:line-break/>perficit- Ad partes vero movendas musculi ipsi aliquando</text:span></text:p>
      <text:p text:style-name="P6"><text:span text:style-name="T3">quidem manifeste perveniunt, aliquando vero per medios<text:line-break/>tendones, quos aponeuroses aliqui cognominant; atque ex<text:line-break/>hoc genere sunt tendones, quibus digiti moventur, similiter<text:line-break/>iis, qui toni ab Hippocrate nominantur, rotundi. Si itaque<text:line-break/>musculorum nervos assici contingat, motus digitorum perit;<text:line-break/>si vero eos qui ad cutem perveniunt, tangendi sensus cor-<text:line-break/>rumpitur; ied ubi tota resolvuntur membra, quum videli-<text:line-break/>cet commune principium affectum est, simul et sensus et mo-<text:line-break/>tus pereunti Et locum quidem primario affectum ex lae-<text:line-break/>sorum nervorum multitudine duntaxat invenire licet, fi quis<text:line-break/>exquisite cognoverit communia ipsorum principia, quae in<text:line-break/>nervorum dissectione percurrimus, quum nullus ante me<text:line-break/>hujusmodi dissectionem accurate tractasset, sed alii plus, alii<text:line-break/>minus, errassent. Igitur solus ille, qui in ipsis fuerit exer-<text:line-break/>citatus, exquisite considerare poterit, in qua vertebra spina-<text:line-break/>lis medulla sit affecta, sive tota, sive altera ejus pars; nam<text:line-break/>accidit aliquando, ut dextra ipsius pars duntaxat allecta fit,</text:span></text:p>
      <text:p text:style-name="P6"><text:span text:style-name="T17">altera </text:span><text:span text:style-name="T3">nequaquam laesa; aut e contrario; ut illa manente in-<text:line-break/></text:span><text:span text:style-name="T17">tegra, </text:span><text:span text:style-name="T3">sola sinlltra affectum, ferat; atque hac ratione inter-<text:line-break/></text:span><text:span text:style-name="T17">dum </text:span><text:span text:style-name="T3">tuta pars sinistra resolvitur, dextra parte manente il-<text:line-break/></text:span><text:span text:style-name="T17">laesa; </text:span><text:span text:style-name="T3">interdum contra dextra para duntaxat et affecta est<text:line-break/></text:span><text:span text:style-name="T17">et </text:span><text:span text:style-name="T3">resoluta. Ubi vero non affecta spinalis medulla est, sed<text:line-break/></text:span><text:span text:style-name="T17">tantum </text:span><text:span text:style-name="T3">unus nervi processus laesus, earum duntaxat partium<text:line-break/></text:span><text:span text:style-name="T17">resolutio </text:span><text:span text:style-name="T3">sequitur', in quas nervus ille distribuitur; atque in-<text:line-break/></text:span><text:span text:style-name="T17">terdum </text:span><text:span text:style-name="T3">duo, aut tres duntaxat nervorum processus affecti<text:line-break/></text:span><text:span text:style-name="T17">fuut, </text:span><text:span text:style-name="T3">quum interiin spinalis medulla citra affectura servetur.<text:line-break/></text:span><text:span text:style-name="T17">Sic </text:span><text:span text:style-name="T3">igitur affectus erat is</text:span><text:span text:style-name="T17">, </text:span><text:span text:style-name="T3">qui per reliquas manus partes<text:line-break/></text:span><text:span text:style-name="T17">omnes </text:span><text:span text:style-name="T3">ita fuit resolutus, ut neque sentiret, neque moveretur<text:line-break/></text:span><text:span text:style-name="T17">iu solis </text:span><text:span text:style-name="T3">tribus digitis sensum habuit superstitem. Alteri uon<text:line-break/></text:span><text:span text:style-name="T17">salum </text:span><text:span text:style-name="T3">ipse sensus</text:span><text:span text:style-name="T15">, </text:span><text:span text:style-name="T3">sed etiam eorum musculorum, </text:span><text:span text:style-name="T15">in </text:span><text:span text:style-name="T3">quos<text:line-break/>nervorum propago sub septima vertebra exorta distilbuitur,<text:line-break/></text:span><text:span text:style-name="T17">motus </text:span><text:span text:style-name="T3">servati </text:span><text:span text:style-name="T17">sunt. </text:span><text:span text:style-name="T3">Atque , alius ob cusum ab alto vehe-<text:line-break/></text:span><text:span text:style-name="T17">mentem </text:span><text:span text:style-name="T3">solos eos musculos resolutos habuit, qui hujus </text:span><text:span text:style-name="T17">nervi<text:line-break/>partes </text:span><text:span text:style-name="T3">suscipiunt; idem etiam </text:span><text:span text:style-name="T17">ille </text:span><text:span text:style-name="T3">in iis duntaxat cutis </text:span><text:span text:style-name="T17">par-</text:span></text:p>
      <text:p text:style-name="P6"><text:span text:style-name="T3">tibus sensum amisit, ad quas praedicti nervi distributiones<text:line-break/>demittuntur-. Igitur quisquis scire desiderat, lu qua verte-<text:line-break/>bra sit affectus, sive in sola nervi cujuspiam propagine; sive<text:line-break/>lu spinali quoque medulla, in nervorum dissectione exerci-<text:line-break/>tatus sit, commuuemque habeat methodum, qua resolutos<text:line-break/>musculos una cum cute, quae fensum amiferit; observet:<text:line-break/>Nam fi spinalis medulla iu aliqua vertebrarum tota affecta<text:line-break/>sit, omnes partes inferiores resolvuntur; si vero in altera<text:line-break/>parte laesa sit, altera manente illaesa, in partibus duntaxat<text:line-break/>illi e directo respondentibus erit resolutio; si vero nervi ra-<text:line-break/>dix affecta sit, reliquae' partes omnes affecto loco inferioros<text:line-break/>uiliil afficientur, sed solae illae partes resolventur, in quas<text:line-break/>singuli nervi distribuuntur. Haec igitur si accurate didice-<text:line-break/>ris, resoluta membra, relicta spina, non amplius vexabis,<text:line-break/>scd huic adhibitis remediis, partem affectam curabis. Sic<text:line-break/>etiam, si non circa spinam, scd in regione quapiam illam<text:line-break/>Ioquente, nervuslaffectus fit, ex musculis et cute quaeren-</text:span></text:p>
      <text:p text:style-name="P6"><text:span text:style-name="T17">dae sunt </text:span><text:span text:style-name="T3">nolae. Cutem quidem facile cognosces, nam ocu-<text:line-break/></text:span><text:span text:style-name="T17">lis </text:span><text:span text:style-name="T3">subjicitur; musculi vero ex actionibus deperditis depre-<text:line-break/></text:span><text:span text:style-name="T17">henduntur. </text:span><text:span text:style-name="T3">Proinde necesse est, circa musculorum sectio-<text:line-break/></text:span><text:span text:style-name="T17">nem te </text:span><text:span text:style-name="T3">exercites, et cognoscas, cujus quisque actionis sit<text:line-break/></text:span><text:span text:style-name="T17">instrumentum</text:span><text:span text:style-name="T3">; sic enim duntaxat discernere poteris, quarum<text:line-break/></text:span><text:span text:style-name="T17">partium </text:span><text:span text:style-name="T3">actio pereat, nullo morbo corpoream ipsarum sub-<text:line-break/></text:span><text:span text:style-name="T17">stantiam </text:span><text:span text:style-name="T3">afficiente; in quibus praecedat morbus, vel qui<text:line-break/></text:span><text:span text:style-name="T17">fiat, vel </text:span><text:span text:style-name="T3">factus. A erum morborum genera et differentias<text:line-break/></text:span><text:span text:style-name="T17">omnes </text:span><text:span text:style-name="T3">in altero libro scriptas didicisti, qui de morborum dif-<text:line-break/></text:span><text:span text:style-name="T17">ferentiis </text:span><text:span text:style-name="T3">inscriptus est, atque similiter lu esto symptomatum<text:line-break/></text:span><text:span text:style-name="T17">differentias</text:span><text:span text:style-name="T3">; </text:span><text:span text:style-name="T17">at </text:span><text:span text:style-name="T3">de causis utrorumque etiam scparatim scri-<text:line-break/></text:span><text:span text:style-name="T17">ptum </text:span><text:span text:style-name="T3">est, in uno quidem de morborum, in tribus vero de<text:line-break/></text:span><text:span text:style-name="T17">lymptomatum</text:span><text:span text:style-name="T3">; in quibus omnibus exercitari oportet eum,<text:line-break/></text:span><text:span text:style-name="T17">qui facile </text:span><text:span text:style-name="T3">voluerit invenire discernereque et causam et mor-<text:line-break/></text:span><text:span text:style-name="T17">burn et </text:span><text:span text:style-name="T3">sedem affectam. Etenim fieri non potest, ut omnia<text:line-break/></text:span><text:span text:style-name="T17">per </text:span><text:span text:style-name="T3">syndromas doceantur, quamvis empiricorum ea fit opi-<text:line-break/></text:span><text:span text:style-name="T17">nio; </text:span><text:span text:style-name="T3">quivero accurate et praecedentia et praesentia cogno-</text:span></text:p>
      <text:p text:style-name="P6"><text:span text:style-name="T3">•verit symptomata, atque sic ad methodi medendi experien-<text:line-break/>tiam venerit, luveniet locum affectum simul cum ipso asse-<text:line-break/>ctn. Atque id maxima ex parte accidit partibus, quae in<text:line-break/>intimo corpore constituuntur, uti paulo ante de iis, qui sen-<text:line-break/>sum vel motum perdunt, demonstravimus. At nihil dete-<text:line-break/>rius fortassis suerit narrare quaedam jam facta, cujusmodi<text:line-break/>haec sunt. Puer annonnn fere sex invitus per alvum ex-<text:line-break/>crernenta dejicere coepit, resoluto derepente cicca sedem<text:line-break/>musculo; quiuetiarn seni quondam hujusmodi evenit syrn-<text:line-break/>ptoma; atque rursus alius puer, aetatis fere annorum qua-<text:line-break/>tuordecirn, excrementa invitus per alvum deiecit, infestante<text:line-break/>simul vesicam dolore, atque alteri urina quoque suppressa;<text:line-break/>contra alius urinam luvitus excrevit, atque alius non solum<text:line-break/>urinam, sed alni quoque excrementa. In hujusmodi omni-<text:line-break/>hus ea, quae praecesserunt, scrutari oportet</text:span><text:span text:style-name="T15">; </text:span><text:span text:style-name="T3">prorsus enim<text:line-break/>vel perfrigerabo quaedam vel ictus in spina praecessit; fri-<text:line-break/>gus quidem uni duntaxat affecto musculo </text:span><text:span text:style-name="T15">nocet</text:span><text:span text:style-name="T3">; ictus vero</text:span></text:p>
      <text:p text:style-name="P6"><text:span text:style-name="T3">magna exparte pluribus; nam perrarum est, ut icta spina<text:line-break/>unus afficiatur musculus, quoniam nervi ex spinali medulla<text:line-break/>orti in plures musculos dividuntur. Verum et ob ictum<text:line-break/>affecti musculi, oborta inflammatione neglecta et in scirrhum<text:line-break/>coacta, resolvi aliquando ipsum contigit; quanquarn id </text:span><text:span text:style-name="T17">raro<text:line-break/></text:span><text:span text:style-name="T3">accidet; at vero frigus saepenurnero unum laedit musculum,<text:line-break/>maxime eum qui in superficie sedis est, sive sederit quis su-<text:line-break/>per lapidem frigidum, sive in aqua frigida supra modum su-<text:line-break/>erit versatus- Igitur puer, cujus et vesica et sedes laesa </text:span><text:span text:style-name="T17">fuit,<text:line-break/></text:span><text:span text:style-name="T3">quum lu fluvio pisces venaretur,. sic fuit affectus; </text:span><text:span text:style-name="T17">nonnullis<text:line-break/>etiam </text:span><text:span text:style-name="T3">in aqua fiigida • natantibus itidem accidit. </text:span><text:span text:style-name="T17">Itaque fic<text:line-break/>affectos </text:span><text:span text:style-name="T3">curare oportet calefacientia auxilia locis affectis </text:span><text:span text:style-name="T17">ad-<text:line-break/>hibendo. </text:span><text:span text:style-name="T3">Quibus vero nervorum a dorfi medulla </text:span><text:span text:style-name="T17">ortorum<text:line-break/></text:span><text:span text:style-name="T3">quispiam fiierit affectus, spiuae adhibenda sunt remedia. </text:span><text:span text:style-name="T17">At<text:line-break/>saepenurnero ubi casu </text:span><text:span text:style-name="T3">ex alto </text:span><text:span text:style-name="T17">aut vehementi fortique ictu<text:line-break/>spina </text:span><text:span text:style-name="T3">laesa </text:span><text:span text:style-name="T17">est, </text:span><text:span text:style-name="T3">inflammatio ad plures </text:span><text:span text:style-name="T17">partes extensa non</text:span></text:p>
      <text:p text:style-name="P6"><text:span text:style-name="T3">solum musculis, sed veficae quoque noxam intulit; atque<text:line-break/>illis ob veficae .ipsius affectum urina supprimitur ; sunt qui-<text:line-break/>bus non solum urina</text:span><text:span text:style-name="T17">, </text:span><text:span text:style-name="T3">scd alvi quoque excrementa penitus<text:line-break/>retinentur, assectis scilicet inteiiijns; nam ut musculi affecti<text:line-break/></text:span><text:span text:style-name="T17">actiones </text:span><text:span text:style-name="T3">voluntarias, ita vesica et intestina naturales actio-<text:line-break/></text:span><text:span text:style-name="T17">nes laedunt, </text:span><text:span text:style-name="T3">quod ipsis contractis excernantur' ea quae<text:line-break/></text:span><text:span text:style-name="T17">continenti</text:span></text:p>
      <text:h text:style-name="Heading_20_2" text:outline-level="2">Cap. VII.</text:h>
      <text:p text:style-name="P99"><text:span text:style-name="T3">Atque hac in re plurimum disserunt na-<text:line-break/></text:span><text:span text:style-name="T17">turalia ab animalibus </text:span><text:span text:style-name="T3">instrumentis; fiquidem naturalibus in-<text:line-break/></text:span><text:span text:style-name="T17">natam actionis </text:span><text:span text:style-name="T3">facultatem esse, animalibus vero </text:span><text:span text:style-name="T6">a</text:span><text:span text:style-name="T3"> principio,<text:line-break/></text:span><text:span text:style-name="T17">veluti lumen a sole, </text:span><text:span text:style-name="T3">defluere ostensum esu- Ergo ut </text:span><text:span text:style-name="T17">ma-<text:line-break/>gneti lapidi facultas inest, qua ferrum attrahit, </text:span><text:span text:style-name="T3">ita </text:span><text:span text:style-name="T17">natura-<text:line-break/>liurn instrumentorum unicuique; ita ut </text:span><text:span text:style-name="T3">fi permanens esset<text:line-break/></text:span><text:span text:style-name="T17">ipsorum </text:span><text:span text:style-name="T3">substantia, </text:span><text:span text:style-name="T17">neque </text:span><text:span text:style-name="T3">arteriis, </text:span><text:span text:style-name="T17">neque </text:span><text:span text:style-name="T3">venis indigerent;<text:line-break/></text:span><text:span text:style-name="T17">verum </text:span><text:span text:style-name="T3">quia </text:span><text:span text:style-name="T17">nutrimento egent, servataque </text:span><text:span text:style-name="T3">innati </text:span><text:span text:style-name="T17">caloris<text:line-break/></text:span><text:span text:style-name="T3">symmetria, hunc ob causam et venis indigent et arteriis.</text:span></text:p>
      <text:p text:style-name="P6"><text:span text:style-name="T3">Musculi vero, ut substantiam suam fervent, peraeque ac natu-<text:line-break/>ralia instrumenta venis et arteriis indigent; </text:span><text:span text:style-name="T15">at </text:span><text:span text:style-name="T3">quia congeni-<text:line-break/>tum sensus et motus principium non habent, idcirco nervis<text:line-break/>scrnper indigent, qui illis ea suppeditent, quemadmodum sol<text:line-break/>omnibus rebus, quas illuminat, splendorem. Quamobrem<text:line-break/>solis partibus sentiendi et movendi vim habentibus accidit,<text:line-break/>ut ipsis interdum haudquaquam oblaesis, nihilominus actio<text:line-break/>pereat; at hoc naturalibus instrumentis acridere non con-<text:line-break/>suevit, sed antequam eorum actic laedatur, semper laborant.<text:line-break/>Animalibus tamen instrumentis omnibus naturalis dispenfa-<text:line-break/>tio inest, et arteriarum venarumque adminiculo indigent ad<text:line-break/>substantiam suam servandam. Ideo accuratissime intueri te<text:line-break/>ac discernere oportet, quae ut naturalibus, quae ut ani-<text:line-break/>malibus organis accidant; ut quod alterari verbi gratia a<text:line-break/>vicinis fibi, ut naturalibus; alterationem vero sentire, ut<text:line-break/>animalibus eveniat. Sic igitur oculis quoque saepenurnero</text:span></text:p>
      <text:p text:style-name="P6"><text:span text:style-name="T3">contingit; nam vapores a ventriculo elati ipsos omnino alle-<text:line-break/>runt; verum tam exigua alteratio non ab omnibus sentitur,<text:line-break/>nisi exquisitam habeant sensificam facultatem; voco autem<text:line-break/>exquisitam, quae res cernit etiam minimas.</text:span></text:p>
      <text:h text:style-name="P1" text:outline-level="1"><text:bookmark-start text:name="bookmark2"/>GALENI DE LOCIS AFFECTIS<text:bookmark-end text:name="bookmark2"/><text:line-break/><text:bookmark-start text:name="bookmark4"/>LIBER II.<text:bookmark-end text:name="bookmark4"/></text:h>
      <text:h text:style-name="Heading_20_2" text:outline-level="2">Cap. <text:span text:style-name="T59">I</text:span>.</text:h>
      <text:p text:style-name="P99"><text:span text:style-name="T3">Scopus est, ut hortatur scmper Erafistra-<text:line-break/>tus, exercere mentem cum in aliis artis operibus, tum vero<text:line-break/>in ea, quam nmrc proposuimus, affectorum locorum digno-<text:line-break/>tioue- Sunt autem.circa eam.tres exercitationis modi; pri-<text:line-break/>mus per singulas corporis partes, quas locos nominant; al-<text:line-break/>ter fecundum causas et affectus; tertius sccuudurn sympto-<text:line-break/>nratum' differentias Igitur </text:span><text:span text:style-name="T6">a loris</text:span><text:span text:style-name="T3"> sumptus modus hujusmo.-<text:line-break/>di est: affecti cerebri haec funt propria symptomata p ven-</text:span></text:p>
      <text:p text:style-name="P6"><text:span text:style-name="T3">triculi affecti haec propria, coli affecti haec, atque in </text:span><text:span text:style-name="T6">reli-<text:line-break/>quis</text:span><text:span text:style-name="T3"> similiter. Ab affectibus et causis talis est-: inflam-<text:line-break/>mationis propria hujusmodi sunt symptomata, scirrhi hujus-<text:line-break/>modi, refrigerationis haec, plenitudinis haec, corruptionis<text:line-break/>haec. A symptomatis: hoc doloris genus hosce affectus si-<text:line-break/>gnificat, aut hosce locos, tussis vero hos; ile et vomitus,<text:line-break/>sanguinis profluvium, fluor alvi, convulsio, rigor, horror,<text:line-break/>delirimn, si enim haec omnia inter se hoc pacto distinguan-<text:line-break/>tur, facile intelligetur, quid bene vel nale dictum suerit.<text:line-break/>Quod vero sic sc res habeat, plane disces, si singula confi-<text:line-break/>deraveris.</text:span></text:p>
      <text:h text:style-name="Heading_20_2" text:outline-level="2">Cap. II.</text:h>
      <text:p text:style-name="P99"><text:span text:style-name="T3">Itaque primo, quandoquidem in hoc genere<text:line-break/>copiosior est Archigenes, ex dolorum differentiis locos affe-<text:line-break/>ctos significari existimans, exacte de iis considerandum est.<text:line-break/>Stupidum dolorem in nervis fieri dicit, scd plane peccat.<text:line-break/>Nani stupor a frigido affectu oritur, non in nervis duntaxat,<text:line-break/>sed-et lu venis, arteriis, carnibus</text:span><text:span text:style-name="T15">, </text:span><text:span text:style-name="T3">membranis-, tunicis et</text:span></text:p>
      <text:p text:style-name="P6"><text:span text:style-name="T17">'cute. </text:span><text:span text:style-name="T3">Si ob id; </text:span><text:span text:style-name="T17">• </text:span><text:span text:style-name="T3">quod haec omnia per nervos sensum habe-<text:line-break/></text:span><text:span text:style-name="T17">ant, </text:span><text:span text:style-name="T3">ad nervos </text:span><text:span text:style-name="T17">affectum </text:span><text:span text:style-name="T3">refert, cm non et </text:span><text:span text:style-name="T17">reliquas </text:span><text:span text:style-name="T3">omnes<text:line-break/></text:span><text:span text:style-name="T17">dolorum </text:span><text:span text:style-name="T3">differentias proprie ad nervos pertinere dicit?<text:line-break/></text:span><text:span text:style-name="T17">•Nam </text:span><text:span text:style-name="T3">dolor molestus sensus est, sicuti voluptas placidus est.<text:line-break/>sensus. </text:span><text:span text:style-name="T17">• </text:span><text:span text:style-name="T3">Ergo non solum stupidus </text:span><text:span text:style-name="T6">dolor</text:span><text:span text:style-name="T3"> iu nervis habet or-<text:line-break/></text:span><text:span text:style-name="T17">tum, </text:span><text:span text:style-name="T3">verum etiam reliquorum dolorum omnium, quos ipse<text:line-break/></text:span><text:span text:style-name="T17">Archigenes </text:span><text:span text:style-name="T3">descripsit, </text:span><text:span text:style-name="T17">unusquisque. Quod </text:span><text:span text:style-name="T3">si rem accura-<text:line-break/></text:span><text:span text:style-name="T17">tius </text:span><text:span text:style-name="T3">inspexeris, </text:span><text:span text:style-name="T17">ne doloris quidem species quaedam est </text:span><text:span text:style-name="T3">stu-<text:line-break/></text:span><text:span text:style-name="T17">pidus </text:span><text:span text:style-name="T3">dolor, ut </text:span><text:span text:style-name="T17">neque </text:span><text:span text:style-name="T3">ulceris species </text:span><text:span text:style-name="T6">ulcus</text:span><text:span text:style-name="T3"> </text:span><text:span text:style-name="T17">inflammatum,<text:line-break/></text:span><text:span text:style-name="T3">scd duarum potius rerum, ut in bis ulceris et inflammatio-<text:line-break/>nis, ita in lllis doloris et stuporis concursus est. . Elennn<text:line-break/>stupor refrigeratio insignis est, ac idcirco corporibus </text:span><text:span text:style-name="T17">ita </text:span><text:span text:style-name="T3">af-<text:line-break/></text:span><text:span text:style-name="T17">fectis et </text:span><text:span text:style-name="T3">sensus et </text:span><text:span text:style-name="T17">motus </text:span><text:span text:style-name="T3">difficultatem inducit, </text:span><text:span text:style-name="T17">quemadmo-<text:line-break/>dum </text:span><text:span text:style-name="T3">completa peririgeratio et. </text:span><text:span text:style-name="T17">sensum </text:span><text:span text:style-name="T3">et motum </text:span><text:span text:style-name="T17">omnino<text:line-break/>tollit. </text:span><text:span text:style-name="T3">Sed </text:span><text:span text:style-name="T17">quod stupor </text:span><text:span text:style-name="T3">affectionis sit nomen, </text:span><text:span text:style-name="T17">non </text:span><text:span text:style-name="T3">sensus<text:line-break/></text:span><text:span text:style-name="T17">aut doloris, </text:span><text:span text:style-name="T3">etiam </text:span><text:span text:style-name="T17">ab </text:span><text:span text:style-name="T3">Hippocrate sic dicente declaratur : </text:span><text:span text:style-name="T6">Stu-<text:line-break/></text:span><text:span text:style-name="T20">por </text:span><text:span text:style-name="T6">enim</text:span><text:span text:style-name="T3"> mediocris </text:span><text:span text:style-name="T6">dolorem saltui.</text:span><text:span text:style-name="T3"> Nam stupor etiam ob<text:line-break/>refrigerationem fit, ut plane videre est in his, qui.hieme</text:span></text:p>
      <text:p text:style-name="P6"><text:span text:style-name="T3">per frigora proficiscuntur, atque in refrigerantibus quoque<text:line-break/>medicamentis, quibus si quis extrinsecus immodice utatur,<text:line-break/>pars ipsa stupida redditur, quemadmodum et omnino sensus<text:line-break/>expers lu vehernentissimis perfrigerationibus, non solum a<text:line-break/>medicamento factis, scd etiam acircmususo nobis aere. Equi-<text:line-break/>dem noni quosdam adeo refrigeratis universis pedibus, ut<text:line-break/>primum quidem lu sensus vacuitatem devenirent, sequenti<text:line-break/>bus vero delude diebus emortui putrescerent. Ergo ut per- •<text:line-break/>fecta.refrigeratio et sensum penitus ausert et motum, sic rno-<text:line-break/>deratior et sensus et niotus difficultatem inducit, nomina-<text:line-break/>turque, al dixi, hujusmodi refrigeratio, stupor, </text:span><text:span text:style-name="T9">:</text:span><text:span text:style-name="T3"> Itaque<text:line-break/>stupidum dolorem affectus efficit frigidus fimus et dolorificus, •<text:line-break/>indicante nomine non doloris, ut dixi, differentiam, scd<text:line-break/>dolorem simul et vel frigidam affectionem vel ab ipsa parti<text:line-break/>indurtam sensus et motus difficultatem Sxinius autem;<text:line-break/>quod constrictas vehementer partes., atque- eos quoque, qui<text:line-break/>torpedinem animal, duin adhuc vivit, tetigerint, stupor ob- '<text:line-break/>fideat. Et. quibus membrum aliquod, stuporem patitur, ni</text:span></text:p>
      <text:p text:style-name="P5"><text:span text:style-name="T15">-</text:span></text:p>
      <text:p text:style-name="P6"><text:span text:style-name="T3">quicquid tetigerint, obscuro et hebeti sensu percipiunt, ne-<text:line-break/></text:span><text:span text:style-name="T36">que </text:span><text:span text:style-name="T3">moveri possunt, et fi cogantur, dolent; at citra hoc<text:line-break/></text:span><text:span text:style-name="T36">quod </text:span><text:span text:style-name="T3">moveri tentent, affectum ipsum stuporis manifeste sen-<text:line-break/></text:span><text:span text:style-name="T36">tiunt, </text:span><text:span text:style-name="T3">sed nequaquam dolent. Proinde male Archigenes<text:line-break/>enuntiavit stupidum dolorem ad nervos proprie pertinere;<text:line-break/></text:span><text:span text:style-name="T36">stupor </text:span><text:span text:style-name="T3">enim affectus non lori affecti indicium est; atque'<text:line-break/></text:span><text:span text:style-name="T36">adeo </text:span><text:span text:style-name="T3">paulo post rursus Archigenes proprie ipsum ad muscu-<text:line-break/></text:span><text:span text:style-name="T36">los </text:span><text:span text:style-name="T3">perlinere ait, </text:span><text:span text:style-name="T6">ac</text:span><text:span text:style-name="T3"> dictio' utraque sic sc habet, prior qui- -<text:line-break/></text:span><text:span text:style-name="T36">dem:- </text:span><text:span text:style-name="T6">Narvi autem contorti distenduntur, et indurantur,<text:line-break/></text:span><text:span text:style-name="T40">atque </text:span><text:span text:style-name="T6">hi quidem stupidos inducant dolores et dure intan-<text:line-break/>dentes.</text:span><text:span text:style-name="T3"> Quae vero paulo post hanc dictio enarratur, haec<text:line-break/></text:span><text:span text:style-name="T36">est: </text:span><text:span text:style-name="T6">JAusculi carnis nervorumque propriae substantiae mix-<text:line-break/>tura, arteriarum quoque in doloribus</text:span><text:span text:style-name="T3"> mixtionem </text:span><text:span text:style-name="T6">prae sc<text:line-break/></text:span><text:span text:style-name="T40">ferunt, </text:span><text:span text:style-name="T6">turgentes, ut ita dixeris, atque distenti aostupide<text:line-break/></text:span><text:span text:style-name="T40">pulj</text:span><text:span text:style-name="T6">antes cum capaci latitudine,</text:span><text:span text:style-name="T3"> lu horum sermonum pri-<text:line-break/></text:span><text:span text:style-name="T36">ore </text:span><text:span text:style-name="T3">nervos ait stupidos inferre dolores, in altero vero mus-<text:line-break/>culos stupide pulsure, stupidum non ad affectus</text:span><text:span text:style-name="T15">, </text:span><text:span text:style-name="T3">scd ad par’-</text:span></text:p>
      <text:p text:style-name="P6"><text:span text:style-name="T3">tes reserens. Sed, ut dicebam, stupor non partis cujuspi-<text:line-break/>am proprium pathos est, scd affectus, qui quidem iu omni-<text:line-break/>bus corporibus fit, </text:span><text:span text:style-name="T6">non</text:span><text:span text:style-name="T3"> iu omnibus tamen senfiliter apparet,<text:line-break/>scd in his duntaxat, quae suos affectus sentire ct pro volun-.<text:line-break/>tatis imperio moveri nata sunt. Sed et his, quae manifeste<text:line-break/>in musculis apparent, sermo ipsius repugnat; quinetiam in-<text:line-break/>distincte prolatus est; ac fortasse non intessigit nusquam in<text:line-break/>corpore carnem ipsam per sc inveniri, scd musculorum id<text:line-break/>quod nervosum est, in plurimis vel capitibus vel extremis<text:line-break/>partibus esse, ubi etiam tendoncs inveniuntur, id vero to-<text:line-break/>tum, quod in medio continetur, omnes homines carnem no-<text:line-break/>minare , nemine intelligente, nisi quum exquisite dissecatur,<text:line-break/>jionesse solam carnem, sed cunr tenuissimis quibusdam veluti<text:line-break/>fibris, in.quas nervosum genus resolutum est. Voco au-<text:line-break/>tem nervosum genus in unicam appellationem cogens<text:line-break/>tum vincula tum tonos, quippe ex his per carnem disper-<text:line-break/>lis musculorum ostendimus substantiam consistere, quae,<text:line-break/>ut permanere posset, vcnis indigebat et arteriis.</text:span></text:p>
      <text:h text:style-name="P2" text:outline-level="2">Cap. lll.</text:h>
      <text:p text:style-name="P99"><text:span text:style-name="T3">Atqui citra dolorem pulsare adfolas ar-t<text:line-break/>terias pertinet, animali bene valente, ubi vero ingens obor-<text:line-break/>ta est inflammatio, vel erysipelas, vel abscessus, arteriarum<text:line-break/>pulsum cum dolore sentimus, quum antea per bonam corpo-<text:line-break/>ris valetudinem neque cum dolore neque fine dolore ipsum<text:line-break/>sentiremus. Etenim res ad hunc modum se habet. Dua-<text:line-break/>bus praecipue occasionibus vehemens dolor inflammatis par-<text:line-break/>tibus infertur, quum moventur et quum </text:span><text:span text:style-name="T15">a </text:span><text:span text:style-name="T3">quibusdam rebus<text:line-break/>comprimuntur.•• Inflammato igitur toto musculo, duplici<text:line-break/>modo, dum attolluntur arteriae, dolorem sentimus, quod<text:line-break/>et moveantur et ab adjacente carne comprimantur et ipsam<text:line-break/>comprimant Atque hic modus est quo partes inflammatae<text:line-break/>pulsant, quem vetustissimi solum vocabant pulsum; posteri-<text:line-break/>ores vero omnem arteriarum motum sub sensum cadentem<text:line-break/>similiter nominaverunt. Non tamen stupide pulsare luse-<text:line-break/>parablliter aut omnino proprie ad musculos affectos pertinet,<text:line-break/>quod ne pulsare quidem </text:span><text:span text:style-name="T6">proprium eoruin</text:span><text:span text:style-name="T3"> omnino sit, quum</text:span></text:p>
      <text:p text:style-name="P6"><text:span text:style-name="T3">pulsus, ut prius dictum est, dolorem prodit Nam in scir-<text:line-break/>rhis et oedematis proprie appellatis atque in intemperiebus;<text:line-break/>quae sine tumore consistunt, motus arteriarum dolorem haud-<text:line-break/>quaquam excitat, et lu inflammatoriis affectibus non scnrper<text:line-break/>curn dolore est, sed quum majores effecti sunt; quin etiam<text:line-break/>fine musculo arteria ipsa per sc inflammatorium sustinens as-<text:line-break/>scctum cum dolore pulsat;- dico autem inflammatorium af-<text:line-break/>fectum, ut simul cum iusiamrnatione et erysipelas et absces-<text:line-break/>sus intelligatur. Hujusmodi igitur affectuum, quum </text:span><text:span text:style-name="T6">niajo-r<text:line-break/></text:span><text:span text:style-name="T3">res suerint, pulsus symptoma esse censetur. Quod si quan-<text:line-break/>do in iis pulsus, ipsi scilicet laboranti, stupidus esse videa-<text:line-break/>tur, hic enim stuporis affectum sentire potest, tum scire licet<text:line-break/>affectum in musculi nervis- consistere, ita ut ad paralysin<text:line-break/>teudantr Nam stupidus affectus inter resolutionem et inte-<text:line-break/>gram valetudinem medius est. At cum dolore pulsus sequi-<text:line-break/>tur inflammatorios affectus notatu dignos, semper quidem in<text:line-break/>ipsis; arteriis; at et lu continentibus ipsas partibus, quum oh</text:span></text:p>
      <text:p text:style-name="P6"><text:span text:style-name="T3">angustiam ipsas premunt, dum attolluntur ac veluti percu-<text:line-break/>tiunt, modo pars assecla sentire nata fit. Ergo neque in pe-<text:line-break/>ripneumonia neque in pleuritide dolor pulsatorius oborie-<text:line-break/>tur oh partium naturam; nam pulmo sensus expers, pleu-<text:line-break/>ritis vero membranae cosses succingentis morbus est, quae<text:line-break/>ubi ossibus quidem virina est, necessario comprimitur; at<text:line-break/>media ipsius tota pars comprimi non potest, sed inflamma-<text:line-break/>tionis duntaxat ratione dolet. Atque in hoc spatio arteriae<text:line-break/>sunt, quae per intercostalia vocata spatia et per crassas la-<text:line-break/>xasque laterum partes extenduntur, ac in profundo magis<text:line-break/>delitescunt, ut succingentem costas tunicam haudquaquam<text:line-break/>attingant Harum igitur arteriarum motus in pleuritide ne-<text:line-break/>que cum dolore erit neque ab aegrotante omnino percipie-<text:line-break/>tur ; inflammatis tamen interdum intercostalibus' muscusis,<text:line-break/>arteriarum diastolen dolorem inferre necesse est, ac prolude<text:line-break/>a laborante percipi; atque pro inflammationis magnitudine<text:line-break/>Ientiet in illa,pulsum Ob lrancque causam, ubi vehemen-</text:span></text:p>
      <text:p text:style-name="P6"><text:span text:style-name="T3">tissimus suerit pulsus, suppuratur inflammata pars, conse-<text:line-break/>quente suppuratione ingentes inflammationes. Constat igi-<text:line-break/>tm ex jam enarratis, quod pulsatorius et pulsativus </text:span><text:span text:style-name="T6">a</text:span><text:span text:style-name="T3"> medi-<text:line-break/>cis vocatus dolor per inflammatorios affectus fiat, atque in<text:line-break/>corporibus sensu praelitis; per sc proprie primario affectu<text:line-break/>in arteriis, nominet enim quisque prout voluerit, in reliquis<text:line-break/>vero partibus fenfibilibus omnibus eo quod a vicinorum<text:line-break/>contactu premantur.</text:span></text:p>
      <text:h text:style-name="Heading_20_2" text:outline-level="2">Cap. IV.</text:h>
      <text:p text:style-name="P99"><text:span text:style-name="T3">At. vero neque in hepate neque in re-<text:line-break/>nibus unquam hujusmodi pulsus apparet, quoniam nec in<text:line-break/>illis nervi per tota viscera disperguntur, ficuti ncc in pul-<text:line-break/>mone. Quocirca gravitatis in ipfis sensus fit, quum tumo-<text:line-break/>rum pr.aeter naturam genus aliquod ea infestaverit; nam in<text:line-break/>horum viscerunr unoquoque circurnambiens membrana, per<text:line-break/>quam nervus dispergitur, sensu potitur; quia igitur a tumo-<text:line-break/>re</text:span><text:span text:style-name="T15">, </text:span><text:span text:style-name="T3">qui est in viscere, ipsa extenditur, doloris speciem ap-<text:line-break/>pellatione dotavit. Proinde Hippocrates primus fcripfit:</text:span></text:p>
      <text:p text:style-name="P6"><text:span text:style-name="T6">In renem dolor gravis;</text:span><text:span text:style-name="T3"> et post eum optimorum medicorum<text:line-break/></text:span><text:span text:style-name="T17">non </text:span><text:span text:style-name="T3">panri </text:span><text:span text:style-name="T17">non </text:span><text:span text:style-name="T3">acuti doloris, scd gravitatis sensum in </text:span><text:span text:style-name="T17">prae- .<text:line-break/>dictorum </text:span><text:span text:style-name="T3">viscerum inflammationibus fieri dixerunt. Quin-<text:line-break/>etiam membranas, ut quibus nullae insunt arteriae, </text:span><text:span text:style-name="T17">non<text:line-break/>pulsare, </text:span><text:span text:style-name="T3">rationi consentaneum </text:span><text:span text:style-name="T17">est; </text:span><text:span text:style-name="T3">quemadmodum </text:span><text:span text:style-name="T17">neque<text:line-break/>cutem, </text:span><text:span text:style-name="T3">etiamsi vehemens sit inflammatio ; atque </text:span><text:span text:style-name="T17">eadem ratis<text:line-break/>ouc </text:span><text:span text:style-name="T3">neque adenes, quibus nullae </text:span><text:span text:style-name="T17">sunt </text:span><text:span text:style-name="T3">arteriae; </text:span><text:span text:style-name="T17">sed hujus-<text:line-break/>modi </text:span><text:span text:style-name="T3">partes, quum inflammatae sunt, unico duntaxat </text:span><text:span text:style-name="T17">doloris<text:line-break/></text:span><text:span text:style-name="T3">modo vexabuntur, tenfionis; nam hic a nullo sentientium<text:line-break/></text:span><text:span text:style-name="T17">corporum lu </text:span><text:span text:style-name="T3">hujusmodi affectibus separari </text:span><text:span text:style-name="T17">potest.</text:span></text:p>
      <text:h text:style-name="Heading_20_2" text:outline-level="2">Cap. V.</text:h>
      <text:p text:style-name="P99"><text:span text:style-name="T3">Caeteri vero dolores quibusdam </text:span><text:span text:style-name="T17">partibus<text:line-break/></text:span><text:span text:style-name="T3">insunt, quibusdam non insunt. Igitur meminisse eorum<text:line-break/></text:span><text:span text:style-name="T17">scmper </text:span><text:span text:style-name="T3">oportet, ac cognoscentes </text:span><text:span text:style-name="T17">singulorum locorum </text:span><text:span text:style-name="T3">natu-<text:line-break/></text:span><text:span text:style-name="T17">ram, intueri, </text:span><text:span text:style-name="T3">quis unicuique modus doloris </text:span><text:span text:style-name="T17">peculiariter con-,<text:line-break/>veniat, </text:span><text:span text:style-name="T3">quis vero contra. Proinde resumentes </text:span><text:span text:style-name="T17">rursus </text:span><text:span text:style-name="T3">ipsos<text:line-break/></text:span><text:span text:style-name="T17">dicamus. , </text:span><text:span text:style-name="T3">Equidem unus doloris modus est, qui </text:span><text:span text:style-name="T17">per </text:span><text:span text:style-name="T3">inae-<text:line-break/>qualem intemperiem in affecta parte consistit, vel nulla re<text:line-break/></text:span><text:span text:style-name="T17">ipsam extrinsecus </text:span><text:span text:style-name="T3">attingente. Alius, qui </text:span><text:span text:style-name="T17">ob tensionem fit.</text:span></text:p>
      <text:p text:style-name="P6"><text:span text:style-name="T3">non amplius soli asseclae parti proprius, sed qui ob vicluas<text:line-break/>interdum eveniat. Alius qui a tangentibus duntaxat in affe-<text:line-break/>cta parte generatur, quum vel compressa, vel contusa, vel<text:line-break/>a re quapiam superveniente vulnerata dolet. At is doloris<text:line-break/>modus, qni a motu procedit, quemadmodum paulo ante de<text:line-break/>arteria dictum est, a re quadam media dolorem efficiente pen-<text:line-break/>det: etenim quae per se movetur- pars tenditur, et ad vici-<text:line-break/>nas accedens comprimitur interdum et contunditur et vul-<text:line-break/>neratur; si vero nulli lucideris, eam sola tensione dolore ne-<text:line-break/>ceste est; veluti partes omnes quae ab aliis moventur, si ni-<text:line-break/>lus extrinsecus ipsas tangat, nullo praeter cum, qui necessa-<text:line-break/>rius est, dolore afficiuntur. Caelorum alibi me frequenter<text:line-break/>dixisse memini, primas doloris species duas esse, repentinam<text:line-break/>temperamenti aIterationem </text:span><text:span text:style-name="T15">et </text:span><text:span text:style-name="T3">continuitatis solutionem; quae<text:line-break/>cum jam dictis haud pugnant, etenim pars quae distenditur,<text:line-break/>aut contunditur, aut vulneratur, dolet ob continuitatis solu-<text:line-break/>tionem. Neque enim quum acu quispiam vulneratur, alio<text:line-break/>affectu laborat quaiu si ab acri humore sacta fuisset erosio;</text:span></text:p>
      <text:p text:style-name="P6"><text:span text:style-name="T3">at in utroque affectu continuum corrumpitur. Igitur non<text:line-break/>eandem doloris speciem excitant mordax humor </text:span><text:span text:style-name="T15">ac </text:span><text:span text:style-name="T3">multus,<text:line-break/>sedisse rodendo, hic vero distendendo, flatulenti spiritus ex em-<text:line-break/>plo ac urinae in ifchuriis. Et in erysipelate et inflamrna-<text:line-break/>tione atque omnino lu affectibus inflammatoriis, non solum<text:line-break/>quia distenduntur ob repletionem, laborant, verum etiam quia<text:line-break/>intemperie afficiuntur, non exiguam etiam hac ad dolorem<text:line-break/>inducendum vim habente, ut declarant ii, qui per vehernen-<text:line-break/>tenr hiemem prosecti, manus </text:span><text:span text:style-name="T15">ad </text:span><text:span text:style-name="T3">ignem affatim calefacere<text:line-break/>tentant; intolerabilem enim sentiunt dolorem et maxime </text:span><text:span text:style-name="T6">in<text:line-break/></text:span><text:span text:style-name="T3">unguium radicibus Ac memini mihi </text:span><text:span text:style-name="T15">ipsi </text:span><text:span text:style-name="T3">accidisse dolorem<text:line-break/>vehementissimum, ut mini riderer in intimo ventre terebro<text:line-break/>perforari, in eo potissimnm spatio, per quod a renibus ad<text:line-break/>vesicam ureteras scimus extendi. Injecto deinde, rutaceo<text:line-break/>oleo, quum id paulo .post excernere lentarem, excrevi simul<text:line-break/>gravissimo cum dolore hnmorem nitreum a Praxagora appel-<text:line-break/>latum, qui xitro fuso tum colore tum consistentia coiisimi-</text:span></text:p>
      <text:p text:style-name="P4"><text:span text:style-name="T17">his est, afque id aliis quoque accidere conspexi. Quod vero<text:line-break/>hic humor fit frigidissimus, jam et </text:span><text:span text:style-name="T20">a</text:span><text:span text:style-name="T17"> Praxagora dictum est,<text:line-break/>qni nitrei nomen ipsi imposuit; </text:span><text:span text:style-name="T20">at</text:span><text:span text:style-name="T17"> manifeste quoque percipi-<text:line-break/></text:span><text:span text:style-name="T36">turscnsu </text:span><text:span text:style-name="T17">tactus, </text:span><text:span text:style-name="T36">tum </text:span><text:span text:style-name="T17">iplorum qui illum excernunt, tum st<text:line-break/></text:span><text:span text:style-name="T36">quis </text:span><text:span text:style-name="T17">confestimipsuni tangere voluerit,, et dignum utique ad-<text:line-break/></text:span><text:span text:style-name="T36">iniratione,est,. </text:span><text:span text:style-name="T17">quomodo frigidus excidat,'ab excretionis vio-<text:line-break/></text:span><text:span text:style-name="T36">lentia minime </text:span><text:span text:style-name="T17">calefactus. Equidem putabam lapidem in al-<text:line-break/></text:span><text:span text:style-name="T36">tero </text:span><text:span text:style-name="T17">ureterum impactum, adeo erat, ut mihi videbatur,'do-<text:line-break/></text:span><text:span text:style-name="T36">loris ipsius </text:span><text:span text:style-name="T17">species perforanti similis; at post vacuatum lru-<text:line-break/></text:span><text:span text:style-name="T27">inorem </text:span><text:span text:style-name="T36">dolore sedatos </text:span><text:span text:style-name="T17">manifeste constabat, neque lapidem<text:line-break/></text:span><text:span text:style-name="T44">/ </text:span><text:span text:style-name="T27">fuisse </text:span><text:span text:style-name="T36">causam </text:span><text:span text:style-name="T17">neque ureteras aut, renes fuisse affectos, sed<text:line-break/></text:span><text:span text:style-name="T36">aliquod </text:span><text:span text:style-name="T17">intestinorum, et fortasse magis crassorum; neque enim<text:line-break/>tatiquani per tenue corpus brevi temporis spatio pertrans-<text:line-break/>ibat, ied tanquam a profundo pcr crassius quoddam corpus,<text:line-break/></text:span><text:span text:style-name="T36">quam </text:span><text:span text:style-name="T17">sit tenuium intestinorum tunica, ferretur. Ideoque<text:line-break/>hujusmodi dolores omnes fere medici colicos nominare mihi<text:line-break/>videntur; quanquarn quod ad regionem attinet, qua dolor</text:span></text:p>
      <text:p text:style-name="P6"><text:span text:style-name="T17">sentitur </text:span><text:span text:style-name="T15">, </text:span><text:span text:style-name="T17">nullum </text:span><text:span text:style-name="T15">indicium sumi </text:span><text:span text:style-name="T17">potest, </text:span><text:span text:style-name="T15">quod </text:span><text:span text:style-name="T17">magis colon<text:line-break/>quam tenue intestinum dolor afficiat.. Hujusmodi sane do-<text:line-break/>lores perinde ac fi terebro partes perforentur, molestare so-<text:line-break/>lent, narrantibus ita lufirmis; </text:span><text:span text:style-name="T19">al ii</text:span><text:span text:style-name="T17"> vero veluti palo infixo<text:line-break/>sicri videntur, qui et ipsi, corpus affectmn crassum esse signi-<text:line-break/>ficant , differunt autem inter se aut multitudine, aut crassi-<text:line-break/>tudine, aut motu, aut potentia rei dolorem sarientis, sive ea<text:line-break/>humor suerit sive spiritus flatulentus. Nam paucus multo<text:line-break/>et tenuior crassiore et permanens mobili minorem dolorem<text:line-break/>excisare solet, atque qui </text:span><text:span text:style-name="T15">ad </text:span><text:span text:style-name="T17">vehementem refrigerandi vim<text:line-break/>haudquaquam accedit, </text:span><text:span text:style-name="T20">vehementijsime refrigerante ;</text:span><text:span text:style-name="T17"> verum<text:line-break/>doloris genus crassi intestini est, sive palo ibi iusixo sive te-<text:line-break/>rebro perforari quis se putaverit. Atque hujusmodi dolores<text:line-break/>ab eo, quo lapis impactus est, discerni non possunt, nisi pri-<text:line-break/>us quis accidentia, quae postea consequuntur, expectaverit.<text:line-break/>Non tamen ob hujusmodi ignorantiam, quod ad doloris mi-<text:line-break/>tigationem attinet, ullum damnum capimus; siquidem utri-<text:line-break/>usque doloris praesidia omnia communia simt, calorifica lu</text:span></text:p>
      <text:p text:style-name="P6"><text:span text:style-name="T3">primis, nive ea extrinsecus adhibeantur sive injiciuntur;<text:line-break/>deinde nisi mitigatus dolor suerit, eorum medicamentorum,<text:line-break/>quae dolorem-obtundere possunt, aliquod, cujusmodi eft illud<text:line-break/>Philonis. Verum fi lapis'dolorem excitaverit,, ipse luter-<text:line-break/>dum solus, interdum una cum cruore excernitur, derasis<text:line-break/>scilicet corporibus, per quae transit, maxime si vel asper<text:line-break/>vel acutus suerit lapis; ac fi postea minas inspexeris, sabu-<text:line-break/>losa sedimenta invenies. Quod fi in colo affectus constiterit,<text:line-break/>neque lapis neque arena neque cruor, scd humor aliquis,<text:line-break/>qualis jam dictus est, aut alia, quae ad affectum intestinum<text:line-break/>pertinent, symptomata, protinus quidem inflatio quaedam<text:line-break/>et distentio, vel flatus complures, praesertimque postmodnm<text:line-break/>et tormina quaedam et excrementa flatibus plena videbuntur;<text:line-break/>discernes autem ipsa, quod aquae innatent bubulo stercori<text:line-break/>similia. Quinetiam cibi tum appetentia tum concoctio dete-<text:line-break/>rior, tum quae praecessit morbum tum quae comitatur,<text:line-break/>quaeque consequitur, quoniam ventriculus per continuitatis<text:line-break/>communitatem simul cum ea parte, quae primario laborat,</text:span></text:p>
      <text:p text:style-name="P6"><text:span text:style-name="T3">afficitur. Insuper colicos nominatos affectus magna ex parte<text:line-break/>praecedit et cruditas et flatus et vomitus et nauseae, quae<text:line-break/></text:span><text:span text:style-name="T17">multo </text:span><text:span text:style-name="T3">tempore irritae permanent et in hypochondrio mor-<text:line-break/></text:span><text:span text:style-name="T17">dacitas </text:span><text:span text:style-name="T3">et fastidium </text:span><text:span text:style-name="T17">et </text:span><text:span text:style-name="T3">jactatio multa. Igitur hujusmodi qui-<text:line-break/>dem dolorum velreinentissimum lu crassis , intestinis consistere<text:line-break/></text:span><text:span text:style-name="T17">par est, </text:span><text:span text:style-name="T3">qui vero mitiores sunt, ex duobus alterum aut lu<text:line-break/>bis ipsis, scd a leviori causa; aut lu tenuibus intestinis ,con-<text:line-break/>sistere. Sed qui mordaces sunt</text:span><text:span text:style-name="T15">, </text:span><text:span text:style-name="T3">a niordaci humore intesti—<text:line-break/>nurn erodente fiunt. Unde dysenteriam scnrper hujusmodi<text:line-break/>dolores praecedunt, eam, </text:span><text:span text:style-name="T15">quae </text:span><text:span text:style-name="T3">cum intestinorum 'ulceratione,<text:line-break/></text:span><text:span text:style-name="T17">fit; </text:span><text:span text:style-name="T3">quam etiam solam tum recentiores </text:span><text:span text:style-name="T17">medici </text:span><text:span text:style-name="T3">tmn antiquo-<text:line-break/></text:span><text:span text:style-name="T17">rum non </text:span><text:span text:style-name="T3">pauci dysenteriam nominant; nonnulli enim-<text:line-break/></text:span><text:span text:style-name="T17">eorum non solum hanc, </text:span><text:span text:style-name="T3">sed aliam quoque, quae cruenta </text:span><text:span text:style-name="T17">oli ,<text:line-break/>excretorum speciem </text:span><text:span text:style-name="T3">nominatur, </text:span><text:span text:style-name="T17">dysenteriam appellant; qua<text:line-break/>iuterdum </text:span><text:span text:style-name="T3">sincerus </text:span><text:span text:style-name="T17">multusque </text:span><text:span text:style-name="T3">sanguis, interdum veluti.</text:span><text:span text:style-name="T17">limus<text:line-break/>et faex ipsius, - non </text:span><text:span text:style-name="T3">pauca copia </text:span><text:span text:style-name="T17">excernitur. Verum haec,<text:line-break/>affecti jecoris symptoma </text:span><text:span text:style-name="T3">est; </text:span><text:span text:style-name="T6">ea</text:span><text:span text:style-name="T3"> </text:span><text:span text:style-name="T17">vero, per quam sincerus.</text:span></text:p>
      <text:p text:style-name="P6"><text:span text:style-name="T3">multusque sanguis excernitur, universum corpus plerumque<text:line-break/>evacuat peraeque </text:span><text:span text:style-name="T15">ac </text:span><text:span text:style-name="T3">haemorrhoides aut muliebris purgatio.<text:line-break/>Verum de his posthac rursus nobis agere licebit; nunc ad<text:line-break/>dolorum species redeo-, eas enim hoc libro persequi potissi-<text:line-break/>mum proposuimus, lgitur iterum incipiamus ab eo quem<text:line-break/>punctorium vocant, qui circa membranas potissimum consi-<text:line-break/>stit, ipsius affectus veluti radice eo loco fixa, ubi </text:span><text:span text:style-name="T6">membrana<text:line-break/></text:span><text:span text:style-name="T3">pungi videtur, dolore .vero circa locum punctum ad rna-<text:line-break/>gnum spatium circniatiur fe fundente, hoc modo plenitudi-<text:line-break/>nis dolorem punctorium esse, ut inflammationis pulsatorium,<text:line-break/>apud omnes fere medicos in confesso est.</text:span></text:p>
      <text:h text:style-name="Heading_20_2" text:outline-level="2">Cap. VI.</text:h>
      <text:p text:style-name="P99"><text:span text:style-name="T3">Non tamen dentium stupori simile quid<text:line-break/>dolor membranosorum corporum habet, ut Archigenes scri-<text:line-break/>psit;- scimus enim ori duntaxat, neque tuti tamen accidere,<text:line-break/>fed dentibus gingivisque, affectum quendam, quem haemo-<text:line-break/>diam vocamus. Hunc oratione enarrare impossibile est, sed<text:line-break/>quum quispiam austeros et acidos cibos comederit, ita ut<text:line-break/>affectus aliquis sequatur in dentibus et gingivis, eum in oni-</text:span></text:p>
      <text:p text:style-name="P6"><text:span text:style-name="T3">nibus eundem esse credimus; siquidem ridemus nos magna<text:line-break/>ex parte sinrlles esse iu affectibus habendis, ita ut ab iisdem<text:line-break/>causis eadem patiamur. Talem itaque dolorem in ore dun-<text:line-break/>taxat fieri scimus. Alios vero quosdam ab Archigene scri-<text:line-break/>ptos non solum dum fiunt, cognosci, scd neque dum profe-<text:line-break/>runtur, intelligi possiblle est, qualis est tractorius, austerus,<text:line-break/>salsus , tenax, rigidus, estringens. Hujusmodi enim nomi-<text:line-break/>na in opere etiam de Pulsibus scripsit, quae auditores nihilo<text:line-break/>doctiores reddere possunt, eo quod omnis scientistca doctri-<text:line-break/>na propria desideret nomina. Si enim de saporibus, aut<text:line-break/>omnino de propriis, quae lingua judicantur; sensilibus disse-<text:line-break/>ramus, dicemus utique austerum et acerbum et astringentem<text:line-break/>ct mordacem et salsum et dulcem et amarum; si vero de iis,<text:line-break/>quae tactu judicantur, liumidum corpus et aridum et cali-<text:line-break/>dum et frigidum et asperum et laeve et molle et durum et<text:line-break/>acutum ct obtusum, ut de iis quae risu discernuntur, ru-<text:line-break/>brum, flavum, nigrum, album, suscurn, aut aliud quidpianr</text:span></text:p>
      <text:p text:style-name="P6"><text:span text:style-name="T3">hujusmodi: Quod si quis appellationes ipsarum permuta-<text:line-break/>verit, quid dicat,, auditorum lutelliget nemo, veluti de ad-<text:line-break/>stringente, aut austero dolore. Nam quid </text:span><text:span text:style-name="T17">sit </text:span><text:span text:style-name="T3">dulcis, ne sin-,<text:line-break/>gi quidem potest, quum dolor scmper molestet laborantem,<text:line-break/>duloia quaeque jucunda sint. Igitur quam verissimum est<text:line-break/>Archigenem circa medicae artis opera suisse studiosum; quo<text:line-break/>pacto vero in hujusmodi nomina inciderit, quum saepenume-<text:line-break/>ro investigaverim, luveuire non potui.</text:span></text:p>
      <text:h text:style-name="Heading_20_2" text:outline-level="2">Cap. Vll.</text:h>
      <text:p text:style-name="P99"><text:span text:style-name="T3">Itaque quid lu ipsis manifestum sit, ut </text:span><text:span text:style-name="T17">„<text:line-break/></text:span><text:span text:style-name="T3">paulo ante in torpido dolore, speculemur. .Nam justum<text:line-break/>est, nos obsecura </text:span><text:span text:style-name="T17">nomina, in </text:span><text:span text:style-name="T3">dubio derelicta inutilia </text:span><text:span text:style-name="T17">reputare,<text:line-break/></text:span><text:span text:style-name="T3">perinde ac si </text:span><text:span text:style-name="T17">nunquam scripta </text:span><text:span text:style-name="T3">suissent;.quae vero clara </text:span><text:span text:style-name="T17">sunt,<text:line-break/></text:span><text:span text:style-name="T3">judicare non ratione duntaxat,- sed multo prius etiam expe-<text:line-break/>rimento. Quanquam </text:span><text:span text:style-name="T17">hujusmodi judicium </text:span><text:span text:style-name="T3">perdifficile </text:span><text:span text:style-name="T17">est,<text:line-break/></text:span><text:span text:style-name="T3">quod plerumque aliis nos eredere oporteat, qui suos affectus<text:line-break/>oh animi mollitiem neque consequi plane, </text:span><text:span text:style-name="T17">neque, </text:span><text:span text:style-name="T3">si conse-<text:line-break/>quantur </text:span><text:span text:style-name="T17">; </text:span><text:span text:style-name="T3">enarrare </text:span><text:span text:style-name="T17">possunt, </text:span><text:span text:style-name="T3">aut quia oratione, </text:span><text:span text:style-name="T17">quid </text:span><text:span text:style-name="T3">patiau-</text:span></text:p>
      <text:p text:style-name="P6"><text:span text:style-name="T3">tur, declarare omnino nequeunt, non enim parvae facultatis<text:line-break/>ea res exifliniata, aut quia affectus ipse ineffabilis cst. Er-<text:line-break/>go relinquitur, ut qui singulorum dolorum species scripturus<text:line-break/>est, ipscmet passus fuerit, fitque medicus et interpretandi<text:line-break/>aliis facultatem habeat et prudenter ct fine mollitie observa-<text:line-break/>verit suos affectus, dum laboraret. Atqui nemo per totum<text:line-break/>aetatis suae decursum omnes affectus sustinuit, etiamsi aeger-<text:line-break/>rimus suerit Proinde miror, quum eorum proprietates ab<text:line-break/>Archigene scriptas lego; nam tanquam omnes ipse perpcs-<text:line-break/>sus narrat, quanquam non admodum valetudinarius erat;<text:line-break/>quod fi etiam unam aliquam partem infirmam et aegram ha-<text:line-break/>buit, at nondum tamen omnes, ut nec reliquorum mortali-<text:line-break/>um ullus. Neque enim inveneris hominem eundem, qui si-<text:line-break/>mul et caput habeat infirmum et thoracem et pulmonem et<text:line-break/>hepar et lienem et ventriculum et jejunum et colon et vesi-<text:line-break/>carn atque reliquos id genus partes. Videto itaque Archi-<text:line-break/>genes propriis quibusdam conceptibus logicis potius credi-</text:span></text:p>
      <text:p text:style-name="P6"><text:span text:style-name="T3">disse quam experientiae eorunr, qui perpessi sunt, qui do-<text:line-break/>lorum differentias ut poterant enarrarent. '</text:span></text:p>
      <text:h text:style-name="Heading_20_2" text:outline-level="2">Cap. VIII.</text:h>
      <text:p text:style-name="P99"><text:span text:style-name="T3">Ut igitur studiosi aliquid uberius a nobis<text:line-break/>consequantur, proposita ejus oratione ipsa, electisque iis fo-<text:line-break/>lis, quae vera fimus sunt et manifesta, eos qui in arte exer-<text:line-break/>centur, adhortabor, ut iis habeant fidem; quae vero secus<text:line-break/>habent, ea praetereant. Igitur Archigenes, quum repre-<text:line-break/>hendisset Asclepiadem dicentem in arthritidibus nervum </text:span><text:span text:style-name="T6">af-<text:line-break/>fectam</text:span><text:span text:style-name="T3"> citra dolorem esse, quod nihil omnino sentiat;.car-<text:line-break/>nem autem, quanquam non affectam, dolore tamen, a parte<text:line-break/>vicina compressam; postea ad verbum ita scribit’ At </text:span><text:span text:style-name="T6">vasa<text:line-break/>'solide comprejsa capitis dolores sine inflammatione obortos<text:line-break/>arcent, uit prohibita in ipsa incursione, quod barbaricum<text:line-break/>vinculum tum maxime perficit. - Sideratas vero lietenocra~<text:line-break/>nias praecisio eorttrn, maxime arteriae, circumscribit.<text:line-break/>Quae primo ajscctci, pttlsatoriuni et emicantem dolorem</text:span><text:span text:style-name="T3"> in-<text:line-break/>ducit </text:span><text:span text:style-name="T6">ae rotunda evadit, insigniter Jubhorrescens,</text:span><text:span text:style-name="T3"> quemad-</text:span></text:p>
      <text:p text:style-name="P6"><text:span text:style-name="T20">modum venae quidem veluti varicosae siunt, nervi vero con~<text:line-break/>torti disieriduntur ac indurantur. Atque hi quidem stupi-<text:line-break/>das inserunt dolores et dure distendentes et prosiundos et<text:line-break/>infixos et angustiae plenos et</text:span><text:span text:style-name="T17"> miuime </text:span><text:span text:style-name="T20">susos. Membranae<text:line-break/>vero in latum etiam discurrentes et inaequales ipsas exci-<text:line-break/>tant, ut et haemo</text:span><text:span text:style-name="T50">diae </text:span><text:span text:style-name="T20">simile quidpiam habeant, transmijsu<text:line-break/>onis videlicet asperitatem. jDolet vero saepenumero hoc<text:line-break/>modo etiam superficies et membranae in media carne con-<text:line-break/>tentae, quae dilaniantes quoque dolores inserunt. Los<text:line-break/>vero, qui a partibus ojsa circumdantibus dependent, tun-<text:line-break/>dentes comperies, ac si in osisibns i</text:span><text:span text:style-name="T23">p</text:span><text:span text:style-name="T20">si</text:span><text:span text:style-name="T23">s</text:span><text:span text:style-name="T20"> oonsisierent. Av</text:span><text:span text:style-name="T23">e</text:span><text:span text:style-name="T20">ni</text:span><text:span text:style-name="T23">s<text:line-break/></text:span><text:span text:style-name="T20">graves et detrahentes et aequaliter insarcti dolores susci-<text:line-break/>tantur, a carne autem susi et laxiores-, quapropter non<text:line-break/>adeo extendi videntur, scd arbitratur laborans sensam<text:line-break/>asperis quibusdam rebus impleri, Jlusculi carnis nervos<text:line-break/>rumque proprietatum, arteriarum quoque, in doloribus<text:line-break/>mixtionem prae sc serunt, turgentes, ut ita dixeris, et cum<text:line-break/>capaci latitudine distenti e</text:span><text:span text:style-name="T23">t</text:span><text:span text:style-name="T20"> siusume pulsumcs. £x reli.</text:span></text:p>
      <text:p text:style-name="P6"><text:span text:style-name="T3">quis </text:span><text:span text:style-name="T6">vero ulcerosius quidem dolor et in ulceribus graciliter<text:line-break/>acutus, et non minime dulcior et qui pruriginem inducit, ad<text:line-break/>fupeificiem pertinere videtur; punctorius autem ad pro-<text:line-break/>fundas partes-, impingens autem vicino sinu-, stimulans<text:line-break/>autem partim eorum, quae iu loco sunt, aliquid ajscctum<text:line-break/>este declarat, partim contra, ut qui haudquaquam in pro-<text:line-break/>fundo subsistat; lacerans autem esi, qui in sinibus consistit.<text:line-break/></text:span><text:span text:style-name="T3">Hic est primus Archigenis sermo ex libro primo de locis ef-<text:line-break/>fectis, quo docere conatur, quomodo ex dolorum differentiis<text:line-break/>partes affectae possint inveniri. Igitur rursus ab initio ipsum<text:line-break/>examinemus, non obiter. </text:span><text:span text:style-name="T6">Sideratas,</text:span><text:span text:style-name="T3"> inquit, </text:span><text:span text:style-name="T6">hemicranias<text:line-break/>vasorum distscctio circumscribit.</text:span><text:span text:style-name="T3"> Igitur quas nominet </text:span><text:span text:style-name="T17">si-<text:line-break/></text:span><text:span text:style-name="T3">deratas</text:span><text:span text:style-name="T17">, </text:span><text:span text:style-name="T3">inventu difficile est:; non enim inter omnes conve-<text:line-break/>nit, quid haec vox, </text:span><text:span text:style-name="T6">sphacdlos,</text:span><text:span text:style-name="T3"> significet.' Sunt enim, </text:span><text:span text:style-name="T17">.qui<text:line-break/></text:span><text:span text:style-name="T3">dicunt ipsam vehementem dolorem declarare; alii </text:span><text:span text:style-name="T17">tantum<text:line-break/></text:span><text:span text:style-name="T3">inflammationis excessum, ut partem ad corruptionis </text:span><text:span text:style-name="T17">pericu-<text:line-break/></text:span><text:span text:style-name="T3">lum inducat, quod a nonnullis gangraena appellatur; </text:span><text:span text:style-name="T17">alii<text:line-break/></text:span><text:span text:style-name="T3">partis affectae corruptionem ipsam sphacelon' dici </text:span><text:span text:style-name="T17">volunt;</text:span></text:p>
      <text:p text:style-name="P6"><text:span text:style-name="T3">assi convulsionem, alii non simpliciter convulsionem, fed ner-<text:line-break/></text:span><text:span text:style-name="T17">vosorum </text:span><text:span text:style-name="T3">corporum, quae inflammatione laborant; nounulli<text:line-break/></text:span><text:span text:style-name="T17">non </text:span><text:span text:style-name="T3">eam, quae fit, convulsionem, scd quae ex inflammatio-<text:line-break/>nisornagnitudine experiatur; assi simpliciter vehementem<text:line-break/></text:span><text:span text:style-name="T17">tensionem , </text:span><text:span text:style-name="T3">alii putredinem. </text:span><text:span text:style-name="T17">Ergo </text:span><text:span text:style-name="T3">vocabulum </text:span><text:span text:style-name="T6">siphacelodes,<text:line-break/></text:span><text:span text:style-name="T20">in</text:span><text:span text:style-name="T17"> jam </text:span><text:span text:style-name="T3">proposita Archigenis oratione scriptum, ad </text:span><text:span text:style-name="T17">tantam<text:line-break/>pervenit </text:span><text:span text:style-name="T3">obscuritatem, ut nihil significet, quum ipse nus-.<text:line-break/>quam medicorum nominum enarrationem scripserit. Per<text:line-break/></text:span><text:span text:style-name="T17">verbum </text:span><text:span text:style-name="T3">autem </text:span><text:span text:style-name="T6">circumscribit</text:span><text:span text:style-name="T3"> fortassis intelliget quispiam<text:line-break/></text:span><text:span text:style-name="T17">nictum </text:span><text:span text:style-name="T3">esse ab eo, veluti celeriter, vel ex toto sanat; ac po-<text:line-break/></text:span><text:span text:style-name="T17">namus </text:span><text:span text:style-name="T3">ile dictum esse; nam quid facere possit is, qui intel-<text:line-break/></text:span><text:span text:style-name="T17">ligere </text:span><text:span text:style-name="T3">cupit ea, quac ne is quidem, qui scripsit, intelligi vo-<text:line-break/></text:span><text:span text:style-name="T17">luit? </text:span><text:span text:style-name="T3">Deinde pulsatorium et emicantem dolorem arterias<text:line-break/></text:span><text:span text:style-name="T17">inserre </text:span><text:span text:style-name="T3">dicit, quum ipsae videlicet perspliacelodes hetero-<text:line-break/></text:span><text:span text:style-name="T17">cranias </text:span><text:span text:style-name="T3">primigenia affectione laborant. </text:span><text:span text:style-name="T17">Itaque </text:span><text:span text:style-name="T3">qualis sit<text:line-break/></text:span><text:span text:style-name="T17">pulsatorius </text:span><text:span text:style-name="T3">dolor, superius enarravimus, quamvis ante no-<text:line-break/></text:span><text:span text:style-name="T17">stram </text:span><text:span text:style-name="T3">enarrationem omnibus medicis </text:span><text:span text:style-name="T17">notus </text:span><text:span text:style-name="T3">sit, siquidem lu-<text:line-break/></text:span><text:span text:style-name="T17">gentium </text:span><text:span text:style-name="T3">inflammationum symptouia ipsum </text:span><text:span text:style-name="T17">esse </text:span><text:span text:style-name="T3">perhibent</text:span></text:p>
      <text:p text:style-name="P6"><text:span text:style-name="T3">Emicans autem dolor est, qui a parte primario affecta veluti<text:line-break/>a radice lucipiens, celeriter in partes adjacentes transfertur;<text:line-break/>id vero non solum in heterocraniis vehementissimis, ut Ar-<text:line-break/>chigeni placuit, sed in cephalaeis quoque vocatis, evenire<text:line-break/>solet; etenim in his nonnunquam arteriae primario asseclae<text:line-break/>hujusmodi, qualem dixit Archigenes, dolore vexantur, ita<text:line-break/>ut fateantur nonnulli, vasorum ipsorum se dolorem sentire:;<text:line-break/>quod interpretari volens, arteriam subhorrentem fieri ro-.<text:line-break/>tundam dixiti Utrum igitur veluti per sphacelodes hetero-<text:line-break/>cranias arterias ita assici dicit, ad.eundem modum de venis<text:line-break/>eum scusisse existimandum est, quod per hunc solum mori-<text:line-break/>bum veluti varicosae flant ? an commune symptoma est ve-<text:line-break/>narum quomodolibet allectarum, vel, duntaxat inflammata-<text:line-break/>rum? Ex eo enim quod sermoni de arteriis jungit sermo-<text:line-break/>nern de venis, par.est, ut conjiciamus'de eodem affectu ip-<text:line-break/>sum, suisse loquutum; ex eo autem quod mox in universum<text:line-break/></text:span><text:span text:style-name="T6">de</text:span><text:span text:style-name="T3"> nervis atque de aliis hujusmodi partibus fcribit, non ad-</text:span></text:p>
      <text:p text:style-name="P6"><text:span text:style-name="T3">aptans uni morbo sermonem de ipsis habitum, rursus puta-<text:line-break/></text:span><text:span text:style-name="T17">bis </text:span><text:span text:style-name="T3">ab ipso itidem de venis quoque suisse dictum. Itaque in<text:line-break/></text:span><text:span text:style-name="T17">hac </text:span><text:span text:style-name="T3">ambiguitate satius suerit, ut existimemus lu eo sermone, ,<text:line-break/></text:span><text:span text:style-name="T17">quem </text:span><text:span text:style-name="T3">de hemicrania conscripsit, fimul cum arteriis ipsarum<text:line-break/>venarum quoque mentionem fecisse; simpliciter vero </text:span><text:span text:style-name="T17">reli-<text:line-break/>quorum </text:span><text:span text:style-name="T3">instrumentorum, sine usio dlllincto affectu neque lu<text:line-break/>nervis, neque in iis,, quae deinceps consequuntur; in quibus<text:line-break/></text:span><text:span text:style-name="T17">rursum </text:span><text:span text:style-name="T3">dixit: </text:span><text:span text:style-name="T6">venas graves ac detrahentes atque</text:span><text:span text:style-name="T3"> aequa-<text:line-break/></text:span><text:span text:style-name="T20">liter </text:span><text:span text:style-name="T6">infarctos </text:span><text:span text:style-name="T20">dolares </text:span><text:span text:style-name="T6">inferre.</text:span><text:span text:style-name="T3"> </text:span><text:span text:style-name="T17">Haec </text:span><text:span text:style-name="T3">igitur nonnilril ambi- •<text:line-break/></text:span><text:span text:style-name="T17">guitatis continent; </text:span><text:span text:style-name="T3">quod vero deinceps sequitur, ubi dicit:<text:line-break/></text:span><text:span text:style-name="T20">nervi </text:span><text:span text:style-name="T6">vero distenduntur et contorti indurantur-,</text:span><text:span text:style-name="T3"> recedit<text:line-break/></text:span><text:span text:style-name="T17">quidem </text:span><text:span text:style-name="T3">manifeste ah heteroeranica affectione, loquitur autem<text:line-break/></text:span><text:span text:style-name="T17">in </text:span><text:span text:style-name="T3">universum de nervis quornodolibet affectis. Id autem pla-<text:line-break/></text:span><text:span text:style-name="T17">ne fassum </text:span><text:span text:style-name="T3">est, non enim quilibet nervorum affectus ipsorum<text:line-break/></text:span><text:span text:style-name="T17">substantiam indurat </text:span><text:span text:style-name="T3">atque intorquet, sed nonnulli laxiores<text:line-break/></text:span><text:span text:style-name="T17">quoque </text:span><text:span text:style-name="T3">faciunt nervos, • ut atrophia rnaniseste; qninetiam<text:line-break/></text:span><text:span text:style-name="T17">saepenurnero </text:span><text:span text:style-name="T3">nullam seu fu perceptibilem habent disserenti-<text:line-break/></text:span><text:span text:style-name="T17">am, sed exquisite </text:span><text:span text:style-name="T3">sanis similes sunt, neque sensum tamen</text:span></text:p>
      <text:p text:style-name="P6"><text:span text:style-name="T3">neque motum praestant subjectis corporibus, Itaque in so-<text:line-break/>lis sortasse iusiammationibus, aut inflammatoriis morbis, aut<text:line-break/>praeter naturam tumoribus omnibus, dixit nervos indurari<text:line-break/>et contorqueri; at lu iis manifeste apparet nervos intendi;<text:line-break/>nam et aegrotantibus ipsis et nobis aspicientibus intendi ap-<text:line-break/>parent; quapropter, nisi curentur, et convulsiones et teta-<text:line-break/>ui ipsus scquuntur. Atque omnium, quae in tumorem at-<text:line-break/>tolluntur, commune symptoma esse ridetur, ut tendantur;<text:line-break/>nam et arterias et venas inflammatione affectas manifeste<text:line-break/>tendi vidimus; venas quidem, ubi,per summamembra orta<text:line-break/>inflammatione bubo exurgit; plerumque enim totum vas<text:line-break/>intentum videtur rubere magis et calore, atque majori dolore;<text:line-break/>si tangatur, affectum, ut sit manifestum totum inflammari,<text:line-break/>incipiendo ab ea parte, quae primario affecta est, usque ad<text:line-break/>alas et inguina. Proinde recte dixerunt omnes fere medici,<text:line-break/>inflammatis partibus accidere, ut rubescant, tendantur, re-<text:line-break/>nitantur, intumescant et doleant; pulsum vero non omni-<text:line-break/>♦</text:span></text:p>
      <text:p text:style-name="P6"><text:span text:style-name="T3">bus, ut diximus, sed iis duntaxat, lu quibus arteriae notatu<text:line-break/>dignae sunt, et pars 'si sensu praedita sit et notabilis rnagni-<text:line-break/>tndinis inflammatio; tunc enim pulsatorium dolorem sentiunt<text:line-break/>laborantes, vel nullo exiflente sensili vase in affecto corpore.<text:line-break/>Aliquis quaeret ex me fortasse, quae sint singulorum lustru-<text:line-break/>mentorum propria accidentia. Id vero jam antea, neque<text:line-break/>semel duntaxat, explicatum est, quod propriae actionis lae-<text:line-break/>sio, qualicunque sit specie, cujuslibet partis proprium est<text:line-break/>symptoma; neque aliud eis ex necessitate symptoma, neque<text:line-break/>etiam laesionum differentiae existunt;' sed differentiae quidem<text:line-break/>variant pro affectus tum specie tum magnitudine; syrnpto-<text:line-break/>rnatis vero ad laefiun actionem pertinentis sive genus, sive<text:line-break/>spernes, aut utcunque nominare volueris, scmper manet.<text:line-break/>Et satius sane fuisset Archigenem totum methodo complecten-<text:line-break/>tem , abundantius haec perfequi, quum ab estis negligentius<text:line-break/>sint tradita, quorum non pauca in plurimis estis libris con-<text:line-break/>scripsimus, quemadmodum et posthac deinceps dicentur, bre-<text:line-break/>viori quidem compendio ea, quae exacte alibi fuerunt exa-</text:span></text:p>
      <text:p text:style-name="P6"><text:span text:style-name="T3">rata; longiori vero, disputatione hic tractabimus ea, quae,<text:line-break/>alibi breviori stylo percurrimus. Nunc vero reliquas dolo-<text:line-break/>rum differentias, quarum in praescripto sermone Archigenes<text:line-break/>mentionem fecit, persequamur. Quod igitur peccaverit, di-<text:line-break/>cens torpidos dolores nervis evenire, quodque ilupor non<text:line-break/>unius cujuspiarn partis proprius sit affectus, scd causae po-<text:line-break/>tius ac, affectionis, antea dictum est; quod vero </text:span><text:span text:style-name="T6">Aolores dure<text:line-break/>distendentes</text:span><text:span text:style-name="T3"> in ipsis, fiunt, recte dictum est; quanquam meli-<text:line-break/>us erat, si simpliciter dixisset, distendentes, non addendo<text:line-break/></text:span><text:span text:style-name="T6">dure ;</text:span><text:span text:style-name="T3"> nam nervorum .dolores utrinque vehementerdisten-<text:line-break/>dunt, quia: ad utraque extrema tenduntur, tum id a quo pri-<text:line-break/>mo incipiunt, tnmllludin quo finiuntur, ut chordae in ci-<text:line-break/>thara., quae, faepenumero, ubi nimis intenduntur, dirumpi<text:line-break/>solent; ac: propter ea citharistae, quum instrumenta sua post<text:line-break/>usum reponunt, chordas relaxant Et sane quod eae a con-<text:line-break/>trariis tum causis tum affectionibus intendantur, ignorat<text:line-break/>nemo,, sive humidus fuerit ambiens aer, ut riget ipsas et im-<text:line-break/>pleat,, si-ve vehementer aridus; ab utraque enim ambientis</text:span></text:p>
      <text:p text:style-name="P4"><text:span text:style-name="T3">aeris temperie ad ultimam tensionem perveniunt; unde </text:span><text:span text:style-name="T7">ηθή<text:line-break/></text:span><text:span text:style-name="T3">mirum, fi rumpantur. Proinde recte dixit Hippocrates,<text:line-break/></text:span><text:span text:style-name="T6">nervorum convulsiones et a planitudine et ab inanitione eve-<text:line-break/>nire,</text:span><text:span text:style-name="T3"> utpote quae sint immodicae nervorum teusiones. Sed<text:line-break/>profundos </text:span><text:span text:style-name="T6">effe eorum dolores,</text:span><text:span text:style-name="T3"> id ab accidentibus, quae plu-<text:line-break/>rimis nervis eveniunt, Iurnptunr est. Etenim, quum venae<text:line-break/>quidem scmper priores lu superficie sint, deinde post eas ar-<text:line-break/>teriae, quibus postea nervi subduntur, idcicco laborantes eo-<text:line-break/>rum tensionem in imo sentiunt; quanquam multi tendones,<text:line-break/>qui nervosa sunt corpora et a nonnullis plane nervi nomis<text:line-break/>nantur, non profundos, fed lu superside dolores habent,<text:line-break/>si quando ipsos quoque sic intendi contigerit, ut illos qui di-<text:line-break/>gitos extendunt; sunt autem et qui illos incurvant, in super-<text:line-break/>ficie quidem,, fed non similiter, ut extendentes. Sed Archi-<text:line-break/>genes </text:span><text:span text:style-name="T6">nervorum dolores infixos ejsce</text:span><text:span text:style-name="T3"> dicit,</text:span><text:span text:style-name="T11">1</text:span><text:span text:style-name="T3"> quum hujusmodi<text:line-break/>doloris species, ut antea diximus, ad colon magis pertineat;<text:line-break/>accidit etiam auri cum quadam pulsatione, atque dentibus</text:span></text:p>
      <text:p text:style-name="P4"><text:span text:style-name="T3">molaribus, quinetiarn quandoque oculis; minime vero ner-<text:line-break/>vis lufixus dolor evenit; etenim magna ex parte utroque<text:line-break/>.extenduntur et ad supernas et ad infernas animantis partes.<text:line-break/>.Quod vero deinceps ab Archigene dictum est, </text:span><text:span text:style-name="T6">nervos angu-<text:line-break/>stiae plenos habere dolores,</text:span><text:span text:style-name="T3"> prava locutionis imitatione di-<text:line-break/></text:span><text:span text:style-name="T44">, </text:span><text:span text:style-name="T3">ctum, ac nihil amplius declarat quam quod deinceps dicit,<text:line-break/></text:span><text:span text:style-name="T6">ec minime fuscsi</text:span><text:span text:style-name="T3"> Re vera enim minime fusus, hoc est in<text:line-break/>latitudinem porrectos, nervi dolores habent, fed magis quo-<text:line-break/>dammodo circumscriptos, utpote perveniente ipforum ten -<text:line-break/>sione et ad supernas et ad insernas partes, magis vero fur-<text:line-break/>sum usque ad caput; ac tum primum ipsos universi corporis<text:line-break/>et convulsiones, et distentiones comitantur, quum n</text:span><text:span text:style-name="T5">ulli</text:span><text:span text:style-name="T3"> nervi ,<text:line-break/>teusioni hujusmodiquicquam accidat, antequam caput ipsum<text:line-break/>attingat. Post. haec consequenter scripsit Arciugenes de<text:line-break/>membranis, quod quidem in </text:span><text:span text:style-name="T6">latum discurrant ipsis dolores;<text:line-break/></text:span><text:span text:style-name="T3">quum, afficiuntur, vere dicens, quod vero </text:span><text:span text:style-name="T6">aliquid haernodiae<text:line-break/>sensile habeant,,</text:span><text:span text:style-name="T3"> non vere, ut antea nictum, esu Neque</text:span></text:p>
      <text:p text:style-name="P5"><text:span text:style-name="T3">;etiam in totum verum est, </text:span><text:span text:style-name="T6">quod membranarum dolores sint</text:span></text:p>
      <text:p text:style-name="P6"><text:span text:style-name="T6">inaequales</text:span><text:span text:style-name="T50">,</text:span><text:span text:style-name="T15"> </text:span><text:span text:style-name="T3">siquidem contrarium magis veritati conscntit;<text:line-break/>nam ex propria sua ratione ridentur aequales inducere sio-<text:line-break/>lores, quoniam universum ipsarum corpus aequale est;- </text:span><text:span text:style-name="T36">at'<text:line-break/></text:span><text:span text:style-name="T3">ob communicationem cum vicinis, inaequalitatem quandam<text:line-break/>afferunt interdum per accidens. Quum enim ad affectam ip-<text:line-break/>sarum partem ducuntur et tenduntur circunijacentes, inaequa-<text:line-break/>lem fieri dolorem necesse est; ubi enim intenta pars acutioris ‘<text:line-break/>sensus est, ibi dolore vehementiore cruciantur; ubi vero seu-<text:line-break/>sum habet hebetiorem, ibi minus dolent, </text:span><text:span text:style-name="T27">' </text:span><text:span text:style-name="T3">Atque ex eo quo-<text:line-break/>que quod quae tenditur membrana, os ipsum vel attingit, vel<text:line-break/>non attingit, non abs re dolorum fit differentia. </text:span><text:span text:style-name="T36">Atque </text:span><text:span text:style-name="T3">'hac<text:line-break/>ratione nonuulli pleuriticorum jugulum dolent, </text:span><text:span text:style-name="T36">porrecta </text:span><text:span text:style-name="T3">in-<text:line-break/></text:span><text:span text:style-name="T36">hunc </text:span><text:span text:style-name="T3">locum membrana costas succingente;' aliquando tamen<text:line-break/></text:span><text:span text:style-name="T36">non </text:span><text:span text:style-name="T3">ad juguluni, sed ad hypochondrium dolor eorum transit; •<text:line-break/></text:span><text:span text:style-name="T36">cujus </text:span><text:span text:style-name="T3">sensus est in septo transverso, ntpote quod necessario '<text:line-break/>movetur, quum pleuritici respirant, magis quam caeterae<text:line-break/>thoracis partes. Quum enim veluti radix doloris in latere<text:line-break/>consistit, tum laborantes musculis qui illic sunt respiraret </text:span><text:span text:style-name="T27">'</text:span><text:span text:style-name="T29">7</text:span></text:p>
      <text:p text:style-name="P6"><text:span text:style-name="T3">pigrescunt; quare tum soli septo transverso natura respira-<text:line-break/>tionis officium committit, quemadmodum in prospere valen-<text:line-break/>tium libera respiratione contingere solet. Igitur, quum lu<text:line-break/>partibus laterum inserioribus oritur inflammatio, septum<text:line-break/>transversum intentum magis dolet; quum vero in partibus<text:line-break/>superioribus; tum jugulum dolor infestat’ caeternm septum<text:line-break/>transversum, quia movetur; jugulum autem, quia durum<text:line-break/></text:span><text:span text:style-name="T1">est, </text:span><text:span text:style-name="T3">dolorem essicit. Ubi vero ingens in hepate oritur in-<text:line-break/>flammatio, aut Icirrhus, dolor qui jugulum in dextra parte<text:line-break/>infestat, cavae venae magis quam membranarum tensionem<text:line-break/>sequitur, Quum autem dixit, </text:span><text:span text:style-name="T6">hoc modo saepenurnerosu-<text:line-break/>perficiem quoque dolere,</text:span><text:span text:style-name="T3"> quod est habere ea quae, sunt pro-<text:line-break/>pria membranarum affectarum, plane declarat, unde motus<text:line-break/>dixerit ipsas' dolores habere haemodiae non dissimiles. Quia<text:line-break/>enim simul cum haemodiae proprietate stuporis etiam sen-<text:line-break/>sus.percipitur, perinde ac si ab eadem causa uterque affectus<text:line-break/>fiat.; membrana autem quae lu superficie cuti substrata est,<text:line-break/>suepenmnero stupido dolore afficitur, utpote quae ah exter-.</text:span></text:p>
      <text:p text:style-name="P6"><text:span text:style-name="T3">nis causis frigidis celerius noxam subit, idcirco deceptus Ar-<text:line-break/>chigenes affectionis communitate, caetcras membranas hae-<text:line-break/>modiae simile quidpiarn </text:span><text:span text:style-name="T6">pati</text:span><text:span text:style-name="T3"> dixit, ac. saepenurnero superfi-<text:line-break/>ciem quoque, non secundum asseclae partis substantiam facto<text:line-break/>dolore, </text:span><text:span text:style-name="T15">sed </text:span><text:span text:style-name="T3">quod ob substantiam exanguem et frigidam facile<text:line-break/>a frigidis affectibus infestentur, allectus vero ipsus liujus-<text:line-break/>uiodi dolores comitentur; idcirco laepennmero dixit fieri<text:line-break/>hujusmodi dolores, non videlicet per affectae partis substan-<text:line-break/>tiam, sic enim inseparabiles essent, sed per accidens superve-<text:line-break/>nientes.. Subtensa igitur cuti membrana, quae cum ipsa si -<text:line-break/>mul excoriatur, dolores </text:span><text:span text:style-name="T15">facit </text:span><text:span text:style-name="T3">teufivos et torpidos; quae vero<text:line-break/>in media sunt carne, veluti divellentes, sunt enim plurimae<text:line-break/>inaequabiliter insitae et eam circumdantes; quum igitur ex<text:line-break/>contrariis insertionibus tenui carnem contingit, hujusmodi<text:line-break/>dolores evenire necesse est; at a multis' exercitationibus aut<text:line-break/>tcnsivi aut ulcerosi proveniunt dolores, qui totos musculos<text:line-break/>occupare consueverunt, inter quorum parte* carnes quoque</text:span></text:p>
      <text:p text:style-name="P6"><text:span text:style-name="T3">numerantur; verum de hujusmodi doloribus satis in libris de<text:line-break/>sanitate tuenda 'jam dictum est. Sed quod </text:span><text:span text:style-name="T6">membranarum,<text:line-break/>quae ojsibus adjacent, dolores et profundi sunt,</text:span><text:span text:style-name="T3"> id est in<text:line-break/>intimo corpore sensum excitantes, </text:span><text:span text:style-name="T6">et ojsium ipsorum veluti<text:line-break/>dolentium inducunt imaginem,</text:span><text:span text:style-name="T3"> haudquaquani micandum esu<text:line-break/>Nam ii a quam plurimis ostocopi nominantur et frequentius<text:line-break/>ah exercitationibus oboriuntur, quamvis interdum vel ob fri-<text:line-break/>gus, vel plenitudinem. Insuper venas dixit </text:span><text:span text:style-name="T6">graves et de-<text:line-break/>trahentes et aequabiliter infarctos inferre </text:span><text:span text:style-name="T50">dolores</text:span><text:span text:style-name="T6">;</text:span><text:span text:style-name="T3"> verum<text:line-break/>ab initia, ubi hemicraniae mentionem ferit, </text:span><text:span text:style-name="T6">venas varicosas<text:line-break/>fieri</text:span><text:span text:style-name="T3"> </text:span><text:span text:style-name="T36">ait. </text:span><text:span text:style-name="T3">Ergo </text:span><text:span text:style-name="T36">lu </text:span><text:span text:style-name="T3">hoc solo fortassis accidere oportet, ipsum<text:line-break/>hoc' dicere; sciendum tamen proprium arteriae venaeque<text:line-break/>dolorem extensi secundum longitudinem corporis veluti<text:line-break/>chordae cujusdam speciem referre, nulla utique prolundita-<text:line-break/>te fimul apparente. Aequabiliter autem infigi venarum sio-<text:line-break/>lorea, omnino.obscurum est; quippe infigi ad nihil, quod<text:line-break/>ipsis accidere soleat, referri potest. . Delude de carnibus di--<text:line-break/>cit, quod</text:span><text:span text:style-name="T6">susas et laxiores inducant dolores..</text:span><text:span text:style-name="T3"> At in tutum</text:span></text:p>
      <text:p text:style-name="P6"><text:span text:style-name="T3">nullus dolor laxus est, eos tamen fortasse, qui minus inten- </text:span><text:span text:style-name="T17">’<text:line-break/></text:span><text:span text:style-name="T3">duntur, laxiores vocitat, quoniam vnsorum et membrana-<text:line-break/>rum dolores magis intendi ridentur. ld enim confitetur<text:line-break/>eos non adeo extentos conspici, ob hoc quod carneae </text:span><text:span text:style-name="T17">muscu-<text:line-break/></text:span><text:span text:style-name="T3">lorum partes brevibus circumscriptionibus contineantur.<text:line-break/>Sed id quod deinceps scribit, </text:span><text:span text:style-name="T6">videri tactum veluti asper ita. </text:span><text:span text:style-name="T20">-<text:line-break/>tibus </text:span><text:span text:style-name="T6">quibusdam innatare,</text:span><text:span text:style-name="T3"> an proprie ad dolores, </text:span><text:span text:style-name="T17">qui lu -'<text:line-break/>carnibus </text:span><text:span text:style-name="T3">consistunt, pertineat, luquirendum esu Nam quod<text:line-break/>interdum aliquid hujusmodi per ipsarum dolores eveniat,<text:line-break/>verum est; at quia non sernper evenit, ad unam </text:span><text:span text:style-name="T15">potius </text:span><text:span text:style-name="T3">quan-- • </text:span><text:span text:style-name="T27">i<text:line-break/></text:span><text:span text:style-name="T3">dam affectionem ut plurimum ipsis accidentem</text:span><text:span text:style-name="T17">, </text:span><text:span text:style-name="T3">non ati ea-<text:line-break/>rum substantiam proprie referendum ridebitur; </text:span><text:span text:style-name="T17">neque sim-<text:line-break/></text:span><text:span text:style-name="T3">pliciter intelligendum est, eam affectionem esse morbum lu-'<text:line-break/>flannnatorium, scd etiam cum humore aliquo sua natura ex-<text:line-break/>asperante- Verum deinceps de musculis scribens Archige-<text:line-break/></text:span><text:span text:style-name="T17">nes</text:span><text:span text:style-name="T3">,. </text:span><text:span text:style-name="T17">eos </text:span><text:span text:style-name="T6">carnis nervorumque mixtam proprietatem referre<text:line-break/>dicit,</text:span><text:span text:style-name="T3"> tanquam peculiari ipsorum substantia ex his consistente.<text:line-break/>Addit vero arterias, quoniam in ipsis inveniuntur; at line</text:span></text:p>
      <text:p text:style-name="P6"><text:span text:style-name="T3">pacto venas quoque dicere debuit atque membranas. Vo-<text:line-break/>cabulum autem </text:span><text:span text:style-name="T6">turgentes</text:span><text:span text:style-name="T3"> a Graecis de iis dicitur, qui cum<text:line-break/>bono corporis habitu pleni sunt; atque idcirco de juniori-<text:line-break/>•bus duntaxat dici consuerit, de senibus </text:span><text:span text:style-name="T6">vero</text:span><text:span text:style-name="T3"> minime, quod<text:line-break/>non possit ipsorum corpus boni habitus plenitudinem susci-<text:line-break/>pere ; at vero, in quam rem hoc vocabulum Archigenes re-<text:line-break/>ferre velit, invenire non est facile, maxime quia consundere<text:line-break/>multis in locis et corrumpere -folet Graecorum nominum si-<text:line-break/>gnificata. Quod fi quis turgentes de iis dici intellexerit par-<text:line-break/>tibus, quae a plenitudine intenduntur, non proprie ad mus-<text:line-break/>culos , fed communiter ad omnia repleta corpora pertinebit.<text:line-break/>Quum vero eos </text:span><text:span text:style-name="T6">capaci cum latitudine extendi</text:span><text:span text:style-name="T3"> dixit, puto<text:line-break/>ipsum hanc a nervorum plenitudine voluisse sejungere. Tor-<text:line-break/>pide autem </text:span><text:span text:style-name="T6">puljare,</text:span><text:span text:style-name="T3"> haudquaquam suisse recte dictum, jam<text:line-break/>antea declaratum esu </text:span><text:span text:style-name="T6">Reliquorum vero dolorum ulcerosas,<text:line-break/></text:span><text:span text:style-name="T3">inquit, </text:span><text:span text:style-name="T6">graciliter acutus esi.</text:span><text:span text:style-name="T3"> Est autem haec quoque ora-<text:line-break/>tio obscura, neque per sc quicquam 'docere potest, haud ali-<text:line-break/>ter quanr caeterae obscurae, quas ne explanare quidem pos-</text:span></text:p>
      <text:p text:style-name="P6"><text:span text:style-name="T3">sibile est, nisi quis rem per se intelligens, eam orationi ad-<text:line-break/>aptare conetur. Nunc itaque aliquis etiam sciens tum men-<text:line-break/>dicos tum gymnastas </text:span><text:span text:style-name="T15">eos </text:span><text:span text:style-name="T3">dolores vocare ulcerosus, per<text:line-break/>quos inter movendum </text:span><text:span text:style-name="T15">vel </text:span><text:span text:style-name="T3">tangendum lassatas partes sensus<text:line-break/>excitatur, qualis in ulceratis partibus percipi solet, lutelli-<text:line-break/>gere poterit per dolorem grarililer acutum hujus quempiam<text:line-break/>speciei significari, qualis ab acutae acus punctura 'fieri con-<text:line-break/>fuerit; ergo constat hunc neque continuum esse neque ae-<text:line-break/>qualiter per omnes partes porrectum. Hunc itaque ipsum<text:line-break/></text:span><text:span text:style-name="T6">didciorem ejsc</text:span><text:span text:style-name="T3"> dicit, quum dicere deberet, imbecilliorem,<text:line-break/>aut obtusiorem, aut non vehementem, aut minus inolestmn,<text:line-break/>aut id genus quippiam; nihil enim quod molestum </text:span><text:span text:style-name="T36">est, </text:span><text:span text:style-name="T3">pro-<text:line-break/>prie dulcius appellatur.. Id autem quod dicit, et </text:span><text:span text:style-name="T6">pruriginem<text:line-break/>inducens,</text:span><text:span text:style-name="T3"> incomposite nictum est; differt enim manifesta<text:line-break/>pruriginosus et sensus et affectus ab ulceroso. Verum quia<text:line-break/>crebro pruriginosa ulcerosam antecedit, atque soluta quies-<text:line-break/></text:span><text:span text:style-name="T36">centeque </text:span><text:span text:style-name="T3">ulcerosa in pruriginosam transmutatio fit, inde, </text:span><text:span text:style-name="T36">est<text:line-break/>quod </text:span><text:span text:style-name="T3">de ipsis consule indefiniteque Archigenes </text:span><text:span text:style-name="T36">scripsi </text:span><text:span text:style-name="T3">t</text:span><text:span text:style-name="T36">, ut</text:span></text:p>
      <text:p text:style-name="P6"><text:span text:style-name="T3">qui neque causias utrarumque affectionum exacte alicubi tra- '<text:line-break/>ctaverit. Verum nos eas in opere de sanitate tuenda per-<text:line-break/>fecte enarravimus. Igitur ulcerosus dolor non in sola cute<text:line-break/>consistere ridetur, sed per altum ad usque ossa extendi</text:span><text:span text:style-name="T15">; </text:span><text:span text:style-name="T3">prii-<text:line-break/>rigluosus- autem re vera solius superficiei est, non tamen pri-<text:line-break/>mario pro ratione ipsius propria,, sed per accidens; : quod<text:line-break/>denfior subjectis sibi partibus cutis sit. Horum ergo dolo-<text:line-break/>rum uterque propriae affectionis est symptoma, qui fiunt oh<text:line-break/>acres quosdam humores, atque tantum quantum affectiones<text:line-break/>ipsae inler inter scfe disserunt. Sed ut dixi, de ipsis lu li-<text:line-break/>bris de sanitate tuenda definitum esu </text:span><text:span text:style-name="T6">Punctorius vero,</text:span><text:span text:style-name="T3"> in-<text:line-break/>quit, </text:span><text:span text:style-name="T6">dolor in profundo esi;</text:span><text:span text:style-name="T3"> non recte, nam ad membranas,<text:line-break/>non ad imas partes, proprie pertinet. </text:span><text:span text:style-name="T6">Infixus autem,</text:span><text:span text:style-name="T3"> in-<text:line-break/>quit, sinu </text:span><text:span text:style-name="T6">vicino;</text:span><text:span text:style-name="T3"> quod praeter rationem omnino scripsit;<text:line-break/>nam sinus caritas quaedam est, quod partes prius conjun-<text:line-break/>ctae ab invicem sejunctae sint, oborta. Quum itaque fluxi-<text:line-break/>one impletur, quia adjacentes partes distenduntur, teusivum</text:span></text:p>
      <text:p text:style-name="P6"><text:span text:style-name="T3">dolorem sentiunt laborantes, non secundum longitudinem<text:line-break/>latius exporrectum, sed propriis limitibus circumscriptum.<text:line-break/>Nam excreto quomodolibet e sinu humore, protinus dolor<text:line-break/>conquiescit; nisi si cui ambientia sinum corpora adeo disten-<text:line-break/>dantur dilatenturque, ut inflammatorio affectu torqueantur.<text:line-break/>Haec sunt, quae proprie ad sinus pertinent; quod vero ab<text:line-break/>Archigene dictum est, aliud ab his est, verum quid intelle-<text:line-break/>xerit, quum ita scriberet, haud facile inveniri potest. At-<text:line-break/>que quod deinceps scriptum est, rron minorem habet dubi-<text:line-break/>tationem. .Nam </text:span><text:span text:style-name="T6">siimulans,</text:span><text:span text:style-name="T3"> inquit, </text:span><text:span text:style-name="T6">dolor non in imo sub-<text:line-break/>sistit.</text:span><text:span text:style-name="T3"> Hic enim sermo cum eo, quem in initio praemifit,<text:line-break/>pugnare videtur, quo in hunc modum- scripfit: </text:span><text:span text:style-name="T6">siimulans<text:line-break/>autem partim eorum, quae in loco sunt, quidptam affectum<text:line-break/>estse declarat, partim contra;</text:span><text:span text:style-name="T3"> </text:span><text:span text:style-name="T15">id </text:span><text:span text:style-name="T3">enim fieri potest tum lu -<text:line-break/>profundo proxime ad ossa tum in cute atque in medio, hu-<text:line-break/>jusmodi dolore omnino ab humore mordaci oriente, qui sen-<text:line-break/>sibilium partium aliquam erodit. -Quod vero in fine ejusdem<text:line-break/>orationis sic scriptum est, </text:span><text:span text:style-name="T6">lacerans autem esi, qui in sini-</text:span></text:p>
      <text:p text:style-name="P6"><text:span text:style-name="T6">bus consistit</text:span><text:span text:style-name="T3"> si lacerans quidem idem significat, quod divel-<text:line-break/>Iens, salsum est; nam illi qui in sinu est, id minime contin-<text:line-break/>gere solet. Quod si non hoc, led aliud quippiarn, unde id<text:line-break/>potest inveniri? . Atque hujuscemodi sunt quae in prae-<text:line-break/>scripto scrmone Archigenes </text:span><text:span text:style-name="T6">ait.</text:span></text:p>
      <text:h text:style-name="Heading_20_2" text:outline-level="2">Cap. IX.</text:h>
      <text:p text:style-name="P99"><text:span text:style-name="T3">Ad alium vero transeamus,- qui et ipse<text:line-break/>ex dolorum differentia affectarum partium dignotionem do*<text:line-break/>cet; est autem dictio huj usmodi: </text:span><text:span text:style-name="T6">Hepatis vero dolor tra*<text:line-break/>ctorius et mhaerens et stupidus esi atque atrocius urgens;<text:line-break/>splenis autem acutus non esi, scd gravitatem simul et dis*<text:line-break/>tensionem habet, resilienti ad elisionem atque exprejsio-<text:line-break/>nem aliquam extrinsecus Incumbentem similis^ Renes<text:line-break/>autem austeros dolores inducunt\et cum permanente sirictione<text:line-break/>pungentes.. Vesica vehementer' ad stringentibus exercetur<text:line-break/>doloribus atque tensionibus punctoriis •, uterus autem<text:line-break/>acutis, emicantibus,</text:span><text:span text:style-name="T3"> pungentibus, distendentibus, tormina-<text:line-break/></text:span><text:span text:style-name="T6">tim incidentibus , hujusmodi mixtione doler e</text:span><text:span text:style-name="T3"> natus, </text:span><text:span text:style-name="T6">quam-<text:line-break/>cbrein idiomatis quoque ambiguitatem inducit.</text:span><text:span text:style-name="T3"> ln hoc</text:span></text:p>
      <text:p text:style-name="P6"><text:span text:style-name="T3">textu itermn Archigenes protluus ab initio hepatis dolorem<text:line-break/>tractorium esse dicit. Verum vocabulum </text:span><text:span text:style-name="T6">holcimos</text:span><text:span text:style-name="T3"> apud<text:line-break/>Graecos in usu non est; proinde quid significet, haud facile •<text:line-break/>invenire est; nam. vocabulorum significationes </text:span><text:span text:style-name="T17">ex </text:span><text:span text:style-name="T3">nuilto </text:span><text:span text:style-name="T17">usu<text:line-break/></text:span><text:span text:style-name="T3">deprehenduntur. Video autem eos, qui illo </text:span><text:span text:style-name="T17">utuntur, </text:span><text:span text:style-name="T3">vis-<text:line-break/>cidum per ipsum velle significare, quale riscum est</text:span><text:span text:style-name="T17">, </text:span><text:span text:style-name="T3">ut una<text:line-break/>parte tracta, possit per ipsam reliqua illi continua simul at-<text:line-break/>tralu. Sic pasta quoque ex frumento holcima dicitur, ma-<text:line-break/></text:span><text:span text:style-name="T17">xime </text:span><text:span text:style-name="T3">si accuratissime subacta suerit; ex hordeis vero aut<text:line-break/></text:span><text:span text:style-name="T17">milio, </text:span><text:span text:style-name="T3">non holcima. At sub hac significatione hepatis do-<text:line-break/></text:span><text:span text:style-name="T17">lor </text:span><text:span text:style-name="T3">haudquaquarn holcimos erit; proinde aliam significatio-<text:line-break/></text:span><text:span text:style-name="T17">nem qnaerere </text:span><text:span text:style-name="T3">nos oportet Itaque unus ex </text:span><text:span text:style-name="T17">iis, qui </text:span><text:span text:style-name="T3">Archi-<text:line-break/></text:span><text:span text:style-name="T17">genis </text:span><text:span text:style-name="T3">sectam colunt, holcimon hepatis dolorem </text:span><text:span text:style-name="T17">dici </text:span><text:span text:style-name="T3">asserit, ’<text:line-break/></text:span><text:span text:style-name="T17">qimrn </text:span><text:span text:style-name="T3">induratum et inflammatum detrahit jugulum; alius<text:line-break/></text:span><text:span text:style-name="T17">diuturnum, </text:span><text:span text:style-name="T3">alius mediocrem; sunt qui </text:span><text:span text:style-name="T17">tardum, esseque </text:span><text:span text:style-name="T3">eum<text:line-break/></text:span><text:span text:style-name="T17">qui acuto </text:span><text:span text:style-name="T3">adversetur; atque urgentem et adeo vehementem,<text:line-break/></text:span><text:span text:style-name="T17">ut nullam </text:span><text:span text:style-name="T3">admittat requiern, acutum ab eo vocari solitum;</text:span></text:p>
      <text:p text:style-name="P6"><text:span text:style-name="T3">contrarium vero, nempe tardum, holcimon dixisse. Non-<text:line-break/>nulli eum dolorem holoimon vel gravem nominatum dicunt,<text:line-break/>qui gravitatis speciem refert; dici enim solere de gravitate<text:line-break/>holcen. Mulla insuper et alia </text:span><text:span text:style-name="T6">varie</text:span><text:span text:style-name="T3"> explicant qui admi-<text:line-break/>rantur ea quae nemo intelligit. Constat igitur jam vocabn-<text:line-break/>lnm </text:span><text:span text:style-name="T6">holcimon,</text:span><text:span text:style-name="T3"> quod in propofitae orationis initio inveni-<text:line-break/>tur, nihil nos posse docere; deinceps confideremus, quid<text:line-break/>tandem fit </text:span><text:span text:style-name="T6">dolor inhaerens,</text:span><text:span text:style-name="T3"> ipse quoque hepatis proprius esse<text:line-break/>dictus. Mihi quidem probabilius esse ridetur, emicanti do-<text:line-break/>lori inhaerentem per contrarietatern oppositum ab ipso.<text:line-break/>Quid enim aliud conjicere quis possit? Atqui hepatis dolor,<text:line-break/>si quispiam alius, vicina pleraque corpora ad consensum in-<text:line-break/>ducit, quippe qui ad jugulum usque porrigitur et spirandi<text:line-break/>difficultatem crebro affert, atque interdum tussim quoque ac<text:line-break/>dysenteriam, neque raro manifeste nothas costas insesset;<text:line-break/>igitur quonam pacto vere dicetur eodem in loco permanere ?<text:line-break/>Au igitur satius est putare, inhaerentem dolorem eum dixisse,<text:line-break/>veluti infixum? atqui hepatis dolor, ut nuper ostendimus,</text:span></text:p>
      <text:p text:style-name="P6"><text:span text:style-name="T3">haudquaquam hujusmodi est. Similiter antea declaratum<text:line-break/></text:span><text:span text:style-name="T36">est, </text:span><text:span text:style-name="T3">ne </text:span><text:span text:style-name="T6">torpidum quidem dolorem</text:span><text:span text:style-name="T3"> partis cujusquam propri-<text:line-break/></text:span><text:span text:style-name="T36">um </text:span><text:span text:style-name="T3">esse, sed allectionis potius; quod si etiam partis cujus-<text:line-break/></text:span><text:span text:style-name="T36">alam </text:span><text:span text:style-name="T3">fit proprius, at sane nequaquam jecoris, sed certe ner-<text:line-break/>vosorum potius corporum. At </text:span><text:span text:style-name="T6">atrociter molestans</text:span><text:span text:style-name="T3"> cum tor-<text:line-break/></text:span><text:span text:style-name="T36">pido </text:span><text:span text:style-name="T3">pugnat, ut qui violentus fit atque continuus; sed hu-<text:line-break/></text:span><text:span text:style-name="T36">jusmodi </text:span><text:span text:style-name="T3">hepatis dolor non est, sed potius gravis; at ne </text:span><text:span text:style-name="T6">gra-<text:line-break/></text:span><text:span text:style-name="T40">vis </text:span><text:span text:style-name="T6">quidem</text:span><text:span text:style-name="T3"> peculiariter proprius hepati est, sed spleni quo-<text:line-break/></text:span><text:span text:style-name="T36">que </text:span><text:span text:style-name="T3">ac. renibus inflammatis communis. • At Archigenes.,</text:span><text:span text:style-name="T36">'<text:line-break/>haud </text:span><text:span text:style-name="T3">srio quo pacto, in liene duntaxat'istius speciei doloris<text:line-break/></text:span><text:span text:style-name="T36">mentionem </text:span><text:span text:style-name="T3">fecit, nec. audivit Hippocratem dicentem: Di in<text:line-break/></text:span><text:span text:style-name="T40">renem </text:span><text:span text:style-name="T6">dolor gravis.</text:span><text:span text:style-name="T3"> .Verum hoc peccatum exiguum est; at<text:line-break/></text:span><text:span text:style-name="T36">maximum, </text:span><text:span text:style-name="T3">quod committere solet, nomina scribens caeleris<text:line-break/></text:span><text:span text:style-name="T36">sensibus </text:span><text:span text:style-name="T3">peculiaria, quemadmodum nunc de renibus quidem<text:line-break/></text:span><text:span text:style-name="T36">austeros </text:span><text:span text:style-name="T3">dolores, de vesica vero adstringentes; haec enimisa-<text:line-break/></text:span><text:span text:style-name="T36">porum sunt </text:span><text:span text:style-name="T3">nomina, qui .lingua ut instrumento et gustandi<text:line-break/></text:span><text:span text:style-name="T36">sensu </text:span><text:span text:style-name="T3">dignoscuntur. Generalius autem quiddam .significatur<text:line-break/></text:span><text:span text:style-name="T27">per </text:span><text:span text:style-name="T36">vocabulum </text:span><text:span text:style-name="T3">adstringens,. particularius per. austerum et</text:span></text:p>
      <text:p text:style-name="P6"><text:span text:style-name="T3">acerbum; quippe ambo adstringtmt, sed magiis acerbum, qua-<text:line-break/>•lis- est- omphacitis vocatu galla; austera vero sunt multa mali<text:line-break/>punici genera, atque cydonra mala, ac alia complura esui<text:line-break/>apta; at. acerba sunt injucunda, non. solum medicamenta,<text:line-break/>veluti hyporistis et balaustium et galla et rhus, sed etiam<text:line-break/>inter edulia quae sunt hujusmodi. Quapropter excogitari<text:line-break/>non potest, - quem austerum vel acerbum dolorem dicere vo-<text:line-break/>luerit Archigenes, non magis quam caeruleum, aut rubrum,<text:line-break/>aut fuscum, aut alium aliquem a coloribus nominatum.<text:line-break/>Nunc autem quod dicebat doctor quidam ex Archigenis secta<text:line-break/>tempus est considerare; censet enim, quum dolorum pro-<text:line-break/>prietates Archigenes interpretari voluisset, quae re vera in-<text:line-break/>effablles sunt, eum in hujusmodi nomina absurda incidisse;<text:line-break/>non intelligens unamquamque qualitatum sive gustabilem<text:line-break/>sive tactilem enuntiari posse ; ubi vero multae qualitates cir-<text:line-break/>ca unam substantiam apparent, ibi et proprietatem fieri con-<text:line-break/>tingere, idque maxime in gustu, quum verbi gratia et ama-</text:span></text:p>
      <text:p text:style-name="P6"><text:span text:style-name="T3">ritudo et dulcedo et austeritas </text:span><text:span text:style-name="T6">et acrimonia in una substantia<text:line-break/></text:span><text:span text:style-name="T3">quaedam apparet. Sic enim lu gustu proprietas quaedam<text:line-break/>oritur, inessabilis illa quidem, si quis unico nomine ipsam ex-<text:line-break/>plicare tentaverit; sed quae diri tamen potest, si per singu-<text:line-break/>las qualitates discurrat, eo addito, quod et magis et minus<text:line-break/>declarare haud impossibile esu Ita et herbas universas et<text:line-break/>reliquam quoque materiam enarraverunt medicorum non<text:line-break/>pauci; suigulas qualitates, quae enuntiatis rebus insunt, ex-<text:line-break/>plicantes. Ergo Archigenes, si universam substantiae pro-<text:line-break/>prietatem unice nomine comprehendere volebat, indoctus<text:line-break/>omnino erat, quod de Archigene nequaquam sentiendum est;<text:line-break/>si autem simplices qualitates, ipsae quidem ineffahlles non<text:line-break/>sunt, earum vero quantitas exacta quidem mensura iueffabr-<text:line-break/></text:span><text:span text:style-name="T36">lis </text:span><text:span text:style-name="T3">est, fub latitudine tamen explicari potest. Igitur longiori<text:line-break/></text:span><text:span text:style-name="T36">sermone </text:span><text:span text:style-name="T3">uti non oportet, quum ea sermonum speries ob ocu-<text:line-break/></text:span><text:span text:style-name="T36">los jam </text:span><text:span text:style-name="T3">sit posita, qua uti debet is, qui quamlibet rerum scn-<text:line-break/></text:span><text:span text:style-name="T36">silium </text:span><text:span text:style-name="T3">interpretari aggreditur.’ . Nam omnium tactilium<text:line-break/></text:span><text:span text:style-name="T36">qualitatum </text:span><text:span text:style-name="T3">propria habemus nomina, ut et eustabilium; pro-</text:span></text:p>
      <text:p text:style-name="P6"><text:span text:style-name="T36">pria </text:span><text:span text:style-name="T3">quoque visibilium, ut et audibiliuin; atque omnibus his<text:line-break/>Graecorum more uti debemus, et neque adstringentem neque<text:line-break/>austerum nominare dolorem; nam hae saporum propriae sunt<text:line-break/>appellationes. </text:span><text:span text:style-name="T36">Ac </text:span><text:span text:style-name="T3">plurimi medici ante Archigenem, quum<text:line-break/></text:span><text:span text:style-name="T36">dolorum </text:span><text:span text:style-name="T3">differentias conscriberent, haudquaquam aufi sunt<text:line-break/></text:span><text:span text:style-name="T36">a </text:span><text:span text:style-name="T3">consuetudine lu nominum usu recedere, quae ah ipsis la-<text:line-break/>borantibus audire licet; etenim ita sc dolore interdum alunt,<text:line-break/></text:span><text:span text:style-name="T36">ut </text:span><text:span text:style-name="T3">acu pungi sibi videantur; ac rursus veluti terebro perfo-<text:line-break/>rari et contundi scsc et divelli et tenui et retrahi et detra-<text:line-break/></text:span><text:span text:style-name="T36">hi, </text:span><text:span text:style-name="T6">et</text:span><text:span text:style-name="T3"> gravitatis [cujusdain sensum, percipere, qua interdum<text:line-break/>superjacentium partium aliqua suspendi ridetur, interdum<text:line-break/></text:span><text:span text:style-name="T36">vero </text:span><text:span text:style-name="T3">circumdantibus incumbere. Igitur hujusmodi omnia<text:line-break/>intelligi possunt; adstringentes vero et ausieri et acerbi do-<text:line-break/>lores inter ea quae non percipiuntur </text:span><text:span text:style-name="T15">ac </text:span><text:span text:style-name="T3">inutilia sunt. Quod<text:line-break/>lutelligere debuit Archigenes, quum docere nos vellet, quo-<text:line-break/>modo locos affectos possimus cognoscere; nam omnis, qui<text:line-break/>de doloribus habetur sermo, longae nugae sunt, nisi ex </text:span><text:span text:style-name="T36">iis,<text:line-break/></text:span><text:span text:style-name="T3">quae laborantes ipsi dicunt, eos dignoverimus;. ergo si </text:span><text:span text:style-name="T36">ab</text:span></text:p>
      <text:p text:style-name="P6"><text:span text:style-name="T3">ipsis, quomodo doleant, discere oportet; nunquam vero di-<text:line-break/></text:span><text:span text:style-name="T17">cunt </text:span><text:span text:style-name="T3">acerbum, aut austerum, aut atrocem, aut holcimon </text:span><text:span text:style-name="T17">do-,<text:line-break/>lorein</text:span><text:span text:style-name="T3">, rursus inutilis erit hujusmodi doctrina. </text:span><text:span text:style-name="T17">Praeterea<text:line-break/>ex eo </text:span><text:span text:style-name="T3">sermone, quo dicunt Archigenem </text:span><text:span text:style-name="T17">interpretari velle do-,<text:line-break/>lorum proprietates, </text:span><text:span text:style-name="T3">haec docendi natio </text:span><text:span text:style-name="T17">tum impossibilis tum<text:line-break/>inutilis </text:span><text:span text:style-name="T3">este </text:span><text:span text:style-name="T17">plane </text:span><text:span text:style-name="T3">videtur. Primum </text:span><text:span text:style-name="T17">ipsis auctoribus </text:span><text:span text:style-name="T36">oinnis<text:line-break/></text:span><text:span text:style-name="T17">proprietas enuntiari non </text:span><text:span text:style-name="T3">potest; </text:span><text:span text:style-name="T17">quod si ita sit, omnino fie-<text:line-break/>ri non potest, ut </text:span><text:span text:style-name="T3">docendo tradatur, </text:span><text:span text:style-name="T17">uspote quam ii dunta-<text:line-break/></text:span><text:span text:style-name="T36">xat </text:span><text:span text:style-name="T17">noscunt, qui senfiliter </text:span><text:span text:style-name="T3">ipsam </text:span><text:span text:style-name="T17">percepere. Deinde nobis<text:line-break/></text:span><text:span text:style-name="T36">ignota </text:span><text:span text:style-name="T17">est eam non passis, </text:span><text:span text:style-name="T3">nisi fortasse </text:span><text:span text:style-name="T17">Archigenes omnes ecr-i -<text:line-break/></text:span><text:span text:style-name="T36">poris </text:span><text:span text:style-name="T17">partes habuerit affectas; </text:span><text:span text:style-name="T3">quod </text:span><text:span text:style-name="T17">lices </text:span><text:span text:style-name="T3">concessum </text:span><text:span text:style-name="T17">sit, quis<text:line-break/></text:span><text:span text:style-name="T36">tamen </text:span><text:span text:style-name="T17">crediderit urum </text:span><text:span text:style-name="T3">hominem </text:span><text:span text:style-name="T17">ormres, </text:span><text:span text:style-name="T3">singularum </text:span><text:span text:style-name="T17">partium<text:line-break/></text:span><text:span text:style-name="T36">affectus </text:span><text:span text:style-name="T17">suisse expertum? </text:span><text:span text:style-name="T3">Supponatur autem, si volueris,<text:line-break/></text:span><text:span text:style-name="T36">hoc </text:span><text:span text:style-name="T17">quoque, </text:span><text:span text:style-name="T3">quanquam impossibile est; at nieri affectus nun-<text:line-break/></text:span><text:span text:style-name="T36">quam </text:span><text:span text:style-name="T3">percepisse Archigenem plane constat; nihilominus<text:line-break/></text:span><text:span text:style-name="T36">hujus </text:span><text:span text:style-name="T3">proprietates conscribit, quae a solis mulieribus exper-<text:line-break/></text:span><text:span text:style-name="T36">tis </text:span><text:span text:style-name="T17">dignoscuntur; </text:span><text:span text:style-name="T3">ut admirer, ita me dii ament, saepenume-<text:line-break/></text:span><text:span text:style-name="T36">ro ,• </text:span><text:span text:style-name="T17">cx </text:span><text:span text:style-name="T3">qrra </text:span><text:span text:style-name="T17">tandem </text:span><text:span text:style-name="T3">ratiocinatione. absurdam hanc doctrinam</text:span></text:p>
      <text:p text:style-name="P6"><text:span text:style-name="T3">collegerit;- -quam etiamsi quis veram ponat’, at utilitatem ex<text:line-break/>ea nianantem ponere simul non potest, nullo infirmo suos<text:line-break/>affectus per Archigenica nomina interpretante. Nam non-<text:line-break/>nulli laborantium fastidire stomachum ajunt, quod nobis qui<text:line-break/>ita fuerim iis affecti; notum est; ficut etiam moestitia torque-<text:line-break/>ri, etenim etiam hoc manifestum, quia passi fumus; at vero<text:line-break/>austerum dolorem ab Archigene dictum, etiamsi quis suerit<text:line-break/>passus, iutelligere non potest, utpote nescius,- cuinam rei<text:line-break/>nomen hoc adaptaverit Nam punctorium et distendentem<text:line-break/>atque eos, qui ipfis conformiter nominantur, atqne etiam<text:line-break/>magis vehementem et sortem et violentum et conthmum et<text:line-break/>intermitlentem omnes novimus, • ut qui per nomina consueta<text:line-break/>enarrantur et quotidie plurimis .eveniunt; at austerum et<text:line-break/>adstringentern et atrocem ethoIcimon nemo profert,. neque,<text:line-break/>si quis proierat, intelligit. Oporlet autem et affectum esse<text:line-break/>communem et appellationem ipsum declarantem auditoribus<text:line-break/>consuetam, ut quum stomachum premi dicimus, 'quod plu-</text:span></text:p>
      <text:p text:style-name="P6"><text:span text:style-name="T3">riiui dicunt homines. </text:span><text:span text:style-name="T15">Sic </text:span><text:span text:style-name="T3">enim saepenurnero sensu assici-<text:line-break/>mur, qualem extrinsecus onus aliquod incumbens inducere<text:line-break/>potest, in nonnullis oris ventriculi affectionibus, quod per<text:line-break/>abusionem non solum populares-, scd probatissimi quoque<text:line-break/>medici stomachum appellanti. Quinetiam inter vehemen-<text:line-break/>ter respirandum nonnuuquam gravitatem in dextro hy-<text:line-break/>pochondrio sentimus; idque fi citra febrem eveniat, duorum<text:line-break/>alterum, aut obstructione aut scirrhosa affectione. hepar </text:span><text:span text:style-name="T6">Ia— .<text:line-break/></text:span><text:span text:style-name="T3">borare, aut abscessus generationem imminere conjicimus;<text:line-break/>veluti, quum inflammatione insestatur, febrem comitari ne-<text:line-break/>cesse est. ltaque omnia hujusmodi et dici possunt et mani-<text:line-break/>festa sunt et omnibus medicis Archigene prioribus nota, at-<text:line-break/>que fine absurdis illis nominibus doceri possunt.' Archige-<text:line-break/>nis vero doctrina hoc habet peculiare et proprium, non no-<text:line-break/>varum rerum, scd nominum rem nullam declarantium, in-<text:line-break/>troductionem. Tractationem de pulsibus hujusmodi , quo-•<text:line-break/>que nominibus implexit, neque ipsam, ut lu commentariis</text:span></text:p>
      <text:p text:style-name="P6"><text:span text:style-name="T3">de pulsibus ostendimus, impropriorum nomiaum metaphora<text:line-break/>indigentem..</text:span></text:p>
      <text:h text:style-name="Heading_20_2" text:outline-level="2">Cap. V.</text:h>
      <text:p text:style-name="P99"><text:span text:style-name="T3">Ego vero vellem Archigenem tantorum me-<text:line-break/>dicorum successorem aliquid perspicuitati doctrinae addi-<text:line-break/>disse, non ea ita obscurasse, ut ne nos quidem ipsi, qui in<text:line-break/>artis operibus jam senuimus, dicta ipfius intelligere valeamus.<text:line-break/>Quod igitur illum egisse decebat, id nos praestare nitemur,<text:line-break/>atque in primis in universum ostendere methodum, qua usum<text:line-break/>oportet et ipsum affectos locos invenire et caeleris viam<text:line-break/>ostendere. Igitur, ut in priore libro dictum jam est, metho-<text:line-break/>dus hujusmodi esu Quaerere primum oportet, utrum fin-<text:line-break/>gulorum locorum propria signa, quomodo afficiantur, inve-<text:line-break/>niri possint,• an per singulos affectus alterentur; deinde<text:line-break/>utrum singulorum affectuum propria suit signa, an in quali-<text:line-break/>bet parte varientur, atque ita oporteat et loci et affectus non<text:line-break/>iurmemores, deinceps signa dicere; veluti, si velis, pulmo-<text:line-break/>nis inflammationis tantam spirandi difficultatem cum angu-</text:span></text:p>
      <text:p text:style-name="P6"><text:span text:style-name="T17">stia, </text:span><text:span text:style-name="T3">ut suffocari videantur, </text:span><text:span text:style-name="T15">ac </text:span><text:span text:style-name="T3">ideo recti sedere conentur,<text:line-break/></text:span><text:span text:style-name="T17">quein </text:span><text:span text:style-name="T3">affectum </text:span><text:span text:style-name="T17">orthopnoeam nominant; </text:span><text:span text:style-name="T3">quinetiain </text:span><text:span text:style-name="T17">cali</text:span><text:span text:style-name="T19">dam<text:line-break/></text:span><text:span text:style-name="T17">sentire expirationem, idquc magis, si erysipelatodes suerit<text:line-break/></text:span><text:span text:style-name="T3">inflammatio; quocirca, ubi plurimum efflant, </text:span><text:span text:style-name="T17">juvari, </text:span><text:span text:style-name="T3">ac </text:span><text:span text:style-name="T17">plu-<text:line-break/>rinium </text:span><text:span text:style-name="T3">aerem </text:span><text:span text:style-name="T17">frigidum </text:span><text:span text:style-name="T3">attrahere </text:span><text:span text:style-name="T17">concupiscere; </text:span><text:span text:style-name="T3">atque inter<text:line-break/>tussiendum sputunr expuere modo hoc, modo alio calore lu-<text:line-break/></text:span><text:span text:style-name="T17">sectum, </text:span><text:span text:style-name="T3">ut interitum rubrum, flavum aut rusum ac </text:span><text:span text:style-name="T17">spnmo-<text:line-break/>smn quoque </text:span><text:span text:style-name="T3">et nigrum et </text:span><text:span text:style-name="T17">lividum appareat</text:span><text:span text:style-name="T3">; lusuper </text:span><text:span text:style-name="T17">grani-<text:line-break/>tatis </text:span><text:span text:style-name="T3">cujusdam thoraci incumbentis sensum saepenurnero per-<text:line-break/></text:span><text:span text:style-name="T17">cipere, </text:span><text:span text:style-name="T3">ac dolorem </text:span><text:span text:style-name="T17">ex </text:span><text:span text:style-name="T3">imo ad ipsum pervenire et ad sternum<text:line-break/></text:span><text:span text:style-name="T17">et ad </text:span><text:span text:style-name="T3">spinam; praeterea acutum esse ipsis sebiem, pulsum<text:line-break/></text:span><text:span text:style-name="T17">vero </text:span><text:span text:style-name="T3">habere. qualem iu libris de pulsibus diximus. Sic ubi<text:line-break/></text:span><text:span text:style-name="T17">membrana costas </text:span><text:span text:style-name="T3">succingens </text:span><text:span text:style-name="T17">inflammata </text:span><text:span text:style-name="T3">est</text:span><text:span text:style-name="T17">, </text:span><text:span text:style-name="T3">acula feliris in-<text:line-break/></text:span><text:span text:style-name="T17">festat, </text:span><text:span text:style-name="T3">cum pulsus ea, quam in commentariis de pulsibus di-<text:line-break/></text:span><text:span text:style-name="T17">ximus, proprietate; dolor </text:span><text:span text:style-name="T3">autem </text:span><text:span text:style-name="T17">punctorius </text:span><text:span text:style-name="T3">una </text:span><text:span text:style-name="T17">cum </text:span><text:span text:style-name="T3">spiri-<text:line-break/></text:span><text:span text:style-name="T17">tus difficultate </text:span><text:span text:style-name="T3">magna </text:span><text:span text:style-name="T17">ex </text:span><text:span text:style-name="T3">parte </text:span><text:span text:style-name="T17">apparet, </text:span><text:span text:style-name="T3">cum sputu colore<text:line-break/></text:span><text:span text:style-name="T17">insecto , </text:span><text:span text:style-name="T3">peraeque ac in perrpneumonicis. Igitur utrosque<text:line-break/></text:span><text:span text:style-name="T17">affcctus </text:span><text:span text:style-name="T3">spirandi </text:span><text:span text:style-name="T17">dissiculsas</text:span><text:span text:style-name="T22">&gt;</text:span><text:span text:style-name="T17"> </text:span><text:span text:style-name="T3">necessario comitatur, quod affecta</text:span></text:p>
      <text:p text:style-name="P6"><text:span text:style-name="T17">pars spiritus sit instrumentum; oritur autem febris et propter<text:line-break/>affectum ipsum et propter situm; </text:span><text:span text:style-name="T20">nam</text:span><text:span text:style-name="T17"> et pulmo et succingens<text:line-break/>costas membrana prope cor consistunt, inflammatio vero calidus<text:line-break/>affectus est; sic etiam tussis ipsis, ut spirabilibus, inest; scd quod<text:line-break/>aliquidexpuatur, id ob affectum fit; ostendimus enim omnem<text:line-break/>inflammationem ex assiuxu fieri sanguinis; quapropter, fi bi-<text:line-break/>liofior suerit fanguis, flavum aut pallidum erit sputum; si<text:line-break/>pituitosior, spumans et candidmn; si magis melancholicus,<text:line-break/>aut nigrum, aut lividum; fi nihil horum,-rubrum. Prae-<text:line-break/>terea in pleuritide saepenurnero magis biliosum; in peripneu-<text:line-break/>monia vero magis pituitosum sputum sequitur, nam et de<text:line-break/>hoc nobis declaratum est. Quod autem inflammatarum par-<text:line-break/>tium excrementa per asperam arteriam sursum serantur, ob<text:line-break/>situm et conformationem fit; lioc enim emissarium solum ha-<text:line-break/>bent. . </text:span><text:span text:style-name="T24">Λ </text:span><text:span text:style-name="T17">entriculus vero duos quidem habet meatus, sursum<text:line-break/>tamen potius feruntur et evomuntur quae sunt in ipsornet<text:line-break/>prava; quae vero ab intestinis, dejiciuntur; ut et quae a re-</text:span></text:p>
      <text:p text:style-name="P6"><text:span text:style-name="T3">nibus et vefica, mictu excernuntur; quae a cerebro,</text:span><text:span text:style-name="T6">, per na-<text:line-break/>res praecipue ,</text:span><text:span text:style-name="T3"> nonnunquam vero per palatum et aures va-<text:line-break/>cuantur. Indicia igitur locorum affectorum a fymptornatis<text:line-break/>sunt, ab actione laesa et excrementorum qualitate et a tumo-<text:line-break/>ribus praeter naturam et doloribus et a colore vitiato quo-<text:line-break/>dam sequente vel in universo corpore, vel in una quapiam<text:line-break/>parte, • vel duabus, maxime in oculis et lingua ; extra ho-<text:line-break/>rum numerum sunt quae colliguntur ex ea, quae proprie<text:line-break/>sympatheia, fi velis, appellabitur; ut in primo libro jam di-<text:line-break/>ximus. At nunc nisui tempus esse videtur, ut amicos, quo-<text:line-break/>rum petitioni obtemperans haec scribo, ad exercitationem<text:line-break/>indecam. Fit autem exercitatio omnis, quum particularia<text:line-break/>sub eandem viam et rationem ducuntur. Hujusmodi autem<text:line-break/>doctrinae species, ut persaepe ostendimus, est utilissima,<text:line-break/>quippe viae et rationes, ubi solae fine multiplici secundum<text:line-break/>ipsas exercitatione cognoscuntur, haudquaquam possunt per-<text:line-break/>sectos efficere discipulos. Altius igitur methodum repeten-<text:line-break/>tes ad exercitationis modum accedamus. Iu primis quidem</text:span></text:p>
      <text:p text:style-name="P6"><text:span text:style-name="T3">intueri'oportet, num actio aliqua sit laesa; nam cum ipsa<text:line-break/>proprium actionis instrumentum assici necesse.esu Deinde,<text:line-break/>si actionem laesam esse perspexeris, ad modum laesionis ac-<text:line-break/>cedens considera, ad quam affectionem proprie pertineat.<text:line-break/>Poftea affectam partem nota, an tumorem, aut dolorem de-<text:line-break/>claret, non perfunctorie,- sed cuiuslibet horum speciem lu-<text:line-break/>vestigando </text:span><text:span text:style-name="T15">; </text:span><text:span text:style-name="T3">didicisti enim non solum tumorum, verum etiam<text:line-break/>dolorum quoque varias esse species. Aspice praeterea af-<text:line-break/>fectae partis excrementa, per quem meatum vacuentur; ac<text:line-break/>nide, num aliquid substantiae asseclae partis excernatur; post-<text:line-break/>ea etiam utrum omnino incocta sint ipsius excrementa, an<text:line-break/>mediocriter cocta; ac tum , quibus ex ea universum corpus,<text:line-break/>quibus privatim quaedam partes simantur; quae partim ab<text:line-break/>actione, partim a colore et figura deprehendes. Esto enim<text:line-break/>ut quispiam inter .respirandum in notharum costarum loco<text:line-break/>doleat; iioli protinus hunc esse pleuriticum suspicari; scd in<text:line-break/>primis quidem, an tussiendo aliquid expuat, intuere; nain<text:line-break/>si coloratum </text:span><text:span text:style-name="T6">id</text:span><text:span text:style-name="T3"> j ut nictum est, </text:span><text:span text:style-name="T6">videris,</text:span><text:span text:style-name="T3"> tum ipsium pleuriti-</text:span></text:p>
      <text:p text:style-name="P6"><text:span text:style-name="T3">cum esse dices. Quod fi </text:span><text:span text:style-name="T15">tussiendo </text:span><text:span text:style-name="T3">nihil omnino expuat, fieri,<text:line-break/>potest, ut ninilominus pleuriticus sit ille, fed inflammatio-<text:line-break/>nem habeat incoctam et strictam admodum, ut nihil foras .'<text:line-break/>ejiciatur; fieri quoque potest, -ut ob hepatis inflammationem<text:line-break/>dolor in jam dicta fede exritetur; intentis enim intro vlu—<text:line-break/>cusis, quibus? nonnullorum jecur costis affigatur, contingit<text:line-break/>dolorem ad succingentem </text:span><text:span text:style-name="T6">costas membranam</text:span><text:span text:style-name="T3"> pervenire-<text:line-break/>Verum nequaquam fimilis est pulsus in hepatis et membranae<text:line-break/>costas succingentis inflammatione; ac nec alui quoque </text:span><text:span text:style-name="T15">sedi-<text:line-break/></text:span><text:span text:style-name="T3">menta similia sunt, quanquarn non in qualibet </text:span><text:span text:style-name="T15">jecoris </text:span><text:span text:style-name="T3">inflam-<text:line-break/>rnatione haec adsunt, sed in affectibus hepaticis proprie no-<text:line-break/>nnnatis. lgitur in quibus nihil excernitur, a quo indicium<text:line-break/>sumi, possit, satius fuerit hypochondrium dextrum tangere;<text:line-break/>ac fi nullus appareat tumor, ne sic quidem desistere. Nam<text:line-break/>fieri potest ut iu sola fima hepatis parte sit inflammatio;<text:line-break/>potest etiam iu gibbis partibus, fed non omnibus, verum iis<text:line-break/>duntaxat existere, quae a nothis costis conteguntur. Itaque<text:line-break/>laborantem,, ut vehementer respiret,- monere oportet ; dein-</text:span></text:p>
      <text:p text:style-name="P6"><text:span text:style-name="T3">de interrogare, num gravitatem fentiat, aut suspensam a su-<text:line-break/>perictibusi. aut incumbcntern vicinis. Nonnunquam sane,<text:line-break/>quibus illic est tumor praeter naturam, ii difficulter spirant<text:line-break/>oh septi transversi angustiam et ab exigua tussi irritantur.<text:line-break/>Ergo in hujusmodi allectionibus certum ad dignotionem si-<text:line-break/>gnum' est per omne tempus morbi pulsus; deinde tractu<text:line-break/>temporis reliqua quoque lymptomata. Nam et linguae et<text:line-break/>universi corporis color alteratur'lu pravis jecoris affectibus,<text:line-break/>quemadmodum rursus thorace affecto tusses increscunt, at-<text:line-break/>que tempore omnino apparent ea, quae tussiendo expuuntur.<text:line-break/>Igitur quemadmodum fieri non potest, ut illaefis omnino spi-<text:line-break/>randi tum partibus tum instrumentis difficilis stat respira-<text:line-break/>tio , accidit autem interdum ut. nullo existente in ipsis pro-<text:line-break/>prio morbo, scd trans verso septo aut detracto aut oppresso<text:line-break/>homo difficulter spiret, itu etiam ulu venit in sede princi-<text:line-break/>pem in se animae facultatem continente; nam quum et sci-<text:line-break/>entia et opinio atque cogitatio omnis in ipsa consistat, si</text:span></text:p>
      <text:p text:style-name="P6"><text:span text:style-name="T3">harum aliqua laesa rideatur, protinus ipsam quoque </text:span><text:span text:style-name="T6">af-<text:line-break/></text:span><text:span text:style-name="T20">fecta</text:span><text:span text:style-name="T17"> </text:span><text:span text:style-name="T3">quopiam laborare arbitramur. Nam etiamsi lu </text:span><text:span text:style-name="T17">pleu-<text:line-break/></text:span><text:span text:style-name="T3">ritide vel peripneumonia delirium quoddam incidat, neino<text:line-break/></text:span><text:span text:style-name="T17">vel </text:span><text:span text:style-name="T3">a costa vel a pulmone provenisse dixerit hoc symptoma,<text:line-break/></text:span><text:span text:style-name="T17">sed </text:span><text:span text:style-name="T3">universi eam partem, iu qua princeps animae facultas<text:line-break/></text:span><text:span text:style-name="T17">residet, </text:span><text:span text:style-name="T3">simul affectam esse putant, ac nituntur modum con-<text:line-break/></text:span><text:span text:style-name="T17">sensus </text:span><text:span text:style-name="T3">suis dogmatis couformem ostendere; verum in aliis<text:line-break/>affectibus non consentire, scd primigenio ipsam affectu la-<text:line-break/></text:span><text:span text:style-name="T17">borare alunt, </text:span><text:span text:style-name="T3">ut in lethargo et phrenitide;' at undique affi-<text:line-break/></text:span><text:span text:style-name="T17">ci, ubi propriarum </text:span><text:span text:style-name="T3">ipsi actionum aliqua laeditur; proprias<text:line-break/></text:span><text:span text:style-name="T17">autem actiones </text:span><text:span text:style-name="T3">dico, quas per nullam aliam partem</text:span><text:span text:style-name="T17">, - </text:span><text:span text:style-name="T3">ut per<text:line-break/></text:span><text:span text:style-name="T17">instrumentum, </text:span><text:span text:style-name="T3">sarit. Nam re vera et videre </text:span><text:span text:style-name="T17">illam </text:span><text:span text:style-name="T3">et<text:line-break/></text:span><text:span text:style-name="T17">audire </text:span><text:span text:style-name="T3">existimandum est; scd videre oculis^'et audire auri-<text:line-break/></text:span><text:span text:style-name="T17">bus; </text:span><text:span text:style-name="T3">at ut cogitet et reminiscatur et existimet et eligat, ne-<text:line-break/></text:span><text:span text:style-name="T17">que oculis </text:span><text:span text:style-name="T3">neque auribus neque lingua neque alia qua-<text:line-break/></text:span><text:span text:style-name="T17">piam parte uti. </text:span><text:span text:style-name="T3">Sed si haec animae, -pars ita est lu conti-<text:line-break/></text:span><text:span text:style-name="T17">nente ipsam </text:span><text:span text:style-name="T3">corpore, ut-nos lu domo aliqua, lu primis</text:span></text:p>
      <text:p text:style-name="P6"><text:span text:style-name="T3">fortasse nullam </text:span><text:span text:style-name="T15">ei </text:span><text:span text:style-name="T3">laesionem afferri putabimus a </text:span><text:span text:style-name="T15">loco; </text:span><text:span text:style-name="T3">quo-<text:line-break/></text:span><text:span text:style-name="T6">uiam vero</text:span><text:span text:style-name="T3"> ipsam' laedi videmus; quomodo'laedatur, esset<text:line-break/>investigandum; si vero ut forma quaedam corporis est ab<text:line-break/>ipso inseparabilis, eam laedi non iuficiaremur ob suscipien-<text:line-break/>tis ipsam 'corpbris alterationem. At quia de hac re inter<text:line-break/>philosophos pugna est, et alii eam veluti in domicilio con-<text:line-break/>tineri dicunt, alii vero ut formam, quomodo laedatur, in-<text:line-break/>ventu perdifficile est; quod vero laedatur; experientia dis-<text:line-break/>cere licet; Etenim ubi fracto capitis ossi terebra admove-<text:line-break/>tur,, si quis vehementius premat, protinus sensum omnem<text:line-break/>et motum amittunt; tum fi inflammatio quaedam oriatur,<text:line-break/>haec etiam evenire interdum contingit, mentis prolude lae-<text:line-break/>sio perpetuo evenit. Praeterea nonnulli ex vehemente ca-<text:line-break/>pitis usiione deliraverunt; atque per fortes ictus capiti ad-<text:line-break/>actos suepenumero caros sequitur; multique assi affectus in<text:line-break/>capite consistentes mentem aperte laedere ridentur, adeo<text:line-break/>ut etiam populares, quum aut delirare aliquem aut mentem<text:line-break/>quomodo libet assici conspiciunt, capiti prospiciendum cen-</text:span></text:p>
      <text:p text:style-name="P6"><text:span text:style-name="T3">seant. Verum enim vero quod’ principium sensus et motus<text:line-break/>voluntarii vere sedem lu cerebro habeat, et quod hoc. </text:span><text:span text:style-name="T36">a<text:line-break/></text:span><text:span text:style-name="T3">meulugibus contegatur, alibi demonstratum esu Nunc ve-<text:line-break/></text:span><text:span text:style-name="T36">ro </text:span><text:span text:style-name="T3">quomodo quis distinguat affectus eius primitivos ab iis,<text:line-break/></text:span><text:span text:style-name="T36">qui per </text:span><text:span text:style-name="T3">consensum eveniunt, considerandum est; etenim id<text:line-break/></text:span><text:span text:style-name="T36">propositi </text:span><text:span text:style-name="T3">operis proprium est et manifesta utilitas, quum ad<text:line-break/>curationes primum omnium sit, cuinam parti remedia sint<text:line-break/>adhibenda, cognovisse. </text:span><text:span text:style-name="T36">_ </text:span><text:span text:style-name="T3">Nam priusquam in cerebro, prc-<text:line-break/>pria fit aliqua affectio, per solum consensum laeso ipso, si<text:line-break/>ea pars quae primitivo affectu laborat, fuerit curata, nuI-<text:line-break/></text:span><text:span text:style-name="T36">lurn </text:span><text:span text:style-name="T3">in ipso relinquitur symptoma; quod si.ex consensu </text:span><text:span text:style-name="T15">ali-<text:line-break/></text:span><text:span text:style-name="T36">quis </text:span><text:span text:style-name="T3">permanens 'factus in ipso sit affectus, tum non solum<text:line-break/></text:span><text:span text:style-name="T36">parti, </text:span><text:span text:style-name="T3">quae primitivo astectu laborat, sed capiti quoque<text:line-break/></text:span><text:span text:style-name="T36">remedia </text:span><text:span text:style-name="T3">adhibere oportet. Ob hoc autem ipsutn exacte de-<text:line-break/></text:span><text:span text:style-name="T36">finice, utrum </text:span><text:span text:style-name="T3">cerebrum an membranae ipsius primitive af-<text:line-break/></text:span><text:span text:style-name="T36">ficiantur, </text:span><text:span text:style-name="T3">haud magnam utilitatem afferre potest; utrobique<text:line-break/></text:span><text:span text:style-name="T36">enim capiti </text:span><text:span text:style-name="T3">auxilia adhibentur. Igitur hnic rei maxime stu-</text:span></text:p>
      <text:p text:style-name="P6"><text:span text:style-name="T3">dere non oportet, sed potius qualis morbi essentia sit, in-<text:line-break/>venire ; nam humidum exiccare, aridum humectare, frigi-<text:line-break/>dum calefacere, 'calidum refrigerare opus est, ac si conju-<text:line-break/>gatus fuerit affectus, per contrariam conjugationem ipsum<text:line-break/>curare convenit, calidum et siccum humectaudo et refri-<text:line-break/>gerando, humidum frigidumque exiccando et calefaciendo,<text:line-break/>atque in reliquis duabus conjugationibus ad proportionem,<text:line-break/>ac in caeleris morbis omnibus ita facere, quorum unius-<text:line-break/>cujusque speciem in libro de morborum differentiis persc-<text:line-break/>quuti sumus. Quum itaque in cerebro et menlugibus iidem<text:line-break/>morbi simili curatione indigeant, logita magis quam ad cu-<text:line-break/>rationem utilis est quaestio, in utro illorum contineatur<text:line-break/>princeps animae facultas,.non tamen an in corde fit, fed<text:line-break/>tota re disserens. Esto eniur ut a flava blle in corde accu-<text:line-break/>mulata et putredine affecta phrenitis excitata fit, nonne de-<text:line-break/>lirare videbitur is, qui caput oxyrrhodino perfundere jus-<text:line-break/>sent, quum liceat, si hoc praesidio phrenitidis causa sanari</text:span></text:p>
      <text:p text:style-name="P6"><text:span text:style-name="T17">possit, non capiti; sed thoraci ipsum adhibere; neque huic<text:line-break/>universo, sed illi duntaxat ejus parti, in qua cor contine-<text:line-break/></text:span><text:span text:style-name="T36">tur? </text:span><text:span text:style-name="T17">IIaec. igitur recte a nobis ante definita sunt, atque<text:line-break/>hoc item, ut non solum affectum locum, verum etiam cau-<text:line-break/>sam ipsum oblaedentem, consideremus.. Ut exempli gra-<text:line-break/>tia, delirium est symptoma actionis loci delirantis, est et<text:line-break/>coma et sopor, . sed a contrariis causis oriuntur. . Nam vi-<text:line-break/>gilias et deliria causa potestate calida effiat; at; somnolenti<text:line-break/>et comatofi et veternosi, affectus munes frigidae causae sunt<text:line-break/></text:span><text:span text:style-name="T36">suboles. </text:span><text:span text:style-name="T17">Atque hoc tibi ex medicamentis primum manifeste<text:line-break/>discere .licet; quae namque frigida sunt stuporem soporem<text:line-break/></text:span><text:span text:style-name="T36">que, 'calida </text:span><text:span text:style-name="T17">vero contra vigilias et varias motiones indu-<text:line-break/></text:span><text:span text:style-name="T36">cunt. . Sed quid </text:span><text:span text:style-name="T17">opus est vehementia' medicamenta w.emo-<text:line-break/></text:span><text:span text:style-name="T36">rare, quum quotidie </text:span><text:span text:style-name="T17">videamus </text:span><text:span text:style-name="T36">et </text:span><text:span text:style-name="T17">lactucas et potabilium<text:line-break/></text:span><text:span text:style-name="T36">calidarumque aquarum </text:span><text:span text:style-name="T17">balneas et vini aqua modice diluti<text:line-break/></text:span><text:span text:style-name="T36">potionem </text:span><text:span text:style-name="T17">somnum inducere, rehquormn medicamentorum</text:span></text:p>
      <text:p text:style-name="P6"><text:span text:style-name="T3">exemplo, quae humectant et refrigerant; his vero contra-<text:line-break/>ria omnia vigilias ? Eodem quoque modo tenuis ratio ri-<text:line-break/>ctus et vinum meracum vigilias inducunt; idque multo<text:line-break/>magis, quum vinum meracum aut natura fuerit calidum,<text:line-break/>aut valde antiquum, quale apud nosseates Pergami olim ac-<text:line-break/>cidit, atque satius est id enarrare. Grammatici erat puer<text:line-break/>ille; grammaticus autem singulis diebus balueum petens<text:line-break/>cum altero puero, hunc inclusum domi relinquebat, ut rem<text:line-break/>familiarem servaret, atque ea, quae ad victum essent ne-<text:line-break/>cessaria, praepararet At quum vehementi aliquando siti<text:line-break/>cruciaretur, nec esset intus aqua, vinum antiquum libera-<text:line-break/>liter potavit, indeque reliquo tempore xigil permansit;<text:line-break/>postea correptus febre, una cum vigiliis oborto delirio, .per-<text:line-break/>iit. Atque animantia frigidiora per hiemem ob frigus<text:line-break/>mortuis similia, iacent in latibulis, atque tum viperas quo-<text:line-break/>que ridere licet, etiamsi in manus sumas deferasque, haud-<text:line-break/>quaqnam mordere, quum per aestatem tum hoc animal tinn</text:span></text:p>
      <text:p text:style-name="P6"><text:span text:style-name="T3">ferpenles reliqui omnes</text:span><text:span text:style-name="T15">, maxime </text:span><text:span text:style-name="T3">sub caniculae fervore,'<text:line-break/>quum vehementer aestuant, furentibus similes sint, ut ne<text:line-break/>exiguo quidem momento quiescere possint. Quod de illis<text:line-break/>iutelligens Nicander, sic </text:span><text:span text:style-name="T15">de </text:span><text:span text:style-name="T3">cenchride cecinit,</text:span></text:p>
      <text:p text:style-name="P5"><text:span text:style-name="T17">.Ne </text:span><text:span text:style-name="T3">tu </text:span><text:span text:style-name="T6">quanquam audax, cenchrino occurrere contra,<text:line-break/>Dum furit, insistas.</text:span></text:p>
      <text:p text:style-name="P5"><text:span text:style-name="T17">Verum </text:span><text:span text:style-name="T3">de liis alibi plenius dictum et demonstratum </text:span><text:span text:style-name="T17">est,<text:line-break/>quod </text:span><text:span text:style-name="T3">calida causa motus exritet, atque idcirco </text:span><text:span text:style-name="T17">vigilias affe-<text:line-break/>rat, </text:span><text:span text:style-name="T3">frigida Vero ad motus pigrum residat animal, </text:span><text:span text:style-name="T17">somni et<text:line-break/></text:span><text:span text:style-name="T3">comatis effectrix. At qui haec intelligit, quuni </text:span><text:span text:style-name="T17">per ar-<text:line-break/>dentium </text:span><text:span text:style-name="T3">febrium rigorem hominem viderit et vigilare et de-<text:line-break/></text:span><text:span text:style-name="T17">lirare, </text:span><text:span text:style-name="T3">deinde inclinante jam febre, dormire et fapere; lu<text:line-break/></text:span><text:span text:style-name="T17">capite </text:span><text:span text:style-name="T3">nullum proprium esse affectum, scd ab exurente </text:span><text:span text:style-name="T17">fe-<text:line-break/>hris </text:span><text:span text:style-name="T3">calore delirium fieri existimabit. Sic etiam in peri-<text:line-break/></text:span><text:span text:style-name="T17">pneumonia </text:span><text:span text:style-name="T3">et pleuritide, quum in vigore febriiun </text:span><text:span text:style-name="T17">illarum<text:line-break/>delirium </text:span><text:span text:style-name="T3">scquitiir, non est capitis proprius affectus</text:span><text:span text:style-name="T17">; </text:span><text:span text:style-name="T3">nam</text:span></text:p>
      <text:p text:style-name="P6"><text:span text:style-name="T17">affectus proprius ex constantia aestimandus est, unde si etiam<text:line-break/>pleuritico alicui permanens eveniat delirium, caput ipsi pro-<text:line-break/>prium habere morbum existima, ut quamvis lateris morbus<text:line-break/>quiescat, possit tamen capitis permanere. Saepeliumero<text:line-break/>enim vidiunis bubonem ob ulcus obortum ulcere curato<text:line-break/>etiamnnm superstitem esse. Quum itaque parti alteri.pri-<text:line-break/>mario laboranti, dum vehementer exacerbatur, pars altera<text:line-break/>secundario afficitur,, sedaturque illius remissione; eam per<text:line-break/>consensum assici augurare ; haec enim una conjectura com-<text:line-break/>munis est:, sed cerebri affectibus, ut dictum, 'proprium est,<text:line-break/>si non assidue delirium permaneat, sed febrium vehemen-<text:line-break/>tiani sequatur. Atque eadem ratione in accessionum febris<text:line-break/>insultibus 'sopore et comate quidam obsidentur, quod hoc<text:line-break/>tempore cerebrum' vehementer refrigeretur; quod alioqui<text:line-break/>paratissimum sit, ut noxam hujusmodi subeat;, sive quia in-<text:line-break/>temperiern habeat frigidam, non tamen tantam, ut haec sola<text:line-break/>praedictorum symptomatum possit esse causa; sed quunr ac-</text:span></text:p>
      <text:p text:style-name="P6"><text:span text:style-name="T3">cessio ab initio processerit, frigus adeo inerescet, ut cata-<text:line-break/>phoram vel suporern inducat; </text:span><text:span text:style-name="T15">id </text:span><text:span text:style-name="T3">vero, ut dixu, oboritur<text:line-break/>ab intemperie frigida; oboritur et a pituitoso humore lu ce-<text:line-break/>rebro collecto.</text:span></text:p>
      <text:h text:style-name="P1" text:outline-level="1"><text:bookmark-start text:name="bookmark6"/>GALENI DE LOCIS AFFECTIS<text:line-break/>LIBER III.<text:bookmark-end text:name="bookmark6"/></text:h>
      <text:h text:style-name="Heading_20_2" text:outline-level="2">Cap. <text:span text:style-name="T59">I</text:span>.</text:h>
      <text:p text:style-name="P99"><text:span text:style-name="T3">De loris affectis, sic enim nominant corporis<text:line-break/>partes, pauci medici pertractaverunt,, ac plura quam attige-<text:line-break/>rint inexa: ata omiserunt. Itaque caeteris silentio praeter-<text:line-break/>missis, sulius Archigenis, iure supra illos omnes laudati, me-<text:line-break/>minimus. Diximus autem eum sermonem, quo ipse asserit<text:line-break/>actiones quasdam laedi, illaesa ea corporis parte qua<text:line-break/>ipsae eduntur, distinctione egere; quispiam enim recte potest<text:line-break/>eloqui etiamsi pars per ulterius consensum laesa nondum</text:span></text:p>
      <text:p text:style-name="P6"><text:span text:style-name="T3">permanentem habeat dispositionem, fed veluti umbram<text:line-break/>quandam, ut ipse dicebat, ei hanc ipsum inesse affectionem.<text:line-break/></text:span><text:span text:style-name="T36">Nam </text:span><text:span text:style-name="T3">si ad ignem ita propius accesserimus, ut fere combu-<text:line-break/>ramur, non tamen adhuc comburamur, dolemus vehemen-<text:line-break/></text:span><text:span text:style-name="T36">ter, </text:span><text:span text:style-name="T3">non passa nihil scilicet calefacta parte. Sic etiam am-<text:line-break/></text:span><text:span text:style-name="T36">biens </text:span><text:span text:style-name="T3">aer vehementer frigidus, aut aqua exacte frigida, aut<text:line-break/></text:span><text:span text:style-name="T36">nix </text:span><text:span text:style-name="T3">allapsa, gravem admodum dolorem exritat; at fi quod<text:line-break/></text:span><text:span text:style-name="T36">laedit </text:span><text:span text:style-name="T3">eximas, quamprimum cum eo sudatur aflectgs.<text:line-break/>Quamobrem' satius ridebatur dicere, quemadmodum et ipsum<text:line-break/></text:span><text:span text:style-name="T36">indicat </text:span><text:span text:style-name="T3">nomen, assiri quodammodo eam partem, quae al-<text:line-break/></text:span><text:span text:style-name="T36">terius </text:span><text:span text:style-name="T3">consensu afficitur; neque enim pars, quae nullo rno-<text:line-break/></text:span><text:span text:style-name="T36">do </text:span><text:span text:style-name="T3">afficitur, scd quae cum alia assiritur, affectae per con-<text:line-break/></text:span><text:span text:style-name="T36">scnsum </text:span><text:span text:style-name="T3">vocabulo significatur. Itaque quum lu affectibus<text:line-break/>stomachicis ocusi similibus insestantiir symptomatis,- quales<text:line-break/></text:span><text:span text:style-name="T36">iu </text:span><text:span text:style-name="T3">suffusionibus apparere solent, dicendum est illos assici,<text:line-break/></text:span><text:span text:style-name="T36">elato </text:span><text:span text:style-name="T3">ad cerebrum ab humoribus lu ventriculo contentis fu-<text:line-break/></text:span><text:span text:style-name="T36">liginoso </text:span><text:span text:style-name="T3">quopiam vapore; nondum tamen adeo assici , ut ab-<text:line-break/></text:span><text:span text:style-name="T36">latu re, </text:span><text:span text:style-name="T3">quae molestiam infert, propria curatione egeant.</text:span></text:p>
      <text:p text:style-name="P6"><text:span text:style-name="T17">Verum hujusmodi disputationem dixi ad logicum potius per-'<text:line-break/>tinere; logica enim revera sunt, quaecunque usum trans-<text:line-break/>gressa, qualis sit rerum natura secundum propriam .essen-’<text:line-break/>tiam,. indaganti Sic igitur Chrysippus philosophus de </text:span><text:span text:style-name="T20">ani-<text:line-break/>mi</text:span><text:span text:style-name="T17"> passionibus scripsit unum de curandi ratione librum, quo<text:line-break/>maxime ad earum curationem instigemus; tuin tres alios,<text:line-break/>qui logicas continent quaestiones.</text:span></text:p>
      <text:h text:style-name="Heading_20_2" text:outline-level="2">Cap. II.</text:h>
      <text:p text:style-name="P99"><text:span text:style-name="T17">Quod autem melius suerat, et huic nostro<text:line-break/>.nstituto commodius, Archigenes non accurate declaravit,<text:line-break/>quot sint laesarum actionum modi; sic enim et primario uf-<text:line-break/>fectae corporis partes, aut proprio affectu laborantes aut<text:line-break/>quornodocunque quis nominare voluerit, deprehendentur,<text:line-break/>et curandi ratio abunde nobis suppetet. Ego vero lu voca-<text:line-break/>libus instrumentis id exposui, ac lu eo, qui in manu sen-<text:line-break/>sum amisit digitorum , ipfis non asseclis; quippe inventa </text:span><text:span text:style-name="T36">in<text:line-break/></text:span><text:span text:style-name="T17">dorsi initio pars,. quae primo afficiebatur, idoneam curatio-<text:line-break/>nem ostendit.</text:span></text:p>
      <text:h text:style-name="P2" text:outline-level="2">Cap. III.</text:h>
      <text:p text:style-name="P99"><text:span text:style-name="T17">Alio namque modo eveniunt suffusionis,<text:line-break/>symptomata affecto ventriculo; alio ei, qui ab alto deci-<text:line-break/>dit, nequaquam vocalibus instrumentis affectis, vox laesa<text:line-break/>est; denique ab his duobus alia consensus specie </text:span><text:span text:style-name="T20">laborabat-<text:line-break/></text:span><text:span text:style-name="T36">is, </text:span><text:span text:style-name="T17">cuius digiti sensum amiserant. Nam oculi </text:span><text:span text:style-name="T20">vexabantur,^<text:line-break/></text:span><text:span text:style-name="T36">quod </text:span><text:span text:style-name="T17">ascenderet ad eos aliquid; vox autem, quod materia<text:line-break/></text:span><text:span text:style-name="T36">ejus </text:span><text:span text:style-name="T17">esset oblaesa;. digitis aderat symptoma, quod, sentiendi<text:line-break/>facultas ad ipsos non accederet. Proindeque satius sane,<text:line-break/></text:span><text:span text:style-name="T36">fuerit, </text:span><text:span text:style-name="T17">vocales partes digitosque nulla prorsus assectione </text:span><text:span text:style-name="T36">la-.<text:line-break/>horare </text:span><text:span text:style-name="T17">arbitrari quam oculos: nam his is ipse affectus<text:line-break/></text:span><text:span text:style-name="T36">est, </text:span><text:span text:style-name="T17">quod fumosa quadam exhalatione repleantur; vocalium<text:line-break/></text:span><text:span text:style-name="T36">vero </text:span><text:span text:style-name="T17">partium atque digitorum, non quod veniat ad eos,<text:line-break/>quippiam praeter naturamfed quod non accedat, quod sc-..<text:line-break/>cundurn naturam ad. ipsos pervenire solet, actio,.laedito.<text:line-break/></text:span><text:span text:style-name="T36">Itaque </text:span><text:span text:style-name="T17">facultas scnsitrix digitis iron amplius influit, exortu<text:line-break/></text:span><text:span text:style-name="T36">nervi </text:span><text:span text:style-name="T17">a'spinali medulla laeso; guttur, resolutis intercostali-,<text:line-break/></text:span><text:span text:style-name="T36">bus </text:span><text:span text:style-name="T17">musculis, efflatum spiritum non. amplius recipit; ni-</text:span></text:p>
      <text:p text:style-name="P6"><text:span text:style-name="T3">hilomluus in his dici potest hunc ipsum esse affectum, quod<text:line-break/>non perveniant ad partes ea, quae antea, quum fecundum<text:line-break/>naturam se haberent, venire solebant. Etenim fontium<text:line-break/>affectum haud absurde quis putaverit, si non perveniat ad<text:line-break/>ipsos aqua; </text:span><text:span text:style-name="T36">ac </text:span><text:span text:style-name="T3">cerealium quoque frugum e terra prodeun-<text:line-break/>tiurn squaliorem immodicum, et animalium cibi potio-<text:line-break/>itisque penuriam; nam quod alicui ad naturalem ejus gu-<text:line-break/>bemationem quomodocunque deest, ipsum sane quispiam<text:line-break/>affectionem illius merito putariti Sed haec, ut jam dixi,<text:line-break/>magis ad logicam quaestionem pertinent. Verum in laesis<text:line-break/>ac deperditis actionibus necessaria consideratio a plurimis<text:line-break/>medicis neglecta esu Quum enim duae tresve suerint </text:span><text:span text:style-name="T36">ali-<text:line-break/></text:span><text:span text:style-name="T3">quando hujusmodi actiones, accidit interdum, ut una parte<text:line-break/>affectu, reliquae illi consentientes in suis actionibus simul<text:line-break/>laedantur; interdum vero, ut omnes eodem modo assician-<text:line-break/>tur. Atque accidit interdum, ut herum aliquae affectum<text:line-break/>habeant, ut itu dicam, in habitu, reliquae vero, ut quis-<text:line-break/>piam dixerit, iu dispositione, de quibus fecundo libro </text:span><text:span text:style-name="T36">de<text:line-break/></text:span><text:span text:style-name="T3">rivorum dissectione, atque :lu </text:span><text:span text:style-name="T6">eo,</text:span><text:span text:style-name="T3"> qui huno praecedit, </text:span><text:span text:style-name="T36">jam</text:span></text:p>
      <text:p text:style-name="P6"><text:span text:style-name="T3">diximus, ac nonnihil in sequentibus quoque dicemus, quod<text:line-break/>videlicet futurus fermo hujusmodi distinctionum indigeat.<text:line-break/>Quod autem utile non minus est hic praedixisse propter eos,<text:line-break/></text:span><text:span text:style-name="T36">qui </text:span><text:span text:style-name="T3">verbo quidem demonstrare nituntur affectorum locorum<text:line-break/>investigationem medicis este necessariam, opere vero illam<text:line-break/></text:span><text:span text:style-name="T36">evertunt</text:span><text:span text:style-name="T3">, jam tibi enarrabo, uno aliquo affectu in’ exem-<text:line-break/></text:span><text:span text:style-name="T36">plum </text:span><text:span text:style-name="T3">sumpto; sit ileque is pleuritis, in qua latus esse affe-<text:line-break/></text:span><text:span text:style-name="T36">cttun, </text:span><text:span text:style-name="T3">dolor ipsius declarat; fed utrum quae fucringens ap-<text:line-break/></text:span><text:span text:style-name="T36">pellatur, </text:span><text:span text:style-name="T3">sive membrana sive tunica, nihil enim refert, </text:span><text:span text:style-name="T6">in-<text:line-break/></text:span><text:span text:style-name="T40">flammetur</text:span><text:span text:style-name="T36"> </text:span><text:span text:style-name="T3">in pleuriticis, an alia quaedam laterum pars</text:span><text:span text:style-name="T36">;<text:line-break/>praeterea </text:span><text:span text:style-name="T3">utrum pulmo in Iobis necessario afficiatur, an<text:line-break/></text:span><text:span text:style-name="T36">omnino </text:span><text:span text:style-name="T3">affectionis sit expers, fcice non esse necessarium au-<text:line-break/></text:span><text:span text:style-name="T36">tumant </text:span><text:span text:style-name="T3">ii, qui experientiam praeferunt; multos enim sc<text:line-break/></text:span><text:span text:style-name="T36">vidisse </text:span><text:span text:style-name="T6">jam</text:span><text:span text:style-name="T3"> pleuriticos, tum a praeceptoribus tum a seipsis<text:line-break/></text:span><text:span text:style-name="T36">folis </text:span><text:span text:style-name="T3">curatus, obfervatis iis praeceptis, quae ab Hippocrate<text:line-break/></text:span><text:span text:style-name="T36">lu libro </text:span><text:span text:style-name="T3">de ratione nictus in acutis morbis praescripta sunt;<text:line-break/></text:span><text:span text:style-name="T36">sc jam </text:span><text:span text:style-name="T3">quid ipsis profit, quid noceat, probe noscere, et di-</text:span></text:p>
      <text:p text:style-name="P4"><text:span text:style-name="T17">stinctlones habere, quae ex signis evidenter apparentibus in</text:span></text:p>
      <text:p text:style-name="P9"><text:span text:style-name="T17">• memoriam revocent, cui venam fecere oporteat, cui non;<text:line-break/>tum de.fomentis ipsorum, cataplasmatis, victus ratione, al-'<text:line-break/>vi ductione, sufficientem habere notitiam ex longa expe-<text:line-break/>rientia. Igitur quid vel Hippocratem, vel alium quempiam<text:line-break/>illo priorem induxerit, ut haec inveniret auxilia, se saten-<text:line-break/>tur ignorare; sed sibi satis esse proserunt, si inventis com-<text:line-break/>mode utantur, ut et alios quoque artifices facere videmus;<text:line-break/>neque enim faber, sive lignarius, sive aerarius, neque cer-<text:line-break/>do, quo pacto artes suae suerint inventae, inquirunt; scd<text:line-break/>quae a praeceptoribus clidicerunt, et usu probarunt ipsi con-<text:line-break/>firmaruntque</text:span><text:span text:style-name="T15">, </text:span><text:span text:style-name="T17">ea facientes clarum nomen assequuntur.<text:line-break/>Equidem, ut verum fatear, quum medicos empiricos talia<text:line-break/>proferentes audio, inducor certe ut probabiles putem eorum,<text:line-break/>rationes</text:span><text:span text:style-name="T15">; </text:span><text:span text:style-name="T17">videnturque mihi parum valida quae dogmatici<text:line-break/>contra illos disputarunt; at ut caeleris in rebus omnibus per<text:line-break/>totam vitam me semper a temerario assensu cohibui, ita et</text:span></text:p>
      <text:p text:style-name="P6"><text:span text:style-name="T17">de Ius in investigandis ipsis singulorum morborum remediis<text:line-break/></text:span><text:span text:style-name="T36">diu </text:span><text:span text:style-name="T17">apud me luquisivi, an logica indicatione indigerem , an;<text:line-break/></text:span><text:span text:style-name="T36">mihi </text:span><text:span text:style-name="T17">sufficerent,- quae per experientiam a praeceptoribus<text:line-break/></text:span><text:span text:style-name="T36">atque ex </text:span><text:span text:style-name="T17">me ipso didiceram. Igitur </text:span><text:span text:style-name="T36">quae post </text:span><text:span text:style-name="T17">diuturnam<text:line-break/></text:span><text:span text:style-name="T36">inquisitionem </text:span><text:span text:style-name="T17">optima judicari, deos </text:span><text:span text:style-name="T36">testes </text:span><text:span text:style-name="T17">advoco, </text:span><text:span text:style-name="T36">veritatis<text:line-break/>amatoribus </text:span><text:span text:style-name="T17">enunciabo. Non </text:span><text:span text:style-name="T36">enim mihi mentiendi causa<text:line-break/></text:span><text:span text:style-name="T27">est, </text:span><text:span text:style-name="T36">quemadmodum </text:span><text:span text:style-name="T17">iis, qui uni </text:span><text:span text:style-name="T36">sectae </text:span><text:span text:style-name="T17">addicti omnem </text:span><text:span text:style-name="T36">ex<text:line-break/></text:span><text:span text:style-name="T27">ipsa </text:span><text:span text:style-name="T36">gloriam quaerunt; </text:span><text:span text:style-name="T17">his enim </text:span><text:span text:style-name="T36">necesse </text:span><text:span text:style-name="T17">est </text:span><text:span text:style-name="T36">contentiose pro /<text:line-break/>sectae veritate </text:span><text:span text:style-name="T17">dimicare, quam unicam </text:span><text:span text:style-name="T36">noverunt, quod ex<text:line-break/></text:span><text:span text:style-name="T27">nullo </text:span><text:span text:style-name="T36">alio disciplinarum </text:span><text:span text:style-name="T17">genere gloriam </text:span><text:span text:style-name="T36">sperare </text:span><text:span text:style-name="T17">possint </text:span><text:span text:style-name="T36">Ego<text:line-break/></text:span><text:span text:style-name="T27">vero </text:span><text:span text:style-name="T36">re ipsa et publice et </text:span><text:span text:style-name="T17">privatim apud eos, qui </text:span><text:span text:style-name="T36">sectam<text:line-break/>quamlibet a me </text:span><text:span text:style-name="T17">discere cupiebant, ostendi, lu </text:span><text:span text:style-name="T36">omnium se-<text:line-break/></text:span><text:span text:style-name="T27">ctarum </text:span><text:span text:style-name="T36">scientia, </text:span><text:span text:style-name="T17">ne majus quicquam dixerim, </text:span><text:span text:style-name="T36">meossepost-'<text:line-break/>habendum nemini. </text:span><text:span text:style-name="T17">Quod si uni </text:span><text:span text:style-name="T36">sectarum </text:span><text:span text:style-name="T17">patrocinium </text:span><text:span text:style-name="T36">fas-<text:line-break/>cere velim, </text:span><text:span text:style-name="T17">quamvis ex tempore ac pro </text:span><text:span text:style-name="T36">re </text:span><text:span text:style-name="T17">nata dicendum<text:line-break/></text:span><text:span text:style-name="T27">suerit, </text:span><text:span text:style-name="T36">haud tamen </text:span><text:span text:style-name="T17">facile ab aliquo conxinri'me rationum<text:line-break/></text:span><text:span text:style-name="T27">penuria </text:span><text:span text:style-name="T36">patiar. </text:span><text:span text:style-name="T17">Non eniin, </text:span><text:span text:style-name="T36">ut nonnulli </text:span><text:span text:style-name="T17">faciunt, </text:span><text:span text:style-name="T36">ex libris<text:line-break/></text:span><text:span text:style-name="T27">eas </text:span><text:span text:style-name="T36">nidici, scd </text:span><text:span text:style-name="T17">praestantistimis lu unaquaque secta praede-'</text:span></text:p>
      <text:p text:style-name="P4"><text:span text:style-name="T17">ptoribus usus sum. Neque igitur odi empiricos, quorum<text:line-break/>sermonibus sum innutritus, neque ullos dogmaticos; pari<text:line-break/>enim studio omnibus dedi operam, versatusque sum </text:span><text:span text:style-name="T36">cum<text:line-break/></text:span><text:span text:style-name="T17">praestautissiniis </text:span><text:span text:style-name="T36">in </text:span><text:span text:style-name="T17">unaquaque secla praeceptoribus. Itaque<text:line-break/>innotui Romae tum primoribus ejus urbis ciribus </text:span><text:span text:style-name="T36">tum<text:line-break/></text:span><text:span text:style-name="T17">Imperatoribus deluceps omnibus, oh </text:span><text:span text:style-name="T36">artis </text:span><text:span text:style-name="T17">opera, non </text:span><text:span text:style-name="T36">ob<text:line-break/></text:span><text:span text:style-name="T17">sophisticas rationes. Quamobrenr nihil prohibet, quo </text:span><text:span text:style-name="T36">mi-<text:line-break/></text:span><text:span text:style-name="T17">nus de'unaquaque iecta vere dicam quae sentio. </text:span><text:span text:style-name="T36">Igitur<text:line-break/></text:span><text:span text:style-name="T17">per. artis 'exercitationem comperi </text:span><text:span text:style-name="T36">, </text:span><text:span text:style-name="T17">eam remediorum </text:span><text:span text:style-name="T36">inven-<text:line-break/></text:span><text:span text:style-name="T17">tionem, quae ex vera indicatione procedit, in iis quae </text:span><text:span text:style-name="T36">raro<text:line-break/></text:span><text:span text:style-name="T17">accidunt, empiricae cognitioni praestare. Unde </text:span><text:span text:style-name="T36">multos<text:line-break/></text:span><text:span text:style-name="T17">morbos curavi praesidiis interdum plane contrariis illis, </text:span><text:span text:style-name="T36">quae<text:line-break/></text:span><text:span text:style-name="T17">experientia cognita sunt, quae quidem in opere methodi<text:line-break/>medendi latius explico.</text:span></text:p>
      <text:h text:style-name="Heading_20_2" text:outline-level="2">Cap. IV.</text:h>
      <text:p text:style-name="P99"><text:span text:style-name="T17">Nunc vero sola explicabuntur </text:span><text:span text:style-name="T36">ea, quae<text:line-break/></text:span><text:span text:style-name="T17">ad praesentem praepositionem utilia sunt. Nam </text:span><text:span text:style-name="T36">comperi<text:line-break/></text:span><text:span text:style-name="T17">laesiones actionum non solum ob fimllares</text:span><text:span text:style-name="T36">, </text:span><text:span text:style-name="T17">a quibus </text:span><text:span text:style-name="T36">edun-</text:span></text:p>
      <text:p text:style-name="P6"><text:span text:style-name="T17">tur, </text:span><text:span text:style-name="T3">aegrotantes contingere, verum etiam ob alias partes,<text:line-break/></text:span><text:span text:style-name="T17">quae </text:span><text:span text:style-name="T3">actionem non habent, -usum tamen quendam praestant;<text:line-break/></text:span><text:span text:style-name="T17">Sic </text:span><text:span text:style-name="T3">etiam organicarum partium morbos actiones laedere<text:line-break/>deprehendi. Quibus praecognitis inveni deinceps morbos'<text:line-break/></text:span><text:span text:style-name="T17">quosdam </text:span><text:span text:style-name="T3">continenter plurimis hominibus oboriri, alios vero<text:line-break/></text:span><text:span text:style-name="T17">raro. </text:span><text:span text:style-name="T3">At empiricam medicinam videbam non' </text:span><text:span text:style-name="T17">quod </text:span><text:span text:style-name="T3">raro,<text:line-break/></text:span><text:span text:style-name="T17">sed quod </text:span><text:span text:style-name="T3">crebro accidit in memoria et imitatione collocare;<text:line-break/></text:span><text:span text:style-name="T17">quocirca </text:span><text:span text:style-name="T3">dispofitionum raro evenientium non solum cura-<text:line-break/></text:span><text:span text:style-name="T17">tionern, verum </text:span><text:span text:style-name="T3">etiam praevias ipsarum dignotiones negli-<text:line-break/></text:span><text:span text:style-name="T17">gere. -Proinde primum </text:span><text:span text:style-name="T3">investigari, quomodo cognoscendae<text:line-break/></text:span><text:span text:style-name="T17">sintj-invenique' carum quasdam </text:span><text:span text:style-name="T3">scientificam habere dignotio -<text:line-break/></text:span><text:span text:style-name="T27">nem</text:span><text:span text:style-name="T17">, nonnullas </text:span><text:span text:style-name="T3">vero artificiosae Vocatae conjecturae siib-<text:line-break/></text:span><text:span text:style-name="T27">jectas, </text:span><text:span text:style-name="T17">atque </text:span><text:span text:style-name="T3">idcirco ipsas etiam magna exparte rectas;<text:line-break/></text:span><text:span text:style-name="T17">ejusmodi enim </text:span><text:span text:style-name="T3">est artificiosae conjecturae vis. </text:span><text:span text:style-name="T17">Verum </text:span><text:span text:style-name="T3">et<text:line-break/></text:span><text:span text:style-name="T27">has </text:span><text:span text:style-name="T17">et his prius </text:span><text:span text:style-name="T3">affectiones raras, quae scientificam digno-<text:line-break/></text:span><text:span text:style-name="T17">tionem habent, ludigere </text:span><text:span text:style-name="T3">sernper inveni aflectarum partium </text:span><text:span text:style-name="T17">,<text:line-break/>dignotione. Ego quidem </text:span><text:span text:style-name="T3">medicinam hoc pacto professus us-<text:line-break/></text:span><text:span text:style-name="T27">que-</text:span><text:span text:style-name="T17">ad senectutem, </text:span><text:span text:style-name="T3">nullam lu' hodiernum usque diem ca- •</text:span></text:p>
      <text:p text:style-name="P6"><text:span text:style-name="T3">lumniam subii neque curando', neque praesagiendo, quod<text:line-break/>celeberrimis multis medicis accidere memini. Quod si quis<text:line-break/>et ipse gloriam ab artis operibus, non a sophisticis sermo-<text:line-break/>nibus, assequi voluerit, is nullo negotio facili compendio<text:line-break/>colligere poterit ea, quae per omnem aetatem diligenti in-<text:line-break/>quisitione inveni. Hic igitur sibi persuasum habeat, hac via<text:line-break/>et ratione medicamenta </text:span><text:span text:style-name="T15">me </text:span><text:span text:style-name="T3">invenisse, quibus morbos raro<text:line-break/>evenientes curarem, quum antea neque praeceptorem vi-<text:line-break/>dissem hujusmodi morbos curantem, neque ipse aliquod ex-<text:line-break/></text:span><text:span text:style-name="T36">pertum </text:span><text:span text:style-name="T3">haberem reuiediurn. Sint igitur et hujus sermonis<text:line-break/>dii mihi testes. Quaesivi enim perpetuo, cujus loci affecti,<text:line-break/></text:span><text:span text:style-name="T36">aut </text:span><text:span text:style-name="T3">cujus partis per consensum ipsius laborantis esset actio-<text:line-break/>nis laesio; quurnque partem me invenisse crederem, </text:span><text:span text:style-name="T36">tum<text:line-break/></text:span><text:span text:style-name="T3">quaesivi affectum ipsius, atque ex his flatim utrisque </text:span><text:span text:style-name="T36">totius<text:line-break/></text:span><text:span text:style-name="T3">curationis generis indicationem sumpsi ad remediorum, </text:span><text:span text:style-name="T36">et<text:line-break/></text:span><text:span text:style-name="T3">quantitatem </text:span><text:span text:style-name="T6">et</text:span><text:span text:style-name="T3"> qualitatem, </text:span><text:span text:style-name="T36">et </text:span><text:span text:style-name="T3">idoneae materiae inventionem,<text:line-break/>inspiciens cum praedictis et aetatem et naturam laborantis,<text:line-break/>tum anni tempus et regionem et id genus alia, quorum </text:span><text:span text:style-name="T36">lu</text:span></text:p>
      <text:p text:style-name="P6"><text:span text:style-name="T3">Hippocraticorum librorum enarratione saepe jam memini.<text:line-break/>Veium sedes affecta, fi dictorum superioribus duobus libris<text:line-break/>meminimus, dignoscitur ab excretis et iis, quae affectis<text:line-break/>partibus adnascuntur, et actionum laesione, quibus- com-<text:line-break/>prehenduniur et colores praeter naturam et figurae</text:span><text:span text:style-name="T17">: </text:span><text:span text:style-name="T3">quum-<text:line-break/></text:span><text:span text:style-name="T17">que </text:span><text:span text:style-name="T3">excreta ipsa trifariam dividantur; vel enim affectarum<text:line-break/>sedium partes ipsarum substantia vel soluta vel confracta,<text:line-break/>excernuntur; vel ea, quae iu ipsis continentur; vel ali-<text:line-break/>quid , quod morbosas affectiones scquitur veI solas, vel scm-<text:line-break/></text:span><text:span text:style-name="T17">per, </text:span><text:span text:style-name="T3">vel magua ex parte; in quibusdam affectibus nulla alia<text:line-break/></text:span><text:span text:style-name="T17">mihi </text:span><text:span text:style-name="T3">occurrebant, scd sola mihi inventionis- affectarum par-<text:line-break/></text:span><text:span text:style-name="T17">tium </text:span><text:span text:style-name="T3">via, quae per laesam actionem processit, relinque-<text:line-break/></text:span><text:span text:style-name="T17">batur.</text:span></text:p>
      <text:h text:style-name="Heading_20_2" text:outline-level="2">Cap. V.</text:h>
      <text:p text:style-name="P99"><text:span text:style-name="T3">Igitur quum deperditam cujnsdam memo-<text:line-break/></text:span><text:span text:style-name="T17">riam </text:span><text:span text:style-name="T3">restituere me aliquando oporteret, essemque adhuc ju-'<text:line-break/></text:span><text:span text:style-name="T17">nior, </text:span><text:span text:style-name="T3">ac neque praeceptorem .unquam vidissem hujusmodi<text:line-break/></text:span><text:span text:style-name="T17">affectionem curantem, </text:span><text:span text:style-name="T3">neque apud ullum antiquorum cu-<text:line-break/></text:span><text:span text:style-name="T17">rationem legissem, priinum </text:span><text:span text:style-name="T3">quidem apud me ipsum investi-</text:span></text:p>
      <text:p text:style-name="P6"><text:span text:style-name="T17">gavi, quaenam pars esset. affecta, </text:span><text:span text:style-name="T20">cui</text:span><text:span text:style-name="T17"> topica vocata remedia<text:line-break/>adhiberem, prius videlicet universi corporis curatione prae-<text:line-break/>missa , id enim in omnibus morbis commune est; deinde<text:line-break/>qua via remedia singula invenirem. Affectam itaque sedem<text:line-break/>eam ipsam, esse existimavi, qua princeps animae facultas con-<text:line-break/>tinetur, medicamenta autem, quae hujus se dis affectui es-,<text:line-break/>scnt contraria. Oratos igitur habere velim omnes, qui hos<text:line-break/>libros legunt, ut pruritum, vel rabiem, vel insaniam, quam<text:line-break/>de fectis conceperunt, deponant et, ut sapientes viros decet,<text:line-break/>dicendorum seriem considerent. Quum enim quae enarrata<text:line-break/>sunt,, perpenderem, accepi Archigenem librum queirdarn de<text:line-break/>oblaesae memoriae instauratione edidisse; quocirca omnes<text:line-break/>bibliothecas illico percurri, bibliopolas omnes, atque me-<text:line-break/>licos omnes quoque, quos scriptorum ejus viri studiosos<text:line-break/>esse siciebam, quo ejus libri copia mihi fieret, ut mihi quid-<text:line-break/>piam coulerret ad remediorum, non ad loci affecti inventio-,<text:line-break/>nem; quod plane existimarem nullam aliam a corde sedem</text:span></text:p>
      <text:p text:style-name="P6"><text:span text:style-name="T3">huic affectioni ipsum destinasse, secta ipsius defendente, prin-<text:line-break/>cipem animae facultatem in ea parte sedem sibi vendicare;<text:line-break/></text:span><text:span text:style-name="T36">at </text:span><text:span text:style-name="T3">intelligere cupiebam, quam intemperiem ejus affectionis<text:line-break/>causam esse putaret. Neque enim' dubitabam,’ quin intem-<text:line-break/></text:span><text:span text:style-name="T36">periem </text:span><text:span text:style-name="T3">aliquam esse,duxisset, xiri sectam non ignorans; sed<text:line-break/>quum scirem octo intemperies in</text:span><text:span text:style-name="T36">' </text:span><text:span text:style-name="T3">quaque parte consistere,<text:line-break/>quatuor'simplices et qnatuor compositas, noscere cupiebam,<text:line-break/></text:span><text:span text:style-name="T36">quam </text:span><text:span text:style-name="T3">earum Archigenes laesae actionis causam esse decla-<text:line-break/></text:span><text:span text:style-name="T36">rasset, </text:span><text:span text:style-name="T3">frigusne, an linmiditatem spiritus in corde, an corn-<text:line-break/></text:span><text:span text:style-name="T36">positam </text:span><text:span text:style-name="T3">ex frigore et liumiditate; aut ariditatem cum frigore,<text:line-break/></text:span><text:span text:style-name="T36">putaret </text:span><text:span text:style-name="T3">hujusmodi posse affectionemproducere ; 'etenim ma-<text:line-break/></text:span><text:span text:style-name="T36">nifestum </text:span><text:span text:style-name="T3">erat, enrn in hac re nihil tributurum calori. - Quid<text:line-break/></text:span><text:span text:style-name="T36">igitur </text:span><text:span text:style-name="T3">mihi acciderit, iis qui sectae: insaniam, ut diri, ab-<text:line-break/></text:span><text:span text:style-name="T36">jecerint, </text:span><text:span text:style-name="T3">deinceps nnirabo, ipsas primas dictiones adscri-<text:line-break/></text:span><text:span text:style-name="T36">bens </text:span><text:span text:style-name="T3">ejus libri ,-’lu quo Archigenes - curationem' scripsit </text:span><text:span text:style-name="T36">dele-<text:line-break/>tae </text:span><text:span text:style-name="T3">recordationis, sive oblivionis, sive memoriae deperditae<text:line-break/></text:span><text:span text:style-name="T36">aut laesae, </text:span><text:span text:style-name="T3">vel utcunque quis supra propositam affectionem<text:line-break/></text:span><text:span text:style-name="T36">nominare </text:span><text:span text:style-name="T3">voluerit, aut si nion affectionem</text:span><text:span text:style-name="T15">, </text:span><text:span text:style-name="T3">saltem morbum,</text:span></text:p>
      <text:p text:style-name="P6"><text:span text:style-name="T17">aut symptoma</text:span><text:span text:style-name="T24">, </text:span><text:span text:style-name="T36">aut </text:span><text:span text:style-name="T17">infirmitatem; talia namque fophistae lu-<text:line-break/>qnirunt,. quae uoir modo non parum, sed ne minimum quis<text:line-break/>dem </text:span><text:span text:style-name="T36">ad curationem </text:span><text:span text:style-name="T17">conducunt. Verum quo clariora red-.<text:line-break/>dantur </text:span><text:span text:style-name="T36">ea, </text:span><text:span text:style-name="T17">quae </text:span><text:span text:style-name="T36">posthac </text:span><text:span text:style-name="T17">dicemus, hoc praedicere necesse<text:line-break/>est, quum </text:span><text:span text:style-name="T36">.Archigenes </text:span><text:span text:style-name="T17">undecim libros epistolarum scripserit,<text:line-break/>in primo extare </text:span><text:span text:style-name="T36">ad </text:span><text:span text:style-name="T17">Marsum epistolam, qua ipsi consilium,<text:line-break/>dat,' quomodo patri memoriam restituat;' hujus igitur initio<text:line-break/>post prooemium, ubi curationem tractare incipit, ita ad<text:line-break/>verbum scriptum est • </text:span><text:span text:style-name="T20">Detractionem igitur sanguinis </text:span><text:span text:style-name="T50">mo-,<text:line-break/></text:span><text:span text:style-name="T20">deratam et ejusdem iteratam detractionem sumendam no-<text:line-break/>bis </text:span><text:span text:style-name="T40">incipiente interceptione, </text:span><text:span text:style-name="T20">mihi persuadeo, nisi imbecil-<text:line-break/></text:span><text:span text:style-name="T40">litas quaedam obstiterit.</text:span><text:span text:style-name="T36"> </text:span><text:span text:style-name="T17">Deinceps rursus: </text:span><text:span text:style-name="T20">Puto autem et<text:line-break/></text:span><text:span text:style-name="T40">irrigationibus</text:span><text:span text:style-name="T36"> opportune </text:span><text:span text:style-name="T20">usuros et satibus totius corporis,<text:line-break/>et </text:span><text:span text:style-name="T40">capitis derasione, ' et </text:span><text:span text:style-name="T20">oucurbittilaritm appositione. .</text:span><text:span text:style-name="T17"> His<text:line-break/>lectis, </text:span><text:span text:style-name="T36">obscura vertigine </text:span><text:span text:style-name="T17">conturbatus sum; aequa namque<text:line-break/>misti dicenda est veritas; quomodo vero non essem turba-<text:line-break/>tus, dejectus spe, quam a viro inibi futuram conceperam,<text:line-break/>qui millles in multis commentariis, affecturum locorum at-</text:span></text:p>
      <text:p text:style-name="P6"><text:span text:style-name="T3">que affectus ipsorum scientiam necessariam ad rectam rnor-<text:line-break/>borum curationem esse dixisset? Enimvero quomodo etiam-<text:line-break/>num'ad'hoc erunt utiles, nisi ab ipsis ad remediorum in-<text:line-break/>ventionem dirigamur?. Qua igitur, o Arclugenes, proba-'<text:line-break/>bili ratione persuasi caput aggrediemur, relicto corde, cu-<text:line-break/>jus congenitum quoddam opus memoria est, affectus vero<text:line-break/>actionis ejus est deperditio ?• quam affectionem sanando cu-<text:line-break/>curbitula capiti adhibita meinorianr revocabit? qua ratione<text:line-break/>hujusmodi suades remedia ? Ita nunc quoque inter visitan-'<text:line-break/>dum aegros per communes consultationes rideo medicos'<text:line-break/>inter se interrogantes, qua'ratione hoc potius-quam illud<text:line-break/>remedium adhibere suaserit, ne -minimis quidem neglectis,<text:line-break/>nedum tautis qualis est cucurbitula eapiti adhibita. Ego’<text:line-break/>quidem, etiamsi thoraci e regione cordis suisset adhibita,<text:line-break/>rationem proferendam non' invenio, qua Mersi patrem ju-<text:line-break/>vare potuisset, praeterquam quod proposita jam verborum<text:line-break/>series non explicat,- utrum concifa ante scalpello, an in-'</text:span></text:p>
      <text:p text:style-name="P6"><text:span text:style-name="T17">tegra cute, cucurbitulas thoraci aptari voluerit. Cum enim<text:line-break/>esse posset, si casus.ita </text:span><text:span text:style-name="T20">ferat,</text:span><text:span text:style-name="T17"> frigida aridaque affectio, fan-<text:line-break/>guiuis quidem detractio, ad extremum ducit periculum ;• solae'<text:line-break/>yero cucurbitulae; non alio numine quam, caloris excitandi<text:line-break/>gratia utiles sunt; cucurbitulae enini.attrahunt ad sese hu-<text:line-break/>morem ex imo, quod aridae affectioni maxime adversatus.<text:line-break/>Ignorantibus, llaque prorsus nobis, quae; fit-affectio, quae<text:line-break/>velicaput, vel membranas ipsius afficit, haudquaquaur tu-<text:line-break/>tum: suerit in exteriores calvariae partes materiam revellere.<text:line-break/>Sic igitur praedicere debuerat: quum frigida humidaque<text:line-break/>capitis affectio fit, ipso;hoo modo affecto , curationis summa<text:line-break/>in calefaciendo exiccandoque polita est, liancque praesidio-<text:line-break/>rum materiam ad hoc adhibere oportet. Quum ergo vix<text:line-break/>ex obscura me vertigine recollegissem, loquentia legere<text:line-break/>aggressus sium, invenire me posse sperans, si non. ordine,<text:line-break/>saltem sine ordine, hujusmodi aliquem sermonem, qualis<text:line-break/>is erat; quem, nuper exempli causa percurrimus. Depre-<text:line-break/>hendi itaque universum praesidiorum catalogum vehemen-</text:span></text:p>
      <text:p text:style-name="P6"><text:span text:style-name="T36">ter </text:span><text:span text:style-name="T17">calefacientem et exiccantem</text:span><text:span text:style-name="T36">, adeo' us </text:span><text:span text:style-name="T17">totum caput ipso<text:line-break/></text:span><text:span text:style-name="T36">etiam </text:span><text:span text:style-name="T17">sinapismo a sc vocato calefaceret, et eo quidem ipso<text:line-break/></text:span><text:span text:style-name="T36">vehementissimo; </text:span><text:span text:style-name="T17">nam ablato sinapi, caput nitro consperge-<text:line-break/></text:span><text:span text:style-name="T36">re, </text:span><text:span text:style-name="T17">mox aqua calida rigare jubet, quo medicamento nullum<text:line-break/></text:span><text:span text:style-name="T36">ni </text:span><text:span text:style-name="T17">arte medica violentius invenies; siquidem dolorem vol-<text:line-break/></text:span><text:span text:style-name="T36">uti </text:span><text:span text:style-name="T17">cauterium excitat, sed diutius durat ejus operatio. Ita-<text:line-break/></text:span><text:span text:style-name="T36">que </text:span><text:span text:style-name="T17">Archigenes inserens iuquit :• </text:span><text:span text:style-name="T20">'Igitur toleratu difficilem<text:line-break/></text:span><text:span text:style-name="T40">habet </text:span><text:span text:style-name="T20">dolorem, scd nulli vel maximorum praesidiorum ce •<text:line-break/></text:span><text:span text:style-name="T40">dit </text:span><text:span text:style-name="T20">hoc medicamentum.</text:span><text:span text:style-name="T17"> Quin etiam ex sinapi, nasturtio,<text:line-break/></text:span><text:span text:style-name="T36">grano </text:span><text:span text:style-name="T17">cnidio, uva taminea apoplrlegmatismos. fieri consulit<text:line-break/></text:span><text:span text:style-name="T36">ac </text:span><text:span text:style-name="T17">sternutamenta movere, et potiones propinare jubet, ex<text:line-break/></text:span><text:span text:style-name="T36">vehementer </text:span><text:span text:style-name="T17">calefacientibus et exiccantibus medicamenta<text:line-break/></text:span><text:span text:style-name="T36">utraque </text:span><text:span text:style-name="T17">componeris; ut sarile constet ipsum eredidisse ad </text:span><text:span text:style-name="T36">hu-<text:line-break/></text:span><text:span text:style-name="T17">militatem et frigiditatem veI cerebri </text:span><text:span text:style-name="T36">veI </text:span><text:span text:style-name="T17">meningum hanc<text:line-break/>affectionem pertinere; neque enim hujusmodi affectio, si<text:line-break/></text:span><text:span text:style-name="T36">calvariam </text:span><text:span text:style-name="T17">tantum affecerit, hominem memoria privabit, </text:span><text:span text:style-name="T36">n<text:line-break/>Verum </text:span><text:span text:style-name="T17">haec obiter dictu surt, quod quum nusquam </text:span><text:span text:style-name="T36">demon-</text:span></text:p>
      <text:p text:style-name="P6"><text:span text:style-name="T3">straverit ab humoie frigoreque oblivionem fieri, postea ca •<text:line-break/>lesacientia et exiccantia offerat remedia; caput vero tantis<text:line-break/>vexari negotiis, alia parte assecla, quis .non moleste ferat?•<text:line-break/>Quod itaque de cucurbitulis ab initio indeterminate protulit, •<text:line-break/>postea pergens hujusmodi verborum serie manifesti</text:span><text:span text:style-name="T5">ssim</text:span><text:span text:style-name="T3">e<text:line-break/>scripsit; </text:span><text:span text:style-name="T6">Irritationesque ex sinapi et cucurbitulis levibus,<text:line-break/>Jaepius quidem blandis, interdum autem admodum validis;<text:line-break/>ejsicaciored autem sunt quae cum scarificationibus.</text:span><text:span text:style-name="T3"> Ve-<text:line-break/>rum, </text:span><text:span text:style-name="T15">o </text:span><text:span text:style-name="T3">generosissime Archigenes, nulla ratione capiti isse<text:line-break/>omnia adhibes</text:span><text:span text:style-name="T15">, </text:span><text:span text:style-name="T3">si affectio consistat in corde. Neque enim<text:line-break/>ab experimento, ut etiam empiricos alloquamur, talia pos-<text:line-break/>fuut luveniri. Aestuans enim horno in ardente febre fri-<text:line-break/>gidam aquam per intemperantiam ingessit, et nonnihil prae-<text:line-break/>sidii expertus, medicis imitationis initium sine rationali in-<text:line-break/>dicatione aperuit; cucurbitulae vero admotio nullam occa-<text:line-break/>sionem fortuitam ducem habet, fed ex indicatione rationali<text:line-break/>tuta facta'est;' neque enim fua sponte cucurbitula unquam</text:span></text:p>
      <text:p text:style-name="P6"><text:span text:style-name="T3">gigni, neque, etiamsi hoc concedatur, </text:span><text:span text:style-name="T36">per </text:span><text:span text:style-name="T3">fortuitam occasio-<text:line-break/></text:span><text:span text:style-name="T36">nem </text:span><text:span text:style-name="T3">capiti potuit applicari, praesertim in affectione per-<text:line-break/>rara. Interroganti igitur mihi nostrae tempestatis medicos<text:line-break/></text:span><text:span text:style-name="T36">senes </text:span><text:span text:style-name="T3">et exercitatos, curassentue unquam hujusmodi aste-.<text:line-break/>ctum, omnes paene responderunt nunquam id </text:span><text:span text:style-name="T15">se </text:span><text:span text:style-name="T3">tentasse,<text:line-break/></text:span><text:span text:style-name="T36">inio </text:span><text:span text:style-name="T3">duntaxat excepto, qui diceret curationem quidem ali-<text:line-break/></text:span><text:span text:style-name="T36">quando </text:span><text:span text:style-name="T3">se aggressum, nihil vero in ea profecisse. Quo pa-<text:line-break/></text:span><text:span text:style-name="T36">cto </text:span><text:span text:style-name="T3">igitur experientia eorum, quae fortuite accidunt, imi-<text:line-break/>tatrice, auxilii cognitio orta est, quum raro alicui eveniat<text:line-break/>hujusmodi affectus, neque fieri possit, ut cucurbitula per<text:line-break/>occasionem capiti adaptetur-? Erigrdae enim potio, cae-<text:line-break/>teraque id genus remedia, quorum quotidie crebrum in<text:line-break/></text:span><text:span text:style-name="T36">multis </text:span><text:span text:style-name="T3">facimus periculum, per experimenta imitando inve-<text:line-break/></text:span><text:span text:style-name="T36">niri </text:span><text:span text:style-name="T3">possunt; fed cucurbitulae appositio cum concisionibus<text:line-break/></text:span><text:span text:style-name="T36">aut sine </text:span><text:span text:style-name="T3">ipsis, nullam' ab experientia occasionem accipere<text:line-break/></text:span><text:span text:style-name="T36">potuit. </text:span><text:span text:style-name="T3">Non enim quemadmodum in aliis affectionibus lo-<text:line-break/></text:span><text:span text:style-name="T36">cus </text:span><text:span text:style-name="T3">affectus, etsi non accurate, ad auxiliorum^ tamen ipsi</text:span></text:p>
      <text:p text:style-name="P6"><text:span text:style-name="T17">oblationem, satis sensibus deprehenditur;, sic et in memoria.<text:line-break/>In aliis dico affectionibus talibus, pleuritide, peiipneumo-<text:line-break/>nla, nephritide, affectione colica, hepatica, splenica aut in-<text:line-break/>testini, aut vesicae;• aut uteri affectu, atque id genus cae-<text:line-break/>ferarum partium ; lu quibus omnibus et dolores et ea, quae<text:line-break/>per meatus excernuntur, etsi non exactissime, in latitudine<text:line-break/>certe, locum affectum declarant. Iii pleuriticis enim facile<text:line-break/>est universo lateri admovere quod volueris; similiter ventri<text:line-break/>in colica; quemadmodum, si hepar, aut lien inflammetur,<text:line-break/>hypochondriis, atque similiter in caeleris partibus; deper-<text:line-break/>dita vero memoria nullum est affecti loci signum, non tumor<text:line-break/>praeter naturam, non dolor aliquis, non excretio, non<text:line-break/>aliud quippiam; quemadmodum neque in melancholia,<text:line-break/>phrenitide , mania, morbo comitiali, lethargo,- sopore et<text:line-break/>lu ea affectione, quam recentioresmedici catochen atque ca-<text:line-break/>talepsin appellant. Sed iieque in totius corporis convulsio-<text:line-break/>nibus, vel palpitationibus, vel in dimidii corporis paralysi,</text:span></text:p>
      <text:p text:style-name="P6"><text:span text:style-name="T36">id.</text:span><text:span text:style-name="T17">quod veluti radix est, ullum signum prodit,- vel tumore<text:line-break/>praeter naturam, vel dolore, vel colore mutato a priori, vel<text:line-break/>aliquo excretorum. Quare neque in his Archigeniea reme-<text:line-break/></text:span><text:span text:style-name="T36">diorum </text:span><text:span text:style-name="T17">inventio fieri potest, siquidem nugaces sunt fortui- </text:span><text:span text:style-name="T30">r,<text:line-break/></text:span><text:span text:style-name="T17">tae empiricorum occasiones, atque Archigenis sermo nos<text:line-break/>ducit ad cor. Verum, concedamus ab experientia praedi-<text:line-break/>ctarum affectionum auxilia prodiisse, nurnquid manifeste de-<text:line-break/>prehenditur falsa dogmaticorum virorum arrogantia, ac ne<text:line-break/>ssinplicitei' quidem, sed dupliciter, atque utrinque valide?<text:line-break/>Si enim usque adeo utile sit experimentum, ut non solum<text:line-break/></text:span><text:span text:style-name="T36">citra </text:span><text:span text:style-name="T17">rationem inveniat remedia, verum etiam coarguat<text:line-break/></text:span><text:span text:style-name="T36">ipsam </text:span><text:span text:style-name="T17">tanquam aperte falsam, non solum ratio inutilis est, </text:span><text:span text:style-name="T27">i<text:line-break/></text:span><text:span text:style-name="T36">scd. etiam </text:span><text:span text:style-name="T17">cuui damno a dogmaticis medicis usurpatur. Satis<text:line-break/></text:span><text:span text:style-name="T36">quidem, </text:span><text:span text:style-name="T17">ut ajunt, erat reprehensio ab inutilitate ducta, at<text:line-break/></text:span><text:span text:style-name="T36">quum </text:span><text:span text:style-name="T17">ratio etiam nocere videatur, quod majus argumentum<text:line-break/></text:span><text:span text:style-name="T36">desideras </text:span><text:span text:style-name="T17">ejus vitii? mulsas scilicet de principe animae fa-<text:line-break/></text:span><text:span text:style-name="T36">cultate </text:span><text:span text:style-name="T17">rationes tlialectico more .disputatas, una cum affecto- .</text:span></text:p>
      <text:p text:style-name="P4"><text:span text:style-name="T3">rum locorum usu, quibus </text:span><text:span text:style-name="T17">indicabatur </text:span><text:span text:style-name="T3">in animalibus affecti-<text:line-break/>bus auxilia cordi </text:span><text:span text:style-name="T17">adhibenda esse, subito </text:span><text:span text:style-name="T3">contempsit Archi-<text:line-break/>genes in curandi ratione </text:span><text:span text:style-name="T17">exercitatissimus</text:span><text:span text:style-name="T3">, ut neglectis om-<text:line-break/>nino pectoris partibus </text:span><text:span text:style-name="T17">capiti cucurbitulas </text:span><text:span text:style-name="T3">adaptaret ipsum-<text:line-break/>que haud affectum et incideret </text:span><text:span text:style-name="T17">et ureret. </text:span><text:span text:style-name="T3">Num igitur per<text:line-break/>Iovem, mentitus funi </text:span><text:span text:style-name="T17">paulo </text:span><text:span text:style-name="T3">ante</text:span><text:span text:style-name="T17">, quum </text:span><text:span text:style-name="T3">dicerem, rationa-<text:line-break/></text:span><text:span text:style-name="T46">(</text:span><text:span text:style-name="T44"> </text:span><text:span text:style-name="T3">lem viam </text:span><text:span text:style-name="T6">, quod</text:span><text:span text:style-name="T3"> ad </text:span><text:span text:style-name="T17">remediorum inventionem </text:span><text:span text:style-name="T3">pertinet, om-<text:line-break/>nino prodi ab iis, </text:span><text:span text:style-name="T17">qui patriam potius quam </text:span><text:span text:style-name="T3">feclam suam<text:line-break/>prodere in animum </text:span><text:span text:style-name="T17">induxerunt? Nam </text:span><text:span text:style-name="T3">proditionem esse<text:line-break/></text:span><text:span text:style-name="T44">. </text:span><text:span text:style-name="T3">arbitrantur, si vera </text:span><text:span text:style-name="T17">dicendo dissentiendum </text:span><text:span text:style-name="T3">sit </text:span><text:span text:style-name="T17">ab </text:span><text:span text:style-name="T3">iis a qui-<text:line-break/>bus ea secta defenditur. </text:span><text:span text:style-name="T17">Ut </text:span><text:span text:style-name="T3">vero in his turpem contentio-<text:line-break/>nem manifeste declarant, </text:span><text:span text:style-name="T17">sic etiam </text:span><text:span text:style-name="T3">haud obscuram demen-<text:line-break/>tiam, quum putant omnia sua decreta turbari, fi vel unum<text:line-break/>quodvis reprehendatur; alia enim mutua consequentia co-<text:line-break/>haerent</text:span><text:span text:style-name="T11">1</text:span><text:span text:style-name="T3">, ut alia contra inter se pugnant, alia neque con-<text:line-break/>sequuntur sese neque </text:span><text:span text:style-name="T17">pugnant </text:span><text:span text:style-name="T3">necessario, ut hoc </text:span><text:span text:style-name="T17">ipsum </text:span><text:span text:style-name="T3">de<text:line-break/>principatu animae. </text:span><text:span text:style-name="T17">Sive </text:span><text:span text:style-name="T3">enim aliquis lu corde sive </text:span><text:span text:style-name="T17">in </text:span><text:span text:style-name="T3">ca-<text:line-break/>pite hunc contineri </text:span><text:span text:style-name="T17">asserat, poterit de naturalibus elemen-</text:span></text:p>
      <text:p text:style-name="P6"><text:span text:style-name="T17">tis </text:span><text:span text:style-name="T3">quamcunque voluerit eligere opinionem, cum priore<text:line-break/>sententia neque pugnando neque consequens aliquod addu-<text:line-break/></text:span><text:span text:style-name="T17">cendo, </text:span><text:span text:style-name="T3">ac similiter de ortu ac interitu, ut et de animae es-’<text:line-break/>fentia,ale diis, de providentia, de fato; item genitusne sit<text:line-break/>mundus an ingenitus, finitum universum, an infinitum;<text:line-break/></text:span><text:span text:style-name="T17">praeterea </text:span><text:span text:style-name="T3">an plmes fiut mundi, </text:span><text:span text:style-name="T17">an </text:span><text:span text:style-name="T3">numero incomprehen-<text:line-break/></text:span><text:span text:style-name="T17">sibiles, </text:span><text:span text:style-name="T3">an unus hic duntaxat. </text:span><text:span text:style-name="T17">Nulli </text:span><text:span text:style-name="T3">namque dictorum-<text:line-break/></text:span><text:span text:style-name="T17">plaritorum </text:span><text:span text:style-name="T3">consequentia quaedam </text:span><text:span text:style-name="T17">est </text:span><text:span text:style-name="T3">aut pugna, quod ad<text:line-break/></text:span><text:span text:style-name="T17">animae </text:span><text:span text:style-name="T3">principatum spectat, five quis in corde sive in </text:span><text:span text:style-name="T6">ce-<text:line-break/></text:span><text:span text:style-name="T20">rebro </text:span><text:span text:style-name="T6">eum</text:span><text:span text:style-name="T3"> contineri dixerit, ltaque universam sectam do-<text:line-break/></text:span><text:span text:style-name="T17">gmaticam </text:span><text:span text:style-name="T3">produnt, qui hujusmodi scribunt curationes;' nam<text:line-break/></text:span><text:span text:style-name="T17">quum de </text:span><text:span text:style-name="T3">principatu animae adeo manifestae sint demonstra-<text:line-break/></text:span><text:span text:style-name="T17">tiones, </text:span><text:span text:style-name="T3">ut omnibus hominibus comprobata fit </text:span><text:span text:style-name="T17">pars</text:span><text:span text:style-name="T3">, </text:span><text:span text:style-name="T17">in </text:span><text:span text:style-name="T3">qua<text:line-break/></text:span><text:span text:style-name="T17">residet, </text:span><text:span text:style-name="T3">solis tum melicis tum summis philosophis, qui<text:line-break/></text:span><text:span text:style-name="T17">in </text:span><text:span text:style-name="T3">corde eum , collocant, non. apparet. Demonstrationes<text:line-break/></text:span><text:span text:style-name="T17">sane, ipsas </text:span><text:span text:style-name="T3">in commentariis quos de Hippocratis Platunisque<text:line-break/></text:span><text:span text:style-name="T17">decretis edidi </text:span><text:span text:style-name="T3">jam. dixi; quod vero rationalem animae fa-<text:line-break/></text:span><text:span text:style-name="T17">cultatem lu . cerebro, </text:span><text:span text:style-name="T3">virilem </text:span><text:span text:style-name="T17">atque irascibilem lu corde,</text:span></text:p>
      <text:p text:style-name="P6"><text:span text:style-name="T17">concupiscibilem lu jecore sitam esse, nemini non persunsum<text:line-break/>est; id quotidie discere licet, dicentes audiendo, fatuo qni-<text:line-break/>dern, cerebrum ipsum non habere; timido et pusillanimi,<text:line-break/>cor ei deesse; Tityo vero jecur a vulture erodi, non solum<text:line-break/></text:span><text:span text:style-name="T15">lu </text:span><text:span text:style-name="T17">poematis canentes, verum etiam pingentes et scul-<text:line-break/>pentes.</text:span></text:p>
      <text:h text:style-name="Heading_20_2" text:outline-level="2">Cap. VI.</text:h>
      <text:p text:style-name="P99"><text:span text:style-name="T17">At mihi jam tempus est redeundi ad pro-<text:line-break/></text:span><text:span text:style-name="T15">positum. </text:span><text:span text:style-name="T17">Sane cum in confesso sit omnibus medicis ex ipsis<text:line-break/>operibus, quae in omnibus rationalis facultatis affectionibus:<text:line-break/>faciunt, caput sedem ipsius esse, conveniens erat conside-<text:line-break/>rare, qualis in quacunque affectione dispositio sit; verbi<text:line-break/>gratia, memoriae laesio, quoniam dc ipsa loqui instituimus;<text:line-break/>ipsa enim saepe una cum laesione quadam rationis fieri<text:line-break/>conspicitur, quemadmodum et rationis laesio una eum<text:line-break/>memoria laesa; utriusque laesione ab eadem dispositio-<text:line-break/>ne procedente, quae intenditur, ubi simul cum memoria<text:line-break/>ratio quoque deperditur, quae affectio stultitia nominatur.'</text:span></text:p>
      <text:p text:style-name="P6"><text:span text:style-name="T40">Ac</text:span><text:span text:style-name="T36"> </text:span><text:span text:style-name="T3">in lethargo atque omnibus soporosis affectionibus utraque<text:line-break/>deperditur, atque dispositionem ipsorum ejusdem esse generis<text:line-break/>necesse est; per primum quidem genus,, quoniam internpe-<text:line-break/></text:span><text:span text:style-name="T36">ries </text:span><text:span text:style-name="T3">est; jam enim demonstravimus eam similarium par-<text:line-break/></text:span><text:span text:style-name="T36">tium, </text:span><text:span text:style-name="T3">quae primo operantur, communem esse affectionem;<text:line-break/></text:span><text:span text:style-name="T36">per </text:span><text:span text:style-name="T3">secundum vero, quoniam-frigida omnino intemperies<text:line-break/></text:span><text:span text:style-name="T36">est; </text:span><text:span text:style-name="T3">haec enim animales actiones torpidas efficit, ut anima-<text:line-break/></text:span><text:span text:style-name="T36">lia, </text:span><text:span text:style-name="T3">quae^ per frigora latere coguntur, manifeste declarant,<text:line-break/></text:span><text:span text:style-name="T36">et </text:span><text:span text:style-name="T3">refrigerantia medicamenta ac frigidi • cibi; ut lactuca ca-<text:line-break/>taphorrcos inducit somnos, si multam ipsam sumpserit ali*.<text:line-break/></text:span><text:span text:style-name="T36">quis; - </text:span><text:span text:style-name="T3">Sed et capitis gravitates, quae sine mordaci consi-<text:line-break/>stunt doloie, somnolentae et cataphoricae. sunt; quibus apo-<text:line-break/></text:span><text:span text:style-name="T36">phlegmatismi </text:span><text:span text:style-name="T3">magnopere opitulari ridentur. Ad haec id<text:line-break/>denronstrant</text:span><text:span text:style-name="T9">;</text:span><text:span text:style-name="T3"> capitis tum, ardor tum refrigeratio; siqui-<text:line-break/>dem ardor vigilias, refrigeratio soporem inducit. • liem<text:line-break/></text:span><text:span text:style-name="T36">biliosi </text:span><text:span text:style-name="T3">calidique morbi vigilias, deliria, phrenitidas; con<text:line-break/></text:span><text:span text:style-name="T36">tra </text:span><text:span text:style-name="T3">pituitosi frigidique veternum et cataphorarn essiciunt.</text:span></text:p>
      <text:p text:style-name="P6"><text:span text:style-name="T3">Enimvero quod ad vigilias soporesque per morbos pertinet,<text:line-break/>calida frigidaque intemperies primam libi facultatem vendicat;<text:line-break/>altera vero ab hac, quae ad hunnditatern aridi talem que re-<text:line-break/>fertur. Nam balnea quod caput humectent, omnibus som-<text:line-break/>nos conciliant, et vini modice diluti potio, et omnes cibi<text:line-break/>hurnectantes. Atque ex aetatibus pueritia ob humidita-<text:line-break/>teui somnolenta est; senes vero oh ariditatem vigiliis ve-<text:line-break/>xantur. Igitur omnia haec argumento sint, ad animi igna-<text:line-break/>viam inducendam humiditatem praeter naturam secundas<text:line-break/>partes obtinere; frigiditatem vero priores. Proinde hurni-<text:line-break/>ditas sola abundans longos prosundosque somnos, ut et ari-<text:line-break/>ditas quoque sola vigilias efficit; de quibus affectionibus ab<text:line-break/>Hippocrate dictum est: .Somnus et </text:span><text:span text:style-name="T6">vigilia, utraque si mo-<text:line-break/>dum excejsurrnt, nudum esu</text:span><text:span text:style-name="T3"> Si vero frigus cum hurnidi-<text:line-break/>tate multa accesserit, somnolentae et soporosae affectiones<text:line-break/>constituuntur, flue hac vero memoriae laesiones ac stul-<text:line-break/>titiae. At quum non solum in frigiditate hniniditateque, '<text:line-break/>verum etiam in ariditate et calore non narvmri secundum</text:span></text:p>
      <text:p text:style-name="P6"><text:span text:style-name="T3">magis et minus sit discrimen, varietas multiplex contingit<text:line-break/>causarum animales actiones laedentium. Clarioris autem<text:line-break/>doctrinae gratia rationalis animae actiones principales,<text:line-break/>irrationalis vero morales vocentur, de quibus disserere<text:line-break/>propositum non est, ut nec de cordis vel jecoris affectibus.<text:line-break/>Igitus quemadmodum somnus et vigilia modum excedunt,<text:line-break/>ille oh hurniditatern, haec ob temperamenti ficcitatem, ita<text:line-break/>et in his ipsis major vel rninor tum somnus tum vigilia<text:line-break/>sequitur majorem vel minorem aut liumiditatem aut siccita-<text:line-break/>tem. Quumque bifariam, ut jam declaratum est, fiant hu-<text:line-break/>jusmodi intemperies, duplex quoque erit utriusque affectio-<text:line-break/>nis modus; unus quidem in humidis siccisque. humoribus<text:line-break/>alter vero in corporibus solidis, quum in easdem intempe-<text:line-break/>ries solidae partes cum humoribus inciderint. Praeterea ul-<text:line-break/>tra jam dictas intemperies contrarias alia quaedam fit mixta </text:span><text:span text:style-name="T27">•<text:line-break/></text:span><text:span text:style-name="T1">ex </text:span><text:span text:style-name="T3">utrisque, ut in vigilanti comate, in quo pituitosus bi-<text:line-break/>liosusque humor abundati Atque in calidi srigidique con-<text:line-break/>trarietate iidem quoque modi tum simplicium intemperie-</text:span></text:p>
      <text:p text:style-name="P6"><text:span text:style-name="T17">rum tum ex ambabus mixtae constituuntur. </text:span><text:span text:style-name="T27">• </text:span><text:span text:style-name="T17">Pituitae enim<text:line-break/>si hilis misceatur, flavam dico, • mixta fit ex calido frigido-<text:line-break/>que affectio. Quod si et in solidis corporis partibus mixtam<text:line-break/>ex contrariis affectionem fleri fateamur, tres ab ipsa prodi-<text:line-break/>bunt ex utraque oppositione intemperies. • Igitur hujusmodi<text:line-break/>aflectus omnes cerebro oboriuntur; • inter sc autem disserunt •<text:line-break/>non'solum mixtionis varietate; aut eo quod magis minus-'<text:line-break/></text:span><text:span text:style-name="T20">ve</text:span><text:span text:style-name="T17"> intenduntur, tum in simplicibus, tum in mixtis dilpo-<text:line-break/>sitionibus, verum etiam quod ventriculi cerebri interdum<text:line-break/>afficiuntur hujusmodi intemperiebus, interdum universa<text:line-break/>ejus vasa, aut humiditas quae per corpus cerebri dispersa<text:line-break/>est , et quarto insuper modo., quum ipsummet corpus cere- .<text:line-break/>bri intemperatum est.</text:span></text:p>
      <text:h text:style-name="Heading_20_2" text:outline-level="2">Cap. Vli.</text:h>
      <text:p text:style-name="P99"><text:span text:style-name="T17">Quibus itaque vel memoria, vel intclle-<text:line-break/>ctus periit, nani intellectus deperdit io; stultitia est, eorum<text:line-break/>lornnos observare oportet, utrum vehementer somnolenti, .<text:line-break/>an modice somnolenti sint aegri, an omnino non somnolenti.</text:span></text:p>
      <text:p text:style-name="P6"><text:span text:style-name="T17">sed quantum ad hoc pertinet, sccundmn naturam scse ha-<text:line-break/>beant; sic enim exuperantem invenies intemperiem. Prae-<text:line-break/>terea considerandum est, utrum excernatur quippiam per<text:line-break/>neres et os a capite defluens, an aridae partes sint; nam et<text:line-break/>ex his affectionem conjectura-assequi poteris, quemadmo-<text:line-break/>dum in catarrho et gravedine; siquidem in his qualitas et<text:line-break/>quantitas excretorum, .cum causarum quae praecesserunt<text:line-break/>contemplatione, capitis-affectionem, declarat, sive calida sue-<text:line-break/>rit, ut in ustione, live frigida., ut in. refrigeratione; nisi<text:line-break/>enim omnia haec distinxeris,, idonea affectioni curatio non<text:line-break/>potest inveniri. Itaque in deperdita aut magnopere laesa<text:line-break/>memoria frigida omnino intemperies est, quocirca calefa-<text:line-break/>cere ipsam oportet; non tamen exiccare aut humectare ne-<text:line-break/>cessarium est; scd si humi ditati copuletur, arefacere; st ari-<text:line-break/>ditati, madefacere; si inter has medium, obtinet,-in. eo statu<text:line-break/>servare. • Equidem novi quendam, qui ob laborem in stu-<text:line-break/>diis atque vigilias memoriam, paene amiserat, laesa etiam</text:span></text:p>
      <text:p text:style-name="P6"><text:span text:style-name="T17">ratione; alterum etiam vinitorem, qui ob labores, quos<text:line-break/>vites colendo subierat, ac tenuem victum, eodem modo </text:span><text:span text:style-name="T20">af-<text:line-break/>fectas est. </text:span><text:span text:style-name="T17">Atque manifeste eorum uterque exiccantibus<text:line-break/>calesacientibusque omnibus laedebatur; humectantibus vero<text:line-break/>simul et calefacientibus juvabatur. Laeduntur sane etiam<text:line-break/>cum febre principes animae functiones, ut in phrenitide et<text:line-break/>lethargo; laeduntur et fine febre, ut in mania et melancho-<text:line-break/>lia; quemadmodum et per consensum, et primaria affectio-<text:line-break/>ne cerebri; quae propriis symptomatis exacte dignoscuntur<text:line-break/>•et perpetua sinit, neque aliis praecedentibus supervenerunt,<text:line-break/>primigenia affectione; quae vero propriis syinptomatis non<text:line-break/>dignoscuntur, neque perpetuo permanent, atque aliis succe-<text:line-break/>dunt, per consensum; in quo latere nos non debet, eum<text:line-break/>consensum qui in fieri habet esse, deletis efficientibus cau-<text:line-break/>sis, simul deleri.; qui vero permanentem jajn habet dispo-<text:line-break/>sitionem, quamvis quiescat causa efficiens., ipsum tamen<text:line-break/>permanere. Igitur quodlu cerebro consistant omnes prin-</text:span></text:p>
      <text:p text:style-name="P6"><text:span text:style-name="T17">cipum </text:span><text:span text:style-name="T3">animae actionum affectus,</text:span><text:span text:style-name="T17">' conceditur </text:span><text:span text:style-name="T3">ab omnibus me -<text:line-break/></text:span><text:span text:style-name="T17">dicis, </text:span><text:span text:style-name="T3">qui non feclae contentione </text:span><text:span text:style-name="T17">alia </text:span><text:span text:style-name="T3">mente concipiunt, alia<text:line-break/>orc proferunt; at qualis sit intemperies, invenire, non par-<text:line-break/></text:span><text:span text:style-name="T17">vi </text:span><text:span text:style-name="T3">est operis, in quo. medicum laboriosiim et sagacem esse<text:line-break/></text:span><text:span text:style-name="T17">oportet, noii ut </text:span><text:span text:style-name="T3">quaerat quomodo </text:span><text:span text:style-name="T17">sapientibus antiquis </text:span><text:span text:style-name="T3">con-<text:line-break/></text:span><text:span text:style-name="T17">tradicat de animae </text:span><text:span text:style-name="T3">principatu</text:span><text:span text:style-name="T17">, </text:span><text:span text:style-name="T3">re adeo </text:span><text:span text:style-name="T17">aperta, ut </text:span><text:span text:style-name="T3">eam in<text:line-break/>cerebro esse etiam idiotis constet. </text:span><text:span text:style-name="T17">Philosophis </text:span><text:span text:style-name="T3">fortasse </text:span><text:span text:style-name="T17">in<text:line-break/>angulo </text:span><text:span text:style-name="T3">sedentibus facilius hujus erroris </text:span><text:span text:style-name="T17">quis veniam dederit;<text:line-break/>medicis </text:span><text:span text:style-name="T3">vero, qui jam in artis operibus ad senectutem usque<text:line-break/>versati sunt, ignosci sua contendendi libido , </text:span><text:span text:style-name="T17">vel </text:span><text:span text:style-name="T3">fortasse di-<text:line-break/></text:span><text:span text:style-name="T17">cam </text:span><text:span text:style-name="T3">verius, </text:span><text:span text:style-name="T17">impudentia, </text:span><text:span text:style-name="T3">non debet; quippe </text:span><text:span text:style-name="T17">qui </text:span><text:span text:style-name="T3">vigilanti-,<text:line-break/></text:span><text:span text:style-name="T17">hus omnibus insumis </text:span><text:span text:style-name="T3">et </text:span><text:span text:style-name="T17">delirantibus </text:span><text:span text:style-name="T3">et </text:span><text:span text:style-name="T17">phreniticis </text:span><text:span text:style-name="T3">et Ie-<text:line-break/></text:span><text:span text:style-name="T17">tbargicis caput </text:span><text:span text:style-name="T3">irrigent; quin et Archigenes </text:span><text:span text:style-name="T17">si </text:span><text:span text:style-name="T3">quibus laesa<text:line-break/></text:span><text:span text:style-name="T17">memoria est, </text:span><text:span text:style-name="T3">capiti admovet remedia, etiamque si stulta<text:line-break/></text:span><text:span text:style-name="T17">curare </text:span><text:span text:style-name="T3">aggrediatur, capiti cuncta adhibebit. Quis vero ex-<text:line-break/></text:span><text:span text:style-name="T17">ercitatus </text:span><text:span text:style-name="T3">medicus apoplexiam, aut morbum comitialem aut<text:line-break/></text:span><text:span text:style-name="T17">opisthotonon, aut emprosthotoiion, auttetanon, aliter </text:span><text:span text:style-name="T3">cn-</text:span></text:p>
      <text:p text:style-name="P6"><text:span text:style-name="T17">rat? quis denique dimidiam partem corporis 'resolutam?<text:line-break/>Nonne in convulfivis affectibus omnes summam curatio-<text:line-break/>nis jam ipsu experientia ducti in primis vertebris moliuntur,<text:line-break/>quemadmodum ubi dimidia quoque universi corporis pars<text:line-break/>resoluta est, cerebrum autem etiam calefaciunt? queuradmo-<text:line-break/>dum apoplecticos quoque curant, ut etiam epilepticos; quum<text:line-break/>vel ob stomachum vel ob aliquam alium partem affectio fit,<text:line-break/>eain maxiine et iu primis curant, cerebrum vero etiam prae-<text:line-break/>parant, ut non facile afficiatur. Haec itaque potius inqui-<text:line-break/>renda sunt, non princeps animae facultas omnibus haud<text:line-break/>perverfae mentis apertissima, ut neque nervorum’ origo,<text:line-break/>quam non divinantium more a diis petere, sed ab anatonn-<text:line-break/>cis viris djscere oportet.</text:span></text:p>
      <text:h text:style-name="Heading_20_2" text:outline-level="2">Cap. VIII.</text:h>
      <text:p text:style-name="P99"><text:span text:style-name="T17">Nonnulli enim sibi persuaserunt, nervo-<text:line-break/>rum principium cor esse,, .eo quod nequeant ligamentum </text:span><text:span text:style-name="T18">a<text:line-break/></text:span><text:span text:style-name="T24">ηβτγο </text:span><text:span text:style-name="T17">discernere ;' ad id conserente etiam homonymis, quan-<text:line-break/>doqnidem ligamenta multi medici colligantes nervos appel-</text:span></text:p>
      <text:p text:style-name="P6"><text:span text:style-name="T3">lant. Verum ipsis sane ita nominare liceat, fi nervorum<text:line-break/>meminerint voluntariorum, </text:span><text:span text:style-name="T15">ut </text:span><text:span text:style-name="T3">ipsi vocant, quorum princi-<text:line-break/>pium cerebrum esse dicimus, non ligamentorum; neque<text:line-break/>enim illi ipsi convulsionem, aut paralysin, colligantium ner- '<text:line-break/>vorum, scd voluntariorum affectum esse dicunt. Quum<text:line-break/>igitur totum corpus convelli apparet, omnis statim assioi<text:line-break/>putatur ejusmodi pars, quae ut iu arbore caudex ramorum,<text:line-break/>sic ipsa fit omnium nervorum communis veluti caudex,' non<text:line-break/>paucorum in una parte, quemadmodum ramus, veluti quan-<text:line-break/>do vel crus, vel una manus forte convellitur; totius enim<text:line-break/>membri convulsio nervorum qui ad ipsuni perveniunt prin-<text:line-break/>cipium affectum esse declarat, rami cujuspiam exemplo in<text:line-break/>arbore; quum autem universum corpus assicitui’, communem<text:line-break/>originem omnium iusra faciem nervorum, quae arboris cau-<text:line-break/>dici proportione respondet, affectam esse putandum est, quae<text:line-break/>sunt primae spinalis medullae partes; proinde exercitatissimi<text:line-break/>quique medici huic remedia admovent, cornis vero iu hac</text:span></text:p>
      <text:p text:style-name="P4"><text:span text:style-name="T3">affectione </text:span><text:span text:style-name="T15">nullam </text:span><text:span text:style-name="T3">omnino mentionem faciunt. Si vero simul<text:line-break/>cum universo corpore sacies quoque convulsa videatur, non<text:line-break/>solum exortum spinalis medullae, verum etiam cerebrum<text:line-break/>ipsum jam curamus. Etenim labra quoque saepenurnero<text:line-break/>convelli videmus, item oculos, frontis cutem, tutas man-<text:line-break/>dihalas, similiter et linguae radicem: at quia omnes jam<text:line-break/>nictas partes a musculis ex cerebro nervos suscipientibus<text:line-break/>moveri, ex anatorne didicimus, cerebrum in ipsis credimus<text:line-break/>esse assectum, ut ubi ipsis illaesis caeteras partes convelli vi-<text:line-break/>demus, dorsalis medullae initium' assectum esse satemur.<text:line-break/>Haec igitur sunt, quae nos, ut nixi, prompte discere, mox<text:line-break/>ipsorum affectiones considerare oportet. Nonnulli vero<text:line-break/>medici affectiones ipsas ne aggrediuntur quidem disquirere,<text:line-break/>certant de rebus manifeste apparentibus; jacturamque nostri<text:line-break/>temporis .nioliuutur, quod non erat consumendum respon-<text:line-break/>dendo iis, qui recta medicorum veterum decreta evertunt,<text:line-break/>fed inveniendo potius ea, quae illi silentio praeterierunt,<text:line-break/></text:span><text:span text:style-name="T44">, </text:span><text:span text:style-name="T3">vel nihil omnino disserentes de quibusdam rebus, vel fine</text:span></text:p>
      <text:p text:style-name="P4"><text:span text:style-name="T3">demonstratione, vel </text:span><text:span text:style-name="T15">sine idonea </text:span><text:span text:style-name="T3">determinatione, vel non</text:span></text:p>
      <text:p text:style-name="P10"><text:span text:style-name="T3">.<text:tab/></text:span><text:span text:style-name="T51">7</text:span><text:span text:style-name="T15"><text:tab/></text:span><text:span text:style-name="T27">i</text:span></text:p>
      <text:p text:style-name="P3"><text:span text:style-name="T3">satis abunde explicantes, quemadmodum Hippocrates, ubi<text:line-break/></text:span><text:span text:style-name="T6">convulsionem, vel a plenitudine, vel a vacuitate fieri di-<text:line-break/>cit.</text:span><text:span text:style-name="T3"> Etenim verus est sermo, sed quibus rationibus addu-<text:line-break/>ctus ita pronuntiavit, non quibuslibet, scd doctis duntaxat<text:line-break/>viris, qui et diligenter prima medicinae rudimenta didice-<text:line-break/>iunt, notum esu Haec igitur ipsa quum didicissem, facile<text:line-break/>mihi persuasi convulsionem fieri </text:span><text:span text:style-name="T15">ob </text:span><text:span text:style-name="T3">eas causas, quae ab<text:line-break/>Hippocrate dictae sunt. </text:span><text:span text:style-name="T15">Si </text:span><text:span text:style-name="T3">namque omnis motus, qui a </text:span><text:span text:style-name="T6">vo-<text:line-break/>luntate</text:span><text:span text:style-name="T3"> procedit, attractis musculis in eas quibus iunascun-<text:line-break/>tur partes, fieri ridetur; neque potest fieri attractio, nisi,<text:line-break/>ad suam originem retrahatur musculus; convulsio in con-<text:line-break/>vulsis partibus facta, hac sola ratione a motu secundum na-<text:line-break/>turarn disteret, quod praeter voluntatem nostram fiat. Ita-<text:line-break/>que quemadmodum in eo qui secundum naturam habet, vo-<text:line-break/>luntas in cerebro ad nervorum, ortum ordinata motus prin-<text:line-break/>cipium primis dat nervis , </text:span><text:span text:style-name="T15">ac </text:span><text:span text:style-name="T3">per ipsus musculis; ita fi sine<text:line-break/>hujusmodi principio invenerimus, a qua .nervi causa </text:span><text:span text:style-name="T6">con-</text:span></text:p>
      <text:p text:style-name="P6"><text:span text:style-name="T3">velli possint, ortus convulsionum fcientiam conscquemur.<text:line-break/>Qui igitur viderit aliquando nervosa corpora, lyrae chor-<text:line-break/>das ob ambientis aeris immoderatum temperamentum adeo<text:line-break/>vehementer ut rumpantur intentas, haud difficulter inteIli-<text:line-break/>get idem animantium quoque nervis posse contingere. At<text:line-break/>quomodo astecto aere tenduntur chordae et rumpuntur ? si<text:line-break/>vel multum aridus, vel admodum humidus sit; humor nam-<text:line-break/>que madefaciens ipias in tumorem praeter naturam attol-<text:line-break/>lit, unde tenduntur; siccitas vero', ut scl tergora arefa-<text:line-break/>ciens contrahit, ita chordas et trahit et tendit; sic lora quo-<text:line-break/>que quum ab igne exiccautur, contrahi tendique ridentur.<text:line-break/>His ita praecognitis, hausi difficile inventu fuerit in convul-<text:line-break/>sis , utrum ab ariditate, quae est hrunidae substantiae penu-<text:line-break/>ria et vacuatio, an ab humoris plenitudine, quae penuriae<text:line-break/>contraria est, et ab Hippocrate repletio nominata, affectus<text:line-break/>-ipse prodierit. </text:span><text:span text:style-name="T36">. </text:span><text:span text:style-name="T3">Nam quum convulsio fit a laboribus, </text:span><text:span text:style-name="T36">vigiliis,<text:line-break/></text:span><text:span text:style-name="T3">fame. sollicitudine, et arida aestuauteque febre,- qualem </text:span><text:span text:style-name="T36">lu</text:span></text:p>
      <text:p text:style-name="P6"><text:span text:style-name="T17">phreniticis videre est; </text:span><text:span text:style-name="T15">causam </text:span><text:span text:style-name="T17">ejus ariditatem </text:span><text:span text:style-name="T15">et </text:span><text:span text:style-name="T17">vacuatio-<text:line-break/>nem oportet arbitrari: </text:span><text:span text:style-name="T15">at </text:span><text:span text:style-name="T17">temulento ac omnino pleno hoinini<text:line-break/>et in otio degenti contrarium affectum convulsionis causam<text:line-break/>esse rationi par est. Atqui evacuationi contraria est repletio.</text:span></text:p>
      <text:h text:style-name="Heading_20_2" text:outline-level="2">Cap. IX.</text:h>
      <text:p text:style-name="P99"><text:span text:style-name="T17">Alarum et epilepfia convulsio est omnium<text:line-break/>corporis partium, non continua ut emprosthotonos et opi-<text:line-break/>sthotonos atque tetanos, sed quae ex temporum accidit in- .<text:line-break/>tervallis; neque solum hac re, scd mentis quoque ac.sen-<text:line-break/>suurn oblaefione a jam dictis convulsionibus differt; unde<text:line-break/>constat in superioribus corporis partibus, cerebro videlicet,<text:line-break/>hujus affectus ortum esse. Quoniam vero et velociter cef- .<text:line-break/>sat, in ventricusis ipsius potius consentaneum est a crasso<text:line-break/>humore vias spiritus obstruente hunc affectum procreari,<text:line-break/>nervorum principio sc ipsum quatiente, quo excutiat ea quae<text:line-break/>noxia sunt; fortasse vero et irrigato fingulorum nervorum<text:line-break/>exortu, similiter iis quae a fpinali medulla principium ha-<text:line-break/>bent convussionibus, epilepticorum quoque convulfio fit.<text:line-break/>Verum.nequaquam ob siccitatem et vacuationem, scd perpe-</text:span></text:p>
      <text:p text:style-name="P6"><text:span text:style-name="T3">tuo ob humoris crassitiem, assectum fieri, tum ortus, tum<text:line-break/>solutionis celeritas demonstrat; nam subitaria meatuum ob-<text:line-break/>structio a crasso viscosove humore fieri potest; ut autem veI<text:line-break/>cerebrum, vel tenuior ipsius membrana ad tantam perveniat<text:line-break/>ariditatem, ut corio fiinile quippiam pati rideatur, non fine<text:line-break/>multo tempore fieri potest. Accedit ad haec, ut is qui sic<text:line-break/>laborat, neque rideat neque audiat, neque ullo sensu quic-'<text:line-break/>quam percipiat ac ne intelligat quidem quid fiat, sed cum<text:line-break/>memoriae ritibus ratio quoque laedatur.- Ex sus igitur om-<text:line-break/>nibus rationi consentaneum est, in cerebro hunc assectum<text:line-break/>fieri, impediente humore animalis spiritus, qui in ventri-<text:line-break/>culis ejus est, exitum. Sed quarnobrem hic spiiitus voce-<text:line-break/>tur animalis, aut quae sit ejus potentia, in commentariis de<text:line-break/>Hippocratis Plalonisque placitis demonstratunr esu Quum<text:line-break/>enim ea quae per dissectiones conspiciuntur, observaremus,<text:line-break/>rationi consonum ridebatur, animam quidem in cerebri cor-<text:line-break/>pore sedem obtinere, atque in ipso et rationem et scnsibi-</text:span></text:p>
      <text:p text:style-name="P4"><text:span text:style-name="T3">lium imaginum memoriam fodere</text:span><text:span text:style-name="T15">; </text:span><text:span text:style-name="T3">primum autem ipfius </text:span><text:span text:style-name="T15">in-<text:line-break/></text:span><text:span text:style-name="T3">strumentum, tum in senfibilibus actionibus omnibus, tum<text:line-break/>in iis quae a confilio et voluntate prodeunt, spiritum este,<text:line-break/>qui in ipsius ventriculis maximeque in postremo continetur;<text:line-break/>neque tamen contemnendus est: medius ventriculus, tanquam<text:line-break/>haud nobilissimus ; multae enim rationes et ad hunc nos ad-<text:line-break/>ducunt, ut et </text:span><text:span text:style-name="T6">a</text:span><text:span text:style-name="T3"> duobus anterioribus avertunt. Verum ex-<text:line-break/>acta horum notitia ad curationis inventionem nihil condu-<text:line-break/>cit; nam satis est ad probe curandum, nosse locum affectum<text:line-break/></text:span><text:span text:style-name="T27">. </text:span><text:span text:style-name="T3">esse cerebrum, atque in ejus ventriculis humorem crassum<text:line-break/>vel viscidum coacervari. Quemadmodum autem haec ad<text:line-break/>curationes, quarum gratia et affectas sedes et earum affectio-<text:line-break/>nes inquirimus, sunt utilia, sic crassorum quoque limnorum<text:line-break/>differentiae, utrum pituitosi sint, an melancholici; si tamen<text:line-break/>lu praesentia meminerimus pituitosos quidem omnes norni-<text:line-break/>nari, quum simplici ter ita dicimus, in quibus humiditas fri-<text:line-break/>gidi tasque; melancholicos vero, in quibus siccitas atque fri-<text:line-break/>gisiitas temperamenti dominantur; quamvis magnae pecu-</text:span></text:p>
      <text:p text:style-name="P6"><text:span text:style-name="T17">liaresque utroruinque differentiae, tum pituitosorum tum<text:line-break/>melancholicorum humorum inveniantur. Pituita quidem<text:line-break/>illa, quae quotidie a multis screantibus et vomentibus et<text:line-break/>emungcntibus excernitur, vaporoso spiritu plena est; ut ne<text:line-break/>ad sensum quidem similaris sit. Alia vero pituita similaris<text:line-break/>quidem videtur, fortasse vero non est; cujus generis est tum<text:line-break/>crudus humor, qui in urinis subsistit, tum is qui a Praxa-<text:line-break/>gora vitreus appellatur, atque ex hoc genere esse ridetur<text:line-break/>faliva, quae neque liquida admodum est neque' aquosa.<text:line-break/>Verum nec saliva unica duntaxat qualilate sensum gustus af-<text:line-break/>ficit, nedum universa pituita; saepenurnero'enim aciem et<text:line-break/>acidam et salsam in ore salivam manifeste deprehendimus, ut<text:line-break/>et cum sani maxime degimus, nulla qualitate insectam ac<text:line-break/>veluti aquosam gustui. Sic et melancholicus humor in sub-<text:line-break/>stantia non obscuras habet differentias; qui veluti faex san-<text:line-break/>guluis est, admodum crassus conspicitur, faecibus rini con-<text:line-break/>similis; alius vero, quam superior, substantiae est multo</text:span></text:p>
      <text:p text:style-name="P4"><text:span text:style-name="T3">tenuioris atque vomentibus eum et olfacientibus acidus ride-<text:line-break/></text:span><text:span text:style-name="T17">tur; </text:span><text:span text:style-name="T3">qni etiam terram radit, attollit et fermentat, atque<text:line-break/>ampullas, quales ferventibus jusculis supernatare videmus,<text:line-break/></text:span><text:span text:style-name="T17">excitat</text:span><text:span text:style-name="T3">; quem vero crassae faeci similem esse dixi, in ter-<text:line-break/></text:span><text:span text:style-name="T17">ram </text:span><text:span text:style-name="T3">effusus </text:span><text:span text:style-name="T17">non </text:span><text:span text:style-name="T3">inducit fermentationem, nili forte in </text:span><text:span text:style-name="T17">ar-<text:line-break/>dente </text:span><text:span text:style-name="T3">febre ipfum tunc rnaximopere praeassari </text:span><text:span text:style-name="T17">contingat,<text:line-break/>neque </text:span><text:span text:style-name="T3">ulla etiam acida qualitate participat; quamobrem et<text:line-break/></text:span><text:span text:style-name="T17">ipsum </text:span><text:span text:style-name="T3">nominare consueri melancholicum succum, aut me-<text:line-break/>lancholicum sanguinem; hic enim, meo quidem judirio, </text:span><text:span text:style-name="T17">non<text:line-break/>recte </text:span><text:span text:style-name="T3">adhuc atra bilis appellari polesu Generatur </text:span><text:span text:style-name="T17">autem<text:line-break/>hujusmodi </text:span><text:span text:style-name="T3">humor in quibusdam copiosus, </text:span><text:span text:style-name="T17">vel </text:span><text:span text:style-name="T3">a temperie<text:line-break/></text:span><text:span text:style-name="T17">ab initio </text:span><text:span text:style-name="T3">comparata, vel </text:span><text:span text:style-name="T6">a</text:span><text:span text:style-name="T3"> cibis consuetis, qui quum in </text:span><text:span text:style-name="T20">va-<text:line-break/></text:span><text:span text:style-name="T6">nis</text:span><text:span text:style-name="T3"> concoquuntur, in hujusmodi humorem transmutari so-<text:line-break/></text:span><text:span text:style-name="T17">lent. </text:span><text:span text:style-name="T3">Igitur ut crassus pituitae succus, ita hic quoque crns-<text:line-break/></text:span><text:span text:style-name="T17">sus melancholicus </text:span><text:span text:style-name="T3">epilepfiam efficit, ubi in meatibus ventri-<text:line-break/></text:span><text:span text:style-name="T17">culorum cerebri </text:span><text:span text:style-name="T3">retinetur, sive is medius sit, sive postre-<text:line-break/></text:span><text:span text:style-name="T17">mus </text:span><text:span text:style-name="T3">; ubi vero </text:span><text:span text:style-name="T17">in </text:span><text:span text:style-name="T3">ipso cerebri corpore abundat, melancho-<text:line-break/></text:span><text:span text:style-name="T17">liam </text:span><text:span text:style-name="T3">efficit;’ quemadmodum alter atrae bilis succus, qui</text:span></text:p>
      <text:p text:style-name="P4"><text:span text:style-name="T3">praeassata flava bile nascitur, ferina deliramenta inducit,<text:line-break/>modo fine febre, modo cum febre, in cerebri corpore ab-<text:line-break/>undans. Atque hanc ob causam phrenitis nounuiiquam mi-<text:line-break/>tior est, quum a pallida hile ortum contraxit; interdum ve- </text:span><text:span text:style-name="T36">.<text:line-break/></text:span><text:span text:style-name="T3">hementior, quum flava hilis eam pepeiit; atque insuper alia<text:line-break/>nonnunquam desipientia occurrit ferina et.melancholica, fla-<text:line-break/>va hile praeassata. Quae autem deliria per febrium vigores<text:line-break/>accidunt, non propria cerebri affectione, sed per consen-<text:line-break/>sum fiunt; proinde, eos delirare et desipere et vacillare,<text:line-break/>non solum medici, sed privati quoque dicere consueverunt;<text:line-break/>phreniticos vero non nominant; non enim phreniticorum</text:span></text:p>
      <text:p text:style-name="P9"><text:span text:style-name="T3">• deliria quiescunt, mitigato febrium vigore. Igitur quem-<text:line-break/>admodum phreniticoruni febris unum quoddarn symptoma-<text:line-break/>tum est cerebri affecti; fic ardentium febrium delui utn,<text:line-break/>multis elatis ad ipsum vaporibus calidis. Huic autem con-<text:line-break/>similis est similium suffusionibus symptomatum generatio, </text:span><text:span text:style-name="T6">a<text:line-break/></text:span><text:span text:style-name="T3">ventriculi affectionibus procedens. Naui cerebrum ventri-.</text:span></text:p>
      <text:p text:style-name="P4"><text:span text:style-name="T3">culo et ventriculus cerebro suas affectiones transmittit,<text:line-break/>propter nervorum a cerebro ad os ventriculi descendentium<text:line-break/>magnitudinem, per quos etiam sensus huic parti quam usti<text:line-break/>reliquaruni corporis partium acutior est. Quocirca capitis<text:line-break/>fracturas, quum ad rnenluges usque perveniunt, biliosi vo-<text:line-break/>mitus sequuntur; ac dolores capitis, qucmodocunque fiant,<text:line-break/>subversio stomachi et morsus aliquando; hypochondriacas<text:line-break/>vero </text:span><text:span text:style-name="T6">et</text:span><text:span text:style-name="T3"> flatulentas vocatas affectiones melancholica 'tristitia,<text:line-break/>haud secus quam acutam sebrem delirium, et quasdam oris<text:line-break/>ventriculi affectiones ea quae in symptomatis suffusioni si-<text:line-break/>milatur affectio. Sic nervosis partibus inflammatis prom-<text:line-break/>ptius quam reliquis delirium supervenit, nscendente ad<text:line-break/>caput interdunr per continuas partes solo calore, interdum<text:line-break/>vero spiritu vaporoso vel fumoso aut fuliginoso.</text:span></text:p>
      <text:h text:style-name="Heading_20_2" text:outline-level="2">Cap. X.</text:h>
      <text:p text:style-name="P99"><text:span text:style-name="T3">Quemadmodum autem in his qui per con-<text:line-break/>sensum oriuntur, ita et in illis qui primario affectu contui-</text:span></text:p>
      <text:p text:style-name="P4"><text:span text:style-name="T3">gunt, capitis morbis, </text:span><text:span text:style-name="T36">non est </text:span><text:span text:style-name="T3">parva disserentia. Igitur crassi<text:line-break/></text:span><text:span text:style-name="T36">humores; qui </text:span><text:span text:style-name="T3">in ipsa cerebri substantia exuberant, inter-<text:line-break/>dum eam </text:span><text:span text:style-name="T36">ut </text:span><text:span text:style-name="T3">organicam, interdum ut similarem partem lae-<text:line-break/>dunt ; meatuum quidem obstructionibus ut organicam; tem-<text:line-break/>peramenti vero alterationibus ut similarem. Proinde hic<text:line-break/></text:span><text:span text:style-name="T36">sermo </text:span><text:span text:style-name="T3">in fine sexti libri de vulgaribus morbis scriptus est:<text:line-break/></text:span><text:span text:style-name="T6">Melancholici etiam epileptici plerumque sieri consueve-<text:line-break/>runt </text:span><text:span text:style-name="T40">, </text:span><text:span text:style-name="T6">et epileptici melancholici. Atque horum alterum<text:line-break/>magis accidit, prout vel in hanc vel in illam partem in-<text:line-break/>firmitas -repit; si in corpus, epileptici - </text:span><text:span text:style-name="T50">si </text:span><text:span text:style-name="T6">in mentem, me-<text:line-break/>lancholici.</text:span><text:span text:style-name="T3"> Hoc sermone primum quidem declaravit, quod<text:line-break/>non semper, sed plerumque horum affectuum alter in alte-<text:line-break/>rurn transit; quum enim non solum melancholicus humor,<text:line-break/>, verum etiam pituitosus morbum comitialem efficiat, is<text:line-break/>quem melancholicus humor constituit, in melancholiam in-<text:line-break/>terdum transit; quem vero pituitosus, in alium quidem as-<text:line-break/>fectunr, de quo paulo post dicturus sum., permutatur, me-<text:line-break/>lancholiam vero haudquaquam efficit. Alterum , vero in</text:span></text:p>
      <text:p text:style-name="P6"><text:span text:style-name="T3">Hippocratis sermone </text:span><text:span text:style-name="T15">continetur, </text:span><text:span text:style-name="T3">non parvum theorema.<text:line-break/>Quum enim anima </text:span><text:span text:style-name="T15">aut fit </text:span><text:span text:style-name="T3">temperamentum activarum quali-. •<text:line-break/>tatum, aut ab ipsarum leinperamento alteretur, bilem, quum<text:line-break/>cerebrum ut partem organicam laedit, ad cerebri corpus<text:line-break/>accedere ait, et id per obstructiones fit; quum vero tempe-<text:line-break/></text:span><text:span text:style-name="T17">ramentum </text:span><text:span text:style-name="T3">mutando, ut similarem oblaedit, ad mentem.'<text:line-break/></text:span><text:span text:style-name="T17">Verum </text:span><text:span text:style-name="T3">hoc quod medici dereliquerunt, definire in primis<text:line-break/>necessarium osse videtur. Quemadmodum enim in mauife-<text:line-break/></text:span><text:span text:style-name="T17">stiis </text:span><text:span text:style-name="T3">corporis partibus iuterdunr omnibus eadem apparet<text:line-break/></text:span><text:span text:style-name="T17">temperies</text:span><text:span text:style-name="T3">, ut in morbo </text:span><text:span text:style-name="T15">regio </text:span><text:span text:style-name="T3">et elephante' vocato et hy-<text:line-break/></text:span><text:span text:style-name="T17">deris </text:span><text:span text:style-name="T3">et cachexia, ad haec et in hepaticis ac splenicis deco-<text:line-break/></text:span><text:span text:style-name="T17">lorationibus, </text:span><text:span text:style-name="T3">interdum vero unius duntaxat partis,- quae<text:line-break/></text:span><text:span text:style-name="T17">biliosum aut </text:span><text:span text:style-name="T3">pituitosum aut melancholicum humorem susci-<text:line-break/></text:span><text:span text:style-name="T17">pit, temperies </text:span><text:span text:style-name="T3">permutatur, ita etiam cerebrum potest non-<text:line-break/></text:span><text:span text:style-name="T17">nunquam universo </text:span><text:span text:style-name="T3">in venis sanguine melancholico procrea-<text:line-break/></text:span><text:span text:style-name="T20">to,</text:span><text:span text:style-name="T17"> ob communem </text:span><text:span text:style-name="T3">laesionis rationem-</text:span><text:span text:style-name="T17">ipsum </text:span><text:span text:style-name="T3">quoque laedi;<text:line-break/></text:span><text:span text:style-name="T17">nonnunquam vero </text:span><text:span text:style-name="T3">permanente citra affectionem totius ho-</text:span></text:p>
      <text:p text:style-name="P6"><text:span text:style-name="T17">minis </text:span><text:span text:style-name="T24">• </text:span><text:span text:style-name="T17">sanguine, solus is, qui lu cerebro est,- alterari, id-<text:line-break/>que bifariam accidere, aut aliunde in ipsum defluente, aut<text:line-break/>in ipso loco genito melancholico humore; gignitur autem a<text:line-break/>multo ejus loci calore, aut flavam bilem, aut crassum atrum—<text:line-break/>qtie sanguinem superassante. Atque haec distinctio non par-<text:line-break/>vum habet in. curatione momentum. Quum enim univer-<text:line-break/>sum corpus sanguinem melancholicum continet, curationis<text:line-break/>principium a venae sectione ducere oportet; ubi vero solum<text:line-break/>cerebrum, infirmus,'quod ad hunc affectionem attinet, san-<text:line-break/>guinis detractione non indiget, qua tamen aliam ob causam<text:line-break/>aliquam indigere potest. itaque dignotio ab his tibi succur-<text:line-break/>rat; utrum melancholicum sanguinem universum corpus ha-<text:line-break/>beat, an is in cerebro fit accuniulatus. In primis corporis<text:line-break/>habitum, qualis sit, "consideres velim, meminerisque quod<text:line-break/>molles et candidi et obesi nequaquam humorem habent me-<text:line-break/>lancholicunr, macri-vero- et nigri et hirsuti et quibus Ia-<text:line-break/>tae sunt venae, ad hujusmodi humoris, generationem aptissi-</text:span></text:p>
      <text:p text:style-name="P6"><text:span text:style-name="T3">mi sunt; fitque inlerdum, ut praerubro colore homines af-<text:line-break/>fatim in melancholicam temperiem decidant, atque post hos<text:line-break/>flari, idque maxime quando et vigiliis et multis laboribus<text:line-break/>et sollicitudine et tenui victu suerint educati. Hujus quo-<text:line-break/>que generis hae notae sunt, an haemorrhois aliqua suppressa<text:line-break/>sit, aut alia quaepiam constteta sanguinis vacuatur, aut mu-<text:line-break/>lieribus menstrua; insuper quibus cibis quis suerit usus,'<text:line-break/>utrum iis qui suapte iiatura melancholicum sanguinem pro-<text:line-break/>creant, an e diverso. Dico vero sanguinem melancholicum<text:line-break/>procreare caprinarum bubularumque carnium esum, magis-<text:line-break/></text:span><text:span text:style-name="T36">que </text:span><text:span text:style-name="T3">hircinarum et taurinarum, sed maxime asinorum came-.<text:line-break/>lorumque, nam et his nonnulli vescuntur, ut etiam vulpi-<text:line-break/></text:span><text:span text:style-name="T36">narum caninarumque; </text:span><text:span text:style-name="T3">nec vero minime leporum esus ejus-<text:line-break/>modi sanguinem generat, et multo magis aprorum; sed li-<text:line-break/>maces quoque melancholicum sanguinem generant, fi fre-<text:line-break/>quens </text:span><text:span text:style-name="T36">sit </text:span><text:span text:style-name="T3">eorum ulus, et omnes terrenorum animalium car-<text:line-break/></text:span><text:span text:style-name="T36">nes </text:span><text:span text:style-name="T3">sale conditae; aquatilium vero thumii, balaenae,. vituli</text:span></text:p>
      <text:p text:style-name="P6"><text:span text:style-name="T3">marini, delphini, canis, atque cetaceornm omnium; ex<text:line-break/>oleribus autem brassica scre sola hujusmodi sanguinem gigne-<text:line-break/>re consuevit; quemadmodum et arborum germina, ubi vel<text:line-break/>muria, vel oxlialme condiuntur, lentifci dico, terebinthi,<text:line-break/>rubi, canis rubi. Leguminum vero omnium maxime len-<text:line-break/>tus melancholica sunt edulia; tum panes fursuracei, et qui<text:line-break/>ex tipha atque vitiatis seminibus fiunt, quorum apud quas-<text:line-break/>dam nationes usus loco frumenti habetur; verum de his in<text:line-break/>primo libro de alimentorum facultatibus nictum esu Praes<text:line-break/>terea vina crassa nigraque aptissima sunt, ut ex ipsis melan-<text:line-break/>cholicus humor fiat, praesertim si quis his uberius utens, ob-<text:line-break/>lata occasione in majori calore corpus contineat , Vetus,<text:line-break/>denique cascus, ubi forte fortuna in corpore fuerit siiper-<text:line-break/>calesactus, facile hujuscemodi procreat humorem. Igitur<text:line-break/>si quis antequam in morbum inciderit, hujusmodi victus<text:line-break/>ratione fuerit educatus, majorem quandam inde licet facere<text:line-break/>conjecturam; fi vero boni succi cibis usus fuerit, confide-<text:line-break/>rare oportet exercitationes ipsius, maestitiam, vigilias, sci-</text:span></text:p>
      <text:p text:style-name="P6"><text:span text:style-name="T3">licitudines. • Ac nonnulli per febriles, ut dictum est, morbos<text:line-break/>melancholicum humorem contraxerunt. Atque ad essicacio-<text:line-break/>rem dignotiouem non parum consertanni tempus ac praeterita<text:line-break/>praesensque constitutio, item regio ac laborantis aetas. His<text:line-break/>itaqueomnihus praemedisatis, quum speraveris iu universi cor-<text:line-break/>poris venis melancholicum sanguinem contineri, quo certissi-<text:line-break/>mam habeas notitiam, cubiti venamseca,praecipueque mediam,<text:line-break/>quoniam utrique communis est, et ei quae humeralis nominatur<text:line-break/>et ei quae per axillam ad manum fertur. Quod fi tum fluens<text:line-break/>sanguis non rideatur melanoholicus, statim supprimatur; si<text:line-break/>vero talis appareat, vacua quantum pro laborantis' corporis<text:line-break/>habitu satis esse conjeceris. Est praeterea tertia melancho-<text:line-break/>liae disserentia, morbi comitialis exemplo, quum ortum a<text:line-break/>ventriculo habuerit; vocitant. autem nonnulli medicorum<text:line-break/>hanc affectionem hypochondriacum flatuosurnque morbum.<text:line-break/>Verum satis mini suerint ea symptomata, quae a Diocle scri-<text:line-break/>pta sunt illi assidere in libro cui titulus est, </text:span><text:span text:style-name="T6">affectio, causa.</text:span></text:p>
      <text:p text:style-name="P6"><text:span text:style-name="T6">curatio;</text:span><text:span text:style-name="T3"> in quo Diocles ad verbum ita scripsit: </text:span><text:span text:style-name="T6">Sed alius<text:line-break/>oritur circa ventriculum morbus, qui sapradictis difsimilis<text:line-break/>esi, nominaturque ab aliis, melancholicus, ab aliissiatuosus •<text:line-break/>quem sumpto cibo maxime coctu distsicili et caustico, sputum<text:line-break/>humidum idemque rnultum comitatur, item ructus acidus,<text:line-break/>status, aestus in hypochondriis, fluctuatio non ilUco, scd<text:line-break/></text:span><text:span text:style-name="T3">quum </text:span><text:span text:style-name="T6">retinuerint; interdum ventriculi quoque vehementes<text:line-break/>dolores, qui nonnullis ad dorsium usque proceduntconco-<text:line-break/>ctis deinde cibis quiescunt, rnox aliis ingestis eadem rursus<text:line-break/>revertuntur, quae interdum jejunos, interdum etiam a coe-<text:line-break/>na molestant, atque vomentes, evomunt crudos cibos et<text:line-break/>phlegmata subamara et calida et acida adeo, ut nonnurv-<text:line-break/>quam dentes torpedine afficiantur. Atque horum plurima<text:line-break/>ab</text:span><text:span text:style-name="T3"> ineunte. siatim </text:span><text:span text:style-name="T6">aetate eveniunt' utcunque tamen acci-<text:line-break/>derint, omnibus producuntur.</text:span><text:span text:style-name="T3"> Haec praefatus Diocles, mox<text:line-break/>causam subjungens ita scribit: </text:span><text:span text:style-name="T6">Caelerum siatulentos voca-<text:line-break/>tos Juspicandum esi plus caloris quam decet habere in iis<text:line-break/>venis, suae alimentum a ventriculo excipiunt, sanguinem-</text:span></text:p>
      <text:p text:style-name="P4"><text:span text:style-name="T6">que ipsis</text:span><text:span text:style-name="T3"> crassiorem factum. </text:span><text:span text:style-name="T6">suam constat has venas ejsc<text:line-break/>obstructas, quod alimentum corpori non distribuatur, scd<text:line-break/>in ventriculo maneat</text:span><text:span text:style-name="T3"> inconfectum, </text:span><text:span text:style-name="T6">quum antea</text:span><text:span text:style-name="T3"> a </text:span><text:span text:style-name="T6">meatibus<text:line-break/>his susciperetur, magnaque ipsius pars in imum ventrem<text:line-break/>excerneretur -, tum quod postero die vorrumt,. utpote non di-<text:line-break/>gestis per corpus cibis. Sed quod calor uberior sit, quam<text:line-break/>qui secundum ruitwam ese,facillime intelliges tum ab aestu,<text:line-break/>qui ipsis accidit, tum ab iis quae ingeruntur ; siquidem ju-<text:line-break/>vari videntur a frigidis cibis, qui calorem refrigerare</text:span><text:span text:style-name="T3"> ex_<text:line-break/>tinguereque </text:span><text:span text:style-name="T6">solent.</text:span><text:span text:style-name="T3"> Deinde alia quoque Diocles jam pro-<text:line-break/>positis in hoc sermone addidit: </text:span><text:span text:style-name="T6">Ajunt autem nonnulli os<text:line-break/>ventriculi, intestinis continuum, in hujusmodi affectibus<text:line-break/>inflammari, dc' ob inflammationem ipsam obstrui et prohi-<text:line-break/>bere, ne alimenta statuto tempore ad intesuna descendant •<text:line-break/>quamobrem diutius quam decet iu ventriculos manentia<text:line-break/>, tumores et aestus atqne caetera praedicta esisiciunt.</text:span><text:span text:style-name="T3"> Haec</text:span></text:p>
      <text:p text:style-name="P3"><text:span text:style-name="T3">quidem Diocles literis prodidit; verum in hoc symptoma-</text:span></text:p>
      <text:p text:style-name="P6"><text:span text:style-name="T3">tum catalogo praecipua totius concursus lyrnptornata silentio<text:line-break/>praeteriit, quae melancholiam et statulentam hypochondria-<text:line-break/>carnque affectionem charactere designant; atque haec omisit,<text:line-break/>ut puto, quod ex morbi ipsius nomine manifeste declarentur,<text:line-break/>quum nos ab Hippocrate didicerimus: </text:span><text:span text:style-name="T6">Si metus et moeseitia<text:line-break/>lorigo tempore obsidentia perseverent, melancholicus esi hu-<text:line-break/>juscemodi affectus.</text:span><text:span text:style-name="T3"> Verum haud absurda quaestio est, qua-,<text:line-break/>re quum causas aliorum symptomatum redderet, quam ob<text:line-break/>causam mens laedatur, non scripserit; sive enim venarum,<text:line-break/>quae ad ventriculum sunt, calor in illis exuperat, sive par-<text:line-break/>tes quae sunt ad pylorum inflammatione laborant, quid cau-<text:line-break/>sae fit, </text:span><text:span text:style-name="T15">cur </text:span><text:span text:style-name="T3">melancholica comitentur symptomata, dereliquit.<text:line-break/>Etenim quod venter flatuIento spiritu impleatur, ac deinde<text:line-break/>ructibus levetur, ac praeterea vomitione a Diocle memorata,<text:line-break/>veI nihil ipfo dicente manifestum est; at propria melancho-<text:line-break/>liae symptomata simul cum dicta ventriculi affectione scri-<text:line-break/>bere; arduum ei fuit. Id itaque addamus ac simul, qualis</text:span></text:p>
      <text:p text:style-name="P6"><text:span text:style-name="T17">sit </text:span><text:span text:style-name="T3">lu hujusmodi affectibus ventriculi dispositio; manifesta lu-<text:line-break/>terpretatione enarremus. Videtur enim in ipso quaedam<text:line-break/>inflammatio esse; sanguis autem in parte inflammata conten-<text:line-break/></text:span><text:span text:style-name="T17">tus et </text:span><text:span text:style-name="T3">crassior </text:span><text:span text:style-name="T15">et </text:span><text:span text:style-name="T3">magis melancholicus. Itaque quemadmo-<text:line-break/></text:span><text:span text:style-name="T17">dum </text:span><text:span text:style-name="T3">elato ex ventriculo ad oculos suliginoso quodam aut<text:line-break/></text:span><text:span text:style-name="T17">sumoso </text:span><text:span text:style-name="T3">halitu,' aut crassis omnino vaporibus, similia suffusio </text:span><text:span text:style-name="T15">-<text:line-break/></text:span><text:span text:style-name="T17">nis </text:span><text:span text:style-name="T3">symptomata contingunt, eadem ratione sublata ad cere-<text:line-break/></text:span><text:span text:style-name="T17">brum ab </text:span><text:span text:style-name="T3">atra bile evaporatione veluti sniiginosa sumosaque<text:line-break/>melancholica evenient iu mente symptomata Ac certe quam<text:line-break/></text:span><text:span text:style-name="T17">frequentissime </text:span><text:span text:style-name="T3">ridemus flava in ventriculo bile contenta, ca-<text:line-break/></text:span><text:span text:style-name="T17">put </text:span><text:span text:style-name="T3">dolore assici; ut et mox bile per vomitum ejecta dolo-<text:line-break/></text:span><text:span text:style-name="T17">rem </text:span><text:span text:style-name="T3">sedari. Atque hujusmodi dolores mordaces et eroden-<text:line-break/></text:span><text:span text:style-name="T17">tes sunt, </text:span><text:span text:style-name="T3">quemadmodum alii quidam cum gravitate, alii cum<text:line-break/></text:span><text:span text:style-name="T17">tensione, </text:span><text:span text:style-name="T3">alii cum cataphora fieri videntur. • Atque inter<text:line-break/></text:span><text:span text:style-name="T17">optimos </text:span><text:span text:style-name="T3">medicos convenit, non solum haec, verum etiam<text:line-break/></text:span><text:span text:style-name="T17">morbum </text:span><text:span text:style-name="T3">comitialem capiti a ventriculo procedere. - Igitur</text:span></text:p>
      <text:p text:style-name="P6"><text:span text:style-name="T17">melancholicis timores semper assident, non autem semper<text:line-break/>eadem imaginationum praeter naturam species ipsis obver-<text:line-break/>satur, siquidem alius testaceum sc factum putavit, atque<text:line-break/>idcirco occursantibus cedebat, ne confringeretur; alter<text:line-break/>gallos cantare conspiciens, ut hi alarum ante cantum, sic ille<text:line-break/>brachiorum plausu latera quatiens, animantium sonum imi--<text:line-break/>tatus est. Fuit item alteri timor, ue Alias mundum baju-<text:line-break/>lans gravatus onere ipsum excuteret, atque sic ipse conte-<text:line-break/>reretur ac nos quoque fecum perderet; aliaque hujusmodi<text:line-break/>iusinita imaginantur. Disserunt autem inter le melancholici;<text:line-break/>nam omnes .timent, moerent, vitam damnant, odio habent<text:line-break/>homines, sed non onines mori cupiunt; imo hoc ipsum non-<text:line-break/>nullis melancholiae caput est, quod mortem pertimescant;<text:line-break/>quosdam etiam alieno admodum ridebis animo, ' utpote qui<text:line-break/>simul et mortem metuant et mori cupiant Proinde recte<text:line-break/>videtur Hippocrates omnia ipsorum symptomata in duo haec<text:line-break/>coegisse, metum et moellitiain. Moestitia nimirum eos iu-</text:span></text:p>
      <text:p text:style-name="P6"><text:span text:style-name="T17">ducit, </text:span><text:span text:style-name="T6">ut</text:span><text:span text:style-name="T3"> odio prosequantur omnes,-, quos viderint, perpe-<text:line-break/></text:span><text:span text:style-name="T17">tuo </text:span><text:span text:style-name="T3">moestitianr prae se serant, ac terreantur, ut lu tenebris<text:line-break/>profundis pueri, atque ex adultis indocti. Quemadmodum<text:line-break/></text:span><text:span text:style-name="T17">sane </text:span><text:span text:style-name="T3">externae tenebrae omnibus sere hominibus pavorem in-<text:line-break/></text:span><text:span text:style-name="T17">ducunt, </text:span><text:span text:style-name="T3">nisi vel audaces admodum, vel docti suerint, sic<text:line-break/></text:span><text:span text:style-name="T17">atrae bilis </text:span><text:span text:style-name="T6">color,</text:span><text:span text:style-name="T3"> </text:span><text:span text:style-name="T17">mentis </text:span><text:span text:style-name="T3">scdem </text:span><text:span text:style-name="T17">peraeque </text:span><text:span text:style-name="T3">ac tenebrae obscu-<text:line-break/></text:span><text:span text:style-name="T17">rans, </text:span><text:span text:style-name="T3">timorem efficit. Etenim summis tum medicis tum<text:line-break/></text:span><text:span text:style-name="T17">philosophis </text:span><text:span text:style-name="T3">in consesso est, </text:span><text:span text:style-name="T17">tum </text:span><text:span text:style-name="T3">humores tum omnino cor-<text:line-break/></text:span><text:span text:style-name="T17">poris </text:span><text:span text:style-name="T3">temperamentum animae actiones alterare; quod nos<text:line-break/></text:span><text:span text:style-name="T17">quoque uno </text:span><text:span text:style-name="T3">commentario docuimus, quo demonstratum est,<text:line-break/></text:span><text:span text:style-name="T17">animae </text:span><text:span text:style-name="T3">facullates corporis temperaturam fequi. </text:span><text:span text:style-name="T17">- </text:span><text:span text:style-name="T3">Quocirca<text:line-break/></text:span><text:span text:style-name="T17">humorum </text:span><text:span text:style-name="T3">vim ignorantes, in quorum numero et Eraststratus</text:span><text:span text:style-name="T17">.<text:line-break/>est, ne </text:span><text:span text:style-name="T3">scribere </text:span><text:span text:style-name="T17">quidem </text:span><text:span text:style-name="T3">de melancholia quicquam </text:span><text:span text:style-name="T17">ausi sunt.'<text:line-break/>Sed et in hoc par </text:span><text:span text:style-name="T3">est admirari tum communes hominum no-<text:line-break/></text:span><text:span text:style-name="T17">tiones tum plurima quoque; </text:span><text:span text:style-name="T3">dogmata, quae non pauci </text:span><text:span text:style-name="T17">phi-<text:line-break/>losophi et medici </text:span><text:span text:style-name="T3">ignoraverunt. Igitur ab omnibus allectus<text:line-break/></text:span><text:span text:style-name="T36">hic </text:span><text:span text:style-name="T17">melancholia, vocitatur, </text:span><text:span text:style-name="T3">ludicante nomine humorem, qui</text:span></text:p>
      <text:p text:style-name="P6"><text:span text:style-name="T3">ipsius causa </text:span><text:span text:style-name="T15">est. </text:span><text:span text:style-name="T3">Itaque si circa ventriculum prima incepe-<text:line-break/>rint symptomata, ipfisque auctis melancholicae sequantur'<text:line-break/>affectiones, deinde alvi dejectionibus, vomitibus et statibus<text:line-break/>per inferiora emissis, ructibusque levetur homo, hypochon-<text:line-break/>driacum statulentnmque morbum ipsum nominabimus, sym-<text:line-break/>ptomata vero ipsius esse dicemus moestitiam et metum; quum<text:line-break/>autem propria melancholiae symptomata magna videntur,<text:line-break/>circa ventriculum vero aut nulla aut parva, his existiman-<text:line-break/>dum primitivam in cerebro affectionem consistere, ob atram<text:line-break/>bilem in ipso congestam. Caeterurn quibus signis discerna-<text:line-break/>tur, utrum iu solo ipso cerebro, au in universo corpore hu-<text:line-break/>juscemodi humor contineatur, paulo ante nictum est; mo-<text:line-break/>neo autem amicos, qui me curantem viderunt frequentibus<text:line-break/>balneis, victuque hunndo bonique Jncci, nullo alio adhibito<text:line-break/>praesidio, hujusmodi morbum, ubi nondum ob longum tem-<text:line-break/>poris tractum noxius humor multum vacuationi resisteret;<text:line-break/>quum enim diuturnus jam suctus est morbus, majora prae</text:span></text:p>
      <text:p text:style-name="P11"><text:span text:style-name="T17">dictis </text:span><text:span text:style-name="T3">oportet adhibere remedia.- Successit autem hujusmodi<text:line-break/>melancholia iis, qui praecesserunt, calidis capitis affectibus<text:line-break/>aut ob' aestum aut phlegmonosum lu ipso factum morbum,<text:line-break/></text:span><text:span text:style-name="T17">aut </text:span><text:span text:style-name="T3">etiam phrenitidem; succedit vero et sollicitudini et moe-<text:line-break/></text:span><text:span text:style-name="T17">stitiae </text:span><text:span text:style-name="T3">cum vigiliis. Verum satis fuerit haec de melancholia<text:line-break/>dixisse.<text:tab/>•</text:span></text:p>
      <text:p text:style-name="P3"><text:span text:style-name="T3">Cani XI. At de epilepticis affectibus deinceps, quan-<text:line-break/>doquidem hi quoque interdum ipso capite affecto</text:span><text:span text:style-name="T17">", interdum<text:line-break/>aliis </text:span><text:span text:style-name="T3">consentiente, ortum habent, accurate </text:span><text:span text:style-name="T17">distinguendum esu<text:line-break/>Ut </text:span><text:span text:style-name="T3">enim triplicem melancholiam, ita epilepsiam quoque tres<text:line-break/></text:span><text:span text:style-name="T17">sortitam </text:span><text:span text:style-name="T3">differentias, omnes prope medici distinguere negle-<text:line-break/></text:span><text:span text:style-name="T17">xerunt. </text:span><text:span text:style-name="T3">Omnibus itaque commune est, cerebrum assici, vel<text:line-break/></text:span><text:span text:style-name="T17">consistente in ipso </text:span><text:span text:style-name="T3">affectu, quod plurimis epilepticis accidit;<text:line-break/></text:span><text:span text:style-name="T17">aut a ventriculi ore, </text:span><text:span text:style-name="T3">quod stomachum vocare solent medici,<text:line-break/></text:span><text:span text:style-name="T17">ad cerebrum </text:span><text:span text:style-name="T3">per consensum ascendente, quod genus pro-<text:line-break/></text:span><text:span text:style-name="T17">portione respondet </text:span><text:span text:style-name="T3">symptomatis</text:span><text:span text:style-name="T15">, </text:span><text:span text:style-name="T3">quae ocusis a stomacho </text:span><text:span text:style-name="T17">ad-<text:line-break/>veniunt, veluti in </text:span><text:span text:style-name="T3">suffusionibus. Fit </text:span><text:span text:style-name="T6">etiam, fed raro,</text:span><text:span text:style-name="T3"> tertia</text:span></text:p>
      <text:p text:style-name="P6"><text:span text:style-name="T3">morbi comitialis sive speciem , sive genus, sive differentiam<text:line-break/>nominare velis, quum </text:span><text:span text:style-name="T6">a parte</text:span><text:span text:style-name="T3"> aliqua qualibet, incipit affectus,<text:line-break/>qui deinde sentiente aegro ad cerebrum usque ascendit. At-<text:line-break/>que hoc primum vidi lu puero, qui decimumtertium sere<text:line-break/>aetatis annum agebat, quum adolescens essem, cum optimis<text:line-break/>ejus tempestatis medicis, qui convenerant ad ipsius curatio-<text:line-break/>uem. Audivi igitur tum narrantem puerum,, affectionis lu-<text:line-break/>itiuin in tibia sibi fieri, mox illinc recta ascendere per femur<text:line-break/>et illi superposita ilia ac latera, ad cervicem et caput usque;<text:line-break/>quod ubi primum attigisset, sc non amplius fibi constare.<text:line-break/>interrogatus tamen a medicis, quale esset id, quod fereba-<text:line-break/>tur ad caput, nihil habuit puer, quod responderet. Sed<text:line-break/>alius quidani ab hoc adolescens compos mentis, quique satis<text:line-break/>poterat et sentire quod fiebat et altero disertius enarrare,<text:line-break/>dicebat veluti frigidam quandam auram esse id quod ascen-<text:line-break/>debat. Unile ex duobus alterum Pelopi praeceptori place-<text:line-break/>bat; aut qualitatem quandam, alteratis per continuationem</text:span></text:p>
      <text:p text:style-name="P6"><text:span text:style-name="T3">partibus, aut spiritalem substantiam transmitti. Neque </text:span><text:span text:style-name="T15">mi-<text:line-break/></text:span><text:span text:style-name="T3">randum esse dicebat, validam vim esse humori, qui lu affecta<text:line-break/>parte praeter naturam genitus fuisset, qualis perniciosarum<text:line-break/>ferarum venenis inest. Quis enim crederet, nisi saepe id<text:line-break/>fieri rideremus, vel a scorpionibus infixo aculeo, vel a pha-<text:line-break/>langiorum parvorum morsibus, totum corpus ingenti et in-<text:line-break/>usitata mutatione assici, minimam licet quandam substantiam<text:line-break/>feriis in ipsum demittentibus? Quum itaque phalangium<text:line-break/>aliquem momordit, quamvis parvum fit animal, existimare<text:line-break/>nos </text:span><text:span text:style-name="T6">debemus</text:span><text:span text:style-name="T3"> venenum ex ipsius ore in morsum corpus de-<text:line-break/>scendisse. Porro pastinacae marinae, quemadmodum et ter-<text:line-break/>reni scorpionis, aculeus, in partem extremam acutissimam<text:line-break/>manifeste finitur, ubi nullum foramen est; per quod vene-<text:line-break/>num dejiciat; necesse tamen est, ut cogitemus substantiam<text:line-break/>quandam esse aut spiritalem, aut humidam, quae mole mini-<text:line-break/>rna, facullate maxima sit Etenim nuper ictus quidam a<text:line-break/>scorpione, videbatur sibi, ut ajebat, grandine percuti, erat-<text:line-break/>que totus frigidus, cum sudore etiam frigido, tandemque</text:span></text:p>
      <text:p text:style-name="P4"><text:span text:style-name="T3">adjutus remediis vix servatus est. Itaque Pelops non im-<text:line-break/>possibile esse dicebat, in corpore similem aliquam suhstan-<text:line-break/>tiam generari ritra causam externam, quae ubi nervosam<text:line-break/>aliquam partem occupasset, per continuas </text:span><text:span text:style-name="T15">partes </text:span><text:span text:style-name="T3">usque ad<text:line-break/>nervorum principium vim suam transmitteret, sive per al-<text:line-break/>terationem, ut ipse dicebam, sive spicitali essentia veluti<text:line-break/>aura ad ipsum elata; faepenumero enim infigente aculeum<text:line-break/>scorpione, aut in nervum, aut arteriam, aut venam, mani-<text:line-break/>feste ridemus ita percussos vehementissimis insestari sympto-<text:line-break/>matis. Atqui scorpionis quidem aculeus totam cutem pene-<text:line-break/>trando ad profundum usque potest pervenire; phalangio-<text:line-break/>rum vero parvorum morsus solam afficit cutis superfiriem;<text:line-break/></text:span><text:span text:style-name="T36">- </text:span><text:span text:style-name="T3">unde constat, interdum per solam cutem veneni vim ad to-<text:line-break/>tum corpus deserri. Nam tota cutis sibi ipsi continua est<text:line-break/>et nervosa; prolude haudquaquamimpossibile est, per totam<text:line-break/>ipsam celeriter distributam immissi veneni vim, inde ex ea-<text:line-break/>dem rursus ipsius contactu lu singulas subjectarum partium</text:span></text:p>
      <text:p text:style-name="P4"><text:span text:style-name="T3">recipi; mox ex illis in alias continuas, atque iterum ex iis,<text:line-break/>quae afficiuntur', in alias; quumque ad principuni partium<text:line-break/>aliquam pervenerit, tum mortis periculum homini instare.<text:line-break/>Ad hanc rem in primis conferunt vincula superioribus par-<text:line-break/>tibus injectu, a quibus praesentaneum praefidium percipitur.<text:line-break/>Etenim in viperarum scorpionumque ictibus haec expertus<text:line-break/></text:span><text:span text:style-name="T36">sum, </text:span><text:span text:style-name="T3">item aspidum quoque, quod propter imminens subita-<text:line-break/></text:span><text:span text:style-name="T36">riae </text:span><text:span text:style-name="T3">mortis periculum, magis incredibile est. Attamen quum<text:line-break/>Alexandriae essem, rusticus quidam non longe ab urbein<text:line-break/></text:span><text:span text:style-name="T36">uno </text:span><text:span text:style-name="T3">manus digitorum ictus, ejus radicem in postbrachiali va-<text:line-break/>fidissimo vinculo ligavit, accurrensque in urbem ad familiarem<text:line-break/></text:span><text:span text:style-name="T36">sibi </text:span><text:span text:style-name="T3">melicum, totum digitum ab ipsa dearticulatione, quae<text:line-break/></text:span><text:span text:style-name="T36">ad </text:span><text:span text:style-name="T3">postbraehiale est, abscindendum praebuit, sperans.inde<text:line-break/></text:span><text:span text:style-name="T36">nihil se </text:span><text:span text:style-name="T3">pesturnm; neque sane frustratus est sua spe, quippe<text:line-break/>nihil aliud faciens salvus evasit. . Similiter alium novi, qui<text:line-break/>epoto ex viperis medicamento, rescisso prius digito, a peri-<text:line-break/></text:span><text:span text:style-name="T36">culo </text:span><text:span text:style-name="T3">liberatus esu Vidi praeterea alterum rusticum, cujus</text:span></text:p>
      <text:p text:style-name="P6"><text:span text:style-name="T3">totum digitum vipera momorderat, qui falce, quam tunc<text:line-break/>forte habebat, erat enim vinitor,. ab ultimo articulo icta<text:line-break/>parte resecta, deinde inducta usitatis medicamentis digito<text:line-break/>cicatrice,- nullo epoto medicamento sanatus est. Sed pue-<text:line-break/>rum quoque, cujus morbus comitialis a tibia oriebatur, me-<text:line-break/>dici, qui tunc ad curationem ejus convenerant, fanare ag-<text:line-break/>gressi, cum visum ipsis esset vacuato prius universo corpore,<text:line-break/>medicamentum ex thapsia, aut sinapi, parti adhibere, ligato<text:line-break/>interea membro supra eam partem, quae primario affectu<text:line-break/>erat obsessa, accessionem reverti prohibuerunt, quamvis<text:line-break/>quotidie accederet. Verum haec mihi ex abundanti dicta<text:line-break/>sint, ne quis micetur, quo paeto ab ignobili aliqua parte tan-<text:line-break/>tus morbus ortam habeat. Superest, ut causam investige-<text:line-break/>mus, quamobrem in hujusmodi per consensum affectionibus<text:line-break/>epilepticae fiant convulsiones; nam ne Pelops quidem ullam<text:line-break/>hujus rei attulit probabilem rationem, ut neque alius quis-<text:line-break/>quam, curn quo nobis aliqua fuerit consuetudo. Mini ita-<text:line-break/>que per hujusmodi consensum videnti aliquando hominem</text:span></text:p>
      <text:p text:style-name="P6"><text:span text:style-name="T3">laborantem fine vehementi convulsione concidere, cum bre-<text:line-break/>vibus per intervalla palpitantibus motibus, probabile nisum<text:line-break/>est, tale quippiam fieri, quale frequentissime fieri cernimus<text:line-break/>in stomachi singultibus. Atque ego ipse singultum issico pa-<text:line-break/>tior, si quando piperis plusculum ingesserim; idque aliis<text:line-break/>quibusdam non paucis, quibus exquisitus erat oris ventriculi<text:line-break/>sensus, accidisse vidimus; jam autem supra memoratum est<text:line-break/>id non solum medicis, verum etiam universis hominibus<text:line-break/>stomachum appellari. Itaque nidi quum cecidissent qui non<text:line-break/>ex propria cerebri affectione, fed per cousensum comitiali<text:line-break/>morbo laborabant, non perpetuam convulfionem, scd veluti<text:line-break/>palpitantem per intervalla concussionem fieri; proinde ex-<text:line-break/>istimavi similem aliquem cerebro motum evenire, qualis sto-<text:line-break/>macho interdum a re quapiam oblaedente accidit. Etenim<text:line-break/>quum a ciborum plenitudine gravatur et ab eorum corru-<text:line-break/>ptionibus lancinatur, tum fingultu assici conspicitur, atque<text:line-break/>acrem quoque humorem, non singultum modo, verum etiam<text:line-break/>convulsionem, </text:span><text:span text:style-name="T6">per</text:span><text:span text:style-name="T3"> universum curpus efficere saepenurnero</text:span></text:p>
      <text:p text:style-name="P6"><text:span text:style-name="T3">observari; deinde vomitu ejecto eo, quod mordebat, illico<text:line-break/>quievit. Nihil igitur mirandum est, si nervorum principi-<text:line-break/>um hujuscemodi motu concutiatur, ut </text:span><text:span text:style-name="T6">a</text:span><text:span text:style-name="T3"> se expellat quic-<text:line-break/>quid suerit id, quod a parte primo affecta ad ipsum effertur.<text:line-break/>Ad hunc modum reliqua quoque symptomata, quibus nervo-<text:line-break/>smn genus concutitur, fieri puto; ea vero, in quibus deper-<text:line-break/>dito sensu quis concinit citra motum couvulsivum vel palpi-<text:line-break/>tantum, a vehementi frigore ortum trahere, cujus generis<text:line-break/>est lethargus. Apoplexia autem quod subito eveniat, frigi-<text:line-break/>dum humorem indicat, aut crassum, aut viscidum, qui prin-<text:line-break/>cipaliores cerebri ventriculos affatim implet, non totius sub-<text:line-break/>stantiae intemperiem sibi causam esse, veluti lethargo, phre-<text:line-break/>nitidi, maniae, melancholiae,,, stultitiae, amissae memoriae,<text:line-break/>fensuum hebetationi, reloluto motui. Porro in omnibus<text:line-break/>hujuscemodi affectibus, qualis est apoplexia, periculi magni-<text:line-break/>tudinem </text:span><text:span text:style-name="T15">ex </text:span><text:span text:style-name="T3">respicationis laesione conjice. Quemadmodum<text:line-break/>enim dormientes respicant, quamvis nulla alia accidente vo-</text:span></text:p>
      <text:p text:style-name="P6"><text:span text:style-name="T3">luntaria actione, sed supini in cubili jacentes, ita in soporo-<text:line-break/>sis affectibus omnibus, quamvis neque sentiat corpus neque<text:line-break/>moveatur, tamen sola respiratio servatur, quae musculorum<text:line-break/></text:span><text:span text:style-name="T36">pectus </text:span><text:span text:style-name="T3">moventium munus est; cujus rei firmam ac demon-<text:line-break/></text:span><text:span text:style-name="T36">strativa </text:span><text:span text:style-name="T3">lege stabilitam habemus scientiam, quemadmodum<text:line-break/></text:span><text:span text:style-name="T36">etiam; </text:span><text:span text:style-name="T3">quod musculis omnibus motus principium ab insertis<text:line-break/>ipsis nervis accessit; at ex anatome didicimus, nervos omnes<text:line-break/></text:span><text:span text:style-name="T40">a</text:span><text:span text:style-name="T36"> </text:span><text:span text:style-name="T3">cerebro primarium sumere initium </text:span><text:span text:style-name="T36">; </text:span><text:span text:style-name="T3">neque vero simplici-<text:line-break/></text:span><text:span text:style-name="T36">ter </text:span><text:span text:style-name="T3">initium dixi, sed primarium spinalis medullae gratia ora-<text:line-break/>tioni adjeci; permulti enim ex ea nervi prodire ridentur,<text:line-break/></text:span><text:span text:style-name="T36">vim </text:span><text:span text:style-name="T3">tamen omnem, quam habet, cerebrum etiam ipsssuppe-<text:line-break/></text:span><text:span text:style-name="T36">ditat </text:span><text:span text:style-name="T3">Quum itaque respirationem vehementer impeditam<text:line-break/>dissiculterque procedentem rideris, non parvam lu cerebro<text:line-break/>morbosam affectionem esse conjice, in omnibus soporiferis<text:line-break/></text:span><text:span text:style-name="T36">morbis.</text:span></text:p>
      <text:h text:style-name="Heading_20_2" text:outline-level="2">Cap. XII.</text:h>
      <text:p text:style-name="P99"><text:span text:style-name="T3">Omnes igitur hi affectus manifeste fiunt<text:line-break/></text:span><text:span text:style-name="T36">in </text:span><text:span text:style-name="T3">capite, ac praeterea vertigo tenebricosa nuncupata, quae</text:span></text:p>
      <text:p text:style-name="P6"><text:span text:style-name="T3">qualis sit etiam ipsa appellatione prodit. Nam a parva oc-<text:line-break/>casione obtenebrantur laborantes, adeo ut interdum deci-<text:line-break/>dant, maxime quum in orbenr rotantur; quodmnim caeteris<text:line-break/>a multis circumversionibus, id illis ab una rotatione accidit.<text:line-break/>Quin etiam obtenebrantur, si alium quempiam, aut rotam,<text:line-break/>aut </text:span><text:span text:style-name="T6">id genus aliud</text:span><text:span text:style-name="T3"> quidpiam, aut ipsus quoque quos vocant<text:line-break/>in fluminibus vortices, circumagi viderint. Haec autem<text:line-break/>ipsis accidunt maxime, quum sub sole aestuaverint, vel ali-<text:line-break/>am ob causam calefacto fuerint capite., Quod itaque aliis,<text:line-break/>quum in gyrum frequenter vertuntur, accidit, hoc ipsis ci-<text:line-break/>tra circuitionem evenire videtur; at iis qui cerebro in or-<text:line-break/>bem vertuntur, inaequalem et turbulentum et inordina-<text:line-break/>tum motum tum humorum tum spiritus fieri in confesso<text:line-break/>est; rationi igitur consonum est, hujusmodi aliquid<text:line-break/>vertigine affectis itidem evenire. Quamobrcm nonnulli ho-<text:line-break/>rum ab arteriarum sectione praesidium petierunt, totas ar-<text:line-break/>terias pone aures ad tantam videlicet altitudinem sccan-<text:line-break/>les, ut medius inter duas partes locus cicatrice inducere-</text:span></text:p>
      <text:p text:style-name="P6"><text:span text:style-name="T17">tur. Sed conflet non omnes hujus auxilii beneficio curari;<text:line-break/>etenim aliae arteriae iis majores ad cerebrum ex ipsius basi<text:line-break/>per retiformem plexum ascendunt, per quas hujusmodi </text:span><text:span text:style-name="T20">af-<text:line-break/>fectionem</text:span><text:span text:style-name="T17"> fieri rationi consentaneum est, elato per ipsas va-<text:line-break/>poroso calidoque spiritu, atque implente cerebrum; fieri<text:line-break/>etiam potest, ut inaequalis cerebri intemperies hujusmodi<text:line-break/>spiritum producat.- Sed et hanc affectionem ad cerebrum<text:line-break/>pertinere, ex ipso obtenebratorum sensu manifestum esu<text:line-break/>Oritur vero et ipsa, interdum capite prinigeuio affectu<text:line-break/>laborante, interdum vero, quum ori ventriculi consentit.<text:line-break/>Id </text:span><text:span text:style-name="T20">vero</text:span><text:span text:style-name="T17"> fatebatur et Archigenes, qui libro primo de propriis<text:line-break/>diuturnarum affectionum signis, ile de tenebricoso hoc afleotu<text:line-break/>scribit:- </text:span><text:span text:style-name="T20">Is vero quoque bisariam oritur, aut </text:span><text:span text:style-name="T50">a </text:span><text:span text:style-name="T20">capite, aut<text:line-break/>ab iis partihus quae drca hypochondria sunt. </text:span><text:span text:style-name="T56">Mox</text:span><text:span text:style-name="T17"> haec<text:line-break/>genera ejus distinguere aggreditur. Nam ubi ex primaria<text:line-break/>cerebri affectione obtenebratio dependet, aurium sonos et<text:line-break/>capitis dolores gravitatesque praecedere dicit, item ossa-</text:span></text:p>
      <text:p text:style-name="P6"><text:span text:style-name="T3">ctus, vel alterius alicu jus sensus inde prodeuntis oblaefionem;<text:line-break/>huic enim sermoni annexuit ipse, inde prodeuntis, </text:span><text:span text:style-name="T15">eos </text:span><text:span text:style-name="T3">sen-<text:line-break/>lus, ut equidem puto, significare volens, qui a capite initium<text:line-break/>sumunt; ubi vero ab ore ventriculi tenebricosa vertigo ori-<text:line-break/>tur , cornis morfionern nauseamque praesentiri nit. Verum<text:line-break/>ut jam antea saepenurnero monui, licet caput per alterius<text:line-break/>partis consensum quandoque afficiatur, affectio tamen nihilo-,<text:line-break/>inimis ipsi nscrihenda est.</text:span></text:p>
      <text:h text:style-name="Heading_20_2" text:outline-level="2">Cap. XIll.</text:h>
      <text:p text:style-name="P99"><text:span text:style-name="T3">At sane de ea, quae cephalaea a medicis<text:line-break/>nominatus, nemo dubitaverit, quin capitis fit morbus. Est<text:line-break/>enim, ut brevi quis sermone complexus dixerit, affectus hic,<text:line-break/>dolor capitis diuturnus et solutu difficilis, qni </text:span><text:span text:style-name="T15">a </text:span><text:span text:style-name="T3">levibus cau-<text:line-break/>sis vehementes habet accessiones, ut neque strepitum, neque<text:line-break/>vocem vehementiorem, neque luminis splendorem, neque<text:line-break/>motum tolerare possit </text:span><text:span text:style-name="T6">infirmus;</text:span><text:span text:style-name="T3"> scd tranquillitatem, obscu-<text:line-break/>rumque cubiculum quaerat, ob dolorum vehementiam.<text:line-break/>Enimvero nonnulli veluti malleo se percuti arbitrantur, alii<text:line-break/>caput contundi distendique sentiunt; non paucis ad oculo-</text:span></text:p>
      <text:p text:style-name="P6"><text:span text:style-name="T3">rum quoque radices dolor extenditur. Atque hujusmodi'<text:line-break/>etiam accessiones, veluti in morbo comitiali, intermissiones<text:line-break/>habent, interceditque tempus, quo perfecte liberari viden-<text:line-break/>tur. Igitur constat hunc morbum facilem habere capitis af-<text:line-break/>sccturn cephalalgiae congenerem, verum per cephalaeam as-<text:line-break/>seclae partes multo redduntur quam in cephalalgia debilio-<text:line-break/>res. At quaedam est et inter eos, qui dolore capitis assiri-<text:line-break/>untur, differentia, quum nonnulli caput habeant admodum<text:line-break/>plenitudini obnoxium, ac universum corporis habitum ipsi<text:line-break/>implendo idoneum, nonnulli et ipsius capitis partes affini<text:line-break/>solitas; hisque naturis vitioso nictu utentibus accidit in ce-<text:line-break/>phalaeam affectum proruere. Non absurdum autem est,<text:line-break/>horum quibusdam meningas cerebrum continentes doloribus<text:line-break/>assici, aliis exteriorem calvariae membranam. Discrimen<text:line-break/>autem lu eo est politum, quod ad oculorum radices dolores<text:line-break/>perveniant, aut nou perveniant. Siquidem consentaneum<text:line-break/>est, ut quibus intra calvariam affectus est, iis ad oculorum<text:line-break/>usque basin dolor extendatur, quod et </text:span><text:span text:style-name="T6">a cerebro</text:span><text:span text:style-name="T3"> et ab utra-</text:span></text:p>
      <text:p text:style-name="P6"><text:span text:style-name="T3">que meninge atque </text:span><text:span text:style-name="T15">a </text:span><text:span text:style-name="T3">vasis quae lu ipsis continentur, veluti<text:line-break/>germina quaedam illuc deducantur. Sed et eorum quibus<text:line-break/>dimidia capitis pars dolore infestatur, solent autem vocari<text:line-break/>hemicranici, alii extra calvariam, alii in capitis intimis par-<text:line-break/>tibus dolorem sentiunt; utramque autem capitis partem,<text:line-break/>dextram et sinistram, distinguit sutura per longitudinem ip-<text:line-break/>luis porrecta, sub qua intra capitis ossa linea medium ce-<text:line-break/>rebrum dividens protenditur, ad quam etiam pervenit an-<text:line-break/>teriorum duorum ventriculorum septum. Ac ea corpora<text:line-break/>suapte natura idonea sunt, ut ipsis caput impleatur</text:span><text:span text:style-name="T15">, </text:span><text:span text:style-name="T3">in qui-<text:line-break/>bus vaporosus calidusque spiritus generatur, aut quibus bi-<text:line-break/>liosa excrementa cumulantur in. ore ventriculi. . Ac spiritus<text:line-break/>quidem dolores inducunt teusivos, qui idcirco fic vocati sunt,<text:line-break/>quod tensionis sensum inducant; biliosa vero excrementa do-<text:line-break/>loribus mordacibus afficiunt. Dolores autem a plenitudine<text:line-break/>geniti gravitatis sensum afferunt; quibus si rubor accedat at-<text:line-break/>que calor, calidos, scd sine his non calidos humoressigni-<text:line-break/>sicant. Nonnullis caput assidue dolore contingit, ubi vel</text:span></text:p>
      <text:p text:style-name="P6"><text:span text:style-name="T17">paulo liberalius vinum biberint, vel meracius; idque magis,<text:line-break/>si natura calidum suerit; praeterea calidi odores omnes, </text:span><text:span text:style-name="T15">qui-<text:line-break/></text:span><text:span text:style-name="T17">cmrque styrace,’ aut cyphi, aut in totum aromatibus omni-<text:line-break/>bus suffitis fiunt, </text:span><text:span text:style-name="T20">capitis dolorem his pariunt •</text:span><text:span text:style-name="T17"> nonnulli ne<text:line-break/>thuris quidem odorem ferre possunt. Consentaneum vero<text:line-break/>est, quibusdam etiam ob sensus exuperantiam dolores exci-<text:line-break/>tari, quemadmodum in ore ventriculi non paucis; sunt enim<text:line-break/>nonnulli quibus id tam exacte sentit, ut neque acre acetum,<text:line-break/>neque sinapi, neque aliud hujusmodi serat; alii vero contra<text:line-break/>ipsum pene insensile habent; quippe ridentur vel ructare,<text:line-break/>vel vomere quidam usque adeo vitiosis qualitatibus insecta,<text:line-break/>ut nos ne odorem quidem sustinere possimus, quum tamen<text:line-break/>ipsi interea nullam alicuius momenti mordacitatem sentiant.<text:line-break/>Possunt igitur etlu cerebro esse ejusmodi differentiae homi-<text:line-break/>nibus, ut eosdem odores aliqui impune sustineant, perinde ac<text:line-break/>si omnino ab ipsis disterent; alii eos sine molestia ferre non<text:line-break/>possint. Sed quod omnes hujusmodi affectiones ad caput<text:line-break/>pertineant, manifestum esu</text:span></text:p>
      <text:h text:style-name="P2" text:outline-level="2">Cap. XIV.</text:h>
      <text:p text:style-name="P99"><text:span text:style-name="T3">Morbus fane tum' paralyscos tum per<text:line-break/>universum corpus convulsionis, cujus generis est quoque te-<text:line-break/>tanus, sensu, ut praedictae affectiones, cognosci non potest,<text:line-break/>scd ratione, quae doceat, est opus. Itaque quum totum cor-<text:line-break/>pus iu nervorum functionibus laeditur, ipsorum principium<text:line-break/>assectum esse constat; id vero ex sola anatome dignosti pot-<text:line-break/>est. Quum igitur omnes pariter nervi tum sensum tum.<text:line-break/>motum amiserint, apoplexia affectio appellatur; ubi vero<text:line-break/>alteri parti, aut dextrae, aut sinistrae, id accidit, puralyfis<text:line-break/>vocatur, ejus videlicet partis, in qua consistit, interdum dex-<text:line-break/>trae, interdum sinistrae;' quemadmodum silu aliquo mem-<text:line-break/>brorum evenerit, illius partis resolutio est, nam et tota ma-<text:line-break/>nus et totum erus interdum resolvitur, atque solus lu crure<text:line-break/>pes et quae sub genu sunt, ac de tota manu similiter. Sed<text:line-break/>ex anatome didicimus, omnes animantis partes sub cervice<text:line-break/>positas, quae voluntatis imperio moventur, nervos habere,<text:line-break/>qui eas moveant, procedentes ex spluali vocata medulla;</text:span></text:p>
      <text:p text:style-name="P6"><text:span text:style-name="T3">atque saepenurnero audistis eam partem interdum spinalem<text:line-break/>vocari medullam, addita scilicet medullae appellatione, in-<text:line-break/>terdum vero fine additione simpliciter spinalem nuncupari.<text:line-break/>Vidistis etiam in corporis dissectionibus, nervos thoracem<text:line-break/>moventes ex ea spinalis medullae parte, quae lu cervice est,<text:line-break/>ortum ducere; ipsa vero ex transverso incisa,- si tota fuerit<text:line-break/>dissecta, omnes quae sub ipsa sunt corporis partes sensu ino-<text:line-break/></text:span><text:span text:style-name="T36">tuque </text:span><text:span text:style-name="T3">privari, ntpote suscipiente spluali medulla a cerebro<text:line-break/>facultatem tum sentiendi tum movendi pro arbitrio. Prae-<text:line-break/></text:span><text:span text:style-name="T36">terea </text:span><text:span text:style-name="T3">in anatome vidistis hoc quoque, ob transversas spina-<text:line-break/></text:span><text:span text:style-name="T36">lis medullae </text:span><text:span text:style-name="T3">incisiones, ad mediam usque secundum longitu-<text:line-break/></text:span><text:span text:style-name="T36">dinem regionem, </text:span><text:span text:style-name="T3">non omnes inferiores corporis partes, fed<text:line-break/></text:span><text:span text:style-name="T36">eas duntaxat </text:span><text:span text:style-name="T3">quae e regione lectionis erant, refolutas, dex-<text:line-break/></text:span><text:span text:style-name="T36">tras </text:span><text:span text:style-name="T3">quidem dextra spinalis medullae parte dissecta, sinistras<text:line-break/></text:span><text:span text:style-name="T36">vero </text:span><text:span text:style-name="T3">reliqua. Itaque manifestum est, circa primum fpi-.<text:line-break/></text:span><text:span text:style-name="T36">nalis </text:span><text:span text:style-name="T3">medullae 'processum saeta aliqua-affectione, per quam<text:line-break/></text:span><text:span text:style-name="T36">cerebri </text:span><text:span text:style-name="T3">facultas quo inluus ad ipsam perveniat, prohibeatur.</text:span></text:p>
      <text:p text:style-name="P6"><text:span text:style-name="T3">omnia iuferiora membra, dempta facie, sensu motuque pri-<text:line-break/>vatum iri; ubi vero dimidia ejus processus pars fuerit assecta,<text:line-break/>non omnes interiores partes resolutum iri, ied vel suustras<text:line-break/>duntaxat, vel dextras. Videntur autem hujusmodi paraIy-<text:line-break/>scon aliquae faciem quoque infestare, tum que quod resolu-<text:line-break/>tum est, ad alteram faciei partem trahitur. Quum igitur ex<text:line-break/>anatome didiceritis, nervos per faciei partes sparsus </text:span><text:span text:style-name="T6">a</text:span><text:span text:style-name="T3"> cere-<text:line-break/>bro. </text:span><text:span text:style-name="T6">ipsc</text:span><text:span text:style-name="T3"> dimitti, si emuni aliqua simul cum toto corpore re-<text:line-break/>foluta sit, frietis paralyscos affectionem in ipso cerebro con-<text:line-break/>sistere; ubi vero hae illaesae conserventur, lu spinalis medul-<text:line-break/>lae initio. Accidit vero • nonnullis faciei partes solas assici,<text:line-break/>quemadmodum et unam aliquam partem, ut linguam, oculum,<text:line-break/>genam, labrum; etenim non omnibus ab uno loco principi-<text:line-break/>um'influit, scd ex diversis cerebri partibus nervos suscipi-<text:line-break/>unt, id enim aperte lu dissectionibus conspicitur. Igitur<text:line-break/>apoplexia omnes simul animales actiones laedens, nobis ce-<text:line-break/>rebrum ipsum affectum esse manifeste declarati- Digiiotio</text:span></text:p>
      <text:p text:style-name="P6"><text:span text:style-name="T3">vero fit magnitudinis affectus ex laesionis, quam respirationi<text:line-break/>infert, vehementia; quum enim naturalem rhythmnin plu-<text:line-break/>rimum egreditur, magnam; quum veru paulum impedimenti<text:line-break/>est, parvam in cerebro laesionem esse conjicere oportet.<text:line-break/>Omnium autem pessima respiratio putanda est, quae et in-<text:line-break/>termittitur et magna cum violentia trahitur. Et sane mori<text:line-break/>contingit apoplecticos ob respirationis jacturam; nam par- .<text:line-break/>timn corporis immobilitas ad vitae quidem functiones iunti-<text:line-break/>lern reddit hominem, non tamen acutam infert mortem. Ita- •<text:line-break/>que nonnunquam vidimus quendam, qui reliquis partibus<text:line-break/>omnibus resolutis, nullam quae ad faciei partes pertineret,<text:line-break/>actionem amisit, servata nimirum ipsi etiam respiratione•<text:line-break/>quomodoenim vivere diutius potuisset, </text:span><text:span text:style-name="T6">ipfa</text:span><text:span text:style-name="T3"> deperdita? Huic<text:line-break/>primario affici putavimus illam spinalis medullae partem,<text:line-break/></text:span><text:span text:style-name="T36">quae </text:span><text:span text:style-name="T3">paulo inferior est processu nervorum ad septum trans-<text:line-break/></text:span><text:span text:style-name="T36">versum </text:span><text:span text:style-name="T3">tendentium; urinam autem et alvi recrementa ip- •<text:line-break/></text:span><text:span text:style-name="T36">sum </text:span><text:span text:style-name="T3">praeter voluntatis imperium emisisse nianisestuni esu</text:span></text:p>
      <text:p text:style-name="P6"><text:span text:style-name="T3">Quinetiam vidimus alium, cui ex casu omnes inseriores par-<text:line-break/>tes, demptis manibus, erant resolutae. Quemadmodum au-<text:line-break/>tcm paralysis, quando in toto fit corpore, faciei partibus il-<text:line-break/>laesis</text:span><text:span text:style-name="T15">, </text:span><text:span text:style-name="T3">indicat affectum in spinalis medullae initio este, ea-<text:line-break/>dem ratione, si toti corpori convulsio acciderit, eundem spi-<text:line-break/>nalis medullae locum affectum esse declarabit, servatis faciei<text:line-break/>partibus illaesis; si vero hae quoque afficiantur, in cerebro af-<text:line-break/>fectum esse ostendent. Ubi vero pars aliqua convulsa est,<text:line-break/>nervum ejus motorem, aut musculum, assici necesse esu<text:line-break/>Igitur si quis ex anatome nervorum ad singulas partes veui-<text:line-break/>entium principia didicerit, melius cujusque partis sensum et<text:line-break/>motum deperditum curabit Verum haec indefinita relicta<text:line-break/>ab Herophilo et Eudemo, qui primi post Hippocratem ner-<text:line-break/>vorum anatomen accurate scripserunt, non mediocrem me-<text:line-break/>dicis dubitandi occasionem praebuerunt, quo pacto quaedam<text:line-break/>paralyses solum sensum, quaedam voluntarium motum, quae-<text:line-break/>danr ambo evertant- Itaque paralysis potissimum dicitur</text:span></text:p>
      <text:p text:style-name="P6"><text:span text:style-name="T7">• </text:span><text:span text:style-name="T44">»</text:span></text:p>
      <text:p text:style-name="P5"><text:span text:style-name="T3">ob motus deperditionem; quum ubi partium aliquarum sen-<text:line-break/>sus periit, eam partem sensus expertem esse, resolutam vero<text:line-break/>non perinde dicere consueverint; quanquam nonnulli jam<text:line-break/>affectionem paralyfin sensus vocitanti Vos vero, ut semper<text:line-break/>hortamur, cuique nominibus pro arbitrio uti permittite;<text:line-break/>hoc autem fit vobis propofitum, affectam sedem, simul-<text:line-break/>que scilicet affectionem ejus invenire; .nisi enim haec<text:line-break/>accurate cognoveritis, nequaquam eas partes, quibus ve|<text:line-break/></text:span><text:span text:style-name="T17">sensus </text:span><text:span text:style-name="T3">vel motus laesus est, recte curabitis. Sane Pausanias<text:line-break/></text:span><text:span text:style-name="T17">Syriis </text:span><text:span text:style-name="T3">sophista, quum Romam aliquando venisset, duorum<text:line-break/></text:span><text:span text:style-name="T17">minorum </text:span><text:span text:style-name="T3">sinistrae manus digitorum atque medii partis dis<text:line-break/></text:span><text:span text:style-name="T17">midiae, </text:span><text:span text:style-name="T3">sensum primo quidem difficilem habebat, postea, rna-.<text:line-break/></text:span><text:span text:style-name="T17">le curantibus </text:span><text:span text:style-name="T3">medicis, nullum. Quum autem ego illo viso,<text:line-break/></text:span><text:span text:style-name="T17">de omnibus, </text:span><text:span text:style-name="T3">quae praecessissent, quaererem, atque inter cae-<text:line-break/></text:span><text:span text:style-name="T17">tera audiissem </text:span><text:span text:style-name="T3">ipsum, quum per </text:span><text:span text:style-name="T17">viam </text:span><text:span text:style-name="T3">duceretur</text:span><text:span text:style-name="T17">, </text:span><text:span text:style-name="T3">vehiculo<text:line-break/></text:span><text:span text:style-name="T17">excidisse atque in dorsi </text:span><text:span text:style-name="T3">initio laesum esse</text:span><text:span text:style-name="T17">, </text:span><text:span text:style-name="T3">mox </text:span><text:span text:style-name="T17">partem </text:span><text:span text:style-name="T3">lae-<text:line-break/></text:span><text:span text:style-name="T17">sanr brevi </text:span><text:span text:style-name="T3">quidem curatam, fed auctum sensim </text:span><text:span text:style-name="T17">in </text:span><text:span text:style-name="T3">digitis seni<text:line-break/></text:span><text:span text:style-name="T17">sus vitium; </text:span><text:span text:style-name="T3">remedia, quae illi </text:span><text:span text:style-name="T15">digitis </text:span><text:span text:style-name="T3">admoverant, laesae parti'</text:span></text:p>
      <text:p text:style-name="P6"><text:span text:style-name="T3">adhibere jussi, atque sic ille celeriter convaluit. At omnino<text:line-break/>ne nervis quidem per universae manus cutem dispersis, a<text:line-break/>quibus sensum ipsa sortitur, proprias quasdam esse radices;<text:line-break/>musculos autem moventibus alias, medici noruut. Verum<text:line-break/>latius, quam proposueramus, exspatiatam orationem fortasse<text:line-break/>jam finire decet. Nostra namque intentio erat, hoc libro<text:line-break/>omnes capitis, maxime vero cerebri, affectus luvenire; at<text:line-break/>quia hoc nervorum est principium, per consequentiam ad<text:line-break/>nervorum usque affectus sermo pervenit. Quamobrem huic<text:line-break/>etiam sermoni fine hic imposito, de partium capitis affecti-<text:line-break/>hus deinceps speculernur, hoc tantum addito, quod et</text:span></text:p>
      <text:h text:style-name="Heading_20_2" text:outline-level="2">Cap. XV.</text:h>
      <text:p text:style-name="P99"><text:span text:style-name="T3">odoratus laesio affectus est, non eorum<text:line-break/>qui in naribus sunt, meatuum, sed vel anteriorum cerebri<text:line-break/>ventriculorum in intemperiem adductorum, vel eorum mea-<text:line-break/>tuum, qui in ossibus suut ethmoidibus, obstructorum; siqni-<text:line-break/></text:span><text:span text:style-name="T27">«.</text:span></text:p>
      <text:p text:style-name="P12"><text:span text:style-name="T44">n'<text:tab/></text:span><text:span text:style-name="T27">i *</text:span></text:p>
      <text:p text:style-name="P6"><text:span text:style-name="T15">dem odoratorum sensus in prioribus cerebri ventriculis per-<text:line-break/>ficitur, elatis ad ipsus p</text:span><text:span text:style-name="T52">er</text:span><text:span text:style-name="T15"> ethmoidis forarnlua vaporibus,<text:line-break/>quemadmodum in libro d</text:span><text:span text:style-name="T52">e</text:span><text:span text:style-name="T15"> sculorio olsactus declaratum esu</text:span></text:p>
      <text:h text:style-name="P1" text:outline-level="1"><text:bookmark-start text:name="bookmark8"/><text:span text:style-name="T1">GALENI DE LOCIS AFFECTIS<text:line-break/>LIBER I</text:span><text:span text:style-name="T14">V</text:span><text:span text:style-name="T1">.</text:span><text:bookmark-end text:name="bookmark8"/></text:h>
      <text:h text:style-name="Heading_20_2" text:outline-level="2">Cap. I.</text:h>
      <text:p text:style-name="P99"><text:span text:style-name="T3">Universalem quidem methodum, qua ad<text:line-break/>locorum affectorum dignotionem utimur, primis duobus li-<text:line-break/>bris, cum multis definitarum partium exemplis, fatis per-<text:line-break/>scrutati sumus. Quoniam vero, ut diximus atque jam in<text:line-break/>assis libris saepe demonstravimus, circa res particulares ex-<text:line-break/>ercitari oportet, si quis in artis operibus singula, quae uni-<text:line-break/>versali via didicit, tuto simul et celeriter exercere voluerit,<text:line-break/>operae pretium facturus insui rideor, si rationales quasdam</text:span></text:p>
      <text:p text:style-name="P6"><text:span text:style-name="T17">dignotiones omnium corporis partium, quae sensum fugiunt,<text:line-break/></text:span><text:span text:style-name="T36">quum </text:span><text:span text:style-name="T17">quomodolibet afficiuntur, perscripsero, sumpto a ca-<text:line-break/></text:span><text:span text:style-name="T36">pite. </text:span><text:span text:style-name="T17">initio. lgitur de memoria et cognitione laesa atque<text:line-break/></text:span><text:span text:style-name="T36">reliquis </text:span><text:span text:style-name="T17">animae sunctionibus, quas principes nominare con-<text:line-break/>suerimus , in hujus commentationis libro tertio diximus, fi-<text:line-break/></text:span><text:span text:style-name="T36">mus </text:span><text:span text:style-name="T17">in non paucis affectuum generibus methodica exercita-<text:line-break/></text:span><text:span text:style-name="T36">tione </text:span><text:span text:style-name="T17">inducta. Nam actum est in illo de delirio, tum phre-<text:line-break/>nitidis proprio tum eo quod citra febrem accidit, quam ma,-<text:line-break/></text:span><text:span text:style-name="T36">niam </text:span><text:span text:style-name="T17">nominant; fimililer de lethargo, sopore, morbo comi-<text:line-break/></text:span><text:span text:style-name="T36">tiali, </text:span><text:span text:style-name="T17">melancholia, vertigine, quemadmodum et cephalaea,<text:line-break/></text:span><text:span text:style-name="T36">hemicrania, </text:span><text:span text:style-name="T17">apoplexia et fimilibus.</text:span></text:p>
      <text:h text:style-name="Heading_20_2" text:outline-level="2">Cap. II.</text:h>
      <text:p text:style-name="P99"><text:span text:style-name="T17">At in praesenti libro, qui totius commen-<text:line-break/>tarii quartus est, de faciei partibus intrinsecus affectis ser-<text:line-break/></text:span><text:span text:style-name="T36">monern </text:span><text:span text:style-name="T17">faciamus, ducto ab ocusis exordio. Horum enim<text:line-break/></text:span><text:span text:style-name="T36">interdum </text:span><text:span text:style-name="T17">alterius, interdum utriusque' sensus, vel motus,<text:line-break/></text:span><text:span text:style-name="T36">vel uterque </text:span><text:span text:style-name="T17">resclritur; nonnunquam etiam et lu uno solo</text:span></text:p>
      <text:p text:style-name="P6"><text:span text:style-name="T3">aliquando quidem sola palpebra affecta est, aliquando vero<text:line-break/>etiam ejus partis, quam proprie oculum vocamus, vel sen-<text:line-break/>sus, vel motus laeditur. Quum igitur nullo in ocnio malo<text:line-break/>apparente, visorium sensum deperdi contigerit, descendens<text:line-break/>a cerebro in ipsum nervus causam in se continet, vel inflam-<text:line-break/>matione, vel scirrho laborans, vel alio quovis modo ex hu-<text:line-break/>morum defluxione laesum, aut aliter quornodolibet foramine<text:line-break/>ipsius obturato. Atque haec quidem ipsi ut organicae par-<text:line-break/>ti accidere necesse est; quae vero ut similari, per octo </text:span><text:span text:style-name="T17">lu-<text:line-break/></text:span><text:span text:style-name="T3">temperiei differentias; extra hoc autem, quum vel nihil om-<text:line-break/>nino, vel exiguum admodum dilucidi spiritus a principio,<text:line-break/>quod in cerebro consistit, immittitur. Si vero utervis </text:span><text:span text:style-name="T17">ocu-<text:line-break/></text:span><text:span text:style-name="T3">lorum motum duntaxat amiserit, 'secundae conjugationis ner-<text:line-break/>vum, qui a cerebro oritur, affectum </text:span><text:span text:style-name="T17">esse </text:span><text:span text:style-name="T3">necesse est </text:span><text:span text:style-name="T17">aliquo<text:line-break/></text:span><text:span text:style-name="T3">eurum affectuum, quos aIteri nervo, qui a prima conjuga-<text:line-break/>tione nascitur, nuper accidere diximus. Quoniam </text:span><text:span text:style-name="T17">vero,<text:line-break/>-ut </text:span><text:span text:style-name="T3">ex anatome didicimus, fex sunt musculi oculum </text:span><text:span text:style-name="T17">ipsum</text:span></text:p>
      <text:p text:style-name="P6"><text:span text:style-name="T17">moventes, alii vero descendentis in ipsum meatus (vocant<text:line-break/>enim isa dissectores primae conjugationis nervum, quod ipsi<text:line-break/>soli manifestum fit foramen) radicem amplectuntur, accidit<text:line-break/>saepe, quamvis ipse haudquaquanr afficiatur, ut musculorum<text:line-break/>aliquis aut in propria substantia, aut in nervo ad ipsum de-<text:line-break/>frendente, aliquo nuper dicturum affectuum laesus sit, si-<text:line-break/>quidem sicgniis horum musculorum pars quaedam nervi a<text:line-break/>fecunda conjugatione orti transmittitur, quemadmodum </text:span><text:span text:style-name="T15">et<text:line-break/></text:span><text:span text:style-name="T17">iis quoque musculis, qui meatum ipsum comprehendunt, sive<text:line-break/>ii duo, sive tres, sive .unus duntaxat dicendus sit; </text:span><text:span text:style-name="T15">id </text:span><text:span text:style-name="T17">enim in<text:line-break/>praesentia non refert, modo noverimus horum musculorum<text:line-break/>munus esse, ut sin-sum trahant oculum et firment, ne mollis<text:line-break/>ille nervus, quem et opticunr, et meatum nomluant, ullo<text:line-break/>pacto in itinere pervertatur. Quum itaque fex sint oculum<text:line-break/>moventes musculi, si is quidem, qui ipsum sursum attrahit,<text:line-break/>assiriatur, tum totus oculus delapsus videbitur; si vero qui<text:line-break/>ipsum deorsum attrahit affectus est, sursum attractus';1 si rni-</text:span></text:p>
      <text:p text:style-name="P6"><text:span text:style-name="T3">noris anguli musculus, ad majc.rern; si vero majoris, ad al-<text:line-break/>terurn oculus deflectitur; at fi volventium musculorum quis-<text:line-break/>piarn resolvatur, obliqua erit totius ocusi perversio. Caelo-<text:line-break/>rum quum alii, ut diri, praeterea sint musculi mollem ner-<text:line-break/>vum circumdantes, scire licet ipsorum paralysin totum ocu-<text:line-break/>lum prociduum efficere. Ac plerique sane siorum, sen</text:span><text:span text:style-name="T5">sim<text:line-break/></text:span><text:span text:style-name="T3">quidenr intento molli nervo, sed nequaquam affecto, citra<text:line-break/>laesionem cernunt; nam fi quo modo afficiatur, risum effi-<text:line-break/>cit deteriorem; ubi vero adhuc magis ipsius affectus ingraves-<text:line-break/>• cit, constat eos nihil omnino risuros. Porro in oculorum<text:line-break/>perversionibus, quae fit ad alterutrum angulum conversio,<text:line-break/>opticam actionem secundum naturam tuetur; quae vero sur-<text:line-break/>sum, aut deorsum, ut etiam obliqua, essirit quaecunque con-<text:line-break/>spiciuntur , duplicia rideri. Quoniam vero musculi super-<text:line-break/>nam paIpebram moventes, nam inserior immobilis est, per-<text:line-break/>quam parvi sunt, adeo ut in majoribus quoque animalibus<text:line-break/>vix manifeste prospiciuntur, nihil mirum, si nervorum in<text:line-break/>ipsos insertio difficulter’rideatur. Nihilominus, quernad-</text:span></text:p>
      <text:p text:style-name="P6"><text:span text:style-name="T3">modum in musculis </text:span><text:span text:style-name="T15">praedictis</text:span><text:span text:style-name="T3">, ita et in his quoque necesse<text:line-break/>est, ut saepenurnero musculi ipsi pecusiarem aliquem assectum<text:line-break/>subeant eorum quos ad musculos pertinere novimus; inter-<text:line-break/>dum vero nervorum ipsis inferiorum aliquis afficiatur. Igi-<text:line-break/>tur musculus ipfam sursum attrahens resolutus, laxam effi-<text:line-break/>ciet palpebram-, adeo ut oculum aperire non possit; detra-<text:line-break/></text:span><text:span text:style-name="T36">hentes </text:span><text:span text:style-name="T3">vero, gemini enim ipsi suut, oculum claudere non<text:line-break/>poterunt; quorum si alter duntaxat afficiatur, ad oppositum<text:line-break/>musculum palpebra deflectetur-, ut fracta rideatur in fine<text:line-break/>circa mediam utriusque lineam, atque ea pars, quae juxta<text:line-break/></text:span><text:span text:style-name="T36">musculum </text:span><text:span text:style-name="T3">affectum est, detrahi, ili sunt partium oculi </text:span><text:span text:style-name="T36">pc-<text:line-break/>cusiares </text:span><text:span text:style-name="T3">affectus, qui latentibus locis i illident; alii ex aliis<text:line-break/></text:span><text:span text:style-name="T36">partibus ei </text:span><text:span text:style-name="T3">per consensum adveniunt. Igitur suffusorum </text:span><text:span text:style-name="T36">vi-<text:line-break/>fis similia </text:span><text:span text:style-name="T3">videntur, oculis non propria.affectione laboranti-<text:line-break/></text:span><text:span text:style-name="T36">bus, sed </text:span><text:span text:style-name="T3">oris ventricusi, aut cerebri consensu. Verum </text:span><text:span text:style-name="T36">haec<text:line-break/>ipsii </text:span><text:span text:style-name="T3">ab iis, quae a ventre oriuntur, distinguenda sunt, </text:span><text:span text:style-name="T36">pri-</text:span></text:p>
      <text:p text:style-name="P6"><text:span text:style-name="T3">mum quidem ex eo, quod vel alter duntaxat oculus, vel<text:line-break/>uterque fimiliter visis occupetur; fiquidem in universum visa<text:line-break/>ob humorum in ventriculo contentorum vitium oborta utri-<text:line-break/>que oculo fimiliter accidunt; quae vero per suffusiones, ne-<text:line-break/>que incipiunt simul in utroque, neque similiter apparent<text:line-break/>Delude tempore quoque </text:span><text:span text:style-name="T6">distinguuntur. Si</text:span><text:span text:style-name="T3"> enim tribus<text:line-break/>quatuorve, aut etiam pluribus jam meusibus suffusionis ap~<text:line-break/>paruerint symptomata, contemplantique tibi pupillas nihil<text:line-break/>tenebrosum rideatur, ab ore ventriculi assectum procedere<text:line-break/>invenies; si vero non ita multum tempus intercessit, quaeres<text:line-break/>luprimis, utrum ex quo incepit affectus, singulis diebus per-<text:line-break/>petuo hujuscemodi apparitio perseveraverit, nullo interve-<text:line-break/>niente die, qui omni laesione caruerit; an diebus quibusdam<text:line-break/>intermediis laborans accurate visus sit sibi convaluisse: nam<text:line-break/>assiduitas suffusionem inclicat, intermissio vero mali a ven-<text:line-break/>triculo suspicionem excitat, idque magis, si perfecte quis<text:line-break/>concoquens, nnllum sibi visum apparere fateatur; multoque<text:line-break/>magis, si quum apparuerint risa, aliquem in ore ventriculi'</text:span></text:p>
      <text:p text:style-name="P6"><text:span text:style-name="T3">morsum senserit; adhuc </text:span><text:span text:style-name="T6">vero</text:span><text:span text:style-name="T3"> magis, si posthaec, vomendo,<text:line-break/>ejecta re mordente, cessaverint symptomata". Haec quidem<text:line-break/></text:span><text:span text:style-name="T17">primo </text:span><text:span text:style-name="T3">statim die, quo rideris hominem, interrogando discere<text:line-break/></text:span><text:span text:style-name="T17">poteris, </text:span><text:span text:style-name="T3">quando, ut jam diximus, exquisite secundum natu-<text:line-break/></text:span><text:span text:style-name="T17">ram </text:span><text:span text:style-name="T3">se habuerint oculi. Ubi vero altera pupilla tenebrosi-<text:line-break/></text:span><text:span text:style-name="T17">or, </text:span><text:span text:style-name="T3">aut turbidior, aut, ut breviter dicam, non exacte pura<text:line-break/></text:span><text:span text:style-name="T17">videtur, </text:span><text:span text:style-name="T3">suffusionis initium esu Si vero quidam-suapte na-<text:line-break/></text:span><text:span text:style-name="T17">tura </text:span><text:span text:style-name="T3">pupillas non admodum puras habuerint, considerandum .<text:line-break/></text:span><text:span text:style-name="T17">est, </text:span><text:span text:style-name="T3">num ambae suniles suit, ad haec, an non satis multum<text:line-break/></text:span><text:span text:style-name="T17">temporis </text:span><text:span text:style-name="T3">a suffusionis symptomatis praeterierit; quod fi ita '<text:line-break/></text:span><text:span text:style-name="T17">est, </text:span><text:span text:style-name="T3">impera, </text:span><text:span text:style-name="T17">ut </text:span><text:span text:style-name="T3">minus cibi quam pro consuetudine </text:span><text:span text:style-name="T17">ingerat,<text:line-break/>eurnque </text:span><text:span text:style-name="T3">nihil mali succi habentem. Postero die, ubi probe<text:line-break/>concoxerit, qualia apparuerint nisa interroga; fi enim vel-<text:line-break/></text:span><text:span text:style-name="T17">omnino </text:span><text:span text:style-name="T3">nulla, vel debiliora videantur,' stomachicum sympto-<text:line-break/></text:span><text:span text:style-name="T17">ma fuit; </text:span><text:span text:style-name="T3">at </text:span><text:span text:style-name="T17">si </text:span><text:span text:style-name="T3">similia ipsa permanserlut, non per </text:span><text:span text:style-name="T17">consensum,<text:line-break/>fed ex proprio </text:span><text:span text:style-name="T3">affectu sciendum est haec oculos lufestare, </text:span><text:span text:style-name="T17">id-</text:span></text:p>
      <text:p text:style-name="P6"><text:span text:style-name="T7">. </text:span><text:span text:style-name="T44">I</text:span></text:p>
      <text:p text:style-name="P5"><text:span text:style-name="T3">que magis, si sumpto ex aloe medicamento, similiter sc </text:span><text:span text:style-name="T17">ha-<text:line-break/></text:span><text:span text:style-name="T3">beat; </text:span><text:span text:style-name="T6">voco</text:span><text:span text:style-name="T3"> autem medicamentum ex </text:span><text:span text:style-name="T17">aloe, </text:span><text:span text:style-name="T3">quod alii hieram<text:line-break/>picram, alii simpliciter picram </text:span><text:span text:style-name="T17">appellant. Si </text:span><text:span text:style-name="T3">enim </text:span><text:span text:style-name="T17">sympto-<text:line-break/></text:span><text:span text:style-name="T3">ma stomachi fuerit, hujusmodi </text:span><text:span text:style-name="T17">medicamento </text:span><text:span text:style-name="T3">potui dato </text:span><text:span text:style-name="T17">fa-<text:line-break/></text:span><text:span text:style-name="T3">cillime curabitur, accedente </text:span><text:span text:style-name="T17">simul bona </text:span><text:span text:style-name="T3">concoctione ; </text:span><text:span text:style-name="T17">ut in<text:line-break/></text:span><text:span text:style-name="T3">idem conveniant et affectae sedis dignotio et ipsius </text:span><text:span text:style-name="T17">curatio.<text:line-break/></text:span><text:span text:style-name="T3">Ego vero quosdam sic affectos, </text:span><text:span text:style-name="T17">ut scitis', non visos, quum<text:line-break/></text:span><text:span text:style-name="T3">in alienis essent terris, per literas </text:span><text:span text:style-name="T17">curari. Nam </text:span><text:span text:style-name="T3">quum </text:span><text:span text:style-name="T17">non •<text:line-break/></text:span><text:span text:style-name="T3">nulli ex Iberia, Celtica, Asia, </text:span><text:span text:style-name="T17">Thracia atque </text:span><text:span text:style-name="T3">aliis </text:span><text:span text:style-name="T17">regionibus<text:line-break/></text:span><text:span text:style-name="T3">per epistolas </text:span><text:span text:style-name="T15">a </text:span><text:span text:style-name="T3">me petiissent, ut </text:span><text:span text:style-name="T17">si ad suffusionis </text:span><text:span text:style-name="T3">initia, </text:span><text:span text:style-name="T17">nullo<text:line-break/></text:span><text:span text:style-name="T3">adhuc vitio in pupilla apparente, probatum aliquod </text:span><text:span text:style-name="T17">haberem<text:line-break/></text:span><text:span text:style-name="T3">medicamentum, id eis transmitterem, volui prius </text:span><text:span text:style-name="T17">certiorem<text:line-break/></text:span><text:span text:style-name="T3">me redderent, num ex multo tempore ita fuissent affecti</text:span><text:span text:style-name="T17">;<text:line-break/></text:span><text:span text:style-name="T3">praeterea de estis quoque, quorum paulo ante </text:span><text:span text:style-name="T17">mentionem<text:line-break/></text:span><text:span text:style-name="T3">fecimus; qui quum per epistolas responderent, fex </text:span><text:span text:style-name="T17">menses,<text:line-break/></text:span><text:span text:style-name="T3">aut annum jam elapfum esse; utiumque oculum </text:span><text:span text:style-name="T17">similiter,<text:line-break/></text:span><text:span text:style-name="T3">quum probe concoxissent, melius scfe habere; per </text:span><text:span text:style-name="T17">crudi-</text:span></text:p>
      <text:p text:style-name="P6"><text:span text:style-name="T17">tates atque stomachi mordicationes gravius iritari; educta<text:line-break/></text:span><text:span text:style-name="T36">vero </text:span><text:span text:style-name="T17">per vomitum bile, quiescere; nulla facta de pupilla<text:line-break/>quaestione, satis efficaciter me cognoscere putavi non pro-<text:line-break/>prio affectu, fed </text:span><text:span text:style-name="T36">per </text:span><text:span text:style-name="T17">ventriculi consensum oculos'infestari,<text:line-break/></text:span><text:span text:style-name="T36">et missa </text:span><text:span text:style-name="T17">ipsis picra, ipsos quidem in primis atque </text:span><text:span text:style-name="T36">praecipue,<text:line-break/>per </text:span><text:span text:style-name="T17">eos autem alios quoque multos ipsorum conterraneos<text:line-break/></text:span><text:span text:style-name="T36">sanavi. </text:span><text:span text:style-name="T17">Quum enim omnes, quibus misi, docti essent, asse—<text:line-break/>ctorumque locorum notas ex literis meis didicissent, </text:span><text:span text:style-name="T36">eos </text:span><text:span text:style-name="T17">def-<text:line-break/>inde et facile ipsi cognoverunt et amaro medicamento cu-<text:line-break/>raverunt. At similia quoque suffusioni symptomata in qui-<text:line-break/>busdam phrenitidis sive speriebus sive differentiis volueris<text:line-break/>nominare, affecto cerebro, saepenurnero evenire solent; nam<text:line-break/></text:span><text:span text:style-name="T36">simplices </text:span><text:span text:style-name="T17">quidem duae sunt</text:span><text:span text:style-name="T15">, </text:span><text:span text:style-name="T17">ac ex his tertia composita.<text:line-break/></text:span><text:span text:style-name="T36">Quippe </text:span><text:span text:style-name="T17">phrenitici quidam in rebus sub aspectum cadentibus<text:line-break/></text:span><text:span text:style-name="T36">dignoscendis </text:span><text:span text:style-name="T17">nllrll errantes, </text:span><text:span text:style-name="T20">a</text:span><text:span text:style-name="T17"> naturali intellectus judicio ab-<text:line-break/></text:span><text:span text:style-name="T36">erraut; alii </text:span><text:span text:style-name="T17">contra cogitatione quidem </text:span><text:span text:style-name="T36">falluntur </text:span><text:span text:style-name="T17">minime,<text:line-break/></text:span><text:span text:style-name="T36">sensibus tamen difforrniter </text:span><text:span text:style-name="T17">moventur</text:span><text:span text:style-name="T36">; sunt praeterea </text:span><text:span text:style-name="T17">qui et</text:span></text:p>
      <text:p text:style-name="P6"><text:span text:style-name="T3">sensus simul et cogitationis vitio laborant. Utriusque laesi-,<text:line-break/>onrs modus talis esu Romae quidam domi cum lanifico pu-<text:line-break/>ero relictus, furgens e cubili venit ad fenestram, per quam<text:line-break/>et ipse rideri et praetereuntes videre poterat Deinde vi~.<text:line-break/>treorum vaforum unumquodque illis ostendens, interroga-<text:line-break/>bat imperarentne, ut id projiceret; illi vero cum ridentes<text:line-break/>plaudentesque ut. projiceret rogarent, ipse deinceps omnia<text:line-break/>manibus arripiens ejecit, at illi magnis acclamationibus risc-<text:line-break/>runt. Postea juberentue lanificum quoque projici, quum<text:line-break/>eos luterrogasset, atque id illi jussisseut, ipse quidem dejecit;<text:line-break/>illi </text:span><text:span text:style-name="T6">vero/</text:span><text:span text:style-name="T3"> ab alto cadentem ridentes, suppresso risu, accurre-<text:line-break/>runt et confractum sustulerunt. At contrariam affectionem<text:line-break/>nomfblum lu estis, verum lu me ipso, quum adolescens ad-<text:line-break/>huc essem, expertus furn. Quum enim per aestalern ardeute<text:line-break/>febre laborarem, festucas quidem atro colore ex cubili emi-<text:line-break/>nere, et floccos similiter lu vestibus putabam, quos auferre<text:line-break/>lentans, uilillque fusi digitis eductum inveniens, accuratius</text:span></text:p>
      <text:p text:style-name="P6"><text:span text:style-name="T17">vehementiusque id efficere conabar. Audiens autem duos<text:line-break/>ex amicis, qui .tum aderant, inter se dicentes: jam et floccos<text:line-break/>hic evellit et festucas colligit; statirn intellexi id ipsum quod<text:line-break/>dicebant, me fecisse. Quum vero sic animo constarem, ut<text:line-break/>rationalis in me facultas non vacillaret, recte, inquam, dici-<text:line-break/>tis, proinde ne phrenitis me arripiat', auxilio estote. Illi<text:line-break/>autem quum idoneis rigationibus caput foverent, tota die<text:line-break/>fequentique nocte gravibus insomniis turbatus sum, ut ad<text:line-break/>ea et clamarem et exllirem, verum postero elie mitigata sunt<text:line-break/>omnia symptomata. Igitur constat, quod ab una eadernqne<text:line-break/>causa secundum speciem symptomatum ortus , non autem ab<text:line-break/>eadem sede primario affecta emergit iis,' qui ex cerebro et '<text:line-break/>per ventricusi consensum, ut dictum est, laborant. Quum<text:line-break/>enim iu cerebro aliquis biliosus humor collectus fuerit una<text:line-break/>cum febre perurente, is afficitur peraeque ac ea quae ad<text:line-break/>ignem torrentur, oriturque tum sumus quidam, veluti in<text:line-break/>lucernis;ab oleo; qui furnus per vnsa ad oculum tendentia</text:span></text:p>
      <text:p text:style-name="P6"><text:span text:style-name="T3">delapsus, visorum ipsis causa fit. In dissectionibus enim </text:span><text:span text:style-name="T6">vi-<text:line-break/></text:span><text:span text:style-name="T3">distis arterias ct venas ab iis vasis, ex quibus choroidee<text:line-break/>membrana contexta, est, fimul cum nervis ad oculum descen-<text:line-break/>dere. Verum huic sermoni, satis-jam definito, finem im-<text:line-break/>ponamus; de reliquis deinceps oculorum partibus in univer-<text:line-break/>sum nicamus, nostri instituti non esse nunc earum partium,<text:line-break/>quae rnaniscste sensu percipiuntur, si a naturali constitutione<text:line-break/>aberraverint, notas perscribere, sed illarum, quae quum assi<text:line-break/>sectae suerint, sensum latent. Nam quum pupillae pars<text:line-break/>aliqua manifeste videtur aut fracta, aut distorta, aut praeter<text:line-break/>naturam vel aucta vel imminuta, affecta pars nulla ad sui<text:line-break/>dignotionem eget sapientia, at vero quae fit dispositio lui- .<text:line-break/>jusmodi faciens affectum, scire, artis medicae munus est, • ac<text:line-break/>de iis in libro de causis symptomatum scriptum est; proinde<text:line-break/>nihil hic jam mihi dicendum est de affectis in oculo partibus,<text:line-break/>quas sensus, consequi potest, ut neque de ipsarum affectibus;<text:line-break/>nam affectuum quidem nomina uno parvo libro, cui titulus</text:span></text:p>
      <text:p text:style-name="P6"><text:span text:style-name="T17">est, </text:span><text:span text:style-name="T3">de dignoscendis oculorum affectibus, perscripta sunt;<text:line-break/>causae autem, ut diximus, libro de symptomatum causis<text:line-break/></text:span><text:span text:style-name="T17">enarratae </text:span><text:span text:style-name="T3">sunt.</text:span></text:p>
      <text:h text:style-name="Heading_20_2" text:outline-level="2">Cap. III.</text:h>
      <text:p text:style-name="P99"><text:span text:style-name="T3">Tempus igitur est, ut ad linguam oratione-<text:line-break/></text:span><text:span text:style-name="T17">transeamus. Videmus </text:span><text:span text:style-name="T3">interdum ipsius motum, interdum<text:line-break/></text:span><text:span text:style-name="T17">gustandi sensum </text:span><text:span text:style-name="T3">laedi, atque nonnunquanr cum eo </text:span><text:span text:style-name="T17">tactum<text:line-break/></text:span><text:span text:style-name="T3">quoque. Non autem aliis gustus, </text:span><text:span text:style-name="T17">- </text:span><text:span text:style-name="T3">aliis tactus nervis uti—<text:line-break/></text:span><text:span text:style-name="T17">tur, ut in motu </text:span><text:span text:style-name="T3">; nervi enima tertia conjugatione orti non<text:line-break/></text:span><text:span text:style-name="T17">solum </text:span><text:span text:style-name="T3">quae </text:span><text:span text:style-name="T17">sub </text:span><text:span text:style-name="T3">tactum cadunt, verum </text:span><text:span text:style-name="T17">etiam </text:span><text:span text:style-name="T3">quae sub gu-<text:line-break/></text:span><text:span text:style-name="T17">stum, </text:span><text:span text:style-name="T3">ea discernunt. Verum crebrius laeditur gustandi<text:line-break/></text:span><text:span text:style-name="T17">quam tangendi </text:span><text:span text:style-name="T3">sensus, quamvis iisdem nervis </text:span><text:span text:style-name="T17">uterque uta-<text:line-break/>tur, quod exactiore </text:span><text:span text:style-name="T3">judicio illi opus fit </text:span><text:span text:style-name="T17">Tangendi enim<text:line-break/>sensorium </text:span><text:span text:style-name="T3">est crassissimum, sicuti cernendi tenuissimum, au-<text:line-break/></text:span><text:span text:style-name="T17">ditus vero sensorium,- </text:span><text:span text:style-name="T3">ut in tenuitate a visu, ita sensorium<text:line-break/></text:span><text:span text:style-name="T17">gustus in crasisitudine </text:span><text:span text:style-name="T6">a</text:span><text:span text:style-name="T3"> tactu secundum locum obtinet, </text:span><text:span text:style-name="T17">ut<text:line-break/>olliiciendr sensorium </text:span><text:span text:style-name="T3">lu illormn quatuor medio </text:span><text:span text:style-name="T17">constituitur.<text:line-break/>Motus </text:span><text:span text:style-name="T3">autem linguae est a septima nervorum a cerebro or-</text:span></text:p>
      <text:p text:style-name="P6"><text:span text:style-name="T3">torum conjugatione, non longe a spinalis medullae initio.<text:line-break/>Quum igitur. hoc in loco utraque cerebri pars, tam </text:span><text:span text:style-name="T17">dextra<text:line-break/></text:span><text:span text:style-name="T3">quam sinistra, afficitur, apoplectica infert pericula; ubi </text:span><text:span text:style-name="T17">vero<text:line-break/></text:span><text:span text:style-name="T3">altera tantum, in paraplegiam finit, quae quidem interdum<text:line-break/>dimidiae partis solum linguae motum </text:span><text:span text:style-name="T17">evertit, </text:span><text:span text:style-name="T3">interdum </text:span><text:span text:style-name="T17">vero<text:line-break/></text:span><text:span text:style-name="T3">partes sub capile constitutas modo has </text:span><text:span text:style-name="T17">modo </text:span><text:span text:style-name="T3">illas infestat;<text:line-break/>nonnunquam alterum latus univerfi corporis usque ad </text:span><text:span text:style-name="T17">ex-<text:line-break/></text:span><text:span text:style-name="T3">tremas pedum partes. Igitur ex faciei partibus sola </text:span><text:span text:style-name="T17">lingua<text:line-break/></text:span><text:span text:style-name="T3">saepenlumero videtur jam dicta laefione oblaedi, quum </text:span><text:span text:style-name="T17">nulla<text:line-break/></text:span><text:span text:style-name="T3">sit neque in tactu ipsius, neque in gustu laefio. Atque </text:span><text:span text:style-name="T17">causa<text:line-break/></text:span><text:span text:style-name="T3">haud obscura vobis est, qui vidistis nervorum a cerebro </text:span><text:span text:style-name="T17">pro-<text:line-break/></text:span><text:span text:style-name="T3">cessus, ad faciem quidem a parte ejus anteriore, ad </text:span><text:span text:style-name="T17">partes<text:line-break/></text:span><text:span text:style-name="T3">vero tutius animalis sub facie omnes ab altera parte</text:span><text:span text:style-name="T17">poste-<text:line-break/></text:span><text:span text:style-name="T3">riore, a qua etiam eorum nervorum, qui ad linguae </text:span><text:span text:style-name="T17">mus-<text:line-break/></text:span><text:span text:style-name="T3">culos veniunt, conjugatio processit, quibus ipsa </text:span><text:span text:style-name="T17">motum ab<text:line-break/></text:span><text:span text:style-name="T3">electione perficit. Itaque rursus non </text:span><text:span text:style-name="T17">abs re, </text:span><text:span text:style-name="T3">quum </text:span><text:span text:style-name="T17">anterior<text:line-break/>duntaxat </text:span><text:span text:style-name="T3">cerebri pars afficitur, </text:span><text:span text:style-name="T17">sola linguae motio'vitio ca-</text:span></text:p>
      <text:p text:style-name="P6"><text:span text:style-name="T3">ret; reliquae vero faciei partes omnes in altera scilicet par-<text:line-break/>te , dextra aut siniltra, sensum et motum ab electione ainit-<text:line-break/></text:span><text:span text:style-name="T36">tuut. </text:span><text:span text:style-name="T3">Si enim aliquando sola anterior cerebri pars afficia-<text:line-break/></text:span><text:span text:style-name="T36">tur, </text:span><text:span text:style-name="T3">supremum ipsius ventrem er consentire necesse est, at-<text:line-break/></text:span><text:span text:style-name="T36">que </text:span><text:span text:style-name="T3">mentis quoque ipsis actiones oblaedi. Et qui ita asse-<text:line-break/></text:span><text:span text:style-name="T36">ctus </text:span><text:span text:style-name="T3">est, neque sensus neque motus munere fungitur, </text:span><text:span text:style-name="T36">respi-<text:line-break/>randi </text:span><text:span text:style-name="T3">tamen facultas haudquaquam ipfi laeditur, vocaturque<text:line-break/></text:span><text:span text:style-name="T36">lric </text:span><text:span text:style-name="T3">affectus sopor, ut qui adeo vehementer respirationem<text:line-break/>laedit, ut magno conatu vix respicere possit, </text:span><text:span text:style-name="T36">eorum </text:span><text:span text:style-name="T3">exemplo<text:line-break/></text:span><text:span text:style-name="T36">qui </text:span><text:span text:style-name="T3">per gravem somnum stertunt, apoplexia </text:span><text:span text:style-name="T36">nominatur.<text:line-break/>Ac </text:span><text:span text:style-name="T3">proinde solutae apoplexiae creberrime succedit vocata<text:line-break/></text:span><text:span text:style-name="T36">paraplegia; </text:span><text:span text:style-name="T3">sopore vero finito, bona valetudo magna ex<text:line-break/></text:span><text:span text:style-name="T36">parte </text:span><text:span text:style-name="T3">subsequitur. Fit autem sopor, Hippocrate auctore,<text:line-break/></text:span><text:span text:style-name="T36">tum musculis </text:span><text:span text:style-name="T3">temporum affectis, tum in acutis morbis, ut<text:line-break/></text:span><text:span text:style-name="T36">idem Hippocrates </text:span><text:span text:style-name="T3">quoque scripsit. Inter utrumque vero,<text:line-break/></text:span><text:span text:style-name="T36">soporem et </text:span><text:span text:style-name="T3">apoplexiam, morbus comitialis quodammodo me-<text:line-break/></text:span><text:span text:style-name="T36">dius est, </text:span><text:span text:style-name="T3">convulsionem-asterens universo </text:span><text:span text:style-name="T36">corpori, sed in pa-</text:span></text:p>
      <text:p text:style-name="P6"><text:span text:style-name="T3">raplegiam non desinens. Horum igitur trium morborum<text:line-break/>frigidus ac crassus, aut omnino viscidus humor causa est;<text:line-break/>verum in sopore et morbo, comitiali ventres magis , cerebri<text:line-break/>corpus minus, in apoplexia vero corpus magis allici solet;<text:line-break/>et in sopore quidem anterior pars magis, in apoplexia et<text:line-break/>morbo comitiali utraque afficitur. In catalepsi, vero et cat-<text:line-break/>oche dicta posteriora cerebri potius afficiuntur. Quum au-<text:line-break/>tem osse quopiam terebra perforato, medius ventriculus fu-<text:line-break/>erit compressus, .sopor hominem occupat sine convulsione et<text:line-break/>dissicllirespiratione; quarum haec quidem apoplexiae, illa vero<text:line-break/>epilepsiae propria est, quemadmodum et catalepsi soporique<text:line-break/>servata secundum naturam, respiratio; verum per soporem<text:line-break/>palpebrae clauduntur,' in catelepst manent, apertae.. Quern-<text:line-break/>admodum. autem;inter perforandum, quum quis membra-<text:line-break/>nam negligenter premens meningophylace nimium compres-<text:line-break/>scrit, sopor accidit, eodem modo ubi os calvariae vehemen-<text:line-break/>ter attritum, ipsius ventriculos comprimit, maximeque me-</text:span></text:p>
      <text:p text:style-name="P6"><text:span text:style-name="T17">dium, sopor supervenit Imo etiam vehementes dolores<text:line-break/>hic affectus sequitur, concidente lu ipsis spiritus animalis ro-<text:line-break/>bore, voco autem fia nt scitis, eum qui est lu cerebri ven-<text:line-break/>triculis, primum animae organum ad sensum et motum iu<text:line-break/>universas corporis partes transmittendos. Cerebri aflectus,<text:line-break/>tum quod jam propofito sermoni familiaritate conjunguntur<text:line-break/>tum etiam quod antea non satis declarati suerunt, operae<text:line-break/>pretium duximus in praesentia deliuire. Sed ad linguae </text:span><text:span text:style-name="T20">af-<text:line-break/>fectus redeo,</text:span><text:span text:style-name="T17"> quorum alii quidem communes sunt, per com-<text:line-break/>municationem quam cum cerebro et nervis habet; alii ipfius<text:line-break/>duntaxat proprii. Igitur ipfius communicatione cum cere-<text:line-break/>bro ut per septimam nervorum conjugationem 'motus ipfius<text:line-break/>laedebatur, ita sensus interturbatur per tertiam, .quam ner-<text:line-break/>vum mollem dissectores appellant, quae.sc inserit dispergit-<text:line-break/>que, ut scitis, in tumeam linguam comprehendentem, quem-<text:line-break/>adrnodum qui a septima conjugatione oritur, musculis ipsam<text:line-break/>moventibus. Proprii autem sulius linguae affectus, ali iiis</text:span></text:p>
      <text:p text:style-name="P6"><text:span text:style-name="T3">qui dictorum jam supra de oculorumjrropriis affectibus </text:span><text:span text:style-name="T17">me-<text:line-break/></text:span><text:span text:style-name="T3">minerint, haud difficulter invenientur. Etenim musculorum<text:line-break/>ipfius intemperies, tanquam fimilarium, motum impediunt,<text:line-break/></text:span><text:span text:style-name="T17">ut </text:span><text:span text:style-name="T3">ambientis ipsam extrinsecus membranae intemperies, </text:span><text:span text:style-name="T17">tan-<text:line-break/></text:span><text:span text:style-name="T3">gendi et gustandi simul sensum laedit; tanquam autein orga-<text:line-break/>nicarum affectionum, inflammationes, </text:span><text:span text:style-name="T17">scirrhi, </text:span><text:span text:style-name="T3">oedemata, </text:span><text:span text:style-name="T17">ery-i-<text:line-break/></text:span><text:span text:style-name="T3">sipelata,- suppurationes; quae omnia, utpote quae tum </text:span><text:span text:style-name="T17">risu,<text:line-break/></text:span><text:span text:style-name="T3">tum </text:span><text:span text:style-name="T17">tactu </text:span><text:span text:style-name="T3">discerni queant, ab lusce commentariis </text:span><text:span text:style-name="T17">funt se-<text:line-break/>juncta</text:span><text:span text:style-name="T21">-</text:span><text:span text:style-name="T17">.’. </text:span><text:span text:style-name="T3">Nam eas affectas partes considerare </text:span><text:span text:style-name="T17">proposuimus,<text:line-break/>quae </text:span><text:span text:style-name="T3">neque risu neque tactu dignoscere possumus, </text:span><text:span text:style-name="T17">quibus<text:line-break/>signis </text:span><text:span text:style-name="T3">ex indicatione</text:span><text:span text:style-name="T17">, </text:span><text:span text:style-name="T3">atque, ut summatim dicam, </text:span><text:span text:style-name="T17">rationali<text:line-break/>via </text:span><text:span text:style-name="T3">inveniri poflluti</text:span></text:p>
      <text:h text:style-name="Heading_20_2" text:outline-level="2">Cap. IV.</text:h>
      <text:p text:style-name="P99"><text:span text:style-name="T3">Eadem igitur ratione lu sensu </text:span><text:span text:style-name="T17">auditus,<text:line-break/></text:span><text:span text:style-name="T3">quicunque affectus in aurium oculis objecta concavitate </text:span><text:span text:style-name="T17">ori-<text:line-break/>untur, </text:span><text:span text:style-name="T3">rationali cognitione non indigent; qui vero </text:span><text:span text:style-name="T17">illaesc<text:line-break/></text:span><text:span text:style-name="T3">apparente auriunr foramine, fed lu audiendi actione </text:span><text:span text:style-name="T17">laesu,<text:line-break/></text:span><text:span text:style-name="T3">simili via et ratione noscemus. Si folus laedatur, </text:span><text:span text:style-name="T17">sane ner-</text:span></text:p>
      <text:p text:style-name="P6"><text:span text:style-name="T3">vum proprium assectum esse conjiciurus; cum caeleris vero<text:line-break/>faciei partibus fi afficiatur’, in cerebro assectum praeter na-<text:line-break/></text:span><text:span text:style-name="T17">turam </text:span><text:span text:style-name="T3">esse, ipfo vel ut fimilari, vel ut organica parte,<text:line-break/>affecto.</text:span></text:p>
      <text:h text:style-name="Heading_20_2" text:outline-level="2">Cap. V.</text:h>
      <text:p text:style-name="P99"><text:span text:style-name="T3">Sed et reliquorum omnium locorum qui in<text:line-break/>facie sunt, non folum motus, verunr etiam fensus, aut perdi-<text:line-break/></text:span><text:span text:style-name="T17">tur </text:span><text:span text:style-name="T3">omnino, aut laeditur, interdum quidem partibus </text:span><text:span text:style-name="T17">qui </text:span><text:span text:style-name="T3">lae-<text:line-break/></text:span><text:span text:style-name="T17">fas </text:span><text:span text:style-name="T3">habent actiones, proprio affectu laborantibus; </text:span><text:span text:style-name="T17">interdum<text:line-break/>vero nervis, </text:span><text:span text:style-name="T3">qui ad eas a cerebro deferuntur, aut etianfipfo-<text:line-break/></text:span><text:span text:style-name="T17">met </text:span><text:span text:style-name="T3">cerebro affecto; haec autem omnia per copulata• </text:span><text:span text:style-name="T17">ipsis<text:line-break/>symptomata </text:span><text:span text:style-name="T3">distinguentur. Quum enim una quaedam pars<text:line-break/></text:span><text:span text:style-name="T17">in sentiendi, </text:span><text:span text:style-name="T3">aut movendi, aut utraque facultate laeditur, ea<text:line-break/></text:span><text:span text:style-name="T17">fola causam </text:span><text:span text:style-name="T3">affectus continet,- aut suis ipsius partibus veI<text:line-break/></text:span><text:span text:style-name="T17">organice vel per </text:span><text:span text:style-name="T3">intemperiem laborantibus, aut </text:span><text:span text:style-name="T17">nervis, qni<text:line-break/>ad ipsam ex </text:span><text:span text:style-name="T3">tertia conjugatione feruntur. </text:span><text:span text:style-name="T17">At </text:span><text:span text:style-name="T3">nbi plores </text:span><text:span text:style-name="T17">fi-.<text:line-break/>mul afficiuntur </text:span><text:span text:style-name="T3">partes, cousiderare oportet, </text:span><text:span text:style-name="T17">utrum ex una<text:line-break/>nervorum origine, aut </text:span><text:span text:style-name="T3">pluribus, sensum motumve, </text:span><text:span text:style-name="T17">quum</text:span></text:p>
      <text:p text:style-name="P6"><text:span text:style-name="T3">lu naturali sunt habitu, sortiantur. Vidimus enim ex disse-<text:line-break/>ctionibus, temporalibus et mansoriis musculis, item labris<text:line-break/>et narium pinnis, sensum et motum, linguae vero omnibus-<text:line-break/>que oris partibus sensum duntaxat a tertia nervorum con-<text:line-break/>jugatione procedere; a secunda vero oculorum musculis<text:line-break/>motum, ficuti </text:span><text:span text:style-name="T6">a</text:span><text:span text:style-name="T3"> prima oculis ipsis cernendi sensum suppedi-<text:line-break/>tari, Igitur ubi partes , quibus a tertia conjugatione nervi<text:line-break/>adveniunt, omnes, sed iu alterutra scilicet parte, laesae vi-<text:line-break/>dentur , semper enim hoc, etiamsi non dicamus, oportet me-<text:line-break/>minisse, nervum ipsum primario affectum esse putandum esu<text:line-break/>Si vero utramque. simul -laedi contigerit, non nervi proprius,<text:line-break/>sed ejus in cerebro loci, a quo nervi procedunt, primarius<text:line-break/>affectus est. Affecto autem lu utraque parte, tam dextra<text:line-break/>quam sinistra, cerebro, in spatio tertiae conjugationis vici-<text:line-break/>nae partes per consensum afficiuntur, proinde et secundae<text:line-break/>et primae conjugationis nervi laedunto-, liorurnque laesio-<text:line-break/>nem loquitur, ut oculorum quoque partes omnes laedantur.</text:span></text:p>
      <text:p text:style-name="P6"><text:span text:style-name="T17">Quod si unus musculus, vel nervus quoquo modo, sive pri-<text:line-break/></text:span><text:span text:style-name="T36">mario </text:span><text:span text:style-name="T17">affectu, sive per consensum fuerit affectus, pars in ad-<text:line-break/>versum trahitur musculum; resoluto scilicet musculo dex-<text:line-break/></text:span><text:span text:style-name="T36">trum </text:span><text:span text:style-name="T17">labrum movente, ipsum ad sinistram destectitur; at si<text:line-break/>is qui sinistrum, ad dextram. Simlliter et lu tota maxilla et<text:line-break/></text:span><text:span text:style-name="T36">narium </text:span><text:span text:style-name="T17">pluriis et buccis utrisque, quas a lato musculo moveri<text:line-break/>didicistis, in adversam ei quae resoluta est, partem deflecti<text:line-break/></text:span><text:span text:style-name="T36">contingit; </text:span><text:span text:style-name="T17">ad hunc </text:span><text:span text:style-name="T20">latum musculum</text:span><text:span text:style-name="T17"> nervis non item a ter-<text:line-break/></text:span><text:span text:style-name="T36">tia </text:span><text:span text:style-name="T17">conjugatione venientibus, scd a vertebris cervicis </text:span><text:span text:style-name="T36">in </text:span><text:span text:style-name="T17">to-<text:line-break/></text:span><text:span text:style-name="T36">tum </text:span><text:span text:style-name="T17">fere eum, parte quadam ipsius exigua excepta, in quam<text:line-break/></text:span><text:span text:style-name="T36">nervi </text:span><text:span text:style-name="T17">a quinta conjugatione inseruntur, ubi est altissima hu-<text:line-break/></text:span><text:span text:style-name="T36">jus </text:span><text:span text:style-name="T17">lati musculi regio.</text:span></text:p>
      <text:h text:style-name="Heading_20_2" text:outline-level="2">Cap. VI.</text:h>
      <text:p text:style-name="P99"><text:span text:style-name="T17">Sed-jam tempus est, ut ad spinalis me-<text:line-break/></text:span><text:span text:style-name="T36">dullae </text:span><text:span text:style-name="T17">affectus accedamus. Spinalis medullae affectus in<text:line-break/></text:span><text:span text:style-name="T36">praesenti </text:span><text:span text:style-name="T17">concisam habent doctrinam, at non facilem in ip-<text:line-break/></text:span><text:span text:style-name="T36">sis operibus </text:span><text:span text:style-name="T17">cognitionem. Etenim, nisi quis nervorum ab<text:line-break/></text:span><text:span text:style-name="T36">ipsa </text:span><text:span text:style-name="T17">procedentium conjugationes memoria teneat, ad </text:span><text:span text:style-name="T36">oriam</text:span></text:p>
      <text:p text:style-name="P6"><text:span text:style-name="T3">corporis partem singulae perveniant, noscere non poterit in<text:line-break/>quota vertebra spinalis medulla sit affecta, ut si illarum me-<text:line-break/>minerit, facilis erit allectae scdis notitia. Quinetiam ad re-<text:line-break/>liquarum quoque partium omnium notitiam, nervorum, qui<text:line-break/>a spinali medulla oriuntur, meminisse necesse erit. Veluti<text:line-break/>statim ubi primae vertebrae afficiuntur, licet raro, evenit<text:line-break/>tamen interdum angina, pueris magis quam adultis; de<text:line-break/>qua Hippocrates secundo epidemion ita conscripsit: </text:span><text:span text:style-name="T6">Erant<text:line-break/>angina laborantium ajscctiones hujusmodi. Cervicis ver-<text:line-break/>tebrae intro conversae erant, aliis quidem plus, aliis vero<text:line-break/>minus, atque in partibus exterioribus maniscsia videbatur<text:line-break/>in cervice cavitas, et dolorem laborans, dum in ea parte<text:line-break/>tangebatur, sentiebat, erat et aliquanto Jub eo qjsc, quod<text:line-break/>dentem nominant; quod non adeo .acutum esi, qutbusdam<text:line-break/>vero ob rotunditatem maiorem omnino conspicuum. Fau-<text:line-break/>ces</text:span><text:span text:style-name="T3"> nise </text:span><text:span text:style-name="T6">cum dente vocato, non inflammabantur, scd subsi-<text:line-break/>stebant. Partes quae sub malis erant, tumebant, inflam-<text:line-break/>matis haud consimiles </text:span><text:span text:style-name="T8">γ </text:span><text:span text:style-name="T6">neque ulli bubones erant, scdse-<text:line-break/>cundum naturam magis permanebant. JAjiguam haud</text:span></text:p>
      <text:p text:style-name="P6"><text:span text:style-name="T6">facile convolvebant, scd et masor ipsa videbat</text:span><text:span text:style-name="T10">ur</text:span><text:span text:style-name="T6"> atque ex-<text:line-break/>srta. Tenae sub lingua manifestae, Leglutire, nisi ad.<text:line-break/>modum moleste, haud poterant, scd si vehementer cogeren-<text:line-break/>tur, in nares effluebat et naribus loquebantur. Spiritus<text:line-break/>ipsis non admodum elatus. Nonnullis capitis, temporum<text:line-break/>atque cervicis venae attollebantur, atque horum paululum,<text:line-break/>quibus dolores recrudescebant, tempora incalescebant,<text:line-break/>quamvis alias non febricitarent. Plurimi non siujsacaban-<text:line-break/>tur, nisi quum vel Jputum, vel aliud quidpiam deglutire<text:line-break/>lentarent. Neque subsiddbant oculi. Quibus igitur tu-<text:line-break/>mor neutram in partem deflectebat, Jed rectus erat, nequa .,<text:line-break/></text:span><text:span text:style-name="T3">quam parapiectici </text:span><text:span text:style-name="T6">evadebant. Horum si quempiam periistso<text:line-break/>mihi constiterit, eum recensebo • quos autem nunc scio, Ju—<text:line-break/>perstiies permanserunt. Atq-ue alii quam celerrime Juni-<text:line-break/>tati sunt restituti, alii plurimi quadraginta dies praeteri-<text:line-break/>erunt, atque horum rnon.pauci febris expertes. Multis<text:line-break/>etiam in longum valde tempus siars quaedam tumoris pro-<text:line-break/>trahebatur ; esus rei signum tum deglutitio tum vox prae-</text:span></text:p>
      <text:p text:style-name="P6"><text:span text:style-name="T3">bebat. </text:span><text:span text:style-name="T6">Atque</text:span><text:span text:style-name="T3"> eiiquatae </text:span><text:span text:style-name="T6">columellae exilitatem quandam<text:line-break/>malam praestabant,</text:span><text:span text:style-name="T3"> quanquam </text:span><text:span text:style-name="T6">nihil mali habere videbant,<text:line-break/>tur. At quibus alterutra pars afficiebatur, ii ea parte, a<text:line-break/>qua</text:span><text:span text:style-name="T3"> vertebrae </text:span><text:span text:style-name="T6">inclinatae erant, paralytici evadebant, atque<text:line-break/>haec ipsa verjus alteram trahebatur. Haec autem et in<text:line-break/>facie et ore et septo quod ad gurgulionem esi, maxime de-<text:line-break/>prehendebantur ; quinctiam inscriores genae pro .ratione<text:line-break/>mntdbantur. Paraplegiae autem</text:span><text:span text:style-name="T3"> non per </text:span><text:span text:style-name="T6">totum </text:span><text:span text:style-name="T40">corpus<text:line-break/></text:span><text:span text:style-name="T6">fiebant, ut ex aliis, scd usque ad manum, quae ab anrri-<text:line-break/>riso a parte erant. Jli ct concocta et pauca moleste expue-<text:line-break/>bant, quibus autem ini rectum tumor erat, ii sine labore </text:span><text:span text:style-name="T40">ex-<text:line-break/></text:span><text:span text:style-name="T6">puebant.</text:span><text:span text:style-name="T3"> Quibus vero et cum </text:span><text:span text:style-name="T6">febre, hi multo magis </text:span><text:span text:style-name="T40">et-<text:line-break/></text:span><text:span text:style-name="T6">difficulter spirabant et inter loquendum salivam fundebant,<text:line-break/>et venae his magis elatae, et pedes omnium quidem </text:span><text:span text:style-name="T40">frigi-<text:line-break/></text:span><text:span text:style-name="T6">dijsimi, diorum vero maxime. Horum si aliqui non </text:span><text:span text:style-name="T40">illico<text:line-break/></text:span><text:span text:style-name="T6">mortui sunt, hi tatnen erigere scfe haudquaquam</text:span><text:span text:style-name="T3"> poterant,<text:line-break/></text:span><text:span text:style-name="T6">verum quos ego novi</text:span><text:span text:style-name="T40">, </text:span><text:span text:style-name="T6">omnes obierunt.</text:span><text:span text:style-name="T3"> Totum hunc </text:span><text:span text:style-name="T36">tex-<text:line-break/></text:span><text:span text:style-name="T3">tum secundo libro ejus commentarii, quem in fecundum </text:span><text:span text:style-name="T36">li-<text:line-break/></text:span><text:span text:style-name="T3">brum epidemiorurn perscripsimus, ad verbum sere enarrari-</text:span></text:p>
      <text:p text:style-name="P6"><text:span text:style-name="T17">mus, atque idcirco eum totum hic inseruimus, quod Hippo-<text:line-break/>crates multis ostendat accidisse anginam nobis raro visam,<text:line-break/>nullo existente in gutture proprio affectu; quinetiam quod<text:line-break/>circa primas oriatur vertebras, </text:span><text:span text:style-name="T20">a</text:span><text:span text:style-name="T17"> qnariim secunda pars den-<text:line-break/>tisorrnis vocata procedit, unde nonnulli ipsam totam </text:span><text:span text:style-name="T20">voca-<text:line-break/>vere</text:span><text:span text:style-name="T17"> dentem. At nunc sub hac vertebra inquit factam angi-<text:line-break/>nam, non aeque acutam ac quae circa secundam fit; nam<text:line-break/>constat spinalis medullae partes, quo suerint altiores, eo esse<text:line-break/>praestantiores; proinde si multo' inferior primis duabus ver-<text:line-break/>tebris fuerit ipse affectus, eo minorem adhuc inferet noxam.<text:line-break/>Nam ex anatome didicimus septi transversi nervos subquar-<text:line-break/>ta ac quinta vertebra emergere; praeterea ex commenta-<text:line-break/>riis de spirationis causis edocti sumus, liberam respirationem<text:line-break/>a solo fieri septo transversu , accedente ad hanc intercostali-<text:line-break/>um quoque musculorum actione, ubi majori opus est respi-<text:line-break/>ratione; ut, si vehementissima, superiorum quoque; verum<text:line-break/>non solum ob magnam aut' maximam respirationem horum</text:span></text:p>
      <text:p text:style-name="P6"><text:span text:style-name="T3">musculorum actione nos uti</text:span><text:span text:style-name="T7">, </text:span><text:span text:style-name="T3">sed ob alias quoque causas, de<text:line-break/></text:span><text:span text:style-name="T17">quibus latius </text:span><text:span text:style-name="T3">in libris de spirandi </text:span><text:span text:style-name="T17">difficultate </text:span><text:span text:style-name="T3">dictum esu </text:span><text:span text:style-name="T17">in<text:line-break/></text:span><text:span text:style-name="T3">praesentia vero satis fuerit a praescripto </text:span><text:span text:style-name="T6">Hippocratis</text:span><text:span text:style-name="T3"> sermo-<text:line-break/>ne tantum accipere quantum ad affectorum locorum </text:span><text:span text:style-name="T17">digno-<text:line-break/></text:span><text:span text:style-name="T3">tionem necessarium est, si prius meminerimus .ejus verbi,<text:line-break/>quod in libro de articusis a nobis explicatum est, enarrantibus<text:line-break/>textum, ubi inquit: </text:span><text:span text:style-name="T6">Vertebrarran autem, </text:span><text:span text:style-name="T50">quae </text:span><text:span text:style-name="T6">in spina<text:line-break/></text:span><text:span text:style-name="T20">sunt, </text:span><text:span text:style-name="T6">quaecunque per morbos </text:span><text:span text:style-name="T20">in </text:span><text:span text:style-name="T6">gibbum trahuntur.</text:span><text:span text:style-name="T3"> </text:span><text:span text:style-name="T17">Vult,<text:line-break/></text:span><text:span text:style-name="T3">nimirum non solum ad interna vertebrarum luxationem,<text:line-break/>quam lordofin vocant, sed eam </text:span><text:span text:style-name="T17">quoque </text:span><text:span text:style-name="T3">qua foras </text:span><text:span text:style-name="T17">vertebrae<text:line-break/></text:span><text:span text:style-name="T3">labuntur, comitari tensiones quae ad partes fiunt </text:span><text:span text:style-name="T17">externas,<text:line-break/></text:span><text:span text:style-name="T3">trahentibus </text:span><text:span text:style-name="T17">qui </text:span><text:span text:style-name="T3">ibi praeter naturam consistunt </text:span><text:span text:style-name="T17">tumoribus,<text:line-break/></text:span><text:span text:style-name="T3">nervosa corpora. Igitur ubi unica duntaxat vertebra, </text:span><text:span text:style-name="T17">aut<text:line-break/></text:span><text:span text:style-name="T3">etiam duae, aut tres sesc deinceps consequentes dlltrahuntur,<text:line-break/>ea parte spinam cavari contingit, ubi vero inter distractas<text:line-break/>vertebras vel una velplures illaesae permanserint, sic </text:span><text:span text:style-name="T17">affectis<text:line-break/></text:span><text:span text:style-name="T3">gibbus accidere solet; at si in alterutram partem</text:span><text:span text:style-name="T15">, </text:span><text:span text:style-name="T3">vel </text:span><text:span text:style-name="T17">dex-<text:line-break/>tram, vel </text:span><text:span text:style-name="T3">sinistram, distrahantur, ad eam in obliquum </text:span><text:span text:style-name="T17">tor-</text:span></text:p>
      <text:p text:style-name="P6"><text:span text:style-name="T17">quetur spina. In eo igitur </text:span><text:span text:style-name="T15">quem </text:span><text:span text:style-name="T17">praemisimus sermone, utri-<text:line-break/>usque mentionem fecit Hippocrates, excavationis quidem,<text:line-break/>cum dixit: </text:span><text:span text:style-name="T20">quibus rectus erat tumor;</text:span><text:span text:style-name="T17"> obliquae vero torsi-<text:line-break/>onis, dicens: </text:span><text:span text:style-name="T20">quibus vero alterutra pars aj'sidebatur.</text:span><text:span text:style-name="T17"> </text:span><text:span text:style-name="T36">At<text:line-break/></text:span><text:span text:style-name="T17">accurate admodum atque utiliter nobis legentibus haec ascri-<text:line-break/>psit : </text:span><text:span text:style-name="T20">per excavationem quidem neminem suctum paraple-<text:line-break/>cticum,</text:span><text:span text:style-name="T17"> hoc est, parte aliqua resolutum; per obliquam vero<text:line-break/></text:span><text:span text:style-name="T36">torsionem: </text:span><text:span text:style-name="T20">ad manus usque factum e [se;</text:span><text:span text:style-name="T17"> hoc </text:span><text:span text:style-name="T40">est</text:span><text:span text:style-name="T36"> non </text:span><text:span text:style-name="T17">ad<text:line-break/></text:span><text:span text:style-name="T36">inferiores </text:span><text:span text:style-name="T17">partes, </text:span><text:span text:style-name="T36">.ut </text:span><text:span text:style-name="T17">costas, lumbos, crura. In primis ita-<text:line-break/></text:span><text:span text:style-name="T36">que </text:span><text:span text:style-name="T17">hoc nobis sciendum est, alia quidem sequi symptomata<text:line-break/></text:span><text:span text:style-name="T36">laborante </text:span><text:span text:style-name="T17">spinali medulla proprio aliquo affectu, sive </text:span><text:span text:style-name="T36">ex </text:span><text:span text:style-name="T17">sola<text:line-break/></text:span><text:span text:style-name="T36">intemperie, sive simul humore </text:span><text:span text:style-name="T17">quopiam affluente, </text:span><text:span text:style-name="T36">ut in ery-<text:line-break/>sipelate, inflammatione </text:span><text:span text:style-name="T17">atque ulcere putri; . alia vero </text:span><text:span text:style-name="T36">contusa,<text:line-break/>una vel pluribus </text:span><text:span text:style-name="T17">vertebris suo loco motis. Ubi enim </text:span><text:span text:style-name="T36">pro-<text:line-break/>prio aliquo affectu </text:span><text:span text:style-name="T17">spinalis ipsa medulla laborat, -sive </text:span><text:span text:style-name="T36">in </text:span><text:span text:style-name="T17">dex-<text:line-break/></text:span><text:span text:style-name="T36">tra sive sinistra parte, </text:span><text:span text:style-name="T17">citra vertebrarum luxationem, si in<text:line-break/></text:span><text:span text:style-name="T36">altera parte duntaxat </text:span><text:span text:style-name="T17">afficiatur, omnium inferiorum corpo-<text:line-break/></text:span><text:span text:style-name="T36">ris partium, </text:span><text:span text:style-name="T17">quae </text:span><text:span text:style-name="T36">e </text:span><text:span text:style-name="T17">regione laesionis constituuntur, tam sen-</text:span></text:p>
      <text:p text:style-name="P6"><text:span text:style-name="T3">sus quam motus laeditur; si vero utraque pars aflecta est,<text:line-break/>omnes partes, tam dextrae quam sinistrae, ei quae laeditur<text:line-break/>subjectae .fimiliter resolvuntur. At luxata vel ad gibbum<text:line-break/>vel ad concavum vertebra, fieri potest, ut nulla omnino par-<text:line-break/>tium inferiorum, vel ad sensum vel motum oblaedatur; </text:span><text:span text:style-name="T17">fie-<text:line-break/></text:span><text:span text:style-name="T3">ri etiam potest, ut laedatur eo modo, qui in libro de articu-<text:line-break/>lorum affectibus ab ipso definitus </text:span><text:span text:style-name="T15">est. </text:span><text:span text:style-name="T3">Quum enim angulo-<text:line-break/>sa, ut ipse nominat, fit spinalis medullae luxatio, id est,<text:line-break/>quum non paulatim, scd affatim perinde ac si frangeretur,<text:line-break/>pars aliqua curvatur, fubjectas partes omnes laedi necesse </text:span><text:span text:style-name="T17">est;<text:line-break/></text:span><text:span text:style-name="T3">paulatim vero sacta luxatione in orbem, uihil notatu </text:span><text:span text:style-name="T17">dignum<text:line-break/></text:span><text:span text:style-name="T3">patiuntur partes, quae commotae vertebrae supponuntur.<text:line-break/>Sed in obliquum luxatio laedit omnino partes eas, ad </text:span><text:span text:style-name="T17">quas<text:line-break/></text:span><text:span text:style-name="T3">nervi ex luxatis vertebris procedentes perveniunt, idque </text:span><text:span text:style-name="T17">ma-<text:line-break/></text:span><text:span text:style-name="T3">gis in cervice, in thorace minus, sed multo minus in </text:span><text:span text:style-name="T17">lumbis,<text:line-break/></text:span><text:span text:style-name="T3">accidere solet. Siquidem in cervice vertebrae inter se </text:span><text:span text:style-name="T17">con-<text:line-break/>nexae </text:span><text:span text:style-name="T3">aequaliter utraeque conserunt foramini , unde </text:span><text:span text:style-name="T17">nervus</text:span></text:p>
      <text:p text:style-name="P6"><text:span text:style-name="T3">processit; in thorace autem superior magis, inferior minus; sed<text:line-break/>iu lumbis totus nervus ex superiori excidit vertebra. Qua-<text:line-break/></text:span><text:span text:style-name="T36">re </text:span><text:span text:style-name="T3">hic quidem transversa vertebrarum luxatio," sucum tra-<text:line-break/>hens et spinalem medullam et nervum, illaesum servat ipsi-.-<text:line-break/>us secundum naturam ortum; in cervice vero ex loco medio<text:line-break/></text:span><text:span text:style-name="T36">inter </text:span><text:span text:style-name="T3">duas vertebras procedentes nervi per obliquas luxa-<text:line-break/></text:span><text:span text:style-name="T36">tiones </text:span><text:span text:style-name="T3">lu ea quidem processus parte, ad quam spina spsa de-<text:line-break/></text:span><text:span text:style-name="T36">stectitur, </text:span><text:span text:style-name="T3">opprimuntur, in altera vero tenduntur; ac ten-<text:line-break/></text:span><text:span text:style-name="T36">fiones </text:span><text:span text:style-name="T3">quidem, ubi lugens inflammatio accesserit, convulsio<text:line-break/>comitatur; compressiones vero, earum partium, ad quas op-<text:line-break/></text:span><text:span text:style-name="T36">pressus </text:span><text:span text:style-name="T3">nervus pervenit, paralysis, lgitur merito </text:span><text:span text:style-name="T36">in </text:span><text:span text:style-name="T3">ea an-<text:line-break/></text:span><text:span text:style-name="T36">gina, </text:span><text:span text:style-name="T3">cujus in praemisso sermone lusseria narrata est, ad ma-<text:line-break/></text:span><text:span text:style-name="T36">nus </text:span><text:span text:style-name="T3">usque pervenit paraplegia, utpote manibus nervos ex<text:line-break/></text:span><text:span text:style-name="T36">fine </text:span><text:span text:style-name="T3">cervicis accipientibus; nam sub cervice thorax </text:span><text:span text:style-name="T36">est</text:span><text:span text:style-name="T3">, a<text:line-break/></text:span><text:span text:style-name="T36">cujus </text:span><text:span text:style-name="T3">vertebris emergentes nervi non ad manus, </text:span><text:span text:style-name="T36">sed ad </text:span><text:span text:style-name="T3">spa-r<text:line-break/></text:span><text:span text:style-name="T36">tia </text:span><text:span text:style-name="T3">intercostalia transmittuntur, pauris quibusdam qui </text:span><text:span text:style-name="T36">ex </text:span><text:span text:style-name="T3">pri-<text:line-break/></text:span><text:span text:style-name="T36">mis </text:span><text:span text:style-name="T3">procedunt, exceptis.. Igitur per eas, quas nuper dixi-</text:span></text:p>
      <text:p text:style-name="P6"><text:span text:style-name="T3">nrus, vertebrorum luxationes,, reliquae faciei partes omnes,<text:line-break/>neque in sensu, neque in motu interturbantur; buccae </text:span><text:span text:style-name="T17">au-<text:line-break/></text:span><text:span text:style-name="T3">tem duntaxat fine mandibula laeduntur, ut quae a lato mus-<text:line-break/>culo moventur. Constat itaque musculos, qui nervorum </text:span><text:span text:style-name="T17">su- •<text:line-break/></text:span><text:span text:style-name="T3">orum initium habent a cervicis vertebris, laedi pariter, </text:span><text:span text:style-name="T17">fi<text:line-break/></text:span><text:span text:style-name="T3">spinalis medulla'et provenientes ab ipsa nervi laedantur.<text:line-break/>Verum qui </text:span><text:span text:style-name="T17">et </text:span><text:span text:style-name="T3">quot fint hujusmodi musculi, ex nervorum<text:line-break/>qui a spinali medulla oriuntur dissectione didicistis. Quem-<text:line-break/>adinodum alia quoque cognitu necessaria symptomata, quae<text:line-break/>sequuntur, ubi spinae ipfius vertebrae vel in gibbum, </text:span><text:span text:style-name="T17">vel<text:line-break/></text:span><text:span text:style-name="T3">concavum, vel etiam transversum luxantur, in tertia parte<text:line-break/>commentariorum in librum de articulis cum demonstrationi-<text:line-break/>bus accurate conscripta habetis, quorum summas nunc </text:span><text:span text:style-name="T17">vobis<text:line-break/></text:span><text:span text:style-name="T3">commemoro; atque eorum nonnulla jam percurri, quae </text:span><text:span text:style-name="T20">ve-<text:line-break/>ro</text:span><text:span text:style-name="T17"> </text:span><text:span text:style-name="T3">nondum explicata sunt, ut nihil quicquam hic </text:span><text:span text:style-name="T17">orationi<text:line-break/></text:span><text:span text:style-name="T6">nostrae</text:span><text:span text:style-name="T3"> defit, narrabimus. Nam </text:span><text:span text:style-name="T17">vos,</text:span><text:span text:style-name="T3">scire decet </text:span><text:span text:style-name="T17">vertebras<text:line-break/></text:span><text:span text:style-name="T3">a suo situ luxari, autob'casum, aut ictum, aut </text:span><text:span text:style-name="T17">tumorem</text:span></text:p>
      <text:p text:style-name="P6"><text:span text:style-name="T17">aliquem praeter naturam, nervosa corpora vertebris ipsis<text:line-break/>atque spinali medullae connata divellentem... Haec genere<text:line-break/>duo sunt, alia quidem partium secundum naturam, alia vero<text:line-break/>praeter naturam, tumores quidam, quos Hippocrates uno<text:line-break/>vocabulo comprehendens cruda tubercula nominavit, lgi-<text:line-break/>tur manifestum est, quod in praemissa constitutione., quam<text:line-break/>libro fecundo epidemiorum descripsit, cervicis vertebris ad-<text:line-break/>jacentes musculi afficiebantur, et tuberosus fortasse tumor<text:line-break/>aliquis accedebat, ob quem concocta nonnullos spuisse dicit,<text:line-break/>facta videlicet tuberculorum concoctione. Cur igitur eos<text:line-break/>anginofos etiam appellavit? an quia spirandi quaedam ipsis<text:line-break/>erat difficultas, citra ullum thoracis ct pulmonis affectum?<text:line-break/>Nam hac in re differt auginosus concursus a peripneumoiiico<text:line-break/>et pleurotico, atque eo praeterea quod angustiae fenfus lu<text:line-break/>gutture esu In praenotionum itaque libro videtur anginae<text:line-break/>nomine appellere omnes affectus huic loco accidentes, qui<text:line-break/>respirandi difficultatem moliuntur; fic enim loquitur: An-.<text:line-break/></text:span><text:span text:style-name="T40">ginae</text:span><text:span text:style-name="T20">periculosisoimae sunt, celeriterctne </text:span><text:span text:style-name="T40">enecasisu </text:span><text:span text:style-name="T20">quaecun-</text:span></text:p>
      <text:p text:style-name="P6"><text:span text:style-name="T6">que neque in faucibus neque in' cervice quicquam conspi-<text:line-break/>cuum reddunt, doloremque plurimum et orthopnoeam ex-,<text:line-break/>hibent • hae namque eodem die et fecundo et tertio et quar-<text:line-break/>to jugulant. Quae vero in reliquis peraeque dolorem quo-<text:line-break/>que concitant, scd in tumorem attolluntur et in fcrucibus<text:line-break/>rubores movent, hae quidem admodum periculosae sunt,<text:line-break/>fed prioribus paulo diuturniores. At quibus et fauces et<text:line-break/>cervicem simul rubor occupat, ipsae diuturniores sunt,<text:line-break/>ac maxima ex his evadunt</text:span><text:span text:style-name="T50">, </text:span><text:span text:style-name="T6">si rubores simul et cervicem et<text:line-break/>pectus obsideant, neque intro recurrat erysipelas.</text:span><text:span text:style-name="T3"> Igitur<text:line-break/>cuivis certa conjectura est, unico vocabulo omnes hujusce<text:line-break/>loci affectus respirationem quoquo modo laedentes ipsum<text:line-break/>anginas nominare, nondum solitis medicis cynanchen per c<text:line-break/>et synanchen per s nominare; tantum abest, ut vel para-<text:line-break/>synanchen vel paracynanchen dicerent; nominum enim su-<text:line-break/>pervacanea indagatio cum rerum negligentia ortum duxit,<text:line-break/>prointleque quatuor quidem nornlua fecerunt, sed ab ipsis</text:span></text:p>
      <text:p text:style-name="P6"><text:span text:style-name="T17">quum quatuor affectus significari dixissent ac scripsissent, no-<text:line-break/>tas ipsorum praetermiserunt. Hoc autem a me simul cum<text:line-break/>secundi epidemiorum textu propositum est, quinam tandem<text:line-break/>sint hi quatuor affectus; unus quidem ac primus ipsorum est,<text:line-break/>quum fauces inflammantur, fauces autem nomino internum<text:line-break/>oris locum; ad quem ascendit, tum gulae tum gutturis ex-<text:line-break/>tremuni, alter autem secundus, quum neque fauces neque,<text:line-break/>reliquae oris partes, neque etiam externarum partium ulla<text:line-break/>inflammata conspicitur, laboranti tamen in gutture suffoca-<text:line-break/>tionis sensus est; tertius deinceps, ubi externus locus fauci-<text:line-break/>um inflammatur; ac quartus, ubi gutturis partes tum ex-<text:line-break/>ternae tum internae fimiliter asseclae sunt At superest ad-<text:line-break/>huc alius cervicis affectus, quem silentio praeterierunt, ubi<text:line-break/>ad anteriores partes vertebrae luxantur, solis interdum mus-<text:line-break/>culis, qui cum ipfis communicant, tumore praeter naturam<text:line-break/>affectis, vel nato ibi.aliquo tuberculo, interdum etiam gula<text:line-break/>pariter cum ipfis vitiata; nonnuuquam musculis quoque ip-<text:line-break/>sam gutturi copulantibus , ac praeterea propriis ipsius guttu-</text:span></text:p>
      <text:p text:style-name="P6"><text:span text:style-name="T3">ris .musculis, a quibus aperitur'. Itaque hi quidem omnes<text:line-break/>affectus spirandi quandam difficultatem efficiunt, non tamen<text:line-break/>suffocationis periculum auferunt; at difficulter deglutiunt<text:line-break/>atque dolore afficiuntur ac praecipue cum potus eis in neres<text:line-break/>refllit. Accidit etiam interdum, ut ascendente iusiamma-<text:line-break/>tione </text:span><text:span text:style-name="T17">qt </text:span><text:span text:style-name="T3">lingua et fauces in tumorem attollantur, quemad-<text:line-break/>modum et ipse tradidit. Verum hujuscemodi copulaturum </text:span><text:span text:style-name="T20">af-<text:line-break/></text:span><text:span text:style-name="T6">fectuum enarratione propositus sermo non</text:span><text:span text:style-name="T3"> indiget; nam lin-<text:line-break/>gua affecta aliae actiones deperduntur.</text:span></text:p>
      <text:h text:style-name="Heading_20_2" text:outline-level="2">Cap. VII.</text:h>
      <text:p text:style-name="P99"><text:span text:style-name="T3">At ubi imius actionis laesio est et sedes<text:line-break/>asseclae plores, nostri nunc instituti est, ex caeterorurn </text:span><text:span text:style-name="T17">sym-<text:line-break/></text:span><text:span text:style-name="T3">ptomatum varietate discernendo eas iuvenire. Quippe nul-<text:line-break/>lo spirabilium lustramentorum quoquo modo, neque prima-<text:line-break/></text:span><text:span text:style-name="T17">rio, </text:span><text:span text:style-name="T3">neque per consensum affecto, fieri minime potest, ut </text:span><text:span text:style-name="T17">re-<text:line-break/>fpiratio' </text:span><text:span text:style-name="T3">laedatur. Quum autem plura ipsa sint spirandi </text:span><text:span text:style-name="T17">in-<text:line-break/>strumenta </text:span><text:span text:style-name="T3">ac praeterea alter quoque non paucus partium </text:span><text:span text:style-name="T17">uu-<text:line-break/>nierus, </text:span><text:span text:style-name="T3">quibus ipsa </text:span><text:span text:style-name="T17">consentire consueverunt, non abs re-</text:span></text:p>
      <text:p text:style-name="P6"><text:span text:style-name="T17">multis </text:span><text:span text:style-name="T3">distinctionibus indiget is, qui et primario asseclas sc-<text:line-break/></text:span><text:span text:style-name="T17">des </text:span><text:span text:style-name="T3">et consentientes passim invenire conatur. Igitur statirn<text:line-break/></text:span><text:span text:style-name="T17">ex </text:span><text:span text:style-name="T3">sola respirationis specie nonnihil et de affecta sede et de<text:line-break/></text:span><text:span text:style-name="T17">ipso </text:span><text:span text:style-name="T3">affectu conjicere licet. Nam rideatur </text:span><text:span text:style-name="T17">laborans inter<text:line-break/>spirandum </text:span><text:span text:style-name="T3">totum movere thoracem, </text:span><text:span text:style-name="T17">ut </text:span><text:span text:style-name="T3">in parte quidem an-<text:line-break/>teriore ad jugulum, in utroque latere </text:span><text:span text:style-name="T17">ad </text:span><text:span text:style-name="T3">epomidas, </text:span><text:span text:style-name="T36">'lu </text:span><text:span text:style-name="T3">parte<text:line-break/>posteriore ad scapulas usque motus ipfius ascendat; </text:span><text:span text:style-name="T17">tres </text:span><text:span text:style-name="T3">ex<text:line-break/></text:span><text:span text:style-name="T17">hujusmodi </text:span><text:span text:style-name="T3">respiratione affectus significantur; unus </text:span><text:span text:style-name="T17">est, </text:span><text:span text:style-name="T6">fla-<text:line-break/>grans</text:span><text:span text:style-name="T3"> in pulmone atque corde calor; alter, in aliquo spiri-<text:line-break/>talium </text:span><text:span text:style-name="T17">organorum </text:span><text:span text:style-name="T3">angustia; tertius est, facultatis musculos<text:line-break/></text:span><text:span text:style-name="T17">thoracis moventis </text:span><text:span text:style-name="T3">debilitas. Quum igitur hujuscemodi re-<text:line-break/></text:span><text:span text:style-name="T17">spirationem </text:span><text:span text:style-name="T3">conspexeris, in primis pulsus perpendere opor-<text:line-break/></text:span><text:span text:style-name="T17">tet; </text:span><text:span text:style-name="T3">lu </text:span><text:span text:style-name="T17">enim </text:span><text:span text:style-name="T3">quantus fit oalor, ludicabunt, </text:span><text:span text:style-name="T17">sicut in libro </text:span><text:span text:style-name="T3">de<text:line-break/></text:span><text:span text:style-name="T17">praenotionibus a </text:span><text:span text:style-name="T3">pulsu scriptum est; delude exspirationem,<text:line-break/></text:span><text:span text:style-name="T17">an multa et </text:span><text:span text:style-name="T3">conferta et cum efflatione fiat; postremo thora- </text:span><text:span text:style-name="T17">'.<text:line-break/>cem </text:span><text:span text:style-name="T3">in pectore tangere, quem fi quis ardentem </text:span><text:span text:style-name="T17">invenerit,<text:line-break/></text:span><text:span text:style-name="T36">jam </text:span><text:span text:style-name="T17">omnes copiosi </text:span><text:span text:style-name="T3">caloris notas </text:span><text:span text:style-name="T17">habuerit</text:span><text:span text:style-name="T3">; </text:span><text:span text:style-name="T17">quibus ex alum-</text:span></text:p>
      <text:p text:style-name="P6"><text:span text:style-name="T3">danti accedit faciei oculorumque rubor, capitis ardor, sitis<text:line-break/>vehemens, lingua arida et aspera et quod dicat infirmus fele<text:line-break/>aidere. Si vero incendii signis modum servantibus, thorax<text:line-break/>vehementer dilatetur, angustia quaedam est in spirabilibus<text:line-break/>organis ; quare vel pars aliqua ad guttur affecta est; vel mul-<text:line-break/>tis humoribus pulmo aut thorax est oppletus; vel aliquod<text:line-break/>turberculunr in ipfis nascitur, ex quo genere est abscessus<text:line-break/>vocatus. Atque gutturis affectus tuin primarios tum eos,<text:line-break/>quibus per consensum infestatur, jam percurrimus; pulmo-<text:line-break/>nis autem thoracisque vitia paulo post accuratius perfeque-<text:line-break/>mur; nam lu praesentia spinalis medullae affectus tracture<text:line-break/>proposuimus, tum alios tum qui ei per imbecillitatem voca-<text:line-break/>tam accidunt. Fit autem </text:span><text:span text:style-name="T6">spinalis medullae</text:span><text:span text:style-name="T3"> imbecillitas in-<text:line-break/>terdum cerebri vitio, utpote a quo utramque facultatem, et<text:line-break/>scnfitricem et motricern, ipsa accipit; interdum ipfius dun-<text:line-break/>taxat spinalis medullae primario affectu laborantis ob pecusi-</text:span></text:p>
      <text:p text:style-name="P6"><text:span text:style-name="T17">arem intemperiem, vel toti ipfi, vel diversis partibus obor-<text:line-break/>tam, </text:span><text:span text:style-name="T15">quae </text:span><text:span text:style-name="T17">multis medicis ne lu'mentem quidem venit, quum,<text:line-break/>tamen creberrime rideant laborantes quosdam adeo exolutos,<text:line-break/>ut vix digitos manus possint movere, quamvis omnibus tho-<text:line-break/>racis partibus respirent, nullo ardente calore ad magnam<text:line-break/>respirationem ipsos cogente. Id vero ob hujusmodi causam<text:line-break/>eis accidit. Dum quiescit animans, liberam expirationem<text:line-break/>Iolum septum transversum, modo valeat, efficit; quum vero<text:line-break/>infirmum est ipsum, sane solum spicandi munus perficere<text:line-break/>non valet, tumque intercostalium musculorum concurrit au-<text:line-break/>xilium; tum fi praeterea majori animal inspiratione egeat et<text:line-break/>supernorum omnium, quorum maximi scapulas sucum mani-<text:line-break/>feste movent. Quum itaque hominem spirandi opus omni-<text:line-break/>bus thoracis partibus perficere rideris, non tamen frequen-<text:line-break/>ter inspirantem, tunc quanturn thorax dilatetur, perpende,<text:line-break/>atque narium pinnas; has enim ipsum contrahere comperies<text:line-break/>et parvam thoraris facere dilatationem, non quemadmodum</text:span></text:p>
      <text:p text:style-name="P6"><text:span text:style-name="T3">in ardentibus febribus oli caloris copiam faciunt ii, qui viri-<text:line-break/>bus valent, hi namque totum thoracem plurimum dilatant;<text:line-break/>neque etiam ut illi, quibus id evenit ob aliquam spiritalium<text:line-break/>instrumentorum angustiam, ut in anginis atque dyspnoeis,<text:line-break/>quas fluxio multa et affatim"descendens induxit; neque ab<text:line-break/>utraque causa, ut in peripneumonlis, nam hoc morbo affecti<text:line-break/>et maxima et frequentissima respiratione utuntur.- Sed<text:line-break/>quemadmodum ob virium infirmitatem, ita ob unius quoque<text:line-break/>partis imbecillitatem particularem omnes thoracis partes di-<text:line-break/>latari coguntur. Gymnestes ergo Secundus, ut qui posset,<text:line-break/>quid pateretur, observare, sentire se manifeste septi trans-<text:line-break/>verfi dicebat imbecillitatem, ob quam cogebatur intercostales<text:line-break/>musculos continuo movere, atque nonnunquam etiam supe-<text:line-break/>riores.; quondam etiam zonam circumdans hypochondriorum<text:line-break/>partibus, sola transversi septi motione sufficienter spirabat,<text:line-break/>quo tempore scilicet quiescebat. Verum an ad septi trans<text:line-break/>versi musculum, an ad nervos in ipsum pervenientes, an ad<text:line-break/>utrosque pertineret imbecillitas, mihi quidem explicatu per-</text:span></text:p>
      <text:p text:style-name="P6"><text:span text:style-name="T3">difficile ridebatur; at eandem respirationem etiam in alio<text:line-break/></text:span><text:span text:style-name="T17">quodam </text:span><text:span text:style-name="T3">notavi, quem aliquando equus in hypochondriorum<text:line-break/>regione calcitraverat adeo atrociter, ut oborta in septo trans </text:span><text:span text:style-name="T17">-<text:line-break/>verso </text:span><text:span text:style-name="T3">inflammatione, mortis periculum immineret; quurnque<text:line-break/>evasisset ab eo periculo, imbecillitatem tamen semper reti-<text:line-break/>nuerat. ln alio etiam, qni a vehementi peripneumonia con-<text:line-break/>valescebat, brachii tam posteriores quam internae partes et<text:line-break/></text:span><text:span text:style-name="T17">cubiti </text:span><text:span text:style-name="T3">maxima pars eodem modo ad summos usque digitos<text:line-break/></text:span><text:span text:style-name="T17">sensus </text:span><text:span text:style-name="T3">difficultate laboraverunt, atque motus quoque aliquo- </text:span><text:span text:style-name="T44">,<text:line-break/></text:span><text:span text:style-name="T17">rum nonnihil </text:span><text:span text:style-name="T3">laesus est. Huic nervos in primo atque se-<text:line-break/></text:span><text:span text:style-name="T17">cundo </text:span><text:span text:style-name="T3">intercostali loco laesos esse accidit, quorum primus<text:line-break/></text:span><text:span text:style-name="T17">insignis magnitudinis </text:span><text:span text:style-name="T3">per intimas partes abditus defertur, ei<text:line-break/></text:span><text:span text:style-name="T17">qui ipsum </text:span><text:span text:style-name="T3">praecessit, admixtus, scd multas in partes divisus,<text:line-break/></text:span><text:span text:style-name="T17">quas </text:span><text:span text:style-name="T3">in dissectionibus vidimus, ipsarumque aliquas per inte-<text:line-break/></text:span><text:span text:style-name="T17">riorem </text:span><text:span text:style-name="T3">cubiti regionem usque ad digitorum extrema perve-<text:line-break/></text:span><text:span text:style-name="T17">nientes ; </text:span><text:span text:style-name="T3">secundus vero nervus, tenuis</text:span><text:span text:style-name="T17">, </text:span><text:span text:style-name="T3">nulli alteri admixtus,<text:line-break/></text:span><text:span text:style-name="T17">per axillam </text:span><text:span text:style-name="T3">sub cute ad brachium fertur, dispersus per cutis</text:span></text:p>
      <text:p text:style-name="P6"><text:span text:style-name="T17">ejus tam posteriores quam internas partes. Hic homo ce-<text:line-break/>leriter curatus est, admoto nervorum exortui medicamento<text:line-break/>ad primum ac secundum intercostale spatium; quemadmo-<text:line-break/>dum quoque alii 'nonnulli, quibus utrumque crus paulatim<text:line-break/>resolvebatur, admoto lumbis medicamento in eo loco, unde<text:line-break/>a spiuali medulla eruribus nervi adveniunt, nullo resolutis<text:line-break/>cruribus medicamento a nobis apposco; neque enim ipso-<text:line-break/>rum, sed medullae proprius erat affectus. Alteri magna ob-<text:line-break/>orta suppuratione in alterius natis regione ac primis ejus<text:line-break/>cruris partibus, nervi ejus cruris per chirurgiam nudati sunt,<text:line-break/>tum parte sanata, toti membro movendi difficultas accidit;<text:line-break/>unde conjiciens scirrIrosum quidpiarn concitatae prius instam-<text:line-break/>mationis in nervorum quodam derelictum, hujusmodi affe-<text:line-break/>ctui accommodans </text:span><text:span text:style-name="T20">curationem,</text:span><text:span text:style-name="T17"> affecto loco soli idonea me-<text:line-break/>dicamenta adhibui, hominemque persecte sanavi- Ut autem<text:line-break/>de partibus fariei dictum est, ita et in reliquis quoque omni-<text:line-break/>bus, unica duntaxat pereuute actione, solum musculum ip-</text:span></text:p>
      <text:p text:style-name="P6"><text:span text:style-name="T17">sam </text:span><text:span text:style-name="T3">efficientem</text:span><text:span text:style-name="T7">, </text:span><text:span text:style-name="T3">aut nervum ipsius assectum esse putandum<text:line-break/></text:span><text:span text:style-name="T17">est </text:span><text:span text:style-name="T3">Si vero plures actiones laesae sint, fi uno in loco, ac-<text:line-break/>cidit interdum omnes ipsos musculos a communi aliqua cau-<text:line-break/></text:span><text:span text:style-name="T17">sa </text:span><text:span text:style-name="T3">laedi; fieri etiam potest, ut nervus aliquis musculis illis<text:line-break/>communis afficiatur. Enimvero quidam quum influxio pis-<text:line-break/>ces venans adeo circa sedem et vesicam persrigeratus suisset,<text:line-break/></text:span><text:span text:style-name="T17">ut </text:span><text:span text:style-name="T3">ipsi invito essiueret et alvi excrementum et urina, per ca-<text:line-break/>lefacientia remedia affectis musculis admota celeriter sanus'<text:line-break/>evafiti Alius autem eisdem rnolestatus symptomatis fine ma-<text:line-break/>nifesta causa, laesis circa os sacrum nervis, multo tempore<text:line-break/></text:span><text:span text:style-name="T17">per </text:span><text:span text:style-name="T3">multa praesidia vix sanatus est. Igitur quod protinus </text:span><text:span text:style-name="T6">ab<text:line-break/></text:span><text:span text:style-name="T17">initio </text:span><text:span text:style-name="T3">dicebam, illius nunc quoque mentione facta ad alia di-<text:line-break/>vertam; si quis ex anatome, ad quam partem descendant<text:line-break/></text:span><text:span text:style-name="T17">singuli </text:span><text:span text:style-name="T3">nervi a spinali medulla prodeuntes, cognoverit, affe-<text:line-break/></text:span><text:span text:style-name="T17">ctas </text:span><text:span text:style-name="T3">sedes quam facillime inveniet. Ex artis autem operi-<text:line-break/></text:span><text:span text:style-name="T17">bus </text:span><text:span text:style-name="T3">vos horum examen reipsa deprehendistis ; namque sae-<text:line-break/></text:span><text:span text:style-name="T17">penumero </text:span><text:span text:style-name="T3">vidistis </text:span><text:span text:style-name="T17">ex </text:span><text:span text:style-name="T3">hujusmodi dignotione manifeste juvari</text:span></text:p>
      <text:p text:style-name="P6"><text:span text:style-name="T3">laborantes. Nam non solum crura et manus temere ac fru-<text:line-break/>stra multi medici tota die nocteque calefacientibus medica-<text:line-break/>mentis perfricant, negligentes locum ubi vel spinalis me-<text:line-break/>dulla, vel nervus aliquis ex ipsa emergens laeditur; verum<text:line-break/>etiam caput cujusdam non ita pridem impositis medica-<text:line-break/>mentis vehementer calefacientibus ulceraverunt, putantes<text:line-break/>sensum ipsius graviter laesum hoc pacto sc revocaturos.<text:line-break/>Atque nos hunc ipsum sanavimus, inventa sede assecla, tum<text:line-break/>ex reliquis symptomatis tum ex evidentibus causis, super<text:line-break/>quibus singulis luterrogavimus, quarum una hujusmodi erat,<text:line-break/>quum sub inulta pluvia </text:span><text:span text:style-name="T15">ac </text:span><text:span text:style-name="T3">vento impetuoso ambulasset, pal-<text:line-break/>lium circa cervicem madefactum ajebat adeo, ut vehementi<text:line-break/>se frigore in ea parte affectum sentiret. Itaque qui scivisset<text:line-break/>ex primis spinae vertebris quatuor nervos ad caput ascende-<text:line-break/>re, </text:span><text:span text:style-name="T6">a</text:span><text:span text:style-name="T3"> quibus pessis ipsum ambiens scusum accipit, faclle su-<text:line-break/>dem affectam invenisset, qua sanata, capitis quoque pellis<text:line-break/>pariter sanata esset, nulla primaria affectione laborans; me-</text:span></text:p>
      <text:p text:style-name="P6"><text:span text:style-name="T17">dici </text:span><text:span text:style-name="T3">vero neque hujusmodi nervos neque eos qui per singu-<text:line-break/></text:span><text:span text:style-name="T17">las </text:span><text:span text:style-name="T3">cutis partes dispersi sunt cognoscentes, quum iu prom-<text:line-break/></text:span><text:span text:style-name="T17">ptu </text:span><text:span text:style-name="T3">.eis esset minimae particulae juxta nervi initium adhibere<text:line-break/></text:span><text:span text:style-name="T17">remedia, </text:span><text:span text:style-name="T3">partes illaesas molestanti Ego vero saepenurnero<text:line-break/></text:span><text:span text:style-name="T17">vos </text:span><text:span text:style-name="T3">monui, alios quidem lu ipsa spinali medulla veluti ra-<text:line-break/>dicem habere, alios vero velut ex magnis ramis e spina-<text:line-break/></text:span><text:span text:style-name="T17">li </text:span><text:span text:style-name="T3">medulla exortis procedere; qui rursus divisi distri-<text:line-break/></text:span><text:span text:style-name="T17">buuntur,, </text:span><text:span text:style-name="T3">alii per valde multas cutis partes, alii per pau-<text:line-break/></text:span><text:span text:style-name="T17">ciores</text:span><text:span text:style-name="T3">, ut mirer anatomicos viros illos non cognovisse,<text:line-break/></text:span><text:span text:style-name="T17">atque </text:span><text:span text:style-name="T3">lu nervorum resolutione quaerere, quam ob cau-<text:line-break/></text:span><text:span text:style-name="T17">sam </text:span><text:span text:style-name="T3">resolutarum partium non semper et motus et sensus<text:line-break/></text:span><text:span text:style-name="T17">pereat, </text:span><text:span text:style-name="T3">sed aliquando motus, aliquando Iensus,, aliquando’ et<text:line-break/></text:span><text:span text:style-name="T17">seusus </text:span><text:span text:style-name="T3">et </text:span><text:span text:style-name="T17">motus. </text:span><text:span text:style-name="T3">Arbitrantur namque nervorum- in muscu-<text:line-break/></text:span><text:span text:style-name="T17">los </text:span><text:span text:style-name="T3">distiibutorum reliquiasad cutem tendere , ob idque, quum<text:line-break/></text:span><text:span text:style-name="T17">nervus </text:span><text:span text:style-name="T3">per musculum distributus affectus est, in magnis .as-<text:line-break/></text:span><text:span text:style-name="T17">fectibus ipfius </text:span><text:span text:style-name="T3">utrumque, et sensum et motum, simullaedr;<text:line-break/></text:span><text:span text:style-name="T17">in levibus </text:span><text:span text:style-name="T3">adhuc servari quidem sensum, utpote qui nout san-</text:span></text:p>
      <text:p text:style-name="P6"><text:span text:style-name="T3">tum roboris desideret; motum vero, eo quod robustis egeat<text:line-break/>viribus, perire. Interdum enim unus musculus vel totum<text:line-break/>crus vel manum movens, ac proinde viribus indigens, si<text:line-break/>afficiatur, munus suum perficere nequit, membrumque ipsum<text:line-break/>immobile relinquit.; sentiendi vero facultas partium affectio-<text:line-break/>nes discernens, lllaefa tunc permanet, ut quae non validis<text:line-break/>egeat viribus; quippe nihil minus, imo magis etiam; pati<text:line-break/>possunt partes debiles, dignotioque affectionis sufficienter fit<text:line-break/>etiam per imbecillas vires, lgitur ratio ipsorum in hujus-<text:line-break/>modi quidem nervorum paralysi probabilis est; ubi vero de-<text:line-break/>perdita sentiendi facultate, motus non perit, nonnulli qui-<text:line-break/>dem adeo vanas adduxere rationes, ut satius suisset eos con-<text:line-break/>ticescere ; nonnulli vero cognita quaestionis difficultate, non<text:line-break/>gravati sunt dicere, hujuscemodi paralysis speciem, qua ser-<text:line-break/>vato motu sensus perderetur, neminem unquam vidisse.<text:line-break/>Nam qui sibi sectae alicujus principatum usurpant, ad artis<text:line-break/>vero opera non accedunt, nihil non audent, sed quidvis<text:line-break/>prompte mentiuntur, atque Peribunt nonnulla, perinde ac si</text:span></text:p>
      <text:p text:style-name="P6"><text:span text:style-name="T3">frequenter conspexerint, quae ne per somnium quidem' un-<text:line-break/>quam viderunt, plurima nunquam nisa esse ajunt, quae ab<text:line-break/>ipsis quotidie conspiciuntur.</text:span></text:p>
      <text:h text:style-name="Heading_20_2" text:outline-level="2">Cap. VIII.</text:h>
      <text:p text:style-name="P99"><text:span text:style-name="T3">Jam convenit quidem inter medicos san-<text:line-break/>guinem e gula ventriculoque vomitione, ex spiritalibus par-<text:line-break/></text:span><text:span text:style-name="T36">tibus tussi, </text:span><text:span text:style-name="T3">ex faucibus et gurgusione screatu, </text:span><text:span text:style-name="T36">ut' </text:span><text:span text:style-name="T3">ex ore<text:line-break/></text:span><text:span text:style-name="T36">simplici </text:span><text:span text:style-name="T3">expuitione expelli; nos vero eum a capite per gur-<text:line-break/></text:span><text:span text:style-name="T36">gusionis </text:span><text:span text:style-name="T3">praecipue partes internas ad fauces affatim descen-<text:line-break/>dentem , tussiendo educi saepenurnero conspeximus; nam<text:line-break/></text:span><text:span text:style-name="T36">subito </text:span><text:span text:style-name="T3">gutturi irruens </text:span><text:span text:style-name="T15">tussim </text:span><text:span text:style-name="T3">movet. Quare diligenter ad-<text:line-break/>vertere animum oportet, ne aliquando hujusmodi sanguinem<text:line-break/></text:span><text:span text:style-name="T36">ex </text:span><text:span text:style-name="T3">spiritalibus organis ascendere putemus, quemadmodum<text:line-break/></text:span><text:span text:style-name="T36">sane </text:span><text:span text:style-name="T3">quosdam novi medicos salso opinatos, ex quibus ipsi<text:line-break/>decepti sunt credentes non recte multos praestantissimos<text:line-break/>medicos asseruisse, hujusmodi sanguinis eruptionem </text:span><text:span text:style-name="T36">esse<text:line-break/></text:span><text:span text:style-name="T3">periculosissimam, tanquam pulmone vehementer affecto;<text:line-break/></text:span><text:span text:style-name="T36">neque </text:span><text:span text:style-name="T3">enim par esse, exiguam in ipso, venam diruptam</text:span></text:p>
      <text:p text:style-name="P6"><text:span text:style-name="T17">Fieri-quoque potest, ut vel erosa, vel exesa, vel utcunque<text:line-break/>nominare .volueris, vena, sanguis afiatim tussiendo ejiciatur.<text:line-break/>Quum enim retroactis temporibus quis ex intervallis quoti-<text:line-break/>die paucum sanguinem tussiendo expuisse cernitur, superve-<text:line-break/>nitque ei postea multi sanguinis inter tussiendum eruptio,<text:line-break/>tleqne abalto delapso, neque in certamine, neque palaestra<text:line-break/>graviter vulnerato, neque etiam sub ullo gravi pondere op-<text:line-break/>presso thorace, reliquum est, ob iusignem erosionem pluri-<text:line-break/>mUm sanguinem tussiendo suisse rejectum. Atque non pauci<text:line-break/>sic affecti pulmonis 'quasdam particulas simul cum sanguine<text:line-break/>ejecerunt. Quocirca diligenter considerare oportet,- an spu-<text:line-break/>mosum quipplam simul educatur; id enim essicacissimum est<text:line-break/>indicium eductionis e pulmone; quemadmodum ubi aut<text:line-break/>brouolni pars quaedam,- aut arteriae, aut venae tunicae, aut<text:line-break/>etiam pulmonis ipfius carnis 'ejicitur. Nihil autem horum<text:line-break/>accidit iis,' qui ex thot-ace sanguinem extussiunt, ut nec dolor<text:line-break/>aliquis iis, qui a pulmone , utpote qui duos nervos perquam</text:span></text:p>
      <text:p text:style-name="P6"><text:span text:style-name="T3">tenues a sexta nervorum </text:span><text:span text:style-name="T15">a </text:span><text:span text:style-name="T3">cerebro ortorum conjugatione<text:line-break/>recipit, per membranam extrinsecus ipsum coiitincntenr di-<text:line-break/>spersos, </text:span><text:span text:style-name="T15">led </text:span><text:span text:style-name="T3">per visceris profunditatem non extensos; verum<text:line-break/></text:span><text:span text:style-name="T36">thoraci, </text:span><text:span text:style-name="T3">ut scitis, multi ab internis, multi etiam ab externis'<text:line-break/>partibus sunt nervi, quibus facile dolores percipi possunt.<text:line-break/>Praeterea quia thorax musculis ossibusque abundat, pulmo<text:line-break/></text:span><text:span text:style-name="T36">vero </text:span><text:span text:style-name="T3">laxus est, atque a compressione, aut contusione tutus,<text:line-break/></text:span><text:span text:style-name="T36">thoracis </text:span><text:span text:style-name="T3">dolores intensiores sunt, pulmonis remissiores.<text:line-break/></text:span><text:span text:style-name="T36">Quum </text:span><text:span text:style-name="T3">igitur dolente thoracis parte quapiam, sanguinem quis<text:line-break/></text:span><text:span text:style-name="T36">tussiendo </text:span><text:span text:style-name="T3">rejecerit, nequc inultum </text:span><text:span text:style-name="T36">, </text:span><text:span text:style-name="T3">neque rubrum, sed jam<text:line-break/></text:span><text:span text:style-name="T36">nigricantem, </text:span><text:span text:style-name="T3">grumosmnque, huic thorax primaria affectione<text:line-break/></text:span><text:span text:style-name="T36">infestatur, at </text:span><text:span text:style-name="T3">sanguis per pulmonem ita educitur, ut in sup-<text:line-break/></text:span><text:span text:style-name="T36">puratis affectibus </text:span><text:span text:style-name="T3">pus, quod inter thoracem </text:span><text:span text:style-name="T36">et </text:span><text:span text:style-name="T3">pulmonem<text:line-break/></text:span><text:span text:style-name="T36">scnsus </text:span><text:span text:style-name="T3">judicio contineri percipitur.- Sic et pleuriticis spu-<text:line-break/></text:span><text:span text:style-name="T36">tum quovis modo </text:span><text:span text:style-name="T3">coloratum apparet, rdque sequenti quinto<text:line-break/></text:span><text:span text:style-name="T36">libro </text:span><text:span text:style-name="T3">dicetur Nunc vcro de ulceribus sanguinis rejcctioni<text:line-break/></text:span><text:span text:style-name="T36">supervenientibus </text:span><text:span text:style-name="T3">deinceps dicendum est. Nam lu pulmone<text:line-break/>creberrime fiunt, accurationem, ut quibusdam videtur, ne-</text:span></text:p>
      <text:p text:style-name="P6"><text:span text:style-name="T17">quaquam admittunt, ut alii putant, difficulter admodum </text:span><text:span text:style-name="T20">fa-<text:line-break/>nantur; at in thorace</text:span><text:span text:style-name="T17"> dirupta vasa, a quibus sanguis expui-<text:line-break/>tur, magna ex parte conglutinantur, nunquam enim hujus-<text:line-break/>cemodi ulcera,' vel diuturna, curationi omnino resistunt;<text:line-break/>quae </text:span><text:span text:style-name="T20">vero</text:span><text:span text:style-name="T17"> in pulmone longo jam tempore permanserunt,<text:line-break/>quamvis aliquando curentur, relinquunt tamen in ipso cal-<text:line-break/>losum quid et fistulosum, quod tractu temporis levi occasio-<text:line-break/>ne excoriatur, atque cum iis quae inde expuuntur interdum<text:line-break/>simul educitur ramentum a medicis vocatum, ac cruoris </text:span><text:span text:style-name="T27">exi-<text:line-break/></text:span><text:span text:style-name="T17">gua quaedam guttula. Atque haec etiam ulceribus alio iu<text:line-break/>loco genitis communia sunt; verum ex gula ventriculoque,<text:line-break/>vomitu; .ex renibus et vesica, cum urina; ex intestinis vero,<text:line-break/>dejectione excernuntur; sed ex spiritalibus instrumentis sine<text:line-break/>tussi expui non possunt. Quod si pluribus deinceps diebus<text:line-break/>aliquis cruorern etfcreaverit et emunxerit, citra capitis vel<text:line-break/>dolorem vel gravitatem, sive praesentem sive praeteritam,<text:line-break/>citraque ictum illic inflictum, hujus et totum narium mea-<text:line-break/>tum, atque eam oris partem, qua ad nares foramen tendit.</text:span></text:p>
      <text:p text:style-name="P6"><text:span text:style-name="T3">accurate considerare oportet; nam </text:span><text:span text:style-name="T15">fit </text:span><text:span text:style-name="T3">aliquando hujusmodi<text:line-break/>symptoma, hirudine huic loco adhaerente, quae quidem in<text:line-break/>dies augetur, ut quamvis primis diebus ob exiguitatem sen-<text:line-break/>sum effugiat, tertio tamen quartove die facile cernatur.<text:line-break/>Eadem ratione ex ventriculo quoque cruor epota sanguisuga<text:line-break/>nonnunquanr evomitur. ' Sed est hujusmodi eruor tenuis,<text:line-break/>sanieique speciem refert, sive e ventriculo, sive ex naribus,<text:line-break/>sive ex ore ferri rideatur, ut cum tale conspexeris, ac prae-<text:line-break/>terea hominis consideraveris habitum, super que .praeteritis<text:line-break/>eum interrogaveris, ex omnibus rei ipsius veritatem facile<text:line-break/>conjicias. Equidem quum viderem hominem integra vale-<text:line-break/>tudine hujusmodi cruorem evomentem, interrogavi, qua ni-<text:line-break/>ctus ratione antea fuisset usus; ille vero inter alia quae nar-<text:line-break/>ravit, hoc quoque addidit, fe quum nocte quadam sitiret,<text:line-break/>ex fonte quodam non admodum mundam aquam continente,<text:line-break/>aquam bibisse a fervo sibi quodam allatum. Quibus auditis,<text:line-break/>sciscitatus fum, apparuissentrre aliquando sanguisugae lu ipIo</text:span></text:p>
      <text:p text:style-name="P6"><text:span text:style-name="T17">fonte</text:span><text:span text:style-name="T3">; qui quum sc vidisse fateretur, dato idoneo medica-<text:line-break/>mento , hirudinem vomitione eduri. At quum alius quis-<text:line-break/></text:span><text:span text:style-name="T17">piam </text:span><text:span text:style-name="T3">hujusmodi cruorem emungeret et expueret, ac </text:span><text:span text:style-name="T17">iplo<text:line-break/></text:span><text:span text:style-name="T3">narrante audirem eum rure, aestatis tempore, in stagno quo-<text:line-break/>dam cum caeteris juvenibus juvenili ludo, qualem adoles-<text:line-break/>centes in aqua ludere solent, exercitatum, sciremque in </text:span><text:span text:style-name="T17">eo<text:line-break/></text:span><text:span text:style-name="T3">stagno sanguisugas esse, duxi laborantem ad splendorem;</text:span></text:p>
      <text:p text:style-name="P5"><text:span text:style-name="T3">• conversuque directe ad solis radios narium foramine, in eo<text:line-break/>loco, ubi nasus ad oris regionem </text:span><text:span text:style-name="T17">perforatur, hirudinis in<text:line-break/></text:span><text:span text:style-name="T3">meatu latentis caudam conspexi. Has igitur historias </text:span><text:span text:style-name="T17">vobis<text:line-break/></text:span><text:span text:style-name="T3">narrare </text:span><text:span text:style-name="T17">operae pretium duri.</text:span></text:p>
      <text:h text:style-name="Heading_20_2" text:outline-level="2">Cap. IX.</text:h>
      <text:p text:style-name="P99"><text:span text:style-name="T3">Enimvero quod his in sermonibus </text:span><text:span text:style-name="T17">laesio-<text:line-break/></text:span><text:span text:style-name="T3">nem intelligere oporteat, etiamsi </text:span><text:span text:style-name="T17">non penitus tota partis actio<text:line-break/></text:span><text:span text:style-name="T3">secundunr naturam deperdatur, </text:span><text:span text:style-name="T17">saepenurnero </text:span><text:span text:style-name="T3">jam </text:span><text:span text:style-name="T17">diximus,<text:line-break/></text:span><text:span text:style-name="T3">nec ab re suerit, in praesentia monuisse. Praeterea, </text:span><text:span text:style-name="T17">quam-<text:line-break/></text:span><text:span text:style-name="T3">vis non ignoretis, monitos vos velim, non eandem </text:span><text:span text:style-name="T17">esse rem<text:line-break/>vocem et </text:span><text:span text:style-name="T3">locutionem, scd vocem </text:span><text:span text:style-name="T17">vocalium instrumentorum<text:line-break/></text:span><text:span text:style-name="T3">cpus esse, locutionem vero Ioquentium</text:span><text:span text:style-name="T17">, </text:span><text:span text:style-name="T3">quorum </text:span><text:span text:style-name="T17">lingua est</text:span></text:p>
      <text:p text:style-name="P6"><text:span text:style-name="T17">maxime </text:span><text:span text:style-name="T3">princeps</text:span><text:span text:style-name="T7">, ηοη </text:span><text:span text:style-name="T3">parum autem conferunt et nares et<text:line-break/></text:span><text:span text:style-name="T17">labra </text:span><text:span text:style-name="T3">et dentes: fic etiam vocis instrumenta esse guttur et<text:line-break/>musculos ipsum moventes, atque nervos qui a cerebro ipfis<text:line-break/>facultatem deferunt. Igitur fi vel claudentes vel aperien-<text:line-break/></text:span><text:span text:style-name="T17">tes </text:span><text:span text:style-name="T3">guttur musculi immobiles reddantur, qui fic afficitur, mu-<text:line-break/></text:span><text:span text:style-name="T17">tus </text:span><text:span text:style-name="T3">evadet omnino; ubi vero vel difficulter moventur, vel<text:line-break/></text:span><text:span text:style-name="T17">palpitant, </text:span><text:span text:style-name="T3">aut tremunt, pro affectionis modo vox laedetur; -<text:line-break/></text:span><text:span text:style-name="T17">similiter, </text:span><text:span text:style-name="T3">si convellendo, vel concutiendo moveantur. At<text:line-break/></text:span><text:span text:style-name="T17">vero </text:span><text:span text:style-name="T3">si imbecillae suerim ipsis vices</text:span><text:span text:style-name="T15">, </text:span><text:span text:style-name="T3">sive ob suam ipsorum,<text:line-break/></text:span><text:span text:style-name="T17">sive ob </text:span><text:span text:style-name="T3">nervorum ipsos moventium affectionem, obscuram et<text:line-break/></text:span><text:span text:style-name="T17">parvam </text:span><text:span text:style-name="T3">efficient vocem. Quod si alius quispiam ex moven-<text:line-break/></text:span><text:span text:style-name="T17">tibus guttur musculis, </text:span><text:span text:style-name="T3">quoquo modo afficiatur, laedetur qui-<text:line-break/></text:span><text:span text:style-name="T17">dem vox, scd parva </text:span><text:span text:style-name="T3">laesione, atque sic affectus neque mutus<text:line-break/></text:span><text:span text:style-name="T17">omnino </text:span><text:span text:style-name="T3">erit, neque admodum exiguam habebit vocem. Ut<text:line-break/></text:span><text:span text:style-name="T17">autem </text:span><text:span text:style-name="T3">ex musculis guttur moventibus praecipui sunt ii qui<text:line-break/></text:span><text:span text:style-name="T17">ipsum aperiunt et </text:span><text:span text:style-name="T3">claudunt, ita ex vocalibus </text:span><text:span text:style-name="T17">nervis </text:span><text:span text:style-name="T3">ii quos<text:line-break/></text:span><text:span text:style-name="T17">recurrentes </text:span><text:span text:style-name="T3">vocamus; </text:span><text:span text:style-name="T17">-qui </text:span><text:span text:style-name="T3">et ipsi portiones quidem </text:span><text:span text:style-name="T17">sunt </text:span><text:span text:style-name="T3">sex-</text:span></text:p>
      <text:p text:style-name="P6"><text:span text:style-name="T3">tae conjugationis nervorum qui a cerebro oriuntur, quemad-<text:line-break/>modum et assi qui </text:span><text:span text:style-name="T15">in </text:span><text:span text:style-name="T3">ipsum inseruntur-; disserunt tamen ab<text:line-break/>illis eo quod non in cervice a nervis sextae conjugationis,<text:line-break/>sed quum ad thoracis regionem pervenerint, propagentur.<text:line-break/>Nullus itaque tam ineptus chirurgus est, qui ipsam sextam<text:line-break/>conjugationem totam secet invitus; at recurrentes nervi </text:span><text:span text:style-name="T36">ob<text:line-break/></text:span><text:span text:style-name="T3">imperitiam nonnunquam divelluntur. Accidit vero inter,<text:line-break/>dum in magnis asperae arteriae vulneribus, ut una cum </text:span><text:span text:style-name="T36">ipsa<text:line-break/></text:span><text:span text:style-name="T3">vel alter vel uteique incidatur</text:span><text:span text:style-name="T15">; </text:span><text:span text:style-name="T3">per chirurgiam quoque per-<text:line-break/>fiigerati vocem impediunt, donec calefacti naturalem tempe-<text:line-break/>riem recuperaverint. Quinetiam laedi vocem contingit </text:span><text:span text:style-name="T36">iu<text:line-break/></text:span><text:span text:style-name="T3">exilitate et magnitudine non leniter, quum fauces a </text:span><text:span text:style-name="T36">suis<text:line-break/></text:span><text:span text:style-name="T3">musculis nequeunt intendi. .Item vehementer laeditur </text:span><text:span text:style-name="T36">vox,<text:line-break/></text:span><text:span text:style-name="T3">ubi membrana, quae faucibus et gutturi communis est, </text:span><text:span text:style-name="T36">mul-<text:line-break/></text:span><text:span text:style-name="T3">ta humiditate rigatur. Quod etiam destillationes eadem </text:span><text:span text:style-name="T36">ra-<text:line-break/></text:span><text:span text:style-name="T3">tione vocem raucam efficere possint, nemo rrou </text:span><text:span text:style-name="T36">lutelligit.<text:line-break/></text:span><text:span text:style-name="T3">Vehemens quoque exclamatio similiter vocem afficit, </text:span><text:span text:style-name="T36">utpote</text:span></text:p>
      <text:p text:style-name="P6"><text:span text:style-name="T3">quae similem luflammationi circa jam lictam membranam at-<text:line-break/>que gutturis musculos parit affectum, (At quum gutturis<text:line-break/>interni musculi inflammantur, eum affectum anginam esse<text:line-break/>constat, quae simul et vocem et respirationem laedit) et om-<text:line-break/>nes universe praeter naturam tumores, sive iu spiritalibus<text:line-break/>viis exoriantur, sive extrinsecus ipsas comprimant. Sic ita-<text:line-break/>que gula quoque iusiamnratione affecta, ut comprimat aspe-<text:line-break/>rae arteriae tiuiicam, qua cartilaginum ipsius partes extre-<text:line-break/>mae sigmoides conjunguntur, et respirationem et vocem lae-<text:line-break/>dit; </text:span><text:span text:style-name="T6">laedit</text:span><text:span text:style-name="T3"> quoque vertebrarum cervicis in anteriorem par- .<text:line-break/>tem luxatio; de quibus jam antea nictum esu Igitur omnes<text:line-break/>hujusmodi affectus voci adveniunt, propriis ipsius lustramen-<text:line-break/>tis familiari aliquo vitio, sive primigenia affectione, sive per<text:line-break/>conseusum</text:span><text:span text:style-name="T15">, </text:span><text:span text:style-name="T3">laborantibus; nam id ad propositum sermonem<text:line-break/>nihil conducit Sunt praeterea alii affectus, quum pecusi-<text:line-break/>ari sua materia privatur; atque in commentariis de voce<text:line-break/>dictum jam est, quod propria hujus actionis materia gene-<text:line-break/>ratim quidem loquendo est expiratio, secundum speciem</text:span></text:p>
      <text:p text:style-name="P4"><text:span text:style-name="T3">vero atque propriam disserentium, estlatio, quae quidem est,<text:line-break/>quum affatim spiritus foras effertur per musculorum inter-<text:line-break/>costalium actionem. Sic autem et per vehementia thoracis<text:line-break/>vulnera, atque omnino ipsius in altera parte resolutionem,<text:line-break/>lu primis scmispirans, per accidens vero semivocale animal<text:line-break/>evadit. In apoplexia </text:span><text:span text:style-name="T6">vero,</text:span><text:span text:style-name="T3"> sopore, morbo comitiali; cat-<text:line-break/>oche, communi ratione earum actionum, quae ab impetu et<text:line-break/>voluntatis imperio procedunt, vocem laedi contingit, </text:span><text:span text:style-name="T36">sive<text:line-break/></text:span><text:span text:style-name="T3">spinalis medullae partes primae, sive simul cum iis cerebrum<text:line-break/></text:span><text:span text:style-name="T36">- </text:span><text:span text:style-name="T3">quoque afficiatur. His actionibus quinque inter sc conse-<text:line-break/>quentia quadam convenientibus, expiratione, efflatione ritra<text:line-break/>strepitum, strepenti efflatione, voce, loquela; si earum pri-<text:line-break/>ma laedatur, reliquae omnes laeduntur; ultima vero laesa,<text:line-break/>reliquae haudquaquarn; at quum secunda, tres reliquae</text:span><text:span text:style-name="T36">;<text:line-break/></text:span><text:span text:style-name="T3">quum tertia, duae ultimae; quum quarta vero, sola </text:span><text:span text:style-name="T36">postre-<text:line-break/></text:span><text:span text:style-name="T3">ma laeditur. Etenim fi nihil omnino expiret animal, </text:span><text:span text:style-name="T36">vel<text:line-break/></text:span><text:span text:style-name="T3">ex utrisque thoracis partibus, vel ex altera duntaxat; </text:span><text:span text:style-name="T36">si<text:line-break/></text:span><text:span text:style-name="T3">quidem ex utrisque, celerrime suffocabitur; si vero ex altera</text:span></text:p>
      <text:p text:style-name="P4"><text:span text:style-name="T3">tantum, semispirans </text:span><text:span text:style-name="T15">atque </text:span><text:span text:style-name="T3">semivocale reddetur, perdetque<text:line-break/>simul reliquarum deinceps duarum actionum partem dimidi-<text:line-break/>um, quarum alteram efflationem citra strepitum, alteram ve-<text:line-break/></text:span><text:span text:style-name="T36">ro </text:span><text:span text:style-name="T3">strepentem nominare consuevi. Quod si expiratione<text:line-break/>servata corrumpatur efflatio, reliquae tres actiones, strepens<text:line-break/>essiatio, vox et loquela simul corrumpentur; sublata vero<text:line-break/></text:span><text:span text:style-name="T36">strepente </text:span><text:span text:style-name="T3">efflatione et vox et loquela perit, ut, voce pereunte; -<text:line-break/></text:span><text:span text:style-name="T36">loquela. </text:span><text:span text:style-name="T3">Quum itaque dictarum actionum opifices muscu-<text:line-break/></text:span><text:span text:style-name="T36">los </text:span><text:span text:style-name="T3">cognoveritis, poteritis ratiocinari, qui ex ipsis </text:span><text:span text:style-name="T36">proprio<text:line-break/>affectu </text:span><text:span text:style-name="T3">laborent et quorum actio laedatur per accidens.<text:line-break/></text:span><text:span text:style-name="T36">Quod </text:span><text:span text:style-name="T3">fi quidpiarn eorum,' quae ex corporum dissectione vi-<text:line-break/></text:span><text:span text:style-name="T36">dillis, </text:span><text:span text:style-name="T3">oblivioni tradideritis, admonebunt vos ii, quos </text:span><text:span text:style-name="T36">de </text:span><text:span text:style-name="T3">re-<text:line-break/></text:span><text:span text:style-name="T36">spicationis </text:span><text:span text:style-name="T3">causis, atque </text:span><text:span text:style-name="T15">de </text:span><text:span text:style-name="T3">voce perscripsimus, commentarii,<text:line-break/></text:span><text:span text:style-name="T36">atque </text:span><text:span text:style-name="T3">de his ipfis in secundo libro de vivorum dissectione<text:line-break/></text:span><text:span text:style-name="T36">nictum </text:span><text:span text:style-name="T3">est. Nam expirationem faciunt universi thoracem<text:line-break/>contrahentes musculi; efflationem, quae vehemens expiratio<text:line-break/></text:span><text:span text:style-name="T36">est, </text:span><text:span text:style-name="T3">intercostales maxime; sseepentem efflationem ii, qui in<text:line-break/></text:span><text:span text:style-name="T36">lauribus </text:span><text:span text:style-name="T3">sunt; vocem vero ipsam gutturis musculi essiciiuiti</text:span></text:p>
      <text:p text:style-name="P4"><text:span text:style-name="T3">Sed lingua articulatim vocem distinguens loquendi usum<text:line-break/>praestat; quam ad rem conserunt quoque dentes, labra; na-<text:line-break/>riurn foramina, palatum, gurgulio, praeterea mediocre lin-<text:line-break/>guae ipfius vinculum. • Itaque balbis blaefisque atque aliis<text:line-break/>qui impedila sunt loquela, loquutionis instrumentorum ali-<text:line-break/>quod, aut quum natura ipsum formaret, aut postea,' laesum<text:line-break/>esse certum est; veluti quibus vel polypus, vel aliud quid-<text:line-break/>piam narium foramina obstruit, aut ex primis dentibus ali-<text:line-break/>quis deperditus est, aut labia mutilata. Verum quo pacto<text:line-break/>tenuem obtineant vocem, ac praeterea quomodo aliae vocis<text:line-break/>tum species tum affectiones fieri possint, ut rauca, resonans,<text:line-break/>tenuis, aspera ct obscura, in commentariis de voce sufficien-<text:line-break/>ter diximus. .</text:span></text:p>
      <text:h text:style-name="Heading_20_2" text:outline-level="2">Cap. X.</text:h>
      <text:p text:style-name="P99"><text:span text:style-name="T3">De difficili respiratione jam antea, ubi fpi-<text:line-break/>nalis medullae affectus percurrimus, multa dicta sunt, qui-<text:line-break/>bus nunc in memoriam revocatis, quae ad praesentem con-<text:line-break/>templationem supersunt, subjmigum. ltaque in universum</text:span></text:p>
      <text:p text:style-name="P6"><text:span text:style-name="T3">expedite </text:span><text:span text:style-name="T15">vos </text:span><text:span text:style-name="T3">meminisse velim musculorum omnium </text:span><text:span text:style-name="T15">thoracem<text:line-break/></text:span><text:span text:style-name="T3">moventium nervorumque, qui ad ipsus perveniunt, quos lu<text:line-break/>corporum dissectione vidistis;. tum introeuntes ad hominem<text:line-break/>difficulter spirantem, in primis ccnfiderare, an omnes tho-<text:line-break/>racis musculos moveat, an solos intercostales sine superioris<text:line-break/>bus; atque an sirnni cum intercostalibus septum transversum.<text:line-break/>Nam si conspexeritis omnes moveri, unam ex tribus, quas<text:line-break/>diceinns, causis, hujusmodi motionem efficere putate, ac de-<text:line-break/></text:span><text:span text:style-name="T36">inde </text:span><text:span text:style-name="T3">quae fit illa quae nunc insesset, perpendite; quod si non<text:line-break/></text:span><text:span text:style-name="T36">onmes </text:span><text:span text:style-name="T3">moveantur, aliter definiendum. Subjiriamus igitur<text:line-break/></text:span><text:span text:style-name="T36">aliquem </text:span><text:span text:style-name="T3">omnes simul movere musculos ? ut pectus una cum<text:line-break/></text:span><text:span text:style-name="T36">scapusis </text:span><text:span text:style-name="T3">manifeste sublevetur. In hoc ;ex tribus unum ali-<text:line-break/></text:span><text:span text:style-name="T36">quod </text:span><text:span text:style-name="T3">esse necesse est, aut viriunr imbecillitatem, aut viarum<text:line-break/></text:span><text:span text:style-name="T36">spiritus angustiam, </text:span><text:span text:style-name="T3">aut vehementem in corde et pulmone ca-<text:line-break/></text:span><text:span text:style-name="T36">lorem</text:span><text:span text:style-name="T3">, </text:span><text:span text:style-name="T36">quamvis </text:span><text:span text:style-name="T3">interdum duae, ac nonnunquam, licet </text:span><text:span text:style-name="T6">ra-<text:line-break/></text:span><text:span text:style-name="T40">ro,</text:span><text:span text:style-name="T36"> </text:span><text:span text:style-name="T3">tres quoque ex jam dictis causis concurrere possint. At<text:line-break/></text:span><text:span text:style-name="T36">tribus </text:span><text:span text:style-name="T3">quidem simul convenientibus, quam primum aeger in-<text:line-break/></text:span><text:span text:style-name="T36">teribit, </text:span><text:span text:style-name="T3">duabus autem difficile servabitur’, una vero, affectus</text:span></text:p>
      <text:p text:style-name="P6"><text:span text:style-name="T3">peculiari cum distinctione ad mortem aut salutem pervenlu-<text:line-break/>rus esu Igitur sola facultatis imbecillitas quum adest, pro-<text:line-break/>pterea ad tria moventium musculormn genera venit, eosque<text:line-break/>omnes ad motionem excitat, quod unum ipsorum genus </text:span><text:span text:style-name="T17">.ve-<text:line-break/></text:span><text:span text:style-name="T3">hementer movere nequeat; quippe si septum transversum<text:line-break/>lolum sufficienter movere posset, veluti quum secundum na-<text:line-break/>turam se habebat, neque intercostalibus, neque superioribus<text:line-break/>musculis indigeret; quoniam vero imbecilla est, omnes </text:span><text:span text:style-name="T17">scn-<text:line-break/></text:span><text:span text:style-name="T1">sirn</text:span><text:span text:style-name="T3"> movet, neque frequentem, neque raram valde facit eo-<text:line-break/>rum actionem. Atque his potissimum notis mens adhibenda<text:line-break/>est, nam caetera </text:span><text:span text:style-name="T17">per' </text:span><text:span text:style-name="T3">eas facile discernuntur. Sane </text:span><text:span text:style-name="T17">pluri-<text:line-break/></text:span><text:span text:style-name="T3">mum aucto in spiritalibus organis calore, omnibus </text:span><text:span text:style-name="T17">quidem<text:line-break/></text:span><text:span text:style-name="T3">thoracis musculis agit animal, sed et velocem </text:span><text:span text:style-name="T17">et frequentem<text:line-break/></text:span><text:span text:style-name="T3">et vehementem efficit eorum actionem, quum citra </text:span><text:span text:style-name="T17">virium<text:line-break/></text:span><text:span text:style-name="T3">imbecillitatem calor infestati At virium imbecillitas, </text:span><text:span text:style-name="T17">ubi<text:line-break/></text:span><text:span text:style-name="T3">citra flammeum calorem fit; neque velocem, neque </text:span><text:span text:style-name="T17">frequen-<text:line-break/>tem </text:span><text:span text:style-name="T3">valde habet </text:span><text:span text:style-name="T17">motum, </text:span><text:span text:style-name="T3">proinde non </text:span><text:span text:style-name="T17">multum </text:span><text:span text:style-name="T3">omnes </text:span><text:span text:style-name="T17">thora-</text:span></text:p>
      <text:p text:style-name="P6"><text:span text:style-name="T3">cis partes dilatat; quippe cum dyspnoea, quae ob nimiam<text:line-break/>incensionem facta est, unum solum commune habet, quod<text:line-break/>omnes thoracis musculi per ipsam agant. At ubi ob- pluri-<text:line-break/>mum calorem respiratio difficilis est in magnitudine, frequen-<text:line-break/></text:span><text:span text:style-name="T17">tia et </text:span><text:span text:style-name="T3">celeritate, hoc quoque accedit,, quod calidi ferventis-<text:line-break/></text:span><text:span text:style-name="T17">que </text:span><text:span text:style-name="T3">spiritus expiratio cum efstatione efficiatur; iu ririum<text:line-break/></text:span><text:span text:style-name="T17">vero </text:span><text:span text:style-name="T3">imbecissitate, nulla ab ore facta efflatione, spiritus ex<text:line-break/></text:span><text:span text:style-name="T17">solis </text:span><text:span text:style-name="T3">naribus emittitur, quae nares per inspirationem etiam<text:line-break/></text:span><text:span text:style-name="T17">pinnas </text:span><text:span text:style-name="T3">manifeste contrahunt; id et efficax imbecillae facul-<text:line-break/></text:span><text:span text:style-name="T17">tatis </text:span><text:span text:style-name="T3">indiriurn esu Ob spirabilium vero instrumentorum<text:line-break/></text:span><text:span text:style-name="T17">angustiam </text:span><text:span text:style-name="T3">totus quidem thorax plurimum&gt; celeriter et sre-<text:line-break/></text:span><text:span text:style-name="T17">quenter </text:span><text:span text:style-name="T3">dilatatur; sed qui sic laborant, stne essiaticne </text:span><text:span text:style-name="T17">explo-<text:line-break/>rationem habenti </text:span><text:span text:style-name="T3">Quum vero simul incidunt spirabilium<text:line-break/></text:span><text:span text:style-name="T17">organorum </text:span><text:span text:style-name="T3">et calor-et angusiia, ut lu peripneumonia, tum<text:line-break/></text:span><text:span text:style-name="T17">neque maxima </text:span><text:span text:style-name="T3">et srequentissima et celerrima respicatio suf-<text:line-break/></text:span><text:span text:style-name="T17">ficere potest; </text:span><text:span text:style-name="T3">oh idque se erigunt, sentientes totum thora-<text:line-break/></text:span><text:span text:style-name="T17">cem facilius </text:span><text:span text:style-name="T3">ita dilatari; quippe decumbentibus lu scle </text:span><text:span text:style-name="T17">cjon</text:span><text:span text:style-name="T22">T</text:span></text:p>
      <text:p text:style-name="P6"><text:span text:style-name="T3">cidit, eo qUod </text:span><text:span text:style-name="T15">pectoris </text:span><text:span text:style-name="T3">partes in spinam declinent, qua ere-<text:line-break/>cta thorax etiam simul effertur, non amplius se ipsum gra-<text:line-break/>vans. Atque iis similiter respirant quibus asperae pulmonis<text:line-break/>arteriae plurima defluxione oppletae sunt, aut ubi ex proxi-<text:line-break/>mis locis in ipsas humor aliquis defluxit, unica duntaxat </text:span><text:span text:style-name="T17">re<text:line-break/></text:span><text:span text:style-name="T3">differentes, quod neque effient, neque calidum spiritum emit-<text:line-break/>tant. Sic etiam iis quibus inter thoracem pulmonemque<text:line-break/>pUs copiosum collectum est, quos suppuratos vocant, totus<text:line-break/>thorax attollitur; scd neque calidum expirant neque </text:span><text:span text:style-name="T17">effiant,<text:line-break/></text:span><text:span text:style-name="T3">nisi adurens febris accesserit; veram hi celerrime suffocan-<text:line-break/>tur, tum ob hunc assectum, tum quod </text:span><text:span text:style-name="T6">vires</text:span><text:span text:style-name="T3"> omnibus </text:span><text:span text:style-name="T17">suppu-<text:line-break/></text:span><text:span text:style-name="T3">ratis ex necessitate imbecilliores redditae sint, at non </text:span><text:span text:style-name="T17">necessa-<text:line-break/></text:span><text:span text:style-name="T3">rio in fluxionibus lu pulmonem, aut in peripneumoniis, </text:span><text:span text:style-name="T17">aut<text:line-break/></text:span><text:span text:style-name="T3">asthmate; nam contra per asthmaticos affectus </text:span><text:span text:style-name="T17">crassis et<text:line-break/></text:span><text:span text:style-name="T3">viscosis humoribus pulmoni impactis vires robustae </text:span><text:span text:style-name="T17">con-<text:line-break/></text:span><text:span text:style-name="T3">stantesque permanserunt. Atque fi tuberculum coctu </text:span><text:span text:style-name="T17">dllfi-<text:line-break/></text:span><text:span text:style-name="T3">cile aliquando lu ipso constiterit, thorax maxime quidem </text:span><text:span text:style-name="T17">di-</text:span></text:p>
      <text:p text:style-name="P6"><text:span text:style-name="T3">latebitur</text:span><text:span text:style-name="T7">, </text:span><text:span text:style-name="T3">sed non multum inspirabit aerem, ideoque conti-<text:line-break/>neuter respirare cogetur citra efflationem; id enim multi ca-<text:line-break/></text:span><text:span text:style-name="T17">loris </text:span><text:span text:style-name="T3">proprium est. lu eandem dyspnoeae speciem alia ra-<text:line-break/></text:span><text:span text:style-name="T17">tione </text:span><text:span text:style-name="T3">labuntur ii quoque, quos angina molestat, ob angusti-<text:line-break/></text:span><text:span text:style-name="T17">am, quae </text:span><text:span text:style-name="T3">non est in cavitatibus inspirationem suscipientibus,<text:line-break/></text:span><text:span text:style-name="T17">sed lu iis </text:span><text:span text:style-name="T3">quae ipsam transmittunt Quibus vero abscessus<text:line-break/></text:span><text:span text:style-name="T17">et inflammatio </text:span><text:span text:style-name="T3">atque humorum plenitudo </text:span><text:span text:style-name="T17">lu </text:span><text:span text:style-name="T3">thoracis, </text:span><text:span text:style-name="T17">aut<text:line-break/>pulmonis </text:span><text:span text:style-name="T3">caventis </text:span><text:span text:style-name="T17">consistit, </text:span><text:span text:style-name="T3">nitra obstructionem rnanenle<text:line-break/></text:span><text:span text:style-name="T17">gutture </text:span><text:span text:style-name="T3">atque aspera arteria, lu caritatibus scilicet inspira-<text:line-break/></text:span><text:span text:style-name="T17">tum aerem suscipientibus </text:span><text:span text:style-name="T3">angustia genita, ex necessitate fe-<text:line-break/></text:span><text:span text:style-name="T17">quitur </text:span><text:span text:style-name="T3">magna thoracis dilatatio, scd paucus trahitur spiritus,<text:line-break/></text:span><text:span text:style-name="T27">ae </text:span><text:span text:style-name="T17">prolude laborantem </text:span><text:span text:style-name="T3">celeriter et frequenter respirare </text:span><text:span text:style-name="T17">ne-<text:line-break/>eesse est. Prae </text:span><text:span text:style-name="T3">qmnibys enim vos meminisse,velim magnae<text:line-break/></text:span><text:span text:style-name="T17">respirationis geminas, </text:span><text:span text:style-name="T3">esse differentias, interdum quidem ob<text:line-break/></text:span><text:span text:style-name="T17">dilatationis.thoraris </text:span><text:span text:style-name="T3">magnitudinem , .interdum yero ob lusple<text:line-break/></text:span><text:span text:style-name="T17">rati spiritus </text:span><text:span text:style-name="T3">mnilamlisubstantiam. Sciendmn aniem quod<text:line-break/></text:span><text:span text:style-name="T17">saepenurnero vos admoneo </text:span><text:span text:style-name="T3">.earmnorertun, quae a </text:span><text:span text:style-name="T17">prioribus</text:span></text:p>
      <text:p text:style-name="P6"><text:span text:style-name="T3">omissae sunt; nam quas ipsi </text:span><text:span text:style-name="T17">pcrscquuti </text:span><text:span text:style-name="T3">sunt, earum propter<text:line-break/>scriptorum, multitudinem facilis atque in promptu est memo-<text:line-break/>ria; quae vero ab Hippocrate, quamvis </text:span><text:span text:style-name="T17">optime </text:span><text:span text:style-name="T3">de dyspnoea<text:line-break/>scripserit, non sunt definita, posteriorumque nemo'explica-<text:line-break/>vit, quae desunt, definiitve, idcirco necessarium mihi </text:span><text:span text:style-name="T17">est<text:line-break/></text:span><text:span text:style-name="T3">creberrime illorum vos admonere. lgitur quicunque’ </text:span><text:span text:style-name="T17">fine<text:line-break/></text:span><text:span text:style-name="T3">inflammatione, vel omnino sine aliquo praeter naturam </text:span><text:span text:style-name="T17">tu-<text:line-break/></text:span><text:span text:style-name="T3">more, aut angustia spiritalium instrumentorum, per febres<text:line-break/>ardentes difficulter spirant, his luspirati aeris quantitas </text:span><text:span text:style-name="T17">ma-<text:line-break/></text:span><text:span text:style-name="T3">gnitudini dilatationis thoracis proportione </text:span><text:span text:style-name="T17">respondet; </text:span><text:span text:style-name="T3">quibus<text:line-break/>vero vel tumor vel angustia fine inflammatorio calore lu </text:span><text:span text:style-name="T17">spi-<text:line-break/></text:span><text:span text:style-name="T3">ritalibus est, </text:span><text:span text:style-name="T17">in </text:span><text:span text:style-name="T3">his' thoraris quidem dilatatio maxima est; </text:span><text:span text:style-name="T17">id<text:line-break/></text:span><text:span text:style-name="T3">vero, quod'luspiratur&gt;; non solum dilatationem proportione<text:line-break/></text:span><text:span text:style-name="T17">non </text:span><text:span text:style-name="T3">assequitur </text:span><text:span text:style-name="T17">, </text:span><text:span text:style-name="T3">verum etiam minus quam fecundum natu-<text:line-break/>ram, attrahitur." </text:span><text:span text:style-name="T17">At </text:span><text:span text:style-name="T3">sine distinctione urium affectionem osten- </text:span><text:span text:style-name="T17">.<text:line-break/>dit </text:span><text:span text:style-name="T3">magna </text:span><text:span text:style-name="T17">thoracis </text:span><text:span text:style-name="T3">dilatatio, </text:span><text:span text:style-name="T17">si </text:span><text:span text:style-name="T3">raritatem</text:span><text:span text:style-name="T17">'simul acceperit.<text:line-break/>Verum animadvertere </text:span><text:span text:style-name="T3">vos hic </text:span><text:span text:style-name="T17">oportet, </text:span><text:span text:style-name="T3">ne </text:span><text:span text:style-name="T17">aliquando decipi-</text:span></text:p>
      <text:p text:style-name="P6"><text:span text:style-name="T3">amini, putantes eam respirationem; quae ob virium imhecil-<text:line-break/>litatem omnibus agentibus musculis, efficitur, eandem esse<text:line-break/>cum magna; quam equidem, quo clarior esset interpretatio,<text:line-break/>aliquando sublimem vocare volui; et mihi tunc contigit lutel-<text:line-break/>ligere, Hippoeratem eum sublimem vocare spiritum,- qui<text:line-break/>sublimioribus thoracis partibus inspiratur; quemadmodum,<text:line-break/>quum inquit: </text:span><text:span text:style-name="T6">Jiagnus spiritus et ex longis intervallis, de-<text:line-break/>lirium declarat;</text:span><text:span text:style-name="T3"> constat eum magnum pro multo dixisse,<text:line-break/>qui bifariam fieri potest, vel fine superiorum musculorum<text:line-break/>actione, vel ipsa concurrente; nam plerumque intercostales<text:line-break/>musculi una cum septo transverso ad maximam thoracis<text:line-break/>elevationem, qua multus spiritus afficiatur, superiorum mus-<text:line-break/></text:span><text:span text:style-name="T36">culorum </text:span><text:span text:style-name="T3">auxilio non indigent. Quod vero hujusmodi dila-<text:line-break/></text:span><text:span text:style-name="T36">tationis </text:span><text:span text:style-name="T3">species delirium portendat, in commentariis de dys-<text:line-break/></text:span><text:span text:style-name="T36">pnoea </text:span><text:span text:style-name="T3">ostendimus, ubi etiam omnium difficultatum respira-<text:line-break/></text:span><text:span text:style-name="T36">tionis </text:span><text:span text:style-name="T3">affectiones declaratae sunt. Nunc vero, ut compen-<text:line-break/></text:span><text:span text:style-name="T36">dio </text:span><text:span text:style-name="T3">quodam hic explicamus alios affectus, quos lu aliis com- .<text:line-break/>mentanis jam percurrimus, ita et de dyspnoeae differentiis</text:span></text:p>
      <text:p text:style-name="P6"><text:span text:style-name="T3">partim quidem </text:span><text:span text:style-name="T15">dictum </text:span><text:span text:style-name="T3">est, partim vero in sequentibus dice-<text:line-break/>mus. Nam ut magnarum respirationum alia quidem crebra<text:line-break/>est, cujus sunt differentiae complures, quarum aliae alias af-<text:line-break/></text:span><text:span text:style-name="T15">fectiones </text:span><text:span text:style-name="T3">ludicans; alia vero'rara, unicam indicans affectio-<text:line-break/>nem; </text:span><text:span text:style-name="T15">fic </text:span><text:span text:style-name="T3">etiam de exigua dicendum est; nam rara quidem<text:line-break/>spiritalium lustramentorum refrigerationem, frequens vero<text:line-break/>non solum spiritalium, scd eorum quoque quae cum ipfis<text:line-break/>moventur, ut hepatis, ventriculi, lienis, gulae, laborem </text:span><text:span text:style-name="T20">in-<text:line-break/></text:span><text:span text:style-name="T6">dicati</text:span><text:span text:style-name="T3"> Quum autem pluressint affectiones, quas per vehe-<text:line-break/>mentiores motus dolor comitetur, ex aliis fignis confideran-<text:line-break/>dunret definiendum est, sive inflammatio quaedam, sive </text:span><text:span text:style-name="T17">ery-<text:line-break/></text:span><text:span text:style-name="T3">sipelas, sive ulcus, live abscessus dolorem efficiat. </text:span><text:span text:style-name="T17">Quin-<text:line-break/></text:span><text:span text:style-name="T3">etiam didicistis, quod inaequalibus internperiebus dolores </text:span><text:span text:style-name="T17">sae-<text:line-break/></text:span><text:span text:style-name="T3">penumero succedunt; fimiliter spiritus crudi flatuosique </text:span><text:span text:style-name="T17">co-<text:line-break/></text:span><text:span text:style-name="T3">piae , ' qui arctatus aliquando partus ipsum ambientes </text:span><text:span text:style-name="T17">disten-<text:line-break/></text:span><text:span text:style-name="T3">dit, aliquando vero violenter egreditur. Similiter </text:span><text:span text:style-name="T17">quoque<text:line-break/></text:span><text:span text:style-name="T3">calidi et acris, aut frigidi et lenti humoris abundantia, </text:span><text:span text:style-name="T17">si<text:line-break/></text:span><text:span text:style-name="T3">aliquando retentus succus ambientia corpora distendat, </text:span><text:span text:style-name="T17">'aut</text:span></text:p>
      <text:p text:style-name="P6"><text:span text:style-name="T3">inde violenter exeat, dolores </text:span><text:span text:style-name="T15">efficere </text:span><text:span text:style-name="T3">potest; fi gravius affe-<text:line-break/>cta suerint instrumenta, in quibus hujusmodi res continen-<text:line-break/>tur, etiamsi non moveantur; si leniter, quando moventur.<text:line-break/></text:span><text:span text:style-name="T17">Verum </text:span><text:span text:style-name="T3">in libris de dyspnoea causa explicata est, cur exi-<text:line-break/>guae spirationis frequens quidem spiritus motorum per ie-<text:line-break/>spirationem instrumentorum laborem significet, rarus vero<text:line-break/>vehementem refrigerationem sphitalium duntaxat,. praecipue<text:line-break/>pulmonis et cordis. Est etiam alia dyspnoeae species, </text:span><text:span text:style-name="T17">quum<text:line-break/>veluti </text:span><text:span text:style-name="T3">brevi quadam quiete intercipitur opus thoracis, </text:span><text:span text:style-name="T17">non-<text:line-break/></text:span><text:span text:style-name="T3">nunquam inspirando, nonnunquam expirando, sive hoc </text:span><text:span text:style-name="T17">ac-<text:line-break/>cidat </text:span><text:span text:style-name="T3">symptoma ob musculorum thoracis convulsivam assectio-<text:line-break/></text:span><text:span text:style-name="T17">nem</text:span><text:span text:style-name="T3">, sive ob caloris copiam, coacto laborante </text:span><text:span text:style-name="T17">continenter<text:line-break/>vel </text:span><text:span text:style-name="T3">inspicare vel expirare. Est iusuper alius </text:span><text:span text:style-name="T17">respirationis<text:line-break/></text:span><text:span text:style-name="T3">affectus, quem apnoeam nominant, nulla, ut aspicientibus<text:line-break/></text:span><text:span text:style-name="T17">videtur, </text:span><text:span text:style-name="T3">facta </text:span><text:span text:style-name="T17">respiratione, </text:span><text:span text:style-name="T3">verum ut rei </text:span><text:span text:style-name="T17">ipsius </text:span><text:span text:style-name="T3">natura de-<text:line-break/></text:span><text:span text:style-name="T17">clarat, </text:span><text:span text:style-name="T3">eam non fieri incredibile est; nam </text:span><text:span text:style-name="T17">impossibile ride-<text:line-break/>tur, ut </text:span><text:span text:style-name="T3">animal </text:span><text:span text:style-name="T17">omni </text:span><text:span text:style-name="T3">respiratione exacte </text:span><text:span text:style-name="T17">privatum adhuc fer-<text:line-break/>varipossit;' ea tamen </text:span><text:span text:style-name="T3">animalia, </text:span><text:span text:style-name="T17">quae in cavernis latent, tho-</text:span></text:p>
      <text:p text:style-name="P6"><text:span text:style-name="T3">racem movere minime ridentur. Proinde duorum alterum<text:line-break/>conjicere oportet, aut adeo exiguam fieri respirationem, ut<text:line-break/>sensum effugiat, aut animal tunc respfratioue omnino non<text:line-break/>indigere, sed eam transpirationem, quae per universum cor-<text:line-break/>pus fit, sufficere; hanc enim cor ipsum per arterias efficit,<text:line-break/>respirationem vero per, thoracem cerebrum. At vero </text:span><text:span text:style-name="T6">af-<text:line-break/>fectio;</text:span><text:span text:style-name="T3"> quae apnoeam facit, quaecunque </text:span><text:span text:style-name="T6">ea</text:span><text:span text:style-name="T3"> sit, omnibus ani-<text:line-break/>malis partibus, communis esse ridetur, veluti in apoplexia,<text:line-break/>sopore, morbo comitiali, catalepsi; nam in his omnibus nul-<text:line-break/>lus proprius affectus spiritalia instrumenta prae cacteris in-<text:line-break/>festat, non magis, quam vocis, aut loquutionis, aut progres-<text:line-break/>sionis ;• • fed affecto principio,. omnia quibus vires fuse, per<text:line-break/>quas reguntur, ab ipso suppeditari consueverunt, ei consen-<text:line-break/>tire necesse esu , Verum de apnoea particulatim et per se<text:line-break/>diximus;, quainobrern tempus est, ut nunc ad aliquid ali-<text:line-break/>ud transeamus.</text:span></text:p>
      <text:h text:style-name="Heading_20_2" text:outline-level="2">Cap. XI.</text:h>
      <text:p text:style-name="P99"><text:span text:style-name="T3">Qumn.autem exercitationis via ad aflecto-<text:line-break/>rum. locorum dignotiones duplex sit, altera quidem ab appa-</text:span></text:p>
      <text:p text:style-name="P6"><text:span text:style-name="T3">rentibus symptomatis, altera vero a corporis partibus, si<text:line-break/></text:span><text:span text:style-name="T17">quis </text:span><text:span text:style-name="T3">per utrumque voluerit exercitari, eadem his dicet,<text:line-break/></text:span><text:span text:style-name="T17">quamvis </text:span><text:span text:style-name="T3">alio et alio modo. Ut verbi gratia, de pulmonis<text:line-break/></text:span><text:span text:style-name="T17">affectibus </text:span><text:span text:style-name="T3">dictum est, ubi de dolorum ratione; praeterea<text:line-break/>etiam ubi de sanguinis rejectione ac de dyspnoea; atque in<text:line-break/></text:span><text:span text:style-name="T17">praesentia </text:span><text:span text:style-name="T3">quoque’ dicemus. Etenim ipsi vehemens, dolor<text:line-break/></text:span><text:span text:style-name="T17">nunquam </text:span><text:span text:style-name="T3">acridit, verum et gravitatis Pensus et aliquando<text:line-break/></text:span><text:span text:style-name="T17">tensionis </text:span><text:span text:style-name="T3">cujusdam,. quae ad pectus, vel ad spinam pervenit,<text:line-break/></text:span><text:span text:style-name="T17">ibi enim </text:span><text:span text:style-name="T3">membranae ipsum ambientes suspenduntur. </text:span><text:span text:style-name="T17">Safe-<text:line-break/>penurnero </text:span><text:span text:style-name="T3">etiam angustia molestantur laborantes,- atque ob<text:line-break/></text:span><text:span text:style-name="T17">hoc </text:span><text:span text:style-name="T3">crebro celeriterque spirant, ac thoracem vehementer at-<text:line-break/></text:span><text:span text:style-name="T17">tollunt, </text:span><text:span text:style-name="T3">led non multum aerem attrahunt. Haec igitur si<text:line-break/></text:span><text:span text:style-name="T17">citra febrem </text:span><text:span text:style-name="T3">acciderint, aut crudum tuberculum </text:span><text:span text:style-name="T17">, </text:span><text:span text:style-name="T3">aut Iento-<text:line-break/></text:span><text:span text:style-name="T17">ruin </text:span><text:span text:style-name="T3">crassornmve ; aut quorundam aliorum humorum pleni-.<text:line-break/></text:span><text:span text:style-name="T17">tudiuem </text:span><text:span text:style-name="T3">in eo existere; aut pus, aut alium quendam humo-<text:line-break/></text:span><text:span text:style-name="T17">rem </text:span><text:span text:style-name="T3">veI lentum, vel erassum, vel multum, cicca.ipsum </text:span><text:span text:style-name="T17">ef-<text:line-break/>fusum </text:span><text:span text:style-name="T3">esse declarant; verum ea inter </text:span><text:span text:style-name="T17">se </text:span><text:span text:style-name="T3">per praeterita sym-<text:line-break/></text:span><text:span text:style-name="T17">ptomata discernere </text:span><text:span text:style-name="T3">licebit. Si namque aliquis per bonam</text:span></text:p>
      <text:p text:style-name="P6"><text:span text:style-name="T3">Valetudinem, solitas actiones sariens, sic difficulter refpirare<text:line-break/>inceperit, augeaturque ipsi symptoma, neque </text:span><text:span text:style-name="T17">luter respiran-<text:line-break/></text:span><text:span text:style-name="T3">dum stertere videatur, crudi tuberculi ortum suspicari opor-<text:line-break/>tet. Si vero stertendo strepitum fecerit respiratio, </text:span><text:span text:style-name="T17">lentorum<text:line-break/></text:span><text:span text:style-name="T3">crassorumque humorum pertinaciter impactorum </text:span><text:span text:style-name="T17">multitudi-<text:line-break/></text:span><text:span text:style-name="T3">nem- pulmonis bronchia molestare indicium esu Quod fi<text:line-break/>illico </text:span><text:span text:style-name="T17">ab </text:span><text:span text:style-name="T3">angustiae scnfu difficulter speraverint, </text:span><text:span text:style-name="T17">fluxionem vel<text:line-break/></text:span><text:span text:style-name="T20">a</text:span><text:span text:style-name="T17"> </text:span><text:span text:style-name="T3">capite, vel a vicinis sudibus lu </text:span><text:span text:style-name="T17">pulmonem irruentem osten-<text:line-break/></text:span><text:span text:style-name="T3">niti </text:span><text:span text:style-name="T17">. </text:span><text:span text:style-name="T3">Quum autem fluentibus in pulmonem vel lentis</text:span><text:span text:style-name="T17">, vel<text:line-break/></text:span><text:span text:style-name="T3">crassis, </text:span><text:span text:style-name="T17">vel </text:span><text:span text:style-name="T3">multis humoribus,- </text:span><text:span text:style-name="T17">hominem difficulter spirare<text:line-break/></text:span><text:span text:style-name="T3">dico, </text:span><text:span text:style-name="T17">lu </text:span><text:span text:style-name="T3">bronchiis eos contineri </text:span><text:span text:style-name="T17">intessige, quum enim in to •<text:line-break/></text:span><text:span text:style-name="T3">tum viscus,, ut laevis arteria, ita etiam aspera </text:span><text:span text:style-name="T17">dividatur,<text:line-break/></text:span><text:span text:style-name="T3">bronchiorum substantia per totum </text:span><text:span text:style-name="T17">pulmonem-procedit; vo-<text:line-break/></text:span><text:span text:style-name="T3">cantor autem a disscctoribus bronchia </text:span><text:span text:style-name="T17">asperae : arteriae car-<text:line-break/></text:span><text:span text:style-name="T3">tilaginei, sigmaalterae figuram referentes. At </text:span><text:span text:style-name="T17">ubi pleuritis<text:line-break/></text:span><text:span text:style-name="T3">praecessit, mox remissa febris vehementia ; </text:span><text:span text:style-name="T17">intra latera gra-<text:line-break/></text:span><text:span text:style-name="T3">vitas </text:span><text:span text:style-name="T17">in imo </text:span><text:span text:style-name="T3">thoracis derelicta fentitur, </text:span><text:span text:style-name="T17">simulque affatim de-</text:span></text:p>
      <text:p text:style-name="P6"><text:span text:style-name="T3">cubitu transmutato, maxime quum ah uno latere lu'aliud<text:line-break/>convertuntur, transfluit aliquid, puris tum multitudo ludi-<text:line-break/></text:span><text:span text:style-name="T17">catur, </text:span><text:span text:style-name="T3">atque in iis fluctuatio saepenurnero haud obscure </text:span><text:span text:style-name="T17">au-<text:line-break/>ditur; </text:span><text:span text:style-name="T3">id autem indicat etiam cum jam propositis, quod </text:span><text:span text:style-name="T17">ve -<text:line-break/></text:span><text:span text:style-name="T3">hementi praegressa pleuritide, nihil esiatu dignum pene la- •<text:line-break/></text:span><text:span text:style-name="T17">horans </text:span><text:span text:style-name="T3">expuerit. Si vero citra febrem alius quispiam sero-<text:line-break/></text:span><text:span text:style-name="T17">sus aut </text:span><text:span text:style-name="T3">pituitosus humor in thoracis spatium subito defluens,<text:line-break/></text:span><text:span text:style-name="T17">spirandi </text:span><text:span text:style-name="T3">difficultatem excitat, laborans tenue sputum</text:span><text:span text:style-name="T17">, idqne<text:line-break/>ab initio </text:span><text:span text:style-name="T3">quidem exiguum, cum vehementi tussi; </text:span><text:span text:style-name="T17">ubi </text:span><text:span text:style-name="T3">vero<text:line-break/>concoctum est, plus atque crassius, cum mitiore, expuere<text:line-break/></text:span><text:span text:style-name="T17">solet. </text:span><text:span text:style-name="T3">Nam bifariam accidit, ut vehementer tussiendo pau-<text:line-break/></text:span><text:span text:style-name="T17">ca expuant</text:span><text:span text:style-name="T3">, alii ob lentum crassumve humorem, assi ob </text:span><text:span text:style-name="T17">te-<text:line-break/>nuem, </text:span><text:span text:style-name="T3">num tenuis sublevatus a tussis spiritu, divisus ab ipso<text:line-break/></text:span><text:span text:style-name="T17">circum </text:span><text:span text:style-name="T3">restuit; lentus vero, aut valde crassus difficulter </text:span><text:span text:style-name="T6">ef-<text:line-break/></text:span><text:span text:style-name="T20">fertur,</text:span><text:span text:style-name="T17"> </text:span><text:span text:style-name="T3">quod neque facile a corporibus quibus impactus est,<text:line-break/></text:span><text:span text:style-name="T17">abstergatur, </text:span><text:span text:style-name="T3">neque etiam a quavis occurrentis spicitus </text:span><text:span text:style-name="T17">vio-<text:line-break/>lentia </text:span><text:span text:style-name="T3">impellatur;- nisi enim spiritus qui tussiendo effertur </text:span><text:span text:style-name="T17">et</text:span></text:p>
      <text:p text:style-name="P6"><text:span text:style-name="T3">multus et vehemens suerit, nihil fecum educere potest. Igi-<text:line-break/>tur </text:span><text:span text:style-name="T6">sputum,</text:span><text:span text:style-name="T3"> quod neque liquidum, aut aquosum admodum<text:line-break/>est, neque crassum valde aut lentum, id facile excluditur,<text:line-break/>maxime ubi validae fuerint vires; etenim sine vehementi<text:line-break/>thoracis contractione vehementer tussiri non potest;, at sine<text:line-break/>valida tussi crassos lentosque humores eflerri impossibile est.<text:line-break/>Quuin vero spirandi difficultati cum angustia et gravitate<text:line-break/>acuta febris simul accedit, is affectus inflammatio pulmonis<text:line-break/>est.At si intolerabile fuerit incendium, angustiae vero gra-<text:line-break/>vitatisque sensus minor, erysipelas ipsum vexere censendum<text:line-break/>est; extremis autem desinitis, nihil arduum erit erysipelas<text:line-break/>phlegmonodes aut inflammationem eryfipelatodem dignos-<text:line-break/>cere. Sunt et alii pulmoni affectus citra humorum influxum<text:line-break/>ob intemperiem vt.l inaequalem vel aequalem; ac inaequalis<text:line-break/>quidem tussim exritat; aequalis vero, si moderata sit, rhyth-<text:line-break/>mum respirationis immutat; at vehemens facta, vincente ca-<text:line-break/>lore, frigicli aeris atque potionis cupiditatem luducit, ac tra-</text:span></text:p>
      <text:p text:style-name="P6"><text:span text:style-name="T17">ctu </text:span><text:span text:style-name="T3">temporis definit in sebrem. Per frigidam autem intem-<text:line-break/></text:span><text:span text:style-name="T17">periem </text:span><text:span text:style-name="T3">contraria eveniunt, quoad modum scrvaverit, calidi<text:line-break/></text:span><text:span text:style-name="T17">aeris </text:span><text:span text:style-name="T3">ac calidae potionis desiderium; si vero modum exces-<text:line-break/></text:span><text:span text:style-name="T17">serit, </text:span><text:span text:style-name="T3">repletur viscus fluxionibus. 'At de sanguinis ex ipso<text:line-break/></text:span><text:span text:style-name="T17">per </text:span><text:span text:style-name="T3">tussim rejectione, quae ruptura, vel erosione, vel </text:span><text:span text:style-name="T17">aper-<text:line-break/>tione </text:span><text:span text:style-name="T3">vasorum accidit, antea ubi de sanguinis sputo mentio-<text:line-break/></text:span><text:span text:style-name="T17">nem </text:span><text:span text:style-name="T3">fecimus, jam dictum aliquid est, atque nunc quoque<text:line-break/></text:span><text:span text:style-name="T17">pauca </text:span><text:span text:style-name="T3">quaedam dicemus. Sane ruptiones in ipso deprehen-<text:line-break/></text:span><text:span text:style-name="T17">duntur, </text:span><text:span text:style-name="T3">tum </text:span><text:span text:style-name="T17">ex </text:span><text:span text:style-name="T3">multi sanguinis </text:span><text:span text:style-name="T17">fluxione, </text:span><text:span text:style-name="T3">tum ex magna<text:line-break/></text:span><text:span text:style-name="T17">eridenteque </text:span><text:span text:style-name="T3">aliqua causa, qua praegressa, subito, ad venerit;<text:line-break/></text:span><text:span text:style-name="T17">voco autem </text:span><text:span text:style-name="T3">praecedentes causas, casum ex alto, vel in </text:span><text:span text:style-name="T17">ludo,<text:line-break/>vel </text:span><text:span text:style-name="T3">certamine,’ vel quum alter super alterum ceciderit;<text:line-break/></text:span><text:span text:style-name="T17">quemadmodum' </text:span><text:span text:style-name="T3">et quum </text:span><text:span text:style-name="T17">ex </text:span><text:span text:style-name="T3">inanimatis corporibus^ aliquod<text:line-break/></text:span><text:span text:style-name="T17">grave, ut </text:span><text:span text:style-name="T3">vel lapis vel lignum, in thoracem ruerit; nonnul-<text:line-break/></text:span><text:span text:style-name="T17">lis iracundia </text:span><text:span text:style-name="T3">cum </text:span><text:span text:style-name="T17">clamore praecessit; </text:span><text:span text:style-name="T3">ac quibusdam• citha-<text:line-break/></text:span><text:span text:style-name="T17">roedis </text:span><text:span text:style-name="T3">tragoedisque certantibus acuta vehemensque- vox<text:line-break/></text:span><text:span text:style-name="T17">vasa disrupit', maxime </text:span><text:span text:style-name="T3">ubi </text:span><text:span text:style-name="T17">non praemissa </text:span><text:span text:style-name="T3">pulmonis per pro-<text:line-break/></text:span><text:span text:style-name="T17">oemia lenitione </text:span><text:span text:style-name="T3">violenter clamant. . </text:span><text:span text:style-name="T17">Ut </text:span><text:span text:style-name="T3">enim luctatoribus,</text:span></text:p>
      <text:p text:style-name="P6"><text:span text:style-name="T3">si certamen aggrediantur, musculis prius neque nalefactis<text:line-break/>neque per frictiones aut moderatas motiones explanatis, </text:span><text:span text:style-name="T17">par-<text:line-break/></text:span><text:span text:style-name="T3">tes quaedam rumpuntur atque convelluntur; eodem </text:span><text:span text:style-name="T17">modo<text:line-break/></text:span><text:span text:style-name="T3">pulmoni accidere consuevit, quem quidem frictionibus ad<text:line-break/>vehementes motiones praeparare non licet, prooemia </text:span><text:span text:style-name="T17">autem<text:line-break/></text:span><text:span text:style-name="T3">frictionibus quadam proportione respondent. At citra </text:span><text:span text:style-name="T17">ma-<text:line-break/></text:span><text:span text:style-name="T3">nifestam externam causam, ut lu caeteris corporis </text:span><text:span text:style-name="T17">parti-<text:line-break/></text:span><text:span text:style-name="T3">bus , ite lu pulmone quoque vas aliquod sanguinis </text:span><text:span text:style-name="T17">abundan-<text:line-break/></text:span><text:span text:style-name="T3">tia dirumpit, quum extensioni resistit, aut ob frigus </text:span><text:span text:style-name="T17">subitiun,<text:line-break/></text:span><text:span text:style-name="T3">aut ob innatam intemperiem. Ita Hippocrates: </text:span><text:span text:style-name="T6">Venas,</text:span><text:span text:style-name="T3"> </text:span><text:span text:style-name="T17">in-<text:line-break/></text:span><text:span text:style-name="T3">quit, </text:span><text:span text:style-name="T6">rumpit frigidum,</text:span><text:span text:style-name="T3"> non ipsum per sc scilicet </text:span><text:span text:style-name="T17">rupturas<text:line-break/></text:span><text:span text:style-name="T3">faciens, scd quia venarum tunicas frigiditate sua duras </text:span><text:span text:style-name="T17">et ex-<text:line-break/></text:span><text:span text:style-name="T3">tendi contumaces reddens, ut rumpantur paratiores </text:span><text:span text:style-name="T17">efficit;<text:line-break/></text:span><text:span text:style-name="T3">ruptionis vero ipsius causa est vehemens motus et </text:span><text:span text:style-name="T17">humorum<text:line-break/></text:span><text:span text:style-name="T3">abundantia, qui vel per se vel una cum crudo et </text:span><text:span text:style-name="T17">frigido </text:span><text:span text:style-name="T36">et<text:line-break/></text:span><text:span text:style-name="T3">flatuoso spiritu venas extendunt.- </text:span><text:span text:style-name="T17">Verum </text:span><text:span text:style-name="T3">ruptionis </text:span><text:span text:style-name="T17">ab </text:span><text:span text:style-name="T36">his<text:line-break/></text:span><text:span text:style-name="T3">haud parvunr indicium praebet subita </text:span><text:span text:style-name="T17">cumulati sanguinis </text:span><text:span text:style-name="T36">va-</text:span></text:p>
      <text:p text:style-name="P6"><text:span text:style-name="T36">cuatio. </text:span><text:span text:style-name="T17">Anestomosin vero non frigidae, sed e contrario<text:line-break/>calidae dispositiones praecedunt; ubi multis calidis balneis<text:line-break/></text:span><text:span text:style-name="T36">homo </text:span><text:span text:style-name="T17">utitue, atque in terra moratur calida, annique simili<text:line-break/></text:span><text:span text:style-name="T36">tempestate </text:span><text:span text:style-name="T17">et .calidis eduliis et potionibus utitur. At quae<text:line-break/></text:span><text:span text:style-name="T36">ob </text:span><text:span text:style-name="T17">erosione assatim accidunt sanguinis evacuationes, praece-<text:line-break/></text:span><text:span text:style-name="T36">dentibus </text:span><text:span text:style-name="T17">exiguis sputis atque acribus in pulmonem a capite<text:line-break/></text:span><text:span text:style-name="T36">fluxionibus </text:span><text:span text:style-name="T17">superveniunt; - nonnunquarn vero et puhnonis<text:line-break/></text:span><text:span text:style-name="T36">aliqua </text:span><text:span text:style-name="T17">pars, aut ramentum simul excluditur, ut neminem<text:line-break/></text:span><text:span text:style-name="T36">latere </text:span><text:span text:style-name="T17">possit hic visceris affectus. Orto vero in aspera arte-<text:line-break/></text:span><text:span text:style-name="T36">ria ulcere</text:span><text:span text:style-name="T20">, praeter</text:span><text:span text:style-name="T17"> hoc quod, sputum purulentum apparet,<text:line-break/></text:span><text:span text:style-name="T36">dolorem </text:span><text:span text:style-name="T17">quoque in loco affecto laborans sentit; at et vacu-<text:line-break/></text:span><text:span text:style-name="T36">ati exiguitas </text:span><text:span text:style-name="T17">ab ulcere, quod in pulmone est, hoc </text:span><text:span text:style-name="T36">discernit,<text:line-break/>quippe ab </text:span><text:span text:style-name="T17">ulceribus pulmonis plus puris rejicitur.' </text:span><text:span text:style-name="T36">Atque<text:line-break/>ut ex </text:span><text:span text:style-name="T17">pulmone educta particula visceris ipsius ulcerationem<text:line-break/></text:span><text:span text:style-name="T36">significat, </text:span><text:span text:style-name="T17">eodem modo ex gutture vidimus interdum corpus-<text:line-break/></text:span><text:span text:style-name="T36">culum ligulae per </text:span><text:span text:style-name="T17">ulcerationemrdxcreari. Quibus non so-</text:span></text:p>
      <text:p text:style-name="P4"><text:span text:style-name="T17">Ium hoc signum loci affecti suit, verum etiam ulceratae sedis<text:line-break/>sensus,' veluti de aspera arteria dictum est; etenim pulmonis<text:line-break/>ulcera sine dolore consistunt; quae vero iu his sedibus ori-<text:line-break/>untur, dolorem quidem aliquem inducunt, sed eum exigu-<text:line-break/></text:span><text:span text:style-name="T27">’ </text:span><text:span text:style-name="T17">mn; ut </text:span><text:span text:style-name="T15">si </text:span><text:span text:style-name="T17">quibus natura hebes suerit sensus, ipsum plane<text:line-break/>non percipiant. Igitur persaepe vidimus eos, quos huc us-<text:line-break/>que proposuimus affectus, qui pulmoni et spatio thoracis et<text:line-break/>asperae arteriae et gutturi accidunt (nam et horum, sermo-<text:line-break/>nis communitate inducti, mentionem serimus) qui vero de-<text:line-break/>inceps dicentur, raro. Quidam humorem repente expuit<text:line-break/>liquidae bili perquam similem, colore quidem medium inter<text:line-break/>flavum ac pallidum, at nulla acredine infectum; atque inde<text:line-break/>quotidie majorem ejus quantitatem expuit; deinde levi sub-<text:line-break/>orta febricula, tabescebat, adeo ut etiam purulenta screaret.<text:line-break/>Postea tractu temporis, quatuor videlicet mensium,, exigu-<text:line-break/>um cum. pure eruor em. rej ecit, </text:span><text:span text:style-name="T20">atque-</text:span><text:span text:style-name="T17"> sic aucta febre magis<text:line-break/>consumebatur; atque iterum plus expttebat, tum multum</text:span></text:p>
      <text:p text:style-name="P4"><text:span text:style-name="T17">admodum, ex quo magis increscente febre acrefolutis viribus<text:line-break/>eorum qui tabe marcescunt exemplo mortem obiit Dein-<text:line-break/>de alium nidi, eodem fere modo fex mensibus, ac alium quo-<text:line-break/>que diutius laborantem. Igitur qui primus nobis occurrit,<text:line-break/>initio quidem nihil mali habere, fed tandem male affici risus<text:line-break/></text:span><text:span text:style-name="T36">est; </text:span><text:span text:style-name="T17">alteri vero, quem conspeximus, statim ab initio cognito<text:line-break/>malo, diligenter succurrere tentavimus, ac multo magis<text:line-break/></text:span><text:span text:style-name="T36">etiam </text:span><text:span text:style-name="T17">tertio. At quamvis multa cicca utrumque laborave-<text:line-break/>rimus, nihilominus neque horum ullus, neque </text:span><text:span text:style-name="T36">alius </text:span><text:span text:style-name="T17">post eos<text:line-break/>servatus est; morti autem proximi omnes hi pulmonis ipfius<text:line-break/></text:span><text:span text:style-name="T36">quasdam </text:span><text:span text:style-name="T17">partes </text:span><text:span text:style-name="T36">expueruuti </text:span><text:span text:style-name="T17">Proinde facile cognovi, simili<text:line-break/></text:span><text:span text:style-name="T36">eos </text:span><text:span text:style-name="T17">affectu laborare, qualem in partibus externis cernimus,<text:line-break/></text:span><text:span text:style-name="T36">quum </text:span><text:span text:style-name="T17">a putrefaciente quopiam humore inficiuntur ; verum<text:line-break/></text:span><text:span text:style-name="T36">has et </text:span><text:span text:style-name="T17">abscindere et urere possumus, pulmoni vero horum<text:line-break/></text:span><text:span text:style-name="T36">neutrum </text:span><text:span text:style-name="T17">adhibere licet; quapropter omnes </text:span><text:span text:style-name="T36">intereunt. </text:span><text:span text:style-name="T17">At<text:line-break/></text:span><text:span text:style-name="T36">vero postremum quem </text:span><text:span text:style-name="T17">nidi curans, ad visceris fortem exic-<text:line-break/></text:span><text:span text:style-name="T36">cationem </text:span><text:span text:style-name="T17">me converti</text:span><text:span text:style-name="T36">, </text:span><text:span text:style-name="T17">odoribus atque potionibus ad id essi-</text:span></text:p>
      <text:p text:style-name="P6"><text:span text:style-name="T3">cacibus. Proinde medicamentum, quod hedychroum vo-<text:line-break/>cant, olfacere per totum diem ac nuribus jugiter adbibere<text:line-break/>jussi; ad somnum vero sese convertentem narium foramina<text:line-break/>aliquo pretiosorum unguentorum illinere, qualia Romae'<text:line-break/>praeparari solent, quae vocant foliata et spicata; dabam </text:span><text:span text:style-name="T17">quo-<text:line-break/></text:span><text:span text:style-name="T3">que ipfi in potu medicamenta, mithridaticam vocatam </text:span><text:span text:style-name="T17">com-<text:line-break/></text:span><text:span text:style-name="T3">positionem, ambrosiam, </text:span><text:span text:style-name="T17">t </text:span><text:span text:style-name="T3">thanasiam, theriacarn ; sed hic<text:line-break/>etiam per annum haec bibens, tandem similiter ut </text:span><text:span text:style-name="T17">reli-<text:line-break/></text:span><text:span text:style-name="T3">qui tabidi vitam finivit, quam fortasse ob jam dictam </text:span><text:span text:style-name="T17">educa-<text:line-break/></text:span><text:span text:style-name="T3">tionern </text:span><text:span text:style-name="T17">longiori </text:span><text:span text:style-name="T3">tempore protraxerat Praeterea </text:span><text:span text:style-name="T5">alium</text:span><text:span text:style-name="T3"> </text:span><text:span text:style-name="T17">hu-<text:line-break/></text:span><text:span text:style-name="T3">jusmodi’ assectum </text:span><text:span text:style-name="T17">iu </text:span><text:span text:style-name="T3">pulmone notavi. Quidam </text:span><text:span text:style-name="T17">diuturna<text:line-break/></text:span><text:span text:style-name="T3">tussi vexatus et exiguum lentumque expuens, frustum </text:span><text:span text:style-name="T17">quod-<text:line-break/></text:span><text:span text:style-name="T3">dam parvo grandinis grano </text:span><text:span text:style-name="T17">consimile </text:span><text:span text:style-name="T3">excreavit, ac </text:span><text:span text:style-name="T17">deferens<text:line-break/></text:span><text:span text:style-name="T3">illud mihi ostendit, atque rursus </text:span><text:span text:style-name="T17">non </text:span><text:span text:style-name="T3">multos </text:span><text:span text:style-name="T17">post </text:span><text:span text:style-name="T3">dies </text:span><text:span text:style-name="T17">aliud.<text:line-break/></text:span><text:span text:style-name="T3">Unde conjeci lentum illum humorem, quem antea </text:span><text:span text:style-name="T17">expuebat,<text:line-break/>siccatum </text:span><text:span text:style-name="T3">induratumque </text:span><text:span text:style-name="T17">in hujusmodi substantiam pervenisse.<text:line-break/></text:span><text:span text:style-name="T3">Quamobrem ei medicamenta in potu dedi, quae asthmaticis<text:line-break/>auxiliantur; quibus epotis </text:span><text:span text:style-name="T17">mluorem' expuebat grandinem,</text:span></text:p>
      <text:p text:style-name="P6"><text:span text:style-name="T17">atque per plores quam antea dies; neque tamen pluribus de-<text:line-break/>inceps annis hoc pati desiit, donec moreretur. Caelorum<text:line-break/>grandines magna ex parte ervi magnitudinem aequabant, in-<text:line-break/>terdum majores, ut et minores. Atque alios quoque simili-<text:line-break/>ter spuentes multos annos vivere vidimus, quorum assi ali-<text:line-break/></text:span><text:span text:style-name="T36">am </text:span><text:span text:style-name="T17">ob causam, alii ob spirabilium organorum assectum mor-<text:line-break/></text:span><text:span text:style-name="T36">tui </text:span><text:span text:style-name="T17">sunt, nullus tamen ex his cruorem expuit. Quod vero<text:line-break/>Antipatro medico accidit, omnes noverunt; ut </text:span><text:span text:style-name="T36">qui </text:span><text:span text:style-name="T17">medicam<text:line-break/></text:span><text:span text:style-name="T36">artem </text:span><text:span text:style-name="T17">publice in Romanorum civitate,</text:span><text:span text:style-name="T36">professus est. </text:span><text:span text:style-name="T17">Agebat<text:line-break/></text:span><text:span text:style-name="T36">hic </text:span><text:span text:style-name="T17">vir aetatem scxaginta quidem aunis minorem, scd quin-<text:line-break/>quaginta jam'annos excesserat; is correptus aliquando febre<text:line-break/></text:span><text:span text:style-name="T36">quadun </text:span><text:span text:style-name="T17">ephemera ab evidente causa, declinante jam sebre,,<text:line-break/></text:span><text:span text:style-name="T36">ut quid </text:span><text:span text:style-name="T17">sibi factu: opus asset intelligeret, pulsum ipse suum<text:line-break/></text:span><text:span text:style-name="T36">tangere </text:span><text:span text:style-name="T17">aggressus est. Quum igitur omnem inaequalitatem<text:line-break/></text:span><text:span text:style-name="T36">in arteriarum </text:span><text:span text:style-name="T17">motione luveniret, primo quidem territus est;<text:line-break/></text:span><text:span text:style-name="T36">delude </text:span><text:span text:style-name="T40">vero</text:span><text:span text:style-name="T36"> quum </text:span><text:span text:style-name="T17">scse. non amplius febrire plane sentiret,<text:line-break/></text:span><text:span text:style-name="T36">ilsico balucum </text:span><text:span text:style-name="T17">subiit, quippe laboribus ac vigiliis corpus sati-</text:span></text:p>
      <text:p text:style-name="P6"><text:span text:style-name="T3">gaverat, atque tenui plane victu, donec diem tertium prae-<text:line-break/>teriisset, usus est; quo quum nulla appareret febris, ad solita<text:line-break/>negotia pertractanda prodiit, atque arteriam in carpo tan-<text:line-break/>gens, admiratus est perscveranlem in pulsibus inaequalitatem.<text:line-break/>Occurrens ilaque mihi aliquando, extendit manum ridens,<text:line-break/>jussitque pulsum tangere. At ego subridens, quid, inquam,<text:line-break/>sibi vult hoc, quod proponis aenigma? ille iterum ridens<text:line-break/>obnixe oravit, ut tangerem. .Igitur inter tangendum </text:span><text:span text:style-name="T36">omni-<text:line-break/></text:span><text:span text:style-name="T3">genam in pulsu inveni inaequalitatem, non solum in multa-<text:line-break/>rum pulsationum collectione, quam systematicam </text:span><text:span text:style-name="T36">vocant,<text:line-break/></text:span><text:span text:style-name="T3">verum etiam in una arteriae diastole. Prolude miratus, </text:span><text:span text:style-name="T36">quo--<text:line-break/></text:span><text:span text:style-name="T3">modo adhuc niveret, quum talem haberet pulsum, </text:span><text:span text:style-name="T36">interro-<text:line-break/></text:span><text:span text:style-name="T3">gavi , num difficilis aliqua esset ei respiratio; illo vero </text:span><text:span text:style-name="T36">nul-<text:line-break/></text:span><text:span text:style-name="T3">lam </text:span><text:span text:style-name="T6">ie</text:span><text:span text:style-name="T3"> sentire respondente.; observari, an aliquando </text:span><text:span text:style-name="T36">muta-<text:line-break/></text:span><text:span text:style-name="T3">retur; sex mensium spatio assidue’ carpi arteriam </text:span><text:span text:style-name="T36">tangens..<text:line-break/></text:span><text:span text:style-name="T3">Qnumque ab initio interrogaret, quaenam affectio milii </text:span><text:span text:style-name="T36">vide-<text:line-break/>retur </text:span><text:span text:style-name="T3">esse'in suo' corpore, atque per quem modum </text:span><text:span text:style-name="T36">talem pul-</text:span></text:p>
      <text:p text:style-name="P6"><text:span text:style-name="T17">sum facere citra febrem, ad eam quaestionem respondi, iu<text:line-break/>commentariis de pulsibus declarasse me hujusmodi inaequa-<text:line-break/>litatem ; namque ob magnarum in pulmone arteriarum an-<text:line-break/>gustiam id evenire puto; angustiae vero causam, inquiebam,<text:line-break/>esse visceris inflammationem tibi impossibile est; febricitares<text:line-break/>enim; relinquitur igitur, vel obstructionem ex liquidis et<text:line-break/>crassis et viscosis humoribus, vel crudi tuberculi ortum , in<text:line-break/>hujusmodi te affectionem induxisse. Tum ille respondens,<text:line-break/>oporteret ergo, inquit, me asthmatica orthopnoea laborare.<text:line-break/>At ego probabilia diri ipsum loqui, scd non vera;- quippe<text:line-break/>fieri nonnunquam hujusmodi orthopnoeam ob eam causam,<text:line-break/>non tamen quum in laevibus arteriis, sed in asperis crassus<text:line-break/>et lentus humor cumulatus. Proinde omnem rictus ratio-<text:line-break/>nem asthmaticorum victui similem moliri et medicamenta<text:line-break/>eandem ac ipsorum facultatem habentia adhibere jussimus.<text:line-break/>Deinde sex, ut diri, mensibus elapsis, leni quadam spirandi<text:line-break/>dllficultate affectus est,. accedente simul brevi cordis palpita-</text:span></text:p>
      <text:p text:style-name="P6"><text:span text:style-name="T3">tione, primo quidem semel, deinde bis atque ter, postea<text:line-break/>quater ac saepius quoque, aucta simul spirandi difficultate, ad<text:line-break/>quiirtumdecimnm usque diem, post quem difficillima derepente<text:line-break/>oborta respiratione, exolutus statim obiit, aliorum quorun-<text:line-break/>dam exemplo, qui cordis affectibus laborant, de quibus post-<text:line-break/>hac Pernionem faciemus.</text:span></text:p>
      <text:h text:style-name="P1" text:outline-level="1"><text:bookmark-start text:name="bookmark10"/>GALENI DE LOCIS AFFECTIS<text:line-break/>LIBER V.<text:bookmark-end text:name="bookmark10"/></text:h>
      <text:h text:style-name="Heading_20_2" text:outline-level="2">PROOEMIVM.</text:h>
      <text:p text:style-name="P3"><text:span text:style-name="T3">In praecedenti libro, quum de pulmonis affectibus age-<text:line-break/></text:span><text:span text:style-name="T36">remus, </text:span><text:span text:style-name="T3">sermonis communitate et thoracis et cordis aliquan-<text:line-break/></text:span><text:span text:style-name="T36">tulum </text:span><text:span text:style-name="T3">meminimus; pleniorem vero absolutioremque de ipfis<text:line-break/>sermonem in quintum hunc librum distulimus. Quoniam<text:line-break/></text:span><text:span text:style-name="T36">vero </text:span><text:span text:style-name="T3">quartus liber in accidentibus, quae Antipatro medico<text:line-break/></text:span><text:span text:style-name="T36">evenerunt, </text:span><text:span text:style-name="T3">finem sortitus est, laeso in primis ipsius pulmone.</text:span></text:p>
      <text:p text:style-name="P6"><text:span text:style-name="T3">deinde; ad cor etiam transeunte aflectu, operae pretium me<text:line-break/>facturum arbitror, si omnes ejus affectus percurram.</text:span></text:p>
      <text:h text:style-name="Heading_20_2" text:outline-level="2">Cap. I.</text:h>
      <text:p text:style-name="P99"><text:span text:style-name="T3">Igitur quemadmodum de caeleris animalis<text:line-break/></text:span><text:span text:style-name="T17">partibus, </text:span><text:span text:style-name="T3">ita de corde quoque definiendum est, quaenam </text:span><text:span text:style-name="T17">ipsi<text:line-break/></text:span><text:span text:style-name="T3">proprio vel primario vel utcunque nominare volueris, </text:span><text:span text:style-name="T17">affe-<text:line-break/></text:span><text:span text:style-name="T3">ctu laboranti fiant fymptomata, quaenam vero ipso caeleris<text:line-break/>partibus consentiente. 'Nititur autem oratio iis, quae prius<text:line-break/>lu aliis libris demousiravimus, ubi declaratum est, lunati<text:line-break/>caloris </text:span><text:span text:style-name="T17">cor </text:span><text:span text:style-name="T3">velut fontem esse, neque animal mori omnino<text:line-break/>posse, nisi afficiatur. Quum itaque tres sint principes par-<text:line-break/>tes, quibus gubernatur animal (nam praeter cordis princi-<text:line-break/>patum ostensum est et sensum et </text:span><text:span text:style-name="T17">motum universis corporis<text:line-break/></text:span><text:span text:style-name="T3">partibus a cerebro suppeditari, jecur </text:span><text:span text:style-name="T17">vero nutricis facultatis<text:line-break/></text:span><text:span text:style-name="T3">esse </text:span><text:span text:style-name="T36">- </text:span><text:span text:style-name="T3">principium) femper mors immoderatas sequitur </text:span><text:span text:style-name="T17">cordis<text:line-break/>intemperies</text:span><text:span text:style-name="T3">, </text:span><text:span text:style-name="T17">simul enim cum ipsu omnes vitiantur </text:span><text:span text:style-name="T36">partes.<text:line-break/></text:span><text:span text:style-name="T17">Quum enim, _ut ostendimus</text:span><text:span text:style-name="T3">, </text:span><text:span text:style-name="T17">ipsae peculiari cordi? </text:span><text:span text:style-name="T36">temperie</text:span></text:p>
      <text:p text:style-name="P6"><text:span text:style-name="T17">actiones </text:span><text:span text:style-name="T3">suas perficiunt</text:span><text:span text:style-name="T7">, </text:span><text:span text:style-name="T3">hac pereunte, actiones quoque ip-<text:line-break/></text:span><text:span text:style-name="T17">sarum </text:span><text:span text:style-name="T3">perire necesse est, ac prolude </text:span><text:span text:style-name="T17">cerebri </text:span><text:span text:style-name="T3">quoque et </text:span><text:span text:style-name="T17">jeco-<text:line-break/>ris, </text:span><text:span text:style-name="T3">non tamen horum temperie deperdita, cordis simul acti-<text:line-break/></text:span><text:span text:style-name="T17">onem </text:span><text:span text:style-name="T6">perire.</text:span><text:span text:style-name="T3"> Si enim neque sensibiles, neque voluntarias-<text:line-break/></text:span><text:span text:style-name="T17">actiones </text:span><text:span text:style-name="T3">animal servet, imo neque nutriatur etiamnum, </text:span><text:span text:style-name="T36">ut'<text:line-break/></text:span><text:span text:style-name="T17">nec </text:span><text:span text:style-name="T3">Iatibusis abdita, nihilominus vivere ipsum posse, quoad'<text:line-break/></text:span><text:span text:style-name="T17">cor </text:span><text:span text:style-name="T3">manserit illaesum</text:span><text:span text:style-name="T17">, </text:span><text:span text:style-name="T3">quivis existimaverit. </text:span><text:span text:style-name="T17">Quin videmus,<text:line-break/></text:span><text:span text:style-name="T3">saepenurnero multis deinceps diebus aliquem neque intelli-<text:line-break/></text:span><text:span text:style-name="T17">gere, </text:span><text:span text:style-name="T3">neque </text:span><text:span text:style-name="T17">sentire, </text:span><text:span text:style-name="T3">neque moveri, nihilominus </text:span><text:span text:style-name="T17">nivere,<text:line-break/></text:span><text:span text:style-name="T3">quemadmodum qui ob virium hepatis imbecillitatem non nu-<text:line-break/></text:span><text:span text:style-name="T17">tritur, </text:span><text:span text:style-name="T3">diutius sufficere; at si cor respiratione </text:span><text:span text:style-name="T17">privetur, </text:span><text:span text:style-name="T3">illi-<text:line-break/></text:span><text:span text:style-name="T17">co periti </text:span><text:span text:style-name="T3">Igitur qui ad respirandi functionem nihil con-<text:line-break/></text:span><text:span text:style-name="T17">ferre thoracem putant, </text:span><text:span text:style-name="T3">ii causam reddere nequeunt, </text:span><text:span text:style-name="T17">cur per<text:line-break/>vehementem </text:span><text:span text:style-name="T3">apoplexiam, </text:span><text:span text:style-name="T17">sola </text:span><text:span text:style-name="T3">superioris principii </text:span><text:span text:style-name="T17">laesione<text:line-break/>laborantes subito </text:span><text:span text:style-name="T3">moriantur. </text:span><text:span text:style-name="T17">At </text:span><text:span text:style-name="T3">vobis eam invenire </text:span><text:span text:style-name="T17">haud<text:line-break/>difficile est, </text:span><text:span text:style-name="T3">utpote </text:span><text:span text:style-name="T17">quibus explorate </text:span><text:span text:style-name="T3">perfnnsum </text:span><text:span text:style-name="T17">est musculos,,<text:line-break/></text:span><text:span text:style-name="T36">qui </text:span><text:span text:style-name="T17">motionis principium </text:span><text:span text:style-name="T3">a nervis </text:span><text:span text:style-name="T17">in </text:span><text:span text:style-name="T3">ipsusa </text:span><text:span text:style-name="T17">spinali medulla.</text:span></text:p>
      <text:p text:style-name="P6"><text:span text:style-name="T3">cervicis delatis suscipiunt-, thoracem attollere, qui tum pri-<text:line-break/>vantur motrice </text:span><text:span text:style-name="T36">facultate </text:span><text:span text:style-name="T3">ex cerebro ipfis influente; ut </text:span><text:span text:style-name="T5">nisi<text:line-break/></text:span><text:span text:style-name="T3">ad respirationem ambo principia concurrerent, possemus vi-<text:line-break/>vere, privati interdum superno principio. Fortasse igitur<text:line-break/>ex quibus causam potuimus invenire, cur affecto cerebro in<text:line-break/>vehementi apoplexia, cor quoque laedatur, ex iisdem ipsis<text:line-break/>secundum alium modum causam saclle quis luveniet, quam-<text:line-break/>ohrern in apoplexia miuore, catalepsi, sopore, morbo </text:span><text:span text:style-name="T36">comi-<text:line-break/></text:span><text:span text:style-name="T3">tiali, lethargo, animal ita assectum non pereat, lnveniet<text:line-break/>autem id speculatus in enarratis affectibus,, quomodo </text:span><text:span text:style-name="T36">spicent<text:line-break/></text:span><text:span text:style-name="T3">laborantes;. nam videbit et violentam et difficllem respiratio-<text:line-break/>nem, perinde ac si vinculo quodam constrictus, thorax dila-<text:line-break/>tari prohiberetur. Atque hujus rei sufficientem fecimus<text:line-break/>mentionem in libris de musculorum motu</text:span><text:span text:style-name="T36">; </text:span><text:span text:style-name="T3">.communis </text:span><text:span text:style-name="T36">emm<text:line-break/></text:span><text:span text:style-name="T3">est haec quaestio ei quae de somno fit, lu </text:span><text:span text:style-name="T36">quo omnes muscu-<text:line-break/></text:span><text:span text:style-name="T3">lorum actiones exolvuntur , sola musculorum thoracem </text:span><text:span text:style-name="T36">mo-<text:line-break/></text:span><text:span text:style-name="T3">ventium actio fervatur; nunc vero ea duntaxat dixisse </text:span><text:span text:style-name="T36">satis</text:span></text:p>
      <text:p text:style-name="P6"><text:span text:style-name="T17">fuerit, quae lu praesentia proposito nostro conducere vide-<text:line-break/>bantur. Nam qua ratione homines </text:span><text:span text:style-name="T27">per </text:span><text:span text:style-name="T17">somnum respirant,<text:line-break/>reliquis licet musculis omnibus quiescentibus, eadem et per<text:line-break/>apoplexias non vehementissimas, atque alios ei ricinos afle-<text:line-break/>ctus; ubi vero apoplexia ita vehemens, aut alter quispiam<text:line-break/>affectus acciderit, ut musculorum thoracis actio omnino de-<text:line-break/>perdatur, perire simul respirationem necesse est; indeque<text:line-break/>cordis temperiem, a qua rursus etiam animal universum ne-<text:line-break/>cessario sequitur interire. Hac igitur ratione per magnas<text:line-break/>superni prinripii laesiones animal perit, ex jecoris vero af-<text:line-break/>fectu alia ratione, atrophia scilicet tum contabescit, unde<text:line-break/>longiore temporis spatio lu hujusmodi affectibus vitam pro-<text:line-break/>telant animalia. Atque per alium qnendam modum lu fyn-<text:line-break/>copis stomachicis et vehementibus doloribus, terroribus gra-<text:line-break/>vibus et voluptatibus maximis nonnulli intereunt; eteuim<text:line-break/>quibus xitale robur infirmum est, animi vero allectiones ob<text:line-break/>imperitiam fortes, his animi substantia facile dissolvitur;</text:span></text:p>
      <text:p text:style-name="P6"><text:span text:style-name="T3">horum aliqui et ob moestitiarn interierunt, sed non illico, ut<text:line-break/>de superioribus diximus. At vir magnanimus neque </text:span><text:span text:style-name="T17">ob<text:line-break/></text:span><text:span text:style-name="T3">moestitiarn neque ob aliam aliquam animi aegritudinem </text:span><text:span text:style-name="T17">moe-<text:line-break/></text:span><text:span text:style-name="T3">Ititia fortiorem unquam succubuit, utpote cui a</text:span><text:span text:style-name="T5">nim</text:span><text:span text:style-name="T3">ae </text:span><text:span text:style-name="T17">ro-<text:line-break/></text:span><text:span text:style-name="T3">bur validum est, affectus vero exiles.</text:span></text:p>
      <text:h text:style-name="Heading_20_2" text:outline-level="2">Cap. ll.</text:h>
      <text:p text:style-name="P99"><text:span text:style-name="T3">At proprius cornis affectus accidit ob </text:span><text:span text:style-name="T17">sim-<text:line-break/></text:span><text:span text:style-name="T3">plicem saepenurnero lulemperiem, sive inaequalis, sive </text:span><text:span text:style-name="T17">ae-<text:line-break/></text:span><text:span text:style-name="T3">qualis ea fuerit, et ob inflammationem, vel erysipelas, </text:span><text:span text:style-name="T17">dum<text:line-break/></text:span><text:span text:style-name="T3">fieri incipit; issico enim antequam augeantur hujusmodi </text:span><text:span text:style-name="T17">ef-<text:line-break/></text:span><text:span text:style-name="T3">fectus, animal corrumpitur. Atque hos affectus rursus </text:span><text:span text:style-name="T17">car-<text:line-break/></text:span><text:span text:style-name="T3">diacae syncopae sequuntur, quemadmodum </text:span><text:span text:style-name="T17">stomachicae eos<text:line-break/></text:span><text:span text:style-name="T3">affectus, quibus os ventriculi, stomachum nonnulli </text:span><text:span text:style-name="T17">appel-<text:line-break/></text:span><text:span text:style-name="T3">lant, infestatur; verum hae quoque consentiente </text:span><text:span text:style-name="T17">profecto<text:line-break/></text:span><text:span text:style-name="T3">corde eveniunt. Sed utriusque partis, tum </text:span><text:span text:style-name="T17">oris, ventriculi<text:line-break/></text:span><text:span text:style-name="T3">tum cornis, affectus aut ob vehementem solam </text:span><text:span text:style-name="T17">lulemperiem,<text:line-break/></text:span><text:span text:style-name="T3">aut ob venenosum humorem,. nonnuuquam ob erysipelas </text:span><text:span text:style-name="T17">aut<text:line-break/></text:span><text:span text:style-name="T3">inflammationem, aut alium quempiam ejusmodi praeter </text:span><text:span text:style-name="T17">na-<text:line-break/></text:span><text:span text:style-name="T3">turam tumorem fieri consueverunt. Igitur exiguae </text:span><text:span text:style-name="T17">quidem</text:span></text:p>
      <text:p text:style-name="P6"><text:span text:style-name="T17">cordis intemperies pulsus arteriarum pro sua quaeque natura<text:line-break/>variant</text:span><text:span text:style-name="T36">; </text:span><text:span text:style-name="T17">ipsoruin autem notae in </text:span><text:span text:style-name="T36">opere </text:span><text:span text:style-name="T17">de pulsibus explica-<text:line-break/></text:span><text:span text:style-name="T36">tae sunt; </text:span><text:span text:style-name="T17">majores vero per </text:span><text:span text:style-name="T36">proprias quidem </text:span><text:span text:style-name="T17">similarium par-<text:line-break/></text:span><text:span text:style-name="T36">tiiun </text:span><text:span text:style-name="T17">intemperies subita mors non sequitur; per organicas<text:line-break/></text:span><text:span text:style-name="T36">vero </text:span><text:span text:style-name="T17">repentina, scd praecedentibus </text:span><text:span text:style-name="T36">prius </text:span><text:span text:style-name="T17">signis, quorum<text:line-break/></text:span><text:span text:style-name="T36">unum </text:span><text:span text:style-name="T17">est, quod et ab Hippoerate dictum est</text:span><text:span text:style-name="T36">: </text:span><text:span text:style-name="T20">Qui saepe et<text:line-break/>vehementer exolvuntur sine causa manifesia, ii derepente<text:line-break/>moriuntur;</text:span><text:span text:style-name="T17"> aliud vero, palpitatio cordis, aut per sc eveni-<text:line-break/></text:span><text:span text:style-name="T36">eiis, </text:span><text:span text:style-name="T17">aut significatione quadam, quod in humore cor ipsum<text:line-break/>moveatur; neque mirum tantam humoris multitudinem cu-<text:line-break/></text:span><text:span text:style-name="T36">mulari </text:span><text:span text:style-name="T17">aliquando in ambiente cor tunica, ut ipsum ne attol-<text:line-break/></text:span><text:span text:style-name="T36">latur, </text:span><text:span text:style-name="T17">impediat; etenim in animalibus dissectis vidimus ple-<text:line-break/></text:span><text:span text:style-name="T36">riunque </text:span><text:span text:style-name="T17">plurimum humoris urinae speciem referentis in eo<text:line-break/></text:span><text:span text:style-name="T36">qui ipsum involvit </text:span><text:span text:style-name="T17">panniculo contineri. Ac fimia quaedam<text:line-break/></text:span><text:span text:style-name="T36">quum </text:span><text:span text:style-name="T17">emaciari in dies videretur, eam tamen necessariis no-<text:line-break/></text:span><text:span text:style-name="T36">suis </text:span><text:span text:style-name="T17">negotiis impediti secare non potuimus, post mortem ve-<text:line-break/></text:span><text:span text:style-name="T36">ro, reliquis corporis </text:span><text:span text:style-name="T17">partibus omnibus </text:span><text:span text:style-name="T36">illaesis, </text:span><text:span text:style-name="T17">inventus est<text:line-break/></text:span><text:span text:style-name="T36">in cordis involucro </text:span><text:span text:style-name="T17">tumor praeter naturam, humorem in sc</text:span></text:p>
      <text:p text:style-name="P6"><text:span text:style-name="T17">continens, qualem pusiulae hydatides emittunt. Atque in<text:line-break/>gallo sine humore aliquando pericardium hujusmodi scirrhoso.<text:line-break/>tumore affectum erat, perinde </text:span><text:span text:style-name="T15">ac </text:span><text:span text:style-name="T17">si plures crassae membra-<text:line-break/>nae involutae allera alteri suissent. Unde verisimilis con-<text:line-break/>jectura elicitur, homines etiam similibus posse affectibus in-<text:line-break/>festari. Inflammato autem manifeste corde, gladiatores vi-<text:line-break/>dimus haud aliter, quam qui cardiaca syncope pereunt,<text:line-break/>oblisse. Igitur si ad ventrem cordis vuluus aliquando pene-<text:line-break/>traverit, protinus magno cum sanguinis fluore moriuntur,<text:line-break/>idque praecipue, si sinistrae partis venter suerit vulneratus;<text:line-break/>si vero non ad ventrem usque pertingat, sed in cordis sub-<text:line-break/>stantia consistat vulnus, ex ita affectis aliqui non solum ea<text:line-break/>die, qua vulnerati fuerunt, sed sequenti quoque nocte vi -<text:line-break/>vere potuerunt, inflammationis ratione nimirum extincti;<text:line-break/>atque ii omnes, quamdiu vixerint, mentis compotes sunt;<text:line-break/>unde evidens quoque sibi testimonium sumere potest antiqua<text:line-break/>secta, quae negat rationalem animae facultatem in corde con-<text:line-break/>sistere. Palpitatio autem visceris hujus pltnibus lulegra va-</text:span></text:p>
      <text:p text:style-name="P6"><text:span text:style-name="T3">letudine degentibus, tum adolescentibus tum adultis, subito<text:line-break/></text:span><text:span text:style-name="T36">siue </text:span><text:span text:style-name="T3">alio manifesto symptomate evenire visa est, atque hi om-<text:line-break/></text:span><text:span text:style-name="T36">nes </text:span><text:span text:style-name="T3">sanguinis' detractione juvati sunt. Atque hoc sympto-<text:line-break/></text:span><text:span text:style-name="T36">mate </text:span><text:span text:style-name="T3">aliqui plane liberati sunt, qui post venae sectionem usi<text:line-break/></text:span><text:span text:style-name="T36">suiit </text:span><text:span text:style-name="T3">attenuante victu cum medicamentis similibus; horum<text:line-break/></text:span><text:span text:style-name="T36">vero </text:span><text:span text:style-name="T3">nonnulli, quibus rursum hujusmodi symptoma obor-<text:line-break/></text:span><text:span text:style-name="T36">tum erat, </text:span><text:span text:style-name="T3">simili curatione sospites evaserunt Ac </text:span><text:span text:style-name="T6">novi</text:span><text:span text:style-name="T3"> quen-<text:line-break/></text:span><text:span text:style-name="T36">dam quotannis </text:span><text:span text:style-name="T3">verno tempore palpitationis symptomate ve-<text:line-break/></text:span><text:span text:style-name="T36">xatum, </text:span><text:span text:style-name="T3">qui quum per tres annos a sanguinis detractione se<text:line-break/></text:span><text:span text:style-name="T36">adjutum </text:span><text:span text:style-name="T3">inlelligeret, anno quarto </text:span><text:span text:style-name="T6">antea</text:span><text:span text:style-name="T3"> quam syniptoma ip-<text:line-break/></text:span><text:span text:style-name="T36">siim </text:span><text:span text:style-name="T3">invaderet, sanguinem misit, idque pluribus deinceps<text:line-break/></text:span><text:span text:style-name="T36">annis </text:span><text:span text:style-name="T3">faciendo, idonea etiam post sanguinis detractionem cae-<text:line-break/></text:span><text:span text:style-name="T36">tera </text:span><text:span text:style-name="T3">adhibuit. ’ At nihilominus huc quoque ante senectutem<text:line-break/></text:span><text:span text:style-name="T36">morte </text:span><text:span text:style-name="T3">praeventus est, sicut </text:span><text:span text:style-name="T6">'ei</text:span><text:span text:style-name="T3"> reliqui omnes, alii quidem<text:line-break/></text:span><text:span text:style-name="T36">per acutas </text:span><text:span text:style-name="T3">febres, alii vero, cum sani degerent, affatim syn-<text:line-break/></text:span><text:span text:style-name="T36">cope </text:span><text:span text:style-name="T3">intercepti, unus etiani vel duo citra syncopen alia<text:line-break/></text:span><text:span text:style-name="T36">quadam </text:span><text:span text:style-name="T3">mortis specie perierunt. .Sic autem affectorum major<text:line-break/></text:span><text:span text:style-name="T36">pars </text:span><text:span text:style-name="T3">aetatem agebat quinquaginta quidem annis inferiorem,</text:span></text:p>
      <text:p text:style-name="P6"><text:span text:style-name="T3">sed quae quadraginta annos excederet. Pericardium sane<text:line-break/>tegumentum, quomodocunque.affectunr sit, luter ignobiles<text:line-break/>partes numeratus, nisi quando ipso inflammato affectus per<text:line-break/>consensum ad cor transcurrat; scd quum ipse solus assiritur,<text:line-break/>exemplo reliquarum omnium partium, quae ad custodiam et<text:line-break/>tegumentum caeterarum nobiliorum factae sunt, nullum af-<text:line-break/>fert periculum. Caeterum nulla a corde spirandi dissicul-<text:line-break/>tas oritur praeter eas, quas in priorilibro diximus, quum<text:line-break/>de dyspnoea sermonem haberemus. Etenim supercalesa-<text:line-break/>ctum respirationem efficit magnam et densam atque celerem<text:line-break/>ac calidum insuper spiritum efflat; contra refrigeratum exi-<text:line-break/>guarn et raram reddit respirationem.</text:span></text:p>
      <text:h text:style-name="Heading_20_2" text:outline-level="2">Cap. <text:span text:style-name="T59">II</text:span>I.</text:h>
      <text:p text:style-name="P99"><text:span text:style-name="T3">Huic quoque parti , vel primario affectae;<text:line-break/>vel aliis consentienti, quemadmodum reliquis omnibus, asse-<text:line-break/>ctus quidam superveniunt; atque omnes in respirationis lae-<text:line-break/>sionem desinunt, nam proprium respirationis hoc organum<text:line-break/>esse monstratum esu Igitur, ubi dolorificis affectibus mo-<text:line-break/>lestatur,' exiguam densamque reddit respirationem, ut in</text:span></text:p>
      <text:p text:style-name="P6"><text:span text:style-name="T3">commentariis de difsicuitate respirationis ostendimus</text:span><text:span text:style-name="T7">, </text:span><text:span text:style-name="T3">ut et<text:line-break/></text:span><text:span text:style-name="T17">vicinis </text:span><text:span text:style-name="T3">quoque partibus et iis quae .simul moventur affectis<text:line-break/></text:span><text:span text:style-name="T17">evenit. </text:span><text:span text:style-name="T3">Diximus autem antea in spinalis medullae affecti-<text:line-break/></text:span><text:span text:style-name="T17">bus, </text:span><text:span text:style-name="T3">quomodo refpiratio laedatur, thorace proprio affectu<text:line-break/></text:span><text:span text:style-name="T17">nequaquam </text:span><text:span text:style-name="T3">laborante, scd vel nervo quopiam </text:span><text:span text:style-name="T6">a spinali</text:span><text:span text:style-name="T3"> me-<text:line-break/></text:span><text:span text:style-name="T17">dulla </text:span><text:span text:style-name="T3">procedente, vel spinali, medulla ipsa. Propriorum<text:line-break/></text:span><text:span text:style-name="T17">vero </text:span><text:span text:style-name="T3">thoracis affectuum quidam in ipfius muscusis, quidam<text:line-break/></text:span><text:span text:style-name="T17">iu </text:span><text:span text:style-name="T3">membrana costas succingente consistunt; nam de iis aste-<text:line-break/></text:span><text:span text:style-name="T17">ctibus, </text:span><text:span text:style-name="T3">qui vel injcute, vel in'costarum ossibus consistunt,<text:line-break/></text:span><text:span text:style-name="T17">hic </text:span><text:span text:style-name="T3">agere non proposuimus, in quibus locus affectus sensibus<text:line-break/></text:span><text:span text:style-name="T17">subjicitur. </text:span><text:span text:style-name="T3">Quum igitur duplices fiut ipsius musculi, eo-<text:line-break/></text:span><text:span text:style-name="T17">rumque </text:span><text:span text:style-name="T3">alii spatia intercostalia vocata repleant, alii extrin-<text:line-break/></text:span><text:span text:style-name="T17">secus </text:span><text:span text:style-name="T3">extendantur, dolorificae externorum musculorum </text:span><text:span text:style-name="T6">af-<text:line-break/></text:span><text:span text:style-name="T20">fectiones,</text:span><text:span text:style-name="T17"> </text:span><text:span text:style-name="T3">ut ulcera, contusiones, abscessus, erysipelas, lu-i<text:line-break/></text:span><text:span text:style-name="T17">flarnmatio</text:span><text:span text:style-name="T3">, haud obscure </text:span><text:span text:style-name="T6">a medicis</text:span><text:span text:style-name="T3"> manus adhibentibus di-i<text:line-break/></text:span><text:span text:style-name="T17">gnoscuntirr; </text:span><text:span text:style-name="T3">at intercostalium musculorum inflammationes,<text:line-break/></text:span><text:span text:style-name="T17">eorum </text:span><text:span text:style-name="T3">maxime qui in intimo corpore consistunt, bipertiti<text:line-break/></text:span><text:span text:style-name="T17">enim, ut </text:span><text:span text:style-name="T3">scitis, simt, tactnmnostrumfugiunt, scd graviori</text:span></text:p>
      <text:p text:style-name="P6"><text:span text:style-name="T17">quam externi dolore cruciantur; ac aliquid fluxionis, quae<text:line-break/>inflammationem induxit, ad interna per membranam costas<text:line-break/>succingentem transmittunt, quam simul cum ipsis inflammati<text:line-break/>necesse est; veluti rursus cum ipsa, ubi aliquando primario<text:line-break/>affectu lufestatur, intercostalium musculorum partes internae<text:line-break/>per consensum alliciuntur. Verum exquisita pleuritis fit,<text:line-break/>ubr succingens costas membrana primario affectu laborat;<text:line-break/>proinde dolor vel ad jugulum usque, vel ad hypochondria<text:line-break/>pervenit; ad jugulum quidem, superioribus ejus partibus af-<text:line-break/>fectis, ad hypochondria vero, inserioribiis. Atque vehe-<text:line-break/>mens febris hujusmodi inflammationem plane loquitur, quia<text:line-break/>sedas assecla prope cor sita est et cum panniculo ipsum invol-<text:line-break/>vente, sicuti cum scpto transverso, cognationem habet. At<text:line-break/>pulsus tibi potissimum indicabit, assiciaturne magis succin-<text:line-break/>gens. membrana, an musculi ipsam contingentes; rnluus enim<text:line-break/>musculi, succingens vero membrana magis et tendit et du-<text:line-break/>ram. efficit arteriam; in affectibus vere pulmonis nulla peni-<text:line-break/>tus apparet hujusmodi durities. At effusa lu thoracis fpa-</text:span></text:p>
      <text:p text:style-name="P6"><text:span text:style-name="T36">tium </text:span><text:span text:style-name="T3">sanies et in asperas pulmonis arterias transsumpta, tus-'<text:line-break/></text:span><text:span text:style-name="T36">fiendo </text:span><text:span text:style-name="T3">excreatur, qualis fit, qui inflammationem facit humor,<text:line-break/>declarans, an videlicet biliosus, an melancholicus, an pitui-<text:line-break/>tosus, aut sanguineus. Etenim fi bilis abundat, pallidum aut<text:line-break/></text:span><text:span text:style-name="T36">flavum; </text:span><text:span text:style-name="T3">fi atra bilis, nigrum; fi pituita, spumosum et can-<text:line-break/></text:span><text:span text:style-name="T36">dicans, </text:span><text:span text:style-name="T3">fi sanguis, rubrum sputum rejicitur. Quod igitur,<text:line-break/></text:span><text:span text:style-name="T36">tussiendo </text:span><text:span text:style-name="T3">ex thoracis spatio aliquid expuatur, facile intelligi-<text:line-break/></text:span><text:span text:style-name="T36">tur per </text:span><text:span text:style-name="T3">affectiones, quibus ab exterioribus ad intima pecto-<text:line-break/></text:span><text:span text:style-name="T36">ris </text:span><text:span text:style-name="T3">ulcus penetrat, five ob vulnus penetrans non congluti-<text:line-break/></text:span><text:span text:style-name="T36">natum</text:span><text:span text:style-name="T3">, sive ob magnum abscessum utrruque eruptum, veI<text:line-break/></text:span><text:span text:style-name="T36">perinde </text:span><text:span text:style-name="T3">quidem dissectum, ac si externas duntaxat partes ef-<text:line-break/></text:span><text:span text:style-name="T36">ficeret, </text:span><text:span text:style-name="T3">facta vero sectione, inventa succingente costas mem-<text:line-break/></text:span><text:span text:style-name="T36">brana </text:span><text:span text:style-name="T3">erosa, aut costa ob cariem excisa, aut eo quod medici<text:line-break/></text:span><text:span text:style-name="T36">succingentem </text:span><text:span text:style-name="T3">membranam, quam aut erosam, aut putrescenr<text:line-break/></text:span><text:span text:style-name="T36">tem </text:span><text:span text:style-name="T3">quodammodo invenerint, servare illaesam non potuea<text:line-break/></text:span><text:span text:style-name="T36">nmti lu </text:span><text:span text:style-name="T3">omnibus </text:span><text:span text:style-name="T36">enim </text:span><text:span text:style-name="T3">ejusmodi affectibus</text:span><text:span text:style-name="T15">, </text:span><text:span text:style-name="T3">si </text:span><text:span text:style-name="T36">aqua </text:span><text:span text:style-name="T3">mulsa<text:line-break/></text:span><text:span text:style-name="T36">iu thoracis . </text:span><text:span text:style-name="T3">spatium insundatur-, mox tussiendo expuitur, et</text:span></text:p>
      <text:p text:style-name="P6"><text:span text:style-name="T3">laborans ipse aquam mulsam esse ex sapore deprehendit.<text:line-break/>Quo pacto autem hoc fiat, atque per quos meatus in aspe-<text:line-break/>ram arteriam ingrediatur, perpendere cuilibet licet, modo<text:line-break/>caveat errorem illum, in quem nonnulli difficultate pressi in<text:line-break/>causae investigatione inciderunt, qui quidem fortasse ex tho-<text:line-break/>racis spatio in pulmonem quippiarn recipi impossibile esse<text:line-break/>sibi persuaserunt, fortassis etiam ita se sentire simulaut, ne<text:line-break/>rideantur de re quapiam dubitare. Caeterum credere opor-<text:line-break/>tet hujusmodi fieri trassumptionem; nam per vulnera pene-<text:line-break/>trantia haud obscure apparet; deinde quo pacto ea fieri pos-<text:line-break/>sit investigare; ita ut quum luvenerimus, animo simus qui-<text:line-break/>etiori; quamdiu nihil nos luvenisse putaverimus, ruditatem<text:line-break/>potius nostram accusemus , quam veritatem ipsam negemus.<text:line-break/>Atquetvidemus etiam conglutinatis cruentis vulneribus pene-<text:line-break/>trantibus , in sputo -notas quasdam fluentis ex vulnere cruo-<text:line-break/>ris .ad.fpatium, quod inter pulmonem est ct thoracem; prae-<text:line-break/>terea suppurati in hoc ipso (patio pus continere.et ipsum<text:line-break/>tussiendo expnere haud obscure videntur; atqui rationi eon-</text:span></text:p>
      <text:p text:style-name="P4"><text:span text:style-name="T3">sentaneum esu ut eodem modo tum cruor tum pus ex tho-<text:line-break/>race expuatur, quorum viam inquirens Erasistratus, incre-<text:line-break/>dibilia quaedam scripfit in eo libro cui titulus de sanguinis<text:line-break/>eductione est, sub hac verborum serie; </text:span><text:span text:style-name="T6">Via autem, pe</text:span><text:span text:style-name="T10">r<text:line-break/></text:span><text:span text:style-name="T6">quam, incedunt ea, quae ab iis sedibus rejiciuntur, hujus-<text:line-break/>modi. esi. Ab arteria spinae adjacenti vasta</text:span><text:span text:style-name="T3">. quaedam ad<text:line-break/>utrumque </text:span><text:span text:style-name="T6">latus, tam dextrum quam sinisirum, similiter -<text:line-break/>procedunt, haec in loca vicina multiplici divisione dispersa<text:line-break/>tandem adeo evadunt exigua, ut sensum lateant. Quum<text:line-break/>itaque sanguis sin hujusmodi arterias inciderit</text:span><text:span text:style-name="T3">, per cou_<text:line-break/></text:span><text:span text:style-name="T6">cavam arteriam jionnunquam ad loca quae circa pulmonem<text:line-break/>sunt,</text:span><text:span text:style-name="T3"> atque </text:span><text:span text:style-name="T6">ad eos. nexus, per quos pulmo apud, spinam ar_<text:line-break/>teriae conjungitur, ascendit, nam ea, quae huc</text:span><text:span text:style-name="T3"> inciderint,<text:line-break/></text:span><text:span text:style-name="T6">hac via ad pulmonem ascendere scient; quomodo ex puU</text:span></text:p>
      <text:p text:style-name="P9"><text:span text:style-name="T3">. mone </text:span><text:span text:style-name="T6">deinde rejiciantur, antea dictum esi.</text:span><text:span text:style-name="T3"> lis his verbis<text:line-break/>manifeste declaravit Erasistratus, - eas arterias quae a magna<text:line-break/>arteria ad singula intercostalia thoracis loca procedunt, per</text:span></text:p>
      <text:p text:style-name="P6"><text:span text:style-name="T3">ora, quae ad inflammatam partem perveniunt, sanguinem<text:line-break/>suscipere, </text:span><text:span text:style-name="T17">ipsumque </text:span><text:span text:style-name="T3">ad magnam arteriam, quae a corde orta<text:line-break/>per spinam </text:span><text:span text:style-name="T17">extenditur, referre; atque </text:span><text:span text:style-name="T3">ab hac rursus ad ea<text:line-break/>loca, quae oirca </text:span><text:span text:style-name="T17">pulmonem </text:span><text:span text:style-name="T3">sunt, transitum ait fieri; fed </text:span><text:span text:style-name="T9">ne</text:span><text:span text:style-name="T3">-<text:line-break/>que </text:span><text:span text:style-name="T17">modum, quo </text:span><text:span text:style-name="T3">hujusmodi transitus fiat, neque viam ex-'<text:line-break/>plicavit, </text:span><text:span text:style-name="T17">verum deinceps </text:span><text:span text:style-name="T3">scribit:' atque </text:span><text:span text:style-name="T6">per </text:span><text:span text:style-name="T20">eos </text:span><text:span text:style-name="T6">nexus , per<text:line-break/>quos pulmo arteriae circa spinam adhaeret, sit enim,</text:span><text:span text:style-name="T3"> iu-<text:line-break/>quit, </text:span><text:span text:style-name="T6">Kac quoque via</text:span><text:span text:style-name="T3"> eorum </text:span><text:span text:style-name="T6">quae inciderunt in pulmonem<text:line-break/>asuenjus-,-</text:span><text:span text:style-name="T3"> at quomodo et </text:span><text:span text:style-name="T17">per </text:span><text:span text:style-name="T3">quae conceptacula, nondum<text:line-break/>hic apposuit. Proinde manet adhuc eadem quaestio, nihil<text:line-break/>plane ad ipsam </text:span><text:span text:style-name="T17">dissolvendam </text:span><text:span text:style-name="T3">afferente Erasistrato, quarn-<text:line-break/></text:span><text:span text:style-name="T17">vis et </text:span><text:span text:style-name="T3">in caeteris libris omnibus et in hoc ipso de </text:span><text:span text:style-name="T17">sangui-<text:line-break/>nis eductione </text:span><text:span text:style-name="T3">perspicuam pollicitus fuerit interpretatio-<text:line-break/></text:span><text:span text:style-name="T17">nem. Quocirca multo </text:span><text:span text:style-name="T3">magis </text:span><text:span text:style-name="T17">vitiosum quispiam hujus-<text:line-break/>modi sermonem reputaverit, utpote </text:span><text:span text:style-name="T3">qui ipsi </text:span><text:span text:style-name="T17">quoque Erasi-<text:line-break/>strato suerit suspectus. Videtur </text:span><text:span text:style-name="T3">itaque </text:span><text:span text:style-name="T17">ex </text:span><text:span text:style-name="T3">industria </text:span><text:span text:style-name="T17">voluisse<text:line-break/>obscuris uti sermonibus, ut aliquid dixisse rideretur,' quum<text:line-break/></text:span><text:span text:style-name="T3">nihil diceret; nam in loco ipso, de quo quaerebatur</text:span><text:span text:style-name="T17">, enar-</text:span></text:p>
      <text:p text:style-name="P6"><text:span text:style-name="T17">rationem </text:span><text:span text:style-name="T3">reliquit, ut qui, quo pacto quidem sanguis ex </text:span><text:span text:style-name="T6">la-<text:line-break/></text:span><text:span text:style-name="T20">teribus</text:span><text:span text:style-name="T17"> </text:span><text:span text:style-name="T3">ad magnam arteriam perveniat, nianiseste declara-<text:line-break/></text:span><text:span text:style-name="T17">verit; </text:span><text:span text:style-name="T3">at quo pacto rursus ab hac ad eas sedes, quae circa<text:line-break/></text:span><text:span text:style-name="T17">pulmonem </text:span><text:span text:style-name="T3">simt, ut ipse dicebat, ascendat, haudquaquam ex-<text:line-break/></text:span><text:span text:style-name="T17">posuerit. </text:span><text:span text:style-name="T3">Constat autem et ex eo, quod dixit, </text:span><text:span text:style-name="T6">loca quae<text:line-break/></text:span><text:span text:style-name="T20">circa </text:span><text:span text:style-name="T6">pulmonem sunt,</text:span><text:span text:style-name="T3"> ' quum' dicere pulmonem potuisset,<text:line-break/></text:span><text:span text:style-name="T17">eum </text:span><text:span text:style-name="T3">haud invitum sermonis obscuritatem affectasse; id quod<text:line-break/></text:span><text:span text:style-name="T17">postea </text:span><text:span text:style-name="T3">declaravit, dicens: ex </text:span><text:span text:style-name="T6">pulmone autem quomodo ad<text:line-break/>eductionem ascendat, jam antea dictum esi.</text:span><text:span text:style-name="T3"> Perinde eniiu<text:line-break/></text:span><text:span text:style-name="T17">ac si in </text:span><text:span text:style-name="T3">pulmonem ex magna arteria sanguis deferatur, quo-<text:line-break/></text:span><text:span text:style-name="T17">modo </text:span><text:span text:style-name="T3">iude rejiciatur, velle nos admonere ridetur. </text:span><text:span text:style-name="T17">'.Quod<text:line-break/>vero </text:span><text:span text:style-name="T3">de expuitione quae ex pulmone, fit, prius dictum sit,<text:line-break/></text:span><text:span text:style-name="T17">noni </text:span><text:span text:style-name="T3">ignoramus, ac perspicuam fuisse narrationem </text:span><text:span text:style-name="T17">testifica—<text:line-break/>mur; </text:span><text:span text:style-name="T3">verum optaremus; ut de ea, quae ex magna arteria in<text:line-break/></text:span><text:span text:style-name="T17">pulmonem </text:span><text:span text:style-name="T3">fit, transsumptione dixisset, quemadmodum,<text:line-break/></text:span><text:span text:style-name="T17">quum </text:span><text:span text:style-name="T3">inquit, per eos quoque nexus, per quos pulmo arte-<text:line-break/></text:span><text:span text:style-name="T17">riae apud </text:span><text:span text:style-name="T3">spinam conjungitur , fieri cicca pulmonem sangui-</text:span></text:p>
      <text:p text:style-name="P6"><text:span text:style-name="T3">nis rejectionem; neque enim hic, quos nexus dicat, decla-<text:line-break/>ravit. • Etenim fi per membranas, vel per fibrosa quaedam<text:line-break/>corpora fiant, ad sanguinis magna contenti arteria in pul-<text:line-break/>mones delationem nihil conserunt; quippe necesse est ex ar-<text:line-break/>teria oriri vasa quaedam, per quae sanguis in pulmonem<text:line-break/>transferatur, quemadmodum Erafistrati secta hoc ipsum per<text:line-break/>arteriam pulmoni substratam fieri autumat. Hujus enim ar-<text:line-break/>teriae extremae partes exiguae ad asperam arteriam trans-<text:line-break/>ire videntur; atqui ipsa quoque ex magna arteria, antequam<text:line-break/>ad spinam perveniat, initium sumit. At duplici quadam<text:line-break/>ratione Erafistrato ab hac arteria auxilium suppeditare co-<text:line-break/>nantur sectae ipsius professores, in praesentia quidem adsan-<text:line-break/>gurius ex thorace eductionem, alibi .vero ad inflammationis<text:line-break/>in pulmone generationem; etenim lianc quoque objiciunt eis,<text:line-break/>qui aliter sentiunt, ut quod eam ut Erasistratus supposuit,<text:line-break/>fieri fit impossibile, lpse namque ubi docet, quomodo siat<text:line-break/>inflammatio, vult incidentem in arterias sanguinem spiritui<text:line-break/>qui a corde defertur obvium ad extremae arteriarum par-</text:span></text:p>
      <text:p text:style-name="P6"><text:span text:style-name="T17">tes </text:span><text:span text:style-name="T3">repelli et compelli, nisi ubi vulneratae ali quando'quae-<text:line-break/></text:span><text:span text:style-name="T17">dam </text:span><text:span text:style-name="T3">arteriae, vacuato ex ipsis per vulnus spiritu, ex ea quae<text:line-break/></text:span><text:span text:style-name="T17">ad </text:span><text:span text:style-name="T3">vacuatum </text:span><text:span text:style-name="T6">spiritum</text:span><text:span text:style-name="T3"> sit sequela, sanguinem suscipiunt.<text:line-break/></text:span><text:span text:style-name="T17">Hac </text:span><text:span text:style-name="T3">itaque ratione non posse fieri inflammationem in pul-<text:line-break/></text:span><text:span text:style-name="T17">monis </text:span><text:span text:style-name="T3">arteriis dicunt; nam etsi aliquando sanguis in eas<text:line-break/></text:span><text:span text:style-name="T17">inciderit</text:span><text:span text:style-name="T3">, nulli ipsum spiritui occurrere, quod in solas pul-<text:line-break/>monis arterias nullum </text:span><text:span text:style-name="T15">a </text:span><text:span text:style-name="T3">corde ferri spiritum contendat, ut<text:line-break/></text:span><text:span text:style-name="T17">in </text:span><text:span text:style-name="T3">reliquas omnes</text:span><text:span text:style-name="T17">, </text:span><text:span text:style-name="T3">verum </text:span><text:span text:style-name="T15">e </text:span><text:span text:style-name="T3">contrario ipsas cordi spiritum<text:line-break/></text:span><text:span text:style-name="T17">suppeditare, </text:span><text:span text:style-name="T3">quem per inspirationem ab asperis laeves arte-<text:line-break/></text:span><text:span text:style-name="T17">riae </text:span><text:span text:style-name="T3">suscipiunt. Hanc igitur arteriam, quae a majori arte-<text:line-break/></text:span><text:span text:style-name="T17">ria </text:span><text:span text:style-name="T3">spinae incumbente in pulmonem fertur, inflammationem<text:line-break/></text:span><text:span text:style-name="T17">in </text:span><text:span text:style-name="T3">extremis partibus sustinere, atque sanguinis e thorace<text:line-break/>eductionem efficere dicunt. Sed inflammationis rationem<text:line-break/></text:span><text:span text:style-name="T17">hoc in </text:span><text:span text:style-name="T3">loco tractare non proposuimus. Verum quam ex<text:line-break/></text:span><text:span text:style-name="T17">magna </text:span><text:span text:style-name="T3">arteria in pulmonem sanguinis transfurnptionem fieri<text:line-break/></text:span><text:span text:style-name="T17">dicunt</text:span><text:span text:style-name="T3">, haud recte diri ridetur. Primum enim sanguinem<text:line-break/></text:span><text:span text:style-name="T17">ex </text:span><text:span text:style-name="T3">intercostalibus locis in magnam arteriam transferri ima- •</text:span></text:p>
      <text:p text:style-name="P6"><text:span text:style-name="T3">possibile est; nam a spiritu, qui a corde per magnam arte-<text:line-break/>riam ad haec loca transmittitur, repulsus, illico revertetur;<text:line-break/>deinde vero si concesserimus ita fieri, ac demus in magnam,<text:line-break/>ipsum arteriam deferri, multo absurdior ex Erasistraticae<text:line-break/>sectae fundamentis sermo evadet. Etenim spiritum; servan-<text:line-break/>tem incursionis impetum</text:span><text:span text:style-name="T15">, </text:span><text:span text:style-name="T3">a corde in hanc arteriam expres-<text:line-break/>sum , ad totum descrri corpus per ortas ab iplo arterias au-.<text:line-break/>tumat; ita ut ex una arteriae compressione spiritus delatio<text:line-break/>ad extremas usque pedum partes perveniat, a delationis ce-<text:line-break/>leritate vehementissimos ventos superari putans. Quod igi-<text:line-break/>tur tanta vehementia sanguinem in magna arteria contentum<text:line-break/>ad quamlibet corporis partem non statim impellat, impossi-<text:line-break/>bile esu Hi vero ipsum in unam arteriam, quae in pulmo-<text:line-break/>nemfertur, sermone compellunt, ac fi nientem habeat sci-<text:line-break/>atque, qua via facillime sit evacuandus. Id ipsum vero rur-<text:line-break/>sus pugnat cum praesenti sermone, qui fanguinern quam ce-<text:line-break/>lerrime vacuari per asperam arteriam concedit. Nam si</text:span></text:p>
      <text:p text:style-name="P6"><text:span text:style-name="T17">tam </text:span><text:span text:style-name="T3">facilis est per extremas harum arteriariimpartes transi-<text:line-break/></text:span><text:span text:style-name="T17">tus, </text:span><text:span text:style-name="T3">ut incidens in eas sanguis celerrimam habeat vacuatio .<text:line-break/></text:span><text:span text:style-name="T17">nem, </text:span><text:span text:style-name="T3">fieri non potest ut is impactus inflammationem exciv<text:line-break/></text:span><text:span text:style-name="T17">tet; </text:span><text:span text:style-name="T3">nam impingi et excidere luter sc sunt contraria. ..Id<text:line-break/></text:span><text:span text:style-name="T17">vero </text:span><text:span text:style-name="T3">multo majori admiratione dignum est, quod qunm Era-<text:line-break/></text:span><text:span text:style-name="T17">sistratus </text:span><text:span text:style-name="T3">quam diligentissime deinceps de puris vacuatioue<text:line-break/>conscribat, sive in pleuriticis, sive in suppuratis siat, ipse<text:line-break/></text:span><text:span text:style-name="T17">pugnam </text:span><text:span text:style-name="T3">hanc, qua duo ejus verba tum nobis tum reliquis<text:line-break/>hominibus omnibus.inter se certare ridentur, non intellexe-<text:line-break/></text:span><text:span text:style-name="T17">rit. </text:span><text:span text:style-name="T3">Ea facile deprehendetur ascripto ejus textu, ad verbum<text:line-break/></text:span><text:span text:style-name="T17">sic se </text:span><text:span text:style-name="T3">habente: Atque in </text:span><text:span text:style-name="T6">his ipsis ajsiectibus multi inter-<text:line-break/></text:span><text:span text:style-name="T20">dum </text:span><text:span text:style-name="T6">puris 'expurgatio sit, hujus causa vasorum natura<text:line-break/></text:span><text:span text:style-name="T20">esi; </text:span><text:span text:style-name="T6">brevis autem horum enumeratio haec esu Ingens -ve-<text:line-break/></text:span><text:span text:style-name="T20">nae </text:span><text:span text:style-name="T6">ex corde procastus incurnbit spinae, ad quem docum a<text:line-break/>vertebris septum transversum nascitur finem accipiens;<text:line-break/></text:span><text:span text:style-name="T20">ab </text:span><text:span text:style-name="T6">lioc vero venae, quae ad latera extenduntur atque ar-A<text:line-break/></text:span><text:span text:style-name="T20">feriis </text:span><text:span text:style-name="T6">adjacent, exortuin habent, Jgitur quum ulcus vel</text:span></text:p>
      <text:p text:style-name="P6"><text:span text:style-name="T6">dbscejsus his in locis oboritur, copiosioris puris collectionem<text:line-break/>moliens, id quidem liaudsacile ad spatium, quod inter late-<text:line-break/>ra et pulmonem esi</text:span><text:span text:style-name="T50">, </text:span><text:span text:style-name="T6">effitndi potesi, quod succingens cosius<text:line-break/></text:span><text:span text:style-name="T3">membrana </text:span><text:span text:style-name="T6">nervosa sit et sartis ac dividi contumax; pro-<text:line-break/>inde erumpit ad vasa membranae-- intrinsecus siuibsecta:<text:line-break/>(suum itaque tenuior ac imbedllior vena sit quam arteria,<text:line-break/>haec vaso prius dividuntur quam ipsae arteriae- atque<text:line-break/>per has divisiones puris sit in venas refusio. Per inferior<text:line-break/>res igitur sedes puris haud datur exitus, quod ad ens</text:span><text:span text:style-name="T3"> ve-<text:line-break/></text:span><text:span text:style-name="T6">narum natura non perveniat, fed finem sortiatur, ut di-<text:line-break/>ctum esi, circa septi transversi exortum; quumsiemper au-<text:line-break/>tem continuae sedes repleantur, • ut per superiores meatus<text:line-break/>exitum capiat, necesise esu Perpendenda igitur esi actio<text:line-break/>pulmonis in respiratione, atque tum spiritus tum humorum<text:line-break/>et' attractio et expulsio et</text:span><text:span text:style-name="T3"> quod </text:span><text:span text:style-name="T6">eodem modo puris </text:span><text:span text:style-name="T8">α </text:span><text:span text:style-name="T6">costis<text:line-break/>ad pulmonem siat ascensas-, sed quo modo a pulmone fiat<text:line-break/>tductio, antea dictum esi.</text:span><text:span text:style-name="T3"> lu hoc textu quod pus in vehar</text:span></text:p>
      <text:p text:style-name="P6"><text:span text:style-name="T3">transsnmptum non possit </text:span><text:span text:style-name="T15">ad loca </text:span><text:span text:style-name="T3">lepto transverso inferiora<text:line-break/>pervenire, recte ab Erafistrato nictum est, utpote vena, quae<text:line-break/>octo inferioribus thoracis costis alimentum praebet, non<text:line-break/></text:span><text:span text:style-name="T17">enim </text:span><text:span text:style-name="T3">omnes alit, ad usque feptum transversum perveniente;,<text:line-break/></text:span><text:span text:style-name="T17">neque </text:span><text:span text:style-name="T3">enim in praefentia contendere velim, an exigua ali-<text:line-break/></text:span><text:span text:style-name="T17">qua </text:span><text:span text:style-name="T3">ejus portio inde exiliat. At quomodo hujusmodi pus<text:line-break/>expuatur, neutiquarn dicere aggressus est, quemadmodum<text:line-break/></text:span><text:span text:style-name="T17">nec </text:span><text:span text:style-name="T3">fectatorum ejus quispiam. Non enim quemadmodum<text:line-break/></text:span><text:span text:style-name="T17">arteriam </text:span><text:span text:style-name="T3">quandam </text:span><text:span text:style-name="T6">a magna propagatam in</text:span><text:span text:style-name="T3"> pulmonem ferri<text:line-break/></text:span><text:span text:style-name="T17">affirmant, </text:span><text:span text:style-name="T3">eadem ratione de vena sententiam tulerint. Et-<text:line-break/></text:span><text:span text:style-name="T17">enirn </text:span><text:span text:style-name="T3">arteria, tametsi non manifeste in riscus ipsum ramis-<text:line-break/></text:span><text:span text:style-name="T17">distribuitur; </text:span><text:span text:style-name="T3">ei tamen substerni, atque ad asperam usque ar-<text:line-break/></text:span><text:span text:style-name="T17">teriam </text:span><text:span text:style-name="T3">ramusculos emittere videtur; verum a magna vena,<text:line-break/></text:span><text:span text:style-name="T17">quae </text:span><text:span text:style-name="T3">spinae incumbit, venam in pulmonem ferri neque nos<text:line-break/></text:span><text:span text:style-name="T17">unquam </text:span><text:span text:style-name="T3">vidimus, neque dissectorum quisquam fcrrpfit, ac ne<text:line-break/></text:span><text:span text:style-name="T17">Erasistratus </text:span><text:span text:style-name="T3">quidem ipse affirmare ausus est; nam ah omni-<text:line-break/></text:span><text:span text:style-name="T17">bus conceditur </text:span><text:span text:style-name="T3">a dextro cordis ventriculo per unum </text:span><text:span text:style-name="T17">duntaxat-<text:line-break/>vas pulmonem </text:span><text:span text:style-name="T3">sanguinem recipere. Oportebit igitur </text:span><text:span text:style-name="T17">pus.</text:span></text:p>
      <text:p text:style-name="P6"><text:span text:style-name="T3">quod a costis in venam spinae adjacentem fertur, primum<text:line-break/>quidem ad cor pervenire; deinde advenam quae ab hoc orta<text:line-break/>lu pulmonem transit; possea tertio ex hac in.asperas illius<text:line-break/>arterias transsumi; postremo tussi indigere, quae ipsum sri-<text:line-break/>licet usque ad os efferre possit. Quo autem pacto puris san-<text:line-break/>guini permixti ah ipso fiat secretio, tanquam exiguum </text:span><text:span text:style-name="T17">quip-<text:line-break/></text:span><text:span text:style-name="T3">piam ac vulgare, non quod universam, ipfius rationem sumet<text:line-break/>maxime, praeteriens dicere neglexit. Nequaquam enim id •<text:line-break/>dicendum est, quod sanguis in vena quae circa spinam </text:span><text:span text:style-name="T17">est,<text:line-break/></text:span><text:span text:style-name="T3">contentus, ad cor ipsum referri soleat; nam e contrario<text:line-break/>vena haec </text:span><text:span text:style-name="T15">a </text:span><text:span text:style-name="T3">dextra cordis auricula initium sumens, sangui-<text:line-break/>nem fecum, defert, qui omnibus thoracis partibus quae<text:line-break/>circa octo costas consistunt, alimentum praebeat, non </text:span><text:span text:style-name="T17">au-<text:line-break/></text:span><text:span text:style-name="T3">tem illis, qui sunt circa superiores ipsius quatuor; </text:span><text:span text:style-name="T17">nam<text:line-break/></text:span><text:span text:style-name="T3">venae, quae eas partes nutriunt, a vena ad jugulum ascen-<text:line-break/>dente, medio luter cor et claviculas loco, exoriuntur; </text:span><text:span text:style-name="T17">ut<text:line-break/></text:span><text:span text:style-name="T3">hoc quoque non minus absurdum ad Erasistrati verba </text:span><text:span text:style-name="T17">fequa-</text:span></text:p>
      <text:p text:style-name="P6"><text:span text:style-name="T17">tur; </text:span><text:span text:style-name="T3">nam pus, quod a </text:span><text:span text:style-name="T15">supernis quatuor </text:span><text:span text:style-name="T3">thoracis costis in<text:line-break/>cavam venam refertur, maxime quidem ad eas venas duce-<text:line-break/></text:span><text:span text:style-name="T17">tur </text:span><text:span text:style-name="T3">quae ad cervicem et scapulas et caput et manus, imo po-<text:line-break/></text:span><text:span text:style-name="T17">tius </text:span><text:span text:style-name="T3">ad universas animalis partes perveniunt. Haec igitur<text:line-break/></text:span><text:span text:style-name="T17">absurda </text:span><text:span text:style-name="T3">ad Erafistrati scripta sequi videntur; accedit ad haec<text:line-break/></text:span><text:span text:style-name="T17">quod </text:span><text:span text:style-name="T3">causam in hac perpensione penitus non attigit; dicens<text:line-break/></text:span><text:span text:style-name="T17">enim </text:span><text:span text:style-name="T3">non </text:span><text:span text:style-name="T6">facile pus effundi in spatium quod inter cosias esi<text:line-break/></text:span><text:span text:style-name="T20">et </text:span><text:span text:style-name="T6">pulmonem, quia succingens cosias.membrana nervosa esi<text:line-break/></text:span><text:span text:style-name="T20">et fortis </text:span><text:span text:style-name="T6">atque dividi contumax,</text:span><text:span text:style-name="T3"> pus aliquando in hoc spa-<text:line-break/></text:span><text:span text:style-name="T17">tium </text:span><text:span text:style-name="T3">effundi non negavit, scd verbis suis </text:span><text:span text:style-name="T6">non sacile</text:span><text:span text:style-name="T3"> addidit.<text:line-break/></text:span><text:span text:style-name="T17">Oportebat </text:span><text:span text:style-name="T3">igitur hnjusce rei, quae non faclle quidem sit,<text:line-break/></text:span><text:span text:style-name="T17">sed </text:span><text:span text:style-name="T3">aliquando tamen fit, rationem reddere, docentem vias<text:line-break/></text:span><text:span text:style-name="T17">q-ibus </text:span><text:span text:style-name="T3">suppurati </text:span><text:span text:style-name="T17">pus </text:span><text:span text:style-name="T3">expuere possint. Ut enim ex ita asse-<text:line-break/></text:span><text:span text:style-name="T17">ctis </text:span><text:span text:style-name="T20">non</text:span><text:span text:style-name="T17"> </text:span><text:span text:style-name="T3">paucos perire, ita et alios complures servari vidi-<text:line-break/></text:span><text:span text:style-name="T17">mus; </text:span><text:span text:style-name="T3">quorum </text:span><text:span text:style-name="T17">si </text:span><text:span text:style-name="T3">quis per singulos dics rejecti puris quantita-<text:line-break/></text:span><text:span text:style-name="T17">tem </text:span><text:span text:style-name="T3">collegerit, interdum sex aut octo heminas, interdum<text:line-break/></text:span><text:span text:style-name="T17">etiam </text:span><text:span text:style-name="T3">decem, atque interdum plores, totam summam </text:span><text:span text:style-name="T6">ae-</text:span></text:p>
      <text:p text:style-name="P6"><text:span text:style-name="T3">quare inveniet. Verum quod creberrime dicere consuevi,<text:line-break/>nunc quoque </text:span><text:span text:style-name="T6">dicam;' multi</text:span><text:span text:style-name="T3"> medici rerum, quae </text:span><text:span text:style-name="T17">manifeste •<text:line-break/></text:span><text:span text:style-name="T3">conspiciuntur, causas reddere nequeuntes, eas esse </text:span><text:span text:style-name="T17">omnino<text:line-break/></text:span><text:span text:style-name="T3">negant; quanquam; ut 'dixi, omnes lu thorace </text:span><text:span text:style-name="T17">vulnerati<text:line-break/></text:span><text:span text:style-name="T3">injectam per vulnus aquam mulsam illico per tussim </text:span><text:span text:style-name="T17">expu- </text:span><text:span text:style-name="T36">•<text:line-break/></text:span><text:span text:style-name="T3">unt; imo nonnulli etiam remedio cruentis apto et </text:span><text:span text:style-name="T17">glutinante<text:line-break/></text:span><text:span text:style-name="T3">nominato, haud pauris perforationibus curati, primis </text:span><text:span text:style-name="T17">quidem<text:line-break/></text:span><text:span text:style-name="T3">diebus purulenta quaedam expuunt, quum haud </text:span><text:span text:style-name="T17">probe, ne-’-<text:line-break/></text:span><text:span text:style-name="T3">que exquisite universus sanguis per vulnus, </text:span><text:span text:style-name="T17">concutiendo </text:span><text:span text:style-name="T36">ho- '<text:line-break/></text:span><text:span text:style-name="T3">minem sic vulneratum, suerit effusus. At membrana </text:span><text:span text:style-name="T17">cosses<text:line-break/></text:span><text:span text:style-name="T3">fuccingens et valida est et nervosa ac dividi </text:span><text:span text:style-name="T17">contumax; si<text:line-break/>voles; </text:span><text:span text:style-name="T3">adde sermoni etiam membranam pulmonem </text:span><text:span text:style-name="T17">ambien-<text:line-break/></text:span><text:span text:style-name="T3">tem, </text:span><text:span text:style-name="T17">quae </text:span><text:span text:style-name="T3">eandem cum illa naturam habet; </text:span><text:span text:style-name="T17">proindeque </text:span><text:span text:style-name="T36">hu-<text:line-break/></text:span><text:span text:style-name="T17">mores </text:span><text:span text:style-name="T3">in vacua thoracis, effusos haec </text:span><text:span text:style-name="T17">non transmittit, </text:span><text:span text:style-name="T36">illa<text:line-break/></text:span><text:span text:style-name="T17">non </text:span><text:span text:style-name="T3">transsumit. Itaque dicas etiam cutem, </text:span><text:span text:style-name="T17">quae membranis<text:line-break/></text:span><text:span text:style-name="T3">mullo fortior atque crassior est, in </text:span><text:span text:style-name="T17">fracturis ossium callo </text:span><text:span text:style-name="T36">ob-<text:line-break/></text:span><text:span text:style-name="T3">ducendis, cruentum humorem, quo </text:span><text:span text:style-name="T17">minus per ipsam </text:span><text:span text:style-name="T36">pene-</text:span></text:p>
      <text:p text:style-name="P6"><text:span text:style-name="T3">trando egrediatur, semper prohibere; quem tamen in non-<text:line-break/></text:span><text:span text:style-name="T36">nullis </text:span><text:span text:style-name="T3">videmus adeo copiose eflundi,- ut totas fascias irriget;<text:line-break/></text:span><text:span text:style-name="T36">quod </text:span><text:span text:style-name="T3">quum ita fieri videamus, idem haud absurde per tenu-<text:line-break/></text:span><text:span text:style-name="T36">es </text:span><text:span text:style-name="T3">quoque membranas fieri fatendum esu Satius igitur fu-<text:line-break/></text:span><text:span text:style-name="T36">isset </text:span><text:span text:style-name="T3">Erafistratum non de hac re dubitare, fed id potius ab-<text:line-break/></text:span><text:span text:style-name="T36">undanter </text:span><text:span text:style-name="T3">intelligere, humorem inter thoracem et pulmonem<text:line-break/></text:span><text:span text:style-name="T36">contentum</text:span><text:span text:style-name="T3">, </text:span><text:span text:style-name="T36">iu </text:span><text:span text:style-name="T3">asperas pulmonis arterias recipi, ad laeves<text:line-break/></text:span><text:span text:style-name="T36">autem </text:span><text:span text:style-name="T3">arterias atque ad venas non pervenire; nam ipfo "<text:line-break/></text:span><text:span text:style-name="T36">Erasistrato </text:span><text:span text:style-name="T3">auctore tria haec vafa simul extenduntur, atque<text:line-break/></text:span><text:span text:style-name="T36">simul </text:span><text:span text:style-name="T3">divisa terminantur suo extremo quolibet ore, in cir-<text:line-break/></text:span><text:span text:style-name="T36">cumpositam </text:span><text:span text:style-name="T3">pulmoni membranam. Quum ergo tria haec<text:line-break/></text:span><text:span text:style-name="T27">ora </text:span><text:span text:style-name="T36">inter </text:span><text:span text:style-name="T3">sc proxima sint, cur in eorum unum solum fiat<text:line-break/></text:span><text:span text:style-name="T36">transsumptio, </text:span><text:span text:style-name="T3">quaerere debuit Eraillfratus</text:span><text:span text:style-name="T6">; nam longe prae-<text:line-break/></text:span><text:span text:style-name="T36">stantius </text:span><text:span text:style-name="T3">est ea quae fiunt, quomodo fiant quaerere, quam<text:line-break/></text:span><text:span text:style-name="T36">quod </text:span><text:span text:style-name="T3">fiant negare. Quanquam neque dubia neque inventu<text:line-break/></text:span><text:span text:style-name="T27">difficilis </text:span><text:span text:style-name="T36">mihi videtur </text:span><text:span text:style-name="T3">eorum, quae </text:span><text:span text:style-name="T36">in thorace </text:span><text:span text:style-name="T3">continentur,,<text:line-break/></text:span><text:span text:style-name="T27">in </text:span><text:span text:style-name="T36">pulmonem </text:span><text:span text:style-name="T3">transsumptio, quae quidem in asperae arteriae<text:line-break/></text:span><text:span text:style-name="T27">partibus </text:span><text:span text:style-name="T36">extremis fieri potest; </text:span><text:span text:style-name="T3">hae </text:span><text:span text:style-name="T36">namque </text:span><text:span text:style-name="T3">non eam habent</text:span></text:p>
      <text:p text:style-name="P6"><text:span text:style-name="T3">angustiam, quam laevium arteriarum atque venarum partes<text:line-break/>extremae, tum quod magna ex parte asperarum arteriarum<text:line-break/>substantia cartilago sit, quae concidere omnino non potest;<text:line-break/>tum quod asperarum arteriarum quam duorum vasorum<text:line-break/>reliquorum ora multo sint ampliora. Quum igitur </text:span><text:span text:style-name="T17">ipsorum<text:line-break/></text:span><text:span text:style-name="T3">in pulmonc divisiones numero sint aequales, rationi </text:span><text:span text:style-name="T17">conscn-<text:line-break/></text:span><text:span text:style-name="T3">taneum est asperae arteriae veluti ramos reliquorum </text:span><text:span text:style-name="T17">duorum<text:line-break/></text:span><text:span text:style-name="T3">generum partes proportione superare. Id vero manifeste<text:line-break/>apparet per visceris ipfius dissectionem, nam vicina quaeque<text:line-break/>vasa eandem inter se servant perpetuo in magnitudinis </text:span><text:span text:style-name="T17">ex-<text:line-break/></text:span><text:span text:style-name="T3">cessu proportionem , quam ab initio maximae eorum </text:span><text:span text:style-name="T17">partes<text:line-break/></text:span><text:span text:style-name="T3">habuerunt. Haec sunt quae dicere debuit Erasisti atus, </text:span><text:span text:style-name="T17">ac<text:line-break/></text:span><text:span text:style-name="T3">deinceps utrum inspirationis, an expirationis, an </text:span><text:span text:style-name="T17">quietis<text:line-break/></text:span><text:span text:style-name="T3">tempore, pus ex thoracis spatio in pulmonem recipiatur, </text:span><text:span text:style-name="T17">ex-<text:line-break/></text:span><text:span text:style-name="T3">plicare; ac deinde quum id neque per inspirationem, </text:span><text:span text:style-name="T17">neque<text:line-break/>per </text:span><text:span text:style-name="T3">quietem </text:span><text:span text:style-name="T17">fieri </text:span><text:span text:style-name="T3">docuisset, ostendere ipsum </text:span><text:span text:style-name="T17">expirationis tem-<text:line-break/>pore </text:span><text:span text:style-name="T3">recipi. </text:span><text:span text:style-name="T17">Id </text:span><text:span text:style-name="T3">namque facillimum etiam </text:span><text:span text:style-name="T17">erat demonstrare<text:line-break/>ei, </text:span><text:span text:style-name="T3">qui prius ostendisset, respirationis </text:span><text:span text:style-name="T17">actionem a thorace</text:span></text:p>
      <text:p text:style-name="P6"><text:span text:style-name="T3">fieri, pulmone nullam propriant habente motionem; quippe<text:line-break/>qui per consequentiam dilatato thorace pariter attollatur; eo<text:line-break/>vero contracto, ipse spongiarum exemplo quas manibus ex-<text:line-break/>primimus in sese sublidat. Sic igitur per magna vulnera<text:line-break/>penetrantia fibra ipfius per vulnus procidere videtur; ve-<text:line-break/></text:span><text:span text:style-name="T36">rum </text:span><text:span text:style-name="T3">citra vulnus,thorax contractus humorem qui in eo. spa?<text:line-break/></text:span><text:span text:style-name="T36">tio </text:span><text:span text:style-name="T3">quod luter ipsum et pulmonem, est continetur in aspe-<text:line-break/></text:span><text:span text:style-name="T36">ras </text:span><text:span text:style-name="T3">ipfius arterias vehementer comprimendo cogit. Nec<text:line-break/></text:span><text:span text:style-name="T36">credas </text:span><text:span text:style-name="T3">velim,. huic orationi </text:span><text:span text:style-name="T6">vehementer</text:span><text:span text:style-name="T3"> frustra suisse inser-<text:line-break/></text:span><text:span text:style-name="T36">tum ; </text:span><text:span text:style-name="T3">nifi enim vehementer admodum thorax pulmonem ex<text:line-break/></text:span><text:span text:style-name="T36">omni </text:span><text:span text:style-name="T3">parte comprimat, humor in asperarum arteriarum ora<text:line-break/></text:span><text:span text:style-name="T36">non </text:span><text:span text:style-name="T3">recipietur. Quamobrem natura, quo robustior fieret<text:line-break/>expressio, tussi vocata donavit animalia; quae naturale sym-<text:line-break/></text:span><text:span text:style-name="T36">ptoma </text:span><text:span text:style-name="T3">est, sternutamento et singultui et nauseae simile, </text:span><text:span text:style-name="T1">de<text:line-break/></text:span><text:span text:style-name="T36">quibus </text:span><text:span text:style-name="T3">in libris de causis symptomatum satis dictum esu Ve-<text:line-break/></text:span><text:span text:style-name="T36">rum </text:span><text:span text:style-name="T3">quia viribus.opus est, quibus hujusmodi symptoma na-<text:line-break/></text:span><text:span text:style-name="T36">turale </text:span><text:span text:style-name="T3">excitetur, contingit creberrime per .suppuratos asse-</text:span></text:p>
      <text:p text:style-name="P6"><text:span text:style-name="T17">ctus mori laborantes, imbecillioribus ipsorum antea redditis<text:line-break/>viribus ; validissima enim ac celerrima thoracis contractione<text:line-break/>tussis excilatur; at vires imbecillae neque valide neque </text:span><text:span text:style-name="T20">ce-<text:line-break/>leriter</text:span><text:span text:style-name="T17"> agere possunt Ergo de expuitione,, quae </text:span><text:span text:style-name="T20">ex [patio<text:line-break/></text:span><text:span text:style-name="T17">thoracis procedit, satis fuerit haec dixisse; redeamus rursus<text:line-break/>ad eum quem ab initio proposuimus sermonem. Quae in<text:line-break/>spccingente collas membrana ac musculis illi continuis fiunt<text:line-break/>inflammationes, morbum quem pleuritidem vocant, essici-<text:line-break/>unt. Hujus symptomata inseparabilia sunt, febris acuta,<text:line-break/>dolor perinde ac fi locus vel intendatur vel pungatur, respi-<text:line-break/>ratio frequens et exigua, pulsus parvus arteriam duram et<text:line-break/>quodammodo tensam indicans, tussis plerumque cum sputis<text:line-break/>coloratis, nonnunquanr vero fine his, quas sputi expertes et<text:line-break/>crudas pleuritides nominant, quae vel celeriter hominem ra-<text:line-break/>piunt, vel longo temporis spatio solvuntur. At dolor pIe-<text:line-break/>rumque ad jugulum, vel ad hypochondria pervenire videtur.<text:line-break/>Sunt praeterea alii laterum cum febre dolores, per quos re-<text:line-break/>spirationem frequentem et exiguam reddi necesse est, sed</text:span></text:p>
      <text:p text:style-name="P6"><text:span text:style-name="T3">nullum redditur sputum</text:span><text:span text:style-name="T15">, </text:span><text:span text:style-name="T3">ut iu ea re nihil a pleuritide sputi<text:line-break/></text:span><text:span text:style-name="T17">experte </text:span><text:span text:style-name="T3">differre rideantur. Verum hi facile ab illis discer-<text:line-break/></text:span><text:span text:style-name="T17">nuntur</text:span><text:span text:style-name="T3">, tum quod nulla fit tussis, quum sputi expertes sicca<text:line-break/></text:span><text:span text:style-name="T17">tussi </text:span><text:span text:style-name="T3">molestentur, tum quod neque tensionem neque duritiem<text:line-break/></text:span><text:span text:style-name="T17">ullam </text:span><text:span text:style-name="T3">referat pulsus, tum </text:span><text:span text:style-name="T15">quod </text:span><text:span text:style-name="T3">non aeque acuta sebre labo-<text:line-break/></text:span><text:span text:style-name="T17">rent; </text:span><text:span text:style-name="T3">neque etiam adeo difficulter spirant, nonnulli quoque<text:line-break/></text:span><text:span text:style-name="T17">presso </text:span><text:span text:style-name="T3">a nobis extrinsecus inflammato loco, dolent. Hi. per<text:line-break/></text:span><text:span text:style-name="T17">sputum </text:span><text:span text:style-name="T3">non purgantur, quia ab initio nlliil humoris inflam-<text:line-break/></text:span><text:span text:style-name="T17">rnationern </text:span><text:span text:style-name="T3">excitantis ad thoracis spatium perveniet; at «in-<text:line-break/></text:span><text:span text:style-name="T17">cocta </text:span><text:span text:style-name="T3">inflammatione, nisi pus prius discutiatur, ad cutem at-<text:line-break/></text:span><text:span text:style-name="T17">tollitur </text:span><text:span text:style-name="T3">atque inciditur.</text:span></text:p>
      <text:h text:style-name="Heading_20_2" text:outline-level="2">Cap. IV.</text:h>
      <text:p text:style-name="P99"><text:span text:style-name="T3">Inferiorem autem thoracis terminum pris-<text:line-break/></text:span><text:span text:style-name="T17">ci omnes </text:span><text:span text:style-name="T3">phrenas appellaverunt, sive simpliciter ipsis in men-<text:line-break/></text:span><text:span text:style-name="T17">tem </text:span><text:span text:style-name="T3">venerit, sive, ut quidam augurantur, quia eo inflamma-<text:line-break/></text:span><text:span text:style-name="T17">to </text:span><text:span text:style-name="T3">aegrotantium mens laeditur. </text:span><text:span text:style-name="T17">A </text:span><text:span text:style-name="T3">Platone autem diaphrag-<text:line-break/></text:span><text:span text:style-name="T17">ma </text:span><text:span text:style-name="T3">vocari incepit, qui </text:span><text:span text:style-name="T15">sane </text:span><text:span text:style-name="T3">etspsc aliis veteribus similiter<text:line-break/></text:span><text:span text:style-name="T17">phrenas </text:span><text:span text:style-name="T3">appellavit, putavit autem inanimalibus usum haherd</text:span></text:p>
      <text:p text:style-name="P6"><text:span text:style-name="T3">septi, quoniam irascibilem animae facultatem in corde con-<text:line-break/>tentam, </text:span><text:span text:style-name="T20">a</text:span><text:span text:style-name="T17"> </text:span><text:span text:style-name="T3">concupiscente quae in jecore sedem habet, distin-<text:line-break/>guit. Postea medici, neglecto prisco nomine, diaphragma<text:line-break/>ipsum appellere consueverunt, quod in dorsali quoque me-<text:line-break/>dulla eos fecisse constat; etenim huic quoque propriae sub-<text:line-break/>stantiae nomen medulla est, quemadmodum organo, </text:span><text:span text:style-name="T17">cujus<text:line-break/></text:span><text:span text:style-name="T3">nunc mentionem facimus, phrenes; verum discriminis causa<text:line-break/>illi dorsalis, quemadmodum et cervicalis et spinalis atque<text:line-break/>lumbaris, cognomen additum est; postea sere omnes </text:span><text:span text:style-name="T17">simpli-<text:line-break/></text:span><text:span text:style-name="T3">citer dorsalem appellare consueverunt. Atque hic quoqne<text:line-break/>omisso phrenum nomine diaphragma vocitant. Aristoteles<text:line-break/>autem hanc animalis partem hypozorna nominavit, nescius<text:line-break/>et ipse huic magnam ac perquam necessariam animalibus acti-<text:line-break/>onem este; est enim respirationis organum; igitur merito, </text:span><text:span text:style-name="T17">-<text:line-break/></text:span><text:span text:style-name="T3">quum afficitur, eam laedit, ut supra libro de respirandi </text:span><text:span text:style-name="T17">dif-<text:line-break/></text:span><text:span text:style-name="T3">ficultate dictum est, ubi proprios ejus affectus una cum </text:span><text:span text:style-name="T17">iis,<text:line-break/></text:span><text:span text:style-name="T3">qui per consensum cum spinali medulla et nervis ab </text:span><text:span text:style-name="T17">ea </text:span><text:span text:style-name="T20">ex-<text:line-break/></text:span><text:span text:style-name="T6">orsu </text:span><text:span text:style-name="T20">in</text:span><text:span text:style-name="T3">ipso </text:span><text:span text:style-name="T17">fiunt, </text:span><text:span text:style-name="T3">tradidimus. </text:span><text:span text:style-name="T17">-At </text:span><text:span text:style-name="T3">vero .nunc </text:span><text:span text:style-name="T20">eos</text:span><text:span text:style-name="T17"> affectus,</text:span></text:p>
      <text:p text:style-name="P6"><text:span text:style-name="T17">qui </text:span><text:span text:style-name="T3">superno consentiente principio, ei adveniunt, comme-<text:line-break/></text:span><text:span text:style-name="T17">moremus. </text:span><text:span text:style-name="T3">Igitur antequam aliquis deliret, frequentem </text:span><text:span text:style-name="T15">ac<text:line-break/></text:span><text:span text:style-name="T3">exiguum, infestante vero jam delirio; varie inaequalem spiri-<text:line-break/></text:span><text:span text:style-name="T17">tum</text:span><text:span text:style-name="T3">efficit, ut in libris de spirandi difficultate jam demonstia-<text:line-break/></text:span><text:span text:style-name="T17">tum </text:span><text:span text:style-name="T3">est. Atque deliria etiam oriuntur ab ore ventriculi<text:line-break/></text:span><text:span text:style-name="T17">prave </text:span><text:span text:style-name="T3">affecto et febribus ardentibus et pleuritide et peripneu-<text:line-break/></text:span><text:span text:style-name="T17">monia, </text:span><text:span text:style-name="T3">sed quae ob septum transversum fiunt, phrenitico-<text:line-break/></text:span><text:span text:style-name="T17">rum </text:span><text:span text:style-name="T3">deliriis affinia sunt. In caeteris enim partibus affectis<text:line-break/></text:span><text:span text:style-name="T17">atque </text:span><text:span text:style-name="T3">febribus ardentibus delirium sedatur in ipsorum de-<text:line-break/></text:span><text:span text:style-name="T17">clinationibus </text:span><text:span text:style-name="T3">; at phrenitidis propria praecipuaque nota est,<text:line-break/></text:span><text:span text:style-name="T17">ne in </text:span><text:span text:style-name="T3">declinatione quidem febrium delirium quiescere; neque<text:line-break/></text:span><text:span text:style-name="T17">enim </text:span><text:span text:style-name="T3">per consensum in eo morbo cerebrum afficitur, sed<text:line-break/></text:span><text:span text:style-name="T17">propria </text:span><text:span text:style-name="T3">prirnariaque affectione laborat; proinde paulatim fit<text:line-break/></text:span><text:span text:style-name="T17">hic affectus, </text:span><text:span text:style-name="T3">nec subito delirant vel affatim, ut ex aliis par-<text:line-break/></text:span><text:span text:style-name="T17">tibus, quarum </text:span><text:span text:style-name="T3">nuper mentionem feri; </text:span><text:span text:style-name="T17">ac </text:span><text:span text:style-name="T3">ejus constitutionem<text:line-break/></text:span><text:span text:style-name="T17">praecedunt </text:span><text:span text:style-name="T3">symptomata non pauca , eaque omnia phrenitica<text:line-break/></text:span><text:span text:style-name="T17">signa vocantur, </text:span><text:span text:style-name="T3">et haec scripierunt omnes, qui me praecesse-</text:span></text:p>
      <text:p text:style-name="P6"><text:span text:style-name="T17">runt. Nam interdum vigilias praecedere, sive </text:span><text:span text:style-name="T20">etiam</text:span><text:span text:style-name="T17"> som-<text:line-break/>num manifestis imaginibus 'turbatum', ut et clament nonnulli<text:line-break/>et exiliant, videre est; luterdum vero irrationalis accedit<text:line-break/>oblivio, ut laborantes aliqui, quum matellam petierint; rne-<text:line-break/>jere tamen negligant, aut quum lotium emittunt, matellam<text:line-break/>ipsam prodere haudquaquain meminerint; interdum majori<text:line-break/>cum tumultu aut temeritate respondeant, praesertim ubi ali-<text:line-break/>quis antea fuerit modestus. At et hi omnes exiguo utuntur<text:line-break/>potu; respiratio ipsis rara est et magna, - pulsus minores ma-<text:line-break/>gisque nervosos habent; nonnunquarn occiput dolorinfefleti<text:line-break/>Qmnn vero jam proxime ad phrenitidern accedunt, oculi eis<text:line-break/>vehementer sunt squallidi, aut ex altero ipsorum acris la-<text:line-break/>chryma effunditur, ac deinde lippitudo et venae ipsorum san-<text:line-break/>guine plenae et sanguis stillat e naribus. Quo tempore ne-<text:line-break/>que jam plane ut mentis compotes respondent, floccos avel-<text:line-break/>lunt et festucas carpunt, fquallidioremque februm habent,<text:line-break/>quae non magnas in alterutram partem facit mutationes,<text:line-break/>quemadmodum aliae quaedam vigores quidem gravissimos,</text:span></text:p>
      <text:p text:style-name="P6"><text:span text:style-name="T17">declinationes vero habent jnitiores. Quid dicam de lingua<text:line-break/></text:span><text:span text:style-name="T36">salebrosa, </text:span><text:span text:style-name="T17">obauditionc interdum contingente, tum quod in-<text:line-break/>terduin inoesti jaceant, vix respondentes; vel quum pars<text:line-break/>quaedam dolorificum patiatur assectum, etiamsi vehementius<text:line-break/></text:span><text:span text:style-name="T36">aliquis </text:span><text:span text:style-name="T17">eam tangat, ipsi haudquaquain sentiant? Sic enim<text:line-break/></text:span><text:span text:style-name="T36">per </text:span><text:span text:style-name="T17">cerebri assectum paulatim phrenitis evenit ; ab aliarum<text:line-break/></text:span><text:span text:style-name="T36">vero </text:span><text:span text:style-name="T17">partium nnila perpetuum delirium processit, dempto<text:line-break/></text:span><text:span text:style-name="T36">solo </text:span><text:span text:style-name="T17">septo transverso; cujus vitio excitatum delirium, parum<text:line-break/></text:span><text:span text:style-name="T27">a </text:span><text:span text:style-name="T17">continuo distat, adeo ut veteres putaverint, hac parte in-<text:line-break/>flammatione affecta phreniticos fieri, atque ob eandem suspi-<text:line-break/></text:span><text:span text:style-name="T36">cionem </text:span><text:span text:style-name="T17">phrenas eam appellaverint, tanquam sapienti parti<text:line-break/>conseratqusppiam. Verum delirium, quod ab hoc accidit,<text:line-break/></text:span><text:span text:style-name="T30">a</text:span><text:span text:style-name="T27"> </text:span><text:span text:style-name="T36">phrenitide </text:span><text:span text:style-name="T17">distinguitur et oculorum symptomatis et sangui-<text:line-break/></text:span><text:span text:style-name="T27">nis </text:span><text:span text:style-name="T36">a nuribus </text:span><text:span text:style-name="T17">stillis atque respirationis specie; nam a cerebro<text:line-break/></text:span><text:span text:style-name="T36">phreniticis </text:span><text:span text:style-name="T17">spiritus magnus est semper et ex longis interval-<text:line-break/></text:span><text:span text:style-name="T36">lis; at </text:span><text:span text:style-name="T17">a septo inaequalis, ut modo exiguus </text:span><text:span text:style-name="T15">sit </text:span><text:span text:style-name="T17">atque fre-<text:line-break/></text:span><text:span text:style-name="T27">quens </text:span><text:span text:style-name="T36">, </text:span><text:span text:style-name="T17">modo magnus et suspiriosus, incipiente tamen septi</text:span></text:p>
      <text:p text:style-name="P6"><text:span text:style-name="T3">transversi, inflammatione</text:span><text:span text:style-name="T15">, </text:span><text:span text:style-name="T3">priusquam delirent, exiguum ac<text:line-break/>frequentem reddunt spiritum, contra quam qui ob assectum<text:line-break/>cerebrum delirant, magna enim prodit his raraque spiratio.<text:line-break/>Atque ut summatim dicam, eorum fymptojnatum quae phre-<text:line-break/>nitidem antecedere diximus aut nullum apparet, aut per-,<text:line-break/>exiguum </text:span><text:span text:style-name="T15">in </text:span><text:span text:style-name="T3">iis</text:span><text:span text:style-name="T15">, </text:span><text:span text:style-name="T3">quibus septum transversum inflammatione<text:line-break/>laborare incipit; ut rursus sursum revelli hypochondrium<text:line-break/>illico ab initio fepti transversi affecti proprium est, in cere- </text:span><text:span text:style-name="T27">.<text:line-break/></text:span><text:span text:style-name="T3">bro vero posterius accidit, non incipiente affectu, scd quum<text:line-break/>factus jam fuerit; atque calor quoque circa caput et faciem<text:line-break/>vehementior est iis, qui ob cerebri vitium delirant. Reli-<text:line-break/>qui septi transversi affectus, sive primarii sint, sive per </text:span><text:span text:style-name="T17">con-<text:line-break/></text:span><text:span text:style-name="T3">sensum, partim ab hoc nostro proposito sunt alieni, </text:span><text:span text:style-name="T17">nempe<text:line-break/></text:span><text:span text:style-name="T3">qui manifeste apparent, ut tum alia symptomata, tum </text:span><text:span text:style-name="T17">abs-<text:line-break/></text:span><text:span text:style-name="T3">cessus in ipso exorti; partim vero jam antea dicti sunt</text:span></text:p>
      <text:h text:style-name="Heading_20_2" text:outline-level="2">Cap. V.</text:h>
      <text:p text:style-name="P99"><text:span text:style-name="T3">Eam partem quae inter fauces et os </text:span><text:span text:style-name="T17">ven-<text:line-break/></text:span><text:span text:style-name="T3">triculi media est, quam veteres oefophagon nominabant, </text:span><text:span text:style-name="T17">qui</text:span></text:p>
      <text:p text:style-name="P6"><text:span text:style-name="T17">post </text:span><text:span text:style-name="T3">Aristotelem scripserunt, stomachum appellare consueve-<text:line-break/>runt , ipso Aristotele prisco vocabulo hanc animalis partem<text:line-break/></text:span><text:span text:style-name="T17">non- </text:span><text:span text:style-name="T3">semper nomluante. Ejus duplex est usus</text:span><text:span text:style-name="T17">: unus </text:span><text:span text:style-name="T3">quo<text:line-break/>veluti via est eorum quae devorantur </text:span><text:span text:style-name="T15">et </text:span><text:span text:style-name="T3">eorum quae evo-<text:line-break/></text:span><text:span text:style-name="T17">muntur</text:span><text:span text:style-name="T3">, alter quo circa utramque </text:span><text:span text:style-name="T17">nam </text:span><text:span text:style-name="T3">actionem quandam<text:line-break/></text:span><text:span text:style-name="T17">edit; </text:span><text:span text:style-name="T3">tum eorum quae ab ore in ventriculum deferuntur,<text:line-break/></text:span><text:span text:style-name="T17">tum </text:span><text:span text:style-name="T3">eorum, quae ab hoc ad os elevantur. Quum enim ge-<text:line-break/>minae sint ei partes, quas dissectores tunicas appestant, al-<text:line-break/></text:span><text:span text:style-name="T17">tera </text:span><text:span text:style-name="T3">tum cibum tum potum in ventriculum trahit, altera<text:line-break/></text:span><text:span text:style-name="T17">per </text:span><text:span text:style-name="T3">vomitus amandat. Proinde rationi consentanee duo<text:line-break/></text:span><text:span text:style-name="T17">sunt affectuum </text:span><text:span text:style-name="T3">ipsius genera, alterum ut viae eorum quae<text:line-break/></text:span><text:span text:style-name="T17">deglutiuntur</text:span><text:span text:style-name="T3">, alterum ut instrumenti eorum quae tum </text:span><text:span text:style-name="T6">evo-<text:line-break/></text:span><text:span text:style-name="T20">muntur</text:span><text:span text:style-name="T17"> </text:span><text:span text:style-name="T3">tum devorantur. Constat vero duorum jam me-<text:line-break/></text:span><text:span text:style-name="T17">moratorum </text:span><text:span text:style-name="T3">usuum alterum quidem semper esse necessarium,<text:line-break/></text:span><text:span text:style-name="T17">alterum vero </text:span><text:span text:style-name="T3">propter occasiones quasdam. Igitur , eorum<text:line-break/></text:span><text:span text:style-name="T17">symptomatum, </text:span><text:span text:style-name="T3">quae ipsum tanquam viam ciborum inse-<text:line-break/></text:span><text:span text:style-name="T17">llant, </text:span><text:span text:style-name="T3">genus </text:span><text:span text:style-name="T17">est, </text:span><text:span text:style-name="T3">quum ob tumorem aliquem praeter natu-<text:line-break/></text:span><text:span text:style-name="T17">ram angustior </text:span><text:span text:style-name="T3">fit ipsius meatus; alterum, quum proprias</text:span></text:p>
      <text:p text:style-name="P6"><text:span text:style-name="T17">actiones ipse perficere nequit. Enimvero jam antea, ubi de<text:line-break/>angina, quae vertebrarum cervicis luxationem sequitur,<text:line-break/>sermo habebatur, diximus, quod acquisititia angustia ei accidit,<text:line-break/>ubi a vertebris ipfis comprimitur; cujus rei nunc quoque ad-<text:line-break/>monitum te esse velim , nec oblivisci quoque tumores eorum<text:line-break/>musculorum qui gulam involvunt, quomodocunque fiant,<text:line-break/>num de omnibus in libro de tumoribus praeter naturam di-<text:line-break/>ctum est. Caeterum in his omnibus communis est tanta sae-<text:line-break/>penuniero inter devorandum angustia, ut potus ad nares re-<text:line-break/>mittatur. Quum vero inflammatione affecta ipsa propria<text:line-break/>angustia, non a vicinis partibus acquisita, torquetur, tum<text:line-break/>gravissimus inter deglutiendum dolor iusestat, accedente dif-<text:line-break/>ficili transitu; ac praesertim fi supinus, qui laborat, jacens,<text:line-break/>transglutire quippiam conetur. Quocirca litum transfor-<text:line-break/>mare atque erigere fefe student, ex accidente ipso edocti<text:line-break/>faciliorem in hac forma libi fieri deglutitionem, adeo ut haud<text:line-break/>parum ciborum in declives partes delatio conserre videatur,<text:line-break/>utpote quae possit saepenurnero veI sola fieri, si ex ore usque</text:span></text:p>
      <text:p text:style-name="P6"><text:span text:style-name="T36">ad </text:span><text:span text:style-name="T17">gulae, initium facta suerit expressio; a </text:span><text:span text:style-name="T36">supino vero </text:span><text:span text:style-name="T17">decu-<text:line-break/></text:span><text:span text:style-name="T36">bitu </text:span><text:span text:style-name="T17">nullum speratur auxilium, quo facilius ad </text:span><text:span text:style-name="T36">inseriias par-<text:line-break/></text:span><text:span text:style-name="T17">tes ferantur alimenta, scd </text:span><text:span text:style-name="T15">a </text:span><text:span text:style-name="T17">sola gulae actione devorandi </text:span><text:span text:style-name="T36">mu-<text:line-break/>nus </text:span><text:span text:style-name="T17">perficitur ; </text:span><text:span text:style-name="T15">at </text:span><text:span text:style-name="T17">non latet vos, partium inflammatione uf-<text:line-break/>fictarum nullam non dolere, quum suo munere fungitur t .<text:line-break/></text:span><text:span text:style-name="T36">contra </text:span><text:span text:style-name="T17">ubi quieverit, dolorem mitigari. Quum autem gula.'<text:line-break/></text:span><text:span text:style-name="T36">sentiendi </text:span><text:span text:style-name="T17">facultate fit praedita, ea </text:span><text:span text:style-name="T36">ipsa </text:span><text:span text:style-name="T17">quoque uti licebit </text:span><text:span text:style-name="T36">par-<text:line-break/></text:span><text:span text:style-name="T27">tis </text:span><text:span text:style-name="T36">dele </text:span><text:span text:style-name="T17">ad affectus ejus dignoscendos </text:span><text:span text:style-name="T36">, ex aegrosantis inter-<text:line-break/>rogatione, </text:span><text:span text:style-name="T17">quum omnino haud suerit </text:span><text:span text:style-name="T36">adeo </text:span><text:span text:style-name="T17">stolidus, </text:span><text:span text:style-name="T36">ut </text:span><text:span text:style-name="T17">quid<text:line-break/></text:span><text:span text:style-name="T27">ipsum </text:span><text:span text:style-name="T17">laedat, narrare non possit; </text:span><text:span text:style-name="T36">nam fi </text:span><text:span text:style-name="T17">possit animi </text:span><text:span text:style-name="T36">sensa<text:line-break/>interpretari, </text:span><text:span text:style-name="T17">gulae sensus maximum praestabit </text:span><text:span text:style-name="T36">adjumentum<text:line-break/></text:span><text:span text:style-name="T27">ad </text:span><text:span text:style-name="T36">affectuum </text:span><text:span text:style-name="T17">ipfius dignotionem. Etenim imbecillitatem<text:line-break/></text:span><text:span text:style-name="T36">nonnunquam </text:span><text:span text:style-name="T17">percipere se dicunt, ut longo vix temporis </text:span><text:span text:style-name="T36">spa-<text:line-break/></text:span><text:span text:style-name="T27">tio </text:span><text:span text:style-name="T36">per gulam </text:span><text:span text:style-name="T17">transeant ea, quae ingesta sunt; </text:span><text:span text:style-name="T36">aliquando, ad<text:line-break/></text:span><text:span text:style-name="T27">primum </text:span><text:span text:style-name="T17">impetum facile descendant, deinde </text:span><text:span text:style-name="T36">rursus ercean-<text:line-break/></text:span><text:span text:style-name="T27">tur, </text:span><text:span text:style-name="T36">ut videantur </text:span><text:span text:style-name="T17">impacta; demum per </text:span><text:span text:style-name="T36">residuum spatium<text:line-break/>rmmoleste </text:span><text:span text:style-name="T17">ac facillime labuntur. Horum primum </text:span><text:span text:style-name="T36">actionis</text:span></text:p>
      <text:p text:style-name="P6"><text:span text:style-name="T3">imbecillitatem, alterum partis cujuspiam angustiam indicat;<text:line-break/>ntriusqne differentias ex reliquis symptomatis intelligere </text:span><text:span text:style-name="T36">li-<text:line-break/></text:span><text:span text:style-name="T3">cet. Nam in imbecillitate, quum ob solam intemperiem </text:span><text:span text:style-name="T36">ci-<text:line-break/></text:span><text:span text:style-name="T3">tra tumorem praeter naturam fit, ingestorum in transitu </text:span><text:span text:style-name="T36">tar-<text:line-break/></text:span><text:span text:style-name="T3">ditas aequalis et sine dolore accidere consuerit et in </text:span><text:span text:style-name="T36">supino<text:line-break/></text:span><text:span text:style-name="T3">decubitu augetur, erectu vero cervice mitigatur, citra </text:span><text:span text:style-name="T36">ullum<text:line-break/></text:span><text:span text:style-name="T3">anguillae sensum. Ubi vero cum tumore 'esi </text:span><text:span text:style-name="T6">imbecillitas,<text:line-break/></text:span><text:span text:style-name="T3">unam quampiam partem angustiorem caeleris efficit, </text:span><text:span text:style-name="T36">atque<text:line-break/></text:span><text:span text:style-name="T3">per eam tardior est transitus. Quod si tumor autem </text:span><text:span text:style-name="T36">phleg-<text:line-break/></text:span><text:span text:style-name="T3">rnonodes suerit, aut erysipelatodes, accedit ei pariter </text:span><text:span text:style-name="T36">et do-<text:line-break/></text:span><text:span text:style-name="T3">lor et sitis </text:span><text:span text:style-name="T36">et </text:span><text:span text:style-name="T3">multi caloris sensus et scbris non admodum </text:span><text:span text:style-name="T36">ar-<text:line-break/></text:span><text:span text:style-name="T3">dens, quae siti proportione haudquaquam respondet. </text:span><text:span text:style-name="T36">Si ve-,<text:line-break/></text:span><text:span text:style-name="T3">ro tumor aliquis ex non calidis fuerit, tum citra </text:span><text:span text:style-name="T36">febrem et<text:line-break/></text:span><text:span text:style-name="T3">calorem et sitim deglutitionis inaequalitas eveniet, </text:span><text:span text:style-name="T36">retentis<text:line-break/></text:span><text:span text:style-name="T3">lu parte quapiam alimentis, praesertim si majusculum </text:span><text:span text:style-name="T36">atque<text:line-break/></text:span><text:span text:style-name="T3">solidum fuerit id quod devoratur, acceditque dolor </text:span><text:span text:style-name="T36">aliquis<text:line-break/></text:span><text:span text:style-name="T3">exiguus. Quum aliquando hujuscemodi symptomata </text:span><text:span text:style-name="T36">longo</text:span></text:p>
      <text:p text:style-name="P6"><text:span text:style-name="T3">temporis ti-actu apparuissent, accedente nonnunquam ephe-<text:line-break/></text:span><text:span text:style-name="T36">mera </text:span><text:span text:style-name="T3">febre, nonnunquam etiam horrore, quum conjicere-<text:line-break/></text:span><text:span text:style-name="T36">mus </text:span><text:span text:style-name="T3">abscessum concoctu difficilem esse </text:span><text:span text:style-name="T36">in </text:span><text:span text:style-name="T3">gula, accidit </text:span><text:span text:style-name="T40">pro-i<text:line-break/></text:span><text:span text:style-name="T36">cedente </text:span><text:span text:style-name="T3">tempore ut laborans ipse ruptionis sensum </text:span><text:span text:style-name="T36">percipe-<text:line-break/>ret ac </text:span><text:span text:style-name="T3">subinde pus evomeret, non solum eodem, sed </text:span><text:span text:style-name="T36">postero<text:line-break/>quoque </text:span><text:span text:style-name="T3">die atque tertio; deinde succedebant ei deinceps,<text:line-break/></text:span><text:span text:style-name="T36">omnia </text:span><text:span text:style-name="T3">ulceratae gulae signa. Etenim sive acria, sive acida,<text:line-break/></text:span><text:span text:style-name="T36">sive salsa, </text:span><text:span text:style-name="T3">live aceiba devoraret, vellicationem, aut astrictio-<text:line-break/></text:span><text:span text:style-name="T27">nem </text:span><text:span text:style-name="T36">sentiebat</text:span><text:span text:style-name="T3">, dolehatque, hac iu parte, </text:span><text:span text:style-name="T36">vel </text:span><text:span text:style-name="T3">nihil deglutien-<text:line-break/></text:span><text:span text:style-name="T27">do, </text:span><text:span text:style-name="T36">scd </text:span><text:span text:style-name="T3">moderatius; vehementiorem, </text:span><text:span text:style-name="T36">enim </text:span><text:span text:style-name="T3">dolorem </text:span><text:span text:style-name="T36">excita-<text:line-break/></text:span><text:span text:style-name="T27">banf </text:span><text:span text:style-name="T3">mordentia et astringentia. Hin .ergo longo </text:span><text:span text:style-name="T36">,.temporis..x.<text:line-break/>spatio </text:span><text:span text:style-name="T3">vix servatus est, ipsi quoque conferente* aetate; </text:span><text:span text:style-name="T36">eor.<text:line-break/></text:span><text:span text:style-name="T27">vero </text:span><text:span text:style-name="T3">natu majores fere omnes. perierunt. Sane quotquot .<text:line-break/></text:span><text:span text:style-name="T36">dolorificum </text:span><text:span text:style-name="T3">quempiam in gula habent affectum-, omnes dorsi-,<text:line-break/></text:span><text:span text:style-name="T36">quoque </text:span><text:span text:style-name="T3">dolorem sentiunt; cujus rei causa perspicua est </text:span><text:span text:style-name="T36">vo-<text:line-break/></text:span><text:span text:style-name="T27">bis, </text:span><text:span text:style-name="T3">qui gulam spinae incumbentem vidistis. Conspicuum<text:line-break/></text:span><text:span text:style-name="T36">autem </text:span><text:span text:style-name="T3">est quod ex gulae vasis modis eisdem, quibus ex </text:span><text:span text:style-name="T36">ree-<text:line-break/></text:span><text:span text:style-name="T27">liquis </text:span><text:span text:style-name="T36">omnibus </text:span><text:span text:style-name="T3">,• fanguis evomatur. At ob ruptum </text:span><text:span text:style-name="T36">vas sitnv</text:span></text:p>
      <text:p text:style-name="P6"><text:span text:style-name="T3">guinis rejectiones cum doloribus fiunt, quibus locum ruptu-<text:line-break/>rae produnt, nec secus, quae </text:span><text:span text:style-name="T17">venae </text:span><text:span text:style-name="T3">erosione vel derosione,<text:line-break/>sive aliter quomodolibet nominare volueris, obortae sunt;<text:line-break/>quae vero prorsus aperto vasis </text:span><text:span text:style-name="T6">ore,</text:span><text:span text:style-name="T3"> hae doloris sunt exper-<text:line-break/>tes, atque hac re a reliquis distinguuntur, ac praeterea </text:span><text:span text:style-name="T17">quod<text:line-break/></text:span><text:span text:style-name="T3">neque ictu, neque casu concitatae sunt, veluti ruptusae fieri<text:line-break/>consueverunt. Accidunt </text:span><text:span text:style-name="T17">autem et </text:span><text:span text:style-name="T3">citra causas externas in-<text:line-break/>terdum. </text:span><text:span text:style-name="T6">a</text:span><text:span text:style-name="T3"> plenitudine sanguinis </text:span><text:span text:style-name="T17">vasorum </text:span><text:span text:style-name="T3">ruptiones. </text:span><text:span text:style-name="T17">Quae<text:line-break/></text:span><text:span text:style-name="T3">vero, oh venae erosionem fiunt, eas ulcus praecessit; fit autem<text:line-break/>ulcus, vel rupto vase, vel malignorum humorum assiuentia,<text:line-break/>ut in cute quoque saepenurnero accidere ridemus.</text:span></text:p>
      <text:h text:style-name="Heading_20_2" text:outline-level="2">Cap. VI.</text:h>
      <text:p text:style-name="P99"><text:span text:style-name="T3">Os ventriculi veteres cor nominabant, </text:span><text:span text:style-name="T17">a<text:line-break/></text:span><text:span text:style-name="T3">symptomatis quae inducit, ut ajuut, sic appellatum; </text:span><text:span text:style-name="T17">non<text:line-break/></text:span><text:span text:style-name="T3">enim solum ut cardiacis syncopis ,t ita et stomachicis </text:span><text:span text:style-name="T17">non-<text:line-break/></text:span><text:span text:style-name="T3">nulli, corripiuntur, scd etiam convulsionibus et sopore </text:span><text:span text:style-name="T17">et<text:line-break/></text:span><text:span text:style-name="T3">morbo comitiali, et melancholia, nec </text:span><text:span text:style-name="T17">non </text:span><text:span text:style-name="T3">symptomatis, </text:span><text:span text:style-name="T17">qua-<text:line-break/></text:span><text:span text:style-name="T3">lia per suffusiones insestant, ut jam antea </text:span><text:span text:style-name="T17">quum </text:span><text:span text:style-name="T3">de oculis </text:span><text:span text:style-name="T17">lo-</text:span></text:p>
      <text:p text:style-name="P6"><text:span text:style-name="T17">queremur, dictum est. Atque omnes hi affectus consenti-<text:line-break/>entibus ei caeleris partibus fiunt; nam ex propria sui ratio-<text:line-break/>ne appetentiae dejectiones’et innatantium ciborum corru-<text:line-break/>ptiones facit, quandoquidem, qui iu fundo ventriculi suapte<text:line-break/>natura sumari solent, praecipueque si non sacile corrumpan-<text:line-break/>tur, nihil horum patiuntur. Igitur exacte animum adver-<text:line-break/>tere oportet, ut discernantur affectus, qui ex ipso per con-<text:line-break/>senium eveUiunt, ab iis qui hujusmodi partibus, quarum<text:line-break/>actiones laedit os ventriculi assectum (quod ut veteres om-<text:line-break/>nes cor appellabant, ita nostra tempestate stomachus vocatur;<text:line-break/>primario accidere censentur. Sed haec inter se discernere<text:line-break/>facile poterit vir assidua exercitatione circa dignotiones ver-<text:line-break/>satus ex iis quae praecesserunt. Nam proprietates quae-<text:line-break/>dam ineffabiles symptomatis enarrandis succedunt, quibus<text:line-break/>certiores evadunt affectarum partium notae;- sed has quidem<text:line-break/>unusquisque per se invenire poterit, quae vero tanquam<text:line-break/>fundamenta universae dignotionis exisinnt, ex quibus studio-<text:line-break/>sissimi quique etiam ineffabiles symptomatum proprietates</text:span></text:p>
      <text:p text:style-name="P6"><text:span text:style-name="T3">per se discunt, nos explicabimus. Grammaticus quidam ju-<text:line-break/>venis, quoties </text:span><text:span text:style-name="T17">nimis </text:span><text:span text:style-name="T3">vehementer doceret, aut cogitaret, </text:span><text:span text:style-name="T17">aut<text:line-break/></text:span><text:span text:style-name="T3">diutius inediam sustineret, aut irasceretur, comitiali morbo<text:line-break/>corripiebatur.. Huic suspicatus sum os ventriculi, utpote<text:line-break/>quod facile sentiret, assici, ac deinde per consensum cere-<text:line-break/>brum cotpus universum convulsione concutere. Jussi igitur<text:line-break/>eum probam concoctionem solam accurate procurare, ac<text:line-break/>tertia vel quarta hora panem optime praeparatum sumere,<text:line-break/>atque hunc quidem solum</text:span><text:span text:style-name="T17">, </text:span><text:span text:style-name="T3">fi non sitiret; si sitiret, </text:span><text:span text:style-name="T6">ex vino<text:line-break/></text:span><text:span text:style-name="T3">diluto albo atque modice adstringente; </text:span><text:span text:style-name="T17">nam </text:span><text:span text:style-name="T3">hujusmodi<text:line-break/>vina ventriculum robusinm efficiunt, neque </text:span><text:span text:style-name="T17">lentant caput,<text:line-break/>ut </text:span><text:span text:style-name="T3">vehementia. Quum igitur hac victus, ratio </text:span><text:span text:style-name="T17">ne </text:span><text:span text:style-name="T3">utens </text:span><text:span text:style-name="T17">non<text:line-break/></text:span><text:span text:style-name="T3">ut ante afficeretur, exactam </text:span><text:span text:style-name="T17">tum </text:span><text:span text:style-name="T3">notitiam </text:span><text:span text:style-name="T17">habui eorum, quae<text:line-break/></text:span><text:span text:style-name="T3">prius sola conjectura consequebar, ac quolibet </text:span><text:span text:style-name="T17">anno </text:span><text:span text:style-name="T3">bis </text:span><text:span text:style-name="T17">aut<text:line-break/></text:span><text:span text:style-name="T3">ter medicamentum amarum ex aloe </text:span><text:span text:style-name="T17">ei </text:span><text:span text:style-name="T3">exhibui, quandoqui-<text:line-break/>dem et totum ventrem ab excrementis purgat et </text:span><text:span text:style-name="T17">ad proprias<text:line-break/></text:span><text:span text:style-name="T3">actiones roborat. </text:span><text:span text:style-name="T17">Atque </text:span><text:span text:style-name="T6">ita</text:span><text:span text:style-name="T3"> vir ille </text:span><text:span text:style-name="T17">plurquam vigiuti annis.</text:span></text:p>
      <text:p text:style-name="P6"><text:span text:style-name="T3">quibus postea supersses permansit, integra valetudine </text:span><text:span text:style-name="T15">vitam<text:line-break/></text:span><text:span text:style-name="T3">exegit; quod fi aliquando ob ingruentia negotia diutius a ci-<text:line-break/>bo abstinere cogeretur, brevissima quadam convulsione vexa-<text:line-break/>batur. </text:span><text:span text:style-name="T15">Jam alios quoque </text:span><text:span text:style-name="T3">vidimus convulsione comitiali ob<text:line-break/>oris stomachi vitium correptos, quum aut non probe con-<text:line-break/>coxissent, aut vini meracioris plurimum potassent, aut ve-<text:line-break/>neri intempestivae operam dedissent. Quinetiam per febres<text:line-break/>quosdam conspeximus derepente convulsione prehendi, nullo<text:line-break/>quod eam praesagiret praecedente indicio, qui bilioso super-<text:line-break/>veuiente vomitu protinus ab omni noxa liberati fuerunt.<text:line-break/>Atque hoc modo affectorum nonnulli fusca vomuerunt, alii<text:line-break/>porri succo similia, quidam etiam vitiosorum eduliorum co-<text:line-break/>pia gravati soporofi facti sunt, donec ea quae os ventriculi<text:line-break/>opprimebant omnia evomuissent. Atqui horum symptoma-<text:line-break/></text:span><text:span text:style-name="T36">tum vix </text:span><text:span text:style-name="T3">ullum crederes a ventrieusi ore procedere’, quem-<text:line-break/>admodum nec syiicopas quoque, nisi crebro ita evenire vi-<text:line-break/>deretur. Nervi enim non pauri ad ipsum ex cerebro per-<text:line-break/>veniunt , non tamen tot, ut per cos tantus sperari possit</text:span></text:p>
      <text:p text:style-name="P6"><text:span text:style-name="T3">principii consensus, ut lude convulsione inseratur, atque nja-<text:line-break/>gis etiam, cor ipsum tam vehementer ori ventriculi consen-<text:line-break/>tire, ut protinus, sequatur syncope. Porro multus non so-.<text:line-break/>luni , insomnia et, somni tumultuosi molestant, sed amentia<text:line-break/>quoque, .propter vitiosum humorem in ore ventriculi acer-<text:line-break/>vatum.. De flatulento vero vocato et hypochondriaco<text:line-break/>morbo nemo non dixit, quomodo tristitiam,, desperationem,<text:line-break/>moestitiam inducat, atque ut sunnnatim dicam, ad melan-<text:line-break/>choliae symptomata nihil reliqui faciat Atque hi etiam ap-<text:line-break/>parent, post cruditates , dictis symptomatis multo.vehemen-<text:line-break/>tius infestari; 'plures ex ipfis splenici quoque sunt; unde<text:line-break/>conjiciat quis ex. hoc etiam xiscere vitiosam saniem in ven-<text:line-break/>triculum irruere.» Ergo quae symptomata vel cerebrum .<text:line-break/>vel oculos afficiunt, vitiosorum humorum vaporationem se-<text:line-break/>quuntur. . At syncope stomachica ob dolorum proprietatem<text:line-break/>exolutionem inducit, ejus quoque intemperie ad cor fortassis<text:line-break/>perveniente, ut quum id quoque vehementem intemperiem</text:span></text:p>
      <text:p text:style-name="P6"><text:span text:style-name="T17">susceperit, vires celeriter cadere necesse sit. Atque constat<text:line-break/>etiam picas vocatas mulieribus aceidere, ubi haec pars asse-<text:line-break/>cta est; quae enim aut canum more, aut nihil omnino, aut<text:line-break/>malos cibos appetunt, iis haec omnia'appetentiae instrumen-<text:line-break/></text:span><text:span text:style-name="T36">to </text:span><text:span text:style-name="T17">laeso accidere certum est, quod os,ventriculi esse demon-<text:line-break/>stratum esu • Sic etiam nauseae vocatae, cardialgiae, singulo<text:line-break/></text:span><text:span text:style-name="T36">tus </text:span><text:span text:style-name="T17">hujusce partis sunt affectus. , Verum omnium, </text:span><text:span text:style-name="T36">haram<text:line-break/></text:span><text:span text:style-name="T17">affectionum causas in libris de symptomatum causis jam dixi-<text:line-break/></text:span><text:span text:style-name="T36">mus, </text:span><text:span text:style-name="T17">ut nihil nunc opus fit in his immorari. Etenim quae<text:line-break/></text:span><text:span text:style-name="T36">per </text:span><text:span text:style-name="T17">intemperiem, </text:span><text:span text:style-name="T36">ipsi ut </text:span><text:span text:style-name="T17">similari corpori morborum disseren-<text:line-break/></text:span><text:span text:style-name="T36">tiae </text:span><text:span text:style-name="T17">adveniant, in </text:span><text:span text:style-name="T36">illis </text:span><text:span text:style-name="T17">enarravimus; qui </text:span><text:span text:style-name="T36">vero </text:span><text:span text:style-name="T17">organici mor-<text:line-break/></text:span><text:span text:style-name="T36">bi ei </text:span><text:span text:style-name="T17">oboriri, consueverunt, inanifestas habent notas, ut vos<text:line-break/></text:span><text:span text:style-name="T36">latere </text:span><text:span text:style-name="T17">nequeant,. si communia eorum signa tum in his antea<text:line-break/></text:span><text:span text:style-name="T36">commentariis </text:span><text:span text:style-name="T17">prodita, tum in aliis quibusdam enarranda,<text:line-break/></text:span><text:span text:style-name="T36">memoria tenueritis. </text:span><text:span text:style-name="T17">Neque enim abscessus, neque tumores<text:line-break/></text:span><text:span text:style-name="T36">plllegmonodes, </text:span><text:span text:style-name="T17">aut </text:span><text:span text:style-name="T26">erysipelatod.es, </text:span><text:span text:style-name="T17">ut neque" ulcera hujus-</text:span></text:p>
      <text:p text:style-name="P6"><text:span text:style-name="T3">Ioci, nos sugiant; ipsorum enim dignotio praedictis stoma-<text:line-break/>chi affectibus communis est, atque illis eo manifestior, quo<text:line-break/>facilior hnic parti sensus est ac claram promptamque digno-<text:line-break/>tionem habet.' Similiter autem ubi ex hac parte sanguis re-<text:line-break/>jicitur, signorum species communis est praedictis stomachi<text:line-break/>affectibus, verum dignotio manllestior. Par est quoque sci-<text:line-break/>licet, totum ventriculi spatium fimili affectu corripi, quales<text:line-break/>sunt illi, quos in ipsius ore fieri diximus, atque eadem pati<text:line-break/>•symptomata; quod vero longe vehementiora sint ea, quae<text:line-break/>ipsius orificio contingunt, idcirco a medicis ea quae in parte<text:line-break/>ventriculi inferiore eveniunt, perinde ac si omnino non fie-<text:line-break/>rent, despici et contemni. At coctionis opus in partibus<text:line-break/>orificio inferioribus fieri omnes concesserunt, quare Ime non<text:line-break/>probe dispositae, cruditatum sunt causa; quum videlicet non<text:line-break/>oh luordinatam eduliorum ingestionem aut multitudinem<text:line-break/>aut qualitatem hominem non concoquere accidit. Qui vero<text:line-break/>morbi caeleris partibus sunt communes, • tum organici tum<text:line-break/>per folam intemperiem, scdes affectas maniscstas obsidentes,</text:span></text:p>
      <text:p text:style-name="P6"><text:span text:style-name="T17">ad </text:span><text:span text:style-name="T3">praesentem tractatum </text:span><text:span text:style-name="T15">proprie </text:span><text:span text:style-name="T3">non pertinent; nam in eo<text:line-break/></text:span><text:span text:style-name="T17">partes, </text:span><text:span text:style-name="T3">quae sensus judicium effugiunt, considerare propofi-<text:line-break/></text:span><text:span text:style-name="T17">tum </text:span><text:span text:style-name="T3">esu Sed de sanguinem ex ipso vomentibus non con-<text:line-break/></text:span><text:span text:style-name="T17">venit </text:span><text:span text:style-name="T3">'plane, quum quidam putent nequaquam fieri </text:span><text:span text:style-name="T17">posse,<text:line-break/>ut </text:span><text:span text:style-name="T3">sanguis vel ab hepale vel a liene affluens per </text:span><text:span text:style-name="T17">ipsum<text:line-break/>evacuetur, </text:span><text:span text:style-name="T3">ut neque pus ah ipsis erumpens. </text:span><text:span text:style-name="T17">Verum enim<text:line-break/>vero </text:span><text:span text:style-name="T3">per artis exercilationem </text:span><text:span text:style-name="T17">utramque </text:span><text:span text:style-name="T3">opinionem </text:span><text:span text:style-name="T17">exami-<text:line-break/>nanti </text:span><text:span text:style-name="T3">mini </text:span><text:span text:style-name="T17">risa </text:span><text:span text:style-name="T3">est </text:span><text:span text:style-name="T17">per </text:span><text:span text:style-name="T3">ipsum </text:span><text:span text:style-name="T17">fieri nonnunquam evacuatio<text:line-break/>ex dictis </text:span><text:span text:style-name="T3">visceribus. Caeterum </text:span><text:span text:style-name="T17">disseratur hujus </text:span><text:span text:style-name="T3">rei </text:span><text:span text:style-name="T17">doctii-<text:line-break/>na in eum locum, </text:span><text:span text:style-name="T3">ubi de ipfis </text:span><text:span text:style-name="T17">sermonem </text:span><text:span text:style-name="T3">laciemus; </text:span><text:span text:style-name="T17">etenim<text:line-break/>deinceps et </text:span><text:span text:style-name="T3">jecoris et lienis affectus percurrere </text:span><text:span text:style-name="T17">proposi-<text:line-break/>tum </text:span><text:span text:style-name="T3">esu</text:span></text:p>
      <text:h text:style-name="Heading_20_2" text:outline-level="2">Cap. VII.</text:h>
      <text:p text:style-name="P99"><text:span text:style-name="T3">Huic etiam parti, quemadmodum et </text:span><text:span text:style-name="T17">cae-<text:line-break/>leris </text:span><text:span text:style-name="T3">omnibus, duplex morborum genus </text:span><text:span text:style-name="T17">infidet, unum </text:span><text:span text:style-name="T3">sola<text:line-break/></text:span><text:span text:style-name="T17">intemperie </text:span><text:span text:style-name="T3">citra tumorem praeter naturam, </text:span><text:span text:style-name="T17">cum tumoribus<text:line-break/>vero </text:span><text:span text:style-name="T3">inflammationes, erysipelata, </text:span><text:span text:style-name="T17">scirrhi, flatulentae diflen-<text:line-break/>tiones, obstructiones </text:span><text:span text:style-name="T3">a crassis et lentis </text:span><text:span text:style-name="T17">humoribus in extre-<text:line-break/>mis vasorum partibus</text:span><text:span text:style-name="T3">, quae ex vena </text:span><text:span text:style-name="T17">ipsius portarum exori-</text:span></text:p>
      <text:p text:style-name="P6"><text:span text:style-name="T3">untur. Has quidem </text:span><text:span text:style-name="T6">obstructiones</text:span><text:span text:style-name="T3"> sequitur gravitatis sensus,<text:line-break/>dextro hypochondrio incumbentis; quum vero et halituosi<text:line-break/>fpiritus exitum nou habentis copia cumulata est, non solum<text:line-break/>gravitatis, scd tensionis etiam sensus sequitur. Inflammatio-<text:line-break/>nes vero etiam, quae citra visceris imbecissitatem nascuntur,<text:line-break/>si in gibba ipsius parte consistant, praecipue si grandes sue-<text:line-break/>riut, perfacile nobis est vel solo tactu dignoscere; at sima-<text:line-break/>rum partium inflammationes, aliis potius symptomatis comi-<text:line-break/>tantibus, quum tactu dignoscuntur, incipiam igitur ab iis<text:line-break/>quae in parte gibba oriuntur, si prius vos admonuero eorum,<text:line-break/>quos in corporum dissectione conspexistis, musculorum sub<text:line-break/>cute locatorum, qui octo numero sunt, quatuor contenti<text:line-break/>conjugationibus; earum enim.prima ex musculis constat re-<text:line-break/>ctis per totum carneis, </text:span><text:span text:style-name="T6">a</text:span><text:span text:style-name="T3"> sterni locis ad pubis ossa ab auato-<text:line-break/>micis vocata descendentibus; at reliquarum trium conjuga-<text:line-break/>tionum musculi usque ad rectorum conlactirm carnea parte<text:line-break/>constant; ubi vero primum illos attigerunt, iu denervatio-<text:line-break/>nes membranosas degenerant; horum igitur musculorum una</text:span></text:p>
      <text:p text:style-name="P6"><text:span text:style-name="T3">conjugatio, quae quidem </text:span><text:span text:style-name="T15">reliquis </text:span><text:span text:style-name="T3">omnibus exterior est, a<text:line-break/></text:span><text:span text:style-name="T17">thorace </text:span><text:span text:style-name="T3">obliqua deducitur, in anteriores partes et deorsum<text:line-break/>descendens, altera huic contraria, ab infernis exorta </text:span><text:span text:style-name="T17">partibus, '<text:line-break/>obliqua </text:span><text:span text:style-name="T3">ad interiores et superiores ascendit; huic tertia </text:span><text:span text:style-name="T17">mus-<text:line-break/></text:span><text:span text:style-name="T3">culorum conjugatio, subjicitur, qui transversum habent </text:span><text:span text:style-name="T17">si-<text:line-break/>tum </text:span><text:span text:style-name="T3">atque . peritonaeo innituntur. </text:span><text:span text:style-name="T17">Rectorum </text:span><text:span text:style-name="T3">ergo </text:span><text:span text:style-name="T17">muscu- </text:span><text:span text:style-name="T44">.<text:line-break/></text:span><text:span text:style-name="T17">lorum </text:span><text:span text:style-name="T3">tumores praeter naturam oblongi </text:span><text:span text:style-name="T17">sunt atque per me-<text:line-break/>ssium </text:span><text:span text:style-name="T3">totius ventris extenduntur, </text:span><text:span text:style-name="T17">umbilicum quemadmodum<text:line-break/>ipsum </text:span><text:span text:style-name="T3">musculorum per comprehendentes; quapropter </text:span><text:span text:style-name="T17">me- </text:span><text:span text:style-name="T44">t<text:line-break/></text:span><text:span text:style-name="T17">rito haud </text:span><text:span text:style-name="T3">obscura est .eorum dignotio </text:span><text:span text:style-name="T17">, </text:span><text:span text:style-name="T3">quos et situs </text:span><text:span text:style-name="T17">et figura<text:line-break/>dederat, </text:span><text:span text:style-name="T3">accedente ad haec, quod ipsi a nullo exteriore </text:span><text:span text:style-name="T17">mus,<text:line-break/>culo </text:span><text:span text:style-name="T3">conteguntur. Haec autem obliquis quoque </text:span><text:span text:style-name="T17">musculis a<text:line-break/>thorace </text:span><text:span text:style-name="T3">descendentibus sunt communia. </text:span><text:span text:style-name="T17">At multo diffici-<text:line-break/></text:span><text:span text:style-name="T36">lior </text:span><text:span text:style-name="T17">est </text:span><text:span text:style-name="T3">dignotio musculorum, qui his </text:span><text:span text:style-name="T17">subjecti sunt, difficilli-<text:line-break/></text:span><text:span text:style-name="T36">ma </text:span><text:span text:style-name="T17">vero </text:span><text:span text:style-name="T3">transverlorum. Constat </text:span><text:span text:style-name="T17">autem jecur </text:span><text:span text:style-name="T3">intra </text:span><text:span text:style-name="T17">hos sub<text:line-break/>peritonaeo </text:span><text:span text:style-name="T3">esse pofitum; quum itaque tribus contegatur </text:span><text:span text:style-name="T17">mus-<text:line-break/>culis, </text:span><text:span text:style-name="T3">fieri non potest, ut tactus aliquam </text:span><text:span text:style-name="T17">ipsius </text:span><text:span text:style-name="T3">notitiam </text:span><text:span text:style-name="T17">prae-<text:line-break/></text:span><text:span text:style-name="T36">stet, </text:span><text:span text:style-name="T17">nisi </text:span><text:span text:style-name="T3">vel magna in ipso oriatur </text:span><text:span text:style-name="T17">inflammatio</text:span><text:span text:style-name="T3">, vel </text:span><text:span text:style-name="T17">lucum-</text:span></text:p>
      <text:p text:style-name="P6"><text:span text:style-name="T3">bentes er musculi extenuati suerint. </text:span><text:span text:style-name="T15">Sed </text:span><text:span text:style-name="T3">jecur assici decla-<text:line-break/>rant in dextro hypochondrio gravitas</text:span><text:span text:style-name="T15">, </text:span><text:span text:style-name="T3">dolor totum hypo-<text:line-break/>chondrium retrahens, atque ipfius doloris usque ad jugulum<text:line-break/>extensio, nam et hoc nonnunquam evenit; exigua tussis, lin-<text:line-break/>guae color in primis quidem magis ruber, deinde vero niger<text:line-break/>evadens, ingens cibi fastidium, sitis inexhausta, vomitus qui-<text:line-break/>dam tutn sincerae hilis, tum ovorum luteis similis ac postea<text:line-break/>interdum aeruginosae; alvus quoque adstringitur, nisi cum<text:line-break/>visceris imbecillitate inflammatio nem excitari contingat.<text:line-break/>Erysipelatis autem symptomata his etiam similia sunt et his<text:line-break/>febris quoque cum vehementissima fiti accidit; eas enim fe-<text:line-break/>bres, quas caufos antiqui vocabant, magna ex parte adveni-<text:line-break/>re videmus jecoris aut ventricusi flammeis affectibus. Ex<text:line-break/>pulmonis enim etiam lustammatione eryfipelatode ardentes<text:line-break/>febres excitantur, quemadmodum et nbi in universo corpore<text:line-break/>biliofi humores putrescentes ad immoderatum fervorem per-<text:line-break/>veniunt; verum ob jecur et ventriculum creari confueve-</text:span></text:p>
      <text:p text:style-name="P6"><text:span text:style-name="T3">runt vehementissimae</text:span><text:span text:style-name="T7">, </text:span><text:span text:style-name="T15">a </text:span><text:span text:style-name="T3">quibus partibus ejusmodi febrium<text:line-break/></text:span><text:span text:style-name="T17">magna </text:span><text:span text:style-name="T3">ex parte in marcorem transmutatio desinit. Ac de<text:line-break/></text:span><text:span text:style-name="T17">marcore </text:span><text:span text:style-name="T3">quidem seorsum scriptum est; quae vero in </text:span><text:span text:style-name="T17">fimis<text:line-break/>jecoris </text:span><text:span text:style-name="T3">partibus oriuntur inflammationes, magis quam </text:span><text:span text:style-name="T17">quae<text:line-break/>iu </text:span><text:span text:style-name="T3">ejus gibbis fiunt, inappetentiarn, nauseam, vomitum bili-<text:line-break/></text:span><text:span text:style-name="T17">osum, </text:span><text:span text:style-name="T3">sitim ingentem inducunt; ut quae in gibbis, majori<text:line-break/></text:span><text:span text:style-name="T17">quam </text:span><text:span text:style-name="T3">quae in simis, inter respirandum dolore, ut nictum<text:line-break/></text:span><text:span text:style-name="T17">est, </text:span><text:span text:style-name="T3">laborantem afficiunt, magisque tussim excitant, atque<text:line-break/></text:span><text:span text:style-name="T17">dolorem </text:span><text:span text:style-name="T3">usque ad dextrae partis jugulum, adeo ut detrahi<text:line-break/></text:span><text:span text:style-name="T17">rideatur., </text:span><text:span text:style-name="T3">extendunt. At ntiique parti nonnunquam </text:span><text:span text:style-name="T17">nothae<text:line-break/>costae </text:span><text:span text:style-name="T3">condolent, atque hoc eis commune jure accidit, </text:span><text:span text:style-name="T17">non<text:line-break/>omnibus, </text:span><text:span text:style-name="T3">quod jecur per membranas non omnibus </text:span><text:span text:style-name="T17">costis,<text:line-break/>adhaereat;, </text:span><text:span text:style-name="T3">ut non solum in simiis, scd in aliis quoque </text:span><text:span text:style-name="T17">ani-<text:line-break/>malibus </text:span><text:span text:style-name="T3">ridere est; etenim aliis quidem conjunctum </text:span><text:span text:style-name="T17">apparet,<text:line-break/>assis, minime. </text:span><text:span text:style-name="T3">Igitur quemadmodum interdum in </text:span><text:span text:style-name="T17">gibbis<text:line-break/>duntaxat, </text:span><text:span text:style-name="T3">ita et lu simis hujus visceris partibus, </text:span><text:span text:style-name="T17">inflammatio<text:line-break/>oritur; </text:span><text:span text:style-name="T3">quamvis in neutra partiam exquisite distincta </text:span><text:span text:style-name="T17">possit.<text:line-break/>consistere</text:span><text:span text:style-name="T3">; nam omnium visceris partium carnes </text:span><text:span text:style-name="T17">inter scsc</text:span></text:p>
      <text:p text:style-name="P6"><text:span text:style-name="T3">continuantur. Quibus natura abdomen gracile est, quum<text:line-break/>morbo gracilius efficitur, in lis facile est videre ingentes </text:span><text:span text:style-name="T17">je-<text:line-break/></text:span><text:span text:style-name="T3">coris inflammationes, quae propriam hanc musculis incum-<text:line-break/>bentibus sortiuntur differentiam, quod tumor, qui manibus<text:line-break/>percipitur, ad coacervatam circumscriptionem desinat; mus-<text:line-break/>culus enim quisque ut totus sibi continuus, inflammationis<text:line-break/>ipsius tumorem qui sensim diminuatur habet; at soli jecori<text:line-break/>accidit, ipsum collectione circumscriptum habere. Constat<text:line-break/>autem eum, si scirrhus evadat, evidentiorern sortiri digno-<text:line-break/>tionern, tum quod durior sit scirrhi quum inflammationis<text:line-break/></text:span><text:span text:style-name="T17">tumor, </text:span><text:span text:style-name="T3">tum quod in hujusmodi affectibus extenuentur </text:span><text:span text:style-name="T17">cor-<text:line-break/></text:span><text:span text:style-name="T3">pora ei incunrbentia. At vero tractu temporis, </text:span><text:span text:style-name="T17">quamvis<text:line-break/></text:span><text:span text:style-name="T3">major procreetur scirrhi tumor, dignotionem ejus </text:span><text:span text:style-name="T17">difficilius<text:line-break/></text:span><text:span text:style-name="T3">tactu deprehensu contingit, quod jam effusio hydropica </text:span><text:span text:style-name="T17">se-<text:line-break/></text:span><text:span text:style-name="T3">quatur; nisi enim hepar afficiatur, haUdquaquarn fieri </text:span><text:span text:style-name="T17">potest<text:line-break/>hujusmodi </text:span><text:span text:style-name="T3">astectus </text:span><text:span text:style-name="T17">; </text:span><text:span text:style-name="T3">sed </text:span><text:span text:style-name="T17">non semper ob </text:span><text:span text:style-name="T3">primariam ejus </text:span><text:span text:style-name="T17">affe-<text:line-break/>ctionem </text:span><text:span text:style-name="T3">ex citatur, quamvis prorsus ob hoc fiat. Etenim </text:span><text:span text:style-name="T17">quia</text:span></text:p>
      <text:p text:style-name="P6"><text:span text:style-name="T3">ipsum procreationis sanguinis instrumentum est, consequens<text:line-break/>est, vitio hujus visceris actionem frustrari; accidit autem,<text:line-break/>ut dixi, quum alias;aliam partem frigida admodum rntempe-<text:line-break/>ries afficit, in hepar frigus propagari, lgitur a liene, vel<text:line-break/>ventriculo, vel intestinis universis, maxime jejuno, mescn-<text:line-break/>lericae venae omnes hedtica intemperie affectae Iacile una re-<text:line-break/>frigerant omnes simarum jecoris partium venas, unde in he-<text:line-break/>patis quoque corpus universum intemperiei fit propagatio;<text:line-break/>at a pulmone , vel septo transversu, vel renibus, inprimis<text:line-break/>venae quae in visceris hujus partibus gibbis confistunt, per<text:line-break/>consensum afficiuntur, deinde tractu temporis scilicet totum<text:line-break/>hepar quoque eodem affectu-infestatur. Quae hucusque di-<text:line-break/>ximus, ea fic le habere nemo infitiabitur, rufi forte quis aut<text:line-break/>natura contentiosus, aut omnino fuerit indoctus</text:span><text:span text:style-name="T15">; </text:span><text:span text:style-name="T3">de obstru-<text:line-break/>ctionibus vero non peraeque constat. Etenim quod limarum<text:line-break/>visceris partium venae ab </text:span><text:span text:style-name="T6">ea quae in</text:span><text:span text:style-name="T3"> portis est, exortae, in<text:line-break/>tenuissimas extremitates finiuntur, haud obscure apparet, ut</text:span></text:p>
      <text:p text:style-name="P6"><text:span text:style-name="T3">et quod ad eundem </text:span><text:span text:style-name="T15">locum aliae </text:span><text:span text:style-name="T3">quoque venarum extremita-<text:line-break/>tes a cava vena in gibbas visceris partes distributarum per-’<text:line-break/>veniant; at quomodo per sua orificia ipsae inter se conjun-<text:line-break/>gantur, videre nequaquam possumus, neque tamen dubitat<text:line-break/>aliquis, scd omnes uno ore enunciant, cibum qui universo<text:line-break/>corpori distiibuitur, per omnes simarum partium venas </text:span><text:span text:style-name="T36">tra-<text:line-break/></text:span><text:span text:style-name="T3">jectum, in gibbas partes per dictas extremitates transsimu.<text:line-break/>Quod si fateamur et sanguinis transitum ob tumoris venarum<text:line-break/>quae inflammatione et scirrho occupantur, molem </text:span><text:span text:style-name="T36">constringi,<text:line-break/></text:span><text:span text:style-name="T3">rationi consentaneum esse videtrir, ut nonnullis placuit, </text:span><text:span text:style-name="T36">ut<text:line-break/></text:span><text:span text:style-name="T3">pars, quae in sanguine tenuis atque aquosa est, transsuma-<text:line-break/>tur atque vehatur per universum corpus sincerus </text:span><text:span text:style-name="T36">autem<text:line-break/></text:span><text:span text:style-name="T3">sanguis, qui propter suam crassitudinem in cava visceris </text:span><text:span text:style-name="T36">par-<text:line-break/></text:span><text:span text:style-name="T3">te remanet, ei morborum pletlioricorum causa </text:span><text:span text:style-name="T36">efficiatur.<text:line-break/></text:span><text:span text:style-name="T3">Perscrutantibus nobis hanc opinionem videtur partim </text:span><text:span text:style-name="T36">cum<text:line-break/></text:span><text:span text:style-name="T3">supra dictis consentire, partim nonnihil ab iis quae </text:span><text:span text:style-name="T36">appa-.<text:line-break/></text:span><text:span text:style-name="T3">reut differre. Quod enim aquosa sanguinis pars </text:span><text:span text:style-name="T36">transsmupta<text:line-break/></text:span><text:span text:style-name="T3">in venam cavam usquequaque per corpus distribuatur, </text:span><text:span text:style-name="T36">con-</text:span></text:p>
      <text:p text:style-name="P6"><text:span text:style-name="T3">sequi videtur ad ea quae prius concessa sunt; quemadmodum<text:line-break/></text:span><text:span text:style-name="T17">et </text:span><text:span text:style-name="T3">crassiorem sanguinem, in visceris venis prae </text:span><text:span text:style-name="T17">an </text:span><text:span text:style-name="T3">gusti a.ea-<text:line-break/></text:span><text:span text:style-name="T17">pmn.</text:span><text:span text:style-name="T3">retentum, ad intestinum </text:span><text:span text:style-name="T17">jejunum et tenue et colon et<text:line-break/></text:span><text:span text:style-name="T3">caecum atque rectum retro ferri </text:span><text:span text:style-name="T17">et, </text:span><text:span text:style-name="T3">ut </text:span><text:span text:style-name="T17">quispiam dixerit, </text:span><text:span text:style-name="T3">in<text:line-break/></text:span><text:span text:style-name="T17">ventrem </text:span><text:span text:style-name="T3">ipsum sorlasse. </text:span><text:span text:style-name="T17">Non </text:span><text:span text:style-name="T3">tamen id </text:span><text:span text:style-name="T17">accidere videtur, ne-<text:line-break/>que lu </text:span><text:span text:style-name="T3">hepatis praeter naturam </text:span><text:span text:style-name="T17">tumoribus, neque etiam </text:span><text:span text:style-name="T3">in<text:line-break/></text:span><text:span text:style-name="T17">obstructionibus</text:span><text:span text:style-name="T3">, verum in. omnibus corporis </text:span><text:span text:style-name="T17">partibus, tum<text:line-break/>siiperioribus </text:span><text:span text:style-name="T3">tum inferioribus, </text:span><text:span text:style-name="T17">pituitofus </text:span><text:span text:style-name="T3">sanguis </text:span><text:span text:style-name="T17">contineri<text:line-break/>in </text:span><text:span text:style-name="T3">iis morbis, quos et anasarca et leucophlegmatias </text:span><text:span text:style-name="T17">et liyde-<text:line-break/>ros </text:span><text:span text:style-name="T3">nominanti Per alvum autem;niiul </text:span><text:span text:style-name="T17">cruentum, neque </text:span><text:span text:style-name="T3">in<text:line-break/></text:span><text:span text:style-name="T17">iis, </text:span><text:span text:style-name="T3">neque iu ascite, neque in tympania </text:span><text:span text:style-name="T17">excernitur</text:span><text:span text:style-name="T3">, </text:span><text:span text:style-name="T17">sed </text:span><text:span text:style-name="T3">spa-<text:line-break/></text:span><text:span text:style-name="T17">tium, . </text:span><text:span text:style-name="T3">quod inter peritonaeum et partes ei </text:span><text:span text:style-name="T17">subjacentes </text:span><text:span text:style-name="T3">est,<text:line-break/></text:span><text:span text:style-name="T17">aquoso </text:span><text:span text:style-name="T3">humore impletur. Proinde rationi magis </text:span><text:span text:style-name="T17">conscnta-<text:line-break/>neuin </text:span><text:span text:style-name="T3">est, ut ob visceris </text:span><text:span text:style-name="T17">refrigerationem </text:span><text:span text:style-name="T3">cibus qui distribui-<text:line-break/></text:span><text:span text:style-name="T17">tur in </text:span><text:span text:style-name="T3">sanguinem non transmutetur, sed </text:span><text:span text:style-name="T17">refrigerentur </text:span><text:span text:style-name="T3">'cum<text:line-break/></text:span><text:span text:style-name="T17">ipso </text:span><text:span text:style-name="T3">universi corporis venae ac maxime, </text:span><text:span text:style-name="T17">. </text:span><text:span text:style-name="T3">quod </text:span><text:span text:style-name="T17">nullo </text:span><text:span text:style-name="T3">ple-<text:line-break/></text:span><text:span text:style-name="T17">rumque </text:span><text:span text:style-name="T3">tumore </text:span><text:span text:style-name="T17">in </text:span><text:span text:style-name="T3">jecore apparente</text:span><text:span text:style-name="T17">, </text:span><text:span text:style-name="T3">effusionibus hydropicis<text:line-break/></text:span><text:span text:style-name="T17">corripiantur, vitio </text:span><text:span text:style-name="T3">existeute vel iu liene, </text:span><text:span text:style-name="T17">vel jejuno,, </text:span><text:span text:style-name="T3">aut</text:span></text:p>
      <text:p text:style-name="P6"><text:span text:style-name="T3">tenui intestino, aut mesaraeo, vel pulmone, vel renibus, aut<text:line-break/>etiam per immoderatam haemorrhoidis vacuationem, aut </text:span><text:span text:style-name="T17">oh<text:line-break/></text:span><text:span text:style-name="T3">muliebre profluvium, aut menstruorum suppressionem </text:span><text:span text:style-name="T15">, </text:span><text:span text:style-name="T17">aut<text:line-break/></text:span><text:span text:style-name="T3">alium ingentem uteri affectum. Nam per omnes hujusce-<text:line-break/></text:span><text:span text:style-name="T17">modi </text:span><text:span text:style-name="T3">affectus, viscere nullum praeter naturam tumorem </text:span><text:span text:style-name="T17">ha-<text:line-break/></text:span><text:span text:style-name="T3">bente, hydropicis corripi morbis corpus conspicitur. </text:span><text:span text:style-name="T17">Id<text:line-break/></text:span><text:span text:style-name="T3">vero praecipue intelligitur ah iis, qm'viderunt, ex intempe-<text:line-break/>stivo aquae frigidae potu jecur affatim:refrigeratum, ut </text:span><text:span text:style-name="T17">sta-<text:line-break/></text:span><text:span text:style-name="T3">tim hydropicam effusionem inducat, antequam in scirrhodem<text:line-break/>tumorem attollatur; sic autem affectis vehemens ciborum<text:line-break/>appetentia oboritur; nec mirum, nam ob refrigeratum </text:span><text:span text:style-name="T17">os '<text:line-break/></text:span><text:span text:style-name="T3">ventriculi hujusmodi cupiditates accidere didicimus. Sed<text:line-break/>de hyderis, vel hydropibus, vel quomodocunque quispiam<text:line-break/>appellaverit, quantum ad praesens attinet propositum, haec<text:line-break/>dixisse fatis esu</text:span></text:p>
      <text:h text:style-name="Heading_20_2" text:outline-level="2">Cap. VllI.</text:h>
      <text:p text:style-name="P99"><text:span text:style-name="T3">At utrum semper lu morbo regio locus<text:line-break/>affectus sit hepar, an etiam alius quidam affectus hoc </text:span><text:span text:style-name="T17">sym-<text:line-break/></text:span><text:span text:style-name="T3">ptoma efficiat, huc jam progressi scrutemur. Videmus </text:span><text:span text:style-name="T17">enim</text:span></text:p>
      <text:p text:style-name="P13"><text:span text:style-name="T36">t </text:span><text:span text:style-name="T41">ί &lt; .<text:tab/></text:span><text:span text:style-name="T3">'</text:span></text:p>
      <text:p text:style-name="P5"><text:span text:style-name="T3">nonnunquam, hoc viscere nequaquam affecto, criticam bilis<text:line-break/>passidae effusionem ad cutem fieri,, quemadmodum alios quos-<text:line-break/>dam humorum decubitus. Videmus etiam aliquando citra<text:line-break/>crifin sanguinem </text:span><text:span text:style-name="T15">ab </text:span><text:span text:style-name="T3">extranea quadam corruptione in bilem<text:line-break/>verti, qualis et ferarum morsu fieri folet. Imperatoriorum<text:line-break/>sane servorum, quibus munus est venandi viperas, quidam<text:line-break/>morsus, aliquanto tempore medicamenta sibi consueta pota-<text:line-break/></text:span><text:span text:style-name="T36">bat; </text:span><text:span text:style-name="T3">sed quum color universus mutaretur ipsi, adeo ut por-<text:line-break/>raceus evaderet, accedens singula nobis enarravit, et epota<text:line-break/>theriaca quam celerrime color secundum naturam ei resti tu- .<text:line-break/></text:span><text:span text:style-name="T36">tus </text:span><text:span text:style-name="T3">est. Quia vero medici investigare solent, an assumpti<text:line-break/>veneni propria exlent signa, eo quod saepenurnero rideant<text:line-break/></text:span><text:span text:style-name="T36">citra </text:span><text:span text:style-name="T3">lethalis veneni potionem humores similiter ut epoto ve-'<text:line-break/>neno corrumpi, non mirum est, si sic aliquando mutentur<text:line-break/>humores, ut universum corpus auriginosum evadat. </text:span><text:span text:style-name="T36">Fieri<text:line-break/>vero </text:span><text:span text:style-name="T3">etiam potest, ut jeciuoris secundum naturam temperie<text:line-break/></text:span><text:span text:style-name="T36">mutata, </text:span><text:span text:style-name="T3">hujuscemodi vitio afficiuntur citra obstructionem.</text:span></text:p>
      <text:p text:style-name="P6"><text:span text:style-name="T3">aut inflammationem, aut scirrhum. Nam sane manifeste<text:line-break/>quandoque videmus universum corpus herbis candenti’ pal-<text:line-break/>lore infectis similari;, interdum plumbeum, aut etiam magis<text:line-break/>fuscum referre colorem; interdum etiam alias, quasdam </text:span><text:span text:style-name="T36">inef-<text:line-break/></text:span><text:span text:style-name="T3">fabiles colorum proprietates, jecure suo munere non recte<text:line-break/>fungente, sine tumoribus praeter naturam. Sic ob splenis<text:line-break/>quoque vitia hujusmodi colores eveniunt, fed multo </text:span><text:span text:style-name="T36">nigri-<text:line-break/></text:span><text:span text:style-name="T3">oresquam ab hepate; quos clara interpretatione enarrare<text:line-break/>difficillimum est, cognoscere facillimum iis, qui illos saepe-<text:line-break/>numero conspexerint/ Etenim Stefiano, quum medicorum<text:line-break/>judicium subiisset, nescio quo pactu eorum non pauci abscef-<text:line-break/>sum in hepate consistere crediderunt,- ac posteaquanr </text:span><text:span text:style-name="T36">longo<text:line-break/></text:span><text:span text:style-name="T3">temporis 'spatio nihil fe lu melius proficere sentiret,, me </text:span><text:span text:style-name="T36">quo-<text:line-break/></text:span><text:span text:style-name="T3">que vocavit.. Igitur simul atque domum, ubi jacebat, </text:span><text:span text:style-name="T36">suis-<text:line-break/></text:span><text:span text:style-name="T3">seni ingressus, nspiciens eum, hoc jam, inquam, scias </text:span><text:span text:style-name="T36">velim,<text:line-break/></text:span><text:span text:style-name="T3">nullum tibi esse in viscere vitium ; • caetera nudato hypo-<text:line-break/>chondrio cognoscam. Huic erat ergo'in profundis muscu-<text:line-break/>lis abscessus, contractu jam pure in medio spatio eorum </text:span><text:span text:style-name="T36">mus-<text:line-break/></text:span><text:span text:style-name="T3">culorum, qui per transversum incedunt, atque illorum, </text:span><text:span text:style-name="T36">qni</text:span></text:p>
      <text:p text:style-name="P6"><text:span text:style-name="T3">oblique ab infernis sursum tendunt, qui,- ut novistis, medii<text:line-break/>sunt inter eos; qui transversi peritonaeo incumbunt, et eos,<text:line-break/>qni sub externa cute obliqui deorsum feruntur. Sic etiam<text:line-break/>alios complures scitis me notasse, per colorem declarando,<text:line-break/>modo jecur, modo splenem ipfis esse assectum, nulla audita<text:line-break/>praeteriturum symptomatum narratione, neque etiam per<text:line-break/>lectum investigato viscerum affectu. Proinde saepenurnero<text:line-break/>audivistis me male imprecantem iis, qui medicae speculatio-<text:line-break/></text:span><text:span text:style-name="T36">nis </text:span><text:span text:style-name="T3">principes sc statuunt, aegros curare nolunt; horum plu-<text:line-break/>rimi sunt tum empirici tum methodici, quibus si quis dixe-<text:line-break/></text:span><text:span text:style-name="T36">rit </text:span><text:span text:style-name="T3">fieri posse, ut solo'colore affecta sedes interdum dignos-<text:line-break/>catur, illi aperto ore, rabidi canis exemplo, in colloquentes<text:line-break/>linguam exerunt impudentem. Verum praesens seriuo haud-<text:line-break/></text:span><text:span text:style-name="T36">quaquam </text:span><text:span text:style-name="T3">ad illos dirigitur. Quare jam ad aliud fyrnptoma-<text:line-break/></text:span><text:span text:style-name="T36">tum.</text:span><text:span text:style-name="T3">genus accedere tempus est, quod jecoris imbecillitatem<text:line-break/></text:span><text:span text:style-name="T36">ipsam </text:span><text:span text:style-name="T3">per sc solam sine inflammatione prodit, quemadmodum<text:line-break/></text:span><text:span text:style-name="T36">et </text:span><text:span text:style-name="T3">paulo ante de ipfius inflammatione citra propriae saculta-</text:span></text:p>
      <text:p text:style-name="P6"><text:span text:style-name="T3">tis imbecillitatem seorImn diximus. Quoniam igitur san-<text:line-break/>guinis generationem hepatis munus esse lutelligimus</text:span><text:span text:style-name="T15">, </text:span><text:span text:style-name="T17">•• quae<text:line-break/></text:span><text:span text:style-name="T3">causa hunc, generare potest, eam hepatis propriam facultatem<text:line-break/>esse dicemus; propriam autem diximus, propter </text:span><text:span text:style-name="T15">eas </text:span><text:span text:style-name="T17">quae<text:line-break/></text:span><text:span text:style-name="T3">omnibus- corporis nostri partibus communes sunt, quas </text:span><text:span text:style-name="T17">lu’<text:line-break/></text:span><text:span text:style-name="T3">libris de naturalibus facultatibus percurrimus, attractricem<text:line-break/>•dico et retentricem et expultricem, nam quarta generatim<text:line-break/>alteratrix speciatirn languifica esu Porro omnium saculta-<text:line-break/>tum essentiam in peculiaribus partium temperamentis </text:span><text:span text:style-name="T17">consi-<text:line-break/></text:span><text:span text:style-name="T3">•stere didicistis •, proinde quum jecur ad aliquam ex octo </text:span><text:span text:style-name="T17">in-<text:line-break/></text:span><text:span text:style-name="T3">temperiebus labetur, ea accidet facultatibus ipfius </text:span><text:span text:style-name="T17">noxa,<text:line-break/></text:span><text:span text:style-name="T3">quae illi intemperiei peculiariter debetur, de quibus genera-<text:line-break/>lem scripsimus sermonem tertio libro de symptomatum </text:span><text:span text:style-name="T17">cau-<text:line-break/></text:span><text:span text:style-name="T3">sis; proprius autem cujusque secundum speciem' partis </text:span><text:span text:style-name="T17">- com-<text:line-break/></text:span><text:span text:style-name="T3">muni ad proportionem </text:span><text:span text:style-name="T17">respondet. </text:span><text:span text:style-name="T3">Igitur calidae jecoris </text:span><text:span text:style-name="T17">in-<text:line-break/></text:span><text:span text:style-name="T3">temperies tum contentos in ipso humores tum eos qui </text:span><text:span text:style-name="T17">per<text:line-break/></text:span><text:span text:style-name="T3">mesenterli-venas deseruntur assant et adurunt; frigidae </text:span><text:span text:style-name="T17">au-<text:line-break/>tem </text:span><text:span text:style-name="T3">contentos jam in ipsu humores crassos atque ad </text:span><text:span text:style-name="T17">flu-</text:span></text:p>
      <text:p text:style-name="P6"><text:span text:style-name="T3">xuin et motum contumaces reddunt, id vero quod ad ipsum<text:line-break/>fertur et pituitosum et crudum et semicoctum efficiunt. Sic<text:line-break/>e reliquis quoque duabus arida quidem intemperies sicciores<text:line-break/>crassioresque, humida vero tenuiores aquofioresque reddit<text:line-break/>humores. Igitur quum alri dejectiones carnium recens ma-<text:line-break/>ctatarum loturis similes videritis, essicacissimum hoc vobis<text:line-break/></text:span><text:span text:style-name="T36">signum </text:span><text:span text:style-name="T3">sit affectionis hepaticae. Ac nominantur hepaticae<text:line-break/>eae praecipue quae oli imbecillitatem ipsius fiunt; nam </text:span><text:span text:style-name="T6">je-<text:line-break/>coris</text:span><text:span text:style-name="T3"> substantiae hujusmodi proprii sunt allectus; didicistis<text:line-break/>antem cujusque primorum corporum substantiam ex quatuor<text:line-break/>qualitatum constare temperamento. Sic etiam, si faeci san-<text:line-break/>guinis similia per sudem excrementa dejici conspiciatis, scite<text:line-break/>hepatis quoque affecti notam esse. Itaque tcnue et saniosum<text:line-break/>excrementum, visceris sanguinem creare nequeuntis, quod<text:line-break/></text:span><text:span text:style-name="T36">saeci </text:span><text:span text:style-name="T3">assirnilatur, id superastantis sanguinem indicium esu<text:line-break/></text:span><text:span text:style-name="T36">Neque </text:span><text:span text:style-name="T3">vero a memoria vestra decidit, vos saepe vidisse lu<text:line-break/></text:span><text:span text:style-name="T36">primis </text:span><text:span text:style-name="T3">quidem saniem cruentam, dein tractu temporis cruf-<text:line-break/></text:span><text:span text:style-name="T36">sum </text:span><text:span text:style-name="T3">ac melancholium sanguinem, postremo atram quoque</text:span></text:p>
      <text:p text:style-name="P6"><text:span text:style-name="T3">bilem sinceram dejici. Incipit enim interdum affectus oli<text:line-break/>frigidam intemperiem citra febrem, quando tenuis sauiessan-<text:line-break/>guinis excernitur; deinde tractu temporis, dum sanguis </text:span><text:span text:style-name="T17">iu<text:line-break/></text:span><text:span text:style-name="T3">viscere corrumpitur, febris supervenit; quae tamen ab irn-<text:line-break/>peritis valde negligitur, ut laborantem interdum nequaquam<text:line-break/>febricitare putent, atque hunc assectum ob inedias accidisse<text:line-break/>existiment, quas ob inappetentlanr ciborum potius quamecb<text:line-break/>medicorum praescriptum laborantes ita patiuntur. .Itaque<text:line-break/>qmnn interea nihil per alvum excernatur, videatnrque labo-<text:line-break/>rans omnino liber a febre, balneis eum exponunt, ac. idoneam<text:line-break/></text:span><text:span text:style-name="T17">victus </text:span><text:span text:style-name="T3">rationem praescribere negligunt; quocirca rursus cor-<text:line-break/>ruptos cibos alvus excernit, quos deinde hepaticorum excre-<text:line-break/>mentorum nonnihil sequitur. At </text:span><text:span text:style-name="T17">nonnulli </text:span><text:span text:style-name="T3">qui ob frigidam<text:line-break/>intemperiem laborare inceperunt, non folum perdunt </text:span><text:span text:style-name="T17">cibi<text:line-break/></text:span><text:span text:style-name="T3">appetentiam, verum etiam </text:span><text:span text:style-name="T17">interdum magis quam antea fe<text:line-break/></text:span><text:span text:style-name="T3">esurire ajunt. </text:span><text:span text:style-name="T17">• </text:span><text:span text:style-name="T3">Calidas vero lutemperies </text:span><text:span text:style-name="T17">nunquam conita-<text:line-break/></text:span><text:span text:style-name="T3">tur ciborum appetentia, fed ingens cibi fastidium, </text:span><text:span text:style-name="T17">litis<text:line-break/></text:span><text:span text:style-name="T3">vehemens, febris insignis, vitiosorum humorum </text:span><text:span text:style-name="T17">vomitus.</text:span></text:p>
      <text:p text:style-name="P6"><text:span text:style-name="T3">Haec sunt propria hepaticorum symptomata; sic autem nomi-<text:line-break/>iiari jam dixi eos, quibus visceris facultas est imbecillis, qua<text:line-break/>in re vulgus medicorum errans hunc affectum putat </text:span><text:span text:style-name="T17">esse<text:line-break/></text:span><text:span text:style-name="T3">dysenteriam; inflammationem autem alia, ut dictum est, sc-<text:line-break/></text:span><text:span text:style-name="T17">quuntur </text:span><text:span text:style-name="T3">symptomata. Quum itaque ambo interdum affectus<text:line-break/>conveniunt, utiiusque symptomata simul apparent, quorum<text:line-break/>lu promptu memoriam habere oportet; </text:span><text:span text:style-name="T17">sic enim </text:span><text:span text:style-name="T3">non solum<text:line-break/></text:span><text:span text:style-name="T17">laudabunt </text:span><text:span text:style-name="T3">nos, sed admirabuntur </text:span><text:span text:style-name="T17">etiam </text:span><text:span text:style-name="T3">ii qui opera nostiu<text:line-break/>indiguerint, praesertim si symptomata quoque aliis morbis<text:line-break/></text:span><text:span text:style-name="T17">communia </text:span><text:span text:style-name="T3">insuper prospexerimus, veluti quod dolor </text:span><text:span text:style-name="T17">ad </text:span><text:span text:style-name="T3">no-<text:line-break/></text:span><text:span text:style-name="T17">thas </text:span><text:span text:style-name="T3">costas perveniat, jugulum detrahi rideatur, respiratio<text:line-break/></text:span><text:span text:style-name="T17">parva </text:span><text:span text:style-name="T3">reddatur et frequens.- Equidem quum primum Ro-<text:line-break/>mam venissem, magnifice admiratus est me Glauco </text:span><text:span text:style-name="T17">philoso-<text:line-break/>phus </text:span><text:span text:style-name="T3">ob hujuscemodi quandam dignotionenn Etenim </text:span><text:span text:style-name="T17">per<text:line-break/>viam </text:span><text:span text:style-name="T3">mihi occurrens, opportune, </text:span><text:span text:style-name="T17">inquit, </text:span><text:span text:style-name="T3">advenisti; </text:span><text:span text:style-name="T17">jun-<text:line-break/>gensque </text:span><text:span text:style-name="T3">dextram </text:span><text:span text:style-name="T17">dextrae, </text:span><text:span text:style-name="T3">proximi sumus, luqnit, laboranti,<text:line-break/></text:span><text:span text:style-name="T17">quem nuper </text:span><text:span text:style-name="T3">vini, </text:span><text:span text:style-name="T17">teque </text:span><text:span text:style-name="T3">oro ut una </text:span><text:span text:style-name="T17">mecum ad ipsum veni-<text:line-break/>as ; est autem </text:span><text:span text:style-name="T3">Siculus medicus, quem non ile pridem mecum</text:span></text:p>
      <text:p text:style-name="P6"><text:span text:style-name="T3">ambulantem vidisti. Ego vero, quid, inquam, molestat ip-<text:line-break/>sum ? Tum ille admodum ingenue aperte rem declaravit,<text:line-break/>etenim neque dissimulator neque vafer erat. Quoniam he-<text:line-break/>ri, inquit, Gorgias et Apelas mihi nunciaverunt dignotiones<text:line-break/>et praenotiones edidisse te, quae divinationis sunt potius<text:line-break/>quam medicinae, cupio equidem periculum facere, non tam<text:line-break/>tui quam artis medicae, num sit ei dignoscendi </text:span><text:span text:style-name="T15">haec </text:span><text:span text:style-name="T3">et prae-<text:line-break/>noscendi facultas. Igitur quum haec diceret, venimus ad la-<text:line-break/>borantis ostium, ut neque verbo ejus provocationi respon-<text:line-break/>dere, neque ea, quae saepenurnero me dicere audivistis, ef-<text:line-break/>fari possem, quod scilicet interdum nobis feliciter apparent<text:line-break/>aliqua certa signa, interdum vero omnia sunt ambigua atque<text:line-break/>idcirco et alteram et tertiam qnoque considerationem expe-<text:line-break/>ctamus. At lu primo statim aditu obviam nobis venit qui-<text:line-break/>dam pelvim </text:span><text:span text:style-name="T6">a</text:span><text:span text:style-name="T3"> cubiculo ad sterquilinium efferens, continen-<text:line-break/>tem tenuem cruoris saniem, carnium nuper mactatarum lo-<text:line-break/>turae similem, evidentissimum affecti jecoris indicium, itaque<text:line-break/>ac si nullo modo id intellexissem, cum Glaucone ad medicum</text:span></text:p>
      <text:p text:style-name="P6"><text:span text:style-name="T3">ingressus sum, admovi </text:span><text:span text:style-name="T15">que manum </text:span><text:span text:style-name="T3">carpo, quo intelligerem,<text:line-break/>utrum etiam inflammatio, an sola imbecillitas esset in viscere.<text:line-break/>Quum vero medicus esset, ut diximus, qui decumbebat, nu-<text:line-break/>per, inquit, -a dejectione decubui, ilaque perpende pulsuum<text:line-break/>frequentiam ob surrectionem adauctam esse. Haec quidem<text:line-break/>dixit, ego autem deprehendi luflammationis indicium, pro-<text:line-break/>spiciensque deinde fenestrae impositum aliquid hyssopi cum<text:line-break/>aqua mulsa paratum in ollula, cogitavi medicum fe pleuriti-<text:line-break/>cum esse putare, dolore nothas costas obsidente, qualis jeco-<text:line-break/>ris quoque inflammationibus aliquando accidere consuerit.<text:line-break/>Hunc ilaque quum ipse sentiret, essetque respiratio parva et<text:line-break/>erebra, atque exigua tussi irritaretur, pleuriticum arbitrari<text:line-break/>se cogitavi, quamohrem hyssopum ex aqua mulsa praepa-<text:line-break/>rasse. lntelligens itaque ego, quod fortuna viam mini prae-<text:line-break/>beret, qua apud Glauconem clarum nomen adipisci possem,<text:line-break/>manum meam ad nothas in dextro laborantis latere costas<text:line-break/>detuli, indicatuque simul </text:span><text:span text:style-name="T15">loco, </text:span><text:span text:style-name="T3">dixi eum ibi dolere; quod</text:span></text:p>
      <text:p text:style-name="P6"><text:span text:style-name="T3">quum ipse fateretur</text:span><text:span text:style-name="T17">, </text:span><text:span text:style-name="T3">Glauco ex solo </text:span><text:span text:style-name="T17">pulsu </text:span><text:span text:style-name="T3">existimans me </text:span><text:span text:style-name="T17">se-<text:line-break/>dis </text:span><text:span text:style-name="T3">affectae dignotionem luvenrsse, plane admirari me coepit.<text:line-break/>Verum ut vehementius stuperet, haec quoque addidi: quem-<text:line-break/>admodum hoc in loco dolere te consessus es, ita velim </text:span><text:span text:style-name="T17">fatea-<text:line-break/></text:span><text:span text:style-name="T3">ris etiam tussiendi cupiditate vexari te et ex longis iuterval-<text:line-break/>lis tussim exiguum, aridam et qua nihil expuis, te molestare;<text:line-break/>atque ita me dicente, incepit forte sortuna hujusmodi qua-<text:line-break/>dain tussis specie, qualem dicebam, tussire; </text:span><text:span text:style-name="T17">ut </text:span><text:span text:style-name="T3">Glauco </text:span><text:span text:style-name="T17">vehei<text:line-break/></text:span><text:span text:style-name="T3">menter commotus, continere sese non valens , magna voce<text:line-break/>exclamando lu laudes meas prorumperet. Tum ego, </text:span><text:span text:style-name="T17">ne<text:line-break/></text:span><text:span text:style-name="T3">putes, inquam, </text:span><text:span text:style-name="T17">sola </text:span><text:span text:style-name="T3">haec ab arte circa aegrotos posse </text:span><text:span text:style-name="T17">prae-<text:line-break/></text:span><text:span text:style-name="T3">sagiri; sed alia quoque quae nunc dicam, quibus et laborans<text:line-break/>ipse testimonium seret. Hinc rursus incipiens ipsi </text:span><text:span text:style-name="T17">dixi,<text:line-break/></text:span><text:span text:style-name="T3">quum magnam ducis respirationem, </text:span><text:span text:style-name="T17">dolor </text:span><text:span text:style-name="T3">ea parte, </text:span><text:span text:style-name="T17">quam<text:line-break/>n-tani, </text:span><text:span text:style-name="T3">vehementius scilicet </text:span><text:span text:style-name="T17">te </text:span><text:span text:style-name="T3">cruciat, sentisque </text:span><text:span text:style-name="T17">insidentem<text:line-break/>hypochondrio </text:span><text:span text:style-name="T3">dextro gravitatem. His auditis ne </text:span><text:span text:style-name="T17">infirmus<text:line-break/>quidem </text:span><text:span text:style-name="T3">sese potuit </text:span><text:span text:style-name="T17">continere, </text:span><text:span text:style-name="T3">quo </text:span><text:span text:style-name="T17">mluus </text:span><text:span text:style-name="T3">prae </text:span><text:span text:style-name="T17">vehementi ad-</text:span></text:p>
      <text:p text:style-name="P6"><text:span text:style-name="T3">miratione una cum Glaucone exclamaret. Itaque sentiens<text:line-break/>ego arridentem mihi tum fortunam, de clavicula quoque,<text:line-break/>quod ad inferiora trahi rideretur, aliquid efferre .'volebam,<text:line-break/></text:span><text:span text:style-name="T17">at </text:span><text:span text:style-name="T3">quia magnas inflammationes, quemadmodum et </text:span><text:span text:style-name="T17">scirrhum,<text:line-break/>id </text:span><text:span text:style-name="T3">comitari sciebam, dicere </text:span><text:span text:style-name="T7">που </text:span><text:span text:style-name="T3">audebam, veritus ne </text:span><text:span text:style-name="T17">laudem,<text:line-break/>quam </text:span><text:span text:style-name="T3">antea de me excitaveram, sauciarem.. Animum tamen<text:line-break/></text:span><text:span text:style-name="T17">lu</text:span><text:span text:style-name="T3">duri cauto eloqui, atque ufpiciens laborantem, haud ita<text:line-break/></text:span><text:span text:style-name="T17">mullo </text:span><text:span text:style-name="T3">post, inquam, jugulum ad lusernas partes detrahi scn-<text:line-break/></text:span><text:span text:style-name="T17">ties, </text:span><text:span text:style-name="T3">nisi fortasse id jam tibi evenerit. Ac </text:span><text:span text:style-name="T17">quum </text:span><text:span text:style-name="T3">hoc </text:span><text:span text:style-name="T17">quo-<text:line-break/>que </text:span><text:span text:style-name="T3">fateretur, ridens aegrotantem mirifice attonitum,, </text:span><text:span text:style-name="T17">unam,<text:line-break/></text:span><text:span text:style-name="T3">inquam, addam adhuc praedictis divinationem, etenim di-<text:line-break/>cam, quam de morbo, suo laborans ipse habuerit suspicionem.<text:line-break/></text:span><text:span text:style-name="T17">Tum </text:span><text:span text:style-name="T3">Glauco ne de hac quidem divinatione desperare sc aje-<text:line-break/></text:span><text:span text:style-name="T17">bat; </text:span><text:span text:style-name="T3">laborans autem incredibili hac pollicitatione in </text:span><text:span text:style-name="T17">stuporem<text:line-break/>adductus, </text:span><text:span text:style-name="T3">acriter me lutuens, quid essem dicturus, </text:span><text:span text:style-name="T17">attenta<text:line-break/>mente </text:span><text:span text:style-name="T3">expectabat. Igitur dicente me, quod </text:span><text:span text:style-name="T17">infestantem<text:line-break/></text:span><text:span text:style-name="T3">morbum plemitidem esse </text:span><text:span text:style-name="T15">putasset, </text:span><text:span text:style-name="T3">ille ingenti cum </text:span><text:span text:style-name="T17">adnnra-<text:line-break/>tione </text:span><text:span text:style-name="T3">hujus quoque rei sc testem exhibuit, ut et qui </text:span><text:span text:style-name="T17">astabat</text:span></text:p>
      <text:p text:style-name="P6"><text:span text:style-name="T3">et qni paulo </text:span><text:span text:style-name="T15">ante </text:span><text:span text:style-name="T3">latus </text:span><text:span text:style-name="T15">ei oleo </text:span><text:span text:style-name="T3">tanquam pleuritico foverat.<text:line-break/>Atque ex </text:span><text:span text:style-name="T15">eo </text:span><text:span text:style-name="T3">tempore Glauco tum de me tum de universa<text:line-break/>arte optimam concepit opinionem,. quum antea nihil magni<text:line-break/>iu arte esse putaret, quod nunquam cum consummatis </text:span><text:span text:style-name="T17">in arte<text:line-break/></text:span><text:span text:style-name="T3">viris versatus </text:span><text:span text:style-name="T15">esset </text:span><text:span text:style-name="T3">Haec ideo apud vos dixi, ut intelligen-<text:line-break/>tes symptomata cuilibet morbo propria et aliis quoque </text:span><text:span text:style-name="T17">mor-<text:line-break/></text:span><text:span text:style-name="T3">bis communia, ac praeterea quae ab utrolibet genere </text:span><text:span text:style-name="T17">sunt<text:line-break/></text:span><text:span text:style-name="T3">inseparabilia et quae magna ex parte et quae non certo </text:span><text:span text:style-name="T17">aut<text:line-break/></text:span><text:span text:style-name="T3">raro contingunt, si aliquando fortuna hujusmodi vobis </text:span><text:span text:style-name="T17">occa-<text:line-break/></text:span><text:span text:style-name="T3">sionem, qualem mini fuisse oblatam jam dixi, praebeat, </text:span><text:span text:style-name="T17">ea<text:line-break/></text:span><text:span text:style-name="T3">commode uti sciatis. Saepe enim fortuna non contemnen-<text:line-break/>dam adipiscendae laudis ansam suggerit, ea tamen </text:span><text:span text:style-name="T17">multi ob<text:line-break/></text:span><text:span text:style-name="T3">imperitiam uti nesciunt, sed peritus artis, quum </text:span><text:span text:style-name="T17">symptoma-<text:line-break/></text:span><text:span text:style-name="T3">tum aliquod hujusmodi, quod et affectam sedem et </text:span><text:span text:style-name="T17">affectum<text:line-break/></text:span><text:span text:style-name="T3">ipsum indicet, conspexerit, haud difficulter alia multa </text:span><text:span text:style-name="T17">prae-<text:line-break/></text:span><text:span text:style-name="T3">dicenda inveniet, quorum alia necessario, alia magna </text:span><text:span text:style-name="T17">ex par-<text:line-break/></text:span><text:span text:style-name="T3">te, locum assectum et morbum ipsius sequuntur. </text:span><text:span text:style-name="T17">Verum<text:line-break/>meminisse </text:span><text:span text:style-name="T3">debetis maxime generalium praeceptorum,- </text:span><text:span text:style-name="T17">quae</text:span></text:p>
      <text:p text:style-name="P6"><text:span text:style-name="T36">et </text:span><text:span text:style-name="T3">universalia appellantur; multorum specialium communis;<text:line-break/></text:span><text:span text:style-name="T36">ut </text:span><text:span text:style-name="T3">illis in qualibet materia rerum particularium continuo di-<text:line-break/>gnoscendis vos exerceatis. Est igitur communis </text:span><text:span text:style-name="T36">sermo,<text:line-break/></text:span><text:span text:style-name="T3">quem dicturus sum, de naturalibus facultatibus, quas in Un-<text:line-break/></text:span><text:span text:style-name="T36">gulis </text:span><text:span text:style-name="T3">partibus genere quatuor esse didicistis. Primam earum<text:line-break/></text:span><text:span text:style-name="T36">voco </text:span><text:span text:style-name="T3">attractricem, quae familiares parti succos, alendi ipsam<text:line-break/></text:span><text:span text:style-name="T36">gratia, </text:span><text:span text:style-name="T3">et appetit et attrahit; altera deinde est, quae altera-<text:line-break/></text:span><text:span text:style-name="T36">trix </text:span><text:span text:style-name="T3">dicitur, qua succus attractus similis evadit parti quae<text:line-break/>alitur; hujus aliae duae sunt ministrae, retentrix quidem,<text:line-break/></text:span><text:span text:style-name="T36">quum </text:span><text:span text:style-name="T3">pars attractum succum coquit, in fuam ipfius naturam<text:line-break/></text:span><text:span text:style-name="T36">eum </text:span><text:span text:style-name="T3">mutans, expultrix vero, quando a coctione inutile </text:span><text:span text:style-name="T36">ex-t<text:line-break/>cernit, </text:span><text:span text:style-name="T3">quod excrementum vocatur. Has facultates in qua-<text:line-break/></text:span><text:span text:style-name="T36">que </text:span><text:span text:style-name="T3">affecta parte, utrum validae sint an insu-mae, confidere-<text:line-break/></text:span><text:span text:style-name="T36">tis hortor. </text:span><text:span text:style-name="T3">Ut in hepate, quoniam de hoc dicere institui-<text:line-break/></text:span><text:span text:style-name="T36">mus, </text:span><text:span text:style-name="T3">facultas attractrix, fi quomodolibet afficiatur, cibum </text:span><text:span text:style-name="T36">in<text:line-break/>ventriculo </text:span><text:span text:style-name="T3">iu succum transmutatum relinquet, ut per sedem<text:line-break/></text:span><text:span text:style-name="T36">exacte </text:span><text:span text:style-name="T3">quidem consectus, verum liquidus et haudquaquam</text:span></text:p>
      <text:p text:style-name="P6"><text:span text:style-name="T3">exiccatus excernatur. Atque </text:span><text:span text:style-name="T15">hoc </text:span><text:span text:style-name="T3">ipsius' affectae signum vo-<text:line-break/>bis erit; nam quaecunque a quibusdam tanquam causis </text:span><text:span text:style-name="T36">pro-<text:line-break/></text:span><text:span text:style-name="T3">cedunt, ea sunt ipsorum signa. Hunc affectum noninilli </text:span><text:span text:style-name="T36">ad<text:line-break/></text:span><text:span text:style-name="T3">mesaraeum pertinere autumant,, vocantque fic laborantes<text:line-break/>mesaraicos, quod videant cibum per venas.mesaraeo </text:span><text:span text:style-name="T36">etrne-<text:line-break/></text:span><text:span text:style-name="T3">senterio vocato intextas distribui non posse, ut solebat, </text:span><text:span text:style-name="T36">eo-<text:line-break/></text:span><text:span text:style-name="T3">dem seducti errore, quo ni qui manus eorum, quos syncope<text:line-break/>vel stomachica vel cardiaca prostravit, affectas esse </text:span><text:span text:style-name="T36">arbitran-<text:line-break/></text:span><text:span text:style-name="T3">tur, quoniam ut antea munere suo fungi nequeunt; </text:span><text:span text:style-name="T36">nam<text:line-break/></text:span><text:span text:style-name="T3">jecur rnesaraei venis veluti manibus e ventriculo ei </text:span><text:span text:style-name="T36">.cibum<text:line-break/></text:span><text:span text:style-name="T3">afletentibus utitur. Simile </text:span><text:span text:style-name="T6">.vero</text:span><text:span text:style-name="T3"> quid his moliuntur </text:span><text:span text:style-name="T36">qui<text:line-break/></text:span><text:span text:style-name="T52">t</text:span><text:span text:style-name="T15"> </text:span><text:span text:style-name="T3">ubi crura resoluta sunt ob affectum aliquem eam spinalis </text:span><text:span text:style-name="T36">me-<text:line-break/></text:span><text:span text:style-name="T3">dullae partem, quae.in lumbis est, infestantem, neglecta </text:span><text:span text:style-name="T36">spi-<text:line-break/></text:span><text:span text:style-name="T3">nali medulla, cruribus remedia adhibent; Igitur si </text:span><text:span text:style-name="T36">rnesen-<text:line-break/></text:span><text:span text:style-name="T3">terium vel inflammatione vel alio ejusmodi affectu </text:span><text:span text:style-name="T36">laboret,<text:line-break/></text:span><text:span text:style-name="T3">hunc proprium ipsius assectum esse merito putabit aliquis; </text:span><text:span text:style-name="T36">fi<text:line-break/></text:span><text:span text:style-name="T3">vero jecm ob imbecillitatem per illius venas cibum’ </text:span><text:span text:style-name="T36">afficere<text:line-break/></text:span><text:span text:style-name="T3">nequeat, non rnesaraeo, sed jecori remedia debentur; </text:span><text:span text:style-name="T36">quem-</text:span></text:p>
      <text:p text:style-name="P6"><text:span text:style-name="T3">admodum nec resolutis manibus, vel cruribus ob affectum,<text:line-break/></text:span><text:span text:style-name="T36">qui </text:span><text:span text:style-name="T3">in spinali medulla consistit. Verum ubi vel inflammatio<text:line-break/></text:span><text:span text:style-name="T36">vel </text:span><text:span text:style-name="T3">erysipelas mesenterium afficit, haec dignoscetis, si alvi<text:line-break/>excrementa diligenter consideretis. Neque enim solum,<text:line-break/></text:span><text:span text:style-name="T36">questa </text:span><text:span text:style-name="T3">excerni diximus in jecluoris imbecillitate, quum ad<text:line-break/></text:span><text:span text:style-name="T36">sese </text:span><text:span text:style-name="T3">cibum trahere non potest, talia plane his dejiciuntur,<text:line-break/></text:span><text:span text:style-name="T36">scd </text:span><text:span text:style-name="T3">apparebit etiam veluti ab inflammatione sanies quae-<text:line-break/></text:span><text:span text:style-name="T36">dam </text:span><text:span text:style-name="T3">admixta. Nam-ab omni parte inflammata, cui densum<text:line-break/></text:span><text:span text:style-name="T36">crassurnque </text:span><text:span text:style-name="T3">tegumentum non incumbit, in primis quidem<text:line-break/></text:span><text:span text:style-name="T36">tenuis </text:span><text:span text:style-name="T3">sanies defluit; concocta deinde inflammatione, crassior<text:line-break/></text:span><text:span text:style-name="T36">et puri </text:span><text:span text:style-name="T3">similior. Quum ergo nulla existente lu </text:span><text:span text:style-name="T36">jecore </text:span><text:span text:style-name="T3">in- •<text:line-break/></text:span><text:span text:style-name="T36">ilammatione, </text:span><text:span text:style-name="T3">hujusmodi quippiam cum excrementis fucri<text:line-break/></text:span><text:span text:style-name="T36">speciem consequutis </text:span><text:span text:style-name="T3">dejicitur, in mefaraeo affectum esse cen-<text:line-break/></text:span><text:span text:style-name="T36">sendum </text:span><text:span text:style-name="T3">esu Quemadmodum autem nequeunte oh imbecilli-<text:line-break/></text:span><text:span text:style-name="T36">tatern </text:span><text:span text:style-name="T6">hepate</text:span><text:span text:style-name="T3"> succum a ventriculo attrahere, attractrix sacul-<text:line-break/></text:span><text:span text:style-name="T36">tas </text:span><text:span text:style-name="T3">afficitur, ita quum retinere nequit, comprehendens conti-<text:line-break/></text:span><text:span text:style-name="T36">nensque </text:span><text:span text:style-name="T3">facultas infirma est. Proinde in primis quidem cruor</text:span></text:p>
      <text:p text:style-name="P6"><text:span text:style-name="T3">saniosus excernitur, postea vero crassior et veluti faeculen-<text:line-break/>tus. Similiter aliae quaedam eveniunt excretiones, </text:span><text:span text:style-name="T17">non<text:line-break/></text:span><text:span text:style-name="T3">quidem ob imbecillitatem, </text:span><text:span text:style-name="T15">sed </text:span><text:span text:style-name="T3">ob excretricis facultatis </text:span><text:span text:style-name="T17">robur,<text:line-break/></text:span><text:span text:style-name="T3">plerumque quidem lutegra lu omnibus conflente valetudine,<text:line-break/>plenitudinis ratione; plerumque vero parte aliqua </text:span><text:span text:style-name="T17">assecla<text:line-break/></text:span><text:span text:style-name="T3">per jecur sese expurgante, natura sacta robustiore; nam </text:span><text:span text:style-name="T17">con-<text:line-break/></text:span><text:span text:style-name="T3">coctis in ipsa vitiosis humoribus, sequitur secretio, </text:span><text:span text:style-name="T17">ita ut<text:line-break/></text:span><text:span text:style-name="T3">utiles retineantur, excernantur inutiles. Atque </text:span><text:span text:style-name="T17">nonnulli<text:line-break/></text:span><text:span text:style-name="T3">hujusmodi vacuationes nominant cruentas dysenterias, </text:span><text:span text:style-name="T17">quae<text:line-break/></text:span><text:span text:style-name="T3">oboriuntur quibusdam vel'mutilato aliquo membro, </text:span><text:span text:style-name="T17">aut ubi<text:line-break/></text:span><text:span text:style-name="T3">quis in exercitatione educatus ad otium se converterit </text:span><text:span text:style-name="T17">Ac<text:line-break/></text:span><text:span text:style-name="T3">visa est quoque musieribus, suppressis menstruis, hujusmodi<text:line-break/>per sedem sanguinis vacuatio fieri, ut et nonnullis per </text:span><text:span text:style-name="T17">vo-<text:line-break/></text:span><text:span text:style-name="T3">mitum eandem ob causam. Verum et his </text:span><text:span text:style-name="T17">quidem sincerus<text:line-break/></text:span><text:span text:style-name="T3">sanguis excernitur, similis ei qui ab hostia intersecta </text:span><text:span text:style-name="T17">profun-<text:line-break/></text:span><text:span text:style-name="T3">ditur, modo iuferne per </text:span><text:span text:style-name="T17">alvum, </text:span><text:span text:style-name="T3">modo per superiores </text:span><text:span text:style-name="T17">etiam<text:line-break/></text:span><text:span text:style-name="T3">partes, at per erysipelata et iusiammationes, accedente </text:span><text:span text:style-name="T17">con-<text:line-break/></text:span><text:span text:style-name="T3">coctione </text:span><text:span text:style-name="T17">, </text:span><text:span text:style-name="T3">vitiosus, coenesus et </text:span><text:span text:style-name="T17">putris Atque • </text:span><text:span text:style-name="T3">in </text:span><text:span text:style-name="T17">hepaticis</text:span></text:p>
      <text:p text:style-name="P6"><text:span text:style-name="T3">affectibus, quanquam </text:span><text:span text:style-name="T15">raro</text:span><text:span text:style-name="T3">, ' medicamentorum auxilio robu-<text:line-break/>stiore evadente jecore, interdum dejiciuntur excrementa,<text:line-break/></text:span><text:span text:style-name="T36">tum </text:span><text:span text:style-name="T3">colore tum odore pessima, expurgante se viscere. Eo-<text:line-break/></text:span><text:span text:style-name="T36">dem </text:span><text:span text:style-name="T3">modo urinae ab his quoque deterrimae redduntur, qui-<text:line-break/>bus imperiti medici nonnunquam decepti laboranti pericu-<text:line-break/>lum subesse arbitrantur. Etenim qui sine ratiocinatione </text:span><text:span text:style-name="T36">ru-<text:line-break/>dem </text:span><text:span text:style-name="T3">duntaxat experientiam sibi comparant, eorum </text:span><text:span text:style-name="T36">quae </text:span><text:span text:style-name="T3">ruro<text:line-break/></text:span><text:span text:style-name="T36">eveniunt </text:span><text:span text:style-name="T3">experimenta habere non' possunt, ut </text:span><text:span text:style-name="T36">qui </text:span><text:span text:style-name="T3">eorum,<text:line-break/></text:span><text:span text:style-name="T36">quae </text:span><text:span text:style-name="T3">saepenurnero et eodem modo accidere conspexerunt,<text:line-break/></text:span><text:span text:style-name="T36">sunt </text:span><text:span text:style-name="T3">memores. Quod autem procedente morbi tempore<text:line-break/></text:span><text:span text:style-name="T36">cum </text:span><text:span text:style-name="T3">concoctionis signis hujusmodi fiant evacuationes, non<text:line-break/></text:span><text:span text:style-name="T36">scrnel </text:span><text:span text:style-name="T3">duntaxat, imo creberrime iu operum Hippocratis ex-<text:line-break/></text:span><text:span text:style-name="T36">plicationibus </text:span><text:span text:style-name="T3">didicistis. Quemadmodum igitur, </text:span><text:span text:style-name="T36">retentrix<text:line-break/>facultas </text:span><text:span text:style-name="T3">quum imbecillior est, ac rem quae iplarn gravat, </text:span><text:span text:style-name="T36">re-<text:line-break/>tinere </text:span><text:span text:style-name="T3">nou </text:span><text:span text:style-name="T36">valet, </text:span><text:span text:style-name="T3">facultas expultrix id quod molestat, eva--<text:line-break/></text:span><text:span text:style-name="T36">cuat, </text:span><text:span text:style-name="T3">eodem modo infirma expultrice, res quaedam </text:span><text:span text:style-name="T36">retinen-<text:line-break/>tur, </text:span><text:span text:style-name="T3">facultate retentrice non admodum gravato. </text:span><text:span text:style-name="T36">Nam </text:span><text:span text:style-name="T3">in<text:line-break/>unoquoque organo alias alia facultas vel fortior fit, vel ijn-</text:span></text:p>
      <text:p text:style-name="P6"><text:span text:style-name="T3">becillior, facta ad actiones relatione, uniuscujusque faculta-<text:line-break/>tis notionem nobis, sumentibus</text:span><text:span text:style-name="T15">; </text:span><text:span text:style-name="T3">nam re </text:span><text:span text:style-name="T15">vera </text:span><text:span text:style-name="T3">tota semper<text:line-break/>pars agit secundum temperamenti, quod ei subinde luest, </text:span><text:span text:style-name="T17">pro-:<text:line-break/></text:span><text:span text:style-name="T3">priesatem; verum aliquando rem gravantem sustinet, ac </text:span><text:span text:style-name="T17">lon-<text:line-break/></text:span><text:span text:style-name="T3">go. temporis tractu eam vincit, conficit, alterat et </text:span><text:span text:style-name="T17">concoquit,<text:line-break/></text:span><text:span text:style-name="T3">rursus alio tempore rei infestantis vel qualitatem vel </text:span><text:span text:style-name="T17">mul-<text:line-break/></text:span><text:span text:style-name="T3">titudinem non ferens, ad ipfius excretionem insurgit; </text:span><text:span text:style-name="T17">sicut<text:line-break/></text:span><text:span text:style-name="T3">e. contrario, quum interdum admodum molestatur, </text:span><text:span text:style-name="T17">ipsam<text:line-break/></text:span><text:span text:style-name="T3">rem molestantem dejicere cupiens, viribus gravissime </text:span><text:span text:style-name="T17">pro.<text:line-break/></text:span><text:span text:style-name="T3">stratis, ob imbecillitatem non potest. Quae omnia in </text:span><text:span text:style-name="T17">quovis<text:line-break/></text:span><text:span text:style-name="T3">naturali orgaUo perpendere atque mentem in ipfis dignos-<text:line-break/>cendis exercere debetis.. Sic enim invenietis partium </text:span><text:span text:style-name="T17">qua-<text:line-break/></text:span><text:span text:style-name="T3">rundarn affectus ab antiquis haudquaquam indagatus , </text:span><text:span text:style-name="T17">veluti<text:line-break/></text:span><text:span text:style-name="T3">ne sollicusi quidem fel continentis. Si enim, ut demonstra-<text:line-break/>virnus, biliosum humorem ad se trahat, quemadmodum </text:span><text:span text:style-name="T17">re-<text:line-break/></text:span><text:span text:style-name="T3">nes. sanguinis veluti serum</text:span><text:span text:style-name="T17">, </text:span><text:span text:style-name="T3">et splen id, quod vini </text:span><text:span text:style-name="T17">faecibus<text:line-break/></text:span><text:span text:style-name="T3">aut amurcae olei' similatur, accidet interdum ut ob </text:span><text:span text:style-name="T17">hujus</text:span></text:p>
      <text:p text:style-name="P6"><text:span text:style-name="T3">vesiculae imbecillitatem impurus fiat sanguis, atque alia haec<text:line-break/></text:span><text:span text:style-name="T17">est </text:span><text:span text:style-name="T3">quaedam regii morbi species </text:span><text:span text:style-name="T17">praeter eas tres, quas supra<text:line-break/></text:span><text:span text:style-name="T3">proposuimus. Nonnunquam </text:span><text:span text:style-name="T17">ita repleri quoque potest, quem-<text:line-break/>admodum </text:span><text:span text:style-name="T3">urinis vesica </text:span><text:span text:style-name="T17">urinae, ut </text:span><text:span text:style-name="T3">evacuari </text:span><text:span text:style-name="T17">non possit, ob<text:line-break/></text:span><text:span text:style-name="T3">obstructionem aut excretricis imbecillitatem, veluti etiam<text:line-break/></text:span><text:span text:style-name="T17">obstiuctis </text:span><text:span text:style-name="T3">aut insumis vasis, quae </text:span><text:span text:style-name="T17">ab ipso exorta, ora </text:span><text:span text:style-name="T3">sua </text:span><text:span text:style-name="T17">in<text:line-break/>hepar </text:span><text:span text:style-name="T3">extendunt, biliosum humorem </text:span><text:span text:style-name="T17">interdum non attralret.<text:line-break/>Proinde </text:span><text:span text:style-name="T3">excrementorum speciem </text:span><text:span text:style-name="T17">in morbo regio cousiderare<text:line-break/></text:span><text:span text:style-name="T3">perquam necessarium est; nam quaedam inde </text:span><text:span text:style-name="T17">etiam </text:span><text:span text:style-name="T3">nobis ad<text:line-break/></text:span><text:span text:style-name="T17">dignotionem utilitas </text:span><text:span text:style-name="T3">exurgit. </text:span><text:span text:style-name="T17">Haec equidem considerans in-<text:line-break/>veni </text:span><text:span text:style-name="T3">quorundam regio morbo affectorum </text:span><text:span text:style-name="T17">excrementa, flava '<text:line-break/>bile </text:span><text:span text:style-name="T3">vehementer colorata, quemodmodnm </text:span><text:span text:style-name="T17">et assis urinas;<text:line-break/>ilem pcr </text:span><text:span text:style-name="T3">cutem quoque, nonnullis plurimunr </text:span><text:span text:style-name="T17">flavae bilis </text:span><text:span text:style-name="T20">a<text:line-break/></text:span><text:span text:style-name="T17">balneo profundi, estis plurimum ipsius retineri, </text:span><text:span text:style-name="T3">ac </text:span><text:span text:style-name="T17">perquam<text:line-break/>exiguum effundi. </text:span><text:span text:style-name="T3">Hanc rem fi accurate intelligere </text:span><text:span text:style-name="T17">volueri-<text:line-break/>tis, nulla prius </text:span><text:span text:style-name="T3">adhibita unctione, homini </text:span><text:span text:style-name="T17">sudorem strigili<text:line-break/>detergeri </text:span><text:span text:style-name="T3">jubete; vidcbitis enim non eundem in </text:span><text:span text:style-name="T17">omnibus</text:span></text:p>
      <text:p text:style-name="P6"><text:span text:style-name="T3">hominibus lu strigilis cavitate colligi, verum iu aliis </text:span><text:span text:style-name="T17">magis<text:line-break/></text:span><text:span text:style-name="T3">aquosum, in aliis magis biliosum. Ilaque lori affecti </text:span><text:span text:style-name="T17">dignotio<text:line-break/></text:span><text:span text:style-name="T3">vobis multo erit dilucidior, fi hoc quoque signum </text:span><text:span text:style-name="T17">adjiciatis.<text:line-break/></text:span><text:span text:style-name="T3">Quidam enim acuta biliosa que febre laborans, die septimo </text:span><text:span text:style-name="T17">multa<text:line-break/></text:span><text:span text:style-name="T3">flava bile ad cutem transmissa, a morbo liberatus est, </text:span><text:span text:style-name="T17">mansit-<text:line-break/></text:span><text:span text:style-name="T3">que sequentibus deinde diebus auriginosus. Excrementa </text:span><text:span text:style-name="T17">et<text:line-break/></text:span><text:span text:style-name="T3">urinas consideravimus; utrisque vero secundum naturam </text:span><text:span text:style-name="T17">se ha-<text:line-break/></text:span><text:span text:style-name="T3">bentibus atque ob eam causam nullum visceris affectum </text:span><text:span text:style-name="T17">decla-<text:line-break/></text:span><text:span text:style-name="T3">rantibus, venit in mentem missi fieri posse, ut translata </text:span><text:span text:style-name="T17">in cu-<text:line-break/></text:span><text:span text:style-name="T3">tern bilis crassior esset; qua ratione promotus, notavi qualisnam<text:line-break/>esset sudor; illo autem apparente aquoso, conjeci </text:span><text:span text:style-name="T17">bilem esse<text:line-break/></text:span><text:span text:style-name="T3">discussionis difficilis. Praecepi itaque laboranti ut aquis </text:span><text:span text:style-name="T17">sua-<text:line-break/></text:span><text:span text:style-name="T3">pte natura calidis et discutientibus uteretur, ac </text:span><text:span text:style-name="T17">praeterea<text:line-break/></text:span><text:span text:style-name="T3">victum adhiberet humidiorem quique humorum </text:span><text:span text:style-name="T17">crassitudi-<text:line-break/></text:span><text:span text:style-name="T3">nem moderate posset attenuare. Hic quidem a morbo </text:span><text:span text:style-name="T17">fic li-<text:line-break/></text:span><text:span text:style-name="T3">beratus est, unico auxilio et dignotione </text:span><text:span text:style-name="T17">confirmata et cura-<text:line-break/></text:span><text:span text:style-name="T3">tione absoluta. Alium multam </text:span><text:span text:style-name="T17">lu </text:span><text:span text:style-name="T3">strigili bilem </text:span><text:span text:style-name="T17">relinquere</text:span></text:p>
      <text:p text:style-name="P6"><text:span text:style-name="T3">ridens j eum plurimam in universo </text:span><text:span text:style-name="T15">corpore </text:span><text:span text:style-name="T3">proereari per-<text:line-break/>pendi et adhibita ad id idonea curatione sanari Quibus<text:line-break/>vero citra febrem morbus regius accidit, urgente in dextro<text:line-break/>hypochondrio gravitatis cujusdam sensu, iis omnibus aperi-<text:line-break/>ens, ut scitis, obstructiones, ribis et potibus et medicamentis<text:line-break/>attenuantibus, deinde medicamentum, quod bilem duceret,<text:line-break/>exhibens, eorum plurimos uno die sanitati restitui. Qui<text:line-break/>vero purgatione liberari non potuerunt, </text:span><text:span text:style-name="T17">iis </text:span><text:span text:style-name="T3">rursus valenti<text:line-break/>ad aperiendum data potione, medicamentum, quodvebe-<text:line-break/>rnentius purgaret exhibui; ita ut sub fine purgationis caeru- .<text:line-break/>leam magis quam flavam bilem cum acri mordacitate excer-<text:line-break/>nerent. </text:span><text:span text:style-name="T17">In his igitur </text:span><text:span text:style-name="T3">puto folliculum cholidochurn simili<text:line-break/>quopiam affectu laborare, qualis in </text:span><text:span text:style-name="T17">vesica </text:span><text:span text:style-name="T3">urinae interdum<text:line-break/></text:span><text:span text:style-name="T17">accidit; </text:span><text:span text:style-name="T3">etenim adeo multam nonnunquam acervat, ut nimis<text:line-break/></text:span><text:span text:style-name="T17">intenta nequeat, quod iu </text:span><text:span text:style-name="T3">ipsa </text:span><text:span text:style-name="T17">continetur, excernere. </text:span><text:span text:style-name="T3">Ve-<text:line-break/></text:span><text:span text:style-name="T17">runi in urinae receptaculo, nequc enim abfurdum </text:span><text:span text:style-name="T3">fuerit ve-<text:line-break/></text:span><text:span text:style-name="T17">Iicam ita nominare, bifariam id fit; interdum ob excretricis<text:line-break/>facultatis </text:span><text:span text:style-name="T3">iuibecillilatcni, interdum vel ob gravem iomnuni.</text:span></text:p>
      <text:p text:style-name="P6"><text:span text:style-name="T3">veI negotia quaepiam, retenta ultra quam par est urina,<text:line-break/>quae deinde vesicam nimis intendens, hac ipsa ratione vires<text:line-break/>ejus prosternit. At sellis folliculus, utpote cui nullum suc-<text:line-break/>currit ab animali facultate praesidium, unicum habet imbe-<text:line-break/>cillitatis principium, veluti caetera quoque naturalia instru-<text:line-break/>menta, a partis ortum intemperie.</text:span></text:p>
      <text:h text:style-name="P1" text:outline-level="1"><text:bookmark-start text:name="bookmark12"/><text:span text:style-name="T1">GALENI DE LOC</text:span><text:span text:style-name="T2">I</text:span><text:span text:style-name="T1">S AFFECTIS<text:line-break/>LIBER </text:span><text:span text:style-name="T14">V</text:span><text:span text:style-name="T1">I,</text:span><text:bookmark-end text:name="bookmark12"/></text:h>
      <text:h text:style-name="Heading_20_2" text:outline-level="2">Cap. I.</text:h>
      <text:p text:style-name="P99"><text:span text:style-name="T17">Quae de jecore prius dicta sunt, ex his<text:line-break/>nihil postea vobis arduum erit luvenire signa, quibus lienis<text:line-break/>affectus dignoscuntur; addito quod ipsius inflammationes<text:line-break/>ob duritiem facile tangentibus succidant. Quum itaque plu-<text:line-break/>rima habeat cum hepate communia, in eo quod magis et mi-<text:line-break/>nus habeat ipsa, differt. Nam color universi corporis, ubi<text:line-break/>splen imbecillitate affectus est, in atrum magis propendet.<text:line-break/>Quoniam igitur hoc habet a natura munus, ut meIancholi-</text:span></text:p>
      <text:p text:style-name="P6"><text:span text:style-name="T3">cum 'sanguinem ex hepate ad sese attrahat,' quo ipsum </text:span><text:span text:style-name="T5">al?<text:line-break/></text:span><text:span text:style-name="T3">demonstratum est; attractrice facultate facta ipfi inibecissiore<text:line-break/>sanguis </text:span><text:span text:style-name="T17">ex </text:span><text:span text:style-name="T3">jecore </text:span><text:span text:style-name="T17">in-universum corpus </text:span><text:span text:style-name="T3">impurus fertur, quo-<text:line-break/>circa </text:span><text:span text:style-name="T17">calor </text:span><text:span text:style-name="T3">spsis </text:span><text:span text:style-name="T17">laborantibus </text:span><text:span text:style-name="T3">nigrior evadit. Quin etiam, </text:span><text:span text:style-name="T17">ut<text:line-break/></text:span><text:span text:style-name="T3">hepar; ex se multoties excrementa rejicit, ita ut vomitioni-.<text:line-break/>bus cum nauseis, melancholicum sanguinem aliquando exccr-<text:line-break/>nat, ac per inferiora quoque aliud tale dejiciat; </text:span><text:span text:style-name="T15">ac </text:span><text:span text:style-name="T3">citra hu-<text:line-break/>jusnrodi evacuationem, animi dejectiones et moestitias </text:span><text:span text:style-name="T17">me-<text:line-break/></text:span><text:span text:style-name="T3">lancholicas facit; ac nonnunquam ciborum vehementissimas<text:line-break/>appetentias, praecipueque quum exquisite acidum est quod<text:line-break/></text:span><text:span text:style-name="T17">in </text:span><text:span text:style-name="T3">ventrem fertur excrementum, saepenurnero autem subver-<text:line-break/></text:span><text:span text:style-name="T17">sionernot </text:span><text:span text:style-name="T3">supinationem:, quum </text:span><text:span text:style-name="T17">aliam </text:span><text:span text:style-name="T3">quandam habuerit </text:span><text:span text:style-name="T17">cor-t<text:line-break/>ruptionem. </text:span><text:span text:style-name="T3">Quo pacto </text:span><text:span text:style-name="T17">vero scirrho </text:span><text:span text:style-name="T3">laborans hyderos </text:span><text:span text:style-name="T17">asi-<text:line-break/>scrat;consentiente ipsi jecore, etiam antea </text:span><text:span text:style-name="T3">nictum esu' </text:span><text:span text:style-name="T17">Quiu-<text:line-break/></text:span><text:span text:style-name="T3">ctiani laborante aliquando -utroque viscere, regium </text:span><text:span text:style-name="T17">morbum’<text:line-break/>evenire </text:span><text:span text:style-name="T3">conspeximus, nigriore, quam pro consuetudine, </text:span><text:span text:style-name="T17">co-<text:line-break/>lore, ita ut putaretur flava </text:span><text:span text:style-name="T3">hilis </text:span><text:span text:style-name="T17">fuligini </text:span><text:span text:style-name="T3">esse </text:span><text:span text:style-name="T17">permixta! &lt;</text:span><text:span text:style-name="T21">!</text:span><text:span text:style-name="T17">At-<text:line-break/></text:span><text:span text:style-name="T3">que </text:span><text:span text:style-name="T17">melini </text:span><text:span text:style-name="T3">quidam jecur nullo affectu </text:span><text:span text:style-name="T17">tum </text:span><text:span text:style-name="T3">laborare </text:span><text:span text:style-name="T17">existi-</text:span></text:p>
      <text:p text:style-name="P6"><text:span text:style-name="T3">mantes, dubitant quomodo a splene morbus regius aliquis<text:line-break/>nasci possit; quemadmodum et qui a solo liene pef scirrhurn<text:line-break/>indurato, citra jecoris vitium,, in hydropicas suffusiones, ae-<text:line-break/>grotos luridere arbitrantur. Eandem quoque habent dubi-<text:line-break/>lationem de hydrope acutos morbos sequente a quibus .jecur<text:line-break/>ob calidam et saepenurnero siccam .intemperiem tam graviter<text:line-break/>afficitur</text:span><text:span text:style-name="T15">, </text:span><text:span text:style-name="T3">ut cibum in sanguinem transmutare nequeat; ne-<text:line-break/>que enim etiam iu iis jecur assici existimant, ab Erasistrato<text:line-break/>accepta consuetudine, ut nullam partem assici arbitrentur,<text:line-break/>nisi vel tumor quispiam, vel ulcus in ipsa consistat. Verum<text:line-break/>illis concedendunr erit ita existimare, nullum ab intemperie<text:line-break/>morbum arbitrantibus fieri, at medici qui sequuntur ea quae<text:line-break/>manifeste apparent et refrigerata parte quapiam symptomata<text:line-break/>quaedam fieri putant, numquid admiratione digni sunt, qui<text:line-break/>hydropem consistere posse putent, ne unico quidem loco af-<text:line-break/>fecto ? Si enim quod nullus sit lu hepate tumor praeter na-<text:line-break/>turam , ob' id viscus haudquaquam affectum esse existimant,</text:span></text:p>
      <text:p text:style-name="P6"><text:span text:style-name="T3">neque alia pars ulla afficietur lu iis qui aqua frigida vitiosa<text:line-break/>affatim et intempestive epota, mox inde hydero corripiuntur.<text:line-break/>Noxam quidem infert internis partibus aqua sic epota, alias<text:line-break/>aliis, vel praecipue, vel primo, prout aliqua forte fortuna eo<text:line-break/>tempore reliquis suerit imbecillior; verum ussi </text:span><text:span text:style-name="T15">ad </text:span><text:span text:style-name="T3">jecur fri-<text:line-break/>gus transmittatur, hydericus affectus subsequi non potest<text:line-break/>Sic igitur splenis quoque vitio hyderus nonnunquam evenit,<text:line-break/>aut cum tumore refrigerati, ut in scirrhis, aut citra tumo-<text:line-break/>reni, ut lu copiosis ac intempestivis aquae frigidae et pravae<text:line-break/>potionibus. Quod vero melancholica rnoestitia, ipso excre-<text:line-break/>inenta hujusmodi ad os ventriculi transmittente, proveniat,<text:line-break/>antea ubi de ipso tractavimus, dictum est; quarnobrem de eo<text:line-break/>Ctiamnum plura niiuime dicenda sunt, quum ejus organici<text:line-break/>affectus rationali elignotioue non indigeant, qui vero ab in-<text:line-break/>temperie proficiscuntur, tum ex iis quae jam diximus, tum<text:line-break/>ex ea doctrina, quam supra de jecore proposuimus, </text:span><text:span text:style-name="T6">noti sini-,<text:line-break/></text:span><text:span text:style-name="T3">nam eorum quidam nomiuathn sunt explicati, quidam vero</text:span></text:p>
      <text:p text:style-name="P6"><text:span text:style-name="T3">qui fimiliter ut illi consistunt, similem quoque habebunt di-<text:line-break/>gnotionem.</text:span></text:p>
      <text:h text:style-name="Heading_20_2" text:outline-level="2">Cap. ll.</text:h>
      <text:p text:style-name="P99"><text:span text:style-name="T3">Jam de ventricusi affectibus aliquid </text:span><text:span text:style-name="T5">dixi</text:span><text:span text:style-name="T3">,<text:line-break/>ac in duas maximas ipsum partes secui, primam superiorem,<text:line-break/>gulae continuam, ex multis nervis lenfificis contextam, al-<text:line-break/>teram huic continuam, quae ad intestinorum usque exortum<text:line-break/>extenditur. At ut utriusque in animalibus proprius est<text:line-break/>usus ac pro usus differentia diversa symptomata, ad eun-<text:line-break/>dem modum quicunque affectus communes sunt similaribus'<text:line-break/>et organicis partibus, ii etiam his tum inter sc tum cum<text:line-break/>universis lutestinis communes existnnti Verum symptoma-<text:line-break/>tum similitudo non solum his est inter se, sed etiam partibus,<text:line-break/>quae ipsa attingunt, sicut renibus et colo. Horum igitur<text:line-break/>nonnulla sedem affectam habent cognitu facilem, ut dyfen-<text:line-break/>terla et tenesmus; in praefenti oratione autem nomen dys-<text:line-break/>enteriae proprie audire oportet, ut appellatio intestinorum<text:line-break/>ulcus significet; neque enim repente fit hujusmodi affectus.</text:span></text:p>
      <text:p text:style-name="P6"><text:span text:style-name="T3">ut alter in quo hepar assici diximus, atque proprias habet<text:line-break/>notas. Etenim ah ipfius initio hilis satis mordacis excretio<text:line-break/>fit, quam deinde intestinorum ramenta sequuntur; postea<text:line-break/>cum ramentis paulum cruoris excernitur, tunique jam affe-<text:line-break/>ctus dysenteria est. Quum itaque hujusmodi ramenta sola<text:line-break/>excernuntur, considerandum est, num pingue quid simul<text:line-break/>cum ipfis dejiciatur; ita enim in crassis intestinis ulcus con-<text:line-break/>stiterit. Ubi vero cruor jam simul excernitur, intueri opor-<text:line-break/>tet, utrum </text:span><text:span text:style-name="T15">is </text:span><text:span text:style-name="T3">reliquis </text:span><text:span text:style-name="T6">excrementis</text:span><text:span text:style-name="T3"> sit permixtus universus<text:line-break/>univerfis, an ipsorum alicui parui insideat; etenim si ad-<text:line-break/>mixtus fit, in superioribus; si supernatet, lu humilioribus<text:line-break/>intestinis ulcus esse demonstrat. Ac idem quoque in ramen-<text:line-break/>tofis excrementis fieri cernitur, verum minus perspicue<text:line-break/>quam in cruore. Simili etiam ratione, si ramenta excer-<text:line-break/>nantur, ipsa, quorum intestinorum sint, declarant, tum ex<text:line-break/>substantia propria, tum ex modo quo permixtu sunt excre-<text:line-break/>mentis, vel uni eorum parti insident. Non mediocriter au-</text:span></text:p>
      <text:p text:style-name="P6"><text:span text:style-name="T3">tem conducit ad curationem ulcus nosse, in qua intestinorum<text:line-break/></text:span><text:span text:style-name="T17">parte </text:span><text:span text:style-name="T3">consistat </text:span><text:span text:style-name="T15">; </text:span><text:span text:style-name="T3">nam quae lu superioribus intestinis sunt, epo-<text:line-break/>tis medicamentis curantur, quae vero in inferioribus, clyste-<text:line-break/></text:span><text:span text:style-name="T17">ribus </text:span><text:span text:style-name="T3">injectis juvantur. Atque hujusmodi dysenteriae ab<text:line-break/>hepaticis profluviis discernuntur, tum quod per initia tenuis<text:line-break/></text:span><text:span text:style-name="T17">sanies </text:span><text:span text:style-name="T3">sanguinis ab hepate dejiciatur, deinde augescente affe-<text:line-break/></text:span><text:span text:style-name="T17">ctu </text:span><text:span text:style-name="T3">crassus humor, faecibus vini similis; tum quod nihil ra-</text:span><text:span text:style-name="T17">'<text:line-break/>meutosum </text:span><text:span text:style-name="T3">excernatur, scd interdum duorum aut trium die-</text:span><text:span text:style-name="T17">'<text:line-break/>rum </text:span><text:span text:style-name="T3">intervallo supprimatur evacuatio, in hepaticis excretio-<text:line-break/></text:span><text:span text:style-name="T17">nibus, </text:span><text:span text:style-name="T3">dcinde rursus redeat malum, atque excernantur ex-<text:line-break/>crernenta prioribus multo deteriora; at non in intestinorum<text:line-break/></text:span><text:span text:style-name="T17">ulceribus </text:span><text:span text:style-name="T3">fieri sic apparet, nam neque affatim, neque ex Ion-’<text:line-break/></text:span><text:span text:style-name="T17">gis </text:span><text:span text:style-name="T3">temporum intervallis dejiciunt. Atque ulcera quae </text:span><text:span text:style-name="T17">in<text:line-break/>recto </text:span><text:span text:style-name="T3">intestino oriuntur, tenesmum vocant, vehementes ten-<text:line-break/></text:span><text:span text:style-name="T17">siones et </text:span><text:span text:style-name="T3">promptas dejiciendi cupiditates invehunt, paucis ad-<text:line-break/></text:span><text:span text:style-name="T17">modum </text:span><text:span text:style-name="T3">sequentibus excrementis, </text:span><text:span text:style-name="T17">• </text:span><text:span text:style-name="T3">quae quidem ab luitio pi-<text:line-break/></text:span><text:span text:style-name="T17">tuitosa </text:span><text:span text:style-name="T3">et pinguia, progressu vero temporis etiam </text:span><text:span text:style-name="T17">ramentosa<text:line-break/>dejiciuntur; </text:span><text:span text:style-name="T3">scd haec per totum morbi spatium </text:span><text:span text:style-name="T17">superne de-</text:span></text:p>
      <text:p text:style-name="P6"><text:span text:style-name="T3">scendentibus haudquaquam mixta </text:span><text:span text:style-name="T15">ridentur. Scribunt </text:span><text:span text:style-name="T3">non-<text:line-break/>nulli, </text:span><text:span text:style-name="T6">a</text:span><text:span text:style-name="T3"> vehementissimis excernendi conatibus, praegressis do-<text:line-break/>loribus gravissimis, aliquos lapides callosas dejecisse, iis </text:span><text:span text:style-name="T17">qui<text:line-break/></text:span><text:span text:style-name="T3">in vesica nascuntur similes; quod ipse neque vidi, neque<text:line-break/>alium qui viderit </text:span><text:span text:style-name="T17">unquam </text:span><text:span text:style-name="T3">audivi. Sed coli vehementem<text:line-break/>dolorem saepenurnero conspexi medicis illum non ad colum,<text:line-break/>sed ad renes pertinere putantibus, veluti renum quoque </text:span><text:span text:style-name="T17">cru-<text:line-break/></text:span><text:span text:style-name="T3">ciatus, ad colum referri. Nomiulli </text:span><text:span text:style-name="T17">vero </text:span><text:span text:style-name="T3">ipsorum </text:span><text:span text:style-name="T17">putarunt<text:line-break/></text:span><text:span text:style-name="T3">in sinistris partibus colicam affectionem nunquam fieri. Igi-<text:line-break/></text:span><text:span text:style-name="T17">tur </text:span><text:span text:style-name="T3">ab initio horum </text:span><text:span text:style-name="T17">affectuum distinctio </text:span><text:span text:style-name="T3">difficilis est, </text:span><text:span text:style-name="T17">quo'<text:line-break/></text:span><text:span text:style-name="T3">tempore neque magnam praesidiorum differentiam ipsi </text:span><text:span text:style-name="T17">requi-<text:line-break/></text:span><text:span text:style-name="T3">runt; symptomata tamen, quae hic exuberant, jam </text:span><text:span text:style-name="T17">tum di-<text:line-break/></text:span><text:span text:style-name="T3">ligenter intueri oportet. </text:span><text:span text:style-name="T17">• </text:span><text:span text:style-name="T3">Nam nauseae cum vomitu </text:span><text:span text:style-name="T17">urgent<text:line-break/></text:span><text:span text:style-name="T3">multo graviores et magis assiduae dolente colo, evomuntqne<text:line-break/>ni plura pituitosa atque corrupta, ac retinentur magis </text:span><text:span text:style-name="T17">ex-<text:line-break/></text:span><text:span text:style-name="T3">crementa, ut ne </text:span><text:span text:style-name="T17">statum </text:span><text:span text:style-name="T3">quidem aut ructum excernant</text:span><text:span text:style-name="T17">; sue-<text:line-break/></text:span><text:span text:style-name="T3">penuinero etiam </text:span><text:span text:style-name="T17">veluti </text:span><text:span text:style-name="T3">circuire videtur dolor atque </text:span><text:span text:style-name="T17">amplio-<text:line-break/>rem </text:span><text:span text:style-name="T3">locum occupare </text:span><text:span text:style-name="T17">; nonnunquam </text:span><text:span text:style-name="T20">vero</text:span><text:span text:style-name="T17"> in diversis partibus</text:span></text:p>
      <text:p text:style-name="P4"><text:span text:style-name="T3">vehementior fit, quum nephritici dolores eodem lu loco sta-<text:line-break/></text:span><text:span text:style-name="T36">biles </text:span><text:span text:style-name="T3">jugiter infestent. Quum autem dolor suerit renum situ<text:line-break/>altior, manifestum colicae affectionis indicium est; si vero in<text:line-break/></text:span><text:span text:style-name="T36">uno </text:span><text:span text:style-name="T3">loco, ubi renes ponuntur, stabilis constiterit, nihil ad<text:line-break/>dignotionem potest hinc sumi. Verum cum his, quae modo<text:line-break/>percurrimus, urinae quoque considerandae sunt; nam ne-<text:line-break/></text:span><text:span text:style-name="T36">phritici </text:span><text:span text:style-name="T3">ab luitio admodum dilutas purasque reddunt, quae<text:line-break/></text:span><text:span text:style-name="T36">deinde </text:span><text:span text:style-name="T3">sequentibus diebus asperum sedimentum habent, tum<text:line-break/></text:span><text:span text:style-name="T36">omnino </text:span><text:span text:style-name="T3">arenosum. Quinetiarn in colica, siquid ab alvo<text:line-break/>dejiciatur, id flatuosum quodammodo est et saepenumero<text:line-break/></text:span><text:span text:style-name="T36">aquae </text:span><text:span text:style-name="T3">supernatat, similem </text:span><text:span text:style-name="T15">habens </text:span><text:span text:style-name="T3">bubulo </text:span><text:span text:style-name="T15">stercori </text:span><text:span text:style-name="T3">confisten-<text:line-break/></text:span><text:span text:style-name="T36">tiam. </text:span><text:span text:style-name="T3">Quinetiarn coliri cruciatus mullo magis quam ne-<text:line-break/></text:span><text:span text:style-name="T36">phritici </text:span><text:span text:style-name="T3">laxantibus mitigantur clysteribus; atque evenit in-<text:line-break/></text:span><text:span text:style-name="T36">terdum, </text:span><text:span text:style-name="T3">ut frigido aliquo humore simul ejecto, illico qnies-<text:line-break/></text:span><text:span text:style-name="T36">cant; </text:span><text:span text:style-name="T3">ut mitigans praesidium non mitigans tantum, scd<text:line-break/></text:span><text:span text:style-name="T36">etiam </text:span><text:span text:style-name="T3">curativnm fiat et diagnosticum. Atque ut hi frigidum<text:line-break/></text:span><text:span text:style-name="T36">humorem </text:span><text:span text:style-name="T3">alvo excernente, ile nephritici cum urina lapide</text:span></text:p>
      <text:p text:style-name="P4"><text:span text:style-name="T3">exeunte et a dolore liberantur et simul locnrn affectum osten-<text:line-break/>dunt, itaque nihil relinquitur, nisi </text:span><text:span text:style-name="T17">ut </text:span><text:span text:style-name="T3">provideatur, ne postea<text:line-break/>tam facile assici possint. Nam ut perseverante dolore </text:span><text:span text:style-name="T17">utra-<text:line-break/></text:span><text:span text:style-name="T3">que pars eisdem indiget praesidiis, ita tempore subsequeute<text:line-break/>diversis. Quapropter nullum in curatione augurandum </text:span><text:span text:style-name="T17">est<text:line-break/></text:span><text:span text:style-name="T3">damnum nobis evenire, quod in primo horum morborum<text:line-break/>lufultu eos difficulter discernamus</text:span><text:span text:style-name="T17">; </text:span><text:span text:style-name="T3">tunc enim neque </text:span><text:span text:style-name="T17">exter-<text:line-break/></text:span><text:span text:style-name="T3">nis, neque internis, disserentibus egent auxiliis, scd </text:span><text:span text:style-name="T17">suffici-<text:line-break/></text:span><text:span text:style-name="T3">unt ea quae dolorem leniant. Quum autem </text:span><text:span text:style-name="T6">omnia</text:span><text:span text:style-name="T3"> </text:span><text:span text:style-name="T17">intestina<text:line-break/>a </text:span><text:span text:style-name="T3">ventriculo ordine quodam descendant, omnium supremum<text:line-break/>jejunum, deinde, quod tenue vocatur, postea caecnm </text:span><text:span text:style-name="T17">ad in-<text:line-break/></text:span><text:span text:style-name="T3">fernas partes extensum, colum ad superiores revertens, </text:span><text:span text:style-name="T17">donec<text:line-break/></text:span><text:span text:style-name="T3">faepenuinero et lieni </text:span><text:span text:style-name="T6">et jecori</text:span><text:span text:style-name="T3"> attendatur, miratus sum, </text:span><text:span text:style-name="T17">quo-<text:line-break/></text:span><text:span text:style-name="T3">modo non solum medici fere omnes, fed etiam </text:span><text:span text:style-name="T17">populares,<text:line-break/></text:span><text:span text:style-name="T3">. vehemeutissimos quosque dolores, in quacunque parte eve-<text:line-break/></text:span><text:span text:style-name="T17">nerint, </text:span><text:span text:style-name="T3">ad colum referunt. Id quidem mihi </text:span><text:span text:style-name="T17">quoque verisi-<text:line-break/>niile </text:span><text:span text:style-name="T3">videtur; scd quum causam quaero, </text:span><text:span text:style-name="T17">cur </text:span><text:span text:style-name="T3">tam </text:span><text:span text:style-name="T17">vehemens</text:span></text:p>
      <text:p text:style-name="P6"><text:span text:style-name="T3">tamque perseverans sit dolor, non simpliciter huic assertioni<text:line-break/></text:span><text:span text:style-name="T17">satis </text:span><text:span text:style-name="T3">credo. Non enim ut in, renibus atque ureteribus im-<text:line-break/>pacto lapide, ingentes dolores in transilii excitantur, sic et<text:line-break/></text:span><text:span text:style-name="T17">tenuibus </text:span><text:span text:style-name="T3">intestinis rationi consentaneum est censere, frigidos<text:line-break/></text:span><text:span text:style-name="T17">flatus </text:span><text:span text:style-name="T3">retentos atque similes iis humores dolorem efficere;<text:line-break/></text:span><text:span text:style-name="T17">nam </text:span><text:span text:style-name="T3">tenuium intestinorum tunicae rara tenuique substantia<text:line-break/></text:span><text:span text:style-name="T17">constant, </text:span><text:span text:style-name="T3">ut non,ita diu hujusmodi causas continere</text:span><text:span text:style-name="T17">• </text:span><text:span text:style-name="T3">possint.<text:line-break/></text:span><text:span text:style-name="T17">Ergo </text:span><text:span text:style-name="T3">probabile est frigidum, crassum et lentum humorem,<text:line-break/></text:span><text:span text:style-name="T17">aut </text:span><text:span text:style-name="T3">flatulentum spiritum, in corpore crasso densoque geni-<text:line-break/>tum, exitum non habentem, dolorem excitare; vehementem<text:line-break/></text:span><text:span text:style-name="T17">quidem </text:span><text:span text:style-name="T3">geminam ob causam, intemperiem et corporum qui-<text:line-break/></text:span><text:span text:style-name="T17">bus </text:span><text:span text:style-name="T3">continetur tensionem; longum vero, quia difficile vacu-<text:line-break/></text:span><text:span text:style-name="T17">atur, </text:span><text:span text:style-name="T3">corporum ipsum ambientium tum crassitudine tum<text:line-break/></text:span><text:span text:style-name="T17">spissitudine </text:span><text:span text:style-name="T3">coercitus. Atque interdum alii quoque </text:span><text:span text:style-name="T17">dolores<text:line-break/></text:span><text:span text:style-name="T3">vehernentissimi in sublimioribus intestinorum partibus eve-<text:line-break/></text:span><text:span text:style-name="T17">.niunt, graviter vomitionibus </text:span><text:span text:style-name="T3">cruciantes, adeo ut </text:span><text:span text:style-name="T17">nonnulli<text:line-break/>sub </text:span><text:span text:style-name="T3">fine stercus quoque evomant; </text:span><text:span text:style-name="T6">a</text:span><text:span text:style-name="T3"> quo affectu vix </text:span><text:span text:style-name="T17">unquam</text:span></text:p>
      <text:p text:style-name="P4"><text:span text:style-name="T15">aliquis </text:span><text:span text:style-name="T3">evasit; hunc quidam volvulum vocant, nonnulli etiam<text:line-break/>chordapsum</text:span><text:span text:style-name="T15">, </text:span><text:span text:style-name="T3">quum tumor aliquis eminet in tenuium </text:span><text:span text:style-name="T6">intefti-<text:line-break/></text:span><text:span text:style-name="T3">norurn regione, ut rideatur intestinum ad chordae similitu-<text:line-break/>dinem circumvolutum. Itaque consentaneum visum est </text:span><text:span text:style-name="T17">me-<text:line-break/></text:span><text:span text:style-name="T3">dicis antiquioribus, vel ab iusiarnmatione, vel ab obstructio-<text:line-break/>Ue aridi stercoris, hujusmodi tenuium intestinorum </text:span><text:span text:style-name="T17">affectus<text:line-break/></text:span><text:span text:style-name="T3">oriri. Sunt alia quoque symptomata, quae merito omnibus, </text:span><text:span text:style-name="T17">et<text:line-break/></text:span><text:span text:style-name="T3">intestinis'dt ventriculo, simul affectis evenire creduntur, </text:span><text:span text:style-name="T17">ut<text:line-break/></text:span><text:span text:style-name="T3">quas lienterias et coeliacas affectiones vocitant, quae minime<text:line-break/>sunt mordaces. Nam ihordaces </text:span><text:span text:style-name="T6">eo</text:span><text:span text:style-name="T3"> ipso quod mordeant </text:span><text:span text:style-name="T17">om-<text:line-break/></text:span><text:span text:style-name="T3">nia intestina ad excretionem excitant; at non mordaces </text:span><text:span text:style-name="T17">inte-<text:line-break/></text:span><text:span text:style-name="T3">stinorum imbecillitatem sequuntur, quia retinere contenta </text:span><text:span text:style-name="T17">ne<text:line-break/></text:span><text:span text:style-name="T3">exiguo quidem tempore possunt, illico excernentium ea, </text:span><text:span text:style-name="T17">ac si<text:line-break/></text:span><text:span text:style-name="T3">grave aliquod onus deponerent, ut in stranguriis </text:span><text:span text:style-name="T17">contingit;<text:line-break/></text:span><text:span text:style-name="T3">hae namque etiam conspiciuntur fieri, interdum quumob </text:span><text:span text:style-name="T17">acri-<text:line-break/>~ </text:span><text:span text:style-name="T3">unimani et morsum vesica jugiter, quicquid ad eam pervenit,<text:line-break/>-‘‘nsecerinf; -interdum, quod molem ipsius, etiamsi exiguam, </text:span><text:span text:style-name="T17">su-</text:span></text:p>
      <text:p text:style-name="P6"><text:span text:style-name="T17">siluere </text:span><text:span text:style-name="T3">nequeat. At </text:span><text:span text:style-name="T6">a</text:span><text:span text:style-name="T3"> quibus causis intestinorum laevitas<text:line-break/>proveniat, alibi particulatirn scriptum habetis, praeter ea,<text:line-break/></text:span><text:span text:style-name="T17">•quae </text:span><text:span text:style-name="T3">in libris methodi medendi, de naturalibus facultatibus<text:line-break/></text:span><text:span text:style-name="T17">et </text:span><text:span text:style-name="T3">de symptomatum causis diximus. Nunc enim non disse-<text:line-break/></text:span><text:span text:style-name="T17">rimus </text:span><text:span text:style-name="T3">de causis morbos efficientibus, scd de affectis locis,<text:line-break/></text:span><text:span text:style-name="T17">qui </text:span><text:span text:style-name="T3">tum tactus, tum visus judicium effugiunt. At quia </text:span><text:span text:style-name="T17">ad<text:line-break/></text:span><text:span text:style-name="T3">accuratam horum dignotionem etiam de ipsis affectibus inter-<text:line-break/></text:span><text:span text:style-name="T17">dum </text:span><text:span text:style-name="T3">aliquid dicere coactus sum, idcirco de causis quoque ip-<text:line-break/></text:span><text:span text:style-name="T17">fos </text:span><text:span text:style-name="T3">efficientibus mentionem feci. Itaque sermoni de intesti-<text:line-break/></text:span><text:span text:style-name="T17">norum </text:span><text:span text:style-name="T3">affectibus convenit hic finem imponere; quicunque<text:line-break/></text:span><text:span text:style-name="T17">enim </text:span><text:span text:style-name="T3">affectus in ipfis consistunt cognitu faciles, </text:span><text:span text:style-name="T17">ii </text:span><text:span text:style-name="T3">cum prae-<text:line-break/></text:span><text:span text:style-name="T17">dictis </text:span><text:span text:style-name="T3">communes habent notas. Nam abscessuum, inflam-<text:line-break/></text:span><text:span text:style-name="T17">mationum, </text:span><text:span text:style-name="T3">scirrhorum, inflationum, erysipelatum indicia<text:line-break/></text:span><text:span text:style-name="T17">omnibus </text:span><text:span text:style-name="T3">cognita, quum in ventriculi locis apparent, et<text:line-break/></text:span><text:span text:style-name="T17">affectus </text:span><text:span text:style-name="T3">ipfius et simul aflectae sedis dignotionem ostendunt,<text:line-break/></text:span><text:span text:style-name="T17">ac de </text:span><text:span text:style-name="T3">his prioribus libris satis dictum est.</text:span></text:p>
      <text:h text:style-name="P2" text:outline-level="2">Cap. <text:span text:style-name="T60">II</text:span>I.</text:h>
      <text:p text:style-name="P99"><text:span text:style-name="T3">Quum derepente nephritis incinit, lapide<text:line-break/>notatu digno vel in renum vel in ureterum aliquo impacto,<text:line-break/>dolor excitatur colico similis, verum distinguitur nausearum<text:line-break/>tum multitudine tum magnitudine, cum iis quae vomitu re-<text:line-break/>jicruntur,, biliosis et pituitosis, praeassumpti quoque cibi<text:line-break/>aliquid admixtum habentibus ; saepenurnero etiam loco, quum<text:line-break/>superiores coli parles afficiuntur;, atque ex eo interdum,<text:line-break/>quod non uni loco dolor innitatur, sed revolvatur, et ad plu-<text:line-break/>rimas extendatur partes, ac. ne flatus quidem transmittatur,-<text:line-break/>haec enim omnia colicis duntaxat eveniunt, alia magis, alia<text:line-break/>minus. Quum vero ex iis, quae in urinis sublident, aut<text:line-break/>lapide cum urina excretu, plane discernuntur, nullus relin-<text:line-break/>quitur quaestioni locus. Multi vero laborantes dolorem<text:line-break/>moderatum prosundo ilium insidentem sentiunt ab initio,<text:line-break/>, quum nondum sabulosum quippianr manifeste excernatur;<text:line-break/>quibus, ut scitis, dato medicamento, quod lapides in renibus<text:line-break/>conterat, simul et affectum ipsum, et sedem affectam digno-</text:span></text:p>
      <text:p text:style-name="P6"><text:span text:style-name="T17">sco, </text:span><text:span text:style-name="T3">atque idem habeo curationis principium. Si enim a<text:line-break/>medicamenti polione in urluis sabulosa quaedam eomperian-<text:line-break/>tur, nephriticum affectum esse cognosco, atque deinceps ea-<text:line-break/>dem medicamenta exhibendo reliquam perficio curationem.<text:line-break/></text:span><text:span text:style-name="T17">Quum </text:span><text:span text:style-name="T3">autem renem aliquem ita assectum esse dignoveris</text:span><text:span text:style-name="T17">, </text:span><text:span text:style-name="T3">si<text:line-break/></text:span><text:span text:style-name="T17">dolores </text:span><text:span text:style-name="T3">cum horrore intervallato inaequalique infestare vide-<text:line-break/>antur, ac ex his febres quaedam inordinatae, </text:span><text:span text:style-name="T17">tum </text:span><text:span text:style-name="T3">pronum<text:line-break/></text:span><text:span text:style-name="T17">in </text:span><text:span text:style-name="T3">ventrem decumbere jussum, atque interdum in alterum<text:line-break/>latus, ut sublimis fit affectae partis fitus </text:span><text:span text:style-name="T17">, </text:span><text:span text:style-name="T3">laborantem inter-<text:line-break/>roga, num circa renem dolentem veluti suspenfi cujusdam<text:line-break/>ponderis sensum percipiat. Etenim, quum haec ei accide .<text:line-break/></text:span><text:span text:style-name="T17">rint, </text:span><text:span text:style-name="T3">abscessum cossigi conjicere oportet; quo concocto, pus<text:line-break/></text:span><text:span text:style-name="T17">mictum, </text:span><text:span text:style-name="T3">laborantem a dolore liberat et ulceris in rene peri-<text:line-break/></text:span><text:span text:style-name="T17">culum </text:span><text:span text:style-name="T3">assert, proinde exacto stiidio laborandum est, ut in-<text:line-break/></text:span><text:span text:style-name="T17">ducatur </text:span><text:span text:style-name="T3">cicatrix, quod nisi illico contigerit, difficiliorem red-<text:line-break/></text:span><text:span text:style-name="T17">dit </text:span><text:span text:style-name="T3">curationem. Ac perseverantis ulceris signa ex urina<text:line-break/></text:span><text:span text:style-name="T17">haud </text:span><text:span text:style-name="T3">obscure deprehenduntur et laborans creberrime in </text:span><text:span text:style-name="T6">af-</text:span></text:p>
      <text:p text:style-name="P6"><text:span text:style-name="T3">fecto rene dolorem sentit; atque interdum cum urina exigu-<text:line-break/>um pus,- veluti ab ulcere, excernitur; similiter ramentum<text:line-break/>nonnunquam excluditur, ac interdum sanguis quoque, </text:span><text:span text:style-name="T17">qui<text:line-break/></text:span><text:span text:style-name="T3">erosi ulceris indicium est. At et rupto aliquando vase </text:span><text:span text:style-name="T17">ob<text:line-break/></text:span><text:span text:style-name="T3">plenitudinem, aut casum</text:span><text:span text:style-name="T17">, </text:span><text:span text:style-name="T3">aut vehementem ictum, </text:span><text:span text:style-name="T17">nounulli<text:line-break/></text:span><text:span text:style-name="T3">magnam sanguinis copiam mejendo prosuderunt; quod </text:span><text:span text:style-name="T17">aper-<text:line-break/></text:span><text:span text:style-name="T3">to etiamjnterduin venae alicuius ore siti Sed certissima </text:span><text:span text:style-name="T17">ul-<text:line-break/></text:span><text:span text:style-name="T3">ceratorum renum conjectura est, si cum urina exiguae quae-<text:line-break/>dam carunculae excernantur, renum substantiae partes, </text:span><text:span text:style-name="T17">ob<text:line-break/></text:span><text:span text:style-name="T3">vehementem ulceris erosionem evulsae. Ea vero quae </text:span><text:span text:style-name="T17">pilis<text:line-break/></text:span><text:span text:style-name="T3">similia sunt, Hippocrates quoque</text:span><text:span text:style-name="T17">• </text:span><text:span text:style-name="T3">cum urinis excerni </text:span><text:span text:style-name="T17">vidit,<text:line-break/></text:span><text:span text:style-name="T3">quemadmodum ipse in aphorismis scripsit; ac nos etiam </text:span><text:span text:style-name="T17">vi-<text:line-break/></text:span><text:span text:style-name="T3">dimus, aliquando semipedis longitudine, interdum etiam </text:span><text:span text:style-name="T17">lon-<text:line-break/></text:span><text:span text:style-name="T3">giora, ac nonnunquam etiam admodum exigua, ut </text:span><text:span text:style-name="T17">minerer,<text:line-break/></text:span><text:span text:style-name="T3">quomodo in renum ventriculo talia possent consistere; </text:span><text:span text:style-name="T17">pro-<text:line-break/></text:span><text:span text:style-name="T3">inde probabilius mihi ridebatur, lu venis hujusmodi res </text:span><text:span text:style-name="T17">pro-<text:line-break/>creari, </text:span><text:span text:style-name="T3">quemadmodum </text:span><text:span text:style-name="T17">lu </text:span><text:span text:style-name="T3">quodam Arabiae loco, ut </text:span><text:span text:style-name="T17">ajunt, in</text:span></text:p>
      <text:p text:style-name="P6"><text:span text:style-name="T3">tiblis hominum dracunculi vocati nascuntur,, nervosi natura,<text:line-break/>calore crassitudineque lumbricis similes'; multos sane audivi,<text:line-break/>qui se vidisse eos dicerent, ipse vero quum nunquam viderim,<text:line-break/>neque de ortu neque de essentia ipsorum quicquam exacte<text:line-break/>conjicere possum. At ubi pilos mejendo excretos vidi, tum<text:line-break/>ex colore, tum ex mole credidi dicentibus, eos ex crasso<text:line-break/>lentoque humore calefacto exiccatoque in venis consistere, at<text:line-break/>longitudinis ipsorum causam non; intelligo. Verum quum<text:line-break/>primum eos vitsi, curationem medicamentis urinam.cientibus .<text:line-break/>successuram sperari, atque ita contigit ac prope omnibus,<text:line-break/>quibus hic affectus accidit, nephriticum riullum symptoma<text:line-break/>neque, ante suit, neque deinde obortum est, diureticis medi-<text:line-break/>camentis curatis. Veium etiamsi alia quaepiam humorum<text:line-break/>vitia a venis per urinam expurgentur, quemadmodum si pu-<text:line-break/>ris quoque multa nat per urinas excretio, nihil ab </text:span><text:span text:style-name="T15">iis </text:span><text:span text:style-name="T3">vel </text:span><text:span text:style-name="T6">reg-<text:line-break/>nes,</text:span><text:span text:style-name="T3"> vel vesicam, vel ureteras meatus laedi cognovimus, sed<text:line-break/>in hac re cum intestinis conveniunt, quae lu hepaticis asse-</text:span></text:p>
      <text:p text:style-name="P6"><text:span text:style-name="T3">ctionibus nihil patiuntur, licet a hile sincera laedantur, vel-<text:line-break/>uti vefica quoque, ubi longo tempore acres per ipsam uri-<text:line-break/>nae transeunt, ulceratur. Est etiam alius renum affectus,<text:line-break/>quo tenuis sanies sanguinis mejitur, similis excrementis, quae<text:line-break/>in hepaticorum affectuum initio excernuntur, nisi quod paulo<text:line-break/>magis apparent cruenta; id autem accidit ob aliquam asse<text:line-break/>ctionem renibus insidentem ei consimilem, qualem in jecore<text:line-break/>diximus imbecillitatem esse, tum ob osculorum, aut meatu-<text:line-break/>um, vel utcunque nominare volueris, per quos ex cava ve-<text:line-break/>na in renes urina percolatur, laxitatem. .Atque renum quo-<text:line-break/>que mini ridetur affectus is esse, quem quidam hydropem<text:line-break/>matellae, alii urinae profluvium, alii diabetem, alii dipsacon<text:line-break/>appellant, qui rarissime gignitur. Equidem eum huc usque<text:line-break/>bis vidi, supra modum sitientibus infirmis atque idrirco ex-<text:line-break/>uberanto bibentibus, celeriterque per urinam epotum red-<text:line-break/>dentibus tale, quale biberant. Atque hic renum veficaeque<text:line-break/>affectus fimilis est ventriculi intestinorumque 'laevitati. Sed</text:span></text:p>
      <text:p text:style-name="P6"><text:span text:style-name="T3">de intestinorum saevitate scparatim dictum est, </text:span><text:span text:style-name="T15">ubi </text:span><text:span text:style-name="T3">ostendi-<text:line-break/>mus., non ventriculum duntaxat, sed universa quoque inte-<text:line-break/>stina , ad excretionern tum ciborum tum potuum assumpto-<text:line-break/>rum celeriter excitari, adeo ut ne pauxillo quidem tempore<text:line-break/>citra molestiam ferre possint ipsorum aut pondus aut qua-<text:line-break/>litatem. At quod affatim celeriterque </text:span><text:span text:style-name="T6">ad</text:span><text:span text:style-name="T3"> vesicam urina de-<text:line-break/>feratur, id neque </text:span><text:span text:style-name="T6">ad ventriculi,</text:span><text:span text:style-name="T3"> nequo intestini jejuni, neque<text:line-break/>tenuis imbecillitatem, tanquam ad causam, referri potest.<text:line-break/>Si enim quod potum sustinere non possint, ad excretionem<text:line-break/>properant, quid obstat, quominus per sedem excernatur, ut<text:line-break/>in saevitatibus intestinorum fieri ridetur ? neque enim cibus<text:line-break/>duntaxat celeriter per tam longam intestinorum convolutio-<text:line-break/>nern transiens dejicitur, verum etiam quae epota suere. At<text:line-break/>distributionem </text:span><text:span text:style-name="T6">a totius ventris</text:span><text:span text:style-name="T3"> partibus ad hepar didicimus<text:line-break/>neque per hepatis, neque mesentericarum venerum, aut veii-<text:line-break/>trrs, ut neque per earum, quae ab hepate exortae ad renes<text:line-break/>tendunt, imbecillitatem fieri. Nam in libris ,de naturalibus<text:line-break/>facultatibus nobis ostensum est, </text:span><text:span text:style-name="T6">jecur ex ventriculo per</text:span><text:span text:style-name="T3"> me-</text:span></text:p>
      <text:p text:style-name="P6"><text:span text:style-name="T3">faraei venas, veluti arbores a terra per radices, cibum ad<text:line-break/>scse allicere; fic etiam ostensum est, renes trahere quod<text:line-break/>aquosum lu sanguine est; non tamen veficam trahere a </text:span><text:span text:style-name="T36">rena<text:line-break/></text:span><text:span text:style-name="T3">bus, quemadmodum neque intestina </text:span><text:span text:style-name="T6">a</text:span><text:span text:style-name="T3"> ventriculo, sed renes<text:line-break/>quidem per ureteras excernendo in vesicam mittere, </text:span><text:span text:style-name="T36">ventri-<text:line-break/></text:span><text:span text:style-name="T3">culum autem in jejunum per eum processum, quem </text:span><text:span text:style-name="T36">Hero-<text:line-break/></text:span><text:span text:style-name="T3">philus dodecadactylon vocat, a duodecim digitorum longi-<text:line-break/>tudine nomen ei imponens. Itaque renum imbecillitas </text:span><text:span text:style-name="T36">accu-<text:line-break/></text:span><text:span text:style-name="T3">fari potest, qui continere diutius urinam non' valeant; </text:span><text:span text:style-name="T36">non<text:line-break/></text:span><text:span text:style-name="T3">vero aliarum partium, per quas potus transit. Sed </text:span><text:span text:style-name="T36">rursus<text:line-break/></text:span><text:span text:style-name="T3">si arguat renes quispiam infirmitatis, quomodo tam celeriter<text:line-break/>urinam ad sc attrahent ? an dicere possumus, quemadmodum<text:line-break/>in ventriculo quibusdam lientericis vehementissima excitatur<text:line-break/>ciborum, cupiditas, ita in renibus quoque cupiditatem </text:span><text:span text:style-name="T36">fimul<text:line-break/></text:span><text:span text:style-name="T3">oriri vehementem atque hunc ob causam eos urinam per </text:span><text:span text:style-name="T36">ca-<text:line-break/></text:span><text:span text:style-name="T3">vam venam ad scse trahere, sed illico ab attractionis </text:span><text:span text:style-name="T36">impetu<text:line-break/>gravari </text:span><text:span text:style-name="T3">? quemadmodum sane et lu iis qui canina vocata </text:span><text:span text:style-name="T36">ap-<text:line-break/></text:span><text:span text:style-name="T3">petentia vexantur, nonnullos videmus affatim impleri, </text:span><text:span text:style-name="T36">pau-</text:span></text:p>
      <text:p text:style-name="P6"><text:span text:style-name="T17">lo </text:span><text:span text:style-name="T3">post vero evomere</text:span><text:span text:style-name="T15">, </text:span><text:span text:style-name="T3">aut fluore dejicere, nec. enim lolnm<text:line-break/></text:span><text:span text:style-name="T17">iis </text:span><text:span text:style-name="T15">qui praeter </text:span><text:span text:style-name="T3">naturam se habent, id </text:span><text:span text:style-name="T15">accidere </text:span><text:span text:style-name="T3">solet, verum<text:line-break/></text:span><text:span text:style-name="T17">etiam </text:span><text:span text:style-name="T3">animalibus quibusdam integra valetudine degentibus,<text:line-break/></text:span><text:span text:style-name="T17">ut </text:span><text:span text:style-name="T3">aviculis, quos nostrates in Asia feleucidas vocant; quippe<text:line-break/>quae aride locustis toto die vescentes</text:span><text:span text:style-name="T15">, </text:span><text:span text:style-name="T3">eas celeriter excer-<text:line-break/></text:span><text:span text:style-name="T17">nunt. </text:span><text:span text:style-name="T3">Ac estis quoque animantibus hujusmodi symptoma<text:line-break/>naturale videtur. Ut igitur canina cupiditas in ore ventri-<text:line-break/>culi consistens, fimul non valente ipso devoratorum pondus<text:line-break/></text:span><text:span text:style-name="T17">sustinere, </text:span><text:span text:style-name="T3">multa iinpetuose ingerere atque eadem celeriter ex-<text:line-break/></text:span><text:span text:style-name="T17">cernere </text:span><text:span text:style-name="T3">cogit, ita in renibus quoque serosae humiditatis cu-<text:line-break/>piditas, una cum virium imbecillitate, humiditatem affatim<text:line-break/></text:span><text:span text:style-name="T17">attrahere </text:span><text:span text:style-name="T3">cogit, et ejus statim iu vesicam excretionem fieri.<text:line-break/></text:span><text:span text:style-name="T17">•Sed </text:span><text:span text:style-name="T3">quaeres fortasse , quamobrern urinae fluor subito evenit,<text:line-break/>laeritas intestinorum non </text:span><text:span text:style-name="T15">item, </text:span><text:span text:style-name="T3">veluti neque canina cupidi-<text:line-break/></text:span><text:span text:style-name="T17">tas, </text:span><text:span text:style-name="T3">sed plurium dierum numero affectus initium </text:span><text:span text:style-name="T17">ab </text:span><text:span text:style-name="T3">incre-<text:line-break/></text:span><text:span text:style-name="T17">mento, </text:span><text:span text:style-name="T3">incrementum a rigore distinguitur? quoniam ven-<text:line-break/></text:span><text:span text:style-name="T17">triculi </text:span><text:span text:style-name="T3">cupiditas, qua cibum potumque appetit, animale </text:span><text:span text:style-name="T17">offi-<text:line-break/>cium est, </text:span><text:span text:style-name="T3">quo citra sensum nostrum nequaquam </text:span><text:span text:style-name="T17">fungitur;</text:span></text:p>
      <text:p text:style-name="P6"><text:span text:style-name="T3">renum vero desiderium naturale est ac sine sensu nostro, </text:span><text:span text:style-name="T17">ut<text:line-break/>quum </text:span><text:span text:style-name="T3">ad statum pervenit, ne sensum quidem moveat, </text:span><text:span text:style-name="T17">quem-<text:line-break/></text:span><text:span text:style-name="T3">admodum appetentia canina. Quare rationi consentaneum<text:line-break/>videtur </text:span><text:span text:style-name="T17">paulatim </text:span><text:span text:style-name="T3">quidem incipere, et dum major sit, in </text:span><text:span text:style-name="T17">pri-<text:line-break/></text:span><text:span text:style-name="T3">mis quidem, serum sanguinis trahere ex venis, nihil </text:span><text:span text:style-name="T17">nobis<text:line-break/></text:span><text:span text:style-name="T3">sentientibus; quem quum totum attraxerit,, </text:span><text:span text:style-name="T17">sanguinemque<text:line-break/></text:span><text:span text:style-name="T3">venarum hujuscemodi humidrtate spoliaverit, </text:span><text:span text:style-name="T17">exiccata tum<text:line-break/>vasa </text:span><text:span text:style-name="T3">humorem trahere ex hepate, deinde hoc ex </text:span><text:span text:style-name="T17">intestinis et<text:line-break/></text:span><text:span text:style-name="T3">ventriculo. Quum vero exiccatae fuerint venae</text:span><text:span text:style-name="T17">, </text:span><text:span text:style-name="T3">quae </text:span><text:span text:style-name="T17">in<text:line-break/></text:span><text:span text:style-name="T3">ore ventriculi sunt, tunc potum desiderare homluern, </text:span><text:span text:style-name="T17">affe-<text:line-break/></text:span><text:span text:style-name="T3">ctum sentientem; deinde exhibitam potionem venas </text:span><text:span text:style-name="T17">ex he-<text:line-break/></text:span><text:span text:style-name="T3">pate ad ventriculum venientes, aridas, totam statirn </text:span><text:span text:style-name="T17">rapere<text:line-break/></text:span><text:span text:style-name="T3">atque ex his alias deinceps, donec </text:span><text:span text:style-name="T17">ad </text:span><text:span text:style-name="T3">renes perveniat </text:span><text:span text:style-name="T17">trans-<text:line-break/></text:span><text:span text:style-name="T3">sumptio. Etenim </text:span><text:span text:style-name="T17">in </text:span><text:span text:style-name="T3">libris de naturalibus facultatibus </text:span><text:span text:style-name="T17">de-<text:line-break/>monstratum </text:span><text:span text:style-name="T3">est</text:span><text:span text:style-name="T17">, </text:span><text:span text:style-name="T3">non solum potionem, verum etiam </text:span><text:span text:style-name="T17">cibum,<text:line-break/></text:span><text:span text:style-name="T3">transiumptione per attractionem facta, per universum </text:span><text:span text:style-name="T17">cor-</text:span></text:p>
      <text:p text:style-name="P6"><text:span text:style-name="T17">pus </text:span><text:span text:style-name="T3">deferri. Igitur hic affectus, quod ad transitus celerita-<text:line-break/></text:span><text:span text:style-name="T17">tem </text:span><text:span text:style-name="T3">pertinet, similis est intestinorum saevitati, atque etiam<text:line-break/>quod renum affectio ventricusi affectioni eadem est, verum<text:line-break/>tantum inter sc disserunt, quod totum ante renes </text:span><text:span text:style-name="T17">lationis<text:line-break/></text:span><text:span text:style-name="T3">opus naturalimn actionum feries est, attractrice facultate<text:line-break/></text:span><text:span text:style-name="T17">agente</text:span><text:span text:style-name="T3">, quanquam unum quoddam </text:span><text:span text:style-name="T17">in </text:span><text:span text:style-name="T3">illis est simile, nimi-<text:line-break/>rum ex cava vena ad renes attractio, primae deglutitioni eo-<text:line-break/></text:span><text:span text:style-name="T17">rum, </text:span><text:span text:style-name="T3">quae ex ore in ventriculum deseruntur, at vero quae<text:line-break/></text:span><text:span text:style-name="T17">hanc </text:span><text:span text:style-name="T3">antecedunt actiones urinae fluori propriae sunt. Non<text:line-break/></text:span><text:span text:style-name="T17">recte </text:span><text:span text:style-name="T3">autem putere quosdam diabetem affectionem, velut et<text:line-break/>caninam cupiditatem, ad ventriculum pertinere, manifestum<text:line-break/></text:span><text:span text:style-name="T17">est ex </text:span><text:span text:style-name="T3">iis, qui prae nimia siti ventriculum, implent </text:span><text:span text:style-name="T17">et </text:span><text:span text:style-name="T3">servant<text:line-break/></text:span><text:span text:style-name="T17">in </text:span><text:span text:style-name="T3">ipso potionem longo tempore. Etenim qui in vehementi<text:line-break/></text:span><text:span text:style-name="T17">siti </text:span><text:span text:style-name="T3">potarunt, his quatuor symptomata succedunt; unum et<text:line-break/></text:span><text:span text:style-name="T17">quidem </text:span><text:span text:style-name="T3">primum vomitio,. aIterum velox per alvum </text:span><text:span text:style-name="T17">excretio,<text:line-break/>aut </text:span><text:span text:style-name="T3">fluore' aut intestinorum laevitate</text:span><text:span text:style-name="T17">, </text:span><text:span text:style-name="T3">tertium, quod </text:span><text:span text:style-name="T17">potus<text:line-break/>diutius </text:span><text:span text:style-name="T3">lu ventriculo maneat, quartum id ipsum, de quo nunc</text:span></text:p>
      <text:p text:style-name="P6"><text:span text:style-name="T3">sermo est, sive id aliquis diabetem, sive dipsacon, sive uri-<text:line-break/>nae fluorem nominare voluerit, neque enim, </text:span><text:span text:style-name="T15">ut.</text:span><text:span text:style-name="T3">idoneum </text:span><text:span text:style-name="T17">ei<text:line-break/></text:span><text:span text:style-name="T3">nomen imponamus, sed </text:span><text:span text:style-name="T17">ut </text:span><text:span text:style-name="T3">curationis viam tum ex loco </text:span><text:span text:style-name="T17">as-<text:line-break/></text:span><text:span text:style-name="T3">secto, tum ex ipsius affectione inveniamus, scrutamur. </text:span><text:span text:style-name="T17">At-<text:line-break/></text:span><text:span text:style-name="T3">que alius affectus occurrit, diabeti plane similis a multis </text:span><text:span text:style-name="T17">ci-<text:line-break/></text:span><text:span text:style-name="T3">bis qui neque crudi manent, neque per alvum dejiciuntur,<text:line-break/>neque plenitudinem efficiunt, neque etiam probe alnut, </text:span><text:span text:style-name="T17">.efed<text:line-break/></text:span><text:span text:style-name="T3">dissipantur scilicet celeriter. Cujus et crebrior est quam </text:span><text:span text:style-name="T17">dip-<text:line-break/></text:span><text:span text:style-name="T3">saci eventus et. faciliorem admittit curationem, quoniam </text:span><text:span text:style-name="T17">pri-<text:line-break/></text:span><text:span text:style-name="T3">usquam ad summum pervenerit, cognitus, haud difficulter </text:span><text:span text:style-name="T17">cu-<text:line-break/></text:span><text:span text:style-name="T3">ratur. Nam ubi alicui duplum consuetorum alimentorum </text:span><text:span text:style-name="T17">as-<text:line-break/></text:span><text:span text:style-name="T3">sumenti corpus non alitur, idque citra alni fluorem, hunc </text:span><text:span text:style-name="T17">affe-<text:line-break/></text:span><text:span text:style-name="T3">ctum non solum privati, verum etiam medici parvi </text:span><text:span text:style-name="T17">pendunt;<text:line-break/></text:span><text:span text:style-name="T3">quum vero ad triplum devenit, auxilia adhibentur </text:span><text:span text:style-name="T17">prius-<text:line-break/></text:span><text:span text:style-name="T3">quam ad quadruplum, aut quintuplum perveniat, </text:span><text:span text:style-name="T17">lgitur<text:line-break/></text:span><text:span text:style-name="T3">rationi consentaneum est hunc affectum </text:span><text:span text:style-name="T6">a</text:span><text:span text:style-name="T3"> celeri </text:span><text:span text:style-name="T17">dissipatione<text:line-break/>incipere,’ </text:span><text:span text:style-name="T3">omnibus partibus attractricem, atque ei </text:span><text:span text:style-name="T17">conjuga-<text:line-break/>tam </text:span><text:span text:style-name="T3">facultatem, quae proprie appetens vocatur, </text:span><text:span text:style-name="T17">servantibus.</text:span></text:p>
      <text:p text:style-name="P6"><text:span text:style-name="T17">At </text:span><text:span text:style-name="T3">vero ingentis sitis </text:span><text:span text:style-name="T15">citra </text:span><text:span text:style-name="T3">diabetem causa est ventriculus, '<text:line-break/></text:span><text:span text:style-name="T17">aut </text:span><text:span text:style-name="T3">calida aut sicca, aut utraque intemperie affectus, </text:span><text:span text:style-name="T17">maxime<text:line-break/>vero </text:span><text:span text:style-name="T3">os ipfius; proxime ventriculo hepar, fed </text:span><text:span text:style-name="T17">maxime </text:span><text:span text:style-name="T3">pars<text:line-break/></text:span><text:span text:style-name="T17">ejus </text:span><text:span text:style-name="T3">sima, simul cum ea exaestuantibus nimirum mescnterio,<text:line-break/></text:span><text:span text:style-name="T17">jejuno, </text:span><text:span text:style-name="T3">ipso ventre, stomacho etiam et pulmone. Atque<text:line-break/></text:span><text:span text:style-name="T17">hujus </text:span><text:span text:style-name="T3">symptomatis velut radix inde plerumque proficiscitur,<text:line-break/></text:span><text:span text:style-name="T17">quod </text:span><text:span text:style-name="T3">ab affectu eryfipelatode ea </text:span><text:span text:style-name="T17">incenduntur; </text:span><text:span text:style-name="T3">quae </text:span><text:span text:style-name="T17">magna<text:line-break/>ex parte </text:span><text:span text:style-name="T3">marcor sequitur alias alius,. veluti quum </text:span><text:span text:style-name="T17">de </text:span><text:span text:style-name="T3">eo tra-<text:line-break/></text:span><text:span text:style-name="T17">ctaremus </text:span><text:span text:style-name="T3">, declaratum esu Haec itaque propter </text:span><text:span text:style-name="T17">symptoma-<text:line-break/>tum </text:span><text:span text:style-name="T3">communitatem fimus cum renum affectibus dicta sunt.<text:line-break/></text:span><text:span text:style-name="T17">At </text:span><text:span text:style-name="T3">diabetes proprius ipsorum renum affectus est, </text:span><text:span text:style-name="T17">qui </text:span><text:span text:style-name="T3">caninae<text:line-break/></text:span><text:span text:style-name="T17">in ore </text:span><text:span text:style-name="T3">ventricusi cupiditati proportione respondet, </text:span><text:span text:style-name="T17">cum </text:span><text:span text:style-name="T3">re-<text:line-break/></text:span><text:span text:style-name="T17">tentricis </text:span><text:span text:style-name="T3">facultatis luibecillitate; nam si citra vehementem<text:line-break/></text:span><text:span text:style-name="T17">cupiditatem </text:span><text:span text:style-name="T3">ipsum fieri dicamus, in primis nihil urinae, quod<text:line-break/></text:span><text:span text:style-name="T17">consideratione </text:span><text:span text:style-name="T3">dignum fit, ad renes perveniet, fi vero citra<text:line-break/></text:span><text:span text:style-name="T17">retentricis </text:span><text:span text:style-name="T3">facultatis imbecillitatem, non fequetur </text:span><text:span text:style-name="T17">mictionis<text:line-break/>celeritas.</text:span></text:p>
      <text:h text:style-name="P2" text:outline-level="2">Cap. IV.</text:h>
      <text:p text:style-name="P99"><text:span text:style-name="T3">Vesicae accidunt symptomata partim cae-<text:line-break/>teris communia, ut omnes ipfius praeter naturum tumores,<text:line-break/></text:span><text:span text:style-name="T17">dolores </text:span><text:span text:style-name="T3">et quae hos creant affectiones, partim ipsi solipro-<text:line-break/>pria,. ut urinae suppressiones et stillicidia ac alio modo </text:span><text:span text:style-name="T17">im-<text:line-break/></text:span><text:span text:style-name="T3">moderatae urinae ex cretio nes. Verum hae, ut in renibus<text:line-break/>supra dictum est, vesica tanquam meatu utuntur, ipsa haud-<text:line-break/>quaquam affecta. At vero stissicidium, quod oh urinae </text:span><text:span text:style-name="T17">acri-<text:line-break/></text:span><text:span text:style-name="T3">moniam fit, symptoma vesicae est, morbus minime;, </text:span><text:span text:style-name="T17">quod<text:line-break/></text:span><text:span text:style-name="T3">vero oh ulcus aut imbecillitatem, vesicae affectui </text:span><text:span text:style-name="T17">succedit,<text:line-break/></text:span><text:span text:style-name="T3">quemadmodum quod ob acrimoniam, aliquando ob </text:span><text:span text:style-name="T17">renum<text:line-break/></text:span><text:span text:style-name="T3">vitium, aliquando ob alias partes, quae cum urinis humorum<text:line-break/>suorum vitia, aut pus,, ubi abscessus aliquis infestaverit, </text:span><text:span text:style-name="T17">trans-<text:line-break/></text:span><text:span text:style-name="T3">mittere possunt. Evenit etiam interdum ab humoribus </text:span><text:span text:style-name="T17">qui<text:line-break/></text:span><text:span text:style-name="T3">in venis sunt, per renes et per vesicam expurgatis. At </text:span><text:span text:style-name="T17">quum<text:line-break/></text:span><text:span text:style-name="T3">ab intemperie vesica sit imbecillior,' laeditur propria </text:span><text:span text:style-name="T17">ipfius<text:line-break/></text:span><text:span text:style-name="T3">actio, quae est urinae excretio, ad quam animal </text:span><text:span text:style-name="T17">excitatur',<text:line-break/>quum </text:span><text:span text:style-name="T3">vel a multitudine contentae lu le materiae vesica </text:span><text:span text:style-name="T17">gra-<text:line-break/>vatur, </text:span><text:span text:style-name="T3">vel a mordacitate molestatur; fed ab horum </text:span><text:span text:style-name="T17">utrolibet</text:span></text:p>
      <text:p text:style-name="P6"><text:span text:style-name="T3">magis imbecilli quam robusti dolent; imbecillitatem vero<text:line-break/>organici affectus interdum inducunt, item intemperies omnes<text:line-break/></text:span><text:span text:style-name="T17">cum </text:span><text:span text:style-name="T3">aliae tum maxime illae, quae nonnullis saepe eveniunt,<text:line-break/></text:span><text:span text:style-name="T17">quum </text:span><text:span text:style-name="T3">frigore corripiuntur; tunc enim plane gravari videtur,<text:line-break/></text:span><text:span text:style-name="T17">vel </text:span><text:span text:style-name="T3">pauco admodum contento in ipsa humore. Vesicae etiam<text:line-break/></text:span><text:span text:style-name="T17">ut </text:span><text:span text:style-name="T3">mejendi organo ischuriae symptoma supervenit, interdum<text:line-break/></text:span><text:span text:style-name="T17">quidem, </text:span><text:span text:style-name="T3">ut dictum est, quum id quod in ipsa continetur,<text:line-break/></text:span><text:span text:style-name="T17">non ita </text:span><text:span text:style-name="T3">comprehendere valet, ut ipsum exprimat; interdum<text:line-break/></text:span><text:span text:style-name="T17">etiam </text:span><text:span text:style-name="T3">obstructo inferiuri meatu a crassis humoribus, aut im-.<text:line-break/></text:span><text:span text:style-name="T17">pacto </text:span><text:span text:style-name="T3">lapide, interdum etiam ab inflammatione, vel alio </text:span><text:span text:style-name="T17">hur<text:line-break/>jusmodi </text:span><text:span text:style-name="T3">tumore, quo angustior redditur meatus, vel omnino<text:line-break/></text:span><text:span text:style-name="T17">obstruitur. </text:span><text:span text:style-name="T3">At vero neque nervorum a spinali medulla ex-,<text:line-break/></text:span><text:span text:style-name="T17">ortorum, </text:span><text:span text:style-name="T3">neque etiam spinalis medullae ipfius affectus , vesi-<text:line-break/></text:span><text:span text:style-name="T17">cae </text:span><text:span text:style-name="T3">aliquam imbecillitatem efficiunt, ut urina propterea sup-.<text:line-break/></text:span><text:span text:style-name="T17">primatur, </text:span><text:span text:style-name="T3">quemadmodum nonnulli putaverunt, credentes<text:line-break/></text:span><text:span text:style-name="T17">veficae </text:span><text:span text:style-name="T3">officium </text:span><text:span text:style-name="T6">a</text:span><text:span text:style-name="T3"> consilio procedere, quod urinam retinea-<text:line-break/></text:span><text:span text:style-name="T17">mus, </text:span><text:span text:style-name="T3">quoad voluerimus, atque pro voluntatis imperio excer-<text:line-break/></text:span><text:span text:style-name="T17">namus; </text:span><text:span text:style-name="T3">satius enim fuisset eos nosse non vesicae, fed mejeu-</text:span></text:p>
      <text:p text:style-name="P6"><text:span text:style-name="T17">di </text:span><text:span text:style-name="T3">officium, veluti etiam dejiciendi, non intestinorum </text:span><text:span text:style-name="T17">mu-<text:line-break/></text:span><text:span text:style-name="T3">nus arbitrarium esse. Nam vesicae actio unica est </text:span><text:span text:style-name="T17">contra-<text:line-break/></text:span><text:span text:style-name="T3">ctio ; at musculus, qui urinae meatum in circuitu ambit, </text:span><text:span text:style-name="T17">in<text:line-break/></text:span><text:span text:style-name="T3">origine cervicis vesicae positus, organum est voluntarium,<text:line-break/>opus habens, veficae cervicem ita exacte circumstringere, </text:span><text:span text:style-name="T17">ut<text:line-break/></text:span><text:span text:style-name="T3">nihll humoris e vesica lu meatum ejus egredi possit; </text:span><text:span text:style-name="T17">similem<text:line-break/></text:span><text:span text:style-name="T3">quoque et actionem et usum habet musculus, qui recti </text:span><text:span text:style-name="T17">inte-<text:line-break/></text:span><text:span text:style-name="T3">stini partem extremam ambit; proinde ipsis resolutis, </text:span><text:span text:style-name="T17">neque<text:line-break/></text:span><text:span text:style-name="T3">urinam vesica, nequestercora alvus retinet, sed praeter </text:span><text:span text:style-name="T17">vo-<text:line-break/></text:span><text:span text:style-name="T3">luntatem paulatim utraque effluunt. Quemadmodum </text:span><text:span text:style-name="T17">autem<text:line-break/></text:span><text:span text:style-name="T3">lu reliquis muscusiis quod la resolutione fit nobis </text:span><text:span text:style-name="T17">invitis, id<text:line-break/></text:span><text:span text:style-name="T3">electio </text:span><text:span text:style-name="T6">no&amp;ra</text:span><text:span text:style-name="T3"> haud invita efficit, ita eadem ratione ab </text:span><text:span text:style-name="T17">horum<text:line-break/></text:span><text:span text:style-name="T3">actione quiescimus, quum vel stercus, vel urinam </text:span><text:span text:style-name="T17">excernere<text:line-break/></text:span><text:span text:style-name="T3">propositum est. Atque ut nonnulsi cum urinarum </text:span><text:span text:style-name="T17">tum cibi<text:line-break/></text:span><text:span text:style-name="T3">excrementorum dejectionem totam ab electione </text:span><text:span text:style-name="T17">procedere<text:line-break/></text:span><text:span text:style-name="T3">existimantes erraverunt, ita rursus alii his e diverso </text:span><text:span text:style-name="T17">to-<text:line-break/>tum. hoc </text:span><text:span text:style-name="T3">opus naturale putantes a veritate </text:span><text:span text:style-name="T17">delapfi sunt.</text:span></text:p>
      <text:p text:style-name="P6"><text:span text:style-name="T3">Etenim cibi a ventriculo in jejunum expressio totum </text:span><text:span text:style-name="T17">natu-<text:line-break/></text:span><text:span text:style-name="T3">rae opus est, rursus omnino ab electione pendet </text:span><text:span text:style-name="T17">utrorum-<text:line-break/></text:span><text:span text:style-name="T3">que artuum et cujuslihet digiti tum extensio tum iusiexio.<text:line-break/>Delatio enim a ventriculo ad jejunum et ab hoc lu tenue in-<text:line-break/>testinum </text:span><text:span text:style-name="T6">a</text:span><text:span text:style-name="T3"> sola naturali facultate procedit, at alvi dejectio et<text:line-break/>urinae redditio utroque organo propriis suis facultatibus<text:line-break/>agente perficiuntur, quod ad rectum intestinum atque </text:span><text:span text:style-name="T17">vesi-<text:line-break/>cam </text:span><text:span text:style-name="T3">attinet, </text:span><text:span text:style-name="T6">a</text:span><text:span text:style-name="T3"> naturalibus; quod ad musculos vero, ab ani-<text:line-break/>malibus et voluntariis nominatis. </text:span><text:span text:style-name="T17">Nam </text:span><text:span text:style-name="T3">muscusi, qni </text:span><text:span text:style-name="T17">fluores<text:line-break/></text:span><text:span text:style-name="T3">cohibent, tunc quiescunt ab opere; abdominis vero muscusi<text:line-break/></text:span><text:span text:style-name="T17">munere </text:span><text:span text:style-name="T3">suo funguntur,. </text:span><text:span text:style-name="T5">maxi</text:span><text:span text:style-name="T3">me vero ipsorum medii;. </text:span><text:span text:style-name="T17">non-,<text:line-break/>nulli </text:span><text:span text:style-name="T3">etiam quum difficile dejiciunt, manibus hujusmodi </text:span><text:span text:style-name="T17">mus-.<text:line-break/>culos </text:span><text:span text:style-name="T3">comprimunt, nt et ubi urina vel difficulter redditur,.<text:line-break/></text:span><text:span text:style-name="T17">vel </text:span><text:span text:style-name="T3">omnino suppressa.est, facere consueverunt. Quum </text:span><text:span text:style-name="T17">ita-<text:line-break/>que </text:span><text:span text:style-name="T3">nervi, </text:span><text:span text:style-name="T17">per </text:span><text:span text:style-name="T3">quos animalis facultas ad </text:span><text:span text:style-name="T17">jam </text:span><text:span text:style-name="T3">dictos </text:span><text:span text:style-name="T17">muscu-<text:line-break/>los pervenit, </text:span><text:span text:style-name="T3">afficiuntur, aut ubi dorsalis medulla </text:span><text:span text:style-name="T17">ipsa laesa<text:line-break/>est, resolvitur musculorum </text:span><text:span text:style-name="T3">actio, atque excernitur </text:span><text:span text:style-name="T17">et.urinaet</text:span></text:p>
      <text:p text:style-name="P6"><text:span text:style-name="T3">stercus, laborante invito. Quum vero ipsum vesicae </text:span><text:span text:style-name="T17">cor-<text:line-break/></text:span><text:span text:style-name="T3">pus eo affectu suerit affectum, ut quod in ea continetur, ex-<text:line-break/>primere non possit, supprimitur urina, vocaturque hoc </text:span><text:span text:style-name="T17">sym-<text:line-break/></text:span><text:span text:style-name="T3">ptoma ipfius iscliuria. Atque accidit interdum propter </text:span><text:span text:style-name="T17">ob-<text:line-break/></text:span><text:span text:style-name="T3">tusum ipfius sensum urinae suppressionem fieri citra excre-<text:line-break/>tricis facultatis laesionem, fi proprii veficae nervi afficiantur,,<text:line-break/>nervis muscusi cervicem ejus stringentis munere suo </text:span><text:span text:style-name="T17">fun-<text:line-break/></text:span><text:span text:style-name="T3">gentibus, ipsorum facultate servata; nam fi resolvuntur, </text:span><text:span text:style-name="T17">pro-<text:line-break/></text:span><text:span text:style-name="T3">prium signum est paralyseos hujus musculi urinae praeter<text:line-break/>voluntatem excretio; at hoc eveniente affectu, quum meatus<text:line-break/>ipfius suerit obstructus, uterque affectus cognitu difficilis </text:span><text:span text:style-name="T17">est.<text:line-break/></text:span><text:span text:style-name="T3">Proinde ut exquisisse dignoscantur, non </text:span><text:span text:style-name="T17">solum </text:span><text:span text:style-name="T3">hi, sed </text:span><text:span text:style-name="T17">reliqui<text:line-break/></text:span><text:span text:style-name="T3">quoque omnes veficae affectus, perquam necessarium est </text:span><text:span text:style-name="T17">prae-:<text:line-break/></text:span><text:span text:style-name="T3">scire praevias causas extrinsecus advenientes, quas </text:span><text:span text:style-name="T17">proprie<text:line-break/></text:span><text:span text:style-name="T3">procatarcticas medici vocant; scd multo magis eas, </text:span><text:span text:style-name="T17">quaeprae-<text:line-break/></text:span><text:span text:style-name="T3">cesserunt in ipso animalis corpore, affectiones. </text:span><text:span text:style-name="T17">Igitur cui-<text:line-break/></text:span><text:span text:style-name="T3">dam </text:span><text:span text:style-name="T17">a </text:span><text:span text:style-name="T3">cusu splua luxata accidit urinae suppressio, </text:span><text:span text:style-name="T17">quae sic</text:span></text:p>
      <text:p text:style-name="P6"><text:span text:style-name="T17">fieri consuerit, quemadmodum et ab Hippocrate dictum est;<text:line-break/>verum non illico suppressa fuit, fed perendie, ob </text:span><text:span text:style-name="T36">digressarum<text:line-break/></text:span><text:span text:style-name="T17">ad interna vertebrarum compressionem inflammata vesica.<text:line-break/>Ilaque dolebat in ejus regione, vel nemine tangente; sed<text:line-break/>multo magis, si quis manu tangeret. Atque hunc curavimus<text:line-break/>inflammationi remedia adhibentes. Rursus alter luxatis ad<text:line-break/>posteriora vertebris urinam invitus profudit citra veficae do-<text:line-break/>lorem, in quo conjecimus </text:span><text:span text:style-name="T36">nervum </text:span><text:span text:style-name="T17">muscusi vesicam clauden-<text:line-break/></text:span><text:span text:style-name="T36">tis </text:span><text:span text:style-name="T17">fuisse assectum, proinde </text:span><text:span text:style-name="T36">spinalem </text:span><text:span text:style-name="T17">medullam curavimus;<text:line-break/>Atque in esto similiter affecto suppressa fuit urina, torpente<text:line-break/>quidem ob affectos nervos vesicae sensu, quum autem' inter •<text:line-break/>dormiendum non sentiret homo, vesica impleta et supra </text:span><text:span text:style-name="T36">mo-<text:line-break/>dum extensa, nihil </text:span><text:span text:style-name="T17">amplius excernere potuit. Etenim ac-<text:line-break/></text:span><text:span text:style-name="T36">cidit interdum, hanc suppressionis </text:span><text:span text:style-name="T17">urinae causam </text:span><text:span text:style-name="T36">esse, </text:span><text:span text:style-name="T17">quem-<text:line-break/></text:span><text:span text:style-name="T36">admodum etiam, sanis </text:span><text:span text:style-name="T17">quibusdam, vel urgentibus negotiis,<text:line-break/></text:span><text:span text:style-name="T36">vel in concionibus, vel </text:span><text:span text:style-name="T17">senatu, </text:span><text:span text:style-name="T36">vel </text:span><text:span text:style-name="T40">foro, </text:span><text:span text:style-name="T20">vel </text:span><text:span text:style-name="T40">convivio,</text:span><text:span text:style-name="T36"> </text:span><text:span text:style-name="T17">re-<text:line-break/></text:span><text:span text:style-name="T36">tenta </text:span><text:span text:style-name="T17">longiori tempore mina, extensa supra modum vesica,</text:span></text:p>
      <text:p text:style-name="P6"><text:span text:style-name="T3">urinam supprimi, </text:span><text:span text:style-name="T17">contractrice </text:span><text:span text:style-name="T3">facultate laesa propter immo-<text:line-break/>deratam lensionern. Qnidum etiam quum cecidisset, </text:span><text:span text:style-name="T20">ma-<text:line-break/></text:span><text:span text:style-name="T6">nente</text:span><text:span text:style-name="T3"> spina illaesa, primum quidem magnam sanguinis </text:span><text:span text:style-name="T17">copi-<text:line-break/></text:span><text:span text:style-name="T3">am cum urina emiGt, postea vero omnino suppressa est </text:span><text:span text:style-name="T17">uri-<text:line-break/></text:span><text:span text:style-name="T3">na; cui conjecimus concretum esse sanguinis aliquem </text:span><text:span text:style-name="T17">gru-<text:line-break/></text:span><text:span text:style-name="T3">mum; quocirca demissa' a nobis per colem fistula, paulum<text:line-break/>urinae reddidit; extracta deinde fistula, apparuit in ipsius<text:line-break/>ore grumi indicium. Praeterea ab aliis diuturnis doloribus,<text:line-break/>una cum abscessuum signis infestantibus, finitis his tenue </text:span><text:span text:style-name="T17">pus<text:line-break/></text:span><text:span text:style-name="T3">cum mina profluxit, subsequuta urinae retentio est, ut </text:span><text:span text:style-name="T17">conje-<text:line-break/></text:span><text:span text:style-name="T3">cerimus-a crasso pure </text:span><text:span text:style-name="T17">meatum </text:span><text:span text:style-name="T3">obstrui. </text:span><text:span text:style-name="T17">Atque in pueris cal-<text:line-break/></text:span><text:span text:style-name="T3">culo vesicae laborantibus vidimus saepenurnero </text:span><text:span text:style-name="T17">urinam sup-<text:line-break/></text:span><text:span text:style-name="T3">prinu. Eos itaque resupino, figurato corpore </text:span><text:span text:style-name="T17">concussimus,<text:line-break/></text:span><text:span text:style-name="T3">ut a meatu lapis dimoveretur. Quum vero </text:span><text:span text:style-name="T17">vos </text:span><text:span text:style-name="T3">id, </text:span><text:span text:style-name="T17">quod<text:line-break/></text:span><text:span text:style-name="T3">jam jam dicam, videritis, oro ut ipsum tenaci semper </text:span><text:span text:style-name="T17">memo-<text:line-break/></text:span><text:span text:style-name="T3">ria servetis; </text:span><text:span text:style-name="T15">a </text:span><text:span text:style-name="T3">grumis vocatis, non solum iis qui in </text:span><text:span text:style-name="T17">vesica,<text:line-break/></text:span><text:span text:style-name="T1">sed </text:span><text:span text:style-name="T3">multo magis illis quo que qui lu intestinis, </text:span><text:span text:style-name="T17">ventriculo at-</text:span></text:p>
      <text:p text:style-name="P6"><text:span text:style-name="T17">que thorace continentur, animi desectio et pallor sequi solet,<text:line-break/>pulsus parvus, obscurus, frequens apparet,' anxietas </text:span><text:span text:style-name="T36">et </text:span><text:span text:style-name="T17">ex-<text:line-break/>solutio. Idem hoc in magnis musculorum vulneribus saepe-<text:line-break/>numero </text:span><text:span text:style-name="T15">accidit, </text:span><text:span text:style-name="T17">ut mirari aliquis possit, quaenam sit hujus<text:line-break/>eventus </text:span><text:span text:style-name="T15">causa, </text:span><text:span text:style-name="T17">quod omnium sanguis nobis familiarissimus<text:line-break/>cx vasis suis effusus tantorum maloriun auctor sit; nam, ct<text:line-break/>putredo partium et mortificatio ipsum sequitur. Vidi </text:span><text:span text:style-name="T36">etiam<text:line-break/></text:span><text:span text:style-name="T17">vesicae grumo obstructae eadem evenire symptomata; gru-<text:line-break/>mum vero adesse conjecimus, quod plurimum antea cruorern<text:line-break/>cum urina reddidisset. Ilaque medicamentum lapidem con-<text:line-break/></text:span><text:span text:style-name="T36">terens </text:span><text:span text:style-name="T17">ex oxynielite atque ipsum </text:span><text:span text:style-name="T36">quoque </text:span><text:span text:style-name="T17">oxymel per sc in<text:line-break/></text:span><text:span text:style-name="T36">potu </text:span><text:span text:style-name="T17">dedimus, at nihilominus alii quidem perierunt, urio<text:line-break/></text:span><text:span text:style-name="T36">quodam </text:span><text:span text:style-name="T17">servato, solutis ipsi grumis, quos postea cum </text:span><text:span text:style-name="T36">urina<text:line-break/>paulatim </text:span><text:span text:style-name="T17">exerexit. Quod vero non sutis sint ad affectae </text:span><text:span text:style-name="T36">sc-<text:line-break/>dis </text:span><text:span text:style-name="T17">inventionem ea duntaxat symptomata quae in praesentia<text:line-break/></text:span><text:span text:style-name="T36">iusestant, </text:span><text:span text:style-name="T17">sed et ex iis quae praecesserunt, saepe definiamus,<text:line-break/></text:span><text:span text:style-name="T36">facile </text:span><text:span text:style-name="T17">lutelligetis, si eorum quae vidistis memineritis. Igitur</text:span></text:p>
      <text:p text:style-name="P6"><text:span text:style-name="T3">quum multi crebro pus cum urina emisissent, praeterito-<text:line-break/>rum symptomatum memoria et sedem assectum nobis osten-<text:line-break/>dit et affectum in ipso confistentem declaravit. Quidam<text:line-break/>enim prius lu regione renum saepenurnero doluerat et </text:span><text:span text:style-name="T17">cum<text:line-break/></text:span><text:span text:style-name="T3">inordinato horrore et exiguo rigore febre correptus </text:span><text:span text:style-name="T17">erat.<text:line-break/></text:span><text:span text:style-name="T3">Alius circa vesicae situm simul cum horrore ac febre dolores<text:line-break/>praesenserat, nonnulli cicca septum transversum et thora-<text:line-break/>cem, ut alii lu dextro hypochondrio. Conjecturam </text:span><text:span text:style-name="T17">itaque<text:line-break/></text:span><text:span text:style-name="T3">fecimus lu iis omnibus pus per renes expurgatum esse, </text:span><text:span text:style-name="T17">vo-<text:line-break/></text:span><text:span text:style-name="T3">mica in loco doleute erupta. Ad indicium autem cum supra<text:line-break/>propositis nonnihil consert puris quantitas et quod </text:span><text:span text:style-name="T17">totum<text:line-break/></text:span><text:span text:style-name="T3">cum urinis misceatur, veluti confusum, aut contra, </text:span><text:span text:style-name="T17">veluti<text:line-break/></text:span><text:span text:style-name="T3">jam antea de intestinis dictum </text:span><text:span text:style-name="T17">esu Nam ut </text:span><text:span text:style-name="T3">in illis, </text:span><text:span text:style-name="T17">si a su-<text:line-break/></text:span><text:span text:style-name="T3">perioribus intestinis quidpiam deseratur</text:span><text:span text:style-name="T17">, </text:span><text:span text:style-name="T3">id ciborunr </text:span><text:span text:style-name="T17">excre-<text:line-break/></text:span><text:span text:style-name="T3">mentis peraeque admixtum videtur, ac </text:span><text:span text:style-name="T17">si cum ipsis subactum<text:line-break/></text:span><text:span text:style-name="T3">suisset; si vero ab humilioribus, cum </text:span><text:span text:style-name="T17">una ipsorum parte ex-<text:line-break/></text:span><text:span text:style-name="T3">cernitur, simili modo mina aut </text:span><text:span text:style-name="T17">tota </text:span><text:span text:style-name="T3">a </text:span><text:span text:style-name="T17">pure cum ipsa emisso</text:span></text:p>
      <text:p text:style-name="P6"><text:span text:style-name="T17">conturbatur, </text:span><text:span text:style-name="T15">aut </text:span><text:span text:style-name="T17">per partes quasdam dispersum inaequaliter<text:line-break/>defertur, plerumque etiam solum pus sine urina excernitur.<text:line-break/></text:span><text:span text:style-name="T36">Atque- </text:span><text:span text:style-name="T17">hoc sane haud obscure in </text:span><text:span text:style-name="T36">vesica </text:span><text:span text:style-name="T17">suppurationem con-<text:line-break/></text:span><text:span text:style-name="T36">fistere </text:span><text:span text:style-name="T17">indicat; quod vero exacte commis </text:span><text:span text:style-name="T36">tum </text:span><text:span text:style-name="T17">est, a supernis<text:line-break/>alicunde partibus venire; quod mediam inter haec conditio-<text:line-break/></text:span><text:span text:style-name="T36">nem </text:span><text:span text:style-name="T17">servaverit, a renibus. Similiter </text:span><text:span text:style-name="T36">si erupta </text:span><text:span text:style-name="T17">vomica cum<text:line-break/>affecti loci indiciis ulceris quoque signum aliquod appareat,<text:line-break/>hoc aliquando quidem exacte commixtum ridetur, aliquando<text:line-break/>mediocriter, vel nullam habens mixtionem, vel quodammo-<text:line-break/></text:span><text:span text:style-name="T36">do </text:span><text:span text:style-name="T17">innatat, vel solum excernitur; et vocatum quidem raruen-<text:line-break/></text:span><text:span text:style-name="T36">tum </text:span><text:span text:style-name="T17">ulceris, substantiae vero proprietas affectae partis<text:line-break/></text:span><text:span text:style-name="T36">proprium </text:span><text:span text:style-name="T17">indicium est, quippe partes a vesica avulsae la-<text:line-break/></text:span><text:span text:style-name="T36">minis, </text:span><text:span text:style-name="T17">a renibus vero carunculis sunt similes. Ita etiam<text:line-break/></text:span><text:span text:style-name="T36">ubi ex sublimioribus </text:span><text:span text:style-name="T17">pars aliqua affecta est, </text:span><text:span text:style-name="T36">excrementa ctun<text:line-break/>urinis </text:span><text:span text:style-name="T17">ejecta intueri et ea suspectarum partium </text:span><text:span text:style-name="T36">substantiae<text:line-break/>comparare </text:span><text:span text:style-name="T17">oportet. Igitur cum urina </text:span><text:span text:style-name="T36">expurgantur gibbae<text:line-break/>hepatis </text:span><text:span text:style-name="T17">partes atque omnes quotquot sunt his superiores;</text:span></text:p>
      <text:p text:style-name="P6"><text:span text:style-name="T3">per alvum vero pars jecoris fima, intestina, ventriculus, lien.<text:line-break/>Extra haec autem sunt, quae </text:span><text:span text:style-name="T17">raro </text:span><text:span text:style-name="T3">fiunt, </text:span><text:span text:style-name="T17">ut </text:span><text:span text:style-name="T3">quum thorax </text:span><text:span text:style-name="T17">et<text:line-break/></text:span><text:span text:style-name="T3">pulino per alvum purgatur </text:span><text:span text:style-name="T17">• </text:span><text:span text:style-name="T3">quae infra septum transversum<text:line-break/>pofitae sunt partes</text:span><text:span text:style-name="T17">, </text:span><text:span text:style-name="T3">interdum per urinas. Quorum </text:span><text:span text:style-name="T17">causam<text:line-break/></text:span><text:span text:style-name="T3">quum nonnulli ignorent, neque ea unquam in aegrotis </text:span><text:span text:style-name="T17">acci-<text:line-break/></text:span><text:span text:style-name="T3">dere viderint, non credunt iis</text:span><text:span text:style-name="T15">, </text:span><text:span text:style-name="T3">qui viderunt (quod </text:span><text:span text:style-name="T17">abscessu<text:line-break/></text:span><text:span text:style-name="T3">interdum in pulmone orto pus expurgari per renes </text:span><text:span text:style-name="T17">possit)<text:line-break/></text:span><text:span text:style-name="T3">Nos vera pulmonis vomicam per urinam, thoracis autem </text:span><text:span text:style-name="T17">per<text:line-break/></text:span><text:span text:style-name="T3">intestina et alvum expurgari vidimus. Ac transitus </text:span><text:span text:style-name="T17">quidem<text:line-break/></text:span><text:span text:style-name="T3">a pulmone ad renes plane nullam revera'difficultatem </text:span><text:span text:style-name="T17">ha-<text:line-break/></text:span><text:span text:style-name="T3">bet; etenim ut </text:span><text:span text:style-name="T15">a </text:span><text:span text:style-name="T3">cava vena, ita </text:span><text:span text:style-name="T17">ex </text:span><text:span text:style-name="T3">magna quoque </text:span><text:span text:style-name="T17">arteria<text:line-break/></text:span><text:span text:style-name="T3">rami descendunt ad renes. Quoniam autem Erasistratus </text:span><text:span text:style-name="T17">pu-<text:line-break/></text:span><text:span text:style-name="T3">tat solum spiritum in arteriis contineri, haec quaestio </text:span><text:span text:style-name="T17">ad<text:line-break/></text:span><text:span text:style-name="T3">ejus sectatores pertinet, non ad </text:span><text:span text:style-name="T17">nos</text:span><text:span text:style-name="T3">, </text:span><text:span text:style-name="T17">quum laevis arteria<text:line-break/></text:span><text:span text:style-name="T3">pulmonis,. quantum puris ex erupta vomica suscipit, </text:span><text:span text:style-name="T17">id lu<text:line-break/></text:span><text:span text:style-name="T3">sinistrum cornis sinunt deferre possit, quod inde </text:span><text:span text:style-name="T17">in magnam</text:span></text:p>
      <text:p text:style-name="P6"><text:span text:style-name="T3">ipsius arteriam incidens</text:span><text:span text:style-name="T15">, </text:span><text:span text:style-name="T3">per renes transit in vesicam; hoc<text:line-break/>tamen non ita evenire solet, pure prius in asperas </text:span><text:span text:style-name="T36">arterias<text:line-break/></text:span><text:span text:style-name="T3">magna ex parte transsumpto. Itaque quam ob causam pus<text:line-break/>in pulmone genitum cum urinis, licet ruro, excernatur,<text:line-break/>jam dictum est; quod vero per ventrem expellatur, alia quae-<text:line-break/>dam rura ex corporum dissectione apparens est causa; nam<text:line-break/>cava vena, mediante vase quodam, caudici vocato videtur<text:line-break/>interdum adaptari. Proinde nihil mirum neque impossiblle<text:line-break/>est et ex partibus septo transverso superioribus pus in ven-<text:line-break/>trern defluere et ex iis quae eidem supponuntur, per renes<text:line-break/>in vesicam pervenire; nam corporum raras constitutiones<text:line-break/></text:span><text:span text:style-name="T36">par </text:span><text:span text:style-name="T3">est rara etiam sequi symptomata.</text:span></text:p>
      <text:h text:style-name="Heading_20_2" text:outline-level="2">Cap. V.</text:h>
      <text:p text:style-name="P99"><text:span text:style-name="T3">Neque hic disceptandum est, utrum vul-<text:line-break/>vam an uterum vocare deceat eam partem, quae mulieri-<text:line-break/></text:span><text:span text:style-name="T36">bus </text:span><text:span text:style-name="T3">ad conceptionem </text:span><text:span text:style-name="T15">a </text:span><text:span text:style-name="T3">natura data est; ut nec si quis nume-<text:line-break/></text:span><text:span text:style-name="T36">ro </text:span><text:span text:style-name="T3">plurali vulvas aut uteros, aut singulari vulvam aut ute-</text:span></text:p>
      <text:p text:style-name="P6"><text:span text:style-name="T3">rum nominare veliti Etenim satius est in rebus utilibus<text:line-break/>tempus collocare, ex quibus vel ad dignotionem, vel prae-<text:line-break/>notionem, vel curationem, fructum aliquem decerpere pos-<text:line-break/>simus. Veluti certe et in eo allectu, quem nonnulli uteri<text:line-break/>suffocationem, alii spirationis oh uterum ablationem vocant;<text:line-break/>audire enim licet menico- utraque appellatione unum quen-<text:line-break/>dam assectum explicare. Ego vero quum multas viderim<text:line-break/>mulieres hystericas, ut et illae seipsas nominant et ante has<text:line-break/>melicae foeminae, a quibus et eas verisimile est hoc nomen<text:line-break/>audivisse, alias quidem sine sensu imrnoblles jacentes, cum<text:line-break/>obscurissimo minimoque pulsu, vel omnino fine ullo pulsu<text:line-break/>apparentes, alias sentientes quidem et sese moventes, atque<text:line-break/>citra rationis laesionem, sed animo deficientes et vix respi-<text:line-break/>rantes, alias etiam artus contrahentes; multas esse puto ute-<text:line-break/>ri affectuum differentias, vel pro causae efficientis magni-<text:line-break/>tudine, vel pro specierum quarundam varietate inter se dif-<text:line-break/>ferentes. Igitur prima differentia, cujus Heraclides Ponti-<text:line-break/>cus in conscripto libro mentionem fecit, multam exhibet de</text:span></text:p>
      <text:p text:style-name="P6"><text:span text:style-name="T17">ortu </text:span><text:span text:style-name="T15">suo </text:span><text:span text:style-name="T17">ambiguitatem. Ait enim illam mulierem neque<text:line-break/>pulsum neque respirationem habuisse, atque hoc solum a<text:line-break/>mortuis distitisse, quod exiguum in mediis corporis </text:span><text:span text:style-name="T36">partibus<text:line-break/></text:span><text:span text:style-name="T17">calorem haberet; est autem libri titulus Apnous Heraclidis;<text:line-break/>ac astantes medicos quaesivisse ait, an nondunr esset mortua.<text:line-break/>Rursus nonnulli Heraclide posteriores, servari aliquid re-<text:line-break/>spirationis volentes, quamvis non appareat, carptae lanae<text:line-break/>flocculos prae nuribus suspendi jubent, ut exacte dignosca-<text:line-break/>tur, num spiritus aliquis inter respirandum tum intro tum<text:line-break/>foras rursum seratur. Nonnulli </text:span><text:span text:style-name="T36">poculum aquae plenum </text:span><text:span text:style-name="T17">ori<text:line-break/>ventriculi imponere praecipiunt, quippe immotum omnino,<text:line-break/></text:span><text:span text:style-name="T36">servatum </text:span><text:span text:style-name="T17">iri humorem ajunt, si tota perierit respiratio.<text:line-break/>Quod si omnes ita affectae mulieres interirent, simplex esset<text:line-break/></text:span><text:span text:style-name="T36">quaestio</text:span><text:span text:style-name="T17">; quum vero nonnullae serventur, gemina </text:span><text:span text:style-name="T36">fit, </text:span><text:span text:style-name="T17">inve-<text:line-break/></text:span><text:span text:style-name="T36">stigantibus </text:span><text:span text:style-name="T17">nobis tum affectionem, ob quam </text:span><text:span text:style-name="T36">spicationis mu-<text:line-break/>nus </text:span><text:span text:style-name="T17">deperditur, tum vel magis, quomodo vivere possint, </text:span><text:span text:style-name="T36">quae<text:line-break/>niliil </text:span><text:span text:style-name="T17">omnino refpirant. Nam </text:span><text:span text:style-name="T36">in consesso </text:span><text:span text:style-name="T17">est et </text:span><text:span text:style-name="T36">respiratio-<text:line-break/>nem </text:span><text:span text:style-name="T17">a </text:span><text:span text:style-name="T36">vita </text:span><text:span text:style-name="T17">et vilem a respiratione </text:span><text:span text:style-name="T36">separari non poste, adeo</text:span></text:p>
      <text:p text:style-name="P6"><text:span text:style-name="T7">• </text:span><text:span text:style-name="T3">ut et nivens omnino respiret et respirans omnino rivat<text:line-break/>An haec </text:span><text:span text:style-name="T6">quaestio</text:span><text:span text:style-name="T3"> difficilior est? non tamen revera difficilior,<text:line-break/>fed altera facilius deprehendi potest; quippe latebris dufa<text:line-break/>animalia mortuis similia refpirationis nihil servare viden-<text:line-break/>tur- Hoc enim cognito, perspectisque manifeste illis </text:span><text:span text:style-name="T17">ani-<text:line-break/></text:span><text:span text:style-name="T3">malibus frigidis; atque </text:span><text:span text:style-name="T6">eo</text:span><text:span text:style-name="T3"> demonstrato, quod maximus </text:span><text:span text:style-name="T17">respi-<text:line-break/></text:span><text:span text:style-name="T3">rationis usus sit ut intimus calor et refrigeratione </text:span><text:span text:style-name="T6">et venti-<text:line-break/>latione fervetur, non</text:span><text:span text:style-name="T3"> est amplius dissiclle colligere, exiguum<text:line-break/>illum calorem iu ipsis relictum, arteriarum cordisque </text:span><text:span text:style-name="T17">officio<text:line-break/></text:span><text:span text:style-name="T3">conservari, quae a quibusdam medicis transpiratio, </text:span><text:span text:style-name="T17">veluti<text:line-break/></text:span><text:span text:style-name="T3">quae a thoracis puhnonisque officio prodit, respiratio </text:span><text:span text:style-name="T17">voca-<text:line-break/></text:span><text:span text:style-name="T3">tur. Itaque pereuute ob uteri affectum respiratione, </text:span><text:span text:style-name="T17">quo-<text:line-break/></text:span><text:span text:style-name="T3">niam universum corpus refrigeratur, id enim manifeste </text:span><text:span text:style-name="T17">vi-<text:line-break/></text:span><text:span text:style-name="T3">detur, fieri potest, 'ut nulla prodeat ab ore respiratio, </text:span><text:span text:style-name="T17">quam-<text:line-break/></text:span><text:span text:style-name="T3">vis ea quae iii arteriis fit, nequaquam intercipiatur; </text:span><text:span text:style-name="T17">potest<text:line-break/></text:span><text:span text:style-name="T3">etiam adeo esse exigua, ut scusum omnino effugiat </text:span><text:span text:style-name="T17">Ergo ut<text:line-break/></text:span><text:span text:style-name="T3">nihil ad hunc assectum pertinens maneat indiscussum, </text:span><text:span text:style-name="T17">succe-</text:span></text:p>
      <text:p text:style-name="P6"><text:span text:style-name="T36">dit </text:span><text:span text:style-name="T17">iterum alia quaestio, quam ob causam corpus refrigeretur.<text:line-break/>Ea vero fortasse dissolvi poterit, si causas quae praecesse-<text:line-break/>runt, diligenter intueamur; sunt autem hujusmodi. Con-<text:line-break/></text:span><text:span text:style-name="T36">venit </text:span><text:span text:style-name="T17">inter omnes hunc affectum magna ex </text:span><text:span text:style-name="T36">parte </text:span><text:span text:style-name="T17">viduis </text:span><text:span text:style-name="T20">eve-<text:line-break/>nire,</text:span><text:span text:style-name="T17"> iisque maxime, quae quum antea probe purgarentur<text:line-break/></text:span><text:span text:style-name="T36">ac </text:span><text:span text:style-name="T17">parerent, atque virorum concubitu gauderent, </text:span><text:span text:style-name="T36">omnibus<text:line-break/>his </text:span><text:span text:style-name="T17">suerint privatae. Quid igitur </text:span><text:span text:style-name="T36">ex </text:span><text:span text:style-name="T17">lusce probabilius </text:span><text:span text:style-name="T36">quis<text:line-break/></text:span><text:span text:style-name="T17">concludere possit quam ob retenta menstrua vel femen </text:span><text:span text:style-name="T36">co-<text:line-break/></text:span><text:span text:style-name="T17">hibitum hujusmodi uterinis vocatis affectibus </text:span><text:span text:style-name="T36">mulieres cru-<text:line-break/></text:span><text:span text:style-name="T17">ciari, sive eae apnoeae, sive suffocationes, sive etiam contra-<text:line-break/></text:span><text:span text:style-name="T36">ctiones </text:span><text:span text:style-name="T17">quaedam fuerint? et fortasse magis ob feminis reten-<text:line-break/></text:span><text:span text:style-name="T36">tionem, </text:span><text:span text:style-name="T17">utpote quod magnam vim obtineat </text:span><text:span text:style-name="T36">et in </text:span><text:span text:style-name="T17">musieribus<text:line-break/></text:span><text:span text:style-name="T36">humidius </text:span><text:span text:style-name="T17">ac frigidius sit ct excretionem requirat in iis quae<text:line-break/></text:span><text:span text:style-name="T36">multo </text:span><text:span text:style-name="T17">femine </text:span><text:span text:style-name="T36">exuberant, </text:span><text:span text:style-name="T17">sicuti etiam in viris. </text:span><text:span text:style-name="T36">Etenim non<text:line-break/>parva </text:span><text:span text:style-name="T17">est </text:span><text:span text:style-name="T36">horum </text:span><text:span text:style-name="T17">quoque disserentia. Sunt enim </text:span><text:span text:style-name="T36">nonnulli<text:line-break/>quos </text:span><text:span text:style-name="T17">protinus </text:span><text:span text:style-name="T36">a </text:span><text:span text:style-name="T17">juventute concubitus imbecilliores </text:span><text:span text:style-name="T36">efficit;<text:line-break/>alii nisi </text:span><text:span text:style-name="T17">assidue coeant, capitis </text:span><text:span text:style-name="T36">gravitate </text:span><text:span text:style-name="T17">molestantur, cibos</text:span></text:p>
      <text:p text:style-name="P6"><text:span text:style-name="T3">fastidiunt, </text:span><text:span text:style-name="T15">ac febribus obnoxii </text:span><text:span text:style-name="T3">fiunt, atque deterior est ipsis<text:line-break/>appetentia et concoctio minor, quorum corpus Plato </text:span><text:span text:style-name="T17">arbori-<text:line-break/></text:span><text:span text:style-name="T3">bus immodice fructiferis comparabat. Equidem novi </text:span><text:span text:style-name="T17">quos-<text:line-break/></text:span><text:span text:style-name="T3">dam, quibus hujusmodi erat natura, qui prae pudore </text:span><text:span text:style-name="T17">a libi-<text:line-break/></text:span><text:span text:style-name="T3">dinis ufu abstinentes torpidi pigrique sacti funt, </text:span><text:span text:style-name="T17">nonnulli<text:line-break/></text:span><text:span text:style-name="T3">etiam melancholicis similes, praeter modum moesti ac </text:span><text:span text:style-name="T17">timidi,<text:line-break/></text:span><text:span text:style-name="T3">clbi etiam tum cupiditate tum concoctione vitiata. </text:span><text:span text:style-name="T17">Novi<text:line-break/></text:span><text:span text:style-name="T3">quendam, qui uxoris mortem lugens et a concubitu, </text:span><text:span text:style-name="T17">quo<text:line-break/></text:span><text:span text:style-name="T3">antea creberrime suerat usus, abstinens, cibi </text:span><text:span text:style-name="T17">appetentiam<text:line-break/></text:span><text:span text:style-name="T3">arnsserat itque ne exiguum quidem si sumpsisset </text:span><text:span text:style-name="T17">cibum con-<text:line-break/></text:span><text:span text:style-name="T3">coquere poterat, si quando vero se ipsum cogendo </text:span><text:span text:style-name="T17">plus cibi<text:line-break/></text:span><text:span text:style-name="T3">assumpsisset, protinus scilicet ad vomitum excitabatur; </text:span><text:span text:style-name="T17">moe-<text:line-break/></text:span><text:span text:style-name="T3">alus etiam ap] arebat, non solum has ob causas, sed </text:span><text:span text:style-name="T17">etiam,<text:line-break/></text:span><text:span text:style-name="T3">ut melancholici solent, citra manifestam causam, cui </text:span><text:span text:style-name="T17">omnia<text:line-break/></text:span><text:span text:style-name="T3">quam celerrime cessarunt, ad pristinam consuetudinem </text:span><text:span text:style-name="T17">re-<text:line-break/>verso. </text:span><text:span text:style-name="T3">''Haec ergo consideranti mini apud me risa </text:span><text:span text:style-name="T17">est longe<text:line-break/>major </text:span><text:span text:style-name="T3">ex retento semine quam menstruis corporis </text:span><text:span text:style-name="T17">noxa<text:line-break/>evenere </text:span><text:span text:style-name="T3">posse, quibus corporibus ipsum suapte </text:span><text:span text:style-name="T17">natura dete-</text:span></text:p>
      <text:p text:style-name="P6"><text:span text:style-name="T17">rioris succi est ac copiosius, </text:span><text:span text:style-name="T15">et </text:span><text:span text:style-name="T17">qui in otio degunt, quique,<text:line-break/>quum antea nihil ad libidinem reliqui fecissent, affatim con-<text:line-break/>tinere coeperunt. Perpendi autem in his quoque naturalem,<text:line-break/>excernendi ipsum cupiditatem hujus'rei causam esse; quum<text:line-break/>enim et tale et tantum suerit, neminem non ad sui- excretio--<text:line-break/>nem vi quadam. stimulat. Ita Diogenem Cynicum constat,<text:line-break/>virum omnium mortalium, quod ad continentiam ac tempe-<text:line-break/>rantiam pertinet, constantissimum fuisse; libidini tamen et<text:line-break/>ipfe indulgebat, non a copulata femini, dum effunditur, vo-<text:line-break/>luptate veluti bono aliquo illectus, scd ut noxam a reten-.<text:line-break/>to oborientem evitaret. Eum, ut narrant, meretrix adire<text:line-break/>pollicita quum diutius tardaret </text:span><text:span text:style-name="T15">, </text:span><text:span text:style-name="T17">ipfe manu pudendis admota,<text:line-break/>femen projecit ac venientem deinde remisit, inquiens, manus<text:line-break/>hymenaeum celebrando te praevenit. Atque plane conflet<text:line-break/>modestos viros non ob voluptatem, fed ut a molestia prae-<text:line-break/>serventur, libidini indulgere, perinde ac si nulla esset ei vo-’<text:line-break/>luptas conjugata. Sic etiam reliqua animalia ad coitum ex-</text:span></text:p>
      <text:p text:style-name="P6"><text:span text:style-name="T3">citari arbitror, non quod existiment voluptatem bonum esse,<text:line-break/>sed ut semen, quod ob retentionem ipsa molestat, </text:span><text:span text:style-name="T17">excernant,<text:line-break/></text:span><text:span text:style-name="T3">ut et dejiciendi stercoris excernendaeque urinae desiderio<text:line-break/>natura moveri consueverunt. Cogitanti mihi aliquando </text:span><text:span text:style-name="T17">lu-'<text:line-break/></text:span><text:span text:style-name="T3">per hac re tale quoddam symptoma apparuit in muliere </text:span><text:span text:style-name="T17">ex<text:line-break/></text:span><text:span text:style-name="T3">longo jam tempore vidua. Quum enim et assis malis </text:span><text:span text:style-name="T17">et<text:line-break/></text:span><text:span text:style-name="T3">nervorum quoque distentione vexaretur, dicente </text:span><text:span text:style-name="T17">obstetrice<text:line-break/></text:span><text:span text:style-name="T3">uterum esse retractum, remediis ad hujusmodi affectus con-<text:line-break/>suetis uti visum est; quibus adhibitis, partim ob ipsorum </text:span><text:span text:style-name="T17">ca-<text:line-break/></text:span><text:span text:style-name="T3">lorem, partim etiam, quod inter curandum manibus </text:span><text:span text:style-name="T17">tracta-<text:line-break/></text:span><text:span text:style-name="T3">rentur partes muliebres, oborta titillatione cum </text:span><text:span text:style-name="T17">labore et<text:line-break/></text:span><text:span text:style-name="T3">voluptate veluti per coitum, excrevit crassum </text:span><text:span text:style-name="T17">plurirnumque<text:line-break/></text:span><text:span text:style-name="T3">semen atque ita a molestia liberata est mulier. Proinde </text:span><text:span text:style-name="T17">mi-<text:line-break/></text:span><text:span text:style-name="T3">hi risum est, vitiato semiui majorem quam menstruis </text:span><text:span text:style-name="T17">esse<text:line-break/></text:span><text:span text:style-name="T3">vim ad laesionem universo corpori </text:span><text:span text:style-name="T17">inserendam</text:span><text:span text:style-name="T3">; itaque </text:span><text:span text:style-name="T17">lieet<text:line-break/></text:span><text:span text:style-name="T3">haec aliquando profluant viduis, suppressum </text:span><text:span text:style-name="T17">nihilominus se-</text:span></text:p>
      <text:p text:style-name="P6"><text:span text:style-name="T17">men molestiam noxamque ipsis inferre. Qui vero arbitran-<text:line-break/>tur non probabile, exiguum succum in una parte contentum<text:line-break/>tantorum symptomatum universo corpori oborieutium esse<text:line-break/>causam, ii omnino mihi immemores esse videntur eorum<text:line-break/>quae quotidie contingunt. Etenim a phalangiorum ictibus<text:line-break/>totum corpus assiri ridetur, exiguo veneno per minimum fo-<text:line-break/>ramen lujeclo. Sed majori admiratione dignus est scorpio-<text:line-break/>nis ictus, quod et brevi admodum tempore gravissima inferat<text:line-break/>symptomata et id quod injicitur, dum ipse pungit, aut per-<text:line-break/>quam exiguum fit, aut nihil omnino, nullo apparenle fora—<text:line-break/></text:span><text:span text:style-name="T36">mine </text:span><text:span text:style-name="T17">in ipfius aculeo. Atqui necessarium est, non simpli—<text:line-break/></text:span><text:span text:style-name="T36">citer, </text:span><text:span text:style-name="T17">quia quis perinde ac acu punctus est, </text:span><text:span text:style-name="T36">universum </text:span><text:span text:style-name="T17">statim<text:line-break/>corpus veluti grandine percuti rideri, animi simul desectione<text:line-break/>accedente, sed rationi magis consentaneum est</text:span><text:span text:style-name="T36">, </text:span><text:span text:style-name="T17">vel </text:span><text:span text:style-name="T36">a </text:span><text:span text:style-name="T17">spiritu<text:line-break/></text:span><text:span text:style-name="T36">quodam, </text:span><text:span text:style-name="T17">vel tenui humiditate injecta, haec evenire. Qui-<text:line-break/></text:span><text:span text:style-name="T36">dam </text:span><text:span text:style-name="T17">etiam putant res quasdam solo tactu per qualitatis vim<text:line-break/></text:span><text:span text:style-name="T36">ea quae </text:span><text:span text:style-name="T17">eis </text:span><text:span text:style-name="T36">ricina sunt </text:span><text:span text:style-name="T17">alterare posse, idque plane rideri </text:span><text:span text:style-name="T36">lu<text:line-break/>marina </text:span><text:span text:style-name="T17">torpedine, ut cui tam vehemens sit facultas, ut per</text:span></text:p>
      <text:p text:style-name="P6"><text:span text:style-name="T3">piscatoris tridentem transmissa ad manum alteratione , dere-,<text:line-break/>pente totam reddat torpidam. His argumentis sutis depre-<text:line-break/>henditur parvae molis res quasdam solo tactu maximas in-<text:line-break/>ducere alterationes; quod in heraqlio quoque lapide, quem<text:line-break/>magnetem nominant, videre est; ferrum enim,, quod tetige-<text:line-break/>rit, ei adhaeret fine vinculo; deinde </text:span><text:span text:style-name="T17">si </text:span><text:span text:style-name="T3">aliud id quod </text:span><text:span text:style-name="T17">primo<text:line-break/></text:span><text:span text:style-name="T3">tangit tetigerit, fimiliter ut primum illi inhaeret; postea<text:line-break/>tertium secundo. Quum igitur plane constet rebus quibus-<text:line-break/>dam vehementissimas esse vires, reliquum est ut investigemus<text:line-break/>an </text:span><text:span text:style-name="T17">lu </text:span><text:span text:style-name="T3">animantibus corruptio aliqua nasci possit adeo </text:span><text:span text:style-name="T17">vehe-<text:line-break/></text:span><text:span text:style-name="T3">mens , ut </text:span><text:span text:style-name="T17">veneni </text:span><text:span text:style-name="T3">animalis venenati tum qualitatem </text:span><text:span text:style-name="T17">tum vi-<text:line-break/></text:span><text:span text:style-name="T3">res aequet.. </text:span><text:span text:style-name="T17">An id </text:span><text:span text:style-name="T3">jam a </text:span><text:span text:style-name="T17">medicis </text:span><text:span text:style-name="T3">discussum est, qui </text:span><text:span text:style-name="T17">hanc<text:line-break/></text:span><text:span text:style-name="T3">proposuere quaestionem, utrum propriae sint notae </text:span><text:span text:style-name="T17">veneni,<text:line-break/></text:span><text:span text:style-name="T3">necne?. Nam qui optime videntur hac de re. disputasse,<text:line-break/>eosdem fieri affectus concedunt a lethalis veneni </text:span><text:span text:style-name="T17">potione et<text:line-break/>a </text:span><text:span text:style-name="T3">corruptione, quae a corpore ortum habet; </text:span><text:span text:style-name="T17">discerni tamen<text:line-break/></text:span><text:span text:style-name="T3">posse eos, qui venenum sumpserunt, ab iis qui </text:span><text:span text:style-name="T17">aliunde afle-</text:span></text:p>
      <text:p text:style-name="P6"><text:span text:style-name="T17">cti sunt. Quum enim homo sua natura probis humoribus<text:line-break/>ac sanorum more educatus derepente moritur, ut assumpto<text:line-break/>lethali veneno fit, deinde corpus aut livens, aut nigricans,<text:line-break/>aut varium est, aut diffluens, aut putredinem molestam olet,<text:line-break/>hunc venenum sumpfisse ajunt. Igitur fi affectibus nos in-<text:line-break/>festari fateamur, qui ex nohismet ipsis accepto suae originis<text:line-break/>impetu, fimiles fint iis, qui pernicioso epoto veneno eveni-<text:line-break/>unt, nihil mirum, fi vitiatum femen, aut menstruum hujus-<text:line-break/>modi, quum retinentur et putrescunt, corporibus ut assici-<text:line-break/>antur idoneis gravia inferant symptomata. Nam facile lu-<text:line-break/>telligitur ex canibus, quantam habeat vim afficiendae rei ap-<text:line-break/>titudo; quum enim reliquorum animalium nullum rabie ca-<text:line-break/>piatur, solus canis eo affectu corripitur, atque tanta fit in<text:line-break/>ipfo humorum corruptio, ut sola ejus saliva, si humanum'<text:line-break/>corpus contigerit, rabiem excitet. Ut igitur ab exiguo in-<text:line-break/>itio, salivae qualilate, aucta quaedam in corpore affectio,<text:line-break/>quando ad magnitudinem notatu dignam pervenerit, discer-</text:span></text:p>
      <text:p text:style-name="P6"><text:span text:style-name="T3">nitur post sex menses</text:span><text:span text:style-name="T7">, </text:span><text:span text:style-name="T3">quum nonnunquam ante id tempus<text:line-break/>nulla nota deprehenderetur: fic eodem modo vitioso humore<text:line-break/>in animalis corpore genito, paulatim tractu temporis princis<text:line-break/>pum partium aliqua consentit, a qua universum corpus cele-<text:line-break/>riter alteratur. Quod autem </text:span><text:span text:style-name="T11">a</text:span><text:span text:style-name="T3"> priscis jam inde seculis </text:span><text:span text:style-name="T17">opti-<text:line-break/></text:span><text:span text:style-name="T3">rno jure creditum fuerit, hysterica dicta symptomata ad </text:span><text:span text:style-name="T17">ute-<text:line-break/></text:span><text:span text:style-name="T3">rum tanquam ad radicem pertinere, maximo argumento<text:line-break/>esse potest, quod solis viduis et iis quibus menstrua </text:span><text:span text:style-name="T17">suppri-<text:line-break/></text:span><text:span text:style-name="T3">muntur, hujusmodi affectus oboriantur. Quod vero </text:span><text:span text:style-name="T17">ex his<text:line-break/></text:span><text:span text:style-name="T3">ipsis ad hystericorum symptomatum generationem excitan-<text:line-break/>dam retentum semen majorem, menstruum vero minorem<text:line-break/>vim obtineat, facile intelligitur ex iis mulieribus, quibus </text:span><text:span text:style-name="T17">ci-<text:line-break/></text:span><text:span text:style-name="T3">tra viduitatem purgationes supprimuntur; quamvis </text:span><text:span text:style-name="T17">enim<text:line-break/></text:span><text:span text:style-name="T3">quibusdam aliis infestentur symptomatis, </text:span><text:span text:style-name="T17">quae </text:span><text:span text:style-name="T3">-posthac </text:span><text:span text:style-name="T17">dicen-<text:line-break/></text:span><text:span text:style-name="T3">tur, respiratione tamen non privantur, neque animi defe-<text:line-break/>ctione vehementi, neque aliis quoque </text:span><text:span text:style-name="T17">symptomatis paulo<text:line-break/></text:span><text:span text:style-name="T3">ante dictis laborant; praeterea ex eo quod viduae </text:span><text:span text:style-name="T17">quaedam,<text:line-break/></text:span><text:span text:style-name="T3">licet recte ut antea, aut paulo minus purgentur, </text:span><text:span text:style-name="T17">nihilominus<text:line-break/></text:span><text:span text:style-name="T3">similibus corripiantur symptomatis. Consentiunt </text:span><text:span text:style-name="T17">autem his-</text:span></text:p>
      <text:p text:style-name="P6"><text:span text:style-name="T3">ce ea quoque </text:span><text:span text:style-name="T15">ligna, quae circa </text:span><text:span text:style-name="T3">uterum sentiunt medicae dili--<text:line-break/>genter tangentes; </text:span><text:span text:style-name="T15">nam cervix </text:span><text:span text:style-name="T3">uteri tangentibus inclinata vi-<text:line-break/>detur, interdum veluti </text:span><text:span text:style-name="T15">sursum </text:span><text:span text:style-name="T3">retractus fit totus, interdum<text:line-break/>autem veluti sit tractus ad latus. Proinde quidam uterum<text:line-break/>tanquam animal quoddam </text:span><text:span text:style-name="T15">esse </text:span><text:span text:style-name="T3">statuentes prolis creandae cu-<text:line-break/>pidurn, privatum bis quae concupiscit, universo corpori no-<text:line-break/>cere dicunt. </text:span><text:span text:style-name="T15">Sic </text:span><text:span text:style-name="T3">igitur scribit Plato : </text:span><text:span text:style-name="T6">Quae pars in mulie-<text:line-break/>ribup et uterus et vulva nominatur, quum sit animal prolis<text:line-break/>generandae cupidum, si intempestive diuque infructuosam<text:line-break/>suerit, Juccenscns aegre fert</text:span><text:span text:style-name="T50">, </text:span><text:span text:style-name="T6">erransque per totum corpus<text:line-break/>et spiritus meatum obstruens, xefpirareque non sinens , in<text:line-break/>extremam anxietatem dejicit atque multiplices alios morbos<text:line-break/>excitat.</text:span><text:span text:style-name="T3"> Haec dicente Platone, quidam addiderunt, uterum,'<text:line-break/>quum ita per corpus errans ad septum transversum perve-<text:line-break/>nerit, respirationem interturbare. Alii errare ipsum vel-<text:line-break/>uti animal non dicunt, sed ubi suppressa sunt mensseua,<text:line-break/>exiccatum ac hmnectari cupientem ad viscera usque ascen-</text:span></text:p>
      <text:p text:style-name="P6"><text:span text:style-name="T3">dere</text:span><text:span text:style-name="T15">; </text:span><text:span text:style-name="T3">qumn vero ascendendo nonnunquam septum transver-<text:line-break/>sum contingat, idcirco animal respiratione privari. Ac ii<text:line-break/>quidem, qui' ignorant ea quae in dissectionibus apparent,<text:line-break/>quique neque naturales neque voluntarias affectiones un-<text:line-break/>quam consideraverunt, quamvis ea quae jam diximus nulla<text:line-break/>audiant demonstratione roborari, fieri tamen posse arbitran-<text:line-break/>tur, ut aliquid ex enarratis verum existat; at vero, qui in<text:line-break/>utrisque suerint exercitati, hujus rationis infirmitatem etiam<text:line-break/>me tacente conspiciunt. Nam etiam si qua pars uteri ascen-<text:line-break/>dere rideatur, ea perexigua est, neque sufficit ad hoc, ut<text:line-break/>totum ipfius spatium ne ad ventriculum quidem ascendisse<text:line-break/>videatur, nedum ut hunc praetereundo ad septum transver-<text:line-break/>sum pertingere; at etiamsi attingat, quid momenti habebit<text:line-break/>id, ut respirationem tollere, aut animi desectionem, aut mem-<text:line-break/>brorurn contentionem, aut integrum soporem inducere pos-<text:line-break/>sit? Etenim impletis, ventriculus intumescens plane videtur<text:line-break/>simtum transversum comprimere atque ob hanc rem respiratio<text:line-break/>redditur crebrior, sed nullo esto symptomate animal insesta-<text:line-break/>tur. Sed et praegnantibus uterus foetui coextensus facit</text:span></text:p>
      <text:p text:style-name="P6"><text:span text:style-name="T3">crebriorem respirationem, </text:span><text:span text:style-name="T15">sed nilnl </text:span><text:span text:style-name="T3">aliud </text:span><text:span text:style-name="T15">laedit. Quod </text:span><text:span text:style-name="T3">au-<text:line-break/></text:span><text:span text:style-name="T36">tem </text:span><text:span text:style-name="T3">exiccatus humoris desiderio ad viscera ascendat, id pror-.<text:line-break/></text:span><text:span text:style-name="T36">rus </text:span><text:span text:style-name="T3">absurdum. </text:span><text:span text:style-name="T15">Si </text:span><text:span text:style-name="T3">enim simpliciter aliquando uterus requi-<text:line-break/></text:span><text:span text:style-name="T36">rat </text:span><text:span text:style-name="T3">humorem, vesicam atque crassi intestini partem inferio-<text:line-break/></text:span><text:span text:style-name="T36">rem </text:span><text:span text:style-name="T3">totam sibi proximam habet; si vero non simpliciter hu-<text:line-break/></text:span><text:span text:style-name="T36">morern, </text:span><text:span text:style-name="T3">fed sanguineum humorem desiderat, ad hepar potius<text:line-break/></text:span><text:span text:style-name="T36">quam </text:span><text:span text:style-name="T3">ad septum transversum ipsum moveri oportebat. At<text:line-break/></text:span><text:span text:style-name="T40">vero</text:span><text:span text:style-name="T36"> </text:span><text:span text:style-name="T3">quid opus est, ut aliis extrinsecus irruat partibus, quum<text:line-break/></text:span><text:span text:style-name="T36">a denso </text:span><text:span text:style-name="T3">tegumento membraneo indumento ipsum ambiente<text:line-break/>contineatur ? nam omnes partes quae ad sese ab intestinis<text:line-break/>humorem trahunt, per ora quamplorima id efficiunt: atqui<text:line-break/></text:span><text:span text:style-name="T36">ad </text:span><text:span text:style-name="T3">uterum multa admodum venarum ora perveniunt, per<text:line-break/></text:span><text:span text:style-name="T36">quas </text:span><text:span text:style-name="T3">ex cava vena, cui ex hepate sanguis influit, sanguinem<text:line-break/></text:span><text:span text:style-name="T36">attrahere </text:span><text:span text:style-name="T3">potest. Quem vero alium ductum hoc insigniorem<text:line-break/></text:span><text:span text:style-name="T36">quis </text:span><text:span text:style-name="T3">invenerit, quo ex hepate in uterum sanguis deseratur,<text:line-break/></text:span><text:span text:style-name="T36">aut per </text:span><text:span text:style-name="T3">quem alium omnino uterus ex jecore qnippiam attra-<text:line-break/></text:span><text:span text:style-name="T36">here </text:span><text:span text:style-name="T3">possit? At licet hic cavae venae rivus non esset maxi-<text:line-break/></text:span><text:span text:style-name="T36">mus, </text:span><text:span text:style-name="T3">certe non est alius; haec enim unica vena partibus sub</text:span></text:p>
      <text:p text:style-name="P6"><text:span text:style-name="T3">transverso septo constitutis omnibus ex hepate defert san-<text:line-break/>guinem. Absurda igitur omnino est illorum ratio, cum hoc,<text:line-break/>quod uterum este animal hac ratione astruant. Sed si hoc<text:line-break/>quoque ipfis concedatur, laedetur uterus, si propriis votis<text:line-break/>privetur, ac fortassis alimentis destitutus tabescet, quemad-<text:line-break/>modum amantes palmas assici nonnulli perhibent; verum ob<text:line-break/>hoc neque ad septum transversum, neque ad alium quemvis<text:line-break/>Jocum perveniet. Nam, ut caetera omittamus, perquam<text:line-break/>aridum est temperamento septum transversum; at uterus<text:line-break/>juxta illorum placita, qui ipsum exiccari dicuut, humidarum<text:line-break/>partium communicatione indigeti Interrogabit ergo fortasse<text:line-break/>nos aliquis, quam ob causam saepe sursum, saepe in latus<text:line-break/>trahi uterus videatur; id enim obstetrices ajmrt, ut et ipso<text:line-break/>in sua sede saepenurnero manente, nihilominus mulieres hy-<text:line-break/>stericis symptomatis corripi. Equidem hujus rei causam ex-<text:line-break/>plicare tentabo, ea quae ab Hippocrate dicta sunt, imitando.<text:line-break/>Nam uteri tensiones in causa esse dico, cur tangentibus ob-<text:line-break/>stetiiribus cervix modo sursum, modo in latus trahi videa-</text:span></text:p>
      <text:p text:style-name="P6"><text:span text:style-name="T17">tur; </text:span><text:span text:style-name="T3">nam simul cum utero cervicem quoque ipfius retrahi<text:line-break/></text:span><text:span text:style-name="T17">necesse </text:span><text:span text:style-name="T3">esu Quam ob causam igitur uterus vel furfum vel<text:line-break/></text:span><text:span text:style-name="T17">ad latus </text:span><text:span text:style-name="T3">retrahitur ? hoc enim huic sermoni adhuc deeil. Oh<text:line-break/></text:span><text:span text:style-name="T17">vasorum </text:span><text:span text:style-name="T3">ad ipsum pervenientium plenitudinem una cum eo-<text:line-break/></text:span><text:span text:style-name="T17">rum </text:span><text:span text:style-name="T3">vincusis; etenim ostendimus in enarratione </text:span><text:span text:style-name="T17">ejus </text:span><text:span text:style-name="T3">apho-<text:line-break/></text:span><text:span text:style-name="T17">rismi, </text:span><text:span text:style-name="T3">quo inquit: </text:span><text:span text:style-name="T6">'convulsionem a plenitudine sieri et eva-<text:line-break/></text:span><text:span text:style-name="T20">cuatione, </text:span><text:span text:style-name="T6">plenitudinem</text:span><text:span text:style-name="T3"> corpora repletorum </text:span><text:span text:style-name="T17">in </text:span><text:span text:style-name="T3">latum </text:span><text:span text:style-name="T17">et </text:span><text:span text:style-name="T3">pro-<text:line-break/></text:span><text:span text:style-name="T17">fandum </text:span><text:span text:style-name="T3">extendere, scd longitudinem abbreviare; ergo </text:span><text:span text:style-name="T17">quo<text:line-break/>efficiuntur </text:span><text:span text:style-name="T3">breviora, </text:span><text:span text:style-name="T15">eo </text:span><text:span text:style-name="T3">magis ad originem retrahuntur-<text:line-break/></text:span><text:span text:style-name="T17">Nam </text:span><text:span text:style-name="T3">Erafistratus musculos quoque, si spiiitu impleantur</text:span><text:span text:style-name="T17">, in,<text:line-break/>latitudine </text:span><text:span text:style-name="T3">augeri, in longitudine vero minui atque ob id etiam<text:line-break/></text:span><text:span text:style-name="T17">retrahi </text:span><text:span text:style-name="T3">dicit. Unde ergo oritur plenitudo tum venerum<text:line-break/></text:span><text:span text:style-name="T17">tum </text:span><text:span text:style-name="T3">vinculorum ? nempe </text:span><text:span text:style-name="T15">ex </text:span><text:span text:style-name="T3">menstruorum retentione. Nam<text:line-break/></text:span><text:span text:style-name="T17">pervenit </text:span><text:span text:style-name="T3">quidem ad uterum sanguis, scd ad interna ipfius </text:span><text:span text:style-name="T17">in-<text:line-break/>gressi non </text:span><text:span text:style-name="T3">potest, aut quia crassior est quam ut per ora </text:span><text:span text:style-name="T17">va-<text:line-break/>sorum possit </text:span><text:span text:style-name="T3">penetrare, aut quia clausa sunt ipsis ora: itaque<text:line-break/></text:span><text:span text:style-name="T17">abundans in </text:span><text:span text:style-name="T3">venis eas extendit atque ricina ipsis vincula rna-</text:span></text:p>
      <text:p text:style-name="P6"><text:span text:style-name="T3">desacit; ad horum autem extensionem per continuitatem ute-<text:line-break/>rum'retrahi necesse est. Igitur si aequaliter undique traha-<text:line-break/>tur, recta erit et sine inclinatione ipfius transmutatio; si ve-<text:line-break/>ro inaequaliter, ad partem vehementius trahentem extende-<text:line-break/>tur. Non ergo veluti animal errabundum alias ad alium<text:line-break/>locum discurrit in -musieribus uterus, sed ab extensione re-<text:line-break/>trahitur. Quod fi dixerit quispiam uteri corpus tum non<text:line-break/>esse affectum, scd perversione laborare, quum alias aliorsum<text:line-break/>trahitur, haud absurda proseret Nam circa reliquas quo-<text:line-break/>que corporis partes accidit ut hujusmodi appareant affectus,<text:line-break/>ut saepenurnero decipiantur medici, qui perversam partem,<text:line-break/></text:span><text:span text:style-name="T15">quia </text:span><text:span text:style-name="T3">vel incurvari vel extendi non possit, arbitrantur esse<text:line-break/>affectam. Atque hoc docens Hippocrates libro de articusis<text:line-break/>etiam de uteri vocato errore mentionem fecit, ita scribens:<text:line-break/>Quibus in </text:span><text:span text:style-name="T6">posteriorem partem caput femoris exciderit, hoc<text:line-break/>autem ruro sit, hi erus extendere nequeunt, neque secun-<text:line-break/>dum luxatum articulum, neque adeo secundum poplitem</text:span></text:p>
      <text:p text:style-name="P6"><text:span text:style-name="T6">scd iiminime, quibus ex vetusto idem contigit et inguinis et<text:line-break/>poplitis, articulum extendunt.</text:span><text:span text:style-name="T3"> Hoc sermone quamvis po-<text:line-break/>plitis articulusliaudquaquam afficiatur, quia tamen cum in-<text:line-break/>guine communicat, ipsum extendi non posse niti AtqUe<text:line-break/>deinceps subjungens luquit: </text:span><text:span text:style-name="T6">'Sane animadvertere hoc quo-<text:line-break/>que oportet, tiam et utile esi, et ousus magna sit habenda<text:line-break/>ratio , quamvis non paucos lateat , ne sanos quidem exten-<text:line-break/>dere pojse poplitis articulum, non extensa inguinis articulo,<text:line-break/>nisi sursum admodum levato pede, ita enim poscunt • neque<text:line-break/>tamen similiter, fed longe majori cum difficultate, siectere<text:line-break/>postsunt poplitis articulum, nisi simul flectant articulum in-<text:line-break/>guinis,</text:span><text:span text:style-name="T3"> His dictis deinceps alt: iliuitae vero et </text:span><text:span text:style-name="T6">aliae cor-<text:line-break/>poris partes eas habent societates et fecundum nervorum<text:line-break/>distentiones et musculorum figuras ; quin etiam plurima no~<text:line-break/>tatu scrtaste digniora quam quis putaverit, et secundum<text:line-break/>intestinorum naturam et universum ventriculum atque uderi<text:line-break/>tum errores tum extensiones.</text:span><text:span text:style-name="T3"> His verbis Hippocrates de</text:span></text:p>
      <text:p text:style-name="P6"><text:span text:style-name="T17">poplitis articulo dicere proposuerat, qui fecundum naturam<text:line-break/>moveri non potest, non ob proprium ipsius assect</text:span><text:span text:style-name="T19">um</text:span><text:span text:style-name="T17">, scd oh<text:line-break/>eam quam cum ischio habet societatem; extensionum autem<text:line-break/>uteri mentionem fecit, quum ipse non per se transmutatur,<text:line-break/>'sed extenditur a quibusdam aliis, quorum attrahentium fe-<text:line-break/>quax esu Igitur uteri perversiones eo quem diximus modo<text:line-break/>suppressa sequuntur menstrua; neque symptomatum anima-<text:line-break/>lis corpori ohorientium causae ipsae sunt, sed communem<text:line-break/>habent causam plenitudinem </text:span><text:span text:style-name="T15">a </text:span><text:span text:style-name="T17">suppressa menstruorum pur—<text:line-break/>gatione; quae vero citra perversionem aut menstruorum<text:line-break/>retentionem viduas molestant noxae, hae ob retentum semen<text:line-break/>accidunt.. Atque his pro multitudinis qualitatisve ratione<text:line-break/>tum menstruorum tum seminis alias aliae symptomatum<text:line-break/>species oriuntur. Etenim quum laedens causa univer-<text:line-break/>sum corpus refrigerare potest, hae adeo vehementer re-<text:line-break/>frigerantur, ut neque manifeste respirent, neque pulsum<text:line-break/>edant; si vel crassa fuerit vel acris, convulsiones aderunt;</text:span></text:p>
      <text:p text:style-name="P6"><text:span text:style-name="T17">moerores vero, si atra bilis exuberet; quemadmodum </text:span><text:span text:style-name="T36">anitni<text:line-break/></text:span><text:span text:style-name="T17">quoque defectiones, extensionum vehementiae et refrigeratio-<text:line-break/></text:span><text:span text:style-name="T36">.nibus </text:span><text:span text:style-name="T17">et stomachi depravationibus succedunt. Conflet, </text:span><text:span text:style-name="T36">autem<text:line-break/>quod </text:span><text:span text:style-name="T17">in, hujusmodi sermonibus os ventriculi stomachum </text:span><text:span text:style-name="T36">fole-<text:line-break/></text:span><text:span text:style-name="T17">musappellare, ut et omnibus medicis mos est lu syncope stoma-<text:line-break/>chica hujusmodi uti appellatione. Sed quae symptomata </text:span><text:span text:style-name="T36">men-<text:line-break/></text:span><text:span text:style-name="T17">struas purgationes suppressas sequuntur, nam de his </text:span><text:span text:style-name="T36">quoque<text:line-break/>nonnihil </text:span><text:span text:style-name="T17">me dicturum pollicitus sum </text:span><text:span text:style-name="T36">, </text:span><text:span text:style-name="T17">nunc enarrare: </text:span><text:span text:style-name="T36">aggre-<text:line-break/></text:span><text:span text:style-name="T17">dior, sumpto initio ab. iis quae Hippocrates in aphorismis<text:line-break/></text:span><text:span text:style-name="T36">scripfit, </text:span><text:span text:style-name="T17">quorum id unum est: </text:span><text:span text:style-name="T20">Si mulier neque </text:span><text:span text:style-name="T40">praegnans<text:line-break/></text:span><text:span text:style-name="T20">neque puerpera ldo hdbeat, ipsius mensirua defecerunt.</text:span><text:span text:style-name="T17"> </text:span><text:span text:style-name="T36">At<text:line-break/></text:span><text:span text:style-name="T17">nullo lu mammis apparente lacte, menstruorum suppresso-<text:line-break/>rum etiam haec signa sunt: gravitatis.sensus lu corpore, fa-<text:line-break/>stidiurn, dejecta cibi appetentia, horror inaequalis ; </text:span><text:span text:style-name="T36">quodli<text:line-break/>citra </text:span><text:span text:style-name="T17">horrorem inaequalitas aliqua suerit,/ </text:span><text:span text:style-name="T36">et </text:span><text:span text:style-name="T17">fastidium </text:span><text:span text:style-name="T36">et ali-<text:line-break/>enorum </text:span><text:span text:style-name="T17">quorundam cupiditas,’ jube obstetricem utcri </text:span><text:span text:style-name="T36">cervi-<text:line-break/>ccm tangere: .nam </text:span><text:span text:style-name="T17">si citra </text:span><text:span text:style-name="T36">duritiem </text:span><text:span text:style-name="T42">clausa.su, </text:span><text:span text:style-name="T36">graviditatis</text:span></text:p>
      <text:p text:style-name="P6"><text:span text:style-name="T17">haec-signa sunt. Ex iis etiam nonnullae cibum evomunt, ac<text:line-break/>terram, aut extinctos carbones, aut quaedam hujusmodi<text:line-break/>edtint. Si vero cum duritie clausum fuerit os cervicis uteri,<text:line-break/>affectum aliquem in utero esse significat, oportetque obstetri-<text:line-break/>•cem speculari, ad quam partem vel declinet, vel retrahatur,<text:line-break/>nam lu ea parte affecta uteri sedes est, atque in quibusdam<text:line-break/>ejps partis dolor crun gravitate apparet; quinetiarn in coxam<text:line-break/>dolor transit ac crus-ipsum, quod e regione est, per incessum<text:line-break/>claudicat. Quod si longiori tempore supprimantur men-<text:line-break/>strua, nullamque medicus mulieri vacuationem promoveat,<text:line-break/>tumor aliquis practcr naturam in ilibus luterdum exoritur,<text:line-break/>ostendens ex internis partibus quampiam esse inflammatam;<text:line-break/>nonnullis panus in extrema ilium parte excitatur, quales tu-<text:line-break/></text:span><text:span text:style-name="T36">mores </text:span><text:span text:style-name="T17">viris eodem lu loco oriuntur,</text:span><text:span text:style-name="T22">:</text:span><text:span text:style-name="T17"> qui nonnunquam fnp-<text:line-break/></text:span><text:span text:style-name="T36">parati </text:span><text:span text:style-name="T17">secari" debent.: </text:span><text:span text:style-name="T36">- </text:span><text:span text:style-name="T17">Vidimus lu hac parte etiam colum<text:line-break/>suppuratum sectrunqne, interdum ignorantibus medicis inex-<text:line-break/>pertis, qnid inciderent, interdum intelligentibus quoque.</text:span></text:p>
      <text:p text:style-name="P6"><text:span text:style-name="T17">Atque </text:span><text:span text:style-name="T15">ab hujusmodi tumore </text:span><text:span text:style-name="T17">suppurato in </text:span><text:span text:style-name="T15">colo </text:span><text:span text:style-name="T17">nemo non<text:line-break/>facile sanus evasit,' uteri vero sectiones majori dum dissicul-<text:line-break/>tate conglutinantur.. Hujusmodi ergo, symptomata suppressa<text:line-break/>menstrua sequuntur ac praeterea lumborum et colli et sinci-<text:line-break/>pitis dolor et oculorum baseos, item febres ardentes .et uri-<text:line-break/>nae nigricantes cum rubra quadain,sanie., .perinde ac si,cur?<text:line-break/>nium recens mactatarum loturis fuliginem 'miscueris;. qui-<text:line-break/>busdam mina aut difficulter redditur, aut omnino: supprimi-<text:line-break/>tur. Quum ergo horum aliquod in • muliere conspexeris,<text:line-break/>uterum veluti radicem ipsorum esse'conjice. Quod si per<text:line-break/>alium etiam quempiam corporis locum salignis effluxerit, aut<text:line-break/>inflammatio, aut.erysipelas excitetur,. an menstrua.purgen-<text:line-break/>tur, interrogare'debes;’ siquidem nihil,horum accidit integre<text:line-break/>purgatis.' Igitur suppressionem menstruae purgationis hujus- </text:span><text:span text:style-name="T27">.<text:line-break/></text:span><text:span text:style-name="T17">modi plerumque sequuntur symptomata, immoderatas autem<text:line-break/>vacuationes decoloratio, pedum oedemata, totum corpus<text:line-break/>subtumidrun, vitiosa ciborum jtnmr concoctio tum cupiditas<text:line-break/>et quaecunque .ob immoderatam sanguinis,vacuationem., sive</text:span></text:p>
      <text:p text:style-name="P6"><text:span text:style-name="T3">ex haemorrhoide, sive alio quodam fangninis fluore evenien-<text:line-break/>tem, sequi consueverunt syniptumata. Sed accidit luterdum<text:line-break/>foeminis muliebre vocatum profluvium, - vel. utero' haudqua-<text:line-break/>quam affecto, quum universum corpus per ipsum expurga-<text:line-break/>tur evacuaturque, quemadmodum interdum per renes quo-<text:line-break/>que evacuatur; id vero potissimum fit,- si mulieres laris sint<text:line-break/>carnibus et pituitosae, quas etiam intacto utero, universo<text:line-break/>corpori adhibitis remediis; sanavimus. Quod autem excer-<text:line-break/>nitur; nonnunquam rubra sanies est, interdum aquosa, aut<text:line-break/>fubpallida; quod si purus fuerit sanguis, qualis secta vena<text:line-break/>cernitur, diligenter animadvertere oportet, numquae erosio<text:line-break/>fit in utero; </text:span><text:span text:style-name="T6">ea</text:span><text:span text:style-name="T3"> vero magna ex parte in cervice potius, quam<text:line-break/>alibi contingere solet; discerniturque peri excretam saniem,<text:line-break/>fi fuerit prosunda; si vero cicca os cervicis constiterit, non<text:line-break/>solum per hunc, sed tactu quoque. Atque </text:span><text:span text:style-name="T6">praegnantes</text:span><text:span text:style-name="T3"> quo-<text:line-break/>que, quum ora venarum ni cervice aperiuntur , sanguinem<text:line-break/>excernunt Si vero mulieri gravidae mammae stibitu exte-</text:span></text:p>
      <text:p text:style-name="P5"><text:span text:style-name="T31">.. . . </text:span><text:span text:style-name="T32">'Λ</text:span></text:p>
      <text:p text:style-name="P14"><text:span text:style-name="T17">nuentur, ipsam abortum facturam expecta. Atque geminos<text:line-break/>serentis altera mamma extenuata altermn foetum abortui •<text:line-break/>rum portendit, ac omnino dextra marem, sinistia soeminamj<text:line-break/>quoniam scelus mares in parte uteri dextra ut plurimum fe-<text:line-break/>runtur, foemluae in sinistra; atque ruro contrarium accidit;<text:line-break/>ut animalibus quoque, quae sua natura geminos gerunt, ac-<text:line-break/>cidere ridemus, ut capris, oribus atque estis quadrupedibus<text:line-break/>noli paucis. Si vero mulier prompte quidem concipiat, fed<text:line-break/>secundo, aut tertio, aut quarto impraegnatlonis mense sue-<text:line-break/>tum ejiciat, circa uteri acetabula humor ei pituitosus accu-<text:line-break/>mulatur; quo venarum arteriarumque in chorio tunica exi-<text:line-break/>flentium ad ora va'iorum iu uterum, descendentium nexus<text:line-break/>ita debilis fit, ut suetum ob gravitatem ferre nequeat, scd<text:line-break/>facile abrumpatur-. •<text:tab/>• •</text:span></text:p>
      <text:h text:style-name="Heading_20_2" text:outline-level="2">Cap. VI.</text:h>
      <text:p text:style-name="P99"><text:span text:style-name="T17">Queiuadmodmn pauca ex iis quae per<text:line-break/>anum excernuntur vicinorum ipsi locorum affectorum signa<text:line-break/>sunt, plurima vero ex iis intestinorum et-ventriculi et sple-</text:span></text:p>
      <text:p text:style-name="P6"><text:span text:style-name="T17">nis et jecoris atque non raro humorum lu universo corpore<text:line-break/>exuperantium notae sunt</text:span><text:span text:style-name="T15">; </text:span><text:span text:style-name="T17">eodem modo pauca earum, quae<text:line-break/>per.colem excernuntur, proprium ipsius.assectum ostendunt,<text:line-break/>scdmnita vesicae, renum, hepatis, splenis, pulmonis, tho-.<text:line-break/>racis atque humorum in universo corpore affectionis signa<text:line-break/>suirt; verum haec per alia, quae unicuique parti asseclae as-<text:line-break/>fidere diximus,. distinguuntur. Affectum tamen colem ex<text:line-break/>nis' dignosces. . Ulceri- quidem ipsius manifestum indicium<text:line-break/>dolor est ipsum obsidens ; tum siquid eorum per urinas </text:span><text:span text:style-name="T20">ex-<text:line-break/>cernatur,. quae</text:span><text:span text:style-name="T17"> ulceri assident, ld vero ah eo, quod e vesica<text:line-break/>fertur", discerni potest, quod ipsum lu primo protinus exitu<text:line-break/>apparens urinum praeveniat, quod vero a vesica egreditur,<text:line-break/>nrinae admixtum sit j quinetiam assidueiuter'mejendum mor-<text:line-break/>daria sunt pudendorum ulcera, praecipue qrurnr vel crustula,<text:line-break/>vel sordibus solutis, pura fuerint. Multo vero magis et<text:line-break/>ipfius inflammationes et reliqua hujusmodi nitra signum di-<text:line-break/>gnoscuntur. Verunr de gonorrhoea et priapismo fusius dis-<text:line-break/>ferere satius suerit. Ergo gonorrhoea est seminis excretio</text:span></text:p>
      <text:p text:style-name="P6"><text:span text:style-name="T3">invita, quam involuntariam quoque 'nominare licet, quem-<text:line-break/>admodum significantius, seminis assiduam excretionem, cole<text:line-break/>haudquaquam extenso. Priapismus vero est, universi .colla<text:line-break/>in longitudinem et circulum porrectio, nullo stimulante ad<text:line-break/>libidinem desiderio, aut ascititio calore, ut quibusdam acci-<text:line-break/>dere consuerit supine decumbentibus; sic enim quidam ip-<text:line-break/>sum descripserunt; at breviori quoque compendio licet, per-,<text:line-break/>manentem colis auctionem, </text:span><text:span text:style-name="T36">.aut </text:span><text:span text:style-name="T3">permanentem tumorem.<text:line-break/>Deducta vero denominatio est </text:span><text:span text:style-name="T6">a</text:span><text:span text:style-name="T3"> Priapo scilicet; nam illuni na-j<text:line-break/>tura hujusmodi colem habentem fingunt atque pingunt hoini-</text:span><text:span text:style-name="T11">r<text:line-break/></text:span><text:span text:style-name="T3">nes. Gonorrhoeae autem nomen plane compositum est ex<text:line-break/></text:span><text:span text:style-name="T7">γονῆς </text:span><text:span text:style-name="T3">et </text:span><text:span text:style-name="T7">ρειν </text:span><text:span text:style-name="T6">fluere</text:span><text:span text:style-name="T3">‘etenim semen modo </text:span><text:span text:style-name="T7">γονὴ</text:span><text:span text:style-name="T3">, modo </text:span><text:span text:style-name="T7">γόνος<text:line-break/></text:span><text:span text:style-name="T3">nominatur. - Quemadmodum autem alia omnia nostro </text:span><text:span text:style-name="T15">e </text:span><text:span text:style-name="T3">cor-<text:line-break/>pore duobus modis vacuantur, interdum a continentibus ipsa<text:line-break/>corporibus exereta, interdum sponte effluentia, quod ob im-<text:line-break/>becilli lutem ipsorum corporum contineri non possint, ita<text:line-break/>etiam semen. </text:span><text:span text:style-name="T27">' </text:span><text:span text:style-name="T3">Nam lu omnibus hujusmodi ut excernere</text:span></text:p>
      <text:p text:style-name="P6"><text:span text:style-name="T3">tempestive, ita continere, naturae officium est. - Verum ex-<text:line-break/>cretio fit, aperto quidem fluxionis meatu, reliquo vero con-<text:line-break/>ceptaculo contracto et ad apertum jam meatum’ quicquid in<text:line-break/>spatio continetur propellente; retentio vero, qumn clau-<text:line-break/>sus permanet meatus et contentum a continente haudqua-<text:line-break/>quam propellitur, scd contra per contractionem comprelren-<text:line-break/>clitur et retinetur. Hoc. modo contenti in cavis organis hu-<text:line-break/>mores in iis qui secundum naturam se habent et excemun-<text:line-break/>tur et retinentur, in illis autem, qui praeter naturam sc<text:line-break/>habent, retentio quidem ob excretricis facultatis imbecillita-<text:line-break/>tern, excretio vero ob retentricis facultatis infirmitatem eve-<text:line-break/>nit, vel ob affectionem aliquam, quae haud secus quam na-<text:line-break/>turalis ipsa excretrix facultas partes moveat, nt lu semina-<text:line-break/>riis vafis accidit per comitialem morbum, vel alias convul-<text:line-break/>siones, quae violenter irruunt Caeterum videmus alias<text:line-break/>quoque partcs, ut manus aut pedes aut digitos convelli, mo-<text:line-break/>do simul cum universi corporis convulsione,. modo ipsis solis</text:span></text:p>
      <text:p text:style-name="P6"><text:span text:style-name="T3">affectis; proinde haudquaquam absurdum in seminariis vasis<text:line-break/>Iulis aliquando hujusmodi affectionem excitari, quemadmo-<text:line-break/>dum et gonorrhoeam, quaeluvitae urinarum excretioni pro-<text:line-break/>portione respondet, quum retentricern facultatem resolvi<text:line-break/>contigerit. Igitur gonorrhoea spermaticorum vnsorum affe-<text:line-break/>ctio est, non. pudendorum, quae seminis genitalis via sunt,<text:line-break/>qua excernatur; priapismus vero plane colis est symptoma;<text:line-break/>fieri potest etiam, ut nullo praecipuo proprioque ipsum uf-<text:line-break/>sectu infestante, ad arterias solas referatur, quae solae inter- </text:span><text:span text:style-name="T27">*<text:line-break/></text:span><text:span text:style-name="T3">dum hujusmodi habeant praeter naturam affectionem, qualis<text:line-break/>ipsis acridit, quum secundum naturam totus colis lutenditur.<text:line-break/>Quod enim a spiritu in tumorem attollatur, manifeste patet<text:line-break/>iis, qui ejus tum intumescentis tum sc contrahentis celerita-<text:line-break/>tem perpendunt; nam nullus humor tam subitam in alteru-<text:line-break/>tranr partem mutationem efficere potest. His sic Ie habcnti-<text:line-break/>bus, quum in corporum dissectione magnae rideantur arte-<text:line-break/>riae in pudendorum exiguam partem ferri, fitque colis fnb-<text:line-break/>stantia talis, qualem in nulla alia parte videre est, corpus</text:span></text:p>
      <text:p text:style-name="P6"><text:span text:style-name="T3">enim nervosum est atque undecunque fistulosum, excepta ea<text:line-break/>parte, quam glandem vocant, quid aliud cogitare quis pos-<text:line-break/>sit, quam vaporoso spiritu ab arteriis affluente, per extensi-<text:line-break/>ones eum lu tumorem attolli, ideoque glandem aequalem<text:line-break/>semper habere magnitudinem, quia .fistulosus in ipsam ner-<text:line-break/>vus non ingreditur? Ergo quae causa est, cur quum libi-<text:line-break/>dinis impetu quis stimulatur, aut ob supinum decubitum </text:span><text:span text:style-name="T6">ca-<text:line-break/>lefacti</text:span><text:span text:style-name="T3"> sunt lumbi,' colis extendatur ? hac enim inventa, pria-<text:line-break/>pismi quoque affectionem inventum nobis. iri sperandum.<text:line-break/>Quod enim necessario princeps causa sit plenitudo, vel arte-<text:line-break/>riarum, veI nervi fistulosi, aut etiam utriusque, quum ex<text:line-break/>priore constitutione mutantur, palam couliat; at vero, utri-<text:line-break/>us eorum magis, aut num etiam </text:span><text:span text:style-name="T36">amborum, </text:span><text:span text:style-name="T3">deiuceps cousi-<text:line-break/>deremus, hinc sermonis nostri sumpto exordio. . </text:span><text:span text:style-name="T36">Natura<text:line-break/></text:span><text:span text:style-name="T3">corporis partes conformans periiciensque</text:span><text:span text:style-name="T36">, </text:span><text:span text:style-name="T40">ut </text:span><text:span text:style-name="T6">ipsae</text:span><text:span text:style-name="T3"> </text:span><text:span text:style-name="T36">citra<text:line-break/></text:span><text:span text:style-name="T3">doctrinam proprias actiones aggrederentur, </text:span><text:span text:style-name="T36">effecit; </text:span><text:span text:style-name="T3">cujus </text:span><text:span text:style-name="T36">rei<text:line-break/></text:span><text:span text:style-name="T3">accuratissimum </text:span><text:span text:style-name="T36">. </text:span><text:span text:style-name="T3">aliquando secinrus periculum, haedum ita</text:span></text:p>
      <text:p text:style-name="P6"><text:span text:style-name="T3">alendo, ut matrem quae ipsum lu utero gestaverat, nunquam<text:line-break/>vidisset. Quum enim gravidas capras dissecarem, dissecto-<text:line-break/>rum virorum quaestionibus, quibus foetus in utero iormatio-<text:line-break/>nem speculantur, promotus, inveni generosum suetum, quem<text:line-break/></text:span><text:span text:style-name="T36">a </text:span><text:span text:style-name="T3">matre absolutum, ut solemus, abstuli, </text:span><text:span text:style-name="T27">• </text:span><text:span text:style-name="T3">priusquam ipsam<text:line-break/>rideret; atque in domum quandam, ubi multae pelves erunt,<text:line-break/>deposui, quarum aliae vini, aliae </text:span><text:span text:style-name="T36">olei, aliae </text:span><text:span text:style-name="T3">mellis, aliae la-<text:line-break/>ctis, aut alterius cujuspiam humoris erant plenae, fructuum<text:line-break/>non paucae tum cerealiuni tum ah </text:span><text:span text:style-name="T36">arboribus. </text:span><text:span text:style-name="T3">Hunc itaque<text:line-break/>haedum conspeximus, in primis quidem pedibus incedentem, </text:span><text:span text:style-name="T27">•'<text:line-break/></text:span><text:span text:style-name="T3">perinde, ac si audivisset sibi incessus gratia crura fuisse con-<text:line-break/>cessa; deinde excutientem quam a matre contraxerat humi-<text:line-break/>ditatem; tertio postea pede latus scalpentem; eum deinde<text:line-break/>singula per domum </text:span><text:span text:style-name="T6">vasa olfacere</text:span><text:span text:style-name="T3"> vidimus, ac percepto omni-<text:line-break/>urn odore lac tandem sorbuit; quibus visis omnes exclama-<text:line-break/>vimus, quod Hippocrates dixit, manifeste cernentes: </text:span><text:span text:style-name="T36">Ani-<text:line-break/></text:span><text:span text:style-name="T6">malium ruiturae non edoctae. Sic ergo</text:span><text:span text:style-name="T3"> haedum hunc edu-.<text:line-break/>catum non solum </text:span><text:span text:style-name="T6">lac, sed</text:span><text:span text:style-name="T3"> multa insuper alia, quae sorte </text:span><text:span text:style-name="T36">of-</text:span></text:p>
      <text:p text:style-name="P6"><text:span text:style-name="T3">serebantur; comesse postea vidimus. At quia non longe ab-<text:line-break/>erat vernum aequinoctium, quum eriperetur haedus a ma-<text:line-break/>tre , exactis duobus fere menfibus, tenellos ei fruticum et<text:line-break/>plantarum ramos obtuli, quorum iterum omnium expertus<text:line-break/>odorem alios quidem contempsit, alios vero gestavit atque<text:line-break/>fic ad consuetos adultarum quoque caprarum ribos conver-<text:line-break/>sus est. Sed hoc fortasse parvi momenti est, illud vero ma-<text:line-break/>gni, quod foliis et teneris ramusculis devoratis bibit, tum<text:line-break/>paulo post ruminare coepit; quod rurfus omnes videntes<text:line-break/>exclamaverunt, • naturales animalium facultates admirati.<text:line-break/>Magnum enim erat, quod impellente fame, per </text:span><text:span text:style-name="T15">os </text:span><text:span text:style-name="T3">atque den-<text:line-break/>tes cibum assumpsisset; at illud vehementius ddmirati sumus,<text:line-break/>quod ribum in ventriculo jam contentum in primis quidem<text:line-break/>ad os sublevando reduceret, deinde multo tempore manden-<text:line-break/>do tereret, pnstremo rurfus ipsum </text:span><text:span text:style-name="T36">devoraret, </text:span><text:span text:style-name="T3">non lu eun-<text:line-break/>dem, sed in alium ventriculum. At multi hujusmodi natu-<text:line-break/></text:span><text:span text:style-name="T36">rae </text:span><text:span text:style-name="T3">munera despiciunt, sola peregrina spectacula admirantes</text:span><text:span text:style-name="T36">;</text:span></text:p>
      <text:p text:style-name="P6"><text:span text:style-name="T3">quanquam quis non miretur, medicos in secandis corporibus<text:line-break/>peritissimos quaerere, a quo musculo articulus hic extenda-<text:line-break/>tur, exempli gratia coxae, aut a quo incurvetur, aut qui<text:line-break/></text:span><text:span text:style-name="T17">suit </text:span><text:span text:style-name="T3">qui ipsum lu utramque partem transversum abducunt,<text:line-break/></text:span><text:span text:style-name="T17">aut </text:span><text:span text:style-name="T3">qui ipsum utroque circumvolvunt, haedum vero singulos<text:line-break/>articulos ad quamcunque motionem libitum luerit exciture,<text:line-break/>quemadmodum. et homines ipsus, quamvis a quo musculo<text:line-break/>quisque, motus, efficiatur non lutelligant? . Sed de linguae<text:line-break/></text:span><text:span text:style-name="T17">motione</text:span><text:span text:style-name="T3">, ut hanc pro exemplo adducamus, quis non mira-<text:line-break/></text:span><text:span text:style-name="T17">bitur,' </text:span><text:span text:style-name="T3">dissectores luter fe non solum de musculorum numero,<text:line-break/></text:span><text:span text:style-name="T17">sed </text:span><text:span text:style-name="T3">de ipsorum etiam actione pugnantes videns, a natura ve-<text:line-break/></text:span><text:span text:style-name="T17">ro </text:span><text:span text:style-name="T3">insantes edoctos, quo pactu hanc vocem aut aliam hujus-<text:line-break/></text:span><text:span text:style-name="T17">modi </text:span><text:span text:style-name="T3">imitentur, quo pacto etiam linguam moveant, aut qui-<text:line-break/></text:span><text:span text:style-name="T17">bus </text:span><text:span text:style-name="T3">muscusis vocem. eundem efficiant? Sic </text:span><text:span text:style-name="T17">etiam </text:span><text:span text:style-name="T3">in </text:span><text:span text:style-name="T17">omni<text:line-break/>reliquorum </text:span><text:span text:style-name="T3">animalium tum voce tum respiratione atque, </text:span><text:span text:style-name="T17">nt<text:line-break/>summatim </text:span><text:span text:style-name="T3">dicamus, voluntariis actionibus mirabitur </text:span><text:span text:style-name="T17">quis-<text:line-break/>piam </text:span><text:span text:style-name="T3">per se nullo docente instructa instrumenta; de quibus</text:span></text:p>
      <text:p text:style-name="P6"><text:span text:style-name="T3">quidem actionibus </text:span><text:span text:style-name="T7">ηόη </text:span><text:span text:style-name="T3">mediocris inter dissectores est pugna,<text:line-break/>quomodo fiant et quibus organis omnia animalia simul atque<text:line-break/>genita sunt et respirent et vocem edant. Igitur non mirum </text:span><text:span text:style-name="T20">est<text:line-break/></text:span><text:span text:style-name="T6">genitales</text:span><text:span text:style-name="T3"> partes eas actiones, quarum gratia a natura lusti-<text:line-break/>tutae sunt, protinus ab initio cognoscere. Etenim </text:span><text:span text:style-name="T17">quain-<text:line-break/></text:span><text:span text:style-name="T3">obrem uterus, quum </text:span><text:span text:style-name="T17">Iernen </text:span><text:span text:style-name="T3">genitale conceperit, donec </text:span><text:span text:style-name="T17">per-<text:line-break/></text:span><text:span text:style-name="T3">fectus fuerit foetus, exacte clausus permanet, persecto vero<text:line-break/>foetu, plurimum aperitur ac deinde sic apertus </text:span><text:span text:style-name="T17">foetum ex-<text:line-break/></text:span><text:span text:style-name="T3">cludit? Multi autem haec quod assiduo conspiciantur, </text:span><text:span text:style-name="T36">et<text:line-break/></text:span><text:span text:style-name="T3">contemnunt et despiciunt, nt qui nihil, quod re vera fit </text:span><text:span text:style-name="T17">ad-'<text:line-break/></text:span><text:span text:style-name="T3">mirabile, scd ea. duntaxat, quae raro nident, admirari </text:span><text:span text:style-name="T36">con-<text:line-break/></text:span><text:span text:style-name="T3">sueverunt. Quid enim natura potest esseadmirabilius, </text:span><text:span text:style-name="T17">quam<text:line-break/>quod novem,perpetuis mensibus claudatur </text:span><text:span text:style-name="T36">os </text:span><text:span text:style-name="T3">uteri </text:span><text:span text:style-name="T17">adeo </text:span><text:span text:style-name="T36">ex-<text:line-break/></text:span><text:span text:style-name="T17">acte, ut'</text:span><text:span text:style-name="T3">ne </text:span><text:span text:style-name="T17">specilli quidem acumen admittat, perfecto autem<text:line-break/>foetu, usque adeo distendatur,</text:span><text:span text:style-name="T36">. </text:span><text:span text:style-name="T17">ut totum animal per </text:span><text:span text:style-name="T36">ipsum<text:line-break/></text:span><text:span text:style-name="T17">egrediatur? , ...Ne igitur dubitet aliquis etiam pudendorum<text:line-break/>facultatem per </text:span><text:span text:style-name="T3">sc. </text:span><text:span text:style-name="T17">doctam esse, </text:span><text:span text:style-name="T36">us </text:span><text:span text:style-name="T17">fistulosum illud </text:span><text:span text:style-name="T36">nervosum-;</text:span></text:p>
      <text:p text:style-name="P6"><text:span text:style-name="T3">que corpus; ubi ad coitum insurgit animal, protinus disten-<text:line-break/>datur, naturali quae ipsuni dilatetpraeditum facultate, quem-'<text:line-break/>admodum cor et arteria; nili quod haec perpetuo moventur,<text:line-break/>quod necessaria sit nobis semper eorum actio, fistulosus vero<text:line-break/>nervus non semper movetur, sed quum usus requirit. Quum<text:line-break/>vero distenditur,, sequitur exarteriis. spiritus, quemadmo-<text:line-break/>dum </text:span><text:span text:style-name="T6">sequitur,</text:span><text:span text:style-name="T3"> pulmo thoracem, vacuati consecutione. Ve- ’<text:line-break/>rnm posset etiam fortasse replentis fistulosum nervum spiri-<text:line-break/>tus facultas; quum'ad coitum irrumpit animal, ad arterias<text:line-break/>referri ; at multo satius est, hujusmodi actionem ad nervum,<text:line-break/>non ad arterias referre, si quidem actiones ex propria par-<text:line-break/>tium substantia, non ex earum situ provenire rationi conso-<text:line-break/>num est, et cor, si in alia quapiam parte poneretur;nihilo-<text:line-break/>minus actionem suam obtenturum et jecur et lienem ac re-<text:line-break/>liqua omnia. Universi igitur corporis arterias eandem ha-<text:line-break/>bere actionem probabile est; quemadmodum et apparent;<text:line-break/>eodem nempe tempore omnes totius animalis arteriae inter<text:line-break/>scse similiter dilatantur. Itaque haud par est, arterias pu-</text:span></text:p>
      <text:p text:style-name="P4"><text:span text:style-name="T3">dendis innatas aliam aliquam habere facultatem, praeter eam<text:line-break/>quum in toto corpore habent, sed rationi consonum est eas<text:line-break/>latiora quam reliquas arterias ora sortiri, ad celeritatem<text:line-break/>sequelae ad id quod evacuatur parata, femper enim natura<text:line-break/>ridetur unicuique actioni id quod utile est undequaque ex-<text:line-break/>plere , caeterum nullam aliam insuper praecipuam habere<text:line-break/>actionis facultatem, quum ad pudendum pervenerint. At<text:line-break/>calefactis lumbis par est ut et arteriae calidiores redduntur<text:line-break/>et magis pateant ipsarum ora; quamobrem non exiguam tunc<text:line-break/></text:span><text:span text:style-name="T36">- </text:span><text:span text:style-name="T3">spiritus substantiam lu fistulosum nervum estundant, qui<text:line-break/>paulatim impletum colem intendit, quod tota ipsius iubstan-<text:line-break/>tia in fistuloso nervo consistat. His itaque nobis cognitis ad<text:line-break/>priapismi affectionem veniamus. , Nam ex prius dictis con-<text:line-break/>stat vel ob arteriarum ora immodice patentia, vel flatulen-<text:line-break/>tum spiritum in fistulosu nervo ortum, hunc fieri affectum;<text:line-break/>sed utrum potius pro causa sit habendum;. inquirere oportet.<text:line-break/>Certe ab utrisque mini ridetur, crebrius tamen arteriarum</text:span></text:p>
      <text:p text:style-name="P6"><text:span text:style-name="T17">ora </text:span><text:span text:style-name="T3">patentia sequi</text:span><text:span text:style-name="T15">, </text:span><text:span text:style-name="T3">nam facilius est haec dilatari quam fla-<text:line-break/>talentum </text:span><text:span text:style-name="T17">spiritum </text:span><text:span text:style-name="T3">lu nervo fistuloso generari. Ac </text:span><text:span text:style-name="T5">mihi</text:span><text:span text:style-name="T3"> vi-<text:line-break/></text:span><text:span text:style-name="T17">deor </text:span><text:span text:style-name="T3">hujusmodi quidem nervi affectionem semel vidisse, ar-<text:line-break/>teriarum vero saepenumero, cujus rei conjecturam seci tum<text:line-break/></text:span><text:span text:style-name="T17">ex iis </text:span><text:span text:style-name="T3">quae praecesserunt symptomatis tum ex modo cura-<text:line-break/></text:span><text:span text:style-name="T17">tionis, </text:span><text:span text:style-name="T3">In illo enim, cui assidua </text:span><text:span text:style-name="T17">colis </text:span><text:span text:style-name="T3">palpitatio praecesserat,<text:line-break/></text:span><text:span text:style-name="T17">causa </text:span><text:span text:style-name="T3">erat spiritus flatulentus, </text:span><text:span text:style-name="T17">ad quem </text:span><text:span text:style-name="T3">quum omnem cura-<text:line-break/></text:span><text:span text:style-name="T17">tionem </text:span><text:span text:style-name="T3">convertissem, hominem </text:span><text:span text:style-name="T17">sanari; </text:span><text:span text:style-name="T3">quibus </text:span><text:span text:style-name="T17">vero </text:span><text:span text:style-name="T6">supra<text:line-break/>modum</text:span><text:span text:style-name="T3"> arteriarum ora patebant, </text:span><text:span text:style-name="T17">iis </text:span><text:span text:style-name="T3">nullum </text:span><text:span text:style-name="T17">hujusmodi </text:span><text:span text:style-name="T3">sym-<text:line-break/>ptoma praecedebat, </text:span><text:span text:style-name="T15">acciderat </text:span><text:span text:style-name="T3">autem cuidam, </text:span><text:span text:style-name="T17">ut </text:span><text:span text:style-name="T3">longo tem-<text:line-break/></text:span><text:span text:style-name="T17">pore </text:span><text:span text:style-name="T3">praeter consuetudinem a concubitu abstineret; alteri<text:line-break/></text:span><text:span text:style-name="T17">vero, </text:span><text:span text:style-name="T3">ut mali </text:span><text:span text:style-name="T17">succi </text:span><text:span text:style-name="T3">alimentis acribusque uteretur, alii etiam<text:line-break/></text:span><text:span text:style-name="T17">ut </text:span><text:span text:style-name="T3">duobus menfibus praecinctus proficisceretur, quum antea<text:line-break/></text:span><text:span text:style-name="T17">cingi </text:span><text:span text:style-name="T3">non </text:span><text:span text:style-name="T17">consuevisset. </text:span><text:span text:style-name="T3">Conjecimus itaque arteriarum ora<text:line-break/></text:span><text:span text:style-name="T17">nimis </text:span><text:span text:style-name="T3">patefacta</text:span><text:span text:style-name="T17">, illis </text:span><text:span text:style-name="T3">quidem ob humorum vitia et acrimoni-<text:line-break/></text:span><text:span text:style-name="T17">am , </text:span><text:span text:style-name="T3">his vero flatulentum spiritum sine ordine et violenter<text:line-break/>commotum. Etenim medicamenta excitandae tentiginis vim<text:line-break/></text:span><text:span text:style-name="T17">obtinentia, </text:span><text:span text:style-name="T3">tum </text:span><text:span text:style-name="T17">• </text:span><text:span text:style-name="T3">epota tum etiam perinaeo lumbisque ad-</text:span></text:p>
      <text:p text:style-name="P6"><text:span text:style-name="T3">mola, calida omnia atque flatulenta sunt; quemadmodum<text:line-break/>ccntraria omnia flatus sedant et refrigerant potius </text:span><text:span text:style-name="T15">quam </text:span><text:span text:style-name="T3">ca-<text:line-break/>lesacimrt. Sed adverte, nec obiter hunc sermonem praeter-.<text:line-break/>curre; nam medicamenta,. nou cibos dixi, quoniam sunt<text:line-break/>quaedam alimenta, quae plurimum seminis pariunt et </text:span><text:span text:style-name="T36">ideo<text:line-break/></text:span><text:span text:style-name="T3">impetum ad libidinem .excitant. Haec ergo sermonem illum<text:line-break/>quem nuper dicebamus, probabiliorem reddunt, quod a con-<text:line-break/>cubita abstinentes interdum priapismis corripiantur; nam </text:span><text:span text:style-name="T36">.<text:line-break/></text:span><text:span text:style-name="T3">id accidit iis, qui plurimo semine abundant, fimulque prae-<text:line-break/>ter consuetudinem a coitu abstinent, quum laboribus et ex-<text:line-break/>ercitationurn multitudine sanguinis abundantiam non absu-<text:line-break/>munt, atque ex iis praecipue, quicunque </text:span><text:span text:style-name="T6">a</text:span><text:span text:style-name="T3"> libidinis quidem<text:line-break/>cogitatione liberi nou evaserunt ( quemadmodum qui et na-<text:line-break/>tura cnsti sunt et longo tempore lu ejusmodi continentia sesc<text:line-break/>exercuerunt) ad libidinis autem imaginem perveniunt, .tum •<text:line-break/>ob spectacula, quae illos movere possunt, tum ob illorum<text:line-break/>recordationem. Nam horum .hominum maxime contraria<text:line-break/>affectio in pudendis generatur eorum affectioni, qui nullo •<text:line-break/>pacto libidinis cogitationibus sunt obnoxii. Atque amico</text:span></text:p>
      <text:p text:style-name="P6"><text:span text:style-name="T3">cuidam, praeter antecedentem consuetudinem a concubitu<text:line-break/>prorsus abstinere volenti, in tumorem inflatus penis adeo,<text:line-break/>excrevit, ut milii symptoma declarare cogeretur. Mirari<text:line-break/></text:span><text:span text:style-name="T17">enim </text:span><text:span text:style-name="T3">se dicebat, quomodo huic athletae ob continentiam </text:span><text:span text:style-name="T17">rn-<text:line-break/></text:span><text:span text:style-name="T3">gosus collapsusque penis esset, sibi vero ex quo id </text:span><text:span text:style-name="T17">instituis-<text:line-break/></text:span><text:span text:style-name="T3">set, eveniret contrarium. Tum equidem illi auctor fui ut<text:line-break/>collectum semen excerneret, </text:span><text:span text:style-name="T17">postea </text:span><text:span text:style-name="T3">vero a narrationibus et<text:line-break/>lpectacusis et meditationibus libidinem suscitare potentibus<text:line-break/>omnino se abstineret. At cantoribus et athletis, qui jam lude<text:line-break/>ab luitio nullam vitae partem venereis illecebris contamina-<text:line-break/>verunt, nullam admittentes hujusmodi vel cogitationem vel<text:line-break/>imaginationem, iis pudenda exilia et rugosa veluti senibus<text:line-break/>fiunt. Nam praeter caeler a iis, qui protinus a prima juven-<text:line-break/></text:span><text:span text:style-name="T17">tute </text:span><text:span text:style-name="T3">immodicae libidini scse permiserunt, id etiam </text:span><text:span text:style-name="T17">evenit,<text:line-break/>ut </text:span><text:span text:style-name="T3">horum locorum </text:span><text:span text:style-name="T17">vnsa </text:span><text:span text:style-name="T3">amplius patentia, 'majorem ad sc<text:line-break/>sanguinis copiam alliciant et coeundi cupiditas increscat,<text:line-break/>conununi ratione facultatum omnium, quae </text:span><text:span text:style-name="T17">a </text:span><text:span text:style-name="T3">Platone etiam</text:span></text:p>
      <text:p text:style-name="P6"><text:span text:style-name="T3">notata est, quum alt: </text:span><text:span text:style-name="T6">ignaviam quidem exdlvere, propria-<text:line-break/>rum autem sanctionum exercitationem robur augere.</text:span><text:span text:style-name="T3"> Sic<text:line-break/>mammae quoque iis, quae nondum. impraegnatae suerunt,<text:line-break/>eoutractae permanent, a partu infantulos lactantibus va-<text:line-break/>stissimae redduntur, atque permanent lac emittentes, donec<text:line-break/>lactant, quum vero lactare desinunt pueros, haud ita multo<text:line-break/>post lac etiam generari definit. Igitur omnia haec si bene<text:line-break/>considerentur-, et causaeob quas lu singusis allectis partibus<text:line-break/>affectus consistit definiuntur, ad curationis rationem ansam<text:line-break/>praebebunt. At nondum horum in praesentia tempus est,<text:line-break/>scd jam hoc opere ad finem perducto, hic orationi finem<text:line-break/>imponam.</text:span></text:p>
      <text:h text:style-name="P1" text:outline-level="1"><text:bookmark-start text:name="bookmark14"/>GALENI DE PULSIBUS LIBELLVS<text:line-break/>AD TIRONES.<text:bookmark-end text:name="bookmark14"/></text:h>
      <text:h text:style-name="Heading_20_2" text:outline-level="2">Cap. I.</text:h>
      <text:p text:style-name="P99"><text:span text:style-name="T3">Quaecunque tironibus, amantissime Teu-<text:line-break/>thra, de pulsibus scire fuerit, utile, hic exponentur, omnem<text:line-break/>autem de nis artem alibi descriptam habes. Omnes igitur<text:line-break/>arteriae tum inter sc tum cum ipso corde eodem modo<text:line-break/>pullant; quamobrem </text:span><text:span text:style-name="T6">ex</text:span><text:span text:style-name="T3"> earum una de omnibus postis con-<text:line-break/>cludere. Verum motum non perinde • omnium sentias, scd<text:line-break/>lu partibus nulla tectis carne clarius, lu carnosis ohscuri-<text:line-break/>us. Quae opertae crassa carne sunt, aut sub ossibus latent,</text:span></text:p>
      <text:p text:style-name="P6"><text:span text:style-name="T3">aut quibus corpora sunt alia objecta, harum, dum valet ani-<text:line-break/>mal, motum non percipias. Quod si vehementer enrarcu-<text:line-break/>erit, arteria quae sita est secundum dorsum tangentibus ab-<text:line-break/>dornen motum saepepumero repraefentat. Et quidam sensu<text:line-break/>perceperunt eas quae in artubus, quum prius non appare-<text:line-break/>rent. At semper arteriae temporum ac pedum secundum<text:line-break/>plantas, manuum in carporum parte interna senfibilem ino-<text:line-break/>tum habent. His rnluus, non illae tamen obscurae, pulsant<text:line-break/>arteriae capitis post aures et quae tenent brachii interiorem<text:line-break/>regionem ac jam etiam aliae nonnullae, quae non admodum<text:line-break/>multa carne obteguntur, , Verum aliam , neque promptius<text:line-break/>neque honestius neque;ad usum commodius tangat, si eas<text:line-break/>quae carpis insunt praetereat; hae namque, quod praesertim<text:line-break/>locus carnem non habeat, apertissimae sunt, nec quod pro-<text:line-break/>pter alias multas est necessarium, detegere harum gratia ul-<text:line-break/>lam corporis partem necesse habeas; , ad haec in rectum du-<text:line-break/>ctae sunt, id quod non purum ad exactam notitiam refert.</text:span></text:p>
      <text:h text:style-name="P2" text:outline-level="2">Cap. II.</text:h>
      <text:p text:style-name="P15"><text:span text:style-name="T3">Tibi autem tangenti ridebitur dlltendi in<text:line-break/>omnem dimensionem arteria. Sunt autem cujuscunque cor-<text:line-break/>poris tres dimeusiones, in longitudinem, profunditatem et<text:line-break/>latitudluein. Sed enim dum secundum naturam se habet<text:line-break/>animal, luvenies arteriam distendi sane quam moderate, sin<text:line-break/>autem praeter nataram sc habeat, nunc deficit, nunc exupe-<text:line-break/>rat, in quacunque dimensione. Hic tibi memoria tenendum<text:line-break/>est, qui pulsus naturalis esset. Atque siquidem eum repe-<text:line-break/>rtas, qui praeter naturam est; latitudine esse majorem; ap-<text:line-break/>pellabis latum, si longitudine, longum; si profunditate, altum)<text:line-break/>et contrarios nis, qui naturali minores sunt, simili modo vo-<text:line-break/>cabis angusium, brevem, humilem.' At de his; qui ad fla-<text:line-break/>tum praeter naturam tribus' ex; aequo dimensionibus defle-<text:line-break/>ctunt, qui undequaque est imminutus, parvus-, qui auctus in<text:line-break/>onuiem partem, magnus nominatur.» </text:span><text:span text:style-name="T11">:</text:span><text:span text:style-name="T3">IIae quantitatis dis-<text:line-break/>tentionis in pussn disserentiae sunt. '<text:tab/></text:span><text:span text:style-name="T27">' </text:span><text:span text:style-name="T47">f</text:span><text:span text:style-name="T44"> </text:span><text:span text:style-name="T27">•</text:span></text:p>
      <text:h text:style-name="Heading_20_2" text:outline-level="2">Cap. III.</text:h>
      <text:p text:style-name="P100"><text:span text:style-name="T3">Propriae autem motus differentiae sunt ce-<text:line-break/>ieritas et tarditas, quarum haec motus est exolutus, illa in-</text:span></text:p>
      <text:p text:style-name="P4"><text:span text:style-name="T3">citatus. De his faciendum est judicium ex comparatio-<text:line-break/>ne cum naturali pulsu. , In qualitate occursus vehementia<text:line-break/>• consistit et remissio, vehementia quidem quum violenter</text:span></text:p>
      <text:p text:style-name="P3"><text:span text:style-name="T3">tactus impellitur; quum debiliter, remissio. Mollities<text:line-break/>autem et durities sunt tunicae arteriae qualitates, mollities<text:line-break/>quum arteria quasi carnosior apparet in occursu, durities ubi<text:line-break/>veluti siccior rigidiorque in modum corii. Atque haec qui-<text:line-break/>dem etiam disterentia pulsuum 'una statim cum arteriae motu<text:line-break/>percipitur,' non tamen ejus est, ut tres antedictae, propria.<text:line-break/>Illarum enim differentia celeritatis et tarditatis posita erat<text:line-break/>in qualitate motus, vehementiae, et remissionis in ictus qua-<text:line-break/>litate, magnitudinis parvitatisque in quantitate diastoles.<text:line-break/>Atqui non curet motu diastole, molle vero corpus atque du-<text:line-break/>rum , ut fit tale, non requirit motum. Quatuor' ergo has<text:line-break/>pulsuum differentias invenies lu ictu.</text:span></text:p>
      <text:h text:style-name="Heading_20_2" text:outline-level="2">Cap. IV.</text:h>
      <text:p text:style-name="P99"><text:span text:style-name="T3">s Qninetiam alium in ictuum intervallo;</text:span></text:p>
      <text:p text:style-name="P6"><text:span text:style-name="T3">nam ita medici loleut medium tempus luter duos ictus, quo<text:line-break/>distenditur contrahiturque arteria, appellare. Ego vero bon-<text:line-break/>gruum esse duco tironibus, ut sc primum, quasi luscnfibilis<text:line-break/>systole sit, exerceant. </text:span><text:span text:style-name="T15">Vocetur a </text:span><text:span text:style-name="T3">me alterum quidem ictus,<text:line-break/>alterum autem intervallum: ictum, arteriae motum tactui<text:line-break/>occurrentem; intervallum, quietem inter duos ictus, quae<text:line-break/>crebrum complectitur rarurnque atque medium utriusque, lu<text:line-break/>quo quidem naturales pulsus continento. Quos etiam tem-<text:line-break/>poris quantitate cognosces</text:span><text:span text:style-name="T15">; </text:span><text:span text:style-name="T3">nam creber est, quum quietis sit<text:line-break/>breve tempus; rarus, quum longum. Quietem dicas, an<text:line-break/>ictuum intervallum, aut systolen, nihil intererit.</text:span></text:p>
      <text:h text:style-name="Heading_20_2" text:outline-level="2">Cap. V.</text:h>
      <text:p text:style-name="P99"><text:span text:style-name="T3">Aequalitas et inaequalitas omnibus his </text:span><text:span text:style-name="T6">di-<text:line-break/>ctis</text:span><text:span text:style-name="T3"> differentiis accidunt. Nam continuata harum paritas<text:line-break/>est aequalitas; ut quum scse consequentium per est magnitu-<text:line-break/>do, pulsus magnitudine aequalis dicetur; quum celeritas,<text:line-break/>aequalis celeritate. Ad eundem modum, si vehementia, re-<text:line-break/>inissio, crebritas. Inaequalitas paritatis. corruptela </text:span><text:span text:style-name="T6">eft, lu</text:span></text:p>
      <text:p text:style-name="P6"><text:span text:style-name="T3">quamcunque cadat differentiam pulsuum. Erit enim' qui-<text:line-break/>dam magnitudine inaequalis, alius celeritate,, nonnullus<text:line-break/>vehementia et remissione et crebritate, atque lu reliquis<text:line-break/>similiter.</text:span></text:p>
      <text:h text:style-name="Heading_20_2" text:outline-level="2">Cap. VI.</text:h>
      <text:p text:style-name="P99"><text:span text:style-name="T3">Nonnunquam etiam ordine quodam certo<text:line-break/>ictuum numero pulsibus paribus unus intercurrit impar;<text:line-break/>quod multis modis fit. Etenim tribus paribus quartus irn-<text:line-break/>par consequitur, idque ita semper deinceps, aut quatuor,<text:line-break/>quintus, Ad eundem modum quovis in esto numero, si-<text:line-break/>quidem comitatur saepe quinque pares impar sextus, efc<text:line-break/>etiam fex pares septimus iinpar. Itaque in his aequalitas<text:line-break/>non amplius servatur; quamobrem pulsus inaequalis fit, ta-<text:line-break/>men ordo retinetur quidam ideoqqe ordinatus esu Quum<text:line-break/>enim pari femper numero paribus pulsibus intercurrit unus<text:line-break/>impar, aequalitatem corrumpit, .scd proportio circuituum,<text:line-break/>queudam ordinem conservat; nam si circuitus prorsus serve-,<text:line-break/>tur nullus, inordinatus hic vocatur.</text:span></text:p>
      <text:h text:style-name="P2" text:outline-level="2">Cap. VII.</text:h>
      <text:p text:style-name="P99"><text:span text:style-name="T3">Accidit autem etlu uno pulsu inaequali-<text:line-break/>tas, tum pro mutua dissensione arteriae partium in situ et<text:line-break/>motu, tum pro uniuscujusque pulsus peculiari motu, Iq<text:line-break/>situ partium consistit inaequalitas, ex eo quod sursum, deor-<text:line-break/>sum, antrorsum, retrorsum, dextrorsum, sinistrorsum, tra-:<text:line-break/>ducta arteria videatur; lu motu, quum celerius, tardius,<text:line-break/>maturius, serius, vehementius, languidius, aut longiore tem-<text:line-break/>pore, aut breviore, aut perpetuo, aut nihil prorsus movetur.<text:line-break/>In singulis partibus, quum intercisus est manifeste, in quibus<text:line-break/>caprizans est; item quum reciprocatur, de quibus est dicro-<text:line-break/>tus. In motus impari celeritate, quum initio celerior, in<text:line-break/>fine tardior sit, et e contrario, quum tardior initio,, in .fine<text:line-break/>fit celerior, in vehementia, remissione, parvitate, magnitu-<text:line-break/>dine ad eundem modum; neque iu duo tantum tempora mo-<text:line-break/>tus, Ied et in plura, quoad assequi sensus possit; dlltribuitur..<text:line-break/>Atque hae quidem simplices sunt et unius pulsus luaequa-<text:line-break/>litatus.</text:span></text:p>
      <text:h text:style-name="P2" text:outline-level="2">Cap. VllI.</text:h>
      <text:p text:style-name="P99"><text:span text:style-name="T3">Compositae fiunt, quatenus altera potest<text:line-break/>cum allera et una cum una et cum pluribus una, denique<text:line-break/>cum multis multae commisceri. Quarum nonnullae propri-<text:line-break/>um nomen sunt sortitae, ut vermiculans, formicans et hecti-<text:line-break/>eus. Vermiculans, quum species exhibetur quasi perreptan-<text:line-break/>tis arteriam vermis, undarum lu modum insurgentis, quum-<text:line-break/>que non uno </text:span><text:span text:style-name="T15">et </text:span><text:span text:style-name="T3">eodem tempore tota distenditur arteria. Si<text:line-break/>igitur cum eliestoles parvitate hoc fiat, vocatur vermiculans;<text:line-break/>sin autem cum magnitudine, undosus simpliciter. Est vero<text:line-break/>vermiculans etiam aperte languidus et creber. At qui ad<text:line-break/>extremam devenit remissionem, crebritatem et parvitatem,<text:line-break/>vocatur formicans: qui quum celer esse videatur, haud tamen<text:line-break/>est celer. Hectica vero quemadmodum febris, ita et hecti-<text:line-break/>cus pulsus vocatur, qui non magnopere ullo modo' variat,<text:line-break/>-caeterurn inaret in perpetuum sunilis, cohaeretque nec fol-<text:line-break/>vitur unquam, quod totus habitus morbum induit lu ejusce-<text:line-break/>modi febribus et pulsibus. Haec tironibus existimo de pul-<text:line-break/>suum differentiis sufficere. Quod si cognoscere haec exactius</text:span></text:p>
      <text:p text:style-name="P6"><text:span text:style-name="T3">cupias, librum habes integrum a nobis conscriptum de diffe-<text:line-break/>rentiis pulsuum. Nec vero etiam causa est, cur dc pleno<text:line-break/>hic et vacuo pulsu dicam, vel de calido et frigido, vel de<text:line-break/>rhythmis; illic enim accurate de his disserui, etiam is sermo<text:line-break/>tironibus est obscurior. Quare si quae commemoravimus,<text:line-break/>summatirn repetierimus, reliqua persequcmur. Magnus pul-<text:line-break/>sus est qui fit ubi in longum arteria et latum prolundumque<text:line-break/>distenditur multum; longus, quum in longum duntaxat; la-<text:line-break/>tus, quum in latum; altus, quum lu altum. Vehemens est<text:line-break/>pulsus, qui valenter serit tactum; inollis, quum tunica mol-<text:line-break/>lis est arteriae; celer fit, quum pauco tempore arteria disten-<text:line-break/>ditur; creber, quum parvo, interposito spatio; aequalis, qui<text:line-break/>perpetuo sibi constat; ordinatus, qui per circuitum par est;<text:line-break/>qui in uno est </text:span><text:span text:style-name="T6">ictu</text:span><text:span text:style-name="T3"> impar, inaequalis nominatur in uno ictu.<text:line-break/>Jam etiam horum contrarii sint aperti, parvus, brevis, an-<text:line-break/>gustus, humilis, languidus, durus, turdus, rarus, inaequalis,<text:line-break/>inordinatus. Nec vero hoc obscurum est, singtlloruni alio-</text:span></text:p>
      <text:p text:style-name="P6"><text:span text:style-name="T3">rum contrariorum medium esse; aequalis et inaequalis me-<text:line-break/>dium esse nullum, neque ordinati et inordluati. Praeterea'<text:line-break/>aliorum omnium secundum naturam medios esse; at lu nis<text:line-break/>aequalis solus secundum naturam est, alii non secundum<text:line-break/>naturam, praeterea inaequalis et inordinatus.</text:span></text:p>
      <text:h text:style-name="Heading_20_2" text:outline-level="2">Cap. IX.</text:h>
      <text:p text:style-name="P99"><text:span text:style-name="T3">Quum autem inultis modis pulsus mutari<text:line-break/>possint, nullam enim, ut verum fatear, causam invenias, quae<text:line-break/>hos nou immutet, placet milii triplici ac gener</text:span><text:span text:style-name="T5">alissim</text:span><text:span text:style-name="T3">a muta-<text:line-break/>tionis ipsorum differentia constituta, ita demum singulas ip-<text:line-break/>sas seorfim ac sigillatim pertractare. Prima igitur mutatio<text:line-break/>horum naturalis est, altera non illa quidem naturalis, nec<text:line-break/>tamen jam praeter naturam, ' tertia est praeter naturam.<text:line-break/>Verum omnes hae mutationes differentias naturales conritan-<text:line-break/>tur; alii enim aliter arteria natura movetur; quas quidem<text:line-break/>tenere ante omnes debet, qui cognoscere cupit qua de causa<text:line-break/>ac quatenus mutari pulsus contigit; at proprium cujusque<text:line-break/>ad unguem experiundo qnis assequatur. Sane frequenter'<text:line-break/>tangenda arteria est, praesertim lutegra sanitate praediti at-</text:span></text:p>
      <text:p text:style-name="P6"><text:span text:style-name="T3">que </text:span><text:span text:style-name="T15">vacui omnis </text:span><text:span text:style-name="T3">vehementis motus, jam vero et caeleris </text:span><text:span text:style-name="T15">in<text:line-break/></text:span><text:span text:style-name="T3">fletibus. At quum omnes experientia assequi non liceat, et-<text:line-break/>enim multi jam medicos saepe desideraverunt, cum quibus<text:line-break/>sani nullum habuerunt commercium, optimum hercle est<text:line-break/>etiam hic imperito praestare artificem. Praestiterit autem,<text:line-break/>si scientiam comparaverit eorum, quae in multis ex aequo<text:line-break/>insunt. , Est autem quaedam, </text:span><text:span text:style-name="T15">ut </text:span><text:span text:style-name="T3">summatim dicam, commu-<text:line-break/>nis virorum natura, alia mulierum. Etiam qui calidiore<text:line-break/>sunt temperamento, quique frigidiore, habent hi suam utri-<text:line-break/>que communem naturum. Ad haec omnium communis na-<text:line-break/>tura est gracilium, obesorum item communis esu Ac rarum<text:line-break/>in singulis est, quas memorari, communitatibus, quod non<text:line-break/>assimile multis sit. Proinde etiam qui probe commune te-<text:line-break/>net ruro a vero aberret.</text:span></text:p>
      <text:p text:style-name="P3"><text:span text:style-name="T3">Viri musieribus pulsum sere habent longo tum nrajo- ,<text:line-break/>rem tum vehementiorern, paulo tardiorem satisque rariorem.</text:span></text:p>
      <text:p text:style-name="P3"><text:span text:style-name="T3">Calidi natura multo habent majorem, celeriorem ct<text:line-break/>crebriorem, vehementiorern non item multo.</text:span></text:p>
      <text:p text:style-name="P4"><text:span text:style-name="T3">Natura graciliores majorem rarioremque multo, vc-<text:line-break/>hementiorem paulo. Atque natura sic disserunt.</text:span></text:p>
      <text:p text:style-name="P3"><text:span text:style-name="T3">Porro pro aetatibus hoc pacto immutantur. Infantis<text:line-break/>pulsus creberrimus est, rarissimus senis; omnes, qui luter<text:line-break/>hos lutercedunt, proportionem servant, prout vel ad pue-<text:line-break/>rum, vel ad senem propius accedunt. Celerrimus item<text:line-break/>pueri pulsus, senis tardissimus; reliquarum aetatum </text:span><text:span text:style-name="T6">pulsus<text:line-break/>inter hos</text:span><text:span text:style-name="T3"> medii sunt, At senex a puero longe magis raritate<text:line-break/>quam celeritate distat. In vehementiae et magnitudinis dif-<text:line-break/>serentia maximus est, ut lu aetatibus, pulsus juvenum, mi-<text:line-break/>nimus senum, medius et paulo major pulsus puerorum. Jam<text:line-break/>vehementissimus juvenum, languidissimis senum, medius est<text:line-break/>inter hos puerorum pulsus. Atque pulsus in aetatibus<text:line-break/>fic habent.</text:span></text:p>
      <text:p text:style-name="P3"><text:span text:style-name="T3">Pro anni tempestatibus, medio vere pulsus </text:span><text:span text:style-name="T5">maxim</text:span><text:span text:style-name="T3">i sunt<text:line-break/>et vehemeiitissimi, ut in temporibus, celeritate et crebritate</text:span></text:p>
      <text:p text:style-name="P6"><text:span text:style-name="T3">moderati. Pari modo medio autumno. Progrediens au-<text:line-break/>tem ver nonnihil de magnitudine et vehementia detrahit,<text:line-break/>sed auget celeritatem atque erebritatem, tandemque ineunte<text:line-break/>jam aestate languidi, parvi, celeres crebrique fiunt. Au-<text:line-break/>tumni processus cuncta irnmluuit, magnitudluem, vehemen-<text:line-break/>tiam, celeritatem ; crebritatem. Ita ineunte hieme in par-<text:line-break/>vitatem convertuntur et remissionem et tarditatem et rari-<text:line-break/>tatem. Respondet autem luitium veris fini autumni, illius<text:line-break/>finis initio hujus. Aestatis item principium suo et princi-<text:line-break/>pium hiemis suo fini. Proinde quae pari spatio, </text:span><text:span text:style-name="T6">a media<text:line-break/></text:span><text:span text:style-name="T3">aestate et media hieme in utramque partem deflexerunt, si-<text:line-break/>militer variant. Porro media aestas partim convenit cum<text:line-break/>media hieme, partim dissidet. Num parvi utrobique et lan-<text:line-break/>guidi sunt, sed celeres atque crebri' aestate</text:span><text:span text:style-name="T15">, </text:span><text:span text:style-name="T3">terni rarique<text:line-break/>hieme; non peraeque tamen parvi aestate,- ut hieme; sed<text:line-break/>aestate minus, nec ita hieme languidi, ut aestate, eaeterum</text:span></text:p>
      <text:p text:style-name="P6"><text:span text:style-name="T3">minus hieme. Ad hunc modum pro temporibus pulsus<text:line-break/>variant.</text:span></text:p>
      <text:p text:style-name="P3"><text:span text:style-name="T3">Pro regionibus perinde ut pro temporibus. In vehe-<text:line-break/>menter calidis, sicut media aestate, lu magnopere frigi-<text:line-break/>dis ut media hyeme. ln temperatis ita ut medio vere; ad<text:line-break/>horum proportionem in iis, quae medium locum sunt sorti-<text:line-break/>tae. Porro aeris nos circumdantis alii status, qui calidi sunt,<text:line-break/>calidis temporibus; frigidi frigidis, medii medio veri re-<text:line-break/>spondent. ,</text:span></text:p>
      <text:p text:style-name="P3"><text:span text:style-name="T3">Praegnantium majores, crebriores, celeriores pulsus<text:line-break/>sunt, caetera secundum naturam servantur. •</text:span></text:p>
      <text:p text:style-name="P3"><text:span text:style-name="T3">Jam somni etiam sint, fi quid aliud, naturales, qui et<text:line-break/>ipsi, variant pulsus. Initio minores, languidiores, tardio-<text:line-break/>res rarioresque reddunt. Postea tarditatem pedetentim au-<text:line-break/>geut et raritatem praesertim a cibo, at majores sunt et vehe-<text:line-break/>mentiores. Tandem ad languorem et parvitatem redeunt;<text:line-break/>tarditatem et raritatem retinenti</text:span></text:p>
      <text:p text:style-name="P4"><text:span text:style-name="T3">Qui expergiscuntur; </text:span><text:span text:style-name="T6">e</text:span><text:span text:style-name="T3"> veftigio pulsus magnos, vehe-<text:line-break/>rnentes, celeres, crebros </text:span><text:span text:style-name="T15">et cum </text:span><text:span text:style-name="T3">quadam vibratione.habent,,<text:line-break/>qui mox mediocritatem assequuntur.</text:span></text:p>
      <text:p text:style-name="P3"><text:span text:style-name="T3">Adscititiae habitudines corporis perlude </text:span><text:span text:style-name="T17">ut </text:span><text:span text:style-name="T3">naturales<text:line-break/></text:span><text:span text:style-name="T17">pulsus </text:span><text:span text:style-name="T3">immutant. Nam gracilis natura, si quadratus evasi-<text:line-break/>rit, huic, qui talis natura est, assimilem pulsum, habet. Slu<text:line-break/>autem quadratus </text:span><text:span text:style-name="T17">factus </text:span><text:span text:style-name="T3">gracilis sit,' assimilem gracilibus </text:span><text:span text:style-name="T17">na-<text:line-break/>tura. </text:span><text:span text:style-name="T3">Constat vero gracilitatis et quadrati </text:span><text:span text:style-name="T17">corporis, citra<text:line-break/></text:span><text:span text:style-name="T3">facultatis immutationem, aestimandam differentiam </text:span><text:span text:style-name="T17">esse;<text:line-break/></text:span><text:span text:style-name="T3">etiam lu omnibus eodem aliis </text:span><text:span text:style-name="T17">modo,"ut unum id tantum<text:line-break/></text:span><text:span text:style-name="T3">ubique, de quo in praesenti </text:span><text:span text:style-name="T17">disputemus,. mutetur. </text:span><text:span text:style-name="T3">Quae </text:span><text:span text:style-name="T17">di-<text:line-break/>ximus </text:span><text:span text:style-name="T3">de quadratis, eadem etiam de </text:span><text:span text:style-name="T17">corpulentisdicta</text:span><text:span text:style-name="T3">suisse<text:line-break/>est putandum; </text:span><text:span text:style-name="T17">nisi </text:span><text:span text:style-name="T3">quod inanis sunt'intensa, </text:span><text:span text:style-name="T44">ili</text:span></text:p>
      <text:p text:style-name="P3"><text:span text:style-name="T3">Jam etiam temperamenta corporis adscititia pulsus </text:span><text:span text:style-name="T17">ea<text:line-break/></text:span><text:span text:style-name="T3">proportione mutant, qua naturalia temperamenta..</text:span></text:p>
      <text:h text:style-name="Heading_20_2" text:outline-level="2">Cap. X.</text:h>
      <text:p text:style-name="P99"><text:span text:style-name="T3">Nunc alias mutationes quae </text:span><text:span text:style-name="T17">causas habent<text:line-break/>non </text:span><text:span text:style-name="T3">naturales, recenseamus. Exercitationes </text:span><text:span text:style-name="T17">primo, quae</text:span></text:p>
      <text:p text:style-name="P6"><text:span text:style-name="T3">moderatae funi, vehementes, nragnos, celeres, crebros pulsus<text:line-break/>efficiunt. or-Si multae sint.et vires excedant laborantis, par-<text:line-break/>vos, languidos, celeres et crebros in summo- Nimium im-<text:line-break/>modicae, adeo-ut aegre jam'se possit movere et multis luter-<text:line-break/>politis quietibus, aut .nihil prorsus possit,, scd exolutae vires<text:line-break/>impensusunt, pulsus.mite parvos et languidos tardosque-et<text:line-break/>raros. Quodli ad virium dissolutionem perveniant, pulsus<text:line-break/>creant illi, proprios. Quales autem excitet pulsus facultas,<text:line-break/>quae dissolvitur, dicemus paulo luscrius.</text:span></text:p>
      <text:p text:style-name="P3"><text:span text:style-name="T27">&lt; </text:span><text:span text:style-name="T3">Balnea vero calida quidem quarndiu sunt moderata,<text:line-break/>pulsus creant magnos,. celeres, crebros, vehementes. Im-•<text:line-break/>moderata vero parvos et languidos, tamen adhuc celeres ac ’<text:line-break/>crebros. Quod si hic relinquantur, parvos,' languidos, </text:span><text:span text:style-name="T6">tar-<text:line-break/></text:span><text:span text:style-name="T3">dos atque raros.</text:span></text:p>
      <text:p text:style-name="P3"><text:span text:style-name="T3">Balnea frigida illico parvos ac languidiores et tardos<text:line-break/>rarosque pulsus efficiunt; postea prout id fit, quod in-<text:line-break/>duxerunt, ' omnino vel torporem inducent, vel robur.</text:span></text:p>
      <text:p text:style-name="P16"><text:span text:style-name="T34">•<text:tab/>.<text:tab/>.<text:tab/></text:span><text:span text:style-name="T24">•<text:tab/></text:span><text:span text:style-name="T48">.<text:tab/></text:span><text:span text:style-name="T27">»<text:tab/></text:span><text:span text:style-name="T48">-4 _ . </text:span><text:span text:style-name="T27">t</text:span></text:p>
      <text:p text:style-name="P17"><text:span text:style-name="T17">Quae torporem intulerunt et refrigerarunt, parvos et lan-<text:line-break/>guidiores et tardos rarosque' efficiunt Quae excalfecerunt<text:line-break/>et robur conciliarunt, magnos, vehementes</text:span><text:span text:style-name="T27">, </text:span><text:span text:style-name="T17">• celeritate et<text:line-break/>frequentia moderatos.<text:tab/></text:span><text:span text:style-name="T27">.—</text:span></text:p>
      <text:p text:style-name="P3"><text:span text:style-name="T17">Cibus largus</text:span><text:span text:style-name="T15">, </text:span><text:span text:style-name="T17">ut etiam gravet facultatem , pulsus in-<text:line-break/>aequales atque inordinatos concitat. Archigenes vult </text:span><text:span text:style-name="T20">cele-<text:line-break/>riores</text:span><text:span text:style-name="T17"> magis quam crebriores. Modicus,' magnos,.vehe-<text:line-break/>mentes,- celeres, crebros. Parcior quam qui satis nutriat,<text:line-break/>non aeque ac moderatus, caeterurn minus mutat, neque id diu.</text:span></text:p>
      <text:p text:style-name="P18"><text:span text:style-name="T17">Vinum pulsus caetera quidem, ut cibus, variat;- hoc.<text:line-break/>vero interest, quod illico immutet et ritius mutatio a xino.<text:line-break/>profecta recedat, quam illa, quae a cibo: quod item celeri-<text:line-break/>tatem amplius et magnitudinem, quam vehementiam et cre-<text:line-break/>britatem augeat. Quanto enim vehementius moderatus ci-<text:line-break/>bus coustantiusque robur conciliat, tantum fere vinum ex-<text:line-break/>tollit magnitudinem.<text:tab/>.</text:span></text:p>
      <text:p text:style-name="P4"><text:span text:style-name="T3">Aqua minimam omnium ciborum et potuum mutatio-<text:line-break/>nem inducit, quamquam perinde ut clbi et haec mutet.</text:span></text:p>
      <text:p text:style-name="P3"><text:span text:style-name="T3">Reliqua omnia, quatenus nutrire valent, vel calefacere<text:line-break/>vel.refrigerare, hactenus' arteriarum motum varianti Ad<text:line-break/>hunc modum ex causis, quae non naturales appelluntur,<text:line-break/>pulsus immutantur.</text:span></text:p>
      <text:h text:style-name="Heading_20_2" text:outline-level="2">Cap. XI.</text:h>
      <text:p text:style-name="P99"><text:span text:style-name="T3">Nunc mutationes ex causis praeter na-<text:line-break/>turam exponamus, illaque commemoremus prius quae jam<text:line-break/>de causis praeter naturam communitate orationis conscripsi-<text:line-break/>mus. .Ac aeris status, ciborum copia, ut facultatem, gravet,<text:line-break/>ad haec exercitationes, et balueae somnique immodici prae-<text:line-break/>ter naturam sunt. Excessus enim lu quantitate naturalium<text:line-break/>causarum et non naturalium desciscunt ad statum praeter<text:line-break/>naturam.: At causarum quae non quantitate modo, sed et<text:line-break/>genere sunt praeter naturam,, immensus est numerus; itaque<text:line-break/>nec potest comprehendi. Ars </text:span><text:span text:style-name="T6">vero</text:span><text:span text:style-name="T3"> lu his quoque constat<text:line-break/>generibus et speciebus, quantum fieri potest, certis, infini-<text:line-break/>tum complectens. Etenim quamlibet causam praeter natu-</text:span></text:p>
      <text:p text:style-name="P6"><text:span text:style-name="T3">ram non abs re dixeris vel dissolvere vitalem facultatem et<text:line-break/>dissipare, vel quasi deprimere gravareque. Dissolvitur fa-<text:line-break/>cultus alimenti inopia et morborum malignitate, animique<text:line-break/>affectuum vi, atque vehementia dolorum, vel diuturnitate,<text:line-break/>denique immodicis vaciiationibus. Gravatur a materiae co-<text:line-break/>pia et ab instrumentorum affectibus, ut inflammationibus,<text:line-break/>scirrhis, tumoribus, abscessibus, variisque corruptionibus.<text:line-break/>Ilaque fatiscens facultas pulsum parvum, languidum et cre-<text:line-break/>bruni admodum efficit. Depressa et quasi gravata vertit in<text:line-break/>inaequalitatem pulsus et in ordinem perturbatum cum omnem<text:line-break/>alium, tunr vero vehementiae et magnitudinis. Hae fiqui-'<text:line-break/>dem iu primis inaequalitates propriae sunt facultatis pressae,'<text:line-break/>ac gravatae insigniter, in pluribus differentiis, parum in pau-<text:line-break/>cis. Etiam pulsus plures parvis magni sunt et languidis ve-<text:line-break/>liemcntcs, quum parva sit ostensa; contra, si magna. Jam<text:line-break/>nonnulli pereunt etiam integri motus in ejuscemodi affecti-<text:line-break/>bus, intercurruntque; verum minoremintercurrentes noxam.</text:span></text:p>
      <text:p text:style-name="P6"><text:span text:style-name="T3">deperditi graviorem significant Communes igitur sunt hae .<text:line-break/>omnes tum dissolutionis, tum oppressionis facultatis mutatio-<text:line-break/>nes. Pecusiares accipit quaeque ex . causa efficiente. Ergo<text:line-break/>quum dissoluta a penuria facultas sit, fiunt pulsus primo lan-<text:line-break/>guidi, parvi, celeres atque crebri; in medio languidi, parvi,<text:line-break/>tardi, rarique; tandem extreme parvi, languidi .et crebri,<text:line-break/>praebentque celeritatis falsam speciem. Hic ille est, qui<text:line-break/>vocatur formicans. Vermiculans autem, fit ille quidem etiam<text:line-break/>fatiscente jam facultate, fed nonnihil tamen renitente adhuc,<text:line-break/>dissidetquehac re a formicante, quod non ita lu extremam<text:line-break/>contractus est remissionem et parvitatem et quod aperte in<text:line-break/>uno ictu inaequalis est partibus, vel ritius, vel tardius luci-<text:line-break/>plentibus moveri; quamobrem murus tardus quum parvus<text:line-break/>est, nonnunquam nequaquam .tardus , quocirca/minime par-<text:line-break/>vus esu Prolude quas exitiales febres et acutae concitant<text:line-break/>fyncopas, hae pulsum vermiculautem prorsus non habent.</text:span></text:p>
      <text:p text:style-name="P6"><text:span text:style-name="T3">Reliquas facultatis dissolutiones fere comitentur.vermiculan-<text:line-break/>tes, haspotissirnum, quae febribus non sunt conjunctae, aut. •<text:line-break/>quum minutis. Quare cardiacas syncopas, formicantes;<text:line-break/>choleras et validos ventris fluxus, sanguinis profluvia, pro-<text:line-break/>fluriurn musiebre</text:span><text:span text:style-name="T15">, </text:span><text:span text:style-name="T6">omnes</text:span><text:span text:style-name="T3"> denique vehementer vacuantes af-<text:line-break/>fectus, plurimum comitantur venniculantes; extremos, for-<text:line-break/>micantes. Et si his absint febres, tum vero multo magis<text:line-break/>vermiculantem pussum invenies cum clarum, tum . admodum<text:line-break/>diuturnum, Hae causarum praeter naturam communissimae<text:line-break/>mutationes sunt.</text:span></text:p>
      <text:h text:style-name="Heading_20_2" text:outline-level="2">Cap. XII.</text:h>
      <text:p text:style-name="P99"><text:span text:style-name="T3">Nunc speciatim eas explicabimus. •</text:span></text:p>
      <text:p text:style-name="P3"><text:span text:style-name="T3">Irae altus est pnisus, magnus, vehemens, celer et.<text:line-break/>creber.</text:span></text:p>
      <text:p text:style-name="P3"><text:span text:style-name="T3">Laetitiae magnus et rarus, at vehementia nihil disserti<text:line-break/>Tristitiae parvus, languidus, tardus et rarus esu<text:line-break/>Timoris recentis et vehementis celer et vibratus et in-<text:line-break/>ordinatus est, inaequalisqne. Inveterati jam talis qualis est</text:span></text:p>
      <text:p text:style-name="P6"><text:span text:style-name="T3">tristitiae. Haec omnia, si valde diuturna sint rnultumque<text:line-break/>vehementia, pulsus, ut dissoluta facultate, consequuntur.<text:line-break/>Etenim dissolvunt etiam facultatem haec nuntia statirn, si va-<text:line-break/>lida sint; diuturnitate, si non sint valida.</text:span></text:p>
      <text:p text:style-name="P3"><text:span text:style-name="T3">Dolor, qui quidem variet pulsus (variat autem ingens,<text:line-break/>aut qui principes partes tenet, ut etiam inflammatio) dum<text:line-break/>parvus est, atque initio pulsum edit majorem, vehementio-<text:line-break/>rem, celeriorem, crebriorem. Auctus vero jam et admo-<text:line-break/>dum validus, ut etiam vitale robur offendat, minorem, lan-<text:line-break/>guidiorern, celerem, crebrum. Ac quo diuturnior suerit,<text:line-break/>vel vehementior factus, hoc praedictum quodque magis in-<text:line-break/>tenditur. Qui vero facultatem jam dissolvit, in remissionem<text:line-break/>et parvitatem et falsum celeritatis speciem lugeuternque cre-<text:line-break/>britatem commutat.</text:span></text:p>
      <text:p text:style-name="P3"><text:span text:style-name="T3">Inflamtnatio habet omnis communem pulsum veluti<text:line-break/>serrantem, ut pars quidem arteriae dilatari rideatur, alia<text:line-break/>vero minime, quae videlicet durior apparet. Habet etiam</text:span></text:p>
      <text:p text:style-name="P6"><text:span text:style-name="T3">vibrationis aliquid hic pulsus; ac celer quidem et creber est,<text:line-break/>non autem perpetuo magnus. At vero cuique est proprius,<text:line-break/>incipienti quidem major eo qui secundum naturam et vehe-<text:line-break/>mentior et celerior et crebrior. Augescenti adhuc, quum<text:line-break/>illa omnia increscunt, tum clare jam durior et magis vibra-<text:line-break/>tus esu Vigenti autem manifestior est duriorque atque vi-<text:line-break/>bratus magis;. fed minor est, quam dudurn, non tamen lan-<text:line-break/>guidior, nisi facultatem excedat affectus; scd et creberrimus<text:line-break/>fit et celer-- Quae si diuturnior sit, atque in scirrhum jam<text:line-break/>indurescat, accessit illis gracilitas pulsus et durities. Haec<text:line-break/>inflammatio habet, quae pulsum per totum corpus immutat,<text:line-break/>vel quia magna est, vel quia principem partem lusidet. Si<text:line-break/>vero universum corpus non afficiat, pulsus in parte inflam-<text:line-break/>mata talis erit, qualem diximus Crescunt autem quae </text:span><text:span text:style-name="T6">cora -<text:line-break/></text:span><text:span text:style-name="T3">memoravimus singula dirninuunturque, aut pro iusiammatio-<text:line-break/>nis quantitate, aut pro ipfius insseumenti natura inflammati.<text:line-break/>Siquidem partes nervosiores duriores edunt pullus, magis-</text:span></text:p>
      <text:p text:style-name="P6"><text:span text:style-name="T3">qne serrantes et minores. " Quae autem venosae magis et ar-<text:line-break/>teriosae, contra;, ac inter eos major est lu magis arteriosis<text:line-break/>atque inaequalis farile fit inordinatusque. , Ex his liquet,<text:line-break/>qui pulsus fit illorum quibus inflammatum jecur est, vel lien,<text:line-break/>renes, vefica, colon, ventriculus. Praeterea pleuriticorum<text:line-break/>et peripneumonicorum et breviter omnium in quibus partis<text:line-break/>inflammationem comitatur febris; nisi quibus' in loris ob<text:line-break/>symptomatum naturam, quae tum necessario illas consequuit .<text:line-break/>tur, tum casu adjuncta sunt, prout quodque possit mutare,<text:line-break/>ita pulsus contingat variari; ut mixta ibi mutatio flatet quae<text:line-break/>iusiammationi congrua est et quam loci natura, vel praefen-<text:line-break/>tis inducit symptomatis. Quibus enim inflammatum est le-<text:line-break/>ptum transversum, • ni convulsicnibus sunt opportuni; qui-<text:line-break/>bus pulmo, suffocationibus; quibus ventriculi os , syncopis;<text:line-break/>quibus jecur, atrophiae; quibus ventriculus, cruditati; qui-<text:line-break/>bus renes, urinae suppressioni. Ad haec partes exquisi-<text:line-break/>tiore praeditae scnsu etiam propter dolores pulsus mutant;</text:span></text:p>
      <text:p text:style-name="P6"><text:span text:style-name="T3">quae hebetiore sunt sensu, duntaxat </text:span><text:span text:style-name="T15">propter </text:span><text:span text:style-name="T3">affectum. Igitur<text:line-break/>lu inflammationibus varie pulsus ex nis omnibus mutantur.<text:line-break/>Quae quemadmodum discernenda sint, cum alio loco exacle<text:line-break/>tractavimus, tum vero in praelentia, quantum luterest ti-<text:line-break/>ronibus, persequernur.</text:span></text:p>
      <text:p text:style-name="P3"><text:span text:style-name="T3">Pleuriticorum celer pulsus est et creber, nec admodum<text:line-break/>magnus. Videbitur etiam vehemens esse. Est ille vero<text:line-break/>non languidus quidem, scd tamen non vehemens statiin,<text:line-break/>quantum ad affectum refert. Siquidem ubique oportet me-<text:line-break/>minisse, in quaque re mutationem esse quantum ad illam re-<text:line-break/>fert aestimandam, distluguendumque id, quod propter alind<text:line-break/>quidpiam ac non propter illam accidit. Pulsus ilaque pleu-<text:line-break/>riticorum, quia nervosiorem quodammodo- durioremque ef-<text:line-break/>ficit arteriam, quasi converteret in vehementiam, imperitis<text:line-break/>imponit, qui durum ictum nequeunt a vehementi discernere.<text:line-break/>Ita quoque vulgus medicorum, quod alias etiam differentias<text:line-break/>pulsuum discernere nesciat, has fortassis institutiones accu-<text:line-break/>sabit atque ex sua ignorantia damnabit recta praecepta., Ve-</text:span></text:p>
      <text:p text:style-name="P6"><text:span text:style-name="T3">r.um non sariam, ut hic longior sim, quum separarim de pul-<text:line-break/>sibus dignoscendis.scripserim. Quare ut rationem exerceas<text:line-break/>simul et tactum admoneo, ,ut in ipsis operibus pulsum possis<text:line-break/>cognoscere, non discernere solum ratione. Principium vero<text:line-break/>exercitationis in ipfis operibus sermone expressa doctrina.<text:line-break/>Quippe nequeas vel crebritatis quantitatem verbis explicare,<text:line-break/>tamessi multum intersit, excedat jusium pleuritidis modum,<text:line-break/>an non assequatur. Si quidem es cessus, ubi in peripueu-<text:line-break/>rnoniam migrat, aut denuntiat syncopen, necesse est fieri.<text:line-break/>Defectus in soporem, vel nervorum desinere laesionem. Si-.<text:line-break/>rnili modo illa inaequalitatis species, quae serrantis imagi-<text:line-break/>nem praebet, in primis pleuritidis proprium est signum: si<text:line-break/>remissa est, mollis et quae facile maturetur: si vero magna,<text:line-break/>difficilis et admodum crudae pleuritidis. Tales cum imbe- '<text:line-break/>cilia quidem facultate conjunctae periculum praesens habent,<text:line-break/>11. cum firma, aut tarde concoquentur, aut ad suppurationem<text:line-break/>destertent, aut tabidus eas excipiet marcor. Atque ejus</text:span></text:p>
      <text:p text:style-name="P6"><text:span text:style-name="T3">quae concoquitur, pulsus pedetentim omnem .deponit </text:span><text:span text:style-name="T5">illam<text:line-break/></text:span><text:span text:style-name="T3">praeter naturam mutationem. Quae deflectit </text:span><text:span text:style-name="T6">ad</text:span><text:span text:style-name="T3"> suppuratio-<text:line-break/>nem, habet pulsus suppuratorum proprios. Ita quoque<text:line-break/>quae tabide marcescet, pulsus marcorum.</text:span></text:p>
      <text:p text:style-name="P3"><text:span text:style-name="T3">Suppuratorum pulsus initio statim pulsum resert vigen-<text:line-break/>tis inflammationis. Hoc enim initium est suppurationum.<text:line-break/>Nonnunquam inaequalis est et inordinatus, sed omnibus lie-<text:line-break/>cticus. Quum autem pus prope sit maturum, caetera similis<text:line-break/>est, nisi quod aequalior sit; at quum erumpit, languidior,<text:line-break/>latior, tardior, rariorque.</text:span></text:p>
      <text:p text:style-name="P3"><text:span text:style-name="T3">Marcescentium pulsus non uno modo variati Quare<text:line-break/>differentiis lu quam apertissimis discernendi sunti Qui una<text:line-break/>cum inflammatione quae non discussa sit, commarcuerint,<text:line-break/>languidos et celeriores mireque crebros pulsus habent ac de-<text:line-break/>curtatos magnitudine in uno ictu. Quos Archigenes innu-<text:line-break/>entes et circonnuentes appellat, ut aperte declaret distentio-<text:line-break/>nis brevitatem, cum utiiusque extremitatis quasi inclinatione.</text:span></text:p>
      <text:p text:style-name="P6"><text:span text:style-name="T3">Neque enim ut praecisis affatim, sed ceu partibus 'utrluque<text:line-break/>luflexis, contrahitur decurtatus magnitudine’et in utrisque<text:line-break/>partibus. Atque hoc quidem non hi modo, sed marcescen-<text:line-break/>tes qualibet ex occasione habent fere omnes; qui ex inflam-<text:line-break/>matione marcescunt, omnes; et alii item multi; nisi illi sane,<text:line-break/>qui ex occultu quapiam inflammatione marcescunt, eritque<text:line-break/>hic marcescentiuni ex inflammatione proprius', nnlsi conve-<text:line-break/>niens, qui aliam ob causam marcuerit. At hecticus omni-<text:line-break/>bus marcescentibus pulsus est; qui quidem iis est commu-<text:line-break/>nissimus; fecundum illum, inaequalitas diestoles magnitudine<text:line-break/>decurtata, quae etiam adest plerisque, tertia vero crebritas.<text:line-break/>Etenim haec quoque omnibus qui ex inflammatione mar-<text:line-break/>cuerint, perpetua adhaeret, omnibusque adeo qui ob synco-<text:line-break/>pen, ex corde, vel stomacho affecto prosectam in praesens<text:line-break/>periculum venerunt </text:span><text:span text:style-name="T6">ac</text:span><text:span text:style-name="T3"> deinde xini potione declinaverunt pe-<text:line-break/>riculum, scd tempore tamen marcuerunt, nili sane hos quo-<text:line-break/>que dicas, ex parvis inflammationibus perire nobis incognitis.</text:span></text:p>
      <text:p text:style-name="P6"><text:span text:style-name="T17">Siquidem fiunt inter </text:span><text:span text:style-name="T15">eos </text:span><text:span text:style-name="T17">qui innuentem habeant pulsum;<text:line-break/>nisi etiam hos dicas ex inflammatione alios citra inflamma-<text:line-break/>iionem marcescere. Verum hoc lu dubio est. Pulsum igi-<text:line-break/>tur hi habent hecticum, languidum, admodum crebrum, quem<text:line-break/>innuentem quidam appellanti Atque alteram hanc. marces-<text:line-break/>centes differentiam pulsuum sunt sortiti. Alia item tertia<text:line-break/>est eorum qui raram habent; verum et nis quum antegressa<text:line-break/>febris pulsus reddidit crebros, tum facultatis extrema disso-<text:line-break/>lutio abunde efficit crebros. Quod autem intercedit, omni-<text:line-break/>bus quidem refrigeratis febribus, nondum tamen extinctis<text:line-break/></text:span><text:span text:style-name="T20">iis, in raritatem</text:span><text:span text:style-name="T17"> commutat Genus hoc marcoris fenibus<text:line-break/>proprium est, praesertim quum aliquid vitii pulmo et tho-<text:line-break/>rax contraxit. Hi febrilem retinent pulsus duritiem, etiam<text:line-break/>si ranis sit Omnino paucis marcescentibus in aliam inae-<text:line-break/>qualitatem pulsus, ac illam quam diximus, magnitudinis<text:line-break/>verti tur.</text:span></text:p>
      <text:p text:style-name="P3"><text:span text:style-name="T17">Phthisicorum, quos vocant, pulsus parvus et languidus<text:line-break/>est mollisque et modice celer atque hecticus.</text:span></text:p>
      <text:p text:style-name="P4"><text:span text:style-name="T3">Peripneumonicorum magnus est pulsus et undosi quid<text:line-break/>habens et languidus mollisque similiter atque lethargicorum<text:line-break/>pulsus; nisi, quatenus praepollet inaequaliter et in uno pulsu<text:line-break/>et collectiva, quam vocant, ln uno ictu, quum veluti inter-<text:line-break/>pellatur, et undosus est ac dicrotus interdum fit; in collectiva,<text:line-break/>quum alias differentias habet, tum modo intermittit, modo<text:line-break/>intercurrit. Quum autem acute omnes peripneumonici fe-<text:line-break/>bricitant, tum nonnihil comatis habent; utrum excellat ho-<text:line-break/>rum, ex ejus maxime ratione crebritatis quantitas invenitur.<text:line-break/>Ubi ardentior febris adjuncta peripneumoniae fit, pulsus ab-<text:line-break/>unde creber est; fi comatulior, minus creber.</text:span></text:p>
      <text:p text:style-name="P3"><text:span text:style-name="T3">Lethargicorum pulsus similis peripneumonicorum est<text:line-break/>magnitudine, imbecillitate, mollitudine; scd eo est tardior<text:line-break/>rariorque ac minus inaequalis, intermittens potius quam in-<text:line-break/>tercurrens. Fit autem interdum dicrotus. At undosus sern-<text:line-break/>per in altis quidem soporibus est, de quibus haec dicuntur.<text:line-break/>Morborum enim pulsus exponimus, qui omnibus suis indi-</text:span></text:p>
      <text:p text:style-name="P6"><text:span text:style-name="T3">ciis constent, quo, fi qui aliquatenus deficiant, neque dum<text:line-break/>sint integri, satis cognoscere magnitudinem, et qua jam sunt<text:line-break/>praeliti et quae accedere iis potest, valeamus. Sed quo-<text:line-break/>niam inaequalitatis saepe meminimus, ruro autem perturbatio-<text:line-break/>nis ordinis, hoc iu universum sciendum est, sere inaequali-<text:line-break/>tates comitari perturbationem ordinis. Ac luaequalem pul-<text:line-break/>sum, qui sit ordinatus, raro invenias. At nimirum miuores<text:line-break/>offensae inaequales et ordinatos, majores luaequales pulsus<text:line-break/>atque inordinatos creanti</text:span></text:p>
      <text:p text:style-name="P3"><text:span text:style-name="T3">Phreniticorum parvus pulsus est; rarissime autem con-<text:line-break/>spectus est magnus esse. Validus est modice. Durus et<text:line-break/>nervosus est, valde est celer et creber. Habet praeterea<text:line-break/>nonnihil undosi, interdum subtremere tibi ridebitur; in-<text:line-break/>terdmn etiam praecisus cum convulsione quadam. Quod<text:line-break/>enim febres in celeritate proprium habent symptoma, hic<text:line-break/>obtinet clere lu utroque termluo distentionis, praecipue ex-<text:line-break/>terno. Invenias etiam inaequalitatis in situ genus insigniter<text:line-break/>aliquando iu illo apparere; imo totam fublude arteriam, sua</text:span></text:p>
      <text:p text:style-name="P6"><text:span text:style-name="T3">sede deserta, conspicias attolli, potius cum vibratione ebulli-<text:line-break/>entem, quam more pulsus distentam; pari modo delabi, de-<text:line-break/>tractanr potius quam contractam. At vero immodica ejus<text:line-break/>crebritas proximam denunciat syncopen.</text:span></text:p>
      <text:p text:style-name="P3"><text:span text:style-name="T3">Jam etiam alius est affectus, quem an medium lethargi<text:line-break/>et plu-enitidis oporteat appellere, ut qui cum neutro in to-<text:line-break/>tum conveniat an communem utrique, ut ex phrenitidis<text:line-break/>speciebus et lethargi mixtum, suo loco confiderabimus.<text:line-break/>Nunc de ejus pulfibus agemus. Ac ne quasi aenigma quod-<text:line-break/>darn propolitum fit, per figna assidentia eum ob oculos po-<text:line-break/>nam. Connivent sere oculis, somnulenti sunt atque stertunt.<text:line-break/>Rursus oculis fixis ac inconniventibus diutissime, ut catochi<text:line-break/>intuentur. Et si quid roges atque ad colloquium compellas,<text:line-break/>difficiles sunt et tardi ad respondendum. Plerumque etiam<text:line-break/>stulte loquuntur, nec recte respondent, ac temere nugantur.<text:line-break/></text:span><text:span text:style-name="T57">Is</text:span><text:span text:style-name="T3"> est affectus quem dico, qui ex signis sibi adjunctis defectu<text:line-break/>proprii nominis cognoscitur. Pulsus ejus celeres sunt </text:span><text:span text:style-name="T36">et</text:span></text:p>
      <text:p text:style-name="P6"><text:span text:style-name="T17">crebri, perinde ut phreniticorum, minus tamen; Et roboris<text:line-break/>item minus ac illi obtinenti Lati autem sunt • et breves.<text:line-break/>Externum motum noli habent subito truncatum, sed alio mo-<text:line-break/>do , veluti intro se proripientes, subterfugiunt ac concitant<text:line-break/>contractionem et quasi sussiirantiir diastolen; verum in ea<text:line-break/>pulsui phreniticorum non sunt similes, quod truncatione illa<text:line-break/>careanti</text:span></text:p>
      <text:p text:style-name="P3"><text:span text:style-name="T17">Catochorum pulsus (catochos enim et detentos veteres<text:line-break/>Graeci appellant; juniores ipsum assectum catochen et cala-<text:line-break/>lepfin vocaut) caetera lethargicis similes sunt magnitudine,<text:line-break/>tarditatc, crebritate; ut nec totius hujus affectus species late<text:line-break/>ab illo dissidat. Catochorum tamen non imbecillus est pul-<text:line-break/>sus, nec mollis; scd in his sane mnltum differt, ut etiam in<text:line-break/>hoc, quod laxatur lethargicis atque intumescit universum<text:line-break/>corpus; contra stipatus et cogitur catochis. Ad haec aequa-<text:line-break/>lilatc et inaequalitate dsstant; aequalis enim pulsus est cat-</text:span></text:p>
      <text:p text:style-name="P6"><text:span text:style-name="T3">ochorum, inaequalis' lethargicorum. Archigenes arteriae<text:line-break/>locum auctor est proprie in iis inveniri calidiorem, ficut il-<text:line-break/>lis quibus convulsio imminet cmn sopore.</text:span></text:p>
      <text:p text:style-name="P3"><text:span text:style-name="T3">Convulsorum ipsum corpus arteriae ridetur contractum<text:line-break/>ac unde quaque coarctaturn, non ceu compr essum fit a quopi-<text:line-break/>anr vel constipatum; nec etiam veluti rigidum, ut lu febre,<text:line-break/>praesertim lu accessionibus, nec vero ut prae duritie, ad in-<text:line-break/>tentionem contumax, veluti quod fit diuturnitate temporis;<text:line-break/>praesertim quum quid offensum fit, vel viscera vitiata; scd<text:line-break/>ut corpus nervosum, cavumque veluti intestinum, aut simile,<text:line-break/>ex utroque sine extenfum. Ad eundem modum inaequalis<text:line-break/>motus est </text:span><text:span text:style-name="T36">arteriae, </text:span><text:span text:style-name="T3">iu modum chordae, sursum deorsmnque<text:line-break/>agitatae. Neque enim species distentionis, vel contractionis<text:line-break/>repraesentatur, verum vibrationi potius similis est, ceu </text:span><text:span text:style-name="T36">exili-<text:line-break/></text:span><text:span text:style-name="T3">entis sursum iterumque retractae intro; quod ne constituto<text:line-break/>quidem tempore habet, sed uno saepe tempore altera </text:span><text:span text:style-name="T36">ejus<text:line-break/>pars </text:span><text:span text:style-name="T3">videtur </text:span><text:span text:style-name="T6">ferri</text:span><text:span text:style-name="T3"> sursum veluti ejaculata, altera intro, </text:span><text:span text:style-name="T36">ceu</text:span></text:p>
      <text:p text:style-name="P6"><text:span text:style-name="T6">a</text:span><text:span text:style-name="T3"> </text:span><text:span text:style-name="T15">quopiam </text:span><text:span text:style-name="T3">attracta, </text:span><text:span text:style-name="T15">atque una </text:span><text:span text:style-name="T3">moveri celeriter, altera tarde.<text:line-break/>Jam vehemens </text:span><text:span text:style-name="T15">quoque et </text:span><text:span text:style-name="T3">magnus convulsorum pulsus vide-<text:line-break/>tur esse. Est vero hic non imbecillus, neque parvus; non<text:line-break/>perinde tamen, ut ridetur, vehemens, vel magnus; ' lotus<text:line-break/>enim imponit, dum ob tensionem validus, ob vibrationem<text:line-break/>exilire apparet; quamobrem altior’interdum videtur ac ve-<text:line-break/>luti strepitum quendam ad tactum edit asperum. Sane ne- </text:span><text:span text:style-name="T27">’<text:line-break/></text:span><text:span text:style-name="T3">minem qui quidem fit 'expertus, fugiat hic pulsus, quippe<text:line-break/>nulli est similis, vel tensione in utramque partem , vel coii-<text:line-break/>vulsione motus. At quando cum pulsu eataphorae comtus-<text:line-break/>tus est, difficillime commixtio deprehenditur; solusque qui<text:line-break/>adamussimutrumque cognoscere separatim meditatus est, po-<text:line-break/>terit confusos cognoscere.</text:span></text:p>
      <text:p text:style-name="P19"><text:span text:style-name="T3">Paralyticorum parvus pulsus et imbecillus, tardusque<text:line-break/>est; nonnullis rarus quoque; aliis creber, scd nonnihil in-<text:line-break/>ordinate intermittens.<text:tab/></text:span><text:span text:style-name="T44">»</text:span></text:p>
      <text:p text:style-name="P3"><text:span text:style-name="T3">Comitialium et apoplecticorum similes pulsus sunt;<text:line-break/>quare de comitialibus quae exponemus, eadem de apoplecti-</text:span></text:p>
      <text:p text:style-name="P6"><text:span text:style-name="T3">cis, scd intensa magis accipienda sunt. Dum modice inse-<text:line-break/>statur natura, neque dum eam multum superavit morbus,<text:line-break/>nullam invenies mutationem lusignem magnitudinis-, vehe-<text:line-break/>mentiae, celeritatis, crebritatis, duritiei; tantum est convul-<text:line-break/>sis intenta jure utrinque arteria. .Sin autem granis sit asse- .<text:line-break/>ctus, ut oneret facultatem, inaequalitatem quandam compa-<text:line-break/>rat atque tensionem validam, ac minor, languidior rariorque<text:line-break/>efficitur. Si comprimat magnopere et facultatem dejiciat,<text:line-break/>languidos, frequentes ac celeres creati</text:span></text:p>
      <text:p text:style-name="P3"><text:span text:style-name="T3">Angina laborantium pulsus tensionem quandam habet,,<text:line-break/>convulsioni persimilem; magnus est et undosus, ut pulsus<text:line-break/>peripneumonicorum; ac utrum insigniter in eo polleat, pro<text:line-break/></text:span><text:span text:style-name="T6">eo</text:span><text:span text:style-name="T3"> expectanda mutatio esu Nam fi peripneumonica species<text:line-break/>superior fit, in peripneumoniam; fi vero convulfiva, in con-<text:line-break/>vulfionem angina desinet Quicunque autem ex illis vehe-<text:line-break/>menter suffocantur, parvum lu habent et rarum pulsum; ubi<text:line-break/>jam animam agant, crebrum atque inaequalem.</text:span></text:p>
      <text:p text:style-name="P4"><text:span text:style-name="T3">Orthopnoea acuta luaequalem </text:span><text:span text:style-name="T17">et </text:span><text:span text:style-name="T3">inordinatum .pulsum<text:line-break/>habet et nonnihil deficientem; quae mediocriter est granis,<text:line-break/>crebrum; quae violentissima, tardum et deficientem; quae<text:line-break/>jam perimit hominem, crebrum et languidum.</text:span></text:p>
      <text:p text:style-name="P3"><text:span text:style-name="T3">Uterinae suffocationis pulsus, ut si convelleretur, pro-<text:line-break/>tensus est et rarus; quod si exitialis sit suffocatio, creber, in-.<text:line-break/>ordinatus et nonniliil deficiens.</text:span></text:p>
      <text:p text:style-name="P3"><text:span text:style-name="T3">Stomachus affectus (ut sic vocemus in praesentia os<text:line-break/>ventriculi, quod is usus apud vulgus obtinuit) non uno mo-<text:line-break/></text:span><text:span text:style-name="T17">do </text:span><text:span text:style-name="T3">commutat pulsus. Nam si inflammatus fit duntaxat, ita<text:line-break/>mutat pulsum, ut corporis nervofi diximus pulsum solere;<text:line-break/></text:span><text:span text:style-name="T17">si </text:span><text:span text:style-name="T3">comprimatur, vellicetur, languescat, singultiat, vomat,<text:line-break/>nauseet, fastidiat, doleat, pro genere, symptomatis. Nam<text:line-break/>vellicationes, vomitus, nauseae, singultus, lauguor, non<text:line-break/>sclum parvum et languidum efficiunt et inierim etiam modice</text:span></text:p>
      <text:p text:style-name="P6"><text:span text:style-name="T3">celeriorem, verum etiam admodum crebrum; solavero com-<text:line-break/>pressio</text:span><text:span text:style-name="T15">,</text:span><text:span text:style-name="T3">'remotis illis omnibus, rerum, tardum, parvum et<text:line-break/>languidum. Ea compressio tum </text:span><text:span text:style-name="T15">a </text:span><text:span text:style-name="T3">cibis oritur gravantibus,<text:line-break/>neque ulla insigni praestitis virtute, sed sola abundantia mo-<text:line-break/>lestis ; tum ab humoribus quibusdam qui in eum confluunt,<text:line-break/>non mordicantibus; qui ab nis si semel refrigeretur, </text:span><text:span text:style-name="T5">tum<text:line-break/></text:span><text:span text:style-name="T3">vero vel maxime talis pulsus exisset. Ac bulimum pa-<text:line-break/>tientium talis pulsus est. At omnes quidem affectus, qui in<text:line-break/>crebritatem mutant, fi diuturni sint, vel evaserint graviores,<text:line-break/>pulsum vermiculantem creant. Qui vero in raritatem, prae-<text:line-break/>terquam quod commemoratas differentias adaugent, talem<text:line-break/>praeterea speciem inaequalitatis in uno pulsu generant, </text:span><text:span text:style-name="T17">ut<text:line-break/></text:span><text:span text:style-name="T3">multis locis pertusum corpus arteriae rideatur, neque </text:span><text:span text:style-name="T17">esse<text:line-break/></text:span><text:span text:style-name="T3">continuum; ac sentit tactus in distentione veluti arenae<text:line-break/></text:span><text:span text:style-name="T17">occursum.</text:span></text:p>
      <text:p text:style-name="P3"><text:span text:style-name="T17">.Hydropum </text:span><text:span text:style-name="T3">pulsus, ascitae, parvus, crebrior, subdu-<text:line-break/></text:span><text:span text:style-name="T17">rus cum </text:span><text:span text:style-name="T3">quadam tensione est; </text:span><text:span text:style-name="T17">tympanitae </text:span><text:span text:style-name="T3">longior, </text:span><text:span text:style-name="T17">nou</text:span></text:p>
      <text:p text:style-name="P6"><text:span text:style-name="T3">imbecillus, celerior, creber, subdurus, cum quadam ten-<text:line-break/>sione; anasarcae undosus, latior mollisque.</text:span></text:p>
      <text:p text:style-name="P3"><text:span text:style-name="T3">Elephantia laborantium pulsus parvus, languidus, tar-<text:line-break/>dus crebeique esu</text:span></text:p>
      <text:p text:style-name="P3"><text:span text:style-name="T3">Ictericorum pulsus est, si absit febris, minor, durior,<text:line-break/>crebrior, non languidus, nec celer.</text:span></text:p>
      <text:p text:style-name="P3"><text:span text:style-name="T3">Veratrum qui sumpserint, </text:span><text:span text:style-name="T15">hi </text:span><text:span text:style-name="T3">paulo ante vomitum, ubi<text:line-break/>comprimantur, pulsum habent latum, rarum, languidiorem,<text:line-break/>tardiorem. Interea duiir vomunt et divelluntur, inaequa-<text:line-break/>lern et inordluatmn. Quum melius habere coeperint, ordi-<text:line-break/>natum quidem, sed inaequalem adhuc, minus tamen quam<text:line-break/>antea- Ubi vero jam ad naturalem statum prope redierint,<text:line-break/>aequalem ac majorem quam dudunr vehementiorernque. Qui<text:line-break/>horum syncope corripiuntur, convelluntur atque singultiunt;<text:line-break/>parvum ni et languidunr rnordinatumque et celeriorem atque<text:line-break/>multum crebrum habent. Qui ex nis suffocantur, parvum.</text:span></text:p>
      <text:p text:style-name="P20"><text:span text:style-name="T15">languidum, inordinatum, inaequalem; non autem crebrum,<text:line-break/>nec celerem, imo potius tardum; repraesentat etiam nonni-<text:line-break/>hil undosi et Iati atque parvam quandam interdum arteriae<text:line-break/>tensionetn.<text:tab/></text:span><text:span text:style-name="T35">r</text:span></text:p>
      <text:h text:style-name="P1" text:outline-level="1"><text:bookmark-start text:name="bookmark16"/>GALENI DE PULSUUM DIFFERENTIIS<text:line-break/>LIBER I.<text:bookmark-end text:name="bookmark16"/></text:h>
      <text:h text:style-name="Heading_20_2" text:outline-level="2">Cap. I.</text:h>
      <text:p text:style-name="P99"><text:span text:style-name="T3">Optarem equidem et percipi et tradi posse<text:line-break/></text:span><text:span text:style-name="T17">res citra </text:span><text:span text:style-name="T3">ipsarum nomina, ne ad artis vel ex sua ipfius com-<text:line-break/></text:span><text:span text:style-name="T17">mentatione </text:span><text:span text:style-name="T3">longitudinem veluti cumulus nobis accederet<text:line-break/></text:span><text:span text:style-name="T17">ea quae </text:span><text:span text:style-name="T3">circa dictionem est occupatio. Sed quum necesse<text:line-break/></text:span><text:span text:style-name="T17">sit </text:span><text:span text:style-name="T3">nominibus ea, quae volumus, significare, sophistis hinc<text:line-break/>commentorum et inutilis disputationis copiosa materia suppe-<text:line-break/></text:span><text:span text:style-name="T17">ditatur: </text:span><text:span text:style-name="T3">caeteri vero quicunque rerum scientiam, non usum<text:line-break/></text:span><text:span text:style-name="T17">vocum sectamur, </text:span><text:span text:style-name="T3">inviti quidem tamen compellimur propter</text:span></text:p>
      <text:p text:style-name="P6"><text:span text:style-name="T3">fophistarum contumelias de nominibus laborare. Optimum<text:line-break/>siquidem esset, quavis conditione de nominibus convenire et<text:line-break/>ad contemplationem properare; quod in libro illo serimus,<text:line-break/>quem antea tironibus de pulsibus scripsimus. Sed-quando<text:line-break/>qui in nominibus tantum valent, in operibus artis interiin<text:line-break/>imperitissimi, nunquam non interpellant, neque respicere<text:line-break/>non citra contumeliam linunt, necesse prope jam nobis est<text:line-break/>nominibus ut imrnoremur.' Majores nostros fimpliciter vo-<text:line-break/>cabulis videas ufos, hoc semper unum curantes, sensum ut<text:line-break/>aperirent Juniores vero solum de singulis syllabis argute<text:line-break/>disputant atque contendunt, neque de nominibus desistunt<text:line-break/>digladiari. Exempli gratia, quo una ex parte hujus instituti<text:line-break/>summam perspiciamus, quidam pulsum ait valenter pulsan-<text:line-break/>tem vehementem esse; adest alius qui non hunc, caeterum<text:line-break/>qui magnus </text:span><text:span text:style-name="T6">iit</text:span><text:span text:style-name="T3"> et plenus celerque, illum affirmat vehemen-<text:line-break/>tem esse; alius validum simul ac celerem et qui hos mira<text:line-break/>gravitate insimulans, magnum pariter et celerem vehemen-</text:span></text:p>
      <text:p text:style-name="P6"><text:span text:style-name="T3">tem esse </text:span><text:span text:style-name="T15">ait. </text:span><text:span text:style-name="T3">Jam </text:span><text:span text:style-name="T15">alius </text:span><text:span text:style-name="T3">hunc non ferens, acerbius etiam oh-<text:line-break/></text:span><text:span text:style-name="T17">jurgat, </text:span><text:span text:style-name="T3">vultque plenum simul ac velocem vehementem esse.<text:line-break/>Etherde praeter hos sextus magnum plenumque esse </text:span><text:span text:style-name="T6">ve~<text:line-break/></text:span><text:span text:style-name="T3">i hementem contendit. Quod si septimus huc et octavus ac-<text:line-break/></text:span><text:span text:style-name="T17">cedant, </text:span><text:span text:style-name="T3">hic asserens inter plenum et </text:span><text:span text:style-name="T17">hunc </text:span><text:span text:style-name="T3">nihil interesse, ille<text:line-break/></text:span><text:span text:style-name="T17">eundem </text:span><text:span text:style-name="T3">cum duro esse, quam censes pugnam sure ? anne<text:line-break/>talem qualem frequenter lu templo Pacis et inter ipsos aegro-<text:line-break/></text:span><text:span text:style-name="T17">tus </text:span><text:span text:style-name="T3">conspicimus? adeo ut etiam ad manum res veniat; </text:span><text:span text:style-name="T17">tan-<text:line-break/>tum abest </text:span><text:span text:style-name="T3">ut turpi dicto abstineant. Sed iniln qui nunc mo-<text:line-break/></text:span><text:span text:style-name="T17">lesti </text:span><text:span text:style-name="T3">sunt, minus stomachum sariunt, tamessi sunt importu-<text:line-break/></text:span><text:span text:style-name="T17">nissimi</text:span><text:span text:style-name="T3">; qui vero ad commentandum appulerunt, quis </text:span><text:span text:style-name="T17">ferat?<text:line-break/>Ad </text:span><text:span text:style-name="T3">manum enim est inutilis quaestionis confutatio: eam </text:span><text:span text:style-name="T17">ta-<text:line-break/>men </text:span><text:span text:style-name="T3">illi non cernunt, sed sic omnes scribunt: Hic </text:span><text:span text:style-name="T17">pulsus<text:line-break/>veliemens </text:span><text:span text:style-name="T3">est, ille plenus est, is creber: quum </text:span><text:span text:style-name="T17">est sit sub-<text:line-break/>movendum, </text:span><text:span text:style-name="T3">adjungendum autem maxime, si fieri possit, </text:span><text:span text:style-name="T17">ap-<text:line-break/></text:span><text:span text:style-name="T20">pellatur-,</text:span><text:span text:style-name="T17"> </text:span><text:span text:style-name="T3">quoficareant, </text:span><text:span text:style-name="T6">appelletur,</text:span><text:span text:style-name="T3"> ac tum demum docendum</text:span></text:p>
      <text:p text:style-name="P6"><text:span text:style-name="T3">est, quid soleat is pulsus, quem vehementem forte vocave-<text:line-break/>runt, significare. Neque enim, quo appellemus, aut nomen<text:line-break/>proprium instituamus, artem nos de pulsibus tractamus, aut<text:line-break/>alios docere conamur, sed ut praesentia cognoscamus et fu-<text:line-break/>tura aegrotis praesentiamus; at ex rebus haec, non ex no-<text:line-break/>minibus earum, inveniuntur. Omnino enim ad rerum co-<text:line-break/>gnitionem nihil nomina referunt: fed tantum ad doctrinam,<text:line-break/>quam et ex consensu possis absolvere. Sive enim rebus<text:line-break/>haudquaquarn dederis nomina, eas tamen cognoscere possis<text:line-break/>et quid denotare possis, plane teneas; hac in re certe nomi-<text:line-break/>nantibus non concesseris: five quando docere institueris, no-<text:line-break/>mina quaelibet ponas, ne sic quidem eris inferior. Equi-<text:line-break/>dem si vel Dionem, vel Theonem velit aliquis vehementem<text:line-break/>pulsum appellare: nec tamen fallatur in docendo, quae il-<text:line-break/>lmu causae generant et cujus est affectus indicium et quo<text:line-break/>tandem evadet: nihil eum fic peccare ceiisuerim. Proinde</text:span></text:p>
      <text:p text:style-name="P6"><text:span text:style-name="T17">qui </text:span><text:span text:style-name="T3">ita est aliquid docturus, huic satis sit nomina instituisse :<text:line-break/></text:span><text:span text:style-name="T17">qui </text:span><text:span text:style-name="T3">ad veteres rejicit, illorum tradet institutum; nec hic cu-<text:line-break/></text:span><text:span text:style-name="T17">riosus </text:span><text:span text:style-name="T3">fit, proprie an improprie appellarint; nec audeat im-<text:line-break/></text:span><text:span text:style-name="T17">mutare </text:span><text:span text:style-name="T3">, nec incuset</text:span><text:span text:style-name="T17">, </text:span><text:span text:style-name="T3">quod faciunt sophistae: supervacanea<text:line-break/></text:span><text:span text:style-name="T17">sunt </text:span><text:span text:style-name="T3">enim haec omnia et ab arte nostra remota. Neque sa-<text:line-break/></text:span><text:span text:style-name="T17">ne haec </text:span><text:span text:style-name="T3">nominum est constituendorum scientia, scd rerum:<text:line-break/></text:span><text:span text:style-name="T17">neque </text:span><text:span text:style-name="T3">hos qui minus probum nomen </text:span><text:span text:style-name="T17">dant, ad </text:span><text:span text:style-name="T3">medicos </text:span><text:span text:style-name="T17">mit-<text:line-break/>tunt </text:span><text:span text:style-name="T3">homines, fed eos, qui opus habent sanitate. Quam-<text:line-break/></text:span><text:span text:style-name="T17">obrem nihil </text:span><text:span text:style-name="T3">haec disputatio ultra usitata et nobis et </text:span><text:span text:style-name="T17">aliis me -<text:line-break/>dicis nomina </text:span><text:span text:style-name="T3">profitetur: scd praeclare etiam cum ea agetur,<text:line-break/></text:span><text:span text:style-name="T17">si haec </text:span><text:span text:style-name="T3">mediocriter assequatur.</text:span></text:p>
      <text:h text:style-name="Heading_20_2" text:outline-level="2">Cap. ll.</text:h>
      <text:p text:style-name="P99"><text:span text:style-name="T3">Omnimn ilaque quos novimus primus no-<text:line-break/></text:span><text:span text:style-name="T17">men </text:span><text:span text:style-name="T3">pulsus Hippocrates literis mandavit atque artem, quam<text:line-break/></text:span><text:span text:style-name="T17">complectitur, </text:span><text:span text:style-name="T3">non ridetur ignorasse: neque tamen hanc ar-<text:line-break/></text:span><text:span text:style-name="T17">tis </text:span><text:span text:style-name="T3">partem multum elaboravit, neque cuilibet arteriarum mo-<text:line-break/></text:span><text:span text:style-name="T17">tui </text:span><text:span text:style-name="T3">hoc tribuit nominis. Idem vero ac ipse ferisse videtur<text:line-break/></text:span><text:span text:style-name="T17">Erasistratus. </text:span><text:span text:style-name="T3">Sed ubi </text:span><text:span text:style-name="T15">de </text:span><text:span text:style-name="T3">illis viris peculiariter sermonem</text:span></text:p>
      <text:p text:style-name="P6"><text:span text:style-name="T3">habebo, referam cui potissimum nomen hoc attribuant ac in-<text:line-break/>ter se quatenus dissentiant aut consentiant. Autor libri de<text:line-break/>palpitationibus, Aegimii nomine insigniti, sive ille Helienfis<text:line-break/>esset Aegimius, sive alius, proprie hoc nomen usurpat: at-<text:line-break/>que longe praeter morem non medicorum tantum, sed et<text:line-break/>vulgi, quemvis motum arteriarum vocat palpitationem.<text:line-break/>Praxagorae usus et Herophili etiam ad hunc usque diem ri-<text:line-break/>gent.- Pulsum enim omnem arteriarum motum' sensibilem<text:line-break/>appellant. Isa etiam omnes eorum successores,’ tametsi de-<text:line-break/>finitionibus dissideant Sed hoc alio loco ostendemus. Er-’<text:line-break/>go nos quoque usum, qui invaluit, sequentes, videamus jam<text:line-break/>quot numero sint omnes pulsuum differentiae et quod singu-<text:line-break/>lis nomen. Etsi de hac etiam ipsa dictione quidam conten-<text:line-break/>dunt, quorum alii ita volunt, ut ponatur, quot genera sunt<text:line-break/>pulsuum? Alii non genera ajunt appellanda, sed species;<text:line-break/>quidam qualitates, .nonnulli differentias. Et quod cuique<text:line-break/>risum est, hoc instituto nomlue, diu disceptat de ejus recto</text:span></text:p>
      <text:p text:style-name="P6"><text:span text:style-name="T3">usu, nihilque non .movet. Jam .sicut de generibus, ita de<text:line-break/>speciebus, differentiis, qualitatibus, quaestionem inducunt<text:line-break/>non necessariam, obliti usum talis quaestionis. Omnes enim<text:line-break/>id mea opinione spectaverunt, qui de pulsibus instituerunt<text:line-break/>commentari, quid significare possint; assequi vero quum nec<text:line-break/>vel sine generum et speciermn quaestione, quod intenderent,<text:line-break/>possint, quidvis potius quam hoc agunt. Verum omissis </text:span><text:span text:style-name="T15">isto-<text:line-break/></text:span><text:span text:style-name="T3">rum nugis, quaestionem </text:span><text:span text:style-name="T15">in </text:span><text:span text:style-name="T3">medium pro suo arbitrio profe-<text:line-break/>rant, nos utilitatem sectemur. Sed hoc praedicamus etiam<text:line-break/>qui pulsuum definitiones et constitutionem eorum nominis<text:line-break/>discere volunt, in sequentibus hunc primum libris omnia<text:line-break/>eos tradita habere. Hic liber solum complectitur quod con-<text:line-break/>ducit, nec ullam attingit sophisticam quaestionem. Ita si quis<text:line-break/>semeI illa velit repudiare, licet certe. Ad caeteras lucubra-<text:line-break/>tiones de dignoscendis pulsibus, </text:span><text:span text:style-name="T15">de </text:span><text:span text:style-name="T3">causis, de praesagitione<text:line-break/>ex iis, unus hic liber requiritur.. </text:span><text:span text:style-name="T15">Illi </text:span><text:span text:style-name="T3">adversus sophistarum</text:span></text:p>
      <text:p text:style-name="P6"><text:span text:style-name="T3">importunitatem scripti sunt et.ad intestigenda aliorum scripta,<text:line-break/>ubi traditur, qua quodque nomen significatione usurpent.<text:line-break/>Itaque exponamus primum pulsuum prima genera, delude<text:line-break/>eorum differentias, hinc auspicali.</text:span></text:p>
      <text:h text:style-name="Heading_20_2" text:outline-level="2">Cap. III.</text:h>
      <text:p text:style-name="P99"><text:span text:style-name="T3">Quum arteriae corpus sit cavum, longum<text:line-break/>et teres, habeatque perpetuum geminum motum ex contra-<text:line-break/>riis constitutum partibus; aut enim in scipsam undique con-<text:line-break/>sidet, aut in omnem pariem distenditur, qui duplex motus<text:line-break/>pulsus appellatur: in utroque ei gemina quies accidat necesse<text:line-break/>est, altera a distentione, priusquam contrahatur; altera a<text:line-break/>contractione, antequam distendatur. Quas quidem binas<text:line-break/>quietes expertorum tactus cognoscit, nec-minus demonstrat<text:line-break/></text:span><text:span text:style-name="T36">ratio'. </text:span><text:span text:style-name="T3">Nam prius contrarium motum arteria, quam priorem<text:line-break/>sudaverit, non exorditur. Atqui sedare consistere est </text:span><text:span text:style-name="T36">etlu<text:line-break/></text:span><text:span text:style-name="T3">quiete esse. Sic .motibus i uter cedit quies. Exprimit </text:span><text:span text:style-name="T36">ergo<text:line-break/></text:span><text:span text:style-name="T3">necessitas quoddam esse tempus proprium utriusque </text:span><text:span text:style-name="T36">motus;</text:span></text:p>
      <text:p text:style-name="P6"><text:span text:style-name="T17">aliquod etiam quietum; et harum item ntriusque proprium.<text:line-break/>Jam quia tres arteria dimensiones, ut omnia reliqua corpora;<text:line-break/>obtinet, longitudinem, latitudinem, profunditatem; nort<text:line-break/>potest in singusis dimensionibus non fieri quantitas aliqua dis-<text:line-break/>tentionis et contractionis. Et vero etiam contentionem<text:line-break/>quandam necessario habet, ut aut aegre et languide, aut<text:line-break/>prompte valenterque operetur. Est praeterea ipsa arteriae<text:line-break/>tunica aut mollis, aut dura. Quin etiam capacitas interna<text:line-break/>aut vacua quodam modo est, ant plena.: Atque haec omnia<text:line-break/>aliquando aequalia, aliquando inaequalia sunt. Temporis<text:line-break/>item distentionis aliqua proportio est cum tempore contra-<text:line-break/>ctionis. Aliam in uno pulsu differentiam constituas, praeter<text:line-break/>lias, nullam. Sive enim motuum tempus est aestimandum;<text:line-break/>vel quietum, sive dimensionum in quibus moventur quan-<text:line-break/>titas, sive qualitas actionis, aut tunicae arteriarum, aut ca-<text:line-break/>vitatis; sive qui mutuo conveniunt, quae conferri queunt;<text:line-break/>queunt autem cognata; omina haec sunt recensita nec quic-</text:span></text:p>
      <text:p text:style-name="P6"><text:span text:style-name="T3">quam praeterea in ullam partem desiderat oratio; sed sunt<text:line-break/>omnes quae in unum pulsum inridunt, differentiae generales<text:line-break/>quas retulimus. Quibus duae accedunt aliae, quas colle-<text:line-break/>ctivas appellanti Ex quibus in plurium pulsuum mutua<text:line-break/>comparatione aequalitatem et inaequalitatem, ordluem atque<text:line-break/>ejus perturbationem aestimamus.</text:span></text:p>
      <text:h text:style-name="Heading_20_2" text:outline-level="2">Cap. IV.</text:h>
      <text:p text:style-name="P99"><text:span text:style-name="T3">Cujusque autem horum generum differen-<text:line-break/>tiae speciatim plures sunt, quas jam exponemus, a genere<text:line-break/>ipfius motus ingressi: quem aut moderatum esse et secundum<text:line-break/>naturam oportet, aut celeriorem, vel tardiorem. Itaque<text:line-break/>hoc genus efficit tres numero differentias pulsuum; celerem,<text:line-break/>qui fit, quum pauco tempore movetur arteria; turdum, quum<text:line-break/>multo ; moderatum, quum mediocri. Differentiae vero pul-<text:line-break/>suunr in distentionis quantitate, fiquidem singusis concipian-<text:line-break/>tur dimenfionibus, novem numero sunt, iu unaquaque trium<text:line-break/>dimensionum tres. Iu longitudine arteriae, qui moderatus<text:line-break/>in ea est et qui hunc excedit, vel eo est inserior; vocatur qui</text:span></text:p>
      <text:p text:style-name="P6"><text:span text:style-name="T3">excedit, longus; qui inferior est, brevis. In latitudine,<text:line-break/>qui moderatus in ea, et duo immoderati; latus, qui mode-<text:line-break/>ratum excedit; contrarius huic, angusius. Itidem in di-*<text:line-break/>mensione profunditatis arteriae unus moderatus est, alius<text:line-break/>altus et alius humilis. Hae quidem novem sunt pulsuum in<text:line-break/>una dimensione acceptorum differentiae; at differentiae pul-<text:line-break/>suum in trinis simul dimensionibus sunt xxviu Perspicias<text:line-break/>has manifeste in tabella. Unus enim erit longus simul et la-<text:line-break/>tus altusque, qui omnibus praeponatur. Alius longus simulet<text:line-break/>latus et profunditate moderata, scribaturque secundus. Ali-<text:line-break/>us longus, latus, humilis, qui ordine tertius fit; similique<text:line-break/>omnes reliqui via et ratione cognoscentur: ut duae primae<text:line-break/>dimensiones maneant immotae, trifariam ultima variet, hoc<text:line-break/>pacto. Quartus longus, moderata latitudine et altus. Quin-<text:line-break/>tus longus, moderata latitudine, sirnulque moderata profun-<text:line-break/>ditate. Sextus longus, latitudine, moderata, humilis. De-<text:line-break/>inde alii tres, prima dimensione longum fervaute, fecunda</text:span></text:p>
      <text:p text:style-name="P6"><text:span text:style-name="T3">angustum</text:span><text:span text:style-name="T15">, </text:span><text:span text:style-name="T3">tertia trifarium variante. In his novem una di-<text:line-break/>mensio permanet longitudinis, longae, aliae duae omnino<text:line-break/>commutantur.-' Mox alii novem dimensione longitudinis in<text:line-break/>mediocritate conservata, variantibus reliquis. Ad haec novem,<text:line-break/>ubi longitudinis brevis maneat dimensio et aliae immutentur.</text:span></text:p>
      <text:p text:style-name="P21"><text:span text:style-name="T3">1</text:span><text:span text:style-name="T15"><text:tab/></text:span><text:span text:style-name="T3">Longus Latus<text:tab/>Altus<text:tab/>Magnus</text:span></text:p>
      <text:p text:style-name="P22"><text:span text:style-name="T3">2</text:span><text:span text:style-name="T15"><text:tab/></text:span><text:span text:style-name="T3">Longus<text:tab/>Latus<text:tab/>Moderatus</text:span></text:p>
      <text:p text:style-name="P23"><text:span text:style-name="T15">3<text:tab/></text:span><text:span text:style-name="T3">Longus<text:tab/>Latus<text:tab/>Humilis</text:span></text:p>
      <text:p text:style-name="P24"><text:span text:style-name="T3">4</text:span><text:span text:style-name="T15"><text:tab/></text:span><text:span text:style-name="T3">Longus<text:tab/>Moderatus<text:tab/>Altus</text:span></text:p>
      <text:p text:style-name="P25"><text:span text:style-name="T3">5</text:span><text:span text:style-name="T15"><text:tab/></text:span><text:span text:style-name="T3">Longus<text:tab/>Moderatus<text:tab/>Moderatus<text:tab/>Gracilis</text:span></text:p>
      <text:p text:style-name="P25"><text:span text:style-name="T3">6</text:span><text:span text:style-name="T15"><text:tab/></text:span><text:span text:style-name="T3">Longus<text:tab/>Moderatus<text:tab/>Humilis<text:tab/>Gracilis</text:span></text:p>
      <text:p text:style-name="P26"><text:span text:style-name="T3">7</text:span><text:span text:style-name="T15"><text:tab/></text:span><text:span text:style-name="T3">Longus<text:tab/>Angusius<text:tab/>Altus</text:span></text:p>
      <text:p text:style-name="P27"><text:span text:style-name="T3">8</text:span><text:span text:style-name="T15"><text:tab/></text:span><text:span text:style-name="T3">Longus<text:tab/>Angusius<text:tab/>Moderatus<text:tab/>Gracilis</text:span></text:p>
      <text:p text:style-name="P28"><text:span text:style-name="T3">q . Longus<text:tab/>Angusius<text:tab/>Humilis<text:tab/>Gracilis</text:span></text:p>
      <text:p text:style-name="P29"><text:span text:style-name="T3">O<text:tab/>O</text:span></text:p>
      <text:p text:style-name="P30"><text:span text:style-name="T3">ro Moderatus<text:tab/>Latus<text:tab/>Altus<text:tab/>Turgidus</text:span></text:p>
      <text:p text:style-name="P32"><text:span text:style-name="T3">11</text:span><text:span text:style-name="T15"><text:tab/></text:span><text:span text:style-name="T3">Moderatus<text:tab/>Latus<text:tab/>Moderatus</text:span></text:p>
      <text:p text:style-name="P33"><text:span text:style-name="T3">12</text:span><text:span text:style-name="T15"><text:tab/></text:span><text:span text:style-name="T3">Moderatus<text:tab/>Latus<text:tab/>Humilis</text:span></text:p>
      <text:p text:style-name="P34"><text:span text:style-name="T3">13</text:span><text:span text:style-name="T15"><text:tab/></text:span><text:span text:style-name="T3">Moderatus<text:tab/>Moderatus<text:tab/>Altus </text:span><text:span text:style-name="T36">&lt;</text:span></text:p>
      <text:p text:style-name="P31"><text:span text:style-name="T3">r4 Moderatus<text:tab/>Moderatus<text:tab/>Moderatus<text:tab/>Medius</text:span></text:p>
      <text:p text:style-name="P32"><text:span text:style-name="T3">15</text:span><text:span text:style-name="T15"><text:tab/></text:span><text:span text:style-name="T3">Moderatus<text:tab/>Moderatus<text:tab/>Humilis</text:span></text:p>
      <text:p text:style-name="P34"><text:span text:style-name="T3">16</text:span><text:span text:style-name="T15"><text:tab/></text:span><text:span text:style-name="T3">Moderatus<text:tab/>Angustus<text:tab/>Altus</text:span></text:p>
      <text:p text:style-name="P35"><text:span text:style-name="T36">17</text:span><text:span text:style-name="T15"><text:tab/></text:span><text:span text:style-name="T3">Moderatus<text:tab/>Angustus<text:tab/>Moderatus</text:span></text:p>
      <text:p text:style-name="P36"><text:span text:style-name="T3">18</text:span><text:span text:style-name="T15"><text:tab/></text:span><text:span text:style-name="T3">Moderatus<text:tab/>Angusius<text:tab/>Humilis<text:tab/>Gracilis</text:span></text:p>
      <text:p text:style-name="P37"><text:span text:style-name="T3">19</text:span><text:span text:style-name="T15"><text:tab/></text:span><text:span text:style-name="T3">Brevis<text:tab/>Latus<text:tab/>Altus<text:tab/>Turgidus</text:span></text:p>
      <text:p text:style-name="P38"><text:span text:style-name="T3">20</text:span><text:span text:style-name="T15"><text:tab/></text:span><text:span text:style-name="T3">Brevis<text:tab/>Latus<text:tab/>Moderatus<text:tab/>Turgidus</text:span></text:p>
      <text:p text:style-name="P39"><text:span text:style-name="T3">21</text:span><text:span text:style-name="T15"><text:tab/></text:span><text:span text:style-name="T3">Brevis<text:tab/>Latus<text:tab/>Humilis</text:span></text:p>
      <text:p text:style-name="P40"><text:span text:style-name="T3">22</text:span><text:span text:style-name="T15"><text:tab/></text:span><text:span text:style-name="T3">Brevis<text:tab/>Moderatus<text:tab/>Altus</text:span></text:p>
      <text:p text:style-name="P38"><text:span text:style-name="T3">23</text:span><text:span text:style-name="T15"><text:tab/></text:span><text:span text:style-name="T3">Brevis<text:tab/>Moderatus<text:tab/>Moderatus<text:tab/>Turgidus</text:span></text:p>
      <text:p text:style-name="P31"><text:span text:style-name="T36">ai </text:span><text:span text:style-name="T3">Brevis<text:tab/>Moderatus<text:tab/>Humilis<text:tab/>Turgidus</text:span></text:p>
      <text:p text:style-name="P41"><text:span text:style-name="T7">25</text:span><text:span text:style-name="T15"><text:tab/></text:span><text:span text:style-name="T3">Brevis<text:tab/>Angustus<text:tab/>Altus</text:span></text:p>
      <text:p text:style-name="P42"><text:span text:style-name="T6">26</text:span><text:span text:style-name="T15"><text:tab/></text:span><text:span text:style-name="T3">Brevis<text:tab/>Angustus<text:tab/>Moderatus</text:span></text:p>
      <text:p text:style-name="P43"><text:span text:style-name="T3">27</text:span><text:span text:style-name="T15"><text:tab/></text:span><text:span text:style-name="T3">Brevis<text:tab/>Angustus<text:tab/>Humilis<text:tab/>Parvus</text:span></text:p>
      <text:p text:style-name="P5"><text:span text:style-name="T3">Atque quum ni viginti septem pullus, secundum quantitatem,<text:line-break/>in tribus dimenfionibus constent, duo sunt nomina sortiti,<text:line-break/>ab omnibus approbata qui primus relatus est et qui postre-<text:line-break/>mus; hic parvus appellatur, ille magnus. Reliqui alii<text:line-break/>omnes nomen non habent. Neque enim pulsus qui grariles<text:line-break/>et turgidi vocantur, certum ex tabella unum indicant, caelo-<text:line-break/>rum multis fimul generatim tribuuntur. Nam in quibuslon-<text:line-break/>gitudluis dimensio quodammodo duabus reliquis praestat, om-<text:line-break/>nes hos graciles vocant. In quibus duae reliquae hac, contra<text:line-break/>turgidos hos appellant. Proinde quintus in tabella et sex-<text:line-break/>tus , insuper octavus et nonus ac octavus decimus graciles<text:line-break/>vocantur. E diverso turgidi decimus nonus, vigesimus item<text:line-break/>et vigesimus secundus et xxiii. Haec ergo sunt noinlua ge-</text:span></text:p>
      <text:p text:style-name="P6"><text:span text:style-name="T3">neraliora et pluribus </text:span><text:span text:style-name="T15">communia. </text:span><text:span text:style-name="T3">Jam vocant etiam hosce<text:line-break/>pulsus aliter, tenuem gracilem, et crassum turgidumi<text:line-break/>Quin nec moderati quidem lu tribus dimeusionibns, qui unus<text:line-break/>naturalis luter xxvii est, peculiare nomen habemus, sed de-<text:line-break/>suritione hunc fignificamus, dicentes, aut moderatum tribus<text:line-break/>dimensionibus, aut messium magni et parvi, aut naturalem<text:line-break/>iu quantitate distentionis, aut quacunque alia ratione sermo-<text:line-break/>nem potissimum speramus sore clarum. Quare eos niihi in<text:line-break/>mentem venit mirari, qui lu nominibus tantum excellunt et<text:line-break/>quo nomine sit vocandus is pulsus, per totam vitam quae-<text:line-break/>runt, si non vel hac de causa contentionem deponant, quod<text:line-break/>multos videant pulsus qui proprium quidem requirunt nomen,<text:line-break/>nec hinc quicquam laedi tamen institutionem, cum definitio-<text:line-break/>ue quidem indicari possit. Siquidem, quum pulsum appel-<text:line-break/>lent quidam brevem, augustum humilemque, perinde fa-<text:line-break/>ciunt ac illi qui dicunt animal pedestre bipes. Num, ut<text:line-break/>hic desuritio est, animal pedestre bipes: et rei nomen, cujus</text:span></text:p>
      <text:p text:style-name="P6"><text:span text:style-name="T3">haec est definitio, homo; ita in pulsibus nomen est magnus;<text:line-break/>ejus definitio, longus, latus, altus. Item alius pulsus defi-<text:line-break/>nitio, brevis, latus, humilis, scd nullum habet nomen. Ve-<text:line-break/>rum de his agemus alias.</text:span></text:p>
      <text:h text:style-name="Heading_20_2" text:outline-level="2">Cap. V.</text:h>
      <text:p text:style-name="P99"><text:span text:style-name="T3">Jam nunc ad tertium pulsuum genus, quod<text:line-break/>in robore cousistit, descendamus et hujus etiam differentias<text:line-break/>exponamus. Sunt autem tres, unus validus robore, qui<text:line-break/>vehemens vocatur ; aller imbecillus, quem Ianguidum appel-<text:line-break/>lant; medio inter eos proprium non est: nomen, scd hunc<text:line-break/>quoque explicamus definitione. Quartum genus, quod in<text:line-break/>arteriae consistit corpore, dividitur etiam in tres differentias,<text:line-break/>vocaturque a medicis plerisqne, maxime a junioribus, plenum<text:line-break/></text:span><text:span text:style-name="T36">et </text:span><text:span text:style-name="T3">vacuum; et' quod inter utrumque medium est, ne hic </text:span><text:span text:style-name="T36">qui-<text:line-break/></text:span><text:span text:style-name="T3">dem sortitum est nomen. </text:span><text:span text:style-name="T36">A </text:span><text:span text:style-name="T3">nobis non itu, scd alter durus,<text:line-break/></text:span><text:span text:style-name="T36">alter </text:span><text:span text:style-name="T3">mollis appellatur: et declarat </text:span><text:span text:style-name="T36">uterque </text:span><text:span text:style-name="T3">arteriae </text:span><text:span text:style-name="T36">statum.<text:line-break/>An vero </text:span><text:span text:style-name="T3">rectius hoc sit modo appellandum, an illo, qui </text:span><text:span text:style-name="T36">de</text:span></text:p>
      <text:p text:style-name="P6"><text:span text:style-name="T3">hoc laborat, inferius discet. Nunc quod instituimus est<text:line-break/>absolvendum. Aliud genus erat pulsuum, arteriae persufio-<text:line-break/>nern, utajunt, declarans: quod longum requirit mea sen-<text:line-break/>tentia sermonem ad absolutam notitiam; at 'quod ad propo-<text:line-break/>situm conducit atque sufficit tironibus, hoc loco expone-<text:line-break/>mus. Tres et hujus generis differentias pulsuum fingi, quo-<text:line-break/>rum unus plenus, alter vacuus appellatur; nam medius<text:line-break/>utriusque nomine pecusiari ceret. Plenus ergo pulsus est,<text:line-break/>ut definit Archigenes, qui arteriam ostendit pleniorem et oc-<text:line-break/>cursum humide tumidum; vacuus, qui arteriae elevationem<text:line-break/>sarit bullosam, ut digitorum impressioni egressus per vacua<text:line-break/>occurrat. Haec quinque pulsuum genera in uno motu con-<text:line-break/>sistunt arteriae et lingulae eorum aequalitates atque inaequa-<text:line-break/>litates, quarum exponemus differentias, quum de altera </text:span><text:span text:style-name="T6">age-<text:line-break/>mus</text:span><text:span text:style-name="T3"> inaequalitate, quae in pluribus pulsibus posita est.</text:span></text:p>
      <text:h text:style-name="Heading_20_2" text:outline-level="2">Cap. VI.</text:h>
      <text:p text:style-name="P99"><text:span text:style-name="T3">Aliae differentiae pulsuum his qui sc ne-<text:line-break/>gant contractionem sentire, in tempore intervallorum con-</text:span></text:p>
      <text:p text:style-name="P6"><text:span text:style-name="T3">sistunt, ita enim tempus, quod inter motus feusibiles inter-<text:line-break/>cedit, vocant; praeterea in proportione temporis motus et<text:line-break/>quietis, nam ita etiam intervallum appellant. At illis qui<text:line-break/>fe contractionem ajunt sentire ac medium utique quietis<text:line-break/>utriusque, quam quietem remissionem et cessationem a motu<text:line-break/>vocant, aliae prodeunt et longe efficiuntur plures. Sed fa-<text:line-break/>ciendum mini est, ut de utiisque feparatim planius agam, et<text:line-break/>primum de nis qui fe folam dicunt distentionem sentire:, quo<text:line-break/>lu facilioribus cognitu exercitati, difficiliora facilius assequa-<text:line-break/>mur. Ubi tactus ab arteria insultante feritur, quum alia<text:line-break/>quae ante memorari sentimus, tum tempus quod motu pro-<text:line-break/>ducitur. lude quando alter inceperit motus, aliud nos tem-<text:line-break/>pus deprehendimus inter exitum prioris motus atque alte-<text:line-break/>rius principium, ut duorum sit temporum in pulsu absoluto<text:line-break/>cognitio; prioris, quod motus est, quem et ictum et disten-<text:line-break/>tionem appellunt; secundi, quod quietis est, quod et inter-</text:span></text:p>
      <text:p text:style-name="P6"><text:span text:style-name="T3">va</text:span><text:span text:style-name="T1">llum</text:span><text:span text:style-name="T3"> contractionemque vocant. Eieri autem' ex prioris<text:line-break/>temporis quantitate aut celerem, aut turdum, aut inter eos<text:line-break/>medium pulsum: ex quantitate alterius temporis frequen-<text:line-break/>tem, aut rurum, aut horum medium. Ut sit celer pulsus,<text:line-break/>qui quum modico tempore arteria distenditur fit; creber,<text:line-break/>qui quando parvo interposito intervallo; turdus, quum lon-<text:line-break/>go tempore arteria distenditur; rarus, quum interposito lon- ,<text:line-break/>go intervallo; melius velocis et terni, qui quum moderato<text:line-break/>tempore distenditur arteria, fiat; medius crebri et rari, qui<text:line-break/>fit quum moderato interposito tempore arteria distenditur.<text:line-break/>Sive distenditur, sive dilatatur, sive attollitur, sive movetur,<text:line-break/>dicamus,, nihil luteresse puto. Liquet igitur qui creber sit<text:line-break/>pulsus illis et quemadmodum a veloci distet; tum qui rarus,<text:line-break/>quaque ratione a turdo discrepet Comparato autem ictus<text:line-break/>tempore cum tempore quietis, gignitur rhythmus, qui pro-<text:line-break/>portio temporis est ictus ad tempus quietis. Diximus etiam<text:line-break/>nihil apud hos differre ictum, vel distentionem, vel motum</text:span></text:p>
      <text:p text:style-name="P6"><text:span text:style-name="T3">dicere; nec quietem, vel intervallum, vel contractionem.<text:line-break/>Et vero etiam pro hoc, proportionem temporis distentio-<text:line-break/>nis ad contractionis tempus rhythmum esse, quidam ordi-<text:line-break/>nem dixerunt, assi convenientiam duorum esse temporum<text:line-break/>inter sese, ictus cum lutervalli. Haec sunt quae priores<text:line-break/>tradunt.</text:span></text:p>
      <text:h text:style-name="Heading_20_2" text:outline-level="2">Cap. Vll.</text:h>
      <text:p text:style-name="P99"><text:span text:style-name="T3">Transeamus jam ad eos qui contractio-<text:line-break/>nem sentire se dictitant, qui tarditatem quidem et celerita-<text:line-break/>tem non aliter atque illi in distentionis ponunt tempore et in<text:line-break/>contractionis etiam, crebritatem vero et raritatem rhyth-<text:line-break/>mumque non perinde ac illi, caeteruni crebritatem atque ra-<text:line-break/>ritatem lu utraque quiete; rhythmum in distentionis tem-<text:line-break/>pore una cum tempore insequentis eam quietis, ad tempus<text:line-break/>collato contractionis simul cum tempore exripientis eam<text:line-break/>quietis. Nonnunquam solius distentionis tempus cum solius<text:line-break/>comparantes tempore contractionis, rhythmum ita dicunt<text:line-break/>gigni. Ac de crebritate quidam ex his, ut diximus, sense-</text:span></text:p>
      <text:p text:style-name="P6"><text:span text:style-name="T17">runt. </text:span><text:span text:style-name="T3">Aliqui non aliter ac priores in dissensionis tempore<text:line-break/>celeritatem generari et tarditatem confirmaverunt,</text:span><text:span text:style-name="T17">' </text:span><text:span text:style-name="T3">in toto<text:line-break/></text:span><text:span text:style-name="T17">reliquo </text:span><text:span text:style-name="T3">conflato ex binis quietibus </text:span><text:span text:style-name="T17">et </text:span><text:span text:style-name="T3">contractione crebrita-<text:line-break/></text:span><text:span text:style-name="T17">tem </text:span><text:span text:style-name="T3">et raritatem ajunt consistere. </text:span><text:span text:style-name="T17">Sunt </text:span><text:span text:style-name="T3">etiam qui rhythmum<text:line-break/></text:span><text:span text:style-name="T17">aeque </text:span><text:span text:style-name="T3">ac priores in temporis distentionis proportione ad </text:span><text:span text:style-name="T17">om-<text:line-break/>ne </text:span><text:span text:style-name="T3">reliquum non dubitent constituere. Verum inter </text:span><text:span text:style-name="T17">eos<text:line-break/>tamen </text:span><text:span text:style-name="T3">non convenit in sentienda omni distentione vel coni.<text:line-break/></text:span><text:span text:style-name="T17">tractione, </text:span><text:span text:style-name="T3">sed quidam omnem </text:span><text:span text:style-name="T17">sentiriutrarnque </text:span><text:span text:style-name="T3">ajunt, </text:span><text:span text:style-name="T17">alii<text:line-break/>nec </text:span><text:span text:style-name="T3">primas distentiones, mec contractiones extremas. </text:span><text:span text:style-name="T17">Tum<text:line-break/></text:span><text:span text:style-name="T3">etiam de nominibus contendunt inter scsc. Quare ne quam<text:line-break/></text:span><text:span text:style-name="T17">nos </text:span><text:span text:style-name="T3">rem praetereamus, nec in </text:span><text:span text:style-name="T17">rebus'</text:span><text:span text:style-name="T3">frivolis </text:span><text:span text:style-name="T17">immoremur<text:line-break/>diutius, </text:span><text:span text:style-name="T3">quod verum est et conducibile, exponamus. </text:span><text:span text:style-name="T17">No-<text:line-break/>mina </text:span><text:span text:style-name="T3">ponere his permittamus, </text:span><text:span text:style-name="T17">qui </text:span><text:span text:style-name="T3">de iis </text:span><text:span text:style-name="T17">laborant </text:span><text:span text:style-name="T3">et artis<text:line-break/></text:span><text:span text:style-name="T17">vera </text:span><text:span text:style-name="T3">negligunt opera, nec distentionis primas partes nec<text:line-break/></text:span><text:span text:style-name="T17">contractionis </text:span><text:span text:style-name="T3">postremas sentire valentibus. Quantum </text:span><text:span text:style-name="T17">autem<text:line-break/>utriusque sentiatur </text:span><text:span text:style-name="T3">et quarnobrern, </text:span><text:span text:style-name="T17">iu </text:span><text:span text:style-name="T3">libris </text:span><text:span text:style-name="T17">de pulsibus di-</text:span></text:p>
      <text:p text:style-name="P6"><text:span text:style-name="T3">gnoscendis ostendimus. Est vero utile medico quod sensui<text:line-break/>occurrit, ilaque distentionis tempus, vel contractionis sen-<text:line-break/>sibile necesse habet cognoscere. Quo fit ut quietem quam<text:line-break/>vocant superam, quae fecundum distentionem contractionem<text:line-break/>praecedit, quanta sit tactu queas ad unguem assequi; rufe-<text:line-break/>ram non item plane, quod utrinque sibi ulciscat partes; </text:span><text:span text:style-name="T36">ad<text:line-break/></text:span><text:span text:style-name="T3">initium contractionis extremitatem, ad sui em principium<text:line-break/>distentionis. Recordari porro horum temporum oportet na-<text:line-break/>turalem cujnsque magnitudinem et mutuam proportionem,<text:line-break/>et posse cognoscere in morbo quantum immutentur, et quid<text:line-break/>quaeque significare mutatio soleati Quod et ex caulae in-<text:line-break/>ventione et ex longa experientia sumitur’. De quibus alio<text:line-break/>nos loco disseruimus.</text:span></text:p>
      <text:h text:style-name="Heading_20_2" text:outline-level="2">Cap. VI<text:span text:style-name="T59">II</text:span>.</text:h>
      <text:p text:style-name="P99"><text:span text:style-name="T3">Nunc simulatque duorum generum, de<text:line-break/>quibus jam verba ferimus, differentias, tum quietis </text:span><text:span text:style-name="T36">tum<text:line-break/></text:span><text:span text:style-name="T3">rhythmi, adjecerimus, ad ea quae sequuntur transibimus. </text:span><text:span text:style-name="T36">In<text:line-break/></text:span><text:span text:style-name="T3">genere quietis arteriae tres pulluurn differentiae consistunt,</text:span></text:p>
      <text:p text:style-name="P6"><text:span text:style-name="T3">rarus, ereher, medius; </text:span><text:span text:style-name="T15">quorum </text:span><text:span text:style-name="T3">paulo ante definitiones do-<text:line-break/>cuimus. At generis rhythmi non est perinde absolute ex-<text:line-break/>plicare quae sint differentiae; caeterum prae omnibus pul-<text:line-break/>sum omnem obtinere modulum quemdam, est ostendendum:<text:line-break/></text:span><text:span text:style-name="T17">ne </text:span><text:span text:style-name="T3">deceptus </text:span><text:span text:style-name="T15">quis </text:span><text:span text:style-name="T3">pulsuum, qui modulum non servantes ap-<text:line-break/>pestantur, nomine adducatur, ut omni esse orbatos rhythmo<text:line-break/>eos pulsus falso existimet Nam ursine collo homo atque<text:line-break/>citharoedus sure voce, ita etiam proportionem </text:span><text:span text:style-name="T17">non </text:span><text:span text:style-name="T3">servans<text:line-break/>pulsus vocatur; vitium enim nativi rhythmi non absolutam<text:line-break/>abolitionem significat. Atque contrarius est modulum non<text:line-break/>servanti non is qui proportionem habet, siquidem omnis<text:line-break/></text:span><text:span text:style-name="T17">in </text:span><text:span text:style-name="T3">aliquo est rhythmo pulsus, sed ille, </text:span><text:span text:style-name="T17">qui </text:span><text:span text:style-name="T3">modulum ser-<text:line-break/></text:span><text:span text:style-name="T17">vans </text:span><text:span text:style-name="T3">vocatur. Utriusque porro horum, proportionem non<text:line-break/></text:span><text:span text:style-name="T17">servantis </text:span><text:span text:style-name="T3">et servantis, is qui habet proportionem pulsus<text:line-break/></text:span><text:span text:style-name="T17">commune </text:span><text:span text:style-name="T3">est genus. Atque, proportionem habens quidem<text:line-break/></text:span><text:span text:style-name="T17">unus </text:span><text:span text:style-name="T3">et indivisus manet: proportionem non servantis tres<text:line-break/></text:span><text:span text:style-name="T17">sunt </text:span><text:span text:style-name="T3">omnes differentiae, pararhythmus, heterorhythmus,<text:line-break/></text:span><text:span text:style-name="T17">ecrhythmus. Qualis </text:span><text:span text:style-name="T3">vero quisque </text:span><text:span text:style-name="T17">sit, exemplo disces.</text:span></text:p>
      <text:p text:style-name="P6"><text:span text:style-name="T3">Suus est cuique aetati naturalis pulsus; qui jam de liis<text:line-break/>rhythmum servat, eurhythmus vocatur; qui labefactat,<text:line-break/>arhythmus. Atque labefactans luterim rhythmum ricinae<text:line-break/>aetatis mutuatur, qui pararhythmus; interlui cujusvis alte-<text:line-break/>rius, ac heterorhythmus hic appellatur; at qui rhythmum<text:line-break/>prorsus nullius aetatis retinet, hic ecrhythmus. Idem </text:span><text:span text:style-name="T36">de<text:line-break/></text:span><text:span text:style-name="T3">naturis ac anni temporibus et locis omuibusque assis sta-<text:line-break/>tuendum. Suus est enim cuique surum certus quidam<text:line-break/>rhythmus, qui quum corrumpitur, arhythmum tum </text:span><text:span text:style-name="T36">intel-<text:line-break/></text:span><text:span text:style-name="T3">liges, et quas ejus diximus differentias esse. Jam vero<text:line-break/>inter omnes rhythmos hi pari proportione, illi impari con-<text:line-break/>stant; pari, ubi distentionis tempus aequet tempus con-<text:line-break/>tractionis; impari, fi alterutrum eorum excedat. Id </text:span><text:span text:style-name="T36">quod<text:line-break/>modo </text:span><text:span text:style-name="T3">certis, modo incertis fit excessibus; certis bifariam,<text:line-break/></text:span><text:span text:style-name="T36">aut </text:span><text:span text:style-name="T3">multiplici proportione, aut nt numeri ad numerum, </text:span><text:span text:style-name="T36">qui<text:line-break/>et </text:span><text:span text:style-name="T3">fuperpartialis appellatur; proportio quidem multiplex </text:span><text:span text:style-name="T36">est<text:line-break/></text:span><text:span text:style-name="T3">dupla, vel tripla, vel quadrupla, vel aliqua lusequentium;</text:span></text:p>
      <text:p text:style-name="P44"><text:span text:style-name="T36">ut </text:span><text:span text:style-name="T3">numeri ad numerum, quum quanta </text:span><text:span text:style-name="T15">sunt </text:span><text:span text:style-name="T3">duo distentionis<text:line-break/>tempora, tanta sint contractionis tempora, quinquc, vel<text:line-break/>septem, vel novem, vel undecim; incertis in univorsum tri-<text:line-break/>pliciter; nam aut distentionis est tempus incertum, aut con-<text:line-break/>tractionis, aut utrumque. Siglllatim vero quisque horum<text:line-break/>interdum paululum amplificata habet incerta tempora, -sive<text:line-break/></text:span><text:span text:style-name="T36">plura </text:span><text:span text:style-name="T3">sint, sive unum primum; interdmn plus; . est quum<text:line-break/>plurimum. Atqui tempus primum plannm est non natura<text:line-break/></text:span><text:span text:style-name="T36">ipsa </text:span><text:span text:style-name="T3">esse, sed sensu accipiendum, fic etenim apud musicos<text:line-break/></text:span><text:span text:style-name="T36">etiam </text:span><text:span text:style-name="T3">fit. Haec quidem sufficiunt in praesentiarum de riry-<text:line-break/></text:span><text:span text:style-name="T36">thmis. i </text:span><text:span text:style-name="T3">Nam ex hoc pulsuum genere quid fieri possit et </text:span><text:span text:style-name="T36">con-<text:line-break/>ducat, </text:span><text:span text:style-name="T3">aut non possit et inutile fit, inlibris de </text:span><text:span text:style-name="T6">his</text:span><text:span text:style-name="T3"> </text:span><text:span text:style-name="T36">digno*<text:line-break/>scendis </text:span><text:span text:style-name="T3">et in libris de praesagitione dicemus.<text:tab/>. </text:span><text:span text:style-name="T36">• </text:span><text:span text:style-name="T44">Ivr</text:span></text:p>
      <text:h text:style-name="Heading_20_2" text:outline-level="2">Cap. IX.</text:h>
      <text:p text:style-name="P99"><text:span text:style-name="T3">Porro ad genera jam reliqua duo transea-<text:line-break/></text:span><text:span text:style-name="T36">rnus: </text:span><text:span text:style-name="T3">alterum , in quo aequalitatem spectamus et inaequali-<text:line-break/></text:span><text:span text:style-name="T36">tatem; </text:span><text:span text:style-name="T3">alterum, iu quo ordinem et ordinis pcrturbationem'.<text:line-break/></text:span><text:span text:style-name="T36">Atque </text:span><text:span text:style-name="T3">aequalitas ct inaequalitas tum in uno pulsu fiunt</text:span></text:p>
      <text:p text:style-name="P6"><text:span text:style-name="T3">tum in pluribus; ordo et perturbatio ordluis lu pluribus<text:line-break/>duntaxat. Sed enim quod difficilis fit in uno pulsu, neque<text:line-break/>facile animadvertatur inaequalitas, primo loco de. ea dica-<text:line-break/>mus quae ex multis pulsibus constat, simulque de ordlue </text:span><text:span text:style-name="T17">et<text:line-break/></text:span><text:span text:style-name="T3">ordluis perturbatione explicemus, quando finitimum </text:span><text:span text:style-name="T17">est<text:line-break/></text:span><text:span text:style-name="T3">hoc genus et affine; mox ad inaequalitatem nos in uno </text:span><text:span text:style-name="T17">pulsu<text:line-break/></text:span><text:span text:style-name="T3">reseramus, demusque operam ut omnes ejus differentias </text:span><text:span text:style-name="T17">re-<text:line-break/></text:span><text:span text:style-name="T3">censeamus. Ergo quae pluribus in pulsibus aequalitas atque<text:line-break/>inaequalitas animadvertuntur; quas collectivas vocitant, in<text:line-break/>comparatione omnium differentiarum, aestimantur </text:span><text:span text:style-name="T17">primi<text:line-break/></text:span><text:span text:style-name="T3">pulsus cum reliquorum differentiis. Nam pares si </text:span><text:span text:style-name="T17">omni-<text:line-break/></text:span><text:span text:style-name="T3">no maneant, aequalis absolute is pulsus vocatur; sin </text:span><text:span text:style-name="T17">om-<text:line-break/>nino </text:span><text:span text:style-name="T3">impures, inaequalis absolute. Quae si in una </text:span><text:span text:style-name="T17">sint<text:line-break/></text:span><text:span text:style-name="T3">vel pluribus pares, et in una vel pluribus impures, </text:span><text:span text:style-name="T17">qua-<text:line-break/></text:span><text:span text:style-name="T3">tenus pares sunt, hactenus pulsus aequalis </text:span><text:span text:style-name="T17">appellabi-<text:line-break/></text:span><text:span text:style-name="T3">tur., quatenus impures, hactenus inaequalis. Nam </text:span><text:span text:style-name="T17">ab-<text:line-break/></text:span><text:span text:style-name="T3">solute aequalem pulsum dicas et inaequalem, </text:span><text:span text:style-name="T17">an aliquo in<text:line-break/>genere, </text:span><text:span text:style-name="T3">multum reseri;, quod absolute </text:span><text:span text:style-name="T17">aequalis neque ma-<text:line-break/></text:span><text:span text:style-name="T3">gnitudiuem neque velocitatem neque aliud </text:span><text:span text:style-name="T17">habet impar</text:span></text:p>
      <text:p text:style-name="P6"><text:span text:style-name="T3">quicquam. Ille vero qui in aliquo, quum illius vult nomine<text:line-break/>diri, magnitudine aequalis, celeritate aequalis, vehementia<text:line-break/>et alio quoquo modo: itidem inaequalis, aut magnitudine,<text:line-break/>aut velocitate, aut alio quopiam. Nonnunquam duobus ho-<text:line-break/>ruin, vel tribus, vel pluribus, vel omnibus saepe simul, quum<text:line-break/>absolute aequales, vel inaequales vocantur, Habes aequa-<text:line-break/>lem et inaequalem. Ordinatus vero et inordinatus, divisa<text:line-break/>inaequalitate lu paritatem circuituum et in absolutam irnpa-<text:line-break/>ritatem, in utroque membro generantur; in circuituum pa-<text:line-break/>ritate ordinatus, in absoluta imparitate inordinatus. Ita-<text:line-break/>que universum repetamus, ne quid obicuri nos fugiat. Sint<text:line-break/>omnes unius pulsus differentiae, sequentium differentiis omni<text:line-break/>in genere pares, absolute aequalis liic appellabitur. Contra<text:line-break/>omnes sint omnibus impares, inaequalis absolute ille. Age<text:line-break/>fint aliqua vel aliquae pares, et aliqua vel aliquae impares;<text:line-break/>in aliqua pulsus vel aliquibus aequalis erit, in aliqua vel</text:span></text:p>
      <text:p text:style-name="P6"><text:span text:style-name="T3">aliquibus inaequalis. Qui absolute est aequalis, aut una dif-<text:line-break/>ferentia pluribusve, </text:span><text:span text:style-name="T6">non</text:span><text:span text:style-name="T3"> recipit partitionem. Qui autem ab-<text:line-break/>solute inaequalis est, hunc per unam vel plures species </text:span><text:span text:style-name="T17">di-<text:line-break/></text:span><text:span text:style-name="T3">videntes, circuituum paritate et imparitate ordinatum repe-<text:line-break/>riemus et inordinatum, </text:span><text:span text:style-name="T17">&lt; </text:span><text:span text:style-name="T3">vel absolute, vel pluribus in </text:span><text:span text:style-name="T17">dllsc-<text:line-break/></text:span><text:span text:style-name="T3">rentiis, vel in una.' Ac paritatem circuituum puto jam </text:span><text:span text:style-name="T17">cla- .<text:line-break/></text:span><text:span text:style-name="T3">rum esse ah sese sequentibus distingui puritatibus. Caelo-<text:line-break/>rum ne- quid oratio desideret, addam hoc etiam atque exenr-<text:line-break/>pli gratia proponam unum pulsus in magnitudine genus.<text:line-break/>Sint primus pulsus et fecundus et tertius magnitudine pares,<text:line-break/>contra sit ssesequentibus quartus impar; eum pulsum </text:span><text:span text:style-name="T17">liquet<text:line-break/></text:span><text:span text:style-name="T3">magnitudine inaequalem </text:span><text:span text:style-name="T17">esse,- </text:span><text:span text:style-name="T3">ecquid tamen inordinatus </text:span><text:span text:style-name="T17">fit,<text:line-break/></text:span><text:span text:style-name="T3">nondum 'clarum est,’ scd </text:span><text:span text:style-name="T17">'alii </text:span><text:span text:style-name="T3">sunt quatuor expectandi: </text:span><text:span text:style-name="T17">ubi si<text:line-break/></text:span><text:span text:style-name="T3">tres illi alteri mutuo sint</text:span><text:span text:style-name="T17">-inter </text:span><text:span text:style-name="T3">fe </text:span><text:span text:style-name="T17">et </text:span><text:span text:style-name="T3">illis prioris circuitus </text:span><text:span text:style-name="T17">pa-<text:line-break/></text:span><text:span text:style-name="T3">res ac mox quarto quartus, ordinatus ejusmodi dicitur </text:span><text:span text:style-name="T17">pul-<text:line-break/></text:span><text:span text:style-name="T3">sus magnitudine, si quidem aeque primos duos </text:span><text:span text:style-name="T17">circuitus<text:line-break/></text:span><text:span text:style-name="T3">scquentesque retineat pares omnes. Quod si </text:span><text:span text:style-name="T17">non omnes</text:span></text:p>
      <text:p text:style-name="P6"><text:span text:style-name="T17">alterius circuitus primi circuitus pulGbus </text:span><text:span text:style-name="T19">sin</text:span><text:span text:style-name="T17">t pares,' ibi pulsus<text:line-break/>jam dicitur inordinatus in magnitudine. Eadem est ratio in<text:line-break/>celeritate, crebritate caeterisque differentiis. Aliquando<text:line-break/>pulsuum duo, vel tres circuitus omnino inter se sunt impares,<text:line-break/>proximi non item, eum pulsum in consesso est non appellandum<text:line-break/>esse absolute ordinatum, non tamen inordinatum absolute ; sed<text:line-break/>ecquis ex ordinatis per circuitus fit, animadvertendum est.<text:line-break/>Est quum tres vel quatuor inter sc circuitus sint impares et<text:line-break/>inseriores obtineant proportione pares. Quare si fiat; ut<text:line-break/>quartus primo et quintus secundo et sextus tertio, undequa-<text:line-break/>que adaequetur, solemus hunc pulsum ordinatum per circni-<text:line-break/>tus appellare; qui quidem inter eos melius, qui absolute or-<text:line-break/>dinati vocantur et inordinati, intercedit; nam uterque hic<text:line-break/>contrarii expers est, ordinatus perturbationis ordinis, inordi-<text:line-break/>riatus ordinis. At per circuitus, qui ordinatus est, aliquam<text:line-break/>ordinis partem, aliquam etiam perturbationis ordinis habet;<text:line-break/>ordinis, quatenus in omnibus est circuitibus ordo, pertur-</text:span></text:p>
      <text:p text:style-name="P6"><text:span text:style-name="T3">bationis ordinis, quatenus haec in singusis illis inessi Si<text:line-break/>quidem qui absolute est ordinatus, pares sortitus est rircnitus<text:line-break/>omnes; qui per circuitus ordinatus est, non omnes aequales,<text:line-break/>scd certos. Rursus luordinatus absolute nec habet omnes<text:line-break/>deinceps pares circuitus, neque certos; per circuitus vero<text:line-break/>ordinatus ambo haec non habet, alterum habet. Ita utrius-<text:line-break/>que medius fit, ordinati et inordinati, atque illud utriusque<text:line-break/>commune habet, hoc non habet. Dicas etiam absolute or-<text:line-break/>dinatos ejusceinodi pulsus, si singulos circuitus, qui certo<text:line-break/>sunt numero in sequentibus pares, lu unum cogas universos<text:line-break/>magnum circuitum. Quanta vero et qualis fiat varietas et<text:line-break/>concursio circuituum ex diversis numeris conflentium, facile<text:line-break/>quis, maxime qui febrium circuitus complicare mutuo est<text:line-break/>exercitatus, animadvertet. Quare nihil </text:span><text:span text:style-name="T6">est quod</text:span><text:span text:style-name="T3"> pluribus<text:line-break/>etiam eorum differentias persequamur: scd ad differentias<text:line-break/>veniendum est inaequalitatis, declarandaeque primum colle-<text:line-break/>ctivae,’ delude unius pulsus inaequalitates.</text:span></text:p>
      <text:p text:style-name="P5"><text:span text:style-name="T45">Z</text:span></text:p>
      <text:h text:style-name="P2" text:outline-level="2">Cap. X.</text:h>
      <text:p text:style-name="P99"><text:span text:style-name="T3">Collectivae quidem inaequalitates quae </text:span><text:span text:style-name="T17">in<text:line-break/></text:span><text:span text:style-name="T3">acervo, uti diximus, plurium pulsuum constant, primam<text:line-break/></text:span><text:span text:style-name="T17">habent </text:span><text:span text:style-name="T3">differentiam, qua luterim aequaliter, inierim </text:span><text:span text:style-name="T17">inae-<text:line-break/></text:span><text:span text:style-name="T3">qualiter fiunt. Neque admirationis habet quicquarn, quod<text:line-break/>aequalem quandam vocamus inaequalitatem, quum id usu<text:line-break/>veniat non pulsibus modo, sed et aliis prope omnibus quae<text:line-break/>pristinam naturam immutantia, sive magnitudine, sive qua-<text:line-break/>litate, aequalia capiunt incrementa, vel inaequalia. Nam<text:line-break/>quatenus aequalitatem commutant, vocentur inaequalia; sed<text:line-break/>quatenus aequam semper mutationem assequuntur, aequa-<text:line-break/></text:span><text:span text:style-name="T17">liter </text:span><text:span text:style-name="T3">dicantur mutari; sed vero </text:span><text:span text:style-name="T17">quae </text:span><text:span text:style-name="T3">nec pristino constant<text:line-break/></text:span><text:span text:style-name="T17">statu, </text:span><text:span text:style-name="T3">.nec accipiunt parem mutationem, haec semel inaequa-<text:line-break/></text:span><text:span text:style-name="T17">lia </text:span><text:span text:style-name="T3">vocanto. Ergo id ipsum pulsibus accidit, seu paulatim<text:line-break/>perdatur et aequaliter ipsorum aequalitas, seu affatim et in-<text:line-break/></text:span><text:span text:style-name="T17">signiter. </text:span><text:span text:style-name="T3">Ac id </text:span><text:span text:style-name="T17">uno </text:span><text:span text:style-name="T3">in genere, exempli gratia, planum fiat.<text:line-break/></text:span><text:span text:style-name="T17">Sit </text:span><text:span text:style-name="T3">primo pulsu secundus paulo minor et tertius </text:span><text:span text:style-name="T17">tantu </text:span><text:span text:style-name="T3">se-<text:line-break/></text:span><text:span text:style-name="T17">cuudo </text:span><text:span text:style-name="T3">et vero </text:span><text:span text:style-name="T17">etiam quartus </text:span><text:span text:style-name="T3">tertio </text:span><text:span text:style-name="T17">pari modo, </text:span><text:span text:style-name="T3">idque ad </text:span><text:span text:style-name="T17">plus</text:span></text:p>
      <text:p text:style-name="P6"><text:span text:style-name="T17">res </text:span><text:span text:style-name="T3">usque deinceps perveniat, hos pulsus vocant mutilos </text:span><text:span text:style-name="T17">et<text:line-break/></text:span><text:span text:style-name="T3">quasi decuriatos, </text:span><text:span text:style-name="T6">a</text:span><text:span text:style-name="T3"> figuris nomen, quae iu acutum terminant,<text:line-break/>mutuantes. Jam qui ex iis perpetuo diminuuntur, nec </text:span><text:span text:style-name="T17">rni-<text:line-break/></text:span><text:span text:style-name="T3">nui desistunt, ad quietem prorsus recidunt denique et in </text:span><text:span text:style-name="T38">im</text:span><text:span text:style-name="T36">„<text:line-break/></text:span><text:span text:style-name="T3">mobilitatem desinunt, ipsosque deficientes decurtatos </text:span><text:span text:style-name="T17">appel-<text:line-break/></text:span><text:span text:style-name="T3">lamus. </text:span><text:span text:style-name="T17">At </text:span><text:span text:style-name="T3">qui desinunt, duplici </text:span><text:span text:style-name="T17">sunt </text:span><text:span text:style-name="T3">disterentia; </text:span><text:span text:style-name="T17">quidam,<text:line-break/>in </text:span><text:span text:style-name="T3">qua primum par'vita te diminui desiverunt, hanc, </text:span><text:span text:style-name="T17">servant<text:line-break/></text:span><text:span text:style-name="T3">constantissime, alii </text:span><text:span text:style-name="T17">de </text:span><text:span text:style-name="T3">integro augentur, quos appellant </text:span><text:span text:style-name="T17">re-<text:line-break/></text:span><text:span text:style-name="T3">ciprocos decurtatos. Quorum quidem ipsorum quidum </text:span><text:span text:style-name="T36">ad<text:line-break/></text:span><text:span text:style-name="T3">parem pristluae revertuntur magnitudinem, aliqui ad </text:span><text:span text:style-name="T17">miuo-<text:line-break/>rem, </text:span><text:span text:style-name="T3">ac nonuulli </text:span><text:span text:style-name="T17">quibus ante excessibus sunt imminuti, </text:span><text:span text:style-name="T36">luis<text:line-break/></text:span><text:span text:style-name="T3">augentur rursus; </text:span><text:span text:style-name="T17">alii minoribus accessionibus </text:span><text:span text:style-name="T3">utuntur. </text:span><text:span text:style-name="T36">Tot<text:line-break/></text:span><text:span text:style-name="T3">inaequalitatum </text:span><text:span text:style-name="T17">sunt aequales differentiae.</text:span></text:p>
      <text:h text:style-name="Heading_20_2" text:outline-level="2">Cap. XI.</text:h>
      <text:p text:style-name="P99"><text:span text:style-name="T17">Inaequalium inaequalitatum </text:span><text:span text:style-name="T3">quaedam </text:span><text:span text:style-name="T36">nul-<text:line-break/></text:span><text:span text:style-name="T17">lam </text:span><text:span text:style-name="T3">prorsus aequalitatem retinent</text:span><text:span text:style-name="T17">: </text:span><text:span text:style-name="T3">aliquae retinent ad </text:span><text:span text:style-name="T36">tres<text:line-break/></text:span><text:span text:style-name="T17">usque, vel </text:span><text:span text:style-name="T3">quatuor, vel quinque </text:span><text:span text:style-name="T17">pulsus, sed postea amittunt,<text:line-break/></text:span><text:span text:style-name="T36">lu </text:span><text:span text:style-name="T17">quorum iuest utrisque vel ordo, </text:span><text:span text:style-name="T36">vel </text:span><text:span text:style-name="T17">perturbatio </text:span><text:span text:style-name="T36">ordinis;</text:span></text:p>
      <text:p text:style-name="P6"><text:span text:style-name="T3">ordo, si circuitus servent aliquos pares; perturbatio ordinis,<text:line-break/></text:span><text:span text:style-name="T17">si </text:span><text:span text:style-name="T3">et hos quoque violent. Atque Iri quidem et ipsi motibus<text:line-break/>frequenter deficiuntur, ut illi, qui aequaliter moventur; eae-<text:line-break/></text:span><text:span text:style-name="T17">terurn </text:span><text:span text:style-name="T3">illos decurtatos deficientes appestamus, hos inaequales<text:line-break/>deficientes. Nam in magnitudinis </text:span><text:span text:style-name="T17">et </text:span><text:span text:style-name="T3">parvitatis </text:span><text:span text:style-name="T17">luaequalitate<text:line-break/></text:span><text:span text:style-name="T3">admodum medicis est decursatunr nomen usitatum, at iu ve-<text:line-break/>hernentiae inaequalitate et remissionis aliisque generibus, non<text:line-break/></text:span><text:span text:style-name="T20">ita</text:span><text:span text:style-name="T17"> </text:span><text:span text:style-name="T3">jam celebre esu Nihilominus eadem rerum est lu quo-<text:line-break/></text:span><text:span text:style-name="T17">que </text:span><text:span text:style-name="T3">genere convenientia; nam aut aequaliter aequalitatem,<text:line-break/></text:span><text:span text:style-name="T17">aut </text:span><text:span text:style-name="T3">inaequaliter corrumpunt. Et caeteras habent </text:span><text:span text:style-name="T17">quidem<text:line-break/>singulares </text:span><text:span text:style-name="T3">easdem differentias, scd eas fine </text:span><text:span text:style-name="T17">nomine plerasqne,<text:line-break/>nam </text:span><text:span text:style-name="T3">praeter intercurrentem et </text:span><text:span text:style-name="T17">intermittentem alius nomen<text:line-break/></text:span><text:span text:style-name="T3">proprium habet nullus. </text:span><text:span text:style-name="T17">Quorum intercurrens </text:span><text:span text:style-name="T3">ex </text:span><text:span text:style-name="T17">sola in-<text:line-break/></text:span><text:span text:style-name="T3">aequalitate est crebritatis; intermittens vero </text:span><text:span text:style-name="T17">ex luaequali-<text:line-break/>sate </text:span><text:span text:style-name="T3">constat raritatis </text:span><text:span text:style-name="T17">atque </text:span><text:span text:style-name="T3">parvitatis, </text:span><text:span text:style-name="T17">alio atque aho utrobi-<text:line-break/>que modo, </text:span><text:span text:style-name="T3">lu </text:span><text:span text:style-name="T17">raritatis inaequalitate, quod quies fit longissime<text:line-break/>producta; in parvitatis, quod distentio minimum sit dila-</text:span></text:p>
      <text:p text:style-name="P6"><text:span text:style-name="T3">taia; vel potius ex pulsuum parvitatibus deficientes eonssent,<text:line-break/>intermittentes ex raritatibus. Jam pulsibus intermittentibus<text:line-break/>assines sunt qui reciproci deficientes vocantur, ubi duorum<text:line-break/>spatium vel trium, vel plurium etiam pulsuum motu omni-<text:line-break/></text:span><text:span text:style-name="T15">no </text:span><text:span text:style-name="T3">arteria non cieri nisa, iterum agitari luripiat. Atque hae<text:line-break/>sunt collectivae inaequalitatis speries.</text:span></text:p>
      <text:h text:style-name="Heading_20_2" text:outline-level="2">Cap. XII.</text:h>
      <text:p text:style-name="P99"><text:span text:style-name="T3">Reliquum jam est, ut de inaequalitatis<text:line-break/>dicamus unius pulsus differentiis: • estque eadem etiam hic<text:line-break/>ratio in singusis generibus et univerfis. Hunc enim absolute<text:line-break/>aequalem appellamus, illum absolute inaequalem, alium pro<text:line-break/>quoque genere , rin, quo perdi paritatem contingit. Igitur<text:line-break/>explicemus primo loco generis motus differentias: nam ad<text:line-break/>hoc fi exercitati fimus, nullo jam negotio percipiamus reli-<text:line-break/>qua. Ac inaequalitatis motus duae constituendae primae dif-<text:line-break/>ferentiae sunt, una in una arteriae parte gignitur', in pluri-<text:line-break/>bus altera. Quarum iturum potest utraque in plures distri-</text:span></text:p>
      <text:p text:style-name="P6"><text:span text:style-name="T3">bni; quas sane par sit omnes recensere; anspicabimurque<text:line-break/>ab ea, quae unam partem tenet, fed non eodem tempore;<text:line-break/>qui enim una eademque pars uno et eodem tempore non mo-<text:line-break/>veri similiter videatur? Caeterum .temporibus distinctis .<text:line-break/>motus ejusdem partis saepenurnero ridetur non idem, quum<text:line-break/>initio ternior, postremo celerior sit, et contra luitio eelerior,<text:line-break/>tandem tardior. Quae certe admodum frequens inaequali-<text:line-break/>tas, suepeque lu pulsibus invenitur, multaque denotare con-<text:line-break/>suevit, ut alio loco tradimus. Nunc jam suigulas ejus dif-<text:line-break/>ferentias ob oculos ponemus. Sunt autem tres primae, mo-<text:line-break/>do, quum quies interpellat partis modum; modo, quum con-<text:line-break/>tinuus ille apparet, non paris tamen velocitatis; nounun-<text:line-break/>quam quum recurrit. At hae habent alias singulae.</text:span></text:p>
      <text:h text:style-name="Heading_20_2" text:outline-level="2">Cap. XIII.</text:h>
      <text:p text:style-name="P99"><text:span text:style-name="T3">De prima ergo quae primo loco est com-<text:line-break/>memorata, agamus: in qua fit, ut abs quiete motus inter-<text:line-break/>pelletur. Novem in hac differentiae pulsuum inveniuntur,<text:line-break/>quae hoc pacto fiunt. Sit prior motus celer: alter trifariam</text:span></text:p>
      <text:p text:style-name="P6"><text:span text:style-name="T3">conversatur, fiatque vel celer, vel tardus, vel moderatus.<text:line-break/>Hic tres differentiae pulsuum emergunt. Rursus alterae </text:span><text:span text:style-name="T36">tres,<text:line-break/></text:span><text:span text:style-name="T3">ubi prior manet tardus et trifariam fecundus variat. Aliae<text:line-break/>item tres, si permaneat moderatus prrmus, varietur </text:span><text:span text:style-name="T36">autem<text:line-break/></text:span><text:span text:style-name="T3">tribus secundus modis.</text:span></text:p>
      <text:h text:style-name="Heading_20_2" text:outline-level="2">Cap. XIV.</text:h>
      <text:p text:style-name="P99"><text:span text:style-name="T3">At vero inter non intermittentes in </text:span><text:span text:style-name="T36">nis-<text:line-break/></text:span><text:span text:style-name="T3">tentione inaequales motu pulsus, scd perpetuam habentes,<text:line-break/>nulla intercisam quiete inaequalitatem, quidam velociter </text:span><text:span text:style-name="T36">mo-<text:line-break/></text:span><text:span text:style-name="T3">tum exordientes, tarditate finiunt, alii contra tardi </text:span><text:span text:style-name="T36">sunt<text:line-break/></text:span><text:span text:style-name="T3">initio, celeres semper magis ac magis evadunt; idque </text:span><text:span text:style-name="T36">ho-<text:line-break/></text:span><text:span text:style-name="T3">rum utrique habent, aut aequaliter, aut inaequaliter: </text:span><text:span text:style-name="T36">nam<text:line-break/></text:span><text:span text:style-name="T3">superius, quemadmodum inaequalitas quaedam aequalis </text:span><text:span text:style-name="T36">fiat,<text:line-break/></text:span><text:span text:style-name="T3">demonstratum est. Illorum ergo qui motum aequaliter </text:span><text:span text:style-name="T36">mi-<text:line-break/></text:span><text:span text:style-name="T3">nuunt vel augent, quidam ab extrema tarditate ad </text:span><text:span text:style-name="T36">modera-<text:line-break/></text:span><text:span text:style-name="T3">tum motum perveniunt; quidam a moderato motu ad </text:span><text:span text:style-name="T36">ulti-<text:line-break/></text:span><text:span text:style-name="T3">mam tarditatem Alii a prima celeritate ad tarditatem </text:span><text:span text:style-name="T36">ex-<text:line-break/></text:span><text:span text:style-name="T3">tremam, nomrulli ab hac ad summam celeritatem. </text:span><text:span text:style-name="T36">Sunt</text:span></text:p>
      <text:p text:style-name="P6"><text:span text:style-name="T17">praeterea qui utrinque a moderato' motu paululum. defle-<text:line-break/></text:span><text:span text:style-name="T36">ctunt, </text:span><text:span text:style-name="T17">hique bifariam; modo enim celeriores, modo tardio-<text:line-break/></text:span><text:span text:style-name="T36">res </text:span><text:span text:style-name="T17">fiunt; ut sex sint earum cunctae differentiae, </text:span><text:span text:style-name="T36">tametsi ex-<text:line-break/></text:span><text:span text:style-name="T17">cogitari plores possunt; verum nos quae advertuntur, refe-<text:line-break/></text:span><text:span text:style-name="T36">ramus. </text:span><text:span text:style-name="T17">Neque enim qui ab extrema tarditate, ad </text:span><text:span text:style-name="T36">extremam<text:line-break/></text:span><text:span text:style-name="T17">perveniret celeritatem, qui quidem de iis esset, qui </text:span><text:span text:style-name="T36">aequalem<text:line-break/>habent </text:span><text:span text:style-name="T17">inaequalitatem, pulsum invenimus ullum </text:span><text:span text:style-name="T36">, </text:span><text:span text:style-name="T17">nec item,<text:line-break/></text:span><text:span text:style-name="T36">qui </text:span><text:span text:style-name="T17">ad tardissimum motum ex velocissimo. Verum qui va-<text:line-break/></text:span><text:span text:style-name="T36">riant </text:span><text:span text:style-name="T17">inaequaliter, in iis illud, raro tamen </text:span><text:span text:style-name="T36">accidit; non </text:span><text:span text:style-name="T17">et-<text:line-break/></text:span><text:span text:style-name="T36">enim </text:span><text:span text:style-name="T17">quemlibet- affectum tanta potest mutatio consequi., ut<text:line-break/>tardissime initio agitata arteris ad </text:span><text:span text:style-name="T36">extremam </text:span><text:span text:style-name="T17">denique cale-<text:line-break/></text:span><text:span text:style-name="T36">ritatem </text:span><text:span text:style-name="T17">perveniat, aut primo concitata celerrime ad sum-i<text:line-break/></text:span><text:span text:style-name="T36">mam </text:span><text:span text:style-name="T17">transeat tarditatern. Quod </text:span><text:span text:style-name="T36">quum </text:span><text:span text:style-name="T17">fit, mutatio tum </text:span><text:span text:style-name="T36">non<text:line-break/>potest </text:span><text:span text:style-name="T17">non esse inaequalis; eaque coulertim magnis mutatio-<text:line-break/></text:span><text:span text:style-name="T36">nibus </text:span><text:span text:style-name="T17">et non pedetentim fit, veluti exiliente arteria, </text:span><text:span text:style-name="T36">quum<text:line-break/>ex </text:span><text:span text:style-name="T17">tarditate demigrat </text:span><text:span text:style-name="T36">in </text:span><text:span text:style-name="T17">celeritatem. </text:span><text:span text:style-name="T36">Itidem, </text:span><text:span text:style-name="T17">ut si </text:span><text:span text:style-name="T36">vinciatur<text:line-break/>et </text:span><text:span text:style-name="T17">constringatur a quopiam comprimaturque, ubi ex celeri</text:span></text:p>
      <text:p text:style-name="P6"><text:span text:style-name="T3">motu in tarditatem subito, mediocritate quae intercedit su-<text:line-break/>perata, transit. Qnimrgo affectus sint et quae causae ho-<text:line-break/>rum atque quo tandem </text:span><text:span text:style-name="T15">hi </text:span><text:span text:style-name="T3">deveniant pulsus, illic dicemus,<text:line-break/>ubi etiam de aliis omnibus vel causas vel quid nunciare<text:line-break/>folent, commentabimur; nu'nc duntaxat differentias </text:span><text:span text:style-name="T6">perse-<text:line-break/></text:span><text:span text:style-name="T3">quemur. •</text:span></text:p>
      <text:h text:style-name="Heading_20_2" text:outline-level="2">Cap. XV.</text:h>
      <text:p text:style-name="P99"><text:span text:style-name="T3">Posteaquam igitur inaequalium una in<text:line-break/>parte pulsuum abunde diximus, nbi moliuntur aequalem in-<text:line-break/>aequalitatem, sex esse differentias omnes, nec ullum nos ex<text:line-break/>iis invenisse nec a tardissimo motu ad velocissimum, neque<text:line-break/>ab hoc devenisse ad tardissimum, de illis nunc qui inaeq</text:span><text:span text:style-name="T5">uali<text:line-break/></text:span><text:span text:style-name="T3">in mutatione sunt, verba faciamus: quorum interim duae<text:line-break/>aperte; .'tres interim differentiae motus manifeste apparent.<text:line-break/>Nos quartam praeterea aliquando, fed obscure animadverti-<text:line-break/>mus. Possit, si quis diu versetur lu hac re studiumque na-<text:line-break/>vet assiduum et exerceat tactum, cognoscere clare vel qua-</text:span></text:p>
      <text:p text:style-name="P45"><text:span text:style-name="T27">11..<text:tab/></text:span><text:span text:style-name="T41">*ί</text:span></text:p>
      <text:p text:style-name="P6"><text:span text:style-name="T3">tuor. </text:span><text:span text:style-name="T15">Sed </text:span><text:span text:style-name="T3">de his nunc, quae manifeste tum nobis tum iis<text:line-break/>qui artem optime de pulsibus coluerunt, apparuerunt fre-<text:line-break/>quenler, sermo erit; ubi differentias motus artcriae duas<text:line-break/>sensibiles, vel tres efficit. Nam duae si sint, fex erunt for-<text:line-break/>mae connexionum: fi tres, quatuor et viginti. </text:span><text:span text:style-name="T44">- </text:span><text:span text:style-name="T3">Quid au-<text:line-break/>tem quum in utroque disparium motuum infiut tres pulsus,<text:line-break/>velox, tardus, moderatus, ex connexionibus eorum </text:span><text:span text:style-name="T15">non<text:line-break/></text:span><text:span text:style-name="T3">novem dicamus; scd </text:span><text:span text:style-name="T15">sex </text:span><text:span text:style-name="T3">prodire differentias, hac ratione </text:span><text:span text:style-name="T15">in-<text:line-break/></text:span><text:span text:style-name="T3">telliges, si noveris, qui eundem bis deinceps pulsum ponat,<text:line-break/>nulla intercedente quiete fieri, unum eum totum aequalem<text:line-break/>pulsum effecturum. Itaque de novem connexionibus tres de-<text:line-break/>trahuntur, in,quibus non inaequalis jam pulsus, fed reddi-<text:line-break/>tur aequalis, vel caler, vel turdus, vel moderatus; id quod<text:line-break/>est ex tabella apertum. Nam fecundus , in ea et quartus </text:span><text:span text:style-name="T15">et<text:line-break/></text:span><text:span text:style-name="T3">nonus sunt aequales, celer secundus, tardus quartus, nonus<text:line-break/>moderatus.. Quod si qua est horum' ipsorum mutua inter se<text:line-break/>diversitas/luter, celerem et celerem, inter tardum et tardum,</text:span></text:p>
      <text:p text:style-name="P46"><text:span text:style-name="T27">rr </text:span><text:span text:style-name="T34">. </text:span><text:span text:style-name="T41">. </text:span><text:span text:style-name="T39">r</text:span><text:span text:style-name="T36"> </text:span><text:span text:style-name="T27">-j<text:tab/></text:span><text:span text:style-name="T35">v</text:span><text:span text:style-name="T27"> -</text:span></text:p>
      <text:p text:style-name="P5"><text:span text:style-name="T3">id in praesentia praetereatur, nimirum enim majorem ob-<text:line-break/>scuritatem afferret. Verum quasi iidern sint atque inter se<text:line-break/></text:span><text:span text:style-name="T15">pares, </text:span><text:span text:style-name="T3">nostra </text:span><text:span text:style-name="T15">oratio haec </text:span><text:span text:style-name="T3">instituatur.</text:span></text:p>
      <text:p text:style-name="P47"><text:span text:style-name="T3">1</text:span><text:span text:style-name="T15"><text:tab/></text:span><text:span text:style-name="T3">Celer<text:tab/>Tardus</text:span></text:p>
      <text:p text:style-name="P48"><text:span text:style-name="T3">2</text:span><text:span text:style-name="T15"><text:tab/></text:span><text:span text:style-name="T3">Celer<text:tab/>Celer</text:span></text:p>
      <text:p text:style-name="P49"><text:span text:style-name="T3">si </text:span><text:span text:style-name="T15">Celer<text:tab/></text:span><text:span text:style-name="T3">Moderatus</text:span></text:p>
      <text:p text:style-name="P50"><text:span text:style-name="T3">4'Tardus<text:tab/>Tardus</text:span></text:p>
      <text:p text:style-name="P51"><text:span text:style-name="T3">5</text:span><text:span text:style-name="T15"><text:tab/></text:span><text:span text:style-name="T3">Turdus<text:tab/>Celer</text:span></text:p>
      <text:p text:style-name="P49"><text:span text:style-name="T3">si Tardus .<text:tab/>Moderatus</text:span></text:p>
      <text:p text:style-name="P52"><text:span text:style-name="T3">7</text:span><text:span text:style-name="T15"><text:tab/></text:span><text:span text:style-name="T3">Moderatus<text:tab/>Tardus </text:span><text:span text:style-name="T27">--</text:span></text:p>
      <text:p text:style-name="P53"><text:span text:style-name="T3">8</text:span><text:span text:style-name="T15"><text:tab/></text:span><text:span text:style-name="T3">Moderatus<text:tab/>Celer</text:span></text:p>
      <text:p text:style-name="P49"><text:span text:style-name="T3">.9 Moderatus<text:tab/>Moderatus</text:span></text:p>
      <text:p text:style-name="P5"><text:span text:style-name="T3">Eadem ratione, si tribus positis inter se disparibus </text:span><text:span text:style-name="T36">mo-<text:line-break/></text:span><text:span text:style-name="T3">tibus, in singulis iis ternos pulsus commutatos committas,</text:span></text:p>
      <text:p text:style-name="P54"><text:span text:style-name="T3">vigintr septem numero formae, ernut, ex quibus tres necesse<text:line-break/>est, in aequalitatem recidant. Estque id etiam ipsum ex ta-<text:line-break/>bella planum.'<text:tab/></text:span><text:span text:style-name="T44">ssi-n;</text:span></text:p>
      <text:p text:style-name="P55"><text:span text:style-name="T3">i Celer<text:tab/>Celer<text:tab/>Tardus '</text:span></text:p>
      <text:p text:style-name="P55"><text:span text:style-name="T3">/2 Celer :<text:tab/>Celer<text:tab/>Celer </text:span><text:span text:style-name="T58">ί</text:span></text:p>
      <text:p text:style-name="P56"><text:span text:style-name="T6">3</text:span><text:span text:style-name="T50"><text:tab/></text:span><text:span text:style-name="T6">Celer<text:tab/>Celer</text:span><text:span text:style-name="T3"><text:tab/>Moderatus</text:span></text:p>
      <text:p text:style-name="P57"><text:span text:style-name="T3">4</text:span><text:span text:style-name="T15"><text:tab/></text:span><text:span text:style-name="T3">Celer;<text:tab/>Turdus,<text:tab/>Tardus'</text:span></text:p>
      <text:p text:style-name="P58"><text:span text:style-name="T6">5</text:span><text:span text:style-name="T15"><text:tab/></text:span><text:span text:style-name="T3">Celer 1<text:tab/>Tardur </text:span><text:span text:style-name="T44">•)<text:tab/></text:span><text:span text:style-name="T6">Celer </text:span><text:span text:style-name="T49">c-.-.</text:span></text:p>
      <text:p text:style-name="P59"><text:span text:style-name="T3">6</text:span><text:span text:style-name="T15"><text:tab/></text:span><text:span text:style-name="T3">Celer<text:tab/>Tardusal<text:tab/>Moderatus,</text:span></text:p>
      <text:p text:style-name="P60"><text:span text:style-name="T3">7</text:span><text:span text:style-name="T15"><text:tab/></text:span><text:span text:style-name="T3">Celer, q<text:tab/>Moderatus<text:tab/>Tardus </text:span><text:span text:style-name="T46">t</text:span><text:span text:style-name="T44">.</text:span></text:p>
      <text:p text:style-name="P61"><text:span text:style-name="T3">8</text:span><text:span text:style-name="T15"><text:tab/></text:span><text:span text:style-name="T3">Celer<text:tab/>Moderatus<text:tab/>Celer</text:span><text:span text:style-name="T36">,</text:span></text:p>
      <text:p text:style-name="P59"><text:span text:style-name="T3">9</text:span><text:span text:style-name="T15"><text:tab/></text:span><text:span text:style-name="T3">Celer<text:tab/>Moderatus<text:tab/>Moderatus </text:span><text:span text:style-name="T44">.</text:span></text:p>
      <text:p text:style-name="P62"><text:span text:style-name="T6">io</text:span><text:span text:style-name="T15"><text:tab/></text:span><text:span text:style-name="T3">Tardus’<text:tab/>.u.Celer.olst<text:tab/>Tardus </text:span><text:span text:style-name="T36">- </text:span><text:span text:style-name="T46">e</text:span></text:p>
      <text:p text:style-name="P55"><text:span text:style-name="T3">n Tardus<text:tab/>Celer</text:span><text:span text:style-name="T44">-iu<text:tab/>. </text:span><text:span text:style-name="T3">Celer. </text:span><text:span text:style-name="T36">• </text:span><text:span text:style-name="T44">,</text:span></text:p>
      <text:p text:style-name="P55"><text:span text:style-name="T3">ia Tardus<text:tab/>Celerob-<text:tab/>Moderatus</text:span></text:p>
      <text:p text:style-name="P63"><text:span text:style-name="T7">13 </text:span><text:span text:style-name="T3">Turdus </text:span><text:span text:style-name="T49">~'o</text:span><text:span text:style-name="T44"> </text:span><text:span text:style-name="T15">Tardus<text:tab/>Tardus</text:span></text:p>
      <text:p text:style-name="P64"><text:span text:style-name="T6">ii Tardus</text:span><text:span text:style-name="T3"> </text:span><text:span text:style-name="T36">. </text:span><text:span text:style-name="T44">ni’ w; </text:span><text:span text:style-name="T3">Turdus<text:tab/>Celer</text:span></text:p>
      <text:p text:style-name="P65"><text:span text:style-name="T53">ϊ5 </text:span><text:span text:style-name="T3">Tardus<text:tab/></text:span><text:span text:style-name="T15">Turdus<text:tab/></text:span><text:span text:style-name="T3">Moderatus</text:span></text:p>
      <text:p text:style-name="P66"><text:span text:style-name="T3">16</text:span><text:span text:style-name="T15"><text:tab/>Tardus<text:tab/></text:span><text:span text:style-name="T3">Moderatus<text:tab/></text:span><text:span text:style-name="T15">Tardus</text:span></text:p>
      <text:p text:style-name="P67"><text:span text:style-name="T15">17<text:tab/>Turdus<text:tab/>Moderatus<text:tab/></text:span><text:span text:style-name="T3">Celer</text:span></text:p>
      <text:p text:style-name="P68"><text:span text:style-name="T3">18</text:span><text:span text:style-name="T15"><text:tab/>Tardus<text:tab/></text:span><text:span text:style-name="T3">Moderatus<text:tab/>Moderatus</text:span></text:p>
      <text:p text:style-name="P67"><text:span text:style-name="T3">19</text:span><text:span text:style-name="T15"><text:tab/>Moderatus<text:tab/></text:span><text:span text:style-name="T3">Celer<text:tab/>Tardus</text:span></text:p>
      <text:p text:style-name="P69"><text:span text:style-name="T15">20<text:tab/></text:span><text:span text:style-name="T3">Moderatus<text:tab/>Celer<text:tab/>Celer</text:span></text:p>
      <text:p text:style-name="P65"><text:span text:style-name="T7">2ϊ </text:span><text:span text:style-name="T3">Moderatus<text:tab/>Celer<text:tab/>Moderatus</text:span></text:p>
      <text:p text:style-name="P65"><text:span text:style-name="T15">22 </text:span><text:span text:style-name="T3">Moderatus<text:tab/>* Tardus<text:tab/>Tardus</text:span></text:p>
      <text:p text:style-name="P65"><text:span text:style-name="T3">usi Moderatus<text:tab/>e Tardus<text:tab/>Celer</text:span></text:p>
      <text:p text:style-name="P65"><text:span text:style-name="T36">a4' </text:span><text:span text:style-name="T3">Moderatus<text:tab/>«-Tardus<text:tab/>Moderatus</text:span></text:p>
      <text:p text:style-name="P65"><text:span text:style-name="T3">u5 Moderatus<text:tab/>Moderatus<text:tab/>Turdus</text:span></text:p>
      <text:p text:style-name="P65"><text:span text:style-name="T3">26 Moderatus<text:tab/>Moderatus<text:tab/>Celer</text:span></text:p>
      <text:p text:style-name="P65"><text:span text:style-name="T3">isyModniatus<text:tab/>Moderatus<text:tab/>Moderatus</text:span></text:p>
      <text:p text:style-name="P6"><text:span text:style-name="T3">Itaque tres in his suut aequales, secundus in tabella.</text:span><text:span text:style-name="T15">et<text:line-break/></text:span><text:span text:style-name="T3">tertius decimus et vigesimus septimus. Celer quidem sccim-<text:line-break/>dus est; tardus tertius decimus, medius ultimus. Et jam<text:line-break/>alii duodecim pulsus in primam tabellam transeunt. Nam.<text:line-break/>primo primae tabellae duo fient similes, primus ac quartus<text:line-break/>alterius tabellae, hic tarditatis plus, ille celeritatis habens, et.<text:line-break/>tertio tertius et nonus, ille plus: obtinens celeritatis, hic<text:line-break/>mediocritatis. Quinto undecimus et quartus decimus, ille,<text:line-break/>majore celeritate, hic tarditate praeditus. Sexto decimus<text:line-break/>quintus atque decimus octavus, hic plus habens mediocri-<text:line-break/>tatis, ille tarditatis. Septimo vigesimus alter et vigesimus,<text:line-break/>quintus, hic mediocritate, ille tarditate excellens, Reliqui<text:line-break/>de secunda tabella duo octavo sunt primae tabellae similes,<text:line-break/>vigesimus et vigesimus sextus, hic mediocritate praestans,<text:line-break/>ille celeritate. Atque controversia hic fuerit, quod aliqui,<text:line-break/>si duo tantum diversi in distentione motus sint; tales in prio-</text:span></text:p>
      <text:p text:style-name="P6"><text:span text:style-name="T6">rem tabellam</text:span><text:span text:style-name="T3"> pulsus omnes referant; alii maguitudluum<text:line-break/>etiam rationem ducant, itaque illi si pares sint, in priore<text:line-break/>ponant; scd si alter duplus sit, in altera. Equidem si ma-<text:line-break/>gnopere ducerem ad rem pertinere hanc pugnam, darem<text:line-break/>operain ut dirimerem; verum quandoquidem tantum satis est<text:line-break/>declarasse,- interim.alterum motum majore spatio ferri, in-<text:line-break/>terim alterum, vel etiam utrumque ex aequo, hoc qui me-<text:line-break/>minerit, ut posthac, quid solet significare quisque addiscat,<text:line-break/>locet,-lu utralibet tabella praedictos pulsus licet. 'Nam duo-:<text:line-break/>decim alterius tabellae reliquos, qui prorsus simt inaequales,<text:line-break/>nihil cum,illis prioris tabellae consentire clarissimum est, in<text:line-break/>quibus ipsa est inaequalitas adscripta; non quin alii illi duo-<text:line-break/>decim, qui conveniunt cum prima tabella, inaequales sint;<text:line-break/>sunt enim; caeterum quod in ternis hi differentiis motuum<text:line-break/>aperta inaequalitate sint praediti, quum in binis differentiis<text:line-break/>eam habeant alii.. Sunt autem, si ordine a primo numeres,<text:line-break/>quintus, sextus, septimus, octavus, decimus, duodecimus.</text:span></text:p>
      <text:p text:style-name="P6"><text:span text:style-name="T3">decimus sextus, decimus septimus, decimus nonus, vigesi-<text:line-break/>mus primus, vigesimus tertius, vigesimus quartus.</text:span></text:p>
      <text:h text:style-name="Heading_20_2" text:outline-level="2">Cap. XVI.</text:h>
      <text:p text:style-name="P99"><text:span text:style-name="T3">Haec ego de his esse satis puto. Siqui-<text:line-break/>dern. ad reliquam jam et tertiam pulsuum una in parte aequa-<text:line-break/>lium differentiam redibimus, quos ut unum Archigenes de-<text:line-break/>scribit vocatque dicrotum. Sunt vero plures. Quot autem<text:line-break/>sint et quales, paulo post explicabimus, si expenderimus<text:line-break/>prius, de lllisne fit, qui ex arteriae una distentione constant,<text:line-break/>an duo sint continentes impares pulsus. Sed id perbelle<text:line-break/>judicare non est, nisi ad unguem; qui pulsus hic fit, teneamus;<text:line-break/>quem Archigenes dicrotum appellavit. Nam lu iis esse eum<text:line-break/>qui iterum tactum feriunt, plane liquet. Atqui intermitten-<text:line-break/>tes lu uuo ictu obtinent id ipsum. Et si solum quis ictum<text:line-break/>attendens,- duos pulsus censeat esse eum quibis feriat, in<text:line-break/>manifesto errore est; nam qui in una.distentione intermit-<text:line-break/>tunt, quanquam iterum feriunt, non dixeris duos pulsus esse,<text:line-break/>manifeste etenim lu illis destitutus motus continuitate, quiete'</text:span></text:p>
      <text:p text:style-name="P6"><text:span text:style-name="T3">interrumpitur media. Dicrotorum genus non item: scd, si*<text:line-break/>mulatque omnem distentionem effecit, se paulisper subducit<text:line-break/>ac </text:span><text:span text:style-name="T36">mox </text:span><text:span text:style-name="T3">pullat iterum, ut lutermittentiunr quies media ictus<text:line-break/>intercipiat; dicroti contractio, vel congressus, vel reditus,<text:line-break/>vel ut libet appellere. Idcicco quidam duos pulsus esse di-<text:line-break/>crotunr, non unum autumant, Hoc affirmabunt illi potissi-<text:line-break/>murn qui arteriae contractionem non animadvertunt, sed </text:span><text:span text:style-name="T36">ex<text:line-break/></text:span><text:span text:style-name="T3">ictu ajunt pulsum et intervallo constare, lidern enim ab ar-<text:line-break/>teriae primo occursu fieri brevem quietem contendunt, sub<text:line-break/>quam alterum occursum, atque crebritate dicent eum pulsum<text:line-break/>inaequalem esse. Nam qui impar habent, quod ictus </text:span><text:span text:style-name="T36">divi-<text:line-break/></text:span><text:span text:style-name="T3">dit, intervallum, hos crebritate inaequales vocant, ut </text:span><text:span text:style-name="T36">dice-<text:line-break/></text:span><text:span text:style-name="T3">mus paulo inferius. Quin nunc etiam, quod distabunt, vel<text:line-break/>horum sententia ab intermittentibus iu una distentione </text:span><text:span text:style-name="T36">pul-<text:line-break/></text:span><text:span text:style-name="T3">sus dicroti, sariemus; ut demonstremus, et quod ponunt </text:span><text:span text:style-name="T36">illi,<text:line-break/></text:span><text:span text:style-name="T3">contractionem non posse sentiri, dabimus; nam ut hoc </text:span><text:span text:style-name="T36">cou-</text:span></text:p>
      <text:p text:style-name="P6"><text:span text:style-name="T3">cedatur, quin arteria ab intervallis non rideatur sc efferre<text:line-break/>paribus, non negaveris certe. Jam in intermittentibus hoc<text:line-break/>perspicuum plane est; etenim inferne arteria nonnunquam<text:line-break/>auspicata motum, mox sunulatque destiterit moveri, initium<text:line-break/>iterum facit alterius motus, ubi prior desiit. Dicroti vero<text:line-break/>non ita pulsant, sed manifeste ex altiore profunditate et, in-<text:line-break/>tervallo majore prior motus ridetur cieri atque ludidem con-<text:line-break/>tinenter alter- Hanc ergo ab illis assensionem expressimus,<text:line-break/>non esse perinde lu una distentione pulsum intermittere ac<text:line-break/>bis, ut dicrotus facit, ferire. At induci illi tamen inviti,<text:line-break/>ut in uno ictu luaeqnales appellent dicrotus, non possunt.<text:line-break/>Defendent enim binorum ictuum sentiri aperte, nec magni-<text:line-break/>tudinem parem, nec tempus, imo nec robur quidem. Et<text:line-break/>pauco tempore dicent secundum excipere priorem, Atque<text:line-break/>admittent luaequalem illi quidem esse hunc pulsum, non uno<text:line-break/>iu ictu tamen; sed differentias huic inaequalitatis, crebrita-</text:span></text:p>
      <text:p text:style-name="P6"><text:span text:style-name="T3">tis et parvitatis et contentionis accommodabunt. Qui con-<text:line-break/>tractionem autem sentiunt, desciscere hi manifeste </text:span><text:span text:style-name="T6">a</text:span><text:span text:style-name="T3"> colle-<text:line-break/>ctiva, quam vocant, inaequalitate dicrotum animadvertunt.<text:line-break/>Nam ista res infler habet geminorum ad incudem malini<text:line-break/>ictuum, quum ex multo intervallo prior incutitur, valideque<text:line-break/>pulsat, secundus porro, quum quasi resultat ab incude malo<text:line-break/>leus, non ita multum, reriditque in eam non ita ut antea;<text:line-break/>valenter et brevi intervallo. Ex eodem genere sunt dicroti;<text:line-break/>nam arteria in occursu quasi repellitur, moxque redit. Quod<text:line-break/>autem prae caeleris pulsuum dicrotorum clarissime naturam<text:line-break/>doceat et a collectiva inaequalitate sejungat, genus est reces-<text:line-break/>ius. Neque enim'tum arteria contrahitur, sed quasi con-<text:line-break/>culeretur, occidit; cujus delapsum a primae distentionis<text:line-break/>termino nulla dirimit manifesta quies; ut animadvertiturlu<text:line-break/>contractione: fied fininiatque attolli destitit, recedit, atque<text:line-break/>illa paulisper vibrala, mox occurrit iterum; id quod etiam</text:span></text:p>
      <text:p text:style-name="P6"><text:span text:style-name="T3">vi tractis ramis</text:span><text:span text:style-name="T15">, </text:span><text:span text:style-name="T3">inde dimissis, accidit, qui quidem conten-<text:line-break/>dunt ad pristinum locum: ubi non statirn resistunt tamen, scd<text:line-break/>eodem, unde abierunt, revertuntur. Neque vero aequum<text:line-break/>sumunt ac antea lutervallum, scd longe minus, iterumque ab<text:line-break/>hoc termluo ad propriam sedem se conserunt, iterumque re-<text:line-break/>cedunt et redeunt et tertio </text:span><text:span text:style-name="T15">et </text:span><text:span text:style-name="T3">quarto et saepius</text:span><text:span text:style-name="T15">, </text:span><text:span text:style-name="T3">dum redi-<text:line-break/>tum paulatim imminuendo ad absolutam aliquando evadant<text:line-break/>quietem. Tale etiam quid lu dicrotis pulsibus motui arte-<text:line-break/>riae usu venit. Ego itaque non jam semel vidi, reversum<text:line-break/>suisse, scd iterum aliquando. Et breviter vibrari omnino<text:line-break/>motum oportet pulsus dicroti, ut in ipso primo ictu veluti<text:line-break/>evecta atque ex universo loco arteria demigrans potius effe-<text:line-break/>ratur quam distendatur; hujuscemodi enim sunt vibrati.<text:line-break/>Quod' illis, ubi cum vi aliqua accidit, partes arteriae aliter &lt;<text:line-break/>atque aliter moventur; / ut verbi’ gratia, prima, secunda,<text:line-break/>tertia et frequenter quarta et quinta ejus pars attollatur et</text:span></text:p>
      <text:p text:style-name="P44"><text:span text:style-name="T3">delabatur." Ilaque fit aliquando ut uno eodemque tempore<text:line-break/>hae partes attolli, decidere illae appareant. Quae forma<text:line-break/>quum dicrotorum pulsuum sit, differentiae in illis omnibus;<text:line-break/>quae retulimus, generibus erunt, plenitudinis, duritiei,. ma-<text:line-break/>gnitudiuis, vehementiae, celeritatis et contrariorum.; tam<text:line-break/>in ipso primo motu, quam in reditu a discessu. Nam ma-<text:line-break/>gnus potest et non magnus, et vehemens et non vehemens, et<text:line-break/>celer et non celer, et aliarum quarumlibet specierum altera<text:line-break/>esse, etiam vel aequalis, vel inaequalis; quae certe commu-<text:line-break/>tationes multas species constituunt dicrotorum pulsuum.<text:line-break/>Hae dicrotorum pulsuum lu una distentione sunt, luaequa-<text:line-break/>litate unam partem oocupante differentiae.<text:tab/></text:span><text:span text:style-name="T27">rn ...</text:span></text:p>
      <text:h text:style-name="Heading_20_2" text:outline-level="2">Cap. XVII.</text:h>
      <text:p text:style-name="P99"><text:span text:style-name="T3">Jam ad inaequalitatem diversarum par-<text:line-break/>tium transeamus, ejusque explicemus omnes differentias ac<text:line-break/>primas duas, juxta quas aut continuus est motus,, aut luter-<text:line-break/>cisus aliqua ex parte; alias singulares, ex harum'divisione<text:line-break/>genitas. Nam continuus aut est aequalis, aut inaequalis;</text:span></text:p>
      <text:p text:style-name="P6"><text:span text:style-name="T41">. </text:span><text:span text:style-name="T36">r </text:span><text:span text:style-name="T48">, ,</text:span></text:p>
      <text:p text:style-name="P5"><text:span text:style-name="T3">Docuimus enim qua ratione aequalis fiat et inaequalis inae-<text:line-break/>qualitas. Aequalis itaque vel remittatur celeritas, vel in-<text:line-break/>crescat </text:span><text:span text:style-name="T15">a </text:span><text:span text:style-name="T3">primo sex modis necesse est, uti paulo ante de-<text:line-break/>claravimus. .inaequalis sunt plures differentiae, pro pulsus<text:line-break/>magnitudine longa, vel brevi, vel moderata. Namque duo-<text:line-break/>bus digitis </text:span><text:span text:style-name="T15">si </text:span><text:span text:style-name="T3">motus occurrat, sex differentiae exissent; si<text:line-break/>tribus, quatuor et viginti; si quatuor, septuaginta octo. At<text:line-break/>quemadmodum si occurrat duobus digitis, erunt necessario<text:line-break/>fex differentiae; si tribus, vigintiquatuor; duae illae supe-<text:line-break/>rius delineatae tabellae planum faciunt. Jam quanam </text:span><text:span text:style-name="T6">ra-<text:line-break/>tione,</text:span><text:span text:style-name="T3"> .si quatuor etiam, octo et septuaginta fient, assequeris,<text:line-break/>si prius perspexeris quatuor rerum quarumlibet, quarum<text:line-break/>ternas singulae diflerentias assecutae sint, conjugationes ne-<text:line-break/>cesse esse, numero ut .octoginta una sint. Neque est difficile<text:line-break/>hoc luventu, modo noris eorum quae tres differentias ha-<text:line-break/>bent, conjugationes esse viginti septem. Si jam quartum<text:line-break/>accedat, cui tres sint differentiae, unam et octoginta numero</text:span></text:p>
      <text:p text:style-name="P6"><text:span text:style-name="T3">ratio postulat esse. Quibus si tres, quae creant aequales<text:line-break/>pulsus, eripias,. reliqui quidem septuaginta octo erunt. Ita-<text:line-break/>que ex ante descriptis duabus tabessis conflet, horum vigniti-<text:line-break/>quatuor quosdam primis sex suturos similes, atque illorum<text:line-break/>octo et septuaginta, his vigintiquatuor. Praeterea ut in illis,<text:line-break/>et item quoque in nis duae erunt sectae, ut hi convenire<text:line-break/>existiment inter'se tabellas, illi secus.</text:span></text:p>
      <text:h text:style-name="Heading_20_2" text:outline-level="2">Cap. XVIII.</text:h>
      <text:p text:style-name="P99"><text:span text:style-name="T3">Restat nunc ut differentias recenseamus<text:line-break/>motus interrupti. Erunt autem primae quatuor, quarum<text:line-break/>singularum complures, atque quatuor in hunc modum. Aut<text:line-break/>primus et tertius digitus motum sentiunt, non secundus au-<text:line-break/>tem et quartus, aut primus et tertius et quartus, at non fe-<text:line-break/>cundus, aut primus,- secundus, quartus, non tertius tamen,<text:line-break/>aut primus atque quartus, secundus et tertius minime.<text:line-break/>Quum primus et tertius duntaxat sentiunt, novem in singu-<text:line-break/>lis. generibus differentiae fiunt pulsuum, ubi vero primus et</text:span></text:p>
      <text:p text:style-name="P70"><text:span text:style-name="T3">tertius et quartus, viginti </text:span><text:span text:style-name="T15">septem: </text:span><text:span text:style-name="T3">totidem, quum primus,<text:line-break/>secundus et quartus, quum primus et quartus, novem. At-<text:line-break/></text:span><text:span text:style-name="T17">qui </text:span><text:span text:style-name="T3">lingularum apertus est. numerus ex viis rationibusque<text:line-break/></text:span><text:span text:style-name="T17">ante </text:span><text:span text:style-name="T3">traditis. </text:span><text:span text:style-name="T17">• </text:span><text:span text:style-name="T3">Haec est jam etiam inaequalitatis </text:span><text:span text:style-name="T17">divisio, </text:span><text:span text:style-name="T3">quae<text:line-break/></text:span><text:span text:style-name="T17">diversis </text:span><text:span text:style-name="T3">lu partibus fit. Commiscentur porro </text:span><text:span text:style-name="T17">variis </text:span><text:span text:style-name="T3">modis<text:line-break/></text:span><text:span text:style-name="T17">ambae </text:span><text:span text:style-name="T3">inter se primae differentiae, </text:span><text:span text:style-name="T17">ut </text:span><text:span text:style-name="T3">non jam diversas </text:span><text:span text:style-name="T17">tan-<text:line-break/>tum </text:span><text:span text:style-name="T3">partes, verum etiam lingulas teneat luaequalitas. Jam<text:line-break/></text:span><text:span text:style-name="T17">vero </text:span><text:span text:style-name="T3">si quis unius generis congruas differentias cum. alterius<text:line-break/></text:span><text:span text:style-name="T17">confundere </text:span><text:span text:style-name="T3">volet, nec id laboris, dum.omnes </text:span><text:span text:style-name="T17">connexueiit,<text:line-break/>deprecabitur, </text:span><text:span text:style-name="T3">operam non luserit Equidem </text:span><text:span text:style-name="T17">censec,. </text:span><text:span text:style-name="T3">nisi<text:line-break/></text:span><text:span text:style-name="T17">haec </text:span><text:span text:style-name="T3">obiter quae hactenus sunt tradita, per curreris, • </text:span><text:span text:style-name="T17">id nullo<text:line-break/></text:span><text:span text:style-name="T20">te </text:span><text:span text:style-name="T6">negotio consequuturum.</text:span><text:span text:style-name="T3"> • Hac ratione inaequalitates mo-<text:line-break/></text:span><text:span text:style-name="T17">tus </text:span><text:span text:style-name="T3">lu una distentione omnes didiceris. </text:span><text:span text:style-name="T17">:<text:tab/></text:span><text:span text:style-name="T27">... .</text:span></text:p>
      <text:h text:style-name="Heading_20_2" text:outline-level="2">Cap. XIX.</text:h>
      <text:p text:style-name="P99"><text:span text:style-name="T17">At </text:span><text:span text:style-name="T3">vero inaequalitas quantitatis </text:span><text:span text:style-name="T17">disten-<text:line-break/>tionis, </text:span><text:span text:style-name="T3">diversas quidem arteriae partes occupans, </text:span><text:span text:style-name="T17">quum </text:span><text:span text:style-name="T3">ani-<text:line-break/></text:span><text:span text:style-name="T17">madvertitur. </text:span><text:span text:style-name="T3">crebro., tum percipitur facillime et interrupta<text:line-break/></text:span><text:span text:style-name="T17">ercontinua,. </text:span><text:span text:style-name="T3">aequaliter .et inaequaliter.De, quo genere qui</text:span></text:p>
      <text:p text:style-name="P71"><text:span text:style-name="T3">decurtati vocantur, lu una distentione sunt, et illi etiam qui<text:line-break/>ab aliquibus innuentes et circumnuentes appellantur. In<text:line-break/>una vero arteriae parte non recipiat hujus generis inaequa-<text:line-break/>litatem unus pulsus, quod priusquam finem motus attingat,<text:line-break/>nequaquam liqueat magnitudo: caeterum quo innotescat,<text:line-break/>hoc unum pulsuum genus requirit finem. Num vehemen-<text:line-break/>tiam, dum movetur arteria atque celeritatem et duritiem ho-<text:line-break/>ecmque contraria et media cognoscas, magnitudinis et par-<text:line-break/>vitatis differentiam, nisi jam moveri arteria destiterit, non<text:line-break/>possis. Nam simul ut destitit, quantus est pulsus, apertum<text:line-break/>est; antea incertum etiam erat, quousque moveretur. Qui<text:line-break/>'fieri igitur potest, ut una efficiat pars inaequalem lu hoc ge-<text:line-break/>nere pulsum? Qui enim quo cognoscatur, quis sit, postu-<text:line-break/>lat motus exitum, hic in motu etiamnum quomodo perspi-<text:line-break/>ciatur ?</text:span></text:p>
      <text:h text:style-name="Heading_20_2" text:outline-level="2"><text:span text:style-name="T4">C</text:span><text:span text:style-name="T3">ap. XX.</text:span></text:h>
      <text:p text:style-name="P100"><text:span text:style-name="T3">Inaequalitas vero vitalis roboris eandem<text:line-break/>distributionem ac luaequalitas motus, habet. Narn </text:span><text:span text:style-name="T36">aut ean&gt;-</text:span></text:p>
      <text:p text:style-name="P72"><text:span text:style-name="T3">dem partem, aut distinctas tenet;' eandem tribus modis,<text:line-break/>aut interrupto motu, aut perpetuo, aut dicroto</text:span><text:span text:style-name="T11">1</text:span><text:span text:style-name="T3">; ‘distinctas<text:line-break/>bifariam, vel continuo motu, vel interciso. Singulorum<text:line-break/>praeterea horum generum totidem sunt singulares' diffe-<text:line-break/>rentiae, quot motus. Quin'commisceri etiam </text:span><text:span text:style-name="T17">positas </text:span><text:span text:style-name="T3">una<text:line-break/></text:span><text:span text:style-name="T17">in parte </text:span><text:span text:style-name="T3">inaequalitates necesse est, ut illas, quaein'diver-<text:line-break/></text:span><text:span text:style-name="T17">fis </text:span><text:span text:style-name="T3">fiunt.</text:span><text:span text:style-name="T17">"<text:tab/>'<text:tab/>. -<text:tab/></text:span><text:span text:style-name="T27">•</text:span></text:p>
      <text:p text:style-name="P73"><text:span text:style-name="T27">'<text:tab/>'r'-;<text:tab/></text:span><text:span text:style-name="T17">.' .<text:tab/>; </text:span><text:span text:style-name="T27">or.n </text:span><text:span text:style-name="T17">.<text:tab/></text:span><text:span text:style-name="T27">_ • i’:-i ‘<text:tab/></text:span><text:span text:style-name="T17">•</text:span></text:p>
      <text:h text:style-name="Heading_20_2" text:outline-level="2">Cap. XXI.</text:h>
      <text:p text:style-name="P99"><text:span text:style-name="T3">Sed</text:span><text:span text:style-name="T9">;</text:span><text:span text:style-name="T3">inaequalitas corporis arteriae, ex<text:line-break/></text:span><text:span text:style-name="T17">qua pulsur aut inoIIis </text:span><text:span text:style-name="T3">autdmms redditur, lu </text:span><text:span text:style-name="T17">una. </text:span><text:span text:style-name="T3">quidem<text:line-break/></text:span><text:span text:style-name="T17">non potest, </text:span><text:span text:style-name="T3">per </text:span><text:span text:style-name="T17">tu fieri; , </text:span><text:span text:style-name="T3">in diversis fieri duobus modis vide-<text:line-break/></text:span><text:span text:style-name="T17">tur, notralter </text:span><text:span text:style-name="T3">ac.inaequalitas^motusec roboris, ut </text:span><text:span text:style-name="T17">apt </text:span><text:span text:style-name="T3">con-<text:line-break/></text:span><text:span text:style-name="T26">.tinnusnuonis.su,;, </text:span><text:span text:style-name="T17">aut intercisu^. Quo fit </text:span><text:span text:style-name="T3">ut et </text:span><text:span text:style-name="T17">differentiae<text:line-break/>hujns.generis sint eaedem alque </text:span><text:span text:style-name="T3">praedictae.lliorum. </text:span><text:span text:style-name="T17">J Verum<text:line-break/>arteriae pars </text:span><text:span text:style-name="T3">una </text:span><text:span text:style-name="T17">non|</text:span><text:span text:style-name="T3">potest'.initio esse distentionis mollis,<text:line-break/></text:span><text:span text:style-name="T17">dura in.pfine,</text:span><text:span text:style-name="T27">, </text:span><text:span text:style-name="T17">apt. </text:span><text:span text:style-name="T3">contra, primo, </text:span><text:span text:style-name="T17">dura,, </text:span><text:span text:style-name="T3">lu exitu niollis-</text:span></text:p>
      <text:p text:style-name="P74"><text:span text:style-name="T3">Quare hactenus quidem, .ab hoc. pulsuum genere duritiei<text:line-break/>et mollitiei duo genera dissident priora, motus et conten-<text:line-break/>tionis. </text:span><text:span text:style-name="T17">•<text:tab/></text:span><text:span text:style-name="T27">...<text:tab/>,</text:span></text:p>
      <text:h text:style-name="Heading_20_2" text:outline-level="2">Cap. XXII.</text:h>
      <text:p text:style-name="P99"><text:span text:style-name="T3">Porro pulsirum genus quod efficit iususa<text:line-break/>materia in arteriae cavitatem, lu quo plenus et vacuus </text:span><text:span text:style-name="T17">est,<text:line-break/></text:span><text:span text:style-name="T3">easdem habet quaestiones ac superius</text:span><text:span text:style-name="T15">, </text:span><text:span text:style-name="T3">quod quantitate con-<text:line-break/>stabat distentionis; ridebitur enim hic quoque obtinere di-<text:line-break/>versas partes posse in uno pulsu luaequalitas, eundem non<text:line-break/>poste. - Sed postulat genus totum hoc pulsuum. prolixam<text:line-break/>orationem neque est ltujus Ioni; in commentariis de pulsibus<text:line-break/>dignoscendis' explicabitur. Jam etiam longiore tractatu<text:line-break/>opus est ad tertiam notionem plenitudinis; cujus quum alii<text:line-break/>quidam tum Archigenes auctor est. Prolude'hoc quoque<text:line-break/>in aliud tempus rejiciamus. Adhuc tamen dictis tantum ad-<text:line-break/>jiciamus, lude ad reliqua'proficiscamur. </text:span><text:span text:style-name="T27">"-~</text:span><text:span text:style-name="T29">a</text:span><text:span text:style-name="T27"> -</text:span></text:p>
      <text:h text:style-name="Heading_20_2" text:outline-level="2">Cap. XXI<text:span text:style-name="T59">II</text:span>.</text:h>
      <text:p text:style-name="P99"><text:span text:style-name="T3">Quia eVidentiuslu </text:span><text:span text:style-name="T17">arteriae sede febris<text:line-break/></text:span><text:span text:style-name="T3">calor qualis sit, quam si aliam tangas partem, cognoscitur,</text:span></text:p>
      <text:p text:style-name="P75"><text:span text:style-name="T3">ideo quibusdam probabatur inter alia hoc etiam geitus pus-<text:line-break/>fnurn referri, quo caloris noscimus qualitatem; cujus quia<text:line-break/>dem generis aequalitas </text:span><text:span text:style-name="T15">et </text:span><text:span text:style-name="T3">inaequalitas versantur lu una dis-<text:line-break/>tentione, ac inaequalisatis erunt 'differentiae, prima, tum<text:line-break/>quae diversas.partes., tum quae singulas tenet, quas iterum<text:line-break/>si ex praedictis viis et rationibus sedes, alterae </text:span><text:span text:style-name="T6">p</text:span><text:span text:style-name="T3">articulares<text:line-break/>plures</text:span><text:span text:style-name="T36">.</text:span></text:p>
      <text:h text:style-name="Heading_20_2" text:outline-level="2">Cap. XXIV.</text:h>
      <text:p text:style-name="P99"><text:span text:style-name="T3">Aliud genus est uno in pulsu inaequali-<text:line-break/>tatis, </text:span><text:span text:style-name="T6">nec</text:span><text:span text:style-name="T3"> ullum dicturum pulsuum amplectitur hoc, quod a<text:line-break/>sede arteriae proficiscitur. Siquidem est quum pars ejus<text:line-break/>dextrorsum,, pars deflectatur finistrorinm, alia etiam pars<text:line-break/>sursum,. alia deorsum; quod accidit aut in duobus locis, aut<text:line-break/>pIuribus. Est autem hoc specie .finitimum distentionis in-<text:line-break/>aequalitati quantitatis, quae, ut sunt distinguenda, lu libris<text:line-break/>de pulsibus dignoscendis explicatus.</text:span></text:p>
      <text:h text:style-name="Heading_20_2" text:outline-level="2">Cap. XXV.</text:h>
      <text:p text:style-name="P99"><text:span text:style-name="T3">Aliud item luaequalitatis unius pulsus<text:line-break/>genus est quod vocatur undosum: quod quale sit, abunde</text:span></text:p>
      <text:p text:style-name="P6"><text:span text:style-name="T3">declarat ipsum nomen;; -Nihil causae' est tamen qnin quo<text:line-break/>res, evadat apertior'; aliquid'et nos dicamus. .Non videtur<text:line-break/>simul: arteria ineainaequalitate distendi universa, sed </text:span><text:span text:style-name="T17">primo<text:line-break/></text:span><text:span text:style-name="T3">prima ejus pars, deinde’secunda, mox tertia, 'ab hac </text:span><text:span text:style-name="T17">quarta;<text:line-break/></text:span><text:span text:style-name="T3">neque id temere tamen </text:span><text:span text:style-name="T17">,; </text:span><text:span text:style-name="T3">scd cum elevatione quadam undosa,<text:line-break/>altera unda semper.priorem excipiente. Neque vero ab </text:span><text:span text:style-name="T17">ini.<text:line-break/></text:span><text:span text:style-name="T3">terrupto motu, quid hoc gemis absit, ullius est negotii de-<text:line-break/>prehendere ; nam prioris partis ' arteriae distentionem se-<text:line-break/>cundae consequitur, ut lutercedat pars' a motu libera nulla ;<text:line-break/>verum propemoduin quieti similis est undarum sinis, at </text:span><text:span text:style-name="T17">non<text:line-break/></text:span><text:span text:style-name="T3">reperias tamen ullam, partem, prorsus quiescere, nam </text:span><text:span text:style-name="T17">quae<text:line-break/></text:span><text:span text:style-name="T3">motus connectunt in altu, veluti undosos aestus, non </text:span><text:span text:style-name="T17">illae<text:line-break/></text:span><text:span text:style-name="T3">quidem prorsus immotae', sed brevem certe quendarn </text:span><text:span text:style-name="T17">reti-<text:line-break/></text:span><text:span text:style-name="T3">nent motum. A vermiculante hicpulsus magnitudine.</text:span><text:span text:style-name="T17">differt.<text:line-break/></text:span><text:span text:style-name="T3">Etenim maximum undosum si suigas perpetuo mluui, </text:span><text:span text:style-name="T17">tam pu-<text:line-break/></text:span><text:span text:style-name="T3">sillum invenies' aliquando iedditum, ut undosus </text:span><text:span text:style-name="T17">'sit, an vermi-<text:line-break/>culans </text:span><text:span text:style-name="T3">jam, dubites; nequeonim.qualitas eos, scd </text:span><text:span text:style-name="T17">quantitas</text:span></text:p>
      <text:p text:style-name="P6"><text:span text:style-name="T3">disjungit.. Est utrique tamen quiddam commune atque fpe-<text:line-break/>ciebus eorum omnibus, aliquid etiam proprium utrlusque.,<text:line-break/>Commune, unde nomen uterque invenit, undoso, exurgere<text:line-break/></text:span><text:span text:style-name="T17">quasi </text:span><text:span text:style-name="T3">undas lu arteria alteram ali altera; vermiculanti, ver-<text:line-break/>mis assimilem esse gressui, quod ipsum etiam animal in mo-<text:line-break/>dum undarum movetur, nt Democritus quodam loco dicit,<text:line-break/>ubi de iis verba facit quae in modum undarum progrediun-<text:line-break/></text:span><text:span text:style-name="T17">tur. ’ </text:span><text:span text:style-name="T3">Initium fluctuationis perspicuum est superne semper<text:line-break/></text:span><text:span text:style-name="T17">esse </text:span><text:span text:style-name="T3">et ad arteriae fines terminari. Atque hoc est connumre.<text:line-break/>Differentiae vero eorum hoc modo speciatim fiunt. </text:span><text:span text:style-name="T6">Qui-<text:line-break/>busdam</text:span><text:span text:style-name="T3"> recta fertur unda, quibusdam in obliquum deflectit<text:line-break/>Quidam etiam brevi longitudine habent lusignem altitudinem,<text:line-break/></text:span><text:span text:style-name="T17">sunt </text:span><text:span text:style-name="T3">contra qui longiores, . altitudluem humilem, aliqni la-<text:line-break/></text:span><text:span text:style-name="T17">tam , </text:span><text:span text:style-name="T3">nonnulli angustam, alii etiam pari celeritate praediti,<text:line-break/></text:span><text:span text:style-name="T17">alii </text:span><text:span text:style-name="T3">secus. Et roboris etiam haec unda plus, illa habet mi-<text:line-break/></text:span><text:span text:style-name="T17">nus. </text:span><text:span text:style-name="T3">luterim simul omnium est istarum differentiarum lu-</text:span></text:p>
      <text:p text:style-name="P6"><text:span text:style-name="T3">aequalitas. Sed enim de nulla alia commemoratarum in-<text:line-break/>aequalitatum et habent • utrique hi, tum 'undosi tum vermi-<text:line-break/>culantes; ut tales sint ex sola .distentionis inaequalitate, quan-<text:line-break/>titatis. Una enim haec inaequalitas,, adjuncto sibi, ut.par-<text:line-break/>tiurn motus alter antevertat, alter cunctetur, hujuscemodi<text:line-break/>pulsus gignit. Quo fit ut sics constituant inaequales quan-<text:line-break/>titate lu diversis partibus et illi, qui non habent omnes -simul<text:line-break/>partes motas. Atlanren haec inaequalitas haud dum est sola<text:line-break/>inventa, ut prior arteriae pars prae caeteris videretur mo-<text:line-break/>veri, quum autem incidat,- omnino aliarum cum illa aliqua,<text:line-break/>quas ante commemoravimus, complicata est. Nam quod<text:line-break/>dicit Erasistratus, semper priorem moveri prius rideri, sen-<text:line-break/>sus non probat. , Imo vero ’ longe aliud,, ille, adductus suo<text:line-break/>dogmate </text:span><text:span text:style-name="T6">in -re aperta mentitur.</text:span><text:span text:style-name="T3"> Sicut alia item multa<text:line-break/></text:span><text:span text:style-name="T6">commenta,</text:span><text:span text:style-name="T3"> multi qui pro placitis propugnant, pro testatis<text:line-break/>prodiderunt, quae'ne per somnium quidem visa imquam<text:line-break/>sunf.</text:span></text:p>
      <text:h text:style-name="P2" text:outline-level="2">Cap. XXVI.</text:h>
      <text:p text:style-name="P99"><text:span text:style-name="T3">Jam </text:span><text:span text:style-name="T15">vero ut </text:span><text:span text:style-name="T3">undoso pulsui succedit<text:line-break/>vermiculans imminuto, ita formicans vermiculanti, quum<text:line-break/>motibus amissis 'multis in urium eumque prorsus parvum ter-<text:line-break/>minet. Quocirca nec inaequalem omnino dicas, quanquam<text:line-break/>esse ex genere verisimile est inaequalium, sed inaequalitas,<text:line-break/>propter exiguitatem, latet. Nomen luvenit hic formicans a<text:line-break/>similitudine, quac fibi cum animante est formica, ut quidam<text:line-break/>volunt, parvitatis; ut alii, speciei motus ; &lt;ut hic sit nomlua-<text:line-break/>tus eadem ratione ac vermiculans et caprizans: quum illi<text:line-break/>enim </text:span><text:span text:style-name="T6">a</text:span><text:span text:style-name="T3"> similitudine motus, quae ipfis cum animalibus quorum<text:line-break/>habent -cognomen 'intercedit, sint nomen sortiti, tum ipse<text:line-break/>hic formicans. Sunt qui propter utrumque sic ajunt appel-<text:line-break/>lari eum, et quod parvus est et ob speciem motus. Nos de<text:line-break/>nis non-contendemus, at formicans qualis sit,' explicabimus.<text:line-break/>Est inire parvus, quo haud est minor alius, juxtaque langui-<text:line-break/>dissimus plane ac creberrimus, non tamen, ut quibusdam vi-<text:line-break/>sus est, celer. At lu libris de dignoscendis pulsibus hoc de-</text:span></text:p>
      <text:p text:style-name="P6"><text:span text:style-name="T3">monstrabitur. Nunc si reliquam partem differentiarum pul-<text:line-break/>suum in una distentione inaequalium addiderimus, ad alios<text:line-break/></text:span><text:span text:style-name="T6">nos</text:span><text:span text:style-name="T3"> conseremus.</text:span></text:p>
      <text:h text:style-name="Heading_20_2" text:outline-level="2">Cap. XXVII.</text:h>
      <text:p text:style-name="P99"><text:span text:style-name="T3">Supersunt autem vibrati et convulsi vi,<text:line-break/>qui hactenus quidem sunt inter se similes, quod unum locum<text:line-break/>arteris non teneat, sed sursum agitetur atque deorsum, na-<text:line-break/>turali sede deserta. Distant tamen vel hoc ipso</text:span><text:span text:style-name="T15">, </text:span><text:span text:style-name="T3">quod non<text:line-break/>adeo is affectus in convulsivos cadat, iu vibratos magnopere<text:line-break/>et admodum perspicue: jam etiam quatenus ex terminis<text:line-break/>utrisque retrahi conteudique et convelli ridentur convulfivi,<text:line-break/>vibrati omni isto vacant. Ad haec, magna frequenter est<text:line-break/>.ibratis distentio, parva semper convulfivis. Et partes </text:span><text:span text:style-name="T6">ar-<text:line-break/>teriae</text:span><text:span text:style-name="T3"> quaedam superiora petere, quaedam demitti uno eo-<text:line-break/>demque tempore aperte lu vibratis conspiciuntur; convul-<text:line-break/>sivis vero id perpaucis et obscure accidit. Breviter,. sentias<text:line-break/>veluti fidem quandam intensam lu pulsu convulsivo, quae</text:span></text:p>
      <text:p text:style-name="P6"><text:span text:style-name="T3">illi res cum nullo alio convenit</text:span><text:span text:style-name="T15">; </text:span><text:span text:style-name="T3">in vibratis nihil tale ani-<text:line-break/>madvertas. Maxime enim jaculis motum eorum quae ma-<text:line-break/>gna ni emissa, celeri 'impetu vibrantur, assimiles; nam ita<text:line-break/>crebram illam et inaequalem concussionem appellant: qua<text:line-break/>quidem convulfivi curent Omnes autem hosce pulsus qui<text:line-break/>praeter quinque illa prima genera in una distentione inae-<text:line-break/>qualessunt, duorum accessio horum constituit, quae sunt<text:line-break/>genus inaequalitatis in arteriae sede et quum maturius aut<text:line-break/>serius motum partes auspicantur. Primum quidem horum<text:line-break/>illum qui inaequalis est, quod sedem partium commutet, hoc<text:line-break/>ipsum solum,: caeteros quum hoc tum aliae quaedam in-<text:line-break/>aequalitatum' adjunctae differentiae primorum quinque gene-<text:line-break/>rum. Compositae eUim tam notiones horum, quam gene-<text:line-break/>rationes sunt, undosi, vermiculantis,vibrati, • convulsit:.<text:line-break/>Formicans autem luaequalis quidem, ut diximus, est, / non<text:line-break/>videtur tamen. •</text:span></text:p>
      <text:h text:style-name="P2" text:outline-level="2">Cap. XXVlll.</text:h>
      <text:p text:style-name="P99"><text:span text:style-name="T3">Et.qui pulsus caprizans ab Heroplnlo<text:line-break/></text:span><text:span text:style-name="T17">est </text:span><text:span text:style-name="T3">appellatus, est ille de inaequalibus in uno pulsu; com-<text:line-break/>pofitus item est, .utriusque expers.quae, primis quinque ge-<text:line-break/>neribus adjuncta erat, inaequalitatis, verum ubi motum ar-<text:line-break/>teria interpellat quapiam in parte, tum potissime existit, non<text:line-break/>simpliciter, neque enim universum hoc genus caprizans est<text:line-break/>pulsus, caeterum ubi motus a quiete alter celerior primo et<text:line-break/>velrenrentior sit. Ei siquidem soli ex similitudine </text:span><text:span text:style-name="T17">quam<text:line-break/>cum </text:span><text:span text:style-name="T3">animalibus habet capris, attributum hoc nomen </text:span><text:span text:style-name="T17">est:<text:line-break/>quippe </text:span><text:span text:style-name="T3">quae hoc modo ridentur salire, quasi geminum </text:span><text:span text:style-name="T17">quen-<text:line-break/>dam </text:span><text:span text:style-name="T3">inotum facientes; quod ubi aliquantulum sese </text:span><text:span text:style-name="T17">extule-<text:line-break/>rint </text:span><text:span text:style-name="T3">et speciem desiti alicubi motus praebuerint, alterum<text:line-break/></text:span><text:span text:style-name="T17">motus, </text:span><text:span text:style-name="T3">nec opinatum impetum </text:span><text:span text:style-name="T17">capiunt, </text:span><text:span text:style-name="T3">priori longe </text:span><text:span text:style-name="T17">citatio-<text:line-break/>rem, </text:span><text:span text:style-name="T3">veluti lu se ipsas insilientes. </text:span><text:span text:style-name="T17">Hae </text:span><text:span text:style-name="T3">quidem omnes </text:span><text:span text:style-name="T17">iu<text:line-break/>una </text:span><text:span text:style-name="T3">distentione inaequalitates sunt.</text:span></text:p>
      <text:h text:style-name="Heading_20_2" text:outline-level="2">Cap. XXIX.</text:h>
      <text:p text:style-name="P99"><text:span text:style-name="T3">Nunc de </text:span><text:span text:style-name="T17">inaequalitate crebritatis et ra-<text:line-break/></text:span><text:span text:style-name="T3">ritatis rhythmique agemus. Collectivas dicunt </text:span><text:span text:style-name="T17">tantum esse</text:span></text:p>
      <text:p text:style-name="P6"><text:span text:style-name="T3">ejuscemodi inaequalitates, ita enim quae ex pluribus pulsibus<text:line-break/>cousiatae sunt, appellant. Primum de his dicemus, quae<text:line-break/>acervatim fiunt, deinde </text:span><text:span text:style-name="T15">ad </text:span><text:span text:style-name="T3">eas descendemus, quae in uno<text:line-break/>pulsu. • Atque hic unum exempli gratia feclam de nis quae<text:line-break/>de crebritate sunt, quae scilicet est clarissima, sumamus, quae<text:line-break/>ex ictuum censet intervallo </text:span><text:span text:style-name="T15">hoc </text:span><text:span text:style-name="T3">genus pulsuum essici. Ubi<text:line-break/>ergo omnia ordine aequa sint intervalla per omnes pulsus,<text:line-break/>aequalem hunc dictitant esse ; fin partim majora, partim mi-<text:line-break/>nora, luaequalenr nimirum esse lu crebritate et raritate.<text:line-break/>Rhythmum jam etiam eodem modo ex proportione temporis<text:line-break/>ictus ad intervalli' tempus constantem, quum deinceps ma-<text:line-break/>neat eadem, aequalem jam dicunt esse: qui primam propor-<text:line-break/>tionem si variet, esse inaequalem; quomodo si intervallorum;<text:line-break/>quas et quietes vocant, mutentur magnitudines, inaequali-<text:line-break/>satem crebritatis raritatisque fieri. Haec sane recte dicunt:<text:line-break/>atque ab ista secla proficiscenti ad alias aequalitatem per-<text:line-break/>spicere licet et inaequalitatem utriusque generis, quae com-</text:span></text:p>
      <text:p text:style-name="P76"><text:span text:style-name="T3">plures, ut diximus, complectitur pulsus, quam collectivam<text:line-break/>•vocitant.<text:tab/></text:span><text:span text:style-name="T6">.<text:tab/></text:span><text:span text:style-name="T20">.<text:tab/>.. . </text:span><text:span text:style-name="T30">:i ,<text:tab/></text:span><text:span text:style-name="T20">• </text:span><text:span text:style-name="T49">,</text:span></text:p>
      <text:p text:style-name="P5"><text:span text:style-name="T49">c . </text:span><text:span text:style-name="T20">.</text:span><text:span text:style-name="T17"> </text:span><text:span text:style-name="T3">Cap. XXX.. Inaequalitas vero, illorum in uno. pulsu,<text:line-break/>quam neglexerunt omnes, </text:span><text:span text:style-name="T17">non </text:span><text:span text:style-name="T3">perinde jam est aperta. </text:span><text:span text:style-name="T20">,„.Sed<text:line-break/></text:span><text:span text:style-name="T3">-ut praesens lucubratio ne quid desideret, faciam, haec etiam<text:line-break/>nt quoad </text:span><text:span text:style-name="T15">ejus </text:span><text:span text:style-name="T3">fieri poterit,- clare explicem, hoc sermonis<text:line-break/>initium faciens. Partes arteriae: aut omnes una </text:span><text:span text:style-name="T17">motum ex-<text:line-break/></text:span><text:span text:style-name="T3">-ordiuntur, aut pars, eurum maturius, pars tardius... Si jam<text:line-break/></text:span><text:span text:style-name="T17">moveri </text:span><text:span text:style-name="T3">omnes simul coeperint, mox motae minus aequis tem-<text:line-break/>poribus, iterum distentionem alteram simul inceperint, </text:span><text:span text:style-name="T17">duo-<text:line-break/></text:span><text:span text:style-name="T3">rum generum in uno pulsu inaequalitas erit; </text:span><text:span text:style-name="T17">quae, quod<text:line-break/></text:span><text:span text:style-name="T3">fuerit, cognita quidem sit, ut secunda distentio coepit, </text:span><text:span text:style-name="T17">.non<text:line-break/></text:span><text:span text:style-name="T3">.tamen in fecunda contineatur; sicut nec ipse rhythmus-, </text:span><text:span text:style-name="T17">nec<text:line-break/></text:span><text:span text:style-name="T3">genus crebritatis et raritatis; quum </text:span><text:span text:style-name="T17">et haec </text:span><text:span text:style-name="T3">.ipsa </text:span><text:span text:style-name="T17">fiant, in uno<text:line-break/></text:span><text:span text:style-name="T3">pulsu, tamen omnino desiderent, qiio cognoscantur, </text:span><text:span text:style-name="T17">secun-<text:line-break/></text:span><text:span text:style-name="T3">dum ; quod quidem ante hujus </text:span><text:span text:style-name="T17">initium - </text:span><text:span text:style-name="T3">prioris, </text:span><text:span text:style-name="T17">neqiieat finis<text:line-break/></text:span><text:span text:style-name="T3">cognosci. Jam incognito fine, ner </text:span><text:span text:style-name="T17">jcrebritatem. valeas., .vel</text:span></text:p>
      <text:p text:style-name="P77"><text:span text:style-name="T44">r<text:tab/></text:span><text:span text:style-name="T36">...</text:span></text:p>
      <text:p text:style-name="P5"><text:span text:style-name="T3">raritatem, vel vero rhythmum assequi. Quare ad inaequa-<text:line-break/>litatem constituendam, quam diximus, nil mirum est si se-<text:line-break/>cundae distentionis principium expectetur. Hac tamen de<text:line-break/>causa non est. collectiva nominanda. Scilicet priusquam<text:line-break/>altera distentio finiatur, statim in ejus principio cognoscitur,<text:line-break/>ut nec altero nobis pulsu sit, nec tertio, nec reliquis opus.<text:line-break/>Atque sic in primo solo fit. Itaque diximus, fi universae<text:line-break/>simul partes coeperint lu prima et secunda distentione rno--<text:line-break/>veri, nec habeant par tempus motus, generari duorum ge-<text:line-break/>nerum inaequalitatem; unam crebritatis et raritatis, impari-<text:line-break/>tate intervallorum, alteram rhythmi; proportione temporis,,<text:line-break/>ictus ad intervalli. Tempus enim partis quae omnium par- </text:span><text:span text:style-name="T36">.<text:line-break/></text:span><text:span text:style-name="T3">tium prima moveri definit, m</text:span><text:span text:style-name="T5">inimum</text:span><text:span text:style-name="T3"> erit; maximum post-<text:line-break/>remae; media proportione,' in quantum aut a prima aut<text:line-break/>a postrema absint. Contra, ac tempora motuum, quietum<text:line-break/>tempora longiora suntin illis, quae primae a motu desistunt;</text:span></text:p>
      <text:p text:style-name="P6"><text:span text:style-name="T6">in</text:span><text:span text:style-name="T3"> illis, quae postrema, breviora. Quare tempus motus,<text:line-break/>quem habuit pars, quae moveri prima destit, minimum,: </text:span><text:span text:style-name="T17">cum<text:line-break/></text:span><text:span text:style-name="T3">maximo tempore quietis ejusdam partis comparatur et </text:span><text:span text:style-name="T17">ulti-<text:line-break/></text:span><text:span text:style-name="T3">mae tempus, quod maximum erat omnium motus temporum,<text:line-break/>ad minimum cousertur quietis ejusdem partis. Et ita </text:span><text:span text:style-name="T17">rhyth-<text:line-break/></text:span><text:span text:style-name="T3">mus lu singusis commutatur, quatenus proportio temporis<text:line-break/>motus ad quietis tempus non eadem lu omnibus </text:span><text:span text:style-name="T17">manet.<text:line-break/>Quod </text:span><text:span text:style-name="T3">vero, si prior distentio ex omnibus simul partibus </text:span><text:span text:style-name="T17">mo-<text:line-break/></text:span><text:span text:style-name="T3">veri coeperit, sed non pari in omnibus tempore, delude </text:span><text:span text:style-name="T17">al-<text:line-break/></text:span><text:span text:style-name="T3">tera distentio motum auspicata sit non una omnium partium,<text:line-break/>fed prius quidem ejus, quae prior quieverat, atque eo </text:span><text:span text:style-name="T17">prius<text:line-break/></text:span><text:span text:style-name="T3">quo prius quievisset, secundo motum ejus quae secunda, </text:span><text:span text:style-name="T17">at-<text:line-break/></text:span><text:span text:style-name="T3">que ita deinceps, luaequalitas quidem ita rhythmi fiet, </text:span><text:span text:style-name="T17">cre-<text:line-break/></text:span><text:span text:style-name="T3">britatis et raritatis non item. Num quies, quum </text:span><text:span text:style-name="T17">omnibus<text:line-break/></text:span><text:span text:style-name="T3">aequa sit, differentiam lu crebritate et raritate efficit </text:span><text:span text:style-name="T17">nullam ;<text:line-break/></text:span><text:span text:style-name="T3">non respondebit tamen motus tempus tempori quietis, </text:span><text:span text:style-name="T17">si-<text:line-break/></text:span><text:span text:style-name="T3">quidem motus non erat omnibus </text:span><text:span text:style-name="T17">par </text:span><text:span text:style-name="T3">tempus</text:span><text:span text:style-name="T17">,, quietis erat;</text:span></text:p>
      <text:p text:style-name="P6"><text:span text:style-name="T3">nec ergo idem omnibus rhythmus. Quod si quum moveri<text:line-break/>arteriae simul omnes partes coeperunt, non item simul omnes<text:line-break/>alleram distentionem ordiantur, neque priorem terminaverint<text:line-break/>simul, scd ne quies quidem in omnibus aequa sit, bluas lu eo<text:line-break/>necesse est differentias esse. Nam crebritatis et raritatis in<text:line-break/>alterutra disserentia inaequalitas fit, </text:span><text:span text:style-name="T15">at </text:span><text:span text:style-name="T3">non rhythmi tamen<text:line-break/>necessario; possunt enim omnium partium tempora motus<text:line-break/>quietum temporibus respondere; etsi hoc; erit item rhy-<text:line-break/></text:span><text:span text:style-name="T17">thmus </text:span><text:span text:style-name="T3">aequalis. Sin autem eadem in omnibus partibus pro-<text:line-break/>portio non constet, sane enim potest etiam hoc fieri, simul<text:line-break/>perdetur rhythmus. Jam vero ubi una omnes partes mo-<text:line-break/>veri coeperint, motaeque aequo sint tempore, </text:span><text:span text:style-name="T15">si </text:span><text:span text:style-name="T3">alterae dis-<text:line-break/>tentionis non idem omnes initium partes ordiantur, sed quae-<text:line-break/></text:span><text:span text:style-name="T17">dam </text:span><text:span text:style-name="T3">maturius, quaedam inceperint serius, non rhythmus<text:line-break/></text:span><text:span text:style-name="T17">jam </text:span><text:span text:style-name="T3">aequalis erit, neque erebritatis raritatisque differentia,<text:line-break/></text:span><text:span text:style-name="T17">hanc </text:span><text:span text:style-name="T3">enim impares quictes inaequalem efficiunt, rhythmum</text:span></text:p>
      <text:p text:style-name="P6"><text:span text:style-name="T6">vero</text:span><text:span text:style-name="T3"> proportionum commutatio, quum aequo tempore<text:line-break/>omnes partes motae sint, non aequo tamen quieverint </text:span><text:span text:style-name="T17">tem-,<text:line-break/></text:span><text:span text:style-name="T3">pore. Tot sunt inaequalitatis utriusque uno lu pulsu </text:span><text:span text:style-name="T17">ge-<text:line-break/></text:span><text:span text:style-name="T3">neris , differentiae, quum omnes una partes arteriae </text:span><text:span text:style-name="T17">distendi<text:line-break/></text:span><text:span text:style-name="T3">inceperint.. At </text:span><text:span text:style-name="T17">ubi </text:span><text:span text:style-name="T3">haec primo, illa secundo distendi </text:span><text:span text:style-name="T17">coe-<text:line-break/></text:span><text:span text:style-name="T3">perit, </text:span><text:span text:style-name="T17">si </text:span><text:span text:style-name="T3">omnes </text:span><text:span text:style-name="T17">simul </text:span><text:span text:style-name="T3">quieverint ac deinde distentionem </text:span><text:span text:style-name="T17">una<text:line-break/></text:span><text:span text:style-name="T3">alteram auspicatae sint, inaequalitas in altero tantum </text:span><text:span text:style-name="T17">genere<text:line-break/></text:span><text:span text:style-name="T3">necesse est sit </text:span><text:span text:style-name="T17">rhythmi</text:span><text:span text:style-name="T3">, quandoquidem aequa omnibus </text:span><text:span text:style-name="T17">per—<text:line-break/></text:span><text:span text:style-name="T3">tibus erunt,intervalla motuum: sic inaequalisas in hoc </text:span><text:span text:style-name="T17">qui--<text:line-break/></text:span><text:span text:style-name="T3">dem genere nulla erit. Et si. cum tempore quietis</text:span><text:span text:style-name="T17">, quod<text:line-break/></text:span><text:span text:style-name="T3">sit par in omnibus partibus, impar tempus conseratur </text:span><text:span text:style-name="T17">cuius-<text:line-break/>que </text:span><text:span text:style-name="T3">partis motus </text:span><text:span text:style-name="T17">, diversis, proportionibus </text:span><text:span text:style-name="T3">cujuslibet </text:span><text:span text:style-name="T17">rhy-<text:line-break/></text:span><text:span text:style-name="T3">thmum partis conficiet. Quod si.alteram distentionem </text:span><text:span text:style-name="T17">arte-<text:line-break/>ria juxta </text:span><text:span text:style-name="T3">orsa </text:span><text:span text:style-name="T17">sit </text:span><text:span text:style-name="T3">atque priorem, </text:span><text:span text:style-name="T17">ut in </text:span><text:span text:style-name="T3">utraque </text:span><text:span text:style-name="T17">distentione<text:line-break/></text:span><text:span text:style-name="T3">eadem </text:span><text:span text:style-name="T17">pars prior </text:span><text:span text:style-name="T3">altera pari </text:span><text:span text:style-name="T17">intervallo </text:span><text:span text:style-name="T3">lucipiat, </text:span><text:span text:style-name="T17">idque lu<text:line-break/></text:span><text:span text:style-name="T3">omnibus partibus fit constans ac</text:span><text:span text:style-name="T9">:</text:span><text:span text:style-name="T3">illae una desierint </text:span><text:span text:style-name="T17">priorem.</text:span></text:p>
      <text:p text:style-name="P6"><text:span text:style-name="T3">distentionem, non potest non esse lu utroque genere luaequa-'<text:line-break/>litas. Nam omne tempus, quod est ex motu et intervallo<text:line-break/>cousiatum, omnibus est aequabile arteriae partibus. Sed<text:line-break/></text:span><text:span text:style-name="T36">motuum </text:span><text:span text:style-name="T3">proportiones, quod totum tempus in aequas partes<text:line-break/></text:span><text:span text:style-name="T36">non distribuatur, </text:span><text:span text:style-name="T3">non respondent quietum proportionibus.<text:line-break/></text:span><text:span text:style-name="T36">Etenim </text:span><text:span text:style-name="T3">partium quae moveri primae coeperint, tempus mo-<text:line-break/>tus excedet earum tempus, quae tardiores inceperint, inter- •<text:line-break/>valli vero minus erit; contra partes quae coeperint poste-<text:line-break/>rius, tempus habent motus minus, quietis majus. Quare'<text:line-break/>simul inaequalis rhythmus necessario erit lingularum par-<text:line-break/>tium, et quatenus tempora intervallorum disserunt, etiam<text:line-break/>crebritatis atque raritatis conjungi cum iis inaequalitatem est<text:line-break/>necesse. Si vero altera distentio perinde ac prior fecerat,<text:line-break/></text:span><text:span text:style-name="T36">initium </text:span><text:span text:style-name="T3">motus partium sit orsa, id est si eadem utrobique<text:line-break/></text:span><text:span text:style-name="T36">pars </text:span><text:span text:style-name="T3">lucipiat moveri, haec primo loco</text:span><text:span text:style-name="T15">, </text:span><text:span text:style-name="T3">illa posteriore, non<text:line-break/></text:span><text:span text:style-name="T36">sit </text:span><text:span text:style-name="T3">autem finis prioris distentionis in omnibus aequus, duae<text:line-break/></text:span><text:span text:style-name="T36">erunt </text:span><text:span text:style-name="T3">differentiae; potest enim et longe quidem quiescere</text:span></text:p>
      <text:p text:style-name="P6"><text:span text:style-name="T3">prius; quae prior est pars motum auspicata, potest etiam<text:line-break/>posterius. Nam fi tanto quieverit prius, quanto coepit,, </text:span><text:span text:style-name="T17">fiet<text:line-break/></text:span><text:span text:style-name="T3">ita aequalis in utroque genere pulsus. Sin multo prius, </text:span><text:span text:style-name="T17">at-<text:line-break/></text:span><text:span text:style-name="T3">que est auspicata, quieverit, duorum generum efficiet </text:span><text:span text:style-name="T17">inae-<text:line-break/></text:span><text:span text:style-name="T3">qualem pulsum. At si quae prior coepit, desistat </text:span><text:span text:style-name="T17">posterior,<text:line-break/></text:span><text:span text:style-name="T3">duorum generum omnino inaequalitatem creabit, </text:span><text:span text:style-name="T17">sive multo<text:line-break/></text:span><text:span text:style-name="T3">tardius, sive paulo quieverit. At vero, fi neque prioris </text:span><text:span text:style-name="T17">dis-<text:line-break/></text:span><text:span text:style-name="T3">tentionis initium ex omnibus sunul partibus fiat, neque </text:span><text:span text:style-name="T17">se-<text:line-break/></text:span><text:span text:style-name="T3">cundae est; quum rhythmus possit aequalis esse, possit </text:span><text:span text:style-name="T17">et<text:line-break/></text:span><text:span text:style-name="T3">crebritatis et raritatis genus, </text:span><text:span text:style-name="T15">et </text:span><text:span text:style-name="T3">si quidem ita motuum </text:span><text:span text:style-name="T17">tem-<text:line-break/></text:span><text:span text:style-name="T3">pora cum quietum temporibus sint partita, </text:span><text:span text:style-name="T17">ut </text:span><text:span text:style-name="T3">eadem sit </text:span><text:span text:style-name="T17">pro-<text:line-break/></text:span><text:span text:style-name="T3">portio </text:span><text:span text:style-name="T17">in </text:span><text:span text:style-name="T3">omnibus, fit aequalis rhythmus; si vero </text:span><text:span text:style-name="T17">tempora<text:line-break/></text:span><text:span text:style-name="T3">fola paria fuerint quietum, aequalitas erit in altero genere.<text:line-break/>Sed haec infrequentia sinit, inaequalitates vero sunt </text:span><text:span text:style-name="T17">permul-<text:line-break/></text:span><text:span text:style-name="T3">tae; nam omnes possunt simul partes a motu cessare et </text:span><text:span text:style-name="T17">non<text:line-break/></text:span><text:span text:style-name="T3">simul, ac quum non cessant simul, hae prius, illae </text:span><text:span text:style-name="T17">posterius,<text:line-break/></text:span><text:span text:style-name="T3">jam etiam vel longe prius, vel Iouge tardius. At </text:span><text:span text:style-name="T17">quae et</text:span></text:p>
      <text:p text:style-name="P6"><text:span text:style-name="T3">quot hac ratione differentiae fient, ex superioribus invenias,<text:line-break/>quo me oportet breviorem esse. Itaque si commonuerim,<text:line-break/>quod institutum erat, esse demonstratum, habere suas etiam<text:line-break/>unum pulsum inaequalitates, tum in genere crebritatis et </text:span><text:span text:style-name="T6">ra~<text:line-break/></text:span><text:span text:style-name="T3">ritatis, • tum in genere rhythmi, finem hic </text:span><text:span text:style-name="T6">jam primi</text:span><text:span text:style-name="T3"> libri<text:line-break/>facium. Nam quae lu una nos fecia, quae lu ictum et ni-<text:line-break/>tervallum pulsum partitur, exempli gratia retulimus, nullo<text:line-break/>negotio ad alias traducamus; possumus enim perinde per<text:line-break/>omnes etiam illas in generibus nis duobus, de quibus modo-<text:line-break/>dixi, inaequalitates pulsus unius demonstrare.</text:span></text:p>
      <text:h text:style-name="P1" text:outline-level="1"><text:bookmark-start text:name="bookmark18"/><text:span text:style-name="T1">GALENI DE PVLSUVM DIFFERENTIIS<text:line-break/></text:span><text:span text:style-name="T16">LIBER </text:span><text:span text:style-name="T1">II.</text:span><text:bookmark-end text:name="bookmark18"/></text:h>
      <text:h text:style-name="Heading_20_2" text:outline-level="2">Cap. I.</text:h>
      <text:p text:style-name="P99"><text:span text:style-name="T3">Non eundem usum hic liber pollicetur ac<text:line-break/>primus, sed quam veratrum rationem habet, vel scamrno-<text:line-break/>nium, cum pane et carnibus, eandem quae nunc dicemus<text:line-break/>cunr superioribus habenti Nutrire enim mentes illa sanas,<text:line-break/>haec reserare pravas sententias valent, ut morbos quosdam.<text:line-break/>Aequum est autem eorum quae perperam dieta sunt objur-<text:line-break/>gationibus fidem recte dictis firmam comparari. Quare<text:line-break/>hunc utilitatem si propositae disputationi addas, luveneris<text:line-break/>compendii nonnihil adjunctum.</text:span></text:p>
      <text:h text:style-name="P2" text:outline-level="2">Cap. II.</text:h>
      <text:p text:style-name="P99"><text:span text:style-name="T3">Est autem primum mini cum sophistis<text:line-break/>sermo de nominibus usurpandis. Graecorum namque nos<text:line-break/>institutum, etenim.apud eos sumus educati, tenemus, co-<text:line-break/>namurque ut clarissimis semper nominibus sensum interpre-<text:line-break/>temur. Neque nos tamen scilicet in eos querimur, qui hoc<text:line-break/>floccipendunt; juro vero, si vel singula quis velit verba<text:line-break/>usurpare barbare, modo interpresationis lucem non ossen-<text:line-break/>dat, nihil laboramus. Nam linguae qua inter nos corn-<text:line-break/>mentamur, hoc nomine utimur proprietate, quo mentem<text:line-break/>alterius assequamur, atque ut clarissime quisque mentem<text:line-break/>suum potest significare, ita sermone censemus eum uti op-<text:line-break/>time. Nostrum id est institutum, modestum ut arbitror et<text:line-break/>humanum; verum interpellant sophistae, qui sicut mutuo<text:line-break/>de nominibus contendunt,, res ipsas negligentes, et iterum<text:line-break/>nos semper contumeliis insequuntur, nisi ipsorum vocabusis<text:line-break/>utamur. . Qui si universi unam linguam constituant, eam-<text:line-break/>que ut novum monetam: rogatione ferant, conemur for-</text:span></text:p>
      <text:p text:style-name="P6"><text:span text:style-name="T3">tassis Graecae linguae oblivisci, ediscere autem ab istis pro-<text:line-break/>mulgatarn. Quin ne si barbaram quidem linguam aliquam<text:line-break/>statuerent usurpandam, ut iisniorem ubique geram, du-<text:line-break/>bitem discere. Quando vero Graecam nullam integram<text:line-break/>linguam, nec etiam semel barbaram, sed confusam quan-<text:line-break/>dam ex omnibus, quasi carycam, aut si qua caryca varia<text:line-break/>magis et absurdior fieri potest, componunt, atque pro suo<text:line-break/>quisque voto partim ex Phoenicia et Syria, partim ex<text:line-break/>Aegypto et Thracia, aut aliunde contrahunt, inde Grae-<text:line-break/>corum commiscent nominibus, nec iis sane integris et le-<text:line-break/>gitimis, caeterurn varie corruptis, equidem quid agam me<text:line-break/>hercIe non habeo, qui neque eas linguas possum edisce-<text:line-break/>re, neque adducere illos, ut unam addiscant linguam<text:line-break/>Graecam: nec posteaquarn horum neutrum obtineo ab illis,<text:line-break/>tertium possum, et quod est unum reliquum, ut in qua<text:line-break/>fumus lingua educati, hac ut utamur, permittant. Atque<text:line-break/>hoc quidem habet tantum malum usus vocum.</text:span></text:p>
      <text:h text:style-name="P2" text:outline-level="2">Cap. III.</text:h>
      <text:p text:style-name="P99"><text:span text:style-name="T3">Alterum de definitionibus longe hoc est dissi-<text:line-break/>cillus. Sunt enim qui ne olus quidem citra definitionem<text:line-break/>mihi videantur empturi, idque quum nec per somnium<text:line-break/>dialecticam viderint; proferuntque, ut tales solent, et in<text:line-break/>talibus enutriti, ex nominibus- aliquod iliis praeclaris, ex<text:line-break/>media petitis Syria vel Cilicia, atque definiri hoc imperant;<text:line-break/>id'quod non audivit fortasse quisquam homo Graecus. Hoc<text:line-break/>si, ut peregrinum et barbarum, ignorat, ille iam ridet, ca-<text:line-break/>villatur , exagitatque, et puerum et adolescentem appellat.<text:line-break/>Saepe etiam nomen quod in medium adductum est, Grae-<text:line-break/>cum quidem est, at </text:span><text:span text:style-name="T15">non ut </text:span><text:span text:style-name="T3">est </text:span><text:span text:style-name="T15">rei </text:span><text:span text:style-name="T3">cuipiam assignatum, ita<text:line-break/>accipiunt miseri sophistae, moxque definitionem poscunt-<text:line-break/>Hic fi quis forte Graecus pro consuetudine Graecorum defi-<text:line-break/>niat, tantum abest ut assentiantur, (sane enim tolerabile hoc<text:line-break/>sit) quin iriideant etiam et illudant, et hoc est alterum circa<text:line-break/>definitiones malum. At vero tertii qni non lu nomine iam<text:line-break/>et significatione, sed lu ipsa errant re quum dialecticae</text:span></text:p>
      <text:p text:style-name="P6"><text:span text:style-name="T3">quispiam peritus, horum definitiones aggreditur, aut non<text:line-break/>plenas, aut superfluas, aut non distinctas, aut obscuras,<text:line-break/>aut prolixas, aut lalsas, aut omnino definitiones non esse,<text:line-break/>probare; subitu tanquam insani, acerbe dialecticam accu-<text:line-break/>sant: ac tum frustra iis, et cum incommodo ridetur illa in<text:line-break/>omnibus rebus artibusque coli. Quare frequenter-hercle<text:line-break/>obstupui, fi quum rogamus, ne cum definitionibus omnia<text:line-break/>conentur et docere et discere, illi quidem non adducuntur;<text:line-break/>ubi vero definitiones damus, et postea quantum salluntur,<text:line-break/>aperimus, ibi nihil conducere alunt definitiones; neque id<text:line-break/>uno die, aut altero luterpofito, sed in puncto temporis, ut<text:line-break/>est lu proverbio, mutata pelle, modo definitionem politi<text:line-break/>nominis quaerunt, modo esse definitiones inutiles consu-<text:line-break/>mani. Quartum iam istorum in lusce rebus peccatum est,<text:line-break/>quod non omnimn nesciunt esse definitiones: sim usque ut<text:line-break/>qui id ignorant, definire studeant cuncta, et inter sc alter-<text:line-break/>centur, vociferenturque ne quicquain de rebus quae desini-</text:span></text:p>
      <text:p text:style-name="P6"><text:span text:style-name="T34">• ! ' </text:span><text:span text:style-name="T7">.</text:span></text:p>
      <text:p text:style-name="P5"><text:span text:style-name="T3">tionem non recipiunt. Qnintus porro lapsus lu definitioni-<text:line-break/>bus, quique praeter caeteros est singularis, anteaquam ho-<text:line-break/>monymiam explicaverint, unam faciunt eorum quae varia<text:line-break/>significant, definitionem; quasi vero non rerum fint, sed<text:line-break/>nomluum definitiones. Me certe unus aliquando de nis<text:line-break/>praeclaris sophistis parum abfuit quin enecaret. Quum<text:line-break/>enim in hunc modum posuisset, Quid est plenus pulsus?<text:line-break/>subjeci variae significationis nomen esse; quare nec definitio-<text:line-break/>nem unum habere, nisi distincta homonymia siti Nondum </text:span><text:span text:style-name="T27">*<text:line-break/></text:span><text:span text:style-name="T3">haec dixeram, quum ille, nescio, inquit, quid nugeris:<text:line-break/>fatis est mihi, si </text:span><text:span text:style-name="T6">de.</text:span><text:span text:style-name="T3"> te disco</text:span><text:span text:style-name="T15">, </text:span><text:span text:style-name="T3">quid plenus sit pulsus ; dia-<text:line-break/>lecticas mini istas nugas quae medicinam contaminant, mitte.<text:line-break/>At nihil me, inquam, audivisti unquam laborare, ut in dia-<text:line-break/>lectica definirem. ' Enimvero id ipsum, inquit, absurdissi-<text:line-break/>mum est, quod neque definire audetis, et dialecticis nobis<text:line-break/>nugis non desistitis obstrepere; sed dic, loquere, responde,<text:line-break/>quis plenus est pulsus? Nou potest fieri, inquam, prius-</text:span></text:p>
      <text:p text:style-name="P6"><text:span text:style-name="T3">quam homonyrniam explicaverim. Hic ille exclamabat,<text:line-break/>rursusque homonyrniam aiebat atque immensas nugas ad-<text:line-break/>esse, quae medicinam labefactassant ac nos perdidissent.<text:line-break/>Imo non nos, inquam, scd vos, qui definire cuncta vultis;<text:line-break/>perdiderunt. Ecce autem, luquit, etiam convitiis nos in-<text:line-break/>cessit. Non magis, inquam, quam tu me. lbi ille exiliit,<text:line-break/>munus allaturus; scd hic hominem qui aderunt represse-<text:line-break/>runt. Ille, ubi superbe insultasset, discessit- Senex au-<text:line-break/>tern quidam de illis qui adhuc remansissent, barba ad pectus<text:line-break/>promissa, atque caelera mire tetricus (haec enim nunc gra-<text:line-break/>vitas habetur) tacete, luquit, pueri: absque tumultu agite;<text:line-break/>sinite socium nofinun aperire nobis, quid dicat. Ego ho-<text:line-break/>mluern intuitus, quid vero, inquam, rogas? Id, inquit,<text:line-break/>ipsum de quo disputatis, de pleno pulsu. Vis igitur, in~<text:line-break/>quam, non properare nimium, ut te assequar ? tardus enim<text:line-break/>natura sum, et festinantes non consequor facile. Age, in-<text:line-break/>quit, nihil properavero. Ergo concedes, inquam, mihi,<text:line-break/>ut exempli gratia nonnihil ex omnibus vobis in communi</text:span></text:p>
      <text:p text:style-name="P6"><text:span text:style-name="T3">interrogem? nam, </text:span><text:span text:style-name="T15">qui volet, </text:span><text:span text:style-name="T3">respondeat licebit. Permit-<text:line-break/>tit. Ego, ut hoc- dedisset, quid est lingua? quaerebam.<text:line-break/>Mox respondet quidam, instrumentum animalis gusiui di-<text:line-break/></text:span><text:span text:style-name="T36">catum. </text:span><text:span text:style-name="T3">Alter sermoni dicatum dixit. Tertius quidam gu- </text:span><text:span text:style-name="T36">-<text:line-break/>stui et </text:span><text:span text:style-name="T3">sermoni attributum. Quos ego respiciens, etiam<text:line-break/>calcei, inquam, et tibiae lingua, instrumentum est animan-<text:line-break/>tis gusiui et sermoni dicatum ? Quum ad hoc obticuissent,<text:line-break/>et senex ille ausserus multo redderetur austerior’, iterum<text:line-break/>orabam, ut unum adhuc simile liceret quaerere. Ille ad-<text:line-break/>rnodum quidem graviter hoc et 'aegre, tulit tamen. Ego<text:line-break/>vero ne cunctationem meam non ferret veritus, festina-<text:line-break/>bundus proposui, Quid </text:span><text:span text:style-name="T15">est </text:span><text:span text:style-name="T3">canis </text:span><text:span text:style-name="T15">? </text:span><text:span text:style-name="T3">Quum hic ex corona, .<text:line-break/>quidam responderet,- animal quadrupes latrabile, Itaque'<text:line-break/>marinus, inquam, canis animal est quadrupes latrabile, et<text:line-break/>sidus item caeleste, denique morbus faciei ? Ad haec senex<text:line-break/></text:span><text:span text:style-name="T36">ut </text:span><text:span text:style-name="T3">asinus aures jam concutiebat. Caeleris qui aderant ali-<text:line-break/>quid videbamur dicere, volebantque omnes, ut quo tan-<text:line-break/>dem haec spectarent, quae exqnisiveram, expedirem; quan-</text:span></text:p>
      <text:p text:style-name="P6"><text:span text:style-name="T3">doquidem a primo statim quaestionem exempli gratia fe-<text:line-break/>quentium ' receperam instituturum. Ubi silerent et </text:span><text:span text:style-name="T5">mihi<text:line-break/></text:span><text:span text:style-name="T3">aures durent, Tandem vos, luquam, auimaduertere puto,<text:line-break/>accedere ad definiendum antequam homonymiarn distinxeri-.<text:line-break/>mus, quanta sit offeusio: neque enim nominum sunt, sed<text:line-break/>rerum definitiones. Quando, igitur ab uno nomine res in-i<text:line-break/>dicantur multae, necessario erunt totidem desinitiones,’<text:line-break/>quot sunt res. Age sane, linguae nomen est unum</text:span><text:span text:style-name="T17">, </text:span><text:span text:style-name="T3">at tres'<text:line-break/>sunt significationes</text:span><text:span text:style-name="T15">, et </text:span><text:span text:style-name="T3">sua cuique est definitio. Contra </text:span><text:span text:style-name="T17">fit<text:line-break/></text:span><text:span text:style-name="T3">ut duolanius rei nomina, et vero non raro tria fint: </text:span><text:span text:style-name="T17">ut<text:line-break/></text:span><text:span text:style-name="T3">hic, ensis,'gladius, mucro: definitio vero una, non </text:span><text:span text:style-name="T17">perinde:<text:line-break/></text:span><text:span text:style-name="T3">ac nomina , tres. Semper enim numero rerum respondet<text:line-break/>definitionum numerus. Quare ubi multis nominibus </text:span><text:span text:style-name="T17">res<text:line-break/></text:span><text:span text:style-name="T3">vocatur una, cave postules multas definitiones; neque </text:span><text:span text:style-name="T17">quum<text:line-break/></text:span><text:span text:style-name="T3">unum fit nomen, scd significationes multae, unam </text:span><text:span text:style-name="T17">definitionem,<text:line-break/></text:span><text:span text:style-name="T3">flagites; pro numero enim rerum definitionum semper </text:span><text:span text:style-name="T17">ra-<text:line-break/></text:span><text:span text:style-name="T3">sionem fubduces. Prolude si nomen; plenum, </text:span><text:span text:style-name="T17">uni </text:span><text:span text:style-name="T3">rei </text:span><text:span text:style-name="T17">sub--</text:span></text:p>
      <text:p text:style-name="P6"><text:span text:style-name="T3">jectae servit, tum ejus, si proponatur, potest definitio dari.<text:line-break/>Si vero Archigenes omnium sane minime, denotare nomen,<text:line-break/>plenum, unam rem admisit, nomenque varie posuit atque<text:line-break/>mullas in eo complexus est significationes, non sumus nos<text:line-break/>insimulandi, qui a definiendo deterreamur, scd princeps<text:line-break/>scilicet eius turbationis. Nam juniores medicos invenio ali-<text:line-break/>quos ubi declarare, quis status sit arteriae tunicae, statuerunt,<text:line-break/>nomine pleni ibi et vacui uti ; . alios, ubi materiam in capa-<text:line-break/>citate contentam, cujus hi quantitatem significari per ista no-<text:line-break/>mina, illi qualitatem, alii utrumque ducunt. Verum Archi-<text:line-break/>geni haec scilicet sola non satisfaciunt: adiungit enim signi-<text:line-break/>ficationem facultatis spiritus. Unde relinquitur non unam<text:line-break/>pleni pulsus sicri definitionem posse, scd ejus qui quantita-<text:line-break/>tem, vel qualitatem, vel utramque lususae substantiae signi-<text:line-break/>ficat, aliae definitiones faciendae sunt, aliae ejus qui vim •<text:line-break/>spiritus, illius qui quali talem tunicae, aliae. Ilis ego ex-.</text:span></text:p>
      <text:p text:style-name="P6"><text:span text:style-name="T3">positis tacui, quia quod institueram, consectum mini erat;<text:line-break/>illi commentationem instabant, quando semel institueram,<text:line-break/></text:span><text:span text:style-name="T17">ut </text:span><text:span text:style-name="T3">persequerer. Illis igitur morem gessi rogantibus. </text:span><text:span text:style-name="T17">Quae<text:line-break/></text:span><text:span text:style-name="T3">hoc loco non debeo omnia referre, quod eorum </text:span><text:span text:style-name="T17">maximam<text:line-break/></text:span><text:span text:style-name="T3">partem et utilissimam Ium expoliturus lu libris de </text:span><text:span text:style-name="T17">digno-<text:line-break/></text:span><text:span text:style-name="T3">scendis pulsibus.</text:span></text:p>
      <text:h text:style-name="Heading_20_2" text:outline-level="2">Cap. IV.</text:h>
      <text:p text:style-name="P99"><text:span text:style-name="T3">Quod ad lustitutum refert, non praeteribo.<text:line-break/>Nolo definiri omnia : neque quum multas protuleris </text:span><text:span text:style-name="T17">fignifi-<text:line-break/></text:span><text:span text:style-name="T3">cationes, facias unam definitionem; in quod Arcnigenes </text:span><text:span text:style-name="T17">de<text:line-break/></text:span><text:span text:style-name="T3">pleno pulsu lucurrit. Quare ipsa est ejus obscura </text:span><text:span text:style-name="T17">definitio,<text:line-break/></text:span><text:span text:style-name="T3">neque </text:span><text:span text:style-name="T15">an de </text:span><text:span text:style-name="T3">corpore arteriae dicat, an de substantia, </text:span><text:span text:style-name="T17">quae<text:line-break/></text:span><text:span text:style-name="T3">lu ejus cavitate continetur, possum conficere: videtur </text:span><text:span text:style-name="T17">enim<text:line-break/></text:span><text:span text:style-name="T3">nomen definivisse, non rem; omnino enim, si rerum </text:span><text:span text:style-name="T17">du-<text:line-break/></text:span><text:span text:style-name="T3">xisset rationem, plures faceret definitiones. Sed </text:span><text:span text:style-name="T17">quod so-<text:line-break/></text:span><text:span text:style-name="T3">lum nomen consideret, vel ex illis perspicias, quae </text:span><text:span text:style-name="T17">statim<text:line-break/>initio </text:span><text:span text:style-name="T3">libri de pulsibus sic dicit: </text:span><text:span text:style-name="T6">Octo qualitatespulfus </text:span><text:span text:style-name="T20">co-<text:line-break/>mitari </text:span><text:span text:style-name="T6">magnitudinem, 'vehementiam, celeritatem</text:span><text:span text:style-name="T20">, crebri-<text:line-break/></text:span><text:span text:style-name="T6">tatem, plenitudinem, ordinem, vel perturbationem </text:span><text:span text:style-name="T20">ardi-</text:span></text:p>
      <text:p text:style-name="P6"><text:span text:style-name="T20">nis, </text:span><text:span text:style-name="T6">aequalitatem, vel inaequalitatem, rhythmum.</text:span><text:span text:style-name="T3"> Nam-<text:line-break/>que plenitudinis si nomen </text:span><text:span text:style-name="T15">de </text:span><text:span text:style-name="T3">compluribus rebus dicitur, </text:span><text:span text:style-name="T17">mi-<text:line-break/>ror, </text:span><text:span text:style-name="T3">qui octo etiam maneant. Age enim, si septem illis </text:span><text:span text:style-name="T17">aliis<text:line-break/></text:span><text:span text:style-name="T3">qualitatem corporis arteriae addas, et </text:span><text:span text:style-name="T17">insufionis quam-vo-<text:line-break/>cant, </text:span><text:span text:style-name="T3">et etiam ipsius spiritus, ac decem jam esse omnes qua-<text:line-break/></text:span><text:span text:style-name="T17">litates </text:span><text:span text:style-name="T3">pulsuum dicas, quid tibi respondebimus ? </text:span><text:span text:style-name="T17">Uthercle,<text:line-break/>si in </text:span><text:span text:style-name="T3">duo membra partiens infusam substantium, unam </text:span><text:span text:style-name="T17">quan-<text:line-break/>titati </text:span><text:span text:style-name="T3">hujus, • alteram assignes qualitati qualitatem. • </text:span><text:span text:style-name="T17">Adeo<text:line-break/>in </text:span><text:span text:style-name="T3">nominibus Archigenes non distinguendis </text:span><text:span text:style-name="T17">significationibus<text:line-break/>videtur permanere. </text:span><text:span text:style-name="T3">Ac par 'est iam </text:span><text:span text:style-name="T17">proverbium proferre,<text:line-break/>plebejum illud </text:span><text:span text:style-name="T3">quidem, non a proposito tamen </text:span><text:span text:style-name="T17">alienuin.<text:line-break/></text:span><text:span text:style-name="T3">Quum aqua</text:span><text:span text:style-name="T17">, </text:span><text:span text:style-name="T3">luquiunt, suffocet, quid sorbebimus? </text:span><text:span text:style-name="T17">Nam<text:line-break/>si </text:span><text:span text:style-name="T3">ita Archigenes labitur, quem adibimus? </text:span><text:span text:style-name="T17">qnis hujus nobis<text:line-break/></text:span><text:span text:style-name="T3">errata corriget? Etenim non in his tantum videtur, </text:span><text:span text:style-name="T17">sed,<text:line-break/>si </text:span><text:span text:style-name="T3">verum fateri oporteat, in assis offendere </text:span><text:span text:style-name="T17">passirn: ut<text:line-break/>nulla </text:span><text:span text:style-name="T3">duritiei et mollitiei facta mentione </text:span><text:span text:style-name="T17">inter primas octo</text:span></text:p>
      <text:p text:style-name="P6"><text:span text:style-name="T3">qualitates, postea de iis agit; primo enim loco de ni agnitu-<text:line-break/>dine, secundo de vehementia, tertio de pleuitiidlue, quarto<text:line-break/>de duritie tractet. Quod si compositam aliquam ex simpli-<text:line-break/>cibus eam faceret, defendere hominem possis, si recte luitio<text:line-break/>dicas praetermissam, ubi de simplicibus duntaxat memi-<text:line-break/>nit, scd mox iure lu compositas relatam. Nunc quarto<text:line-break/>eam loco statuit mediam, quantum potest maxime, luter<text:line-break/>simplices qualitates quam exponens, quidnam sit, occursum<text:line-break/>dicit solidae, vel dissolutae arteriae. Unde certe de simpli-<text:line-break/>cibus illam </text:span><text:span text:style-name="T15">esse </text:span><text:span text:style-name="T3">vult. Haec igitur Archigenes mox ab </text:span><text:span text:style-name="T36">ini-<text:line-break/></text:span><text:span text:style-name="T3">tio in receusendis primis qualitatibus errata commisit; quas<text:line-break/>ne demonstrare quidem, cur tot sint numero, voluit, verum<text:line-break/>ita temere sermonem effutiit. Octo dicuntur qualitates pul-<text:line-break/>sus • comitari </text:span><text:span text:style-name="T7">αἱ διηχημέναι </text:span><text:span text:style-name="T3">quidem apud puros. Ego vero,<text:line-break/>quid sit ipsum </text:span><text:span text:style-name="T7">διηχημέναι, </text:span><text:span text:style-name="T3">conficere plane nequeo, neque<text:line-break/>enim nomen hoc apud quendam luveni Graecum. Quo </text:span><text:span text:style-name="T36">mi-<text:line-break/></text:span><text:span text:style-name="T3">nus, cui Archigenes rei tribuat, perspicio; idque quod </text:span><text:span text:style-name="T36">de</text:span></text:p>
      <text:p text:style-name="P6"><text:span text:style-name="T3">sua ipse lingua librum non conscripsit, ut ferit Chrysippus<text:line-break/>de nominibus, quae lu dialectica finxit: hac enim sola via<text:line-break/>eum assequeremur. Tamen ex tota oratione pro eo, </text:span><text:span text:style-name="T7">διηχημέ-<text:line-break/></text:span><text:span text:style-name="T6">vat,</text:span><text:span text:style-name="T3"> uti eum suspiceris, quod apud omnes est pervulgatum<text:line-break/>et creditum. Quanquam ne id quidem suspicari plane po-<text:line-break/>tes; nam non apud omnes alt, scd puros, quos ne ipfos<text:line-break/>quidem, qui fint, scimus; etsi scire nos oporteat, ut dis-<text:line-break/>ceptemus, an credendum iis citra demonstrationem sit,<text:line-break/>necne. Apud Aristotelem, certe lemmata audiri probabilia,<text:line-break/>quae omnibhs hominibus, - vel plurimis, vel sapientibus<text:line-break/>probantur';</text:span><text:span text:style-name="T11">r</text:span><text:span text:style-name="T3">liic an puri pro sapientibus accipiendi sint, me<text:line-break/>quidem praeterit. .Multo </text:span><text:span text:style-name="T15">certe </text:span><text:span text:style-name="T3">praestaret aliquam apponere<text:line-break/>si non sumam demonstrationem, at rationem susiicientem<text:line-break/>sermoni de octo qualitatibus, ut ne quis luitio statim quasi<text:line-break/>lu Moysi ct Christi' scholam impingat, leges audiat nulla<text:line-break/>constitutas demonstratione</text:span><text:span text:style-name="T15">, </text:span><text:span text:style-name="T3">idqne ubi minime deceat. Nam<text:line-break/>quum dicere de omnibus pulsibus, quod ex iis quae ante</text:span></text:p>
      <text:p text:style-name="P6"><text:span text:style-name="T3">scripsit conjicias, instituisset, quot sint, nulla nobis ratio-<text:line-break/>nali methodo voluit ob oculos ponere, sed disciplinam insti-<text:line-break/>tuit </text:span><text:span text:style-name="T17">empiricam</text:span><text:span text:style-name="T3">, octo apud puros dicens pervulgatas quahta-<text:line-break/>tes esse. Quid si quasdam illarum negligentius puri prae-<text:line-break/>terierint, statimne erunt nec ipsa quidem sua natura plures?<text:line-break/>an, quae puris placent, haec satis est retulisse pro veris, </text:span><text:span text:style-name="T17">id-<text:line-break/></text:span><text:span text:style-name="T3">que quum incertum </text:span><text:span text:style-name="T17">fit, </text:span><text:span text:style-name="T3">quinam isti sunt puri? utrum </text:span><text:span text:style-name="T17">qui<text:line-break/></text:span><text:span text:style-name="T3">literas didicerint, </text:span><text:span text:style-name="T17">vel </text:span><text:span text:style-name="T3">primas disciplinas, an cordati, </text:span><text:span text:style-name="T17">vel<text:line-break/></text:span><text:span text:style-name="T3">prudentes, vel sapientes?, ut nihili ducamus; quod qualita-<text:line-break/>tes appellavit principes et generales pulsuum differentias.<text:line-break/>Magnitudinis quidem et parvitatis certe </text:span><text:span text:style-name="T17">differentia quali-<text:line-break/></text:span><text:span text:style-name="T3">tas non est, nisitricubitale etiam in qualitate </text:span><text:span text:style-name="T17">pones; equi-<text:line-break/></text:span><text:span text:style-name="T3">dem quantum puterem. Sed et de magno et parvo </text:span><text:span text:style-name="T17">non par-<text:line-break/></text:span><text:span text:style-name="T3">ram scio disputationem extitisse, utrum quale significent, </text:span><text:span text:style-name="T17">an<text:line-break/></text:span><text:span text:style-name="T3">ad aliquid, an, id quod res habet, ad aliquid lu </text:span><text:span text:style-name="T17">quantitatis<text:line-break/></text:span><text:span text:style-name="T3">praedicamento sit, nullo tamen pacto </text:span><text:span text:style-name="T17">in </text:span><text:span text:style-name="T3">qualitatis, uti </text:span><text:span text:style-name="T17">nec<text:line-break/></text:span><text:span text:style-name="T3">rhythmus, nec ordinis perturbatio et ordo, nec </text:span><text:span text:style-name="T17">aequalitas et<text:line-break/></text:span><text:span text:style-name="T3">inaequalitas, quae </text:span><text:span text:style-name="T17">item </text:span><text:span text:style-name="T3">ex genere ad aliquid </text:span><text:span text:style-name="T17">manifestae sunt</text:span></text:p>
      <text:p text:style-name="P6"><text:span text:style-name="T17">Nam </text:span><text:span text:style-name="T15">etiam </text:span><text:span text:style-name="T17">commune genus existimare magnitudinem magni<text:line-break/>et parvi pulsus, vehementiam vehementis et languidi, </text:span><text:span text:style-name="T20">ce-<text:line-break/>leritatem</text:span><text:span text:style-name="T17"> celeris et turdi</text:span><text:span text:style-name="T15">, </text:span><text:span text:style-name="T17">et crebritatem crebri et ruri</text:span><text:span text:style-name="T20">, ita-<text:line-break/></text:span><text:span text:style-name="T40">que</text:span><text:span text:style-name="T36"> </text:span><text:span text:style-name="T17">deinceps in sequentibus, plenitudinem pleni et vacui,-<text:line-break/>duritiam duri et mollis, quis negabit majorcm in modum<text:line-break/>esse absurda ? Quod si uno cupiat nomiiie totum genus com-<text:line-break/>plecti, quin hoc in ordine et perturbatione ordinis,: in </text:span><text:span text:style-name="T20">ae-<text:line-break/>qualitate</text:span><text:span text:style-name="T17"> et inaequalitate sustinuit? Aut si in his commune<text:line-break/>praedicamentum non desiderat; quae erat necessitas cur re-<text:line-break/>quireret iu aliis differentiis? aut si in aliis ausus semel<text:line-break/>est Graecorum praeterire institutum, quid crebrilatem </text:span><text:span text:style-name="T36">de<text:line-break/></text:span><text:span text:style-name="T17">crebro dixit et raro pulsu, aequalitatem autem dicere de ae-<text:line-break/>quali et de inaequali nou fuit ausus ? Haec ego; quemadmo-<text:line-break/></text:span><text:span text:style-name="T36">dum </text:span><text:span text:style-name="T17">sibi constent mutuo, libenter didicerim; nam haec, ut </text:span><text:span text:style-name="T36">-<text:line-break/>sic </text:span><text:span text:style-name="T17">suspiciat Graecorum morem, illa, ut si contemnat et per-<text:line-break/>turbet, scribit. . In uno ergo primo genere, quia viam sibi<text:line-break/>munivit, ostendit in estis omnibus eandem rationem habitu-</text:span></text:p>
      <text:p text:style-name="P6"><text:span text:style-name="T3">rum, sed in audacia non permansit. Oportebat vero a pri-<text:line-break/>mo aut nihil consuetudinem imminuere, aut perpetuo con-<text:line-break/>tra consuetudinem audacem esse. Nam qni magnitudinem<text:line-break/>pulsus generatirn affirmavit dici, etenim parvum etiam ha-<text:line-break/>bere suam magnitudinem, deinde etiam vehementiam </text:span><text:span text:style-name="T17">cou-<text:line-break/></text:span><text:span text:style-name="T3">firmavit generatirn, quodam modo non solum de </text:span><text:span text:style-name="T17">vehemente,<text:line-break/></text:span><text:span text:style-name="T3">sed et de languido dici, statim in plenitudine labascit, </text:span><text:span text:style-name="T17">scri-<text:line-break/></text:span><text:span text:style-name="T3">bens fic: </text:span><text:span text:style-name="T6">Pleno pulsui et vacuo est commune quoddam </text:span><text:span text:style-name="T20">ge-<text:line-break/></text:span><text:span text:style-name="T6">nus , hoc nonnunquam plenitudo vocatur.</text:span><text:span text:style-name="T3"> ' Nam in hoc </text:span><text:span text:style-name="T17">ge-<text:line-break/></text:span><text:span text:style-name="T3">nere, nonnunquam, addidit: quod superioribus non </text:span><text:span text:style-name="T17">adjecit,<text:line-break/></text:span><text:span text:style-name="T3">quasi reprehendens jam veterem dictionis </text:span><text:span text:style-name="T17">usum confusum.<text:line-break/></text:span><text:span text:style-name="T3">Nam siisti quis objiciat.qui apud Graecos est educatus: </text:span><text:span text:style-name="T17">quae<text:line-break/>bone vir </text:span><text:span text:style-name="T3">in vacuo plenitudo inest ? . quid haec designas </text:span><text:span text:style-name="T17">in<text:line-break/></text:span><text:span text:style-name="T3">communes Graecorum dictiones praeter omnem morem? </text:span><text:span text:style-name="T17">ut<text:line-break/></text:span><text:span text:style-name="T3">hoc declinaret, addidit, </text:span><text:span text:style-name="T6">nonnunquam vocatur.</text:span><text:span text:style-name="T3"> </text:span><text:span text:style-name="T17">Enim vero<text:line-break/></text:span><text:span text:style-name="T3">nos rogabimus, quando autem? ubi? a quibus? hoc </text:span><text:span text:style-name="T17">enim<text:line-break/>vult </text:span><text:span text:style-name="T3">illud, </text:span><text:span text:style-name="T6">nonnunquam.</text:span><text:span text:style-name="T3"> llie vero librum producere </text:span><text:span text:style-name="T17">Grae-<text:line-break/></text:span><text:span text:style-name="T3">corum, ex quo usum illum confirmet, habebit </text:span><text:span text:style-name="T17">mulum; tau-</text:span></text:p>
      <text:p text:style-name="P6"><text:span text:style-name="T3">tum fortasse homlui satis erit dicere, aprni nautas, instito-<text:line-break/>res, caupones, et balneatores; nam ad istos semper testes<text:line-break/>confugiunt, ubi de nomine quaeratur.</text:span></text:p>
      <text:h text:style-name="Heading_20_2" text:outline-level="2">Cap. V.</text:h>
      <text:p text:style-name="P99"><text:span text:style-name="T3">Quaeres de nobis; quid? tibi tantineGrae-<text:line-break/>corum est ulus, ut nemini permittas de eo ne latum quidem<text:line-break/>unguem discedere? Non equidem, dicam, me herde et per<text:line-break/>omnes deos; imo fi vel </text:span><text:span text:style-name="T7">βέκος </text:span><text:span text:style-name="T3">velis panem appellare’more,<text:line-break/>Phrygum, nosti-a nihil rescrt, tantum me hoc primum doce<text:line-break/>idiorna linguae tuae, ut assequar: neque dixeris, </text:span><text:span text:style-name="T6">vocatur:<text:line-break/></text:span><text:span text:style-name="T3">omnino enim quaeram, ex te, apud quos? certe quidem<text:line-break/>non apud Graecos. Sed forsitan dicunt, </text:span><text:span text:style-name="T6">vocetur.</text:span><text:span text:style-name="T3"> At si<text:line-break/></text:span><text:span text:style-name="T36">quum </text:span><text:span text:style-name="T3">hoc dixeris, hiscere me amplius audias, capitis me<text:line-break/>damno. Nunc vero a quibusdam vocatur, dicis,' Graeco-j<text:line-break/>rum morem salsi insunulans; a quibusdam autem non abso-<text:line-break/></text:span><text:span text:style-name="T36">lute, </text:span><text:span text:style-name="T3">sed addito, nonnunquam, ut in plenitudine. Nam<text:line-break/></text:span><text:span text:style-name="T36">quid </text:span><text:span text:style-name="T3">tandem ait, haec nonnunquam plenitudo vocatur? Ve-<text:line-break/></text:span><text:span text:style-name="T36">rum </text:span><text:span text:style-name="T3">de plenitudine quidem haec, quum falleretur jam, suri-</text:span></text:p>
      <text:p text:style-name="P6"><text:span text:style-name="T3">psit, de duritie quum nondum laberetur. Scilicet dejecti<text:line-break/>jam victique prorsus ista verba sunt. Est autem mollitiei<text:line-break/>et duritiei pulsus commune quoddam genus; quae durities,<text:line-break/>si receptum sit, vocetur fortasse. • Neque hic amplius ausus<text:line-break/>est addere hoc, </text:span><text:span text:style-name="T6">nonnunquam durities vocatur.</text:span><text:span text:style-name="T3"> Tametsi<text:line-break/>nihilo </text:span><text:span text:style-name="T6">erat</text:span><text:span text:style-name="T3"> plenitudo duritie praestantior, ut quod ausus illic<text:line-break/>est, hic vereretur;: scd quod diri</text:span><text:span text:style-name="T15">, </text:span><text:span text:style-name="T3">paulatim labentibus simi-'<text:line-break/>lis esu </text:span><text:span text:style-name="T15">Atqui </text:span><text:span text:style-name="T3">majoris erat strenuitatis, puto</text:span><text:span text:style-name="T15">, </text:span><text:span text:style-name="T3">praecipitem -<text:line-break/>ruere, nonlabi pedetentim, neque nobis, neque sibi nego-<text:line-break/>tia facessere. Quae durities, inquit, si receptum sit, </text:span><text:span text:style-name="T36">voce-<text:line-break/></text:span><text:span text:style-name="T3">tur fortasse. </text:span><text:span text:style-name="T15">A </text:span><text:span text:style-name="T3">quibus fortasse, si receptum sit? a tuis </text:span><text:span text:style-name="T36">for-<text:line-break/></text:span><text:span text:style-name="T3">tassis haeredibus. Siquidem nos, quemadmodum monetam<text:line-break/>qualibet in urbe tesseram esse scimus emptionis et venditio-<text:line-break/>nis, quam qui adulterant, lu hos legislatores animadvertunt,<text:line-break/>sic linguarum insignia multa esse sciurus, quarum </text:span><text:span text:style-name="T36">tueri,<text:line-break/></text:span><text:span text:style-name="T3">quam quisque elegerit, volumus. Nos defendimus </text:span><text:span text:style-name="T36">commu-<text:line-break/></text:span><text:span text:style-name="T3">rtem linguam, quam vocant; sive una ea Atticorum est, </text:span><text:span text:style-name="T36">rnul-</text:span></text:p>
      <text:p text:style-name="P6"><text:span text:style-name="T17">tas enim fumpfit Atheniensurn lingua mutationes, sive om-<text:line-break/>nino alia quaepiam, nam alio in loco de hac re meam sen-<text:line-break/>tentiam aperio, et hanc studemus linguam fervere, neque lu<text:line-break/>ejus leges quicqnam committere, neque monetam inducere<text:line-break/>vocis adulterinam, neque depravare; qua si mecum cupis<text:line-break/>colloqui, primum eam fac addiscas. Sin alia quapiam ute-<text:line-break/>ris, id ipsum demonstra. Nam si de Graecis est, sane nec<text:line-break/>illa nos sugit, siquidem et Ionum et Aeoliorum et Dorio-<text:line-break/>rum revolvimus scripta. Sin autem nulla harum, sed est<text:line-break/>barbara aliqua, id ipsum dic : tantum ago, eam ut serves in-<text:line-break/>tegram et puram, quaecunque illa sit. Nec tria misti ex<text:line-break/>Cilicia verba asser, quatuor ex Syria, ex Galatia quinque,<text:line-break/>Athenis sex. Equidem tot linguas ediscere nequeo , ut ho-<text:line-break/>mines intelligarn adeo multarum linguarum. Bilinguis olim<text:line-break/>aliquis dicebatur, quod habebatur miraculum, hohro unus<text:line-break/>duas callens linguas, tu multas nos nis ediscere,- quum<text:line-break/>cdiscere te oporteat miam, tam propriam,, tam vero coni-</text:span></text:p>
      <text:p text:style-name="P6"><text:span text:style-name="T3">munem omnibus, tam etiam facundam, tam denique </text:span><text:span text:style-name="T17">huma-<text:line-break/></text:span><text:span text:style-name="T3">nam. Quod si linguarum voces barbararum advertas, per-<text:line-break/>spicies plane, alias porcorum lingnas, alias ranarum, </text:span><text:span text:style-name="T17">vel<text:line-break/></text:span><text:span text:style-name="T3">graculorum, vel corvorunr repraesentare, turpes et inho-<text:line-break/>uostas, vel ipsa figura linguae, labiorum, totiusque </text:span><text:span text:style-name="T17">adeo<text:line-break/></text:span><text:span text:style-name="T3">oris. Aut enim ex intimis fere faucibus non aliter ac </text:span><text:span text:style-name="T17">qui<text:line-break/></text:span><text:span text:style-name="T3">stertunt, loquuntur, aut labia distorquent fibilantque, </text:span><text:span text:style-name="T17">aut<text:line-break/></text:span><text:span text:style-name="T3">ubique vocem intendunt, aut nunquam prorsus , aut </text:span><text:span text:style-name="T17">maxi-<text:line-break/></text:span><text:span text:style-name="T3">me hiant, et linguam jactant, et os aperire nequaquam </text:span><text:span text:style-name="T20">va-<text:line-break/></text:span><text:span text:style-name="T6">lent,</text:span><text:span text:style-name="T3"> .linguamque habent otiosam, nec facile motam </text:span><text:span text:style-name="T17">atque<text:line-break/></text:span><text:span text:style-name="T3">quasi vinctam. Et tu jucundissimam negligishumanissimam-<text:line-break/>que linguam, ea florentem elegantia atque gratia, </text:span><text:span text:style-name="T17">et ex<text:line-break/></text:span><text:span text:style-name="T3">multis importunis ct absurdis congeris nomina? </text:span><text:span text:style-name="T17">Unam<text:line-break/></text:span><text:span text:style-name="T3">longe erat proclivius ornatissimam addiscere quam </text:span><text:span text:style-name="T17">fexceu-<text:line-break/></text:span><text:span text:style-name="T3">tas depravatas. At non tantum ipsi repudiant, scd </text:span><text:span text:style-name="T17">et nos<text:line-break/>cogunt,, </text:span><text:span text:style-name="T3">lu qua </text:span><text:span text:style-name="T17">educati </text:span><text:span text:style-name="T3">et </text:span><text:span text:style-name="T17">instituti lingua fumus,, </text:span><text:span text:style-name="T3">hac </text:span><text:span text:style-name="T17">dimissa,<text:line-break/></text:span><text:span text:style-name="T3">ediscere suam- Quid tu </text:span><text:span text:style-name="T17">non vis </text:span><text:span text:style-name="T3">bone </text:span><text:span text:style-name="T17">vir </text:span><text:span text:style-name="T3">addiscere </text:span><text:span text:style-name="T17">lin-</text:span></text:p>
      <text:p text:style-name="P6"><text:span text:style-name="T17">guam Graecam? Barbare, </text:span><text:span text:style-name="T15">ut </text:span><text:span text:style-name="T17">velis, simaveris. Tantum,<text:line-break/>ut ego permitto pro tuo tibi arbitrio loqui, sic mihi, ut do-<text:line-break/>ctus sum; concede, ut dicam. Patrem habui, qui adamus-<text:line-break/>sim teneret Graecam linguam, essetque doctor et paedago-<text:line-break/>gus Graecus; in his altus vocabulis sum, nescio tua. , Nec<text:line-break/>mercatorum mihi, aut cauponum, aut publicanorum usum<text:line-break/>nominum adducas. Non usus Ium istorum hominum con-<text:line-break/>snetndine, a puero in veterum versutus sum libris. Atque<text:line-break/>haec dico, nec ussi dixi tamen unquam, vel heus tu barbare<text:line-break/>sonas, vel soloecismum committis, vel parum bene et pro-<text:line-break/>prie appellasti. Imo loqui, ut volunt, omnibus per- me<text:line-break/>quidem licet, ut etiam gubernator dicat: Adducas pes, nil<text:line-break/>laboro. Phavorinus haec et Dion, non ego reprehendo;<text:line-break/>tantum sermonem volo intelligere. Qui si me quando per-<text:line-break/>plexum habet, ibi necessum quaerere mini est, qui interpre-<text:line-break/>tari nomen velit. Si aperit sensum, taceo : neque incuso,<text:line-break/>vel exprobro, . quod a consuetudine desciverit Graeco-<text:line-break/>runi. Una duntaxat milii cura, capiendi sensum sermonis.</text:span></text:p>
      <text:p text:style-name="P6"><text:span text:style-name="T3">Istis hoc, ut ridetur,, non satis est; sed quum nos utamur<text:line-break/>Graecorum nominibus, tum nos illi primum accusant, </text:span><text:span text:style-name="T36">atque<text:line-break/></text:span><text:span text:style-name="T3">nunc dialecticos agunt, nunc physicos quosdam, alias ora-<text:line-break/>tores, .nonnunquam grammaticos. Variis enim modis </text:span><text:span text:style-name="T36">nos<text:line-break/></text:span><text:span text:style-name="T3">divexant. Deinde quum quis in longiorem cum iis dispu-<text:line-break/>talionem necessario deductus, imperitiam detegat </text:span><text:span text:style-name="T36">omnium<text:line-break/></text:span><text:span text:style-name="T3">quae quasi nossent, jactabant, statim fui ipsi obliti, </text:span><text:span text:style-name="T36">quae<text:line-break/></text:span><text:span text:style-name="T3">initio esse utilia defendebant, haec ipsa accusant. Quis </text:span><text:span text:style-name="T36">est<text:line-break/></text:span><text:span text:style-name="T3">de istis audacibus, qui nobis non insultet, quando </text:span><text:span text:style-name="T36">disseren-<text:line-break/></text:span><text:span text:style-name="T3">tias dicamus pulsuum generum </text:span><text:span text:style-name="T6">tot esse, male</text:span><text:span text:style-name="T3"> differentias<text:line-break/>contendens nos dixisse, et multo etiam pejus </text:span><text:span text:style-name="T36">generum.<text:line-break/></text:span><text:span text:style-name="T3">Nos autem ut inanem contumeliam istorum vitemus, </text:span><text:span text:style-name="T36">age<text:line-break/></text:span><text:span text:style-name="T3">qualitates, dicimus, eas vocaveris, aut quomodocumque </text:span><text:span text:style-name="T36">cor-<text:line-break/></text:span><text:span text:style-name="T3">di tibi fit; neque enim de nominibus nos, scd de rebus </text:span><text:span text:style-name="T36">dis-<text:line-break/></text:span><text:span text:style-name="T3">putarnus. Nam quot pulsuum sint prima genera, </text:span><text:span text:style-name="T36">nosse<text:line-break/></text:span><text:span text:style-name="T3">refert, ne jam in prima.forte divisione genus integrum </text:span><text:span text:style-name="T36">prae-<text:line-break/></text:span><text:span text:style-name="T3">tereamus. Ili ne haec quidem .dicere nobis permittunt, </text:span><text:span text:style-name="T36">scd</text:span></text:p>
      <text:p text:style-name="P6"><text:span text:style-name="T17">statim os obturant, ac rei totius confirmant, non no</text:span><text:span text:style-name="T19">mini</text:span><text:span text:style-name="T17">s,<text:line-break/>esse ignorationem. Inde ea nos lu ie cogunt dicere, quae<text:line-break/>diceremus inviti. Mox convicti, primum non de re, scd<text:line-break/>de nomine quaeri; deinde nominibus usurpandis ipsos osten-<text:line-break/>disse, non nos, indignissime ferunt, et inutilem vocant, vel-<text:line-break/>ut de somno excitati, argutam illam et anxiam de nomini-<text:line-break/>bus sedulitatem; quali .vero aliud nos a primo dixerimus,<text:line-break/>aut contenderimus, ac non ipsi luitiurn introduxerint ista-<text:line-break/>rum ineptiarum. Octo dicis tu qualitates pulsum comitari.<text:line-break/>Dabo tibi hoc, qualitatis te nomine recte usum: de eo ver—<text:line-break/>burn non faciam. Oflendam non esse octo. Haec de re<text:line-break/>quaestio est, ad quam ego egregios hos sophistas provoco.<text:line-break/>Isti, quo hinc sese expediant, dum ego disputo, nomen asse<text:line-break/>quod prehendunt Quum jam in utrisque coarguti sint, re-<text:line-break/>bus simul et nominibus,, stomachantur. Erat vero prava<text:line-break/>de rebus sententia abjicienda, et ipsi nobis, ut nos ipsis no-</text:span></text:p>
      <text:p text:style-name="P6"><text:span text:style-name="T3">minibus uti pro arbitrio,permisimus, concedere deberent.<text:line-break/>Sed non permittunt Quare et ego de voce illorum pauca,<text:line-break/>necessitate adductus</text:span><text:span text:style-name="T17">, </text:span><text:span text:style-name="T3">dixi.</text:span></text:p>
      <text:h text:style-name="Heading_20_2" text:outline-level="2">Cap. VI.</text:h>
      <text:p text:style-name="P99"><text:span text:style-name="T3">Ac nunc etiam orabo; ut deposita de </text:span><text:span text:style-name="T17">no-<text:line-break/></text:span><text:span text:style-name="T3">minibus contentione, concedant nobis ex Graecorum </text:span><text:span text:style-name="T17">insti-<text:line-break/></text:span><text:span text:style-name="T3">tuto loqui, addiscantque male octo se qualitates ulcere </text:span><text:span text:style-name="T17">Ne-<text:line-break/>que </text:span><text:span text:style-name="T3">enim omnia prima genera pulsuum qualitates, </text:span><text:span text:style-name="T17">ut de-<text:line-break/></text:span><text:span text:style-name="T3">monstravimus, sunt. Quomodo igitur, inquiunt, dicendum<text:line-break/></text:span><text:span text:style-name="T17">est? </text:span><text:span text:style-name="T3">Hoc non', quo discant, quaerunt, sed ansam </text:span><text:span text:style-name="T17">ut ha-<text:line-break/></text:span><text:span text:style-name="T3">heant controversiae. Tu ergo respondebis, differentias </text:span><text:span text:style-name="T17">di-<text:line-break/></text:span><text:span text:style-name="T3">cendum esse primorum generum pulsuum; aut fic certe </text:span><text:span text:style-name="T17">dif-<text:line-break/></text:span><text:span text:style-name="T3">ferentiarum pulsuum pruna genera. Issi qualia genera, </text:span><text:span text:style-name="T17">ne-<text:line-break/>cessario rogabunt, </text:span><text:span text:style-name="T3">et quae, et quales differentias? </text:span><text:span text:style-name="T17">Tu<text:line-break/>etiam </text:span><text:span text:style-name="T3">ad hoc </text:span><text:span text:style-name="T17">illis </text:span><text:span text:style-name="T3">responde iu hunc modum: Primum </text:span><text:span text:style-name="T17">quaeso<text:line-break/></text:span><text:span text:style-name="T3">audi</text:span><text:span text:style-name="T17">, </text:span><text:span text:style-name="T3">quod generum: lude audies, quod primorum; </text:span><text:span text:style-name="T17">postea,<text:line-break/>quod </text:span><text:span text:style-name="T3">differentiarum. Atque quod generum, hinc </text:span><text:span text:style-name="T17">cognosces.</text:span></text:p>
      <text:p text:style-name="P6"><text:span text:style-name="T3">Dicitur quidam magnus pulsus, et ri contrarius parvus, ac<text:line-break/>quidum luter utrumque medius, moderatus in hoc genere.<text:line-break/>Ethercleest, qui longus vocatur, est qui brevis et latus<text:line-break/></text:span><text:span text:style-name="T17">et </text:span><text:span text:style-name="T3">angusius et altus et humilis et qui horum medii sunt<text:line-break/>moderati. Horum tibi, quos commemoravimus, unum esse<text:line-break/></text:span><text:span text:style-name="T17">pulsuum </text:span><text:span text:style-name="T3">genus censes qualitatem ? Innuent scilicet audace<text:line-break/></text:span><text:span text:style-name="T17">et </text:span><text:span text:style-name="T3">confidenti voce: tu cave, hac re cornmoveare; sume et<text:line-break/></text:span><text:span text:style-name="T17">recita </text:span><text:span text:style-name="T3">Archigenis illis librum primum, qni capitis hunc ha-<text:line-break/></text:span><text:span text:style-name="T17">bet </text:span><text:span text:style-name="T3">primum titulum, De magnitudine pulsus. Deinde ini-<text:line-break/></text:span><text:span text:style-name="T17">tium </text:span><text:span text:style-name="T3">tractatus fic ad verbum scriptum: </text:span><text:span text:style-name="T6">Magnitudo pulsus<text:line-break/></text:span><text:span text:style-name="T20">generatim </text:span><text:span text:style-name="T6">dicitur’</text:span><text:span text:style-name="T3"> obtinet </text:span><text:span text:style-name="T6">enim magnitudinem et parvus<text:line-break/>pulsus et magnus.</text:span><text:span text:style-name="T3"> Tum paulum revolvito librum et<text:line-break/></text:span><text:span text:style-name="T17">rursus </text:span><text:span text:style-name="T3">ex tractatu de vehementia hoc caput recita: </text:span><text:span text:style-name="T6">Jgitur<text:line-break/>genus esi vehementia- ejus species vehemens pulsus et<text:line-break/>languidds et medius.</text:span><text:span text:style-name="T3"> Iterum librum aliquantum revolve<text:line-break/></text:span><text:span text:style-name="T17">ac </text:span><text:span text:style-name="T3">principium recita tractatus de plenitudine, quod est hu-<text:line-break/></text:span><text:span text:style-name="T17">jusmodi: </text:span><text:span text:style-name="T6">Plenus pulsas et vacuus commune habent ae-<text:line-break/></text:span><text:span text:style-name="T20">nus .- </text:span><text:span text:style-name="T6">haec nonnunquam plenitudo vocatur. hc</text:span><text:span text:style-name="T3"> paulisper</text:span></text:p>
      <text:p text:style-name="P6"><text:span text:style-name="T3">intermitte recitationem </text:span><text:span text:style-name="T15">libri, </text:span><text:span text:style-name="T3">atque dic istis nihil novare<text:line-break/>nos, sed sequi Archigenem. Est enim omni in pulsu com-<text:line-break/>mune plurium differentiarum genus, ut hoc loco sunt ab<text:line-break/>Archigene tria haec genera commemorata, magnitudo, ve-<text:line-break/>hementia, plenitudo. Tum quartum dic deinceps eum<text:line-break/>scribere genus, duritiem. Atque caput recita, quod ita ha-<text:line-break/>bet:- </text:span><text:span text:style-name="T6">mollitiei esi et duritiei pulsas commune genus, quae<text:line-break/>durities, </text:span><text:span text:style-name="T50">si </text:span><text:span text:style-name="T6">receptum sit, vocetur sartajse.</text:span><text:span text:style-name="T3"> Clarius jam<text:line-break/>etiam in tractatu de ordiue </text:span><text:span text:style-name="T15">et </text:span><text:span text:style-name="T3">perturbatione ordinis aequa-<text:line-break/>litate et luaequalitate, genera dicens harum differentiarum<text:line-break/>nomen non sortita, hoc modo orditur Herophilus, qui ge-<text:line-break/>nerarim pulsuum protulit alias differentias hoc pacto : </text:span><text:span text:style-name="T6">Mag-<text:line-break/>nitudo, celeritas, vehementia, rhythmus; non conjunctim,<text:line-break/>scd sipeoiatim ordinis meminit et perturbationis ordinis<text:line-break/>atque aequalitatis et inaequalitatis.</text:span><text:span text:style-name="T3"> Unde curiosiores<text:line-break/>illum, qui generibus in partitione species opponat, repre-<text:line-break/>hendunt. Haec ad initium tractatus. Inserius, quum non</text:span></text:p>
      <text:p text:style-name="P6"><text:span text:style-name="T3">Herophili alterius, sed suam ipsius </text:span><text:span text:style-name="T15">tradit </text:span><text:span text:style-name="T3">mentem in capite<text:line-break/></text:span><text:span text:style-name="T17">de </text:span><text:span text:style-name="T3">ordine et perturbatione ordinis, quid nit ? Citius enim<text:line-break/></text:span><text:span text:style-name="T17">affirmaverim </text:span><text:span text:style-name="T3">genus esse sine nomine. Hoc autem quid sibi<text:line-break/></text:span><text:span text:style-name="T17">vult, </text:span><text:span text:style-name="T3">quod magnitudinis et parvitatis commune genus mag-<text:line-break/>nitudinem appellavit, vehementiae et remissionis vehe-<text:line-break/></text:span><text:span text:style-name="T17">mentiam, </text:span><text:span text:style-name="T3">plenitudinis et vacuitatis plenitudinem, duritiei<text:line-break/></text:span><text:span text:style-name="T17">et mollitiei </text:span><text:span text:style-name="T3">duritiem, celeritatis et tarditatis celeritatem,<text:line-break/></text:span><text:span text:style-name="T17">crebritatis </text:span><text:span text:style-name="T3">et raritatis crebritatem, at ordinis et pertur-<text:line-break/></text:span><text:span text:style-name="T17">bationis </text:span><text:span text:style-name="T3">ordinis mente quidem concipit, fed nomen non </text:span><text:span text:style-name="T6">po-<text:line-break/></text:span><text:span text:style-name="T17">test amborum </text:span><text:span text:style-name="T3">tale exprimere, quale magnitudinis et par-<text:line-break/></text:span><text:span text:style-name="T17">vitatis, </text:span><text:span text:style-name="T3">magnitudinem? Neque enim, ut illic parvo </text:span><text:span text:style-name="T17">pul-<text:line-break/>sui magnitudinem ait </text:span><text:span text:style-name="T3">suppetere , et hic dicere audet in inor-<text:line-break/></text:span><text:span text:style-name="T17">dinatum </text:span><text:span text:style-name="T3">cadere ordinem, neque vero etiam in inaequalem<text:line-break/></text:span><text:span text:style-name="T17">aequalitatenr. </text:span><text:span text:style-name="T3">Quare nec genus horum commune nomina-<text:line-break/></text:span><text:span text:style-name="T17">tur aequalitas.. </text:span><text:span text:style-name="T3">Itaque nomine nit vacare </text:span><text:span text:style-name="T17">harum </text:span><text:span text:style-name="T3">genera dis-<text:line-break/></text:span><text:span text:style-name="T17">ferentiarum. </text:span><text:span text:style-name="T3">Genera ergo secundum pulsuum differentias<text:line-break/></text:span><text:span text:style-name="T17">non nos </text:span><text:span text:style-name="T3">modo, scd Arciugenes esse dicit, scd Agathluus,</text:span></text:p>
      <text:p text:style-name="P6"><text:span text:style-name="T3">sed qui de pulsibus commentati </text:span><text:span text:style-name="T15">sunt, </text:span><text:span text:style-name="T3">pene omnes. Ubi er-<text:line-break/>go ab illis dissidemus ?' quod vocabulis nos magis utimur<text:line-break/>propius. Nam quum quandam Archigenes magnitudinis<text:line-break/>qualitatem dicat esse, alteram vehementiae, tertiam pleni-<text:line-break/>tudinis, quartam duritiei,, et quasdam praeterea celeritatis<text:line-break/>atque crebritatis, magnitudinis qualilalem nos quantitatem<text:line-break/>distentionis nominavimus. Neque est enim commune mag-<text:line-break/>nitudluis et parvitatis genus magnitudo potius quam al-<text:line-break/>bedinis et nigritiei albedo. Sed fi herum est color genus,<text:line-break/>quodnarn magni sit et parvi genus, quaerendum est; nam<text:line-break/>aut quantitas est, aut ad aliquid, aut conjuncta cum ad ali-<text:line-break/>quid quantisas. Neque enim sumus nescii multis generibus<text:line-break/>esse commune ad aliquid: siquidem albius et nigrius sunt<text:line-break/>in genere Coloris, et qualitas color est; jam superius atque<text:line-break/>inferius etiam lu genere ubi, maturius ilem et tardius in<text:line-break/>genere quando. Et vero etiam assis in pluribus generalibus<text:line-break/>praedicamentis ad aliquid versutus. Quid igitur admiratio-<text:line-break/>nis habet, si et in praedicamento quantitatis locum habet ?</text:span></text:p>
      <text:p text:style-name="P6"><text:span text:style-name="T3">Sane nihil mallem, si quidem posset, quam certo termino<text:line-break/>quantitatem distentionis appellare, sicut in multis pedale,<text:line-break/>cubitale, bicubitale, et ejuscemodi vocamus. Atqui quan-<text:line-break/>do ejuscemodi ex accidentibus nihil invenimus, quampro-<text:line-break/>xime ad certos accessimus. Nam quum teneamus quidem<text:line-break/>pulsum moderatum absolute, et moderatum ad singulos nos:<text:line-break/>excedentes modum, </text:span><text:span text:style-name="T15">et </text:span><text:span text:style-name="T3">qui infra modum sunt, damus ope-<text:line-break/>ram ut clare nominemus: atque sic interim dicimus: aut, si<text:line-break/>cum nemine loquamur, nobiscum certe cogitamus: Hic<text:line-break/>pulsus aliquanto est moderato major: alias, non paulo nic<text:line-break/>pulsu moderato major esu Idem etiam’ sic dicimus, bene<text:line-break/>major moderato, aut satis major, aut etiam absolute, hic<text:line-break/>magnus est pulsus r vel hoc modo, pulsus hic satis magnus<text:line-break/>est; velhercle, admodum est magnus hic pulsus: aut quum<text:line-break/>longius etiam intelligentiam protendimus; majorem in mo-<text:line-break/>dum dicimus magnum esse, aut denique maximum. Nam<text:line-break/>oiunes hae dictiones moderato majorem denuntiantes, majo- </text:span><text:span text:style-name="T27">,</text:span></text:p>
      <text:p text:style-name="P6"><text:span text:style-name="T3">rem excessum et desectum ostendunt. Quare optime valeas<text:line-break/>moderatum, qui requiritur, ostendere, modo moderatum<text:line-break/>cognoscas. In ipso enim majore, quam est moderatus, sa-<text:line-break/>tis est quinque facere, aut certe sex differentias. Eum qui<text:line-break/>excedat omnes, qui nobis animadvertendus etiam est, non<text:line-break/>secus ac moderatus, maximum vocabimus; qui medius est<text:line-break/>inter maximum et medium, magnum simpliciter. Jam in-<text:line-break/>terponendi huic et illi utrinque alii duo: unus paulo major<text:line-break/>moderato, alter, qui magno paulum concedit; alius jam qui<text:line-break/>magnum superet, alius qui proxiuius sit maximo. Haec<text:line-break/>adduxi, ut demonstrarem magnum et parvum, ut videan-<text:line-break/>tur esse quam maxime praedicamenti ad aliquid, quantita-<text:line-break/>tem significare. Quocirca nos, qui ut alme intalligant di-<text:line-break/>scipuli, curamus, </text:span><text:span text:style-name="T6">ex quantitate distentionis</text:span><text:span text:style-name="T3"> omnia dicimus<text:line-break/>illa nominata esse; simulque ulmn eos nominum docemus,<text:line-break/>nec perturbamus, quum parvitati dicamus magnitudinem in-<text:line-break/>este. Num si vel idiota sis et primarum disciplinarum irn-</text:span></text:p>
      <text:p text:style-name="P6"><text:span text:style-name="T3">peritus, quidvis potius quam hoc concedes; quas si antea<text:line-break/>attigisti, prosecto millies offendisti scriptas apud Graecos<text:line-break/>magnitudinem et parvitatem, esque ad concipiendum assue-<text:line-break/>tus, magnum habere magnitudinem atque parvum parvita-<text:line-break/>tem. Equidem novi quendam qui olirn Archigenis mini de<text:line-break/>pulsibus librum interpretaretur, qui parvo credebat nullam<text:line-break/>suppetere magnitudinem. </text:span><text:span text:style-name="T6">Nam si,</text:span><text:span text:style-name="T3"> inquit, </text:span><text:span text:style-name="T6">cuipiam adsit<text:line-break/>parvitas j etiam eidem aderunt ambae.</text:span><text:span text:style-name="T3"> Hic ego quum ta-<text:line-break/>cuissem, quantilatem, inquit, aut tale aliquid parvo cogeris<text:line-break/>suppetere, magnitudinem nequaquam. Haec ego, quia ut<text:line-break/>parum recta non valeo calumniari, neque instituendos ti-<text:line-break/>rones volo importune confundere, quando homonymum est<text:line-break/>magnitudo, et de his, quae bifariam dicuntur, satius esse<text:line-break/>dicendum duri, distentionis quantitatem multas differentias<text:line-break/>pulsuum complecti. Nam eum scio parvitatis esse apud<text:line-break/>Graecos usum, ut quoddam accidens et inseparatum a par-<text:line-break/>vis. Itaque Plato etiam ideas efficiebat magnitudinis et</text:span></text:p>
      <text:p text:style-name="P6"><text:span text:style-name="T3">parvitatis; ac harum vicissitudine magnum et parvum gene-<text:line-break/>rabat ratione. Atque his si quis omnibus praeteritis, nia-<text:line-break/>gnitudinem parvis pulsibus aliquam inesse concedat secun-<text:line-break/>dum alteram homonymorum significationem rariorem: sed<text:line-break/>et longis jam et brevibus et latis et angustis humllibusque,<text:line-break/>et altis, quum ejusdem sint generis cum magno et parvo,<text:line-break/>inesse dicat magnitudinem? Nam longus est, qui'longitu-<text:line-break/>dinem naturalem excedit; latus, qui latitudinem i altus, qui<text:line-break/>profunditatem; quorum intelligitur nullus in tribus dimen-<text:line-break/>sionibus arteriae, citra quas nulla constet magnitudo. Si-<text:line-break/>quidem quantitas unius dimensionis non magnitudo, scd<text:line-break/>longitudo est, ex qua aliquos longos et breves vocitamus,<text:line-break/>non magnos vel parvos. Neque vero ita lineam unquam<text:line-break/>appellamus, sed aut longam, aut brevem. Verum enim vero<text:line-break/>illa demum quae trifariam corpora dimensa sint, magna di-<text:line-break/>cimus et parva. Atque adeo ipse Archigenes magnitudinem<text:line-break/>esse pulsus ait tumorem assurgentis arteriae. Atqui tumo-</text:span></text:p>
      <text:p text:style-name="P6"><text:span text:style-name="T3">re linea caret, quae solis trifariam dimenfis convenit. Pro-<text:line-break/>inde omnes clare, vel de illius sententia, a magnitudinis<text:line-break/>genere, qui ex una dimenfione nomen sortiti pulsus sunt,<text:line-break/>rejiciuntur. Quare aut peculiare faciat ipfis genus , ut ma-<text:line-break/>giro et parvo magnitudinem; aut, nisi faciat, non magni<text:line-break/>tantum et parui quaerat commune genus, sed etiam longi<text:line-break/>et brevis, lati et angusti, alti et humilis, caeterorurnque<text:line-break/>adeo iu iis moderatorum. Verum praeter quantitatem,<text:line-break/>quod de omnibus dicatur in communi, nihil habebit. At-<text:line-break/>que ita evadet quoque clara doctrina et distincta. Nam<text:line-break/>quis est tam plumbeus, ut nou assequatur, quum dicitur,<text:line-break/>quantitatis arteriarum distentionis? Ubi quantitatem unius<text:line-break/>dimensionis demonstrare volumus, haec usurpamus nomina;<text:line-break/>eum qui superat naturalem longitudinem longum; qui inse-<text:line-break/>rior est ea, brevem appellamus. Simili modo qui justa la-<text:line-break/>titudine est latior latum; qui ei contrarius est, angullum;<text:line-break/>atque proportione horuni altum et humilem in profundi-</text:span></text:p>
      <text:p text:style-name="P6"><text:span text:style-name="T3">tatis dimensione. At vero quantitatem in trinis dimensio-<text:line-break/>nibus ad hunc modum vocamus , majorem in modunr </text:span><text:span text:style-name="T17">undi-<text:line-break/></text:span><text:span text:style-name="T3">que ultra moderatum auctum magnum, et omni ex </text:span><text:span text:style-name="T17">parte<text:line-break/></text:span><text:span text:style-name="T3">diminutum parvum; qui modum servet prorsus aequum,<text:line-break/>moderatum huuc appellamus. Quum vero a proportione<text:line-break/>tres illae dimensiones, discedunt, atque aliqua vel aliquae<text:line-break/>illarum imminuuntur vel exuperaut, quatuor et viginti </text:span><text:span text:style-name="T17">na-<text:line-break/></text:span><text:span text:style-name="T3">scuntur differentiae pulsuum • quas nos quo viginti </text:span><text:span text:style-name="T17">septem<text:line-break/></text:span><text:span text:style-name="T3">esse obtinentium tres dimeusiones pulsuum universas </text:span><text:span text:style-name="T17">diffe-<text:line-break/></text:span><text:span text:style-name="T3">rentias ostenderemus, cum praedictis tribus in tabella </text:span><text:span text:style-name="T17">pro-<text:line-break/></text:span><text:span text:style-name="T3">posuimus. Namque hoc visum mihi est horum referre, </text:span><text:span text:style-name="T17">qui<text:line-break/></text:span><text:span text:style-name="T3">jam primum ad commentationem addiscendam de </text:span><text:span text:style-name="T17">pulsibus<text:line-break/></text:span><text:span text:style-name="T3">appulerunt, omnium teuere eorum singusis in </text:span><text:span text:style-name="T17">generibus nu-<text:line-break/></text:span><text:span text:style-name="T3">merum </text:span><text:span text:style-name="T17">; </text:span><text:span text:style-name="T3">id quod priores neglexerunt. Sed nis sane </text:span><text:span text:style-name="T17">venia<text:line-break/></text:span><text:span text:style-name="T3">danda est: quid enim cum istis lucteris qui omnino </text:span><text:span text:style-name="T17">concide-<text:line-break/>runt? </text:span><text:span text:style-name="T3">Archigenem vero qui non jure accusem? </text:span><text:span text:style-name="T17">quem ad<text:line-break/>ea </text:span><text:span text:style-name="T3">oportebat invenienda dialectica uti; ille ubi </text:span><text:span text:style-name="T17">minluie de-</text:span></text:p>
      <text:p text:style-name="P6"><text:span text:style-name="T3">cet, illic male eam ostentat, obtundens tantum discipulos,<text:line-break/>nihil interim docens. Atqui praestabat, parata dividendi<text:line-break/>cornponendique via et ratione</text:span><text:span text:style-name="T15">, </text:span><text:span text:style-name="T3">numerum per eam omnium<text:line-break/>differentiarum pulsuum investigare, non tamen ostentare iis<text:line-break/>qui jam senes demum ad discendum sese conferunt, sed ne<text:line-break/>indicare quidem hoc ipsum tironibus, esse rationem et viam<text:line-break/>qua constat tabella. Nam </text:span><text:span text:style-name="T15">iis </text:span><text:span text:style-name="T3">qui humanis studiis non sunt<text:line-break/>instituti, nequicquam dicas</text:span><text:span text:style-name="T15">: </text:span><text:span text:style-name="T3">qui illis imbuti sunt, prius ex<text:line-break/>rebus ipfis quam tu admoneas, rationem illam et viam co-<text:line-break/>gnoscant. Qui ergo factum est, ut nemo istorum quisquam<text:line-break/>dividendi videatur ratione usus ad numerum cuj usque gene-<text:line-break/>ris differentiarum ineundum, neque ad invenienda prima<text:line-break/>componendi ? Quanquarn ' dialecticis solis utendi facultas<text:line-break/>datur harum viarum rationumque, interim ab indivisis et<text:line-break/>numero infinitis ad’ primum illud ascendentibus omnium ge-<text:line-break/>nus, per eas quae in medio sunt, genericasque ac speciales<text:line-break/>differentias; interim vero ab illo primo genere rursus </text:span><text:span text:style-name="T15">ad<text:line-break/></text:span><text:span text:style-name="T3">infinitum pergentibus per easdemmet, quae lu medio sunt,<text:line-break/>differentias. Sed horum est ausus nullus ulla constituere</text:span></text:p>
      <text:p text:style-name="P6"><text:span text:style-name="T3">via et ratione numerum, vel primorum generum, vel ab<text:line-break/>distributis proficiscentium differentiarum. Verum nos qui-<text:line-break/>dem hoc efferimus, et quasi via progredientes, viginti<text:line-break/>septem pulsuum repetimus qui tres habent dimensiones; et<text:line-break/>eorum novem qui unam, urium commune genus, quantita-<text:line-break/>tem distentionis arteriae. Quod si etiam contractionem est<text:line-break/>tactu cognoscere, et in hac quoque erunt scilicet totidem<text:line-break/>differentiae. Sed de hac re in libris De dignoscendis pulsi-<text:line-break/>bus disceptabimus.</text:span></text:p>
      <text:h text:style-name="Heading_20_2" text:outline-level="2">Cap. Vll.</text:h>
      <text:p text:style-name="P99"><text:span text:style-name="T3">At vero Archigenes, hujus enim solius<text:line-break/>aequum est meminisse, post IIerophiIum inclamantes Home-<text:line-break/>ricum illud.</text:span></text:p>
      <text:p text:style-name="P3"><text:span text:style-name="T6">Unicus ille supit, ttbi mens involvitur umbris,<text:line-break/></text:span><text:span text:style-name="T3">non in nominibus modo videtur, sed longe etiam in rebus prius<text:line-break/>confusus esse. Quo fit, ut palfim sc non percipiat sucum<text:line-break/>pugnare. Discas id ex his ipsis verbis: </text:span><text:span text:style-name="T6">Sunt porro alii</text:span></text:p>
      <text:p text:style-name="P6"><text:span text:style-name="T20">pulsus</text:span><text:span text:style-name="T25">, </text:span><text:span text:style-name="T20">hique nec medii, nec magni, nec parvi, ex magni-<text:line-break/>tudine censientur, vel ex magnitudinis dimensionibus.</text:span><text:span text:style-name="T17"> Mox<text:line-break/>subdit: </text:span><text:span text:style-name="T20">Est enim pulsus, quum longitudine arteria dis-<text:line-break/>tenditur insigni, Jed latitudine angusia, et humilius etiam<text:line-break/>Juhlata-, vocetur longus. Alter, quum lata qttidem disien-<text:line-break/>ti°, scd humilis et longitudine brevis occurrit • appelletur<text:line-break/>latusr Tertius, ubi admodum attollitur, angusta tamen et<text:line-break/>longitudine esi brevis, esi autem huc rarior • vocetur altus.<text:line-break/></text:span><text:span text:style-name="T17">Hic erat illi de iis propositum dicere qui unam habent di-<text:line-break/>mensionem, remotis reliquis duabus: sed de instituto argu-<text:line-break/>mento abductus est, quod de illis etiam scribat qui tribus<text:line-break/>dimensionibus intelliguntur. Nam eorum primum non </text:span><text:span text:style-name="T20">lon-<text:line-break/>gum</text:span><text:span text:style-name="T17"> modo, verum etiam angustum et humilem fecit, neque<text:line-break/>id tantum conceptione, scd et verbis. Nam quid ait?<text:line-break/>Quum longitudine arteria distenditur insigni, scd latitudine<text:line-break/>augusta et humilius est sublata. Nam latitudine angusta<text:line-break/>angustum pulsum significat, et humilius sublata humilem.</text:span></text:p>
      <text:p text:style-name="P6"><text:span text:style-name="T3">Inde secundum, non latum tantum, sed etiam humilem </text:span><text:span text:style-name="T17">et<text:line-break/></text:span><text:span text:style-name="T3">brevem </text:span><text:span text:style-name="T17">sccit, tam conceptu </text:span><text:span text:style-name="T3">quam verbis. Eodem </text:span><text:span text:style-name="T17">tertium<text:line-break/></text:span><text:span text:style-name="T3">modo, non altunr solum, verum etiam angustum et brevem;<text:line-break/>quum sint hi tres de iis qui trinis dimenfionibus dicuntur<text:line-break/>viginti septem </text:span><text:span text:style-name="T17">quos </text:span><text:span text:style-name="T3">in </text:span><text:span text:style-name="T17">labella </text:span><text:span text:style-name="T3">proscripsimus. </text:span><text:span text:style-name="T17">Scriptus est<text:line-break/></text:span><text:span text:style-name="T3">autcm, qui hic primus relatus est, lu tabella nonus, </text:span><text:span text:style-name="T17">hoc<text:line-break/></text:span><text:span text:style-name="T3">pacto: Longus, angustiis; humilis. Qui hic secundus </text:span><text:span text:style-name="T17">est,<text:line-break/></text:span><text:span text:style-name="T3">primus et vigesimus </text:span><text:span text:style-name="T17">est in tabella deicriptus </text:span><text:span text:style-name="T3">in hunc </text:span><text:span text:style-name="T17">rno-<text:line-break/></text:span><text:span text:style-name="T3">duin: Brevis, latus, humilis. Tertius hic in </text:span><text:span text:style-name="T17">tabella est<text:line-break/></text:span><text:span text:style-name="T3">vigesimus quintus, qui sic scriptus est: Brevis, angustus, </text:span><text:span text:style-name="T17">al-<text:line-break/></text:span><text:span text:style-name="T3">lus. Quare aut initium de iis </text:span><text:span text:style-name="T17">sermonis immutet, ubi ma-<text:line-break/></text:span><text:span text:style-name="T3">gnitudinem dicit eorum spectari; aut magnitudinis </text:span><text:span text:style-name="T17">certe di-<text:line-break/></text:span><text:span text:style-name="T3">menfiones fiurpliciter tradat pro magnitudine; 'aut </text:span><text:span text:style-name="T17">quando<text:line-break/></text:span><text:span text:style-name="T3">appofitunr est, </text:span><text:span text:style-name="T17">ex </text:span><text:span text:style-name="T6">dimensionibus magnitudinis,</text:span><text:span text:style-name="T3"> ne </text:span><text:span text:style-name="T17">in ma-<text:line-break/>gnitudjuis </text:span><text:span text:style-name="T3">amplius </text:span><text:span text:style-name="T17">differentiis eos numeret Nam qnid<text:line-break/></text:span><text:span text:style-name="T3">quaerit, </text:span><text:span text:style-name="T17">utrum de </text:span><text:span text:style-name="T3">his </text:span><text:span text:style-name="T17">illos </text:span><text:span text:style-name="T3">esse </text:span><text:span text:style-name="T17">qui trinis </text:span><text:span text:style-name="T3">simul </text:span><text:span text:style-name="T17">dimensioni-<text:line-break/></text:span><text:span text:style-name="T3">bus aestimantur, an de iliis qui tantum </text:span><text:span text:style-name="T17">una? Utrobique</text:span></text:p>
      <text:p text:style-name="P6"><text:span text:style-name="T17">est </text:span><text:span text:style-name="T3">enim defectus. Si eos qui trinis aestimantur dimensio-<text:line-break/></text:span><text:span text:style-name="T17">nibus, </text:span><text:span text:style-name="T3">accipimus, quum omnes praetermittuntur unius ni-<text:line-break/></text:span><text:span text:style-name="T17">mensionis</text:span><text:span text:style-name="T3">, </text:span><text:span text:style-name="T17">qui </text:span><text:span text:style-name="T3">novem munero </text:span><text:span text:style-name="T17">sunt</text:span><text:span text:style-name="T3">; </text:span><text:span text:style-name="T17">tum </text:span><text:span text:style-name="T3">alii </text:span><text:span text:style-name="T17">desiderantur<text:line-break/>octodecim, </text:span><text:span text:style-name="T3">qui </text:span><text:span text:style-name="T17">trium </text:span><text:span text:style-name="T3">simul aestimantur </text:span><text:span text:style-name="T17">dimensionum. </text:span><text:span text:style-name="T3">Ita<text:line-break/></text:span><text:span text:style-name="T17">enim </text:span><text:span text:style-name="T3">novem </text:span><text:span text:style-name="T17">tantum </text:span><text:span text:style-name="T3">videbitur mentionem fecisse; </text:span><text:span text:style-name="T17">trium qui<text:line-break/>primi commemorati sunt, magni, parvi </text:span><text:span text:style-name="T3">mediique </text:span><text:span text:style-name="T17">inter<text:line-break/>eos; </text:span><text:span text:style-name="T3">deinde trium, quorum hic meminit; </text:span><text:span text:style-name="T15">ad </text:span><text:span text:style-name="T3">haec trium<text:line-break/></text:span><text:span text:style-name="T17">aliorum qui nis sunt oppositi, quos postea </text:span><text:span text:style-name="T3">adducit. </text:span><text:span text:style-name="T17">Ad<text:line-break/>haec </text:span><text:span text:style-name="T3">frustra hoc orationi additum est</text:span><text:span text:style-name="T17">, </text:span><text:span text:style-name="T3">ex </text:span><text:span text:style-name="T6">magnitudinis di-<text:line-break/></text:span><text:span text:style-name="T20">mensionibus</text:span><text:span text:style-name="T6">,</text:span><text:span text:style-name="T3"> sat enim dicere absolute </text:span><text:span text:style-name="T17">erat, </text:span><text:span text:style-name="T3">ex </text:span><text:span text:style-name="T6">magnitudine.<text:line-break/></text:span><text:span text:style-name="T17">Contra </text:span><text:span text:style-name="T3">fi </text:span><text:span text:style-name="T17">de his qui </text:span><text:span text:style-name="T3">una dimeusione aestimantur, </text:span><text:span text:style-name="T17">existirne-<text:line-break/>mernus </text:span><text:span text:style-name="T3">eum haec scribere: Primum </text:span><text:span text:style-name="T17">alienum </text:span><text:span text:style-name="T3">sit reliquorum </text:span><text:span text:style-name="T17">-<text:line-break/>duorum in singusis </text:span><text:span text:style-name="T3">meminisse. </text:span><text:span text:style-name="T17">Deinde non jam octodecim'<text:line-break/>caeterurn quatuor et </text:span><text:span text:style-name="T3">viginti illos </text:span><text:span text:style-name="T17">ex tabella reliquerit. Ter-<text:line-break/>tio </text:span><text:span text:style-name="T3">male </text:span><text:span text:style-name="T17">ridebitur </text:span><text:span text:style-name="T3">dicere </text:span><text:span text:style-name="T17">ex </text:span><text:span text:style-name="T3">magnitudine censeri eos: </text:span><text:span text:style-name="T17">quum<text:line-break/>non ex magnitudine </text:span><text:span text:style-name="T3">fit dicendum, sed </text:span><text:span text:style-name="T17">ex </text:span><text:span text:style-name="T3">magnitudinis di-<text:line-break/></text:span><text:span text:style-name="T17">rnenfionibus; fi quidem tumor, ut </text:span><text:span text:style-name="T3">ipse </text:span><text:span text:style-name="T17">asseruit, est magni-<text:line-break/>tudo. Quanquam non </text:span><text:span text:style-name="T3">solum </text:span><text:span text:style-name="T17">longitudo per </text:span><text:span text:style-name="T3">se, </text:span><text:span text:style-name="T17">fed nunc-</text:span></text:p>
      <text:p text:style-name="P6"><text:span text:style-name="T3">prosunditas vel latitudo est tumor, caeterurn, ut etiam ap-<text:line-break/>pellatur, dimensio. Neque sane perinde est tumor, et </text:span><text:span text:style-name="T17">tu-<text:line-break/></text:span><text:span text:style-name="T3">moris una dimensio. In utrumque igitur incurrit plane </text:span><text:span text:style-name="T17">Ar-<text:line-break/></text:span><text:span text:style-name="T3">chigenis oratio, quod nec distincte, nec distribute dixit, scd<text:line-break/>intelligentia veluti ambigua. Caeterurn in quam ille partem<text:line-break/>potius acceperit, si divinando oportet pronuntiare, vel </text:span><text:span text:style-name="T17">id<text:line-break/></text:span><text:span text:style-name="T3">audebo. Equidem voluisse dixerim hos describere qui </text:span><text:span text:style-name="T17">una<text:line-break/></text:span><text:span text:style-name="T3">dimensione intelliguntur: idque adeo ipsum initio </text:span><text:span text:style-name="T17">innuisse,<text:line-break/></text:span><text:span text:style-name="T3">quum dicit, </text:span><text:span text:style-name="T6">Vel ex magnitudinis dimensionibus $</text:span><text:span text:style-name="T3"> sed </text:span><text:span text:style-name="T17">in<text:line-break/></text:span><text:span text:style-name="T3">narrando offendisse, uti toto in libro, et animo </text:span><text:span text:style-name="T17">conturbato<text:line-break/></text:span><text:span text:style-name="T3">fuisse et attonito. Nam quod hominem lateret esse </text:span><text:span text:style-name="T17">septem<text:line-break/></text:span><text:span text:style-name="T3">et viginti eos qui tribus simul dimensionibus </text:span><text:span text:style-name="T17">intelliguntur,<text:line-break/></text:span><text:span text:style-name="T3">maximum est argumentum</text:span><text:span text:style-name="T17">, </text:span><text:span text:style-name="T3">crassa ratione </text:span><text:span text:style-name="T17">minirneque distin-<text:line-break/></text:span><text:span text:style-name="T3">cta de illis statuisse. </text:span><text:span text:style-name="T17">Nam </text:span><text:span text:style-name="T3">ejus esse hoc </text:span><text:span text:style-name="T17">institutum, et ab<text:line-break/></text:span><text:span text:style-name="T3">hoc illum deflectere invitum. </text:span><text:span text:style-name="T17">ex </text:span><text:span text:style-name="T3">suprapositis </text:span><text:span text:style-name="T17">liqueti Nam<text:line-break/></text:span><text:span text:style-name="T3">quid tandem </text:span><text:span text:style-name="T17">mox subdit </text:span><text:span text:style-name="T3">? </text:span><text:span text:style-name="T17">Etenim, quum etiam duae ali-<text:line-break/></text:span><text:span text:style-name="T3">quae </text:span><text:span text:style-name="T17">saepenurnero dimensiones concurrant, ut simul et bre-</text:span></text:p>
      <text:p text:style-name="P6"><text:span text:style-name="T3">vis sit et humilis, vel brevis et angustus, atque lu alia<text:line-break/>conjugatione longus et latus, veI longus et altus, pro-<text:line-break/>fecto hinc planum est eos illum, quos diximus, una tan-<text:line-break/>tum dimensione accipi velle. Hos siquidem duabus dimen-<text:line-break/>sionibus dumtaxat scribit, tertiae statum praetermittit. Nam<text:line-break/>quid dicit? Etenim quum etiam duae aliquae saepenurnero<text:line-break/>dimensiones concurrant, ut firnul et brevis sit et humilis.<text:line-break/>Nam lu hac oratione, qui brevis fimpliciter sit, cognoscen-<text:line-break/>dum est, et qui humilis simpliciter; alloqui nos fugiet brevis<text:line-break/>simul et humilis. Quin nec longus pariter ac latus, nisi ante<text:line-break/>utrumque feparatim cornmentere, erit clerus. Primum<text:line-break/></text:span><text:span text:style-name="T36">enim </text:span><text:span text:style-name="T3">longus </text:span><text:span text:style-name="T36">seorsum </text:span><text:span text:style-name="T3">est iutelligendus, </text:span><text:span text:style-name="T36">deinde </text:span><text:span text:style-name="T3">seorsum ipse<text:line-break/></text:span><text:span text:style-name="T36">etiam </text:span><text:span text:style-name="T3">latus; </text:span><text:span text:style-name="T36">postea </text:span><text:span text:style-name="T3">illorum intessigentiae committendae una<text:line-break/></text:span><text:span text:style-name="T36">sunt; </text:span><text:span text:style-name="T3">ac tum dices denique longum simul et latum. Qua-<text:line-break/>propter fit, ut a se ipse quidem consusus manifeste dissideat.<text:line-break/></text:span><text:span text:style-name="T36">Nam </text:span><text:span text:style-name="T3">longum non </text:span><text:span text:style-name="T36">satis </text:span><text:span text:style-name="T3">habuit dicere, </text:span><text:span text:style-name="T40">quum </text:span><text:span text:style-name="T6">longitudine ar-<text:line-break/></text:span><text:span text:style-name="T40">teria </text:span><text:span text:style-name="T6">distenditur insigni,</text:span><text:span text:style-name="T3"> fieri; essi </text:span><text:span text:style-name="T36">hoc unum </text:span><text:span text:style-name="T3">sufficiebat;<text:line-break/>sed frultra addidit, fed </text:span><text:span text:style-name="T6">latitudine </text:span><text:span text:style-name="T40">angusta </text:span><text:span text:style-name="T6">et humilius</text:span></text:p>
      <text:p text:style-name="P6"><text:span text:style-name="T6">etiam fublata.</text:span><text:span text:style-name="T3"> Rursus latum parum erat dicere, </text:span><text:span text:style-name="T6">quum<text:line-break/>lata quidem distentio-</text:span><text:span text:style-name="T3"> verum subjicit, </text:span><text:span text:style-name="T6">scd humilis et </text:span><text:span text:style-name="T20">lon-<text:line-break/></text:span><text:span text:style-name="T6">gitudine brevis occurrit.</text:span><text:span text:style-name="T3"> At si hae </text:span><text:span text:style-name="T17">mihi </text:span><text:span text:style-name="T3">sunt, </text:span><text:span text:style-name="T17">Archige-<text:line-break/></text:span><text:span text:style-name="T3">nes, notiones observandae, quum longum eundem et </text:span><text:span text:style-name="T17">latum<text:line-break/></text:span><text:span text:style-name="T3">intelligam, quod subdis fieri? Nam a longi notione </text:span><text:span text:style-name="T17">tu ipse<text:line-break/></text:span><text:span text:style-name="T3">latitudinem disclusisti, et a lati longitudinem, ut fic dicam.<text:line-break/>Atqui haec luter se pugnant plane: quum primo loco a </text:span><text:span text:style-name="T17">longi<text:line-break/></text:span><text:span text:style-name="T3">notione abstrahat latum, retineat secundo. </text:span><text:span text:style-name="T17">Non aliter in<text:line-break/></text:span><text:span text:style-name="T3">lato et alto, primum a reliquis duabus dimensionibus </text:span><text:span text:style-name="T17">sepa-<text:line-break/></text:span><text:span text:style-name="T3">rat longitudinem, deinde servat In </text:span><text:span text:style-name="T17">has ille omnes osten-<text:line-break/></text:span><text:span text:style-name="T3">siones nominibus exponendis, eo quod in ipsis rebus </text:span><text:span text:style-name="T17">multo<text:line-break/></text:span><text:span text:style-name="T3">ante lapsus sit, incidit. In nulla enim disciplina </text:span><text:span text:style-name="T17">videtur<text:line-break/></text:span><text:span text:style-name="T3">usus ratione, </text:span><text:span text:style-name="T17">vel </text:span><text:span text:style-name="T3">dividendi, vel </text:span><text:span text:style-name="T17">componendi. Ne dicam<text:line-break/></text:span><text:span text:style-name="T3">illi usu venisse, quod vulgo solet </text:span><text:span text:style-name="T17">et indoctis, </text:span><text:span text:style-name="T3">ut </text:span><text:span text:style-name="T17">naturae<text:line-break/></text:span><text:span text:style-name="T3">frequenter </text:span><text:span text:style-name="T17">compositionem </text:span><text:span text:style-name="T3">in prima </text:span><text:span text:style-name="T17">et simplicia dissolvere</text:span></text:p>
      <text:p text:style-name="P6"><text:span text:style-name="T3">conetur; </text:span><text:span text:style-name="T15">frequenter autem, quando nihil horum </text:span><text:span text:style-name="T3">separatirn,<text:line-break/>vel per se potest </text:span><text:span text:style-name="T15">esse, resistat, et se </text:span><text:span text:style-name="T3">ad compositum reci-<text:line-break/></text:span><text:span text:style-name="T17">piat. </text:span><text:span text:style-name="T3">Rursus quando </text:span><text:span text:style-name="T15">compositum </text:span><text:span text:style-name="T3">indigestam nec distinctam<text:line-break/>obtinet disciplinam, omninoque plebejam et rudem, ni lu<text:line-break/>prima dissectum sit, </text:span><text:span text:style-name="T15">a </text:span><text:span text:style-name="T3">divisione nesciat manum abstinere,<text:line-break/></text:span><text:span text:style-name="T17">inde </text:span><text:span text:style-name="T3">ab compositum iterum divertat; quod intelligentia ne-<text:line-break/></text:span><text:span text:style-name="T17">queat </text:span><text:span text:style-name="T3">distinguere fingula fimplicia. Atque hunc orbem re-<text:line-break/></text:span><text:span text:style-name="T17">petens </text:span><text:span text:style-name="T3">et volutatus semper inter extrema, intessigentiis<text:line-break/>ambiget, nec ulla ratione nis se puguantiis possit explicare.<text:line-break/>Omnino qui dialecticum se sarit, hoc volo meditatum </text:span><text:span text:style-name="T17">plane<text:line-break/>esse, </text:span><text:span text:style-name="T3">nt quicquid aggrediatur, fi fit compositum, redigat ad<text:line-break/></text:span><text:span text:style-name="T17">prima </text:span><text:span text:style-name="T3">notione et simplicia; non quod separatirn unquam<text:line-break/></text:span><text:span text:style-name="T17">et </text:span><text:span text:style-name="T3">sola appareant, nam hoc effici non possit, </text:span><text:span text:style-name="T17">sed quod mente<text:line-break/>fola </text:span><text:span text:style-name="T3">concipi possint, nec cogitando haec </text:span><text:span text:style-name="T17">cum ulla conjunga-<text:line-break/>mus </text:span><text:span text:style-name="T3">differentia, quibus sunt necessario </text:span><text:span text:style-name="T17">alligata. Nam </text:span><text:span text:style-name="T3">ut<text:line-break/></text:span><text:span text:style-name="T17">simum </text:span><text:span text:style-name="T3">hominem lutelligimus et </text:span><text:span text:style-name="T17">aquilum, neque magnus </text:span><text:span text:style-name="T3">is'<text:line-break/></text:span><text:span text:style-name="T17">sit an </text:span><text:span text:style-name="T3">parvus, albus an niger, </text:span><text:span text:style-name="T17">corpulentus an gracilis </text:span><text:span text:style-name="T3">sit,</text:span></text:p>
      <text:p text:style-name="P4"><text:span text:style-name="T3">nosse nobis est opus,, fic altum quendam lutelligimus pul-<text:line-break/>sum, non desiderantes longitudinem vel latituclinem ejus<text:line-break/>cognoscere. Quapropter qui nullum, ajunt longum supplici-<text:line-break/>ter pulsum se complecti animo (nam omnino oportere eum<text:line-break/>aliqua praeditum esse latitudine et profunditate) rudes sunt<text:line-break/>primarum disciplinarum </text:span><text:span text:style-name="T6">i</text:span><text:span text:style-name="T3"> quas didicisse eos </text:span><text:span text:style-name="T6">et</text:span><text:span text:style-name="T3"> lu 'illis tri-<text:line-break/>tos oportebat esse, atque ad nos tum denique sc conferre.<text:line-break/>Qnia enim solus non"possit longus consistere, continuo, nec<text:line-break/>ialelligi confirmant folum posse. Quin ergo nec fimum ho-<text:line-break/>minem cogitent separatirn, nec aquilum, nisi ejus norint<text:line-break/>omnia reliqua, - magnus sit an parvus, corpulentus an gra-<text:line-break/>cilis, niger an albus, Graecus an barbarus, malus an bo-<text:line-break/></text:span><text:span text:style-name="T46">e</text:span><text:span text:style-name="T44"> </text:span><text:span text:style-name="T3">nus, valens an aegrotus, juvenis </text:span><text:span text:style-name="T6">an senex.</text:span><text:span text:style-name="T3"> Quid hoc au-<text:line-break/>tem? nonne importunum est, longum se quendam et altum<text:line-break/></text:span><text:span text:style-name="T6">et</text:span><text:span text:style-name="T3"> latum simul fateri intelligere ac uno nomine magnum<text:line-break/>appestaie, .longum non posse feorsum et folum concipere?<text:line-break/>Quali vero non eadem ratio sit cum toto pulsu magni ac<text:line-break/>longi cum magno. Nam ut longus feparatim et solus stat</text:span></text:p>
      <text:p text:style-name="P6"><text:span text:style-name="T3">nullus sine aliqua </text:span><text:span text:style-name="T15">profunditate, et </text:span><text:span text:style-name="T3">latitudine, </text:span><text:span text:style-name="T15">ita </text:span><text:span text:style-name="T3">neque ima-<text:line-break/>gnus est ullus pulsus, nisi simul celer, vel tardus, vel </text:span><text:span text:style-name="T17">ve-<text:line-break/></text:span><text:span text:style-name="T3">hemens, vel languidus sit, vel particeps aliarum sit diffe-<text:line-break/>rentiarum. Imo vero</text:span><text:span text:style-name="T15">, </text:span><text:span text:style-name="T3">ut cogites omnibus differentiis arte-<text:line-break/></text:span><text:span text:style-name="T17">riam </text:span><text:span text:style-name="T3">moveri, separatirn non possit unquam moveri; quis<text:line-break/>enim extra corpus arteriam etiam conspexit pulsare ? Om-<text:line-break/></text:span><text:span text:style-name="T17">uino </text:span><text:span text:style-name="T3">itaque est in toto corpore, et- </text:span><text:span text:style-name="T6">nervo'</text:span><text:span text:style-name="T3">alicui incumbit,<text:line-break/></text:span><text:span text:style-name="T17">isque </text:span><text:span text:style-name="T3">qualitatem habet et quantitatem; subjicitur porro've-<text:line-break/></text:span><text:span text:style-name="T17">nae, </text:span><text:span text:style-name="T3">et haec est qualitatis et quantitatis particeps;’ circum-<text:line-break/>jiciunturjam corpora illi multa atque omnia, hinc progres--</text:span><text:span text:style-name="T27">...<text:line-break/></text:span><text:span text:style-name="T17">sus </text:span><text:span text:style-name="T3">sine quibus consistere pulsus non valet recenseas^ Sed .<text:line-break/></text:span><text:span text:style-name="T17">vir </text:span><text:span text:style-name="T3">prudens, si haec subaudiat disserentem, de assistentibus<text:line-break/>aliquem rogaverit, Num iste scilicet ludit</text:span><text:span text:style-name="T17">, </text:span><text:span text:style-name="T3">vel insanit, qui<text:line-break/></text:span><text:span text:style-name="T17">haec </text:span><text:span text:style-name="T3">nugetur? Quid? quae sine assis esse non possunt, non-<text:line-break/></text:span><text:span text:style-name="T17">ne </text:span><text:span text:style-name="T3">mera fatuitas est et magna vanitas, ne cogitatione qui-<text:line-break/></text:span><text:span text:style-name="T17">dem </text:span><text:span text:style-name="T3">repraesentari citra illa profiteri ? Nam longum qui-<text:line-break/></text:span><text:span text:style-name="T17">dem pulsum, </text:span><text:span text:style-name="T3">nisi aliqua conjuncta </text:span><text:span text:style-name="T17">sit </text:span><text:span text:style-name="T3">profunditas et latitudo,<text:line-break/></text:span><text:span text:style-name="T17">non </text:span><text:span text:style-name="T3">esse posse, nemo causam dicit. </text:span><text:span text:style-name="T17">Atqui </text:span><text:span text:style-name="T3">hoc non erat</text:span></text:p>
      <text:p text:style-name="P6"><text:span text:style-name="T17">propositum; sed anne lutelligi quidem possit absque illis.<text:line-break/>Nam.sicc si quis dicat, artes imprudens evertat omnes, at-<text:line-break/>que adeo; omnem, lu vita alum nominum. Etenim curandi<text:line-break/>artem-quis unquam vestium /pleuritici Dionis didicit ? nemo<text:line-break/>vero. </text:span><text:span text:style-name="T36">; i </text:span><text:span text:style-name="T17">Omnino. :non. mhomine pleuritico ,’scd in commen-<text:line-break/>tatione fpecierum.et genenum artes positae funt; primum<text:line-break/>pro/ipsu. affectu .certis, sumptis distinctionibus; siquidem<text:line-break/>vel ad claviculam dolorem.,, vel ad.praecordia pertinere co-<text:line-break/>gitamus: </text:span><text:span text:style-name="T36">; </text:span><text:span text:style-name="T17">neque hic Dionem usquam vel Theonem una<text:line-break/>concipimus; delude superiorem statum, et praesentem spe-<text:line-break/>ctamus. Abundantia laborat pleuriticus, . aut contra, de-<text:line-break/>sectu;,humorum;•-bonos.'fuccos habet, veI malos; atque<text:line-break/>ntrunque scilicet ’ nuiicne primum, an jampridem?. Et'si<text:line-break/>jampridem, utrum a victus ratione,an natura; neque </text:span><text:span text:style-name="T36">hic<text:line-break/></text:span><text:span text:style-name="T17">quidem usquam Dion vel Theon. Neque vero etiam, ubi<text:line-break/>de temperamento aegroti agimus, Dionem . necesse est- vel<text:line-break/>Theonem appellare,, aut animo conripere, aut aliquo modo<text:line-break/>desiderare.. Nam .ea ratione Geometriam.' sustolli quid atti-</text:span></text:p>
      <text:p text:style-name="P6"><text:span text:style-name="T3">net referre, liquisse nec lineam nec superficiem dicat con-<text:line-break/>cipere, quod carere solido corpore non possint. Quid cun-t<text:line-break/>ctas' res mundi, quae a se divelli mutuo non possunt, anne<text:line-break/>absurdum, si ne lutelligi quidem separatirn admittas? Sed-<text:line-break/>eam importunitatem nunquam ferret Archigenes, imo contra<text:line-break/>facere ille semper advertitur, dissolvens singula in prima et<text:line-break/>simpliria:. verum deflectit ab instituto interdum et aberrat<text:line-break/>invitus, quod parum,, ut equidem censeo,- sit exercitatus.<text:line-break/>Certe in. re proposita, quod dico', perlpirias non obscure<text:line-break/></text:span><text:span text:style-name="T6">Etenim</text:span><text:span text:style-name="T3"> quum etiam </text:span><text:span text:style-name="T6">duae,</text:span><text:span text:style-name="T3"> inquit, </text:span><text:span text:style-name="T6">aUquae.Jaepcnumerc<text:line-break/>dimensiones concurrant, ut simul et brevis.sit, et humilis?<text:line-break/></text:span><text:span text:style-name="T3">nos separavimus hos, qui duabus intelliguntur, ab illis qui<text:line-break/>singulis dimeusionibus: tum quod hos ,. • qui trinis dimensio-<text:line-break/>nibus intelliguntur,. .qui sunt viginti septem, prius docere<text:line-break/>non possem, .quam singulas dimensiones,'intelligere separa-<text:line-break/>tim assuefecissem, mine, augeri,nunc.minui, nunc mode-<text:line-break/>rasas: esse, et in naturali statu persistere; tum quod multa<text:line-break/>nos ex una dimensione cognoscere possumus. Nam ut cer-</text:span></text:p>
      <text:p text:style-name="P6"><text:span text:style-name="T3">tam rem demonstrare'magnus pulsus folet, ita etiani altus<text:line-break/>sulus, non simul cum ipIo aliis dimensionibus animo </text:span><text:span text:style-name="T17">con-<text:line-break/></text:span><text:span text:style-name="T3">ceptis, At vero pulsus duarum dimensionum nec ad </text:span><text:span text:style-name="T17">viani<text:line-break/></text:span><text:span text:style-name="T3">et rationem quicquam faciunt eorum' qui trinis simul </text:span><text:span text:style-name="T17">dimen-<text:line-break/></text:span><text:span text:style-name="T3">sionihus intelliguntur, et a dividendi sunt methodo </text:span><text:span text:style-name="T17">abducti;<text:line-break/></text:span><text:span text:style-name="T3">unde etiam disciplinam habent, quae nulla arte </text:span><text:span text:style-name="T17">constat,<text:line-break/></text:span><text:span text:style-name="T3">frustra tironem detinentes; ut si quis ita doceat, pulsum<text:line-break/>dicens esse aliquem magnum simul et celerem, alium </text:span><text:span text:style-name="T17">rna-<text:line-break/></text:span><text:span text:style-name="T3">gnum simulque vehementem, alium item celerem et </text:span><text:span text:style-name="T17">vehe-<text:line-break/></text:span><text:span text:style-name="T3">mentem; itaque progressus duos copulet: quod ne </text:span><text:span text:style-name="T17">ipse fe-<text:line-break/></text:span><text:span text:style-name="T3">cit Archigenes, ut quod nullius sit artis nulliusque </text:span><text:span text:style-name="T17">prope<text:line-break/></text:span><text:span text:style-name="T3">rationis et usus.. Interdum enim ex omnibus differentiis<text:line-break/>tum nos volumus constitutum lutelligere tum ars </text:span><text:span text:style-name="T17">requirit </text:span><text:span text:style-name="T27">,<text:line-break/></text:span><text:span text:style-name="T3">ut cognoscamus, ut propositae rei totam naturam perspicis-<text:line-break/>mus. Interdum in sunplices reducimus differentias, </text:span><text:span text:style-name="T17">quod<text:line-break/></text:span><text:span text:style-name="T3">absque eo exacte compositum non lutelligamus. Nam </text:span><text:span text:style-name="T17">nisi<text:line-break/></text:span><text:span text:style-name="T3">totam rei naturam </text:span><text:span text:style-name="T17">in unum </text:span><text:span text:style-name="T3">complecti atque </text:span><text:span text:style-name="T17">in unadiffe-</text:span></text:p>
      <text:p text:style-name="P6"><text:span text:style-name="T3">rentia et simplici valeas consistere, nulla erit ars, nulla<text:line-break/></text:span><text:span text:style-name="T17">via; </text:span><text:span text:style-name="T3">vel ratio, nulla etiam utilitas.</text:span></text:p>
      <text:h text:style-name="Heading_20_2" text:outline-level="2">Cap. VIII.</text:h>
      <text:p text:style-name="P99"><text:span text:style-name="T3">Quamobrem nos primum pulsuum uni-<text:line-break/></text:span><text:span text:style-name="T17">versarn </text:span><text:span text:style-name="T3">naturam deduxluius in differentias, quae ipsam </text:span><text:span text:style-name="T17">con-<text:line-break/>stituunt, </text:span><text:span text:style-name="T3">atque hanc quantitatis distentionis appellavimus,<text:line-break/></text:span><text:span text:style-name="T17">illam </text:span><text:span text:style-name="T3">qualitatis ictus, aliam qualitatis tunicae, aliasque </text:span><text:span text:style-name="T17">or-<text:line-break/>dine </text:span><text:span text:style-name="T3">commemoratas. Delude in his </text:span><text:span text:style-name="T17">ipsis </text:span><text:span text:style-name="T3">rursus simplices<text:line-break/></text:span><text:span text:style-name="T17">reqnisivimus </text:span><text:span text:style-name="T3">notiones, ut quam habet rationem disserentia<text:line-break/></text:span><text:span text:style-name="T17">quantitatis </text:span><text:span text:style-name="T3">distentionis ad tutam pulsuum </text:span><text:span text:style-name="T17">ex </text:span><text:span text:style-name="T3">omnibus con-<text:line-break/></text:span><text:span text:style-name="T17">statam </text:span><text:span text:style-name="T3">naturam, ita aliud reperiamus similiter habens ad<text:line-break/></text:span><text:span text:style-name="T17">hanc </text:span><text:span text:style-name="T3">ipsam. </text:span><text:span text:style-name="T17">Nam </text:span><text:span text:style-name="T3">hoc genus, ut universam </text:span><text:span text:style-name="T17">pulsus natu-<text:line-break/>ram </text:span><text:span text:style-name="T3">consicit, </text:span><text:span text:style-name="T17">ita </text:span><text:span text:style-name="T3">idem iturum dimensionem essicit quamlibet.<text:line-break/></text:span><text:span text:style-name="T17">Sed </text:span><text:span text:style-name="T3">duas </text:span><text:span text:style-name="T17">concipere </text:span><text:span text:style-name="T3">dimensiones nihil refert, nec ad totmn<text:line-break/></text:span><text:span text:style-name="T17">pulsum </text:span><text:span text:style-name="T3">absolvendum, nec ad unam quantitatem distentionis;<text:line-break/></text:span><text:span text:style-name="T17">unde supervacaneum </text:span><text:span text:style-name="T3">de iis fit sermonem habere, et </text:span><text:span text:style-name="T17">nos </text:span><text:span text:style-name="T3">de-<text:line-break/></text:span><text:span text:style-name="T17">dita </text:span><text:span text:style-name="T3">opera praetermisimus. Contra male Archigenes eum<text:line-break/></text:span><text:span text:style-name="T17">veluti </text:span><text:span text:style-name="T3">dilaceravit, et sex duntaxat commemoratis conjuga-</text:span></text:p>
      <text:p text:style-name="P6"><text:span text:style-name="T3">tionibus, aliam unam sirpra viginti praeteriit. Siquidem<text:line-break/>differentiae uniuscujusque dimensionis sunt omnes omnibus<text:line-break/>aliarum copulandae, ut in unaquaque binarum dimensionum<text:line-break/>copulatione existant novem differentiae, omnes viginti sc-<text:line-break/>ptem; Adscribam unam, ex qua de reliquis etiam licebit<text:line-break/>discere.</text:span></text:p>
      <text:p text:style-name="P78"><text:span text:style-name="T3">i</text:span><text:span text:style-name="T15"><text:tab/></text:span><text:span text:style-name="T3">Longus ......<text:tab/>Latus</text:span></text:p>
      <text:p text:style-name="P79"><text:span text:style-name="T3">2</text:span><text:span text:style-name="T15"><text:tab/></text:span><text:span text:style-name="T3">Longus<text:tab/>Moderatus</text:span></text:p>
      <text:p text:style-name="P80"><text:span text:style-name="T3">3</text:span><text:span text:style-name="T15"><text:tab/></text:span><text:span text:style-name="T3">Longus<text:tab/>Angusius</text:span></text:p>
      <text:p text:style-name="P81"><text:span text:style-name="T27">i-</text:span><text:span text:style-name="T15"><text:tab/></text:span><text:span text:style-name="T27">, • </text:span><text:span text:style-name="T3">• - .<text:tab/></text:span><text:span text:style-name="T30">t' •</text:span></text:p>
      <text:p text:style-name="P82"><text:span text:style-name="T3">. 4 Latus<text:tab/>Moderatus</text:span></text:p>
      <text:p text:style-name="P82"><text:span text:style-name="T3">5 Moderatus<text:tab/>Moderatus</text:span></text:p>
      <text:p text:style-name="P82"><text:span text:style-name="T27">. i j </text:span><text:span text:style-name="T3">6 Angustus<text:tab/>Moderatus</text:span></text:p>
      <text:p text:style-name="P82"><text:span text:style-name="T3">7 Brevis<text:tab/>Latus</text:span></text:p>
      <text:p text:style-name="P82"><text:span text:style-name="T3">8 Brevis<text:tab/>Moderatus</text:span></text:p>
      <text:p text:style-name="P82"><text:span text:style-name="T3">g Brevis<text:tab/>Angustus</text:span></text:p>
      <text:p text:style-name="P6"><text:span text:style-name="T17">In </text:span><text:span text:style-name="T3">hac ergo </text:span><text:span text:style-name="T15">tabella </text:span><text:span text:style-name="T3">longitudinis tres ' differentias com-<text:line-break/>plicantes cum tribus latitudinis novem effecimus differen-<text:line-break/></text:span><text:span text:style-name="T17">tias. </text:span><text:span text:style-name="T3">Altera erit eodem modo tabella, cum tribus longitu-<text:line-break/></text:span><text:span text:style-name="T17">diuis </text:span><text:span text:style-name="T3">differentiis conjunctas prosunditatis tres habens. Ter-<text:line-break/></text:span><text:span text:style-name="T17">tia </text:span><text:span text:style-name="T3">praeterea, in qua profunditatis tribus tres copulabuntur<text:line-break/></text:span><text:span text:style-name="T17">latitudinis.. </text:span><text:span text:style-name="T3">Neque est obscurum quin singulae tabestae no-<text:line-break/></text:span><text:span text:style-name="T17">venas </text:span><text:span text:style-name="T3">complectantur conjugationes, </text:span><text:span text:style-name="T17">itaque </text:span><text:span text:style-name="T3">omnes' </text:span><text:span text:style-name="T17">viginti.<text:line-break/>septem </text:span><text:span text:style-name="T3">sint. Jam igitur apertum</text:span><text:span text:style-name="T15">, </text:span><text:span text:style-name="T3">horum qui blui </text:span><text:span text:style-name="T17">intelli-,<text:line-break/>guntur, </text:span><text:span text:style-name="T3">praetermisisse Archigenem permultos, ut etiam alio-<text:line-break/></text:span><text:span text:style-name="T17">rum. </text:span><text:span text:style-name="T3">Nos autem hos omisimus ob causas quas exposuimus,<text:line-break/></text:span><text:span text:style-name="T17">scd </text:span><text:span text:style-name="T3">tradidimus eos qui singulis dimensionibus </text:span><text:span text:style-name="T17">intelliguntur,<text:line-break/>numero </text:span><text:span text:style-name="T3">novem; atque' eos qui trinis </text:span><text:span text:style-name="T17">simul, quos in tabella<text:line-break/>descripsimus, </text:span><text:span text:style-name="T3">septem'et viginti. Quorum ferimus </text:span><text:span text:style-name="T17">omnium<text:line-break/>commune </text:span><text:span text:style-name="T3">genus, non magnitudinem,, </text:span><text:span text:style-name="T17">verum </text:span><text:span text:style-name="T3">quantitatem<text:line-break/>distensionis, explicamusque piilsuunr differentias </text:span><text:span text:style-name="T17">quasdam<text:line-break/>nominibus, </text:span><text:span text:style-name="T3">aliquas definitionibus; </text:span><text:span text:style-name="T17">neque enim nomina om-<text:line-break/>nes sortitae </text:span><text:span text:style-name="T3">sunt </text:span><text:span text:style-name="T17">et imponere </text:span><text:span text:style-name="T3">abs </text:span><text:span text:style-name="T17">re ducimus nova, quan-</text:span></text:p>
      <text:p text:style-name="P6"><text:span text:style-name="T3">do definitiones commonstrare nihilo sane secius valent. Equi-'<text:line-break/>dem non multo pejus existimem, scd multo etiam docere<text:line-break/>quam ipsa nomina definitiones melius, quod, ut alia omit-<text:line-break/>tam, plerasque etiam differentias iu alias plures, ut in </text:span><text:span text:style-name="T17">ma-<text:line-break/></text:span><text:span text:style-name="T3">gno pulsu demonstravimus, diffindunt; quippe cujus </text:span><text:span text:style-name="T17">rursus<text:line-break/></text:span><text:span text:style-name="T3">sex concipias differentias et definitione explices, si </text:span><text:span text:style-name="T17">quen-’<text:line-break/>dam </text:span><text:span text:style-name="T3">ex issis maximum et conceperis et vocaveris </text:span><text:span text:style-name="T17">eum qui<text:line-break/></text:span><text:span text:style-name="T3">a moderato distat quam plurimum; aliquem simpliciter</text:span><text:span text:style-name="T17">ma-<text:line-break/></text:span><text:span text:style-name="T3">gnum, qui inter maximum et moderatum medium locum </text:span><text:span text:style-name="T17">te-<text:line-break/></text:span><text:span text:style-name="T3">net; ac inter utrunque alias duas differentias statuas, </text:span><text:span text:style-name="T17">licet<text:line-break/></text:span><text:span text:style-name="T3">unam paulo moderato majorem, alteram, quae paulum </text:span><text:span text:style-name="T17">in-<text:line-break/></text:span><text:span text:style-name="T3">fra-maximum sit. Nam hujuscemodi divisionem, </text:span><text:span text:style-name="T17">neminem.<text:line-break/></text:span><text:span text:style-name="T3">fugit qui operam vel studium in operibus artis posuit</text:span><text:span text:style-name="T17">, ma-<text:line-break/></text:span><text:span text:style-name="T3">gno usui esse ad praesagiendum. Etenim in calido, </text:span><text:span text:style-name="T17">frigido,<text:line-break/></text:span><text:span text:style-name="T3">sicco, bumido, breviter omnibus qnae </text:span><text:span text:style-name="T17">ad </text:span><text:span text:style-name="T3">artem pertinent, </text:span><text:span text:style-name="T17">in&gt;<text:line-break/></text:span><text:span text:style-name="T3">minima facultas dividendi et parvorum excessuum </text:span><text:span text:style-name="T17">observa-<text:line-break/></text:span><text:span text:style-name="T3">tio </text:span><text:span text:style-name="T17">viri est </text:span><text:span text:style-name="T3">cum prudentis tum </text:span><text:span text:style-name="T17">vero experti </text:span><text:span text:style-name="T3">in </text:span><text:span text:style-name="T17">operibus,</text:span></text:p>
      <text:p text:style-name="P6"><text:span text:style-name="T17">nihilque </text:span><text:span text:style-name="T3">potius ducentis quam scopum artis lu angustum<text:line-break/>quam maxime cogere. Non tamen in principio lustitutionis<text:line-break/></text:span><text:span text:style-name="T17">ea est </text:span><text:span text:style-name="T3">sumenda divifio, nam discipulis ea res minus• doctis<text:line-break/></text:span><text:span text:style-name="T17">non </text:span><text:span text:style-name="T3">parum confusionis asseret ; docti unuiu ex commemora-<text:line-break/></text:span><text:span text:style-name="T17">tis </text:span><text:span text:style-name="T3">intelligenti Quae causa fuit quamobrem nec eorum in'<text:line-break/></text:span><text:span text:style-name="T17">primo </text:span><text:span text:style-name="T3">commentario meminerimus: scd ne nunc quidem di-<text:line-break/>xerimus, nisi omnem pulsuum qui ex quantitate nominantur<text:line-break/></text:span><text:span text:style-name="T17">et </text:span><text:span text:style-name="T3">intelliguntur, statuissemus acervum ob oculos ponere. Si-<text:line-break/></text:span><text:span text:style-name="T17">quidem </text:span><text:span text:style-name="T3">excessus pulsuum qui una dimensione intelliguntur,<text:line-break/></text:span><text:span text:style-name="T17">et </text:span><text:span text:style-name="T3">desectus a principio potes dividere, ut in magno dernon-<text:line-break/></text:span><text:span text:style-name="T17">stravimus </text:span><text:span text:style-name="T3">Kain moderati soli suigulis generibus singuli<text:line-break/></text:span><text:span text:style-name="T17">sunt </text:span><text:span text:style-name="T3">et indivisi; alii plures divisiones recipiunt, sua quidem<text:line-break/></text:span><text:span text:style-name="T17">natura </text:span><text:span text:style-name="T3">infinitus; quod enim genus majorem vel minorem<text:line-break/>excessum et defectum obtinet, infinitas necesse est habeat<text:line-break/>differentias. At non ad sensum tamen sic habent, sed ut<text:line-break/></text:span><text:span text:style-name="T17">ad </text:span><text:span text:style-name="T3">illos te melius vel-pejus exercitaveris, ita modo vel<text:line-break/>minutulas differentias percipere poteris, modo insignes tau-</text:span></text:p>
      <text:p text:style-name="P6"><text:span text:style-name="T3">tum. Siquidem et musicus vocis excessus non ad tonum et<text:line-break/>fenritonum tantum,, scd et ad elementum ipsum usque et<text:line-break/>minimum sonum satis assequitur, idiota nec duorum exces-<text:line-break/>sum tonorum potest audire. Nam nos quidem, ut nunc est,<text:line-break/>nostrum Pensum exposuimus. Assequimur in.moderati ex-<text:line-break/>cessu et desectu cujusque generis differentias pulsuum sex</text:span><text:span text:style-name="T17">;<text:line-break/></text:span><text:span text:style-name="T3">fed tironibus primum unam aut alteram, sutis est de illis<text:line-break/>sentire et discernere a moderato illas posse.. Tractu </text:span><text:span text:style-name="T17">certe<text:line-break/></text:span><text:span text:style-name="T3">temporis , si hac in re versentur diu, primum in duas </text:span><text:span text:style-name="T17">par-<text:line-break/></text:span><text:span text:style-name="T3">tes fortasse eas partiri, deinde lu tres et quatuor </text:span><text:span text:style-name="T17">poterunt.<text:line-break/></text:span><text:span text:style-name="T3">Haec ideo omnia, . ut multorum pulsuum esse declaremus<text:line-break/>urium genus disseruimus. Refert tamen etiam suo </text:span><text:span text:style-name="T17">nomine<text:line-break/></text:span><text:span text:style-name="T3">ea. cognoscere: nosquehis, qui in disciplinis prosectum </text:span><text:span text:style-name="T17">jam<text:line-break/></text:span><text:span text:style-name="T3">fecerunt, haec dicimus, quibus scilicet solis </text:span><text:span text:style-name="T17">dictarimus.<text:line-break/>Ergo </text:span><text:span text:style-name="T3">esse quoddam genus pulfuum, qui in quantitate </text:span><text:span text:style-name="T17">disten-<text:line-break/></text:span><text:span text:style-name="T3">sionis consistunt, satis ostensum est.</text:span></text:p>
      <text:h text:style-name="P2" text:outline-level="2">Cap. IX.</text:h>
      <text:p text:style-name="P99"><text:span text:style-name="T13">Jam.de </text:span><text:span text:style-name="T3">primis esse generibus, memini enim<text:line-break/>hoc quoque recepisse demonstraturum, hac potissimum ratio-<text:line-break/>ne perspicias, si in singulis perinde aliis generibus coneris<text:line-break/>commentari, atque nunc in hoc fecimus. Id quod in hunc<text:line-break/>modum maxime feceris, si lu singulis tractandis cousideres,<text:line-break/>ecquod. supremum genus esse possit et hujus generis, quod<text:line-break/>est quantitatis distentionis, et ejus quod cum </text:span><text:span text:style-name="T5">illo</text:span><text:span text:style-name="T3"> proponi-<text:line-break/>tur. Age enim, quandoquidem celer quidam est et turdus<text:line-break/>et moderatus in arteriae motu pulsus, atque horum com-<text:line-break/>mune genus qualitas est motus, quod lu commentariis De<text:line-break/>dignoscendis pulsibus demonstramus, ecquod invenire com-,<text:line-break/>mune genus valeamus qualitatis et quantitatis, attendendum<text:line-break/>nobis esu Si nequeamus, lu prima referemus genera; tum<text:line-break/>quantitatem distentionis, tum qualitatem motus. Sed quan-<text:line-break/>do et qualitas corporis arteriae aliud genus fit pulsuum,<text:line-break/>scilicet lu quo mollis sit et durus et moderatus lu flatu<text:line-break/>arteriae tunicae, videndum est rursus quodnam horum sit</text:span></text:p>
      <text:p text:style-name="P6"><text:span text:style-name="T3">commune genus: hujus dico </text:span><text:span text:style-name="T15">de </text:span><text:span text:style-name="T3">quo nunc egimus et illius<text:line-break/>qui lu distentionis quantitate consistit. Si nihil reperiatur,<text:line-break/>ex primis etiam est hoc censendum. Nam quod </text:span><text:span text:style-name="T17">exercitatum<text:line-break/></text:span><text:span text:style-name="T3">requirit lu praedicamentis horum commentatio , </text:span><text:span text:style-name="T17">apertum<text:line-break/>puto </text:span><text:span text:style-name="T3">esse ut quum, quae iu quaestionem venerunt, </text:span><text:span text:style-name="T17">in unum<text:line-break/></text:span><text:span text:style-name="T3">ambo praedicamentum cogantur,, non commune </text:span><text:span text:style-name="T17">tamen ul-<text:line-break/></text:span><text:span text:style-name="T3">lum genus habeant, ne communitas nos praedicamenti </text:span><text:span text:style-name="T17">mo-<text:line-break/></text:span><text:span text:style-name="T3">veat; utplerosque, qui fero ad literas sc conserunt, </text:span><text:span text:style-name="T17">et lu-<text:line-break/></text:span><text:span text:style-name="T3">exercitatos pseudodialecticos, ubi praedicamentum </text:span><text:span text:style-name="T17">fit com-<text:line-break/></text:span><text:span text:style-name="T3">mune , genus etiam reperies hic commune </text:span><text:span text:style-name="T17">existimare esse,<text:line-break/></text:span><text:span text:style-name="T3">ut qui distinguere homonymiarn non valeant Sane fic </text:span><text:span text:style-name="T17">ha-<text:line-break/></text:span><text:span text:style-name="T3">bet in qualitate motus et corporis arteriae. </text:span><text:span text:style-name="T17">Praedicamen-<text:line-break/>tum </text:span><text:span text:style-name="T3">est qualitatis commune utfique generi, tamen </text:span><text:span text:style-name="T17">genus<text:line-break/>non </text:span><text:span text:style-name="T3">item ambo ullum obtinent commune. Nam </text:span><text:span text:style-name="T17">per homo-<text:line-break/></text:span><text:span text:style-name="T3">nyrniam .utrunque, non synonyrniam qualitas dicitur, </text:span><text:span text:style-name="T17">ne-<text:line-break/>que </text:span><text:span text:style-name="T3">enim eadem est in ambobus qualitas, sicut </text:span><text:span text:style-name="T17">in albo et<text:line-break/></text:span><text:span text:style-name="T3">nigro, atque frigido et calido. </text:span><text:span text:style-name="T17">Caeterurn motui peculiaris<text:line-break/></text:span><text:span text:style-name="T3">est qualitas et diversa, et corpori </text:span><text:span text:style-name="T17">arteriae pecusiaris dis</text:span></text:p>
      <text:p text:style-name="P6"><text:span text:style-name="T3">versaque: </text:span><text:span text:style-name="T15">scilicet non </text:span><text:span text:style-name="T3">generis </text:span><text:span text:style-name="T15">sunt ejusdem motus </text:span><text:span text:style-name="T3">et sta-<text:line-break/></text:span><text:span text:style-name="T17">tus </text:span><text:span text:style-name="T3">corporis </text:span><text:span text:style-name="T15">arteriae. </text:span><text:span text:style-name="T3">Verum </text:span><text:span text:style-name="T15">de his </text:span><text:span text:style-name="T3">inferius fortassis am-<text:line-break/></text:span><text:span text:style-name="T17">plius </text:span><text:span text:style-name="T3">agetur. De pulsuum nunc genere lu quantitate, qua<text:line-break/>ratione animadvertendum </text:span><text:span text:style-name="T15">est, </text:span><text:span text:style-name="T3">liquet: primorumne generum,<text:line-break/></text:span><text:span text:style-name="T17">an </text:span><text:span text:style-name="T3">secundorum sit. Nam </text:span><text:span text:style-name="T15">a </text:span><text:span text:style-name="T3">genere motus corporisque arte-<text:line-break/></text:span><text:span text:style-name="T17">riae </text:span><text:span text:style-name="T3">plane distat, siquidem quantitas a qualitate dissidet; at-<text:line-break/></text:span><text:span text:style-name="T17">que </text:span><text:span text:style-name="T3">idcirco etiam a genere contentionis, lu quo vehementes<text:line-break/></text:span><text:span text:style-name="T17">quidam </text:span><text:span text:style-name="T3">et languidi sunt pulsus, (etenim qualitate hi </text:span><text:span text:style-name="T17">vel<text:line-break/>ictus </text:span><text:span text:style-name="T3">vel vitalis roboris constant) sed et a rhythmo etiam<text:line-break/></text:span><text:span text:style-name="T17">et a </text:span><text:span text:style-name="T3">genere .ordinis et perturbationis ordinis, aequalitatis, et<text:line-break/>inaequalitatis; quae quidem praedicamento ad aliquid attri-<text:line-break/></text:span><text:span text:style-name="T17">buuntur </text:span><text:span text:style-name="T3">universa. Hoc jam superestutillud comparemus cum<text:line-break/></text:span><text:span text:style-name="T17">genere </text:span><text:span text:style-name="T3">crebritatis et raritatis: nam hoc constituere quantitas<text:line-break/></text:span><text:span text:style-name="T17">ridetur </text:span><text:span text:style-name="T3">temporis quietis., Sed sub idem sic rursus praedi-<text:line-break/></text:span><text:span text:style-name="T17">carnentum </text:span><text:span text:style-name="T3">reducentur, genus ambobus tamen non erit idem;<text:line-break/></text:span><text:span text:style-name="T17">nam. </text:span><text:span text:style-name="T3">genere toto quantitas dimensionis corporis a quantitate<text:line-break/></text:span><text:span text:style-name="T17">abest </text:span><text:span text:style-name="T3">temporis. </text:span><text:span text:style-name="T17">Ac </text:span><text:span text:style-name="T3">nullum esse apertum est in pulsibus ge-</text:span></text:p>
      <text:p text:style-name="P6"><text:span text:style-name="T3">nus altius quantitatis genere distentionis, ut nec aliorum<text:line-break/>quoquam commemoratorum. At exercitatum oportet </text:span><text:span text:style-name="T17">prius<text:line-break/></text:span><text:span text:style-name="T3">esse, qui assequi haec volet, ad praedicamenta. Nam </text:span><text:span text:style-name="T17">sci-<text:line-break/></text:span><text:span text:style-name="T3">tum est Arcesilai dictum: </text:span><text:span text:style-name="T6">Nemo vellus portat ad fullonem.<text:line-break/></text:span><text:span text:style-name="T3">Ordo est enim ut lanificii, fic institutionis disciplinarrun.<text:line-break/>Nec legere quisquam prius docetur, quam syllabas </text:span><text:span text:style-name="T17">omnes<text:line-break/></text:span><text:span text:style-name="T3">didicerit; nec syllabas ipsas prius, 'quam vocis cuncta </text:span><text:span text:style-name="T17">ele-<text:line-break/></text:span><text:span text:style-name="T3">menta. Neque validas luctas ante simplices et leves; </text:span><text:span text:style-name="T17">ne-<text:line-break/></text:span><text:span text:style-name="T3">que has ante, quam probe sit frictus; imo ne </text:span><text:span text:style-name="T17">id quidem,<text:line-break/></text:span><text:span text:style-name="T3">nisi praecesserit more athletarum unctio; scd omnium </text:span><text:span text:style-name="T17">ho-<text:line-break/></text:span><text:span text:style-name="T3">rum aliud primum est, aliud secundum, aliud </text:span><text:span text:style-name="T17">tertium in<text:line-break/></text:span><text:span text:style-name="T3">omnibus artibus. Sic etiam in dialectica, antequam </text:span><text:span text:style-name="T17">quis<text:line-break/></text:span><text:span text:style-name="T3">ad priina se et veluti elementa exercitaverit, </text:span><text:span text:style-name="T17">sequentium<text:line-break/>non </text:span><text:span text:style-name="T3">valeat assequi demonstrationem. Sed haec hoc </text:span><text:span text:style-name="T17">loco sa-<text:line-break/></text:span><text:span text:style-name="T3">tis de his sunt-</text:span></text:p>
      <text:h text:style-name="P2" text:outline-level="2">Cap. X.</text:h>
      <text:p text:style-name="P99"><text:span text:style-name="T3">Reflet ut de nbmine differentiae dicam;<text:line-break/>Primum in nomine nos nihil inuovare ossendemus, deinde<text:line-break/>quid apud Graecos significet interpretabimur. Nam novi<text:line-break/>nos nihil defignare primus est Archigenes testis, qui in hunc<text:line-break/>modum in principio scribit tractatus de ordine et pertur-<text:line-break/>batione ordinis,' aequalitatis et inaequalitatis: </text:span><text:span text:style-name="T6">Herophi-<text:line-break/>lus qui generatim pulsuum protulit alias dijsierantias hoc<text:line-break/>pacto: Magnitudo, celeritas, vehementia, rhythmus, non<text:line-break/>conjunctim, scd Jpeciatim </text:span><text:span text:style-name="T50">ordinis </text:span><text:span text:style-name="T6">meminit , et perturbatio-<text:line-break/>nis Ordinis -, aequalitatisque et inaequalitatis;</text:span><text:span text:style-name="T3"> Hoc loco<text:line-break/>aperte Arcnigenes non modo differentias esse in pulsibus,<text:line-break/>scd et aliquas generum esse, quasdam specierurn memoravit.<text:line-break/>Neque initio hoc tantum fecit; oblitus autem postea est lu<text:line-break/>toto sermone; millies enim nominis meminit differentiae, et<text:line-break/>generum, et specierurn; rectissime sentiens sciensque diste-<text:line-break/>rentiarum quasdam geneticas; -quasdam esse specificas; ac<text:line-break/>harum etiam ipsarum has magis geneticas, illas specificas</text:span></text:p>
      <text:p text:style-name="P6"><text:span text:style-name="T3">magiis. Quare paucula ejus verba adserihamus ad confir-<text:line-break/>mandum propositum: primum h</text:span><text:span text:style-name="T9">oc</text:span><text:span text:style-name="T3"> ex eodem de ordine et<text:line-break/>perturbatione ordinis tractatu</text:span><text:span text:style-name="T17">: </text:span><text:span text:style-name="T6">Quidam Jane aequnlitcv-<text:line-break/>tern acceperunt in certis tantum disierentiis • e^</text:span><text:span text:style-name="T10">0</text:span><text:span text:style-name="T6"> vero </text:span><text:span text:style-name="T20">'in<text:line-break/></text:span><text:span text:style-name="T6">omnibus, in quibus ordinem.</text:span><text:span text:style-name="T3"> </text:span><text:span text:style-name="T17">Mox addit: </text:span><text:span text:style-name="T6">Inaequalitas<text:line-break/></text:span><text:span text:style-name="T50">esi </text:span><text:span text:style-name="T6">imparitas pulsuum in aliqua succedentium eis differen-<text:line-break/>tiarum, perturbatio vero ordinis, conturbatio dispositionis<text:line-break/>temporaria, in aliquu puljus differentia.</text:span><text:span text:style-name="T3"> Bis in hoc qui-<text:line-break/>dem capite scripfit differentiae nomen. </text:span><text:span text:style-name="T17">Paulo </text:span><text:span text:style-name="T3">post: </text:span><text:span text:style-name="T20">Ne-<text:line-break/></text:span><text:span text:style-name="T6">que aperuerunt, ne de lii</text:span><text:span text:style-name="T10">S</text:span><text:span text:style-name="T6"> quidem, an qui omni in diste-<text:line-break/>rentia sit par, sit aequalis dicendus.</text:span><text:span text:style-name="T3"> Inde rursus: </text:span><text:span text:style-name="T6">et </text:span><text:span text:style-name="T20">qui<text:line-break/></text:span><text:span text:style-name="T6">esi absolute ordinatus, </text:span><text:span text:style-name="T20">hio </text:span><text:span text:style-name="T6">nobis erit par </text:span><text:span text:style-name="T20">magnitudine, ve-<text:line-break/></text:span><text:span text:style-name="T6">hementia, celeritate, rhythmo; et si </text:span><text:span text:style-name="T20">qua </text:span><text:span text:style-name="T6">alia </text:span><text:span text:style-name="T20">ejuscemodi<text:line-break/></text:span><text:span text:style-name="T6">disierentia dispositus attenditur in omnibus ejse, sed aliejua '<text:line-break/>ex </text:span><text:span text:style-name="T20">parte</text:span><text:span text:style-name="T6">, </text:span><text:span text:style-name="T20">qui </text:span><text:span text:style-name="T6">in </text:span><text:span text:style-name="T20">una </text:span><text:span text:style-name="T6">horum </text:span><text:span text:style-name="T20">differentia dispositus videtur<text:line-break/>ejsu, </text:span><text:span text:style-name="T6">vel </text:span><text:span text:style-name="T20">duabus, ,,</text:span><text:span text:style-name="T23">e</text:span><text:span text:style-name="T20">l pluribus.</text:span><text:span text:style-name="T17"> Hoc rursus loco nomen<text:line-break/></text:span><text:span text:style-name="T3">differentiae </text:span><text:span text:style-name="T17">bis appellavit, cui annectens sequentem oratio-<text:line-break/></text:span><text:span text:style-name="T3">nem, primum sic dirit; </text:span><text:span text:style-name="T20">Jiam </text:span><text:span text:style-name="T6">illa integra ct </text:span><text:span text:style-name="T20">omnium</text:span></text:p>
      <text:p text:style-name="P6"><text:span text:style-name="T6">differentiarum absoluta </text:span><text:span text:style-name="T50">paritas'.</text:span><text:span text:style-name="T15"> </text:span><text:span text:style-name="T3">Interim sic:' </text:span><text:span text:style-name="T50">Et inae-<text:line-break/></text:span><text:span text:style-name="T6">qualem pulsum eum qui prorjus,</text:span><text:span text:style-name="T3"> ve; una </text:span><text:span text:style-name="T6">differentia ese<text:line-break/>impar vocamus.</text:span><text:span text:style-name="T3"> Interim hunc lu modum: </text:span><text:span text:style-name="T6">Nonnunquam<text:line-break/>alia per tres,, ut dixi respondent. Vehementia vero, quasi<text:line-break/>quotidiana esi -, quum sit aequalis, et per deinneps, ant<text:line-break/>alia quaepiam reliquarum disierentinrum , aut alia-.</text:span><text:span text:style-name="T3"> Hic<text:line-break/>subdens proximam orationem dicit; </text:span><text:span text:style-name="T6">Convenientibus pulsi-<text:line-break/>bus, et simul Omnibus dspsierentiis, et una, vel</text:span><text:span text:style-name="T3"> piuribus.<text:line-break/>Postea: </text:span><text:span text:style-name="T6">interim sunt alia omnia ordinata, aut certe aequa-<text:line-break/>lia, una autem aliqua differentia, ut</text:span><text:span text:style-name="T3"> magnitudo; </text:span><text:span text:style-name="T50">vel<text:line-break/></text:span><text:span text:style-name="T6">duae, vel plures semel inordinatae surit.</text:span><text:span text:style-name="T3"> Post haec exitu<text:line-break/>tractatus: </text:span><text:span text:style-name="T6">Accipienda Junt enim,</text:span><text:span text:style-name="T3"> inquit; quae </text:span><text:span text:style-name="T6">retuli de<text:line-break/>celeritate et tarditate, denique de omni pulsus alia dijsie-<text:line-break/>rentia.</text:span><text:span text:style-name="T3"> Atque haec ex hoc tractatu adducta sint: quid enim<text:line-break/>plura cites? Digrediamur jam ad alium, ut ne ex .uno lo-<text:line-break/>co testimonia rideamur capere. Ascribamus igitur capita<text:line-break/>ex sequentibus atque etiam ex praecedentibus. Ac sequi-<text:line-break/>tur quidem hic titulus: quae </text:span><text:span text:style-name="T6">sit uno in pulsu inaequalitas.</text:span></text:p>
      <text:p text:style-name="P6"><text:span text:style-name="T3">Statimque scribit ah initio tractatus in hune modum: </text:span><text:span text:style-name="T6">sunt<text:line-break/>enim plures differentiae inaequalitatis, puta in uno pulsu.<text:line-break/></text:span><text:span text:style-name="T3">Inde: </text:span><text:span text:style-name="T6">frequenter autem </text:span><text:span text:style-name="T50">cum </text:span><text:span text:style-name="T6">hisce</text:span><text:span text:style-name="T3"> disterentiis, et eum ma-<text:line-break/></text:span><text:span text:style-name="T6">gnitudinis conjunguntur inaequalitatibus.</text:span><text:span text:style-name="T3"> Mox; </text:span><text:span text:style-name="T6">Alia<text:line-break/>porro esi differentia in magnitudine unius puljus inaequa-<text:line-break/>lis.</text:span><text:span text:style-name="T3"> Haec ex hoc tractatu proseras. Porro adscribamus<text:line-break/>his pauca adhuc ex ipso initio libri. Unum quidem </text:span><text:span text:style-name="T17">est<text:line-break/></text:span><text:span text:style-name="T3">caput </text:span><text:span text:style-name="T15">hoc. </text:span><text:span text:style-name="T3">Tractatus de pulsirs vehementia. </text:span><text:span text:style-name="T6">In vehemen-<text:line-break/>tia autem ejuscemodi invenias praeterea alias differentias.<text:line-break/></text:span><text:span text:style-name="T3">Alterum jam</text:span><text:span text:style-name="T15">: </text:span><text:span text:style-name="T6">Hunc in pulsus languidi differentias rese-<text:line-break/>ras.</text:span><text:span text:style-name="T3"> Et inde aliud: </text:span><text:span text:style-name="T6">Quidam non remijsus quidem, </text:span><text:span text:style-name="T20">scd<text:line-break/></text:span><text:span text:style-name="T3">quasi </text:span><text:span text:style-name="T6">impeditus, et intro vergente praeditus gravitate </text:span><text:span text:style-name="T20">, re-<text:line-break/></text:span><text:span text:style-name="T6">prensus et demerjus, differentia erit- vehementiae </text:span><text:span text:style-name="T20">pulsus'<text:line-break/></text:span><text:span text:style-name="T3">Postea ubi de plenitudine agit, interim </text:span><text:span text:style-name="T17">sic </text:span><text:span text:style-name="T3">scribit; </text:span><text:span text:style-name="T20">Nume-<text:line-break/></text:span><text:span text:style-name="T6">rus tot differentiarum.</text:span><text:span text:style-name="T3"> Interim sic; </text:span><text:span text:style-name="T20">Differentia tantum<text:line-break/>ad </text:span><text:span text:style-name="T6">cbnirariumsempliciter aestimetur. </text:span><text:span text:style-name="T17">' Rursus in tractatu<text:line-break/>de crebritate’ .et raritate in </text:span><text:span text:style-name="T3">hunc, </text:span><text:span text:style-name="T17">modum fcribit: ,iVon-</text:span></text:p>
      <text:p text:style-name="P6"><text:span text:style-name="T6">nulli videntur turbare differentias..</text:span><text:span text:style-name="T3"> Et est finem totius tra-<text:line-break/>ctatus: </text:span><text:span text:style-name="T6">Habes celeritatis et tarditatis differentias,</text:span><text:span text:style-name="T3"> Rur-<text:line-break/>ius ubi agit qui sit pulsus per par et non par : At enim<text:line-break/>non </text:span><text:span text:style-name="T6">esi haec' peculiaris pulsius dijscrentia, scd speciem ea<text:line-break/>complectitur vel rhythmi vel ordinis.</text:span><text:span text:style-name="T3"> Sed satis jam de<text:line-break/>differentia, ne imprudentes forle a, proposito aberremus.<text:line-break/>Num Archigenis si de pulsibus velis totum librum, revolvere,<text:line-break/>alterum exeo librum conficias de.nomine differentiae; nam<text:line-break/>nunc quidem ne ex quinta parte quidem haec excerpsimus;<text:line-break/>ac multa protulimus capita, non adeo quo de nomine disse-<text:line-break/>rentiae laboraremus, scd ut significationem esse variam osten-<text:line-break/>deremus. Etenim genera non raro differentias appellavit<text:line-break/>cum prima tum fecunda; • et species item generum. Ac<text:line-break/>quae neque genera, neque statuit species esse, quae quidem<text:line-break/>differentiae sunt solae, etiam vocavit has differentias, quae<text:line-break/>pseudodialecticis res imponit. Nam quando differentiae<text:line-break/>quum apud alios Graecos, tum apud priscos philosophos de</text:span></text:p>
      <text:p text:style-name="P6"><text:span text:style-name="T3">tribus his quae modo memorari, accipiantur, de generibus<text:line-break/>et speciebns communius</text:span><text:span text:style-name="T15">; </text:span><text:span text:style-name="T3">scd de illis quae in divisionibus re-<text:line-break/>periuntur, quae nec species sunt nec genera, pecusiarius;<text:line-break/>hujus isti tantum significationis meminerunt, communi om-<text:line-break/>nino neglecta. Enimvero stimulante </text:span><text:span text:style-name="T15">eos </text:span><text:span text:style-name="T3">conscientia lu suis<text:line-break/>ipsorum placitis non constant. Quapropter nunc non ex<text:line-break/>assis Graecis nominum significata iuggero, quum tamen milii<text:line-break/>promptissimum esset ab omnibus mutuari, sed ex iis ipsis<text:line-break/>pseudodialecticis. Nam qui recipiunt se nominum notiones<text:line-break/>exposituros, et dialecticae hoc commentationis principium<text:line-break/>constituunt, quum non exponunt, sed quasi Ieges solum fe-<text:line-break/>runt, hoc nomine sum solitus eos appellere. Num Archi-<text:line-break/>genes quidem, sat scio, omnia citius subeat quam differen-<text:line-break/>tiae noeren attribui speciebus quoque fateatur. Etenim, ut<text:line-break/>praeteream alia, vel secta eorum civitatem prius quam<text:line-break/>placitum ait esse prodendam- At tu si, dum leges illi fe-<text:line-break/>runt, sileas, nec resistas quicquam, inde </text:span><text:span text:style-name="T6">de</text:span><text:span text:style-name="T3"> re quapiam fa-<text:line-break/></text:span><text:span text:style-name="T27">I</text:span></text:p>
      <text:p text:style-name="P6"><text:span text:style-name="T3">cias potestatem disserendi, cum suis ipsi statirn deeretis pu-<text:line-break/>gnanti Quod sane .proavo hujus eorum sectae frequens est<text:line-break/>Chrysippo, de nominibus enim ipse diligentius sanxit quum<text:line-break/>Atheniensibus de appendendis nummis Solon suis tabusis; .<text:line-break/>coufuudit autem ipse ea primus. Et si quaeras de successo-<text:line-break/>ribus ejus placiti, quid non tueatur sua decreta? abutitur,<text:line-break/>inquiunt. At licet, o viri boni, abuti, an ne qui hoc ad-<text:line-break/>mittunt, peccant? licet, inquiunt; nam quid dicant aliud, .<text:line-break/>ubi lu puleo, ut in proverbio est, suit oppressi? Qui autem<text:line-break/>aliis hoc hominibus minus permittunt? An uni Chrysippo<text:line-break/>istud ejnsque facere permissum est aemulis? At quam<text:line-break/>quaeso ob rem? quod terra sit natus scilicet Atticus de Co-<text:line-break/>dri familia er Erechthei? </text:span><text:span text:style-name="T36">' </text:span><text:span text:style-name="T3">Atqui, si quidem illorum sit ne-<text:line-break/>pos, non adulteraret, quasi numum aliquem, antiquae insli-<text:line-break/>tutum vocis. Nunc vero (quod quis ferat?) neque Athenis<text:line-break/>natus, nec altus, fed ex Cilicia nuper adveniens, priusquam<text:line-break/>probe Graecam vocem didicerit ullam, Atheniensibus studet</text:span></text:p>
      <text:p text:style-name="P6"><text:span text:style-name="T3">legem de nominibus ferre, pica Sirenem imitans; ut picam,<text:line-break/></text:span><text:span text:style-name="T6">non</text:span><text:span text:style-name="T3"> graculum dicamus, vel corvum, vel quippiam aliud,<text:line-break/>quem verius appellaveris tam audacem. Sed Chrysippi iu<text:line-break/>linguam Atticam contumelias posthac fortasse detegemus.<text:line-break/>Archigenis errata haec quae, nunc in manibus habemus, mii-e<text:line-break/>confitearis aperta esse; qui veretur dicere prima genera et<text:line-break/>primas differentias, genericasque differentias, et genera<text:line-break/>differentiarum, tametsi frequentia apud Graecos haec sint<text:line-break/>nomina, ab Herophile vero et Herophiliis prcpe omni-<text:line-break/>bus millies prolata; fed omnibus commune nomen commen-<text:line-break/>tus est qualitatis. Atqui differentiae nomen potest omnibus<text:line-break/>assignari qualitatibus., quantitatibus, relationibus, uno ver-<text:line-break/>bo. universis; nam ab eo. quod differat alterum ab altero,<text:line-break/>nomen differentiae factum est et conceptum. Disterunt an-<text:line-break/>tem quaedam statim prunis generibus praedicamentorum, ut<text:line-break/>homo, album, bicubitale, dextrum; nam unum illorum<text:line-break/>est substantia</text:span><text:span text:style-name="T36">, </text:span><text:span text:style-name="T3">alterum qualitas, aliud quantitas</text:span><text:span text:style-name="T36">, </text:span><text:span text:style-name="T3">aliud </text:span><text:span text:style-name="T36">ad'<text:line-break/></text:span><text:span text:style-name="T3">aliquid. Quaedam fubjectis generibus sub his, ut album </text:span><text:span text:style-name="T36">et</text:span></text:p>
      <text:p text:style-name="P6"><text:span text:style-name="T3">triangulare.; color enim illius est genus, hujus figura. Haec<text:line-break/>rursus ambo, praedicamcnto subjecta qualitatis, sunt, itaque<text:line-break/>albo primum praedicamentum cum triangulari convenit; est<text:line-break/>enim utrunque qualitas: caeterum generis sunt divelli, hoc<text:line-break/>figurarum, illud colorum. Alia jam specie disterunt quum<text:line-break/>non disserant genere,, ut album et flavum; genere fiunt enim<text:line-break/>eadem, nam colores sunt; sed specici habeut quandam dif-<text:line-break/>serentiarn; nam species coloris ut nigrum., rubeum, coe-<text:line-break/>ruleum, ita. album ct flavum sunt Jam alia disserunt in-<text:line-break/>dividno et uuo numero, verbi gratia, album, quod ostendi<text:line-break/>potest, ab hoc albo, quod potest ostendi, pecusiari quadam<text:line-break/>distat disterentia; scd eidem speciei tamen subditum est albo:<text:line-break/>et idem eorum etiam genus color est, atque commune prae-<text:line-break/>dicamentum qualitas; adeo, quodlibet a quovis, alterum ah<text:line-break/>altero prorsus aliquatenus differt. Quandoquidem igitur<text:line-break/>differentia a differendo est appellatu et inventa, differre<text:line-break/>autem tum individua, tuin species, tum genera inveniuntur </text:span><text:span text:style-name="T27">*</text:span></text:p>
      <text:p text:style-name="P6"><text:span text:style-name="T3">subalterna, et- semel omnia quae aliquo modo sunt, etiam<text:line-break/>disterentia oportet in omnibus sit, quae sunt', non item<text:line-break/>qualitas. </text:span><text:span text:style-name="T17">. </text:span><text:span text:style-name="T3">Male ergo prima genera Archigenes differentia-<text:line-break/>rmn pulsuum vocavit qualitates, nos recte atque ordine<text:line-break/>quum haec tum ;alia omnia differentias; quare etiam </text:span><text:span text:style-name="T17">uni-<text:line-break/></text:span><text:span text:style-name="T3">verio operi titulum fecimus De pulsuum differentiis. </text:span><text:span text:style-name="T17">Quid<text:line-break/></text:span><text:span text:style-name="T3">jam fuperest eorum, quae distulimus? nihil, nisi ut vete-<text:line-break/>rum medicorum aliorumque auctorum usum nominis diffe-<text:line-break/>rentiae declaremus. _ Nam superior quidem oratio ipsius </text:span><text:span text:style-name="T17">te-<text:line-break/></text:span><text:span text:style-name="T3">stimonio Archigenis fidem fecit, neque ex omnibus </text:span><text:span text:style-name="T17">tamen<text:line-break/></text:span><text:span text:style-name="T3">ejus libris, ne ex illo, quidem de pulsibus toto. Quod </text:span><text:span text:style-name="T17">si<text:line-break/></text:span><text:span text:style-name="T3">alia opera inspicias Archigenis, etiam febrium differentias<text:line-break/>reperias hominem appellare, et morborum, </text:span><text:span text:style-name="T17">victuumque:<text:line-break/></text:span><text:span text:style-name="T3">atque uti' millies lu his, </text:span><text:span text:style-name="T17">quas </text:span><text:span text:style-name="T3">memoravimus </text:span><text:span text:style-name="T17">, </text:span><text:span text:style-name="T3">rebus, nomine<text:line-break/>differentiae. Quod si </text:span><text:span text:style-name="T17">aliorum </text:span><text:span text:style-name="T3">medicorum </text:span><text:span text:style-name="T17">usum </text:span><text:span text:style-name="T3">et </text:span><text:span text:style-name="T17">omnino •<text:line-break/></text:span><text:span text:style-name="T3">Graecorum adscribarn, res </text:span><text:span text:style-name="T17">mini </text:span><text:span text:style-name="T3">tam fore videtur </text:span><text:span text:style-name="T17">prolixa,<text:line-break/>ut libros conficere maximos possit. Omnium ergo primum</text:span></text:p>
      <text:p text:style-name="P6"><text:span text:style-name="T3">sit, ut quisque excerpat; nam se statim authornm vocabulis<text:line-break/>assuefecerit, mluusque nobis exhibuerit negotii ad sequentem<text:line-break/>disputationetn. Etiam duae cuilibet ad manum sunt lucu-<text:line-break/>brationes nostrae, et de Atticis nominibus et de rnediris.<text:line-break/>Potest fieri ut de Ionicis quoque conscribam aliquando.: ut<text:line-break/>quae de dictione et omnino </text:span><text:span text:style-name="T15">de </text:span><text:span text:style-name="T3">nominibus quaeruntur discas<text:line-break/>exiliis. Nunc seriem orationis persequamur, atque hunc<text:line-break/>librum quidem liic furiamus, lu sequentibus libris addamus<text:line-break/>reliqua.</text:span></text:p>
      <text:h text:style-name="P1" text:outline-level="1"><text:bookmark-start text:name="bookmark20"/>GALENI DE PULSUUM DIFFERENTIIS<text:line-break/>LIBER III<text:bookmark-end text:name="bookmark20"/>.</text:h>
      <text:h text:style-name="Heading_20_2" text:outline-level="2">Cap. I.</text:h>
      <text:p text:style-name="P99"><text:span text:style-name="T3">Controversia nobis de rebus, cuipiam ne-<text:line-break/>cessaria fortasse videatur esse, alii jusse esse,' alicui etiam<text:line-break/>condonanda. Nam ut ait Poeta Tragicus,</text:span></text:p>
      <text:p text:style-name="P3"><text:span text:style-name="T6">Anceps saret contentio haud mortalibus,</text:span></text:p>
      <text:p text:style-name="P3"><text:span text:style-name="T6">EJset si idem bonum atque sapiens omnibus.</text:span></text:p>
      <text:p text:style-name="P5"><text:span text:style-name="T3">Nunc quia non ridetur omnibus idem neque honestum, ne-<text:line-break/>que,sapiens esse, neque etiam verum, necessarium puto dis-<text:line-break/>lentire. Ut vero philosophus dixit, </text:span><text:span text:style-name="T6">Etenim si vel rnaxi-</text:span></text:p>
      <text:p text:style-name="P6"><text:span text:style-name="T6">rnasint,</text:span><text:span text:style-name="T3"> inquit, </text:span><text:span text:style-name="T6">definita, </text:span><text:span text:style-name="T50">non </text:span><text:span text:style-name="T6">tamen Jcio, scd esi in om~<text:line-break/>nibus opinio; ex opinione hac pan esi nasci discidium,</text:span><text:span text:style-name="T3"> Ut<text:line-break/>autem sentiunt illi qui scientiam firmam esse et congruentem<text:line-break/>ducunt, sed non facile inveniri; qui eam non assequitur,<text:line-break/>huic est habenda venia. At de nominibus pugnare, </text:span><text:span text:style-name="T6">nec<text:line-break/></text:span><text:span text:style-name="T3">ullum hic modum facere, et multum laborare, solidosque<text:line-break/>implere libros maximos hisce praestigiis, nec necesse esse,<text:line-break/>nec par, nec venia lignum milii ridetur- Nam rerum ,<text:line-break/>quum fit ea obscuritas, ut </text:span><text:span text:style-name="T15">si </text:span><text:span text:style-name="T3">vel in triplum haec vita nostra<text:line-break/>prorogetur, ne tunc quidem exacte nos omnia cognosca-<text:line-break/>mus , et hac adductus re dixerit Hippocrates, </text:span><text:span text:style-name="T6">Vota brevis,<text:line-break/>ars longa,</text:span><text:span text:style-name="T3"> quomodo qui in his quae abs re fiunt, tempus<text:line-break/>suum ponit, non absurdus rideatur? quasi vero tantum ei<text:line-break/>superesset temporis, ut et hunc </text:span><text:span text:style-name="T15">ei </text:span><text:span text:style-name="T3">liceat cmnulurn addiscere;<text:line-break/>et necessaria per otium indagare. Quid? hoc nonne faciunt ,<text:line-break/>qui ejuscemodi conscribunt, ut Archigenes in libro de vehe-<text:line-break/>mente pulsu? Est vero prolixa ejus oratio, nec convenit</text:span></text:p>
      <text:p text:style-name="P6"><text:span text:style-name="T3">omnem hic adscribere; nihilominus qui eam requirit, </text:span><text:span text:style-name="T17">ex<text:line-break/>opere </text:span><text:span text:style-name="T3">de pulsibus legat. Nam quartum est a principio </text:span><text:span text:style-name="T17">ca-<text:line-break/></text:span><text:span text:style-name="T3">put, quod orditur in hunc modum. Vehementiam </text:span><text:span text:style-name="T17">pulsus<text:line-break/></text:span><text:span text:style-name="T3">non esse simplicem qualitatem confirmat Magnus. Proinde,<text:line-break/>quasi hoc de vehementia caput legeris, quae sentio aggre-<text:line-break/>diar dicere. Miror enim non hoc modo, quod de </text:span><text:span text:style-name="T17">nomine<text:line-break/></text:span><text:span text:style-name="T3">certet; nam hoc quidem delictum plerisque jam folenne </text:span><text:span text:style-name="T17">est;-<text:line-break/></text:span><text:span text:style-name="T3">verum quod ne' id ipsum quidem percipiat, sibi de </text:span><text:span text:style-name="T17">nomini-<text:line-break/></text:span><text:span text:style-name="T3">bus esse litetn. Quapropter quum arbitretur, puto, de </text:span><text:span text:style-name="T17">re<text:line-break/></text:span><text:span text:style-name="T3">disputare, extendit orationem, quae praeter alia absurda,<text:line-break/></text:span><text:span text:style-name="T17">etiam </text:span><text:span text:style-name="T3">scripta obscure, librum alium quaerit,, neque </text:span><text:span text:style-name="T17">eum<text:line-break/></text:span><text:span text:style-name="T3">parvum, qni ipsam exponat; ut perpetuo haereamus </text:span><text:span text:style-name="T17">scilicet<text:line-break/></text:span><text:span text:style-name="T3">de asini umbra ambigentes, neque tantum </text:span><text:span text:style-name="T17">in </text:span><text:span text:style-name="T3">dialectica </text:span><text:span text:style-name="T17">nobis<text:line-break/>sit profectum; ut </text:span><text:span text:style-name="T3">quae </text:span><text:span text:style-name="T17">de.</text:span><text:span text:style-name="T3">nominibus, </text:span><text:span text:style-name="T17">quae </text:span><text:span text:style-name="T3">de </text:span><text:span text:style-name="T17">ipsa sit re<text:line-break/></text:span><text:span text:style-name="T3">quaestio, perspiciamus. Siquidem ubi </text:span><text:span text:style-name="T17">pulsus aliquis sit vio-<text:line-break/>Iento </text:span><text:span text:style-name="T3">occursu, </text:span><text:span text:style-name="T17">ut </text:span><text:span text:style-name="T3">impellat, tractum et </text:span><text:span text:style-name="T17">evertat,, si qua ipsum</text:span></text:p>
      <text:p text:style-name="P6"><text:span text:style-name="T17">ratione dignoscas quaeris, </text:span><text:span text:style-name="T15">et </text:span><text:span text:style-name="T17">praeterea causas, </text:span><text:span text:style-name="T15">a </text:span><text:span text:style-name="T17">quibus pro-<text:line-break/>ficiscitur, et quid denunciare is pulsus solet, de re’ tum<text:line-break/>commentaris; sin autem., quo sit appellandus nomine, de<text:line-break/>nomine. Qno igitur intelligamus, de nominibus laborare,<text:line-break/>operam esse ludere, ipsas vero res considerare, artes auge-<text:line-break/>re, vocemus illum pulsum Dionem, Inde dicamus, quem-<text:line-break/>admodum exacte dignoscatur, hoc est, si comprimamus arte-<text:line-break/>riam, non leniter attingamus; deinde robore fieri vitalis fa-<text:line-break/>cultatis, ut in commentariis docemus de causis pulsuum;<text:line-break/>postea signum in morbis salubre esse, et alia quaedam; etiam<text:line-break/>quas judicationes solet promittere. Nam quando lu quatuor<text:line-break/>partes sit omnis distributa de pulsibus commentatio; lu par-<text:line-break/>tem de differentiis eorum, de cognoscendis iis, de causis, et<text:line-break/>quartam de praesagitione per </text:span><text:span text:style-name="T15">eos; </text:span><text:span text:style-name="T17">ut pulsum valenter pul-<text:line-break/>santem appellemus Dionem illorum nihil labefactatur;<text:line-break/>Siquidem, quatenus ab aliis distat, perspeximus, sive<text:line-break/>Theon, sive Dion, sive quid aliud vocetur; et quomodo.</text:span></text:p>
      <text:p text:style-name="P6"><text:span text:style-name="T3">dignofcitur’</text:span><text:span text:style-name="T7">, </text:span><text:span text:style-name="T3">• et a qua gignitur causa, ac quid significat;<text:line-break/>Disputet jam licet de ipso in Magnum Archigenes, .contami-<text:line-break/>nantem et eum fortasse consuetudinem Graecorum in nomi-<text:line-break/>ne, at tantum certe intelligentem, controversiam sere cum<text:line-break/>veteribus sibi de nomine esse. Nam quae sunt Magni ver-<text:line-break/>ba ? Debent </text:span><text:span text:style-name="T6">igitur magnitudinem pulsus insignem habere<text:line-break/>et plenitudinem, velociterque digitis occurrere, si proprie<text:line-break/>vocare vehementem pulsum velis'.</text:span><text:span text:style-name="T3"> Probe igitur hoc novit<text:line-break/>.Magnus,- non sibi de re, sed de proprio; vel non proprio<text:line-break/>noinine concertationem cum medicis esse: Apertius hoc<text:line-break/>etiam inserius dederat; nam Demetrium vult, cui libros<text:line-break/>hos de inventis post. Themisonis tempora dicavit, simul<text:line-break/>etiam hoc considerarenempe qui quum philosophus etiam<text:line-break/>esset, et quod proprium nomen esset et quod secus ex-<text:line-break/>actius teneret; Atque ejus haec Imit verba; nihil enim<text:line-break/>eausae est quin ipsa verba adscribamus Magni: Qua<text:line-break/></text:span><text:span text:style-name="T6">ratione ergo recte in simplicibus differentiis hunc siatuit.</text:span></text:p>
      <text:p text:style-name="P6"><text:span text:style-name="T40">tu </text:span><text:span text:style-name="T20">mihi expedi: nam </text:span><text:span text:style-name="T50">ad te </text:span><text:span text:style-name="T20">pertinet magis proprietatem<text:line-break/>verborum judicare</text:span><text:span text:style-name="T50">, </text:span><text:span text:style-name="T20">et ex nominibus conjicere significato-<text:line-break/></text:span><text:span text:style-name="T40">rum </text:span><text:span text:style-name="T20">substantiam</text:span><text:span text:style-name="T17"> Postea clarius etiam facit lusce verbis:<text:line-break/></text:span><text:span text:style-name="T20">Equidem de mea sententia hactenus non discedo. Tarv-<text:line-break/></text:span><text:span text:style-name="T17">tuni </text:span><text:span text:style-name="T20">dico vehementiae nomen significare </text:span><text:span text:style-name="T40">non </text:span><text:span text:style-name="T20">simplicem dif-<text:line-break/>ferentiam pulsuum, sed moderatum ex magnitudine et ce-<text:line-break/></text:span><text:span text:style-name="T40">leritate </text:span><text:span text:style-name="T20">atque plenitudine.</text:span><text:span text:style-name="T17"> Prolude hoc </text:span><text:span text:style-name="T36">etiam </text:span><text:span text:style-name="T17">loco fe dis-<text:line-break/></text:span><text:span text:style-name="T36">ceptare </text:span><text:span text:style-name="T17">fatetur de hoc, quid scilicet hoc nomen vehemen-<text:line-break/></text:span><text:span text:style-name="T36">tia, </text:span><text:span text:style-name="T17">significet. Ac omnino si quis totam velit disputationem<text:line-break/>colligere (scripta enim est in tertio inventorum post Themi-<text:line-break/></text:span><text:span text:style-name="T36">sonis </text:span><text:span text:style-name="T17">tempora libro) ipsum sentientem lutelliget </text:span><text:span text:style-name="T36">hanc </text:span><text:span text:style-name="T17">esse<text:line-break/></text:span><text:span text:style-name="T36">de </text:span><text:span text:style-name="T17">nomine quaestionem. Fortasse ergo cuipiam veniet in<text:line-break/>mentem innovationem mirari Magni. Quid enim transpo-<text:line-break/></text:span><text:span text:style-name="T36">suisse </text:span><text:span text:style-name="T17">oportebat nominum significationes, sive recte iis, sive<text:line-break/>secus prisci medici sint abusi? Nam meditationem indagare<text:line-break/>quae ad artis opera inter est, non solum Magno </text:span><text:span text:style-name="T36">non est </text:span><text:span text:style-name="T17">ver-<text:line-break/>tendum in vitium, sed nec cuiquam, qui facultatem eam<text:line-break/></text:span><text:span text:style-name="T36">habet, </text:span><text:span text:style-name="T17">sive hodie sit is, </text:span><text:span text:style-name="T36">sive,-a </text:span><text:span text:style-name="T17">sexcentis annis nascetur.</text:span></text:p>
      <text:p text:style-name="P6"><text:span text:style-name="T3">Verum de nominibus pugnare, quibus tantarum rerum est<text:line-break/>proposita commentatio alienum est. Sed si haec mireris ac<text:line-break/>reprehendas, facis tu quidem probe, caeterurn institutum te<text:line-break/>ridetur istorum hominum fugere, nam omnibus qui Pneu-<text:line-break/>matici vocantur decreta Stoicormn placent. Prolude ut<text:line-break/>Chrysippus eos de nominibus contendere</text:span><text:span text:style-name="T15">, </text:span><text:span text:style-name="T3">quorum in phi-<text:line-break/>losophia usus est, assuefecit, nec medicis ipfis nominibus<text:line-break/>haec dubilant sacere. Jam vero Zeno Citieusis prius<text:line-break/>etiam novere sustinuit et praeterire Graecorum usum lu<text:line-break/>nominibus. Quare nihil habet admirationis, si eo devene-<text:line-break/>runt contentionis de eis juniores philosophi et medici. Sed<text:line-break/>quid habes quod de iis mireris, nisi quod ne de nominibus<text:line-break/>se quidem animadvertunt digladiari? Quemadmodum nec<text:line-break/>Archigenes, alloqui prudens, noluit, quum hoc ipsum osten-<text:line-break/>disset lu nomine vehementiae Magnum innovationem sacere,<text:line-break/>tum accedere denique ad utiliora; sed sursum atque deor-<text:line-break/>sum id loci versatur, quum lu alliis offendens tum quod</text:span></text:p>
      <text:p text:style-name="P6"><text:span text:style-name="T17">ipsa verba non semper Magni prosert; quae quum sunt iis<text:line-break/>quae scripsit ipse, multo clariora immutat. Jam vero aliud<text:line-break/>majus crimen hac de nominibus curiofitate committunt qui<text:line-break/>post HerophiIum de pulfibus scripserunt prope omnes. Nam<text:line-break/>quum debuissent, uti paulo ante nos divisimus, et ipsi item<text:line-break/>dividentes, seorsim de pulsuum differentiis, seorsun de di-<text:line-break/>gnoscendis iis, s</text:span><text:span text:style-name="T21">e</text:span><text:span text:style-name="T17">p</text:span><text:span text:style-name="T21">a</text:span><text:span text:style-name="T17">ratim etiam de eorum, causis, separatirn<text:line-break/>jam de praesagitione per eos docere omnia sunul nescio quo-<text:line-break/>modo confundunt atque conturbant; ac partem eorum scmel<text:line-break/>omiserunt, partem leviter attigerunt; nonnulla abs re et prae-<text:line-break/>ter modum extenderunt; alia temere coegerunt, ut si unum<text:line-break/>sint, in unum, quum multum interfit luter illa. Atque hoc<text:line-break/>ipso in capite de vehementia Archigenes, ubi scribit, fi per se<text:line-break/>aestimetur, manifeste apparere fuasponte vehementiam con-<text:line-break/>tentionem esse, ut diri, arteriarum motus; quum causam<text:line-break/>explicavit vehementiae, ipsam putat se aperuisse vehemen-</text:span></text:p>
      <text:p text:style-name="P6"><text:span text:style-name="T3">tiarn. Nam quidem, si hoc, Archigenes, est vehementia,<text:line-break/>da mihi ejus causam. At non poteris</text:span><text:span text:style-name="T15">, aut </text:span><text:span text:style-name="T3">eandem </text:span><text:span text:style-name="T17">iterum<text:line-break/></text:span><text:span text:style-name="T3">dicere cogeris contentionem, eritque contentio tibi </text:span><text:span text:style-name="T17">motus<text:line-break/></text:span><text:span text:style-name="T3">arteriarum simul et causa vehementiae et ipsa vehemen-<text:line-break/>tia. Ita multo scripserunt rectius qui antecesserunt </text:span><text:span text:style-name="T17">Archi-<text:line-break/></text:span><text:span text:style-name="T3">genem de pulfibus, quorum aliqui renisum, alii violen-<text:line-break/>tiam, alii robur, nonnulli impulsum occursus </text:span><text:span text:style-name="T17">arteriarum<text:line-break/></text:span><text:span text:style-name="T3">vocitarunt vehementiam. Nec hoc quidem </text:span><text:span text:style-name="T17">ipsum </text:span><text:span text:style-name="T3">latet </text:span><text:span text:style-name="T17">Ar-<text:line-break/></text:span><text:span text:style-name="T3">chigenem ; nam quid nit ? </text:span><text:span text:style-name="T6">Sunt quibus </text:span><text:span text:style-name="T20">in tactus </text:span><text:span text:style-name="T6">ictu </text:span><text:span text:style-name="T20">vi-<text:line-break/></text:span><text:span text:style-name="T6">detur posita </text:span><text:span text:style-name="T50">esc</text:span><text:span text:style-name="T6">: unde et ictum quidam </text:span><text:span text:style-name="T20">arteriae </text:span><text:span text:style-name="T6">illam </text:span><text:span text:style-name="T20">ap-<text:line-break/></text:span><text:span text:style-name="T6">pellant.</text:span><text:span text:style-name="T3"> Mox haud scio, quomodo putat illorum se </text:span><text:span text:style-name="T17">sen-<text:line-break/></text:span><text:span text:style-name="T3">tentiam, premere, ubi sic scribit: </text:span><text:span text:style-name="T6">Apparet </text:span><text:span text:style-name="T20">vero </text:span><text:span text:style-name="T6">per </text:span><text:span text:style-name="T20">totam<text:line-break/></text:span><text:span text:style-name="T6">disientionemsirrnitas impetus, ex qua si objiciamus </text:span><text:span text:style-name="T20">digitos,<text:line-break/></text:span><text:span text:style-name="T6">etiam firmior occurrit ictus, qui non nd senem </text:span><text:span text:style-name="T20">distentionis,<text:line-break/></text:span><text:span text:style-name="T6">scd etiam ante eum sit.</text:span><text:span text:style-name="T3"> llaec ejus sunt verba. </text:span><text:span text:style-name="T17">Jam at-<text:line-break/></text:span><text:span text:style-name="T3">tendendum est, nihil eum efficere </text:span><text:span text:style-name="T17">contradicendo. Nam<text:line-break/></text:span><text:span text:style-name="T3">quid ad rem sarit, si etiam ante surem distentionis </text:span><text:span text:style-name="T17">qualitas</text:span></text:p>
      <text:p text:style-name="P6"><text:span text:style-name="T3">ictus fiat manifesta, nequaquam ictum arteriae esse vehe-<text:line-break/>mentiam? Nam hoc si illi ante Archigenem dixissent, ve-<text:line-break/></text:span><text:span text:style-name="T17">hementiam </text:span><text:span text:style-name="T3">esse reniteutem. ictum</text:span><text:span text:style-name="T17">, </text:span><text:span text:style-name="T3">qui </text:span><text:span text:style-name="T17">in </text:span><text:span text:style-name="T3">fine distentionis<text:line-break/></text:span><text:span text:style-name="T17">fit, recte </text:span><text:span text:style-name="T3">contradiceret, ac ipse </text:span><text:span text:style-name="T17">subjiceret </text:span><text:span text:style-name="T3">jam ante </text:span><text:span text:style-name="T17">finem<text:line-break/>etiam apparere </text:span><text:span text:style-name="T3">occursus </text:span><text:span text:style-name="T17">violentiam; </text:span><text:span text:style-name="T3">sed quandoquidem </text:span><text:span text:style-name="T17">di-<text:line-break/>xeruut </text:span><text:span text:style-name="T3">absolute, renitcntem ictum esse vehementiam, stul-<text:line-break/></text:span><text:span text:style-name="T17">tum sit </text:span><text:span text:style-name="T3">jam ante etiam finem distentionis animadverti talem,<text:line-break/></text:span><text:span text:style-name="T17">demonstrare.</text:span></text:p>
      <text:h text:style-name="Heading_20_2" text:outline-level="2">Cap. II.</text:h>
      <text:p text:style-name="P99"><text:span text:style-name="T17">Verum </text:span><text:span text:style-name="T3">demus hoc quod contendit Archi-<text:line-break/></text:span><text:span text:style-name="T17">genes, contentionem et </text:span><text:span text:style-name="T3">robur quoddam esse vehementiam,<text:line-break/></text:span><text:span text:style-name="T17">scd </text:span><text:span text:style-name="T3">vim </text:span><text:span text:style-name="T17">ictus non </text:span><text:span text:style-name="T3">esse vehementiam; rogemus </text:span><text:span text:style-name="T17">eum </text:span><text:span text:style-name="T3">quae sit<text:line-break/></text:span><text:span text:style-name="T17">causa vehementiae pulsuum, </text:span><text:span text:style-name="T3">neque </text:span><text:span text:style-name="T17">enim </text:span><text:span text:style-name="T3">idem </text:span><text:span text:style-name="T17">vehementia<text:line-break/>est </text:span><text:span text:style-name="T3">et vehementiae causa. Nam illa quidem </text:span><text:span text:style-name="T17">aperta </text:span><text:span text:style-name="T3">est </text:span><text:span text:style-name="T17">et<text:line-break/>omnis </text:span><text:span text:style-name="T3">medicus in aegroto quaerit</text:span><text:span text:style-name="T17">; </text:span><text:span text:style-name="T3">ac vero, quantumlibet<text:line-break/></text:span><text:span text:style-name="T17">imperitus</text:span><text:span text:style-name="T3">, </text:span><text:span text:style-name="T17">statim </text:span><text:span text:style-name="T3">pulsum cognoscit vel vehementem vel<text:line-break/>languidum esse; causa tamen non statim perspicitur. Unde<text:line-break/></text:span><text:span text:style-name="T17">sit </text:span><text:span text:style-name="T3">ut de ea </text:span><text:span text:style-name="T17">nihil </text:span><text:span text:style-name="T3">conveniat. Siquidem Herophilus vitalis<text:line-break/></text:span><text:span text:style-name="T17">facultatis </text:span><text:span text:style-name="T3">robur arteriarum </text:span><text:span text:style-name="T5">affir</text:span><text:span text:style-name="T3">mat causam vehementis pul-</text:span></text:p>
      <text:p text:style-name="P6"><text:span text:style-name="T3">sus esse; Athenae </text:span><text:span text:style-name="T17">s </text:span><text:span text:style-name="T3">vitalis contentionis vim; Asclepiades<text:line-break/>utrumque deridet, </text:span><text:span text:style-name="T17">et </text:span><text:span text:style-name="T3">contentiones et virtutes, </text:span><text:span text:style-name="T17">eaque dicit<text:line-break/></text:span><text:span text:style-name="T3">omnia esse inania nomina; at causam </text:span><text:span text:style-name="T17">vehementiae ad co-<text:line-break/></text:span><text:span text:style-name="T3">piam refert </text:span><text:span text:style-name="T17">et </text:span><text:span text:style-name="T3">subtilitatem spiritus, </text:span><text:span text:style-name="T17">quemadmodum etiam, ut<text:line-break/></text:span><text:span text:style-name="T3">opinor, Erafistratus; Nam nec hic quicquarn tunicis </text:span><text:span text:style-name="T17">ipsis<text:line-break/></text:span><text:span text:style-name="T3">arteriarum contentae virtutis assignat: scd quum </text:span><text:span text:style-name="T17">spiritum<text:line-break/></text:span><text:span text:style-name="T3">valenter cor exprimat, hujus per arterias </text:span><text:span text:style-name="T17">transitu renisum<text:line-break/></text:span><text:span text:style-name="T3">ait in ictu gigni. Sed quo haec afferimus </text:span><text:span text:style-name="T17">? quum Magnus,<text:line-break/></text:span><text:span text:style-name="T3">qui fe quoque esse Pneumaticae suetae </text:span><text:span text:style-name="T17">fingit, aliter </text:span><text:span text:style-name="T3">dicat </text:span><text:span text:style-name="T17">ac<text:line-break/></text:span><text:span text:style-name="T3">Archigenes, ictus fieri vim; verum ea disseusio non est </text:span><text:span text:style-name="T17">hu-<text:line-break/></text:span><text:span text:style-name="T3">jus loci. Tantum reseramus tamen ad rem praesentem,<text:line-break/>quod robur ictus in tactus impulsu, repulsu, </text:span><text:span text:style-name="T17">subverfioneque<text:line-break/></text:span><text:span text:style-name="T3">positum esse, omnibus est in professo; at a qua </text:span><text:span text:style-name="T17">causa fiat,<text:line-break/></text:span><text:span text:style-name="T3">controversum esu Ridiculum vero est; </text:span><text:span text:style-name="T17">ubi disceptatur,<text:line-break/></text:span><text:span text:style-name="T3">quidnam </text:span><text:span text:style-name="T17">fit </text:span><text:span text:style-name="T3">quispiam pulsus, non hoc docere, </text:span><text:span text:style-name="T17">scd a quo<text:line-break/></text:span><text:span text:style-name="T3">fiat .tradere; nam quid sit; clarum oportet esse; </text:span><text:span text:style-name="T17">a quo gigna-</text:span></text:p>
      <text:p text:style-name="P6"><text:span text:style-name="T3">tur, ratione investigare. Planum est efgo</text:span><text:span text:style-name="T15">, </text:span><text:span text:style-name="T3">nec quid inter<text:line-break/>pulsum vehementem intersit, et causam quae ipsum consti-<text:line-break/>tuit, probe Archigenem tenere. Quapropter in contentio-<text:line-break/>ne motus arteriarum 'vehementiam statuit, quum hanc cau-.<text:line-break/>fam debuisset vehementiae dicere esse, et.illam lu ictus qua-<text:line-break/>litate positam esse, ac violentum quendam essc et reniteu-<text:line-break/>tem occursum. Nam quod confundat res, </text:span><text:span text:style-name="T6">nec</text:span><text:span text:style-name="T3"> quicquam<text:line-break/>distincte doceat, ex illis quae infert, cernas, quum pulsus<text:line-break/>instituisset definire. Nam quid ait? • </text:span><text:span text:style-name="T6">Vehemens ergo stuL^<text:line-break/>sus esi, qui majorem contentionem habet motus et.<text:line-break/>stridulus </text:span><text:span text:style-name="T40">esi, </text:span><text:span text:style-name="T6">languidus, qui rsinijsum hdbet contentio-<text:line-break/>nem, et ictum non incitatum.</text:span><text:span text:style-name="T3"> </text:span><text:span text:style-name="T36">• </text:span><text:span text:style-name="T3">Neque enim dixit sim-<text:line-break/>pliciter, </text:span><text:span text:style-name="T6">vehemens ergo pulsus esi . qui 'msarem con-<text:line-break/>tentionem habet matus,</text:span><text:span text:style-name="T3"> scd addidit, et </text:span><text:span text:style-name="T6">stridulus . esi;<text:line-break/></text:span><text:span text:style-name="T3">quod medius fidius non intelligo. quid significet:, nam<text:line-break/>poeticum est.nomen stridor, non civile; neque etium vul-<text:line-break/>gare est, nec. quid denotat, ostendit. Verum gr</text:span><text:span text:style-name="T5">amm</text:span><text:span text:style-name="T3">aticis</text:span></text:p>
      <text:p text:style-name="P6"><text:span text:style-name="T3">si habenda fides est, enarrantibus, </text:span><text:span text:style-name="T15">quod </text:span><text:span text:style-name="T3">est apud poetam<text:line-break/>de Cyclope:</text:span></text:p>
      <text:p text:style-name="P3"><text:span text:style-name="T3">Ad. </text:span><text:span text:style-name="T6">montem cogit pingues stridore bidentes.</text:span></text:p>
      <text:p text:style-name="P5"><text:span text:style-name="T3">celeritatem motus, stridor significat. At non hoc sane </text:span><text:span text:style-name="T17">Ar-<text:line-break/></text:span><text:span text:style-name="T3">chigenes ipse voluit, quando in Magnum disputat; </text:span><text:span text:style-name="T17">nifi ora-<text:line-break/></text:span><text:span text:style-name="T3">torem agit,- frequenter reprehendit quae non </text:span><text:span text:style-name="T17">lutelligit. Sed<text:line-break/></text:span><text:span text:style-name="T3">mihi quidem non fit verisimile. Quid tandem </text:span><text:span text:style-name="T17">igitur est,<text:line-break/></text:span><text:span text:style-name="T3">quod.significare vult stridor, nisi celeritatem;</text:span><text:span text:style-name="T17">num vim ictus?<text:line-break/></text:span><text:span text:style-name="T3">Atqui ita duorum rursus fecerit definitionem, causae </text:span><text:span text:style-name="T17">effi-<text:line-break/></text:span><text:span text:style-name="T3">cientis et effectus</text:span><text:span text:style-name="T6">; ac</text:span><text:span text:style-name="T3"> major erit haesitatio , </text:span><text:span text:style-name="T17">utrumquene ho-<text:line-break/></text:span><text:span text:style-name="T3">rum esse velit vehementem pulsum, tum contentionis </text:span><text:span text:style-name="T17">magni-<text:line-break/></text:span><text:span text:style-name="T3">tudinem tum vini ictus, an simul ambo. </text:span><text:span text:style-name="T17">Nam </text:span><text:span text:style-name="T3">sive </text:span><text:span text:style-name="T17">utrun-<text:line-break/></text:span><text:span text:style-name="T3">que, sive simul ambo, non recte; quod nequeat, </text:span><text:span text:style-name="T17">ut osten,<text:line-break/></text:span><text:span text:style-name="T3">sum est,' causa eadem esse cum suo effectu. Sed </text:span><text:span text:style-name="T17">enim quod<text:line-break/></text:span><text:span text:style-name="T3">dicit majorem contentionem motus habere vehementem </text:span><text:span text:style-name="T17">pul-<text:line-break/></text:span><text:span text:style-name="T3">lum, obscurum esu Nam quid vel hic dicat equidem </text:span><text:span text:style-name="T17">non<text:line-break/></text:span><text:span text:style-name="T3">assequor: utrum a majore contentione et robore </text:span><text:span text:style-name="T17">vehemeu-</text:span></text:p>
      <text:p text:style-name="P6"><text:span text:style-name="T17">tem pulsum fieri, an majorem contentionem esse vehernen-<text:line-break/>tem pullum. Nam priore significatione, non quid sit vehe-<text:line-break/>mens pulsus, caeterurn a quo fiat, explicatum sit; altera<text:line-break/>rem obscuram </text:span><text:span text:style-name="T20">et</text:span><text:span text:style-name="T17"> controversam inter sectas docet. Vehe-<text:line-break/>mentem vero pulsum oportet, si quid aliud, esse de rebus<text:line-break/>sensibilibus. Atqui contentio non est sensibilis, aut omnino<text:line-break/>apud omnes esset pro consesso; quando sunt, qui sc a nomi-<text:line-break/>ne contentionis quid significetur, quum intelligant pulsum<text:line-break/>vehementem sentiantque, plane affirment non assequi: qni-<text:line-break/>dam se intelligentia assequi id quod dicitur, fatentur, sed<text:line-break/>negant esse. Adeo non idem est contentio motus et ve-<text:line-break/>heniens pulsus ; siquidem hic sensu percipitur, illa non mo- •<text:line-break/>do sensus latet, fed ambigua est et prorsus obscura.</text:span></text:p>
      <text:h text:style-name="Heading_20_2" text:outline-level="2">Cap. I<text:span text:style-name="T59">II</text:span>.</text:h>
      <text:p text:style-name="P99"><text:span text:style-name="T17">Quid ergo? quod de vehementi pulsu do-<text:line-break/>cuit, et obscurum est et omnibus significationibus fassum;<text:line-break/>de ejus contrario quod scribit Ianguido, apertiusne est atque<text:line-break/>verius? forte enim ex oppositione aliquid lutelligere pote-</text:span></text:p>
      <text:p text:style-name="P6"><text:span text:style-name="T3">rimus eorum</text:span><text:span text:style-name="T15">, </text:span><text:span text:style-name="T3">quae in superiori oratione dixit. Cedo ergo'<text:line-break/>ejus verba. </text:span><text:span text:style-name="T6">Languidus esi qui remistam habet contentio-<text:line-break/>nem, nec incitatum ictum.</text:span><text:span text:style-name="T3"> Hic manifeste quidem magnae<text:line-break/>contentioni remissam opposuit, _par erat vero non hanc, sed<text:line-break/>parvam opponere, aut male in vehemente magnam dixit;<text:line-break/>praeterea stridulo non incitatum ictum. Jam si quidnam<text:line-break/>non incitatum sit, caperem, fortassis stridulum intelligam;<text:line-break/>nunc stridulo hoc ipsum multo obscurius est. Itaque neu-<text:line-break/>trum interpretatur alterum; an enim pro turdo accipien-<text:line-break/>dum sit non incitatum, an pro imbecillo, an molli, an </text:span><text:span text:style-name="T6">fa-<text:line-break/>cile</text:span><text:span text:style-name="T3"> subverso, an dissoluto, quid conjiciam, non habeo.<text:line-break/>Unum quidem cerle mini quiddam profectum, hoc modo<text:line-break/>arbitror, qualitatem etiam illum ictus, ad notionem vehe-<text:line-break/>rneutiae assumere, tametsi a primo, quum refelleret Magnum,<text:line-break/>folam contentionem dixit arteriarum motus, hic autem etiam<text:line-break/>non incitatum dixit ictum, atqui cum illis paulo ante pu-<text:line-break/>gnabat qui in tactus ictu eunr ponunt. Equidem haec orn-</text:span></text:p>
      <text:p text:style-name="P6"><text:span text:style-name="T15">nia attoniti esse nihilqne </text:span><text:span text:style-name="T3">certi quod diceret habentis duco.'<text:line-break/>Tu, fi quidem sentis aliter, at proxima, non dubito, si non<text:line-break/>ipse sane sophista es etiam, sed rnediocrum operum studio—<text:line-break/>sus, quin meras nugas dicas. Porro caput hoc Archigenis<text:line-break/>hujuscemodi est: </text:span><text:span text:style-name="T6">In vehementia autem ejuscemodi inve-<text:line-break/>nias praeterea alias disiscrentias , in quibus remijsus occur-<text:line-break/>rit ictus et levis, quem obscurum pulsam nunc nonnulli<text:line-break/>vocitarunt. Alius gravius ille quidem, caeterum remisa<text:line-break/>Jus ‘&gt; hunc in dijscrentiaa languidi puljns referas. Qui~<text:line-break/>ddm non remijsus quidem, scd quasi impeditus, et intro<text:line-break/>vergente praeditus gravitate, reprefsus et demersui; disu<text:line-break/>serentia erit vehementiae pulsus. Atque in vehementi qui-<text:line-break/>dum fuerit ictus connitens, humidius impellens tactum, qui<text:line-break/>maxime a cibo recente ejsicitur. Alius esi qui aegrius<text:line-break/>frangitur, veluti motore- cubitis propellente. Et qui in<text:line-break/>affectibus quibusdam et in carnis siupersiuitatihus apparet.<text:line-break/></text:span><text:span text:style-name="T3">Haec per Deos utrum miracula dices, an deliramenta ? Vi-<text:line-break/>tam quidem pro artis prolixitate brevem, hic scilicet non</text:span></text:p>
      <text:p text:style-name="P6"><text:span text:style-name="T3">brevem facit</text:span><text:span text:style-name="T7">, </text:span><text:span text:style-name="T3">sed nihili sarit, qui tanto oneret eam acervo<text:line-break/>falsae meditationis. Unde nobis ergo rursum lu adsunt </text:span><text:span text:style-name="T17">pul-'<text:line-break/></text:span><text:span text:style-name="T3">fus granis et Ieris? Quin hanc initio prodidit differentiam,<text:line-break/>quum diceret octo pulsuum qualitates esse? Nani ut </text:span><text:span text:style-name="T17">rna-<text:line-break/></text:span><text:span text:style-name="T3">gnitudiuem, celeritatem, vehementiam et reliqua, quo </text:span><text:span text:style-name="T17">mi-<text:line-break/></text:span><text:span text:style-name="T3">nus gravitatem quoque adjungeret, quid causae erat? </text:span><text:span text:style-name="T17">Un-<text:line-break/></text:span><text:span text:style-name="T3">de haec denuo nova tragoedia? Granis pulsus quis </text:span><text:span text:style-name="T17">est?<text:line-break/>qnot </text:span><text:span text:style-name="T3">ponderum ? o Archigenes,, explica nobis</text:span><text:span text:style-name="T17">, quod ni sa-<text:line-break/></text:span><text:span text:style-name="T3">cias, nomina tantum scripseris, rem dixeris nullam. </text:span><text:span text:style-name="T17">Est<text:line-break/></text:span><text:span text:style-name="T3">quidam vehemens pulsus, ut illi tradiderunt, qui </text:span><text:span text:style-name="T17">mousti-a<text:line-break/></text:span><text:span text:style-name="T3">non prodiderunt, in ictu renitens. Cognoscas, si </text:span><text:span text:style-name="T17">premas<text:line-break/></text:span><text:span text:style-name="T3">arteriam, non leniter tangas. Causam alius aliam </text:span><text:span text:style-name="T17">facit,<text:line-break/></text:span><text:span text:style-name="T3">aliam etiam vos Pneumatici vim contentionis. De </text:span><text:span text:style-name="T17">gravitate<text:line-break/></text:span><text:span text:style-name="T3">mihi itidem expedi, naturam, rationem, dignoscendi </text:span><text:span text:style-name="T17">ejus<text:line-break/></text:span><text:span text:style-name="T3">causam. Nam ridiculosissimus fis, quum, qui </text:span><text:span text:style-name="T17">vehemens pul-<text:line-break/></text:span><text:span text:style-name="T3">sus sit, qui celer, qui magnus exponas et definias, </text:span><text:span text:style-name="T17">quos<text:line-break/></text:span><text:span text:style-name="T3">etiam citra definitiones lutelligemus, nisi semel simus </text:span><text:span text:style-name="T17">Graecae</text:span></text:p>
      <text:p text:style-name="P6"><text:span text:style-name="T17">linguae rudes; granis vero hic pulsus qui sit, quem novum<text:line-break/>inducis nobis, non exponas, sed si nomen scripseris tantum,<text:line-break/>arbitreris aliquid consecuturum te. Enimvero non </text:span><text:span text:style-name="T36">est hoc<text:line-break/></text:span><text:span text:style-name="T17">dicere, sed blaterare. Si igitur vis, ut dixit Comicus,<text:line-break/>esse.</text:span></text:p>
      <text:p text:style-name="P3"><text:span text:style-name="T20">Garrire doctus, verum ineptus dicere,</text:span></text:p>
      <text:p text:style-name="P5"><text:span text:style-name="T17">alia erit ratio; quod si non garrire velis, scd </text:span><text:span text:style-name="T36">dicere </text:span><text:span text:style-name="T17">aliquid<text:line-break/>ac docere, quonam sensu, quaque ratione in notitiam ve-<text:line-break/>niemus granis hujus pulsus, demonstres iac nobis. </text:span><text:span text:style-name="T36">Equi-<text:line-break/></text:span><text:span text:style-name="T17">dem certe ne lapidis quidem valeo gravitatem vel ligni co-<text:line-break/>gnoscere, nisi manibus sustollam, vel humeris imponam,<text:line-break/>vel appendam collo. Num igitur etiam manibus </text:span><text:span text:style-name="T36">nostris ar-<text:line-break/></text:span><text:span text:style-name="T17">teria est aegroti libranda, aut attollenda, ut </text:span><text:span text:style-name="T36">cognoscamus ita<text:line-break/></text:span><text:span text:style-name="T17">demum pulsuum gravitatem? aut quid imperas, </text:span><text:span text:style-name="T36">Archige-<text:line-break/></text:span><text:span text:style-name="T17">nes? His quidam ab illius schola senex nonagenarius. </text:span><text:span text:style-name="T36">Heus<text:line-break/>tu fili, </text:span><text:span text:style-name="T17">respondit, remissus et segnis et turdus et cunctans<text:line-break/></text:span><text:span text:style-name="T36">pulsus </text:span><text:span text:style-name="T17">erit. Rursus hic requisivinrus. Quemnam tu re-</text:span></text:p>
      <text:p text:style-name="P6"><text:span text:style-name="T3">missum, pater, appellas? tardmnne an rarum ? nam non asse-<text:line-break/>quimur. Qui postquam aliquantisper conticuisset, tardum<text:line-break/>respondit. Sane quidem de segni, inquam, te non rogarim,<text:line-break/>quem plane etiam dices tardum esse. Imo etiam cunctans,<text:line-break/>luquit, tardus mea sententia esu Hluc senex, quum ex<text:line-break/>omnibus nis quatuor nominibus rem declarari unam ani-<text:line-break/>madvertisset, tarditatem pulsus, stomachari coepit rixari-’<text:line-break/>que. Atque primum, quem cunctantem appellasset pulsum,<text:line-break/>non in tarditate motus dixit, scd in quietis longitudine esse<text:line-break/>positum, nam cunctari esse incipere tardare, deinde remis-<text:line-break/>sum et segnem veluti imbecillum esse, nam remitti, fatis-<text:line-break/>cere et imbecillum esse atque debilem idem denotare..<text:line-break/>Tum illi subjeci: nil laboro. Etenim </text:span><text:span text:style-name="T6">si iterum</text:span><text:span text:style-name="T3"> ac tertio<text:line-break/>eandem rem narrare velis, dabimus tibi; veritatem nos in-<text:line-break/>dagamus, non litigamus contentiose. Age cunctantem,<text:line-break/>inquam, de quietis longitudine accipiamus, et remissum se-<text:line-break/>gnemque de imbecillitate. Prolude gravem pulsum memi -</text:span></text:p>
      <text:p text:style-name="P6"><text:span text:style-name="T3">neris te remissum cousinnasse esse etfegnem et tardunr et<text:line-break/>cunctantem. Quumque de significationibus explicatius cu-<text:line-break/>perern discere, primo plane praeter unum tardum nihil de-<text:line-break/>monstrabat. Hunc </text:span><text:span text:style-name="T17">• </text:span><text:span text:style-name="T3">autem remissum et </text:span><text:span text:style-name="T17">segnem </text:span><text:span text:style-name="T3">diximus<text:line-break/>quasi imbecillum esse; cunctantem de quietis </text:span><text:span text:style-name="T17">longitudine ac-<text:line-break/></text:span><text:span text:style-name="T3">cipi; tardum tardum adhuc manere. </text:span><text:span text:style-name="T17">Quare hoc </text:span><text:span text:style-name="T3">quoque<text:line-break/>mihi denuo responde, an rarum esse </text:span><text:span text:style-name="T17">languidum dicas. </text:span><text:span text:style-name="T3">Ve-<text:line-break/>rurn, inquit. Quid autem diu quiescentem? nonne hunc<text:line-break/>etiam dices rurum ? Annuit. Igitur ex </text:span><text:span text:style-name="T17">consessis, inquam,<text:line-break/>efficitur, </text:span><text:span text:style-name="T3">gravem pulsum languidum pulsum </text:span><text:span text:style-name="T17">simul </text:span><text:span text:style-name="T3">et </text:span><text:span text:style-name="T17">tar--<text:line-break/>dum </text:span><text:span text:style-name="T3">esse rarumque. Conticuit ad haec </text:span><text:span text:style-name="T17">senex sane </text:span><text:span text:style-name="T3">cmn </text:span><text:span text:style-name="T17">ma-<text:line-break/>gna gravitate. </text:span><text:span text:style-name="T3">Verum fi hoc, inquam, </text:span><text:span text:style-name="T17">sic </text:span><text:span text:style-name="T3">habet, non<text:line-break/>erit qualitas distincta ab iis quas omnes lu ore habent, ea </text:span><text:span text:style-name="T17">.<text:line-break/></text:span><text:span text:style-name="T3">quae est gravitatis, ied nomen concursui trium qualitatum<text:line-break/>attributum; quandoquidem simul languidum et tardum at-<text:line-break/></text:span><text:span text:style-name="T17">que </text:span><text:span text:style-name="T3">rarum esse dicimus gravem. Quid dicas, inquit, non<text:line-break/></text:span><text:span text:style-name="T17">intelligo</text:span><text:span text:style-name="T3">, et rixas concitas inanes; firnulque </text:span><text:span text:style-name="T17">nis </text:span><text:span text:style-name="T3">dictis dis-<text:line-break/>cessit, oculisque nos acerbis intuitus est ac minacibus.</text:span></text:p>
      <text:p text:style-name="P6"><text:span text:style-name="T3">At paucis diebus apud aegrotum quendam quum hoc illo ipso<text:line-break/>praesente sene tum aliis multis magni nominis medicis,<text:line-break/>quum de symptomatibus quae tenerent aegrotum, omnes at-<text:line-break/>toniti essent, ventris fluxum praediximus. Mox illi, unde<text:line-break/>id praediceremus, requirebant. Quibus respondimus: vel-<text:line-break/>lus ad fullonem nemo portavit, innuentes iis multum abesse<text:line-break/>ipsos ut hoc intelligerent, qui ne lenissima quidem scirent.<text:line-break/>Paucis post diebus de sinistra nare praesagivimus sanguinis<text:line-break/>profluvium, deinde etiam parotidas; postea alia atque alia<text:line-break/>tum praediximus tum curavimus, quorum illi erant impe-<text:line-break/>riti. Ubi quum illi instarent ut ex qua re eas commentatio-<text:line-break/>nes praenuntiatis et obitis, aperirem, perpetuo silui, nec<text:line-break/>quicquam illis responsi deni, scd nobis ipfis dixi Cornici<text:line-break/>illud.</text:span></text:p>
      <text:p text:style-name="P3"><text:span text:style-name="T6">Ut ligna tortuosa nunquam corrigas.<text:line-break/>Virides nec arbor vetus, alio si transferas.<text:line-break/>Produxerit stolones.</text:span></text:p>
      <text:p text:style-name="P6"><text:span text:style-name="T17">Potius' enim alii Moysis </text:span><text:span text:style-name="T15">et </text:span><text:span text:style-name="T17">Christi sectatores dccedant de-sua<text:line-break/>disciplina quam qui sectis sunt addicti et consecrati rncdici<text:line-break/>et philosophi. Itaque tandem ego cognovi magnas me et<text:line-break/>importunas ineptias lucrari, de re nulla cum illis disputan-<text:line-break/>do ; egoque in eo sum et ero; et hos libros quum certo<text:line-break/>sciam, nisi uni sorte, aut alteri, qui suigulari ingenio fit,<text:line-break/>doctrinaque utatur et meditatione et prae his omnibus insa-<text:line-break/>nia liber fit illa circa siectas, nemini propemodum fore usui;<text:line-break/>attamen scribo, simul nec indoctc ludens, et praesidio obli-<text:line-break/>viosae seneotuti, ut dixit Plato, commentarios milii ipse<text:line-break/>comparans; simul familiarium etiam quorundam precibus<text:line-break/>gerens morem. At de iusigni imperitia atque etiam con-<text:line-break/>tentione hactenus est satis.</text:span></text:p>
      <text:h text:style-name="Heading_20_2" text:outline-level="2">Cap. IV.</text:h>
      <text:p text:style-name="P99"><text:span text:style-name="T17">Jam ad institutum redeamus ac ostenda-'<text:line-break/>mus illis qui id valent assequi nomen tantum esse gravem<text:line-break/>pulsum, rem vero nullam. Nam si ut ex </text:span><text:span text:style-name="T20">Archigeniis nostra<text:line-break/>memoria sapientissimus,</text:span><text:span text:style-name="T17"> quum ad eum exponendum compel-</text:span></text:p>
      <text:p text:style-name="P6"><text:span text:style-name="T3">leretur</text:span><text:span text:style-name="T17">, </text:span><text:span text:style-name="T3">sumebat, languidus erit et tardus et rarus; ac </text:span><text:span text:style-name="T17">si.<text:line-break/></text:span><text:span text:style-name="T3">hunc pulsum ostendere dicant a repletione naturam onerari</text:span><text:span text:style-name="T17">;<text:line-break/></text:span><text:span text:style-name="T3">atque eo esse appellandum gravem pulsum, eadem </text:span><text:span text:style-name="T17">opera<text:line-break/></text:span><text:span text:style-name="T3">non gravem modo, scd et crudum vocent et frigidum, </text:span><text:span text:style-name="T17">ut<text:line-break/></text:span><text:span text:style-name="T3">qui non Iecus, atque repletionem, cruditatum </text:span><text:span text:style-name="T17">humorum<text:line-break/></text:span><text:span text:style-name="T3">possit et frigiditatem arguere. Itidem certe biliosum quoque<text:line-break/>et pituitolum pulsum non dubitabimus appellare, </text:span><text:span text:style-name="T17">si. semel<text:line-break/></text:span><text:span text:style-name="T3">apud nos sit receptum causarum illos efficientium ad eos </text:span><text:span text:style-name="T17">esse<text:line-break/></text:span><text:span text:style-name="T3">norniua transferenda. Quare quod semper testor, quia </text:span><text:span text:style-name="T17">apud<text:line-break/></text:span><text:span text:style-name="T3">illos non distinctum est peculiariter de differentiis </text:span><text:span text:style-name="T17">pulsuum<text:line-break/></text:span><text:span text:style-name="T3">opus, separatirn de dignoscendis iis, privatim etiam </text:span><text:span text:style-name="T17">de prae-<text:line-break/></text:span><text:span text:style-name="T3">sagitione, eo in has ineptias impelluntur. .Ac Archigenes<text:line-break/>quidem in primo omnium genere pulsuum, quod in </text:span><text:span text:style-name="T17">magnitu-<text:line-break/></text:span><text:span text:style-name="T3">dine consistit, de causis eos efficientibus, vel praesagitione<text:line-break/>per eos verbum nullum fecit: sed differentias docuit </text:span><text:span text:style-name="T17">hujus<text:line-break/></text:span><text:span text:style-name="T3">generis pulsuum, nomenque earum cujusque tradidit, </text:span><text:span text:style-name="T17">pau-<text:line-break/></text:span><text:span text:style-name="T3">ca quidem nonnullis locis de dignoscendo </text:span><text:span text:style-name="T17">inserens, sed ne</text:span></text:p>
      <text:p text:style-name="P6"><text:span text:style-name="T3">id quidem sciens</text:span><text:span text:style-name="T7">, </text:span><text:span text:style-name="T3">ut inferius demonstrabimus. </text:span><text:span text:style-name="T17">At. </text:span><text:span text:style-name="T3">vero de<text:line-break/>secundo genere, quod in vehementia consistit, ubi </text:span><text:span text:style-name="T17">agit, </text:span><text:span text:style-name="T3">ales<text:line-break/></text:span><text:span text:style-name="T17">simul </text:span><text:span text:style-name="T3">tractatus confundit, non </text:span><text:span text:style-name="T17">tautum </text:span><text:span text:style-name="T3">de differentia </text:span><text:span text:style-name="T17">et </text:span><text:span text:style-name="T3">di-<text:line-break/>gnoscendo, scd et de causis eorum efficientibus disserens: ubi<text:line-break/></text:span><text:span text:style-name="T17">de plenitudine, confusior </text:span><text:span text:style-name="T3">est </text:span><text:span text:style-name="T17">etiam. </text:span><text:span text:style-name="T3">Deinde, </text:span><text:span text:style-name="T17">quando </text:span><text:span text:style-name="T3">de<text:line-break/></text:span><text:span text:style-name="T17">rhythmo </text:span><text:span text:style-name="T3">tractat, pauca de dignostica speculatione adjecit,<text:line-break/></text:span><text:span text:style-name="T17">ut </text:span><text:span text:style-name="T3">plurimum vero in prima fere perstitit. lu solo vero<text:line-break/>tractatu de ordine et perturbatione ordinis, aequalitate et<text:line-break/>inaequalitate, primam partem de pulsibus commentationis<text:line-break/>servare sinceram potuit, nec dignoscendi rationem hic, nec<text:line-break/>praesagitionem </text:span><text:span text:style-name="T17">ex </text:span><text:span text:style-name="T3">iis, imo nec causas attigit At </text:span><text:span text:style-name="T17">quo </text:span><text:span text:style-name="T3">loco<text:line-break/></text:span><text:span text:style-name="T17">de gravi </text:span><text:span text:style-name="T3">et levi, ut vocat, narrat, inter alia etiam id miri-<text:line-break/>fice scripsit ad hunc modum: Quem </text:span><text:span text:style-name="T6">obscurum pulsum<text:line-break/>nunc nonnulli vocitarunt.</text:span><text:span text:style-name="T3"> • Quinam, bone vir, erat diccn-<text:line-break/></text:span><text:span text:style-name="T17">dum; lu </text:span><text:span text:style-name="T3">quanam </text:span><text:span text:style-name="T17">illi </text:span><text:span text:style-name="T3">nati Scythia: ut cognoscunt nomen<text:line-break/></text:span><text:span text:style-name="T17">obscurum </text:span><text:span text:style-name="T3">ultra languidum nihil significare. </text:span><text:span text:style-name="T17">Ambo enim </text:span><text:span text:style-name="T3">ei-<text:line-break/></text:span><text:span text:style-name="T17">dem rei tribuunt </text:span><text:span text:style-name="T3">Graeci; fed apud eos </text:span><text:span text:style-name="T7">τὸ άμυδρὸν </text:span><text:span text:style-name="T17">est </text:span><text:span text:style-name="T3">fre-</text:span></text:p>
      <text:p text:style-name="P4"><text:span text:style-name="T3">quentius. Ita duobus nis pulsibus, gravi et leni, Archigenis<text:line-break/>muneribus tantum est profectum, ut prolati temere sint et<text:line-break/>mullum habeant, quo dignoscantur, vestigium. Qui coule-<text:line-break/>quuntur, longe adhuc absurdius cousiati iunt. . Nam quae<text:line-break/>sit diflerentia pulsuum, quae gravitatem obtineat lutro ver-<text:line-break/>gentem, me sane praeterit. Quae me res de integro coegit<text:line-break/>ex illius discipusis quaerere, quodnam sit aenigma. Qui<text:line-break/>quum lutricatius et absurdius responderent ipso auctore,<text:line-break/>animadverti plane esse homines, qui quae non lutelligunt<text:line-break/>suspiciunt; quo Archigenes cognitu, </text:span><text:span text:style-name="T5">mili</text:span><text:span text:style-name="T3">i ridetur de ludu-<text:line-break/>stria scripta sua obscurare multis lu locis. Equidem, quo-<text:line-break/>ties vergentis intro gravitatis mihi in mentem venit, non<text:line-break/>possum me a risu abstinere. Apertum est enim aliam, quae<text:line-break/>suras vergit, gravitatem esse; atque haec cuti scilicet homi-<text:line-break/>uis gravis est, altera ossibus '; alloqui quomodo una foras, al-<text:line-break/>iera diceretur lutro vergere? Quid jam? impeditam et re-<text:line-break/>pressam et submersam appellere pulsuum aliquam differen-<text:line-break/>tiam, -nonneinterpretes etiam desiderat? Quaenam irnpc-</text:span></text:p>
      <text:p text:style-name="P6"><text:span text:style-name="T3">dita est? Sane quae tardius ac per est movetur, impe-<text:line-break/></text:span><text:span text:style-name="T17">dita </text:span><text:span text:style-name="T3">est; et quae rarior jusio est, tum quae intermittit </text:span><text:span text:style-name="T17">et<text:line-break/></text:span><text:span text:style-name="T3">quae deficit, praeterea omnis inaequalis et inordinata,<text:line-break/></text:span><text:span text:style-name="T17">arhythma </text:span><text:span text:style-name="T3">etiam adhaec jusio </text:span><text:span text:style-name="T17">minor atque languidior</text:span><text:span text:style-name="T3">; </text:span><text:span text:style-name="T17">omni-<text:line-break/>no </text:span><text:span text:style-name="T3">haec scilicet in impeditis sunt; nam impediri quidem </text:span><text:span text:style-name="T17">cau-<text:line-break/>sain </text:span><text:span text:style-name="T3">potius quam differentiam pulsus, denunciat. Repressa<text:line-break/></text:span><text:span text:style-name="T17">verum </text:span><text:span text:style-name="T3">utrum ipsa quoque languida est, </text:span><text:span text:style-name="T17">an parva? </text:span><text:span text:style-name="T3">aut quid<text:line-break/></text:span><text:span text:style-name="T17">tandem </text:span><text:span text:style-name="T3">a demersa vult differre? siquidem demersam dixeris<text:line-break/></text:span><text:span text:style-name="T17">parvam </text:span><text:span text:style-name="T3">aliquam esse. At enim terni </text:span><text:span text:style-name="T17">prorsus </text:span><text:span text:style-name="T3">nos fortasse<text:line-break/></text:span><text:span text:style-name="T17">furnus; </text:span><text:span text:style-name="T3">Archigenes vero solus iple </text:span><text:span text:style-name="T17">Mercurius est, propter<text:line-break/>prudentiam. </text:span><text:span text:style-name="T3">Ergo eum per erat, </text:span><text:span text:style-name="T17">quali deus fit, homines<text:line-break/>ut </text:span><text:span text:style-name="T3">doceret operam dare; non ut nomina </text:span><text:span text:style-name="T17">tantum couscri-<text:line-break/></text:span><text:span text:style-name="T3">beret: fed quod in clarioribus fecit </text:span><text:span text:style-name="T17">et </text:span><text:span text:style-name="T3">indicia quibus di-<text:line-break/></text:span><text:span text:style-name="T17">gnoscamns, </text:span><text:span text:style-name="T3">adscriberet, </text:span><text:span text:style-name="T17">Vernm </text:span><text:span text:style-name="T3">si omnino </text:span><text:span text:style-name="T17">studuisset aper-<text:line-break/>tis indiciis </text:span><text:span text:style-name="T3">eos discernere, </text:span><text:span text:style-name="T17">non tani </text:span><text:span text:style-name="T3">inania verba </text:span><text:span text:style-name="T17">fudisset im-<text:line-break/>prudens, </text:span><text:span text:style-name="T3">quasi </text:span><text:span text:style-name="T17">vero </text:span><text:span text:style-name="T3">non </text:span><text:span text:style-name="T17">possimus nos </text:span><text:span text:style-name="T3">item alios </text:span><text:span text:style-name="T17">verbo </text:span><text:span text:style-name="T20">te-<text:line-break/>nus</text:span><text:span text:style-name="T17"> plures fingere. Ac jam dico primum volantem pulsnuu<text:line-break/>Nam qui illi </text:span><text:span text:style-name="T3">magis demersum licebit </text:span><text:span text:style-name="T17">dicere quam volantem</text:span></text:p>
      <text:p text:style-name="P4"><text:span text:style-name="T3">nobis? </text:span><text:span text:style-name="T15">et </text:span><text:span text:style-name="T3">hercle nutantem alium. Jam glutinosum etiam<text:line-break/>quendam et friabilem dicam; praeterea nigrum, splendidum,<text:line-break/>purum, turbidum, difficilem, hilarem. Quinetiarn </text:span><text:span text:style-name="T7">βλιτν-<text:line-break/>ριξόμενον </text:span><text:span text:style-name="T3">pulsum dixero et </text:span><text:span text:style-name="T7">σκινδαψιξόμενον</text:span><text:span text:style-name="T3">, si nomina tan-<text:line-break/>tum requirunt. Sed enim </text:span><text:span text:style-name="T7">το βλἰτυρι, </text:span><text:span text:style-name="T3">ajunt, et </text:span><text:span text:style-name="T7">τὸ σκινδαψὸς<text:line-break/></text:span><text:span text:style-name="T3">plane nihil significant, Archigenis clara sunt nomina. Quid<text:line-break/>tu bone vir dedita opera nugaris? Etenim </text:span><text:span text:style-name="T7">τό βλἰτυρι </text:span><text:span text:style-name="T3">pul-<text:line-break/>sationem quandam fignificat et </text:span><text:span text:style-name="T7">τὸ σκινδαψὸς </text:span><text:span text:style-name="T3">non tantum ser-<text:line-break/></text:span><text:span text:style-name="T27">. </text:span><text:span text:style-name="T3">ni, fed etiam instrumenti cujusdam est nomen. Sed quid</text:span></text:p>
      <text:p text:style-name="P5"><text:span text:style-name="T3">(dices, ni fallor) haec ad pulsus? Quid vero quae tu<text:line-break/>profers nomen ad illos faciunt, qumn illa, quae paulo ante<text:line-break/>recensui, tum praecipitatus, stridens, humidus apparens, su-<text:line-break/>porosus, bombans, stupefactus, resolutus, intentus, inessi-<text:line-break/>cax, congelatus, difflatus, cubitis propellens, occultatus,<text:line-break/>expulsor, granis, crepens, madidus, congregatus, disgrega-<text:line-break/>tus, languescens, subfuratus, lancinosus, exagitatus, tetrice<text:line-break/>recedens, et qui est cum arteria tractili occurrente, atque id</text:span></text:p>
      <text:p text:style-name="P6"><text:span text:style-name="T3">genus nominum immensus </text:span><text:span text:style-name="T15">numerus, quae </text:span><text:span text:style-name="T3">separatirn et sola<text:line-break/>aliquid significant, sed cum pulsibus nihil ipsis convenit, sic-<text:line-break/>ut nec quod dicitur lrumidius impellere quendam pulsum.<text:line-break/>Nam hoc rursus loco Archigenes </text:span><text:span text:style-name="T6">a</text:span><text:span text:style-name="T3"> pulsuum doctrina defle-<text:line-break/>ctit, quum humiditatis meminit, rei illius quidem ad prae-<text:line-break/>sagiendum conducentis, at non ex pulsuum commentatione.<text:line-break/>Miscuit ergo eam cum connitente, quem ille vocat, "ictu, qui<text:line-break/>a vehemente pulsu nilus distat; ac differentiam quandamsc<text:line-break/>hanc fingit aliam docere, quum non alia sit; caelorum vehe-<text:line-break/>mens pulsus cum humiditate. Deinde ignaro speculationis<text:line-break/>hujus imponit, quasi mirificum quid sit, quod adscripsit, qui<text:line-break/>a cibo potissimum recente efficitur; nam connitens ictus, in-<text:line-break/>qnit, cum humiditate ab humidiore cibo potissimum recente<text:line-break/>fit. Hic subest aliqua, Archigenes, ratio, dicisque verum:'<text:line-break/>indistincte tamen et confuse, itaque obscure. Nam sic erat<text:line-break/>dicendum: ex cibis recenter mactatis vehemens generatur<text:line-break/>pulsus cum humiditate: atqui hoc non est </text:span><text:span text:style-name="T5">alium</text:span><text:span text:style-name="T3"> pulsum a</text:span></text:p>
      <text:p text:style-name="P6"><text:span text:style-name="T3">vehementi dicere, sed usum vehementem vel aliud quiddam,<text:line-break/>quod omnino pulsus non esu Jam etiam importune hoc lo-<text:line-break/>co tractat de commentatione, quae tractatui communis est<text:line-break/>De pulsuum causis et De praesagitione per eos. Sane prae-<text:line-break/>stabat illic retulisse, a cibo qui fiat pulsus: nosque, Arciuge-<text:line-break/>nes, dicimus, ut hic, ut nunc tu, negligenter, scd adhibitis<text:line-break/>propriis distinctionibus. Neque enim omnino fit a cibo qui-<text:line-break/>dem omni vehemens cum humiditate pulsus, sed modico<text:line-break/>quantitate et qualitate humido; nam copiosior cibus non ve-<text:line-break/>hementem pulsum ,• sed inaequalem ex languidis et vehe-<text:line-break/>mentibus medlisque. Neque humidum efficit siccus, proin-<text:line-break/>de humiditate alimenti', quum hnrnidior aliquando evaserit<text:line-break/>cutis. Neque enim ideo semper, sed in est aliqua discretio.<text:line-break/>Etiam moderatum quantitate quum cibum excipiat vehemen-<text:line-break/>tia, humiditatem praestat nequaquam appellare; quae per se<text:line-break/>quidem pulsus nunquam immutat, sud mentione .cibi mode-</text:span></text:p>
      <text:p text:style-name="P6"><text:span text:style-name="T3">rati facta, vehementem dicere ex eo pulsum oriri. At hoc,<text:line-break/></text:span><text:span text:style-name="T36">essi </text:span><text:span text:style-name="T3">verum fit, tamen praecipue ad commentationem pertinet<text:line-break/>pulsuum caularum, delude ad praesagia. Sed de his non<text:line-break/>institueras agere. Quod si consule datur facultas </text:span><text:span text:style-name="T5">sim</text:span><text:span text:style-name="T3">ul et<text:line-break/>intempestive scribendi, non tantum a recente cibo scito eum<text:line-break/></text:span><text:span text:style-name="T36">pulsum, </text:span><text:span text:style-name="T3">sed </text:span><text:span text:style-name="T36">et </text:span><text:span text:style-name="T3">a balneis interdum et ab exercisationibus,<text:line-break/></text:span><text:span text:style-name="T36">iraque </text:span><text:span text:style-name="T3">generari; est enim, quum ex his generetur. Atque<text:line-break/>quomodo generatur et qua ratione, si exposuisse tantum ha-<text:line-break/></text:span><text:span text:style-name="T36">beamus </text:span><text:span text:style-name="T3">satis, nihil ad docendum nobis prosectum est: si 'di-<text:line-break/></text:span><text:span text:style-name="T36">stincte </text:span><text:span text:style-name="T3">explicemus, recesserimus ab instituta tractatione.<text:line-break/></text:span><text:span text:style-name="T36">Quare </text:span><text:span text:style-name="T3">inanes istas nugas mittamus. At si quam nobis aliam<text:line-break/></text:span><text:span text:style-name="T36">potes </text:span><text:span text:style-name="T3">differentiam pulsuum, ac scimus, tradere, trade; ne-<text:line-break/></text:span><text:span text:style-name="T36">que </text:span><text:span text:style-name="T3">tantum nomina profer, sed significationem etiam eorum<text:line-break/></text:span><text:span text:style-name="T36">et </text:span><text:span text:style-name="T3">totius modum dignoscendae rei. Caeterurn rursus, ut<text:line-break/></text:span><text:span text:style-name="T36">haec </text:span><text:span text:style-name="T3">omittemus, iis mox adjungit cubitis pulsantem pulsum<text:line-break/>discinctum, relinquens et applicatum et progressum et re-<text:line-break/></text:span><text:span text:style-name="T36">gressum et </text:span><text:span text:style-name="T3">calcitrantem et geniculantem et venfriculanteni.</text:span></text:p>
      <text:p text:style-name="P6"><text:span text:style-name="T3">Nam quae est ista nominum lex, quendam </text:span><text:span text:style-name="T15">vocare </text:span><text:span text:style-name="T3">cubitis<text:line-break/>pulsantem er praeterire caeteros? Quin cubitis pulsantem,<text:line-break/>inquit, quasi indignantem pulsum vocamus. Jam male<text:line-break/>praeteris quasi tristantem, irascentem et succensentem. Ex-<text:line-break/>tra jocum, inquit, nam validum fic appellamus. Serio ago,<text:line-break/>bone vir, tu vero, quum validus licendus sit, cubitis pul-<text:line-break/>santem nis nos dicere. Nam validum si diceres, qui sit hic<text:line-break/>validus, te rogem et qua illum ratione dignoscamus; nempe<text:line-break/>vehementem quidem, ubi quum premimus arteriam, reniti-<text:line-break/>tur; et contrarium illi languidum, quum obscuratus pre-<text:line-break/>mentibus nobis, dignoscimus. Validi vero, </text:span><text:span text:style-name="T15">si </text:span><text:span text:style-name="T3">etiam expli-<text:line-break/>ces rationem dignoscendi, fructum, tulerit aliquem tua do-<text:line-break/>ctrina; si minus, etiam nomen hic </text:span><text:span text:style-name="T6">modo,</text:span><text:span text:style-name="T3"> rem tradideris<text:line-break/>nullam. Ubi magna ni, inquit, subversat tactum et impel-<text:line-break/>lat. Atqui subvertebat et vehemens. At mluus, inquit,<text:line-break/>quam hic, violenter. Ergo intense vehementem appellas<text:line-break/>validum hunc et cubitis pullantem pulsum? Scilicet, in-,<text:line-break/>quit, hoc ipsum. Igitur jam etiam magnopere velocem fa-</text:span></text:p>
      <text:p text:style-name="P6"><text:span text:style-name="T3">ciendum est nobis, ut non velocissimum, fed aliud quid ap-<text:line-break/>pellemus et magnopere magnum, non maximum, scd alio<text:line-break/>nomine, itaque reliquos. Quod fi illis hoc Iatis est, sive-<text:line-break/>lorissimum dicant et maximum, tardissimum, rarissimum^<text:line-break/>creberrimumque, quin hic quoque sufficiat vehementissimum<text:line-break/>dicere? Neque est ducendum, finitimam aliquam vehe-<text:line-break/>mentiae memorari aliam differentiam.; nam quae in unoquo—<text:line-break/>que genere fiunt intensiones, non sunt extra genus: neque<text:line-break/>enim admodum album aliud ac album est neque admo-<text:line-break/>dum nigrum quicquam est praeter nigrum: ilaque nec ad-<text:line-break/>modum vehemens aliud est atque vehemens. Quare sunt<text:line-break/>haec omnia mera deliramenta, quae necessario cousequun-<text:line-break/>tur, quod isti ordine non distinguunt ac digerunt, nec no-<text:line-break/>tionem singulorum pulsuum, nec causas quae eos efficiunt..<text:line-break/>Namque quod saepe jam diximus, qui veritatem spectat, de-.<text:line-break/>bet ab ipsis rebus ingressus, quot hae fint et quae explicare,_<text:line-break/>deinde nomlua ipsis ponere,' mox de iis dignoscendis agere,</text:span></text:p>
      <text:p text:style-name="P6"><text:span text:style-name="T3">ab his de causis, postea de praesagitione; id quod nos feci—<text:line-break/>mus. Atque in hoc opere, pulsuum differentias persequuti<text:line-break/>omnes fumtis. </text:span><text:span text:style-name="T17">lu </text:span><text:span text:style-name="T3">opere de pulsibus dignoscendis, quo </text:span><text:span text:style-name="T17">pa-<text:line-break/></text:span><text:span text:style-name="T3">cto </text:span><text:span text:style-name="T17">in </text:span><text:span text:style-name="T3">quaque herum applicatis digitis, exacte debeant </text:span><text:span text:style-name="T17">sen-<text:line-break/></text:span><text:span text:style-name="T3">tiri. Inde lucubrationem de causis composuimus. </text:span><text:span text:style-name="T17">Secun-.<text:line-break/></text:span><text:span text:style-name="T3">dum hanc de praesagitione." Sed hoc loco, </text:span><text:span text:style-name="T17">quandoquidem<text:line-break/></text:span><text:span text:style-name="T3">agimus de prima, quae quid referat ad artem </text:span><text:span text:style-name="T17">colendam, pri-<text:line-break/></text:span><text:span text:style-name="T3">rno in libro explicavimus, summam jam faciamus </text:span><text:span text:style-name="T17">disputa—<text:line-break/></text:span><text:span text:style-name="T3">tionis de vehementia.</text:span></text:p>
      <text:h text:style-name="Heading_20_2" text:outline-level="2">Cap. V.</text:h>
      <text:p text:style-name="P99"><text:span text:style-name="T3">Pulsus est quidam </text:span><text:span text:style-name="T17">qui </text:span><text:span text:style-name="T3">tactum subvertit, </text:span><text:span text:style-name="T17">id<text:line-break/>est </text:span><text:span text:style-name="T3">valde </text:span><text:span text:style-name="T17">et </text:span><text:span text:style-name="T3">cum renisu quodam pulsat. Hunc sive </text:span><text:span text:style-name="T17">vehe-<text:line-break/></text:span><text:span text:style-name="T3">mentem, sive contentum, sive qnicquid risum est </text:span><text:span text:style-name="T17">vocare,<text:line-break/></text:span><text:span text:style-name="T3">hoc constituto, dignosci scito eum, ubi plurimum </text:span><text:span text:style-name="T17">digitus in-<text:line-break/></text:span><text:span text:style-name="T3">figimus, non leniter palpamus. Caula </text:span><text:span text:style-name="T17">ejus facultatis ro-<text:line-break/></text:span><text:span text:style-name="T3">bnr pulsus efficientis. Prolude </text:span><text:span text:style-name="T17">si </text:span><text:span text:style-name="T3">de </text:span><text:span text:style-name="T17">medicis vocabulis pri-<text:line-break/></text:span><text:span text:style-name="T3">mo omnis nostra potestas sit </text:span><text:span text:style-name="T17">lustituendis, contentum eum<text:line-break/></text:span><text:span text:style-name="T3">pulsum, non vehementem </text:span><text:span text:style-name="T17">appellemus; nunc quia a pluri-</text:span></text:p>
      <text:p text:style-name="P6"><text:span text:style-name="T3">uris lam pridem </text:span><text:span text:style-name="T15">vehemens </text:span><text:span text:style-name="T3">est vocitatus, nomen nihil muta-<text:line-break/>mus; tametsi non simus nescii apud Graecos vehementiae<text:line-break/>nomen actioni semper tribui validae simul et citatae; siqui-<text:line-break/></text:span><text:span text:style-name="T17">dem </text:span><text:span text:style-name="T3">luctae vocantur vehemens quae cum contentione et ce-<text:line-break/>leritate fiunt. Ac eodem modo homlues vehementes appel-<text:line-break/></text:span><text:span text:style-name="T17">lantur, </text:span><text:span text:style-name="T3">qui cum contentione et celeritate operantur. Et<text:line-break/></text:span><text:span text:style-name="T17">hercle </text:span><text:span text:style-name="T3">genus leonum appellant omnes vehemens, quoniam<text:line-break/></text:span><text:span text:style-name="T17">hujus </text:span><text:span text:style-name="T3">quoque _ contentam actionem atque citatam conspi-<text:line-break/>ciunt. Quamobrem si mini nomen sit instituere liberum,<text:line-break/>simplicem pulsuum qualitatem renitentiam et evertentiunr<text:line-break/>tactum vim, vel robur, vel contentionem appellem, vel<text:line-break/>quid sale aliud; quae vero ex hac est et celeritate conflata,<text:line-break/></text:span><text:span text:style-name="T17">non </text:span><text:span text:style-name="T3">vocem vehemeutianr. Nunc vero, quandoquidem ve-<text:line-break/>hementiae nomen maxima pars medicorum usurpavit, pro<text:line-break/></text:span><text:span text:style-name="T17">una </text:span><text:span text:style-name="T3">de primis differentiis esse, illud statui non vitandum;<text:line-break/></text:span><text:span text:style-name="T17">atque </text:span><text:span text:style-name="T3">ea re pullantem valide pulsum nominari vehemen-<text:line-break/></text:span><text:span text:style-name="T17">tem., </text:span><text:span text:style-name="T3">remisse languidum; neque quicquam luterest, ro-</text:span></text:p>
      <text:p text:style-name="P6"><text:span text:style-name="T3">buste dicas, an valenter, an violenter, an contente. Hu-<text:line-break/>jus causam moventis arterias robur dico facultatis esset di-<text:line-break/>gnosci, si digitos alte iusigas. Nam quum ita attrectes</text:span><text:span text:style-name="T15">, </text:span><text:span text:style-name="T3">va-<text:line-break/>lidus pulsus videtur validior, quod acrius digitis prementi-<text:line-break/>bus resistat; at imbecillus adeo nonuunquam concinit et deji-<text:line-break/>citur ab illis, ut privatum pulsu hominem dicas. Verum in<text:line-break/>sequentibus lucubrationibus de nis tractabimus. Hic mihi<text:line-break/>finis esto hujus disputationis.</text:span></text:p>
      <text:h text:style-name="Heading_20_2" text:outline-level="2">Cap. VI.</text:h>
      <text:p text:style-name="P99"><text:span text:style-name="T3">Nam ad decantatam illam volo jam me<text:line-break/>conserre plenitudinem, in qua omnes fuderunt medici junio-<text:line-break/>res, nec minus nobis certe negotii exhibituram, non in hoc<text:line-break/>quidem solum opere, nam hoc quidem feras, scd multo plus,<text:line-break/>ubi de dignoscendo disseremus; cujus fatemur quidem esse<text:line-break/>evidentem notionem, fed notitiam ejus repraesentari nega-'<text:line-break/>mus' sensui ullam; verum de ea dignoscenda posthac dice-<text:line-break/>mus. De notione nunc, quandoquidem et sunt qui hunc</text:span></text:p>
      <text:p text:style-name="P6"><text:span text:style-name="T3">conturbent, verba faciamus. Itaque a rebus ipsis exordia-<text:line-break/>mur. Aut arteriae corporis, erit quaedam qualitas </text:span><text:span text:style-name="T17">pleui-<text:line-break/></text:span><text:span text:style-name="T3">tudo, aut infusae substantiae. A nominibus hinc maxime<text:line-break/>lucipias. Plenum dicimus dolium vini esse et plenum </text:span><text:span text:style-name="T17">fari-<text:line-break/>nae </text:span><text:span text:style-name="T3">culeum; sic etiam theatrum, fic curriculum, vel curiam<text:line-break/></text:span><text:span text:style-name="T17">esse </text:span><text:span text:style-name="T3">plenam hominum dicimus, et contra vacuam. Haud<text:line-break/></text:span><text:span text:style-name="T17">aliter </text:span><text:span text:style-name="T3">ventrem et os luterdum dicimus plena esse, interdum<text:line-break/>vacua.</text:span></text:p>
      <text:p text:style-name="P3"><text:span text:style-name="T6">Os tibi sit plenum. Thyrsis mea, mella decorum.<text:line-break/>Atque savis plenum, Aegiali tibi carica cibus.</text:span></text:p>
      <text:p text:style-name="P5"><text:span text:style-name="T17">In </text:span><text:span text:style-name="T3">summa quodvis vas, quod quidem internam habet </text:span><text:span text:style-name="T17">ullam<text:line-break/></text:span><text:span text:style-name="T3">capacitatem, vel plenum, vel vacuum dicimus esse; </text:span><text:span text:style-name="T17">quum<text:line-break/>ejus </text:span><text:span text:style-name="T3">ab usio </text:span><text:span text:style-name="T17">corpore </text:span><text:span text:style-name="T3">uno, vel pluribus caparitas </text:span><text:span text:style-name="T17">occupetur,<text:line-break/>plenum; vacuum, fi </text:span><text:span text:style-name="T3">praeter aerem contineat </text:span><text:span text:style-name="T17">nihil. lta<text:line-break/>proprie omnes mortales </text:span><text:span text:style-name="T3">et praeripue </text:span><text:span text:style-name="T17">vocant. </text:span><text:span text:style-name="T3">Hic </text:span><text:span text:style-name="T17">jam qui-<text:line-break/>dam ad suas </text:span><text:span text:style-name="T3">artes, qui traducunt, non jam proprie </text:span><text:span text:style-name="T17">utique</text:span></text:p>
      <text:p text:style-name="P6"><text:span text:style-name="T3">neque prima ratione, sed secunda et tropice, hic lanam ap-<text:line-break/>pellavit plenam</text:span><text:span text:style-name="T15">, . </text:span><text:span text:style-name="T3">vinum ille</text:span><text:span text:style-name="T15">, </text:span><text:span text:style-name="T3">alius aliud, usu quisque rcm<text:line-break/>aestimans</text:span><text:span text:style-name="T15">; </text:span><text:span text:style-name="T3">nam illa quae perseverantem eum et constantem<text:line-break/>habet, hanc plenam vocant. Ut qui vinum </text:span><text:span text:style-name="T17">gestarunt, quum<text:line-break/></text:span><text:span text:style-name="T3">diutissime sentiunt qualitatem perdurare, cujus </text:span><text:span text:style-name="T17">si </text:span><text:span text:style-name="T3">abeat </text:span><text:span text:style-name="T17">ex-,<text:line-break/></text:span><text:span text:style-name="T3">templo et pereat vel qualitas, vel vis, vel usus, </text:span><text:span text:style-name="T17">vacuum il-<text:line-break/></text:span><text:span text:style-name="T3">lud vocant. Et vero sic sermonem quoque </text:span><text:span text:style-name="T17">aliquando fal-<text:line-break/></text:span><text:span text:style-name="T3">sum vacuum appellanti Non tamen quum quempiam </text:span><text:span text:style-name="T17">men-<text:line-break/></text:span><text:span text:style-name="T3">te vacuum esse dicant, metaphora </text:span><text:span text:style-name="T6">jam </text:span><text:span text:style-name="T20">utuntur; </text:span><text:span text:style-name="T6">nec </text:span><text:span text:style-name="T20">item,<text:line-break/></text:span><text:span text:style-name="T6">quum</text:span><text:span text:style-name="T3"> graciles homines corpus habere vacuum carne </text:span><text:span text:style-name="T17">dicant<text:line-break/></text:span><text:span text:style-name="T3">et crassos plenum; fed intelligentiam in </text:span><text:span text:style-name="T17">his vasis fervant et<text:line-break/></text:span><text:span text:style-name="T3">contenti, in quibus, ut expofuirnus, proprie et </text:span><text:span text:style-name="T17">praecipue<text:line-break/></text:span><text:span text:style-name="T3">plenum et vacuum recepta funt. Jam </text:span><text:span text:style-name="T17">alia corpora fistulis<text:line-break/></text:span><text:span text:style-name="T3">inanibus cavernosa dicunt, non </text:span><text:span text:style-name="T17">vacua, ut spongiam et pu-<text:line-break/></text:span><text:span text:style-name="T3">micem; namque aerem non numerant </text:span><text:span text:style-name="T17">corpus, fed regionem<text:line-break/></text:span><text:span text:style-name="T3">quandam </text:span><text:span text:style-name="T17">et locum vacuum </text:span><text:span text:style-name="T3">ad </text:span><text:span text:style-name="T17">excipienda corpora apposi-<text:line-break/></text:span><text:span text:style-name="T3">tum. At non qui ratione quicquam </text:span><text:span text:style-name="T17">sunt </text:span><text:span text:style-name="T3">de </text:span><text:span text:style-name="T17">aere connnen-<text:line-break/></text:span><text:span text:style-name="T3">tati medici juxta, ac philosophi, </text:span><text:span text:style-name="T17">vacuum eum prorsus esse</text:span></text:p>
      <text:p text:style-name="P6"><text:span text:style-name="T3">putant, sed quidam</text:span><text:span text:style-name="T15">, </text:span><text:span text:style-name="T3">lu quorum etian nos sententia sumus,<text:line-break/>unum esse corpus undique </text:span><text:span text:style-name="T15">fibr </text:span><text:span text:style-name="T3">continuum, quod nusquam<text:line-break/>habet quicquam lutextum vacui; alii mulla corpora </text:span><text:span text:style-name="T17">in </text:span><text:span text:style-name="T3">va-<text:line-break/>cuo parva et prima committi, concurrere ct repelli, non<text:line-break/></text:span><text:span text:style-name="T17">connecti </text:span><text:span text:style-name="T3">tamen nec consundi. Sed enim vacuum </text:span><text:span text:style-name="T17">pulsum<text:line-break/></text:span><text:span text:style-name="T3">ita </text:span><text:span text:style-name="T17">non </text:span><text:span text:style-name="T3">queas appellare ac vulgus dicit vere vacuum;. </text:span><text:span text:style-name="T17">quip-<text:line-break/>pe </text:span><text:span text:style-name="T3">tale non sit quicquam in orbe, ne per excellentiam qui </text:span><text:span text:style-name="T17">-<text:line-break/></text:span><text:span text:style-name="T3">dem ; nam quum nullum existat omnino vacuum in mundo,<text:line-break/></text:span><text:span text:style-name="T17">qui fit </text:span><text:span text:style-name="T3">per excellentiam quicquam vacuum ? Quare vacuum<text:line-break/></text:span><text:span text:style-name="T17">relinquitur, </text:span><text:span text:style-name="T3">ut vocemus, quomodo culeum, vel utrem, vel<text:line-break/></text:span><text:span text:style-name="T17">calathum, vel saccum, </text:span><text:span text:style-name="T3">vel omnino </text:span><text:span text:style-name="T17">quodlibet </text:span><text:span text:style-name="T3">vas. Quod<text:line-break/></text:span><text:span text:style-name="T17">si ile </text:span><text:span text:style-name="T3">accipiamus, bifariam talem pulsum interpretabimur;<text:line-break/></text:span><text:span text:style-name="T17">uno </text:span><text:span text:style-name="T3">modo; ut dolium, ubi aerem contineat tantum; altero,<text:line-break/></text:span><text:span text:style-name="T17">ut utrem</text:span><text:span text:style-name="T3">, vel culeum, vel aliud tale</text:span><text:span text:style-name="T17">, </text:span><text:span text:style-name="T3">cujus possunt tunicae<text:line-break/></text:span><text:span text:style-name="T17">confidere, </text:span><text:span text:style-name="T3">quemadmodum inflatus uter vino manet perpe-<text:line-break/></text:span><text:span text:style-name="T17">tuo vacuus, </text:span><text:span text:style-name="T3">scd aeris plenus: quem </text:span><text:span text:style-name="T17">si </text:span><text:span text:style-name="T3">tamen evacues, ut<text:line-break/></text:span><text:span text:style-name="T17">undique </text:span><text:span text:style-name="T3">considat plane, ibi fit vacuus. Itaque arteriam esse</text:span></text:p>
      <text:p text:style-name="P6"><text:span text:style-name="T3">aut eo modo vacuam dicemus, ut </text:span><text:span text:style-name="T15">quae </text:span><text:span text:style-name="T3">aerem contineat, ut<text:line-break/>quanquam sit plurimum iusiata et distenta, vacua fit tamen<text:line-break/>appellanda, aut non sic, verum ut de utribus </text:span><text:span text:style-name="T17">retulimus,<text:line-break/></text:span><text:span text:style-name="T3">quando et aerem iis exhaurias. Prima quidem .significatio-<text:line-break/>ne vacuus pulsus erit talis, qualem Erasistratus </text:span><text:span text:style-name="T17">natura sem-<text:line-break/></text:span><text:span text:style-name="T3">per asserit ipsum esse; altera nihil a parvo differet; </text:span><text:span text:style-name="T17">nam<text:line-break/></text:span><text:span text:style-name="T3">tertiam significationem nec Archigenes, nec </text:span><text:span text:style-name="T17">Agathinus, nec<text:line-break/></text:span><text:span text:style-name="T3">Magnus; nec Athenaeus, nec alius </text:span><text:span text:style-name="T17">ex </text:span><text:span text:style-name="T3">Pneumaticis </text:span><text:span text:style-name="T17">me-<text:line-break/></text:span><text:span text:style-name="T3">dicis agnoscet ullus, quum pauca, inquam, corpora </text:span><text:span text:style-name="T17">arteria<text:line-break/></text:span><text:span text:style-name="T3">contineat, regionem autem vacuam plurimam, nullam </text:span><text:span text:style-name="T17">enim<text:line-break/></text:span><text:span text:style-name="T3">in mundo repiriri existimant talem; unitam vero sibi </text:span><text:span text:style-name="T17">totam<text:line-break/></text:span><text:span text:style-name="T3">substantiam. Restat • ergo, sicuti diximus, </text:span><text:span text:style-name="T17">ut aut parvum<text:line-break/></text:span><text:span text:style-name="T3">pulsum, aut aereum vocemus vacuum ; itemque. </text:span><text:span text:style-name="T17">contrarios<text:line-break/></text:span><text:span text:style-name="T3">nis plenos, magnum, et eum qui humidam speciem </text:span><text:span text:style-name="T17">habet.<text:line-break/></text:span><text:span text:style-name="T3">Sed hos scilicet insusae substantiae ratione</text:span><text:span text:style-name="T17">, </text:span><text:span text:style-name="T3">cujus </text:span><text:span text:style-name="T17">quidem<text:line-break/></text:span><text:span text:style-name="T3">maxime ratione appelles proprie vel plenum vel </text:span><text:span text:style-name="T17">vacuum<text:line-break/></text:span><text:span text:style-name="T3">vas; at aliter arteriae corporis ratione, id est </text:span><text:span text:style-name="T17">ejus tunica-</text:span></text:p>
      <text:p text:style-name="P6"><text:span text:style-name="T17">rum, </text:span><text:span text:style-name="T3">quas rectius sane duras et molles et non plenas voces<text:line-break/></text:span><text:span text:style-name="T17">vel </text:span><text:span text:style-name="T3">vacuas, quod similare corpus (nisi per metaphoram, quae<text:line-break/></text:span><text:span text:style-name="T17">in </text:span><text:span text:style-name="T3">disciplina quae scientia est locum non habet)</text:span><text:span text:style-name="T17">' </text:span><text:span text:style-name="T3">quod va-<text:line-break/></text:span><text:span text:style-name="T17">cuum vocetur</text:span><text:span text:style-name="T3">, vel plenum, fit nullum. At si nomlua pro-<text:line-break/></text:span><text:span text:style-name="T17">pria suppetant, </text:span><text:span text:style-name="T3">lris uti nos par fit; si non, definitione prae-<text:line-break/></text:span><text:span text:style-name="T17">stet singulas </text:span><text:span text:style-name="T3">res explicare quam a metaphora nomina mu-'<text:line-break/></text:span><text:span text:style-name="T17">lari, si </text:span><text:span text:style-name="T3">quidem docere instituas, non obtundere. Tamen<text:line-break/></text:span><text:span text:style-name="T17">apud </text:span><text:span text:style-name="T3">eum quidem, qui jam rem didicit, quo compendiosius<text:line-break/></text:span><text:span text:style-name="T17">explices</text:span><text:span text:style-name="T3">, nominibus a metaphora sumptis et abusu nihil est<text:line-break/></text:span><text:span text:style-name="T17">causae </text:span><text:span text:style-name="T3">quin rem exprimas; verum omnium doctrina prima<text:line-break/></text:span><text:span text:style-name="T17">rerum </text:span><text:span text:style-name="T3">artificialium, quo aperta sit et {distincta, propria no-<text:line-break/></text:span><text:span text:style-name="T17">mina </text:span><text:span text:style-name="T3">quaerit. Ergo arteriae corpus, hoc est ejus tunica,<text:line-break/></text:span><text:span text:style-name="T17">aut jusio durior </text:span><text:span text:style-name="T3">est, aut mollior, aut moderata certe </text:span><text:span text:style-name="T17">et in<text:line-break/>nativo statu. • Nec </text:span><text:span text:style-name="T3">vero luhoc ipso jam vel aeraem quandam<text:line-break/></text:span><text:span text:style-name="T17">dicemus, </text:span><text:span text:style-name="T3">vel humidam contineri substantiam; unum est enim<text:line-break/></text:span><text:span text:style-name="T17">quod </text:span><text:span text:style-name="T3">undequaque sibi cohaeret, </text:span><text:span text:style-name="T5">nisi</text:span><text:span text:style-name="T3"> foraminibus quibusdam</text:span></text:p>
      <text:p text:style-name="P6"><text:span text:style-name="T3">praeditum sit valde minutis; quae tamen omnino comple-<text:line-break/>ctantur etiam necesse est veI aeream substantiam, vel humi-<text:line-break/>dani, vel halituosani</text:span><text:span text:style-name="T15">, </text:span><text:span text:style-name="T3">vel considant undique. Verum quae<text:line-break/>considerunt, instar lunt nulla plane obtinentium foramina;<text:line-break/>quae humorem vero, vel vaporem, vel aerem continent,<text:line-break/>mollius reddunt corpus arteriae. Itaque eodem revolvimur,<text:line-break/>quod dicebamus a principio aut dur</text:span><text:span text:style-name="T5">am</text:span><text:span text:style-name="T3">’ esse arteriae tuni-<text:line-break/>cam aut mollem; nam qui intercurrit sermo, nullam de-<text:line-break/>monstrat tertiam naturam aliam, sed duarum commemora-<text:line-break/>tarum diversas generationis causas. Sed haec res quam di-<text:line-break/>co nihil ad institutum pertinet Equidem vel omnes liben-<text:line-break/>ter exposuerim dnronun et mollium generationes, si id mihi<text:line-break/>ullum fructum posset ad praesens institutum ferre, idque<text:line-break/>dabo operam, ut quantum facere possim, brevissime expli-<text:line-break/>cem. Quandoquidem omnia corpora ex terra, aqua, aere<text:line-break/>et igne conflata sunt, iiij quibus exuperat vel terrestre ele-<text:line-break/>mentum, vel aquosum, si gelu concreverit, non possunt ea<text:line-break/>non dura esse; in quibus igneum, velabrum, velhumidum</text:span></text:p>
      <text:p text:style-name="P6"><text:span text:style-name="T3">elementum luconcretum excellat, mollia haec omnia esse'.'<text:line-break/>Et item si foraminibus sint praedita, vel meatibus: si fupe--<text:line-break/>rior ibi sit terrestris substantia, vel aquosa conereta, sarit<text:line-break/>necessario ad totius corporis duritiem; sin subtilis vel hurni-'<text:line-break/></text:span><text:span text:style-name="T36">da, </text:span><text:span text:style-name="T3">scd non concreta, ad mollitiem. Quae quum sic ha-<text:line-break/>beant, jure jam de illis quaesierimus, cninarn potistiunrm rei<text:line-break/>subjectae assignent nomen plenitudinis. Sane enim aut du-<text:line-break/></text:span><text:span text:style-name="T36">ritiem </text:span><text:span text:style-name="T3">vocant plenitudinem absolute, aut aliquam de com-<text:line-break/>memoratis ejus differentiis; differentiae erant, quum </text:span><text:span text:style-name="T36">vel<text:line-break/></text:span><text:span text:style-name="T3">stcritas excellit terrestris, vel concretio humida. Aut ergo mea-<text:line-break/>tus quosdam haec res habet, aut non habet. Similiter vacui-<text:line-break/>tatem, utrum mollitiem vocent, an quam ejus differentiam; cu-<text:line-break/></text:span><text:span text:style-name="T36">jus </text:span><text:span text:style-name="T3">quidem erant etiam differentiae in excellentia aut </text:span><text:span text:style-name="T36">tenuis<text:line-break/></text:span><text:span text:style-name="T3">substantiae, aut aquosae luconcretae. ’ Verum nullam hariun<text:line-break/>committent, ut iespondeant; nam ita nihil prosectu esse<text:line-break/>plenitudinem aliud ac duritiem statuerint;et vacuitatem ni-<text:line-break/></text:span><text:span text:style-name="T36">hili </text:span><text:span text:style-name="T3">aliud acmollitiem. Recedunt-vero a ratione‘omnibus</text:span></text:p>
      <text:p text:style-name="P83"><text:span text:style-name="T36">..*•.•/ </text:span><text:span text:style-name="T27">*<text:tab/>ilo:<text:tab/>y - </text:span><text:span text:style-name="T36">• </text:span><text:span text:style-name="T27">lltror </text:span><text:span text:style-name="T36">•<text:tab/>• </text:span><text:span text:style-name="T27">’ rf' lu </text:span><text:span text:style-name="T36">’ </text:span><text:span text:style-name="T27">t fi"»</text:span></text:p>
      <text:p text:style-name="P6"><text:span text:style-name="T3">modis quidani impudentius; nonnulli sane verecunde; su-.<text:line-break/>ga hcnesta quidem illa. ad spiritus recipit se facultatem,<text:line-break/>nam quemadmodum xini,- ajunt., qualitas dicitur plenitu-<text:line-break/>do, si spiritus quaedam est plenitudo. Atqui </text:span><text:span text:style-name="T17">quum<text:line-break/></text:span><text:span text:style-name="T3">jam hic petimus, xini quam plenitudinem appellent, </text:span><text:span text:style-name="T17">ut<text:line-break/></text:span><text:span text:style-name="T3">declarent, non. posse dicunt rem explicari. Quomodo<text:line-break/>igitur cedo audetis nominare quod explicari non </text:span><text:span text:style-name="T17">va-<text:line-break/></text:span><text:span text:style-name="T3">let, aut discere de vobis nos speratis? Nam si nec docere<text:line-break/>rem valetis, nec explicare oratione, qui tandem aliquid </text:span><text:span text:style-name="T17">dis-<text:line-break/></text:span><text:span text:style-name="T3">camus de scriptis vestris, aut judicemus ? • Enimvero en </text:span><text:span text:style-name="T17">vo-<text:line-break/></text:span><text:span text:style-name="T3">his, inquiunt, in aegrotis, ostendo plenum pullum.. </text:span><text:span text:style-name="T17">Recte<text:line-break/></text:span><text:span text:style-name="T3">igitur feceris, mihi crede, si quidem exprimi oratione </text:span><text:span text:style-name="T17">ne-<text:line-break/></text:span><text:span text:style-name="T3">queat, fed monstrari, </text:span><text:span text:style-name="T17">si </text:span><text:span text:style-name="T3">.nihil; de eo conscripseris, </text:span><text:span text:style-name="T17">rem au-<text:line-break/></text:span><text:span text:style-name="T3">tau .nudam ostenderis nobis. ,At et scribis ut. si </text:span><text:span text:style-name="T17">explicare<text:line-break/></text:span><text:span text:style-name="T3">possis, et ostendere rjon vales, si quidem, doctrina constare<text:line-break/>citra, interpretationem in ostendendo nulla </text:span><text:span text:style-name="T17">potesu Adrno-<text:line-break/></text:span><text:span text:style-name="T3">vere igitur </text:span><text:span text:style-name="T17">me </text:span><text:span text:style-name="T3">digitos, </text:span><text:span text:style-name="T17">jubes</text:span><text:span text:style-name="T3">;. scilicet, arteriae </text:span><text:span text:style-name="T17">inde subjicis.<text:line-break/></text:span><text:span text:style-name="T3">En tibi plenus hic pulsus est, quem nunc sentis. At hoc, </text:span><text:span text:style-name="T17">si</text:span></text:p>
      <text:p text:style-name="P6"><text:span text:style-name="T3">simplex accidat et una pulsibus qualitas, recte dicatur :' nunc<text:line-break/>quando variae hae vel vestra sententia </text:span><text:span text:style-name="T15">sint,- </text:span><text:span text:style-name="T3">occurrant </text:span><text:span text:style-name="T17">vero<text:line-break/>repente </text:span><text:span text:style-name="T3">omnes: absque interpretatione non potest fieri ut<text:line-break/></text:span><text:span text:style-name="T17">jam </text:span><text:span text:style-name="T3">ullam ex illis lutelligamus. </text:span><text:span text:style-name="T17">Atqui </text:span><text:span text:style-name="T3">jam </text:span><text:span text:style-name="T17">taiigo, </text:span><text:span text:style-name="T3">ut vis,<text:line-break/>arteriam, sed </text:span><text:span text:style-name="T17">quia </text:span><text:span text:style-name="T3">quid tu ex accidentibus </text:span><text:span text:style-name="T17">ejus </text:span><text:span text:style-name="T3">voces ple-<text:line-break/>nitudinem, me latet, nihilo ego ex tua ostensione intelligo<text:line-break/>clarius rem ac </text:span><text:span text:style-name="T17">nuper </text:span><text:span text:style-name="T3">quum ostenderes nihil. Distendatur<text:line-break/>sane quum admoveam pulsui eligitos, plurimum </text:span><text:span text:style-name="T17">in </text:span><text:span text:style-name="T3">longitudi-<text:line-break/></text:span><text:span text:style-name="T17">nem </text:span><text:span text:style-name="T3">et circulatim</text:span><text:span text:style-name="T17">: si </text:span><text:span text:style-name="T3">stringam etiam et premam, violentius<text:line-break/></text:span><text:span text:style-name="T17">in </text:span><text:span text:style-name="T3">tactum lucurrat </text:span><text:span text:style-name="T17">: </text:span><text:span text:style-name="T3">videatur </text:span><text:span text:style-name="T17">praeterea </text:span><text:span text:style-name="T3">durus </text:span><text:span text:style-name="T17">et </text:span><text:span text:style-name="T3">velox. ' </text:span><text:span text:style-name="T17">Et<text:line-break/>si </text:span><text:span text:style-name="T3">violentum ejus </text:span><text:span text:style-name="T17">occursum putem plenitudinem appellari,<text:line-break/>quid </text:span><text:span text:style-name="T3">an non res ostensioni accidat absnida? nani </text:span><text:span text:style-name="T17">quem ante<text:line-break/></text:span><text:span text:style-name="T3">didicimus vehementem pulsum vocare, hunc jam oblivisci-<text:line-break/></text:span><text:span text:style-name="T17">mur, </text:span><text:span text:style-name="T3">ac </text:span><text:span text:style-name="T17">discimus</text:span><text:span text:style-name="T3">'appellare plenum. ' Quare </text:span><text:span text:style-name="T17">aut aliud sym-<text:line-break/>ptoma distentionis </text:span><text:span text:style-name="T3">arteriae adducas, cui plenitudinis me </text:span><text:span text:style-name="T17">ju-<text:line-break/>bes </text:span><text:span text:style-name="T3">vocabulum tribuere; aut si nullum praeterea sit </text:span><text:span text:style-name="T17">aliud,<text:line-break/>nomen </text:span><text:span text:style-name="T3">invenis pulsibus; rem doces nullam. </text:span><text:span text:style-name="T17">Nam </text:span><text:span text:style-name="T3">si tibi</text:span></text:p>
      <text:p text:style-name="P6"><text:span text:style-name="T3">hoc satisfaciat, si rem dicas non esse explicari oratione, da-<text:line-break/>bis certe mihi quoque ut. dicam alias esse praeter illas, quas<text:line-break/>vos 'recensuistis,, qualitates pulsuum, quae in distentione ar-<text:line-break/>teriae advertantur, numero tres,, male a volsis neglectas. </text:span><text:span text:style-name="T17">Si<text:line-break/></text:span><text:span text:style-name="T3">me rogatis quasnam has ? nominibus propriis exprimi dicam<text:line-break/>non posse, sed metaphora, si vultis, audebo docere. Nain<text:line-break/>ut vocem', quandam albam, esse aliquam nigram dicimus, </text:span><text:span text:style-name="T17">fic<text:line-break/></text:span><text:span text:style-name="T3">pulsum etiam quendam album dixero esse, quendam nigrum</text:span><text:span text:style-name="T17">:<text:line-break/></text:span><text:span text:style-name="T3">atque hanc .primam statim. qualitatem a vobis esse praeter-<text:line-break/>inissem: alteram porro secundam, ex qua vel dulcedo </text:span><text:span text:style-name="T17">ali-<text:line-break/></text:span><text:span text:style-name="T3">qua eorum., vel amaritudo conspicitur: esse autem per<text:line-break/>metaphoram acripienda etiam haec, nomina, . quod,exprimi<text:line-break/>oratione res non possit,, demonstrari possit tamen. Ecce ti-<text:line-break/>bipulsum .ostendo lrunc..amarum. </text:span><text:span text:style-name="T27">_ </text:span><text:span text:style-name="T3">Jam tertia qualitas est,<text:line-break/>non illa quidem verbis expressa, sed quae tamen </text:span><text:span text:style-name="T17">possit </text:span><text:span text:style-name="T3">mon-<text:line-break/>strari., jstVeec eam, ut eam describam, acerbitatem </text:span><text:span text:style-name="T17">: </text:span><text:span text:style-name="T3">nam<text:line-break/>lu gnilu: </text:span><text:span text:style-name="T17">ut </text:span><text:span text:style-name="T3">animadvertimus acerbum succum, </text:span><text:span text:style-name="T17">ita in tactu</text:span></text:p>
      <text:p text:style-name="P6"><text:span text:style-name="T3">arteriae occursum quasi acerbum. Qua si quis </text:span><text:span text:style-name="T6">via insistat,<text:line-break/>non solum tres, verum etiam</text:span><text:span text:style-name="T3"> triginta dicet praetermissas esse<text:line-break/>pulsuum differentias. Et hoc mihi praeter caetera fac at-<text:line-break/>tendas, esse humorem qui proprie acerbus appelletur: ple-<text:line-break/>num vinum proprie nuUwn, quod si fic quis appellet, meta-<text:line-break/>phora utitur, quemadmodum superius exposuimus. Sane<text:line-break/>omnibus hoininibus a propriis nominibus potestas est'trans-<text:line-break/>ferendi:, a translatitiis aulem alias ducendi metaphoras, non<text:line-break/>item: neque enim hoc est permittendum ne poetis quidem,<text:line-break/>nedum nis, qui scientiam aliquam et disciplinam profitentur.<text:line-break/>Quare ab humoribus transferenti ad tactum nomen acerbum,<text:line-break/>quod ab humoribus proprie incepit, ignoscendum est. At<text:line-break/>sia plenitudine, quae in gusiu est, ad plenitudinem velis<text:line-break/>traducere, quae perripiatur tactu, parum legitime sane fa-<text:line-break/>cies. transitum. Quin etiam, qui ducit alteram a prima me-<text:line-break/>taphora, licentiam is superat poetarum Nam hoc si semel<text:line-break/>.concessum sit, hercle etiam tertiam </text:span><text:span text:style-name="T6">a</text:span><text:span text:style-name="T3"> fecunda audebit et</text:span></text:p>
      <text:p text:style-name="P6"><text:span text:style-name="T36">qua., iam </text:span><text:span text:style-name="T6">a</text:span><text:span text:style-name="T3"> tertia atque quintam a quarta facere mctapho-<text:line-break/></text:span><text:span text:style-name="T36">rampfut </text:span><text:span text:style-name="T3">plane enecentur quos obtundunt. Tametsi nec </text:span><text:span text:style-name="T36">a<text:line-break/></text:span><text:span text:style-name="T3">propriis licet quibuslibet nec poetis transferre; imo fi quis<text:line-break/>vel Pindarus fit et Oceani folia dicat sontes, non collaudetur;<text:line-break/>ac multo magis, quum Veracem super incudem fabricare lin-<text:line-break/>guam, .aut aliud quid tale dicati Sed enim nihil ita loqua-<text:line-break/>citatem efficit ut qui designat quicquam et temerarius est </text:span><text:span text:style-name="T36">in<text:line-break/></text:span><text:span text:style-name="T3">illis qnae ignorati Nam differentias cujusque rei, quot </text:span><text:span text:style-name="T36">sint<text:line-break/></text:span><text:span text:style-name="T3">numero qualesque specie, viri est invenire logicam naviter<text:line-break/>meditati; deinde nomina eis instituere, rhetoris partes, </text:span><text:span text:style-name="T36">aut<text:line-break/></text:span><text:span text:style-name="T3">verius dialectici sunt. Ubi ergo homines, qui nec </text:span><text:span text:style-name="T36">logicam<text:line-break/></text:span><text:span text:style-name="T3">speculationem exacte tenent, nec interpretari valent, ad </text:span><text:span text:style-name="T36">res<text:line-break/></text:span><text:span text:style-name="T3">aspirare quae superant ipsorum facultatem audeant, quum<text:line-break/>ipsi verba funditant, tumreprehenscres impellunt, licet </text:span><text:span text:style-name="T36">ma-<text:line-break/></text:span><text:span text:style-name="T3">xime studeant brevitati, in eandem orationis prolixitatem;<text:line-break/>id scllicet quod mini-nunc usu venit Siquidem a mea </text:span><text:span text:style-name="T36">peri<text:line-break/></text:span><text:span text:style-name="T3">petua brevitate divellit ipsorum me numerus erratorum;</text:span></text:p>
      <text:p text:style-name="P4"><text:span text:style-name="T3">tamen faciam etiam hic ut sim quan</text:span><text:span text:style-name="T5">tum</text:span><text:span text:style-name="T3"> possum </text:span><text:span text:style-name="T17">brevis:<text:line-break/></text:span><text:span text:style-name="T3">quod quidem assequar, si generalia peccata atque </text:span><text:span text:style-name="T17">cniumunia<text:line-break/></text:span><text:span text:style-name="T3">omnium reprehendam et singulorum privatu praetermittam.<text:line-break/>Communia et generalia haec sunt: utrum certam qualitatem<text:line-break/>arteriae tunicae denunciet plenus pulsus, an iufufae substan-<text:line-break/>tiae quantitatem, vel qualitatem, an lunati spiritus (nam et<text:line-break/>hoc sunt ausi quidam dicere) aut facultatem quandam, aut<text:line-break/>qualitatem.. -Ipfius enim corporis arteriae qualitates, quod<text:line-break/>paulo ante demonstrari, neque plenitudo vocari, neque </text:span><text:span text:style-name="T6">va-<text:line-break/>cuitas, fed</text:span><text:span text:style-name="T3"> durities et mollities justius debuerunt: ipfius </text:span><text:span text:style-name="T6">ve-<text:line-break/>ro</text:span><text:span text:style-name="T3"> insusae quantitatem substantiae recte quidem plenitudi-<text:line-break/>nem voces et vacuitatem, at inter has nihilinterest </text:span><text:span text:style-name="T17">et </text:span><text:span text:style-name="T3">ma-<text:line-break/>gnitudinem parvitatemque. Quod si non quantitatem, scd<text:line-break/>qualitatem substantiae contentae in </text:span><text:span text:style-name="T5">illis</text:span><text:span text:style-name="T3"> denotari a nomini-<text:line-break/>bus istis dixerint; haudquaquam appellaverint proprie: esse<text:line-break/>tamen confirmaverint quandam differentiam, sed </text:span><text:span text:style-name="T17">eam </text:span><text:span text:style-name="T3">scnsui<text:line-break/>incognitam, nt </text:span><text:span text:style-name="T17">lu </text:span><text:span text:style-name="T3">libris De dignoscendis pulsibus ostende-</text:span></text:p>
      <text:p text:style-name="P4"><text:span text:style-name="T3">mus. Spiritus vero plenitudo et vacuitas sola longe etiam<text:line-break/>minus percipi potesu Nam si quis, ut causam, eam in<text:line-break/>ostendendo sumat, roboris ejus vehementem pulsum statuet<text:line-break/>signum et imbecillitatis languidum: qui autem haec posuerit,<text:line-break/>de secta erit Pneumatica. Quare vel hic, quod liquet, nec<text:line-break/>communem notionem, nec sensus affectum ad cognitionem<text:line-break/>- pervenientem proferet, sed suum placitum colet. Atqui non<text:line-break/>est lu explicanda rei notione, neque lu dignoscenda ea ad-<text:line-break/>mittendum placitum, sunt enim communia omnium: sed lu<text:line-break/>solis causis praedicandum: quod nos faciemus lu commenta-<text:line-break/>riis De causis pulsuum: in quibus ut causas, quae pulsus<text:line-break/>variant, omnes referamus, placita attingere cogemur: lioc<text:line-break/>loco contra nullum debet oratio vel levissime attingere<text:line-break/>decretum. Haec duco hic de plenitudine et vacuitate suffii<text:line-break/>cere, quarum iri libris de dignoscendis pulsibus ampliorem<text:line-break/>mentionem sariemus. Et etiam quae longissime nugatur de</text:span></text:p>
      <text:p text:style-name="P6"><text:span text:style-name="T3">eis Archigenes, lu examluando ejus libro De pulsibus expli-<text:line-break/>cabimus. Nam ita a primo statueram, </text:span><text:span text:style-name="T17">ut </text:span><text:span text:style-name="T3">quatuor </text:span><text:span text:style-name="T17">nis </text:span><text:span text:style-name="T3">lu-<text:line-break/>cubrationibus essem contentus, quarum </text:span><text:span text:style-name="T17">jam </text:span><text:span text:style-name="T3">mentionem </text:span><text:span text:style-name="T17">fre-<text:line-break/></text:span><text:span text:style-name="T3">quenter feci, primae hujus, quam nunc lu </text:span><text:span text:style-name="T17">manibus habemus,<text:line-break/></text:span><text:span text:style-name="T3">alterius de dignoscendis pulsibus, tertiae de causis, quartae-<text:line-break/>de praesagitione. Verum quia alii me multi luduxerunt et<text:line-break/>impulerunt, ut in librum Archigenis De pulsibus scriberem,<text:line-break/>atque demonstraverunt modo bene illum dixisse, </text:span><text:span text:style-name="T17">alicnbi<text:line-break/></text:span><text:span text:style-name="T3">etiam offendisse, reddiderunt hanc nobis compendiosiorem<text:line-break/>narrationem. Nam hic a singusis separatirn discedemus, ac<text:line-break/>ipsa gener alia </text:span><text:span text:style-name="T17">posthac </text:span><text:span text:style-name="T3">persequemur, </text:span><text:span text:style-name="T6">non</text:span><text:span text:style-name="T3"> </text:span><text:span text:style-name="T17">perinde ut in </text:span><text:span text:style-name="T6">fe-<text:line-break/>cundo</text:span><text:span text:style-name="T3"> ante hunc. Etiam hoc ipso in </text:span><text:span text:style-name="T17">libro, </text:span><text:span text:style-name="T3">quo </text:span><text:span text:style-name="T17">lori </text:span><text:span text:style-name="T3">de<text:line-break/>vehementia diri, ut errata declararem, ipsa verba citavi<text:line-break/>Archigenis-</text:span></text:p>
      <text:h text:style-name="Heading_20_2" text:outline-level="2">Cap. VII.</text:h>
      <text:p text:style-name="P99"><text:span text:style-name="T3">Quare ad disputationem jam de </text:span><text:span text:style-name="T17">duritie et<text:line-break/>mollitie </text:span><text:span text:style-name="T3">digressus sariam </text:span><text:span text:style-name="T17">ut </text:span><text:span text:style-name="T3">hic quoque </text:span><text:span text:style-name="T17">istos ostendam in<text:line-break/></text:span><text:span text:style-name="T3">nominibus esse lapsos: quamobrem lu dignoscendo, </text:span><text:span text:style-name="T17">etiam</text:span></text:p>
      <text:p text:style-name="P6"><text:span text:style-name="T3">praesagrendoque hallucluati. Nam quum una significatio sit<text:line-break/>propria utriusque nominis, miror e metaphoris hos meta-<text:line-break/>phoras ducere. Nam quem sugit, ferrum, lapidem, lignum<text:line-break/>dura , nos corpora vocare, oleum .vero et lac et aquam </text:span><text:span text:style-name="T17">mol-<text:line-break/></text:span><text:span text:style-name="T3">lia? Arbitrum enim omnes nos homines habemus duricor-<text:line-break/>poris et mollis tactum. </text:span><text:span text:style-name="T17">' </text:span><text:span text:style-name="T3">Hunc quum extrinsecus objectis<text:line-break/>applicamus, quae illum ostendimus recipere et quasi subeunti<text:line-break/>cedere, mollia appellamus: contra quae xim afferunt cuti<text:line-break/>nostrae et protrudunt, si haec cedens urgentia intus excipiat,<text:line-break/>dura illa vocamus. Nam omnino si cedat et dejiciatur ab<text:line-break/>urgente, quod concidit, imbecillius omnes,‘quod dejicit </text:span><text:span text:style-name="T17">va-<text:line-break/></text:span><text:span text:style-name="T3">lidius vocanti nam-hoc modo validus ventus nonnos tan-<text:line-break/>tum prosternere et deturbare solet, verum etiam arbores ma-<text:line-break/>ximas atque naves. </text:span><text:span text:style-name="T17">Et </text:span><text:span text:style-name="T3">etiam nos </text:span><text:span text:style-name="T17">ipsi </text:span><text:span text:style-name="T3">aes,- ferrum, lapi-<text:line-break/>des, ligna et fi quid his sit durius, </text:span><text:span text:style-name="T17">si </text:span><text:span text:style-name="T3">modica sint mole,<text:line-break/>facile diruimus. Atque hactenus distat </text:span><text:span text:style-name="T6">a</text:span><text:span text:style-name="T3"> duro validum;</text:span></text:p>
      <text:p text:style-name="P6"><text:span text:style-name="T3">hoc enim, ut modo diximus, exturbat pristina sede et evertit,<text:line-break/>si quid attingat: durum, scd non validum, non exturbat qui-<text:line-break/>dem, sed subit rem molliorem, excavans, sussodiens cogens-<text:line-break/></text:span><text:span text:style-name="T17">que </text:span><text:span text:style-name="T3">eam. Atque haec Plato etiam dixit dura esse, quibus<text:line-break/>cedit nostra cero </text:span><text:span text:style-name="T15">: </text:span><text:span text:style-name="T3">mollia quae carni. </text:span><text:span text:style-name="T17">'At </text:span><text:span text:style-name="T3">multo haec </text:span><text:span text:style-name="T17">Ari-<text:line-break/></text:span><text:span text:style-name="T3">stoteles elimatius, qui non quod cedit vocat molle, sed ei<text:line-break/>addit modo, quod in seipsum, modo, </text:span><text:span text:style-name="T17">quod </text:span><text:span text:style-name="T3">loco </text:span><text:span text:style-name="T17">non move-<text:line-break/>tur. </text:span><text:span text:style-name="T3">Sive enim fic dicamus. Molle est quod </text:span><text:span text:style-name="T17">in </text:span><text:span text:style-name="T3">sc </text:span><text:span text:style-name="T17">ipsum ce-<text:line-break/>dit: </text:span><text:span text:style-name="T3">sive hoc modo. Molle est quod cedit, </text:span><text:span text:style-name="T17">nec de loco mi-<text:line-break/>grat; </text:span><text:span text:style-name="T3">bene definierimus. Jam </text:span><text:span text:style-name="T17">si etiam fimul utrumque ad-<text:line-break/></text:span><text:span text:style-name="T3">damus, ut lu secundo libro Aristoteles De </text:span><text:span text:style-name="T17">generatione et in-<text:line-break/>teritu </text:span><text:span text:style-name="T3">ferit, ac molle dicamus esse </text:span><text:span text:style-name="T17">quod cedit in se ipsum,<text:line-break/>nec </text:span><text:span text:style-name="T3">migrat: adhuc definiemus apertius: </text:span><text:span text:style-name="T17">quod duobus pro-<text:line-break/>priis </text:span><text:span text:style-name="T3">symptomatibus ob oculos ponamus: </text:span><text:span text:style-name="T17">molle etenim tum<text:line-break/>in sc </text:span><text:span text:style-name="T3">ipsum cedit tum loco </text:span><text:span text:style-name="T17">non movetur. Utrumque autem<text:line-break/>soli </text:span><text:span text:style-name="T3">accidit illi: nam cedere </text:span><text:span text:style-name="T17">quidem commune symptoma</text:span></text:p>
      <text:p text:style-name="P6"><text:span text:style-name="T3">est mollis et imbecilli: atlu </text:span><text:span text:style-name="T15">se </text:span><text:span text:style-name="T3">ipsum, solius est mollis: </text:span><text:span text:style-name="T17">et<text:line-break/></text:span><text:span text:style-name="T3">non lu seipsurn, imbecilli tantum. Iteinque ut lu vicinum<text:line-break/>locum migratio proprium infirmi est, ita non </text:span><text:span text:style-name="T17">demigrare<text:line-break/></text:span><text:span text:style-name="T3">unius mollis. Prolude quod cedit in seipsurn, nec </text:span><text:span text:style-name="T17">migrat<text:line-break/></text:span><text:span text:style-name="T3">tamen, omnes Graeci vocant molle, et id quod eo illud </text:span><text:span text:style-name="T17">adi-<text:line-break/></text:span><text:span text:style-name="T3">git, durum. Neque sunt ut aliorum quorundam </text:span><text:span text:style-name="T17">nominum<text:line-break/></text:span><text:span text:style-name="T3">diversae significationes, si proprie appelles, non </text:span><text:span text:style-name="T17">tropice,<text:line-break/></text:span><text:span text:style-name="T3">mollis et duri. Omnino enim ea peritissimus </text:span><text:span text:style-name="T17">omnium in<text:line-break/></text:span><text:span text:style-name="T3">distinguendis significationibus exponeret Aristoteles, </text:span><text:span text:style-name="T17">quomo-<text:line-break/></text:span><text:span text:style-name="T3">do inferius hoc in ipso secundo libro De generatione et </text:span><text:span text:style-name="T17">inter-<text:line-break/></text:span><text:span text:style-name="T3">itu disserens, de humido et ficco utrumque docuit hoc </text:span><text:span text:style-name="T17">va-<text:line-break/></text:span><text:span text:style-name="T3">rias .significationes habere: at non </text:span><text:span text:style-name="T17">durum </text:span><text:span text:style-name="T3">et molle </text:span><text:span text:style-name="T17">nec illo<text:line-break/>in </text:span><text:span text:style-name="T3">libro multis dixit attribui, neque vero esto iu </text:span><text:span text:style-name="T17">nilo: nec<text:line-break/>etiam Plato. </text:span><text:span text:style-name="T3">Caeterurn nominis </text:span><text:span text:style-name="T17">unam utriusque ambo illi<text:line-break/>viri </text:span><text:span text:style-name="T3">repererunt fignificationem, siquidem proprie, </text:span><text:span text:style-name="T17">ut dixi-<text:line-break/>mus, </text:span><text:span text:style-name="T3">utaris, non tropice. Metaphora </text:span><text:span text:style-name="T17">enim immensum signi-</text:span></text:p>
      <text:p text:style-name="P6"><text:span text:style-name="T17">ficationum numerum suppeditabit, non horum tantum no-<text:line-break/>minum, sed et significationum aliarum </text:span><text:span text:style-name="T36">omnium. Adeoque<text:line-break/></text:span><text:span text:style-name="T17">Plato ipse ait in Sophista: Dures mihi </text:span><text:span text:style-name="T36">narras </text:span><text:span text:style-name="T17">et </text:span><text:span text:style-name="T36">reniten-<text:line-break/></text:span><text:span text:style-name="T17">tes homines, neutrqm corpori quidem vocabulum tribuens,<text:line-break/>nec durum, nec reniteris, verum animo, ejusque praesertim<text:line-break/>moribus. Ad eundem modum vinum </text:span><text:span text:style-name="T36">dixeris </text:span><text:span text:style-name="T17">durum, </text:span><text:span text:style-name="T36">per .,<text:line-break/></text:span><text:span text:style-name="T17">metaphoram quidem: et vocem duram, </text:span><text:span text:style-name="T36">studimn </text:span><text:span text:style-name="T17">etiam et </text:span><text:span text:style-name="T36">ni-<text:line-break/></text:span><text:span text:style-name="T17">tam; praeterea institutum, legem, ventum, aquam, fi aut<text:line-break/>saevum, aut solitarium, aut morosum, aut triste, aut con-<text:line-break/>coctu aut superatu difficile, aut ejuscemodi quid aliud, ex<text:line-break/>metaphora voces. </text:span><text:span text:style-name="T36">At durum </text:span><text:span text:style-name="T17">corpus, quod </text:span><text:span text:style-name="T36">proprie et </text:span><text:span text:style-name="T17">pri-<text:line-break/>marie appellatur, renititur </text:span><text:span text:style-name="T36">et </text:span><text:span text:style-name="T17">nihil tangenti cedit. Eodem<text:line-break/>vero modo hominem durum vocant, qui est solitarius et dif-<text:line-break/>ficilis atque ubique repugnat; legem etiam duram et ju-<text:line-break/>dicem, qui a venia danda </text:span><text:span text:style-name="T36">sunt omnino alieni; at </text:span><text:span text:style-name="T17">vinum<text:line-break/>durum, quum forti fit qualitate et </text:span><text:span text:style-name="T36">violenter pungat </text:span><text:span text:style-name="T17">vel ca-</text:span></text:p>
      <text:p text:style-name="P6"><text:span text:style-name="T3">put, vel sensum gustatorium Jam aquam duram, quae sion<text:line-break/>facile concoquitur tardeque in corpus permeat et diutissime<text:line-break/>in praecordiis subsistit, et quicquid aliud, quod durum </text:span><text:span text:style-name="T6">vo-<text:line-break/>camus ,</text:span><text:span text:style-name="T3"> non quidem proprie vel praecipue, fed per acci-<text:line-break/>dens et a quadam traducentes fimilitudlue, eo pacto appel-<text:line-break/>lamus. Quia vero multa corpori duro accidunt, uuumquod-<text:line-break/>que eorum metaphoras suppeditat; nihilo magis iccirco ta-<text:line-break/>meu prima est negligenda significatio propria. Tangibile est<text:line-break/>etenim durum ac durities qualitas tangibilis. Quum ad<text:line-break/>gustum jam, velollactum, vel nisum, vel auditum derives<text:line-break/>in oratione nomen, ibi auditorem oportet similitudinis cum<text:line-break/>proprio recordari. Etenim examen hoc est metaphorarum,<text:line-break/>recte sint, an secus sumptae: nam apertam quae similitudi-<text:line-break/>nem illustremque habeant probamus: obscuras et tectas re-<text:line-break/>pudiamus omnes. At neque quicquam norunt aliud recen-<text:line-break/>tiores medici probatae interpretationis, quo illis fit, ut nihil</text:span></text:p>
      <text:p text:style-name="P6"><text:span text:style-name="T17">sit obscurius: neque quod metaphorae, nisi in tempore, non<text:line-break/>sunt usurpandae. Sed enim si obscura sint duntaxat scripta<text:line-break/>istorum, minus fortasse culpes; nunc quandoquidem ipsam<text:line-break/>veritatem rerum, quas aggrediuntur docere, ineptis istis<text:line-break/>metaphoris labefactant, acerbius eos jure reprehendas.<text:line-break/>Quum vero eo insuper quis deveniat stuporis, ut quum pri-<text:line-break/>ma et peculiarissima nomina suis assignet rebus, accipiat per<text:line-break/>metaphoram significationes, qui feras?. Nam vocem albam<text:line-break/>ex metaphora intelliges, caeterurn colorem album etiam<text:line-break/>aeque ex metaphora non accipere potes: nam hic nisi pro-<text:line-break/>prie albus dicatur, quid jam aliud ex illis, quae proprie di-<text:line-break/>cuntur ? Sic etiam hominem acerbum vocamus per meta-<text:line-break/>phoram: vinum vero acerbum non item per metaphoram,<text:line-break/>fed praecipue etproprie. Nam ut si quis vinum Theraeum<text:line-break/>acerbum vocet, mox reprehensus sit perperam censere, qui<text:line-break/>vinum dulce, quod prorsus abest ab omni acerbitate, fic vo-</text:span></text:p>
      <text:p text:style-name="P6"><text:span text:style-name="T3">cet, ineptus videatur, si ea </text:span><text:span text:style-name="T15">se </text:span><text:span text:style-name="T3">significatione dicat usurpasse<text:line-break/>acerbum vinum, qua homines.luterim esse dirimas acerbos,<text:line-break/>perinde ac injucundos, ita si quis tangiblle aliquod corpus<text:line-break/>appellaverit durum, ac eo modo vocabulum velit interpre-<text:line-break/>tari, quomodo vinum dicitur durum, luc sane parum mi-<text:line-break/>hi supere videatur. Nam posteaquam omnes qualitates tan-<text:line-break/>gibiles sortitae nomina sunt, ex metaphora stultum est alia<text:line-break/>illis accommodare. Iu ossactu vero omnium qualitatum sunt<text:line-break/>nomina, ubi translaticiis nominibus permittas uti. In tactu<text:line-break/>omnibus sua nomina sunt: id quod quodam loco Aristoteles<text:line-break/>docuit, atque nomina eorum ordine omnia exposuit: quae<text:line-break/>ipse quoque narrabo: Calor, frigus, siccitas, humiditas,<text:line-break/>gravitas, levitas, durities, mollities, lentor, friabilitas, as-<text:line-break/>peritas, laevor, crassities, tenuitas. Itaque exprimi tangi-<text:line-break/>biles omnes qualitates possunt et corpora non secus iis prae-<text:line-break/>dita; quippe horumpariter septem sunt oppositae conjuga-<text:line-break/>tiones et nomina XIV. Prima est oppositio callui et frigi-</text:span></text:p>
      <text:p text:style-name="P6"><text:span text:style-name="T3">ni, altera sicci </text:span><text:span text:style-name="T15">et </text:span><text:span text:style-name="T3">humidi, tertia granis </text:span><text:span text:style-name="T15">et </text:span><text:span text:style-name="T3">loris, quarta duri<text:line-break/>et messis, quinta lenti et friabilis, sexta asperi et laevis,<text:line-break/>septima crassi atque tenuis. Quare insulsi nihil, </text:span><text:span text:style-name="T17">obsecro,<text:line-break/></text:span><text:span text:style-name="T3">nugeris, nec vocabulis latinis et omnium Graecorum com-<text:line-break/>munibus privatirn abs </text:span><text:span text:style-name="T15">te </text:span><text:span text:style-name="T3">imponas significationes, scd cor-<text:line-break/>pus arteriae vel durum, vel molle primum et praecipue,<text:line-break/></text:span><text:span text:style-name="T17">at </text:span><text:span text:style-name="T3">pulsum ejus statum denuntiantem non proprie </text:span><text:span text:style-name="T17">nec </text:span><text:span text:style-name="T3">pri-<text:line-break/></text:span><text:span text:style-name="T17">mo, </text:span><text:span text:style-name="T3">scd per accidens durunr vel mollem </text:span><text:span text:style-name="T17">voces licet. </text:span><text:span text:style-name="T3">Sive<text:line-break/></text:span><text:span text:style-name="T17">enim </text:span><text:span text:style-name="T3">ipse arteriarum motus pulsus </text:span><text:span text:style-name="T17">est, </text:span><text:span text:style-name="T3">non </text:span><text:span text:style-name="T17">proprie dixeris,<text:line-break/>si </text:span><text:span text:style-name="T3">motum appelles durum, sive is quem tactui </text:span><text:span text:style-name="T17">nostro infli-<text:line-break/>git </text:span><text:span text:style-name="T3">ictus, sive sensus ictus, nihilo magis hic proprie et prae-<text:line-break/></text:span><text:span text:style-name="T17">cipue </text:span><text:span text:style-name="T3">durus dicitur: sed denominatur scilicet </text:span><text:span text:style-name="T17">duri </text:span><text:span text:style-name="T3">corporis<text:line-break/></text:span><text:span text:style-name="T17">durus </text:span><text:span text:style-name="T3">pulsus; illud nitro folum non aliunde </text:span><text:span text:style-name="T17">denominantes,<text:line-break/>neque </text:span><text:span text:style-name="T3">per </text:span><text:span text:style-name="T17">accidens</text:span><text:span text:style-name="T3">, aut per metaphoram, </text:span><text:span text:style-name="T17">aut abusum, ap-<text:line-break/>pellamus durum, </text:span><text:span text:style-name="T3">sed proprie et praecipue. </text:span><text:span text:style-name="T17">Proinde </text:span><text:span text:style-name="T3">ubi<text:line-break/></text:span><text:span text:style-name="T17">quis </text:span><text:span text:style-name="T3">pulsum durum, aut ex qualitate spiritus dicat reprae-</text:span></text:p>
      <text:p text:style-name="P6"><text:span text:style-name="T3">sentari talem, aut ex proprietate caloris, aut alia de re,<text:line-break/>quae enunciari verbis valet, non doceri tamen, rejiciemus<text:line-break/>eum, qui ista nugetur et garriat: quod etiam facit Archige-<text:line-break/>nes lu suo de pulsibus libro et lu secundo de signis febris.</text:span></text:p>
      <text:h text:style-name="P1" text:outline-level="1"><text:bookmark-start text:name="bookmark22"/>GALENI DE PULSUUM DIFFERENTIIS<text:line-break/>LIBER IV.<text:bookmark-end text:name="bookmark22"/></text:h>
      <text:h text:style-name="Heading_20_2" text:outline-level="2">Cap. I.</text:h>
      <text:p text:style-name="P99"><text:span text:style-name="T17">r Quantum ad artis opera complexus sit uti-<text:line-break/>litatis primus liber, diximus initio statim secundi </text:span><text:span text:style-name="T36">libri. Et-<text:line-break/></text:span><text:span text:style-name="T17">enim quantus fit universus numerus pulsuum, declaravimus,<text:line-break/>atque appellationes, quatenus quidem appellationes sunt, re-<text:line-break/>censuimus; jussique illi, qui ad commentationis hujus </text:span><text:span text:style-name="T20">vo-<text:line-break/>luerit</text:span><text:span text:style-name="T17"> commoditatem aspirate, opus revolvere de pulsibus<text:line-break/></text:span><text:span text:style-name="T36">dignoscendis</text:span><text:span text:style-name="T17">, quod secundum hoc quatuor libris est </text:span><text:span text:style-name="T36">ex-<text:line-break/>plicatum: ab illo </text:span><text:span text:style-name="T17">de causis lucubrationem </text:span><text:span text:style-name="T36">quatuor libris</text:span><text:span text:style-name="T17">;</text:span></text:p>
      <text:p text:style-name="P6"><text:span text:style-name="T3">denique ad praesagitionem ex iis institutam pergere, quae<text:line-break/>quatuor etiam libris continetur. Nam quae in hoc opere de<text:line-break/>differentiis pulsuum a primo libro disputavi, et hercle quae<text:line-break/>nunc institui scribere, propter recentiorurn medicorum ina-<text:line-break/>nem loquacitatem disserui, amicorum, quibus equidem mul-<text:line-break/>tum reluctatus sum, precibus adductus. Satius enim sta.<text:line-break/>tuebam esse nequaquam inania et supervacanea attingere,<text:line-break/>nec volentem nolentem cum nugatoribus pugnare nugis. Sed<text:line-break/>enim quidam audacia sunt intoleranda: qui nescii quum sint,<text:line-break/>quantum in definiendo insit difficultatis, temere tamen defi-<text:line-break/>niunt non pulsus tantum, scd alia cuncta, tametsi definitionum<text:line-break/>sit nullus usus, ubi res ipsae et ante definitiones intessigun-<text:line-break/>tur, ut in pulsus nomine, quod intelligunt etiam omnes morta-<text:line-break/>les, nedum medici. Nam ubi manum protendentes iis por-<text:line-break/>rigunt carpum, medicosque jubent pulsum tangere, est vero<text:line-break/>tum arbitrandum pulsus eos nomen usurpare, ut si </text:span><text:span text:style-name="T7">σκινδαψόν</text:span></text:p>
      <text:p text:style-name="P6"><text:span text:style-name="T3">dicerent, aut rem aliquam designantes, eam vocem pro-<text:line-break/></text:span><text:span text:style-name="T36">f</text:span><text:span text:style-name="T3">errent? </text:span><text:span text:style-name="T17">Equidem’ rectius dixerim, rem eos certam, </text:span><text:span text:style-name="T3">in-<text:line-break/>telligere, illique </text:span><text:span text:style-name="T17">assignare nomen pulsus. </text:span><text:span text:style-name="T36">Utrum </text:span><text:span text:style-name="T17">jam </text:span><text:span text:style-name="T3">ita<text:line-break/>proferunt pulsum, </text:span><text:span text:style-name="T17">ut Hippocentaurum ct Sirenas, vel<text:line-break/></text:span><text:span text:style-name="T3">Scyllam, an rei certae, quae </text:span><text:span text:style-name="T17">extat, nomen tribuunt?<text:line-break/></text:span><text:span text:style-name="T3">Rectius est- hic quoque dicendum, si quid sentio </text:span><text:span text:style-name="T17">, </text:span><text:span text:style-name="T3">certae rei,<text:line-break/></text:span><text:span text:style-name="T17">quae </text:span><text:span text:style-name="T3">reperiatur, eos </text:span><text:span text:style-name="T17">attribuere nomen </text:span><text:span text:style-name="T36">pulsus, </text:span><text:span text:style-name="T17">atque hano<text:line-break/>rem </text:span><text:span text:style-name="T3">esse arteriarum motum, quas </text:span><text:span text:style-name="T17">quidem moveri omnibus<text:line-break/>hominibus</text:span><text:span text:style-name="T3">, dum </text:span><text:span text:style-name="T17">vivunt, conspiciunt omni </text:span><text:span text:style-name="T36">in parte corporis,<text:line-break/></text:span><text:span text:style-name="T17">ubi certe- </text:span><text:span text:style-name="T3">insunt. </text:span><text:span text:style-name="T36">Jam </text:span><text:span text:style-name="T3">in partibus </text:span><text:span text:style-name="T17">etiam inflammatis </text:span><text:span text:style-name="T36">pul-<text:line-break/></text:span><text:span text:style-name="T17">sum </text:span><text:span text:style-name="T3">quendam </text:span><text:span text:style-name="T17">se ajunt animadvertere: ad </text:span><text:span text:style-name="T36">haec tempora pul-<text:line-break/></text:span><text:span text:style-name="T17">sare per </text:span><text:span text:style-name="T3">febres </text:span><text:span text:style-name="T17">urentes </text:span><text:span text:style-name="T3">et a potu </text:span><text:span text:style-name="T17">meri </text:span><text:span text:style-name="T36">largiore, praeterea<text:line-break/></text:span><text:span text:style-name="T17">in </text:span><text:span text:style-name="T3">quibusdam doloribus capitis, maxime a </text:span><text:span text:style-name="T17">solis ardore </text:span><text:span text:style-name="T36">profe-<text:line-break/></text:span><text:span text:style-name="T3">ctis. Quae quum sibi invicem </text:span><text:span text:style-name="T17">declarant, non </text:span><text:span text:style-name="T36">requirunt<text:line-break/></text:span><text:span text:style-name="T3">multa verba, quibus scatent juniorum </text:span><text:span text:style-name="T17">medicorum libri </text:span><text:span text:style-name="T36">cum<text:line-break/></text:span><text:span text:style-name="T17">praeclaris istis consutationihus, quas </text:span><text:span text:style-name="T36">invicem instituunt de<text:line-break/></text:span><text:span text:style-name="T3">definitione </text:span><text:span text:style-name="T17">pulsus et </text:span><text:span text:style-name="T3">de singulis ejus </text:span><text:span text:style-name="T17">differentiis, ut vehe-</text:span></text:p>
      <text:p text:style-name="P6"><text:span text:style-name="T3">mente, magno, pleno, aequali, ordinato et reliquis: de </text:span><text:span text:style-name="T17">qui-<text:line-break/></text:span><text:span text:style-name="T3">bus amplius in illis disputari commentariis</text:span><text:span text:style-name="T15">, </text:span><text:span text:style-name="T3">quibus </text:span><text:span text:style-name="T17">enarro<text:line-break/></text:span><text:span text:style-name="T3">pariter et examino Archigenis de pulsibus librum, </text:span><text:span text:style-name="T17">quandc<text:line-break/></text:span><text:span text:style-name="T3">etiam cum aliis medicis junioribus hunc vicum amoris </text:span><text:span text:style-name="T17">de-<text:line-break/></text:span><text:span text:style-name="T3">finitionum morbus est depaflus, ut novam lu re nova </text:span><text:span text:style-name="T17">vocem.<text:line-break/></text:span><text:span text:style-name="T3">usurpem. Etsi isto malo Archigenes esset indignus, </text:span><text:span text:style-name="T17">inco-<text:line-break/></text:span><text:span text:style-name="T3">lenda arte vir non ignavus. Sed ut psora et </text:span><text:span text:style-name="T17">lippitudine,<text:line-break/></text:span><text:span text:style-name="T3">qui propius accedunt quidam corripiuntur inniti, </text:span><text:span text:style-name="T17">fic ad<text:line-break/></text:span><text:span text:style-name="T3">istas definitionum nugas vir ille illectus est, tametsi </text:span><text:span text:style-name="T17">ad ar-<text:line-break/></text:span><text:span text:style-name="T3">tem colendam praeter caeteros ille contenderet. </text:span><text:span text:style-name="T17">Quod er-<text:line-break/></text:span><text:span text:style-name="T3">go quae maxime ignorant, haec affectant, brevi illis </text:span><text:span text:style-name="T17">osteu-<text:line-break/>do, </text:span><text:span text:style-name="T6">jubeo</text:span><text:span text:style-name="T3"> que, ut nomen quorumlibet ponant. </text:span><text:span text:style-name="T17">Deinde ubi<text:line-break/></text:span><text:span text:style-name="T3">haec egerint, versiculorum ab iis numerum requiro, </text:span><text:span text:style-name="T17">quanto<text:line-break/></text:span><text:span text:style-name="T3">velint intervallo percurrere definitionem ejus, </text:span><text:span text:style-name="T17">qua de re<text:line-break/></text:span><text:span text:style-name="T3">agitur. Sane quanquam mire stupidi sunt, pungit </text:span><text:span text:style-name="T17">hoc ta-<text:line-break/>men </text:span><text:span text:style-name="T3">illos specimen. Nam haec </text:span><text:span text:style-name="T17">si </text:span><text:span text:style-name="T3">de </text:span><text:span text:style-name="T17">omnibus perinde di-<text:line-break/></text:span><text:span text:style-name="T3">camus, singulis de nominibus singuli libri </text:span><text:span text:style-name="T17">conscribi pos-</text:span></text:p>
      <text:p text:style-name="P6"><text:span text:style-name="T17">fint: fint porro verficuli amplius mille. At nunc indignam<text:line-break/>rem videar subiisse, qui luducar, quo illorum inanes nugas<text:line-break/>detegam, de pulsibus mihi aliquid proponere.</text:span></text:p>
      <text:h text:style-name="Heading_20_2" text:outline-level="2">Cap. ll.</text:h>
      <text:p text:style-name="P99"><text:span text:style-name="T17">Sit ergo hoc ipsum primum atque clarissi-<text:line-break/>mum pulsus: in quo fi demonstrem, in quam inciderunt lo-<text:line-break/>quacitatcm, simul de aliis apertus erit sermo. Pulsum igi-<text:line-break/>tur motum definiverunt arteriarunr esse. In quos disputan-<text:line-break/>tes aliqui, primum peccatum esse iu definitione contendunt,<text:line-break/>quod praeteritum fit et cordis; nam in hunc modum desi-<text:line-break/>nire oportebat: Pulsus est arteriarum et cordis motus.<text:line-break/>Assi non cordis ajunt,. scd arteriosae cordis partis addendum<text:line-break/>esse, ut haec fit definitio: Pulsus est arteriarum motus et<text:line-break/>ventriculi lu corde arteriosi. Aut hercle sic: Pulsus est ar-<text:line-break/>teriarum motus et arteriosi ventriculi cordis. Quos rursus<text:line-break/>insimulant alii, qui volunt male dictum esse, pulsum esse<text:line-break/>motum absolute, esse scilicet praeterea arteriarum alios</text:span></text:p>
      <text:p text:style-name="P6"><text:span text:style-name="T3">motus et cordis; ut qui concoquit sanguinem in illis conten-<text:line-break/>tum et attrahit </text:span><text:span text:style-name="T17">eum </text:span><text:span text:style-name="T3">apponitque, praeterea qui excernit </text:span><text:span text:style-name="T17">re-<text:line-break/></text:span><text:span text:style-name="T3">crementa ; quare definitioni adjiciendum suisse speciem </text:span><text:span text:style-name="T17">arte-<text:line-break/></text:span><text:span text:style-name="T3">riarum motus, ut propria illorum et non multorum motuum<text:line-break/>sit communis. Itaque hanc ipsi, definitionem instituerunt:<text:line-break/>Pulsus est arteriarum </text:span><text:span text:style-name="T15">et </text:span><text:span text:style-name="T3">cordis dissentio atque contractio.<text:line-break/>Cujus quidem etiam definitionis tot fuerunt correctiones,<text:line-break/>quot superioris; quum ei quidam adjungerent cordis; </text:span><text:span text:style-name="T17">alii<text:line-break/></text:span><text:span text:style-name="T3">non .simpliciter cordis, scd arteriosae partis cordis; </text:span><text:span text:style-name="T17">nonnulli<text:line-break/></text:span><text:span text:style-name="T3">arteriosi </text:span><text:span text:style-name="T17">ventriculi; </text:span><text:span text:style-name="T3">alii sinistri </text:span><text:span text:style-name="T17">ventriculi; </text:span><text:span text:style-name="T3">sunt enim </text:span><text:span text:style-name="T17">qni et<text:line-break/></text:span><text:span text:style-name="T15">hoc </text:span><text:span text:style-name="T3">annectant ut tot existant definitiones. Pulsus est </text:span><text:span text:style-name="T17">arte-<text:line-break/></text:span><text:span text:style-name="T3">riarum et cordis distentio contractioque. Pulsus est </text:span><text:span text:style-name="T17">arte-<text:line-break/></text:span><text:span text:style-name="T3">riarmn et cornis arteriosae partis distentio ac contractio.<text:line-break/>Pulsus est arteriarum arteriosique ventriculi cornis </text:span><text:span text:style-name="T17">distentio<text:line-break/></text:span><text:span text:style-name="T3">et contractio. Pulsus est arteriarum </text:span><text:span text:style-name="T17">et </text:span><text:span text:style-name="T3">finistri </text:span><text:span text:style-name="T17">ventriculi<text:line-break/></text:span><text:span text:style-name="T3">cordis distentio contractioque. </text:span><text:span text:style-name="T17">Jam </text:span><text:span text:style-name="T3">cum omnibus nis </text:span><text:span text:style-name="T17">bel-<text:line-break/></text:span><text:span text:style-name="T3">lum </text:span><text:span text:style-name="T17">est </text:span><text:span text:style-name="T3">alii </text:span><text:span text:style-name="T17">virorum </text:span><text:span text:style-name="T3">catervae, </text:span><text:span text:style-name="T17">qui non tantum </text:span><text:span text:style-name="T3">haec, </text:span><text:span text:style-name="T17">scd et<text:line-break/></text:span><text:span text:style-name="T3">membranas cerebri confirmant pulsare; sunt qni etiam </text:span><text:span text:style-name="T17">ce-</text:span></text:p>
      <text:p text:style-name="P6"><text:span text:style-name="T17">rebrum; alii utraque; aliqui praecipue cerebrum, membra-<text:line-break/>nas per accidens. Contra alii nec membranas censent, nec<text:line-break/>cerebrum pulsure praecipue, caeterurn ad arterias hoc per-<text:line-break/>tinere, atque per accidens ad illa; nam attolli illa una cum<text:line-break/>arteriis ajunt, quas habent plurimas. Quamobrern si cum<text:line-break/>illis tantum attolluntur, nullam ipsa obtinentia facultatem<text:line-break/>ejus quem commemoravimus motus, nihil superiores defini-<text:line-break/>tiones amplius accessionis desiderant. Quod fi quam ut arte-<text:line-break/>riae obtinent facultatem peculiarem, cerebri et ejus mem-<text:line-break/>branarum in definitione erit necessaria mentio, atque tota<text:line-break/>definitio haec erit: Pulsus est distentio et contractio'cordis<text:line-break/>et arteriarum, atque cerebri et ejus membranarum. Slu<text:line-break/>autem alterum modo illorum ea est facultate, ejus sariemus<text:line-break/>unius mentionem atque vel hunc lu modum definiemus. Pul-<text:line-break/>sus est distentio et contractio cordis et arteriarum atque<text:line-break/>membranarum; vel sic: Pulsus est distentio et contra-<text:line-break/>ctio cordis arteriarum cerebrique, ac </text:span><text:span text:style-name="T19">similis</text:span><text:span text:style-name="T17"> unoquoque</text:span></text:p>
      <text:p text:style-name="P6"><text:span text:style-name="T3">in genere'commemoratarum definitionum accessio fiet; </text:span><text:span text:style-name="T17">nam<text:line-break/></text:span><text:span text:style-name="T3">quibusdam sutis, ut diri, fuit dixisse: Pulsus est </text:span><text:span text:style-name="T17">distentio<text:line-break/></text:span><text:span text:style-name="T3">et contractio cordis et arteriarum; quidam non ita </text:span><text:span text:style-name="T17">absolute,<text:line-break/></text:span><text:span text:style-name="T3">fed vel arteriosi cornis ventriculi, vel sinistri, vel partis arte-<text:line-break/>riosae ejus adjecerunt. Jam cuilibet harum </text:span><text:span text:style-name="T17">definitionum<text:line-break/>hi </text:span><text:span text:style-name="T3">cerebrum, illi meningas; alii utcunque adjungent, </text:span><text:span text:style-name="T17">ex-<text:line-break/>istentque </text:span><text:span text:style-name="T3">definitionum numerus non paucarum. </text:span><text:span text:style-name="T17">At vero<text:line-break/></text:span><text:span text:style-name="T3">de cordis ventriculis est non minor illis disceptatio, quia </text:span><text:span text:style-name="T17">ali-<text:line-break/></text:span><text:span text:style-name="T3">qui dextrum non arbitrantur pulsure, alii pulsare </text:span><text:span text:style-name="T17">quidem,<text:line-break/></text:span><text:span text:style-name="T3">at non primo et fua sponte, fed una cum illo, qui </text:span><text:span text:style-name="T17">spiritualis<text:line-break/></text:span><text:span text:style-name="T3">vocatur, moveri. Proinde qui sinistri ventriculi cordis, </text:span><text:span text:style-name="T17">aut<text:line-break/></text:span><text:span text:style-name="T3">arteriosi, aut quoquo modo aliter appellent, fecerint </text:span><text:span text:style-name="T17">men-<text:line-break/></text:span><text:span text:style-name="T3">tionem, ab illis bi dissidebunt, qui etiam putant </text:span><text:span text:style-name="T17">dextrum<text:line-break/></text:span><text:span text:style-name="T3">pulsare. Alia praeterea major dissensio medicis </text:span><text:span text:style-name="T17">jam olirn<text:line-break/></text:span><text:span text:style-name="T3">de arteriis fuit; nam eas quidam fua sponte dicebant </text:span><text:span text:style-name="T17">pulsure,<text:line-break/></text:span><text:span text:style-name="T3">ingenita praeditas, perinde ac </text:span><text:span text:style-name="T17">cor, </text:span><text:span text:style-name="T3">ea </text:span><text:span text:style-name="T17">vi: </text:span><text:span text:style-name="T3">de quorum </text:span><text:span text:style-name="T17">nume-<text:line-break/>ro </text:span><text:span text:style-name="T3">est Praxagoras: alii pulsare quidem, nam </text:span><text:span text:style-name="T17">ipsam nis-</text:span></text:p>
      <text:p text:style-name="P6"><text:span text:style-name="T17">tendi tunicam eurum, contrahique non secus ac cor; Ied<text:line-break/>facultatem non habere, qua </text:span><text:span text:style-name="T15">hoc </text:span><text:span text:style-name="T17">agunt, innatam, sed cordi<text:line-break/>reserre acceptam</text:span><text:span text:style-name="T15">; </text:span><text:span text:style-name="T17">in qua opinione Herophilus esu Erafi-<text:line-break/>stratus neutrum probat: contendit enim pulsare contra ac<text:line-break/>cor arterias, illud quum distenditur, repleri eo quod con-<text:line-break/>sequitur ad vacuatum; arterias, quum replentur, distendi;<text:line-break/>repleri autem immisso a corde dicunt spiritu. Simul itaque<text:line-break/>fieri utramque est necesse, distentionem et repletionem earum,<text:line-break/>verum alteram antecedere alteri rationem causae obtinen-<text:line-break/>tem, in corde distentionem, repletionem in arteriis, ut cer-<text:line-break/>nitur et in externis rebus. Eolles fabrorum, quia disten-<text:line-break/>duntur, proinde replentur; sacci, culei, utres, quod im-<text:line-break/>pleantur, idcirco distenduntur. Quare definitio, quae to-<text:line-break/>tam rei essentiam est ob oculos politura, nihil debet eorum<text:line-break/>quae illi praeripua sunt et propria maxime omittere. Sed<text:line-break/>quandoquidem controversia de essentia est, necessario sua</text:span></text:p>
      <text:p text:style-name="P6"><text:span text:style-name="T3">erit cuique fectae definitio; proinde est Eraststrati discipulis<text:line-break/>ita definiendum, ut Eraststrati peculiare placitum ac </text:span><text:span text:style-name="T17">dogma<text:line-break/></text:span><text:span text:style-name="T3">in </text:span><text:span text:style-name="T17">pulsuum </text:span><text:span text:style-name="T3">essentia </text:span><text:span text:style-name="T17">simul </text:span><text:span text:style-name="T3">appareat; Herophili asseclis, </text:span><text:span text:style-name="T17">ut<text:line-break/></text:span><text:span text:style-name="T3">peculiare Heropluli; aliisque fimiliter omnibus definitio </text:span><text:span text:style-name="T17">si-<text:line-break/></text:span><text:span text:style-name="T3">gillatirn efficienda est suo placito constans; ac vero </text:span><text:span text:style-name="T17">jam hoc<text:line-break/>ipsum </text:span><text:span text:style-name="T3">qui sciat, est illorum prope nemo. Atque </text:span><text:span text:style-name="T17">est ope-<text:line-break/></text:span><text:span text:style-name="T3">rae pretium magis scire definitionum esse genera </text:span><text:span text:style-name="T15">duo </text:span><text:span text:style-name="T3">prima;<text:line-break/>alterum quod plane rei notionem explicat</text:span><text:span text:style-name="T17">; </text:span><text:span text:style-name="T3">quam qui </text:span><text:span text:style-name="T17">po-<text:line-break/></text:span><text:span text:style-name="T3">nunt </text:span><text:span text:style-name="T17">rei </text:span><text:span text:style-name="T3">nomen habent; alterum, </text:span><text:span text:style-name="T17">ut </text:span><text:span text:style-name="T3">dictum est, </text:span><text:span text:style-name="T17">quod docet<text:line-break/></text:span><text:span text:style-name="T3">essentiam. Virtus est sua utrique definitioni; illi quae </text:span><text:span text:style-name="T17">no-<text:line-break/></text:span><text:span text:style-name="T3">tionem explicat, ut omnibus probetur, qui eadem </text:span><text:span text:style-name="T17">utuntur<text:line-break/></text:span><text:span text:style-name="T3">lingua, nec ad rei </text:span><text:span text:style-name="T17">essentiam </text:span><text:span text:style-name="T3">aspiret; huic quae </text:span><text:span text:style-name="T17">essentiam<text:line-break/></text:span><text:span text:style-name="T3">docet, ut ei quae </text:span><text:span text:style-name="T17">notionem </text:span><text:span text:style-name="T3">subjicit, consentiat, non sit </text:span><text:span text:style-name="T17">ta-<text:line-break/></text:span><text:span text:style-name="T3">men eadem cum ea. </text:span><text:span text:style-name="T17">Itaque </text:span><text:span text:style-name="T3">hoc tibi primum sit indicium<text:line-break/></text:span><text:span text:style-name="T17">hominum inanium </text:span><text:span text:style-name="T3">et </text:span><text:span text:style-name="T17">vanorum, ubi </text:span><text:span text:style-name="T3">eos </text:span><text:span text:style-name="T17">rei </text:span><text:span text:style-name="T3">propositae </text:span><text:span text:style-name="T17">afferre<text:line-break/></text:span><text:span text:style-name="T3">unam definitionem audias. </text:span><text:span text:style-name="T17">Nam sunt </text:span><text:span text:style-name="T3">in quibus non </text:span><text:span text:style-name="T17">jam<text:line-break/></text:span><text:span text:style-name="T3">duas, </text:span><text:span text:style-name="T17">fed </text:span><text:span text:style-name="T3">tres praestat </text:span><text:span text:style-name="T17">vel </text:span><text:span text:style-name="T3">quatuor sacere; primam </text:span><text:span text:style-name="T17">quae</text:span></text:p>
      <text:p text:style-name="P6"><text:span text:style-name="T3">ejusdem linguae omnibus hominibus probetur, quae quidem<text:line-break/>de rei essentia nihil statuit, sed in nuda quiescit notione;<text:line-break/>alteram jam, quae aliquantum recedat a notione, atque non-<text:line-break/>nihil accedat </text:span><text:span text:style-name="T15">ad </text:span><text:span text:style-name="T3">essentiam; ad haec tertiam, quae amplius<text:line-break/>cum de notione tum de essentia ostendat ac aperiat; po-<text:line-break/>stremo quarsarn, quae doceat totam essentiam. Atque hanc<text:line-break/></text:span><text:span text:style-name="T17">quidem </text:span><text:span text:style-name="T3">ostendendum est ad tertiam referri, quam rursus ad<text:line-break/>secundam</text:span><text:span text:style-name="T15">, </text:span><text:span text:style-name="T3">atque lllam quoque ad primam, prima </text:span><text:span text:style-name="T17">vero<text:line-break/>debet </text:span><text:span text:style-name="T3">ex se ipsa habere fidem, res perspicuas explicans </text:span><text:span text:style-name="T17">ma </text:span><text:span text:style-name="T3">—<text:line-break/>nisestasque. Unde definitionem eam Aristoteles nominis </text:span><text:span text:style-name="T17">ap-<text:line-break/>pellavit, </text:span><text:span text:style-name="T3">ut fi definitionem diceret nomen luterpretantem;<text:line-break/></text:span><text:span text:style-name="T17">alteram </text:span><text:span text:style-name="T3">definitionem (quidam essentialem vocaverunt) </text:span><text:span text:style-name="T17">defi-<text:line-break/>nitionem </text:span><text:span text:style-name="T3">dicit esse, quae quid fit explanati nam quae </text:span><text:span text:style-name="T17">sit cu--<text:line-break/>jusque </text:span><text:span text:style-name="T3">definiti essentia, hac dicit docere; propria vero acci-<text:line-break/></text:span><text:span text:style-name="T17">dentia </text:span><text:span text:style-name="T3">ejus una complecti definitionem </text:span><text:span text:style-name="T17">notionis. </text:span><text:span text:style-name="T3">Pu—<text:line-break/></text:span><text:span text:style-name="T17">tat aliam </text:span><text:span text:style-name="T3">praeterea esse definitionem, quae </text:span><text:span text:style-name="T17">essentiam rei </text:span><text:span text:style-name="T3">do—</text:span></text:p>
      <text:p text:style-name="P6"><text:span text:style-name="T3">ceat. Sed quid orationem produco tantis </text:span><text:span text:style-name="T15">de </text:span><text:span text:style-name="T3">rebus, quae<text:line-break/>commentaria flagitaverunt duo, quae in Aristotelis librum<text:line-break/>secundum conscripsi posteriorum analyticorum ? In ipso<text:line-break/>tibi pulsu haec faciam, ut sigillatim quam potero brevissi-<text:line-break/>me ob oculos ponam; qui vero versatus exercitatusque<text:line-break/>prius est lu illis commentariis, facilius quae puro dicere asse-<text:line-break/>quetur. Quibusdam in partibus cutis percipimus motum<text:line-break/>quendam, nou modo si attingamus, sed interim ocusis etiam.<text:line-break/>Hic lu omnibus valentibus motus multis corporis partibus<text:line-break/>cernitur, de quibus est, carpus munus. Atque palam qui-<text:line-break/>dem animadvertimus quiddam de profundo ascendere et nos<text:line-break/>ferire, ab ictu luterdum aperte id recedere, inde requies-<text:line-break/>cere. Interdum a primo statim species repraesentatur re-<text:line-break/>quiescentis, ac deinde ascendentis iterum ferientisque atque<text:line-break/>mox recipientis sc rursus atque quiescentis , idque </text:span><text:span text:style-name="T6">jam</text:span><text:span text:style-name="T3"> inde<text:line-break/>a nativitate hominis ad obitum usque facientis. Eum mo-<text:line-break/>tum omnes homines pulsum appellant. Hunc qui brevibus</text:span></text:p>
      <text:p text:style-name="P6"><text:span text:style-name="T3">poterit interpretari, optime definitionem ille notionis effe-<text:line-break/>cerit, modo ut praetereat nihil, nec quicquam addat super-<text:line-break/>flui ultra quae commemorari modo. Nam fi quid etiam<text:line-break/>pusillum addiderit, fi quidem additio sit inutilis, inaniter<text:line-break/>garriat; si vero fit utilis, discedat ea re a notione ad rei<text:line-break/>essentiam, ut h dicat, talem motum arteriarum esse pul-<text:line-break/>sum. Ea enim definitio non motum tantum, sed et quorum<text:line-break/>est, dederat,- quum aperte sentiat quidem vulgus esse talem<text:line-break/>in corpore motum, sed non corpus ipsum cognoscat, qnod<text:line-break/>movetur. Quod si quis non solum fic leviter arteriae vide-<text:line-break/>rit detracta </text:span><text:span text:style-name="T15">cute </text:span><text:span text:style-name="T3">externam figuram, sed tunicas etiam quot<text:line-break/>fint et quales perspexerit, hic praetergressus notionem est et<text:line-break/>longe vero etiam illo priore magis, qui foris eam tantum<text:line-break/>viderat. - At vero fi facultatem, quoque repererit, qua pul-<text:line-break/>sant arteriae, atque motus utrum principium a fe ipfis ha-<text:line-break/>beant, an </text:span><text:span text:style-name="T6">a</text:span><text:span text:style-name="T3"> corde, ac si ab hoc, qui tandem spiritualemne</text:span></text:p>
      <text:p text:style-name="P6"><text:span text:style-name="T3">materiam immittente in vasorum internam caritatem, an<text:line-break/>facultatem quandam per tunicas illarum, ad haec qui usus<text:line-break/>demum sit earum motus, is plane tenebit universam essen-<text:line-break/>tiam pulsuum generationis. Veruntamen ista quidem ne-<text:line-break/>queas definitione universa complecti; neque enim volunt de-<text:line-break/>finitiones quibus illae sunt cordi adeo esse immensas; unde<text:line-break/>fit ut nulla pulsuum fit definitio prorsus essentialis, aut prae-<text:line-break/>longa erit. Addidi prorsus,' quod quum illorum quae ad<text:line-break/>essentiam pertinent, quidam ex junioribus medicis, aliis<text:line-break/>aliud adjecerunt, essentialem arbitrantur sc definitionem<text:line-break/>pulsus explicavisse. Ubi praeterea in eo maxime peccant,<text:line-break/>quod solam definitionem protulerunt, quam vocant ipsi<text:line-break/>essentialem, nec ante dederunt desuiitionem quae explicet<text:line-break/>notionem, quam, ubi de his egimus, arbitram nos definitio-<text:line-break/>nis, essentialis ostendimus. Ad hujus etiam ignorationem<text:line-break/>merito pronuntiant quod stulte in mentem ipsis venit. Qua-<text:line-break/>re de integro exordiamur a notionis definitionibus, quas<text:line-break/>praeter quod perspectum est omnibus hominibus nihil de-</text:span></text:p>
      <text:p text:style-name="P6"><text:span text:style-name="T3">monstravimus explicare. Talem autem invenio nullam pro-<text:line-break/>ditarn, ne ab empiricis quidem, quorum erat praeter caete- '<text:line-break/>ros hisce uti definitionibus, quas artifices isti graves in ap-<text:line-break/>pellationibus ne qujdem definitiones dignantur, sed descri-<text:line-break/>tiones et illustrationes vocare. Ac fiant quidem descriptiones<text:line-break/>tales: motus luvolutarius, qui in partibus est quibusdam ani-<text:line-break/>malium sanguine praestitorum quiete interpellatus. Quia-<text:line-break/>etiam si naturalem dixeris eum motum, vel non volunta-<text:line-break/>rium, vel citra appetitionem, nihil refert. Si item ad par-<text:line-break/>vas partes cutis fieri, aut non diuturnum esse, in descriptio-<text:line-break/>necossigas, perfectiorem notionem reddas. Jam fi nondum<text:line-break/>declinaveris sophistarum calumnias, appones motus nomini,<text:line-break/>sensibilis; quanquam herclestultum potius timorem istae ad-<text:line-break/>ditiones quam probatam fiduciam arguunt. Nam motus<text:line-break/>nomen omnes homines illi solent tribuere, quem aperte<text:line-break/>scnsus animadvertit, quandoquidem illos quos ratione per-<text:line-break/>spicimus, urgurnentum est quoddam probabile, quod semper</text:span></text:p>
      <text:p text:style-name="P6"><text:span text:style-name="T3">adesse omnibus corporibus, licet non videantur moveri, de-<text:line-break/>monstrat. Jam ipsum nomen hoc, sensibile, duo denotet,<text:line-break/>rem sensui repraesentari jam nunc, quo tempore dicatur;<text:line-break/>alteramque etiam, quae licet non sentiatur in praesenti,<text:line-break/>possit tamen.r quomodo lapidem in alto dicimus scnfibilem<text:line-break/>sua sponte esse, nimirum quod de natura sit sensibilium.<text:line-break/>Seusibilis ergo motus, quem quibusdam in partibus corpo-<text:line-break/>ris per totam vitam animadvertimus, pulsus appellatur. Hic<text:line-break/>quiete, ut diximus, interpellatur; quod cautius quidam me-<text:line-break/>dici putant dici quam distentione et contractione constare<text:line-break/>totum motum. Et quidem nihil est apertius quam motum<text:line-break/>in altum, latum et longum extendi in gracilibus magnisque<text:line-break/>pulsibus Porro alii his timidiores peculiares affectus sen-<text:line-break/>tire sc tactus ajunt, pronuntiare veriti rem externam ullam<text:line-break/>esse: quo illos scepticorum et haesitantium, qni vocantur,<text:line-break/>induxit institutio. Quare ah his discedamus : fortassis enim<text:line-break/>ne ullum sc percipere motum dicere sustinebunt, si istis</text:span></text:p>
      <text:p text:style-name="P6"><text:span text:style-name="T3">haesitatoribus credunt undequaque. Sunt quidem certe<text:line-break/>nonnulli in nis, qui ne suos quidem ipsorum affectus probe<text:line-break/>fatentur sc agnoscere, quos vocant jure agrestes Pyrrlionios.<text:line-break/>Ad illos vero nos conferamus, qui non dissimulanter niotum<text:line-break/>ridere sc putant cujusdam subter cutem corporis in longum,<text:line-break/>latum prosundumque extensi, quando aliis sunt moderatio-<text:line-break/>res, atque admoneamus eos discissa cute, vel de industria<text:line-break/>nostra, vel. casu aliquando, ut attendant quid fit sub ea<text:line-break/>quod moveri videtur. Sane enim vas aperte cernent assi-<text:line-break/>mile venae, nifi quatenus duplicem tunicam et longe robu-<text:line-break/></text:span><text:span text:style-name="T36">stiorem </text:span><text:span text:style-name="T3">habet, quod arteriam vocamus. Clare etiam<text:line-break/></text:span><text:span text:style-name="T36">quod </text:span><text:span text:style-name="T3">obscurius ridebant antea perspicient, hoc vas in<text:line-break/></text:span><text:span text:style-name="T36">omnes </text:span><text:span text:style-name="T3">partes distendi. Haud aliter denudatum moveri cor<text:line-break/>conspicietur, ac cerebrum etiam, ut audeant dicere tandem<text:line-break/>motum, quem in pulsuum generatione animadvertunt, in<text:line-break/>corporibus fieri quae commemoravimus; scd an primo et<text:line-break/></text:span><text:span text:style-name="T36">per </text:span><text:span text:style-name="T3">sc cordis dexler ventriculus, an uua simul cum sinistro</text:span></text:p>
      <text:p text:style-name="P6"><text:span text:style-name="T3">motus, iisdem atque ille </text:span><text:span text:style-name="T15">modulis </text:span><text:span text:style-name="T3">pulsure </text:span><text:span text:style-name="T15">rideatur, </text:span><text:span text:style-name="T3">nolet<text:line-break/>inquirere qui primo transitu </text:span><text:span text:style-name="T15">a </text:span><text:span text:style-name="T3">notione vulgari progressus<text:line-break/>est ad essentiam. Nec secus in pulsu, qui in cerebro ani-<text:line-break/>madvertitur, indagare deprecabitur, utrum primo id et per<text:line-break/>se agat, an una cum suis arteriis attollatur, multis illis ac<text:line-break/>ingentibus. Qui autem hoc est audacior in decernendo de<text:line-break/>pulsibus, istud addet etiam. Integram definitionem pulsus<text:line-break/>facias, si superioribus conjungas usum eorum generationis:<text:line-break/>quem in commentario nos de usu pulsuum innati caloris<text:line-break/>esse diximus tutelam.; si quidem sciat qui eam definitionem<text:line-break/>facit, quo fiat pacto, ut nativi caloris mediocritas servetur;<text:line-break/>utrum quod motu ventiletur, an quod frigidi aeris cogatur<text:line-break/>occursu, ut dissolvatur difficilius, an quod fumosis purgetur<text:line-break/>atque fuliginosis excrementis. Facere praeterea ad anima-<text:line-break/>lem procreandum spiritum ostendimus substantiam, quam<text:line-break/>spiritualem habent arteriae. Jam et. ad essentiam pulsuum</text:span></text:p>
      <text:p text:style-name="P6"><text:span text:style-name="T3">pertinet, utrum quum arteriae distenduntur, tum accidat lu<text:line-break/></text:span><text:span text:style-name="T17">ipsas </text:span><text:span text:style-name="T3">materias assici</text:span><text:span text:style-name="T15">, </text:span><text:span text:style-name="T3">an ubi confidant. Atque de excretio-,<text:line-break/></text:span><text:span text:style-name="T17">ne </text:span><text:span text:style-name="T3">alicujus ex arteriis, eadem est ratio, siquidem attrahi de-<text:line-break/>monstravimus quum distenduntur, et quum contrahuntur ex-<text:line-break/></text:span><text:span text:style-name="T17">cerni. </text:span><text:span text:style-name="T3">Qui vero de secla sunt, quam pneumaticam vocant,<text:line-break/></text:span><text:span text:style-name="T17">in </text:span><text:span text:style-name="T3">contractione putant attrahi, in distentione excerni. Alius<text:line-break/></text:span><text:span text:style-name="T17">porro </text:span><text:span text:style-name="T3">his in definiendo pulsu causam ejus efficientem addet,<text:line-break/></text:span><text:span text:style-name="T17">de </text:span><text:span text:style-name="T3">qua in quaestionem venit, vitalisne fit, an animalis fa-<text:line-break/></text:span><text:span text:style-name="T17">cultas</text:span><text:span text:style-name="T3">, an omnino ne facultas quidem, ut asserit Asclepia-<text:line-break/></text:span><text:span text:style-name="T17">des. </text:span><text:span text:style-name="T3">Quare definitionem, quam vocat, essentialem, quae<text:line-break/></text:span><text:span text:style-name="T17">est </text:span><text:span text:style-name="T3">oratio essentiam rci docens</text:span><text:span text:style-name="T15">, </text:span><text:span text:style-name="T3">planum est genus explicatu-<text:line-break/></text:span><text:span text:style-name="T17">ram </text:span><text:span text:style-name="T3">esse et. sufferentias et usum generationis, causam item<text:line-break/>efficientem, ad haec materialem aut instrurnentalem, aut<text:line-break/></text:span><text:span text:style-name="T17">quoquo </text:span><text:span text:style-name="T3">modo velis appellare, ut genus', aut motum, aut<text:line-break/></text:span><text:span text:style-name="T17">actionem, </text:span><text:span text:style-name="T3">aut passionem arteriarum; differentias, quod per<text:line-break/></text:span><text:span text:style-name="T17">distentionem </text:span><text:span text:style-name="T3">et ccntractionem quodque sponte; usum, quod<text:line-break/></text:span><text:span text:style-name="T17">lunati </text:span><text:span text:style-name="T3">caloris nomine, vel spiritus vitalis generandi, aut</text:span></text:p>
      <text:p text:style-name="P6"><text:span text:style-name="T3">hercle etiam animalis; causam efficientem, quod vis sit<text:line-break/>quaedam </text:span><text:span text:style-name="T15">cor </text:span><text:span text:style-name="T3">distendens et arterias, aut vitalis, aut anima-<text:line-break/>lis, .aut utraque; materialem et lustrumentalem, coufor-<text:line-break/>mationem arteriarum ad actionem, quam dixi appositam,<text:line-break/>lta suam quaeque secta rationalis sortietur definitionem.<text:line-break/>Namque pulsum dicet Erailltratus motum esse arteriarum per<text:line-break/>distentionem et contractionem, quem facultas efficit vitalis et<text:line-break/>animalis, ad implendas arterias spiritum continentes vita-<text:line-break/>lem; Asclepiades, motum esse arteriarum per distentionem<text:line-break/>et contractionem, quae spiritu implentur, quum extenuan-<text:line-break/>tur, quum considunt earum tunicae, evacuantur. Nos'vero<text:line-break/>dicemus actionem esse pulsum peculiarem, praecipue cor-<text:line-break/>dis, deinde arteriarum, quae distentione et contractione<text:line-break/>moventur a facultate vitali, quo caloris nativi mediocritas<text:line-break/>retineatur, generetur autem in cerebro spiritus animalis.<text:line-break/>Atque ad modum harum definitionmn, qui de </text:span><text:span text:style-name="T5">aliis</text:span><text:span text:style-name="T3"> sectis</text:span></text:p>
      <text:p text:style-name="P84"><text:span text:style-name="T3">sunt, definient pulsum, ubique pro suis quisque suppositio-<text:line-break/>uibus.. Proinde si persecte destinant, consenserint mutuo ;<text:line-break/>sic angustius, vel latius, vel aliqua ex parte minus bene,<text:line-break/>non convenerint.- Hujus habes argumentum maximum,<text:line-break/>quod Herophili discipusi, qui quidem pulsum aggressi primi<text:line-break/>sunt definire, inter sc disceptarunt; tum vero etiam quod<text:line-break/>cum nis Eraststrati discipusi digladiantes (nam floruerunt<text:line-break/>ambae hae scholae ab Herophili obitu) aliam etiam pulsus<text:line-break/>definitionem instituunt, dissidentes et inter sc mutuo et a dis-<text:line-break/>cipulis Herophili. Nam veteres quidem relictis definitioni-<text:line-break/>bus docebant, significationes declarantes nominum, quibus<text:line-break/>utebantur, ea interpretandi forma, qua Homeri dictiones<text:line-break/>grammatici aliorumque antiquorum omnium explicant.<text:line-break/>Nam in hac interpretatione, quod haud dum liquet, ex al-<text:line-break/>tera declaratur; ut in dictione </text:span><text:span text:style-name="T7">πίσυρες, </text:span><text:span text:style-name="T3">nam hoc lu<text:line-break/>versu,<text:line-break/></text:span><text:span text:style-name="T12">y</text:span><text:span text:style-name="T6"><text:tab/>•<text:tab/>•<text:tab/></text:span><text:span text:style-name="T33">Λ</text:span></text:p>
      <text:p text:style-name="P3"><text:span text:style-name="T6">— — </text:span><text:span text:style-name="T8">ΊΊίσυζίς εςιανχίνίζ 'ίπποι.</text:span></text:p>
      <text:p text:style-name="P6"><text:span text:style-name="T3">nondum quid significet constat. Sed ibi:</text:span></text:p>
      <text:p text:style-name="P85"><text:span text:style-name="T8">'Εν&amp;ίν τέσσαρα μέν </text:span><text:span text:style-name="T54">σαν.ί </text:span><text:span text:style-name="T8">εϊλον, </text:span><text:span text:style-name="T6">dovqata </text:span><text:span text:style-name="T8">δ</text:span><text:span text:style-name="T7"> όκτῶ,<text:line-break/></text:span><text:span text:style-name="T53"><text:tab/>καί </text:span><text:span text:style-name="T7">πίσυρας κννέας,</text:span></text:p>
      <text:p text:style-name="P5"><text:span text:style-name="T3">explicatum </text:span><text:span text:style-name="T15">esu </text:span><text:span text:style-name="T3">Dum enim essent quatuor, </text:span><text:span text:style-name="T15">qui </text:span><text:span text:style-name="T3">armaren-<text:line-break/>tur, tum scuta </text:span><text:span text:style-name="T15">illos </text:span><text:span text:style-name="T3">quatuor accepisse dicit tum galeas etiam<text:line-break/>quatuor. Hoc modo, quando legimus apud veterem ali-<text:line-break/>quem medicum, solani pulsare inflammatam partem, aut<text:line-break/>motum tantum in inflammatione arteriarum appellare eos<text:line-break/>pulsum, in corpore autem sano hoc vocabulo uti nunquam,<text:line-break/>non omnem motum arteriarum colligimus, sed aut magnum<text:line-break/>et vehementem, aut quem ipse potest aegrotus animadver-<text:line-break/>tere, pulsum vocari. • In hunc modum ridetur et Erasistra-<text:line-break/>tus pulsus nomen usurpavisse. Sed enim ubi legimus rursus<text:line-break/>Aegimii De palpitationibus librum, quem hic pulsum nos<text:line-break/>vocamus, palpitationem ab illo invenimus appellari. At<text:line-break/>vero Ilorophilum contra videas statim a principio libri de<text:line-break/>pulsibus a palpitatione pulsum separare; videtur enim om-</text:span></text:p>
      <text:p text:style-name="P6"><text:span text:style-name="T3">nem vir </text:span><text:span text:style-name="T15">ille </text:span><text:span text:style-name="T3">motum </text:span><text:span text:style-name="T15">arteriarum, </text:span><text:span text:style-name="T3">quem habere nos a primis<text:line-break/>vitae temporibus </text:span><text:span text:style-name="T15">ad </text:span><text:span text:style-name="T3">mortem </text:span><text:span text:style-name="T15">usque </text:span><text:span text:style-name="T3">perspicimus, pulsum ap-<text:line-break/>pellare: </text:span><text:span text:style-name="T15">ex quo </text:span><text:span text:style-name="T3">praesentem statum cognoscimus futurum-<text:line-break/>que providemus, nec pulsum, qui in corde est, vel lu ce-<text:line-break/>rebro, vel in membranis ejus, requirimus. Sic praecipua<text:line-break/>pulsus est omnibus hujus aetatis medicis notio, quam nunc<text:line-break/>explicavimus: nempe hanc, ut modo dixi, desiderunt; quod<text:line-break/>hanc sequitur, omne jam cavillationibus plenum esu Quo<text:line-break/>miuus ejuscemodi res definiendae sunt: nec se ipsum debet<text:line-break/>quisquam conjicere in definitiones, de quibus nec luter ipsos<text:line-break/>convenit dialecticos et quae ut omnibus numeris absolvas<text:line-break/></text:span><text:span text:style-name="T36">usum </text:span><text:span text:style-name="T3">magnum postulant, ne dicam nihil opus esse ad tra-<text:line-break/>dendas disciplinas definitione essentiali. Definitiones, quas<text:line-break/>vocant, notionis, nis, qui jam rem cognoscunt, sunt su-<text:line-break/>pervacaneae; ignorantibus non necessariae, quod doceri<text:line-break/></text:span><text:span text:style-name="T36">certe </text:span><text:span text:style-name="T3">pluribus verbis possunt apertius. Nam notionem qui<text:line-break/></text:span><text:span text:style-name="T36">rei </text:span><text:span text:style-name="T3">significatae a vocabulo brevi potest et aperta oratione<text:line-break/>accurate complecti, doctor sit hio- quidem praestaniistimus,</text:span></text:p>
      <text:p text:style-name="P6"><text:span text:style-name="T36">nou </text:span><text:span text:style-name="T3">tamen qui abest ab illa perfectione malus est, </text:span><text:span text:style-name="T15">nec </text:span><text:span text:style-name="T3">ve-<text:line-break/>ro qui minus probe interpretatur. Nam itu aperte rem ob<text:line-break/>oculos ponere, ut Lysias et Demosthenes oratores fecerunt,<text:line-break/>optimum fit; nou contemnendi sunt tamen qui nunc in ju-<text:line-break/>diciis causas agunt. Equidem nihil obsisto illa facultate<text:line-break/>praeditis, quin clare simul et compendiose quae singusis no-<text:line-break/>minibus denotantur declarent ignorantibus, quippe qui<text:line-break/>hoc videor ipse agere</text:span><text:span text:style-name="T15">: </text:span><text:span text:style-name="T3">sed quod inanem ibi laborem subeas,<text:line-break/>ubi omnes jam cognoscunt, quod instituis decimare. Om-<text:line-break/>nino vero apud tirones cujusvis disciplinae ne proferen-<text:line-break/>dae qtudem definitiones essentiales sunt, verum ubi a notio-<text:line-break/>ne exorsi ad essentiae eos notitiam deducamus, hic jam<text:line-break/>promptae memoriae gratiae rem univeriam limitata comple-<text:line-break/>cti oratione fuerit commodum. Quare</text:span><text:span text:style-name="T36">' </text:span><text:span text:style-name="T3">quicunque mediet<text:line-break/>et philosophi initiatis primum cujuspiam disciplinae ini-<text:line-break/>tium faciunt docendi ab essentialibus destnitronibus, ut elo-<text:line-break/>quentissimi sint, ’ut clare interpretentur, obscuri evadunt<text:line-break/>tamen,- quod assequi auditores, quae amplam explanatio'.</text:span></text:p>
      <text:p text:style-name="P6"><text:span text:style-name="T3">nem</text:span><text:span text:style-name="T15">, </text:span><text:span text:style-name="T3">quo intelligantur, quaerunt, quum brevibus haec de-<text:line-break/>finitionibus referuntur, nequeant. Longa enim oratione<text:line-break/>prius rei, qua de agitur, aperienda essentia est, ut cognita<text:line-break/>jam et perspecta brevibus tandem verbis </text:span><text:span text:style-name="T6">accipiatur.</text:span><text:span text:style-name="T3"> Haec<text:line-break/>ergo quia jure exprobro illis semper, qui definitionibus<text:line-break/>omnia docere conantur, huc exempli gratia veni: qui re<text:line-break/>ipsa declaravi multis locis, quodcunque quis ponat nomen,<text:line-break/>solidum librum esse sariendum, ut declaret, quomodo sit<text:line-break/>res, quae ab illo significatur, definienda. Ilaque de pulsus<text:line-break/>desinitione • agamus de integro, ac, qui recte definire nisi<text:line-break/>sunt eum, hos nominatius appellemus. Ergo hujus curiosi-<text:line-break/>tatis discipusi Herophili, ut dixi, principes fuerunt: quibus<text:line-break/>successerunt de Erasistrati familia nonnulli: secuti sunt qui<text:line-break/>pneumatici vocantur et ex methodicis quidam: quos omnes<text:line-break/>siappestem, duobus erit, non uno libro opus. Quia vero<text:line-break/>certum est mihi hanc verbosam inanemque disputationem<text:line-break/>UUO volumine </text:span><text:span text:style-name="T5">limitar</text:span><text:span text:style-name="T3">e, tot sufficiet desuntiones recensuisse.</text:span></text:p>
      <text:p text:style-name="P6"><text:span text:style-name="T3">una cum earum auctoribus, quot liber fit capiundis: nam ex<text:line-break/>his judicium etiam de aliis facias licet.</text:span></text:p>
      <text:h text:style-name="Heading_20_2" text:outline-level="2">Cap. III.</text:h>
      <text:p text:style-name="P99"><text:span text:style-name="T3">Nam Tarentinus quidem Heraclides em-<text:line-break/>pirico descriptionem dignam faciens pulsum inquit (motum<text:line-break/>arteriarum esse et cordis. Atqui non latet nos, qui sunt in<text:line-break/>empirica secta, nequaquam </text:span><text:span text:style-name="T15">de </text:span><text:span text:style-name="T3">definitione laborare, sed de-<text:line-break/>lineationibus et descriptionibus uti. Ita enim orationes illi<text:line-break/>eas appellant, quae breviter notionem subjiciunt rei, cujus<text:line-break/>appellationem proserimus. Atque hanc ille homines putat<text:line-break/>notionem de pulsus nomine habere, eosque protendere ma-<text:line-break/>num interdum ac</text:span><text:span text:style-name="T27">’</text:span><text:span text:style-name="T3">tangendam praebere, medico. Quum<text:line-break/>vero quem privatum pulsu dicamus, hoc nomen designare<text:line-break/>illum arbitramur, qui ita est affectus, ut nullus motus sub<text:line-break/>nostrunr.sensum cadat in ulla corporis parte cujuscunque ar-<text:line-break/>teriae. Si quis alius est motus in arteriis augendis, nutrien -<text:line-break/>dis, implendis </text:span><text:span text:style-name="T6">et</text:span><text:span text:style-name="T3"> vacuandis, hoc non laborat, quod sugiat</text:span></text:p>
      <text:p text:style-name="P6"><text:span text:style-name="T17">id </text:span><text:span text:style-name="T3">genus motuum omnes nostros Tensus,, quod quidem asse-<text:line-break/></text:span><text:span text:style-name="T17">quimur </text:span><text:span text:style-name="T3">ratione. Quo adducti- stirpes omnes qui de natura<text:line-break/>commentantur perpetuo confirmant moveri, atque-adeo<text:line-break/>cuncta alia, vel durissimos lapides; etenim et ab his defluit<text:line-break/>perpetuo aliquid. i Quidam: haec etiam ex aere:autumant iis<text:line-break/>attribui.. Quare </text:span><text:span text:style-name="T17">hunc </text:span><text:span text:style-name="T3">motum </text:span><text:span text:style-name="T17">non </text:span><text:span text:style-name="T3">modo adhuc niventi,<text:line-break/></text:span><text:span text:style-name="T17">sed </text:span><text:span text:style-name="T3">demortuo etiam homini, ut placet physicis, qui </text:span><text:span text:style-name="T17">de </text:span><text:span text:style-name="T3">ho,-<text:line-break/></text:span><text:span text:style-name="T17">rum </text:span><text:span text:style-name="T3">natura tractant, oportet adesse... Itaque non </text:span><text:span text:style-name="T17">moveri<text:line-break/>arterias </text:span><text:span text:style-name="T3">male dicemus. demortuis et </text:span><text:span text:style-name="T17">non pulsare </text:span><text:span text:style-name="T3">in </text:span><text:span text:style-name="T17">quibusdam<text:line-break/>videri </text:span><text:span text:style-name="T3">adhuc superstitibus. Quod </text:span><text:span text:style-name="T17">si </text:span><text:span text:style-name="T3">omnes fic </text:span><text:span text:style-name="T17">loquantur,<text:line-break/>motum </text:span><text:span text:style-name="T3">constet nos </text:span><text:span text:style-name="T17">eum </text:span><text:span text:style-name="T3">et appellare </text:span><text:span text:style-name="T17">et </text:span><text:span text:style-name="T3">intelligere, </text:span><text:span text:style-name="T17">non </text:span><text:span text:style-name="T3">ra-<text:line-break/></text:span><text:span text:style-name="T17">tioni </text:span><text:span text:style-name="T3">perspectum, .caeterurn qui.apertam notitiam praebet<text:line-break/></text:span><text:span text:style-name="T17">status. </text:span><text:span text:style-name="T3">His adducti rationibus quum Tarentinus Heraclides<text:line-break/></text:span><text:span text:style-name="T17">tum </text:span><text:span text:style-name="T3">empirici nonn</text:span><text:span text:style-name="T5">ulli</text:span><text:span text:style-name="T3"> assi pulsum,'descripserunt esse mo-<text:line-break/></text:span><text:span text:style-name="T17">tum </text:span><text:span text:style-name="T3">arteriarum et cordis, quando hoc plane ridebant </text:span><text:span text:style-name="T17">non<text:line-break/>secus </text:span><text:span text:style-name="T3">ac </text:span><text:span text:style-name="T17">arterias moveri. Cum his pugnant- </text:span><text:span text:style-name="T3">quidam </text:span><text:span text:style-name="T17">do-<text:line-break/>gmatici, </text:span><text:span text:style-name="T3">qui nolunt aestimari solo sensu motum, sed luterim</text:span></text:p>
      <text:p text:style-name="P6"><text:span text:style-name="T3">et ratione; nam soli, lunae, stellis omnibus motum ah<text:line-break/>omnibus mortalibus tribui; neque enim tantum spatium vi-<text:line-break/>deri citra motum ab. oriente ad occidentem obice; tamen<text:line-break/>motus eorum nom apparere. Quarte, inquiunt,r si nihil<text:line-break/>aliud, hoc certe empiricorum destuitioin oportebat adje-<text:line-break/>ctum, motum arteriarum'cordisque sensibilem esse, debebant-<text:line-break/>que dicere,. pulsum . esse motum : arteriarum et cordis<text:line-break/>sensibilem..Huic' definitioni quidam contradicentes, mo-<text:line-break/>tus sensibiles lu' cordeet arteriis confirmant non tan-<text:line-break/>tum qui. pulsent animadverti, fed et qui palpitent. Ita-<text:line-break/>que . comprehendendi etiam lu erant, in pulsuum descri-<text:line-break/>ptione, sive absolute dicant .arteriarum et cordis esse pulsum<text:line-break/>motum, sive adjiciant .sensibilem. Sunt qui convulsiones<text:line-break/>trenioresque narrent: &gt;quippe hos quoque interdum motus<text:line-break/>lu arteriis fleri et in corde, praeter, naturam quidem. Quarn-<text:line-break/>obrern addi definitioni volunt naturalis, atque totam </text:span><text:span text:style-name="T36">eam</text:span></text:p>
      <text:p text:style-name="P6"><text:span text:style-name="T17">efficiunt ejuscemodic • Pullus est arteriarum et cordis mo-<text:line-break/>tus naturalis. Ab his dissident, qui pro. definitione Taren-<text:line-break/>tini propugnant, qui in arteriis negant et corde tales </text:span><text:span text:style-name="T20">un-<text:line-break/>quam</text:span><text:span text:style-name="T17"> motus existere, ad nervosa autem corpora pertinere..<text:line-break/>At convulsionem tremoremque in solis fieri nervis equidem<text:line-break/>comprobo; palpitationem, vero insidere perspicue etiam in<text:line-break/>cute cernas palare autem etiam incarnosis, partibus, quae<text:line-break/>partes sunt musculorum; etiam in timore et angore plane<text:line-break/>cor videtur palpitare. Iam contentio de affectibus his non<text:line-break/>parva Heropnilo adversus praeceptorem suum extitit Praxa—<text:line-break/>goram, qui non recte pronunciavit affectus arteriarum esse<text:line-break/>palpitationem, tremorem et convulsionem; ac non genere a<text:line-break/>motu earum pulsante differre, caeterum-magnitudine.,,Nam;<text:line-break/>quum secundum naturam se habent extra omnem: casum,,<text:line-break/>fieri pulsum;' aucto vero praeter naturam motu,• primum<text:line-break/>effici convulsionem,, deinde tremorem, mox palpitationem<text:line-break/>magnitudine inter se omnes hos affectus, disserentes. . Quam-</text:span></text:p>
      <text:p text:style-name="P6"><text:span text:style-name="T3">obrem Herophiles statim initio operis de pulfibus magistri<text:line-break/>sui evertere sententiam molitur, verum quod solenne Hero-<text:line-break/>phile est, obscura oratione; quam ipsius discipuli mutantes,<text:line-break/>apertius scripserunt iis in lucubrationibus, quas de Hero-<text:line-break/>phili secta conscripserunt. Quod si referre hic ipsa verba<text:line-break/>Herophili velim, quae in principio libri primi de pulsibus<text:line-break/>ferit, aut quae attulerunt ejus discipuli, requirant integrum<text:line-break/>librum qui,haec accurate persequatur; quum vel nulla de<text:line-break/>nis sacta mentione integer meus liber extet, De tremore,<text:line-break/>palpitatione, convulsione et rigore. Mihi vero hoc quoque<text:line-break/>loco satis sit, numero definitionum explicato, quae in praes-<text:line-break/>entem quaestionem convehi possunt, illa praeterire. Tan-<text:line-break/>tum dicam, quum valemus, cordis et arteriarum motus,<text:line-break/>quando illa distenduntur undequaque rursusque in sc con-<text:line-break/>sidunt, obeuntur: sin autem aegrotemus, ut palpitans, ut<text:line-break/>concutiens, vel convulsibus, veI tremulus motus arteriarum-<text:line-break/>appareat, quid novi est, si pulsum vocemus modo convulsi-</text:span><text:span text:style-name="T11">1</text:span></text:p>
      <text:p text:style-name="P6"><text:span text:style-name="T3">vum, </text:span><text:span text:style-name="T15">modo vibratum, interdum palpitantem, </text:span><text:span text:style-name="T3">interdum tre-<text:line-break/>mulum? Quinimo vocare quendam solemus vihratmn pul-<text:line-break/>siun, qui aperte identidem conspicitur; cujus in libro pri-<text:line-break/>rno hujus opem declarari naturam. Sic vel hac ratione<text:line-break/>apposueris parum recte definitioni pulsus 'naturalis. De<text:line-break/>sensibili vero, posteaquam hoc quoque additum nonnulli vo-<text:line-break/>lunt, quod sacpe apud Aristotelem refertur, operae pretium<text:line-break/>est meminisse. Nam rem ille vir cumulate nonnunquam<text:line-break/>persecutus, addendum ei dicit aliud quiddam ob sophisticas<text:line-break/>cavillationes externi, quod videatur semper ad definitio-<text:line-break/>nem sacere. Atque ob id ego sere pulsum describo arteria-<text:line-break/>rum esse et cordis sensibilem motum, maxime quod appelle-<text:line-break/>mus pulsu privatos quibus motus non sentitur; tametsi ille<text:line-break/>faepe servetur, quod ad suam pertinet essentiam; neque<text:line-break/>enim niverent, si omnis petiisset.motus cordis et arte-<text:line-break/>riarum.</text:span></text:p>
      <text:h text:style-name="Heading_20_2" text:outline-level="2">Cap. IV.</text:h>
      <text:p text:style-name="P99"><text:span text:style-name="T3">At Herophilius tamen Alexander, Phllale-</text:span></text:p>
      <text:p text:style-name="P6"><text:span text:style-name="T3">thes cognomine, quo istas calumnias declinaret, definitio-<text:line-break/>nem duplicem pulsus fecit, alteram ex ipsius rei propria<text:line-break/>natura, quam ut in subjectis appellat, alteram ut in con-<text:line-break/>sideratione. Ac pulsum ut in subjectis, esse cornis ait<text:line-break/>et arteriarum contractionem atque dilatationem sponi<text:line-break/>tanearn, quae animadverti possit, pulsum vero ut in confi-<text:line-break/>deratione ictum ex arteriarum perpetuo spontaneo motu<text:line-break/>ad tactum et intervallum, quod ictum excipit. Porro con-<text:line-break/>firmat haec rationibus, ut putat, probabilibus quinto in libro<text:line-break/>Placiturum. Quod etiam ferit Heraclides Tarentinus, ubi<text:line-break/>librum consulat Herophili De pulsibus. Multis autem argu-<text:line-break/>mentis Philalethis definitionem</text:span><text:span text:style-name="T6">, qui ejus memoriam</text:span><text:span text:style-name="T3"> secuti<text:line-break/>sunt, oppugnaverunt, quibusdam illis mire lenibus ac pla-<text:line-break/>ne contentiosis, aliquibus plus et minus probabilibus, quae<text:line-break/>quidam de illius familia coufutaverunt, mulsaque verba ul-<text:line-break/>tro citroque facta simt. De his ego sunnnatim paulo iule-<text:line-break/>rius fortasse pertractabo. Ascribam tamen prius definitio-</text:span></text:p>
      <text:p text:style-name="P6"><text:span text:style-name="T3">nes Demosthenis, qui et ipse non secus, ao ejus dootor,</text:span><text:span text:style-name="T11">1<text:line-break/></text:span><text:span text:style-name="T3">Philalethes cognominabatur..</text:span></text:p>
      <text:h text:style-name="Heading_20_2" text:outline-level="2">Cap. V.</text:h>
      <text:p text:style-name="P99"><text:span text:style-name="T3">Hic tres reliquit de pulsibus libros apud<text:line-break/>multos commendatos. Qui quidem etiam pulsum juxta ac<text:line-break/>Alexander dividit, dicitque illum quidem pro subjecto esse<text:line-break/>cordis et arteriarum distentionem, vel contractionem natu-<text:line-break/>ralem , quae valeat animadverti; alterum vero ex quo con-<text:line-break/>siderationes instituimus, cordis vel arteriarum ad tactum,<text:line-break/>ictum naturalem, intervallumque, quod ictum excipit Hic<text:line-break/>in definitionibus conjunctione utitur disjunctiva </text:span><text:span text:style-name="T6">vel,</text:span><text:span text:style-name="T3"> arbitra-<text:line-break/>tus copulativam et, quod ex ambobus constituitur, tantum de—<text:line-break/>finire, utmmquevero separatirn non definire. Est autem, ejus<text:line-break/>sententia, arteriarum motum per se solum esse pulsum, et cordis<text:line-break/>item per se solum; esse etiam utrumque simul pulsum; itasolam<text:line-break/>distentionem vocari pulsum et contractionem , et utramque<text:line-break/>simul. Inductus est sic pulsum appellari, quod ex distentio-</text:span></text:p>
      <text:p text:style-name="P6"><text:span text:style-name="T3">ne magnus vocatur et parvus, vehemensqne </text:span><text:span text:style-name="T15">et </text:span><text:span text:style-name="T3">languidus,<text:line-break/>celer et tardus, ex contractione rarus atque creber. Pro-<text:line-break/>inde ubi pro subjecto partes pulsus exponit, distentionem<text:line-break/>et contractionem vocat, quum vero pro consideratione,<text:line-break/>ictum et intervallum, sensu putans contractionem non posse<text:line-break/>percipi. At vero magna hic denuo contentio medicis fuit<text:line-break/>non jam de nomine tantum, uti mustae superius, nec vero<text:line-break/>anxia et inanis, ut pleraeque illarum, veriun quae ad caput<text:line-break/>ipsum et summam pertinet commentationis. Equidem<text:line-break/>quum meo instituto expenderem, citra pronuntiationem ta-<text:line-break/>men, ut alia, quae apud medicos sunt controversa, sic hoc<text:line-break/>quoque per multos annos haesitatio mea non potuit expli-<text:line-break/>cari; tandem aliquando reperi causam eorum dissensionis:<text:line-break/>unumque de hoc solo librum scripsi, primum De dignoscen-<text:line-break/>dis pulsibus, ubi explicatum est, qui contractionem pul-<text:line-break/>fus iensibilem obtineant et qui non. Unde universa dispu-<text:line-break/>tatio illius libri ad eos plane dirigitur, qui ex ictu pulsum</text:span></text:p>
      <text:p text:style-name="P6"><text:span text:style-name="T3">et intervallo putant constare: nam sunt qui etiam absque<text:line-break/>distinctione definitionis pro subjecto, a definitione pro con-<text:line-break/>siderationibus, absolute dixerunt pulsum ex ictu et inter-<text:line-break/>vallo conflatum esse. Atqui ut dicatur ex distentione et<text:line-break/>contractione constare, quaestio existit quaedam de quietibus,<text:line-break/>et quam a distentione anle contractionem et quam ante dis-<text:line-break/>tentionem a contractione cor molitur et arteriae. Quod si<text:line-break/>quando etiam cornis nomen praetereamus, solas autem<text:line-break/>commemoremus arterias, interpretandum est de illo dici ea-<text:line-break/>dern, quemadmodum, si de corde quid reseramus, omissis<text:line-break/>arteriis, accipere oportet dictum de illis idem. Idem ha-<text:line-break/>bet dubium in respiratione quies duplex respiratoriorum lu-<text:line-break/>strurnentorum: quiescunt enim et thorax ct pulmo id tem-<text:line-break/>poris, quod lutercedit inter ingressum spiritus et exitum:<text:line-break/>atque pro tempore quidem. herum quietum raram appellant<text:line-break/>vel crebram respirationem. Veruntamen non similiter hae<text:line-break/>quietes dignoscuntur atque pulsuum i perspicuae enim sem-</text:span></text:p>
      <text:p text:style-name="P6"><text:span text:style-name="T3">per in respiratione sunt: at quietes in pulsibus quidam di-<text:line-break/>xerunt nullo posse modo dignosci: quidam solam externam,<text:line-break/>quam quidem et nos vocamus sensibilem, at non in omnibus<text:line-break/>tamen pulsibus. Itaque ut respiratio crebra et rara in lignis<text:line-break/>est magnis, ita etiam pulsus creber atque rarus, ut disces </text:span><text:span text:style-name="T17">lu<text:line-break/></text:span><text:span text:style-name="T3">praesagitione ex iis: quietes autem partesne totius respira-<text:line-break/>tionis suit et pulsuum, in controversia est. Etenim non<text:line-break/>primo, sed per accidens , qui in ea opinione sunt, in parti-<text:line-break/>hus numerant harum functionum quietes: nam iu inspiratio-<text:line-break/>nibus quidem expirationibusque perspicuo </text:span><text:span text:style-name="T17">operari iusiru-<text:line-break/></text:span><text:span text:style-name="T3">menta respirationis; in pulsibus, distento et </text:span><text:span text:style-name="T17">contracto cor-<text:line-break/>de: </text:span><text:span text:style-name="T3">quietes' autem interpellantes has actiones inster </text:span><text:span text:style-name="T17">esse<text:line-break/></text:span><text:span text:style-name="T3">quietis, quae illis etiam instrumentis defunctis iriest. </text:span><text:span text:style-name="T17">Quem-<text:line-break/></text:span><text:span text:style-name="T3">admodunr etiam, qui pulsuni asserunt </text:span><text:span text:style-name="T17">actionem esse arteria-<text:line-break/>rum et </text:span><text:span text:style-name="T3">cordis</text:span><text:span text:style-name="T17">, </text:span><text:span text:style-name="T3">vel motum arteriarum et cordis</text:span><text:span text:style-name="T17">, </text:span><text:span text:style-name="T3">vel disten-<text:line-break/></text:span><text:span text:style-name="T17">tionem </text:span><text:span text:style-name="T3">et contractionem arteriarum </text:span><text:span text:style-name="T17">atque </text:span><text:span text:style-name="T3">cordis</text:span><text:span text:style-name="T17">, omittere<text:line-break/>quietes ridebuntur, </text:span><text:span text:style-name="T3">quae </text:span><text:span text:style-name="T17">non parvum ad pracsagiendum</text:span></text:p>
      <text:p text:style-name="P6"><text:span text:style-name="T3">momentum </text:span><text:span text:style-name="T15">habent. Rarus itaque </text:span><text:span text:style-name="T3">et creber pulsus cum<text:line-break/>aequalitate </text:span><text:span text:style-name="T15">sua </text:span><text:span text:style-name="T3">et inaequalitate, cum perturbatione ordinis<text:line-break/>et ordine, </text:span><text:span text:style-name="T15">sunt </text:span><text:span text:style-name="T3">hujus generis, qui non parva nunciant.<text:line-break/>Itidem intermittens pulsus et intercurrens, ex eodem hoc<text:line-break/>genere, futurorum sunt non parva signa. Ergo fi definien-<text:line-break/>do pulsui voles orationem de quietibus inserere, parlesne<text:line-break/>habendae illae fint pulsuum, an secus, quod si partes sint<text:line-break/>utrum primae et per se, an per accidens: multum prosecto<text:line-break/>temporis in </text:span><text:span text:style-name="T15">eo </text:span><text:span text:style-name="T3">pones. , Verum quod in alus fecimus, ut<text:line-break/>quum progressi usque ad cognitam ac detectam ubique lo-<text:line-break/>quacitatem essemus, ad aliud transiremus, idem nunc sariemus,<text:line-break/>reversi ad Alexandri </text:span><text:span text:style-name="T15">et </text:span><text:span text:style-name="T3">Demosthenis quas de pulsibus fecerunt<text:line-break/>definitiones. . Sane ridetur, si non verbis, at sententia, cum<text:line-break/>doctore suo Demosthenes consentire. Namque suirctionem Ale-<text:line-break/>xander pulsuum spontaneam esse dixit, hic naturalem: et ille<text:line-break/></text:span><text:span text:style-name="T17">quae </text:span><text:span text:style-name="T3">possit animadverti, hic quae animadverti valeat. Nec ve-<text:line-break/></text:span><text:span text:style-name="T17">ro </text:span><text:span text:style-name="T3">aliter in definitione pulsus pro subjecto cum magistro</text:span></text:p>
      <text:p text:style-name="P6"><text:span text:style-name="T3">rideas Demosthenem sentire: eodem modo in de</text:span><text:span text:style-name="T5">fini</text:span><text:span text:style-name="T3">tione<text:line-break/></text:span><text:span text:style-name="T17">pro </text:span><text:span text:style-name="T3">considerationibus. Constat enim, ictum dicas an </text:span><text:span text:style-name="T17">per-<text:line-break/></text:span><text:span text:style-name="T3">cussum, nil interesse: nec etiam, spontaneam dicas, an na-<text:line-break/>turalem. Nam </text:span><text:span text:style-name="T6">eo.</text:span><text:span text:style-name="T3"> tantum, quod conjunctionem </text:span><text:span text:style-name="T6">vel</text:span><text:span text:style-name="T3"> in </text:span><text:span text:style-name="T17">-<text:line-break/></text:span><text:span text:style-name="T3">definitionem lutulit, ante diximus a praecepture eum </text:span><text:span text:style-name="T17">dissi-<text:line-break/></text:span><text:span text:style-name="T3">dere, quaque id ratione fecit. Deinceps jam quas attule-<text:line-break/>runt alii Herophilir attendamus definitiones.</text:span></text:p>
      <text:h text:style-name="Heading_20_2" text:outline-level="2">Cap. VI.</text:h>
      <text:p text:style-name="P99"><text:span text:style-name="T3">Bacchius quidem </text:span><text:span text:style-name="T17">aliis </text:span><text:span text:style-name="T3">in auscultationibus<text:line-break/>pulsum dicit distentionem.et contractionem esse, quae </text:span><text:span text:style-name="T17">fimul<text:line-break/></text:span><text:span text:style-name="T3">fiat in omnibus arteriis. In hanc </text:span><text:span text:style-name="T17">definitionem disputarunt<text:line-break/></text:span><text:span text:style-name="T3">cum contumelia Eraliftratii, a suo errore criminationis </text:span><text:span text:style-name="T17">du-<text:line-break/></text:span><text:span text:style-name="T3">centes exordium. Siquidem illorum est opinio, cor </text:span><text:span text:style-name="T17">pri-<text:line-break/>mum </text:span><text:span text:style-name="T3">prae </text:span><text:span text:style-name="T17">omnibus arteriis </text:span><text:span text:style-name="T3">distendi </text:span><text:span text:style-name="T17">atque </text:span><text:span text:style-name="T3">contrahi, </text:span><text:span text:style-name="T17">im-<text:line-break/></text:span><text:span text:style-name="T3">misto autem in arterias spiritu ab illo, simul' atque implean-<text:line-break/></text:span><text:span text:style-name="T17">tur, distendi primum ipsi </text:span><text:span text:style-name="T3">cordi </text:span><text:span text:style-name="T17">ricinas, delude </text:span><text:span text:style-name="T3">quae </text:span><text:span text:style-name="T17">has<text:line-break/>consequuntur, </text:span><text:span text:style-name="T3">mox </text:span><text:span text:style-name="T17">his proximas, atque ita continenter ad<text:line-break/>extremas </text:span><text:span text:style-name="T3">omnium </text:span><text:span text:style-name="T17">arterias </text:span><text:span text:style-name="T3">motum </text:span><text:span text:style-name="T17">penetrare, omni ipfis</text:span></text:p>
      <text:p text:style-name="P6"><text:span text:style-name="T3">arteriis facultate vacantibus, tum pecusiari, tum a corde ipsis<text:line-break/>suppeditata, cujus se ipsas ope distendant, ut cor, contra-<text:line-break/>hantque. At Herophiliis in arterias placet; quia sunt cum<text:line-break/>corde continuae, per tunicas iusiuere ab illo vim, cujus<text:line-break/>ope perinde atque cor , dum distenduntur, ex omnibus<text:line-break/>partibus, unde possint, attrahunt, quod impleturum sit<text:line-break/>suam capedinem; dum contrahuntur, excernunt: itaque<text:line-break/>eas simul uno tempore omnes rideri distendi et contraln,<text:line-break/>idemque praescriptum ac cor utriusque motus, servare-<text:line-break/>Erasistrato autem: consentaneum est, non una rideri cor<text:line-break/>et arterias distendi contrahique, quod res ipsa aperte ne-<text:line-break/>gat. Quo minus Erafistratii probe Bacchium accusarunt,<text:line-break/>id asserentem, quod res ipsa monstrat, llli contradicerent<text:line-break/>melius qui solorum naturalium pulsuum contendunt institu-<text:line-break/>tam 'ab eo definitionem: nam quum aegrotat animal, atten-<text:line-break/>di interim non simul pulsare omnes arterias.</text:span></text:p>
      <text:h text:style-name="P2" text:outline-level="2">Cap. Vll.</text:h>
      <text:p text:style-name="P99"><text:span text:style-name="T3">Quod Aristoxenus Herophilius </text:span><text:span text:style-name="T15">non </text:span><text:span text:style-name="T3">solum<text:line-break/>reprehendit, verum etiam genus pulsuum in definitione de-<text:line-break/>siderari, ex ejus vero divifione aliquid dictum de distentio-<text:line-break/>ne et contractione esse.. Nam pullum ille dicere vult fun-<text:line-break/>ctionem arteriarum esse; scilicet primum hoc genus esse.<text:line-break/>Deinde quia functiones arteriis praeterea aliae sinit (cres-<text:line-break/>cunt eniur et nutriuntur) addit peculiarem. Ita haec est to-<text:line-break/>ta definitio: Pulsus est functio cordis et arteriarum pecu-<text:line-break/>liaris. Sane genus rei, quamcunque definiamus, expri-<text:line-break/>mendum in definitione esse ante alia, recte Aristoxenus di-<text:line-break/>xit. . At quia quoddam ejus est genus continuum, ita enim<text:line-break/>vocant, ante quod nullum aliud intercedit:: quoddam autem<text:line-break/>uno, vel altero intercedenle, aut etiam omnium supremum :<text:line-break/>quoduanr genus non parum quaesitum est caeleris in defi-<text:line-break/>nitione sit praeponendum, fupremmune genus, a quo am-<text:line-break/>plius nullum est generalius, an continuum,, an aliquod etiam,<text:line-break/>quod inter haec intercedat, ubi sit utroque manileftius.<text:line-break/>Quamohrem merito quidum contenti fuerunt continuum et</text:span></text:p>
      <text:p text:style-name="P6"><text:span text:style-name="T3">proximum genus pulsuum motum dixisse. Sed enun quod<text:line-break/>motus varii sunt (namlatio et alteratio, auctio, tabes, ad-<text:line-break/>haec generatio interitusque, videntur motis esse) quemnam<text:line-break/>velint motum este pulsum, par erat aperire. Dicent sane<text:line-break/>lationem. Delude quia multas habet latio differentias, ad-<text:line-break/>dendum erat, quam lationem velint esse efficientium pulsus<text:line-break/>instrumentorum. Superne aliquis a primo genere exorsus,<text:line-break/>si dialecticos scqui volet, definiat pulsum cordis et arteria—<text:line-break/>rurn functionem esse, quae motu lationis obitur distentis il-<text:line-break/>lis contractisque. Erit fortasse, qui nis quietes censebit ad-<text:line-break/>dendas, ut certe voluerunt quidam: alii contra detrahunt,<text:line-break/>quasi-quae per accidens, non primo fiant. Verum in Ari-<text:line-break/>stoxenum haec sufficiunt, qui quum dialectice voluit desini-<text:line-break/>re’, leges praeteriit ipse dialecticas. Volunt enim qui desi-<text:line-break/>niendi periti sunt a primo nos genere exordiri, deinde per<text:line-break/>media progredi et ita facere definitionem. Equidem exern-</text:span></text:p>
      <text:p text:style-name="P6"><text:span text:style-name="T3">plum fortassis adducerem istiusmodi definitionum, nisi Pla-<text:line-break/>tonis exterent duo.libri, .quos habent omnes in munibus., </text:span><text:span text:style-name="T17">in<text:line-break/></text:span><text:span text:style-name="T3">quibus docet nos atque exercet, ut ex dividendi </text:span><text:span text:style-name="T17">via </text:span><text:span text:style-name="T3">et </text:span><text:span text:style-name="T17">ra-<text:line-break/></text:span><text:span text:style-name="T3">tione sariamus definitiones. Titulum dedit bornm librorum<text:line-break/>alteri Sophista, alteri Politicus.</text:span></text:p>
      <text:h text:style-name="Heading_20_2" text:outline-level="2">Cap. VllI.</text:h>
      <text:p text:style-name="P99"><text:span text:style-name="T3">Sed ad Zenonis nos definitionem, </text:span><text:span text:style-name="T17">vici<text:line-break/></text:span><text:span text:style-name="T3">Herophiliorum nemini fecundi, conferamus. Hic </text:span><text:span text:style-name="T17">pulsum<text:line-break/></text:span><text:span text:style-name="T3">dicit esse partium arteriosarum mixtam </text:span><text:span text:style-name="T17">ex contractione e£<text:line-break/></text:span><text:span text:style-name="T3">dilatatione functionem: ex qua eundem </text:span><text:span text:style-name="T17">omnibus in partibus<text:line-break/></text:span><text:span text:style-name="T3">ordinem consonum fuit esse, sive aequalibus illa, </text:span><text:span text:style-name="T17">sive inae-<text:line-break/>qualibus </text:span><text:span text:style-name="T3">temporibus absolvatur. </text:span><text:span text:style-name="T17">Itaque functionem ille di-<text:line-break/></text:span><text:span text:style-name="T3">cendo mixtam esse, </text:span><text:span text:style-name="T17">non </text:span><text:span text:style-name="T3">genus modo </text:span><text:span text:style-name="T17">dixit pulsunm</text:span><text:span text:style-name="T3">, </text:span><text:span text:style-name="T17">sed et<text:line-break/></text:span><text:span text:style-name="T3">proximam, ut credit, differentiam; </text:span><text:span text:style-name="T17">ubi praeteriit </text:span><text:span text:style-name="T3">quod </text:span><text:span text:style-name="T17">motu<text:line-break/>functio </text:span><text:span text:style-name="T3">obeatur, </text:span><text:span text:style-name="T17">eoque </text:span><text:span text:style-name="T3">lationis; </text:span><text:span text:style-name="T17">meminit </text:span><text:span text:style-name="T3">autem </text:span><text:span text:style-name="T17">lationis<text:line-break/>specierurn </text:span><text:span text:style-name="T3">vel </text:span><text:span text:style-name="T17">differentiarum </text:span><text:span text:style-name="T3">, distentionis et </text:span><text:span text:style-name="T17">contractionis,<text:line-break/>neque </text:span><text:span text:style-name="T3">enim obscurum est dilatationem </text:span><text:span text:style-name="T17">pro </text:span><text:span text:style-name="T3">distentione </text:span><text:span text:style-name="T17">eum-<text:line-break/></text:span><text:span text:style-name="T3">accepisse. </text:span><text:span text:style-name="T17">At </text:span><text:span text:style-name="T3">non </text:span><text:span text:style-name="T17">male </text:span><text:span text:style-name="T3">mixtum </text:span><text:span text:style-name="T17">dixit </text:span><text:span text:style-name="T3">esse </text:span><text:span text:style-name="T17">motum, non sim-</text:span></text:p>
      <text:p text:style-name="P6"><text:span text:style-name="T3">plicem, neque unius </text:span><text:span text:style-name="T15">formae, </text:span><text:span text:style-name="T3">fiquidem ex contrariis </text:span><text:span text:style-name="T17">parti-<text:line-break/></text:span><text:span text:style-name="T3">bus constat, ut motus in respiratione. Etiam illud </text:span><text:span text:style-name="T17">liquet,<text:line-break/></text:span><text:span text:style-name="T3">alteram partem illum nolle compositi hujus motus </text:span><text:span text:style-name="T17">appellare<text:line-break/></text:span><text:span text:style-name="T3">pulsum, caeterunr pulsus partem. Num qui </text:span><text:span text:style-name="T17">putant' quia<text:line-break/></text:span><text:span text:style-name="T3">magnus pulsus ex distentione denominatur, </text:span><text:span text:style-name="T17">continuo disten-'<text:line-break/>tionem </text:span><text:span text:style-name="T3">etiam totum appellari pulsum, ni non </text:span><text:span text:style-name="T17">animadvertunt<text:line-break/>interdum </text:span><text:span text:style-name="T3">ex his quae accidunt partibus </text:span><text:span text:style-name="T17">totum invenire </text:span><text:span text:style-name="T36">coi<text:line-break/></text:span><text:span text:style-name="T17">gnornen; </text:span><text:span text:style-name="T3">ut hic, simus homo, aquilus, </text:span><text:span text:style-name="T17">caesius, flaris </text:span><text:span text:style-name="T36">ocu-<text:line-break/></text:span><text:span text:style-name="T17">lis, </text:span><text:span text:style-name="T3">.calvus, in aliisque permultis, a </text:span><text:span text:style-name="T17">partium affectu </text:span><text:span text:style-name="T36">coguo-<text:line-break/></text:span><text:span text:style-name="T17">men </text:span><text:span text:style-name="T3">totum mutuatur. Jam quum </text:span><text:span text:style-name="T17">'alii Herophilii prope </text:span><text:span text:style-name="T36">om-<text:line-break/></text:span><text:span text:style-name="T17">nes </text:span><text:span text:style-name="T3">vel arteriarum, vel cordis, vel </text:span><text:span text:style-name="T17">horum amborum </text:span><text:span text:style-name="T36">dissen-<text:line-break/></text:span><text:span text:style-name="T17">sionem </text:span><text:span text:style-name="T3">et contractionem appellent </text:span><text:span text:style-name="T17">pulsum, hic non </text:span><text:span text:style-name="T36">cordis<text:line-break/></text:span><text:span text:style-name="T17">et </text:span><text:span text:style-name="T3">arteriarum, sed partium dixit </text:span><text:span text:style-name="T17">arteriosarum, quaestione<text:line-break/>quam </text:span><text:span text:style-name="T3">dixi superius, quae de corde est, </text:span><text:span text:style-name="T17">adductus, </text:span><text:span text:style-name="T36">c Exoritur<text:line-break/></text:span><text:span text:style-name="T17">enim </text:span><text:span text:style-name="T3">animantis maxima arteria ex </text:span><text:span text:style-name="T17">cordis </text:span><text:span text:style-name="T3">sinistro </text:span><text:span text:style-name="T17">.sinu: </text:span><text:span text:style-name="T36">lp-<text:line-break/></text:span><text:span text:style-name="T17">sum </text:span><text:span text:style-name="T3">autem corpus hujus ventriculi </text:span><text:span text:style-name="T17">non esse idem cum eo<text:line-break/></text:span><text:span text:style-name="T3">arteriarum, vel illi satentur, qui </text:span><text:span text:style-name="T17">arteriosum eum vocant.</text:span></text:p>
      <text:p text:style-name="P6"><text:span text:style-name="T3">Nam ut nervosum appellamus aliquod coipus, quod tamen<text:line-break/>distat </text:span><text:span text:style-name="T6">a,</text:span><text:span text:style-name="T3"> nervo</text:span><text:span text:style-name="T15">, </text:span><text:span text:style-name="T3">sic arteriosum hunc sinum vocaverunt, sub-<text:line-break/>stantia plane diversa praestitum ah arteriis. Verum non<text:line-break/>obtinent ab adversariis ut recte vel arteriosus vocetur,<text:line-break/>quod eadem natura sit ac.dexter, qui est carneus; quocirca<text:line-break/>cor quidam in musculis posuerunt, quorum errorem alio<text:line-break/>loco deteximus. Id autem ut dicere auderent, similitudo<text:line-break/>eos corporeae substantiae induxit, quae illis est; simillimum<text:line-break/>enim est-.cordis corpus .durorum musculorum corpori. Ac<text:line-break/>verum etiam manifeste utroque sinu ridetur pulsare, et dum<text:line-break/>lu corpore adhuc est et quum exemptum est, aliquantisper.<text:line-break/>Quinetiarn quod pulsum naturalem tantum Zeno definivit,<text:line-break/>merito et in eo est dulpatus. Nam eundem in omnibus par-<text:line-break/>tibus esse ordinem motus arteriarum, iri valentibus quidem<text:line-break/>verum, est, in aflectis'fit quum falsum sit. . Insimulat porro<text:line-break/>Aristoxenus Zenonem, ut multos alios, de additione super-<text:line-break/>vacua hac, quunr dicat, siveaequalibus illa, sive luaequali-</text:span></text:p>
      <text:p text:style-name="P6"><text:span text:style-name="T17">bus abscIvatur temporibus, siquidem communem notionem<text:line-break/>et generalem pulsuum non complecti nec hoc nec aliud<text:line-break/>prorsus quicquam eorum quae ex divisione rei quae defi-<text:line-break/>nienda est proficiscitur. Nam hominem qui animal esse<text:line-break/>dixit, inde ni addidit differentiam pedestre, postea’bipes,<text:line-break/>non opus habet etiam differentias ipsorum hominum ut ad-<text:line-break/>addat, ut haec fit definitio; Homo est animal pedestre bi-<text:line-break/>pes , in quo artifices et inertes, sapientes et indocti conti-<text:line-break/>nentur. Solorum enim hae hominum quidem sunt differen-<text:line-break/>tiae, inutiles illae tamen, quod ad propriam definitionem at-<text:line-break/>tinet, quod sufficiat vel animal pedestre bipes dicere, vel<text:line-break/>animal rationale mortale. Neque enim definienda quae res<text:line-break/>proponitur est, ut dixi, partienda, scd genus ejus, atque<text:line-break/>hactenus dividendum, dum quod intendimus assequamur.<text:line-break/>Cujus si exacte notio completa sit, definitioque abunde essen-<text:line-break/>tiam dederet, luutile est quicquid deinde addatur, maxime<text:line-break/>si ex divisione ejus rei adjiciatur, quae definienda esu</text:span></text:p>
      <text:p text:style-name="P6"><text:span text:style-name="T3">Namque quod commune est omnibus pulsibus, id debet in de-<text:line-break/>finitione proferri, quae est res, per quam pulsus coneipiun-<text:line-break/>tur et dicuntur, non per quam certi quidam pulsus. Nam<text:line-break/>si quam attingat differentiam definitio subjectam propositae<text:line-break/>rei, reprehendendi cuivis ansam praebebit, non recte prae-<text:line-break/>termissas caeteras esse. Nam sicut Zeno adjecit, sive in ae-<text:line-break/>qualibus, sive in inaequalibus temporibus absolvatur, tenipo-<text:line-break/>ris pulsuum scilicet subjiciens differentiam, ita alius addet<text:line-break/>magnitudinis, alius vehementiae, erit qui crebritatis, alius<text:line-break/>numeri, denique omnes differentias reliquas alius atque<text:line-break/>alius- Quarnobrem jure illi definitionem Zenonis nimium<text:line-break/>exuberantem et superfluam criminati sunt. Habuissent<text:line-break/>etiam, si libuisset, illa objicere, quae dialectici prodiderunt<text:line-break/>de definitione, in qua dictio abundat. Demonstrant enim<text:line-break/>viri illi dictionis accessionem, de re quae desinitur, detra-<text:line-break/>here, ut homluem si dicas esse animal pedestre bipes </text:span><text:span text:style-name="T6">geo-<text:line-break/>metriae peritum,</text:span><text:span text:style-name="T3"> nam geometrae qui non sunt, non erunt</text:span></text:p>
      <text:p text:style-name="P6"><text:span text:style-name="T3">homines. Nunc </text:span><text:span text:style-name="T15">quando </text:span><text:span text:style-name="T3">confutationem hujus definitionis,<text:line-break/>quam porro possit produci, aperuimus, transeamus a Ze-<text:line-break/>none ad Chryscrmum, cujus haec est definitio pulsus:</text:span></text:p>
      <text:h text:style-name="Heading_20_2" text:outline-level="2">Cap. IX.</text:h>
      <text:p text:style-name="P99"><text:span text:style-name="T3">Pulsus est dilatatio et contractio arteria-.<text:line-break/>rum, exurgente undique tunica et in sc ipsitm rursus con-<text:line-break/>fidente</text:span><text:span text:style-name="T15">, </text:span><text:span text:style-name="T3">ab animali facultate atque vitali, comitans perpe-<text:line-break/>tuo tam sanitatem quam morbum, ad sensum perceptibilis.<text:line-break/>Videtur enim hic etiam vir praeteriisse cor et tunicae </text:span><text:span text:style-name="T6">arte-<text:line-break/>riarum</text:span><text:span text:style-name="T3"> circularem elevationem et conridentiam .pulsum ap-<text:line-break/>pellare, quas pIerique distentionem et contractionem voca-<text:line-break/>verunt. Quod vero praetermiserunt quidam de samilia He-<text:line-break/>rophili, hic addidit, ab animali enim et vitali, inquit, facul-<text:line-break/>tate hunc arteriarum motum proficisci; superflue illud ad-<text:line-break/>ditum quidem, si definitioni, quum vocant, notionis assignes,<text:line-break/>quod tamen non abundat nis, qui definitiones essentiales po-<text:line-break/>stulant. Nam rerum quae positae in generatione sunt de-<text:line-break/>fiuitio causam complectens efiroientem optima habetur-</text:span></text:p>
      <text:p text:style-name="P6"><text:span text:style-name="T3">de quibus est pulsus, qui </text:span><text:span text:style-name="T15">ut </text:span><text:span text:style-name="T3">caeteri motus, dum </text:span><text:span text:style-name="T15">fit </text:span><text:span text:style-name="T3">esu At<text:line-break/>rectene an secus, ab animali </text:span><text:span text:style-name="T15">et </text:span><text:span text:style-name="T3">vitali facultate effici dixerit<text:line-break/>pulsum, non parvam ea oratio quaestionem habet; quam<text:line-break/>quidem qui omnia vult ubique dicere, praesenti lucubra-<text:line-break/>tioni insereret, etfi non sit necessarium. Nam quae rei ex-<text:line-break/>ponunt essentiam definitiones, placita consequuntur desi-<text:line-break/>nientium; quae confutari privatim debent, nec ob illa de-<text:line-break/>finitionem quasi haud legitime factam improbare: at ubi ve-<text:line-break/>ritas illorum quae dicta sunt investigatur, tum maxime lon-<text:line-break/>gior omnis disputatio locum habet. Quod si quis vitio ver-<text:line-break/>tendum ducat, quod in unam ambas definitiones confuderit,<text:line-break/>et notionis, ut vocant, quae posita est in communi intelligen-<text:line-break/>tia, et essentialem, quam vocant, quae essentiam rei aperit,<text:line-break/>recte sane accusabit, et vero etiam complures definitiones,<text:line-break/>quas retulimus, recte criminabitur.. Nam omnis disciplina<text:line-break/>ab aliqua notionis definitione, ducere initium debebat; ' ab</text:span></text:p>
      <text:p text:style-name="P6"><text:span text:style-name="T3">illa vel paulatim ad essentiales progredi, aut repente ad<text:line-break/>eam quae adamussim explicet rei propositae essentiam. Equi-<text:line-break/>dem initio statim diri hujus libri, qualis esse notionis defini-<text:line-break/>tio debeat, quales autem quae pedetentim ab illa recedunt;<text:line-break/>quo est hic minus nobis inhaerendum, quod quum hoc de-<text:line-break/>claratum ante fit, tum alia etiam omnia, quae lu definitione<text:line-break/>Chryscrmus posuit.</text:span></text:p>
      <text:h text:style-name="Heading_20_2" text:outline-level="2">Cap. X.</text:h>
      <text:p text:style-name="P99"><text:span text:style-name="T3">At Erythraeus Heraclides, clarissimus ejus<text:line-break/>discipulorum, parum ridetur magistri definitionem probare</text:span><text:span text:style-name="T15">;<text:line-break/></text:span><text:span text:style-name="T3">distentionem enim dixit et contractionem arteriarunr atque<text:line-break/>cornis pulsum esse, a vitali et animali facultate plurimum<text:line-break/>valente effectum. Nam quod distentionem dixit pro dilata-<text:line-break/>tione, verbo tantum dissidet ab illo, non re; quod vero de<text:line-break/>illa detraxit, comitans perpetuo tam sanitatem quam mor-<text:line-break/>bum, in re dissentit. Omittit hoc enim pro supervacaneo,<text:line-break/>ficut illud, sensu perceptibilem esse illum motum arteriarum</text:span></text:p>
      <text:p text:style-name="P6"><text:span text:style-name="T3">et cordis, tametsi perpetuo lu sanitate animadverti pulsum ad<text:line-break/>ejus pertinet notionem, nec non in assis plerisque aegritu-<text:line-break/>dinibus, at non lu omnibus, lllud vero, a scnlu percepti-<text:line-break/>hllem esse motum eorum, declaravimus anteaquam requirat<text:line-break/>discretionem, eo loco, ubi definitiones Alexandri et De-<text:line-break/>mosthenis examinaremus. Demit praeterea, insurgente<text:line-break/>undique tunica et in fe ipsam'rursus considente; quod illa<text:line-break/>scilicet per distentionem et contractionem significentur. Ad<text:line-break/>illud vero quod dixit Chrysermus, a vitali et. animali facul-<text:line-break/>tate effici pulsum, adjungit Heraclides, plurimum valente;<text:line-break/>quatenus alia etiam quaedam facere ad generandum pulsum,<text:line-break/>cum ipfe confirmat Herophiles tum omnes qui ab eo sunt<text:line-break/>Herophilii nominati, tametsi reprehendat Aristoxenus et<text:line-break/>hunc et Apollonium Murem, qui etiam addit, plurimum<text:line-break/>valente. Neque enim inquit, quod, erat commune cujusli-<text:line-break/>bet naturalis functionis, pat erat ut proprium pulsibus attri-<text:line-break/>buere. Reprehendit etiam undique tunicam arteriae circu-</text:span></text:p>
      <text:p text:style-name="P6"><text:span text:style-name="T3">latim dilatari, in definitione dictum esse, non modo, ut He-<text:line-break/>raclides, tanquam supervacaneum, sed quod etiam pulsus<text:line-break/>quidam non naturales arteriae distentionem non aequalem<text:line-break/>moliuntur, veluti sui partem. Sed vero calumniatur hunc<text:line-break/>planissime. Nam fi ipse in definitione Cbryserrnus pone-<text:line-break/>ret, aequaliter, justa sit ejus objectio subjicientis praeditos<text:line-break/>pulsus motibus inaequalibus, verum quando simpliciter di-<text:line-break/>xit, insurgente undique tunica et in se ipsam rursus consi-<text:line-break/>dente, nullus crimini relictus est locus. Omnino si id age-<text:line-break/>bat, ut Chrysermum reprehenderet, praestiterat orationem<text:line-break/>ad illos pulsus deflectere, lu quibus iu modum sidis videtur<text:line-break/>tensa arteriae tunica, ubi fertur sursum deorsum arteria,<text:line-break/>non distenditur tamen, nam hoc dixerunt quidam ad decla-<text:line-break/>randum eum pulsum, non abs re illi quidem, parum tamen<text:line-break/>ad absolutam scientiam. Atqui ut prorsus non distendantur<text:line-break/>nec contrahantur vivo adhuc animali arteriae, plane fieri<text:line-break/>non potest; quo minus autem animadvertatur hoc arterias</text:span></text:p>
      <text:p text:style-name="P6"><text:span text:style-name="T3">habere, fieri potest et brevitate distentionis et adjuncta iis<text:line-break/>arteriis vibratione. Diximus ilaque tum contentarum fi-<text:line-break/>dium arterias speciem habere, attolli que atque demitti, non<text:line-break/>distendi tamen </text:span><text:span text:style-name="T15">et </text:span><text:span text:style-name="T3">contrahi aperte. Sic ne hac quidem ra-<text:line-break/>tione mendacii postulet Chryserrnum de circulari distentione<text:line-break/>et contractione arteriarum, qui non de senfibili eorum mo-<text:line-break/>tu desinitionem, scd de essentiali substantia pulsus fecerit.<text:line-break/>At cui etiam haec corni est, vel ipsi legere quae illi viri<text:line-break/>scripta reliquerunt, vel in commentarios referre, Erythraei<text:line-break/>septimum librum legat de Herophili secta, Apollonii vige-<text:line-break/>fimurn nonum, Aristoxeni tertium decimum. Mihi qui-<text:line-break/>dem satis est fi iu singulis dissensionibus capita orationum<text:line-break/>prodam, itaque alio me conseram, sic enim stet tandem ut<text:line-break/>totum librum conficiam. Sed suerit non incongruum, si<text:line-break/>hoc apponam. Ipse Aristoxenus, qui Alexandri Phllalethis<text:line-break/>suerit discipulus, et priorum sc omnes, ut putabat, desini-<text:line-break/>tiones coarguisset, atque hanc consirmasset esse optimam:</text:span></text:p>
      <text:p text:style-name="P6"><text:span text:style-name="T17">Pulsus estsunctio cordis </text:span><text:span text:style-name="T15">et </text:span><text:span text:style-name="T17">arteriarum peculiaris</text:span><text:span text:style-name="T15">: </text:span><text:span text:style-name="T17">idem post-<text:line-break/>ea tamen, nihil causae est, inquit, quin etiam talem defi-<text:line-break/>nitionem faciamus: Pullus est cornis et arteriarum functio<text:line-break/>peculiaris, mixta et involuntaria. Hanc etiam extollit de-<text:line-break/>finitionem ut priore clariorem, illi compendium tribuit et<text:line-break/>artificium. Ducit enim saepe involuntarios motus habere<text:line-break/>tamen aliquid voluntarii; quod quidem non obscurum est<text:line-break/>quam multis implicatum sit controversus et quaestionibus.<text:line-break/>Sed de istis cum aliis sectis disceptat hic et reliqui Hero-<text:line-break/>philii,' ab ipso autem Herophile dissidere in eo rideatur,<text:line-break/>quod pulsum esse existimet functionem arteriarum et cor-<text:line-break/>dis, et partes ejus statuat distentionem et contractionem,<text:line-break/>nonnunquam etiam quietes. Nam si undequaque Herophili<text:line-break/>placita tueatur, contractio sit functio arteriarum, dilatatio<text:line-break/>in proprium fletum et naturalem earum corporis reditus, nam<text:line-break/>ejus haec est sententia, quemadmodum distenta lu demor-<text:line-break/>tnis cernitur tunica arteriae et lu rixis item, quantum ex sc</text:span></text:p>
      <text:p text:style-name="P6"><text:span text:style-name="T3">ipsa est, distentam esse, lu contraria opinione est Asclopia-<text:line-break/>des. Hic vir cor et arterias arbitratur distendi, quum spi-<text:line-break/>ritu implentur in ea influente per subtilem contextum, quo<text:line-break/>praedita intus sunt; ubi jam in eorum os repletorum nihil<text:line-break/>iusiuat amplius, ibi reridere tunicam in priorem suum sta-<text:line-break/>tum illum naturalem. Atque haec obiter subire quaestio<text:line-break/>sophistis potest, qui sermonem in immensum volunt produ-<text:line-break/>cere. Et ut verbosam materiam tibi hic paratam habes,<text:line-break/>ita si quae Philonides Siculus scripta reliquit in libro de me-<text:line-break/>dicina decimo octavo, in munus accipias (quorum etiam<text:line-break/>Agathinus brevibus meminit, ei objiciens, primum quod<text:line-break/>male pulsum asseruit in solis arteriis fieri, deinde quod Bac-<text:line-break/>chium purum recte secum conjungat) magnum certe curnu-<text:line-break/>Ium loquacitatis hac ratione addideris orationi. Primum<text:line-break/>enim epicheremata sunt commemoranda, quibus adductus<text:line-break/>arteriarum solarum Philonides pulsum arbitratur, deinde<text:line-break/>illa refellenda, tertio Bacchium demonstrabimus in hunc</text:span></text:p>
      <text:p text:style-name="P6"><text:span text:style-name="T3">modum locutum in auscultationibus, pulsum esse contractio-<text:line-break/>nem et dissentionem omnium arteriarum. In compendio<text:line-break/>vero pulsuum fic ad verbum scribit: </text:span><text:span text:style-name="T6">Pulsus et omnispul-~<text:line-break/>sua affectus arteriis duntaxat et cordi</text:span><text:span text:style-name="T3"> accidit. Rursus<text:line-break/>paulo post: </text:span><text:span text:style-name="T6">Nam pulsas quod dictum esi, dilatatio esi ar-<text:line-break/>teriae , vel arteriosae partis cordis. Jn primis hoc tibi<text:line-break/>fac haereat, hactenus salorum sere Jierophiliorum nos<text:line-break/>commemorajsc definitiones, quum etiam Erafisiratii</text:span><text:span text:style-name="T3"> mui-<text:line-break/></text:span><text:span text:style-name="T6">tas et Asclepiadii fecerint.</text:span><text:span text:style-name="T3"> Etiam hercle Athenaei Atta-<text:line-break/>lensis asseclae, quos pneumaticos vocant, etsi non ita mul-<text:line-break/>tas definitiones, tamen non quantas diximus fecerunt. Aga-<text:line-break/>thluus quidem certe, de quo paulo ante feri mentionem,<text:line-break/>quanquarn improbet istos, qui omnia definitionibus student<text:line-break/>docere, ipfe tamen librum primum conscripsit depulfibus,<text:line-break/>ubi singula quae ad pulsum pertinent, nomina cum propriis<text:line-break/>definitionibus rerum interpretatur. Caeternm alias quidem<text:line-break/>praetereo, nam hoc lu libro solius pulsus statui definitionem</text:span></text:p>
      <text:p text:style-name="P86"><text:span text:style-name="T3">memorare. Certe quidem demonstravi ego multis in loris,<text:line-break/>librum de singulis differentiis pulsuum posse non secus </text:span><text:span text:style-name="T36">ac<text:line-break/></text:span><text:span text:style-name="T3">hunc confiet, fi magnum pulsum definias una cum his, quae<text:line-break/></text:span><text:span text:style-name="T15">ei lex </text:span><text:span text:style-name="T3">quantitate distentionis sunt conjunctu, et si parvum<text:line-break/>una cum adjunctis ex hac, atque hoc modo omnes alios.<text:line-break/></text:span><text:span text:style-name="T15">Sed </text:span><text:span text:style-name="T3">in praesenti, ut diri, de solo pulsu statui suminatior ver-<text:line-break/>ba facere.<text:tab/></text:span><text:span text:style-name="T36">' </text:span><text:span text:style-name="T44">•</text:span></text:p>
      <text:h text:style-name="Heading_20_2" text:outline-level="2">Cap. XI.</text:h>
      <text:p text:style-name="P99"><text:span text:style-name="T3">Hic ergo Agathinus qni eos accusat, pul-<text:line-break/>sum qui volunt omnino definire, tamen in loquacitatem </text:span><text:span text:style-name="T36">et<text:line-break/></text:span><text:span text:style-name="T3">ipse incidit inanem, atque etiam liquido, in eo lapsus est </text:span><text:span text:style-name="T36">quod<text:line-break/></text:span><text:span text:style-name="T3">homonymum pulsum putarit esse. Alio enim loco </text:span><text:span text:style-name="T36">ait: </text:span><text:span text:style-name="T44">.<text:line-break/></text:span><text:span text:style-name="T6">Cordis et arteriarum motum dicimus pulsum este.</text:span><text:span text:style-name="T3"> Alias:<text:line-break/></text:span><text:span text:style-name="T6">iensium illum quem in inflammationibus aegrotus percipit,<text:line-break/>nam et hunc ait pulsum per homonymiam vocari, </text:span><text:span text:style-name="T40">quin-<text:line-break/></text:span><text:span text:style-name="T6">etiam solam</text:span><text:span text:style-name="T3"> arteriae </text:span><text:span text:style-name="T6">disieniionem nominari pulsum, quan-<text:line-break/>do vel magnum, vdl vehementem </text:span><text:span text:style-name="T40">eum </text:span><text:span text:style-name="T6">dicimus estse, </text:span><text:span text:style-name="T40">qui in<text:line-break/></text:span><text:span text:style-name="T6">contractione non fiunt.</text:span><text:span text:style-name="T3"> Et vero </text:span><text:span text:style-name="T36">etiam </text:span><text:span text:style-name="T3">Athenaeum alt </text:span><text:span text:style-name="T36">ceu-</text:span></text:p>
      <text:p text:style-name="P6"><text:span text:style-name="T3">sere contractionem quoque pulsum appellari; quam signisi- </text:span><text:span text:style-name="T17">•<text:line-break/></text:span><text:span text:style-name="T3">cationem jubet Herodotum attendere; huic enim viro suum<text:line-break/>librum nuncupavit, suo quidem discipulo, apud Romanos<text:line-break/>tamen in medicina exercenda claro. Sed cousiatum </text:span><text:span text:style-name="T17">ex<text:line-break/></text:span><text:span text:style-name="T3">compluribus distentionibus appellari- pulsum dicit; ad haec<text:line-break/>non solum ex distentionibus constitutum, sed. et ex contra-<text:line-break/>ctionibus. Quid, inquit, si etiam qui proprius est carpi,<text:line-break/>vocetur pulsus? Equidem exiltimo, inquit, pulsum dici<text:line-break/></text:span><text:span text:style-name="T17">etiam </text:span><text:span text:style-name="T3">evidentium arteriarum motum. Ab his omnibus </text:span><text:span text:style-name="T17">pal-<text:line-break/></text:span><text:span text:style-name="T3">pitationis secundum praecordia meminit, ecquid hanc quo-<text:line-break/></text:span><text:span text:style-name="T17">que </text:span><text:span text:style-name="T3">par fit appellare pulsum; qu.arn quidem habeant non-<text:line-break/></text:span><text:span text:style-name="T17">nulli </text:span><text:span text:style-name="T3">deliri; esse autem crassae dorsi arteriae. Quem in<text:line-break/></text:span><text:span text:style-name="T17">motu, </text:span><text:span text:style-name="T3">inquit, vocamus non pulsum, verum palpitatio-<text:line-break/></text:span><text:span text:style-name="T17">nem, </text:span><text:span text:style-name="T3">erit jam quidam arteriarum motus, qui non pulsus,<text:line-break/></text:span><text:span text:style-name="T17">fed </text:span><text:span text:style-name="T3">palpitatio appelletur; qua etiam significatione </text:span><text:span text:style-name="T17">Aegimius<text:line-break/>Helieiifis inscripsit librum </text:span><text:span text:style-name="T3">de palpitationibus, in quo </text:span><text:span text:style-name="T17">tractat<text:line-break/>de pulsibus. Sed </text:span><text:span text:style-name="T3">hoc rursus loco </text:span><text:span text:style-name="T17">obrepit </text:span><text:span text:style-name="T3">aliud </text:span><text:span text:style-name="T17">argumcntum</text:span></text:p>
      <text:p text:style-name="P6"><text:span text:style-name="T3">his qni sermones student ducere, si disceptent, an </text:span><text:span text:style-name="T17">Aeginrii<text:line-break/></text:span><text:span text:style-name="T3">ille germanus liber sit, aut utrum caeterorum </text:span><text:span text:style-name="T17">Aegirnius<text:line-break/></text:span><text:span text:style-name="T3">scripserit de pussibus primus, an alius ante illum. </text:span><text:span text:style-name="T17">Hoc<text:line-break/></text:span><text:span text:style-name="T3">vero omnino est frivolum , illud fortasse non inane </text:span><text:span text:style-name="T17">censebi- ‘<text:line-break/></text:span><text:span text:style-name="T3">tur, tametsi est inane, indagare unurnne pulsus nomen, </text:span><text:span text:style-name="T17">an<text:line-break/></text:span><text:span text:style-name="T3">multa significet; videtur enim etiam Archigenes in eo </text:span><text:span text:style-name="T17">cum<text:line-break/></text:span><text:span text:style-name="T3">praeceptore sentire, multis modis putans pulsum dici. </text:span><text:span text:style-name="T17">De<text:line-break/></text:span><text:span text:style-name="T3">quibus sermonibus quo aliquis cognoscat, ad </text:span><text:span text:style-name="T17">genera eum in<text:line-break/></text:span><text:span text:style-name="T3">speries et differentias partienda necessarium est </text:span><text:span text:style-name="T17">exercitatum<text:line-break/></text:span><text:span text:style-name="T3">esse; nam propriarum et communium significationum </text:span><text:span text:style-name="T17">nomi-<text:line-break/></text:span><text:span text:style-name="T3">num haec una est </text:span><text:span text:style-name="T17">via </text:span><text:span text:style-name="T3">inveniendi. </text:span><text:span text:style-name="T17">Itaque </text:span><text:span text:style-name="T3">multis </text:span><text:span text:style-name="T17">milii locis<text:line-break/></text:span><text:span text:style-name="T3">ridentur etiam qui illustres lu dialectica sunt lapsi </text:span><text:span text:style-name="T17">esse,<text:line-break/>qui </text:span><text:span text:style-name="T3">totidem esse </text:span><text:span text:style-name="T17">generalium nominum significationes sunt ar-<text:line-break/>bitrati, </text:span><text:span text:style-name="T3">quot lu iis </text:span><text:span text:style-name="T17">singulis contineantur propriae species.<text:line-break/></text:span><text:span text:style-name="T3">Dico autem, si quis putaverit nomen animal non rem </text:span><text:span text:style-name="T17">unam<text:line-break/></text:span><text:span text:style-name="T3">significare; aliter </text:span><text:span text:style-name="T17">enim dici animal immortale, aliter mor-<text:line-break/>tale; et </text:span><text:span text:style-name="T3">rationis particeps aliter, expers </text:span><text:span text:style-name="T17">rationis aliter, et</text:span></text:p>
      <text:p text:style-name="P6"><text:span text:style-name="T17">ferum etiam mansuetumque, ad haec gregale et solitarium,<text:line-break/>et id genus reliqua. Proinde si hunc disputationem persc-<text:line-break/>quare, discipulumque exercites ad multa exempla, ut statim<text:line-break/>quod multis commune est cernat et quod unicuique pro-<text:line-break/>prium, non parum impendes temporis. Atqui sine tali in-<text:line-break/>stitutione ostendi non potest, pulsus, vocabulum unam rem<text:line-break/>significare, ut animalis, etsi ex utriusque divisione quam<text:line-break/>plurimae prodeant differentiae. Itaque hic jam perspicias<text:line-break/>etiam longitudinem sermonis, qui integrum item librum re-<text:line-break/>quiret, si exponere velis, unde inducti illi pulsum multis<text:line-break/>modis putent dici, et quid sit quod iis imposuit. De quibus<text:line-break/>ego nonnihil etiam in primo commentariorum, quae in li-<text:line-break/>brum Archigenis de pulsibus conscripsi, numero octo, diri;<text:line-break/>hic satis erit, sicut antea, si unam sermonis prolixitatem de-<text:line-break/>monstrem, qui ei habebitur, si quis talia persequi omnia ve-<text:line-break/>lit. Nam ridetur Agathluus, essi incuset illos quam vehe-<text:line-break/>mentissime, qui pulsum conantur definire, ex suis ipfius</text:span></text:p>
      <text:p text:style-name="P6"><text:span text:style-name="T3">verbis, nunc functionem arteriarum et cordis eum putare<text:line-break/>esse, nunc rnotrmr arteriarum ct cornis, non quod inter sc<text:line-break/>hae definitiones pugnent, scd quod una est, ut ita dicatu,<text:line-break/>generalior, aliae specialiores.</text:span></text:p>
      <text:h text:style-name="Heading_20_2" text:outline-level="2">Cap. Xll.</text:h>
      <text:p text:style-name="P99"><text:span text:style-name="T3">Et jam Archigenes, qui commentationem<text:line-break/>de pulfibus in uno praegrandi libro coufecisse existimatur,<text:line-break/>in ejusdem initio definitionem hunc scripsit: Pulsus </text:span><text:span text:style-name="T36">est<text:line-break/></text:span><text:span text:style-name="T3">cornis et arteriarum distentio atque contractio naturalis.<text:line-break/>Addidit hanc dictionem </text:span><text:span text:style-name="T36">,’ </text:span><text:span text:style-name="T3">naturalis, ad desujitionem Agathi-<text:line-break/>ui, ob causam quam ante explicavi. Ex distentione atque<text:line-break/>contractione ut partibus arbitrantur constare pulsum<text:line-break/>pneumatici omnes, actionem putantes utrumque motum esse,<text:line-break/>quum Herophllus et Asclepiades liarni aeque sentire videan-<text:line-break/>tur. Ac Herophllus quidem de distentione et contractione<text:line-break/>arteriarum peculiarem quaestionem instituere ridetur proli-<text:line-break/>xiorem; nam subinde putabis eum et distentionem et con-<text:line-break/>tractionem censere actionem esse , sere tamen unam contra-</text:span></text:p>
      <text:p text:style-name="P6"><text:span text:style-name="T3">ctionem. Asclepiadis vero qui nullam durit facultatem esse,<text:line-break/>abs qua cor et arteriae moveantur, varia est oratio, quum<text:line-break/>in alus functionibus naturalibus animalibusque omnibus<text:line-break/>tum in hac. Dicas enim interim statuere eas illum ne actio-<text:line-break/>nes quidem esse, quanquam hoe consequens est suppositio-<text:line-break/>nibus ipfius; interim vero functiones esse ponere, veluti<text:line-break/>ahutens nomine, aut consuetudini concedens. At vero fa-<text:line-break/>milia Athenaei, ut dixi, omnis utrninque motum-in functio-<text:line-break/>nibus habet et distentionis et contractionis. In qua etiam<text:line-break/>nos sententia sumus, neque tantum de arteriis et corde, scd<text:line-break/>etiam de thorace, quippe quem etiam demonstravimus agere<text:line-break/>diflendendo se et contrahendo. . Distinguo autem tum in<text:line-break/>thorace, tum in arteriis lationes in medium statum ab ex-<text:line-break/>tremis, quae nunc citra actionem, nunc cum illa fiunt.<text:line-break/>Horum si jam demonstrationes in hunc sermonem con-<text:line-break/>jicias, </text:span><text:span text:style-name="T44">t </text:span><text:span text:style-name="T3">hac re, ad .longitudinem tibi multum proficinr<text:line-break/>tur. - Ad haec, si nominum varietatem,, qua lu. defiuien-</text:span></text:p>
      <text:p text:style-name="P6"><text:span text:style-name="T3">dolunt usi, et hercle </text:span><text:span text:style-name="T15">quas adduxerunt </text:span><text:span text:style-name="T3">probabiles causas re-<text:line-break/>censueris, delude quemadmodum eas quidem reprehende-<text:line-break/>runt, postea quomodo dicto sua alii defenderunt, hluc </text:span><text:span text:style-name="T6">ora-<text:line-break/>tioni</text:span><text:span text:style-name="T3"> accedet frivolae prolixitatis cumulus.</text:span></text:p>
      <text:h text:style-name="Heading_20_2" text:outline-level="2">Cap. XIll.</text:h>
      <text:p text:style-name="P99"><text:span text:style-name="T3">Magnus </text:span><text:span text:style-name="T15">ilaque </text:span><text:span text:style-name="T3">non distentionem et con-<text:line-break/>tractionem, sed etiam inflationem et concidentium seusibi-<text:line-break/>lem cordis, eorum que quae illi afficiuntur similiter, dixit<text:line-break/>pulsum esse.</text:span></text:p>
      <text:h text:style-name="Heading_20_2" text:outline-level="2">Cap. XIV.</text:h>
      <text:p text:style-name="P99"><text:span text:style-name="T3">At ipse </text:span><text:span text:style-name="T15">feclae </text:span><text:span text:style-name="T3">illorum princeps Athe-<text:line-break/>naeus. pulsum definivit motum </text:span><text:span text:style-name="T15">per </text:span><text:span text:style-name="T3">distentionem naturalem<text:line-break/>et involuntariam caloris, qui </text:span><text:span text:style-name="T15">in </text:span><text:span text:style-name="T3">arteriis est et lu corde, qui-<text:line-break/>que ex fe ipsu et lu se ipsum movetur, unaque cor movet<text:line-break/>et arterias. Ubi non essentialem modo definitionem fecit,<text:line-break/>fed addidit et causam, quemadmodum definiri dialectici vo-<text:line-break/>lunt ea quae dum fiuut sunt. Et compendiosius etiam pul-<text:line-break/>sum dicit esse manifestum perspiratum, </text:span><text:span text:style-name="T6">a</text:span><text:span text:style-name="T3"> fensu per se qui-<text:line-break/>dem perceptibilem, cordis et arteriarum.. . Jam Athenaei</text:span></text:p>
      <text:p text:style-name="P6"><text:span text:style-name="T3">etiam haec est definitio</text:span><text:span text:style-name="T15">: </text:span><text:span text:style-name="T3">Pulsus est distentio et contractio<text:line-break/>cum perspiratu cordis et arteriarum. Si cui autem cordi<text:line-break/>est, hisce definitionibus consutandis confirmandisque loii-<text:line-break/>gissirne orationem extendat licet. Jam vero alii quidam </text:span><text:span text:style-name="T15">de<text:line-break/></text:span><text:span text:style-name="T3">pneumatica secta definitiones pullus fecerunt aliquantum<text:line-break/>ab antedictis, ut diri, variantes; quo minus eas eomrnerno-<text:line-break/>rare statui, quod perstringere quam brevissime orationem<text:line-break/>ftudeam.</text:span></text:p>
      <text:h text:style-name="Heading_20_2" text:outline-level="2">Cap. XV.</text:h>
      <text:p text:style-name="P99"><text:span text:style-name="T3">Asclepiadis etiam discipuli fuerunt luter<text:line-break/>sc discordes, quod definitionibus quidam Asclepiadis aliquid<text:line-break/>adjicerent, alii detraherent, alii immutarent. Nam ipfe<text:line-break/>Asclepiades quidem pulsum dicit esse distentionem et con-<text:line-break/>tractionem cornis et arteriarum. Hic multi ejus discipuli<text:line-break/>addunt, quae non semel, sed identidem lu una luspiratione<text:line-break/>fiat, ut tota definitio haec sit: Pulsus est distentio et<text:line-break/>contractio cordis et arteriarum, quae non semel, sed identi-<text:line-break/>dem lu una inspicatione fiat. Sed decepti quidum sunt ab</text:span></text:p>
      <text:p text:style-name="P6"><text:span text:style-name="T6">eo,</text:span><text:span text:style-name="T3"> quod lu libro suo de respiratione et pulsibus scripserit<text:line-break/>lu eum modum ista verba, obliti orationis ubi hoc scri-<text:line-break/>pfit. Nam demonstrare instituit, quae simili modo fiunt in<text:line-break/>respirationibus et pulsibus et quae alio diverscque, ac ubi<text:line-break/>diversitatem dederat, ista commemorata verba sunt scripta,<text:line-break/>quo respirationem separaret a pulsibus, quibus hoc est ad-<text:line-break/>scriptum: quae non semel, sed identidem in una inspira-<text:line-break/>tione fiat.</text:span></text:p>
      <text:h text:style-name="Heading_20_2" text:outline-level="2">Cap. XVI.</text:h>
      <text:p text:style-name="P99"><text:span text:style-name="T3">Alii porro quaedam adjecerunt praeter-<text:line-break/>ea, de quibus Moschion est, cognomine corrector, quod<text:line-break/>Asclepiadis scripta quaedam corrigeret, non ubique cuin<text:line-break/>eo sentiens, sicut nec cum Herophilo Alexander, Ego vero<text:line-break/>simul-ut Moschionis definitionem narravero, recedam a<text:line-break/>schola Asclepiadis: Pulsus est motus peculiaris cordis, ar-<text:line-break/>teriarum, venarum, cerebri, ambientisque hoc membranae,<text:line-break/>qui in una inspiratione non semel, sed identidem liat. Atqui</text:span></text:p>
      <text:p text:style-name="P6"><text:span text:style-name="T3">non puto desiderare te interpretem horum quae destuitio<text:line-break/>habet, si quid memores hactenus dictoruin.</text:span></text:p>
      <text:h text:style-name="Heading_20_2" text:outline-level="2">Cap. XVII.</text:h>
      <text:p text:style-name="P99"><text:span text:style-name="T3">Quare sit operae pretium fortasse<text:line-break/>transire ad Erafistrati discipulos, qui luter fe non minus ac<text:line-break/>assi dissenserunt.. Siquidem hoc quidem mireris, non tan-<text:line-break/>tum eliversarum sectarum medicos, sed illos etiam qui unum<text:line-break/>virum sectarentur, dissensisse plerosque; quosdam etiam<text:line-break/>duas et tres definitiones conscripsisse, ut Apollonius Strato-<text:line-break/>nis filius unam hanc: Pulsus est dilatatio arteriae, quae<text:line-break/>completione fit spnitus a corde emissi. Alleram hanc: Pul-<text:line-break/>sus est arteriae dilatatio et contractio, a facultate quae illi<text:line-break/>conjuncta est ac proportione respondet. Ac tertiam aliam:<text:line-break/>Pulsus est dilatatio quae sarit ut tactum arteria feriat. </text:span><text:span text:style-name="T6">At-<text:line-break/>que</text:span><text:span text:style-name="T3"> hanc definitionem tertiam aequipollere definitioni pul-<text:line-break/>sus lu consideratione'positi, nuper ab Alexandro allatae,<text:line-break/>nemo est qui nesciat. Prima autem quam scripsit essentia-<text:line-break/>lis est, consentiens Erafistrati sententiae, quandoquidem pu-</text:span></text:p>
      <text:p text:style-name="P6"><text:span text:style-name="T3">tat arterias, ut superius etiam memini, ideo distendi, quod<text:line-break/>compleantur spiritu a corde suppeditato. Nam completio-<text:line-break/>nem volunt nos, non 'impletionem dicere, ne quis omnem<text:line-break/>in contractionibus existimet spiritum evacuari. Secunda<text:line-break/>definitio facullatum etiam sermonem tangit, quam alii re-<text:line-break/>ctius Erafistratii fecerunt, qui pulsum esse dixerunt disten-<text:line-break/>tionem et contracticnem arteriarum et cornis, quam vitalis<text:line-break/>facultas et animalis efficit Nam ipfe Erasistratus in com-<text:line-break/>mentariis de febribus aperte affirmavit etiam animalem esse<text:line-break/>in corde, nedum vitalem facultatem. Nonnullis illorum<text:line-break/>satis fuit dixisse, pulsum communem actionem esse cordis<text:line-break/>atque arteriarurn. Quidam anxie magis distentionem arte-<text:line-break/>riarum, cordi contrariam, esse pulsum affirmaverunt, quan-<text:line-break/>do attollitur cor, eodem tempore contrahi arterias existi-<text:line-break/>mantes et quum illud contrahitur, tum distendi arterias. At<text:line-break/>vero Apollonii prima definitio solam declarat distentionem<text:line-break/>esse pulsum, quam dilatationem appellavit, hisce verbis:</text:span></text:p>
      <text:p text:style-name="P6"><text:span text:style-name="T3">Pulsus est dilatatio arteriae, quae completione fit spiritus </text:span><text:span text:style-name="T1">a<text:line-break/></text:span><text:span text:style-name="T3">corde emissi. Erasistratus vero ridetur non naturalem ar-<text:line-break/>teriaium motum appellare pulsum, verum motum duntaxat<text:line-break/>in inflammatione, id quod ejus verba arguunt in primo<text:line-break/>commentario de febribus, ubi vocat motum arteriarum, quem<text:line-break/>naturalem nos pulsum appellamus; quem vero lu inflam-<text:line-break/>matione ille immutationem dicit habere, pulsum ridetur </text:span><text:span text:style-name="T6">vo-<text:line-break/>care ,</text:span><text:span text:style-name="T3"> non censens scilicet cuivis arteriarum motui esse pul—<text:line-break/>sus nomen attribuendum</text:span><text:span text:style-name="T15">, </text:span><text:span text:style-name="T3">sed soli ei qui ab affectu in lu-<text:line-break/>stamrnatione a naturali statu deducitur. . Cernis igitur ver-<text:line-break/>borum copiam, qua abundabis, si cuncta haec persequare et<text:line-break/>quae iu sc Erasistratii mutuo ac quae in alios disputarunt,<text:line-break/>commemores, et quae item illi responderunt nis. Quum<text:line-break/>igitur in capitibus ego tantum recensendis librum jam to-<text:line-break/>tum confecerim, idque multis etiam praeteritis illorum de-<text:line-break/>finitionibus, quid qui exequi omnia velit, noune tres libros,</text:span></text:p>
      <text:p text:style-name="P6"><text:span text:style-name="T3">atque adeo quatuor habebit conficiendos? Eac vero con-<text:line-break/>fectos esse, et adolescentem quempiam qui lu nugatorem in-<text:line-break/>currisset praeceptorem, qui omnia dicere velit, nihilque<text:line-break/>praeterire eorum quicquam quae tradiderunt medici, longo<text:line-break/>tempore illa et summo studio edidicisse, postea congressum<text:line-break/>apud aegrotum aliquem esse cum usio adolescente; qni ab<text:line-break/>esto praeceptore didicerit rationem cujusque pulsus dignos-<text:line-break/>cendi et quid denuntiare soleant, uter tibi rideatur conuno-<text:line-break/>di aliquid inventurus ad praesagiendum </text:span><text:span text:style-name="T15">de </text:span><text:span text:style-name="T3">aegroto ? aut uter<text:line-break/>nomen assecuturus apud aegrotum et praesentes ? Nam al-<text:line-break/>ter adolescens, qui pulsus fit definiendus, multis verbis aget;<text:line-break/>at morbus periculone vacet, an cum periculo fit, et diutur-<text:line-break/>nusne sit futurus, an brevi judicatio sit expectanda, plaste<text:line-break/>nesciet: alter adolescens exacle haec praesentiet, praedi-<text:line-break/>cetque. praesentibus, sed eum ratio definiendi pulsus fugit.<text:line-break/>Hoc autem aperte declarabit comparatio, quae ratio docendi<text:line-break/>utilis, quae luutilis siti Verum ut est in proverbio, Dulce</text:span></text:p>
      <text:p text:style-name="P6"><text:span text:style-name="T3">bellum inexperto, sie </text:span><text:span text:style-name="T15">isti </text:span><text:span text:style-name="T3">videntur mihi</text:span><text:span text:style-name="T15">, </text:span><text:span text:style-name="T3">qui omnia volunt<text:line-break/>desinire, prorsus quaestiones ignorare quas dialectici de ra-<text:line-break/>tione definiendi instituerunt. Nam definitione quidem signi-<text:line-break/>ficationem explicare propositi nominis, si quidem propofi-<text:line-break/>tam rem non omnes plane assequuntur, non dico conducit,<text:line-break/>fed necessarium est. Necessarium etiam ubi quis vel versu-<text:line-break/>tia de industria, vel imprudens prae stupiditate, significa-<text:line-break/>tiones commutet nominum, tribuens aliis rebus ea ac omnes<text:line-break/>homines. Si absque utroque horum fit, omnino res defini- •<text:line-break/>tione non est aperienda, quod suum ipsa nomen abunde de-<text:line-break/>claret, nam desinire plane omnia velle ad sophisticam dis-<text:line-break/>ciplinam pertinet. Mini quidem haec licet dicere, qui fre-<text:line-break/>quentissime in quaestionibus improvisis feri periculum; nam<text:line-break/>de quavis re ad definiendum proposita dici demonstravi posse<text:line-break/>totum diem. Quare non quo verbis deficiar ad definien •<text:line-break/>dum accommodatis, in abundantes queror, scd quum probari<text:line-break/>omnium me ad- eam loquacitatem esse instructissimum, hu-</text:span></text:p>
      <text:p text:style-name="P6"><text:span text:style-name="T3">inanitatis duxi este, si artibus insudantium haberem ratio-<text:line-break/>nem, veritatemque aperirem, non quod plerique sariunt<text:line-break/>scioli, qui suspici, quod sciunt, quaerunt, sed et ipsi se ipsos<text:line-break/>venerandos magis apud alios putant sure, scd quae cogno-<text:line-break/>vissem semper, distinguerem utilia ab luutilibus. Omnes<text:line-break/>enim, quum a paucis discessum est, qui artes tradunt, nugis<text:line-break/>omnia resarserunt: de quibus hoc est, quod hactenus tra-<text:line-break/>ctavimus. Nam pervasit amoris definiendi morbus non me-<text:line-break/>dicos tantum ac philosophos, sed oratores etiam et muficos<text:line-break/>grammaticosque. Quibus ego, fi sapiant, omnibus uno de<text:line-break/>pulsibus exemplo medicinam sane praesentem feci. Quod si<text:line-break/>quando per otium multum sit nisum omnes persequi et di-<text:line-break/>judicare controversias de definitionibus, ne id quidem fa-<text:line-break/>cere dubitabo, siquidem inutiles quidam dictitant illas esse,<text:line-break/>alii utiles illas quidem, scd de ratione disceptant definiendi.<text:line-break/>Sed jam libros etiam de nis duos conscripsi, tertium et quar-</text:span></text:p>
      <text:p text:style-name="P6"><text:span text:style-name="T15">tumcommentarium lu secundum librum Aristotelis De de-<text:line-break/>monstratione. Cui libro titulum multi indiderunt Analyti-<text:line-break/>corum posteriorum, sicut et libro De syllogismo priorum<text:line-break/>Analyticornm.</text:span></text:p>
      <text:h text:style-name="P1" text:outline-level="1"><text:bookmark-start text:name="bookmark24"/>GALENI DE DIGNOSCENDIS PULSIBUS<text:line-break/>LIBER I.<text:bookmark-end text:name="bookmark24"/></text:h>
      <text:h text:style-name="Heading_20_2" text:outline-level="2">Cap. I.</text:h>
      <text:p text:style-name="P99"><text:span text:style-name="T3">De pulsibus commentationem lu quatuor<text:line-break/>partes sumus partiti. Prima specierurn et generum illorum<text:line-break/>differentias receuset. Altera, quae est haec ipsa, quam nunc<text:line-break/>in manibus habemus, agit de iis dignoscendis. Tertia cau-<text:line-break/>fas aperit a quibus quisque generatur. Quarta et postrema,<text:line-break/>quid dejnurciare solent, medicis sane prae caeteris honora-<text:line-break/>tissima, quo sit ut reliquas partes hujus nomine tractent, et<text:line-break/>a philofophis, qni fcieutiam naturalem investigaruirt, non</text:span></text:p>
      <text:p text:style-name="P4"><text:span text:style-name="T3">plane neglectu. Quamobrem merito omnium prima pars<text:line-break/>ad medicos juxta et ad philosophus pertinet, sed secunda et<text:line-break/>quarta medicis est propria magis, ut tertia philosophis.<text:line-break/></text:span><text:span text:style-name="T27">- </text:span><text:span text:style-name="T3">Quocirca magnopere utrique in tertia elaborarunt, quod hi<text:line-break/>honoratissimam partem esse censerent, illi proximam sta-<text:line-break/>tuerent honoratissimae, lu quarta non perinde quidem ac<text:line-break/>in hac, eo quod soli de ea medici scripserunt, plus tamen<text:line-break/>quam in reliquis laboratum esu At lu prima sophistis<text:line-break/>plus satis, medicis qui magis artis opera spectant quam nu-<text:line-break/>gas, satis inter disputandum laboris suit. Reliquam secun-<text:line-break/>dam partem nec philosophorum, neque enim ad tertium,<text:line-break/>sed ad quartam faciebat, nec medicorum praeter Archige-,<text:line-break/>nem, idque plane leviter,, attigit quisquam. Flagitat autem<text:line-break/>haec non prolixam quidem orationem, sed tempus aliis si-<text:line-break/>mul omnibus longius. Nam quum tactu nobis opus est<text:line-break/>exercitato, ut parvam etiam exacte differentiam sentiamus,<text:line-break/>tum non est in manu nostra ejus exercitatio. Nam compa-<text:line-break/>ginum nsum et instrumentorum, et </text:span><text:span text:style-name="T6">vero dissectiones,</text:span><text:span text:style-name="T3"> usum-.</text:span></text:p>
      <text:p text:style-name="P6"><text:span text:style-name="T3">que fasriarum et laqueorum, praeterea reliquas chirurgias<text:line-break/>medico necessarias, citra tuam operam fortasse discas. Et<text:line-break/>Pane multa ipsi hoc pacto obimus, imitamenta molientes, per<text:line-break/>quae etsi ad summam pervenire non possumus, at plurimum<text:line-break/>tamen progressi ac prope finem pervenire possumus. In<text:line-break/>meditando vero ad pulsus, quid invenias, quod caprizan-<text:line-break/>tem, vel vermiculantern, vel omnino qnenquam imitetur<text:line-break/>mluus frequentium, non vulgarem tamen rem indicantium?<text:line-break/>nihil hercle, nec quod accedat quidem. Sed ad naturam<text:line-break/>eorum alius usio praestat oratione declarandam: ut exer-<text:line-break/>ceas, autem te ad quempiam facillime simul et exacte dignos-<text:line-break/>cendum , nisi ipfe tuam operam naves, nihil reperias ma-<text:line-break/>chinae a medicis ita commentum, ut in caeleris fecerunt<text:line-break/>operibus manu obeundis. Itaque quum ob id tempus re-<text:line-break/>quirit longum, tum ob absolutam naturae rerum scientiam.<text:line-break/>Nam si figuli pictoresque visum, si caupones et coci gustum,<text:line-break/>olfactum unguentarii, auditum musici, tametsi artis habent<text:line-break/>ubique promptam materiam, multos non dies dico, aut men-</text:span></text:p>
      <text:p text:style-name="P6"><text:span text:style-name="T3">ses, sed aunos, ut accurate artem calleant, exercent, ad<text:line-break/>tactum exercendum quantum scilicet censeas temporis me-<text:line-break/>dicum quaerere? cui plurimi uno tempore affectus arteriae<text:line-break/>sunt attendendi, non ut figulis solae figurae, aut ut pictori-<text:line-break/>bus colores, sed primum distentionis quantitas, deinde qua-<text:line-break/>litas et tempus.motus, tum moventis eam contentio faculta-<text:line-break/>tis, postea ipfius tunicae arteriae status. Haec simul atque<text:line-break/>illa attollitur, omnia sunt cognoscenda. Quinetiarn caloris<text:line-break/>qualitatem occursus arteriae motu excitatus apertius ludi-<text:line-break/>cat, et etiam aequaliter an inaequaliter illa quae memora-<text:line-break/>virnus omnia una in parte et lu. diversis fiunt. Atque in<text:line-break/>distentione haec cousideranda sunt. In contractione sane<text:line-break/>similia illis, praeterea tempus inter utramque medium, quo<text:line-break/>quiescit, duplex illud, unum </text:span><text:span text:style-name="T6">a</text:span><text:span text:style-name="T3"> distentione ante contractio-<text:line-break/>nem, alterunr a contractione ante distentionem, et horum<text:line-break/>mutuam proportionem, temporis motus ad tempus motus,</text:span></text:p>
      <text:p text:style-name="P6"><text:span text:style-name="T3">temporis quietis ad </text:span><text:span text:style-name="T15">tempus </text:span><text:span text:style-name="T3">quietis et utriusque simul ad<text:line-break/>utrumque: quae sunt universa ante alterum arteriae ictum<text:line-break/>cognoscenda </text:span><text:span text:style-name="T15">consecto </text:span><text:span text:style-name="T3">primo pulsu. Nam quum jam alter<text:line-break/>inceperit, </text:span><text:span text:style-name="T15">quum haec </text:span><text:span text:style-name="T3">ipsa </text:span><text:span text:style-name="T15">sunt </text:span><text:span text:style-name="T3">attendenda, quae declarata<text:line-break/>jam primo sunt, tum vero, quo aequalitatem eorum et lu-<text:line-break/>aequalitatem perspicias, omnesque differentias, quae lu illo<text:line-break/>fiunt expolita cum iis quae in hoc conserenda sunt. Inde<text:line-break/>tres, quatuor, quinque atque </text:span><text:span text:style-name="T15">adeo </text:span><text:span text:style-name="T3">multi deinceps pulsus<text:line-break/>sunt videndi, ut .ordo tibi atque confusio fit explorata.<text:line-break/>Quid haec quantae censes esse omnia exercitationis ? Equi-<text:line-break/>dem ut verum dicam, ad exactissimam quidem et absolutissi-<text:line-break/>rnani cognitionem requiri totam humanam vitam putem: ut<text:line-break/>autem tantam assequaris, quantam nunc paravimus nobis,<text:line-break/>non sex menses tantum, quibus nniveriam medicinam pro-<text:line-break/>fitentur sapientissirni se isti methodici tradituros, fed aunos<text:line-break/>permultos. Milii quidem certe, ut primum medicis coepi<text:line-break/>operam dare, primis adhuc aetatis temporibus mirifica cupi-<text:line-break/>ditas lucessit artis de pulsibus cognoscendae: atque lude us-</text:span></text:p>
      <text:p text:style-name="P6"><text:span text:style-name="T3">que in hanc diem, eam commentatus, haud dum mihi </text:span><text:span text:style-name="T15">om-<text:line-break/></text:span><text:span text:style-name="T3">nem artem videor assecutus. Siquidem multos annos etiam<text:line-break/>dignoscerene esset tactu clare arteriae contractionem, incer-<text:line-break/>tus erum. </text:span><text:span text:style-name="T27">' </text:span><text:span text:style-name="T3">Quin incertum mini erat, an Archigenes, Hero-<text:line-break/>philus et qui Agathini temporibus erant, omuesque prope<text:line-break/>empiriri' vera dicerent; tantum aberat ut plane scirem,<text:line-break/>possetiie tota sentiri, an pars aliqua, eaqne quanta. Jam<text:line-break/>in distentione de sirnllibus perinde implicatus tenebar, quum<text:line-break/>tamen haec fundamenta fint et veluti elementa totius de pul-<text:line-break/>fibus artis: quibus incognitis nihil esset praeterea quicquam,<text:line-break/>quod cognosci certo possit. Tantum sensu noveram di-<text:line-break/>gnoscere distendi arteriam, non ascendere et descendere,'<text:line-break/>quod confirmant isti, qui empiriri vocantur, probari, </text:span><text:span text:style-name="T6">at-<text:line-break/>que id esse</text:span><text:span text:style-name="T3"> verum. Neque enim distentionem, sed ictum<text:line-break/>tantum percipere tactum: ascendentisne cujuspiam, an dis-<text:line-break/>tenti, non item animadverti. Hoc quidem multis annis<text:line-break/>prope folum assecutus sum, postea unum etiam, vehemen-</text:span></text:p>
      <text:p text:style-name="P6"><text:span text:style-name="T3">tem pulsum: alia.lue omnia adhuc sugiebant. Itaque in<text:line-break/>profunda haesitatione multos annos volutatus, nihilo magis<text:line-break/>indagare destiti: scd quum acrius etiam, atque etiam in id<text:line-break/>incubui, tandem aliquando species contractionis tactus aper-<text:line-break/>te repraesentata esu Deinde quum in ea meditatione din-<text:line-break/>tius immorarer, non speciem adhuc obscuram, sed clarissi-<text:line-break/></text:span><text:span text:style-name="T17">mam, </text:span><text:span text:style-name="T3">notitiam ejus non concedentem distentionis notitiae<text:line-break/></text:span><text:span text:style-name="T17">consecutus </text:span><text:span text:style-name="T3">sum. Postea quid commemorem, quam alia sim<text:line-break/></text:span><text:span text:style-name="T17">cic- </text:span><text:span text:style-name="T3">assecutus? Omnia enim ultro sc offerebant et plane<text:line-break/>posthac perspicua erunt, ut quum in summis tenebris lux<text:line-break/>subito splendida eluxit Quod si quis haec accipiat ut ve-<text:line-break/>ra et </text:span><text:span text:style-name="T17">non,ut </text:span><text:span text:style-name="T3">fabulam </text:span><text:span text:style-name="T17">, magnum fructum </text:span><text:span text:style-name="T3">capit, ne eum de-<text:line-break/>speratio subeat inveniendi quae indagati neque eo deterrea-<text:line-break/>tur; </text:span><text:span text:style-name="T17">quod </text:span><text:span text:style-name="T3">multis etiam annis inquirendo nilnl dum profece-<text:line-break/>rit. </text:span><text:span text:style-name="T17">- Nam </text:span><text:span text:style-name="T3">quidam </text:span><text:span text:style-name="T17">lu quaerendo </text:span><text:span text:style-name="T3">clam </text:span><text:span text:style-name="T17">obducitur </text:span><text:span text:style-name="T3">callus,<text:line-break/>ususque comparatur, qui progreditur pedetentim, neque<text:line-break/>prius quam absolutus sit </text:span><text:span text:style-name="T17">unquam </text:span><text:span text:style-name="T3">coepisse apparet. Simul<text:line-break/>atque completus </text:span><text:span text:style-name="T17">est, </text:span><text:span text:style-name="T3">cumulate sert omnium exhaustorum </text:span><text:span text:style-name="T17">la-</text:span></text:p>
      <text:p text:style-name="P6"><text:span text:style-name="T3">borum quam citissime fructum, adeo que ut rudius dicam<text:line-break/>cum ipsa, usura. Jam quum posteris nostris non mediocre-<text:line-break/>momentum accesserit promptitudo nostra atque industria in<text:line-break/>hisce rebus, qui non dubitaverim veli ipsos affectus </text:span><text:span text:style-name="T17">.tactus<text:line-break/></text:span><text:span text:style-name="T3">aperire oratione, breviore tempore ad-artem </text:span><text:span text:style-name="T17">sc exerceant<text:line-break/></text:span><text:span text:style-name="T3">pulsuum et minore cum labore. Faciam enim ut praeter'<text:line-break/>aliam viam muniam qua votum assequaris potissimum: </text:span><text:span text:style-name="T17">li-<text:line-break/></text:span><text:span text:style-name="T3">ceat lentum ab immensa divitiarum atque gloriae </text:span><text:span text:style-name="T17">siti, quae<text:line-break/>nunc </text:span><text:span text:style-name="T3">dominatur, mortales abducere;-; Neque sane </text:span><text:span text:style-name="T17">quicqr-nt<text:line-break/></text:span><text:span text:style-name="T3">erit profectum hac lucubratione, si veritatis studiosos </text:span><text:span text:style-name="T17">desi-'<text:line-break/></text:span><text:span text:style-name="T3">derabit: quos scilicet hactenus desiderabit,- </text:span><text:span text:style-name="T17">dum voluptas<text:line-break/></text:span><text:span text:style-name="T3">superior sit et regnet, honestas autem </text:span><text:span text:style-name="T17">nulli </text:span><text:span text:style-name="T3">curae, </text:span><text:span text:style-name="T17">nullo’<text:line-break/></text:span><text:span text:style-name="T3">numero sit; neque enim voluptarios haec </text:span><text:span text:style-name="T17">commentatio, scd<text:line-break/></text:span><text:span text:style-name="T3">egregie gnavos industriosque quaerit At talis </text:span><text:span text:style-name="T17">quotusqnis-<text:line-break/>que </text:span><text:span text:style-name="T3">est? Sed enim, ut dixit Heraclitus, </text:span><text:span text:style-name="T17">Unus </text:span><text:span text:style-name="T3">mini </text:span><text:span text:style-name="T17">iusiar<text:line-break/>est </text:span><text:span text:style-name="T3">mille. Profecto libentius cum uno.illo </text:span><text:span text:style-name="T17">egero </text:span><text:span text:style-name="T3">ac </text:span><text:span text:style-name="T17">cum<text:line-break/>istis </text:span><text:span text:style-name="T3">mille, qui unum vel etiam nullum </text:span><text:span text:style-name="T17">valent: narniion<text:line-break/>numero </text:span><text:span text:style-name="T3">veritas, fed sapientia aestimatur. </text:span><text:span text:style-name="T17">Ergo </text:span><text:span text:style-name="T3">ad </text:span><text:span text:style-name="T17">unum</text:span></text:p>
      <text:p text:style-name="P6"><text:span text:style-name="T3">hnnc verba nunc sarimus cupidum veritatis, quisquis ille sive,<text:line-break/>nunc sit sive posthac exisset. Primum multa ad sensum<text:line-break/>pertinentia fieri non posse ut verbis explanentur; dein-<text:line-break/>de tametsi non possit fieri, nihil eo tamen causae esse, quam-<text:line-break/>obrem nostrae te diligentiae poeniteat. Nam h minus unde-<text:line-break/>quaquo accurate sermone ad eorum notitiam, propius tamen<text:line-break/>quam nihil aspiraveris.. Nam quis tandem faciem cujusque<text:line-break/>hominis depingere oratione exacte possit? haud sane quis-<text:line-break/>quam: tamen servos fugitivos quotidie ex notis faciei pro<text:line-break/>clamant, adeo que fuit, cui hoc esset fatis tantum exau-<text:line-break/>disse :</text:span></text:p>
      <text:p text:style-name="P3"><text:span text:style-name="T3">Cresius </text:span><text:span text:style-name="T6">erat, nigris</text:span><text:span text:style-name="T3"> humeris</text:span><text:span text:style-name="T15">, </text:span><text:span text:style-name="T6">crispisque capillis.</text:span></text:p>
      <text:p text:style-name="P5"><text:span text:style-name="T3">Atque ego quum'prius quam Romam profectus essem dulce<text:line-break/>Falernum nunquam gustassem, tamen me, quum est primum<text:line-break/>oblatum mihi, noni fefellit; quod signis deprehenderem ea<text:line-break/>quae legeram. Quidam etiam meus familiaris vinum, quod<text:line-break/>crescit lu Lydis (dulce Caryluum vocatur ab lucolis) facile</text:span></text:p>
      <text:p text:style-name="P6"><text:span text:style-name="T3">cognovit, hoc duntaxat a me admonitus, dulce vinum Cre-<text:line-break/>ticum et quod ScybeIlite appellant, colore repraesentare et<text:line-break/>dulcedine crassitieque, praeterea mirificam quandam ju-<text:line-break/>cundissimamque adstringendi vim praeter illa habere. Hu-<text:line-break/>juscemodi nos quoque figna recipimus pulsuum dignoscen-<text:line-break/>dorum tradituros: ad haec manus quanam ratione erit<text:line-break/>cuique pulsui admovenda, siquidem hic firmius lufigenda<text:line-break/>est, illic lenius applicanda, ut in vehementi et languido<text:line-break/>pulsu. Nam illum nisi premas arteriam, non dignoscas:<text:line-break/>hunc tantum abest ut cognoscas premendo, ut semel etiam,<text:line-break/>si ita sarias, rideatur immotus. Nec vero magnorum simul<text:line-break/>et languidorum pulsuum, quos lethargici habent, cognove-<text:line-break/>ris magnitudinem, nisi admodum attingas molliter. Quod<text:line-break/>autem a turgidis et magnis et duris vehementibusque altos<text:line-break/>discernere oratio possit docere, si magnum dicam tibi hunc<text:line-break/>esse qui increvit ex aequo in tres dimensiones, 'in longitudi-<text:line-break/>nem; latitudinem profunditatemque, turgidum autem qui<text:line-break/>in duas lautum, latitudinem et profunditatem, altum qui iit</text:span></text:p>
      <text:p text:style-name="P87"><text:span text:style-name="T3">unam tantum, alsam, et duram violentum ictum efficere<text:line-break/>qualitate arteriae tunicae, vehementem vi talis robore con-<text:line-break/>tentionis, haud dixeris prudentem virum atque gnavum<text:line-break/>omnino ab his initiis ingressunr non posse dignoscendorum<text:line-break/>illorum confirmatam scientiam parere, modo ad principia et<text:line-break/>veluti elementa artis hujus probe exercitatus siti De qui-<text:line-break/>bus nos primo loco dicemus, deinde congruo ordlue ad re-<text:line-break/>liqua progrediemur.<text:tab/></text:span><text:span text:style-name="T27">•</text:span></text:p>
      <text:h text:style-name="Heading_20_2" text:outline-level="2">Cap. ll.</text:h>
      <text:p text:style-name="P99"><text:span text:style-name="T3">Sunt haec quatuor. Omnium primum,<text:line-break/>quod empiricos diximus contentiosa potius quam vere asse-<text:line-break/>rere, ictum se tantum sentire, distentionem autem ignorare<text:line-break/>arteriae. Quocirca pulsum quidam ex illis definiunt, </text:span><text:span text:style-name="T6">me-<text:line-break/>moriam affectuum</text:span><text:span text:style-name="T3"> tactus ex arteriarum motu. Nam non ex<text:line-break/>distentione arteriae, fed ex motu dixerunt, nulla de re alia<text:line-break/>quum quod distentionem </text:span><text:span text:style-name="T15">se </text:span><text:span text:style-name="T3">negant sentire. Verum ratione,<text:line-break/>inquiunt, constituas eam licet, non percipit tamen eam</text:span></text:p>
      <text:p text:style-name="P6"><text:span text:style-name="T3">lectus. Contra vero debebant omnino dicere, si id tantum<text:line-break/>agebant ut contenderent, tactum arteriae distentionem sen-<text:line-break/>tire, sed verene distendatur, hoc Ie non plane scire; nam<text:line-break/>cousirmare non percipi rnentientiurn est de sensu. Etenim<text:line-break/>si istos roges, quis tandem convulsivus pulsus videatur, quid<text:line-break/>aliud respondeant ac intentae utroque arteriae quali finis<text:line-break/>quendam occursum illum efficere tactui, quae ne pristinam<text:line-break/>quidem sedem plane retineat, sed sensim sursum deorsum-<text:line-break/>que jactetur? Jam etiam si de vibrato requiramus, late-<text:line-break/>huntur hunc quoque, si quidem illis certe tactus affectus<text:line-break/>non exciderunt, fieri quum deseruit arteria suam sedem.<text:line-break/>Nam lu iis pulsibus sursum ferri arteriam atque deorsum<text:line-break/>sentimus plane. Quinirno pulsus luaequalitatem eum, lu<text:line-break/>qua arteriae quaedam partes editiore loco appareant, quae-<text:line-break/>dam humiliore, si nefcn-e sc dicant, experientiae deprehen-<text:line-break/>dentur inanes, quam semper venditant. Neque enim de<text:line-break/>illis hoc est, quae ratione ostenduntur; caeterurn tactus id</text:span></text:p>
      <text:p text:style-name="P4"><text:span text:style-name="T3">percipit dilucide, in cujus quaerenda causa medici qui </text:span><text:span text:style-name="T6">vov-<text:line-break/>eantur</text:span><text:span text:style-name="T3"> dogmatici dissentiunt mutuo, dissensuri etiam in eo,'<text:line-break/></text:span><text:span text:style-name="T6">an</text:span><text:span text:style-name="T3"> percipiatur, nisi ea fit rei evidentia. Quinetiarn est<text:line-break/>quum magnitudine inaequalis pulsus fiat lu una dlllentione,<text:line-break/>quum ejus partes quaedam plus, quaedam minus distendan-<text:line-break/>tur, qui </text:span><text:span text:style-name="T6">non</text:span><text:span text:style-name="T3"> fieret, nisi distendi arteriam revera rideremus;<text:line-break/>At intessigo producere illis me ingeniosius fortasse sermo-<text:line-break/>nem , quam aperte agere; nam satis hoc fit dixisse, longum<text:line-break/>vel brevem, altum vel humilem,’ latum velangullum, ma-<text:line-break/>gnum vel parvum, crassum vel gracilem, et praeterea horum<text:line-break/>medios fieri non posse, quum non omni ex parte distendi<text:line-break/>arteria conspiciatur, quoniam solum fieri motum arbitran-<text:line-break/>tur; tantum veI altus, vel humilis fieret, veI eorumme-</text:span></text:p>
      <text:p text:style-name="P5"><text:span text:style-name="T3">.dius, alius nullus. Igitur qualis convulsivus pulsus est qui<text:line-break/>raro contingit, tales contendunt qui negant scnfibilem dis</text:span><text:span text:style-name="T11">j<text:line-break/></text:span><text:span text:style-name="T3">tentionem esse, femper omnes rideri, revera enim in con-<text:line-break/>vulsivo aut nequaquam sentitur distentio, aut purum et</text:span></text:p>
      <text:p text:style-name="P6"><text:span text:style-name="T3">obscure arteria lu fidis modum sursum deorsumque j ac lata.<text:line-break/>At vero quod tradit Archigenes, hominum gracilium in<text:line-break/>partibus non carnosis </text:span><text:span text:style-name="T15">ocusis </text:span><text:span text:style-name="T3">cerni arterias distendi et con-<text:line-break/>trahi, apud homines quidem verecundos recte dicitur, apud<text:line-break/>eos vero qui de rebus couspicuis, quando sibi ipsis libuerit,<text:line-break/>non laborant secus. -Etenim vel conspici negabunt hoc,<text:line-break/>quod quidem eorumdem sit illorum hoc quoque inficias ire,<text:line-break/>aut si etiam annuant, ocusis videri dicent arteriam distendi,<text:line-break/>tactu non item; atqui de hoc quaestionem esse. Quare non<text:line-break/>ad visum sermonem derivemus, verum propositis nis quae<text:line-break/>tactu percipiuntur, placere homines conemur. Atque ut<text:line-break/>verum dicam, non tam istorum nomine, quam ut veram'<text:line-break/>traderem rationem dignoscendi tironibus hujus meditationis<text:line-break/>affectus sensibiles, memini pulsuum manifestam distentionem<text:line-break/>arteriae obtinentium et obscuram, de quibus convussivi sunt;<text:line-break/>praeterea Ut pulsuum qui lu quantitate positi diflentionis<text:line-break/>furit ne confundant considerationem, scd semper lu me-</text:span></text:p>
      <text:p text:style-name="P6"><text:span text:style-name="T3">moria habitis tribus dimensionibus contendere praesentem<text:line-break/>pulsum cum superiori valeant in tribusne dimensionibus<text:line-break/>illi, an in eorum aliquibus,, vel aliqua respondeat. Nam<text:line-break/>qui ex distentionis quantitate yigluti septem pulsus ccnstant,<text:line-break/>quos in tabella libro primo De pulsuunr differentiis propo-<text:line-break/>sui, hac maxime ratione cognoscas, fi dimensionum quanti-<text:line-break/>tatem singularum teneas memoria Porro autem tum haec<text:line-break/>ipsa quae nunc commemoravimus, tum reliqua quae posthac<text:line-break/>dicenda sunt, omnia praecedere ille liber debet, ut initio<text:line-break/>statim hujus libri admonuimus. Itaque prius huc qui se<text:line-break/>conserat quam illa edidicerit, errat planissime; atque hoc fit<text:line-break/>in toto sermone constitutum. Nunc quod instituimus, ex-<text:line-break/>igamus : aperte distentionem arteriae a tactu, </text:span><text:span text:style-name="T6">non</text:span><text:span text:style-name="T3"> ictum<text:line-break/>modo (quod qui cum omnibus disceptant, affirmant empi-<text:line-break/>rici) animadverti. Quare adducti rationibus meis contra<text:line-break/>ac prius dicentes, fateantur (ni sophistae certe et arguti ge-<text:line-break/>stiant haberi) arteriae unimadverti quidem a tactu distentio-</text:span></text:p>
      <text:p text:style-name="P6"><text:span text:style-name="T3">nem, tainen itane revera habeat, </text:span><text:span text:style-name="T15">se </text:span><text:span text:style-name="T3">haesitare; sane enim<text:line-break/>haec consentanea magis sint cum eorum secta. Aut quum-<text:line-break/>obrern cum omnibus aliis in disputationibus, quod cernunt,<text:line-break/>constituunt, de natura vero haerent, hic non faciunt idem ?<text:line-break/>Atqui si hoc faciant, non est quod dicant, distenditur for-<text:line-break/>tassis arteria, scd non est conspicuum. Verum e diverso,<text:line-break/>fortassis </text:span><text:span text:style-name="T15">non </text:span><text:span text:style-name="T3">distenditur illa, tamen percipitur; siquidem<text:line-break/>consentit hoc cum illis qui quod cernunt tantum et non<text:line-break/>quod cohaeret, cum plarito </text:span><text:span text:style-name="T15">suo </text:span><text:span text:style-name="T3">ponunt </text:span><text:span text:style-name="T6">Siquidem quod<text:line-break/>conspicimus, ubique locorum,</text:span><text:span text:style-name="T3"> ut dixit Timon, </text:span><text:span text:style-name="T6">valet, qui<text:line-break/></text:span><text:span text:style-name="T3">fit igitur, quo minus nunc quod cernitur valeat? Atqui<text:line-break/>siquidem valet ubique, pro communi igitur principio aperte<text:line-break/>dilatari arteriam sumpto, quum scilicet non convulsione<text:line-break/>moveatur, inde dissentiamus fortasse luter nos, an fidem illi<text:line-break/>nos habebimus, illi non habebunt. Fortassis hic quoque, si<text:line-break/>suam illis auctoritatem subjiciamus, ad concordiam lu com-<text:line-break/>muni ineundam auctores inerimus. Quidnam igitur vo-<text:line-break/>lunt? nihil aliud, quam suigula evidentia conspici et fcru-</text:span></text:p>
      <text:p text:style-name="P6"><text:span text:style-name="T3">pulum habere maximum, an, qualia ridentur, etiam sint,<text:line-break/>deinde an ulla etiam ratione fint. Sumpserint sane et id a<text:line-break/>nobis consessum, nihil enim illis denegatum volumus. Quin<text:line-break/>nec ecquid omnino fit sol, luna, terra, nec an mare, neque<text:line-break/>an vigilemus, scd </text:span><text:span text:style-name="T6">ne an sapiamus</text:span><text:span text:style-name="T3"> quidem, vel vivamus,<text:line-break/>nec quicquam nobis prorsus qua sit natura cousiare. Equi-<text:line-break/>dem haud sciam, hac quam desiderent majorem haesitatio-<text:line-break/>nem. Obtinuerunt hanc a nobis libentibus, supersedeant<text:line-break/>hoc labore orationis, ut demonstrent, habeant suam natu-<text:line-break/>rae ignorationem, ac abunde fluantur licet, tantum re-<text:line-break/>fpondeant nobis rem non sane prolixam, an simul de ulu<text:line-break/>nos rerum ad vitam pertinentium haesitare velint, neque<text:line-break/>ubi solem perspicue oriri cernamus, obire solita nos nego*<text:line-break/>tia, quae quum dies est, an in grabato conquiescere, dirbi- .<text:line-break/>tantes noxne etiam an dies, nec quum navem conscende-<text:line-break/>rimus ac simus lu alto lioc agere, scd nihil credentes au-<text:line-break/>dere in mure prosilire, quasi id fortassis mare, fortassis non</text:span></text:p>
      <text:p text:style-name="P6"><text:span text:style-name="T3">sit, neque ubi in portum </text:span><text:span text:style-name="T15">ex </text:span><text:span text:style-name="T3">alto invehamur appellaturque<text:line-break/>navis ad terram omnesqne rideamus lu terram exire, fidem<text:line-break/>dure scusibus usque ad ipsum usum, caeterurn intus nos con-<text:line-break/>tinere haesitantes et dubitantes dicentesque. Forte quidem vi-<text:line-break/>detur nobisterra, nonesttamen. Atque omnia illa ipsis illis au-<text:line-break/>ctoribus ad experientiam usque fidem habent, at de natura in<text:line-break/>dubitationem adducuntur. Quin hoc nos scilicet ipsi volumus,<text:line-break/>ut eis pro certis utamur: quod vero excedit usum, superfluum<text:line-break/>dicimus esse. Quarnobrem si quod cupimus nobis dant, de<text:line-break/>quo amplius dissideamus invenio nihil. Quod ad naturam<text:line-break/>pertinet, de eo scilicet luquiunt. Desine quaeso, nec de eo<text:line-break/>verbum unquam sariemus, si voles. Imo vel ad foedus fe-<text:line-break/>riendum te adhortemur et procedant posthac, si vultis, non<text:line-break/>mluus nobis quam aliis mortalibus, qua res, qua verba,<text:line-break/>quando vos etiam ipsus animadverto laborare, ne quid de<text:line-break/>illis, quae omnibus hominibus testata lu vita sunt, evertatis.<text:line-break/>Prolude sicut illi negocia obeunt, et item nos obeamus, nec</text:span></text:p>
      <text:p text:style-name="P6"><text:span text:style-name="T3">curiosi simus ulla in re, </text:span><text:span text:style-name="T15">quae </text:span><text:span text:style-name="T3">aperte conspicitur, fed statim<text:line-break/>credamus et assentiamur, ut si quis annuncret ab imbribus<text:line-break/>qui deciderunt fluvium auctum evertisse pontem, hic quis-<text:line-break/>piam de vobis praesto ita vetet absolute ab imbribus<text:line-break/>qui deciderunt dicere, sed qui visi sunt decidere: neque flu-<text:line-break/>vium, sed qui ridetur </text:span><text:span text:style-name="T15">et </text:span><text:span text:style-name="T3">apparet: neque auctum, verum,<text:line-break/>qui ridebatur auctus esse, neque diruisse pontem, sed vi-<text:line-break/>deri diruisse, quis hunc sanum dicat? Quid igitur, quan-<text:line-break/>do cum caeleris omnibus mortalibus alio modo disputetis,<text:line-break/>negotia solis nobis facessitis, quum iisdem utamur sensibus<text:line-break/>tam lu arte medica quam reliqua in nisa? Et utrem verbi<text:line-break/>gratia et vesicam, culeum, atque fabrorum folles quid dis-<text:line-break/>tendi dicitis ac contrahi, videri praetermittitis, arteriae<text:line-break/>vero soli innocenti estis molesti, atque in ea de apparentibus<text:line-break/>scrupulum injicitis, quominus absolute pronuntietis, distenta<text:line-break/>est et distenditur, contracta est et contrahitur, scd ridetur</text:span></text:p>
      <text:p text:style-name="P6"><text:span text:style-name="T3">distendi, verene. distendatur me latet? Defistite per deos<text:line-break/>tandem aliquando inanibus nugis artem onerare, vel sua<text:line-break/>sponte longam. Si otiamini ct vitam non labefactare, scd<text:line-break/>esse usui instituistis, artemque non interpellare, sed augere<text:line-break/>conamini, rebus hunc- commodioribus contentionem reser-<text:line-break/>vate. Multa offendetis lu medicina, quae magnae sint quae-<text:line-break/>stionis, huc conferte vim vestiam, hic ingenium ostendite et<text:line-break/>dubitationem de rebus evidentibus tandem abjicite, quando<text:line-break/>nihil ea re profectus sitis facturi. Compellemini enim, </text:span><text:span text:style-name="T6">ve-<text:line-break/>litis</text:span><text:span text:style-name="T3"> nolitis, evidentia pro certis habere, aut ne hiscere qui-<text:line-break/>dem vobis potestas erit: nam quum, sive quaeramus, sive non<text:line-break/>quaeramus, idem consequitur usus, ne quicquam inquiramus:<text:line-break/>Sunt vero permultae aliae hominibus tum sensus, tum rationis<text:line-break/>exercitationes, hic laborate, in his tempus ponite, res autem<text:line-break/>evidentes citra scrupulum pro iis, quae esse illae videantur,<text:line-break/>munerate. Tacite itaque ut mihi arteriam concedatis in lon-</text:span></text:p>
      <text:p text:style-name="P4"><text:span text:style-name="T3">gum, latum et profundum distendi: postea jam dispicite, an<text:line-break/>sentire contractionem, necne possitis. Vos vero, ut nec<text:line-break/>hoc; nec aliud inquireretis quicquam, sintae omnino res<text:line-break/>evidentes, in dubium vocastis: unde vobis suppeditat rna-<text:line-break/>gnus quidem verborum acervus, sed qui non possit labefa-<text:line-break/>ctare tamen neque convellere usum evidentium. Nos igi-<text:line-break/>tur contra faciemus ac vos. Omnibus quae dare cernun-<text:line-break/>tur, utemur citra ullam haesitantiam et credemus talia esse<text:line-break/>qualia videntur, quae obscurius, haec in quaestionem voca-<text:line-break/>bimus, atque partim ratione, partim sensibus, partim etiam<text:line-break/>amborum ope aggrediemur eruere. Verum horum viam<text:line-break/>inveniendi alio loco amplius tradimus: hic tantum quod ad<text:line-break/></text:span><text:span text:style-name="T44">- </text:span><text:span text:style-name="T3">institutum nostrum interest reseremus.</text:span></text:p>
      <text:h text:style-name="Heading_20_2" text:outline-level="2">Cap. llI.</text:h>
      <text:p text:style-name="P99"><text:span text:style-name="T3">Nam quum Agathinus dicat arteriae non<text:line-break/>posse contractionem sentiri, llerophiIus autem constantis-<text:line-break/>sime ut de re sensibili disserat, res hercle plena erat dissi-<text:line-break/>cultatis uni magis quam alteri accedere, praesertim quo-<text:line-break/>rum tantum uterque studii quum ad alias partes medicinae</text:span></text:p>
      <text:p text:style-name="P6"><text:span text:style-name="T3">contulisset tum ad artem de pulsibus augendam, ac etiam<text:line-break/>rationem multis annis Iensumque mire exercitasset. • Ilaque<text:line-break/>operae pretium esse duri, primum quidem ita tactum exer-<text:line-break/>cere, ut parum abesset quin </text:span><text:span text:style-name="T6">pulsuum</text:span><text:span text:style-name="T3"> differentias sentiret,<text:line-break/>ut si quando nobis ipfis rnanlleste contractio appareret,<text:line-break/>alium ne testem desideraremus; deinde ut veterum scripta<text:line-break/>revolveremus. Nam si plurimi hanc atque probatissimi •<text:line-break/>sentiri confirmarent, si ne quam diutiffime quidem commen-<text:line-break/>tantibus haud dum videretur tamen nobis sentiri, desistere-<text:line-break/>mus et deponeremus spem inveniendi. Sin autem nullus<text:line-break/>alius, aut plane pauci ac leves hoc assererent, nobisque<text:line-break/>in hoc incumbentibus non diguosc ivideretur posse, abjicere-<text:line-break/>mus jam tum ejus spem inveniendae, atque non sentiri posse<text:line-break/>fateremur. Ergo quum familiam inveniremus Herophili<text:line-break/>prope omnem sentiri affirmantem, scholam autem Erasistra-<text:line-break/>tiorum partim annuentem, partim euntem inficias, ac </text:span><text:span text:style-name="T6">ter-<text:line-break/>tios</text:span><text:span text:style-name="T3"> illos ab Athenaeo Attalenfi, de quibus Agathluus erat.</text:span></text:p>
      <text:p text:style-name="P6"><text:span text:style-name="T3">inter sc eodem modo dissidentes, nihil nos sarte ex veterum<text:line-break/>scriptis quidem conscquuti opis sumus, quod numero </text:span><text:span text:style-name="T17">et di-<text:line-break/></text:span><text:span text:style-name="T3">gnitate qui affirmarent et negarent propemodmn aequarent.<text:line-break/>Itaque apud me adhibitis praeceptoribus considerabam, </text:span><text:span text:style-name="T17">qui<text:line-break/></text:span><text:span text:style-name="T3">etiam sc negabant ipsos in apertam cognitionem venisse </text:span><text:span text:style-name="T17">un-<text:line-break/></text:span><text:span text:style-name="T3">quam contractionis. Jam haec etiam nonnullos ratio, </text:span><text:span text:style-name="T17">ut<text:line-break/>fit, </text:span><text:span text:style-name="T3">movebat, ac iis probabatur omnibus, </text:span><text:span text:style-name="T17">ut recedentem<text:line-break/></text:span><text:span text:style-name="T3">tactus arteriam sentiat fieri non posse: quippe aut </text:span><text:span text:style-name="T17">motum<text:line-break/>ipsium </text:span><text:span text:style-name="T3">in distentione, aut conjunctum </text:span><text:span text:style-name="T17">cum </text:span><text:span text:style-name="T3">eo </text:span><text:span text:style-name="T17">ictum, nos<text:line-break/></text:span><text:span text:style-name="T3">sentire; atqui neque ictum jam nos, ubi recipiat </text:span><text:span text:style-name="T17">se illa<text:line-break/></text:span><text:span text:style-name="T3">contrahrturque, neque sentire motum: scilicet ea </text:span><text:span text:style-name="T17">illum,<text:line-break/></text:span><text:span text:style-name="T3">quae consuetudinem habent secum, adeurrtque ac </text:span><text:span text:style-name="T17">contin-<text:line-break/></text:span><text:span text:style-name="T3">gunt, non quae discedunt, dignoscere</text:span><text:span text:style-name="T17">&lt;</text:span><text:span text:style-name="T3">alloqui ad remoto-<text:line-break/>rum aspirare notitiam posse, si hoc sit ei scmel concessum,<text:line-break/>quae nop tangantur, Ientire. His et talibus me verbis fa-<text:line-break/>cile in suam fententiam adduxerunt, ut qui testem a fe,'ut<text:line-break/>jactabant, tactu haberent; neque enim contractionem </text:span><text:span text:style-name="T17">sen-</text:span></text:p>
      <text:p text:style-name="P6"><text:span text:style-name="T3">fiebam arteriae. Sic nihil factum est propius, quam ut ab<text:line-break/>illa me removerem, ut ea, quae sentiri non posset, nisi mi-<text:line-break/>hi tandem veluti ex assidua collisione ignis incensus et elu-<text:line-break/>cens clare veritatem monstrasset, ut alios jam testes non<text:line-break/>quaererem, nec arbitros , sed milii ipse satisfacerem. Sed<text:line-break/>rem omnem explicabo, hinc adeo exorsus, unde me ipsum<text:line-break/>ratio duxit. Quando corpora tangentia partim leniter scse<text:line-break/>mutuo tangunt, palpantia tantum, partim vero urgent, im-<text:line-break/>pellunt, evertuntque, itaque quod fortius est et durius,<text:line-break/>veluti subit imbecillius et mollius, alterum autem cessit ever-<text:line-break/>titurque ac veluti amplectitur id, quod urget, discessus<text:line-break/>eorum mutuus non potest eodem modo effici. Caeterurn,<text:line-break/>quae in superficie, tangunt, discedunt subito; at quae ce-<text:line-break/>dente molliore longius progressa illud veluti lutrant, non<text:line-break/>revertuntur item subito, </text:span><text:span text:style-name="T15">fed </text:span><text:span text:style-name="T3">quanto a primo occursu pro-<text:line-break/>gressa penitius urgebant, tantum illis discedentibus feusi-<text:line-break/>bile superest. Tempus namque lutercedet luter primum</text:span></text:p>
      <text:p text:style-name="P6"><text:span text:style-name="T15">impetum </text:span><text:span text:style-name="T3">discedendi </text:span><text:span text:style-name="T15">et </text:span><text:span text:style-name="T3">extremum finem secundum quem<text:line-break/>non </text:span><text:span text:style-name="T15">discedere </text:span><text:span text:style-name="T3">amplius, scd discessisse jam dicentur. Quo<text:line-break/>tempore </text:span><text:span text:style-name="T15">toto, </text:span><text:span text:style-name="T3">paulatim discedente altero, paulatim etiam<text:line-break/>alterius </text:span><text:span text:style-name="T15">remisso </text:span><text:span text:style-name="T3">pressu, utriusque sentietur motus. Jam si<text:line-break/></text:span><text:span text:style-name="T15">hoc accedat, ut quod </text:span><text:span text:style-name="T3">ab </text:span><text:span text:style-name="T15">imo </text:span><text:span text:style-name="T3">movetur, feratur sursum,<text:line-break/>et </text:span><text:span text:style-name="T15">quod </text:span><text:span text:style-name="T3">tangit, </text:span><text:span text:style-name="T15">superne </text:span><text:span text:style-name="T3">incumbat; praeter </text:span><text:span text:style-name="T15">quod </text:span><text:span text:style-name="T3">com-<text:line-break/>pressio </text:span><text:span text:style-name="T15">ei quod </text:span><text:span text:style-name="T3">lucumbit detrahetur, </text:span><text:span text:style-name="T15">etiam accidet ei </text:span><text:span text:style-name="T3">ut<text:line-break/>veluti Iubsidat, quis quod </text:span><text:span text:style-name="T15">prius </text:span><text:span text:style-name="T3">excipiebat et sursum im-<text:line-break/></text:span><text:span text:style-name="T15">pellebat </text:span><text:span text:style-name="T3">nunc defertur.</text:span></text:p>
      <text:h text:style-name="Heading_20_2" text:outline-level="2">Cap. IV.</text:h>
      <text:p text:style-name="P99"><text:span text:style-name="T15">Haec </text:span><text:span text:style-name="T3">ex veficis, utribus, follibus et id ge-<text:line-break/>nus instrumentis experientia ducta ei licet ediscere, cui non<text:line-break/>satis perspicua </text:span><text:span text:style-name="T15">est </text:span><text:span text:style-name="T3">ex oratione declaratio. Nam in omnibus<text:line-break/>invenies, ubi languidus est tangentium concursus, ibi<text:line-break/>momento </text:span><text:span text:style-name="T15">temporis </text:span><text:span text:style-name="T3">fieri </text:span><text:span text:style-name="T15">discessionem: </text:span><text:span text:style-name="T3">at alterum si validius<text:line-break/>sit, quanto spatio impellebatur infinuius, tanto movebitur,<text:line-break/>scilicet </text:span><text:span text:style-name="T15">ubi se, </text:span><text:span text:style-name="T3">quod urgeret, recipiat: at vero, si ex infe-<text:line-break/>riore </text:span><text:span text:style-name="T15">loco </text:span><text:span text:style-name="T3">etiam premens ascendat, longe tiurc proclivius</text:span></text:p>
      <text:p text:style-name="P6"><text:span text:style-name="T3">sime et citius tunc imbecillius sequetur, id quod validius,<text:line-break/>socio ad persequendum adjuncto momento ad inferna. Po-<text:line-break/>teris autem, si hurnida materia, vel aere utrem, vel vesicam,<text:line-break/>vel simile vas impleveris, leniter attingere, auserendis ac<text:line-break/>rursum admovendis digitis; deinde etiam trudere et impel-<text:line-break/>lere prorsum, admovendis hic quoque vicissirn applican-<text:line-break/>disque digitis. Prosecto alterum discessum, quum tantum<text:line-break/>palpaveris, clarissime animadvertes momento temporis<text:line-break/>fieri, alterum a compressione, nunquam citra aliquod spa-<text:line-break/>tium. Praeterea in priore nihil moveri conspexeris, sive<text:line-break/>admoveas digitum, sive removeas, at vero in altero move-<text:line-break/>ri, non modo si imprimas digitum, scd et si retrahas. Age<text:line-break/>jam compares arteriam digito et vasi corpus, quod </text:span><text:span text:style-name="T6">arte-<text:line-break/>riam</text:span><text:span text:style-name="T3"> contingit, ac eo, quod arteriam contingit, de loco suo<text:line-break/>nihil moto, arteria mota accedat et recedat. Ac nunc occur-<text:line-break/>rat arteria corpori, quod foris eam tangit, quali palpet con-</text:span></text:p>
      <text:p text:style-name="P6"><text:span text:style-name="T3">frectetque, quod in languidis pulsibus usu venit, nunc non<text:line-break/>palpet tantum, sed et in altum impellat, ut in vehementibus.<text:line-break/>Hic in priore occursu necesse est, ubi arteria contrahitur, hoc<text:line-break/>possis dicere, recessisse illam ab </text:span><text:span text:style-name="T6">eo,</text:span><text:span text:style-name="T3"> quod eam foris tangebat:<text:line-break/>hoc non possis, nunc recedere: tempus enim ea cognitio po-<text:line-break/>stulat: discedunt autem subito quae leviter sese corpora tan--.<text:line-break/>gunt, momentoque temporis, quod nequeas attendere: sed iu<text:line-break/>altero arteriae occursu lu vehementibus pulsibus, a quo fit ut<text:line-break/>tactus noster repellatur, prius recedere sentimus, deinde<text:line-break/>recessisse jam dignoscimus: id quod non sensus etiam ani-<text:line-break/>madvertit, fed mens ibi ex eo, quod affectus abiit ipfius<text:line-break/>sensus, colligit quod tum recederet nunc recessisse. At<text:line-break/>leviter attingentis animadvertere tliscessurn non possis, nis-<text:line-break/>cessisse etiam ibi conjiclas.</text:span></text:p>
      <text:h text:style-name="Heading_20_2" text:outline-level="2">Cap. V.</text:h>
      <text:p text:style-name="P99"><text:span text:style-name="T3">Porro autem non accedentis, veI prementis,<text:line-break/>vel tangentis, veI repulsi primum nos sensum habere, sed asse-</text:span></text:p>
      <text:p text:style-name="P6"><text:span text:style-name="T3">ctuum corporis nostri, neminem etiam esse puto, quem fugiat.<text:line-break/>Sentimus enim ab impressione vehementium pulsuum carnem<text:line-break/>nostram una cum ambiente illam cute impelli; huic autem est<text:line-break/>adjuncta moti et prementis cognitio. Quinetiarn recedente ar-<text:line-break/>teria sentimus lu ipso corpore nostro motum, siquidem intro<text:line-break/>compressa, sive ea cutis est, sive camis pars, arteriam disce-<text:line-break/>dentem comitatur, pristinam sedem, qua dejecta erat, oc-<text:line-break/>cupans, stmulque fit ut in recessus cognitionem veniamus.<text:line-break/>Nam sentimus pii.ros. rumium affectus corporum nostro-<text:line-break/>rum, delude quae hos induxerunt foris objecta. Quare<text:line-break/>quum recedit a premendo arteria, quia secundum partes<text:line-break/>nostras attingentes eam motam sentimus primum in vehe-<text:line-break/>mentibus pulsibus, ea dicimus ratione contractionem etiam<text:line-break/>occurrere fenfui, concesso scilicet ut, quae affectus nobis<text:line-break/>creant, sensibilia appellemus, atque compressionis inaequa-<text:line-break/>litas prementis annuntiat reditum; neque enim vel robur,<text:line-break/>vel motum ejus quicquam erat quo cognosceremus, nisi</text:span></text:p>
      <text:p text:style-name="P6"><text:span text:style-name="T17">compressio </text:span><text:span text:style-name="T3">inaequalis. Nam vehementibus pulfibus, ubi<text:line-break/>digitos injicimus, primus occursus admodum impellit parum<text:line-break/>tactum, ab hoc etiam atque etiam ad finem usque comprimit<text:line-break/>magis, unde sane motus arguitur et robur ejus, quod re-<text:line-break/>pellitur. Mira enim res est, quonam modo languidi pulsus,<text:line-break/>ut sint maximi, non parvi tantum, si premas, rideantur,<text:line-break/>verum etiam omnino sensum fugiunt. Quod si quis leniter<text:line-break/>esse illos tangendos ignoret, fortasse abolitum homini pul-<text:line-break/>sum dicat esse, qui quidem mentiatur inde, quod non recte<text:line-break/>eos tetigerit. Contra plane vehementes, quo ipsorum de- .<text:line-break/>prehendatur robur, requirunt ut qui tangunt digitos<text:line-break/>valide infigant; repelli enim hoc tibi tum magis ridebun-<text:line-break/>tur, quo eos urgeas magis. Unde etiam contractionem orn-<text:line-break/></text:span><text:span text:style-name="T17">nes vehementes pullus sensibilem </text:span><text:span text:style-name="T3">habent, languidorum vero<text:line-break/>nullus; atque inter vehementes alius alio magis, prout ma-<text:line-break/></text:span><text:span text:style-name="T17">jor, vel minor sit vehementia </text:span><text:span text:style-name="T3">, </text:span><text:span text:style-name="T17">aut pro </text:span><text:span text:style-name="T3">magnitudine et </text:span><text:span text:style-name="T17">par-<text:line-break/>vitate, aut </text:span><text:span text:style-name="T3">pro </text:span><text:span text:style-name="T17">duritie et </text:span><text:span text:style-name="T3">mollitie, </text:span><text:span text:style-name="T17">aut pro </text:span><text:span text:style-name="T3">celeritate </text:span><text:span text:style-name="T17">et lar--</text:span></text:p>
      <text:p text:style-name="P6"><text:span text:style-name="T3">ditate. Nam qui maximus simul et vehementissimns du-<text:line-break/>rusque sit, quatenus conjungi cum magnitudine durities </text:span><text:span text:style-name="T17">va-<text:line-break/></text:span><text:span text:style-name="T3">leat, atque non velox, hic apertissimam habet contractio-<text:line-break/>nem. Omnes alii, quatenus plus vel minus de illorum<text:line-break/></text:span><text:span text:style-name="T15">aliquo </text:span><text:span text:style-name="T3">habeant adjunctum, hactenus facilius percipientur<text:line-break/>vel aegrius. Addidimus autem eo in commiscenda duritie<text:line-break/>et magnitudine, quatenus valeat, ne adducatur quis posse<text:line-break/>unquam fieri, </text:span><text:span text:style-name="T17">ut </text:span><text:span text:style-name="T3">idem simul pulsus tum maximus et </text:span><text:span text:style-name="T17">vehe-<text:line-break/></text:span><text:span text:style-name="T3">mentissirnus tum evadat durissimus; neque enim conjun-<text:line-break/>gatur sicut cum vehementia magnitudo, ita cum duritie.<text:line-break/>Maximos enim et vehementissimos pulsus subinde invenias,<text:line-break/>at durissimos eosdemque maximos nunquam reperias, ac ne<text:line-break/>duros quidem pariter et maximos: caeterurn, qui luter </text:span><text:span text:style-name="T17">dua-<text:line-break/></text:span><text:span text:style-name="T3">rum et mollem medius est pulsus, </text:span><text:span text:style-name="T17">qni </text:span><text:span text:style-name="T3">et moderatus </text:span><text:span text:style-name="T17">est sc-<text:line-break/></text:span><text:span text:style-name="T3">curidum naturam, cum maximo </text:span><text:span text:style-name="T17">connexus </text:span><text:span text:style-name="T3">frequenter </text:span><text:span text:style-name="T17">inve -<text:line-break/>nitur. </text:span><text:span text:style-name="T3">Etiam durum simul ac </text:span><text:span text:style-name="T17">vehementem </text:span><text:span text:style-name="T3">non </text:span><text:span text:style-name="T17">ruro eun-<text:line-break/>dem </text:span><text:span text:style-name="T3">cernas, adeoqtte durus idemque </text:span><text:span text:style-name="T17">vehementissimus notr-</text:span></text:p>
      <text:p text:style-name="P6"><text:span text:style-name="T3">nunquam existit, at velrementistnnum et durissimum nun-<text:line-break/>quam eundem invenias: neque etiam qui maximus et idem<text:line-break/>vehementissinrus tardissimus </text:span><text:span text:style-name="T15">que </text:span><text:span text:style-name="T3">sit, sed maximi et vehe-<text:line-break/>mentisfimi plurimum etiam celeres sunt; sin minus, at non<text:line-break/>lardi. Atqui fi idem posset pulsus vehementissimus fieri et<text:line-break/>maximus et durissimus et tardissimus, appareret in talibus<text:line-break/>pulsibus, omnium apertissima contractio. Quae quando non<text:line-break/>potest mixtio fieri, vehementissimus adhuc et maximus, qui<text:line-break/>neque mollis, neque velox sit, clarissimum adducet contra-<text:line-break/>ctionem. Claram etiam vehementissimus certe et magnus et<text:line-break/>durus; et etiam vehementes sunul et magni et duri, quo-<text:line-break/>runr minus quidem quum superiorum</text:span><text:span text:style-name="T15">, </text:span><text:span text:style-name="T3">maniscsta adhuc satis<text:line-break/>tamen contractio est: praeterea his minus, sed evidens<text:line-break/>tamen contractio vehementis, magni et mollis: manifesta<text:line-break/>adhuc vehementis simul et moderati magnitudine et duritie;<text:line-break/>led hoc obscuriorem habet contractionem, non tamen quin<text:line-break/>possit dignosci magnus et moderatus in reliquis duabus diste-<text:line-break/>rentiis. Imo vero qui tribus differentiis est moderatus.</text:span></text:p>
      <text:p text:style-name="P4"><text:span text:style-name="T3">perspicuum adhuc contractionem habet.. Verum non facile<text:line-break/>vehementis et parui contractio cognoscitur, qui omnino<text:line-break/>etiam durus est. Ac parui durique, sed contentione mo-<text:line-break/>deratu, etiam est obscurior. Janr fi parvus, nec durus<text:line-break/>sit et moderato robore, ut deprehendatur is, sensum ilagi-<text:line-break/>tat probe exercitatum, atque adhuc magis, qni parvus et<text:line-break/>mollis contentusque moderate sit. At languidus pulsus,<text:line-break/>neque cum magno conjunctus, neque cum parvo, apertam<text:line-break/>"obtinet contractionem. Omnino is cum maximo unquam<text:line-break/>commiscetur’, nec vero cum durissimo: cum magno fit ut<text:line-break/>commisceatur, scd prorsus eum mollem oportet esse: quod,<text:line-break/>si. cum duro conjungatur, is necesse est sit minimus.<text:line-break/>Quare qui exerciture tactum volet ad manifeste sentiendam<text:line-break/>contractionem, hoc in primis scire debet, quod praeteritum<text:line-break/>ab antiquis </text:span><text:span text:style-name="T6">eft,</text:span><text:span text:style-name="T3"> non cujus vis pulsus posse contractionem sen-<text:line-break/>tiri, nec quortun possit perinde omnium esse clarum. Ad<text:line-break/>haec distinctiones quas tradidi modo memoria funt tenen-</text:span></text:p>
      <text:p text:style-name="P6"><text:span text:style-name="T3">dae, ut ne, ubi sentiri nequeat, invenire avens, deinde de-<text:line-break/>posita spe, omnem tandem, ut non sensibilem, relinquat,<text:line-break/>neque ubi possit sentiri, non aperte tamen, hos primo ag-<text:line-break/>grediens, quum horum desperet inventionem, tum alios<text:line-break/>eum plane pigeat investigare. Verum in quibus apertissi-<text:line-break/>ma cerni contractio solet, ab nis initium sumat, atque ma-<text:line-break/>num, ut praescripsimus</text:span><text:span text:style-name="T15">, </text:span><text:span text:style-name="T3">applicet, cum memoria proposito-<text:line-break/>rum, quae tradidimus, plane vel vehementem, vel non<text:line-break/>languidum certe oportere esse, qui sensibilem tangentibus<text:line-break/>sit reprensentaturus contractionem, atque hoc habere </text:span><text:span text:style-name="T17">fixum<text:line-break/></text:span><text:span text:style-name="T3">debet et certum: ad clariorem autem notitiam non parum<text:line-break/>magnitudinem referre, accidere item a duritie nonnullam<text:line-break/>opem et hercle a tarditate etiam. Proinde nec lu languido<text:line-break/>unquam pulsu sentiri contractionem, nec in vehementi </text:span><text:span text:style-name="T17">uon<text:line-break/></text:span><text:span text:style-name="T3">sentiris idque </text:span><text:span text:style-name="T6">magis et</text:span><text:span text:style-name="T3"> miuus clare, prout ipsa vitalis, </text:span><text:span text:style-name="T17">ut*<text:line-break/></text:span><text:span text:style-name="T3">vocant, contentio major sit veI mluor et pro distentionis<text:line-break/>quantitate ac pro qualitate arteriae tunicae et motus.</text:span></text:p>
      <text:h text:style-name="P2" text:outline-level="2">Cap. VI.</text:h>
      <text:p text:style-name="P99"><text:span text:style-name="T3">Quare ut studiosi absolutam exercitandi<text:line-break/>viam habeant, non solum generale praeceptum explicavisse<text:line-break/>contenti simus, a quibusnam initium ordiendum sit tactus<text:line-break/>in contractione indaganda exercendi, sed etiam quibus hi<text:line-break/>lufint lu aegrotis et valentibus, deinceps aperiamus; Narn<text:line-break/>hoc si etiam didicerint, minori negotio votum, arbitror,<text:line-break/>assequentur. Ac de sanis quidem qui moderato sunt habi-<text:line-break/>tu et natura temperata, in vigore aetatis, maxime vero ex<text:line-break/>anni temporibus, regionemque incolunt temperatam, robu-<text:line-break/>stique sunt et omni moerore, metu, saturitate, motu vacui,<text:line-break/>hi pulsum vehementem et magnum omnes habent. Qui se<text:line-break/>moderate si exercitaverint, sotique sint modicis balucis, vel<text:line-break/>vini non permultum hauserint, vel irati sint, vel operam<text:line-break/>strenuam aliquam naverint, non magnos jam et vehementes<text:line-break/>tantum, sed.'quam maximos vehementissimosque pulsus ha-<text:line-break/>bebunt. ltidem, si laborent suicera tertiana, vel ardente<text:line-break/>miti et simplici, </text:span><text:span text:style-name="T36">- </text:span><text:span text:style-name="T3">aut qua alia magnopere calida </text:span><text:span text:style-name="T36">et </text:span><text:span text:style-name="T3">veluti</text:span></text:p>
      <text:p text:style-name="P6"><text:span text:style-name="T3">fervente febre, praeterea diariarum aliqua, quae ex busione<text:line-break/>proficiscuntur et ex adustionibus, modicisque lassitudinibus,<text:line-break/>maximos etiam tum et vehementissimos pulsus habebunt.<text:line-break/>Porro fi quaedam horum quae retuli, eos teneant, quae-<text:line-break/>dam non, vehementes quidem et nraguos vel tum obtine-<text:line-break/>bunt, non perinde tamen. Exempli gratia, si cujus ju-<text:line-break/>venis,. qui.sanus fit, non tamen habitu moderato, sed vel<text:line-break/>pinguis, vel gracilis, loci lucolae frigidi pulsus tangas , ve-<text:line-break/>hementes eos et magnos invenies, at non similes tamen<text:line-break/>prioribus. Verum enimvero lu iis omnibus, in quibus pul-<text:line-break/>sus adhuc manet vehemens </text:span><text:span text:style-name="T15">et </text:span><text:span text:style-name="T3">magnus, si quo diximus modo<text:line-break/>tangas arterias, senties contractionem clarissime autem in<text:line-break/>illis, quibus maximum esse et vehementisfimum diximus.<text:line-break/>Atque si sit Vehementissimus</text:span><text:span text:style-name="T15">, </text:span><text:span text:style-name="T3">facere majorem eum sic lu<text:line-break/>tactu impressionemilaque manifestiorem este ejus impetum,<text:line-break/>superius explicavimus. Quin etiam si maximus sit, hac<text:line-break/>facillime via cognoscas, si lutelligas tantum in contractioni-<text:line-break/>bus solere arteriam descendere, quantum in distentionibus</text:span></text:p>
      <text:p text:style-name="P6"><text:span text:style-name="T3">ascenderit. Quod si est, non potest m</text:span><text:span text:style-name="T5">axim</text:span><text:span text:style-name="T3">is intervallis<text:line-break/>non .ferri uterque motus, sursum, dum distenditur, dum<text:line-break/>contrahitur, deorsum, ita ut ille quam longissime sursum<text:line-break/>currat, hic recedat. Diximus autem nos sentire recedere<text:line-break/>arteriam, non recessisse, itaque ut maximum recessus spa-<text:line-break/>tium et tempus erit, ita ejus erit apertissima cognitio. Quod<text:line-break/>fuit in causa cur dicerem esse primam tactus exercitatio.-<text:line-break/>nem, non in vehementissimis tantum, fed et lu maximis<text:line-break/>simul pulsibus subeundam, qui non perinde moveantur ve-<text:line-break/>lociter. Diximus etiam nonnihil ad contractionem perei-<text:line-break/>piendam facere duritiem: cujus tamen illic causam praeter-<text:line-break/>ivimus, quam hoc loco nihil caulae est quin adfcribamns;<text:line-break/>nam ad vim ictus magnopere refert durities quoque arteriae<text:line-break/>tunicae. Id etiam lu rebus extra corpus positis'aperte per-<text:line-break/>spexeris, si aequis viribns vel lapidem cuipiam durissimum<text:line-break/>impegeris, vel lignum, vel aliud, quod molle, sit. Satie<text:line-break/>multo citius et magis prematur necesse est a lapide et ever-</text:span></text:p>
      <text:p text:style-name="P88"><text:span text:style-name="T49">r.'</text:span><text:span text:style-name="T44"> </text:span><text:span text:style-name="T48">ι</text:span><text:span text:style-name="T44">• </text:span><text:span text:style-name="T47">1</text:span><text:span text:style-name="T44">.<text:tab/>i</text:span></text:p>
      <text:p text:style-name="P5"><text:span text:style-name="T3">tatur , quod impetum sustinet quam a ligno. Jam quod<text:line-break/>jviolentiae distentionis semper respondeat contractionis sen-<text:line-break/>fus, hoc contractiones clarius dignoscentur, quo violentio-<text:line-break/>ribus succedant distentionibus. At non facile magnus pul-<text:line-break/>sus commiscetur cum ,duro, et affectus, in quibus congre-<text:line-break/>diuntur, lu opere de causis pulsuum et in opere de praesa-<text:line-break/>gitione, per eos explicabimus: hoc loco tantum satis sit ti-<text:line-break/>ronibus exempli gratia didicisse: quibus valida facultas<text:line-break/>vitalis est, quam eandem quidam medici vitalem contentio-<text:line-break/>nem appellant, </text:span><text:span text:style-name="T9">;</text:span><text:span text:style-name="T3">sed lu nictu offendunt et nonnullis in estis, in<text:line-break/>primis in vini intempestivo potu, his tales pulsus accidunt<text:line-break/>Ilaque in nis, ita ut in prioribus, aperta est arteriae contractio.<text:line-break/>Jam etiam tarditatem,, quantum tempus auget recessus, tantu<text:line-break/>ostensuram esse manifestiorem motum, ne id quidem col-<text:line-break/>lectu est difficile;- quam ob rem et haec usum ad cognitionem<text:line-break/>aliquem praestat : At qui debeat pulsus esse qui sensibilem<text:line-break/>contractionem est rqdditurus, abunde declaravimus.</text:span></text:p>
      <text:h text:style-name="P2" text:outline-level="2">Cap. Vll.</text:h>
      <text:p text:style-name="P99"><text:span text:style-name="T3">Deinceps quo modo sit applicanda munus,<text:line-break/>nobis inquirendum est, an perpetuo super arteriam, an sub-<text:line-break/>ter, aliquando hoc modo , aliquando illo, et utrum compri-<text:line-break/>mendo, au palpando, an applicando tantum, an interdum ,<text:line-break/>hoc modo, interdum illo, ut natura pulsus ferat; nam nec<text:line-break/>de his quicquam majores nostri explicarunt. Nos autem<text:line-break/>his inquirendis, quae ratione et usu consecuti sumus, in<text:line-break/>medium proseremus; quo, si sufficere quidem videantur,<text:line-break/>omnibus suis partibus et numeris doctrina a nobis sit ahsu-<text:line-break/>luta: sin minus, complurium quidem et utilium invento-<text:line-break/>rum 'certe ope alius atque alius quod reliquum est </text:span><text:span text:style-name="T6">inve-<text:line-break/>nerit.</text:span><text:span text:style-name="T3"> । Itaque si comprimendo applicemus tactum nulla<text:line-break/>disterentia sensibilis ex munus super arteriam vel subter ap-<text:line-break/>plicatione inveniatur: vel, si palpando tantum, veluti </text:span><text:span text:style-name="T6">sus-.<text:line-break/></text:span><text:span text:style-name="T3">pensis digitis, ne tum quidem ullam animadvertamus diffe-<text:line-break/>rentiam. Ac tertius applicandi modus, qui medius est in-<text:line-break/>ter compressionem et, palpitationem levem, ne obiri quidem</text:span></text:p>
      <text:p text:style-name="P6"><text:span text:style-name="T3">potest</text:span><text:span text:style-name="T24">,' </text:span><text:span text:style-name="T3">si inferne tangas arteriam, siquidem liberare oportet<text:line-break/>tum manum omnibus -voluntariis motibus et </text:span><text:span text:style-name="T17">veluti </text:span><text:span text:style-name="T3">langui--<text:line-break/>dam admovere: quod si fecerimus, ne arteriam contrectet,<text:line-break/></text:span><text:span text:style-name="T15">a </text:span><text:span text:style-name="T3">gravitate depressa delabetur. Proinde hoc modo attin-<text:line-break/>gendi superne tantum licebit, inferne nunquam tangere. </text:span><text:span text:style-name="T17">In<text:line-break/></text:span><text:span text:style-name="T3">eo autem frequenter contractio multum aperte patet, </text:span><text:span text:style-name="T17">saepe<text:line-break/></text:span><text:span text:style-name="T3">etiam obscura existit, non tamen quin exercitatis animad-<text:line-break/>verti possit.' </text:span><text:span text:style-name="T17">lli </text:span><text:span text:style-name="T3">vehementibus et magnis, nec velocibus </text:span><text:span text:style-name="T17">ma-<text:line-break/></text:span><text:span text:style-name="T3">nrfesta est. In moderatis per omnia haec dicta genera </text:span><text:span text:style-name="T17">ob-<text:line-break/></text:span><text:span text:style-name="T3">scura. Nam si vehementes _et magnos vel veloces </text:span><text:span text:style-name="T17">pulsus<text:line-break/></text:span><text:span text:style-name="T3">comprimamus, fore manifestissimam omnium contractionem<text:line-break/>nuper diximus. Quorum causas ex nis. quae de illis </text:span><text:span text:style-name="T17">narra-<text:line-break/></text:span><text:span text:style-name="T3">vinius facile invenies. Nani quatenus </text:span><text:span text:style-name="T17">tactum </text:span><text:span text:style-name="T3">ab </text:span><text:span text:style-name="T17">arteriae<text:line-break/></text:span><text:span text:style-name="T3">distentione' accidit repelli, hactenus recedente ea sensibilis<text:line-break/>contractio fiat necesse est</text:span><text:span text:style-name="T17">: </text:span><text:span text:style-name="T3">qni repellitur, -si• </text:span><text:span text:style-name="T17">compressuris<text:line-break/></text:span><text:span text:style-name="T3">majoremlu modum, </text:span><text:span text:style-name="T17">in </text:span><text:span text:style-name="T3">pulsibus quidem commemoratis</text:span><text:span text:style-name="T17">: sin<text:line-break/></text:span><text:span text:style-name="T3">palpaveris tantum , perinde ac </text:span><text:span text:style-name="T17">nihil</text:span><text:span text:style-name="T3">:i at </text:span><text:span text:style-name="T17">lu nianus appIica-</text:span></text:p>
      <text:p text:style-name="P6"><text:span text:style-name="T3">tionibus mediis inter illas, quas fleri quasi remissa.manu dia<text:line-break/>ximus, moderate repellitur. Quo magis contractionem<text:line-break/>comprimendo quam tantum attingendo senties, nec mi-<text:line-break/>nus, si infeme tangamus, quam.si. superne; quod perinde<text:line-break/>utrobique arteriae contractionem tactus sequatur. At enim<text:line-break/>manus, quae tangat, non modo prompte sentiat oportet,,<text:line-break/>verum etiam, mollis sit: nam sic demum facile consequatur<text:line-break/>ut motus vel minimos animadvertat Num hoc sane<text:line-break/>quemadmodum natura est comparatum, ut esto alius videa-i<text:line-break/>tur melius deteriusque et audiamus, ita etiam tangere .nos,.<text:line-break/>equidem sugere neminem , puto. Huc jam si flatus quidam<text:line-break/>mollis accedat carnosae digitorum maturae, promptius </text:span><text:span text:style-name="T6">et.<text:line-break/></text:span><text:span text:style-name="T3">magis in occursu arteriae eversae, intervallo majore, dum<text:line-break/>contrahitur illa, sure ut ablegetur, nec hoc puto ante di-<text:line-break/>ctorurn memori obscurum esse. Nec vero etiam quum’per<text:line-break/>longius fertur intervallum, clarius sensuram esse contra-<text:line-break/>ctionem, hoc sugit queuquam.' Quare molliorem manunt-</text:span></text:p>
      <text:p text:style-name="P6"><text:span text:style-name="T3">duriore, si reliquorum aequa sors sit, ratio dictat exactius<text:line-break/>contractionem sentire. Ituque si summam orationis feceri-<text:line-break/>mus , esto transibimus. Quandoquidem luter medicos con-<text:line-break/>troverfia est </text:span><text:span text:style-name="T15">de </text:span><text:span text:style-name="T3">arteriae contractione, quorum pars eam<text:line-break/>sentiri consumat, pars non sentiri, ostendimus nos neque<text:line-break/>perpetuo seusihileur, neque perpetuo insensibilem esse; ubi<text:line-break/>primum pulsus, in quibus sentitur;aperuimus, deinde sta-<text:line-break/>tus, lu quibus illos indagabimue pulsus: denique, qui sen-<text:line-break/>tire plane contractionem cupiat, quomodo tangere ille de-<text:line-break/>beat, qualemque esse manum conveniat applicandam.</text:span></text:p>
      <text:h text:style-name="Heading_20_2" text:outline-level="2">Cap. VllI.</text:h>
      <text:p text:style-name="P99"><text:span text:style-name="T3">His constitutis, deinceps erit explican-<text:line-break/>durn, totamne scntiamus distentionem atque contractioneni,<text:line-break/>an pars nos utriusque fugiat, et si fugiat, quae haec litet<text:line-break/>quanta. Atque hujus etiam iusiituemus orationis initium a<text:line-break/>motu distentionis. Ac primum nobiscujn repetemus saepe-<text:line-break/>numero' in multis aegrotis, quibus pulsus parvi sunt lari-<text:line-break/>gnidique (quales habent prae - caeleris ii, qui syncope corvi-</text:span></text:p>
      <text:p text:style-name="P6"><text:span text:style-name="T3">pruntur et qni de vita decedunt prope omnes) quosdam<text:line-break/>medicos motum aliquantisper sentire, alios haudquaquarn:<text:line-break/>secundo loco, prout accurate et sedulo</text:span><text:span text:style-name="T15">, </text:span><text:span text:style-name="T3">vel segniter atque'<text:line-break/>negligenter tangit, eundem medicum interdum motum sen-<text:line-break/>tire , luterdum non sentire'. Proinde, quum eundem arte-<text:line-break/>riam quidam medicus non pulsare, alius pulsare etiamnum<text:line-break/>dicat, atque idem frequenter medicus eodem tempore pro<text:line-break/>diversis manus applicationibus vicissim contraria'dicat, par-<text:line-break/>tem motus fugere constat tactum. Dices, praeclarissima na-<text:line-break/>tura praeditum et manum rectissime' applicantem experien-<text:line-break/>que totam sentire distentionem. At hunc quomodo inve-<text:line-break/>niemus ? Quis nobis humanam naturam spondebit eam in-<text:line-break/>tegritatem scissus assecutam, ut nihil illam ne subtilissimum'<text:line-break/>quidem praetereat? </text:span><text:span text:style-name="T15">Ego </text:span><text:span text:style-name="T3">quidem certe nec exteriorum cor-<text:line-break/>porum horum, quae licet praeter ullum impedimentum<text:line-break/>ipsa tangas, jactem consummatam notitiam este, nedum<text:line-break/>corporis, quod adeps, membranae, cutis munit crassior</text:span></text:p>
      <text:p text:style-name="P6"><text:span text:style-name="T3">ipso subinde corpore arteriae Quod si quis tam sit audax<text:line-break/>et arrogans, </text:span><text:span text:style-name="T15">ut </text:span><text:span text:style-name="T3">dictitet in distentionibus arteriae primum<text:line-break/>se motus cognoscere impetum, </text:span><text:span text:style-name="T15">libenter de </text:span><text:span text:style-name="T3">isto quaesierim,<text:line-break/>quanam ipse hunc manus applicatione deprehendat, utrum<text:line-break/>leviter palpando, an premendo, an nulla ni admovendo.<text:line-break/>Sane si de magnis ille sophistis forte sit, qui lu operibus ar-<text:line-break/>tis hactenus versati sunt, ut omnino an horno febricitet<text:line-break/>ignorent, verbornmqne jactatione ipsam veritatem superent,<text:line-break/>haud iste scilicet, nec an plures sint applicandae manus </text:span><text:span text:style-name="T17">ra-<text:line-break/></text:span><text:span text:style-name="T3">tiones, nec an inter se illae mutuo distent, noverit, nostra-<text:line-break/>que stomachum illi fecerint, nec usio modo me sustinuerit<text:line-break/>audire. , Verum enimvero uti alia, quae ante tradidimus,<text:line-break/>ita haec veritatis studioso, etiam si solus sit, dictemus.<text:line-break/>Nempe media applicatio quae citra ullam vim fit, hactenus<text:line-break/>motum sentiet lu pulsibus certe non languidis</text:span><text:span text:style-name="T17">, </text:span><text:span text:style-name="T3">quatenus </text:span><text:span text:style-name="T17">vi-<text:line-break/></text:span><text:span text:style-name="T3">sus : lu languidis vero sentiendis etiam visui concedet. </text:span><text:span text:style-name="T17">Al-</text:span></text:p>
      <text:p text:style-name="P6"><text:span text:style-name="T3">tera,- quum </text:span><text:span text:style-name="T15">premimus, </text:span><text:span text:style-name="T3">in languidis supra primam motum<text:line-break/>arteriae obscurabit: lu vehementibus prae caeteris percipiet.<text:line-break/>At tertia, qua veluti suspendimus manum, motum sane<text:line-break/>quam brevissimum sentiet. Sed haec faciamus quoque ut<text:line-break/>demonstrationibus consumemus, ab rebus evidentibus ex-<text:line-break/>orsu Quid vero clarius hoc sit, quam omnium arteriarum<text:line-break/>nec visu nec tactu motum rideri, scd earum duntaxat,<text:line-break/>quas cutis contegit, neque ea crnsfior, at sub carne abdi-<text:line-break/>tas, aut sub aliis corporibus, occultum habere motum, nisi<text:line-break/>quando magnopere intabuerint quibus sunt illae subjectae<text:line-break/>corpora, itaque sentiantur? Imo vero quarum sentitur<text:line-break/>motus, quo sunt arteriarum' nudiores partes ipsi subjectae<text:line-break/>cuti, hoc visui clariorem motum tactuique repraesentant.<text:line-break/>At maxima quidem arteria, quae secundum dorsum sita est,<text:line-break/>cujus fugit pridem motus, simul atque contabuit animal, ad<text:line-break/>abdomen motus apparet. Unde liquet leniora corpora ar-<text:line-break/>terias facile, ubi distenduntur, una fecum attollere, gra-</text:span></text:p>
      <text:p text:style-name="P6"><text:span text:style-name="T3">viora aegrius, praegravia vero non movere prorsus. . Quod<text:line-break/>dico multo animadvertes manifestius, si arteriis praeditis<text:line-break/>illustri motu foris corpus aliud subtile ad cutem imponas,<text:line-break/>ut folium, membranam, linteum, panniculum, aut aliud<text:line-break/>tale quid: scilicet una cum arteria distehta moveri cernes •'<text:line-break/>si iterum priori tantundem apponas; jam multo amborum<text:line-break/>obscurior motus erit i </text:span><text:span text:style-name="T15">si </text:span><text:span text:style-name="T3">vero tertium addas, adhuc longe<text:line-break/>obscurior: itidem fi quartum et quintum, tandem impuli-'<text:line-break/>torum motum omnino abolitum putabis'. Jam si vehe-<text:line-break/>mentior pulsus fit, plurium onus corporum feret: fin mi-'<text:line-break/>nus vehemens, pauciorum: quod si nequaquam sit vche-<text:line-break/>mens, fieri potest ut nullo onerari corpore sustineat At<text:line-break/>vero li praeterea languidum esse finxeris, non modo foris<text:line-break/>cuti corpus impositum non movebit, fed nec ipsam inter-<text:line-break/>dum cutem, ld quod sic constat habere: nam arteria quam<text:line-break/>suerit contentissima, tain maxime cutem conspicies moveri:<text:line-break/>contra quum exoleta multum contentio sit, plane non mo-</text:span></text:p>
      <text:p text:style-name="P6"><text:span text:style-name="T3">veri </text:span><text:span text:style-name="T15">videbis. </text:span><text:span text:style-name="T3">Quum igitur arteriae validior motus etiam<text:line-break/>mulsa corpora extrinsecus impolita, nedum cutem, fecum<text:line-break/>movere valuit</text:span><text:span text:style-name="T15">,' </text:span><text:span text:style-name="T3">languidior autem tantum cutcnr, et qui fit<text:line-break/>multo hoc imbecillior, ne cutem quidem, quid habet admi-<text:line-break/>rationis, si alius etiam hoc infirmior existat, qni neque<text:line-break/>membranas, quae arterias contegunt, neque adipem subve-<text:line-break/>here possit? At quis tanget hunc motum tactus? nempe<text:line-break/>nullus. Neque vero ad haec illud respondeant, cornpri-’<text:line-break/>mendam digitis cutem alsie quae arteriam tegit, ut pulsui non<text:line-break/>satis ascendenti occurramus; quum lu his, quorum sentitur<text:line-break/>motus, fed languidis tamen, fi cutem comprimas, omnino<text:line-break/>pulsus consistat: quid jam illa, cedo, arteria fiet, quae ne<text:line-break/>cutem quidem potest moverc, si digitis eam insuper premas?<text:line-break/>an non reliquam partem motus etiam amittet? Omnem igno-<text:line-break/>rare mihi ridentur isti urteriarum scdcm, quac ex dissectione<text:line-break/>perspicitur, qui primam distentio itis partem sensibilem pu-<text:line-break/>tant csse, quum cutem nulla ex illis attingat, luio si quae</text:span></text:p>
      <text:p text:style-name="P6"><text:span text:style-name="T3">admodum ridentur conspicuae esse, eique propinquae, has<text:line-break/>velis excoriatas utrinque inspicere, multum cernes spatii lu-<text:line-break/>ter cutem </text:span><text:span text:style-name="T15">et </text:span><text:span text:style-name="T3">tunicam arteriarum interpofiturn. Etenim te-<text:line-break/>mere hoc natura unum condidisset, quae tamen citra ratio-<text:line-break/>nern molile nihil est, si instrumentum creasset quod.lu om-<text:line-break/>nem partem posset distendi, neque locum ei ubi movere-<text:line-break/>tur destinasset ullum. Atqui aliter res se habet, et longe<text:line-break/>quidem. Siquidem monstrant dissectiones circum arteriam<text:line-break/>spatium esse satis amplum, quod curo, dum ejus moles au-<text:line-break/>getur immodice quum subeat, ne distendatur vas, quantum<text:line-break/>sclet, interpellat. Unde fit, ut crassis parvus pulsus fit, quod<text:line-break/>longitudo ejus imminuatur et latitudo fiat angustior, quum a<text:line-break/>multa carne constringatur; ascensus item ubertate corpo-.<text:line-break/>rum incumbentium depressus inhibetur. Illorum vero qui<text:line-break/>gracili corpore sunt, alioqui robusti, insignem latitudinem et<text:line-break/>longitudinem pulsus habet, insignem etiam ascensum. Ac<text:line-break/>magis etiam lu his, quibus cutis laxa est, perspicuum inter-</text:span></text:p>
      <text:p text:style-name="P6"><text:span text:style-name="T3">vallum est inteream </text:span><text:span text:style-name="T15">et arteriae </text:span><text:span text:style-name="T3">tunicam. Nam ejus, qui<text:line-break/>in statu illo est, si vehemens pulsus, aut non languidus certe<text:line-break/>sit, poteris membro convertendo, atque interim supino, in-<text:line-break/>terirn prono figurando; differentias, quas mmc retuli arte-<text:line-break/>riae dimensionum, manifeste premendo assequi; nam longi-<text:line-break/>tudine et latitudine pronam figuram attendes praestare, alti-<text:line-break/>tudine et tempore supinam. Causa utriusque cutis est laxi-<text:line-break/>tas, ut quae in supinis manus figuris superne incumbat et<text:line-break/>decidat in arteriam, in pronis deorsum vergat et dependeat<text:line-break/>plurimumque distet. Quainobrem lu supinis figuris, quum<text:line-break/>distenditur arteria, in obliquum ex altioribus circumfluens<text:line-break/>complicatur et quasi rugas agit, atque hic in magnum acer-<text:line-break/>vum collecta, magnitudini pulsus iu nis maxime partibus<text:line-break/>obsistit, in pronis vero, </text:span><text:span text:style-name="T15">quia </text:span><text:span text:style-name="T3">minime deprimit, nec rnter-<text:line-break/>pellat arteriae motum, nihil quoque de pulsus detrahit ma-.<text:line-break/>gnitudine. Quomodo ergo non </text:span><text:span text:style-name="T15">et </text:span><text:span text:style-name="T3">hic plus in profunditate<text:line-break/>item distendi pulsus videtur, aut si </text:span><text:span text:style-name="T6">non</text:span><text:span text:style-name="T3"> amplius, at aeque</text:span></text:p>
      <text:p text:style-name="P6"><text:span text:style-name="T3">ut in supina figura? quod scilicet sub latitudinis longitudi-<text:line-break/>uisque incremento latet profunditas., Et alioqui, quum<text:line-break/>(cujus haec omnia nomine commemorantur) longiori tempo-<text:line-break/>re videatur, - quantum ad conspectum , arteria moveri, quae<text:line-break/>in superioribus artus regionibus locata est, simul intelligitur<text:line-break/>major in altum etiam </text:span><text:span text:style-name="T15">ascensus </text:span><text:span text:style-name="T3">fieri. Quod enim </text:span><text:span text:style-name="T15">in ascen-<text:line-break/></text:span><text:span text:style-name="T3">dendo longius tempus </text:span><text:span text:style-name="T15">ridetur </text:span><text:span text:style-name="T3">ponere, hoc facile </text:span><text:span text:style-name="T15">visum </text:span><text:span text:style-name="T3">indu-<text:line-break/>cit longiore se spatio prosectum este. Atqui hoc venitur<text:line-break/>per aequale spatium, ut vult quidem veritas, quomodo cunque<text:line-break/>locata arteria fit: sed quia prior nimirum lu supinis figuris<text:line-break/>motus sub cutem fuit dissipatus, tempus auctum distentionis,<text:line-break/>quantum nisus judicat, speciem simul auget profundisatis.<text:line-break/>Atque haec quidem evidentia exempla aliaque id genus de-<text:line-break/>clarant distentionis primas partes effugere aciem. Quantum<text:line-break/>autem hoc in motu a visu sentitur, tantuudem etiam in non<text:line-break/>violenta tactione iu vehementibus certe pulsibus: nam in<text:line-break/>languidis quidem subinde minus. Siquidem in conspicuo est</text:span></text:p>
      <text:p text:style-name="P6"><text:span text:style-name="T3">non esse eo attingendi modo primas distentionis partes sen-<text:line-break/>tiendas, ac ne si palpes quidem leniter, velut suspensa rna-<text:line-break/>nu. Restat igitur, si modo possit,, ut manibus.cum com-<text:line-break/>pressione applicatis sentiri primae partes distentionis possint.<text:line-break/>Atqui non in omnibus pulsibus posse, sed, siquidem possint,<text:line-break/>tum in solis vehementibus,' si quam memoriam habemus fu-,<text:line-break/>periorurn, plane testatum est. Ac hoc quidem hactenus du-<text:line-break/>ctum est, eo quod aliam manus applicationem nu</text:span><text:span text:style-name="T5">llam</text:span><text:span text:style-name="T3"> in<text:line-break/>consesso sit, nec alium pulsum (si a manus applicatione, quae<text:line-break/>compressione in vehementibus pulsibus obitur, discessum sit),<text:line-break/>distentionis initium offerre senfibus posse. Deinceps vero<text:line-break/>rideamus, an id, quod praestari videtur posse, plane sit,<text:line-break/>verum, an verisimile tantum. Equidem vel in his latere,<text:line-break/>nos censeo distentionis principium, scd non perinde. tamen<text:line-break/>atque aliis in pulsibus: verum esse. quod sugiat quam mi-<text:line-break/>nimum. Id intelliges, si cum animo tuo cogitaveris motum<text:line-break/>quem arteria orditur, impertiri necessario primum corpori-<text:line-break/>bus, quae illam cingunt, deinde universae cuti, tum digitis</text:span></text:p>
      <text:p text:style-name="P6"><text:span text:style-name="T3">nostris denique. Quamobrem non potest in illa distributio-<text:line-break/>ne motus nihil poni temporis. Et si hoc vere </text:span><text:span text:style-name="T15">dictum </text:span><text:span text:style-name="T3">est,<text:line-break/>necesse- est motus initium lateat. Imo etiam </text:span><text:span text:style-name="T15">(quia </text:span><text:span text:style-name="T3">tactus<text:line-break/>quietem percipit, quae postquam consederit arteria, </text:span><text:span text:style-name="T15">ante </text:span><text:span text:style-name="T3">dis-<text:line-break/>tentionem fit, multo illa quiete longiorem, quae </text:span><text:span text:style-name="T15">a </text:span><text:span text:style-name="T3">disten-<text:line-break/>tione prius, quam consideat, fit) recte putes hoc </text:span><text:span text:style-name="T15">eo </text:span><text:span text:style-name="T3">conse-<text:line-break/>qui, quod interar motus nos aliquae praetereant </text:span><text:span text:style-name="T15">partes. </text:span><text:span text:style-name="T3">Ne-<text:line-break/>que enim hoc obscurum est, si initium deprehendi distentio,<text:line-break/>nis non potest, quin contractionis quoque incognitus finis<text:line-break/>siti Etenim ampliorem nunquam, aut majorem motum in<text:line-break/>contractione sentiat arteria</text:span><text:span text:style-name="T15">, </text:span><text:span text:style-name="T3">praeclare enim agitur scilicet,<text:line-break/>si parem liceat ac in distentione sentire. Testes huic rei<text:line-break/>illi sunt, qni plane illam negant percipi posse sensu: quo-<text:line-break/>rum numerus late patet, virorum sane lu artis commenta-<text:line-break/>tione non contemnendorum. Nos vero sentiri illam et<text:line-break/>quando potissimum </text:span><text:span text:style-name="T15">, </text:span><text:span text:style-name="T3">jamdudum docuimus, simulque dernon-<text:line-break/>stravimus ampliori motui non esse tactum sentiendo lu con-<text:line-break/>tractionibus, quam in’ distentionibus, nisi fiat ut quantitas</text:span></text:p>
      <text:p text:style-name="P6"><text:span text:style-name="T3">distentionis, vel contractionis lucidat in mutationem, </text:span><text:span text:style-name="T17">quod<text:line-break/></text:span><text:span text:style-name="T3">quidem in collectivis inaequalitatibus usu venit. Age jam<text:line-break/>hoc constitutum etiam esto</text:span><text:span text:style-name="T15">, </text:span><text:span text:style-name="T3">sensum aliquando ob internae<text:line-break/>quietis magnitudinem tuni finem sugere contractionis </text:span><text:span text:style-name="T17">tum<text:line-break/></text:span><text:span text:style-name="T3">distentionis initium, ficqne jam altera nobis quaestio recte<text:line-break/>atque ordlue esto consecta. Nam quaestioni quam de </text:span><text:span text:style-name="T17">diflen-<text:line-break/></text:span><text:span text:style-name="T3">tione, an tota sentiatur, habuimus proximum erat de </text:span><text:span text:style-name="T17">con- -<text:line-break/></text:span><text:span text:style-name="T3">tractione fimiliter quaerere; sed quum tractaverim de </text:span><text:span text:style-name="T17">dis-<text:line-break/></text:span><text:span text:style-name="T3">tentione , videor mihi etiam quod de contractione erat di-<text:line-break/>cendum assecutus esse. Nam majorem motum si lu' </text:span><text:span text:style-name="T17">contra-<text:line-break/></text:span><text:span text:style-name="T3">ctionibus non leniimus, sed vel parem ac in distentionibus,<text:line-break/></text:span><text:span text:style-name="T17">vel </text:span><text:span text:style-name="T3">qnod verum’est, minorem, omnem autem lu distentioni-<text:line-break/></text:span><text:span text:style-name="T17">bus </text:span><text:span text:style-name="T3">non percipimus, planum est nec totum nos in </text:span><text:span text:style-name="T17">contractio-<text:line-break/>nibus </text:span><text:span text:style-name="T3">sensuros.</text:span></text:p>
      <text:h text:style-name="Heading_20_2" text:outline-level="2">Cap. X.</text:h>
      <text:p text:style-name="P99"><text:span text:style-name="T3">Porro de duabus quaestionibus, quae </text:span><text:span text:style-name="T17">etiam<text:line-break/></text:span><text:span text:style-name="T3">restabant, ut quanta distentionis</text:span><text:span text:style-name="T11">:</text:span><text:span text:style-name="T3"> pars non sentiatur expli-<text:line-break/></text:span><text:span text:style-name="T17">caremns </text:span><text:span text:style-name="T3">et quanta contractionis, videmur ex antedictis </text:span><text:span text:style-name="T17">sum-</text:span></text:p>
      <text:p text:style-name="P4"><text:span text:style-name="T3">mam jam consecuti. Tantam scilicet partem ostendit oratio<text:line-break/>non sentiri distentionis; quanta inter arteriae primum im-<text:line-break/>petum motus </text:span><text:span text:style-name="T15">et </text:span><text:span text:style-name="T3">ictus usque ad nostrum 'tactum distributio-<text:line-break/>nem intercedit. Quam si fpeciatim dissecemus, plurimam<text:line-break/>in languidis simul et magnis, quos fungimus leniter, repe-<text:line-break/>• riemus, minimam in vehementibus, quos comprimendo di-<text:line-break/>gnoscimus, mediam inter utramque lu munus mediis .appli-<text:line-break/>cationibus,: in hisque prout vehemens erit, vel non vehe-<text:line-break/>mens pulsus, impurem. Jam quando tantam sentimus con-<text:line-break/>tractionis partem; • quantam distentionis, aut paulo minorem, '<text:line-break/>erit etiam contractionis pars illa, quae non'sentitur, par dis-<text:line-break/>tentionis parti, aut aliquanto major. </text:span><text:span text:style-name="T36">• </text:span><text:span text:style-name="T3">Habes de primis<text:line-break/>quaestionibus et veluti elementis disputationis. _ ..</text:span></text:p>
      <text:h text:style-name="Heading_20_2" text:outline-level="2">Cap. XI.</text:h>
      <text:p text:style-name="P99"><text:span text:style-name="T3">Quae de pulsus principibus partibus di-<text:line-break/>cenda erant, pene jam percurrimus, nam duae quae reli-<text:line-break/>quae sunt per accidens potius, non proprie, nec per sc<text:line-break/>partes pulsus sunt; arteriae externa et interna quies; sed</text:span></text:p>
      <text:p text:style-name="P4"><text:span text:style-name="T3">quoniam quaedam denunciant, </text:span><text:span text:style-name="T15">de </text:span><text:span text:style-name="T3">iis dignoscendis operae<text:line-break/>pretium est ut verba sacramus. Ac externam quidem quie-<text:line-break/>tem, simpliciter manum admovens, maxime quanta sit<text:line-break/>percipias, aut si premere etiam libeat, lu vehementibus qui-<text:line-break/>dem pulsibus hactenus urgendo, ut ne motui obsis</text:span><text:span text:style-name="T15">, </text:span><text:span text:style-name="T3">inter-<text:line-break/>nam autem fi premas quoad tibi per praesentem vehernen-<text:line-break/>tiam liceat, ita maxime dignosces. Externam certe lotam<text:line-break/>quietem, si ordlue attingas, plane animadvertes, internam,<text:line-break/>quod etiam ante dictum est, una cum partibus, quae non<text:line-break/>possint sentiri, utriusque motus, fine contractionis et initio<text:line-break/>distentionis. Quorum causas non magno negotio etiam qui-<text:line-break/>libet inveniat, si attente auscultavit superiora, faciam ta-<text:line-break/>men ut sumrnatim ipse quoque explicem. Nam postea<text:line-break/>quam fieri non possit, ut cognoscamus, quantam pulsus ex-<text:line-break/>ternam quietem effecturus sit, si moveri arteriam, quatenus<text:line-break/>potest, prohibeamus (prohibemus porro, ubi nimium com-<text:line-break/>primamus) profecto, quam magna sit externa quies si prae-<text:line-break/>terquam concessit nobis praesens vehementia premamus,</text:span></text:p>
      <text:p text:style-name="P4"><text:span text:style-name="T3">non percipiemus perspicue unquam. At fortasse dices drs-<text:line-break/>tentionis magnitudinem compressione prohiberi', motum ta-<text:line-break/>inen . perpetuo apparere, rejici enim ab ascendente arteria<text:line-break/>tactum, ibique desistere primum impelli ab ea moverique,<text:line-break/>ubi illa simul qnieverit. Sed hoc salsum esse, si universe<text:line-break/>dicatur, ac requirere distinctionem facile perspiciemus, h<text:line-break/>quid priorum meminimus, quum diceremus, arteria dum<text:line-break/>movetur, fleri interim ut fecum incumbentia sibi corpora<text:line-break/>non moveat, eorum oppressa pondere.. Quare nec quum<text:line-break/>premamus ratio dictat tam diu sensum durare ejus motus lu<text:line-break/>omnibus pulsibus, quamdiu, quum non premeretur, vel ur-<text:line-break/>geretur ,, progrediebatur. Proinde quum arteria sua ipfius<text:line-break/>ratione movetur, quiescere jam nos subinde arbitrabimur<text:line-break/>pulsus, atque eo quietem ocyus lugredi, quo senfibili motu<text:line-break/>prohibiti suerunt. Quum vero quantum pulsus tactum in<text:line-break/>distentione arteriae impellit, tantum, dum contrahitur, sen-<text:line-break/>tiatur, omnluo necesse est, quum finis non sentiatur disten-</text:span></text:p>
      <text:p text:style-name="P4"><text:span text:style-name="T3">tionis, nec contractionis luitium sculiri. Qni ergo non<text:line-break/>convenienter.-tangit; quomodo dignoscere plane externam '<text:line-break/>quietem possit? Nam quantitas compressionis ad robur me-<text:line-break/>tienda arteriae est, ut eatenns comprimamus, quatenus ex-<text:line-break/>trema motus pars nulla sensum effugiat. Unde constat non<text:line-break/>esse in quibusvis premendum, sed solis in vehementibus:<text:line-break/>neque hic tamen adeo, ut vi applicatae munus arteriae su-<text:line-break/>peretur robur. Quare cautissimum erit, ubi dignoscere ex-<text:line-break/>ternum quietem voles, citra ullam vim applicare tactum,<text:line-break/>contra internam , ni urgeas comprimasque, non cognoscas,<text:line-break/>nam contractioni arteriae constantissime tactus adhaerere de-<text:line-break/>bet, premere vero nisi in vehementibus non licet. Ita li-<text:line-break/>quet in nis etiam solis dignosci posse internam quietem, imo<text:line-break/>ne hic quidem exacte, sed nunc multo majorem quam re.<text:line-break/>vera est, nunc paulo attamen adhuc eam majorem animad-<text:line-break/>vertes. Necessario enim duo ei tempora accedunt partium<text:line-break/>insensibilium utriusque motus, et quod ad finem contractio- </text:span><text:span text:style-name="T17">.</text:span></text:p>
      <text:p text:style-name="P89"><text:span text:style-name="T33">ί '<text:tab/></text:span><text:span text:style-name="T30">'</text:span></text:p>
      <text:p text:style-name="P3"><text:span text:style-name="T3">nis est et quod in principio distentionis: quae quum aliam<text:line-break/>alias longitudinem habeant, ut ante explicavimus, neque<text:line-break/>parem semper accessionem tempus </text:span><text:span text:style-name="T6">internae</text:span><text:span text:style-name="T3"> quietis habe-<text:line-break/>bit, neque exacte unquam dignoscetur.</text:span></text:p>
      <text:h text:style-name="P1" text:outline-level="1"><text:bookmark-start text:name="bookmark26"/>GALENI DE DIGNOSCENDIS PULSIBUS<text:line-break/>LIBER II.<text:bookmark-end text:name="bookmark26"/></text:h>
      <text:h text:style-name="Heading_20_2" text:outline-level="2">Cap. I.</text:h>
      <text:p text:style-name="P99"><text:span text:style-name="T3">Superiore commentario de partibus pul-<text:line-break/>suum dignoscendis egimus; nunc, explicabimus rationem,<text:line-break/>qua in partibus ipsis, quae insunt, possis perspicere, adeo-<text:line-break/>que initio ducto orationis </text:span><text:span text:style-name="T6">a distentione,</text:span><text:span text:style-name="T3"> quod maxime prlu-.<text:line-break/>ceps haec pulsus partium sit et plurimam habeat cognitionis<text:line-break/>varietatem, plurimum etiam ad praesagiendum ex se prae-<text:line-break/>stet usum. Nam quando compIura sunt,</text:span><text:span text:style-name="T6">. quae</text:span><text:span text:style-name="T3"> distentioni-<text:line-break/>bus insunt, praeter caetera est peculiaris proprieque ad</text:span></text:p>
      <text:p text:style-name="P6"><text:span text:style-name="T3">eas ex ratione substantiae pulsuum motus pertinet. Om-<text:line-break/>nis porro motus tempus habet quo fit, et celeritatem, vel<text:line-break/>tarditatem et aequalitatem, vel inaequalitatem, ad haec ubi<text:line-break/>feratur spatium. Quare de nis dicamus primum. Neque<text:line-break/>enim putavit medicorum maxima pars, distinctam rationem<text:line-break/>esse tempus motus dignoscendi et celeritatis tarditatisque;<text:line-break/>num si quantum tempus </text:span><text:span text:style-name="T15">est, </text:span><text:span text:style-name="T3">perspectum sit, statim etiam ce-<text:line-break/>leme, an tardus, an moderatus motus sit, planum ajunt<text:line-break/>esse. Mini vero aliter tempus videtur dignosci, aliter tar-<text:line-break/>ditas et celeritas:</text:span><text:span text:style-name="T11">;</text:span><text:span text:style-name="T3"> neque enim si motus sit brevius tempus,<text:line-break/>continuo pulsum dixero' celeriorem esse. Sane quod illis<text:line-break/>imposuit, qui lu illa opinione fiunt, ego definitionem esse<text:line-break/>celeris et tardi pulsus duco: quae si ut illi accipiunt, ita<text:line-break/>significat, non valet; sui ut eam nos intellighnus, haec<text:line-break/>constat, illi parum bene assequuntur. Definitio haec est:<text:line-break/>celer pulsus est qui pauco tempore motum finit, tardus<text:line-break/>qui mullo. Nam quum paucum et multum ad aliquid resc-</text:span></text:p>
      <text:p text:style-name="P6"><text:span text:style-name="T3">rantur, hi pulsuum tempora luter Ie mutuo arbitrantur con-<text:line-break/>ferri. At res fe ita non habet, quia motus longiore tem-<text:line-break/>pore praediti pulsus est non raro velocior eo qui brevius<text:line-break/>obtinet. Sane multas res et praeclaras, quae ex praesagi-<text:line-break/>tione per pulsus aperiuntur, nisi hoc probe dignoscas, igno-<text:line-break/>rabis. At qui quidem nostri fecerunt periculum, quum lu<text:line-break/>ipsis aegrotis suepe locos affectos prius declararemus quam<text:line-break/>partes inspexissemus, praeterea unamquamque causam et<text:line-break/>symptomata, quae consequebantur anlecesserantque, his </text:span><text:span text:style-name="T5">nihi</text:span><text:span text:style-name="T3">l,<text:line-break/>sat scio, eorum quae nunc narrabo novum ridebitur, nam<text:line-break/>hi habuerint fidem omnium certissimam, adducti praedicto-<text:line-break/>rum veritate, aliis autem primo suspecta erit oratio et te-<text:line-break/>meraria ridebitur, si tot talesque medicos lu pulsu celeri et<text:line-break/>tardo dignoscendo lapsus dicemus Quod si quis sustineat<text:line-break/>et animum inducat, quae dicam audire, profecto si non<text:line-break/>omnino fidem faciam illi, eum dimovebo *certe ne omnibus<text:line-break/>quae a me dicentur fidem deneget, neque enim quae apud</text:span></text:p>
      <text:p text:style-name="P4"><text:span text:style-name="T3">multos consessa janrdiu et certa habita sunt, de nis facile est<text:line-break/>quempiam abducere, idque maxime, quum adeo multam<text:line-break/>speculationem accuratamque postulent. Quin si speculatio-<text:line-break/>ne etiam ea assequaris, ut experientia tamen aestimes, om-<text:line-break/>nino- multum desideres tactum exercitatum. Nam pulsus,<text:line-break/>qui formicans appellatur, quum sensum, qrro dignoscatur,<text:line-break/>exactum quaerat, quippe qui </text:span><text:span text:style-name="T17">in </text:span><text:span text:style-name="T3">extremam recidat imbecilli-<text:line-break/>tatem parvitatemque, semel lateat lu tangendo rudes adeo,<text:line-break/>ut homines frequenter consument, in quibus talem pulsum<text:line-break/>animadvertunt, pulsum non habere. Itaque si hos qui ce-<text:line-break/>lerem eum descndunt esse resutem et unde factum sit deela-<text:line-break/>rem ut errarlut, quemnam feram judicem? Nam eos qui<text:line-break/>ne hoc quidem dignoscere valent, adsitne omnino hicpul-<text:line-break/>sus aegroto</text:span><text:span text:style-name="T15">, </text:span><text:span text:style-name="T3">qua ratione qualis sit docebo ? Quamobrein<text:line-break/>non faciam, </text:span><text:span text:style-name="T17">ut de. </text:span><text:span text:style-name="T3">istiusnrodi speculatione narrem, satis est<text:line-break/>enim, si openbus comprobem esse eum. At vero quod lui-<text:line-break/>tio testati sumus, quia hosce libros vulgo non paramus, sed<text:line-break/></text:span><text:span text:style-name="T17">unum </text:span><text:span text:style-name="T3">qui instar sit mille expectant, ccnrmentationenr ejus</text:span></text:p>
      <text:p text:style-name="P6"><text:span text:style-name="T3">nomine </text:span><text:span text:style-name="T15">scriptis </text:span><text:span text:style-name="T3">mandabimus, </text:span><text:span text:style-name="T15">quae </text:span><text:span text:style-name="T3">prius ut </text:span><text:span text:style-name="T15">abfurda </text:span><text:span text:style-name="T3">et insu-<text:line-break/>Ientia siexcentis convitiis conscindentur quum incident lu<text:line-break/>dignum. Talem vero ego in praesentia, qualis Archigenes<text:line-break/>erat, desiderem auditorem, ut ita hominem appellem:<text:line-break/>Quid tu haec tandem vir egregie in libro tuo de pulsibus<text:line-break/>scribis, qumn de pulsu sormicante nis verbis disseris ? Coir-<text:line-break/>stare mihi ex parvitate, imbecillitate, crebritate ridetur et<text:line-break/>vero necessario ex celeritate. Nou enim extremum illud<text:line-break/>omnium satis quid velit capio, nam priora assequor pro-<text:line-break/>boque verissima esse et personam tuam decere: hoc vero,<text:line-break/>cum formicante conjunctam necessario celeritatem esse, quo-<text:line-break/>modo interpreteris quaero. Nam plus valet ac si absolute<text:line-break/>dictum sit, non addito necessario; tamen sit mendacium ni-<text:line-break/>hilorninus: scd si nihil esset adjectum, error manasse ex </text:span><text:span text:style-name="T6">ta-<text:line-break/>ctus offensione</text:span><text:span text:style-name="T3"> videatur; nunc quando additum, necessario,<text:line-break/>est, rationalem prae se fert aliquam suspicionem. Quae au-<text:line-break/>lenr haec sit discere optarem. Equidem nullam video ne-<text:line-break/>cessitatern, qua adductus imbecillum, crebrum et parvum</text:span></text:p>
      <text:p text:style-name="P6"><text:span text:style-name="T3">motum, statim putem celerem esse. Neque vero ipsa, de<text:line-break/>qua nomen pulsus invenit; formica celeriter movetur: sed<text:line-break/>breves ejus esse e( languidos motus crehrosque conspicimus :&lt;<text:line-break/>celeres autem iiequaquain. Quam autem harum celeritas<text:line-break/>necessario comitatur imbecillitatemnc ? imo vero mirabor,<text:line-break/>si quicquam, quum caetera omnino pari momento fint, ob<text:line-break/>virium imbecillitatem movebitur velociter, quum plane<text:line-break/>contra aliis simili in forte positis robur facultatis conjun-'<text:line-break/>eturn motum celerem reddat, quod in causis pulsuum osten-<text:line-break/>dimus. Quin nec crebritas causa celeritatis est, nam quis<text:line-break/>Athenis iter Piraeum crebro faciens continuo etiam currat<text:line-break/>necessario? etenim crebrae actionis aliae funt causae, aliae<text:line-break/>celeris. Sed parvitatem fortasse dicet esse in causa, cur<text:line-break/>necessario formicans pulsus celer sit, nam quid aliud exco-<text:line-break/>gites? Habet fane hoc certam quandam rationem, fedve-<text:line-break/>runine etiam sit, hic quaerimus, nam fieri nou potest, quin<text:line-break/>arteria quae brevissimo vehatur intervallo, minus consumat</text:span></text:p>
      <text:p text:style-name="P4"><text:span text:style-name="T3">temporis quam quum </text:span><text:span text:style-name="T15">feratur </text:span><text:span text:style-name="T3">maximo, nihilo magis tamen<text:line-break/>qui pauco tempore motus circumscribitur, fimus celer is ne-<text:line-break/>cessario erit. Quid tu, quaeres, num ergo; qui. multo tem-<text:line-break/>pore fiat, esse dicis celerem ? Ego vero neque hunc di-<text:line-break/>co , omnino enim non modo dico rationem habendam quan-<text:line-break/>titatis temporis, fed et spatii. Qnuni jam motmn, qui pau-<text:line-break/>co obitur tempore, de me quaeras, qualem dicam esse, quo<text:line-break/>responsum tibi dem, continuo quantitatem fac spatii addas.<text:line-break/>Si supprimes, addam ego, atque distincte dicam, cauteque<text:line-break/>motus, qui brevi tempore obeuntur, non esse prorsus nis<text:line-break/>citatiores, qui majore efficiuntur. At si proportioni tem-<text:line-break/>porum spatiorum respondeat proportio, neuter alterum an-<text:line-break/>tevertit ; si vero aut temporis ad tempus, aut intervalli ad<text:line-break/>intervallum major proportio sit, tum unum celeriorem fore,<text:line-break/>alterum tardiorem motum dico. Habes rem universam:<text:line-break/>quam tu si es assecutus, recte forsitan hic finem faciam ora-<text:line-break/>tionis, si non intellexisti, accipe prolixius quod paucis</text:span></text:p>
      <text:p text:style-name="P4"><text:span text:style-name="T3">perstrinxi. Qui pari tempore par spatium conficiunt, mo-<text:line-break/>tus hos appellamus aeque diuturnos et celeres, qui vero<text:line-break/>pari tempore majora intervalla emetiuntur, hos celeriores:<text:line-break/>haud aliter qui par spatium, sed minore tempore. Atque<text:line-break/>exempli gratia, duo quidam homines stadia quinquaginta<text:line-break/>una hora percurrunt, aeque veloces hos dixeris. Slu alter<text:line-break/>una hora haec confecerit, alter triginta horis, liquet cele-<text:line-break/>rius fe priorem movisse, qui majus pari tempore spatium<text:line-break/>percurrerit. At vero fi quinquaginta, stadia hic una hora,<text:line-break/>alter tribus perficiat, plane prior celerior est, fi quidem par<text:line-break/>spatium coufecit citius. Nihil sic difficulsatis luest, fed post-<text:line-break/>hac erit fortasse, nisi animum intendas: nam nihilo secius<text:line-break/>attendentibus illa non secus atque haec aperta erunt. Er-.<text:line-break/>go faciamus in duobus motibus alterum una hora quinqua-<text:line-break/>ginta conficere stadia, quid hos, nonne aeque celeres este<text:line-break/>dicemur? Verum. Nam si ille, qui confecerat una hora.</text:span></text:p>
      <text:p text:style-name="P4"><text:span text:style-name="T3">stadia quinquaginta, tres sit horas motus, omnino etiam su-<text:line-break/>pra quinquaginta confecisset centum. Si item qui tri-<text:line-break/>bus horis haec percurreret, unam tantum horam suisset<text:line-break/>motus, hic scilicet quoque quinquaginta sola progressus es-.<text:line-break/>set. - Sic aeque erunt celeres qui paria spatia paribus<text:line-break/>temporibus obeunt. Quare advertendae spatiorum sunt<text:line-break/>longitudines et temporum, ut si quomodo spatium spatio,<text:line-break/>ita tempori respondeat tempus, aeque celeres esse dicamus<text:line-break/>motus. Si vero majorem proportionem habet spatium ad<text:line-break/>spatium quam tempus ad tempus, vel tempus ad tempus<text:line-break/>quam fpatium ad spatium, non amplius aeque celeres hos<text:line-break/>motus esse existimamus. Nam sit spatium spatii quadru-<text:line-break/>plum, tempus </text:span><text:span text:style-name="T6">vero</text:span><text:span text:style-name="T3"> temporis duplum, certum est spatii pro-<text:line-break/>portionem ad spatium majorem esse quam temporis ad tem-<text:line-break/>pus. Itaque alter motus velocior erit. Jam illius esto spa-<text:line-break/>tium cubitorum quadringentorum, hujus centum, ac tempus</text:span></text:p>
      <text:p text:style-name="P4"><text:span text:style-name="T3">prioris duarum, alterius unius horae, si jam duabus horis<text:line-break/>alter motus cubita quadringenta confecerit, alter centum<text:line-break/>una, constat, si priorem centum tantum cubita moveri sin-<text:line-break/>gamus, hora dimidia confecturum: itaque altero erit cele-<text:line-break/>rior, quod par spatium breviori tempore emensus fit. Si<text:line-break/>vero secundum quadraginta faciamus progredi</text:span><text:span text:style-name="T15">, </text:span><text:span text:style-name="T3">quatuor hic<text:line-break/>horas requiret, quo nomine erit priore tardior, quippe par<text:line-break/>spatium percurret longiore tempore. In conspicuo igitur<text:line-break/>est, ubi spatii cum spatio collati major fit proportio quam<text:line-break/>temporis comparati cum tempore, eum motum necessario<text:line-break/>celeriorem esse. Contra si prioris motus spatium minorem<text:line-break/>habeat proportionem ad spatium alterius quam tempus ad<text:line-break/>tempus, priorem necesse sit tardiorem esse. Atque hujus<text:line-break/>etiam exemplum proponam. Fac mihi prioris motus fpa-<text:line-break/>tiurn spatii secundi motus duplum esse, tempus autem tern-<text:line-break/>poris quadruplum. Si jam prior quatuor cubita progredia-<text:line-break/>tur quatuor horis, alter una hora duo, planum est, si duo</text:span></text:p>
      <text:p text:style-name="P4"><text:span text:style-name="T3">tantum cubita priorem fingamus progredi, duabus ea horis<text:line-break/>confecturum, quo tardior altero erit, qui eadem duo cubita<text:line-break/>percurreret una hora-: et alterum , si quatuor cubita eme-<text:line-break/>tiatur, duabus id horis facturum, unde illo, qui quatuor<text:line-break/>cubita quatuor. progressus horis est, velocior erit, si qui-<text:line-break/>dem par spatium ocyus confecerit. Quo: quidem constitutu,<text:line-break/>duos jam fingamus ascensu impares pulsus, nam hanc in<text:line-break/>primis dimensionem .lu hac disputatione quaerimus,, ac facia-<text:line-break/>mus, si subet, exempli, gratia, esse prosundilatem profun-<text:line-break/>ditatis decuplam et tempus temporia duplum, nonne aperte<text:line-break/>perspicies, modo superiorum memineris, pulsum cujus de-<text:line-break/>cupla est altitudo multo, fore altero celeriorem? Nam hu-<text:line-break/>milis, fi in eodem-constans- motu,, decuplo in profunditatis<text:line-break/>dimensione increverit, fiet ille quidem aeque ac alter altus,<text:line-break/>sed tempore longe.majore quam ille. Inventus igitur qui-<text:line-break/>dam est humilis pulsus, brevi tempore, durans, qni alto , diu-</text:span></text:p>
      <text:p text:style-name="P4"><text:span text:style-name="T3">turno fit tardior, id quod est, de quo initio agebatur, aliam<text:line-break/>rationem dignoscendi temporis, esse motus, aliam temporis<text:line-break/>celeritatis. At enim haec verbotenus fortassis finguntur, a<text:line-break/>vero autem absunt. Imo si juvenis valentis compares pul-<text:line-break/>funi- cum pueri formicante, decuplum ascensum offendes.<text:line-break/>Quod si hunc ipsum juvenem excalfacias moderate, vel bal-<text:line-break/>neis, vel frictionibus, exercitationibusve, ac tum bilem<text:line-break/>moveas illi, et stomachum facias, non decuplam, fed quin-<text:line-break/>decuplam ejus prosunditatem inveneris humilis dimensionis<text:line-break/>pulsus in puero formicantis. Verum in puero formicans,<text:line-break/></text:span><text:span text:style-name="T36">ne </text:span><text:span text:style-name="T3">sit fernel tardus, subsidium ab aetate habet, at in sene<text:line-break/>formicantem, si pulsum nosti tangere, celerem non magis<text:line-break/>dicas quam vermiculantenu Nam hoc haud scio, an tar-<text:line-break/>dior clare ullus pulsus videatur. Formicans enim qua est<text:line-break/>brevitate, apertam cognitionem sugit, vermiculans non ob-<text:line-break/>scure </text:span><text:span text:style-name="T6">quidem est turdus, sed</text:span><text:span text:style-name="T3"> si quis alius, abunde perspi-<text:line-break/>cuus. Quid igitur lutei celeres hunc quoque plerique re-</text:span></text:p>
      <text:p text:style-name="P5"><text:span text:style-name="T37">:</text:span><text:span text:style-name="T28">' • </text:span><text:span text:style-name="T37">• •</text:span></text:p>
      <text:p text:style-name="P6"><text:span text:style-name="T3">serunt, nisi consensionem cum formicante .studentes servare<text:line-break/>eos non sentiri statuunt? Nana quando lu se facile hi pul-<text:line-break/>sus mutuo convertuntur et vermiculantis facile extremus<text:line-break/>delapsus formicantem gignit, similiter primum formicantis<text:line-break/>incrementum vermiculantem, plane illi novum putaverunt,<text:line-break/>fi eorum alterum licerent celerem, tardum alterum. Ac<text:line-break/>quia semel non probe celerem appellarunt formicantem, id-<text:line-break/>circo rem ex consequenti tam falsam, tam etiam plane disso-<text:line-break/>nam sustinuerunt admittere, vermiculantem etiam celerem<text:line-break/>esse. Et quidem vermis eum gressui comparunt et formi- •<text:line-break/>cantem item formicae, animantium nide quam velocium,<text:line-break/>et qui simul ita comparant, simulasse celeres contendunt,<text:line-break/>nec animadvertunt, quam fecum pugnent. Postquam vero<text:line-break/>in tantus sc errores semel demiserunt, non dubitant etiam<text:line-break/>in stomachicis affectibus cousirmare omnes esse pulsus cele-<text:line-break/>res , quum ne lu quidem sint celeres omnes, ac' vero alios<text:line-break/>etiam fexcento.s, de. quibus alio loco dicere magis convenit.</text:span></text:p>
      <text:p text:style-name="P6"><text:span text:style-name="T3">Qui errores mutuo consecuti illos funt ob notionem non dis-<text:line-break/>tributam, nec distinctam celeritatis, prorsusque confusam.<text:line-break/>Nam quum illi de celeri pulsu ex sola temporis existimarent<text:line-break/>brevitate, neque etiam de ejus magnitudine statuerent, quae<text:line-break/>falso illis in mentem venerant, haec in errorem ipsos in di-<text:line-break/>grroscendo impulerunt. Sed nos clere, ni fallor, alium<text:line-break/>ostendluius brevi tempore durantem esse, ut sic appellem pul-<text:line-break/>sum , alium celetem, fimiliter contrarios nis alium diutur-<text:line-break/>num, alium tardum' esse. Hic tu. putas fortasse absolutam<text:line-break/>omnibus partibus estp disputationem, teque manifesto co-<text:line-break/>gnoscere, celerem pulsum differre a tardo. Ego vero ni-<text:line-break/>hil magis in votis habeam , quam </text:span><text:span text:style-name="T15">ut </text:span><text:span text:style-name="T3">de commentatione tan-<text:line-break/>ta disputatio detrahatur. At re vera ita non habet, scd est<text:line-break/>habita oratio ad celerem pulsum et tardum dignoscendum,<text:line-break/>veluti quoddam praeludium. Nam per totam hanc quidem<text:line-break/>habitam orationem: duobus luter se motibus conferendis<text:line-break/>unum tardiorem esse, alterum celeriorem ostendimus: nus-<text:line-break/>quam verba fecimus tamen de tardo et celeri..' Sane quam-</text:span></text:p>
      <text:p text:style-name="P6"><text:span text:style-name="T3">plurimum interest, tardiorem dicas motum an tardum, nec<text:line-break/>non celeriorem an celerem; Exempli • gratia, si quis ali-:<text:line-break/>quem dicat motum tardiorem .esse,.quaerimus, quonam dicat<text:line-break/>esse tardiorem eum, semper enim qui tardior est, alio dici-<text:line-break/>tur tardior: fin tardum dicat aliquem motum esse, hand-<text:line-break/>quaquam interrogamus quonam, nam- ridicusi habeamur.<text:line-break/>Sic si pulsunr tarcliorem esse dicamus aut celeriorem, erit<text:line-break/>omnino qui de nobis, quonam tardiorem dicamus, vel </text:span><text:span text:style-name="T6">ce-<text:line-break/>leriorem ,</text:span><text:span text:style-name="T3"> requiret</text:span><text:span text:style-name="T15">; </text:span><text:span text:style-name="T3">scd tardum qunrn dicimus</text:span><text:span text:style-name="T15">, </text:span><text:span text:style-name="T3">vel cele-<text:line-break/>rem;, nullus jam rogat quonam. Nunquid igitur celer et<text:line-break/>tardus, absoluto sermone proseruntur, at celerior vero tar-t </text:span><text:span text:style-name="T27">•<text:line-break/></text:span><text:span text:style-name="T3">diorque reseruntur ad alterum? Sane hoc fortasse quis<text:line-break/>prompte pro vero probabit. Mea vero’ longe alia ratio, esu<text:line-break/>Adeo multae est res cogitationis deliberationisque, quum<text:line-break/>aliis de causis, .tum quod ad plures res pertinet ea specula-<text:line-break/>tio, neque enim de celeri.et tardo, vel.celeriore et tardiore,<text:line-break/>distincto et definito est opus, de magno autem parvoque et<text:line-break/>majore at que-minore aliisque quorum idem usus est negli-</text:span></text:p>
      <text:p text:style-name="P6"><text:span text:style-name="T3">gere par esu Imo attendendum est, perludene sit, si ma-<text:line-break/>jorem dicas ac magnum pulsum, et item mluorem ac par-<text:line-break/>vum, an diversae res sub Iris nominibus .lateant. Majorem<text:line-break/>quidem semper accipimus minore majorem, atque minorem<text:line-break/>majore minorem, magnum vero nullo magnum, sedabso-<text:line-break/>lute, .itemque. parvum nusio parvum,, caeterurn absolute.<text:line-break/>Eodem modo de breviore et brevj. longiore et longo, latiore<text:line-break/>atque lato, angustiore angustoque et hercle etiam de molliore<text:line-break/>et.mossi, duriore et duro, denique de omnibus aliis, quae<text:line-break/>lueum usurpantur modum, distinctione est opus. Quippe<text:line-break/>haec consideratio pene pertinet quum ad totam medicinam,<text:line-break/>tum vero ad alias, artes omnes: etenim calidius dicimus et<text:line-break/>calidum,-.frigidius et frigidum, siccius et.siccum, huniidius<text:line-break/>etliumidum, denique plus et multum, similiterque minus 'er<text:line-break/>parum. Una igitur in re sermonem pro exemplo explora-<text:line-break/>bimtts, ubi si indagando nobis quid profectum sit, ad alia<text:line-break/>tutu omnia viam et rationem haec faciemus, ut traduca-</text:span></text:p>
      <text:p text:style-name="P6"><text:span text:style-name="T3">mus, sin haereamus, ipsam etiam hunc haesitationem trans-,<text:line-break/>feremus ad omnia. Alterutrum quidem certe,, aut xiam<text:line-break/>rationemque invenerimus </text:span><text:span text:style-name="T6">ad.</text:span><text:span text:style-name="T3"> multa accommodissimam, aut<text:line-break/>inanem scientiae eorum persuasionem, quae ignoramus, de;<text:line-break/>posuerimus. Age jam sumamus, in manus magnum etpar-.<text:line-break/>vum, ut expendamus, quatenus a majore et minore distente<text:line-break/>Et primum de rebus omnibus mundi, lu quibus quidem ver-<text:line-break/>suti fumus et edurati, quid inteiligamus magnum-et-quid<text:line-break/>parvum, uobis ipsis' subjiciamus:: simili modo, quid majus<text:line-break/>et minus. Nonne majus, ut quisquam absolute dicat,' non<text:line-break/></text:span><text:span text:style-name="T15">ferimus, </text:span><text:span text:style-name="T3">nisi addat, quo dicat majus; magnum autem, ab-'<text:line-break/>soluto sermone et ipsi proserimus et alios citra ' additio-<text:line-break/>nem audimus? Nunquid igitur per sc dicuntur et absoluto.<text:line-break/>sermone magnum et parvum? At si est, nimirum vel sub—<text:line-break/>stantium scilicet denotabunt, vel qualitatem, vel aliquod<text:line-break/>aliud praedicamentum ? • Atqui substantiam non significant,'<text:line-break/>ut Socrates, Plato,, equus, homo. Nec vero etiam quali-</text:span></text:p>
      <text:p text:style-name="P6"><text:span text:style-name="T3">tatem ullam, neque figuram igitur, neque colorem, neque<text:line-break/>positionem, neque conformationem’ et paucis nihil istius ge-<text:line-break/>neris. Quin nec ubi ludicare vel quando possint, nec item<text:line-break/>situm, nec habitum, nec actionem, nee passiouem. Sed in<text:line-break/>illis haec lolis sunt quaerenda, quae in praedicamento.quan-<text:line-break/>titatis., ant </text:span><text:span text:style-name="T6">ad</text:span><text:span text:style-name="T3"> aliquid sunt, , Atque si; quae nuper nostra<text:line-break/>lententia erat, non videantur ad praedicamentum relationis<text:line-break/>pertinere, in .quantitatis erunt quaerenda. Porro plenum<text:line-break/></text:span><text:span text:style-name="T1">est </text:span><text:span text:style-name="T3">difficultatis statuere, quantum intelligere utrunque opor-<text:line-break/>teat, . anne instar stadii magnum, et cubitale parvum.<text:line-break/>Atqui moutem, etiam si magnitudine sit stadii, parvum dici-<text:line-break/>mus, et formicam magnam, longe quidem cubito minorem.<text:line-break/>Dices fortasse, quod familiari cuidam meo satisfecit, quan-<text:line-break/>titateiu quidem ab iis significari, non certam tamen illam,<text:line-break/>ut pedale, caeterurn ut ille dicebat, latam et indefinitam.<text:line-break/>Nuuquid igitur finibus altitudinem eorum complecti possu-<text:line-break/>mus, ut'alia id genus, nimirum chori, civitatis, montis,<text:line-break/>exercitus, stagni ? quippe quae cum quantitate incerta om-</text:span></text:p>
      <text:p text:style-name="P6"><text:span text:style-name="T3">mia dicantur. Possumus dicere non tres nos, aut’quatuor<text:line-break/>saltatores chorum intelligere, non tamen jam mille: nec<text:line-break/>etiam, civitatem, si qua tribus constet domibus, nec quae<text:line-break/>mille stadiis experrecta est: neque montem, qui cubitalis<text:line-break/>fit, scd'qni major, neque tamen qui lunam attingat: neque<text:line-break/>stagnum collectionem aquae trium amphorarum, non tamen<text:line-break/>ut univerfarn terram inundet. Nam uniuscujusque horum<text:line-break/>quamquam adamussim nequeas quantitatem constituere, multa<text:line-break/>tamen invenias corpora, quae ab eorum notione utrluque<text:line-break/>deflexerunt, haec quod nondum, illa quod non amplius sint<text:line-break/>talia.</text:span></text:p>
      <text:h text:style-name="Heading_20_2" text:outline-level="2">Cap. ll.</text:h>
      <text:p text:style-name="P99"><text:span text:style-name="T3">Qui ergo termini magno et parvo statuun-<text:line-break/>tur, ut commemoratis omnibus, non est,quid dicamus; imo<text:line-break/>vero adeo lutelligentia patet late magni, ut ipso etiam uni-;<text:line-break/>verso mundo, verbi gratia, si quid excogitari majus possit,<text:line-break/>hoc magni fit obtenturum nomen. Nihllominus formica,<text:line-break/>culex; milium, et si quod hoc minus sit animal, vel gra-</text:span></text:p>
      <text:p text:style-name="P6"><text:span text:style-name="T3">num, accipiat magni nomen</text:span><text:span text:style-name="T15">: </text:span><text:span text:style-name="T3">neque enim formica tantum,<text:line-break/>sed et' milium et culex magnus dicitur. Tantum ergo con-<text:line-break/>stat, unamquanque rem cum ejusdem generis rebus costa-<text:line-break/>tam vel parvam vel magnam dici, absolutejniiul. Atque<text:line-break/>hoc quidem inter majus interest et magnum</text:span><text:span text:style-name="T15">, </text:span><text:span text:style-name="T3">quod majus<text:line-break/>omni minore possit majus dici, magnum vero non quolibet<text:line-break/>majus, sed tantum eis</text:span><text:span text:style-name="T15">, </text:span><text:span text:style-name="T3">quae sunt ejusdem generis. Eadem<text:line-break/>de minore et parvo distinctio est, nec non de celeri et ce-<text:line-break/>leriore, nec secus de tardo et tardiore, siquidem equus<text:line-break/>quispiam tardus dicatur et formica velox. Simili ratione<text:line-break/>alia cuncta videbis appellata esse quum in pulsuum omnibus<text:line-break/>generibus tum per totam medianam, et hercle per totam<text:line-break/>mortalium vitam, durum durius, molle mollius, crebrum<text:line-break/>crebrius, breviter' alia id genus omnia partim cum altero<text:line-break/>quolibet comparata, partim cum lis tantuni, cum quibus<text:line-break/>conveniunt genere. Quid jam igitur- fummamne assecuti<text:line-break/>sumus, an vero hic etiam lermo postulat distinctionem?</text:span></text:p>
      <text:p text:style-name="P6"><text:span text:style-name="T3">neque enim si cum omnibus, quae sunt ejusdem generis;<text:line-break/>magnum comparemus, statim sic nominamus. Neque enim<text:line-break/>simul Achilles et Aiax dicentur magni, nec Polydamus et<text:line-break/>Milo, si quidem A jace. Achilles, Milone erat major Polyda-<text:line-break/>mas, sed'plane cum medio et mediocri atque moderato,<text:line-break/>quod vocant, unoquoque in genere, veluti cum regula<text:line-break/>arbitroque caetera conseremus: tum quae illud excedunt,<text:line-break/>magna esse dicemus omnia: quae contra, parva. Id quod<text:line-break/>usu venit in omni vita, lu artibus quidem utique maxime,<text:line-break/>nam ad moderati omnes examen reseruntur: atque hoc sup-<text:line-break/>peditare essentiis, lu quibus versantur, student. Ac multum<text:line-break/>cibi dicit medicus sumpsisse quempiam, ubi corporis natu-<text:line-break/>ram nutriendi excedat, rursus parum, ubi infra rnediocrita-<text:line-break/>tem ejus sit. </text:span><text:span text:style-name="T36">. </text:span><text:span text:style-name="T3">Nam ea ratione athletae duas mluas cernis<text:line-break/>parum dicimus esse, et frequenter aegroto luterdiciurus cre-<text:line-break/>inoris ptisanae pelvim exorbere, ni stupra mediocritatem.<text:line-break/>Ita magnum etiam pulsuin et parvum dicimus, qui a medio-</text:span></text:p>
      <text:p text:style-name="P6"><text:span text:style-name="T3">crisate destectit, atque hujus utriusque magnum numerum<text:line-break/>este, moderatum unum, qui indagandus nobis et ob memo-<text:line-break/>riam ponendus; omnibusque aliis applicandus </text:span><text:span text:style-name="T17">• </text:span><text:span text:style-name="T3">est </text:span><text:span text:style-name="T17">veluti<text:line-break/></text:span><text:span text:style-name="T3">mensura quaedam aequa ab ipsa constituta natura. Quem<text:line-break/>quomodo invenire possimus reliquum est ut confideremus;<text:line-break/>nam eo tota oratio properat, cujus quidem nomine, retuli-<text:line-break/></text:span><text:span text:style-name="T17">mus </text:span><text:span text:style-name="T3">quicquid ante dictum est. Invenerimus autem il-<text:line-break/></text:span><text:span text:style-name="T17">lum, </text:span><text:span text:style-name="T3">modo'possimus, via et ratione.. Quippe hoc ad </text:span><text:span text:style-name="T17">il-<text:line-break/></text:span><text:span text:style-name="T3">lud interest, ut unam viam ad omnia moderata </text:span><text:span text:style-name="T17">unam-<text:line-break/></text:span><text:span text:style-name="T3">que rationem habeamus, nec, denuo necesse </text:span><text:span text:style-name="T17">habeamus<text:line-break/></text:span><text:span text:style-name="T3">quaerere, quo pacto, inveniendus sit </text:span><text:span text:style-name="T17">in </text:span><text:span text:style-name="T3">motu </text:span><text:span text:style-name="T17">moderatus,<text:line-break/>quo </text:span><text:span text:style-name="T3">pacto lu quiete, vel lu contentione, veI </text:span><text:span text:style-name="T17">in arte-<text:line-break/></text:span><text:span text:style-name="T3">iiae corpore. Ac </text:span><text:span text:style-name="T17">primum hoc </text:span><text:span text:style-name="T3">videamus, </text:span><text:span text:style-name="T17">utrum finguli in<text:line-break/></text:span><text:span text:style-name="T3">lingusis </text:span><text:span text:style-name="T17">.generibus quaerendi pulsus moderati sint, an plo-<text:line-break/>res, </text:span><text:span text:style-name="T3">alius </text:span><text:span text:style-name="T17">pro aetate </text:span><text:span text:style-name="T3">moderatus, </text:span><text:span text:style-name="T17">alius pro habitibus corpo-<text:line-break/>ris, alius pro temperamentis, alius pro </text:span><text:span text:style-name="T3">anni </text:span><text:span text:style-name="T17">temporibus,<text:line-break/>alius pro </text:span><text:span text:style-name="T3">locis, </text:span><text:span text:style-name="T17">statibus, </text:span><text:span text:style-name="T3">vitae </text:span><text:span text:style-name="T17">institutis, vel </text:span><text:span text:style-name="T3">animi </text:span><text:span text:style-name="T17">affectibus.<text:line-break/>Pro </text:span><text:span text:style-name="T3">his enim omnibus alios magnos, </text:span><text:span text:style-name="T17">alios </text:span><text:span text:style-name="T3">parvos, alios </text:span><text:span text:style-name="T17">mo-</text:span></text:p>
      <text:p text:style-name="P6"><text:span text:style-name="T3">deratos dicimus pulsus esse:,jam hos celeres, illos turdos,<text:line-break/>quosdam moderatos, parique modo lu caeteris differen-<text:line-break/>tiis. Forsan autem hoc probabilius alicui videbitur ma-<text:line-break/>gisque • consonum usui, si cuilibet generi unnm assignemus<text:line-break/>moderatum. • Ergo accuratius hoc disceptemus, atque unum<text:line-break/>sumamus genus pulsuum pro exemplo, scilicet magnorum et<text:line-break/>parvorum, de quibus egimus paulo superius; ac messium’<text:line-break/>eorum et moderatum demus operam ut inveniamus, sigilla-<text:line-break/>tim pro aetatibus, figillatim pro anni temporibus, regioni-<text:line-break/>bus, naturis, temperamentis, assisque id genus omnibuss<text:line-break/>nam hoc - nihil desideremus ad usum amplius, si inventum<text:line-break/>sit, sive proprium instituamus cujusque memoratorum pul-<text:line-break/>sum scire, sive etiam ejus a natura recessus dignoscere.<text:line-break/>Quod praesens nobis doctrina videtur suppeditare. Quare<text:line-break/>etiam atque etiam rideamus, possitue hoc inveniri. Mihi<text:line-break/>quidem sane difficillimum videtur atque adeo non posse<text:line-break/>fortasse inveniri: ac dissiculsas quidem in eo est, quod nihil<text:line-break/>ex nis, quae commemoravimus, feparatim licet et lolurn</text:span></text:p>
      <text:p text:style-name="P6"><text:span text:style-name="T3">sumere. Nam quando separatirn et </text:span><text:span text:style-name="T15">solam </text:span><text:span text:style-name="T3">cernas pulsuum<text:line-break/>pro temporibus anni differentiam citra corpus, quod jam<text:line-break/>suum temperamentum habeat et habitum et aetatem et alia<text:line-break/>quae diximus? Itaque fit </text:span><text:span text:style-name="T15">ut </text:span><text:span text:style-name="T3">non possis dicere, hic pulsus<text:line-break/>peculiaris veri est, ille aestati</text:span><text:span text:style-name="T15">: </text:span><text:span text:style-name="T3">nam te quis roget, quo tu nam<text:line-break/>lu corpore dicas, in calidiore temperatura, an frigidiore,<text:line-break/>gracili an corpulento, juvenis an senis, lu frigida regione<text:line-break/>an calida, et viri an mulieris, nec secus in reliquis diffe-<text:line-break/>rentiis. Quocirca in omni natura ridetur propofitum cor-<text:line-break/>porum proprius esse animadvertendus pulsus et non proprius<text:line-break/>quo sciamus Dionis verbi gr atia pulsus talis natura est, Theo-<text:line-break/>nis talis. At hoc absurdum sit, non tantum quia necesse<text:line-break/>esset, qui peculiares singulis hominibus pulsus sint et qui<text:line-break/>non peculiares, separatirn meminisse, et nihil nos posse de<text:line-break/>quoquam, nisi usus nobis cum eo intercessisset, cognoscere;<text:line-break/>verum etiam quod ne in ipso Dione quidem verbi gratia<text:line-break/>unum hunc proprium pulsum lu unoquoque genere separa-</text:span></text:p>
      <text:p text:style-name="P6"><text:span text:style-name="T3">tim possemus et praeter rerum exlemas circumstantias su-<text:line-break/>mere. Nam quando sumes tandem? Dionisne hieme,<text:line-break/>an Dionis aestate, et utrum Dionis Romae, an in Astica;<text:line-break/>jam gracilioris, an corpulentioris ? praeterea ejus qui otio-<text:line-break/>sius egerit, an laboriosius, durius an lautius vixerit? tum<text:line-break/>vinum, an aquam potaverit, an fitiverit? Neque enim<text:line-break/>est ah nis aliisque circumstantiis sexcentis separatum su-<text:line-break/>mere et solum corpus Dionis. Itaque nondum explicata<text:line-break/>prima dubitatio est, siquidem pulsum toti naturae propofiti<text:line-break/>corporis proprium, quem quidem moderatum,, hoc est me-<text:line-break/>diocrem appellavimus, non valemus invenire. Praestiterit<text:line-break/>igitur non ambire hac ratione, pulsuum notitiam, scd ut<text:line-break/>praescripsi tironibus, in singulis quas narrari causis edisce-<text:line-break/>re variationem. Nam aliquam, possis ejus viam atque ra-<text:line-break/>tionem invenire, quam hoc loco prius adnotabimus; deinde<text:line-break/>inspiciemus utrum omnia praestare queat, an aliqua ex<text:line-break/>parte etiam claudicet. Porro via ratioque haec, ut exem-</text:span></text:p>
      <text:p text:style-name="P6"><text:span text:style-name="T3">pli </text:span><text:span text:style-name="T15">gratia viam sumamus de causis quae </text:span><text:span text:style-name="T3">alterandis sunt pul-<text:line-break/>sibus, </text:span><text:span text:style-name="T15">ut </text:span><text:span text:style-name="T3">exercitationem. Nam si considerandum venit,<text:line-break/>quemadmodum </text:span><text:span text:style-name="T15">pulsus </text:span><text:span text:style-name="T3">exercitatio immutet, delige hominem,<text:line-break/>cujus attendas prius omnes pulsus, inde exercites, tumque<text:line-break/>de integro attendas</text:span><text:span text:style-name="T15">, </text:span><text:span text:style-name="T3">qui illorum sit lulensus et quis exolu-<text:line-break/>tus et quantum, atque sic luvenies, quantum exercitatio </text:span><text:span text:style-name="T17">pul-<text:line-break/></text:span><text:span text:style-name="T3">fus possit immutare. Haud aliter in balneis, potu cibisque<text:line-break/>omnibus facto de singulis hominibus periculo, facile </text:span><text:span text:style-name="T17">altera-<text:line-break/></text:span><text:span text:style-name="T3">tiones inveniemus. Haec facillima, experientia est’; </text:span><text:span text:style-name="T17">verum<text:line-break/></text:span><text:span text:style-name="T3">quae ab experientia ineundae rationes sunt,, non perinde </text:span><text:span text:style-name="T17">fa-<text:line-break/></text:span><text:span text:style-name="T3">ciles. Nam quod est in omni experientia, id hic item, </text:span><text:span text:style-name="T17">ne,<text:line-break/></text:span><text:span text:style-name="T3">dum nihil distinguimus et confuse rem tractamus, </text:span><text:span text:style-name="T17">offendamus<text:line-break/></text:span><text:span text:style-name="T3">periculum esu Quod fit bifariam, </text:span><text:span text:style-name="T17">ut </text:span><text:span text:style-name="T3">res </text:span><text:span text:style-name="T17">non distributa, vel<text:line-break/></text:span><text:span text:style-name="T3">distincta sit, partim quod commune non dispertiamus </text:span><text:span text:style-name="T17">lu suas<text:line-break/>omnes </text:span><text:span text:style-name="T3">partes, partim quod alterantibus causis </text:span><text:span text:style-name="T17">non attenda-<text:line-break/>mus, quae </text:span><text:span text:style-name="T3">praecipue, vel </text:span><text:span text:style-name="T17">primo vel quocunque velis no-<text:line-break/>mine vocare</text:span><text:span text:style-name="T3">, et quae per accidens </text:span><text:span text:style-name="T17">successerunt. Atque<text:line-break/>commune </text:span><text:span text:style-name="T3">non secare in omnes </text:span><text:span text:style-name="T17">suas differentias tale est.</text:span></text:p>
      <text:p text:style-name="P6"><text:span text:style-name="T3">nempe requirit oratio </text:span><text:span text:style-name="T15">ad claritatem </text:span><text:span text:style-name="T3">exemplum. Si quis<text:line-break/>exercitatorum tales dicat </text:span><text:span text:style-name="T15">esse </text:span><text:span text:style-name="T3">pulsus, neque distinxerit, nec<text:line-break/>cuinam dicat exercitato, neque quando, neque quantum,<text:line-break/>hic eo quod non divisit commune in differentias lapsus esu<text:line-break/>Cninam exercitato inquam, qua aetate, quo robore,, aut in-<text:line-break/>sicrnitate, quibus humoribus praestito, quo corpore, qua</text:span><text:span text:style-name="T11">z<text:line-break/></text:span><text:span text:style-name="T3">compage corporis partium, quam ad exercitationem consue-<text:line-break/>to : scilicet in tot membra dividitur cuinam. Jam quomodo<text:line-break/>exercitatus est in alias etiam differentias scinditur, an valide,<text:line-break/>necne; celeriter, necne; aequaliter, necne; lu quibus omnibus<text:line-break/>non eodem modo mutabitur. Jam etiam diversam esseprotem-<text:line-break/>pore alterationem oportet; neque enim a cibo subire exer-<text:line-break/>citationem perinde est ac jejunum; -nec perinde est .trissem<text:line-break/>atque hilarem, alacrem ac’segnem, rigidunr ac excalfactum,<text:line-break/>item eum qui plus justo ac qui intra modum vel mediocri-<text:line-break/>ter dormivit. Similes immutationis differentiae manabunt<text:line-break/>ex quantitate exercitationum, siquidem moderatae aliter;</text:span></text:p>
      <text:p text:style-name="P6"><text:span text:style-name="T3">atque plures, vel panriores, commutant pulsus. At per ac-<text:line-break/>cidens, an per sc, mutatio fiat, ita est distinguendum</text:span><text:span text:style-name="T15">; </text:span><text:span text:style-name="T3">ec-<text:line-break/>quid fuisset excrementis plenus et quum coepit exercitari,<text:line-break/>fluente in ventrem vitiosorum humorum copia, vellicari<text:line-break/>contigit os ventriculi humorum vitio, aut copia opprimi,<text:line-break/>aut everti, ac nauseare, eoque vel fatiscere hominem, vel<text:line-break/>languescere, vel refrigerari, vel suffocari; horum enim al-<text:line-break/>terat quodque pulsus, quos aliquis forsitan ab exercitatione<text:line-break/>existimabit prosectos. Nam si qui plethoricus sit ac tho,<text:line-break/>race et pulmone affecto, simul ut coepit velociter exerci-<text:line-break/>tari, in dyspnoeam inciderit, pro dyspnoea variabunt pul-<text:line-break/>sus, et tu-putabis fortassis pro exercitationibus. Ergo ut lu<text:line-break/>experiundo non fallaris quomodo fit distinguendum, essi<text:line-break/>alio loco .sim longius persecutus, summatim lue tamen per-<text:line-break/>stringam. Omnes commemoratas differentias ad tres, has<text:line-break/>reducemus generales; corpus propositam designabimus ad<text:line-break/>experientiam, quam sanum sit ac nulli obnoxium externae</text:span></text:p>
      <text:p text:style-name="P6"><text:span text:style-name="T3">alterationi, </text:span><text:span text:style-name="T15">tum </text:span><text:span text:style-name="T3">exercitationem, qua ad id </text:span><text:span text:style-name="T15">uternur, </text:span><text:span text:style-name="T3">mode-<text:line-break/>ratam quantitate servabimus, atque in mutatione hoc atten-<text:line-break/>dimus, ecquid cnsu inciderit, non ex ipsa natura exercita-<text:line-break/>tionis. Si enim tria haec respicias, nullo negotio luvene-<text:line-break/>ris, quemadmodum et quatenus adventitia causa 'immutet.<text:line-break/>Itaque si pmni in genere causae, alterationem experiundo<text:line-break/>addidiceris, utendi tibi ad dignoscendos in morbis pulsus fa-<text:line-break/>cultas erit, facile quantum ab externis causis alterati pulsus<text:line-break/>sunt, exploranti, quantum item a morbo. Itaque nihil<text:line-break/>erit quod labores, ut qualis sit qui natura moderatus esu<text:line-break/>praescias; sed si qui sit singulis, de quibus agitur, pecusia-<text:line-break/>ris, teneas, quatenus mutatus hic est, cum ab aliis causis,<text:line-break/>tum </text:span><text:span text:style-name="T6">vero ab ipso</text:span><text:span text:style-name="T3"> morbo, nosse poteris. Atqui nisi ad<text:line-break/>haec usus nobis moderati pulsus erit, nequicquam eum quae-<text:line-break/>remus. Qua igitur ratione aliquem magnum dicemus, vel<text:line-break/>celerem incognito moderato ? nam manere etiamnum ride-<text:line-break/>tur prima dubitatio. Quid autem magnum nobis opus est,<text:line-break/>aut celerem dicere, cum alterationmn nobis tantummodo</text:span></text:p>
      <text:p text:style-name="P6"><text:span text:style-name="T3">iatis’ sit meminisse, ut dicamus in hunc modum :• Exercia<text:line-break/>taliones moderatae pulsus lu magnitudinem, celeritatem, </text:span><text:span text:style-name="T36">ve-<text:line-break/></text:span><text:span text:style-name="T3">hementiam. et crebritatem convertunt ? Quod dicemus alios<text:line-break/>quoque, quum id significare volunt, in exercitationibus </text:span><text:span text:style-name="T36">di-<text:line-break/></text:span><text:span text:style-name="T3">cere, magnos, celeres,' vehementes, crebrosque fieri pulsus.<text:line-break/>Nos vero primum- non absolute in exercitationibus dicemus,<text:line-break/>fed-in moderatis addemus.- Nam naturam quae corporis<text:line-break/>exercitati excedunt, pulsus in aliud vertunt genus mutatio-<text:line-break/>nis. Deinde non ita dicemus absoluto sermone magnos </text:span><text:span text:style-name="T36">et<text:line-break/></text:span><text:span text:style-name="T3">eeleres, • sed majores, celeriores, vehementiores, crebriores,<text:line-break/>aliaque dicemus ita esse omnia usurpanda, ut, pro aetatibus,<text:line-break/>maximos juvenum esse,, senum minimos; eorum quorum<text:line-break/>inclinat aetas majores;quidem quam senum,- tamen </text:span><text:span text:style-name="T36">mino-<text:line-break/></text:span><text:span text:style-name="T3">ies quam juvennmr Pro regionibus eodem modo et </text:span><text:span text:style-name="T36">pro<text:line-break/></text:span><text:span text:style-name="T3">reliquis omnibus idem praescribemus, inter sc omni lu </text:span><text:span text:style-name="T36">ge-<text:line-break/></text:span><text:span text:style-name="T3">nere pulsus conserentes,- non absolute de-iis decernentes. </text:span><text:span text:style-name="T36">Ati<text:line-break/></text:span><text:span text:style-name="T3">empirico forsitan satisfaciat haec institutio; 'de qua </text:span><text:span text:style-name="T36">accura-</text:span></text:p>
      <text:p text:style-name="P6"><text:span text:style-name="T17">tius nos paulo post viderimus. </text:span><text:span text:style-name="T36">At </text:span><text:span text:style-name="T17">qui primas studeat et con-<text:line-break/>tinentes quas vocant, causas- investigare cujusque pulsus et<text:line-break/>ratione artem viaque tractet, huic cujusque generis modera-<text:line-break/>tum operae pretium est nosse. Quaeratur enim cur par-<text:line-break/>vus pueris fit pulsus, deinde causae nos probabiles desiciant,<text:line-break/>nempe enim nos 'deficient, ni sedulo prius causas quae nia-<text:line-break/>gnos pulsus et parvos gignunt, expenderimus; neque enim<text:line-break/>lu pueris causas reperiamus, quae parvos generent.-. </text:span><text:span text:style-name="T36">• </text:span><text:span text:style-name="T17">Atqui<text:line-break/></text:span><text:span text:style-name="T36">si </text:span><text:span text:style-name="T17">vel una in re, quamvis levi, causae ratio claudicet, simul<text:line-break/>in reliquis, ubi videatur abundare, merito titubabit, ubique<text:line-break/>enim sibi, si quidem vera est, constare illa debet. Quo ma-<text:line-break/>gis necessarium est nosse moderatum, nam potest etiam;.pueri<text:line-break/>pulsus moderatum superare. HerophiIus certe insigniter<text:line-break/>magnum interdum hunc pulsum vocat. Quid tandem igitur;<text:line-break/>quaeres, parvum Archigenes illum nominat ? Eortasse cau-<text:line-break/>sam tibi distensionis aperiam, si noveris prius iustinitum pro-<text:line-break/>hatum esse, debere ad commentandas pulsuum causas virum</text:span></text:p>
      <text:p text:style-name="P6"><text:span text:style-name="T3">qni rationem sequatur et cum </text:span><text:span text:style-name="T15">causae </text:span><text:span text:style-name="T3">consideratione omnia<text:line-break/>instituat scire, pulsum moderatum tenere. Sed hoc </text:span><text:span text:style-name="T17">levius<text:line-break/></text:span><text:span text:style-name="T1">est </text:span><text:span text:style-name="T3">fortasse, dices enim nolle rationalem te esse. Quod </text:span><text:span text:style-name="T17">ve-<text:line-break/></text:span><text:span text:style-name="T3">ro paulo ante rejecimus, ut rem magnae considerationis,<text:line-break/>nunc discutiamus, nisi vere moderatum prius pulsum </text:span><text:span text:style-name="T17">inve-<text:line-break/></text:span><text:span text:style-name="T3">nerit, neminem posse empiricum diligenter observationem<text:line-break/>et accurate instituere. Nam posteaquam propositum </text:span><text:span text:style-name="T17">est<text:line-break/></text:span><text:span text:style-name="T3">illi, non modo an mutet in celeritatem pulsus, vel magni-<text:line-break/>tudinem,, vel qnid aliud, praesens circumstantia, ut cognos-<text:line-break/>cat, verum etiam quatenus alteret (nam praesagiendi ex </text:span><text:span text:style-name="T17">pul-<text:line-break/></text:span><text:span text:style-name="T3">sibus in hoc potissimum omnis usus vertitur) quatenus </text:span><text:span text:style-name="T17">au-<text:line-break/></text:span><text:span text:style-name="T3">tem alteret, nisi naturam perspexerit, nulla ratione cogno-<text:line-break/>scat, necesse erit, cujusque aegroti naturam praesciat, </text:span><text:span text:style-name="T17">modo<text:line-break/></text:span><text:span text:style-name="T3">nosse magnitudinem velit praesentis alterationis. At </text:span><text:span text:style-name="T17">enim<text:line-break/></text:span><text:span text:style-name="T3">non omnium aegrotorum usus est consuetudine per sanita-<text:line-break/>tem, quo experientia eam [addisceret, et lude memor, </text:span><text:span text:style-name="T17">illius<text:line-break/></text:span><text:span text:style-name="T3">cum aegrotantibus compararet naturam. Qua igitur </text:span><text:span text:style-name="T17">ratio-<text:line-break/></text:span><text:span text:style-name="T3">ne poterit etiam experientia quo intendit'aspirare?</text:span><text:span text:style-name="T9">:</text:span><text:span text:style-name="T3"> </text:span><text:span text:style-name="T17">&lt;rn,hic</text:span></text:p>
      <text:p text:style-name="P6"><text:span text:style-name="T3">etiam ex communitatibus quibusdam erit observatio? At<text:line-break/>quomodo et quonam pacto? neque enim perinde hic atque<text:line-break/>in caulis externis, alia fixa serves, unum quod observas<text:line-break/>immutes. Quippe colores, figurae, odores, longitudines,<text:line-break/>latitudines, profunditates corporum, gracllitates, corpulen-<text:line-break/>tiae , differentia generum, aetatum, regionum, temporum<text:line-break/>anni, -praesentis etiam status, necessario omnibus adsunt ho-<text:line-break/>minibus, Quare quandoquidem quin habeat haec reperias<text:line-break/>neminem, dissiculterque sub pauca illa, quae paulo ante re-<text:line-break/>censui , reducas horum observationem, in externarum cau-<text:line-break/>larum mutationibus alia nobis opus est via et ratione. Jam<text:line-break/>quam ardua fit lroruin observatio, cognoscei, si non ratione<text:line-break/>tantum, scd et velis experiundo investigare duos viros fem-<text:line-break/>per una aliqua in re differentes, in aliis omnibus conve-<text:line-break/>nientes ; sane cnirn aegre invenias, ut omittam quam' mulsae<text:line-break/>exissent alterationum conjugationes ei quantum observatio<text:line-break/>temporis requirat, quantam autem memoriam et quam prae-</text:span></text:p>
      <text:p text:style-name="P6"><text:span text:style-name="T3">ederam. Num praeter alia etiam quae nihll referunt ad </text:span><text:span text:style-name="T36">pul-<text:line-break/></text:span><text:span text:style-name="T3">suum mutationem, observare empiricos quam </text:span><text:span text:style-name="T17">diutissime<text:line-break/></text:span><text:span text:style-name="T3">oportet, ut hoc saltem, interesse nihil, certo sciant; </text:span><text:span text:style-name="T17">atque<text:line-break/></text:span><text:span text:style-name="T3">hoc illud est quod in . primis observationem istam a </text:span><text:span text:style-name="T17">ratione<text:line-break/></text:span><text:span text:style-name="T3">et compendio remotam iu immensam prolixitatem </text:span><text:span text:style-name="T17">temporis<text:line-break/></text:span><text:span text:style-name="T3">producit. . Quod est cur semper clamemus</text:span><text:span text:style-name="T17">, </text:span><text:span text:style-name="T3">ut etiam </text:span><text:span text:style-name="T36">alias<text:line-break/></text:span><text:span text:style-name="T3">docuimus, ut observatione tantum artem constituas, </text:span><text:span text:style-name="T17">remota<text:line-break/></text:span><text:span text:style-name="T3">ratione, fieri minime posse. Et ut ista ornnla </text:span><text:span text:style-name="T17">admittantur<text:line-break/></text:span><text:span text:style-name="T3">certe, quod nullum habeamus certum modum, ad </text:span><text:span text:style-name="T17">quem </text:span><text:span text:style-name="T36">ex-<text:line-break/></text:span><text:span text:style-name="T3">cessus et defectus referamus, magnitudinem alterationis </text:span><text:span text:style-name="T36">iu<text:line-break/></text:span><text:span text:style-name="T3">iis singulis nunquam complectetur memoria. . </text:span><text:span text:style-name="T17">Qui </text:span><text:span text:style-name="T36">enim<text:line-break/></text:span><text:span text:style-name="T3">possit quisquam memoria haec omnia tenere, connexis </text:span><text:span text:style-name="T36">inter<text:line-break/></text:span><text:span text:style-name="T17">scse </text:span><text:span text:style-name="T3">his, quae corporibus necessario </text:span><text:span text:style-name="T17">comitantur </text:span><text:span text:style-name="T3">una </text:span><text:span text:style-name="T36">cum<text:line-break/></text:span><text:span text:style-name="T3">quantitate singulorum ? Omnino </text:span><text:span text:style-name="T17">connexio hujuscemodi, </text:span><text:span text:style-name="T36">erit;<text:line-break/></text:span><text:span text:style-name="T3">albo eatenus, lato pectore eatenus, item corpulento </text:span><text:span text:style-name="T17">hactenus,<text:line-break/>corporis </text:span><text:span text:style-name="T3">latitudine et profunditate tanta; </text:span><text:span text:style-name="T17">masculo et </text:span><text:span text:style-name="T36">puero,<text:line-break/></text:span><text:span text:style-name="T17">tempore </text:span><text:span text:style-name="T3">aestivo, in loco natura frigido</text:span><text:span text:style-name="T17">, in fletu sicco </text:span><text:span text:style-name="T36">talis</text:span></text:p>
      <text:p text:style-name="P6"><text:span text:style-name="T17">pulsus erit. Eas enim complicationes infinitas numero<text:line-break/>(quas nemo mortalium nec observaverit, nec complexus me-<text:line-break/>moria suerit, sed in disputando tantum comparari posse so-<text:line-break/>phistae jactent, in arte vero administranda inanes deprehen-<text:line-break/>dantur , nec ulla posse facultate parari) erit contexere ne-<text:line-break/>cesse. Jam secundum magis et mimis in omnibus, quae<text:line-break/>narravimus, istae inter sc conjugationes disserent, ut certe<text:line-break/>differunt, ad quem stuporem observationem adducent aper-<text:line-break/>tum esse censeo. Proinde satius fortasse sit, ne hic longior<text:line-break/>sim, nec imrnorer in demonstranda difficultate empiricae<text:line-break/>observationis et immensa longitudine, verum rationem ut<text:line-break/>aliquam et viam tradam, cujus praesidio omnem facile,<text:line-break/>quem experientia ostendit, fructum capiamus. Quaenam<text:line-break/>tandem est illa via? haec est. Ubi optimam constitutionem<text:line-break/>invenerimus corporis nostri, primum animadvertendum est,<text:line-break/>qui ejus pulsus sunt, neque obiter id vel negligenter, sed in<text:line-break/>eo statu hominem accipiemus</text:span><text:span text:style-name="T15">, </text:span><text:span text:style-name="T17">ubi suum proprium motum</text:span></text:p>
      <text:p text:style-name="P6"><text:span text:style-name="T3">pulsus a nulla externa causa immutati retineant. Hoc fiat,<text:line-break/>si non iu longo otio sit versatus, nec recens exercitatus, nec<text:line-break/>vero etiam diu jejunaverit, vel modo comederit, aer prae-<text:line-break/>terea temperatus sit oportet, ipseque omnibus liber animi<text:line-break/>affectibus et tranquillissimam mentem habeat. Postea inve-<text:line-break/>stigandae sunt corporum vitiosae constitutiones, tumque pri-<text:line-break/>mum eurum recensebis differentias, deinde quos in illis ex-<text:line-break/>cessus repereris atque defectus, hos ad moderatam et opti-<text:line-break/>mam conferes. Jamque quum animo reputabis primum,<text:line-break/>quantum oporteat istarum naturarum pulsus dissidere ab op-<text:line-break/>timae pulsu, deinde ab ipsa experientia rationem hanc, si<text:line-break/>constet veritati, explorabis. Quod quum subinde feceris et<text:line-break/>longo usu rationem exercitaveris et tactum, tum putabis de-<text:line-break/>mum certo te moderatum tenere in omni genere pulsuum,<text:line-break/>illosque etiam qui aliquo modo ultra hunc sunt et citra.<text:line-break/>Habes summam. Proinde quicunque aut corporis nostii<text:line-break/>optimam naturam, aut vitiosas non riovit, aut ratione qni-</text:span></text:p>
      <text:p text:style-name="P6"><text:span text:style-name="T3">dem perspexit eas, sed usu ut dignosceret non laboravit,<text:line-break/>nihil huic fructus feret hic sermo, siquidem illa prius sunt<text:line-break/>ediscenda, postea huc veniendum. Etenim in non parvam<text:line-break/>incidet controversiam, quam veteres melici de his inter sc<text:line-break/>habuerunt, et juniores non solum inter se, sed cum veteri-<text:line-break/>bus etiam. Nam nec'optima natura, quae sit inter omnes<text:line-break/>convenit; neque duni vitiosarum est inventus numerus, et<text:line-break/>signa quibus vel optiuias, vel pravas cognoscas, admodum<text:line-break/>pauci medici literis prodiderunt. Quod si vel haec omnia ’<text:line-break/>apud majores nostros confessa sint et ordine inventa, debe-<text:line-break/>rent tamen naturas discere prius experiundo, itaque ad ar-<text:line-break/>tem se de pulsibus conferre. Erunt fortasse quibus longitu-<text:line-break/>do displicebit hujus, quam, induco, contemplationis. ,.-Nos<text:line-break/>vero si institutum nostrum sugillent, non offendemur; ne-<text:line-break/>que enim probatum unquam iri speravimus omnibus, aut<text:line-break/>usui suturum. Nam quum admodum liquido et certo sci-<text:line-break/>rem, praeter unum veritatis amatorem, reliquos omnes</text:span></text:p>
      <text:p text:style-name="P6"><text:span text:style-name="T3">pro nugis meris habituros quae doceo, tamen aggressus </text:span><text:span text:style-name="T36">sum<text:line-break/></text:span><text:span text:style-name="T3">ad haec explicanda, ac unum illum multis praeposui. </text:span><text:span text:style-name="T6">Por-<text:line-break/>ro</text:span><text:span text:style-name="T3"> autem si nos ipsos quis de aegrotis viclit praeterita et </text:span><text:span text:style-name="T36">fu-<text:line-break/></text:span><text:span text:style-name="T3">tura praedicere, hunc etiam puto, nisi plane fit sucus, etiam<text:line-break/></text:span><text:span text:style-name="T36">fi </text:span><text:span text:style-name="T3">videatur longior, quum tam utilem exitum tamque prae-<text:line-break/>clarum polliceatur, hanc commentationem amplexaturum. .</text:span></text:p>
      <text:h text:style-name="Heading_20_2" text:outline-level="2">Cap. III.</text:h>
      <text:p text:style-name="P99"><text:span text:style-name="T3">Qui ergo ante intellexit naturam corporis<text:line-break/>nostri optimam cognoscendam esse (cujus nos alio loco in-<text:line-break/>dicia prodidimus) hujus </text:span><text:span text:style-name="T15">sciat </text:span><text:span text:style-name="T3">pulsum esse inter omnes alios<text:line-break/>medium; et veluti mensuram quandam regulamque in.om-<text:line-break/>inbus lucubrationibus de pulsibus hunc moderatum et </text:span><text:span text:style-name="T36">me-<text:line-break/></text:span><text:span text:style-name="T3">diurn a nobis meminerit appellari, cum quo ubi alios orn-<text:line-break/></text:span><text:span text:style-name="T36">nes </text:span><text:span text:style-name="T3">comparamus, celeres, tardos, magnos, parvos </text:span><text:span text:style-name="T36">dicimus<text:line-break/></text:span><text:span text:style-name="T3">esse. At pulsum moderatae naturae et undequaque opti-<text:line-break/>mae non recte vocaveris magnum, parvunr, celerem, </text:span><text:span text:style-name="T36">tar-<text:line-break/>dunr</text:span><text:span text:style-name="T3">, nec etiam durum, vel mollem, nec quoquam alio </text:span><text:span text:style-name="T36">no-<text:line-break/></text:span><text:span text:style-name="T3">nriue, quod immoderationem interpretetur. Imo ut </text:span><text:span text:style-name="T36">in</text:span></text:p>
      <text:p text:style-name="P6"><text:span text:style-name="T3">opere </text:span><text:span text:style-name="T15">de </text:span><text:span text:style-name="T3">temperamentis omnium optimam temperaturam<text:line-break/>nec c</text:span><text:span text:style-name="T1">a</text:span><text:span text:style-name="T3">lida</text:span><text:span text:style-name="T1">m</text:span><text:span text:style-name="T3"> esse, docuimus, nec frigidam, nec siccam, nec<text:line-break/>humrdam, neque mollem, neque duram, (quippe lrasce om-<text:line-break/>nes quibusdam excessibus defectibusque constare unius illius<text:line-break/>temperatae et moderatae) sic nunc etiam nec magnum, nec<text:line-break/>parvum, nec celerem, nec turdum, nec quicquid aliud quod '<text:line-break/>a mediocritate deflectit, pulsum optimae naturae vel appel-<text:line-break/>labimus vel lutelligernus. Nec vero etiam ipsum hominem<text:line-break/>lu quo eum pulsum repetimus, usio nomine quod quidem<text:line-break/>moderationem non significet, nominabimus. Non euim<text:line-break/>crassum, non gracilem, non calidum, frigidum, humidum,<text:line-break/>siccum, nullo denique esto nomine, verum nominamus<text:line-break/>omnibus partibus corporis temperatum et moderatum. Ad<text:line-break/>quem quum dignoscere quidem illum didicisti, pulsuum orn- •<text:line-break/>nes differentiae perpensae cave excidunt, et ubi aestimes<text:line-break/></text:span><text:span text:style-name="T6">ad</text:span><text:span text:style-name="T3"> illas reliquos omnes pulsus, vel duros ita; vel molles,<text:line-break/>vel raros, vel crebros, vel alio nomine ad eundem modmn<text:line-break/>voca. ••• Nunc ergo, quando summam consecuti videmur esse.</text:span></text:p>
      <text:p text:style-name="P6"><text:span text:style-name="T3">non sane incommodum erit si dubitationem quandam necessa-<text:line-break/>riam exeitem; quo si nihil dum inventum arbitremur, ex-<text:line-break/>plicationem sermoni apponere conemur, quae adducat nos,<text:line-break/>simulque doceat, primum summam nos jam obtinuisse;<text:line-break/>deinde absolutissimam eorum notitiam, de quibus agimus,<text:line-break/>commonstret. Ac exordienda quidem modo dubitatio est,<text:line-break/>dicendurnque non posse omnes, quae in corpore sunt, arte-<text:line-break/>rias neque esse aequales inter sc, nec aequaliter distendi.<text:line-break/>Qui enim posset dorsi arteria arteriis cossi, aut alorum et<text:line-break/>inguinum, vel ipsa per esse, vel ejus distentio illarum dis-<text:line-break/></text:span><text:span text:style-name="T15">tentio </text:span><text:span text:style-name="T3">nibus? </text:span><text:span text:style-name="T15">ac </text:span><text:span text:style-name="T3">.inustu vero minus arteriis ulnarum atque<text:line-break/>poplitum, adhucque etiam minus arteriis carporum et ter-<text:line-break/>forum, adhucque minus arteriis temporum digitorumque.<text:line-break/>Non potest'itaque pulsus unus in quantitate distentionis mo-<text:line-break/>deratus esse, ne si optima quidem sit natura, scd lu motu<text:line-break/>et robore, caelerisque generibus usus esse per omnes.arte-<text:line-break/>rias potest. Neque enim possunt, dum in natura fua con-</text:span></text:p>
      <text:p text:style-name="P6"><text:span text:style-name="T3">flet homo, praesertim si optimam adeptus constitutionem<text:line-break/>sit, quaedam celerius arteriae, aliae ternius, vehementius,<text:line-break/>languidius, durius, mollius, crebrius, rarius pulsare; fed<text:line-break/>similem quum inter sc mutuo, tum cum corde motum om-<text:line-break/>nes necesse est habeant; magnitudine vero, ut eorum dif-<text:line-break/>ferant corpora, ita distentiones par est esse diversas. Puta-<text:line-break/>bis igitur ad manum esse solutionem haesitationis, quod nihil<text:line-break/>causae sit, qulu qui carporum tantum arterias semper tangat,<text:line-break/>quantus lu optimis naturis sit pulsus eurum noscat, et vero<text:line-break/>etiam quantus in aliis quisque, si curn hoc comparetur. Et<text:line-break/>hercle si velis arterias etiam tarsormn pedum tangere, aut<text:line-break/>partium aliarum corporis, distentionis retinenda quantitas<text:line-break/>est in optima quidem natura, quo possis ad hos aestimare<text:line-break/>earundem partium pulsus, qui lu alias naturas incidunt;<text:line-break/>neque hic quicquam consecuturum absurditatis aut dissicul-<text:line-break/>tatis, neque multum laboris in cognoscendo fore. Verum<text:line-break/>haec qui dicit, lu libro De optima corporis coilllitutione</text:span></text:p>
      <text:p text:style-name="P6"><text:span text:style-name="T3">ignorat demonstratum esse, aeque in magnis corporibus, </text:span><text:span text:style-name="T20">ac<text:line-break/></text:span><text:span text:style-name="T3">in parvis constare eam naturam posse. Quod si sriret, </text:span><text:span text:style-name="T17">ner<text:line-break/></text:span><text:span text:style-name="T3">quaquam neque ipsas arterias singularum partium </text:span><text:span text:style-name="T17">putaret<text:line-break/></text:span><text:span text:style-name="T3">neque distentiones earum parem possidere in omnibus </text:span><text:span text:style-name="T17">opti-<text:line-break/></text:span><text:span text:style-name="T3">mis naturis magnitudinem; caeterurn prout magna sint </text:span><text:span text:style-name="T17">cor-<text:line-break/></text:span><text:span text:style-name="T3">pora vel parva, ita variare. Unde fit </text:span><text:span text:style-name="T17">ut </text:span><text:span text:style-name="T3">nondum </text:span><text:span text:style-name="T17">discussa<text:line-break/></text:span><text:span text:style-name="T3">prima sit haesitatio, quia moderatum </text:span><text:span text:style-name="T17">unum </text:span><text:span text:style-name="T3">invenire </text:span><text:span text:style-name="T17">in dis-<text:line-break/></text:span><text:span text:style-name="T3">tentionis quantitate non valemus. Prolude operae </text:span><text:span text:style-name="T17">pretium<text:line-break/></text:span><text:span text:style-name="T3">est, quandoquidem hic prorsus haeremus, omnes medicos<text:line-break/>demirari, qui </text:span><text:span text:style-name="T15">magnos temere </text:span><text:span text:style-name="T3">appellant perpetuo et </text:span><text:span text:style-name="T17">parvos<text:line-break/></text:span><text:span text:style-name="T3">pulsus; quantus autem moderatus sit, ex cujus compara-<text:line-break/>tione alios reperiemus, non tradunt. Videantur enim </text:span><text:span text:style-name="T17">pa-<text:line-break/></text:span><text:span text:style-name="T3">rum distincte illi ejuscemodi pulsum concepisse, sed </text:span><text:span text:style-name="T17">referen-<text:line-break/></text:span><text:span text:style-name="T3">tes potius ad aliquid, magnum vel </text:span><text:span text:style-name="T17">parvum </text:span><text:span text:style-name="T3">dicere, </text:span><text:span text:style-name="T17">perinde<text:line-break/></text:span><text:span text:style-name="T3">ut majorem et' </text:span><text:span text:style-name="T17">minorem.</text:span><text:span text:style-name="T3">Equidem </text:span><text:span text:style-name="T17">etiam </text:span><text:span text:style-name="T3">nostrae </text:span><text:span text:style-name="T17">memoriae<text:line-break/></text:span><text:span text:style-name="T3">soleo praestantissinros </text:span><text:span text:style-name="T17">medicos, </text:span><text:span text:style-name="T3">ubi </text:span><text:span text:style-name="T17">tangentes aliquem ma-<text:line-break/></text:span><text:span text:style-name="T3">guum vel parvum este dicant, frequenter </text:span><text:span text:style-name="T17">rogare, quonam</text:span></text:p>
      <text:p text:style-name="P6"><text:span text:style-name="T17">illum dicant majorem, aut quo minorem, </text:span><text:span text:style-name="T15">llli </text:span><text:span text:style-name="T17">naturali reu<text:line-break/>spondent. Iterum quum quaesivi, quo illo naturali? non<text:line-break/></text:span><text:span text:style-name="T36">modo </text:span><text:span text:style-name="T17">existimant non dignam investigatione quaestionem,<text:line-break/></text:span><text:span text:style-name="T36">verum </text:span><text:span text:style-name="T17">etiam demirantur, cujus putem eos alius dicere ac<text:line-break/></text:span><text:span text:style-name="T36">ipsius </text:span><text:span text:style-name="T17">aegroti, quem in praesenti tetigerint. Quin hoc la-<text:line-break/>tere ne pueros quidem autumant, alio alium per commo-<text:line-break/>darn valetudinem majorem et minorem pulsum habere. </text:span><text:span text:style-name="T36">&lt;An<text:line-break/>sic </text:span><text:span text:style-name="T17">quidem lu, qui vero his praestant, </text:span><text:span text:style-name="T36">qui </text:span><text:span text:style-name="T17">libros nobis de.<text:line-break/>pulsibus reliquerunt conscriptos, aliane sunt in opinione,<text:line-break/>an in eadem illa ? Hi quidem certe dicunt veris medium et<text:line-break/>autumni efficere maximos pulsus, hiemis et aestatis mini-<text:line-break/>mos, quae luter haec tempora intercedunt, medios lutei!<text:line-break/>magnos et parvos. Nam ridentur </text:span><text:span text:style-name="T36">mihi ne </text:span><text:span text:style-name="T17">lu quidem abso-<text:line-break/>luto sermone proferre magnos, vel parvos, sed referre </text:span><text:span text:style-name="T15">ad<text:line-break/></text:span><text:span text:style-name="T17">aliquid. Itaque ex illis sunt quidam </text:span><text:span text:style-name="T36">qui sermoni </text:span><text:span text:style-name="T17">addant<text:line-break/>illud (pro anni temporibus) et scribant in </text:span><text:span text:style-name="T36">hunc </text:span><text:span text:style-name="T17">modum. Ve-<text:line-break/></text:span><text:span text:style-name="T36">ris .medium </text:span><text:span text:style-name="T17">et autumni maximos, </text:span><text:span text:style-name="T36">pro anni </text:span><text:span text:style-name="T17">temporibus </text:span><text:span text:style-name="T36">qui-,<text:line-break/></text:span><text:span text:style-name="T17">dem,.pulsus efficiunt lidetn nec in aetatibus scribunt ab-</text:span></text:p>
      <text:p text:style-name="P6"><text:span text:style-name="T3">solute, ut assi magnos esse juvenum, puerorum parvos </text:span><text:span text:style-name="T17">et-<text:line-break/></text:span><text:span text:style-name="T3">leuum ,• scd. addunt hic quoque, pro aetatibus. Proinde </text:span><text:span text:style-name="T17">fic<text:line-break/></text:span><text:span text:style-name="T3">pronuntiant magnos etparvos, ut fi majores dicant </text:span><text:span text:style-name="T17">et rni-<text:line-break/></text:span><text:span text:style-name="T3">nores.;- nimirum eos inter sc invicem conserentes, non </text:span><text:span text:style-name="T17">cum<text:line-break/>ipsu </text:span><text:span text:style-name="T3">moderato. Nam mutuo ipsam puto demonstrare </text:span><text:span text:style-name="T17">re-<text:line-break/></text:span><text:span text:style-name="T3">rurn, de quibus disserunt, naturam, nam non. omnium </text:span><text:span text:style-name="T17">rnor-<text:line-break/></text:span><text:span text:style-name="T3">taliuin medio vere aeque pulsus maximi sunt, scd </text:span><text:span text:style-name="T17">cujusque<text:line-break/></text:span><text:span text:style-name="T3">pro sua natura.- Porro </text:span><text:span text:style-name="T15">id </text:span><text:span text:style-name="T3">ipsum quoque crassa ratione om-<text:line-break/>nino indistinctum est et confusum, nugae enim sint </text:span><text:span text:style-name="T17">merae,<text:line-break/></text:span><text:span text:style-name="T3">si censeas illi, -qui biliosa, sicca, calida et adusta </text:span><text:span text:style-name="T17">natura est,<text:line-break/></text:span><text:span text:style-name="T3">aut contra, qui pituitosa atque frigida, maximos medio </text:span><text:span text:style-name="T17">vere<text:line-break/></text:span><text:span text:style-name="T3">pulsus esse. In disputationibus ita utique et </text:span><text:span text:style-name="T17">verbotenus<text:line-break/></text:span><text:span text:style-name="T3">forsitan rideantur habere.; quod si periculum facias,’ </text:span><text:span text:style-name="T17">non<text:line-break/></text:span><text:span text:style-name="T3">reperiantur. .Quippe calidiores- et sicciores </text:span><text:span text:style-name="T17">temperamento<text:line-break/></text:span><text:span text:style-name="T3">non expectare confpicias medium ver, fed </text:span><text:span text:style-name="T17">multo habere-un-<text:line-break/></text:span><text:span text:style-name="T1">te </text:span><text:span text:style-name="T3">suos maximos pulsus, jam. contrarios nis </text:span><text:span text:style-name="T17">humidicres et</text:span></text:p>
      <text:p text:style-name="P6"><text:span text:style-name="T3">frigidiores longe ultra medium ver, ineunte jam aestate; soli<text:line-break/>vero, qui optimum sunt nacti constitutionem corporis, in-<text:line-break/>veniantur medio vere maximos suos pulsus obtinere. Ea-<text:line-break/>dem iu aetatibus ratio est, inter quas temperatae medio ve-<text:line-break/>re, intemperatae ante vel post habent pulsus maximos.' Ve-<text:line-break/>rum nullus haec quisquarn medicus distinxit, adeo ut si omnes<text:line-break/>homines parem statum in unoquoque anni tempore haberent,<text:line-break/>ita respondeant. Tametsi Hippocratis scripta neminem puto<text:line-break/>latere, quae ille et quam multa de anni temporibus reliquerit;<text:line-break/>qui aperte ostendit, nec naturas, nec aetates ab iisdarn anni<text:line-break/>temporibus perinde omnes assici, quosdam enim robustiores<text:line-break/>simul liiems sanioresque et in omnes partes meliores, ali-<text:line-break/>quos aestas reddit. Qui fiet igitur ut quod commodat juxta<text:line-break/>atque id quod officit, mutet pulsus? Quin autem illos pu-<text:line-break/>det adeo nobis nude scribere et praeter omnem distinctio-<text:line-break/>nem, medium’ ver pulsus creat maximos; nam ni additum<text:line-break/>sit, quibusnam maximos, nihil didicerimus. Quin porro,</text:span></text:p>
      <text:p text:style-name="P6"><text:span text:style-name="T3">qumn dicant, aestate et hieme parvos pulsus fieri, hoc </text:span><text:span text:style-name="T17">cer-<text:line-break/></text:span><text:span text:style-name="T3">te, utrum tempus reddat minores pulsus, </text:span><text:span text:style-name="T17">non sustinent </text:span><text:span text:style-name="T20">ad-<text:line-break/></text:span><text:span text:style-name="T6">jungere?</text:span><text:span text:style-name="T3"> Neque vero parvum scilicet peccatum dicent, , </text:span><text:span text:style-name="T17">si<text:line-break/></text:span><text:span text:style-name="T3">hieme, putes aestatem minores pulsus efficere, haec </text:span><text:span text:style-name="T17">vero<text:line-break/></text:span><text:span text:style-name="T3">forte majores efficiat, vel si hiemem aestate, quum </text:span><text:span text:style-name="T17">contra<text:line-break/></text:span><text:span text:style-name="T3">sc res habeat- Nam quodcunque dicas denis tribus, </text:span><text:span text:style-name="T17">sive<text:line-break/></text:span><text:span text:style-name="T3">aestatem' hieme, sive hiemem aestate, sive pares utrobique<text:line-break/>pulsus esseq nisi addas</text:span><text:span text:style-name="T15">, </text:span><text:span text:style-name="T3">quibus</text:span><text:span text:style-name="T15">, </text:span><text:span text:style-name="T3">mentieris. Sin apposueris<text:line-break/>et distinxeris pro naturis corporum et aetatibus, </text:span><text:span text:style-name="T17">unumquod-<text:line-break/></text:span><text:span text:style-name="T3">que </text:span><text:span text:style-name="T17">ex </text:span><text:span text:style-name="T3">tribus verum sit, quemadmodum </text:span><text:span text:style-name="T6">nos,</text:span><text:span text:style-name="T3"> ubi de nis </text:span><text:span text:style-name="T17">pri-<text:line-break/></text:span><text:span text:style-name="T3">vatim egiinus, explicavinins. At neque se ipsum </text:span><text:span text:style-name="T17">quisque,<text:line-break/></text:span><text:span text:style-name="T3">neque sese illi mutuo potuerunt hic coarguere, quod </text:span><text:span text:style-name="T17">tum<text:line-break/></text:span><text:span text:style-name="T3">multa falsa, tum mulsa indistincta dixerint; quod illis </text:span><text:span text:style-name="T17">nulla<text:line-break/></text:span><text:span text:style-name="T3">alia re usu venit, praeterquam quod moderatum cujusque<text:line-break/></text:span><text:span text:style-name="T17">generis </text:span><text:span text:style-name="T3">pulsum </text:span><text:span text:style-name="T17">ignorarent </text:span><text:span text:style-name="T3">prorsus. </text:span><text:span text:style-name="T17">Nam quamobrem,<text:line-break/></text:span><text:span text:style-name="T3">quum inter se </text:span><text:span text:style-name="T17">mutuo, tam </text:span><text:span text:style-name="T3">decertent </text:span><text:span text:style-name="T17">acerbe, de hoc </text:span><text:span text:style-name="T3">ne </text:span><text:span text:style-name="T17">ver-.</text:span></text:p>
      <text:p text:style-name="P4"><text:span text:style-name="T24">!</text:span></text:p>
      <text:p text:style-name="P5"><text:span text:style-name="T1">bum </text:span><text:span text:style-name="T3">quidem faciunt, scd praetermittunt misere? Nullam<text:line-break/></text:span><text:span text:style-name="T17">fane </text:span><text:span text:style-name="T3">aliam oh causam, nisi quia </text:span><text:span text:style-name="T13">usi.il </text:span><text:span text:style-name="T17">eorum </text:span><text:span text:style-name="T3">quum intellige-<text:line-break/>rent liquido, fed consule omnia et </text:span><text:span text:style-name="T17">rniunne </text:span><text:span text:style-name="T3">distincte, </text:span><text:span text:style-name="T17">unum<text:line-break/>fcilicet qui primo halluciuatus </text:span><text:span text:style-name="T3">est, </text:span><text:span text:style-name="T17">sequuti omnes </text:span><text:span text:style-name="T3">sunt; et<text:line-break/></text:span><text:span text:style-name="T17">de </text:span><text:span text:style-name="T3">illis quae </text:span><text:span text:style-name="T17">nilnl prope </text:span><text:span text:style-name="T3">artis </text:span><text:span text:style-name="T17">administratiouibus </text:span><text:span text:style-name="T3">neo </text:span><text:span text:style-name="T17">obsunt<text:line-break/>nec </text:span><text:span text:style-name="T3">accommodant, </text:span><text:span text:style-name="T17">acriter </text:span><text:span text:style-name="T3">non </text:span><text:span text:style-name="T17">mutuo tantum inter se, sed<text:line-break/>cum </text:span><text:span text:style-name="T3">Herophilo etiam digladlantur, </text:span><text:span text:style-name="T17">idque quum contentio<text:line-break/>illis </text:span><text:span text:style-name="T3">de </text:span><text:span text:style-name="T17">rebus obscurius </text:span><text:span text:style-name="T3">existat, </text:span><text:span text:style-name="T17">quae longam quaerunt quo<text:line-break/>declarentur et prolixam </text:span><text:span text:style-name="T3">orationem; de </text:span><text:span text:style-name="T17">reluis vero tam cla-<text:line-break/>ris, </text:span><text:span text:style-name="T3">ut </text:span><text:span text:style-name="T17">vel </text:span><text:span text:style-name="T3">solo </text:span><text:span text:style-name="T17">sensu </text:span><text:span text:style-name="T3">deprehendi </text:span><text:span text:style-name="T17">possint, neque scribunt<text:line-break/></text:span><text:span text:style-name="T3">elimate, neque reprehendunt errantes, </text:span><text:span text:style-name="T17">nec </text:span><text:span text:style-name="T3">vero </text:span><text:span text:style-name="T17">si quis </text:span><text:span text:style-name="T3">ve-<text:line-break/></text:span><text:span text:style-name="T17">tcrum </text:span><text:span text:style-name="T3">quicquam scripsit, quod a </text:span><text:span text:style-name="T17">sita sententia abhorreat,<text:line-break/>meminerunt. </text:span><text:span text:style-name="T3">Caeterurn pueri esse </text:span><text:span text:style-name="T17">confirmaverunt parvum<text:line-break/></text:span><text:span text:style-name="T3">pulsum et item senis parvum, utrius autem </text:span><text:span text:style-name="T17">sit eorum minor,<text:line-break/></text:span><text:span text:style-name="T3">praetereunt, tamessi de utroque </text:span><text:span text:style-name="T17">Herophiles </text:span><text:span text:style-name="T3">plane, </text:span><text:span text:style-name="T17">si </text:span><text:span text:style-name="T3">dili-<text:line-break/>genter ejus libros revolvas, </text:span><text:span text:style-name="T17">conscripsit. </text:span><text:span text:style-name="T3">At ridiculus </text:span><text:span text:style-name="T17">.sim,<text:line-break/></text:span><text:span text:style-name="T3">qni haec explicatu ab illis postulem, quum ne prima qui-<text:line-break/>dem, nec simplicissima recte atque ordine tradiderint. Ita-</text:span></text:p>
      <text:p text:style-name="P6"><text:span text:style-name="T3">que parvum dicunt pulsum pueri, quem nunquam Herophi-<text:line-break/>les parvurn. appellavit, sed modo fatis </text:span><text:span text:style-name="T17">magnum, modo in-<text:line-break/></text:span><text:span text:style-name="T3">signiter, vel ejuscemodi quopiam nomine vocavit. </text:span><text:span text:style-name="T17">/Tum<text:line-break/></text:span><text:span text:style-name="T3">quae causa sit, inquirunt, quae arterias moveat et </text:span><text:span text:style-name="T17">eorum<text:line-break/></text:span><text:span text:style-name="T3">quae de hoc scripsit Herophllus, </text:span><text:span text:style-name="T17">praetermittunt </text:span><text:span text:style-name="T5">nihil</text:span><text:span text:style-name="T17">, de<text:line-break/></text:span><text:span text:style-name="T3">praeceptis vero quae ad artis opera intersunt, rectene </text:span><text:span text:style-name="T17">He-<text:line-break/></text:span><text:span text:style-name="T3">rophilus, an secus tractaverit, </text:span><text:span text:style-name="T17">verbum nullum, </text:span><text:span text:style-name="T3">o </text:span><text:span text:style-name="T17">Dli ira-<text:line-break/></text:span><text:span text:style-name="T3">mortales, fecerunt. Atqui nonne longe praestiterat, si </text:span><text:span text:style-name="T17">quod<text:line-break/></text:span><text:span text:style-name="T3">quatuor statuit Herophllus facultates, quae animalia </text:span><text:span text:style-name="T17">guber-<text:line-break/></text:span><text:span text:style-name="T3">nant et moderantur, de hoc nihil quaererent</text:span><text:span text:style-name="T17">, </text:span><text:span text:style-name="T3">nec </text:span><text:span text:style-name="T17">atrociter<text:line-break/></text:span><text:span text:style-name="T3">rixarentur, vel eum oppugnarent, sed si consulatum </text:span><text:span text:style-name="T17">horni-<text:line-break/></text:span><text:span text:style-name="T3">nem vellent et convictum inanium suarum nugarum, </text:span><text:span text:style-name="T17">ea<text:line-break/></text:span><text:span text:style-name="T3">proferrent quae refragantur his quae sunt plane </text:span><text:span text:style-name="T17">evidentia,<text:line-break/></text:span><text:span text:style-name="T3">idque qnum adversus illum tantum possint cogere testium<text:line-break/>numerum? Etenim quum illos, qui post Herophili </text:span><text:span text:style-name="T17">aeta-<text:line-break/></text:span><text:span text:style-name="T3">tem de pulsibus sunt commentati, tum superstites pene </text:span><text:span text:style-name="T17">om-<text:line-break/></text:span><text:span text:style-name="T3">nes testes- habebunt, pulsum puerorum minorem senum </text:span><text:span text:style-name="T17">esse,<text:line-break/></text:span><text:span text:style-name="T3">atque adeo multo quidem minorem. Etiam quidum </text:span><text:span text:style-name="T17">mihi</text:span></text:p>
      <text:p text:style-name="P6"><text:span text:style-name="T3">nuper ridens, universam quaestionem' dictitabat non dignam<text:line-break/>esse rem, de qua disputaretur, longe siquidem puerorum<text:line-break/>minores esse, quo rectius nihil de his proditum literis esse-<text:line-break/>Tales quum habeant sexcentos testes et alioqui IIeroplnlum<text:line-break/>perpetuo oppugnent, ista miror, quid semel praeterierint,<text:line-break/>nec etiam an haec scripserit sciant. Nimirum non rnul-<text:line-break/>tiun de medicina laborant, .scd de his duntaxat sententiis<text:line-break/>quae nugas cumulare iu disputationibus possunt. Quare<text:line-break/>haec lentum ex Herophili scriptis capita decerpunt, caetera<text:line-break/>repudiant .prorsus,' quod in causa est, cur ignorent Hero-<text:line-break/>phili scriptu, si quae mirifice ad artis opera faciunt, sed </text:span><text:span text:style-name="T15">re-<text:line-break/></text:span><text:span text:style-name="T3">pugnant suis decretis. Ideoque de rhythmis etiam quae<text:line-break/>prima aetate debebant in musicis ludis addisceres haec te-<text:line-break/>mere inserunt libris medirinae. Quibus accidit quod sero<text:line-break/>discentibus folet. Nam tacere etiam si ad aliam artem spe-<text:line-break/>ciet, non valent, rhythmus vero quae suppeditet signa, nul-<text:line-break/>lus illorum scripsit At IIerophilus, qui alium viam ac illi</text:span></text:p>
      <text:p text:style-name="P6"><text:span text:style-name="T3">loculus est, praetermittit quae discenda de mu siris erant,<text:line-break/>imbutis probe in arte, mox, ut fi ea teneant, apud eos<text:line-break/>disserit, quod medicinae conducit ex iis accipiens. Illi<text:line-break/>vero' ut praedaram istam, quemadmodum isti appellant,<text:line-break/></text:span><text:span text:style-name="T7">τεχνολο/ίαν </text:span><text:span text:style-name="T3">de rhythmis enarrarunt, nihil postea student<text:line-break/>ostendere, qua ratione ex illis praesagiendi quid, vel de-<text:line-break/>nunciaudi compares sacultatetn. Itaque etiam puerorum<text:line-break/>esse ajunt parvum pulsum, contradicente Herophile, nec<text:line-break/>vero hactenus student perpendere, ut quae apud mortales<text:line-break/>magna et parva distentio dicatur, queant assequi. Quippe<text:line-break/>vesicarum, follium fabrorum, utrium, uterorum, omnium<text:line-break/>denique rerum quae praedita cavitate aliqua sunt, magnas<text:line-break/>et parvas distentiones solemus vocare. Itaque parvum sae-<text:line-break/>pe </text:span><text:span text:style-name="T15">esse </text:span><text:span text:style-name="T3">tumorem ventris dicimus, magnum etiam, verbi<text:line-break/>gratia;veficae et parvum utris, ventris magnum. Dicemus<text:line-break/>etiam interdum magnopere vesicam intumuisse et distentam<text:line-break/>esse maxime: utrem autem et saccum qui viginti ex ejusce-</text:span></text:p>
      <text:p text:style-name="P6"><text:span text:style-name="T3">modi vesicas capiant, nondum maximum distentionem esse<text:line-break/>consecutos. Censemus enim, ni sallor, ad cujusque.carita-<text:line-break/>tem corporis esse distentionem aestimandam, non absolute<text:line-break/>pronuntiandam ad eundem ubique modum. Nam est certus<text:line-break/>in qualibet re modus, lu quo nec intendi tunicas, quae ca-<text:line-break/>ritatem ipsam complectuntur, nec remitti contingit. Ergo<text:line-break/>ubi advertitur tensio et in illis, vel cavitas, tum magnas di-<text:line-break/>cimus et .parvas distentiones esse, quamdiu nec sensibilem<text:line-break/>etiam caritatem cernere possis, neque dum tunicae laborent<text:line-break/>distentae, modicam illam et moderatam et nativam corporis<text:line-break/>distentionem dirirnus esse. Quid ergo est difficultatis ex<text:line-break/>his progressos arteriam intelligere, quum sit corpus et hoc<text:line-break/>concavum, habere terminos oportere motus fui lu utramque<text:line-break/>partem, nec nimium distendi (rumperetur enim) neque in<text:line-break/>arctissimunr considere; obstare scilicet naturam tunicarum<text:line-break/>duram, quae aegre contrahitur ?</text:span></text:p>
      <text:h text:style-name="P2" text:outline-level="2">Cap. IV.</text:h>
      <text:p text:style-name="P99"><text:span text:style-name="T3">Quare est quaedam justa arteriae distentio,<text:line-break/>ut neque 'contendatur, neque .laxam. quampiam suam par-<text:line-break/>tem relinquat, quam esse moderatam et naturalem dicemus;<text:line-break/>sin minus.,,.in uno eodemque homine dicamus necesse erit<text:line-break/>magnos, parvos et moderatos pulsus esse. Atqui in optima<text:line-break/>natura, absurdum . est non omnes moderatos esse; et longe<text:line-break/>hercle absurdius, si idem sit pulsus magnus simul et parvus<text:line-break/>ae moderatus, magnus, st cunr minoribus comparetur, si<text:line-break/>cnm majoribus, partus, utrisque simul moderatus. Opor-<text:line-break/>tebat vero,,quum minori confertur, eum majorem appel-<text:line-break/>Iare, quum, majoribus, ,rnluorem, quum utrisque,.medium.<text:line-break/>Eo enim pactu nubis vocare licet optimarum naturarum<text:line-break/>pulsus, inter fe illos quidem majores et minores, omnes<text:line-break/>tamen moderatus, si quid antediclorum meminimus, quum<text:line-break/>naturam diceremus propositi corporis spectandam esse, ubi<text:line-break/>indagare moderatum,., magnum et parvum instituimus. Quod<text:line-break/>si corporum luter fe simpliciter comparemus magnitudines,</text:span></text:p>
      <text:p text:style-name="P6"><text:span text:style-name="T17">majus, mluus, medium inter utrumque nominabimus; ma-<text:line-break/>guum autem, vel parvum, vel moderatum haudquaquam;<text:line-break/>majus enim est quod minus excedit, at magnum quod rno-<text:line-break/>deratum sui generis- Ilaque refertur utrumque ad aliquid,<text:line-break/>scd majus ad cuncta minora comparamus, magnum ad<text:line-break/>unum duntaxat ejusdem generis moderatum, quo si majus<text:line-break/>sit, vocatur magnum. Idem vice versa in minore et parvo<text:line-break/>acripiendum esu Moderatum et mediocre esse dicendum'<text:line-break/>est quod lu sua propria natura constat, et immoderatum im-<text:line-break/>modicumque quod naturam suam relinquit. Quando igi-<text:line-break/>tur corpus est cavum arteriae, distentio ejus necesse est </text:span><text:span text:style-name="T24">ίη-ι<text:line-break/></text:span><text:span text:style-name="T17">terirn proprie et moderate, nt postulat usus, cnjus gratia<text:line-break/>creata a natura talis est, praeterea ut ejus postulant tunicae,<text:line-break/>interim immodice perficiatur. Ostendi autem alio,loco hac-<text:line-break/>tenus eam in optimis naturis solere dilatari, quoad usu?<text:line-break/>abunde impleatur et nihil oflendautur tunicae. Proinde qni<text:line-break/>regulam velit attendere lu magnis pulsibus et parvis digno-</text:span></text:p>
      <text:p text:style-name="P6"><text:span text:style-name="T3">cendis, optima natura inventa , cognitoque unius lu illa ar-<text:line-break/>teriae cujuscunque tumore, corporis atque distentionis, re-<text:line-break/>cordandum illi et aestimandum est, arteriam hac majorem<text:line-break/>quanto oporteat majorem habere distentionem lu optimis na-<text:line-break/>turis. Quae si tante reperiatur esse, quantam fore conji-<text:line-break/>cieliat, sic moderatum .pulsum appellabit: sin vel majorem<text:line-break/>hac, vel minorem, magnum, vel parvum. Arteriae.depre-<text:line-break/>hendat lu optima natura magnitudinem, aut per dissectio-<text:line-break/>nem, sive ea casu, sive de industria fiat, aut colligendo ex<text:line-break/>signis, quae in libello de optima corporis constitutione pro-<text:line-break/>didimus. Quod si nesciat etiam quanta sit arteris praeditis<text:line-break/>optima natura, pulsus quidem certe eorum memor; si in<text:line-break/>alterum postea lucidat et colligere possit, utrum per sit ma-<text:line-break/>jores hunc, an minores quam illum habere arterias, cum<text:line-break/>tumore jam distentionis conferre poterit, atque conjectare,<text:line-break/>an magnus, an parvus, an moderatus pulsus sit Etenim<text:line-break/>si quo videtur arterias majores habere homo qni compara-</text:span></text:p>
      <text:p text:style-name="P6"><text:span text:style-name="T3">tur, hoc majorem etiam habeat distentionem, moderatum<text:line-break/>dicemus pulsum esse. Quod si arteriae magnitudo rideatur<text:line-break/>superare magnitudinem distentionis, aut fit minor, magnum<text:line-break/>tunc .vel parvum vocabimus; si arteriae appareat majus<text:line-break/>corpus esse quam pulsus, parvum; sin arteriae minus et<text:line-break/>pulsus major, magnum. Haud aliter in reliquis generibus<text:line-break/>pulfuunr, ut in genere ipsius motus, in quo celeritatem et<text:line-break/>tarditatem dignoscimus; in genere quietis, in quo crebrita-<text:line-break/>tem et raritatem; contentionis, in quo vehementiam et re-<text:line-break/>missionem; ad haec corporis arteriae, in quo duritiem et<text:line-break/>mollitiem. Nam per haec omnia tum moderatum invenie-<text:line-break/>mus in optima natura tum immoderatos vel ob excessum;<text:line-break/>vel ob defectum, non inter sc, scd cum moderato compara- </text:span><text:span text:style-name="T44">/<text:line-break/></text:span><text:span text:style-name="T3">bimus.</text:span></text:p>
      <text:h text:style-name="P1" text:outline-level="1"><text:bookmark-start text:name="bookmark28"/>GALENI DE DIGNOSCENDIS PULSIBUS<text:line-break/>LIBER III.<text:bookmark-end text:name="bookmark28"/></text:h>
      <text:h text:style-name="Heading_20_2" text:outline-level="2">Cap. I.</text:h>
      <text:p text:style-name="P99"><text:span text:style-name="T15">Moderatum </text:span><text:span text:style-name="T3">pulsum </text:span><text:span text:style-name="T15">in quovis genere </text:span><text:span text:style-name="T3">in-<text:line-break/>telligentia et dignotione priorem immoderatis esse </text:span><text:span text:style-name="T15">atque </text:span><text:span text:style-name="T3">ar-<text:line-break/></text:span><text:span text:style-name="T15">terias iu corporibus optime </text:span><text:span text:style-name="T3">comparatis </text:span><text:span text:style-name="T15">cum mediocritate<text:line-break/>quadam </text:span><text:span text:style-name="T3">pulsare, lu </text:span><text:span text:style-name="T15">superiore </text:span><text:span text:style-name="T3">libro </text:span><text:span text:style-name="T15">declaravimus. At </text:span><text:span text:style-name="T3">quae<text:line-break/></text:span><text:span text:style-name="T15">respicienda </text:span><text:span text:style-name="T3">sint </text:span><text:span text:style-name="T15">indicia et </text:span><text:span text:style-name="T3">quomodo </text:span><text:span text:style-name="T15">pulsibus applicandi </text:span><text:span text:style-name="T3">di-<text:line-break/>giti, </text:span><text:span text:style-name="T15">ut tactum exerceas ad facile prompteque cum </text:span><text:span text:style-name="T3">medio-<text:line-break/></text:span><text:span text:style-name="T15">critatem eorum dignoscendam, </text:span><text:span text:style-name="T3">tum </text:span><text:span text:style-name="T15">excessus et </text:span><text:span text:style-name="T3">defectus,<text:line-break/></text:span><text:span text:style-name="T15">deluceps dicemus, luducto a genere motus </text:span><text:span text:style-name="T3">exordio. Atque</text:span></text:p>
      <text:p text:style-name="P6"><text:span text:style-name="T3">temporis quantitatem folum moderati motus et immoderati<text:line-break/>non idoneum signum esse, scd et per quae vectum lutervalla<text:line-break/>sit; quod movetur, respiciendum esse, supra abunde de-<text:line-break/>monstravimus, quo etiam loco illos confutabimus, qui defi-<text:line-break/>nitionem perperam celeris pulsus interpretantur, at nos ta-<text:line-break/>men ipsi, quemadmodum potissimum accipienda sit, non<text:line-break/>aperuimus, scd nunc id faciemus. Neque enim multis ver-<text:line-break/>bis opus erit, quod quae ad eam pertinent intelligendam<text:line-break/>jam ante exposuerimus; nam etiam interest ad rem praescn-,<text:line-break/>tern haec narravisse. Quum ergo quis ter</text:span><text:span text:style-name="T5">min</text:span><text:span text:style-name="T3">at pulsus pau-<text:line-break/>co tempore motum, nobis celer vocetur, et tardus, qui<text:line-break/>multo. Aute horum nominum explicatas sig</text:span><text:span text:style-name="T5">nifi</text:span><text:span text:style-name="T3">cationes non </text:span><text:span text:style-name="T27">.<text:line-break/></text:span><text:span text:style-name="T3">luluria quidam sunt halluciuati, existimantes idem multum<text:line-break/>ac plus, paucum, et paucius significarer Nunc quia osten-<text:line-break/>dimus haec quidem ad rem quamlibet semper referri, illa<text:line-break/>vero ad moderatum tantum sui generis, omnis jam sublata<text:line-break/>est 'difficultas;.intelligendi, quemadmodum, celeris pulsus<text:line-break/>pauco tempore motum dicamus terminari et multo motum</text:span></text:p>
      <text:p text:style-name="P6"><text:span text:style-name="T3">tardi. Nam si hoc prius nobis constet moderatus </text:span><text:span text:style-name="T17">pulsus<text:line-break/></text:span><text:span text:style-name="T3">quanto tempore quantum consecerit spatium</text:span><text:span text:style-name="T15">, </text:span><text:span text:style-name="T3">deinde </text:span><text:span text:style-name="T17">ulte-<text:line-break/></text:span><text:span text:style-name="T3">rins offendamus, qui per habuit tempus, minus </text:span><text:span text:style-name="T17">interval-<text:line-break/></text:span><text:span text:style-name="T3">lum, multo hunc tempore dicemus motum esse. Atqui </text:span><text:span text:style-name="T17">ne-<text:line-break/></text:span><text:span text:style-name="T3">mo mirari debet, si duorum motuum, quorum </text:span><text:span text:style-name="T17">temporis<text:line-break/></text:span><text:span text:style-name="T3">quantitas par sit, alterum tantum multo tempore dicamus<text:line-break/>factum esse, non perinde utrumque. Etenim si duo </text:span><text:span text:style-name="T17">pueri<text:line-break/></text:span><text:span text:style-name="T3">dimissi lu diversu loca fint et simul reversi, alterum </text:span><text:span text:style-name="T17">quod<text:line-break/></text:span><text:span text:style-name="T3">iter pauco tempore absolverit, collaudamus, alterum </text:span><text:span text:style-name="T17">culpa-<text:line-break/></text:span><text:span text:style-name="T3">mus,-quod multo. Nam ex viae longitudine aestimamus,<text:line-break/>quum paucum vel multum temporis dicamus, non absoluto<text:line-break/>Pernione. Eodem etiam modo pulsum dicemus, qui </text:span><text:span text:style-name="T17">pauco<text:line-break/></text:span><text:span text:style-name="T3">tempore fit, celerem esse, ac tardum qui multo, definitio-<text:line-break/>nesque probabimus illas ita interpretando, </text:span><text:span text:style-name="T17">ut </text:span><text:span text:style-name="T3">diximus. </text:span><text:span text:style-name="T17">Quod<text:line-break/></text:span><text:span text:style-name="T3">si cui modus ille rideatur coactior,' memoria repetat demon-<text:line-break/>strasse: nos, si altera significatione dictio accipiatur, </text:span><text:span text:style-name="T17">defi-<text:line-break/></text:span><text:span text:style-name="T3">nitiones falsas esse, detque operam,-ut alias </text:span><text:span text:style-name="T17">definitiones.</text:span></text:p>
      <text:p text:style-name="P6"><text:span text:style-name="T17">fingat. Neque enim quomodo definiendum sit, hic institui-<text:line-break/>mus disceptare, caeterurn ut rerum diligenter atque accu-<text:line-break/>rate notiones constituamus, ut ne si in nis offenderimus,<text:line-break/>simul lu dignoscendis pussibus offendamus. Proinde quid<text:line-break/>requiratur ad dignoscendum, declaratum a nobis est. .Iam<text:line-break/>si discere etiam cupias haec definire, non illa quidem for-<text:line-break/>tassis ingrata exercitatio sit, non ad. institutum tamen ne-<text:line-break/>cessaria. Quo nos minus de istorum pulsuum ratione defi-<text:line-break/>niendi agemus: etenim quum omnino non est necestarium<text:line-break/>tum etiam si cui necessarium ridetur, nihil cum hac insti-<text:line-break/>tuta commentatione est conjunctum, verum in quarto libro<text:line-break/>de pulsuum differentiis sufficienter nos de his tractavimus.<text:line-break/>Notionis tantum in praesenti, quando instituimus mentio-<text:line-break/>nem facere, leriem orationis persequamur, nam nunc qui-<text:line-break/>dem, quod iniis invenimus, locus est dicendi, ad eum di-<text:line-break/>gnoscendum magnopere faciens, atque adeo, fi verum di-<text:line-break/>cendum est, summam jam aperiam. Nec quantitatem tem-<text:line-break/>poris, nec intervalli respiciendam censemus: imo ne pro-</text:span></text:p>
      <text:p text:style-name="P6"><text:span text:style-name="T3">portiones quidem illorum</text:span><text:span text:style-name="T15">, </text:span><text:span text:style-name="T3">de quibus verba fecimus in </text:span><text:span text:style-name="T17">supe-<text:line-break/></text:span><text:span text:style-name="T3">riore. libro</text:span><text:span text:style-name="T15">, </text:span><text:span text:style-name="T3">quum celeriorem pulsum et tardiorem docere-<text:line-break/>mus. Illic enim non potui illa praeterire, quo </text:span><text:span text:style-name="T17">errorem<text:line-break/></text:span><text:span text:style-name="T3">praedicerem luis qui ex solius temporis quantitate de iis </text:span><text:span text:style-name="T17">ex-<text:line-break/></text:span><text:span text:style-name="T3">istimant, quae ad dignoscendum laboriose mihi et longa </text:span><text:span text:style-name="T17">dif-<text:line-break/></text:span><text:span text:style-name="T3">ficilisque aestimationis et judicii adeoque impossibilia prope<text:line-break/>visa sunt. Nam celeritatem quidem et tarditatem, ut </text:span><text:span text:style-name="T17">pri-<text:line-break/></text:span><text:span text:style-name="T3">mum occurrit arteria, noscimus; rationem vero temporis<text:line-break/>ad tempus et intervalli ad intervallum ut exploremus, </text:span><text:span text:style-name="T17">opus<text:line-break/></text:span><text:span text:style-name="T3">nobis longo tempore esu Itaque ista nihil nos morantur,<text:line-break/>ut expendamus ad pulsus in aegrotis dignoscendos. </text:span><text:span text:style-name="T17">Sed<text:line-break/></text:span><text:span text:style-name="T3">ut si ante oculos quempiam videamus, impetus motus<text:line-break/>celeritatem potest ostendere, ita usu venit in arteria, </text:span><text:span text:style-name="T17">nam<text:line-break/></text:span><text:span text:style-name="T3">aut incitatum, aut remissum ejus motum invenias. </text:span><text:span text:style-name="T17">Om-<text:line-break/></text:span><text:span text:style-name="T3">nia enim corpora quae moventur, ex locis, ubi moven-<text:line-break/>tur semper, dignoscimus quomodo moveantur; quae ubi<text:line-break/>in locis remorantur, tardum esse' motum praedicamus,<text:line-break/>ubi facile discedunt, celerem. Hic scio suturum, </text:span><text:span text:style-name="T17">ut</text:span></text:p>
      <text:p text:style-name="P6"><text:span text:style-name="T17">quaestio se physica offerat, an corpus, dum movetur, etiam<text:line-break/>maneat aliquo modo; atqui in commentariis de motu illud<text:line-break/>ita ut quod maxime probatur verum esse. At a tantis in<text:line-break/>praesens quaestionibus declinemus, ne implicemus nos.<text:line-break/>Quod informat tantum sensus ad dignoscendos celeres et<text:line-break/>tardos pulsus, hoc fatis est si dicamus, nimirum unum mo-<text:line-break/>tum cedere videri loris facile, in quibus semper fit, alium<text:line-break/>diutius inibi commorari, itaque hunc tardum, illum celerem<text:line-break/>vocari. Num ex locorum transitu sensus dignoscit, non<text:line-break/>ex totius motus tempore, nec separatirn et solo, nec qua-<text:line-break/>tenus cum quantitate comparatur. Itaque celeritatis et tar-<text:line-break/>ditatis facile notitiam consequimur, non perinde consecu-<text:line-break/>turi, si quantitate temporis et intervallorum aucuputa, eo-<text:line-break/>rum sustineremus proportiones observare. Enimvero non<text:line-break/>sustinemus, nam ut primum aciem intendimus, momento<text:line-break/>temporis moram nos corporis quod movetur, deprehendi-</text:span></text:p>
      <text:p text:style-name="P6"><text:span text:style-name="T17">mus</text:span><text:span text:style-name="T3">, </text:span><text:span text:style-name="T17">ex </text:span><text:span text:style-name="T3">qua conjicimus transitum. Quo fit ut quae </text:span><text:span text:style-name="T17">emi-<text:line-break/>nus cernimus, </text:span><text:span text:style-name="T3">haec nobis interim diutius videantur </text:span><text:span text:style-name="T17">consi-<text:line-break/>stere , </text:span><text:span text:style-name="T3">licet agitentur velocissime</text:span><text:span text:style-name="T15">; </text:span><text:span text:style-name="T3">unde liquet ratione </text:span><text:span text:style-name="T17">nos<text:line-break/>motum </text:span><text:span text:style-name="T3">colligere, non sensu deprehendere. Siquidem </text:span><text:span text:style-name="T17">quum<text:line-break/></text:span><text:span text:style-name="T3">prima quaeque senfibilis pars corporis quod movetur </text:span><text:span text:style-name="T17">in<text:line-break/>primo, </text:span><text:span text:style-name="T3">scnfibili loco subsistat primo senfibili tempore, </text:span><text:span text:style-name="T17">tum<text:line-break/>immobile, </text:span><text:span text:style-name="T3">quod cernimus</text:span><text:span text:style-name="T17">, </text:span><text:span text:style-name="T3">ridetur esse; at vero ubi </text:span><text:span text:style-name="T17">prima<text:line-break/></text:span><text:span text:style-name="T3">senfibilis pars in primo senfibili loco quam primo </text:span><text:span text:style-name="T17">seusibili<text:line-break/>tempore </text:span><text:span text:style-name="T3">subsistat breviore tempore, tum videtur </text:span><text:span text:style-name="T17">moveri.<text:line-break/></text:span><text:span text:style-name="T3">Singula enim quae diximus dissecari, quod ad naturum </text:span><text:span text:style-name="T17">atti-<text:line-break/></text:span><text:span text:style-name="T3">net, in infinitum possunt, sensu vero fi aestimes, </text:span><text:span text:style-name="T17">primas<text:line-break/>certas habent </text:span><text:span text:style-name="T3">et indivisas partes. Quod planum facit, </text:span><text:span text:style-name="T17">ra-<text:line-break/>tione </text:span><text:span text:style-name="T3">omnem motum, non sensu dignosci. Quia </text:span><text:span text:style-name="T17">vero sen-<text:line-break/>sui </text:span><text:span text:style-name="T3">ratio conjuncta est et mentis est transcursus </text:span><text:span text:style-name="T17">velocissimus,<text:line-break/>(aepenumero </text:span><text:span text:style-name="T3">non ratione, sed deprehendi sensu </text:span><text:span text:style-name="T17">ridetur.<text:line-break/></text:span><text:span text:style-name="T3">Nam quorum primo senfibili tempore </text:span><text:span text:style-name="T17">prima senfibilis pars<text:line-break/>in </text:span><text:span text:style-name="T3">primo sensi bili loco manet, horum </text:span><text:span text:style-name="T17">tantum nos motus</text:span></text:p>
      <text:p text:style-name="P6"><text:span text:style-name="T3">aperte satemur non sensibus</text:span><text:span text:style-name="T7">, </text:span><text:span text:style-name="T3">sed ratione animadvertere, ut<text:line-break/>gnomonis umbrae, lunae, solis, omniumque siderum quae<text:line-break/>a nobis longissime remota sunt. Quorum autem , ut dixi,<text:line-break/>brevius est tempus primo sensibili, nullo tempore praedita<text:line-break/>horum mansio migratioque ridetur; quippe quod minus<text:line-break/>pruno sensibili tempus habet, omni mora hoc putatur ca-<text:line-break/>rere. Sed haec privatim praestiterit commentari eum, qui<text:line-break/>cum haec de quibus agimus aveat probe ediscere tum alia<text:line-break/>in medicina multa. Nobis vero fatis haec erunt ad demon-<text:line-break/>strandum non esse temporum et intervallorum respiciendam<text:line-break/>quantitatem, scd ipsam qualitatem motus; quae est explicatu<text:line-break/>quidem difficilis, sed horum quae docuimus ope, nisi sis<text:line-break/>prorsus stupidus et iners, non magno negotio verum, ut<text:line-break/>homini licet, consequere. Multoque magis, si dignoscen-<text:line-break/>dos luaequales celeritate et tarditate pulsus rnediteris, ori-<text:line-break/>ginem ducere eos invenias ex qualitate motus. Ac unius<text:line-break/>quidem distentionis saepe initium motus plane celerius vide-</text:span></text:p>
      <text:p text:style-name="P6"><text:span text:style-name="T3">tur, proximum tardius, iteruni finis celerior, nec hic quan-<text:line-break/>titates quasdam aut temporum, aut intervallorum, sed ipsam<text:line-break/>unum motus qualitatem attendimus. Quo minus leniter<text:line-break/>palpandum est, ubi genus hoc perpendimus pulsuum, ni-<text:line-break/>mirum sic extremum motus finem sentiamus duntaxat, non<text:line-break/>integrum motum. Ex quibus jam liquet ejuscemodi pulsus<text:line-break/>prorsus non oportere parvos esse, nec languidos; neque<text:line-break/>enim trifariam possis motum dissecare, nec lu parvis inter-<text:line-break/>vallis, nec lu facultatibus imbecillis, quod obstet </text:span><text:span text:style-name="T5">illis</text:span><text:span text:style-name="T3"> parvi-<text:line-break/>tas, quae dividi feusibiles partes non patitur, hic impediat<text:line-break/>facultatis infirmitas, quae concidit ad pressum. Quamobrem<text:line-break/>nec lu pulsibus lethargicis deprehenderis inaequalitatem,<text:line-break/>quae tamen adest forsitan, quia, omnino quo dignoscatur,<text:line-break/>vult comprimi; at hoc prae imbecillitate non sustinet. Qua-<text:line-break/>re qui euique pulsui inventurus sit contrectationem apposi-<text:line-break/>tam , hunc singulari prudentia esse et expertum lu digno-</text:span></text:p>
      <text:p text:style-name="P6"><text:span text:style-name="T3">scendc oportet. Num si maximus pariter et vehementissi-<text:line-break/>mus validam fert compressionem, atque alius </text:span><text:span text:style-name="T15">quisque, </text:span><text:span text:style-name="T3">quan-<text:line-break/>tum a vehementia vel magnitudine abest, tanto minorem;<text:line-break/>primum quantum a maximo et vehementissimo recesserunt;<text:line-break/>ad unguem perspiciendum est; deinde ratio ineunda est<text:line-break/>quantum sufficiat compressionis- id genus pulsibus imperti-</text:span><text:span text:style-name="T11">1<text:line-break/></text:span><text:span text:style-name="T3">visse; utrobique enim offendamus necesse est, sive- exceda-<text:line-break/>mus proportionem, sive non assequamur; quod ubi mluus<text:line-break/>jam premamus, praeteritura nos fit interni purs motus, ubi<text:line-break/>vero amplius, externi, llaque primum motum aliquando<text:line-break/>inaequalem esse non percipiemus, delude male .etiam de<text:line-break/>toto motu saepe judicabimus, eo-quod male perpenderis<text:line-break/>mus partes. Si enim vel pars ejus prima, vel altera cele-<text:line-break/>rior sit et nobis earum tantum altera sit exploratu, non pos-<text:line-break/>sumus primum universum inaequalem motum esse scire,<text:line-break/>deinde vel celerem, vel turdum arbitrabimur eum esse,<text:line-break/>quum neuter planum sit; siquidem cujus celeris erat pars<text:line-break/>prima et altera tarda</text:span><text:span text:style-name="T6">, hunc nec celerem</text:span><text:span text:style-name="T3"> absolute, nec tar-</text:span></text:p>
      <text:p text:style-name="P90"><text:span text:style-name="T28">,'.l<text:tab/></text:span><text:span text:style-name="T1">' ,<text:tab/></text:span><text:span text:style-name="T28">— i*. </text:span><text:span text:style-name="T1">• </text:span><text:span text:style-name="T37">;</text:span></text:p>
      <text:p text:style-name="P6"><text:span text:style-name="T3">dum jure vocaveris. Quare, ut oratione in summam col-<text:line-break/>lecta alio me conseram, lu optima constitutione moderatus<text:line-break/>motu pulsus erat, non ex intervalli nec temporum quantitate<text:line-break/>explorandus; .scd ex ipsa</text:span><text:span text:style-name="T15">, </text:span><text:span text:style-name="T3">ut diximus qualitate</text:span><text:span text:style-name="T15">, </text:span><text:span text:style-name="T3">quo pacto<text:line-break/>discedat ex locis, dicebamus animadvertendum esse; cujus<text:line-break/>memores,, qui decedere celerius rideatur, celerem; qui tar-<text:line-break/>dius, tardum appellemus; repraesentari autem hoc, ut pri-<text:line-break/>mum est. admotus tactus, prius quam totunr arteria spatium<text:line-break/>confecerit. Proinde, si pulsus aequalis fit, non expectarnus<text:line-break/>univerfam distentionem, sed ex parte ejus facere de tota<text:line-break/>conjecturam postumus; qui si inaequalis fit, omnem assequi<text:line-break/>dicebamus oportere, tactumque pro magnitudine pulsus et<text:line-break/>vehementia varie explicare. Atque de genere motus haec<text:line-break/>in praesentia satis sunt: ejus enim nos iterum lu pulsibus di-<text:line-break/>guosceudis mentionem necesse est faciamus. ’</text:span></text:p>
      <text:h text:style-name="Heading_20_2" text:outline-level="2">Cap. I<text:span text:style-name="T61">I</text:span>.</text:h>
      <text:p text:style-name="P99"><text:span text:style-name="T3">Deinceps de quantitate distentionis agamus,<text:line-break/>nam quum corporis arteriae dimeusiones tres sint, longitudo,</text:span></text:p>
      <text:p text:style-name="P6"><text:span text:style-name="T3">latitudo et profunditas, nullam possumus totam sentire. De<text:line-break/>longitudine apertissimum est, utrinque enim arteria usque<text:line-break/>ad terminum extremum pulsat. At parvae ejus parti inji-<text:line-break/>cimus tactum, quanta extat ex objecti corporis mole; quae<text:line-break/>quidem ipsa efficit ut longus vel brevis pullus sit, eo quod<text:line-break/>non possit attingi omnis arteriae longitudo. Sit tamen hic<text:line-break/>etiam aliquid in qualibet corporis natura, quod elucescat<text:line-break/>sub cute, in optima natura moderatum; si quid supra hoc<text:line-break/>sit, longum; si quid infra, brevem reddit pulsum, qui non<text:line-break/>potest numero digitorum definiri; sicuti quidam, si quatuor<text:line-break/>digitis obviet, esse dicunt longum; si tribus, medium; si<text:line-break/>duobus, brevem. Neque enim corporis optimae naturae<text:line-break/>una est mensura, sed in una qualibet facile quantitatem asse-<text:line-break/>quere, unius ope, modo colligere proportionem possis; cum<text:line-break/>qua postea si alios homines conferas pares totius corporis<text:line-break/>magnitudine, dices vel longos vel breves pulsus habere; eo-</text:span></text:p>
      <text:p text:style-name="P6"><text:span text:style-name="T3">dcm modo latos, angustos, altos, humiles, ac in tribus simul<text:line-break/>dimcusiouibus, magnos, vel parvos, ubique enim ad mode-<text:line-break/>ratum reseremus, quum alios aestimamus. At enim singulos<text:line-break/>esse in singulis aliis pulsuum generibus moderatos; scd </text:span><text:span text:style-name="T36">in<text:line-break/></text:span><text:span text:style-name="T3">lola quantitate non plane unum, scd suum cuique corporis<text:line-break/>parti, antea explicavimus. Hoc tamen non est hujus lori,<text:line-break/>fed volui dicti vos admonere, ilaque ad institutum jam per<text:line-break/>est reverti, institui vero, ut puto, docere, Iensu nullius di-<text:line-break/>meusionis exacte dignosci posse quantitatem; cujus rei causa<text:line-break/>partim omnibus communis, partim sua cuique esu Primo<text:line-break/>loco communem exponam. Num quandoquidem luter arte-<text:line-break/>rias , quae nuda sit nulla est, scd vestiunt eas multis </text:span><text:span text:style-name="T36">loris<text:line-break/></text:span><text:span text:style-name="T3">pauciora et subtiliora corpora, multis etiam locis plura </text:span><text:span text:style-name="T36">et<text:line-break/></text:span><text:span text:style-name="T3">crassiora, plane in aperto est, non perinde omnes arteria-<text:line-break/>rum motus posse sentiri, sed illarum magis, quas panclora<text:line-break/>tennioraque; harum minus, quas circumjiciunt plura ac cras-<text:line-break/>siora corpora. Atque haec communis est. Propria vero singu-</text:span></text:p>
      <text:p text:style-name="P6"><text:span text:style-name="T3">larum dimensionum, longitudinis quod permultum interfit<text:line-break/>inter veram et apparentem; latitudinis quod parum; pro-<text:line-break/>funditatis, quod minimum. Nam quum saepe longa tres<text:line-break/>cubitos universa arteria sit, tres veI quatuor duntaxat digiti<text:line-break/>percipiunt arteriae motum, reliqua pars a corporum obje-<text:line-break/>ctorum numero occultatur. In latitudine quum prae cor-<text:line-break/>poribus , quae illam utrinque clugunt, multis illis et crassis,<text:line-break/>neque tactus ipfi corpori arteriae applicari possit, neque per<text:line-break/>crassitiem illorum et multitudinem foras motus perrumpat,<text:line-break/>multis loris omnino motus perit, multis etiam in m</text:span><text:span text:style-name="T5">axim</text:span><text:span text:style-name="T3">e<text:line-break/>angustum cogitur; totum vero, quod arteriam nullo loco<text:line-break/>videas nudam. At vero ne profunditas quidem usquam<text:line-break/>plane est nuda, ut possit saltem in ea elucere ejus universus,<text:line-break/>motus; fed si nihil aliud, cutis certe ambit eam, per quam<text:line-break/>pulsum sentimus; itaque tecta fuerit haec quoque certe ali-<text:line-break/>quatenus. Quae quum itu sint, dabimus operam ut opti-<text:line-break/>rnam rationem monstremus dignoscendarum singularum di-</text:span></text:p>
      <text:p text:style-name="P6"><text:span text:style-name="T3">mensionum; ac primo dicemus de longitudine. Atque </text:span><text:span text:style-name="T17">esse<text:line-break/></text:span><text:span text:style-name="T3">hanc censendam optimam, quae motus maximam </text:span><text:span text:style-name="T17">partem<text:line-break/></text:span><text:span text:style-name="T3">sentiat, clarissimum est; nam ut si sentire omnis valeat, </text:span><text:span text:style-name="T17">pri-<text:line-break/></text:span><text:span text:style-name="T3">rnum hoc sit, ita posteaquarn hoc non potest, ubi nulla </text:span><text:span text:style-name="T17">pars<text:line-break/></text:span><text:span text:style-name="T3">ejus, quae quidem animadverti possit, lateat, tactum </text:span><text:span text:style-name="T17">existi-<text:line-break/></text:span><text:span text:style-name="T3">inamus optimum esse Quomodo </text:span><text:span text:style-name="T17">autem </text:span><text:span text:style-name="T3">eum possis </text:span><text:span text:style-name="T17">lusti-<text:line-break/></text:span><text:span text:style-name="T3">tuere, faciam ut declarem; si ob </text:span><text:span text:style-name="T17">oculos </text:span><text:span text:style-name="T3">prius </text:span><text:span text:style-name="T17">proponam in<text:line-break/></text:span><text:span text:style-name="T3">tribus his omnes positas esse sensibilium cognitionum </text:span><text:span text:style-name="T17">disse-<text:line-break/></text:span><text:span text:style-name="T3">rentias, in natura, exercitatione et modo applicationis. </text:span><text:span text:style-name="T17">Nam<text:line-break/></text:span><text:span text:style-name="T3">qui tactum natura appositissimum ad sentiendum et </text:span><text:span text:style-name="T17">probe<text:line-break/></text:span><text:span text:style-name="T3">exercitatum habet, tum etiam sensibilibus decenter </text:span><text:span text:style-name="T17">admo-<text:line-break/></text:span><text:span text:style-name="T3">vet, optimus hic’ explorator sit eorum quae </text:span><text:span text:style-name="T17">intus </text:span><text:span text:style-name="T3">sunt </text:span><text:span text:style-name="T17">con-<text:line-break/></text:span><text:span text:style-name="T3">dita; qui hoc est aliquatenus inferior, quam maxime </text:span><text:span text:style-name="T17">ab<text:line-break/></text:span><text:span text:style-name="T3">illo abest, tam- pessime abfolutarn cognitionem conseque-<text:line-break/>tur. Explicabo igitur huic, qui optinie natura comparatus<text:line-break/>est et exercitatus non segniter, qua applicatione tactus ad<text:line-break/>unguem, ut homo potest, motum sentiat arteriae. Et quia</text:span></text:p>
      <text:p text:style-name="P6"><text:span text:style-name="T17">de prima dimensione, videlicet longitudine, institui dicere,<text:line-break/>accommodatissimum huic modum tactus aperiam. Omnino<text:line-break/>non premat, imo saepe leniter palpet et veluti suspendat<text:line-break/>manum. Accommodatum est hic in primis modus parvis<text:line-break/>pariter et imbecillis pulsibus; nam hos si aliquatenus pre-<text:line-break/>mas, motus pereat magna ex parte et saepe vero etiam uni-<text:line-break/>versus. Nam pro quantitate compressionis et qualitate prae- .<text:line-break/>terea arteriae contentionis modo multum imminuitur ejus<text:line-break/>motus, modo minus, est quum perit totus. Quocirca ad<text:line-break/>longitudinem dignoscendam summa cautio est, ut praeter<text:line-break/>omnem compressionem tactum admoveas. Etenim modicam<text:line-break/>compressionem non graviter ferunt quidem pulsus vehemen-<text:line-break/>tes, non laedentur tamen ne lu quidem, si in palpando nihil<text:line-break/>premas. Quandoquidem igitur hic modus attingendi opti-<text:line-break/>mus est languidis pulsibus, nec lucommodus etiam vehemen-<text:line-break/>tibus , cave praeponas illi alium. Porro est illud etiam ex-<text:line-break/>plicandum, quod non obscure advertitur, ubi diversas par-<text:line-break/>tes premas longitudinis arteriae, motum non perinde videri</text:span></text:p>
      <text:p text:style-name="P6"><text:span text:style-name="T3">in omnibus offensum: caeterurn lu partibus altioribus major<text:line-break/>est noxa, minor in inferioribus. Et vero frequenter noxa<text:line-break/>non animadvertitur in vehementibus pulsibus, fecus in lan-<text:line-break/>guidis: nam in nis si iuferiorern partem presserimus, lucu-<text:line-break/>lenta superioribus noxa datur. Superiores autem et infe-<text:line-break/>riores quomodo hoc loco accipiendae sunt, non est obscu-<text:line-break/>rum: ut remotissimae </text:span><text:span text:style-name="T15">a </text:span><text:span text:style-name="T3">corde partes inferiores, et vici-<text:line-break/>niores appellentur superiores: hoc in artubus quidem per-<text:line-break/>quam est solemne , non item in capitis partibus et cossi. Ita-<text:line-break/>que ad omnes pertinet, ut diximus, corni viciniores, si<text:line-break/>premantur, magnam injuriam subjectis facere; remotiores<text:line-break/>saepenurnero nullam, quae animadverti possit, si bene ve-<text:line-break/>hemens pulsus fit, interim tamen manifestam lu </text:span><text:span text:style-name="T7">ηοη </text:span><text:span text:style-name="T3">vehe-<text:line-break/>mentibus. Atque de longitudine haec satis suit. Nunc de<text:line-break/>reliquis duabus agamus, quas non ita oportet duas numera-<text:line-break/>re, ut sicut in quadrangularibus et quadratis corporibus<text:line-break/>videas separatirn latitudinem, separatim profrmditatem di-</text:span></text:p>
      <text:p text:style-name="P6"><text:span text:style-name="T3">stinctam: sed sicut lu circulo et globo consusa sunt omnia,<text:line-break/>una </text:span><text:span text:style-name="T6">vero</text:span><text:span text:style-name="T3"> quaedam, vel lineae, vel superficiei ridetur cir-<text:line-break/>cumserentia, fic esse lu arteria putes: cujus cernitur in<text:line-break/>dissectionibus figura multis locis cylindrum, multis etiam<text:line-break/>conum referre. Quomodo igitur medicis in mentem venit<text:line-break/>seorsum de latitudine, seorsum de profunditate disserere,<text:line-break/>quum deberent, ut est et conspicitur ex partitionibus, unam<text:line-break/>longitudinem ejus appellere, alterum circulum, ut certe<text:line-break/>multi frequenter vocant? Nou perpetuo possunt tamen,<text:line-break/>nec hi, nec alius quisquam, quum de exemplis evidentibus<text:line-break/>narrant, longitudinem et circulum tantum appellare; scd<text:line-break/>exprimet saepe necessitas, ut distentionem altam quandam<text:line-break/>vocent et angustam*, contra etiam aliam humilem latamque,<text:line-break/>etenim hoc ita clerum est, ut ambigat nemo. Sic propter<text:line-break/>haec manifesta eventa habere diversas latitudinis et profun-<text:line-break/>ditatis notiones coacti sumus. Porro sicut sensu percspiiuus<text:line-break/>eas differentias, ita circularem nos figuram saepe aniuiad-</text:span></text:p>
      <text:p text:style-name="P6"><text:span text:style-name="T3">vertere' clare fatemur. Itaque de utraque jam differentia<text:line-break/>dicemus lu communi, qua potissimum ratione applicandorum<text:line-break/>digitorum ad eas pervenire dignoscendas queas. Neque<text:line-break/>enim lu iis dignoscendis mediocris inesse scrupulus rideatur,<text:line-break/>quod nulla admovendi tectus ratione valeamus sentire inter-<text:line-break/>vallum totum: neque quum leniter palpemus (nam ea ex-<text:line-break/>tremas tantum partes sentiat motus</text:span><text:span text:style-name="T15">: </text:span><text:span text:style-name="T3">quae praecedebat, igno-<text:line-break/>ret universam) neque quum premimus multum. Ut enim<text:line-break/>omittam hoc lu vehementibus tantum pulsibus permissum<text:line-break/>esse, contra ac prior postremum partem ignorabit intervalli,<text:line-break/>tantum sentiet primam. Jam si alia utamur applicatione<text:line-break/>inter illas media, et prima pars? intervalli et postrema nos<text:line-break/>sugiet. Hoc verum esse quisque experientia discat. , Nam<text:line-break/>vehementes pulsus si premas (hos enim premere solos fas est)<text:line-break/>nescies'quanti sint, quod pereat fere lu compressionibus, ut<text:line-break/>ante significavimus, aliquid </text:span><text:span text:style-name="T6">etiam</text:span><text:span text:style-name="T3"> de ipso motu, ac luterval-<text:line-break/>lum non jam parva ex parte, sed prope corrumpatur uni-</text:span></text:p>
      <text:p text:style-name="P6"><text:span text:style-name="T3">versum. Contra si leniter palpes, per quantum intervalli<text:line-break/>sit motus delatus, nou divines. Habes difficultatem quae sic<text:line-break/>explicatur, si ut prorsus distentionis quantitatem sensu dignos-<text:line-break/>camus, non laboremus, scd et ratione quadam possimus nihil<text:line-break/>laesam esse existimare. Neque enim hoc nos rquaerirnus, ut<text:line-break/>sensu omnino, quae accidunt pulsibus, cognoscamus, scd ut<text:line-break/>simpliciter cognoscamus. Ergo sensum requirit quidem omnis<text:line-break/>talis notitia, attamen non hunc folum, neque quasi semper va-<text:line-break/>leat quidlibet invenire: sed fatis est frequenter, silensibilisaffe-<text:line-break/>ctus unus totius rei dennnciet essentiam. Eadem ratio' eo-<text:line-break/>rurn est, de quibus nunc agimus. Nam fi leniter palpes,<text:line-break/>aut pluribus in partibus occursum arteriae necesse est senu<text:line-break/>tias, aut in paucioribus: quo cognito, ad sensum ratio ad-<text:line-break/>juncta, nobis magnam distentionem suggerit esse, quae mul-<text:line-break/>tis partibus movet tactum; parvam, quae paucis. Age fac<text:line-break/>circularem ejus occursum esse, quid? nonne clarum est si<text:line-break/>infiani fit circumserentia circuli magnitudine, tutam etiam</text:span></text:p>
      <text:p text:style-name="P6"><text:span text:style-name="T53">.</text:span></text:p>
      <text:p text:style-name="P5"><text:span text:style-name="T3">crassam esse distentionem arteriae et universam distentionem<text:line-break/>gracilem; si circum ferentia fit parva? Neque enim </text:span><text:span text:style-name="T17">magnis<text:line-break/></text:span><text:span text:style-name="T3">circumscribi circulis gracilis distentio potest, nec crassa </text:span><text:span text:style-name="T17">mi-<text:line-break/></text:span><text:span text:style-name="T3">nutis: caeterurn quantitati distentionis necessario </text:span><text:span text:style-name="T17">respondet<text:line-break/></text:span><text:span text:style-name="T3">circuli circumscribentis eam quantitas. Haud aliter' </text:span><text:span text:style-name="T17">etiam<text:line-break/></text:span><text:span text:style-name="T3">fi verus non sit et exactus circulus finis distentionis, </text:span><text:span text:style-name="T17">scd<text:line-break/></text:span><text:span text:style-name="T3">quasi , mutilus partim, id quod in altis et angustis, vel </text:span><text:span text:style-name="T17">hu-<text:line-break/></text:span><text:span text:style-name="T3">milibus et latis usu venit, ratio similiter subducitur </text:span><text:span text:style-name="T17">quanti-<text:line-break/></text:span><text:span text:style-name="T3">tatis distentionis. Nam tum distentionis tum </text:span><text:span text:style-name="T17">ascensus<text:line-break/></text:span><text:span text:style-name="T3">fines particulae prorsus erunt circuli,' liique prout </text:span><text:span text:style-name="T17">appa-<text:line-break/></text:span><text:span text:style-name="T3">reant majores, vel minores utrinque, vel concavi magis </text:span><text:span text:style-name="T17">hac<text:line-break/></text:span><text:span text:style-name="T3">circumferentia, vel gibbosiores omnino, vel longiorem, </text:span><text:span text:style-name="T17">vel<text:line-break/></text:span><text:span text:style-name="T3">angustiorem, vel latiorem, quam est exacte circularis, </text:span><text:span text:style-name="T17">hanc<text:line-break/></text:span><text:span text:style-name="T3">lineam, quae in praesentia cernitur, ostendunt Unde </text:span><text:span text:style-name="T17">in-<text:line-break/></text:span><text:span text:style-name="T3">aequalitatem nos latitudinis et profunditatis totiusque </text:span><text:span text:style-name="T17">quano<text:line-break/></text:span><text:span text:style-name="T3">titatem distentionis aestimabimus. </text:span><text:span text:style-name="T17">: </text:span><text:span text:style-name="T3">Age enim rideantur </text:span><text:span text:style-name="T17">gib-<text:line-break/></text:span><text:span text:style-name="T3">bosiores ac praeruptiores obliqui occursus arteriae, </text:span><text:span text:style-name="T17">prae-<text:line-break/></text:span><text:span text:style-name="T3">terea cava magis</text:span><text:span text:style-name="T17">. </text:span><text:span text:style-name="T3">quodammodo et humilior in profunditate.</text:span></text:p>
      <text:p text:style-name="P6"><text:span text:style-name="T3">adeo ut ne circuli quidem rideatur rircumferentia manere,<text:line-break/>sed veluti recta linea esse, profecto apertum est, talem pul-<text:line-break/>sum latum fore et humilem. Nam motus in latum amplius<text:line-break/>exporrectus, latum merito efficiat, at motus ascensu pro-<text:line-break/>hibitus humilem. E diversu si motus, obliqui partes longe<text:line-break/>citra medium constiterint, ac medium ipsum satis videatur<text:line-break/>gibbosum esse, plane is pulsus erit altus angusiusque, si sc-<text:line-break/>mel angustus ejus in latitudine occursus evadat, ut non mo-<text:line-break/>do imminutus esse obliquus motus, sed et totus semel ridea-<text:line-break/>tur periisse, difficilis cognitu est, vel potius cognosci non<text:line-break/>potest, quantum in his est, qualis sit pulsus. Nam nisi di-<text:line-break/>stinctiones adhibeamus quasdam, non asscquemur, altusne<text:line-break/>sit, an humilis, an moderatus profunditate</text:span><text:span text:style-name="T15">: </text:span><text:span text:style-name="T3">nam omnia esse<text:line-break/>potest. Etenim si humilis sit pariter et angustus, talis </text:span><text:span text:style-name="T6">vi-<text:line-break/>debitur</text:span><text:span text:style-name="T3"> esse, et si altus simul et angustus, ejuscemodi appa-<text:line-break/>rebit, denique si moderatus prosunditate una et angusius, ta-<text:line-break/>lem dicas esse; nam angustiam </text:span><text:span text:style-name="T6">is</text:span><text:span text:style-name="T3"> pulsus prorsus ex motu</text:span></text:p>
      <text:p text:style-name="P6"><text:span text:style-name="T3">inhibito in Iatitudinem contraxit. Difficultas vero relidet<text:line-break/>in profunditate, quae et si ex longo intervallo et si ex brevi<text:line-break/>vel inodecatc motum ordiatur, eundem tamen tangentibus<text:line-break/>repraesentabit speciem, nam augustum motum percipient.<text:line-break/>.Qua ergo rasione explorabitur? frequenter quidem </text:span><text:span text:style-name="T17">etiam<text:line-break/></text:span><text:span text:style-name="T3">tactus affectibus, perpetuo tamen ratione. Primum de ta-<text:line-break/>ctus affectibus dicemus, iu quibus possis per eum manifesti<text:line-break/>deprehensiere aliquid: licet aulem in vehementibus pulsibus,<text:line-break/>qui ni; saepe monuimus, soli pressa arteria non labefactan-<text:line-break/>tur. Prompta ergo in illis quidem notitia profunditatis </text:span><text:span text:style-name="T17">est<text:line-break/></text:span><text:span text:style-name="T3">palsus. Tfam si presseris, forsitan vel ipso tactu, si exer-<text:line-break/>citatus sit </text:span><text:span text:style-name="T6">pt</text:span><text:span text:style-name="T3"> mollis sstastue sponte exaple sentiat, lu </text:span><text:span text:style-name="T17">noti-<text:line-break/></text:span><text:span text:style-name="T3">|iam aliquam pervenies intervalli motus</text:span><text:span text:style-name="T17">: </text:span><text:span text:style-name="T3">sin minus, tempus<text:line-break/>certe motns quantitatem declarabit intervalli. Nam </text:span><text:span text:style-name="T17">fi<text:line-break/></text:span><text:span text:style-name="T3">alscernere sigillatim motus qualitatum poteris, in qua diffe-<text:line-break/>rentism celeritatis et tarditatis reperiinus, sigillatim etiam<text:line-break/>temporis quantitatem, ubi breves motus animadvertimus,</text:span></text:p>
      <text:p text:style-name="P91"><text:span text:style-name="T3">neutra </text:span><text:span text:style-name="T15">te </text:span><text:span text:style-name="T3">harum</text:span><text:span text:style-name="T15">, </text:span><text:span text:style-name="T3">si premas, fugiet, </text:span><text:span text:style-name="T6">r</text:span><text:span text:style-name="T3"> Quod si ambas assecu-<text:line-break/>tus fis, facile de intervallo conjicies. - Esto-celer motus </text:span><text:span text:style-name="T36">et</text:span><text:span text:style-name="T43">;<text:line-break/></text:span><text:span text:style-name="T3">diuturnus, sane apertissimum est maximo eum spatio delatum।<text:line-break/>esse, contra tardus esto et brevis, sit’ utique cthic minimo<text:line-break/>spatio devectus. Atque hoc pacto si vehemens sit </text:span><text:span text:style-name="T36">pulsus,,<text:line-break/></text:span><text:span text:style-name="T3">profunditatis quantitatem dignoscimus, qui si languidus sit,&gt;,<text:line-break/>nihil jam nobis sensus adjmnenti auferre poterit, quod me-<text:line-break/>tus lu ejuscemodi pulsibus compressicme perditur </text:span><text:span text:style-name="T36">universus,,<text:line-break/></text:span><text:span text:style-name="T3">quare ratione hic tota res investiganda </text:span><text:span text:style-name="T6">est.</text:span><text:span text:style-name="T12">1</text:span><text:span text:style-name="T3"> Dicemus autem'<text:line-break/>de causis pulsuum, uon omnes cum omnibus differentiis':<text:line-break/>posse coufundi,- distinguemusque,, quae illae sint et’</text:span><text:span text:style-name="T36">quando<text:line-break/></text:span><text:span text:style-name="T3">et quemadmodum.- Itaque ex aliis, quae aperte' sunt conxi<text:line-break/>spicua, quomodo etiam aliquid </text:span><text:span text:style-name="T6">de</text:span><text:span text:style-name="T3"> obscuris: deprehendas, 'luti<text:line-break/>ibi docebimus, ad haec cur </text:span><text:span text:style-name="T36">angustus </text:span><text:span text:style-name="T3">simul et languidus pul-<text:line-break/>sus altus nunquam'sit. Sed de his hactenus.<text:tab/></text:span><text:span text:style-name="T27">al '</text:span></text:p>
      <text:h text:style-name="Heading_20_2" text:outline-level="2">Cap. <text:span text:style-name="T61">II</text:span>I.</text:h>
      <text:p text:style-name="P99"><text:span text:style-name="T3">Posthac de rhythmis verba</text:span><text:span text:style-name="T11">1</text:span><text:span text:style-name="T3"> faciemus: qufenr<text:line-break/>ordinem secuti fumus&gt; docesidi, </text:span><text:span text:style-name="T36">- </text:span><text:span text:style-name="T3">quod'' conjunctu' </text:span><text:span text:style-name="T36">eniti erum</text:span></text:p>
      <text:p text:style-name="P6"><text:span text:style-name="T3">superioris est exploratio. . Nam natura quidem rerum </text:span><text:span text:style-name="T17">sere-<text:line-break/></text:span><text:span text:style-name="T3">bat, </text:span><text:span text:style-name="T17">ut </text:span><text:span text:style-name="T3">quae una, lu parte pulsus , maxime distentione, gene-:<text:line-break/>ra consistunt, prius exponeremus, quod in, commentariis </text:span><text:span text:style-name="T17">de<text:line-break/></text:span><text:span text:style-name="T3">differentiis pulsuum fecimus; verum quia genera in una par-<text:line-break/></text:span><text:span text:style-name="T1">te </text:span><text:span text:style-name="T3">posita,'quae de superioribus adhuc.reliqua sunt, flagitant<text:line-break/>communem tractatum.,- rhythmorum autem genus adjunctam<text:line-break/></text:span><text:span text:style-name="T1">cum </text:span><text:span text:style-name="T3">superioribus duobus generibus habet cognitionem, </text:span><text:span text:style-name="T17">ut<text:line-break/></text:span><text:span text:style-name="T3">ipse de nis sermo docebit, ideo posthac de rhythmis narrabi-<text:line-break/>mus, de duritie et vehementia rejiciemus lu </text:span><text:span text:style-name="T17">proximum li-<text:line-break/></text:span><text:span text:style-name="T3">brum, ut absolutam complectantur, singuli commentarii </text:span><text:span text:style-name="T17">ge-<text:line-break/></text:span><text:span text:style-name="T3">nerum disciplinam, quae conjuncta cognitione sunt. </text:span><text:span text:style-name="T17">Quia<text:line-break/></text:span><text:span text:style-name="T3">jam lu comparatione , temporis distentionis cum contractio-<text:line-break/>nis.tempore rhythmus consistit, prius paranda separathn </text:span><text:span text:style-name="T17">no-<text:line-break/></text:span><text:span text:style-name="T3">bis. ntriusque temporis notitia esu Hoc vero purum facile<text:line-break/></text:span><text:span text:style-name="T1">est, </text:span><text:span text:style-name="T3">nam (memoriam </text:span><text:span text:style-name="T17">si </text:span><text:span text:style-name="T3">conservavimus .eorum, quae </text:span><text:span text:style-name="T17">primo<text:line-break/></text:span><text:span text:style-name="T3">lu-libro retulimus, ubi quaereremus, ecquid sentire totam<text:line-break/></text:span><text:span text:style-name="T17">distentionem </text:span><text:span text:style-name="T3">et contractionem possimus , an pars </text:span><text:span text:style-name="T17">nos fugiat</text:span></text:p>
      <text:p text:style-name="P6"><text:span text:style-name="T3">utriusque motus) sciemus, quam sit laboriosum, adeoque<text:line-break/>praeter omnem nofiram facultatem, ut notitiam comparare<text:line-break/>omnis herum temporis postimus.' Quo loco principium dis-<text:line-break/>tentionis ostendimus et finem contractionis non cognosci<text:line-break/>posse- Jam quatenus aliquid nos motus latet, hactenus<text:line-break/>etiam tempus scilicet praeteribit. Primum'id est ipsum re-<text:line-break/>petendum, decIarandumque idem non esse, quod, in primo<text:line-break/>libro quaereretur ac quod paulo superius, nam illic de dis-<text:line-break/>tentione quaerebatur absolute,' hic de temporis ejus quanti-</text:span><text:span text:style-name="T11">1<text:line-break/></text:span><text:span text:style-name="T3">tate. Prolude quum absolute quaeritur, an omnis, sentiri<text:line-break/>distentio possit; quae tactum sugit’ motus pars , hanc confir-<text:line-break/>mavimus non dignosri; in exploranda autem ejus quantitate,'<text:line-break/>quantum promota spatii sit,' advertimus. Ac non ita dudum'<text:line-break/>diximus, modo, finis distentionis habeamus veram'notitiam;<text:line-break/>rationem nobis cum scusu conjunctam subjecturam: esse ejus<text:line-break/>quantitatem. Itaque possumus, quamvis nisi- externum si-<text:line-break/>nem motus, partcm aliam nullam sentiamus, quantum, is’</text:span></text:p>
      <text:p text:style-name="P6"><text:span text:style-name="T3">habeat temporis ignorare; attamen </text:span><text:span text:style-name="T6">fcire,</text:span><text:span text:style-name="T3"> quantum inter-<text:line-break/>valli pervectus, sit.. Horum alterum lu'. primo libro discus-.<text:line-break/>sum est, alterum non itu diu est quum explicavimus. Erga<text:line-break/>iterumad</text:span><text:span text:style-name="T9">;</text:span><text:span text:style-name="T3"> memoriam evocemus, quod in vehementibus pul-<text:line-break/>sibus , si modice arteriam, compresserimus, perspiciemus<text:line-break/>quidem initium.,motus, scd quantitatem ignorabimus inter-<text:line-break/>valli., Nec vero hoc. praetereamus, quod initio statim se-,<text:line-break/>cundi libri; tradidimus, nou idem esse quantitatem temporis<text:line-break/>examinare ac celeritatem, vel tarditatem dignoscere. Ilis<text:line-break/>enim nobis lu praefentia omnibus opus est, quo plane et dr-<text:line-break/>stincte perspiciamus;, ecquid luter spatii dignotionem, quo<text:line-break/>fertur arteris, et temporis lutersit, et praeter utramque quan-<text:line-break/>darn esse aliam vel celeritatis, vel turditatis aestimatricem.<text:line-break/>Siquidem prima quam commemoravimus explorat inter-<text:line-break/>valli quantitatem; quantitatem altera matus temporis, tertia<text:line-break/>qualitatem, motus. Ad rhythmum igitur dignoscendum,<text:line-break/>nec . primam , quaerimus , neo etiam tertiani,- sed ipsum tan-<text:line-break/>tiunmclo fecundam- Quare, instituenda- manus, ea applica-</text:span></text:p>
      <text:p text:style-name="P6"><text:span text:style-name="T3">tio est, quae arteriae motum accuratissime intuetur omnem.<text:line-break/>Ilaque primo libro, quae exposita sunt, quum quaereremus,<text:line-break/>possitne sentiri universus motus, memoria repetenda sunt,<text:line-break/>sciendumque unam virtute esse et eandem quaestionem illam<text:line-break/>atque hanc, licet diversis verbis ponatur. Quae omnia si<text:line-break/>cum animis nostris prius cogitemus, praesentis difficultatis<text:line-break/>asseqnemur explicationem. Sit enim pulsus quidam ma-<text:line-break/>gnus, sed languidus, hujus nequeas scilicet deprehendere<text:line-break/>totius distentionis motum, caeterurn externi finis tantum,<text:line-break/>sic etiam contractionis, si modo tantum possit, initium dun-<text:line-break/>taxat et recessum, praeterea nihil. Prolude leniter sunt<text:line-break/>istiusmodi pulsus, ut jam diri saepe, palpandi: qua tactus<text:line-break/>applicatione quantitatem animadvertere intervalli .distentio-<text:line-break/>nis poteris, temporis motus non poteris. At vero in con-<text:line-break/>tractione non tantum temporis motus non luvenias quanti-<text:line-break/>tatem, sed ne ipsius quidem intervalli, nam illa ubi infensi-'<text:line-break/>bilis evadat, omnium simul quae ei insunt necesse est fiat-</text:span></text:p>
      <text:p text:style-name="P6"><text:span text:style-name="T3">jactura. Adeo non modo intervalli quantitas atque, tempo-:<text:line-break/>ris motus, sed,et qualitas in qua celeritatis et tarditatis con-<text:line-break/>tinentur indicia, nulla ex parte a nobis sentietur. </text:span><text:span text:style-name="T36">Qui<text:line-break/></text:span><text:span text:style-name="T3">enim motus etiamnurn qualitas dignoscatur, universo seu-<text:line-break/>sum latente motu ? nimirum requiritur prius essentia rei<text:line-break/>quam ipsa qualitas, quae quando essentia prorsus sensum,<text:line-break/>praeterit, non potest qualitatis parari notitia. Quae ergo<text:line-break/>jam est in his pulsibus ratio, qua consequi notitiam rhythmi<text:line-break/>possis, ubi funditus contractio periit et de distentione salvus<text:line-break/>et integer solus externus finis est ? atqui nec sentire contra-<text:line-break/>ctionem in ullo languido, alio possis. Itaque quandoquidem<text:line-break/>motum distentionis atque contractionis arteriae noscimus,<text:line-break/>tantum in his qui languidi non sunt, in horum etiam solo-,<text:line-break/>rnin notitiam rhythmi veniemus, digitis ita moderate </text:span><text:span text:style-name="T36">appli-<text:line-break/></text:span><text:span text:style-name="T3">candis, uti diximus antea, ut externi motus ne quid inter-<text:line-break/>pellent. Nam fi plus justo arteriam compresserimus, </text:span><text:span text:style-name="T36">con-<text:line-break/></text:span><text:span text:style-name="T3">sistere ejus motum, cogemus; nisi etiam in his rhythnrus </text:span><text:span text:style-name="T36">non</text:span></text:p>
      <text:p text:style-name="P6"><text:span text:style-name="T3">possit dignosci, siquidem perpetuo’initium nos distentionis<text:line-break/>et. contractionis sinis latet, et nisi omnino parvum, quod<text:line-break/>praeterit, sit, magnopere rhythmus laedetur. Nam hoc<text:line-break/>quidem fortassis etiam admittas, distincta oratione tamen<text:line-break/>opus est. In vehentissimis enim pulsibus vera est oratio, in<text:line-break/>aliis sccus habet, praesertim qui vehementiae parvam par-<text:line-break/>tem habent, quod fatis magna pars sensum lu his effugiat,<text:line-break/>quae jam offendere rhythmum valeat. Ita hoc jam omnia,<text:line-break/>quae attulimus, fecerunt planum, dignosci in solis vehe-<text:line-break/>mentissimis pulsibus rhythmos, in aliis vero omnibus aut<text:line-break/>prorsus incognitos esse, ut in languidis, aut longe ab absoluta<text:line-break/>notitia abesse, id quod usu venit in minus vehementibus,<text:line-break/>non jam languidis tamen. Atque scrupulus quidem hic est:<text:line-break/>hunc nos pro viriribus faciemus ut tollamus. Primum<text:line-break/>quia non cadit in pulsibus languidos et eos qui non sunt ve-<text:line-break/>hementes, simile, distentionis et contractionis incommodum,,<text:line-break/>lenit hoc dissicnltatem nonnihil. ’ Nam quam; habet,ratio-</text:span></text:p>
      <text:p text:style-name="P6"><text:span text:style-name="T3">nem totum distentionis tempus ad totum contractionis, ean-<text:line-break/>dem quum rationem habeant inter sc quidem partes, quae<text:line-break/>tactum latent, etiam quae salvae sunt, eandem habebunt<text:line-break/>inter sese rationem. Itaque ex illis praesentire non mul-<text:line-break/>tum interpellabimur. Nam quum duplum sit, verbi gratia,<text:line-break/>omne contractionis tempus cum omni distentionis compara-<text:line-break/>tum, duplum item sit quod est salvum, quum comparetur;<text:line-break/>per rhythmos praeseusionibus non aliter abundabimus, ex<text:line-break/>partibus motus, quae sentiuntur, ac si totus is salvus sit.<text:line-break/>At in languidis non perinde difficultatem explices: quippe,<text:line-break/>quod investigant qui distentionis tempus cum toto reliquo<text:line-break/>conserunt• remedium, adulterinum est, quod vobis prius'<text:line-break/>sariam ut declarem, delude aperiam ubi culpem id. .Nain<text:line-break/>quum pulsus quatuor partes sint; distentio, contractio et<text:line-break/>duae quietes, una a distentione ante contractionem, altera<text:line-break/>a contractione ante distentionem: qui esse contendunt inco-<text:line-break/>gnitam contractionem, privatim quidem distentionis tempus</text:span></text:p>
      <text:p text:style-name="P6"><text:span text:style-name="T3">ponunt, quod sane motionis appellant, privatim vero tem-<text:line-break/>pus reliquarum duarum partium, quod quietem et contra-<text:line-break/>ctionern vocant, horum trium temporum mutuam propor-<text:line-break/>tionem rhythmum esse consumant. Qni vero contractionem<text:line-break/>dicunt sentiri, siorum alii distentionis tantum tempore com-<text:line-break/>parato cum tempore contractionis, rhythmmn dicunt fieri,<text:line-break/>alii utrique motui tempus attribuunt quietis, quae ipium sc-<text:line-break/>quitur. Atque quum tres hae sint de pulsuum rhythmis<text:line-break/>opiniones, qui a secunda stant, ad dubia illa aperte se saten-<text:line-break/>tur quid dicant non habere, qui a.prima et tertia, non de-<text:line-break/>fici consilio fortassis videantur: illi quia conspicui motus<text:line-break/>tempus reliquo omni comparant quietis, ut ipsi vocant, hi<text:line-break/>vero quod conspicui motus tempus una cum tempore con-<text:line-break/>sequentis quietis reliquo</text:span><text:span text:style-name="T15">, </text:span><text:span text:style-name="T3">initium contractionis statuentes<text:line-break/>terminum conjunctionis priorum duorum temporum. Ope-<text:line-break/>rae pretium autem est utrosque demirari: primos, si ea tan-<text:line-break/>tum meminerunt, quae de contractione sunt dicta, quae de</text:span></text:p>
      <text:p text:style-name="P6"><text:span text:style-name="T3">'distentione</text:span><text:span text:style-name="T15">, </text:span><text:span text:style-name="T3">haec eos latuerunt; nam quantum sit in disten-<text:line-break/>tione intervallum, in languidis pulsibus ratione demonstra-<text:line-break/>vimus sriri, tempus vero motus non posse cognosci, quod<text:line-break/>ejus tantum externi fines ad sensum perveniant. Miror<text:line-break/>igitur quemadmodum comparare se dicant tempus distentio-<text:line-break/>nis cum tempore omni reliquo, cujus tempus quod sentiri<text:line-break/>possit, omnino sit paucum, nisi quidem hoc sane ipsum tan-<text:line-break/>tum comparatum cum reliquo totu volunt. Itaque rhyth-<text:line-break/>mus illis proportio sit conspicui temporis motus in disten-<text:line-break/>tione ad reliquum omne. Quod fi dicunt, rem dicunt illam<text:line-break/>quidem, quae fieri possit, fed tamen inutilem, quod prae-<text:line-break/>cognosci ex tali rhythmo niiul possit, lu quo tempus mani-<text:line-break/>festae, partis distentionis cum restquo univerio comparatur,<text:line-break/>quod ex tempore constat externae quietis, contractionisque<text:line-break/>et tertio internae quietis, praeterea quarto partis dissentio-<text:line-break/>uis, quae conspicua non est. Praeterquam vero quod ni-<text:line-break/>hil omnino commodi ex istiusmodi doctrina percipi potest,</text:span></text:p>
      <text:p text:style-name="P6"><text:span text:style-name="T3">notionem et rhythmi ni confundunt, ut h quis sc musicum<text:line-break/>esse Iiuiulans, non temporis elevationis ad positionis tempus<text:line-break/>proportionem esse diceret rhythmum, sed partis manifestae<text:line-break/>elevationis ad reliquum totum. Nee minus errant illi a<text:line-break/>tertia secta, qui eo duntaxat, quod tempus externae quietis<text:line-break/>tempori distentionis addunt, illis siiut sapientiores. Quod<text:line-break/>vero etiam ipsi obliti fuerint contractionis tempus fensirm<text:line-break/>lu languidis pulsibus non dignoscere, aeque peccaverunt.<text:line-break/>Porro tertium etiam hi insigne ponunt, contractionis pri-<text:line-break/>mum motum perpetuo sentiri; cum ne ille quidem in lan-<text:line-break/>guidis pulsibus sentiri possit. Ilaque ex his omnibus dubi-<text:line-break/>tationes quam frequentes in sectis concurrunt in pulsibus<text:line-break/>dignoscendis necesse est. Quo factum puto ut non ag-<text:line-break/>gressi scribere qnid sint Herophili successores in praesagitio-<text:line-break/>nem ex illis. Ipse Herophllus rhythmos frequenter ad<text:line-break/>praesagiendum adducit: verum quid interpretetur rhyth-<text:line-break/>murn, difficile est inventu, temporisne distentionis folins</text:span></text:p>
      <text:p text:style-name="P6"><text:span text:style-name="T3">ad tempus contractionis solius proportionem, an ipsum<text:line-break/>etiam quietis tempus, quae comitatur utrumque motum, iis<text:line-break/>attribuat. Unde inter Herophilios, qui ab illo cognomen<text:line-break/>invenerunt, non convenit utrum de illis decenter sentiat,<text:line-break/>neutrum enim ejus oratio plane ostendit, neque confirmare<text:line-break/>rerum natura potest. Quod si jam alteram sententiam tue-<text:line-break/>amur instituto musicorum, tempora quietum praecedentibus<text:line-break/>motibus adjiciemus: sin quod facit ad praesagiendum, cum<text:line-break/>motu motum comparantes, separatirn quietum tempus aesti-<text:line-break/>mabimus. Quum igitur alterutrum sit necesse, aut notio-<text:line-break/>nem nominis labefactare, aut pervertere usum, utrum fa-<text:line-break/>ciamus potius, implicati tenemur. Tamen quandoquidem<text:line-break/>alterum eligendum est, repudiato musicorum nomine, quod<text:line-break/>conducit ad praesagiendum potius ducam, nam quid tan-<text:line-break/></text:span><text:span text:style-name="T15">dem </text:span><text:span text:style-name="T3">faciemus damni, si quum motuum ex proportione tem-<text:line-break/>pus praesciamus, nomen nobis, quo id appellemus, deficiat?<text:line-break/>Etenim non eo, quod in nominibus haereamus, scd quia<text:line-break/>praesagire nequeamus, ideo ars laedatur. Ergo sariamus</text:span></text:p>
      <text:p text:style-name="P6"><text:span text:style-name="T3">utilitatis nomine consistere rhythmum in proportione tempo-<text:line-break/>ris motuum, ac expendamus fuo loco Herophili sententiam.<text:line-break/>Tamen et si hoc positum sit, manere adhuc dubitatio ridebi-<text:line-break/>tur, quod nisi in vehementisthnis pulsibus nec omne tern-i<text:line-break/>pus possit distentionis innotescere, nec contractionis ubique<text:line-break/>principium sentiatur. Cur ergo tempus quoddam ad sen-<text:line-break/>sum princeps Herophllus statuit, ad quod alia aestimans,<text:line-break/>duorum, trium, quatuor, vel plurium dicit esse, horumque<text:line-break/>aut lutegroium et ut vocant illi, </text:span><text:span text:style-name="T7">άπαραύξων, </text:span><text:span text:style-name="T3">aut diminu-<text:line-break/>torum etiam aliquantum, vel pius, vel plurimum? Quass<text:line-break/>enim in omnibus pulsibus ad unguem tempora dignosceret<text:line-break/>sive motuum solorum, sive etiam comitantium illos quietum,<text:line-break/>nihil enim ad propositam dubilationem refert, ita videtur<text:line-break/>haec scribere, nisi vero eum non de omnibus, fed in qni-<text:line-break/>bus possunt dignosci, de his tantummodo existimandum est<text:line-break/>ista scribere. At hoc quidem luscrius fortasse aliquando fuo<text:line-break/>loco considerabimus. Nunc, quia non instituimus quid<text:line-break/>Herophilus sentiat quaerere,' sed quid verum sit simul et</text:span></text:p>
      <text:p text:style-name="P6"><text:span text:style-name="T3">utile ludagare, hoc clere aggrediar ad explicandum, quomo-<text:line-break/>do in ipsis rebus experiundo invenimus. Nam sic habeto,<text:line-break/>•quum' qualitatem motus distentionis cum qualitate conseri-<text:line-break/>unus contractionis motus; novem invenimus primas diffe-<text:line-break/>rentias, quas in tabella proposuimus, atque sigillatim rnul-<text:line-break/>tas.alias, quas oratione non exprimas, sed experiendo ex-<text:line-break/>cessum et defectum dignoscas. Quid vero soleat quaeque<text:line-break/>denunriare differentia, dicemus lu commentariis De praesa-<text:line-break/>gitione. Sed nunc primum tabellam praescribemus, quam<text:line-break/>intelligerent faclle qui in primo commentario se de differen-<text:line-break/>tiis pulsutim exercitaverint; delude ostendemus, quemad-<text:line-break/>modum multas singulae differentias constituant quantitate<text:line-break/>' dispares, tametsi ejusdem generis sint.</text:span></text:p>
      <text:p text:style-name="P92"><text:span text:style-name="T6">Distentio<text:tab/>Distentio<text:tab/>JDisientio<text:tab/></text:span><text:span text:style-name="T40">,</text:span></text:p>
      <text:p text:style-name="P93"><text:span text:style-name="T3">Celer<text:tab/>Moderata<text:tab/>Turda</text:span></text:p>
      <text:p text:style-name="P94"><text:span text:style-name="T3">Celer </text:span><text:span text:style-name="T27">u </text:span><text:span text:style-name="T3">Moderata<text:tab/>Turda. </text:span><text:span text:style-name="T36">• </text:span><text:span text:style-name="T27">•? '</text:span></text:p>
      <text:p text:style-name="P95"><text:span text:style-name="T27">&gt; i.- </text:span><text:span text:style-name="T3">Celer .<text:tab/>. Moderata<text:tab/>Tarda</text:span></text:p>
      <text:p text:style-name="P4"><text:span text:style-name="T6">Contractio Contractio Contractio</text:span></text:p>
      <text:p text:style-name="P96"><text:span text:style-name="T3">Celer<text:tab/>Celer<text:tab/>Celer</text:span></text:p>
      <text:p text:style-name="P96"><text:span text:style-name="T3">Moderata<text:tab/>Moderata<text:tab/>Moderata</text:span></text:p>
      <text:p text:style-name="P96"><text:span text:style-name="T3">Tarda<text:tab/>Tarda<text:tab/>Tarda</text:span></text:p>
      <text:p text:style-name="P5"><text:span text:style-name="T3">Ac quum primae quidem descriptae in tabella differen-<text:line-break/>tiae uterque celer motus est, potest motus distentionis ma-<text:line-break/>xirne concitatus esse, at motus contractionis paulo moderato<text:line-break/>et medio esse superior: aut contra, paulum^ motus distentionis<text:line-break/>eum superare, motus vero contractionis permultum, aut<text:line-break/></text:span><text:span text:style-name="T15">uterque </text:span><text:span text:style-name="T3">paulum, aut uterque permultum, aut hic paulum,<text:line-break/>ille plus, aut paulo minus, aut multo, aut alio quoquo modo,<text:line-break/>nam varietas aperta esu Neque dicas, vel non hoc cerni<text:line-break/>fieri, vel sig</text:span><text:span text:style-name="T5">nifi</text:span><text:span text:style-name="T3">care nihil: imo et fit et denunciat res mari-<text:line-break/>mas. Ex qua </text:span><text:span text:style-name="T17">nos </text:span><text:span text:style-name="T3">notitia potuimus praesentire, neque<text:line-break/>quicquam</text:span><text:span text:style-name="T17">-nobis opus </text:span><text:span text:style-name="T3">fuit primis temporibus integris et am-<text:line-break/>plificatis. </text:span><text:span text:style-name="T17">Nam </text:span><text:span text:style-name="T3">eam cognitionem </text:span><text:span text:style-name="T17">totum non </text:span><text:span text:style-name="T3">desiderare mo-</text:span></text:p>
      <text:p text:style-name="P6"><text:span text:style-name="T7">• </text:span><text:span text:style-name="T3">tum, sed parari ex qualibet ejus parte posse, nemini obscu-<text:line-break/>rum est, nisi si quando inaequalis sit, tum enim pars toto<text:line-break/>haudquaquam similis est. , At nec lu. p</text:span><text:span text:style-name="T5">ulsib</text:span><text:span text:style-name="T3">us ad summum<text:line-break/>languidis hac uti licet,.lu luis euim ne primum quidem ini-<text:line-break/>.tium cognoscens ccntractionis, nedum insignem ejus ullam<text:line-break/>partem.</text:span></text:p>
      <text:h text:style-name="P1" text:outline-level="1"><text:bookmark-start text:name="bookmark30"/>GALENI DE DIGNOSCENDIS PULSIBUS<text:line-break/>LIBER I<text:span text:style-name="T59">V</text:span>.<text:bookmark-end text:name="bookmark30"/></text:h>
      <text:h text:style-name="Heading_20_2" text:outline-level="2">Cap. I.</text:h>
      <text:p text:style-name="P99"><text:span text:style-name="T17">Quae pulsibus insunt pro substantiae eormn<text:line-break/>propria ratione, antea omnia exposuimus: nunc de caete-<text:line-break/>ris, quae nec citra motum arteriarum possunt digiiosri, ne-<text:line-break/>que ejus tamen sunt, propria, 'narrabimus. Est quidam in<text:line-break/>distentione arteriae veluti ictus, qui quum tangimus, tactum<text:line-break/>ferit, hunc ubi violentur sit,'proprie e</text:span><text:span text:style-name="T19">xistim</text:span><text:span text:style-name="T17">abis ictum vo-<text:line-break/>cari: vocant ita tamen, etfi careat violentia. De hoc igitur<text:line-break/>•vero ictu, quem violentum occursum diciinus esse,, magna<text:line-break/>-diligentia attendendum est., neque enim parum in ni </text:span><text:span text:style-name="T36">tar</text:span><text:span text:style-name="T38">i im</text:span></text:p>
      <text:p text:style-name="P6"><text:span text:style-name="T3">pulsuum specierurnridetur, comes esse, duri, vehementis, magni,<text:line-break/>celeris, alti, convulsivi et vibrati. Ne ergo deceptus quis com-<text:line-break/>muni symptomate in iis dignoscendis labatur, sedulo omnes<text:line-break/>et accurate aestimandi sunt, nam si aliis illi notis disccrni<text:line-break/>possint et has didicerimus, id quod totum est, assecuti fueri-<text:line-break/>mus, si non possint, hoc certe fatis erit nosse, commune hoc<text:line-break/>compluribus pulsibus esse. Hujus commentationis princi-<text:line-break/>pium optimum sit, ut quamobrem unus tam multis pulsibus<text:line-break/>communis comitari affectus videatur, violentia ictus, cau-<text:line-break/>sam discamus, hoc modo. Quando impelli a pulsu tactum,<text:line-break/>modo fit ejus occursum sensurus, necesse est,' impellitur au-<text:line-break/>tem non perinde semper,- sed nunc plus,'nunc minus, lu-<text:line-break/>terdurn ut palpet tantum, quicunque motus eum protrudunt,<text:line-break/>et submovent longe; violenti hi speciem ictus repraesen-<text:line-break/>tant. • Ac protrudere longe potest motus et durae arteriae<text:line-break/>veluti contundens tactum et qui robore moventis illam fa-<text:line-break/>cultatis veluti ..evertit, praeterea qui magnitudine distentio-</text:span></text:p>
      <text:p text:style-name="P6"><text:span text:style-name="T15">nis </text:span><text:span text:style-name="T17">plurimum progreditur; jam etiam qui qua fertur celeri--<text:line-break/>tale, impellit valenter et qui prae altitudine veluti subit ac<text:line-break/>intrat; ad haec qui quod tensus sit, aegre movetur; deni-<text:line-break/>que qui ob vibrationem simul tensionis et duritiei celeris-<text:line-break/>que occursus speciem praebet. Quocirca incidas iu multos<text:line-break/>quotidie medicos, qni illos omnes pulsus dicant vehementes<text:line-break/>este. Qui si quidem animadverterent,- quam hi distent,<text:line-break/>quomodocunque in communi omnes vestiit appellere, non<text:line-break/>laboraremus: scd quia sicut nomen attribuunt commune, sse<text:line-break/>naturam putant unam omnium esse, conabimur dolum illis<text:line-break/>detegere, a clarissimis et apertissimis ingressi, exempli.gratia<text:line-break/>a veloci. Nam hinc facile errorem deprehendat, qui certe<text:line-break/>lutelligere potest, celeritatem occursus non eandem esse et<text:line-break/>violentiam ictus, • nam ut omittam alia, nec longius celer<text:line-break/>impellere valet tactum, ni simul magnus siti Unde liquet<text:line-break/>iioir hoc eum sua sponte obtinere symptoma, nam quod illi<text:line-break/>quum celer tantum esset, non etiam njagmis, non, aderat,<text:line-break/>sed praesentia magnitudinis ci accessit, qua ratione ei pro-</text:span></text:p>
      <text:p text:style-name="P6"><text:span text:style-name="T3">prium dices ? quippe celer simul et parvus non longe tactum<text:line-break/>impellit, sed longe impellere magis ad magnitudinem per -<text:line-break/>linet, vel </text:span><text:span text:style-name="T15">etiam </text:span><text:span text:style-name="T3">ad hanc per accidens. Nam si colligamus<text:line-break/>quae de dignoscenda magnitudine diximus;non eo, quod<text:line-break/>longius intret, </text:span><text:span text:style-name="T15">fed </text:span><text:span text:style-name="T3">quia multis in partibus longitudinis pari-<text:line-break/>ter et latitudinis </text:span><text:span text:style-name="T15">et </text:span><text:span text:style-name="T3">profunditatis atthigat tactum cognosceba-<text:line-break/>tur. Ut enim circularem pulsuj circumferentiam, quaesa-<text:line-break/>tis magna esu sensu perceperimus, ex illo deinceps ascen-<text:line-break/>fum, qui ex multa profunditate venit, conjiciemus, </text:span><text:span text:style-name="T6">ubi</text:span><text:span text:style-name="T3"> non<text:line-break/>totum tactus intervallum assequitur, caeterurn externum<text:line-break/>tantum feiitit finem. Itaque si inde usque a primo impetu,<text:line-break/>quum distenditur arteria, velimus motum fentire, magnitu-<text:line-break/>dinem magna ex parte, uti ante diximus, luterpellabimus, ut<text:line-break/>ne magnum quidem jam pulsum esse arbitremur. Id quod<text:line-break/>non in omnibus tamen magnis facias, caeterurn in his, qni<text:line-break/>cum magnitudine vehementiam aliqua ex parte conjunctam<text:line-break/>habent. Nam magnis quidem tantum, nec vehementibus<text:line-break/>tamen, ne occurrere quidem ascendentibus poturis, neque</text:span></text:p>
      <text:p text:style-name="P6"><text:span text:style-name="T17">premere urteriam: pereunt enim mox toti. Unde planum<text:line-break/>est non hinc magnum, quo longissime intro tactum protru-<text:line-break/>dit, dignosci, sed quod multis partibus longitudinis et circuli<text:line-break/>arteriae occurrat. Quid igitur, intimene altus impellit? at-<text:line-break/>qui, quod in tribus dimensionibus magnus, hoc possidet hic<text:line-break/>in una, proinde si non ille, minime hic. At magnum osten-<text:line-break/>dimus, nisi vehemens quoque sit, tactum non posse protru-<text:line-break/>dere longius, quo minus altus. Quod si cum magno fre-<text:line-break/>quenter imbecillitas adjuncta est et cum alto, qui magnus<text:line-break/>non sit, scre vehementia, imbecillitas nunquam, alia haec<text:line-break/>ratio esu Habebit enim, ut dixi, semper' hoc altus, ut lon-<text:line-break/>gius impellat, verum non sua tamen sponte, imo quod om-<text:line-break/>nino vehemens, aut non imbecillus certe sit. Omnes ergo<text:line-break/>illi pulsus, ut longe tactum impellant, plane vehementiam<text:line-break/>requirunt. Unde etiam qui ex illis cum vehementia perpe-<text:line-break/>tuo coniuncti sunt, semper violenter feriunt, qui vero non<text:line-break/>fentper, sed frequenter; hi quia videntur fere violenti este,</text:span></text:p>
      <text:p text:style-name="P6"><text:span text:style-name="T3">qui </text:span><text:span text:style-name="T15">haec </text:span><text:span text:style-name="T3">expendunt negligentius adducuntur ut credant eos<text:line-break/>nunquam non tales esse. Jam alii pulsus,, a quibus divelli<text:line-break/>durities non potest, violenter suriunt, ut vibratus et con-<text:line-break/>vulsivus: nec hi enim aliunde violentum ictum compararunt<text:line-break/>quam a perpetua sua duritie. Quamobrem duo haec tantum<text:line-break/>genera habentur pulsuum violenter ferientium, vehemen-<text:line-break/>tium atque durorum. Sunt tamen qui his etiam necessa-<text:line-break/>riam praeter duritiem dixerunt vehementiam esse: nec enim<text:line-break/>posse solam violentum efficere ictum, veluti nec si lapidem<text:line-break/>admoveas leniter, qui etiam ad valide feriendum aliquid de-<text:line-break/>sulerat contentionis. Verum de his aequum est ut quae-<text:line-break/>rarnus, quid-tandem sibi velint, nullumne prorsus corpus<text:line-break/>esse durum, nomen vero hoc duri nequicquamab homini-<text:line-break/>bus usurpatum, cui nulla sit res subjecta, an rem este cer-<text:line-break/>tam, cui tribuatur, at dignosci nequaquam sensu posse, an<text:line-break/>esto illam sensu, non nosci tactu. Profecto sunt absurda<text:line-break/>omnia et corpus nuliurn durum esse et ratione potius quam</text:span></text:p>
      <text:p text:style-name="P6"><text:span text:style-name="T17">sensu dignosci et sensu tamen alio quopiam potius quam<text:line-break/>tactu. Atqui si durum concedant esse et dignosci tactu;<text:line-break/>quid aliud postea quam de nomine contendere invenientur<text:line-break/>qui sine contentione negant violentum ab illo ictum edi?<text:line-break/>nam si nec violentum appellare volent omnino, contunden-<text:line-break/>tem certe, aut repellentem, aut subvertentem vocent necesse<text:line-break/>estr nam de contentione quidem controversia est. Omnino<text:line-break/>enim quae insit in animantium corporibus contentio, non<text:line-break/>statuitur ab illis, qni in minima, vel individua, vel incom-<text:line-break/>pacta decerpunt totam substantiam: tantum convenit luter<text:line-break/>hos, qui unitam esse defendunt eam. Unde nec sensu di-<text:line-break/>gnosci contentio poterit, Iedsi poterit, a signo quodam, vel<text:line-break/>a signis, vel ab indicatione, vel demonstratione, fidem </text:span><text:span text:style-name="T20">ca-<text:line-break/>piet:</text:span><text:span text:style-name="T17"> at durum et molle corpus sensu omnes nos homines<text:line-break/>dignoscimus. Itaque quaestio institui de essentia eorum non<text:line-break/>debet, scd de ratione dignoscendi, atque adeo non de hac,.<text:line-break/>imo de eo qua potissimum ratione alteri interpretetur aliquis</text:span></text:p>
      <text:p text:style-name="P6"><text:span text:style-name="T3">tactus sui affectum in occursu durorum corporum, </text:span><text:span text:style-name="T6">ac</text:span><text:span text:style-name="T3"> qua-<text:line-break/>tenus a vehementibus haec distent. Verum quia hoc negle-<text:line-break/>xeruut qui nos praecesserunt, id nos faciamus, orationem<text:line-break/>exorsi ab iis quoe inter omnes mortales conflent. Quando<text:line-break/>vehementia quaedam non animalia modo vocamus, ut leones<text:line-break/>et tauros, fed et inanimata quaedam, ut fluxiorum decursus<text:line-break/>ventosque magnos, alia porro dura, ut aes, ferrum, lapi-<text:line-break/>des, memorare oportet, cur ab irtrisque his, ubi nos attin-<text:line-break/>gant, . diversi corporibus affectus inserantur. Nam occursus<text:line-break/>violentus communis utrisque est, tam vehementibus ventis<text:line-break/>quam duris corporibus. Sed habent hoc prae caeleris .sci-<text:line-break/>licet venti et .fluxiorum fluctus, ut evertamur ab iis, lapides<text:line-break/>et ligna, ut premamur et contundamur. Adversus illos enim<text:line-break/>etiam si magna vi contendamus ire contra, prorsus prohibe-<text:line-break/>mur atque evertimur, repellimurque violentur, scd praeter<text:line-break/>ullam compressionem vel repressionem corpor is partium : iir</text:span></text:p>
      <text:p text:style-name="P6"><text:span text:style-name="T3">aliis vero pollet compressio et contufio etrepressio. Perspicies<text:line-break/>maxime, si cui corporis parti lapidem imponas non ita gra-<text:line-break/>vem, quem si velimus, facile abjiciamus: cognosces prosecto<text:line-break/>quemadmodum impositus gravet, premat, contundat et veI-<text:line-break/>uti cutem subeat, dejectus autem relinquat quoddam cor-<text:line-break/>pori vestigium et compressionis signum; nam aut cavam rna-<text:line-break/>gis reddet partem solito et ut vestigium diu scrvet, aut livi-<text:line-break/></text:span><text:span text:style-name="T15">dam </text:span><text:span text:style-name="T3">praeterea. • At non ventus, et si vehementissimus sit et<text:line-break/>si maxime evertat ac dejiciat, ullo modo comprimat aut<text:line-break/>excavet corpus, quippe qui mollis sit, facile circum.corpus<text:line-break/>diffunditur et circumfinit. Quapropter maximas sacile na-<text:line-break/>ves impellit et deturbat saepe, tamen nullum cavat in iis li-<text:line-break/>gnum, ut si lapis, vel ferrum impingatur, haec enim rnm-<text:line-break/>pere possunt et comminuere, at repellere ut venti et ever-<text:line-break/>tere.non possint An igitur quibus cernis nostrae natura<text:line-break/>cedit, dura haec nuncupamus, qnae ipsi carni, ut aqua,</text:span></text:p>
      <text:p text:style-name="P6"><text:span text:style-name="T3">haec vocata mollia sunt? Atque id est, quod Plato dice-<text:line-break/>bat, dura esse quibus caro nostra cedit, et mollia quae cer-<text:line-break/>ni. Nam si lucidat in humidam rem aliquam tactus noster,<text:line-break/>clarissimum est tactum eam tlivisurum esse, humidam vero-<text:line-break/>cessuram et excepturam: at in duram si incurrat, omnino<text:line-break/>ille potius cedet cavahiiurque. Atque ut orationem tandem<text:line-break/>concludamus, fingamus manum nostram nunc aquae rapido<text:line-break/>fluctui, vel vento vehementi ex adverso occurrere, .nunc la-<text:line-break/>pidi, quem altera manus fensim admoveat, aperte a priori-<text:line-break/>bus perspicies everti, non pressam tamen: et lapidem ab </text:span><text:span text:style-name="T5">ha</text:span><text:span text:style-name="T3">c<text:line-break/>everti, scd pressa ab illo. Nam durum quidem, quominus<text:line-break/>progrediamur, cbstare per sc non potest, scd aut per pon-<text:line-break/>dus, aut motum acquisititium impedire interdum poterit:<text:line-break/>vehementis vero notio hoc ipsum obstaculum, • impedimen-<text:line-break/>tum, repulsionem, atqne eversionem complectitur. Liquet<text:line-break/></text:span><text:span text:style-name="T6">ergc</text:span><text:span text:style-name="T3"> aliud nos, quum vehementia tangimus, aliud, quum<text:line-break/>dura,' sentire: nam haec premunt carnem tantum, illa im-</text:span></text:p>
      <text:p text:style-name="P6"><text:span text:style-name="T3">pediunt progressum. At quia saepe fit, ut ambo conve-<text:line-break/>niant, atque quod occurrit durum fit, pariterque vehemen-<text:line-break/>ter moveatur, non potest sensus etiam non duplex nobis<text:line-break/>offerri, unus veluti prementis, alter veluti evertentis. Quae<text:line-break/>si sint ita, ut sunt certe, duri pulsus in premendo tactu di-<text:line-break/>gnotio ponenda est, ut violentia utrisque conveniat: scd<text:line-break/>proprium duri sit premere, evertere vehementiis. Hi<text:line-break/>sunt affectus tactus, haec etiam usitatu Graecis illorum<text:line-break/>nomina.</text:span></text:p>
      <text:h text:style-name="Heading_20_2" text:outline-level="2">Cap. ll.</text:h>
      <text:p text:style-name="P99"><text:span text:style-name="T3">Atqui possis aliis quoque haec nominibus<text:line-break/>interpretari: quod facile illi sarient certe, qui continuitatem<text:line-break/>totius substantiae interpolant vacuo</text:span><text:span text:style-name="T6">, id est omnes,</text:span><text:span text:style-name="T3"> qui cor-<text:line-break/>pora ipsa parva et indivisa, ludividuaque et lucompacta,<text:line-break/>quod modo concrescant, .modo divellantur, ideo generatio-<text:line-break/>nes et interitus contendunt efficere. Qui ut si nullam agno-<text:line-break/>scant vitalem contentionem, ubi consertim multa et velociter<text:line-break/>•seruntur haec parva corpora, tum ictum creare haec.xio-</text:span></text:p>
      <text:p text:style-name="P6"><text:span text:style-name="T3">lentum confirmant, quemadmodum in ventis et fluctibus<text:line-break/>contingit decurrentibus. Conferta dicere et mulsa </text:span><text:span text:style-name="T17">densaqne,<text:line-break/></text:span><text:span text:style-name="T3">perinde esse dicunt, ac paucum immixtum esse vacui, </text:span><text:span text:style-name="T17">quod<text:line-break/></text:span><text:span text:style-name="T3">tantum valere, quantum solidas substantias capacitatem </text:span><text:span text:style-name="T17">im-<text:line-break/></text:span><text:span text:style-name="T3">plesse arteriarum: vacuitatem enim ejus, ut ipsum </text:span><text:span text:style-name="T17">declarat<text:line-break/></text:span><text:span text:style-name="T3">nomen, esse </text:span><text:span text:style-name="T6">a</text:span><text:span text:style-name="T3"> vacuo nictum, hoc enim in omnibus quidem<text:line-break/>concretionibus semper contineri; at prout id augetur </text:span><text:span text:style-name="T17">vel<text:line-break/></text:span><text:span text:style-name="T3">imminuitur, ita nunc dura, nunc mollia corpora effici</text:span><text:span text:style-name="T17">, ac<text:line-break/>nunc </text:span><text:span text:style-name="T3">plenos fieri eorum internos ventriculos, rursus </text:span><text:span text:style-name="T17">forte<text:line-break/></text:span><text:span text:style-name="T3">vacuas. Ita tunicam quidem dicent arteriae duram, </text:span><text:span text:style-name="T17">vel<text:line-break/>mollem fieri </text:span><text:span text:style-name="T3">ex quantitate admixti concretioni vacui; </text:span><text:span text:style-name="T17">in-<text:line-break/></text:span><text:span text:style-name="T3">ternam capacitatem plenam et vacuam, ob quantitatem </text:span><text:span text:style-name="T17">hic<text:line-break/></text:span><text:span text:style-name="T3">iterum commixti </text:span><text:span text:style-name="T17">cum illa </text:span><text:span text:style-name="T3">vacui. Magnum autem </text:span><text:span text:style-name="T17">dicent<text:line-break/></text:span><text:span text:style-name="T3">quendam esse pnisinn, scd innisum non habere in </text:span><text:span text:style-name="T17">occursu,<text:line-break/>•ubi multum </text:span><text:span text:style-name="T3">in </text:span><text:span text:style-name="T17">cavitate arteriae </text:span><text:span text:style-name="T3">vacui </text:span><text:span text:style-name="T17">fit, ipsaque </text:span><text:span text:style-name="T3">pauca </text:span><text:span text:style-name="T17">sint<text:line-break/>prima </text:span><text:span text:style-name="T3">corpora: </text:span><text:span text:style-name="T17">at </text:span><text:span text:style-name="T3">vero magnum esse et </text:span><text:span text:style-name="T17">evertere, quum<text:line-break/>parum vacui et mulsa corpora sint. Itaque jam apertum</text:span></text:p>
      <text:p text:style-name="P6"><text:span text:style-name="T17">est, nihil apud'illos luteresse luter plenum pulsum et vehe-<text:line-break/>merrtem, quippe tactus unum esse affectum et unam naturam<text:line-break/>pulsus. Nam quum parum in' capacitatibus arteriarum lusit<text:line-break/>vacui, ob multitudinem tumorum plenum pulsum dici et<text:line-break/>ob ictus violentiam vehementem: prolude ex nominibus<text:line-break/>illis alterum' essentiam denotare pulsus, alterum qualita-<text:line-break/></text:span><text:span text:style-name="T36">tem </text:span><text:span text:style-name="T17">occursus :• non igitur diversus esse pulsus plenum </text:span><text:span text:style-name="T36">et ve-<text:line-break/></text:span><text:span text:style-name="T17">hementem, duobus enim unam rem nominibus significari<text:line-break/>pro diverfis notionibus. </text:span><text:span text:style-name="T36">’ Nos </text:span><text:span text:style-name="T17">vero </text:span><text:span text:style-name="T36">qui contentionem quai.-<text:line-break/></text:span><text:span text:style-name="T17">dam statuimus vitalem, geminam </text:span><text:span text:style-name="T36">non poterimus non </text:span><text:span text:style-name="T17">fateri<text:line-break/>pulsuum naturam esse, si dignoscendi rationem eorum"dili-<text:line-break/></text:span><text:span text:style-name="T36">gentius attendamus. Est autem plena difficultatis haec com-<text:line-break/></text:span><text:span text:style-name="T17">mentatio, quod nihil oratione dignum veteres </text:span><text:span text:style-name="T36">de </text:span><text:span text:style-name="T17">dignosccii-<text:line-break/></text:span><text:span text:style-name="T36">dis </text:span><text:span text:style-name="T17">pulsibus scripserunt, scd </text:span><text:span text:style-name="T36">alii prorsus praeterierunt, alii<text:line-break/>sane </text:span><text:span text:style-name="T17">quam </text:span><text:span text:style-name="T36">leviter </text:span><text:span text:style-name="T17">attigerunt. </text:span><text:span text:style-name="T27">Nam </text:span><text:span text:style-name="T36">Herophllus ut qui asse-<text:line-break/></text:span><text:span text:style-name="T17">ctus sensus conscriberet, </text:span><text:span text:style-name="T36">nusquam plenitudinis, quam, </text:span><text:span text:style-name="T17">sensit<text:line-break/></text:span><text:span text:style-name="T36">nunquam, meminit. Qui </text:span><text:span text:style-name="T27">vero dicti </text:span><text:span text:style-name="T36">ab </text:span><text:span text:style-name="T27">illo </text:span><text:span text:style-name="T36">llerophilii Iniit, </text:span><text:span text:style-name="T27">*</text:span></text:p>
      <text:p text:style-name="P97"><text:span text:style-name="T55">calexus tom.</text:span><text:span text:style-name="T18"> vtn.<text:tab/></text:span><text:span text:style-name="T37">Nnn</text:span></text:p>
      <text:p text:style-name="P6"><text:span text:style-name="T3">omnia potius concedentes quam id quod dici volunt, 'suphi-<text:line-break/>stae sane et loquaces homines </text:span><text:span text:style-name="T15">pene </text:span><text:span text:style-name="T3">omnes: et quum </text:span><text:span text:style-name="T17">nullum<text:line-break/></text:span><text:span text:style-name="T3">aliud Herophili praeceptum </text:span><text:span text:style-name="T6">ia</text:span><text:span text:style-name="T3"> ipsis artis operibus </text:span><text:span text:style-name="T17">probare<text:line-break/></text:span><text:span text:style-name="T3">studuerunt, tum praeter alia quibus artem polluerunt, </text:span><text:span text:style-name="T17">etiam<text:line-break/></text:span><text:span text:style-name="T3">plenum nobis pulsum invexerunt, ut, quasi parva sit </text:span><text:span text:style-name="T17">ipsa<text:line-break/></text:span><text:span text:style-name="T3">ars, haberemus nunc quod ageremus. Neque, enim pulsum<text:line-break/>praeterlue fas est</text:span><text:span text:style-name="T15">, a </text:span><text:span text:style-name="T3">viris constitutum' tam claris: </text:span><text:span text:style-name="T17">neque<text:line-break/></text:span><text:span text:style-name="T3">quem experiundo nunquam invenimus, posse prompte </text:span><text:span text:style-name="T17">di-<text:line-break/>gnosci </text:span><text:span text:style-name="T3">statuendum nobis est, alienas sequentibus </text:span><text:span text:style-name="T17">asseveratio-<text:line-break/></text:span><text:span text:style-name="T3">nes. Verum ostendendum est primum ad </text:span><text:span text:style-name="T17">notionem usque<text:line-break/></text:span><text:span text:style-name="T3">hunc pulsum progredi: delude ne Herophilum quidem </text:span><text:span text:style-name="T17">in<text:line-break/>ejus </text:span><text:span text:style-name="T3">notitiam sensu unquam pervenisse. . Quod </text:span><text:span text:style-name="T17">si </text:span><text:span text:style-name="T3">jam </text:span><text:span text:style-name="T17">nihil<text:line-break/></text:span><text:span text:style-name="T3">ilii significationem consudissent nominis, </text:span><text:span text:style-name="T17">haberem nunc ali-<text:line-break/>quid </text:span><text:span text:style-name="T3">dicere de illis , quae dicturum recipio: </text:span><text:span text:style-name="T17">sed quando va-<text:line-break/>riis eam </text:span><text:span text:style-name="T3">modis conturbarunt, nec luter </text:span><text:span text:style-name="T17">se mutuo consen-<text:line-break/>tientes, nec </text:span><text:span text:style-name="T3">secuin </text:span><text:span text:style-name="T17">quisque: </text:span><text:span text:style-name="T3">cogimur </text:span><text:span text:style-name="T17">primo loco dispicere .<text:line-break/>de </text:span><text:span text:style-name="T3">significatione, ne quid imprudentes, </text:span><text:span text:style-name="T17">ut </text:span><text:span text:style-name="T3">corni </text:span><text:span text:style-name="T17">et graculi,.</text:span></text:p>
      <text:p text:style-name="P6"><text:span text:style-name="T3">dum voces edimus tantuhi, res ipsas, quibus attributae sunt,<text:line-break/>prorsus ignoremus. Et quum nomen pleni pulsus multi<text:line-break/>scripserint, ceteros , certum mihi est praetermittere, nisi fi<text:line-break/>quando, fi ita series orationis, ferat, strictim attingam: Ar-<text:line-break/>chigenis autem et Agathini mihi satis erit scripta in manus<text:line-break/>sumere examinanda. Ac de eo Archigenes in hunc modum<text:line-break/>loquitur: </text:span><text:span text:style-name="T7">’Εστι δὲ πληρης μὲν σφνγμὸς </text:span><text:span text:style-name="T8">ο</text:span><text:span text:style-name="T7"> ναστοτέραν ἐπι-<text:line-break/>δεικννς τήν άρτηρἱαν καὶ την ύποπτωσιν </text:span><text:span text:style-name="T8">αυτης διασίσαγμί-<text:line-break/>νην </text:span><text:span text:style-name="T6">fysusms, wo?</text:span><text:span text:style-name="T3"> </text:span><text:span text:style-name="T7">δὲ ο πομφολνγωδη την </text:span><text:span text:style-name="T6">isotpotv</text:span><text:span text:style-name="T3"> </text:span><text:span text:style-name="T7">τῆς άρ-<text:line-break/>τηρίας ποιούμενος, ιοστε χατα τὸν ἐπιπιεσμόν τῶν δακτύλων<text:line-break/>κενεμβατησιν ποπίπτειν. </text:span><text:span text:style-name="T3">In ea definitione primum quid<text:line-break/></text:span><text:span text:style-name="T7">το ναστοτέραν </text:span><text:span text:style-name="T3">denotet, parum liquido novi, quod insoletis<text:line-break/>apud Graecos fit ut ejuscemodi de re usurpetur. Nam ge-<text:line-break/>nus quoddam panis appellabant </text:span><text:span text:style-name="T7">ναστον, </text:span><text:span text:style-name="T3">aliud corpus ab iis<text:line-break/>ita ullum appellari haud scio. Ipse Archigenes (nam decet,<text:line-break/>de illo nos ejus usum nominum discere) </text:span><text:span text:style-name="T7">το ναστον </text:span><text:span text:style-name="T3">pro ple-<text:line-break/>no mini ridetur usurpare: num in libro De vehementia pulo</text:span></text:p>
      <text:p text:style-name="P5"><text:span text:style-name="T3">Nn T&gt; o</text:span></text:p>
      <text:p text:style-name="P6"><text:span text:style-name="T3">sus, exponens Magni verba, sic ad verbum scribit: Om-<text:line-break/>nino; inquit, vehemens ictus non fit, nisi </text:span><text:span text:style-name="T7">ναστὸν </text:span><text:span text:style-name="T3">sit quod<text:line-break/>occurrat et magnum et celere inferatur. A quibus paulo<text:line-break/>post in hunc modum scribit: Et vehementia pulsus ex ce-<text:line-break/>leritate et magnitudine, vehementia, plenitudine, conflata<text:line-break/>est: nam quod supra </text:span><text:span text:style-name="T7">ναστὸν, </text:span><text:span text:style-name="T3">id plenum hic vocavit, ut<text:line-break/>nihil differat, hoc pacto, an illo dicas. Et vero ubique<text:line-break/>mihi ita ridetur nomine </text:span><text:span text:style-name="T7">τον ναστοϋ </text:span><text:span text:style-name="T3">uti. At mutemus jam<text:line-break/></text:span><text:span text:style-name="T7">τὸ ίυὸτοτέραν </text:span><text:span text:style-name="T3">lu pleniorem, ut quid dicat, intelligamus.<text:line-break/>Verba ejus haec sunt: Plenus pulsus est qui pleniorem<text:line-break/>ostendit arteriam. Atqui hoc vel sua sponte clarum est, nec<text:line-break/>nos noni quicquam docet. Praestat ergo totum hoc </text:span><text:span text:style-name="T7">ναστθ-<text:line-break/>τέραν </text:span><text:span text:style-name="T3">relinquere , ac quod in definitione sequitur considera-<text:line-break/>re. </text:span><text:span text:style-name="T8">Καί την υποπτωσιν </text:span><text:span text:style-name="T6">avrov </text:span><text:span text:style-name="T8">διασίσαγμίνην εγχυΐ,ως.</text:span><text:span text:style-name="T7"> </text:span><text:span text:style-name="T3">Ta-<text:line-break/>le quiddam significare haec clausula videtur, plenum pulsum<text:line-break/>in occursu arteriam ostendere </text:span><text:span text:style-name="T7">διασεσαγμένην ἐ/χύλως. </text:span><text:span text:style-name="T3">Hic<text:line-break/>iterum </text:span><text:span text:style-name="T7">τὸ διασεσαγμένην </text:span><text:span text:style-name="T3">idemne sit ac plenum, an aliud</text:span></text:p>
      <text:p text:style-name="P6"><text:span text:style-name="T15">quid indicet, plane </text:span><text:span text:style-name="T17">non </text:span><text:span text:style-name="T15">habeo conjicere. Quinetiarn quum<text:line-break/></text:span><text:span text:style-name="T17">opponeret </text:span><text:span text:style-name="T15">postea </text:span><text:span text:style-name="T17">definitioni pleni et </text:span><text:span text:style-name="T53">τον </text:span><text:span text:style-name="T24">ναστοτέραν </text:span><text:span text:style-name="T17">defini -<text:line-break/>'tionem vacui,, nec contrarium </text:span><text:span text:style-name="T25">τω ναστοτέραν</text:span><text:span text:style-name="T24"> </text:span><text:span text:style-name="T17">sumpsit, neque<text:line-break/></text:span><text:span text:style-name="T24">τω διασεσαγμένην, </text:span><text:span text:style-name="T17">quod quidem si rem contrariam definiret,<text:line-break/>fumendum erat, At non sumpsit, scd quid nit ? </text:span><text:span text:style-name="T25">%ίνθ$ </text:span><text:span text:style-name="T20">de<text:line-break/>o</text:span><text:span text:style-name="T17"> </text:span><text:span text:style-name="T24">πομφολυγώδη τήν ἔγερσιν τῆς ἄρτηρίας ποιούμενος. </text:span><text:span text:style-name="T17">Hoc<text:line-break/>enim </text:span><text:span text:style-name="T24">πομφολυγωδη </text:span><text:span text:style-name="T17">nec </text:span><text:span text:style-name="T24">τω γαστο.τὲραν,, </text:span><text:span text:style-name="T17">nec </text:span><text:span text:style-name="T25">τω </text:span><text:span text:style-name="T20">diaeteay-<text:line-break/></text:span><text:span text:style-name="T25">μένήν</text:span><text:span text:style-name="T24"> </text:span><text:span text:style-name="T17">contrarium est, scd si cui alii, certe soli </text:span><text:span text:style-name="T24">τψ ἐ/χύλψ<text:line-break/></text:span><text:span text:style-name="T17">contrarium est: ut </text:span><text:span text:style-name="T24">το ὲ/χνλον </text:span><text:span text:style-name="T17">veluti humidius quodammodo<text:line-break/>sit et </text:span><text:span text:style-name="T24">το πομφολν/ῶδες </text:span><text:span text:style-name="T17">magis aereum. Jam vacui etiam defi-<text:line-break/>nitioni additum est, </text:span><text:span text:style-name="T25">ωστι </text:span><text:span text:style-name="T20">v.mst</text:span><text:span text:style-name="T17"> </text:span><text:span text:style-name="T24">τον ἐπιπιεσμόν τῶν δαχτύ-<text:line-break/>λων χενεμβατησιν νποπἰπτειν, </text:span><text:span text:style-name="T17">cni verbo in definitione pleni,<text:line-break/>quod contrarium sit, non reperias. Nam </text:span><text:span text:style-name="T24">τῆς κενεμβατήσεως<text:line-break/></text:span><text:span text:style-name="T17">nomini rectissime </text:span><text:span text:style-name="T24">άντίβασιν </text:span><text:span text:style-name="T17">opponeret; at hoc in pleni defi-<text:line-break/>nitione praetermissum est universum: idque quum in eun-<text:line-break/>dem modum posset dici, </text:span><text:span text:style-name="T24">ὸστε κατἄ τὸν ὲπιπιεσμο; τῶν δακ-<text:line-break/>τυλων'αντίβασιν υποπίπτειν. </text:span><text:span text:style-name="T17">At non dixit, nisi id forte,<text:line-break/>pleniorem ostendere arteriam, hoc est, ut in utraque defini-</text:span></text:p>
      <text:p text:style-name="P6"><text:span text:style-name="T3">tione, non quid plenus pulsus sit, declaretur, scd quae sit<text:line-break/>ejus dignoscendi ratio.- Quod si est, assequamur fortassis.<text:line-break/>Nam si', affectuum tactus nostri haec definitio expolitio est,<text:line-break/>nec rei-ipsius usquam naturam attingit, meminisse omnium<text:line-break/>possum, quae lu distentione arteriae patitur tactus; fortasse<text:line-break/>itaque assequemur' Archigenis mentem, nam quae patitur,<text:line-break/>haec sunt. Occurrens sibi sentit aliquamdiu corpus motum </text:span><text:span text:style-name="T17">:<text:line-break/></text:span><text:span text:style-name="T3">idque modo multis in partibus videtur sibi occurrere, modo<text:line-break/>nou, ac nunc premere,' nunc non premere, ac quum nos<text:line-break/>premimus, reniti, vel vinclo' Hic primi affectus tactus sunt,<text:line-break/>veluti elementa totius de pulsibus commentationis: nam </text:span><text:span text:style-name="T17">re-<text:line-break/></text:span><text:span text:style-name="T3">liqua omnia, partim ex nis constant, partim in relatione<text:line-break/>intelliguntur, sive partes commemoratas mutuo compares,<text:line-break/>sive tota cum tutis.</text:span><text:span text:style-name="T17">' </text:span><text:span text:style-name="T3">At de quonam horum pleni nomen di-<text:line-break/>citur; an de ipso motu? atqui celeritas in illo et tarditas<text:line-break/>erant rhythnrique illic nascebuntur. An ubi in multis</text:span></text:p>
      <text:p text:style-name="P6"><text:span text:style-name="T3">partibus distentionem tactus scntit? lino longi hinc, lati,<text:line-break/>alti, magnique prodeunt pulsus. An quum lu paucis? con-<text:line-break/>trarii vero tum commemoratorum. An quum premitur?<text:line-break/>durus. An quum sii</text:span><text:span text:style-name="T5">mm</text:span><text:span text:style-name="T3">ovetur? vehemens. Quid enim de<text:line-break/>contrariis horum et mediis multa disputem? Quando ergo<text:line-break/>exisset plenus, aut quem patietur pulsus affectum? time<text:line-break/>ubi calorem largiorem, vel acriorem scntiat? atqui non ex<text:line-break/>pulsuum differentiis id dignoscitur. An quum liumiditatem,<text:line-break/>vel siccitatem ? scd nec hi sunt affectus differentiarum pul-<text:line-break/>suum, quum haec vel citra pulsus, li manum admoveas<text:line-break/>corpori laborantis, explorare possis. Ecquod ergo renisus<text:line-break/>genus aliud in vehementibus, aliud in plenis appellant ?<text:line-break/>nam potest tale quid etiam Agathinus sentire</text:span><text:span text:style-name="T15">; </text:span><text:span text:style-name="T3">verum si hoc<text:line-break/>sentiebat, aperire debebat nobis, non Sphingis proponere<text:line-break/>aenigmata- An vero non solum res volunt ut inquira-<text:line-break/>mus tam difficiles, scd ut pro cumulo, quid dicant, ex- .</text:span></text:p>
      <text:p text:style-name="P6"><text:span text:style-name="T3">pendamus, ac infinitum </text:span><text:span text:style-name="T15">tempus in eo </text:span><text:span text:style-name="T3">ponamus, an in rebus<text:line-break/>ipsis inveniendis ? At expendamus Agathini jam verba, at*<text:line-break/>que hoc quaeramus, an renisus aliud in vehementibus genus,<text:line-break/>aliud in plenis statuat. Adeoque haec ejus verba sunt;<text:line-break/>Consequitur enim in consideratione plenitudinis et vacui-<text:line-break/>tatis pulsus, pleno tensum et contentum perpetuo spiri-<text:line-break/>tum repraesentante, vacuo diffluentem, et lu renisu eva-<text:line-break/>nescentem, ut instar sit aquosae bullae, quae rumpitur.<text:line-break/>Huic quidem eo momine gratias habemus, quod Sphingis<text:line-break/>non ponat aenigmata, ut fecit Archigenes, aliique non pauci,<text:line-break/>nam recte, an secus dixit, per otium expendamus licet.<text:line-break/>Verba quidem certe ejus clara sunt Vult enim tensum et<text:line-break/>contentum perpetuo spiritum' in plenis apparere pulsibus, •<text:line-break/>infirmum et fractum, nec quicquam reniteutem in vacnis,<text:line-break/>at nativusne spiiitus, atqrie vitalis sit qui per corpora, ut<text:line-break/>illi contendunt, tensus est, an </text:span><text:span text:style-name="T15">aereus </text:span><text:span text:style-name="T3">et materialis, qni</text:span></text:p>
      <text:p text:style-name="P6"><text:span text:style-name="T17">continetur in capacitatibus</text:span><text:span text:style-name="T15">, </text:span><text:span text:style-name="T17">purum verba dederant, tamen<text:line-break/>ex tota illorum sententia ipsum vitalem conjicias dici. Sed<text:line-break/>sive hic sit, sive ille, tantum lu praesenti admonebimus il-<text:line-break/>lum ejusque asseclas, ne placita cum sensus affectibus com-<text:line-break/>misceant, scd nt decet empiricum. Neque enim experientiae<text:line-break/>imminuerint dignitatem, si explicaverint prius nobis haec<text:line-break/>quae de tactu attulerunt ipsi, ac deinde quomodo ab iis </text:span><text:span text:style-name="T20">ora-<text:line-break/>tione</text:span><text:span text:style-name="T17"> ad placitu proficisci oporteat docuerint. Qui igitur<text:line-break/>sensus affectus in ea erunt, si nomen spiritus immutemus,<text:line-break/>et ictum appeIIcmus ? erit enim haec oratio: Plenus pulsus<text:line-break/>tensum et contentum perpetuo ictum repraesentat, vacuus<text:line-break/>vero diffluentem et in renisu evanescentem, ut instar sit<text:line-break/>aquosae bullae, quae, rumpitur. His tam bene mutatis,<text:line-break/>proseramus hic parvum ejus librum, ut quid de vehemenle<text:line-break/>et languido pulsu dicat rideamus. . Verba ejus sic habent;<text:line-break/>.Nam quod </text:span><text:span text:style-name="T20">vehemens etiam puljus sit qui violenter sierit<text:line-break/>tactum, et in occursa sartiter evertit eum, constat hinc.</text:span></text:p>
      <text:p text:style-name="P6"><text:span text:style-name="T6">et convenit inter multos.</text:span><text:span text:style-name="T3"> Mox subjicit: </text:span><text:span text:style-name="T6">Contraria intelli-<text:line-break/>guntur de languido , nam debiliter et languide occurrit<text:line-break/>tactui.</text:span><text:span text:style-name="T3"> Haec recte'quidem Agathinus, sed nihil ab iis,<text:line-break/>quae de pleno et vacuo fiunt dieta differunt, nam contentum<text:line-break/>perpetuo ietum esse, nihil est aliud,' ac violenter ferire<text:line-break/>laetum et fortiter evertere: quorum illud quidem de pleno,<text:line-break/>hoc vero vehemente, dictum esu Jam etiam in renisu eva-<text:line-break/>nescere, idem est, quod debiliter et languide occurrere ta-<text:line-break/>ctui : quorum etiam illud de vacuo, hoc de languido est di-<text:line-break/>ctum. Atque Agathinus in liunc modum exposuit affectus<text:line-break/>tactus in vehementibus pulsibus et languidis. Archigenes<text:line-break/>alio modo, nam sic scribit: </text:span><text:span text:style-name="T6">' Itaque si per sc aestimetur,<text:line-break/>manifeste apparet sua sponte</text:span><text:span text:style-name="T3"> vehementiam </text:span><text:span text:style-name="T6">contentionem<text:line-break/>este, ut diximus, arteriarum motus.</text:span><text:span text:style-name="T3"> Inde addit: Appa-<text:line-break/>ret porro per totam distentionem firmitas impetus, ex qua,<text:line-break/>arteriam si comprimamus digitis, firmior occurrit ictus.<text:line-break/>Haec quidem sic sunt aperta, quae dixit de affectibus tactus:<text:line-break/>in quibus nnllurn habebimus proprium allectum monstrare</text:span></text:p>
      <text:p text:style-name="P6"><text:span text:style-name="T17">plenitudinis, nisi sane, ut quidam dixerunt hujus aetatis<text:line-break/>homines, quum plurimum pulsus elevatus renitatur. Atqui<text:line-break/>hae duae sunt species pulsuum, non una, nam quum pluri-<text:line-break/>mum attollitur, fi quidem in tribus dimensionibus fiat, ma-<text:line-break/>guum efficit pulsum, in una duntaxat, vel longum, vel la-<text:line-break/>tum, vel altum; nam reniti idem est quod vehementem<text:line-break/>esse. Quod si quis magnum fimul et vehementem volet nuo<text:line-break/>nomine vocari, plene vocet, licet, de nomine enim non con-<text:line-break/>tendimus, tantum sciat, nihil se novae differentiae alicunde<text:line-break/>praeter commemoratas in praesenti adducere. Nam fi duas,<text:line-break/>aut tres eurum accipiat differentias, quas peeusiaribus nomi-<text:line-break/>nibus appellet, nulla invidia est: verum de nominibus non<text:line-break/>agimus, </text:span><text:span text:style-name="T15">sed </text:span><text:span text:style-name="T17">de rebus </text:span><text:span text:style-name="T24">ι </text:span><text:span text:style-name="T17">de quibus, si quis habeat, quod prae-<text:line-break/>ter quae nos diximus aflerat, libenter didicerimus. Exco-<text:line-break/>gitare vero differentiam quandam pulsuum, ex arteriae infu-<text:line-break/>sione (sic enim quod in ea continetur humoris appellant)<text:line-break/>equidem comprobo: ac intelligere eam possum modo crassio-</text:span></text:p>
      <text:p text:style-name="P6"><text:span text:style-name="T3">rem, modo tenuiorem et hercle etiam lentiorem, vel aquo-<text:line-break/>sam, vel copiosiorem, </text:span><text:span text:style-name="T15">vel </text:span><text:span text:style-name="T3">pauciorem, vel aeream, vel aliam,<text:line-break/>qualisqualis sit: siquidem spiritum cogito tantum eas conti-<text:line-break/>nere, atque </text:span><text:span text:style-name="T15">hunc </text:span><text:span text:style-name="T3">interim purum et serenum, interim cali-<text:line-break/>ginosum nebulosumque. Sed hoc non est instituti nostri, ut<text:line-break/>animo concipiamus, quae esse possunt, imo de essentia agi-<text:line-break/>inus eorum, quum vel contraria liceat concipere; ut simul<text:line-break/>sint, fieri non potest; ut sanguinem cogitemus continere ar-<text:line-break/>terias et non continere, neque enim quaeremus de eo, quod<text:line-break/>nequaquam concipimus animo. At non est huic quaestioni<text:line-break/>propositum, ut lu notionem eorum veniamus, scd esse mon-<text:line-break/>stremus: neque enim est qnisquam, quin lu arteriis possit<text:line-break/>intelligere sanguinem conthieri; scd an re vera et quum na-<text:line-break/>turae lege dispensatur animal, sanguinem contineant, hoc<text:line-break/>quaerimus- Ac multa de </text:span><text:span text:style-name="T6">eo</text:span><text:span text:style-name="T3"> frio Archigenis sectatores ver-<text:line-break/>ba facere; verum si id potest deprehendere sensus, nequic-<text:line-break/>quam multa nugantur, quum aperte mentiri dicere liceat<text:line-break/>Erafistratum, qui id agit, ut quae sensu didicimus, haec</text:span></text:p>
      <text:p text:style-name="P6"><text:span text:style-name="T17">suadeat oratione aliter </text:span><text:span text:style-name="T15">habere</text:span><text:span text:style-name="T17">, verum nemo ausus est con-<text:line-break/>firmare pervenire ad tactum humorem, qui in arteriis est.<text:line-break/>Sane nihll malim quam ut hoc obtluere possem, ne, quum<text:line-break/>investigo ratione veritatem, negotium mihi exhiberetur; at<text:line-break/>quid tandem dicant, plane non lutelligo. Plenus est pulsus,<text:line-break/>qui occursum arteriae liumidae tumidum ostendit Utrum<text:line-break/>ceu ipse hoc tactus possit cognoscere, an ceu hic patiatur<text:line-break/>quod patitur, affectus aperire viam possit status arteriae co-<text:line-break/>gnoscendi? At hoc si dicat, ex affectibus tactus conjicere<text:line-break/>aliquid de statu arteriae licere, ego non contradico: etenim<text:line-break/>Praxagoras hoc et Herophllus facit, ac prope omnes partim<text:line-break/>plus, partim minus, partim etiam deterius, partim melius.<text:line-break/>Praxagoram autem forsitan etiam mireris, qui quum humo-<text:line-break/>res neget contineri lu arteriis, ex pulsibus tamen colligere<text:line-break/>quasdam eorum species molitur, at astectum sensus haud-<text:line-break/>quaquam communem adducit. Ea enim ratione aenigma</text:span></text:p>
      <text:p text:style-name="P6"><text:span text:style-name="T3">faciat orationem fuam, ut qui legat nec inlelligat, profundi<text:line-break/>aliquid verbis et mirancli arbitretur fuhesse, ibique aetatem<text:line-break/>conterat, nimirum.perpetuo quaerendo, nec tamen quic-<text:line-break/>quam inveniendo: nam quomodo inveniatur quod nus-<text:line-break/>quam existit? Quin tu non tantum humorum species cedo<text:line-break/>ex pulsuum differentiis discerne, scd animi etiam mores, ut<text:line-break/>Hippocrates conatur; tantum quae sensus patitur mihi ser-<text:line-break/>va; nec quae haudquaquam patitur, salso aude ei tribuere,<text:line-break/>neque ex uno affectu diversus pulsus jacta te cognoscere.<text:line-break/>Est quidam pulsus, qui multum renititur; adeo ut fi premas<text:line-break/>etiam arteriam, non vincatur- a manu: hunc retine, ac quo-<text:line-break/>vis voca nomine, nani si modo vehementem, modo ple-<text:line-break/>num vocas, interdum alio nomine, existimasque numero<text:line-break/>nomiuum multas te res efficere, quis te feret? Habeo figna<text:line-break/>ego etiam ex pulsibus de specie humorum et de affectibus<text:line-break/>animi, tamen ex senfibilibus, quos nuper commemorari,<text:line-break/>affectibus omnia conor dignoscere: nec dico usquam pnl- •.</text:span></text:p>
      <text:p text:style-name="P6"><text:span text:style-name="T17">sum praeruptum, gravem, lenem, aquosae fpeciei, statuo-<text:line-break/>sum, </text:span><text:span text:style-name="T24">διη/κωνισμένον</text:span><text:span text:style-name="T17">, distentum, po</text:span><text:span text:style-name="T24">/υλον, </text:span><text:span text:style-name="T17">strictum,, </text:span><text:span text:style-name="T20">xcttai<text:line-break/></text:span><text:span text:style-name="T25">νίνυγμένον,</text:span><text:span text:style-name="T24"> περιλεἰχοσμένον</text:span><text:span text:style-name="T25">, φοΜαλωδη,</text:span><text:span text:style-name="T24"> </text:span><text:span text:style-name="T17">neque quicquam<text:line-break/>aliud, quae isti ratione excogitant, nec pereiplunt affectibus<text:line-break/>sensibilibus. Adeo 'jam </text:span><text:span text:style-name="T36">etiam quae sentit </text:span><text:span text:style-name="T17">auditus tantum<text:line-break/>ad tactum traducunt: nam quid aliud, quum stridentes di-<text:line-break/>cant et strepentes et resonantes pulsus, quam</text:span><text:span text:style-name="T36">t</text:span><text:span text:style-name="T17">de tactu: ceu<text:line-break/>de auditu ; disputant? itaque efficiunt denique ut, fides<text:line-break/>etiam veris detrahatur. Ac vir quidam hujus-actatis </text:span><text:span text:style-name="T36">rniui-<text:line-break/></text:span><text:span text:style-name="T17">me malus verbositatem dixit esse commentationem pulsuum,<text:line-break/>qui hercle dixit </text:span><text:span text:style-name="T36">rectissime, </text:span><text:span text:style-name="T17">quod </text:span><text:span text:style-name="T36">multa </text:span><text:span text:style-name="T17">verba funditent, </text:span><text:span text:style-name="T36">nec<text:line-break/></text:span><text:span text:style-name="T17">quicquam </text:span><text:span text:style-name="T36">doceant commodi. Qui hoc si non iu disputatio-<text:line-break/></text:span><text:span text:style-name="T17">nibus, in scriptis certe debebant </text:span><text:span text:style-name="T36">vitare, quod </text:span><text:span text:style-name="T17">dixit </text:span><text:span text:style-name="T36">Co-<text:line-break/></text:span><text:span text:style-name="T17">micus,</text:span></text:p>
      <text:p text:style-name="P3"><text:span text:style-name="T20">Garrire doctus, verum </text:span><text:span text:style-name="T40">iiieptits dicere.</text:span></text:p>
      <text:p text:style-name="P5"><text:span text:style-name="T17">Et mihi plenum pulsum scribis, nec </text:span><text:span text:style-name="T36">tantillum </text:span><text:span text:style-name="T17">milii </text:span><text:span text:style-name="T36">potes,<text:line-break/></text:span><text:span text:style-name="T17">ut exponas </text:span><text:span text:style-name="T36">mentem </text:span><text:span text:style-name="T17">tuam, tunicaene </text:span><text:span text:style-name="T36">arteriae </text:span><text:span text:style-name="T17">significes qua-</text:span></text:p>
      <text:p text:style-name="P6"><text:span text:style-name="T3">litatum, an quantitatem infusae in eas substantiae, an </text:span><text:span text:style-name="T17">qua-<text:line-break/></text:span><text:span text:style-name="T3">litatem spiritus, an denique caloris facultatem quandam,<text:line-break/>vel qualitatem,, nam omnia mihi rideris dicere non distribute<text:line-break/></text:span><text:span text:style-name="T17">et </text:span><text:span text:style-name="T3">confuse. Aut quo plenitudinis mini vlui mentionem sa- •<text:line-break/>cis pro exemplo ? Quid etiam lu tractatu de plenitudine lu<text:line-break/>haec verba loqueris? </text:span><text:span text:style-name="T6">Itaque si plenum non substantia,<text:line-break/>scd 'sacultate velis aestimare.</text:span><text:span text:style-name="T3"> Et paulo post: </text:span><text:span text:style-name="T6">Sopor fa-<text:line-break/>cultatis in talibus plenum puljum designat, quae nomina<text:line-break/>lunt intemperiei spiritus. Et quemadmodum</text:span><text:span text:style-name="T50">, </text:span><text:span text:style-name="T6">ut gusta-<text:line-break/>runt vinum gustatores </text:span><text:span text:style-name="T20">vini, </text:span><text:span text:style-name="T6">plenum dignoscunt, ita </text:span><text:span text:style-name="T20">pul-<text:line-break/></text:span><text:span text:style-name="T6">suum periti plenum ex Jacultatis sapore , etiam si Jemiva~<text:line-break/>cuus sit , animadvertunt.</text:span><text:span text:style-name="T3"> In nis ad facultatem referre </text:span><text:span text:style-name="T17">mi-<text:line-break/></text:span><text:span text:style-name="T3">hi pleui pulsus notionem videtur: tamen ubi de plenitudine<text:line-break/>agit, universa mihi ridetur consundere </text:span><text:span text:style-name="T17">et </text:span><text:span text:style-name="T3">miscere. Id adeo<text:line-break/>ex ejus verbis intelliges, quae haec sunt: </text:span><text:span text:style-name="T6">Quemadmodurn<text:line-break/>autem lanarum contextus inde perceptibilia esi, </text:span><text:span text:style-name="T20">ex </text:span><text:span text:style-name="T6">quo </text:span><text:span text:style-name="T20">va_</text:span></text:p>
      <text:p text:style-name="P6"><text:span text:style-name="T20">cuae et plenae dicuntur et vini qualitas non pungens, scd<text:line-break/>illinc admota lingua dignoscitur, qua plena et vactta vina<text:line-break/>disiinguimus et ipsum etiam corpus apprehendimus, tum.<text:line-break/>vacuum, tum plenum, tam in</text:span><text:span text:style-name="T17"> eo, </text:span><text:span text:style-name="T20">quod naturaliter alius<text:line-break/>aliud habeat, quam in morbosis asiscctibus, ut in inflam-<text:line-break/>matione, oedemate, insiatione, ita etiam inexercitatas<text:line-break/>carnes discernimus ab exercitatis.</text:span><text:span text:style-name="T17"> Rursus in hac oratione<text:line-break/>quae de vino dicunto convenire cum plenitudine facultatis<text:line-break/>videantur et quae de iusiammatione et oedemate cum<text:line-break/>plenitudine, quae in ipsc est corpore arteriae. At vero<text:line-break/>exemplum lanarum omnino non intelligo</text:span><text:span text:style-name="T15">, </text:span><text:span text:style-name="T17">nemluem enim<text:line-break/>ego unquam audiri plenam et vacuam lanam qui diceret, ut<text:line-break/>rogarem, quemadmodum diceret, imo nec de inflammatio-<text:line-break/>ne et oedemate ex quoquam audiri nisi ex Archigene,<text:line-break/>stamen ex his intessigere possum, quid significare velit no-<text:line-break/>men , plenum ; nam quod contrarium laxo est vocatur ple-<text:line-break/>num. t acua vero quaedam et plena corpora mangones et</text:span></text:p>
      <text:p text:style-name="P6"><text:span text:style-name="T3">paedotribas annixi dicere; verum non in modum oedema-<text:line-break/>tum et inflammationum, fed ut in primis proprie et usitate<text:line-break/>dicuntur, perinde ac vasi plena vacuaque appestabant, ac<text:line-break/>cutem prehendentes revellebant, ut viderent, remissa esset,<text:line-break/>an contenta: ilaque ex laxa vacuum, ex contenta plenum<text:line-break/>conjiciebant, et vero eum etiam, qui graciliur crassiore esset,<text:line-break/>ex iis indiciis pleniorem vocabant. Has nugas cogimur<text:line-break/>agere propter eos, qui primi ea quae nihil ad rem sariunt,<text:line-break/>Iunt nugati. Quasi enim nomina Archigenes luterpretare-<text:line-break/>turi et non declarare res institueret, multa coegit in unum<text:line-break/>exempla et nomina, quae nec uni rei omnia congrua sunt,<text:line-break/>nec ex usu Graecorum appellata, nam apud quos Graecos<text:line-break/>aut vinum, aut lanas plenas et vacuas invenias scriptum?<text:line-break/>Restat ergo ut cauponas mulieresque adeamus et ab iis<text:line-break/>quaeramus, quomodo interpretentur et quonam hoc cornlu-<text:line-break/>cat. Certe si uti pleni nomlue gestiebat, modo rem decla-</text:span></text:p>
      <text:p text:style-name="P6"><text:span text:style-name="T17">rasset aperte, cui nomen tribueret, non essent necessaria<text:line-break/>exempla. Caeterurn de nominis usu etiam tertio in libro<text:line-break/></text:span><text:span text:style-name="T15">De </text:span><text:span text:style-name="T17">pulsuum diflerenthis abunde tractavimus, ac nunc etiam<text:line-break/>meminimus, ut Archigenis in docendo confusionem aperire-<text:line-break/>mus. Neque enim multa complicare et infinita garrire<text:line-break/>oportebat, quum paucis versiculis totum tradi facillime posset<text:line-break/>in hunc modum, nam qnod obscure ille multis verbis con-<text:line-break/>scripsit, brevibus faciam ut plane explicem.</text:span></text:p>
      <text:h text:style-name="Heading_20_2" text:outline-level="2">Cap. III.</text:h>
      <text:p text:style-name="P99"><text:span text:style-name="T17">Genus est pulsuum, </text:span><text:span text:style-name="T36">quod </text:span><text:span text:style-name="T17">ipsum arteriae<text:line-break/>corpus quo fletu fit, declarat, alterum quod </text:span><text:span text:style-name="T36">qualitatem<text:line-break/></text:span><text:span text:style-name="T17">substantiae, quam contineat, ac </text:span><text:span text:style-name="T36">tertium nativi spiritus ejus'<text:line-break/></text:span><text:span text:style-name="T17">ostendit facultatem. </text:span><text:span text:style-name="T36">His </text:span><text:span text:style-name="T17">tribus </text:span><text:span text:style-name="T36">generibus plenitudo nomen-<text:line-break/></text:span><text:span text:style-name="T17">esu Haec </text:span><text:span text:style-name="T36">fi </text:span><text:span text:style-name="T17">scripsisset, et aperte </text:span><text:span text:style-name="T36">scripsisset et compendiose,<text:line-break/></text:span><text:span text:style-name="T17">nec hic nos enecaret, </text:span><text:span text:style-name="T36">dum inquirimus, primum quid dicat,<text:line-break/></text:span><text:span text:style-name="T17">deinde ecquid </text:span><text:span text:style-name="T36">erret</text:span><text:span text:style-name="T17">: sed </text:span><text:span text:style-name="T36">mentem ejus assecuti plane, ad in-<text:line-break/></text:span><text:span text:style-name="T17">vestigandum nos, ecquid erret, </text:span><text:span text:style-name="T36">conferremus, iterum in hunc</text:span></text:p>
      <text:p text:style-name="P6"><text:span text:style-name="T3">modum rationem instituentes. Horum trium generum, Ar-<text:line-break/>chigenes, primum, quod in statu positum est arteriae, tum est,<text:line-break/>tuin cognoscitur, verumtamen plenitudo </text:span><text:span text:style-name="T6">a Graecis non</text:span><text:span text:style-name="T3"> ap-<text:line-break/>pellatur: quod in tertio commentario de differentiis pulsuum<text:line-break/>demonstravimus. Illic enim egimus de nominibus, non de<text:line-break/>nominibus hoc loco, at de ipsis pulsibus dignoscendis,, dis-<text:line-break/>ceptamus , tu id pro tuo arbitrio voca. Dabis autem nobis,<text:line-break/>ut vocibus utamur Graecis, ac durum quendam pulsum ap-<text:line-break/>pellemus, atque mollem alterum ei contrarium, praeterea<text:line-break/>tertium lu medio utriusque positum, moderatum et nati-<text:line-break/>vum in statu corporis arteriae. Ergo quem plenum tu, ego<text:line-break/>durum voco, quibusnam affectibus tactus, qui sentiri possint,<text:line-break/>deprehendemus? nam arteriae tunicam nemo ambigit quin<text:line-break/>necesse sit vel contentam esse, vel remissam, verum hoc<text:line-break/>non quaerimus, 'imo vero, quae ejus sit ratio dignoscendi.<text:line-break/>IIoc nos clare fac doceas nullis involucris utens. Atqui<text:line-break/>non saris, neque vero te eo accusamus, neque quia assici</text:span></text:p>
      <text:p text:style-name="P6"><text:span text:style-name="T17">aperte tactum explicavimus, aliter in vehementibus, aliter<text:line-break/>lusce in pulsibus, ideo jaclamus. Nam vobis lenioribus,<text:line-break/>qui haec magna cura investigastis, reserimus acceptum, si<text:line-break/>quid nos invenimus boni, non inventuri certe, nisi ab iis,<text:line-break/>qni ante nos iu iis operam posuerunt et insudarunt, fuisse-<text:line-break/>mus exercitati. Quare hoc relinquamus, quod affectu ta-<text:line-break/>etus, puta compressione, discernitur et secluditur a vehe-<text:line-break/>mente: subvertendi enim vim illi et renisum tribuimus.<text:line-break/>Jam quaeramus secundum illud de duobus plenitudinis reli-<text:line-break/>quis generibus, quorum prius, quod de ipso spiritu, ut vul-<text:line-break/>tis, lutessigitur, quidnam sit, nec hoc possumus intelligere,<text:line-break/>ut etiam tertio in libro De pulsuum differentiis demonstra-<text:line-break/>vimus. Verum (quia illic quae sumus latius prusecuti, hic<text:line-break/>brevibus volo perstringere) aut caloris ardorem, aut conten-<text:line-break/>tionem ejus dicitis: haec enim ex verbis vestris ut ex am-<text:line-break/>biguis Apollinis oraculis eruere potuimus: jam horum reli-<text:line-break/>quum est ut signa tradamus Contentionis quidem jam in-</text:span></text:p>
      <text:p text:style-name="P6"><text:span text:style-name="T15">dicia </text:span><text:span text:style-name="T3">didicimus, gratiasque </text:span><text:span text:style-name="T15">agimus, </text:span><text:span text:style-name="T3">scilicet renititur pre-<text:line-break/>mentibus, ut confirmatis</text:span><text:span text:style-name="T15">,. </text:span><text:span text:style-name="T3">tactumque summovet. Ardorem<text:line-break/>autem hunc caloris nihil requirimus, nisi ut doceamur, quo-<text:line-break/>usque tactus noster animadvertat, neque sane ulla tactum<text:line-break/>nostrum latebit differentia, caloris. At non possumus hic<text:line-break/>nos non mirari, si in pulsuum differentia ea et non in fe-<text:line-break/>brium aggeretis. At hoc mittamus in praesentia, nec de eo<text:line-break/>contendamus. Reliquum genus quemadmodum dignosca-i<text:line-break/>tur.attendamus plenitudinis..</text:span><text:span text:style-name="T15">Hic </text:span><text:span text:style-name="T3">tactu non habeo quid<text:line-break/>conjiciam; nec an spiritus arteriis solus, nec an etiam qui-<text:line-break/>dam humores contineantur,' imo non valetis, ut demonstrari<text:line-break/>antea, si.quando Erafistratuin refellitis, yel Praxagoram,<text:line-break/>quum asseritis, sanguinem-lu arteriis esse, fensum appellere<text:line-break/>testem: haudquaquam id praetermissuri, si.conspicuum fit.<text:line-break/>Nec: vero illorum etiam, ad lensum quisquam consugit testem,<text:line-break/>ut confirmaret iarteriss esse humoribus vacuas, spiritusque<text:line-break/>tantum instrumenta: et recte sane, quippe tactus spiritus ne<text:line-break/>in arteriis tantum-sit;, an sinml humores aliqui, non valet</text:span></text:p>
      <text:p text:style-name="P6"><text:span text:style-name="T17">declarare. Itaque luanibus nugis horum repudiatis, ipfi di-<text:line-break/>camus apud nos soli, nullum prorsus sensum esse, quo di-<text:line-break/>gnoscas, in arteriis contentus sanguis quam sit multus et<text:line-break/>qualis.. Ac primo loco nobiscum repetemus non posse in<text:line-break/>hydrope nos, humor sit, an spiritus, qui in regionibus </text:span><text:span text:style-name="T20">ven-<text:line-break/>tris</text:span><text:span text:style-name="T17"> continetur, tactu explorare, nisi cavata compressione<text:line-break/>cute.. Et vero frequenter non cavari conspicias lu luceris<text:line-break/>ascitis et iis quos tympanites vocant: sed ad veram notitiam<text:line-break/>comparandam pulsare cogimur abdomen, ut attendamus, si<text:line-break/>veluti. tympanum resonet, secundo loco aliter componere<text:line-break/>hominem et in latera convertere, quo fluctuationem aliquam<text:line-break/>exaudiamus. Ac nobis strepitus in modum tympani spiri-<text:line-break/>tum annuntiat, fluctuatio humorem, uno vero admoto tactu<text:line-break/>dllleutmn abdomen non deprehendas, ex aere sit,-an ex<text:line-break/>aqua,/tametsi cutis his. et quicquid carnosum erat secundum</text:span></text:p>
      <text:p text:style-name="P6"><text:span text:style-name="T3">peritonaeum contabuit, ac multo fuisset facilius, tum ob<text:line-break/>circumjectarum partium extenuationem, tum ob materiae<text:line-break/>contentae copiam, conjectari tacui, utrum humor,, an fpi-<text:line-break/>ritas sit id, quod in eis continetur: attamen hic etiam foli<text:line-break/>tactui parum tuto fidem habeas. Quomodo igitur in arteria<text:line-break/>tam crassa munita tunica, ut peritonaei fit scxtupla, et quam<text:line-break/>cutis saepe tegat bene crassa ?' nec enim aegroti</text:span><text:span text:style-name="T15">, </text:span><text:span text:style-name="T3">quos visi-<text:line-break/>mus , femper tabidi sunt. Quum praeterea tertius accedat<text:line-break/>motus, qui etiam non parum ad confundendam notitiam<text:line-break/>valeat, quid tandem tactu comperire exacte poterimus ? et<text:line-break/>si ad conturbandam notitiam ejus, quod continetur, fatis<text:line-break/>erat arteriae perpetuus motus, quo ergo licebit signo, aut<text:line-break/>quantitatem contenti lu arteriis humoris, aut qualitatem<text:line-break/>cognoscere ? nam magnitudine quidem pulsus contenti hu-<text:line-break/>moris cognoscimus copiam, scd non perpetuo hinc nobis<text:line-break/>humidum esse ipsum humorem constat, duritie vero statum</text:span></text:p>
      <text:p text:style-name="P6"><text:span text:style-name="T17">arteriae corporis renisus ictus nou crassitiem substantiae<text:line-break/>significat, sed robur vitalis contentionis. Nam ridiculum<text:line-break/>fit, si adeo continere unquam crassum adducaris humorem<text:line-break/>arteriarum capacitatem, ut renitatur compressioni, imo si vel<text:line-break/>sit lutum, facile cedat prementi, nisi lapides in arteriis et<text:line-break/>arenam putamus contineri</text:span><text:span text:style-name="T15">, </text:span><text:span text:style-name="T17">nam ita renitetur denique mate-<text:line-break/>riae crassities prementibus, aliter nullo modo. Equidem li-<text:line-break/>benter utrem repletum humi da materia his, qui ita elima-<text:line-break/>tum metum jactabunt, ut verbis veritatem superent, explo-<text:line-break/>randum offerrem, quae lusit in illo materia, nam ne<text:line-break/>aquam quidem tenuem a crasso tino discernant. Neque<text:line-break/>vero si unus uter piris hunndae sit plenus, alter aere, sic<text:line-break/>etiam deprehendant: solae enim fluctuationes et strepitus<text:line-break/>facultatem habent discernendi, quid sit, quod contineatur;<text:line-break/>sensus autem tactus usquequaque manet similis. Quin qua-<text:line-break/>litates humorum ne fluctuationes quidem annuntiant, verum</text:span></text:p>
      <text:p text:style-name="P6"><text:span text:style-name="T3">hoc ipsum duntaxat commune, humorem qui continetur,<text:line-break/>non spiritum esse. </text:span><text:span text:style-name="T17">Et </text:span><text:span text:style-name="T3">quomodo eredas, qui nec valent per<text:line-break/>unicam utris tunicam dignoscere contenti qualitatem, per<text:line-break/>cutem posse non minus utre crassam membranasque mini-<text:line-break/>mum binas </text:span><text:span text:style-name="T15">ac </text:span><text:span text:style-name="T3">per tunicas, necessario . duas humorem, qui<text:line-break/>in arteria est, - dignoscere? Atque haec quidem illi dicant,<text:line-break/>nec Herophilurn onerent mendaciis: neque grani nomine </text:span><text:span text:style-name="T17">ru-<text:line-break/></text:span><text:span text:style-name="T3">des territent Herophili librorum, neque hinc fidem </text:span><text:span text:style-name="T17">verbis<text:line-break/></text:span><text:span text:style-name="T3">parent, turpe enim est, quasi ad subsellia testibus </text:span><text:span text:style-name="T17">certare.<text:line-break/></text:span><text:span text:style-name="T3">Si demonstrationem afferre potes, audiemus te libenter, </text:span><text:span text:style-name="T17">He-<text:line-break/></text:span><text:span text:style-name="T3">rophllum vero ejusque asseclas proferre testes </text:span><text:span text:style-name="T17">declinantis<text:line-break/>est </text:span><text:span text:style-name="T3">rectum certamen </text:span><text:span text:style-name="T15">et </text:span><text:span text:style-name="T3">caulas, exceptiones artesque </text:span><text:span text:style-name="T17">com-<text:line-break/></text:span><text:span text:style-name="T3">rnentantis , ne detegeris. Constat non jam </text:span><text:span text:style-name="T17">inquirendae rei<text:line-break/>gratia, </text:span><text:span text:style-name="T3">sed historiae supponi falso citatos testes. </text:span><text:span text:style-name="T17">Haecne<text:line-break/></text:span><text:span text:style-name="T3">dicit </text:span><text:span text:style-name="T17">Herophilus? minime </text:span><text:span text:style-name="T3">vero. At an ne </text:span><text:span text:style-name="T17">mentiris tu?<text:line-break/>oflende quemadmodum </text:span><text:span text:style-name="T3">mentiar, </text:span><text:span text:style-name="T17">ostende quomodo dicat.</text:span></text:p>
      <text:p text:style-name="P6"><text:span text:style-name="T17">delude </text:span><text:span text:style-name="T15">dictio </text:span><text:span text:style-name="T17">forte ambigua profertur, coque bellum con-<text:line-break/>vertitur </text:span><text:span text:style-name="T15">, </text:span><text:span text:style-name="T17">'quidnam significet dictio et quid velit. Ibique in<text:line-break/>dicto et sententia vertuntur epicheremata quaedam rhetori-<text:line-break/>ca, in amphibolologia item alia et hercle lu syllogismis etiam<text:line-break/>alia,-imo omnem sic rhetoricam huc transferunt, ut si'ar-<text:line-break/>gumentum aliquod meditarentur, nec propofiturn studerent<text:line-break/>efficere. Quid enim non adduxerunt recentiores medici ad<text:line-break/>quaestionem, quum, quidam scire Herophilum defendant et<text:line-break/>hanc pullus differentiam, contra quidam nescire conentur<text:line-break/>probare? Miscri certe utrique et miscrieordia digni,’'illi<text:line-break/>quod imperiti </text:span><text:span text:style-name="T25">γ</text:span><text:span text:style-name="T24"> </text:span><text:span text:style-name="T17">hi quod Eunt contentiosi. Non minus nos<text:line-break/>tamen lufelices,. quibus, si artis,.colamus commentationem,'<text:line-break/>non est fatis, scd et quid Herophllus; qnid Heraclides et<text:line-break/>Chryfermus et Hegetor non probe exposuit, quid porro<text:line-break/>Apollonius dixit et Bacciuus, Aristoxenusque volumus scire;<text:line-break/></text:span><text:span text:style-name="T26">et.fi </text:span><text:span text:style-name="T17">deprecamur, compellimur plane, duobusque exercita-<text:line-break/>mur malis, tum quod abs re nugamur, tum,quod inviti hoc</text:span></text:p>
      <text:p text:style-name="P6"><text:span text:style-name="T3">faciamus, quod illi, </text:span><text:span text:style-name="T27">p </text:span><text:span text:style-name="T3">Nunc quidem certe alterutrum mihi<text:line-break/>necesse est, aut ut Archigeni videar et Heroplnlo, sexcen-<text:line-break/>tisque aliis' refragari, aut demonstrem</text:span><text:span text:style-name="T15">, </text:span><text:span text:style-name="T3">nullum de Herophili<text:line-break/>sententia .plenum pulsum esse.. Ac fi id ut operaepretium:<text:line-break/>tractem, non' aliter ac illi de luani sedulitate reprehenden-<text:line-break/>dus sim. Nunc quando ex ipsa rerum veritate illorum sen-<text:line-break/>tentiam coargui, qui ad ipsa, artis opera properant, ad ea<text:line-break/>dimittam, </text:span><text:span text:style-name="T27">r </text:span><text:span text:style-name="T3">quia jam propositam quaestionem absolvimus.<text:line-break/>Quod, 11 qui avent etiam veterum scripta cognoscere, tempo-<text:line-break/>reque ad id abundanty omnia adjiciam, ac declarabo nus-<text:line-break/>quam'Herophllum ad ullam rem uti pleno pulsu. Et pri-<text:line-break/>mum ab ipso capite exordiar, quod illi proferunt:: quod ab<text:line-break/>Ilerophilc libro primo. De pulsibus est scriptum, •• quod mihi<text:line-break/>solum videntur legisse. Atque </text:span><text:span text:style-name="T15">fic </text:span><text:span text:style-name="T3">habet:- Zn</text:span><text:span text:style-name="T6">summa, disa<text:line-break/>serie mihi videtur pulsus .a pulsu, magnitudine, celeritate,<text:line-break/>vehementia, rhythmo.</text:span><text:span text:style-name="T3"> Hoc lu multis prolato , . quid </text:span><text:span text:style-name="T7">πλῆ-:</text:span></text:p>
      <text:p text:style-name="P98"><text:span text:style-name="T27">. . :<text:tab/></text:span><text:span text:style-name="T44">.niv </text:span><text:span text:style-name="T48">.::Ο'.' </text:span><text:span text:style-name="T44">•</text:span></text:p>
      <text:p text:style-name="P6"><text:span text:style-name="T24">θος </text:span><text:span text:style-name="T17">sit, quaerunt, </text:span><text:span text:style-name="T15">quasi </text:span><text:span text:style-name="T17">vero si nesciamus, quid </text:span><text:span text:style-name="T24">πλήθει<text:line-break/></text:span><text:span text:style-name="T17">significetur, quum necessario </text:span><text:span text:style-name="T24">πληρότης </text:span><text:span text:style-name="T17">ab eo, id est pleni-<text:line-break/>tudo, significetur. Itaque ego ipsis lepide, ni sallor, re-<text:line-break/>spondeo : nam </text:span><text:span text:style-name="T24">τω πλήθει </text:span><text:span text:style-name="T17">crebritatem illum affirmo designare.<text:line-break/>Rursus utique assis rcspondeam</text:span><text:span text:style-name="T24">, τω πλήθει, </text:span><text:span text:style-name="T17">vehementiam<text:line-break/>denotare, ac quidvis potius quam plenitudinem dicam,<text:line-break/>ut videant, nugari volentibus quanta licentia sit. Nam<text:line-break/>cur plenitudinem potius quam crebritatem </text:span><text:span text:style-name="T24">τό πλῆθος </text:span><text:span text:style-name="T17">de-<text:line-break/>notabit? num quia primam syllabam </text:span><text:span text:style-name="T24">τῆς πληρότητος </text:span><text:span text:style-name="T17">et<text:line-break/></text:span><text:span text:style-name="T24">πλήθοι? </text:span><text:span text:style-name="T17">iisdem elementis proserimus? Quod si est, etiam<text:line-break/></text:span><text:span text:style-name="T24">η πλη/η, το πλησίον, ηπλησμονη , το πλῆκτρον, τὸ πλημ-<text:line-break/>μυρειν, </text:span><text:span text:style-name="T17">scxcentaque Iunt alia, quorum ex iisdem elementis<text:line-break/>prima syllaba constat. At enim longe, inquiunt, remotae<text:line-break/>horum significationes sunt a </text:span><text:span text:style-name="T24">τον πλήθους. </text:span><text:span text:style-name="T17">Qui autem mi-<text:line-break/>nus plenitudinis significatio a </text:span><text:span text:style-name="T24">τον πλήθους </text:span><text:span text:style-name="T17">significatione<text:line-break/>procul abest? Imo probabile est, inquiunt, differentiam<text:line-break/>plenitudinis, quae est in pulsibus, commemorari nunc at-</text:span></text:p>
      <text:p text:style-name="P6"><text:span text:style-name="T3">eme ab Herophilo cognosci. Quin potius verisimile est du-<text:line-break/>ritiem cognosci et appellari, quum et hae pulsuum differen-<text:line-break/>tiae sint, easque prorsus Herophllus cognosceret. Unde<text:line-break/>igitur differentiam plenitudinis dicat, multo praestabat mea<text:line-break/>sententia, revolvisse antea omnes ejus de pulsibus libros.<text:line-break/>Mini quidem hanc legem statui, ut unumquemque scripto-<text:line-break/>rern ex sc ipso declarem, nec inanibus suspicionibus et assir-<text:line-break/>niationibus demonstratione vacuis delirem, quid aliquis di-<text:line-break/>cat. Atque quo invenisti apud Herophilum alio loco no-<text:line-break/>men pleni, quum crebri invenias millies ? Prolude quum<text:line-break/>differentia plenitudinis et incognita sit, ut demonstravimus,<text:line-break/>nec ejus alibi Herophiles meminerit: disterentia porro cre-<text:line-break/>brisatis, quum apud omnes lu confesso sit, tum eam Hero-<text:line-break/>phiIus scribere millies comperiatur: probabilius multo fit<text:line-break/>crebritatem appellare putare illum, quam plenitudinem.<text:line-break/>Neque hoc dico </text:span><text:span text:style-name="T7">τω πλήθει </text:span><text:span text:style-name="T3">Herophilum pro crebritatefcri-<text:line-break/>pfisse (hoc enim si dicam, ridiculus sim non secus ac ille</text:span></text:p>
      <text:p text:style-name="P6"><text:span text:style-name="T17">interpres) verum esse longe proclivius declaratu crebritatem<text:line-break/>et duritiem, adeoqne quidvis potius quam plenitudinem<text:line-break/>significari. Equidem, quid Herophilo </text:span><text:span text:style-name="T25">τφ </text:span><text:span text:style-name="T20">nlq&amp;it</text:span><text:span text:style-name="T17"> significet,<text:line-break/>alias puto aperte declaratum esse, nunc non denotare ple-<text:line-break/>nitudinem, quonam pacto demonstramus hoc? Primum<text:line-break/>statim haec subdit, nam quo miceris magis hominum de-<text:line-break/>mentiam, qui pro plenitudine </text:span><text:span text:style-name="T24">πλήθει </text:span><text:span text:style-name="T17">accipiunt, apponam<text:line-break/>totum caput. </text:span><text:span text:style-name="T20">Atque in summa differre mihi videtur pul-<text:line-break/>sas u pulsu </text:span><text:span text:style-name="T25">πλη&amp;ίΐ, </text:span><text:span text:style-name="T20">magnitudine, celeritate, vehemen-<text:line-break/>tia, rhythmo. Quia in hi</text:span><text:span text:style-name="T23">S</text:span><text:span text:style-name="T20"> disisierunt, conspicuus interim<text:line-break/>sit et proprius et non proprius, Vodetur porro differre<text:line-break/>et discerni universa pulsus diter ab altero, ut dictum esi,<text:line-break/>celeritate, magnitudine, vehementia;</text:span><text:span text:style-name="T17"> quem possis locuple-<text:line-break/>tiorem adducere Herophilo testem Herophili sententiae ? Vi-<text:line-break/>detur, luquit, alter pulsus differre ab altero, ut est de-<text:line-break/>claratum, rhythmo, magnitudine, celeritale, vehementia</text:span></text:p>
      <text:p text:style-name="P6"><text:span text:style-name="T3">Quanam igitur ratione, si omnino pulsuum certam </text:span><text:span text:style-name="T15">diffe-<text:line-break/></text:span><text:span text:style-name="T3">rentiam </text:span><text:span text:style-name="T7">τω </text:span><text:span text:style-name="T6">rtkrsitt</text:span><text:span text:style-name="T3"> ludicat, eam hoc Ioco praeteriit, quum<text:line-break/>orationem repetat non </text:span><text:span text:style-name="T15">obiter, </text:span><text:span text:style-name="T3">aut negligenter, sed addat,<text:line-break/>ut nictum est? Qui autem fit, ut ejusdem rhythmi pulsus<text:line-break/>dicat celeritate, magnitudine vehementiaque distare?<text:line-break/>Quomodo postea quum exponat differentias pro aetatibus,<text:line-break/>reliquas differentias pulsus distinguit, omisit autem pleuitu-<text:line-break/>dinem? Praeterea pro affectibus, temporibus anni, vitae<text:line-break/>institutis et pro ratione aliorum omnium quando discernit<text:line-break/>pulsus, caeteras ubique omnes memorat differentias, ple-<text:line-break/>nitudinem nusquam.- Et quod majus est, qui hanc ipsam<text:line-break/>singulis iis fere adscribit orationem, nusquam addit </text:span><text:span text:style-name="T7">τω πλη-<text:line-break/>θει, </text:span><text:span text:style-name="T3">scd in primo tantum libro, non iu omnibus libris, cer-<text:line-break/>te non praetermissurus, siquidem nomen differentiae sit<text:line-break/>pulsuum. Haec pro compendio habeto eorum, quae in li-<text:line-break/>bris de differentiis pulsuum secundum Herophilum disse-<text:line-break/>ruimus, in illis enim-latius Herophili usum pomluum pul-</text:span></text:p>
      <text:p text:style-name="P6"><text:span text:style-name="T3">suum explicavimus. Jam igitur finem laciam sermonis de<text:line-break/>pulsibus dignoscendis; nam si quae de arteriarum perversu<text:line-break/>situ, aut de qua alia </text:span><text:span text:style-name="T13">ssegulari.re.ad. </text:span><text:span text:style-name="T3">hanc disputationem re-<text:line-break/>jeci, haec </text:span><text:span text:style-name="T6">in</text:span><text:span text:style-name="T3"> proximis duabus lucubrationibus declarabo, de<text:line-break/>pulsuum causis et de praesagitione ex illis: quarum </text:span><text:span text:style-name="T6">com-<text:line-break/>plectetur</text:span><text:span text:style-name="T3"> utraque quatuor lib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8</dc:title>
    <meta:initial-creator>Galien</meta:initial-creator>
    <dc:date>2021-10-30T15:01:09.819225317</dc:date>
    <meta:editing-duration>PT2M31S</meta:editing-duration>
    <meta:editing-cycles>1</meta:editing-cycles>
    <meta:generator>LibreOffice/7.2.1.2$Linux_X86_64 LibreOffice_project/20$Build-2</meta:generator>
    <meta:document-statistic meta:table-count="0" meta:image-count="0" meta:object-count="0" meta:page-count="961" meta:paragraph-count="1421" meta:word-count="134941" meta:character-count="932329" meta:non-whitespace-character-count="798806"/>
  </office:meta>
</office:document-meta>
</file>